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1.669cm"/>
    </style:style>
    <style:style style:name="co11" style:family="table-column">
      <style:table-column-properties fo:break-before="auto" style:column-width="2.485cm"/>
    </style:style>
    <style:style style:name="co12" style:family="table-column">
      <style:table-column-properties fo:break-before="auto" style:column-width="1.452cm"/>
    </style:style>
    <style:style style:name="co13" style:family="table-column">
      <style:table-column-properties fo:break-before="auto" style:column-width="1.478cm"/>
    </style:style>
    <style:style style:name="co14" style:family="table-column">
      <style:table-column-properties fo:break-before="auto" style:column-width="2.623cm"/>
    </style:style>
    <style:style style:name="co15" style:family="table-column">
      <style:table-column-properties fo:break-before="auto" style:column-width="2.023cm"/>
    </style:style>
    <style:style style:name="co16" style:family="table-column">
      <style:table-column-properties fo:break-before="auto" style:column-width="2.159cm"/>
    </style:style>
    <style:style style:name="co17" style:family="table-column">
      <style:table-column-properties fo:break-before="auto" style:column-width="2.595cm"/>
    </style:style>
    <style:style style:name="co18" style:family="table-column">
      <style:table-column-properties fo:break-before="auto" style:column-width="1.859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4soil_water_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1" table:default-cell-style-name="Default"/>
        <table:table-column table:style-name="co14" table:number-columns-repeated="2" table:default-cell-style-name="Default"/>
        <table:table-column table:style-name="co5" table:number-columns-repeated="3" table:default-cell-style-name="Default"/>
        <table:table-column table:style-name="co14" table:default-cell-style-name="Default"/>
        <table:table-column table:style-name="co5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RECN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RUNOF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ISCHG</text:p>
          </table:table-cell>
          <table:table-cell office:value-type="string" calcext:value-type="string">
            <text:p>SNOWPACK</text:p>
          </table:table-cell>
          <table:table-cell office:value-type="string" calcext:value-type="string">
            <text:p>WTR_1</text:p>
          </table:table-cell>
          <table:table-cell office:value-type="string" calcext:value-type="string">
            <text:p>WTR_2</text:p>
          </table:table-cell>
          <table:table-cell office:value-type="string" calcext:value-type="string">
            <text:p>WTR_3</text:p>
          </table:table-cell>
          <table:table-cell office:value-type="string" calcext:value-type="string">
            <text:p>WTR_4</text:p>
          </table:table-cell>
          <table:table-cell office:value-type="string" calcext:value-type="string">
            <text:p>WTR_5</text:p>
          </table:table-cell>
          <table:table-cell office:value-type="string" calcext:value-type="string">
            <text:p>WTR_6</text:p>
          </table:table-cell>
          <table:table-cell office:value-type="string" calcext:value-type="string">
            <text:p>WTR_7</text:p>
          </table:table-cell>
          <table:table-cell office:value-type="string" calcext:value-type="string">
            <text:p>WTR_8</text:p>
          </table:table-cell>
          <table:table-cell office:value-type="string" calcext:value-type="string">
            <text:p>WTR_9</text:p>
          </table:table-cell>
          <table:table-cell office:value-type="string" calcext:value-type="string">
            <text:p>WTR_10</text:p>
          </table:table-cell>
          <table:table-cell office:value-type="string" calcext:value-type="string">
            <text:p>WTR_11</text:p>
          </table:table-cell>
          <table:table-cell office:value-type="string" calcext:value-type="string">
            <text:p>WTR_12</text:p>
          </table:table-cell>
          <table:table-cell office:value-type="string" calcext:value-type="string">
            <text:p>WTR_13</text:p>
          </table:table-cell>
          <table:table-cell office:value-type="string" calcext:value-type="string">
            <text:p>SURF_WTR</text:p>
          </table:table-cell>
          <table:table-cell office:value-type="string" calcext:value-type="string">
            <text:p>ICE_1</text:p>
          </table:table-cell>
          <table:table-cell office:value-type="string" calcext:value-type="string">
            <text:p>ICE_2</text:p>
          </table:table-cell>
          <table:table-cell office:value-type="string" calcext:value-type="string">
            <text:p>ICE_3</text:p>
          </table:table-cell>
          <table:table-cell office:value-type="string" calcext:value-type="string">
            <text:p>ICE_4</text:p>
          </table:table-cell>
          <table:table-cell office:value-type="string" calcext:value-type="string">
            <text:p>ICE_5</text:p>
          </table:table-cell>
          <table:table-cell office:value-type="string" calcext:value-type="string">
            <text:p>ICE_6</text:p>
          </table:table-cell>
          <table:table-cell office:value-type="string" calcext:value-type="string">
            <text:p>ICE_7</text:p>
          </table:table-cell>
          <table:table-cell office:value-type="string" calcext:value-type="string">
            <text:p>ICE_8</text:p>
          </table:table-cell>
          <table:table-cell office:value-type="string" calcext:value-type="string">
            <text:p>ICE_9</text:p>
          </table:table-cell>
          <table:table-cell office:value-type="string" calcext:value-type="string">
            <text:p>ICE_10</text:p>
          </table:table-cell>
          <table:table-cell office:value-type="string" calcext:value-type="string">
            <text:p>ICE_11</text:p>
          </table:table-cell>
          <table:table-cell office:value-type="string" calcext:value-type="string">
            <text:p>ICE_12</text:p>
          </table:table-cell>
          <table:table-cell office:value-type="string" calcext:value-type="string">
            <text:p>ICE_13</text:p>
          </table:table-cell>
          <table:table-cell office:value-type="string" calcext:value-type="string">
            <text:p>SURF_ICE</text:p>
          </table:table-cell>
          <table:table-cell office:value-type="string" calcext:value-type="string">
            <text:p>PSI_1</text:p>
          </table:table-cell>
          <table:table-cell office:value-type="string" calcext:value-type="string">
            <text:p>PSI_2</text:p>
          </table:table-cell>
          <table:table-cell office:value-type="string" calcext:value-type="string">
            <text:p>PSI_3</text:p>
          </table:table-cell>
          <table:table-cell office:value-type="string" calcext:value-type="string">
            <text:p>PSI_4</text:p>
          </table:table-cell>
          <table:table-cell office:value-type="string" calcext:value-type="string">
            <text:p>PSI_5</text:p>
          </table:table-cell>
          <table:table-cell office:value-type="string" calcext:value-type="string">
            <text:p>PSI_6</text:p>
          </table:table-cell>
          <table:table-cell office:value-type="string" calcext:value-type="string">
            <text:p>PSI_7</text:p>
          </table:table-cell>
          <table:table-cell office:value-type="string" calcext:value-type="string">
            <text:p>PSI_8</text:p>
          </table:table-cell>
          <table:table-cell office:value-type="string" calcext:value-type="string">
            <text:p>PSI_9</text:p>
          </table:table-cell>
          <table:table-cell office:value-type="string" calcext:value-type="string">
            <text:p>PSI_10</text:p>
          </table:table-cell>
          <table:table-cell office:value-type="string" calcext:value-type="string">
            <text:p>TILE_DRG</text:p>
          </table:table-cell>
          <table:table-cell office:value-type="string" calcext:value-type="string">
            <text:p>SEDIMENT</text:p>
          </table:table-cell>
          <table:table-cell office:value-type="string" calcext:value-type="string">
            <text:p>PSI_SURF</text:p>
          </table:table-cell>
          <table:table-cell office:value-type="string" calcext:value-type="string">
            <text:p>SURF_ELEV</text:p>
          </table:table-cell>
          <table:table-cell office:value-type="string" calcext:value-type="string">
            <text:p>ACTV_LYR</text:p>
          </table:table-cell>
          <table:table-cell office:value-type="string" calcext:value-type="string">
            <text:p>WTR_TB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4" calcext:value-type="float">
            <text:p>1012004</text:p>
          </table:table-cell>
          <table:table-cell office:value-type="float" office:value="6.599999" calcext:value-type="float">
            <text:p>6.599999</text:p>
          </table:table-cell>
          <table:table-cell office:value-type="float" office:value="-0.05501709" calcext:value-type="float">
            <text:p>-0.05501709</text:p>
          </table:table-cell>
          <table:table-cell office:value-type="float" office:value="0" calcext:value-type="float">
            <text:p>0</text:p>
          </table:table-cell>
          <table:table-cell office:value-type="float" office:value="1323.858" calcext:value-type="float">
            <text:p>1323.858</text:p>
          </table:table-cell>
          <table:table-cell office:value-type="float" office:value="0.3077669" calcext:value-type="float">
            <text:p>0.3077669</text:p>
          </table:table-cell>
          <table:table-cell office:value-type="float" office:value="254.9107" calcext:value-type="float">
            <text:p>254.9107</text:p>
          </table:table-cell>
          <table:table-cell office:value-type="float" office:value="0.1492708" calcext:value-type="float">
            <text:p>0.1492708</text:p>
          </table:table-cell>
          <table:table-cell office:value-type="float" office:value="0.2515092" calcext:value-type="float">
            <text:p>0.2515092</text:p>
          </table:table-cell>
          <table:table-cell office:value-type="float" office:value="0.2680597" calcext:value-type="float">
            <text:p>0.2680597</text:p>
          </table:table-cell>
          <table:table-cell office:value-type="float" office:value="0.2862481" calcext:value-type="float">
            <text:p>0.2862481</text:p>
          </table:table-cell>
          <table:table-cell office:value-type="float" office:value="0.2965187" calcext:value-type="float">
            <text:p>0.2965187</text:p>
          </table:table-cell>
          <table:table-cell office:value-type="float" office:value="0.3043245" calcext:value-type="float">
            <text:p>0.3043245</text:p>
          </table:table-cell>
          <table:table-cell office:value-type="float" office:value="0.3587259" calcext:value-type="float">
            <text:p>0.3587259</text:p>
          </table:table-cell>
          <table:table-cell office:value-type="float" office:value="0.3651008" calcext:value-type="float">
            <text:p>0.3651008</text:p>
          </table:table-cell>
          <table:table-cell office:value-type="float" office:value="0.3880872" calcext:value-type="float">
            <text:p>0.3880872</text:p>
          </table:table-cell>
          <table:table-cell office:value-type="float" office:value="0.4139461" calcext:value-type="float">
            <text:p>0.4139461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36" calcext:value-type="float">
            <text:p>0.5112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06882" calcext:value-type="float">
            <text:p>0.02406882</text:p>
          </table:table-cell>
          <table:table-cell office:value-type="float" office:value="0.01514424" calcext:value-type="float">
            <text:p>0.01514424</text:p>
          </table:table-cell>
          <table:table-cell office:value-type="float" office:value="1.975794E-015" calcext:value-type="float">
            <text:p>1.975794E-15</text:p>
          </table:table-cell>
          <table:table-cell office:value-type="float" office:value="1.974767E-015" calcext:value-type="float">
            <text:p>1.974767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44951" calcext:value-type="float">
            <text:p>-1.44951</text:p>
          </table:table-cell>
          <table:table-cell office:value-type="float" office:value="-0.05967575" calcext:value-type="float">
            <text:p>-0.05967575</text:p>
          </table:table-cell>
          <table:table-cell office:value-type="float" office:value="-0.04049737" calcext:value-type="float">
            <text:p>-0.04049737</text:p>
          </table:table-cell>
          <table:table-cell office:value-type="float" office:value="-0.02641454" calcext:value-type="float">
            <text:p>-0.02641454</text:p>
          </table:table-cell>
          <table:table-cell office:value-type="float" office:value="-0.0206871" calcext:value-type="float">
            <text:p>-0.0206871</text:p>
          </table:table-cell>
          <table:table-cell office:value-type="float" office:value="-0.01727624" calcext:value-type="float">
            <text:p>-0.01727624</text:p>
          </table:table-cell>
          <table:table-cell office:value-type="float" office:value="-0.01338758" calcext:value-type="float">
            <text:p>-0.01338758</text:p>
          </table:table-cell>
          <table:table-cell office:value-type="float" office:value="-0.0125" calcext:value-type="float">
            <text:p>-0.0125</text:p>
          </table:table-cell>
          <table:table-cell office:value-type="float" office:value="-0.006971381" calcext:value-type="float">
            <text:p>-0.006971381</text:p>
          </table:table-cell>
          <table:table-cell office:value-type="float" office:value="-0.003763692" calcext:value-type="float">
            <text:p>-0.003763692</text:p>
          </table:table-cell>
          <table:table-cell office:value-type="float" office:value="3.849831" calcext:value-type="float">
            <text:p>3.849831</text:p>
          </table:table-cell>
          <table:table-cell office:value-type="float" office:value="0" calcext:value-type="float">
            <text:p>0</text:p>
          </table:table-cell>
          <table:table-cell office:value-type="float" office:value="-3.566555" calcext:value-type="float">
            <text:p>-3.566555</text:p>
          </table:table-cell>
          <table:table-cell office:value-type="float" office:value="0.0149956" calcext:value-type="float">
            <text:p>0.0149956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4" calcext:value-type="float">
            <text:p>2012004</text:p>
          </table:table-cell>
          <table:table-cell office:value-type="float" office:value="6.599999" calcext:value-type="float">
            <text:p>6.599999</text:p>
          </table:table-cell>
          <table:table-cell office:value-type="float" office:value="-0.2906551" calcext:value-type="float">
            <text:p>-0.2906551</text:p>
          </table:table-cell>
          <table:table-cell office:value-type="float" office:value="0" calcext:value-type="float">
            <text:p>0</text:p>
          </table:table-cell>
          <table:table-cell office:value-type="float" office:value="1323.883" calcext:value-type="float">
            <text:p>1323.883</text:p>
          </table:table-cell>
          <table:table-cell office:value-type="float" office:value="0.5181488" calcext:value-type="float">
            <text:p>0.5181488</text:p>
          </table:table-cell>
          <table:table-cell office:value-type="float" office:value="253.4647" calcext:value-type="float">
            <text:p>253.4647</text:p>
          </table:table-cell>
          <table:table-cell office:value-type="float" office:value="0.1601779" calcext:value-type="float">
            <text:p>0.1601779</text:p>
          </table:table-cell>
          <table:table-cell office:value-type="float" office:value="0.251699" calcext:value-type="float">
            <text:p>0.251699</text:p>
          </table:table-cell>
          <table:table-cell office:value-type="float" office:value="0.2666969" calcext:value-type="float">
            <text:p>0.2666969</text:p>
          </table:table-cell>
          <table:table-cell office:value-type="float" office:value="0.285201" calcext:value-type="float">
            <text:p>0.285201</text:p>
          </table:table-cell>
          <table:table-cell office:value-type="float" office:value="0.2948191" calcext:value-type="float">
            <text:p>0.2948191</text:p>
          </table:table-cell>
          <table:table-cell office:value-type="float" office:value="0.3019482" calcext:value-type="float">
            <text:p>0.3019482</text:p>
          </table:table-cell>
          <table:table-cell office:value-type="float" office:value="0.3561405" calcext:value-type="float">
            <text:p>0.3561405</text:p>
          </table:table-cell>
          <table:table-cell office:value-type="float" office:value="0.364693" calcext:value-type="float">
            <text:p>0.364693</text:p>
          </table:table-cell>
          <table:table-cell office:value-type="float" office:value="0.3881024" calcext:value-type="float">
            <text:p>0.3881024</text:p>
          </table:table-cell>
          <table:table-cell office:value-type="float" office:value="0.413946" calcext:value-type="float">
            <text:p>0.413946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47936" calcext:value-type="float">
            <text:p>0.01247936</text:p>
          </table:table-cell>
          <table:table-cell office:value-type="float" office:value="0.04178189" calcext:value-type="float">
            <text:p>0.04178189</text:p>
          </table:table-cell>
          <table:table-cell office:value-type="float" office:value="1.975784E-015" calcext:value-type="float">
            <text:p>1.975784E-15</text:p>
          </table:table-cell>
          <table:table-cell office:value-type="float" office:value="1.974767E-015" calcext:value-type="float">
            <text:p>1.974767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9523503" calcext:value-type="float">
            <text:p>-0.9523503</text:p>
          </table:table-cell>
          <table:table-cell office:value-type="float" office:value="-0.05967396" calcext:value-type="float">
            <text:p>-0.05967396</text:p>
          </table:table-cell>
          <table:table-cell office:value-type="float" office:value="-0.04179459" calcext:value-type="float">
            <text:p>-0.04179459</text:p>
          </table:table-cell>
          <table:table-cell office:value-type="float" office:value="-0.02708734" calcext:value-type="float">
            <text:p>-0.02708734</text:p>
          </table:table-cell>
          <table:table-cell office:value-type="float" office:value="-0.02152694" calcext:value-type="float">
            <text:p>-0.02152694</text:p>
          </table:table-cell>
          <table:table-cell office:value-type="float" office:value="-0.01823802" calcext:value-type="float">
            <text:p>-0.01823802</text:p>
          </table:table-cell>
          <table:table-cell office:value-type="float" office:value="-0.01436009" calcext:value-type="float">
            <text:p>-0.01436009</text:p>
          </table:table-cell>
          <table:table-cell office:value-type="float" office:value="-0.01263436" calcext:value-type="float">
            <text:p>-0.01263436</text:p>
          </table:table-cell>
          <table:table-cell office:value-type="float" office:value="-0.006968712" calcext:value-type="float">
            <text:p>-0.006968712</text:p>
          </table:table-cell>
          <table:table-cell office:value-type="float" office:value="-0.003763697" calcext:value-type="float">
            <text:p>-0.003763697</text:p>
          </table:table-cell>
          <table:table-cell office:value-type="float" office:value="7.598905" calcext:value-type="float">
            <text:p>7.598905</text:p>
          </table:table-cell>
          <table:table-cell office:value-type="float" office:value="0" calcext:value-type="float">
            <text:p>0</text:p>
          </table:table-cell>
          <table:table-cell office:value-type="float" office:value="-2.06861" calcext:value-type="float">
            <text:p>-2.06861</text:p>
          </table:table-cell>
          <table:table-cell office:value-type="float" office:value="0.0149928" calcext:value-type="float">
            <text:p>0.0149928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4" calcext:value-type="float">
            <text:p>3012004</text:p>
          </table:table-cell>
          <table:table-cell office:value-type="float" office:value="6.599999" calcext:value-type="float">
            <text:p>6.599999</text:p>
          </table:table-cell>
          <table:table-cell office:value-type="float" office:value="-0.7472088" calcext:value-type="float">
            <text:p>-0.7472088</text:p>
          </table:table-cell>
          <table:table-cell office:value-type="float" office:value="0" calcext:value-type="float">
            <text:p>0</text:p>
          </table:table-cell>
          <table:table-cell office:value-type="float" office:value="1324.15" calcext:value-type="float">
            <text:p>1324.15</text:p>
          </table:table-cell>
          <table:table-cell office:value-type="float" office:value="0.7076836" calcext:value-type="float">
            <text:p>0.7076836</text:p>
          </table:table-cell>
          <table:table-cell office:value-type="float" office:value="247.7362" calcext:value-type="float">
            <text:p>247.7362</text:p>
          </table:table-cell>
          <table:table-cell office:value-type="float" office:value="0.1815011" calcext:value-type="float">
            <text:p>0.1815011</text:p>
          </table:table-cell>
          <table:table-cell office:value-type="float" office:value="0.2634217" calcext:value-type="float">
            <text:p>0.2634217</text:p>
          </table:table-cell>
          <table:table-cell office:value-type="float" office:value="0.2693583" calcext:value-type="float">
            <text:p>0.2693583</text:p>
          </table:table-cell>
          <table:table-cell office:value-type="float" office:value="0.2839325" calcext:value-type="float">
            <text:p>0.2839325</text:p>
          </table:table-cell>
          <table:table-cell office:value-type="float" office:value="0.2933763" calcext:value-type="float">
            <text:p>0.2933763</text:p>
          </table:table-cell>
          <table:table-cell office:value-type="float" office:value="0.3004718" calcext:value-type="float">
            <text:p>0.3004718</text:p>
          </table:table-cell>
          <table:table-cell office:value-type="float" office:value="0.3542801" calcext:value-type="float">
            <text:p>0.3542801</text:p>
          </table:table-cell>
          <table:table-cell office:value-type="float" office:value="0.3642085" calcext:value-type="float">
            <text:p>0.3642085</text:p>
          </table:table-cell>
          <table:table-cell office:value-type="float" office:value="0.3880891" calcext:value-type="float">
            <text:p>0.3880891</text:p>
          </table:table-cell>
          <table:table-cell office:value-type="float" office:value="0.413946" calcext:value-type="float">
            <text:p>0.413946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9163061" calcext:value-type="float">
            <text:p>9.163061E-09</text:p>
          </table:table-cell>
          <table:table-cell office:value-type="float" office:value="0.03171679" calcext:value-type="float">
            <text:p>0.03171679</text:p>
          </table:table-cell>
          <table:table-cell office:value-type="float" office:value="1.975775E-015" calcext:value-type="float">
            <text:p>1.975775E-15</text:p>
          </table:table-cell>
          <table:table-cell office:value-type="float" office:value="1.974767E-015" calcext:value-type="float">
            <text:p>1.974767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443351" calcext:value-type="float">
            <text:p>-0.443351</text:p>
          </table:table-cell>
          <table:table-cell office:value-type="float" office:value="-0.04523493" calcext:value-type="float">
            <text:p>-0.04523493</text:p>
          </table:table-cell>
          <table:table-cell office:value-type="float" office:value="-0.03937598" calcext:value-type="float">
            <text:p>-0.03937598</text:p>
          </table:table-cell>
          <table:table-cell office:value-type="float" office:value="-0.02793128" calcext:value-type="float">
            <text:p>-0.02793128</text:p>
          </table:table-cell>
          <table:table-cell office:value-type="float" office:value="-0.02227878" calcext:value-type="float">
            <text:p>-0.02227878</text:p>
          </table:table-cell>
          <table:table-cell office:value-type="float" office:value="-0.01887169" calcext:value-type="float">
            <text:p>-0.01887169</text:p>
          </table:table-cell>
          <table:table-cell office:value-type="float" office:value="-0.01510185" calcext:value-type="float">
            <text:p>-0.01510185</text:p>
          </table:table-cell>
          <table:table-cell office:value-type="float" office:value="-0.01279654" calcext:value-type="float">
            <text:p>-0.01279654</text:p>
          </table:table-cell>
          <table:table-cell office:value-type="float" office:value="-0.006970949" calcext:value-type="float">
            <text:p>-0.006970949</text:p>
          </table:table-cell>
          <table:table-cell office:value-type="float" office:value="-0.0037637" calcext:value-type="float">
            <text:p>-0.0037637</text:p>
          </table:table-cell>
          <table:table-cell office:value-type="float" office:value="11.30406" calcext:value-type="float">
            <text:p>11.30406</text:p>
          </table:table-cell>
          <table:table-cell office:value-type="float" office:value="0" calcext:value-type="float">
            <text:p>0</text:p>
          </table:table-cell>
          <table:table-cell office:value-type="float" office:value="-0.707536" calcext:value-type="float">
            <text:p>-0.707536</text:p>
          </table:table-cell>
          <table:table-cell office:value-type="float" office:value="0.01492487" calcext:value-type="float">
            <text:p>0.01492487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4" calcext:value-type="float">
            <text:p>4012004</text:p>
          </table:table-cell>
          <table:table-cell office:value-type="float" office:value="6.599999" calcext:value-type="float">
            <text:p>6.599999</text:p>
          </table:table-cell>
          <table:table-cell office:value-type="float" office:value="-0.7896045" calcext:value-type="float">
            <text:p>-0.7896045</text:p>
          </table:table-cell>
          <table:table-cell office:value-type="float" office:value="0" calcext:value-type="float">
            <text:p>0</text:p>
          </table:table-cell>
          <table:table-cell office:value-type="float" office:value="1324.025" calcext:value-type="float">
            <text:p>1324.025</text:p>
          </table:table-cell>
          <table:table-cell office:value-type="float" office:value="0.8747972" calcext:value-type="float">
            <text:p>0.8747972</text:p>
          </table:table-cell>
          <table:table-cell office:value-type="float" office:value="245.9932" calcext:value-type="float">
            <text:p>245.9932</text:p>
          </table:table-cell>
          <table:table-cell office:value-type="float" office:value="0.2091166" calcext:value-type="float">
            <text:p>0.2091166</text:p>
          </table:table-cell>
          <table:table-cell office:value-type="float" office:value="0.2626013" calcext:value-type="float">
            <text:p>0.2626013</text:p>
          </table:table-cell>
          <table:table-cell office:value-type="float" office:value="0.2721447" calcext:value-type="float">
            <text:p>0.2721447</text:p>
          </table:table-cell>
          <table:table-cell office:value-type="float" office:value="0.283789" calcext:value-type="float">
            <text:p>0.283789</text:p>
          </table:table-cell>
          <table:table-cell office:value-type="float" office:value="0.2927985" calcext:value-type="float">
            <text:p>0.2927985</text:p>
          </table:table-cell>
          <table:table-cell office:value-type="float" office:value="0.2995865" calcext:value-type="float">
            <text:p>0.2995865</text:p>
          </table:table-cell>
          <table:table-cell office:value-type="float" office:value="0.3547498" calcext:value-type="float">
            <text:p>0.3547498</text:p>
          </table:table-cell>
          <table:table-cell office:value-type="float" office:value="0.3637404" calcext:value-type="float">
            <text:p>0.3637404</text:p>
          </table:table-cell>
          <table:table-cell office:value-type="float" office:value="0.3880515" calcext:value-type="float">
            <text:p>0.3880515</text:p>
          </table:table-cell>
          <table:table-cell office:value-type="float" office:value="0.413946" calcext:value-type="float">
            <text:p>0.413946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3596844" calcext:value-type="float">
            <text:p>3.596844E-10</text:p>
          </table:table-cell>
          <table:table-cell office:value-type="float" office:value="0.001069834" calcext:value-type="float">
            <text:p>0.001069834</text:p>
          </table:table-cell>
          <table:table-cell office:value-type="float" office:value="1.975765E-015" calcext:value-type="float">
            <text:p>1.975765E-15</text:p>
          </table:table-cell>
          <table:table-cell office:value-type="float" office:value="1.974767E-015" calcext:value-type="float">
            <text:p>1.974767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861669" calcext:value-type="float">
            <text:p>-0.1861669</text:p>
          </table:table-cell>
          <table:table-cell office:value-type="float" office:value="-0.04578877" calcext:value-type="float">
            <text:p>-0.04578877</text:p>
          </table:table-cell>
          <table:table-cell office:value-type="float" office:value="-0.03692397" calcext:value-type="float">
            <text:p>-0.03692397</text:p>
          </table:table-cell>
          <table:table-cell office:value-type="float" office:value="-0.02804492" calcext:value-type="float">
            <text:p>-0.02804492</text:p>
          </table:table-cell>
          <table:table-cell office:value-type="float" office:value="-0.02258558" calcext:value-type="float">
            <text:p>-0.02258558</text:p>
          </table:table-cell>
          <table:table-cell office:value-type="float" office:value="-0.0192687" calcext:value-type="float">
            <text:p>-0.0192687</text:p>
          </table:table-cell>
          <table:table-cell office:value-type="float" office:value="-0.01494377" calcext:value-type="float">
            <text:p>-0.01494377</text:p>
          </table:table-cell>
          <table:table-cell office:value-type="float" office:value="-0.01295628" calcext:value-type="float">
            <text:p>-0.01295628</text:p>
          </table:table-cell>
          <table:table-cell office:value-type="float" office:value="-0.006977397" calcext:value-type="float">
            <text:p>-0.006977397</text:p>
          </table:table-cell>
          <table:table-cell office:value-type="float" office:value="-0.0037637" calcext:value-type="float">
            <text:p>-0.0037637</text:p>
          </table:table-cell>
          <table:table-cell office:value-type="float" office:value="14.97834" calcext:value-type="float">
            <text:p>14.97834</text:p>
          </table:table-cell>
          <table:table-cell office:value-type="float" office:value="0" calcext:value-type="float">
            <text:p>0</text:p>
          </table:table-cell>
          <table:table-cell office:value-type="float" office:value="-0.3323794" calcext:value-type="float">
            <text:p>-0.3323794</text:p>
          </table:table-cell>
          <table:table-cell office:value-type="float" office:value="0.01484832" calcext:value-type="float">
            <text:p>0.01484832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4" calcext:value-type="float">
            <text:p>5012004</text:p>
          </table:table-cell>
          <table:table-cell office:value-type="float" office:value="27.2" calcext:value-type="float">
            <text:p>27.2</text:p>
          </table:table-cell>
          <table:table-cell office:value-type="float" office:value="-1.015595" calcext:value-type="float">
            <text:p>-1.015595</text:p>
          </table:table-cell>
          <table:table-cell office:value-type="float" office:value="0" calcext:value-type="float">
            <text:p>0</text:p>
          </table:table-cell>
          <table:table-cell office:value-type="float" office:value="1344.68" calcext:value-type="float">
            <text:p>1344.68</text:p>
          </table:table-cell>
          <table:table-cell office:value-type="float" office:value="1.045939" calcext:value-type="float">
            <text:p>1.045939</text:p>
          </table:table-cell>
          <table:table-cell office:value-type="float" office:value="306.5219" calcext:value-type="float">
            <text:p>306.5219</text:p>
          </table:table-cell>
          <table:table-cell office:value-type="float" office:value="0.2231719" calcext:value-type="float">
            <text:p>0.2231719</text:p>
          </table:table-cell>
          <table:table-cell office:value-type="float" office:value="0.2475238" calcext:value-type="float">
            <text:p>0.2475238</text:p>
          </table:table-cell>
          <table:table-cell office:value-type="float" office:value="0.2671678" calcext:value-type="float">
            <text:p>0.2671678</text:p>
          </table:table-cell>
          <table:table-cell office:value-type="float" office:value="0.2831294" calcext:value-type="float">
            <text:p>0.2831294</text:p>
          </table:table-cell>
          <table:table-cell office:value-type="float" office:value="0.2927903" calcext:value-type="float">
            <text:p>0.2927903</text:p>
          </table:table-cell>
          <table:table-cell office:value-type="float" office:value="0.3004137" calcext:value-type="float">
            <text:p>0.3004137</text:p>
          </table:table-cell>
          <table:table-cell office:value-type="float" office:value="0.357499" calcext:value-type="float">
            <text:p>0.357499</text:p>
          </table:table-cell>
          <table:table-cell office:value-type="float" office:value="0.3636422" calcext:value-type="float">
            <text:p>0.3636422</text:p>
          </table:table-cell>
          <table:table-cell office:value-type="float" office:value="0.3880061" calcext:value-type="float">
            <text:p>0.3880061</text:p>
          </table:table-cell>
          <table:table-cell office:value-type="float" office:value="0.4139461" calcext:value-type="float">
            <text:p>0.4139461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4564E-015" calcext:value-type="float">
            <text:p>1.934564E-15</text:p>
          </table:table-cell>
          <table:table-cell office:value-type="float" office:value="1.908407E-015" calcext:value-type="float">
            <text:p>1.908407E-15</text:p>
          </table:table-cell>
          <table:table-cell office:value-type="float" office:value="1.975756E-015" calcext:value-type="float">
            <text:p>1.975756E-15</text:p>
          </table:table-cell>
          <table:table-cell office:value-type="float" office:value="1.974767E-015" calcext:value-type="float">
            <text:p>1.974767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245748" calcext:value-type="float">
            <text:p>-0.1245748</text:p>
          </table:table-cell>
          <table:table-cell office:value-type="float" office:value="-0.06570369" calcext:value-type="float">
            <text:p>-0.06570369</text:p>
          </table:table-cell>
          <table:table-cell office:value-type="float" office:value="-0.0412974" calcext:value-type="float">
            <text:p>-0.0412974</text:p>
          </table:table-cell>
          <table:table-cell office:value-type="float" office:value="-0.0284929" calcext:value-type="float">
            <text:p>-0.0284929</text:p>
          </table:table-cell>
          <table:table-cell office:value-type="float" office:value="-0.02259173" calcext:value-type="float">
            <text:p>-0.02259173</text:p>
          </table:table-cell>
          <table:table-cell office:value-type="float" office:value="-0.0189066" calcext:value-type="float">
            <text:p>-0.0189066</text:p>
          </table:table-cell>
          <table:table-cell office:value-type="float" office:value="-0.0138566" calcext:value-type="float">
            <text:p>-0.0138566</text:p>
          </table:table-cell>
          <table:table-cell office:value-type="float" office:value="-0.01299103" calcext:value-type="float">
            <text:p>-0.01299103</text:p>
          </table:table-cell>
          <table:table-cell office:value-type="float" office:value="-0.006985237" calcext:value-type="float">
            <text:p>-0.006985237</text:p>
          </table:table-cell>
          <table:table-cell office:value-type="float" office:value="-0.003763692" calcext:value-type="float">
            <text:p>-0.003763692</text:p>
          </table:table-cell>
          <table:table-cell office:value-type="float" office:value="18.67441" calcext:value-type="float">
            <text:p>18.67441</text:p>
          </table:table-cell>
          <table:table-cell office:value-type="float" office:value="0" calcext:value-type="float">
            <text:p>0</text:p>
          </table:table-cell>
          <table:table-cell office:value-type="float" office:value="-0.1784983" calcext:value-type="float">
            <text:p>-0.1784983</text:p>
          </table:table-cell>
          <table:table-cell office:value-type="float" office:value="0.01477098" calcext:value-type="float">
            <text:p>0.01477098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4" calcext:value-type="float">
            <text:p>6012004</text:p>
          </table:table-cell>
          <table:table-cell office:value-type="float" office:value="44.40005" calcext:value-type="float">
            <text:p>44.40005</text:p>
          </table:table-cell>
          <table:table-cell office:value-type="float" office:value="-1.224238" calcext:value-type="float">
            <text:p>-1.224238</text:p>
          </table:table-cell>
          <table:table-cell office:value-type="float" office:value="0" calcext:value-type="float">
            <text:p>0</text:p>
          </table:table-cell>
          <table:table-cell office:value-type="float" office:value="1361.909" calcext:value-type="float">
            <text:p>1361.909</text:p>
          </table:table-cell>
          <table:table-cell office:value-type="float" office:value="1.225862" calcext:value-type="float">
            <text:p>1.225862</text:p>
          </table:table-cell>
          <table:table-cell office:value-type="float" office:value="359.847" calcext:value-type="float">
            <text:p>359.847</text:p>
          </table:table-cell>
          <table:table-cell office:value-type="float" office:value="0.235071" calcext:value-type="float">
            <text:p>0.235071</text:p>
          </table:table-cell>
          <table:table-cell office:value-type="float" office:value="0.2471812" calcext:value-type="float">
            <text:p>0.2471812</text:p>
          </table:table-cell>
          <table:table-cell office:value-type="float" office:value="0.2640097" calcext:value-type="float">
            <text:p>0.2640097</text:p>
          </table:table-cell>
          <table:table-cell office:value-type="float" office:value="0.2817941" calcext:value-type="float">
            <text:p>0.2817941</text:p>
          </table:table-cell>
          <table:table-cell office:value-type="float" office:value="0.2925099" calcext:value-type="float">
            <text:p>0.2925099</text:p>
          </table:table-cell>
          <table:table-cell office:value-type="float" office:value="0.300554" calcext:value-type="float">
            <text:p>0.300554</text:p>
          </table:table-cell>
          <table:table-cell office:value-type="float" office:value="0.3568825" calcext:value-type="float">
            <text:p>0.3568825</text:p>
          </table:table-cell>
          <table:table-cell office:value-type="float" office:value="0.3636499" calcext:value-type="float">
            <text:p>0.3636499</text:p>
          </table:table-cell>
          <table:table-cell office:value-type="float" office:value="0.3879704" calcext:value-type="float">
            <text:p>0.3879704</text:p>
          </table:table-cell>
          <table:table-cell office:value-type="float" office:value="0.4139461" calcext:value-type="float">
            <text:p>0.4139461</text:p>
          </table:table-cell>
          <table:table-cell office:value-type="float" office:value="0.5107094" calcext:value-type="float">
            <text:p>0.510709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4606E-015" calcext:value-type="float">
            <text:p>1.934606E-15</text:p>
          </table:table-cell>
          <table:table-cell office:value-type="float" office:value="1.908394E-015" calcext:value-type="float">
            <text:p>1.908394E-15</text:p>
          </table:table-cell>
          <table:table-cell office:value-type="float" office:value="1.975746E-015" calcext:value-type="float">
            <text:p>1.975746E-15</text:p>
          </table:table-cell>
          <table:table-cell office:value-type="float" office:value="1.974766E-015" calcext:value-type="float">
            <text:p>1.974766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075959" calcext:value-type="float">
            <text:p>-0.09075959</text:p>
          </table:table-cell>
          <table:table-cell office:value-type="float" office:value="-0.06658974" calcext:value-type="float">
            <text:p>-0.06658974</text:p>
          </table:table-cell>
          <table:table-cell office:value-type="float" office:value="-0.04444669" calcext:value-type="float">
            <text:p>-0.04444669</text:p>
          </table:table-cell>
          <table:table-cell office:value-type="float" office:value="-0.02943814" calcext:value-type="float">
            <text:p>-0.02943814</text:p>
          </table:table-cell>
          <table:table-cell office:value-type="float" office:value="-0.02273789" calcext:value-type="float">
            <text:p>-0.02273789</text:p>
          </table:table-cell>
          <table:table-cell office:value-type="float" office:value="-0.01883971" calcext:value-type="float">
            <text:p>-0.01883971</text:p>
          </table:table-cell>
          <table:table-cell office:value-type="float" office:value="-0.01407643" calcext:value-type="float">
            <text:p>-0.01407643</text:p>
          </table:table-cell>
          <table:table-cell office:value-type="float" office:value="-0.01298818" calcext:value-type="float">
            <text:p>-0.01298818</text:p>
          </table:table-cell>
          <table:table-cell office:value-type="float" office:value="-0.006991419" calcext:value-type="float">
            <text:p>-0.006991419</text:p>
          </table:table-cell>
          <table:table-cell office:value-type="float" office:value="-0.003763686" calcext:value-type="float">
            <text:p>-0.003763686</text:p>
          </table:table-cell>
          <table:table-cell office:value-type="float" office:value="22.38103" calcext:value-type="float">
            <text:p>22.38103</text:p>
          </table:table-cell>
          <table:table-cell office:value-type="float" office:value="0" calcext:value-type="float">
            <text:p>0</text:p>
          </table:table-cell>
          <table:table-cell office:value-type="float" office:value="-0.1060998" calcext:value-type="float">
            <text:p>-0.1060998</text:p>
          </table:table-cell>
          <table:table-cell office:value-type="float" office:value="0.01468527" calcext:value-type="float">
            <text:p>0.01468527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4" calcext:value-type="float">
            <text:p>7012004</text:p>
          </table:table-cell>
          <table:table-cell office:value-type="float" office:value="49.80003" calcext:value-type="float">
            <text:p>49.80003</text:p>
          </table:table-cell>
          <table:table-cell office:value-type="float" office:value="-1.45872" calcext:value-type="float">
            <text:p>-1.45872</text:p>
          </table:table-cell>
          <table:table-cell office:value-type="float" office:value="0" calcext:value-type="float">
            <text:p>0</text:p>
          </table:table-cell>
          <table:table-cell office:value-type="float" office:value="1367.397" calcext:value-type="float">
            <text:p>1367.397</text:p>
          </table:table-cell>
          <table:table-cell office:value-type="float" office:value="1.372021" calcext:value-type="float">
            <text:p>1.372021</text:p>
          </table:table-cell>
          <table:table-cell office:value-type="float" office:value="377.3347" calcext:value-type="float">
            <text:p>377.3347</text:p>
          </table:table-cell>
          <table:table-cell office:value-type="float" office:value="0.2506983" calcext:value-type="float">
            <text:p>0.2506983</text:p>
          </table:table-cell>
          <table:table-cell office:value-type="float" office:value="0.2543321" calcext:value-type="float">
            <text:p>0.2543321</text:p>
          </table:table-cell>
          <table:table-cell office:value-type="float" office:value="0.2644426" calcext:value-type="float">
            <text:p>0.2644426</text:p>
          </table:table-cell>
          <table:table-cell office:value-type="float" office:value="0.2813037" calcext:value-type="float">
            <text:p>0.2813037</text:p>
          </table:table-cell>
          <table:table-cell office:value-type="float" office:value="0.2916783" calcext:value-type="float">
            <text:p>0.2916783</text:p>
          </table:table-cell>
          <table:table-cell office:value-type="float" office:value="0.2992903" calcext:value-type="float">
            <text:p>0.2992903</text:p>
          </table:table-cell>
          <table:table-cell office:value-type="float" office:value="0.3535415" calcext:value-type="float">
            <text:p>0.3535415</text:p>
          </table:table-cell>
          <table:table-cell office:value-type="float" office:value="0.36346" calcext:value-type="float">
            <text:p>0.36346</text:p>
          </table:table-cell>
          <table:table-cell office:value-type="float" office:value="0.3879384" calcext:value-type="float">
            <text:p>0.3879384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4651E-015" calcext:value-type="float">
            <text:p>1.934651E-15</text:p>
          </table:table-cell>
          <table:table-cell office:value-type="float" office:value="1.908381E-015" calcext:value-type="float">
            <text:p>1.908381E-15</text:p>
          </table:table-cell>
          <table:table-cell office:value-type="float" office:value="1.975737E-015" calcext:value-type="float">
            <text:p>1.975737E-15</text:p>
          </table:table-cell>
          <table:table-cell office:value-type="float" office:value="1.974764E-015" calcext:value-type="float">
            <text:p>1.974764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129397" calcext:value-type="float">
            <text:p>-0.06129397</text:p>
          </table:table-cell>
          <table:table-cell office:value-type="float" office:value="-0.05604104" calcext:value-type="float">
            <text:p>-0.05604104</text:p>
          </table:table-cell>
          <table:table-cell office:value-type="float" office:value="-0.04404067" calcext:value-type="float">
            <text:p>-0.04404067</text:p>
          </table:table-cell>
          <table:table-cell office:value-type="float" office:value="-0.02979933" calcext:value-type="float">
            <text:p>-0.02979933</text:p>
          </table:table-cell>
          <table:table-cell office:value-type="float" office:value="-0.02318408" calcext:value-type="float">
            <text:p>-0.02318408</text:p>
          </table:table-cell>
          <table:table-cell office:value-type="float" office:value="-0.01939263" calcext:value-type="float">
            <text:p>-0.01939263</text:p>
          </table:table-cell>
          <table:table-cell office:value-type="float" office:value="-0.01540127" calcext:value-type="float">
            <text:p>-0.01540127</text:p>
          </table:table-cell>
          <table:table-cell office:value-type="float" office:value="-0.01305241" calcext:value-type="float">
            <text:p>-0.01305241</text:p>
          </table:table-cell>
          <table:table-cell office:value-type="float" office:value="-0.006996941" calcext:value-type="float">
            <text:p>-0.006996941</text:p>
          </table:table-cell>
          <table:table-cell office:value-type="float" office:value="-0.003763702" calcext:value-type="float">
            <text:p>-0.003763702</text:p>
          </table:table-cell>
          <table:table-cell office:value-type="float" office:value="26.06008" calcext:value-type="float">
            <text:p>26.06008</text:p>
          </table:table-cell>
          <table:table-cell office:value-type="float" office:value="0" calcext:value-type="float">
            <text:p>0</text:p>
          </table:table-cell>
          <table:table-cell office:value-type="float" office:value="-0.06264088" calcext:value-type="float">
            <text:p>-0.06264088</text:p>
          </table:table-cell>
          <table:table-cell office:value-type="float" office:value="0.01458949" calcext:value-type="float">
            <text:p>0.01458949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4" calcext:value-type="float">
            <text:p>8012004</text:p>
          </table:table-cell>
          <table:table-cell office:value-type="float" office:value="67.90005" calcext:value-type="float">
            <text:p>67.90005</text:p>
          </table:table-cell>
          <table:table-cell office:value-type="float" office:value="-1.715913" calcext:value-type="float">
            <text:p>-1.715913</text:p>
          </table:table-cell>
          <table:table-cell office:value-type="float" office:value="0" calcext:value-type="float">
            <text:p>0</text:p>
          </table:table-cell>
          <table:table-cell office:value-type="float" office:value="1385.703" calcext:value-type="float">
            <text:p>1385.703</text:p>
          </table:table-cell>
          <table:table-cell office:value-type="float" office:value="1.424056" calcext:value-type="float">
            <text:p>1.424056</text:p>
          </table:table-cell>
          <table:table-cell office:value-type="float" office:value="435.8998" calcext:value-type="float">
            <text:p>435.8998</text:p>
          </table:table-cell>
          <table:table-cell office:value-type="float" office:value="0.2656089" calcext:value-type="float">
            <text:p>0.2656089</text:p>
          </table:table-cell>
          <table:table-cell office:value-type="float" office:value="0.2656107" calcext:value-type="float">
            <text:p>0.2656107</text:p>
          </table:table-cell>
          <table:table-cell office:value-type="float" office:value="0.2688935" calcext:value-type="float">
            <text:p>0.2688935</text:p>
          </table:table-cell>
          <table:table-cell office:value-type="float" office:value="0.2814581" calcext:value-type="float">
            <text:p>0.2814581</text:p>
          </table:table-cell>
          <table:table-cell office:value-type="float" office:value="0.2901581" calcext:value-type="float">
            <text:p>0.2901581</text:p>
          </table:table-cell>
          <table:table-cell office:value-type="float" office:value="0.2966751" calcext:value-type="float">
            <text:p>0.2966751</text:p>
          </table:table-cell>
          <table:table-cell office:value-type="float" office:value="0.3504782" calcext:value-type="float">
            <text:p>0.3504782</text:p>
          </table:table-cell>
          <table:table-cell office:value-type="float" office:value="0.3630199" calcext:value-type="float">
            <text:p>0.3630199</text:p>
          </table:table-cell>
          <table:table-cell office:value-type="float" office:value="0.3878945" calcext:value-type="float">
            <text:p>0.3878945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4698E-015" calcext:value-type="float">
            <text:p>1.934698E-15</text:p>
          </table:table-cell>
          <table:table-cell office:value-type="float" office:value="1.908364E-015" calcext:value-type="float">
            <text:p>1.908364E-15</text:p>
          </table:table-cell>
          <table:table-cell office:value-type="float" office:value="1.975727E-015" calcext:value-type="float">
            <text:p>1.975727E-15</text:p>
          </table:table-cell>
          <table:table-cell office:value-type="float" office:value="1.974763E-015" calcext:value-type="float">
            <text:p>1.97476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4296242" calcext:value-type="float">
            <text:p>-0.04296242</text:p>
          </table:table-cell>
          <table:table-cell office:value-type="float" office:value="-0.04297398" calcext:value-type="float">
            <text:p>-0.04297398</text:p>
          </table:table-cell>
          <table:table-cell office:value-type="float" office:value="-0.03980408" calcext:value-type="float">
            <text:p>-0.03980408</text:p>
          </table:table-cell>
          <table:table-cell office:value-type="float" office:value="-0.02968819" calcext:value-type="float">
            <text:p>-0.02968819</text:p>
          </table:table-cell>
          <table:table-cell office:value-type="float" office:value="-0.02404279" calcext:value-type="float">
            <text:p>-0.02404279</text:p>
          </table:table-cell>
          <table:table-cell office:value-type="float" office:value="-0.02060551" calcext:value-type="float">
            <text:p>-0.02060551</text:p>
          </table:table-cell>
          <table:table-cell office:value-type="float" office:value="-0.01675543" calcext:value-type="float">
            <text:p>-0.01675543</text:p>
          </table:table-cell>
          <table:table-cell office:value-type="float" office:value="-0.01320456" calcext:value-type="float">
            <text:p>-0.01320456</text:p>
          </table:table-cell>
          <table:table-cell office:value-type="float" office:value="-0.007004505" calcext:value-type="float">
            <text:p>-0.007004505</text:p>
          </table:table-cell>
          <table:table-cell office:value-type="float" office:value="-0.003763697" calcext:value-type="float">
            <text:p>-0.003763697</text:p>
          </table:table-cell>
          <table:table-cell office:value-type="float" office:value="29.68378" calcext:value-type="float">
            <text:p>29.68378</text:p>
          </table:table-cell>
          <table:table-cell office:value-type="float" office:value="0" calcext:value-type="float">
            <text:p>0</text:p>
          </table:table-cell>
          <table:table-cell office:value-type="float" office:value="-0.04241299" calcext:value-type="float">
            <text:p>-0.04241299</text:p>
          </table:table-cell>
          <table:table-cell office:value-type="float" office:value="0.01449158" calcext:value-type="float">
            <text:p>0.01449158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4" calcext:value-type="float">
            <text:p>9012004</text:p>
          </table:table-cell>
          <table:table-cell office:value-type="float" office:value="91.40001" calcext:value-type="float">
            <text:p>91.40001</text:p>
          </table:table-cell>
          <table:table-cell office:value-type="float" office:value="-1.981182" calcext:value-type="float">
            <text:p>-1.981182</text:p>
          </table:table-cell>
          <table:table-cell office:value-type="float" office:value="0" calcext:value-type="float">
            <text:p>0</text:p>
          </table:table-cell>
          <table:table-cell office:value-type="float" office:value="1409.467" calcext:value-type="float">
            <text:p>1409.467</text:p>
          </table:table-cell>
          <table:table-cell office:value-type="float" office:value="1.425363" calcext:value-type="float">
            <text:p>1.425363</text:p>
          </table:table-cell>
          <table:table-cell office:value-type="float" office:value="510.9711" calcext:value-type="float">
            <text:p>510.9711</text:p>
          </table:table-cell>
          <table:table-cell office:value-type="float" office:value="0.2747952" calcext:value-type="float">
            <text:p>0.2747952</text:p>
          </table:table-cell>
          <table:table-cell office:value-type="float" office:value="0.2743164" calcext:value-type="float">
            <text:p>0.2743164</text:p>
          </table:table-cell>
          <table:table-cell office:value-type="float" office:value="0.2748513" calcext:value-type="float">
            <text:p>0.2748513</text:p>
          </table:table-cell>
          <table:table-cell office:value-type="float" office:value="0.2822493" calcext:value-type="float">
            <text:p>0.2822493</text:p>
          </table:table-cell>
          <table:table-cell office:value-type="float" office:value="0.2893627" calcext:value-type="float">
            <text:p>0.2893627</text:p>
          </table:table-cell>
          <table:table-cell office:value-type="float" office:value="0.2949178" calcext:value-type="float">
            <text:p>0.2949178</text:p>
          </table:table-cell>
          <table:table-cell office:value-type="float" office:value="0.3484718" calcext:value-type="float">
            <text:p>0.3484718</text:p>
          </table:table-cell>
          <table:table-cell office:value-type="float" office:value="0.362469" calcext:value-type="float">
            <text:p>0.362469</text:p>
          </table:table-cell>
          <table:table-cell office:value-type="float" office:value="0.3878311" calcext:value-type="float">
            <text:p>0.3878311</text:p>
          </table:table-cell>
          <table:table-cell office:value-type="float" office:value="0.4139461" calcext:value-type="float">
            <text:p>0.4139461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4746E-015" calcext:value-type="float">
            <text:p>1.934746E-15</text:p>
          </table:table-cell>
          <table:table-cell office:value-type="float" office:value="1.908351E-015" calcext:value-type="float">
            <text:p>1.908351E-15</text:p>
          </table:table-cell>
          <table:table-cell office:value-type="float" office:value="1.975717E-015" calcext:value-type="float">
            <text:p>1.975717E-15</text:p>
          </table:table-cell>
          <table:table-cell office:value-type="float" office:value="1.974761E-015" calcext:value-type="float">
            <text:p>1.974761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3485912" calcext:value-type="float">
            <text:p>-0.03485912</text:p>
          </table:table-cell>
          <table:table-cell office:value-type="float" office:value="-0.03524454" calcext:value-type="float">
            <text:p>-0.03524454</text:p>
          </table:table-cell>
          <table:table-cell office:value-type="float" office:value="-0.03480753" calcext:value-type="float">
            <text:p>-0.03480753</text:p>
          </table:table-cell>
          <table:table-cell office:value-type="float" office:value="-0.02912813" calcext:value-type="float">
            <text:p>-0.02912813</text:p>
          </table:table-cell>
          <table:table-cell office:value-type="float" office:value="-0.0245085" calcext:value-type="float">
            <text:p>-0.0245085</text:p>
          </table:table-cell>
          <table:table-cell office:value-type="float" office:value="-0.02147616" calcext:value-type="float">
            <text:p>-0.02147616</text:p>
          </table:table-cell>
          <table:table-cell office:value-type="float" office:value="-0.01771222" calcext:value-type="float">
            <text:p>-0.01771222</text:p>
          </table:table-cell>
          <table:table-cell office:value-type="float" office:value="-0.01339835" calcext:value-type="float">
            <text:p>-0.01339835</text:p>
          </table:table-cell>
          <table:table-cell office:value-type="float" office:value="-0.007015449" calcext:value-type="float">
            <text:p>-0.007015449</text:p>
          </table:table-cell>
          <table:table-cell office:value-type="float" office:value="-0.003763682" calcext:value-type="float">
            <text:p>-0.003763682</text:p>
          </table:table-cell>
          <table:table-cell office:value-type="float" office:value="33.26527" calcext:value-type="float">
            <text:p>33.26527</text:p>
          </table:table-cell>
          <table:table-cell office:value-type="float" office:value="0" calcext:value-type="float">
            <text:p>0</text:p>
          </table:table-cell>
          <table:table-cell office:value-type="float" office:value="-0.03446462" calcext:value-type="float">
            <text:p>-0.03446462</text:p>
          </table:table-cell>
          <table:table-cell office:value-type="float" office:value="0.01439024" calcext:value-type="float">
            <text:p>0.01439024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4" calcext:value-type="float">
            <text:p>10012004</text:p>
          </table:table-cell>
          <table:table-cell office:value-type="float" office:value="91.40001" calcext:value-type="float">
            <text:p>91.40001</text:p>
          </table:table-cell>
          <table:table-cell office:value-type="float" office:value="-2.243685" calcext:value-type="float">
            <text:p>-2.243685</text:p>
          </table:table-cell>
          <table:table-cell office:value-type="float" office:value="0" calcext:value-type="float">
            <text:p>0</text:p>
          </table:table-cell>
          <table:table-cell office:value-type="float" office:value="1409.746" calcext:value-type="float">
            <text:p>1409.746</text:p>
          </table:table-cell>
          <table:table-cell office:value-type="float" office:value="1.40817" calcext:value-type="float">
            <text:p>1.40817</text:p>
          </table:table-cell>
          <table:table-cell office:value-type="float" office:value="507.8964" calcext:value-type="float">
            <text:p>507.8964</text:p>
          </table:table-cell>
          <table:table-cell office:value-type="float" office:value="0.2802034" calcext:value-type="float">
            <text:p>0.2802034</text:p>
          </table:table-cell>
          <table:table-cell office:value-type="float" office:value="0.2797983" calcext:value-type="float">
            <text:p>0.2797983</text:p>
          </table:table-cell>
          <table:table-cell office:value-type="float" office:value="0.2795999" calcext:value-type="float">
            <text:p>0.2795999</text:p>
          </table:table-cell>
          <table:table-cell office:value-type="float" office:value="0.2835296" calcext:value-type="float">
            <text:p>0.2835296</text:p>
          </table:table-cell>
          <table:table-cell office:value-type="float" office:value="0.2889931" calcext:value-type="float">
            <text:p>0.2889931</text:p>
          </table:table-cell>
          <table:table-cell office:value-type="float" office:value="0.2939723" calcext:value-type="float">
            <text:p>0.2939723</text:p>
          </table:table-cell>
          <table:table-cell office:value-type="float" office:value="0.3472129" calcext:value-type="float">
            <text:p>0.3472129</text:p>
          </table:table-cell>
          <table:table-cell office:value-type="float" office:value="0.3618936" calcext:value-type="float">
            <text:p>0.3618936</text:p>
          </table:table-cell>
          <table:table-cell office:value-type="float" office:value="0.3878662" calcext:value-type="float">
            <text:p>0.3878662</text:p>
          </table:table-cell>
          <table:table-cell office:value-type="float" office:value="0.4139458" calcext:value-type="float">
            <text:p>0.4139458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4793E-015" calcext:value-type="float">
            <text:p>1.934793E-15</text:p>
          </table:table-cell>
          <table:table-cell office:value-type="float" office:value="1.908339E-015" calcext:value-type="float">
            <text:p>1.908339E-15</text:p>
          </table:table-cell>
          <table:table-cell office:value-type="float" office:value="1.975708E-015" calcext:value-type="float">
            <text:p>1.975708E-15</text:p>
          </table:table-cell>
          <table:table-cell office:value-type="float" office:value="1.974759E-015" calcext:value-type="float">
            <text:p>1.974759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3065484" calcext:value-type="float">
            <text:p>-0.03065484</text:p>
          </table:table-cell>
          <table:table-cell office:value-type="float" office:value="-0.03097324" calcext:value-type="float">
            <text:p>-0.03097324</text:p>
          </table:table-cell>
          <table:table-cell office:value-type="float" office:value="-0.03111637" calcext:value-type="float">
            <text:p>-0.03111637</text:p>
          </table:table-cell>
          <table:table-cell office:value-type="float" office:value="-0.02823186" calcext:value-type="float">
            <text:p>-0.02823186</text:p>
          </table:table-cell>
          <table:table-cell office:value-type="float" office:value="-0.02472848" calcext:value-type="float">
            <text:p>-0.02472848</text:p>
          </table:table-cell>
          <table:table-cell office:value-type="float" office:value="-0.02196251" calcext:value-type="float">
            <text:p>-0.02196251</text:p>
          </table:table-cell>
          <table:table-cell office:value-type="float" office:value="-0.01834482" calcext:value-type="float">
            <text:p>-0.01834482</text:p>
          </table:table-cell>
          <table:table-cell office:value-type="float" office:value="-0.01360446" calcext:value-type="float">
            <text:p>-0.01360446</text:p>
          </table:table-cell>
          <table:table-cell office:value-type="float" office:value="-0.007009544" calcext:value-type="float">
            <text:p>-0.007009544</text:p>
          </table:table-cell>
          <table:table-cell office:value-type="float" office:value="-0.003763708" calcext:value-type="float">
            <text:p>-0.003763708</text:p>
          </table:table-cell>
          <table:table-cell office:value-type="float" office:value="36.82839" calcext:value-type="float">
            <text:p>36.82839</text:p>
          </table:table-cell>
          <table:table-cell office:value-type="float" office:value="0" calcext:value-type="float">
            <text:p>0</text:p>
          </table:table-cell>
          <table:table-cell office:value-type="float" office:value="-0.03039946" calcext:value-type="float">
            <text:p>-0.03039946</text:p>
          </table:table-cell>
          <table:table-cell office:value-type="float" office:value="0.0142885" calcext:value-type="float">
            <text:p>0.0142885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4" calcext:value-type="float">
            <text:p>11012004</text:p>
          </table:table-cell>
          <table:table-cell office:value-type="float" office:value="91.40001" calcext:value-type="float">
            <text:p>91.40001</text:p>
          </table:table-cell>
          <table:table-cell office:value-type="float" office:value="-2.339247" calcext:value-type="float">
            <text:p>-2.339247</text:p>
          </table:table-cell>
          <table:table-cell office:value-type="float" office:value="0" calcext:value-type="float">
            <text:p>0</text:p>
          </table:table-cell>
          <table:table-cell office:value-type="float" office:value="1409.875" calcext:value-type="float">
            <text:p>1409.875</text:p>
          </table:table-cell>
          <table:table-cell office:value-type="float" office:value="1.375851" calcext:value-type="float">
            <text:p>1.375851</text:p>
          </table:table-cell>
          <table:table-cell office:value-type="float" office:value="505.0991" calcext:value-type="float">
            <text:p>505.0991</text:p>
          </table:table-cell>
          <table:table-cell office:value-type="float" office:value="0.2818433" calcext:value-type="float">
            <text:p>0.2818433</text:p>
          </table:table-cell>
          <table:table-cell office:value-type="float" office:value="0.2820344" calcext:value-type="float">
            <text:p>0.2820344</text:p>
          </table:table-cell>
          <table:table-cell office:value-type="float" office:value="0.2826655" calcext:value-type="float">
            <text:p>0.2826655</text:p>
          </table:table-cell>
          <table:table-cell office:value-type="float" office:value="0.2852626" calcext:value-type="float">
            <text:p>0.2852626</text:p>
          </table:table-cell>
          <table:table-cell office:value-type="float" office:value="0.2891577" calcext:value-type="float">
            <text:p>0.2891577</text:p>
          </table:table-cell>
          <table:table-cell office:value-type="float" office:value="0.2935128" calcext:value-type="float">
            <text:p>0.2935128</text:p>
          </table:table-cell>
          <table:table-cell office:value-type="float" office:value="0.346396" calcext:value-type="float">
            <text:p>0.346396</text:p>
          </table:table-cell>
          <table:table-cell office:value-type="float" office:value="0.361394" calcext:value-type="float">
            <text:p>0.361394</text:p>
          </table:table-cell>
          <table:table-cell office:value-type="float" office:value="0.3878714" calcext:value-type="float">
            <text:p>0.3878714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484E-015" calcext:value-type="float">
            <text:p>1.93484E-15</text:p>
          </table:table-cell>
          <table:table-cell office:value-type="float" office:value="1.908326E-015" calcext:value-type="float">
            <text:p>1.908326E-15</text:p>
          </table:table-cell>
          <table:table-cell office:value-type="float" office:value="1.975699E-015" calcext:value-type="float">
            <text:p>1.975699E-15</text:p>
          </table:table-cell>
          <table:table-cell office:value-type="float" office:value="1.974755E-015" calcext:value-type="float">
            <text:p>1.974755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9409" calcext:value-type="float">
            <text:p>-0.029409</text:p>
          </table:table-cell>
          <table:table-cell office:value-type="float" office:value="-0.02928327" calcext:value-type="float">
            <text:p>-0.02928327</text:p>
          </table:table-cell>
          <table:table-cell office:value-type="float" office:value="-0.02883134" calcext:value-type="float">
            <text:p>-0.02883134</text:p>
          </table:table-cell>
          <table:table-cell office:value-type="float" office:value="-0.02706544" calcext:value-type="float">
            <text:p>-0.02706544</text:p>
          </table:table-cell>
          <table:table-cell office:value-type="float" office:value="-0.02463434" calcext:value-type="float">
            <text:p>-0.02463434</text:p>
          </table:table-cell>
          <table:table-cell office:value-type="float" office:value="-0.02220428" calcext:value-type="float">
            <text:p>-0.02220428</text:p>
          </table:table-cell>
          <table:table-cell office:value-type="float" office:value="-0.01876751" calcext:value-type="float">
            <text:p>-0.01876751</text:p>
          </table:table-cell>
          <table:table-cell office:value-type="float" office:value="-0.01378642" calcext:value-type="float">
            <text:p>-0.01378642</text:p>
          </table:table-cell>
          <table:table-cell office:value-type="float" office:value="-0.007008595" calcext:value-type="float">
            <text:p>-0.007008595</text:p>
          </table:table-cell>
          <table:table-cell office:value-type="float" office:value="-0.003763702" calcext:value-type="float">
            <text:p>-0.003763702</text:p>
          </table:table-cell>
          <table:table-cell office:value-type="float" office:value="40.37613" calcext:value-type="float">
            <text:p>40.37613</text:p>
          </table:table-cell>
          <table:table-cell office:value-type="float" office:value="0" calcext:value-type="float">
            <text:p>0</text:p>
          </table:table-cell>
          <table:table-cell office:value-type="float" office:value="-0.02951442" calcext:value-type="float">
            <text:p>-0.02951442</text:p>
          </table:table-cell>
          <table:table-cell office:value-type="float" office:value="0.01418255" calcext:value-type="float">
            <text:p>0.01418255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4" calcext:value-type="float">
            <text:p>12012004</text:p>
          </table:table-cell>
          <table:table-cell office:value-type="float" office:value="91.40001" calcext:value-type="float">
            <text:p>91.40001</text:p>
          </table:table-cell>
          <table:table-cell office:value-type="float" office:value="-2.484922" calcext:value-type="float">
            <text:p>-2.484922</text:p>
          </table:table-cell>
          <table:table-cell office:value-type="float" office:value="0" calcext:value-type="float">
            <text:p>0</text:p>
          </table:table-cell>
          <table:table-cell office:value-type="float" office:value="1410.066" calcext:value-type="float">
            <text:p>1410.066</text:p>
          </table:table-cell>
          <table:table-cell office:value-type="float" office:value="1.330123" calcext:value-type="float">
            <text:p>1.330123</text:p>
          </table:table-cell>
          <table:table-cell office:value-type="float" office:value="502.7751" calcext:value-type="float">
            <text:p>502.7751</text:p>
          </table:table-cell>
          <table:table-cell office:value-type="float" office:value="0.2829063" calcext:value-type="float">
            <text:p>0.2829063</text:p>
          </table:table-cell>
          <table:table-cell office:value-type="float" office:value="0.2831649" calcext:value-type="float">
            <text:p>0.2831649</text:p>
          </table:table-cell>
          <table:table-cell office:value-type="float" office:value="0.2840345" calcext:value-type="float">
            <text:p>0.2840345</text:p>
          </table:table-cell>
          <table:table-cell office:value-type="float" office:value="0.2865862" calcext:value-type="float">
            <text:p>0.2865862</text:p>
          </table:table-cell>
          <table:table-cell office:value-type="float" office:value="0.2897433" calcext:value-type="float">
            <text:p>0.2897433</text:p>
          </table:table-cell>
          <table:table-cell office:value-type="float" office:value="0.2932917" calcext:value-type="float">
            <text:p>0.2932917</text:p>
          </table:table-cell>
          <table:table-cell office:value-type="float" office:value="0.3458357" calcext:value-type="float">
            <text:p>0.3458357</text:p>
          </table:table-cell>
          <table:table-cell office:value-type="float" office:value="0.3609686" calcext:value-type="float">
            <text:p>0.3609686</text:p>
          </table:table-cell>
          <table:table-cell office:value-type="float" office:value="0.3878526" calcext:value-type="float">
            <text:p>0.3878526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4888E-015" calcext:value-type="float">
            <text:p>1.934888E-15</text:p>
          </table:table-cell>
          <table:table-cell office:value-type="float" office:value="1.908315E-015" calcext:value-type="float">
            <text:p>1.908315E-15</text:p>
          </table:table-cell>
          <table:table-cell office:value-type="float" office:value="1.97569E-015" calcext:value-type="float">
            <text:p>1.97569E-15</text:p>
          </table:table-cell>
          <table:table-cell office:value-type="float" office:value="1.974752E-015" calcext:value-type="float">
            <text:p>1.974752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865388" calcext:value-type="float">
            <text:p>-0.02865388</text:p>
          </table:table-cell>
          <table:table-cell office:value-type="float" office:value="-0.02848407" calcext:value-type="float">
            <text:p>-0.02848407</text:p>
          </table:table-cell>
          <table:table-cell office:value-type="float" office:value="-0.02787809" calcext:value-type="float">
            <text:p>-0.02787809</text:p>
          </table:table-cell>
          <table:table-cell office:value-type="float" office:value="-0.02620845" calcext:value-type="float">
            <text:p>-0.02620845</text:p>
          </table:table-cell>
          <table:table-cell office:value-type="float" office:value="-0.02429223" calcext:value-type="float">
            <text:p>-0.02429223</text:p>
          </table:table-cell>
          <table:table-cell office:value-type="float" office:value="-0.02232182" calcext:value-type="float">
            <text:p>-0.02232182</text:p>
          </table:table-cell>
          <table:table-cell office:value-type="float" office:value="-0.01906383" calcext:value-type="float">
            <text:p>-0.01906383</text:p>
          </table:table-cell>
          <table:table-cell office:value-type="float" office:value="-0.01394351" calcext:value-type="float">
            <text:p>-0.01394351</text:p>
          </table:table-cell>
          <table:table-cell office:value-type="float" office:value="-0.007011804" calcext:value-type="float">
            <text:p>-0.007011804</text:p>
          </table:table-cell>
          <table:table-cell office:value-type="float" office:value="-0.0037637" calcext:value-type="float">
            <text:p>-0.0037637</text:p>
          </table:table-cell>
          <table:table-cell office:value-type="float" office:value="43.90945" calcext:value-type="float">
            <text:p>43.90945</text:p>
          </table:table-cell>
          <table:table-cell office:value-type="float" office:value="0" calcext:value-type="float">
            <text:p>0</text:p>
          </table:table-cell>
          <table:table-cell office:value-type="float" office:value="-0.02877345" calcext:value-type="float">
            <text:p>-0.02877345</text:p>
          </table:table-cell>
          <table:table-cell office:value-type="float" office:value="0.01407266" calcext:value-type="float">
            <text:p>0.01407266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4" calcext:value-type="float">
            <text:p>13012004</text:p>
          </table:table-cell>
          <table:table-cell office:value-type="float" office:value="95.20002" calcext:value-type="float">
            <text:p>95.20002</text:p>
          </table:table-cell>
          <table:table-cell office:value-type="float" office:value="-2.651182" calcext:value-type="float">
            <text:p>-2.651182</text:p>
          </table:table-cell>
          <table:table-cell office:value-type="float" office:value="0" calcext:value-type="float">
            <text:p>0</text:p>
          </table:table-cell>
          <table:table-cell office:value-type="float" office:value="1414.093" calcext:value-type="float">
            <text:p>1414.093</text:p>
          </table:table-cell>
          <table:table-cell office:value-type="float" office:value="1.269334" calcext:value-type="float">
            <text:p>1.269334</text:p>
          </table:table-cell>
          <table:table-cell office:value-type="float" office:value="512.8846" calcext:value-type="float">
            <text:p>512.8846</text:p>
          </table:table-cell>
          <table:table-cell office:value-type="float" office:value="0.2841758" calcext:value-type="float">
            <text:p>0.2841758</text:p>
          </table:table-cell>
          <table:table-cell office:value-type="float" office:value="0.2844272" calcext:value-type="float">
            <text:p>0.2844272</text:p>
          </table:table-cell>
          <table:table-cell office:value-type="float" office:value="0.2852126" calcext:value-type="float">
            <text:p>0.2852126</text:p>
          </table:table-cell>
          <table:table-cell office:value-type="float" office:value="0.2874185" calcext:value-type="float">
            <text:p>0.2874185</text:p>
          </table:table-cell>
          <table:table-cell office:value-type="float" office:value="0.2902535" calcext:value-type="float">
            <text:p>0.2902535</text:p>
          </table:table-cell>
          <table:table-cell office:value-type="float" office:value="0.2934199" calcext:value-type="float">
            <text:p>0.2934199</text:p>
          </table:table-cell>
          <table:table-cell office:value-type="float" office:value="0.3455066" calcext:value-type="float">
            <text:p>0.3455066</text:p>
          </table:table-cell>
          <table:table-cell office:value-type="float" office:value="0.3606177" calcext:value-type="float">
            <text:p>0.3606177</text:p>
          </table:table-cell>
          <table:table-cell office:value-type="float" office:value="0.3878186" calcext:value-type="float">
            <text:p>0.3878186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4936E-015" calcext:value-type="float">
            <text:p>1.934936E-15</text:p>
          </table:table-cell>
          <table:table-cell office:value-type="float" office:value="1.908304E-015" calcext:value-type="float">
            <text:p>1.908304E-15</text:p>
          </table:table-cell>
          <table:table-cell office:value-type="float" office:value="1.975683E-015" calcext:value-type="float">
            <text:p>1.975683E-15</text:p>
          </table:table-cell>
          <table:table-cell office:value-type="float" office:value="1.974748E-015" calcext:value-type="float">
            <text:p>1.974748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777629" calcext:value-type="float">
            <text:p>-0.02777629</text:p>
          </table:table-cell>
          <table:table-cell office:value-type="float" office:value="-0.02761832" calcext:value-type="float">
            <text:p>-0.02761832</text:p>
          </table:table-cell>
          <table:table-cell office:value-type="float" office:value="-0.02708814" calcext:value-type="float">
            <text:p>-0.02708814</text:p>
          </table:table-cell>
          <table:table-cell office:value-type="float" office:value="-0.02568545" calcext:value-type="float">
            <text:p>-0.02568545</text:p>
          </table:table-cell>
          <table:table-cell office:value-type="float" office:value="-0.02399763" calcext:value-type="float">
            <text:p>-0.02399763</text:p>
          </table:table-cell>
          <table:table-cell office:value-type="float" office:value="-0.0222555" calcext:value-type="float">
            <text:p>-0.0222555</text:p>
          </table:table-cell>
          <table:table-cell office:value-type="float" office:value="-0.01924089" calcext:value-type="float">
            <text:p>-0.01924089</text:p>
          </table:table-cell>
          <table:table-cell office:value-type="float" office:value="-0.01407466" calcext:value-type="float">
            <text:p>-0.01407466</text:p>
          </table:table-cell>
          <table:table-cell office:value-type="float" office:value="-0.007017684" calcext:value-type="float">
            <text:p>-0.007017684</text:p>
          </table:table-cell>
          <table:table-cell office:value-type="float" office:value="-0.003763697" calcext:value-type="float">
            <text:p>-0.003763697</text:p>
          </table:table-cell>
          <table:table-cell office:value-type="float" office:value="47.43025" calcext:value-type="float">
            <text:p>47.43025</text:p>
          </table:table-cell>
          <table:table-cell office:value-type="float" office:value="0" calcext:value-type="float">
            <text:p>0</text:p>
          </table:table-cell>
          <table:table-cell office:value-type="float" office:value="-0.02789525" calcext:value-type="float">
            <text:p>-0.02789525</text:p>
          </table:table-cell>
          <table:table-cell office:value-type="float" office:value="0.01396879" calcext:value-type="float">
            <text:p>0.01396879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4" calcext:value-type="float">
            <text:p>14012004</text:p>
          </table:table-cell>
          <table:table-cell office:value-type="float" office:value="95.20002" calcext:value-type="float">
            <text:p>95.20002</text:p>
          </table:table-cell>
          <table:table-cell office:value-type="float" office:value="-2.665823" calcext:value-type="float">
            <text:p>-2.665823</text:p>
          </table:table-cell>
          <table:table-cell office:value-type="float" office:value="0" calcext:value-type="float">
            <text:p>0</text:p>
          </table:table-cell>
          <table:table-cell office:value-type="float" office:value="1414.18" calcext:value-type="float">
            <text:p>1414.18</text:p>
          </table:table-cell>
          <table:table-cell office:value-type="float" office:value="1.19711" calcext:value-type="float">
            <text:p>1.19711</text:p>
          </table:table-cell>
          <table:table-cell office:value-type="float" office:value="510.7158" calcext:value-type="float">
            <text:p>510.7158</text:p>
          </table:table-cell>
          <table:table-cell office:value-type="float" office:value="0.285218" calcext:value-type="float">
            <text:p>0.285218</text:p>
          </table:table-cell>
          <table:table-cell office:value-type="float" office:value="0.2854593" calcext:value-type="float">
            <text:p>0.2854593</text:p>
          </table:table-cell>
          <table:table-cell office:value-type="float" office:value="0.2861876" calcext:value-type="float">
            <text:p>0.2861876</text:p>
          </table:table-cell>
          <table:table-cell office:value-type="float" office:value="0.288185" calcext:value-type="float">
            <text:p>0.288185</text:p>
          </table:table-cell>
          <table:table-cell office:value-type="float" office:value="0.2907614" calcext:value-type="float">
            <text:p>0.2907614</text:p>
          </table:table-cell>
          <table:table-cell office:value-type="float" office:value="0.2936794" calcext:value-type="float">
            <text:p>0.2936794</text:p>
          </table:table-cell>
          <table:table-cell office:value-type="float" office:value="0.3453764" calcext:value-type="float">
            <text:p>0.3453764</text:p>
          </table:table-cell>
          <table:table-cell office:value-type="float" office:value="0.3603403" calcext:value-type="float">
            <text:p>0.3603403</text:p>
          </table:table-cell>
          <table:table-cell office:value-type="float" office:value="0.3877761" calcext:value-type="float">
            <text:p>0.3877761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4983E-015" calcext:value-type="float">
            <text:p>1.934983E-15</text:p>
          </table:table-cell>
          <table:table-cell office:value-type="float" office:value="1.908292E-015" calcext:value-type="float">
            <text:p>1.908292E-15</text:p>
          </table:table-cell>
          <table:table-cell office:value-type="float" office:value="1.975676E-015" calcext:value-type="float">
            <text:p>1.975676E-15</text:p>
          </table:table-cell>
          <table:table-cell office:value-type="float" office:value="1.974743E-015" calcext:value-type="float">
            <text:p>1.97474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707751" calcext:value-type="float">
            <text:p>-0.02707751</text:p>
          </table:table-cell>
          <table:table-cell office:value-type="float" office:value="-0.0269317" calcext:value-type="float">
            <text:p>-0.0269317</text:p>
          </table:table-cell>
          <table:table-cell office:value-type="float" office:value="-0.02645363" calcext:value-type="float">
            <text:p>-0.02645363</text:p>
          </table:table-cell>
          <table:table-cell office:value-type="float" office:value="-0.02521546" calcext:value-type="float">
            <text:p>-0.02521546</text:p>
          </table:table-cell>
          <table:table-cell office:value-type="float" office:value="-0.02370891" calcext:value-type="float">
            <text:p>-0.02370891</text:p>
          </table:table-cell>
          <table:table-cell office:value-type="float" office:value="-0.02212015" calcext:value-type="float">
            <text:p>-0.02212015</text:p>
          </table:table-cell>
          <table:table-cell office:value-type="float" office:value="-0.01931184" calcext:value-type="float">
            <text:p>-0.01931184</text:p>
          </table:table-cell>
          <table:table-cell office:value-type="float" office:value="-0.01417934" calcext:value-type="float">
            <text:p>-0.01417934</text:p>
          </table:table-cell>
          <table:table-cell office:value-type="float" office:value="-0.007025053" calcext:value-type="float">
            <text:p>-0.007025053</text:p>
          </table:table-cell>
          <table:table-cell office:value-type="float" office:value="-0.003763693" calcext:value-type="float">
            <text:p>-0.003763693</text:p>
          </table:table-cell>
          <table:table-cell office:value-type="float" office:value="50.94044" calcext:value-type="float">
            <text:p>50.94044</text:p>
          </table:table-cell>
          <table:table-cell office:value-type="float" office:value="0" calcext:value-type="float">
            <text:p>0</text:p>
          </table:table-cell>
          <table:table-cell office:value-type="float" office:value="-0.02719256" calcext:value-type="float">
            <text:p>-0.02719256</text:p>
          </table:table-cell>
          <table:table-cell office:value-type="float" office:value="0.01386802" calcext:value-type="float">
            <text:p>0.01386802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4" calcext:value-type="float">
            <text:p>15012004</text:p>
          </table:table-cell>
          <table:table-cell office:value-type="float" office:value="95.50001" calcext:value-type="float">
            <text:p>95.50001</text:p>
          </table:table-cell>
          <table:table-cell office:value-type="float" office:value="-2.786355" calcext:value-type="float">
            <text:p>-2.786355</text:p>
          </table:table-cell>
          <table:table-cell office:value-type="float" office:value="0" calcext:value-type="float">
            <text:p>0</text:p>
          </table:table-cell>
          <table:table-cell office:value-type="float" office:value="1414.685" calcext:value-type="float">
            <text:p>1414.685</text:p>
          </table:table-cell>
          <table:table-cell office:value-type="float" office:value="1.113411" calcext:value-type="float">
            <text:p>1.113411</text:p>
          </table:table-cell>
          <table:table-cell office:value-type="float" office:value="511.5665" calcext:value-type="float">
            <text:p>511.5665</text:p>
          </table:table-cell>
          <table:table-cell office:value-type="float" office:value="0.2860869" calcext:value-type="float">
            <text:p>0.2860869</text:p>
          </table:table-cell>
          <table:table-cell office:value-type="float" office:value="0.2863254" calcext:value-type="float">
            <text:p>0.2863254</text:p>
          </table:table-cell>
          <table:table-cell office:value-type="float" office:value="0.2870249" calcext:value-type="float">
            <text:p>0.2870249</text:p>
          </table:table-cell>
          <table:table-cell office:value-type="float" office:value="0.2888808" calcext:value-type="float">
            <text:p>0.2888808</text:p>
          </table:table-cell>
          <table:table-cell office:value-type="float" office:value="0.2912715" calcext:value-type="float">
            <text:p>0.2912715</text:p>
          </table:table-cell>
          <table:table-cell office:value-type="float" office:value="0.2940073" calcext:value-type="float">
            <text:p>0.2940073</text:p>
          </table:table-cell>
          <table:table-cell office:value-type="float" office:value="0.3453799" calcext:value-type="float">
            <text:p>0.3453799</text:p>
          </table:table-cell>
          <table:table-cell office:value-type="float" office:value="0.3601314" calcext:value-type="float">
            <text:p>0.3601314</text:p>
          </table:table-cell>
          <table:table-cell office:value-type="float" office:value="0.3877308" calcext:value-type="float">
            <text:p>0.3877308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503E-015" calcext:value-type="float">
            <text:p>1.93503E-15</text:p>
          </table:table-cell>
          <table:table-cell office:value-type="float" office:value="1.908278E-015" calcext:value-type="float">
            <text:p>1.908278E-15</text:p>
          </table:table-cell>
          <table:table-cell office:value-type="float" office:value="1.975667E-015" calcext:value-type="float">
            <text:p>1.975667E-15</text:p>
          </table:table-cell>
          <table:table-cell office:value-type="float" office:value="1.974739E-015" calcext:value-type="float">
            <text:p>1.974739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651047" calcext:value-type="float">
            <text:p>-0.02651047</text:p>
          </table:table-cell>
          <table:table-cell office:value-type="float" office:value="-0.02637066" calcext:value-type="float">
            <text:p>-0.02637066</text:p>
          </table:table-cell>
          <table:table-cell office:value-type="float" office:value="-0.02592241" calcext:value-type="float">
            <text:p>-0.02592241</text:p>
          </table:table-cell>
          <table:table-cell office:value-type="float" office:value="-0.02479732" calcext:value-type="float">
            <text:p>-0.02479732</text:p>
          </table:table-cell>
          <table:table-cell office:value-type="float" office:value="-0.02342281" calcext:value-type="float">
            <text:p>-0.02342281</text:p>
          </table:table-cell>
          <table:table-cell office:value-type="float" office:value="-0.02195004" calcext:value-type="float">
            <text:p>-0.02195004</text:p>
          </table:table-cell>
          <table:table-cell office:value-type="float" office:value="-0.01931055" calcext:value-type="float">
            <text:p>-0.01931055</text:p>
          </table:table-cell>
          <table:table-cell office:value-type="float" office:value="-0.01425879" calcext:value-type="float">
            <text:p>-0.01425879</text:p>
          </table:table-cell>
          <table:table-cell office:value-type="float" office:value="-0.007032927" calcext:value-type="float">
            <text:p>-0.007032927</text:p>
          </table:table-cell>
          <table:table-cell office:value-type="float" office:value="-0.0037637" calcext:value-type="float">
            <text:p>-0.0037637</text:p>
          </table:table-cell>
          <table:table-cell office:value-type="float" office:value="54.44211" calcext:value-type="float">
            <text:p>54.44211</text:p>
          </table:table-cell>
          <table:table-cell office:value-type="float" office:value="0" calcext:value-type="float">
            <text:p>0</text:p>
          </table:table-cell>
          <table:table-cell office:value-type="float" office:value="-0.02662419" calcext:value-type="float">
            <text:p>-0.02662419</text:p>
          </table:table-cell>
          <table:table-cell office:value-type="float" office:value="0.01377367" calcext:value-type="float">
            <text:p>0.01377367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4" calcext:value-type="float">
            <text:p>16012004</text:p>
          </table:table-cell>
          <table:table-cell office:value-type="float" office:value="102.2" calcext:value-type="float">
            <text:p>102.2</text:p>
          </table:table-cell>
          <table:table-cell office:value-type="float" office:value="-2.961837" calcext:value-type="float">
            <text:p>-2.961837</text:p>
          </table:table-cell>
          <table:table-cell office:value-type="float" office:value="0" calcext:value-type="float">
            <text:p>0</text:p>
          </table:table-cell>
          <table:table-cell office:value-type="float" office:value="1421.652" calcext:value-type="float">
            <text:p>1421.652</text:p>
          </table:table-cell>
          <table:table-cell office:value-type="float" office:value="1.021152" calcext:value-type="float">
            <text:p>1.021152</text:p>
          </table:table-cell>
          <table:table-cell office:value-type="float" office:value="538.3179" calcext:value-type="float">
            <text:p>538.3179</text:p>
          </table:table-cell>
          <table:table-cell office:value-type="float" office:value="0.2860739" calcext:value-type="float">
            <text:p>0.2860739</text:p>
          </table:table-cell>
          <table:table-cell office:value-type="float" office:value="0.2864963" calcext:value-type="float">
            <text:p>0.2864963</text:p>
          </table:table-cell>
          <table:table-cell office:value-type="float" office:value="0.2875559" calcext:value-type="float">
            <text:p>0.2875559</text:p>
          </table:table-cell>
          <table:table-cell office:value-type="float" office:value="0.2894785" calcext:value-type="float">
            <text:p>0.2894785</text:p>
          </table:table-cell>
          <table:table-cell office:value-type="float" office:value="0.29172" calcext:value-type="float">
            <text:p>0.29172</text:p>
          </table:table-cell>
          <table:table-cell office:value-type="float" office:value="0.2943546" calcext:value-type="float">
            <text:p>0.2943546</text:p>
          </table:table-cell>
          <table:table-cell office:value-type="float" office:value="0.3454642" calcext:value-type="float">
            <text:p>0.3454642</text:p>
          </table:table-cell>
          <table:table-cell office:value-type="float" office:value="0.3599817" calcext:value-type="float">
            <text:p>0.3599817</text:p>
          </table:table-cell>
          <table:table-cell office:value-type="float" office:value="0.3876862" calcext:value-type="float">
            <text:p>0.3876862</text:p>
          </table:table-cell>
          <table:table-cell office:value-type="float" office:value="0.4139458" calcext:value-type="float">
            <text:p>0.4139458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5077E-015" calcext:value-type="float">
            <text:p>1.935077E-15</text:p>
          </table:table-cell>
          <table:table-cell office:value-type="float" office:value="1.908264E-015" calcext:value-type="float">
            <text:p>1.908264E-15</text:p>
          </table:table-cell>
          <table:table-cell office:value-type="float" office:value="1.975658E-015" calcext:value-type="float">
            <text:p>1.975658E-15</text:p>
          </table:table-cell>
          <table:table-cell office:value-type="float" office:value="1.974738E-015" calcext:value-type="float">
            <text:p>1.974738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651428" calcext:value-type="float">
            <text:p>-0.02651428</text:p>
          </table:table-cell>
          <table:table-cell office:value-type="float" office:value="-0.02625754" calcext:value-type="float">
            <text:p>-0.02625754</text:p>
          </table:table-cell>
          <table:table-cell office:value-type="float" office:value="-0.02558965" calcext:value-type="float">
            <text:p>-0.02558965</text:p>
          </table:table-cell>
          <table:table-cell office:value-type="float" office:value="-0.02444377" calcext:value-type="float">
            <text:p>-0.02444377</text:p>
          </table:table-cell>
          <table:table-cell office:value-type="float" office:value="-0.02317507" calcext:value-type="float">
            <text:p>-0.02317507</text:p>
          </table:table-cell>
          <table:table-cell office:value-type="float" office:value="-0.0217706" calcext:value-type="float">
            <text:p>-0.0217706</text:p>
          </table:table-cell>
          <table:table-cell office:value-type="float" office:value="-0.01926493" calcext:value-type="float">
            <text:p>-0.01926493</text:p>
          </table:table-cell>
          <table:table-cell office:value-type="float" office:value="-0.01431605" calcext:value-type="float">
            <text:p>-0.01431605</text:p>
          </table:table-cell>
          <table:table-cell office:value-type="float" office:value="-0.007040705" calcext:value-type="float">
            <text:p>-0.007040705</text:p>
          </table:table-cell>
          <table:table-cell office:value-type="float" office:value="-0.0037637" calcext:value-type="float">
            <text:p>-0.0037637</text:p>
          </table:table-cell>
          <table:table-cell office:value-type="float" office:value="57.93708" calcext:value-type="float">
            <text:p>57.93708</text:p>
          </table:table-cell>
          <table:table-cell office:value-type="float" office:value="0" calcext:value-type="float">
            <text:p>0</text:p>
          </table:table-cell>
          <table:table-cell office:value-type="float" office:value="-0.02671351" calcext:value-type="float">
            <text:p>-0.02671351</text:p>
          </table:table-cell>
          <table:table-cell office:value-type="float" office:value="0.01368589" calcext:value-type="float">
            <text:p>0.01368589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4" calcext:value-type="float">
            <text:p>17012004</text:p>
          </table:table-cell>
          <table:table-cell office:value-type="float" office:value="102.2" calcext:value-type="float">
            <text:p>102.2</text:p>
          </table:table-cell>
          <table:table-cell office:value-type="float" office:value="-3.109595" calcext:value-type="float">
            <text:p>-3.109595</text:p>
          </table:table-cell>
          <table:table-cell office:value-type="float" office:value="0" calcext:value-type="float">
            <text:p>0</text:p>
          </table:table-cell>
          <table:table-cell office:value-type="float" office:value="1421.898" calcext:value-type="float">
            <text:p>1421.898</text:p>
          </table:table-cell>
          <table:table-cell office:value-type="float" office:value="0.9230412" calcext:value-type="float">
            <text:p>0.9230412</text:p>
          </table:table-cell>
          <table:table-cell office:value-type="float" office:value="536.4624" calcext:value-type="float">
            <text:p>536.4624</text:p>
          </table:table-cell>
          <table:table-cell office:value-type="float" office:value="0.2864095" calcext:value-type="float">
            <text:p>0.2864095</text:p>
          </table:table-cell>
          <table:table-cell office:value-type="float" office:value="0.2868252" calcext:value-type="float">
            <text:p>0.2868252</text:p>
          </table:table-cell>
          <table:table-cell office:value-type="float" office:value="0.2879189" calcext:value-type="float">
            <text:p>0.2879189</text:p>
          </table:table-cell>
          <table:table-cell office:value-type="float" office:value="0.289921" calcext:value-type="float">
            <text:p>0.289921</text:p>
          </table:table-cell>
          <table:table-cell office:value-type="float" office:value="0.2921671" calcext:value-type="float">
            <text:p>0.2921671</text:p>
          </table:table-cell>
          <table:table-cell office:value-type="float" office:value="0.2946493" calcext:value-type="float">
            <text:p>0.2946493</text:p>
          </table:table-cell>
          <table:table-cell office:value-type="float" office:value="0.345513" calcext:value-type="float">
            <text:p>0.345513</text:p>
          </table:table-cell>
          <table:table-cell office:value-type="float" office:value="0.3598764" calcext:value-type="float">
            <text:p>0.3598764</text:p>
          </table:table-cell>
          <table:table-cell office:value-type="float" office:value="0.3876448" calcext:value-type="float">
            <text:p>0.3876448</text:p>
          </table:table-cell>
          <table:table-cell office:value-type="float" office:value="0.413946" calcext:value-type="float">
            <text:p>0.413946</text:p>
          </table:table-cell>
          <table:table-cell office:value-type="float" office:value="0.5107093" calcext:value-type="float">
            <text:p>0.510709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512E-015" calcext:value-type="float">
            <text:p>1.93512E-15</text:p>
          </table:table-cell>
          <table:table-cell office:value-type="float" office:value="1.908251E-015" calcext:value-type="float">
            <text:p>1.908251E-15</text:p>
          </table:table-cell>
          <table:table-cell office:value-type="float" office:value="1.975649E-015" calcext:value-type="float">
            <text:p>1.975649E-15</text:p>
          </table:table-cell>
          <table:table-cell office:value-type="float" office:value="1.974737E-015" calcext:value-type="float">
            <text:p>1.974737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630172" calcext:value-type="float">
            <text:p>-0.02630172</text:p>
          </table:table-cell>
          <table:table-cell office:value-type="float" office:value="-0.02605138" calcext:value-type="float">
            <text:p>-0.02605138</text:p>
          </table:table-cell>
          <table:table-cell office:value-type="float" office:value="-0.02536695" calcext:value-type="float">
            <text:p>-0.02536695</text:p>
          </table:table-cell>
          <table:table-cell office:value-type="float" office:value="-0.02418593" calcext:value-type="float">
            <text:p>-0.02418593</text:p>
          </table:table-cell>
          <table:table-cell office:value-type="float" office:value="-0.02292931" calcext:value-type="float">
            <text:p>-0.02292931</text:p>
          </table:table-cell>
          <table:table-cell office:value-type="float" office:value="-0.02162058" calcext:value-type="float">
            <text:p>-0.02162058</text:p>
          </table:table-cell>
          <table:table-cell office:value-type="float" office:value="-0.01923917" calcext:value-type="float">
            <text:p>-0.01923917</text:p>
          </table:table-cell>
          <table:table-cell office:value-type="float" office:value="-0.01435648" calcext:value-type="float">
            <text:p>-0.01435648</text:p>
          </table:table-cell>
          <table:table-cell office:value-type="float" office:value="-0.007047923" calcext:value-type="float">
            <text:p>-0.007047923</text:p>
          </table:table-cell>
          <table:table-cell office:value-type="float" office:value="-0.003763719" calcext:value-type="float">
            <text:p>-0.003763719</text:p>
          </table:table-cell>
          <table:table-cell office:value-type="float" office:value="61.42718" calcext:value-type="float">
            <text:p>61.42718</text:p>
          </table:table-cell>
          <table:table-cell office:value-type="float" office:value="0" calcext:value-type="float">
            <text:p>0</text:p>
          </table:table-cell>
          <table:table-cell office:value-type="float" office:value="-0.02648981" calcext:value-type="float">
            <text:p>-0.02648981</text:p>
          </table:table-cell>
          <table:table-cell office:value-type="float" office:value="0.01359949" calcext:value-type="float">
            <text:p>0.01359949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1.228512" calcext:value-type="float">
            <text:p>-1.2285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4" calcext:value-type="float">
            <text:p>18012004</text:p>
          </table:table-cell>
          <table:table-cell office:value-type="float" office:value="103.4" calcext:value-type="float">
            <text:p>103.4</text:p>
          </table:table-cell>
          <table:table-cell office:value-type="float" office:value="-3.326186" calcext:value-type="float">
            <text:p>-3.326186</text:p>
          </table:table-cell>
          <table:table-cell office:value-type="float" office:value="0" calcext:value-type="float">
            <text:p>0</text:p>
          </table:table-cell>
          <table:table-cell office:value-type="float" office:value="1423.419" calcext:value-type="float">
            <text:p>1423.419</text:p>
          </table:table-cell>
          <table:table-cell office:value-type="float" office:value="0.8185067" calcext:value-type="float">
            <text:p>0.8185067</text:p>
          </table:table-cell>
          <table:table-cell office:value-type="float" office:value="537.8024" calcext:value-type="float">
            <text:p>537.8024</text:p>
          </table:table-cell>
          <table:table-cell office:value-type="float" office:value="0.2869615" calcext:value-type="float">
            <text:p>0.2869615</text:p>
          </table:table-cell>
          <table:table-cell office:value-type="float" office:value="0.2873397" calcext:value-type="float">
            <text:p>0.2873397</text:p>
          </table:table-cell>
          <table:table-cell office:value-type="float" office:value="0.2883566" calcext:value-type="float">
            <text:p>0.2883566</text:p>
          </table:table-cell>
          <table:table-cell office:value-type="float" office:value="0.2903154" calcext:value-type="float">
            <text:p>0.2903154</text:p>
          </table:table-cell>
          <table:table-cell office:value-type="float" office:value="0.2925223" calcext:value-type="float">
            <text:p>0.2925223</text:p>
          </table:table-cell>
          <table:table-cell office:value-type="float" office:value="0.2949452" calcext:value-type="float">
            <text:p>0.2949452</text:p>
          </table:table-cell>
          <table:table-cell office:value-type="float" office:value="0.3456243" calcext:value-type="float">
            <text:p>0.3456243</text:p>
          </table:table-cell>
          <table:table-cell office:value-type="float" office:value="0.3598056" calcext:value-type="float">
            <text:p>0.3598056</text:p>
          </table:table-cell>
          <table:table-cell office:value-type="float" office:value="0.3876081" calcext:value-type="float">
            <text:p>0.3876081</text:p>
          </table:table-cell>
          <table:table-cell office:value-type="float" office:value="0.413946" calcext:value-type="float">
            <text:p>0.413946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5163E-015" calcext:value-type="float">
            <text:p>1.935163E-15</text:p>
          </table:table-cell>
          <table:table-cell office:value-type="float" office:value="1.908237E-015" calcext:value-type="float">
            <text:p>1.908237E-15</text:p>
          </table:table-cell>
          <table:table-cell office:value-type="float" office:value="1.975639E-015" calcext:value-type="float">
            <text:p>1.975639E-15</text:p>
          </table:table-cell>
          <table:table-cell office:value-type="float" office:value="1.974737E-015" calcext:value-type="float">
            <text:p>1.974737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595313" calcext:value-type="float">
            <text:p>-0.02595313</text:p>
          </table:table-cell>
          <table:table-cell office:value-type="float" office:value="-0.02573021" calcext:value-type="float">
            <text:p>-0.02573021</text:p>
          </table:table-cell>
          <table:table-cell office:value-type="float" office:value="-0.02510164" calcext:value-type="float">
            <text:p>-0.02510164</text:p>
          </table:table-cell>
          <table:table-cell office:value-type="float" office:value="-0.02395922" calcext:value-type="float">
            <text:p>-0.02395922</text:p>
          </table:table-cell>
          <table:table-cell office:value-type="float" office:value="-0.02273702" calcext:value-type="float">
            <text:p>-0.02273702</text:p>
          </table:table-cell>
          <table:table-cell office:value-type="float" office:value="-0.0214707" calcext:value-type="float">
            <text:p>-0.0214707</text:p>
          </table:table-cell>
          <table:table-cell office:value-type="float" office:value="-0.01917978" calcext:value-type="float">
            <text:p>-0.01917978</text:p>
          </table:table-cell>
          <table:table-cell office:value-type="float" office:value="-0.01438373" calcext:value-type="float">
            <text:p>-0.01438373</text:p>
          </table:table-cell>
          <table:table-cell office:value-type="float" office:value="-0.007054328" calcext:value-type="float">
            <text:p>-0.007054328</text:p>
          </table:table-cell>
          <table:table-cell office:value-type="float" office:value="-0.003763719" calcext:value-type="float">
            <text:p>-0.003763719</text:p>
          </table:table-cell>
          <table:table-cell office:value-type="float" office:value="64.91365" calcext:value-type="float">
            <text:p>64.91365</text:p>
          </table:table-cell>
          <table:table-cell office:value-type="float" office:value="0" calcext:value-type="float">
            <text:p>0</text:p>
          </table:table-cell>
          <table:table-cell office:value-type="float" office:value="-0.02612131" calcext:value-type="float">
            <text:p>-0.02612131</text:p>
          </table:table-cell>
          <table:table-cell office:value-type="float" office:value="0.01351375" calcext:value-type="float">
            <text:p>0.01351375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4" calcext:value-type="float">
            <text:p>19012004</text:p>
          </table:table-cell>
          <table:table-cell office:value-type="float" office:value="106.1" calcext:value-type="float">
            <text:p>106.1</text:p>
          </table:table-cell>
          <table:table-cell office:value-type="float" office:value="-3.580886" calcext:value-type="float">
            <text:p>-3.580886</text:p>
          </table:table-cell>
          <table:table-cell office:value-type="float" office:value="0" calcext:value-type="float">
            <text:p>0</text:p>
          </table:table-cell>
          <table:table-cell office:value-type="float" office:value="1426.482" calcext:value-type="float">
            <text:p>1426.482</text:p>
          </table:table-cell>
          <table:table-cell office:value-type="float" office:value="0.7097405" calcext:value-type="float">
            <text:p>0.7097405</text:p>
          </table:table-cell>
          <table:table-cell office:value-type="float" office:value="543.4689" calcext:value-type="float">
            <text:p>543.4689</text:p>
          </table:table-cell>
          <table:table-cell office:value-type="float" office:value="0.2876864" calcext:value-type="float">
            <text:p>0.2876864</text:p>
          </table:table-cell>
          <table:table-cell office:value-type="float" office:value="0.2879947" calcext:value-type="float">
            <text:p>0.2879947</text:p>
          </table:table-cell>
          <table:table-cell office:value-type="float" office:value="0.2888726" calcext:value-type="float">
            <text:p>0.2888726</text:p>
          </table:table-cell>
          <table:table-cell office:value-type="float" office:value="0.2907278" calcext:value-type="float">
            <text:p>0.2907278</text:p>
          </table:table-cell>
          <table:table-cell office:value-type="float" office:value="0.2928692" calcext:value-type="float">
            <text:p>0.2928692</text:p>
          </table:table-cell>
          <table:table-cell office:value-type="float" office:value="0.2952366" calcext:value-type="float">
            <text:p>0.2952366</text:p>
          </table:table-cell>
          <table:table-cell office:value-type="float" office:value="0.3457654" calcext:value-type="float">
            <text:p>0.3457654</text:p>
          </table:table-cell>
          <table:table-cell office:value-type="float" office:value="0.359764" calcext:value-type="float">
            <text:p>0.359764</text:p>
          </table:table-cell>
          <table:table-cell office:value-type="float" office:value="0.3875766" calcext:value-type="float">
            <text:p>0.3875766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5206E-015" calcext:value-type="float">
            <text:p>1.935206E-15</text:p>
          </table:table-cell>
          <table:table-cell office:value-type="float" office:value="1.908226E-015" calcext:value-type="float">
            <text:p>1.908226E-15</text:p>
          </table:table-cell>
          <table:table-cell office:value-type="float" office:value="1.97563E-015" calcext:value-type="float">
            <text:p>1.97563E-15</text:p>
          </table:table-cell>
          <table:table-cell office:value-type="float" office:value="1.974736E-015" calcext:value-type="float">
            <text:p>1.974736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550405" calcext:value-type="float">
            <text:p>-0.02550405</text:p>
          </table:table-cell>
          <table:table-cell office:value-type="float" office:value="-0.02532841" calcext:value-type="float">
            <text:p>-0.02532841</text:p>
          </table:table-cell>
          <table:table-cell office:value-type="float" office:value="-0.02479305" calcext:value-type="float">
            <text:p>-0.02479305</text:p>
          </table:table-cell>
          <table:table-cell office:value-type="float" office:value="-0.02372499" calcext:value-type="float">
            <text:p>-0.02372499</text:p>
          </table:table-cell>
          <table:table-cell office:value-type="float" office:value="-0.02255122" calcext:value-type="float">
            <text:p>-0.02255122</text:p>
          </table:table-cell>
          <table:table-cell office:value-type="float" office:value="-0.02132435" calcext:value-type="float">
            <text:p>-0.02132435</text:p>
          </table:table-cell>
          <table:table-cell office:value-type="float" office:value="-0.01910462" calcext:value-type="float">
            <text:p>-0.01910462</text:p>
          </table:table-cell>
          <table:table-cell office:value-type="float" office:value="-0.01439983" calcext:value-type="float">
            <text:p>-0.01439983</text:p>
          </table:table-cell>
          <table:table-cell office:value-type="float" office:value="-0.007059833" calcext:value-type="float">
            <text:p>-0.007059833</text:p>
          </table:table-cell>
          <table:table-cell office:value-type="float" office:value="-0.003763719" calcext:value-type="float">
            <text:p>-0.003763719</text:p>
          </table:table-cell>
          <table:table-cell office:value-type="float" office:value="68.39769" calcext:value-type="float">
            <text:p>68.39769</text:p>
          </table:table-cell>
          <table:table-cell office:value-type="float" office:value="0" calcext:value-type="float">
            <text:p>0</text:p>
          </table:table-cell>
          <table:table-cell office:value-type="float" office:value="-0.02563743" calcext:value-type="float">
            <text:p>-0.02563743</text:p>
          </table:table-cell>
          <table:table-cell office:value-type="float" office:value="0.01342857" calcext:value-type="float">
            <text:p>0.01342857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1.228512" calcext:value-type="float">
            <text:p>-1.2285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4" calcext:value-type="float">
            <text:p>20012004</text:p>
          </table:table-cell>
          <table:table-cell office:value-type="float" office:value="106.1" calcext:value-type="float">
            <text:p>106.1</text:p>
          </table:table-cell>
          <table:table-cell office:value-type="float" office:value="-3.832235" calcext:value-type="float">
            <text:p>-3.832235</text:p>
          </table:table-cell>
          <table:table-cell office:value-type="float" office:value="0" calcext:value-type="float">
            <text:p>0</text:p>
          </table:table-cell>
          <table:table-cell office:value-type="float" office:value="1426.845" calcext:value-type="float">
            <text:p>1426.845</text:p>
          </table:table-cell>
          <table:table-cell office:value-type="float" office:value="0.598778" calcext:value-type="float">
            <text:p>0.598778</text:p>
          </table:table-cell>
          <table:table-cell office:value-type="float" office:value="541.4906" calcext:value-type="float">
            <text:p>541.4906</text:p>
          </table:table-cell>
          <table:table-cell office:value-type="float" office:value="0.2887362" calcext:value-type="float">
            <text:p>0.2887362</text:p>
          </table:table-cell>
          <table:table-cell office:value-type="float" office:value="0.2889374" calcext:value-type="float">
            <text:p>0.2889374</text:p>
          </table:table-cell>
          <table:table-cell office:value-type="float" office:value="0.2895665" calcext:value-type="float">
            <text:p>0.2895665</text:p>
          </table:table-cell>
          <table:table-cell office:value-type="float" office:value="0.2911643" calcext:value-type="float">
            <text:p>0.2911643</text:p>
          </table:table-cell>
          <table:table-cell office:value-type="float" office:value="0.293229" calcext:value-type="float">
            <text:p>0.293229</text:p>
          </table:table-cell>
          <table:table-cell office:value-type="float" office:value="0.2955394" calcext:value-type="float">
            <text:p>0.2955394</text:p>
          </table:table-cell>
          <table:table-cell office:value-type="float" office:value="0.3459252" calcext:value-type="float">
            <text:p>0.3459252</text:p>
          </table:table-cell>
          <table:table-cell office:value-type="float" office:value="0.3597453" calcext:value-type="float">
            <text:p>0.3597453</text:p>
          </table:table-cell>
          <table:table-cell office:value-type="float" office:value="0.3875505" calcext:value-type="float">
            <text:p>0.3875505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5247E-015" calcext:value-type="float">
            <text:p>1.935247E-15</text:p>
          </table:table-cell>
          <table:table-cell office:value-type="float" office:value="1.908215E-015" calcext:value-type="float">
            <text:p>1.908215E-15</text:p>
          </table:table-cell>
          <table:table-cell office:value-type="float" office:value="1.975619E-015" calcext:value-type="float">
            <text:p>1.975619E-15</text:p>
          </table:table-cell>
          <table:table-cell office:value-type="float" office:value="1.974736E-015" calcext:value-type="float">
            <text:p>1.974736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486862" calcext:value-type="float">
            <text:p>-0.02486862</text:p>
          </table:table-cell>
          <table:table-cell office:value-type="float" office:value="-0.02476219" calcext:value-type="float">
            <text:p>-0.02476219</text:p>
          </table:table-cell>
          <table:table-cell office:value-type="float" office:value="-0.02438524" calcext:value-type="float">
            <text:p>-0.02438524</text:p>
          </table:table-cell>
          <table:table-cell office:value-type="float" office:value="-0.02348014" calcext:value-type="float">
            <text:p>-0.02348014</text:p>
          </table:table-cell>
          <table:table-cell office:value-type="float" office:value="-0.02236039" calcext:value-type="float">
            <text:p>-0.02236039</text:p>
          </table:table-cell>
          <table:table-cell office:value-type="float" office:value="-0.02117352" calcext:value-type="float">
            <text:p>-0.02117352</text:p>
          </table:table-cell>
          <table:table-cell office:value-type="float" office:value="-0.01901989" calcext:value-type="float">
            <text:p>-0.01901989</text:p>
          </table:table-cell>
          <table:table-cell office:value-type="float" office:value="-0.01440709" calcext:value-type="float">
            <text:p>-0.01440709</text:p>
          </table:table-cell>
          <table:table-cell office:value-type="float" office:value="-0.007064413" calcext:value-type="float">
            <text:p>-0.007064413</text:p>
          </table:table-cell>
          <table:table-cell office:value-type="float" office:value="-0.00376372" calcext:value-type="float">
            <text:p>-0.00376372</text:p>
          </table:table-cell>
          <table:table-cell office:value-type="float" office:value="71.87989" calcext:value-type="float">
            <text:p>71.87989</text:p>
          </table:table-cell>
          <table:table-cell office:value-type="float" office:value="0" calcext:value-type="float">
            <text:p>0</text:p>
          </table:table-cell>
          <table:table-cell office:value-type="float" office:value="-0.02495337" calcext:value-type="float">
            <text:p>-0.02495337</text:p>
          </table:table-cell>
          <table:table-cell office:value-type="float" office:value="0.01334361" calcext:value-type="float">
            <text:p>0.01334361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1.228512" calcext:value-type="float">
            <text:p>-1.2285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4" calcext:value-type="float">
            <text:p>21012004</text:p>
          </table:table-cell>
          <table:table-cell office:value-type="float" office:value="106.1" calcext:value-type="float">
            <text:p>106.1</text:p>
          </table:table-cell>
          <table:table-cell office:value-type="float" office:value="-3.996586" calcext:value-type="float">
            <text:p>-3.996586</text:p>
          </table:table-cell>
          <table:table-cell office:value-type="float" office:value="0" calcext:value-type="float">
            <text:p>0</text:p>
          </table:table-cell>
          <table:table-cell office:value-type="float" office:value="1427.121" calcext:value-type="float">
            <text:p>1427.121</text:p>
          </table:table-cell>
          <table:table-cell office:value-type="float" office:value="0.4865078" calcext:value-type="float">
            <text:p>0.4865078</text:p>
          </table:table-cell>
          <table:table-cell office:value-type="float" office:value="539.5722" calcext:value-type="float">
            <text:p>539.5722</text:p>
          </table:table-cell>
          <table:table-cell office:value-type="float" office:value="0.2898176" calcext:value-type="float">
            <text:p>0.2898176</text:p>
          </table:table-cell>
          <table:table-cell office:value-type="float" office:value="0.2899569" calcext:value-type="float">
            <text:p>0.2899569</text:p>
          </table:table-cell>
          <table:table-cell office:value-type="float" office:value="0.2903937" calcext:value-type="float">
            <text:p>0.2903937</text:p>
          </table:table-cell>
          <table:table-cell office:value-type="float" office:value="0.2917472" calcext:value-type="float">
            <text:p>0.2917472</text:p>
          </table:table-cell>
          <table:table-cell office:value-type="float" office:value="0.2936497" calcext:value-type="float">
            <text:p>0.2936497</text:p>
          </table:table-cell>
          <table:table-cell office:value-type="float" office:value="0.2958717" calcext:value-type="float">
            <text:p>0.2958717</text:p>
          </table:table-cell>
          <table:table-cell office:value-type="float" office:value="0.3461019" calcext:value-type="float">
            <text:p>0.3461019</text:p>
          </table:table-cell>
          <table:table-cell office:value-type="float" office:value="0.3597451" calcext:value-type="float">
            <text:p>0.3597451</text:p>
          </table:table-cell>
          <table:table-cell office:value-type="float" office:value="0.3875296" calcext:value-type="float">
            <text:p>0.3875296</text:p>
          </table:table-cell>
          <table:table-cell office:value-type="float" office:value="0.4139458" calcext:value-type="float">
            <text:p>0.4139458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5289E-015" calcext:value-type="float">
            <text:p>1.935289E-15</text:p>
          </table:table-cell>
          <table:table-cell office:value-type="float" office:value="1.908203E-015" calcext:value-type="float">
            <text:p>1.908203E-15</text:p>
          </table:table-cell>
          <table:table-cell office:value-type="float" office:value="1.97561E-015" calcext:value-type="float">
            <text:p>1.97561E-15</text:p>
          </table:table-cell>
          <table:table-cell office:value-type="float" office:value="1.974736E-015" calcext:value-type="float">
            <text:p>1.974736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423008" calcext:value-type="float">
            <text:p>-0.02423008</text:p>
          </table:table-cell>
          <table:table-cell office:value-type="float" office:value="-0.02416397" calcext:value-type="float">
            <text:p>-0.02416397</text:p>
          </table:table-cell>
          <table:table-cell office:value-type="float" office:value="-0.02390794" calcext:value-type="float">
            <text:p>-0.02390794</text:p>
          </table:table-cell>
          <table:table-cell office:value-type="float" office:value="-0.02315776" calcext:value-type="float">
            <text:p>-0.02315776</text:p>
          </table:table-cell>
          <table:table-cell office:value-type="float" office:value="-0.02213994" calcext:value-type="float">
            <text:p>-0.02213994</text:p>
          </table:table-cell>
          <table:table-cell office:value-type="float" office:value="-0.02100958" calcext:value-type="float">
            <text:p>-0.02100958</text:p>
          </table:table-cell>
          <table:table-cell office:value-type="float" office:value="-0.01892656" calcext:value-type="float">
            <text:p>-0.01892656</text:p>
          </table:table-cell>
          <table:table-cell office:value-type="float" office:value="-0.01440724" calcext:value-type="float">
            <text:p>-0.01440724</text:p>
          </table:table-cell>
          <table:table-cell office:value-type="float" office:value="-0.007068065" calcext:value-type="float">
            <text:p>-0.007068065</text:p>
          </table:table-cell>
          <table:table-cell office:value-type="float" office:value="-0.003763697" calcext:value-type="float">
            <text:p>-0.003763697</text:p>
          </table:table-cell>
          <table:table-cell office:value-type="float" office:value="75.36105" calcext:value-type="float">
            <text:p>75.36105</text:p>
          </table:table-cell>
          <table:table-cell office:value-type="float" office:value="0" calcext:value-type="float">
            <text:p>0</text:p>
          </table:table-cell>
          <table:table-cell office:value-type="float" office:value="-0.02429615" calcext:value-type="float">
            <text:p>-0.02429615</text:p>
          </table:table-cell>
          <table:table-cell office:value-type="float" office:value="0.01325889" calcext:value-type="float">
            <text:p>0.01325889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4" calcext:value-type="float">
            <text:p>22012004</text:p>
          </table:table-cell>
          <table:table-cell office:value-type="float" office:value="106.1" calcext:value-type="float">
            <text:p>106.1</text:p>
          </table:table-cell>
          <table:table-cell office:value-type="float" office:value="-4.012596" calcext:value-type="float">
            <text:p>-4.012596</text:p>
          </table:table-cell>
          <table:table-cell office:value-type="float" office:value="0" calcext:value-type="float">
            <text:p>0</text:p>
          </table:table-cell>
          <table:table-cell office:value-type="float" office:value="1427.252" calcext:value-type="float">
            <text:p>1427.252</text:p>
          </table:table-cell>
          <table:table-cell office:value-type="float" office:value="0.3717245" calcext:value-type="float">
            <text:p>0.3717245</text:p>
          </table:table-cell>
          <table:table-cell office:value-type="float" office:value="537.7618" calcext:value-type="float">
            <text:p>537.7618</text:p>
          </table:table-cell>
          <table:table-cell office:value-type="float" office:value="0.2904399" calcext:value-type="float">
            <text:p>0.2904399</text:p>
          </table:table-cell>
          <table:table-cell office:value-type="float" office:value="0.290636" calcext:value-type="float">
            <text:p>0.290636</text:p>
          </table:table-cell>
          <table:table-cell office:value-type="float" office:value="0.291129" calcext:value-type="float">
            <text:p>0.291129</text:p>
          </table:table-cell>
          <table:table-cell office:value-type="float" office:value="0.2923771" calcext:value-type="float">
            <text:p>0.2923771</text:p>
          </table:table-cell>
          <table:table-cell office:value-type="float" office:value="0.2941405" calcext:value-type="float">
            <text:p>0.2941405</text:p>
          </table:table-cell>
          <table:table-cell office:value-type="float" office:value="0.2962611" calcext:value-type="float">
            <text:p>0.2962611</text:p>
          </table:table-cell>
          <table:table-cell office:value-type="float" office:value="0.3463041" calcext:value-type="float">
            <text:p>0.3463041</text:p>
          </table:table-cell>
          <table:table-cell office:value-type="float" office:value="0.3597602" calcext:value-type="float">
            <text:p>0.3597602</text:p>
          </table:table-cell>
          <table:table-cell office:value-type="float" office:value="0.3875138" calcext:value-type="float">
            <text:p>0.3875138</text:p>
          </table:table-cell>
          <table:table-cell office:value-type="float" office:value="0.4139458" calcext:value-type="float">
            <text:p>0.4139458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533E-015" calcext:value-type="float">
            <text:p>1.93533E-15</text:p>
          </table:table-cell>
          <table:table-cell office:value-type="float" office:value="1.90819E-015" calcext:value-type="float">
            <text:p>1.90819E-15</text:p>
          </table:table-cell>
          <table:table-cell office:value-type="float" office:value="1.9756E-015" calcext:value-type="float">
            <text:p>1.9756E-15</text:p>
          </table:table-cell>
          <table:table-cell office:value-type="float" office:value="1.974736E-015" calcext:value-type="float">
            <text:p>1.974736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386735" calcext:value-type="float">
            <text:p>-0.02386735</text:p>
          </table:table-cell>
          <table:table-cell office:value-type="float" office:value="-0.02377156" calcext:value-type="float">
            <text:p>-0.02377156</text:p>
          </table:table-cell>
          <table:table-cell office:value-type="float" office:value="-0.02349083" calcext:value-type="float">
            <text:p>-0.02349083</text:p>
          </table:table-cell>
          <table:table-cell office:value-type="float" office:value="-0.02281414" calcext:value-type="float">
            <text:p>-0.02281414</text:p>
          </table:table-cell>
          <table:table-cell office:value-type="float" office:value="-0.02188558" calcext:value-type="float">
            <text:p>-0.02188558</text:p>
          </table:table-cell>
          <table:table-cell office:value-type="float" office:value="-0.02081927" calcext:value-type="float">
            <text:p>-0.02081927</text:p>
          </table:table-cell>
          <table:table-cell office:value-type="float" office:value="-0.0188205" calcext:value-type="float">
            <text:p>-0.0188205</text:p>
          </table:table-cell>
          <table:table-cell office:value-type="float" office:value="-0.0144015" calcext:value-type="float">
            <text:p>-0.0144015</text:p>
          </table:table-cell>
          <table:table-cell office:value-type="float" office:value="-0.00707085" calcext:value-type="float">
            <text:p>-0.00707085</text:p>
          </table:table-cell>
          <table:table-cell office:value-type="float" office:value="-0.0037637" calcext:value-type="float">
            <text:p>-0.0037637</text:p>
          </table:table-cell>
          <table:table-cell office:value-type="float" office:value="78.84248" calcext:value-type="float">
            <text:p>78.84248</text:p>
          </table:table-cell>
          <table:table-cell office:value-type="float" office:value="0" calcext:value-type="float">
            <text:p>0</text:p>
          </table:table-cell>
          <table:table-cell office:value-type="float" office:value="-0.02396232" calcext:value-type="float">
            <text:p>-0.02396232</text:p>
          </table:table-cell>
          <table:table-cell office:value-type="float" office:value="0.01317517" calcext:value-type="float">
            <text:p>0.01317517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4" calcext:value-type="float">
            <text:p>23012004</text:p>
          </table:table-cell>
          <table:table-cell office:value-type="float" office:value="112.2" calcext:value-type="float">
            <text:p>112.2</text:p>
          </table:table-cell>
          <table:table-cell office:value-type="float" office:value="-4.146183" calcext:value-type="float">
            <text:p>-4.146183</text:p>
          </table:table-cell>
          <table:table-cell office:value-type="float" office:value="0" calcext:value-type="float">
            <text:p>0</text:p>
          </table:table-cell>
          <table:table-cell office:value-type="float" office:value="1433.6" calcext:value-type="float">
            <text:p>1433.6</text:p>
          </table:table-cell>
          <table:table-cell office:value-type="float" office:value="0.2570601" calcext:value-type="float">
            <text:p>0.2570601</text:p>
          </table:table-cell>
          <table:table-cell office:value-type="float" office:value="559.2353" calcext:value-type="float">
            <text:p>559.2353</text:p>
          </table:table-cell>
          <table:table-cell office:value-type="float" office:value="0.2902561" calcext:value-type="float">
            <text:p>0.2902561</text:p>
          </table:table-cell>
          <table:table-cell office:value-type="float" office:value="0.2906303" calcext:value-type="float">
            <text:p>0.2906303</text:p>
          </table:table-cell>
          <table:table-cell office:value-type="float" office:value="0.2914679" calcext:value-type="float">
            <text:p>0.2914679</text:p>
          </table:table-cell>
          <table:table-cell office:value-type="float" office:value="0.2929067" calcext:value-type="float">
            <text:p>0.2929067</text:p>
          </table:table-cell>
          <table:table-cell office:value-type="float" office:value="0.294635" calcext:value-type="float">
            <text:p>0.294635</text:p>
          </table:table-cell>
          <table:table-cell office:value-type="float" office:value="0.2966211" calcext:value-type="float">
            <text:p>0.2966211</text:p>
          </table:table-cell>
          <table:table-cell office:value-type="float" office:value="0.3465282" calcext:value-type="float">
            <text:p>0.3465282</text:p>
          </table:table-cell>
          <table:table-cell office:value-type="float" office:value="0.3597884" calcext:value-type="float">
            <text:p>0.3597884</text:p>
          </table:table-cell>
          <table:table-cell office:value-type="float" office:value="0.3875026" calcext:value-type="float">
            <text:p>0.3875026</text:p>
          </table:table-cell>
          <table:table-cell office:value-type="float" office:value="0.4139458" calcext:value-type="float">
            <text:p>0.4139458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5371E-015" calcext:value-type="float">
            <text:p>1.935371E-15</text:p>
          </table:table-cell>
          <table:table-cell office:value-type="float" office:value="1.90818E-015" calcext:value-type="float">
            <text:p>1.90818E-15</text:p>
          </table:table-cell>
          <table:table-cell office:value-type="float" office:value="1.975591E-015" calcext:value-type="float">
            <text:p>1.975591E-15</text:p>
          </table:table-cell>
          <table:table-cell office:value-type="float" office:value="1.974735E-015" calcext:value-type="float">
            <text:p>1.974735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396735" calcext:value-type="float">
            <text:p>-0.02396735</text:p>
          </table:table-cell>
          <table:table-cell office:value-type="float" office:value="-0.02377045" calcext:value-type="float">
            <text:p>-0.02377045</text:p>
          </table:table-cell>
          <table:table-cell office:value-type="float" office:value="-0.02329941" calcext:value-type="float">
            <text:p>-0.02329941</text:p>
          </table:table-cell>
          <table:table-cell office:value-type="float" office:value="-0.02252897" calcext:value-type="float">
            <text:p>-0.02252897</text:p>
          </table:table-cell>
          <table:table-cell office:value-type="float" office:value="-0.02163214" calcext:value-type="float">
            <text:p>-0.02163214</text:p>
          </table:table-cell>
          <table:table-cell office:value-type="float" office:value="-0.02064449" calcext:value-type="float">
            <text:p>-0.02064449</text:p>
          </table:table-cell>
          <table:table-cell office:value-type="float" office:value="-0.01870353" calcext:value-type="float">
            <text:p>-0.01870353</text:p>
          </table:table-cell>
          <table:table-cell office:value-type="float" office:value="-0.01439072" calcext:value-type="float">
            <text:p>-0.01439072</text:p>
          </table:table-cell>
          <table:table-cell office:value-type="float" office:value="-0.007072819" calcext:value-type="float">
            <text:p>-0.007072819</text:p>
          </table:table-cell>
          <table:table-cell office:value-type="float" office:value="-0.003763693" calcext:value-type="float">
            <text:p>-0.003763693</text:p>
          </table:table-cell>
          <table:table-cell office:value-type="float" office:value="82.32426" calcext:value-type="float">
            <text:p>82.32426</text:p>
          </table:table-cell>
          <table:table-cell office:value-type="float" office:value="0" calcext:value-type="float">
            <text:p>0</text:p>
          </table:table-cell>
          <table:table-cell office:value-type="float" office:value="-0.0241385" calcext:value-type="float">
            <text:p>-0.0241385</text:p>
          </table:table-cell>
          <table:table-cell office:value-type="float" office:value="0.01309365" calcext:value-type="float">
            <text:p>0.01309365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4" calcext:value-type="float">
            <text:p>24012004</text:p>
          </table:table-cell>
          <table:table-cell office:value-type="float" office:value="125.5001" calcext:value-type="float">
            <text:p>125.5001</text:p>
          </table:table-cell>
          <table:table-cell office:value-type="float" office:value="-4.373828" calcext:value-type="float">
            <text:p>-4.373828</text:p>
          </table:table-cell>
          <table:table-cell office:value-type="float" office:value="0" calcext:value-type="float">
            <text:p>0</text:p>
          </table:table-cell>
          <table:table-cell office:value-type="float" office:value="1447.241" calcext:value-type="float">
            <text:p>1447.241</text:p>
          </table:table-cell>
          <table:table-cell office:value-type="float" office:value="0.1430772" calcext:value-type="float">
            <text:p>0.1430772</text:p>
          </table:table-cell>
          <table:table-cell office:value-type="float" office:value="594.3735" calcext:value-type="float">
            <text:p>594.3735</text:p>
          </table:table-cell>
          <table:table-cell office:value-type="float" office:value="0.2898051" calcext:value-type="float">
            <text:p>0.2898051</text:p>
          </table:table-cell>
          <table:table-cell office:value-type="float" office:value="0.2902669" calcext:value-type="float">
            <text:p>0.2902669</text:p>
          </table:table-cell>
          <table:table-cell office:value-type="float" office:value="0.2913849" calcext:value-type="float">
            <text:p>0.2913849</text:p>
          </table:table-cell>
          <table:table-cell office:value-type="float" office:value="0.2931534" calcext:value-type="float">
            <text:p>0.2931534</text:p>
          </table:table-cell>
          <table:table-cell office:value-type="float" office:value="0.2949883" calcext:value-type="float">
            <text:p>0.2949883</text:p>
          </table:table-cell>
          <table:table-cell office:value-type="float" office:value="0.2969639" calcext:value-type="float">
            <text:p>0.2969639</text:p>
          </table:table-cell>
          <table:table-cell office:value-type="float" office:value="0.3467475" calcext:value-type="float">
            <text:p>0.3467475</text:p>
          </table:table-cell>
          <table:table-cell office:value-type="float" office:value="0.3598272" calcext:value-type="float">
            <text:p>0.3598272</text:p>
          </table:table-cell>
          <table:table-cell office:value-type="float" office:value="0.3874956" calcext:value-type="float">
            <text:p>0.3874956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114" calcext:value-type="float">
            <text:p>0.510711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541E-015" calcext:value-type="float">
            <text:p>1.93541E-15</text:p>
          </table:table-cell>
          <table:table-cell office:value-type="float" office:value="1.908172E-015" calcext:value-type="float">
            <text:p>1.908172E-15</text:p>
          </table:table-cell>
          <table:table-cell office:value-type="float" office:value="1.975581E-015" calcext:value-type="float">
            <text:p>1.975581E-15</text:p>
          </table:table-cell>
          <table:table-cell office:value-type="float" office:value="1.974735E-015" calcext:value-type="float">
            <text:p>1.974735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423141" calcext:value-type="float">
            <text:p>-0.02423141</text:p>
          </table:table-cell>
          <table:table-cell office:value-type="float" office:value="-0.0239797" calcext:value-type="float">
            <text:p>-0.0239797</text:p>
          </table:table-cell>
          <table:table-cell office:value-type="float" office:value="-0.02334451" calcext:value-type="float">
            <text:p>-0.02334451</text:p>
          </table:table-cell>
          <table:table-cell office:value-type="float" office:value="-0.02239639" calcext:value-type="float">
            <text:p>-0.02239639</text:p>
          </table:table-cell>
          <table:table-cell office:value-type="float" office:value="-0.02145247" calcext:value-type="float">
            <text:p>-0.02145247</text:p>
          </table:table-cell>
          <table:table-cell office:value-type="float" office:value="-0.02047984" calcext:value-type="float">
            <text:p>-0.02047984</text:p>
          </table:table-cell>
          <table:table-cell office:value-type="float" office:value="-0.01858982" calcext:value-type="float">
            <text:p>-0.01858982</text:p>
          </table:table-cell>
          <table:table-cell office:value-type="float" office:value="-0.01437587" calcext:value-type="float">
            <text:p>-0.01437587</text:p>
          </table:table-cell>
          <table:table-cell office:value-type="float" office:value="-0.007074047" calcext:value-type="float">
            <text:p>-0.007074047</text:p>
          </table:table-cell>
          <table:table-cell office:value-type="float" office:value="-0.003763692" calcext:value-type="float">
            <text:p>-0.003763692</text:p>
          </table:table-cell>
          <table:table-cell office:value-type="float" office:value="85.80703" calcext:value-type="float">
            <text:p>85.80703</text:p>
          </table:table-cell>
          <table:table-cell office:value-type="float" office:value="0" calcext:value-type="float">
            <text:p>0</text:p>
          </table:table-cell>
          <table:table-cell office:value-type="float" office:value="-0.02442825" calcext:value-type="float">
            <text:p>-0.02442825</text:p>
          </table:table-cell>
          <table:table-cell office:value-type="float" office:value="0.01301443" calcext:value-type="float">
            <text:p>0.01301443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4" calcext:value-type="float">
            <text:p>25012004</text:p>
          </table:table-cell>
          <table:table-cell office:value-type="float" office:value="125.5001" calcext:value-type="float">
            <text:p>125.5001</text:p>
          </table:table-cell>
          <table:table-cell office:value-type="float" office:value="-4.502039" calcext:value-type="float">
            <text:p>-4.502039</text:p>
          </table:table-cell>
          <table:table-cell office:value-type="float" office:value="0" calcext:value-type="float">
            <text:p>0</text:p>
          </table:table-cell>
          <table:table-cell office:value-type="float" office:value="1447.481" calcext:value-type="float">
            <text:p>1447.481</text:p>
          </table:table-cell>
          <table:table-cell office:value-type="float" office:value="0.03119571" calcext:value-type="float">
            <text:p>0.03119571</text:p>
          </table:table-cell>
          <table:table-cell office:value-type="float" office:value="592.487" calcext:value-type="float">
            <text:p>592.487</text:p>
          </table:table-cell>
          <table:table-cell office:value-type="float" office:value="0.2900456" calcext:value-type="float">
            <text:p>0.2900456</text:p>
          </table:table-cell>
          <table:table-cell office:value-type="float" office:value="0.290446" calcext:value-type="float">
            <text:p>0.290446</text:p>
          </table:table-cell>
          <table:table-cell office:value-type="float" office:value="0.2914651" calcext:value-type="float">
            <text:p>0.2914651</text:p>
          </table:table-cell>
          <table:table-cell office:value-type="float" office:value="0.2932933" calcext:value-type="float">
            <text:p>0.2932933</text:p>
          </table:table-cell>
          <table:table-cell office:value-type="float" office:value="0.2952161" calcext:value-type="float">
            <text:p>0.2952161</text:p>
          </table:table-cell>
          <table:table-cell office:value-type="float" office:value="0.2972346" calcext:value-type="float">
            <text:p>0.2972346</text:p>
          </table:table-cell>
          <table:table-cell office:value-type="float" office:value="0.3469549" calcext:value-type="float">
            <text:p>0.3469549</text:p>
          </table:table-cell>
          <table:table-cell office:value-type="float" office:value="0.3598725" calcext:value-type="float">
            <text:p>0.3598725</text:p>
          </table:table-cell>
          <table:table-cell office:value-type="float" office:value="0.3874922" calcext:value-type="float">
            <text:p>0.3874922</text:p>
          </table:table-cell>
          <table:table-cell office:value-type="float" office:value="0.4139458" calcext:value-type="float">
            <text:p>0.4139458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5447E-015" calcext:value-type="float">
            <text:p>1.935447E-15</text:p>
          </table:table-cell>
          <table:table-cell office:value-type="float" office:value="1.908166E-015" calcext:value-type="float">
            <text:p>1.908166E-15</text:p>
          </table:table-cell>
          <table:table-cell office:value-type="float" office:value="1.975571E-015" calcext:value-type="float">
            <text:p>1.975571E-15</text:p>
          </table:table-cell>
          <table:table-cell office:value-type="float" office:value="1.974735E-015" calcext:value-type="float">
            <text:p>1.974735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409481" calcext:value-type="float">
            <text:p>-0.02409481</text:p>
          </table:table-cell>
          <table:table-cell office:value-type="float" office:value="-0.02387973" calcext:value-type="float">
            <text:p>-0.02387973</text:p>
          </table:table-cell>
          <table:table-cell office:value-type="float" office:value="-0.02330162" calcext:value-type="float">
            <text:p>-0.02330162</text:p>
          </table:table-cell>
          <table:table-cell office:value-type="float" office:value="-0.02232271" calcext:value-type="float">
            <text:p>-0.02232271</text:p>
          </table:table-cell>
          <table:table-cell office:value-type="float" office:value="-0.02133772" calcext:value-type="float">
            <text:p>-0.02133772</text:p>
          </table:table-cell>
          <table:table-cell office:value-type="float" office:value="-0.02035055" calcext:value-type="float">
            <text:p>-0.02035055</text:p>
          </table:table-cell>
          <table:table-cell office:value-type="float" office:value="-0.01848292" calcext:value-type="float">
            <text:p>-0.01848292</text:p>
          </table:table-cell>
          <table:table-cell office:value-type="float" office:value="-0.0143585" calcext:value-type="float">
            <text:p>-0.0143585</text:p>
          </table:table-cell>
          <table:table-cell office:value-type="float" office:value="-0.007074637" calcext:value-type="float">
            <text:p>-0.007074637</text:p>
          </table:table-cell>
          <table:table-cell office:value-type="float" office:value="-0.003763693" calcext:value-type="float">
            <text:p>-0.003763693</text:p>
          </table:table-cell>
          <table:table-cell office:value-type="float" office:value="89.29112" calcext:value-type="float">
            <text:p>89.29112</text:p>
          </table:table-cell>
          <table:table-cell office:value-type="float" office:value="0" calcext:value-type="float">
            <text:p>0</text:p>
          </table:table-cell>
          <table:table-cell office:value-type="float" office:value="-0.02426185" calcext:value-type="float">
            <text:p>-0.02426185</text:p>
          </table:table-cell>
          <table:table-cell office:value-type="float" office:value="0.0129357" calcext:value-type="float">
            <text:p>0.0129357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4" calcext:value-type="float">
            <text:p>26012004</text:p>
          </table:table-cell>
          <table:table-cell office:value-type="float" office:value="125.5001" calcext:value-type="float">
            <text:p>125.5001</text:p>
          </table:table-cell>
          <table:table-cell office:value-type="float" office:value="-4.5043" calcext:value-type="float">
            <text:p>-4.5043</text:p>
          </table:table-cell>
          <table:table-cell office:value-type="float" office:value="0" calcext:value-type="float">
            <text:p>0</text:p>
          </table:table-cell>
          <table:table-cell office:value-type="float" office:value="1447.595" calcext:value-type="float">
            <text:p>1447.595</text:p>
          </table:table-cell>
          <table:table-cell office:value-type="float" office:value="-0.08021841" calcext:value-type="float">
            <text:p>-0.08021841</text:p>
          </table:table-cell>
          <table:table-cell office:value-type="float" office:value="590.6566" calcext:value-type="float">
            <text:p>590.6566</text:p>
          </table:table-cell>
          <table:table-cell office:value-type="float" office:value="0.2903915" calcext:value-type="float">
            <text:p>0.2903915</text:p>
          </table:table-cell>
          <table:table-cell office:value-type="float" office:value="0.2907781" calcext:value-type="float">
            <text:p>0.2907781</text:p>
          </table:table-cell>
          <table:table-cell office:value-type="float" office:value="0.2917384" calcext:value-type="float">
            <text:p>0.2917384</text:p>
          </table:table-cell>
          <table:table-cell office:value-type="float" office:value="0.2935095" calcext:value-type="float">
            <text:p>0.2935095</text:p>
          </table:table-cell>
          <table:table-cell office:value-type="float" office:value="0.2954299" calcext:value-type="float">
            <text:p>0.2954299</text:p>
          </table:table-cell>
          <table:table-cell office:value-type="float" office:value="0.2974592" calcext:value-type="float">
            <text:p>0.2974592</text:p>
          </table:table-cell>
          <table:table-cell office:value-type="float" office:value="0.3471364" calcext:value-type="float">
            <text:p>0.3471364</text:p>
          </table:table-cell>
          <table:table-cell office:value-type="float" office:value="0.3599219" calcext:value-type="float">
            <text:p>0.3599219</text:p>
          </table:table-cell>
          <table:table-cell office:value-type="float" office:value="0.3874921" calcext:value-type="float">
            <text:p>0.3874921</text:p>
          </table:table-cell>
          <table:table-cell office:value-type="float" office:value="0.4139458" calcext:value-type="float">
            <text:p>0.4139458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5483E-015" calcext:value-type="float">
            <text:p>1.935483E-15</text:p>
          </table:table-cell>
          <table:table-cell office:value-type="float" office:value="1.90816E-015" calcext:value-type="float">
            <text:p>1.90816E-15</text:p>
          </table:table-cell>
          <table:table-cell office:value-type="float" office:value="1.975561E-015" calcext:value-type="float">
            <text:p>1.975561E-15</text:p>
          </table:table-cell>
          <table:table-cell office:value-type="float" office:value="1.974735E-015" calcext:value-type="float">
            <text:p>1.974735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389461" calcext:value-type="float">
            <text:p>-0.02389461</text:p>
          </table:table-cell>
          <table:table-cell office:value-type="float" office:value="-0.02369032" calcext:value-type="float">
            <text:p>-0.02369032</text:p>
          </table:table-cell>
          <table:table-cell office:value-type="float" office:value="-0.02315102" calcext:value-type="float">
            <text:p>-0.02315102</text:p>
          </table:table-cell>
          <table:table-cell office:value-type="float" office:value="-0.02220942" calcext:value-type="float">
            <text:p>-0.02220942</text:p>
          </table:table-cell>
          <table:table-cell office:value-type="float" office:value="-0.02123111" calcext:value-type="float">
            <text:p>-0.02123111</text:p>
          </table:table-cell>
          <table:table-cell office:value-type="float" office:value="-0.02024426" calcext:value-type="float">
            <text:p>-0.02024426</text:p>
          </table:table-cell>
          <table:table-cell office:value-type="float" office:value="-0.01838988" calcext:value-type="float">
            <text:p>-0.01838988</text:p>
          </table:table-cell>
          <table:table-cell office:value-type="float" office:value="-0.01433961" calcext:value-type="float">
            <text:p>-0.01433961</text:p>
          </table:table-cell>
          <table:table-cell office:value-type="float" office:value="-0.007074678" calcext:value-type="float">
            <text:p>-0.007074678</text:p>
          </table:table-cell>
          <table:table-cell office:value-type="float" office:value="-0.003763693" calcext:value-type="float">
            <text:p>-0.003763693</text:p>
          </table:table-cell>
          <table:table-cell office:value-type="float" office:value="92.77672" calcext:value-type="float">
            <text:p>92.77672</text:p>
          </table:table-cell>
          <table:table-cell office:value-type="float" office:value="0" calcext:value-type="float">
            <text:p>0</text:p>
          </table:table-cell>
          <table:table-cell office:value-type="float" office:value="-0.02405818" calcext:value-type="float">
            <text:p>-0.02405818</text:p>
          </table:table-cell>
          <table:table-cell office:value-type="float" office:value="0.01285747" calcext:value-type="float">
            <text:p>0.01285747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4" calcext:value-type="float">
            <text:p>27012004</text:p>
          </table:table-cell>
          <table:table-cell office:value-type="float" office:value="126.5" calcext:value-type="float">
            <text:p>126.5</text:p>
          </table:table-cell>
          <table:table-cell office:value-type="float" office:value="-4.577151" calcext:value-type="float">
            <text:p>-4.577151</text:p>
          </table:table-cell>
          <table:table-cell office:value-type="float" office:value="0" calcext:value-type="float">
            <text:p>0</text:p>
          </table:table-cell>
          <table:table-cell office:value-type="float" office:value="1448.777" calcext:value-type="float">
            <text:p>1448.777</text:p>
          </table:table-cell>
          <table:table-cell office:value-type="float" office:value="-0.1883994" calcext:value-type="float">
            <text:p>-0.1883994</text:p>
          </table:table-cell>
          <table:table-cell office:value-type="float" office:value="594.4384" calcext:value-type="float">
            <text:p>594.4384</text:p>
          </table:table-cell>
          <table:table-cell office:value-type="float" office:value="0.2901993" calcext:value-type="float">
            <text:p>0.2901993</text:p>
          </table:table-cell>
          <table:table-cell office:value-type="float" office:value="0.2907082" calcext:value-type="float">
            <text:p>0.2907082</text:p>
          </table:table-cell>
          <table:table-cell office:value-type="float" office:value="0.2918679" calcext:value-type="float">
            <text:p>0.2918679</text:p>
          </table:table-cell>
          <table:table-cell office:value-type="float" office:value="0.2937204" calcext:value-type="float">
            <text:p>0.2937204</text:p>
          </table:table-cell>
          <table:table-cell office:value-type="float" office:value="0.2956511" calcext:value-type="float">
            <text:p>0.2956511</text:p>
          </table:table-cell>
          <table:table-cell office:value-type="float" office:value="0.2976781" calcext:value-type="float">
            <text:p>0.2976781</text:p>
          </table:table-cell>
          <table:table-cell office:value-type="float" office:value="0.3473019" calcext:value-type="float">
            <text:p>0.3473019</text:p>
          </table:table-cell>
          <table:table-cell office:value-type="float" office:value="0.359972" calcext:value-type="float">
            <text:p>0.359972</text:p>
          </table:table-cell>
          <table:table-cell office:value-type="float" office:value="0.3874945" calcext:value-type="float">
            <text:p>0.3874945</text:p>
          </table:table-cell>
          <table:table-cell office:value-type="float" office:value="0.4139458" calcext:value-type="float">
            <text:p>0.4139458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552E-015" calcext:value-type="float">
            <text:p>1.93552E-15</text:p>
          </table:table-cell>
          <table:table-cell office:value-type="float" office:value="1.908155E-015" calcext:value-type="float">
            <text:p>1.908155E-15</text:p>
          </table:table-cell>
          <table:table-cell office:value-type="float" office:value="1.975551E-015" calcext:value-type="float">
            <text:p>1.975551E-15</text:p>
          </table:table-cell>
          <table:table-cell office:value-type="float" office:value="1.974735E-015" calcext:value-type="float">
            <text:p>1.974735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399294" calcext:value-type="float">
            <text:p>-0.02399294</text:p>
          </table:table-cell>
          <table:table-cell office:value-type="float" office:value="-0.023726" calcext:value-type="float">
            <text:p>-0.023726</text:p>
          </table:table-cell>
          <table:table-cell office:value-type="float" office:value="-0.02307809" calcext:value-type="float">
            <text:p>-0.02307809</text:p>
          </table:table-cell>
          <table:table-cell office:value-type="float" office:value="-0.02209869" calcext:value-type="float">
            <text:p>-0.02209869</text:p>
          </table:table-cell>
          <table:table-cell office:value-type="float" office:value="-0.02112126" calcext:value-type="float">
            <text:p>-0.02112126</text:p>
          </table:table-cell>
          <table:table-cell office:value-type="float" office:value="-0.02014135" calcext:value-type="float">
            <text:p>-0.02014135</text:p>
          </table:table-cell>
          <table:table-cell office:value-type="float" office:value="-0.01830668" calcext:value-type="float">
            <text:p>-0.01830668</text:p>
          </table:table-cell>
          <table:table-cell office:value-type="float" office:value="-0.01432045" calcext:value-type="float">
            <text:p>-0.01432045</text:p>
          </table:table-cell>
          <table:table-cell office:value-type="float" office:value="-0.007074256" calcext:value-type="float">
            <text:p>-0.007074256</text:p>
          </table:table-cell>
          <table:table-cell office:value-type="float" office:value="-0.003763697" calcext:value-type="float">
            <text:p>-0.003763697</text:p>
          </table:table-cell>
          <table:table-cell office:value-type="float" office:value="96.26389" calcext:value-type="float">
            <text:p>96.26389</text:p>
          </table:table-cell>
          <table:table-cell office:value-type="float" office:value="0" calcext:value-type="float">
            <text:p>0</text:p>
          </table:table-cell>
          <table:table-cell office:value-type="float" office:value="-0.02421575" calcext:value-type="float">
            <text:p>-0.02421575</text:p>
          </table:table-cell>
          <table:table-cell office:value-type="float" office:value="0.01278123" calcext:value-type="float">
            <text:p>0.01278123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4" calcext:value-type="float">
            <text:p>28012004</text:p>
          </table:table-cell>
          <table:table-cell office:value-type="float" office:value="126.8999" calcext:value-type="float">
            <text:p>126.8999</text:p>
          </table:table-cell>
          <table:table-cell office:value-type="float" office:value="-4.71133" calcext:value-type="float">
            <text:p>-4.71133</text:p>
          </table:table-cell>
          <table:table-cell office:value-type="float" office:value="0" calcext:value-type="float">
            <text:p>0</text:p>
          </table:table-cell>
          <table:table-cell office:value-type="float" office:value="1449.369" calcext:value-type="float">
            <text:p>1449.369</text:p>
          </table:table-cell>
          <table:table-cell office:value-type="float" office:value="-0.2462912" calcext:value-type="float">
            <text:p>-0.2462912</text:p>
          </table:table-cell>
          <table:table-cell office:value-type="float" office:value="593.7422" calcext:value-type="float">
            <text:p>593.7422</text:p>
          </table:table-cell>
          <table:table-cell office:value-type="float" office:value="0.280931" calcext:value-type="float">
            <text:p>0.280931</text:p>
          </table:table-cell>
          <table:table-cell office:value-type="float" office:value="0.2838956" calcext:value-type="float">
            <text:p>0.2838956</text:p>
          </table:table-cell>
          <table:table-cell office:value-type="float" office:value="0.2889814" calcext:value-type="float">
            <text:p>0.2889814</text:p>
          </table:table-cell>
          <table:table-cell office:value-type="float" office:value="0.2931073" calcext:value-type="float">
            <text:p>0.2931073</text:p>
          </table:table-cell>
          <table:table-cell office:value-type="float" office:value="0.2959307" calcext:value-type="float">
            <text:p>0.2959307</text:p>
          </table:table-cell>
          <table:table-cell office:value-type="float" office:value="0.2988943" calcext:value-type="float">
            <text:p>0.2988943</text:p>
          </table:table-cell>
          <table:table-cell office:value-type="float" office:value="0.3516148" calcext:value-type="float">
            <text:p>0.3516148</text:p>
          </table:table-cell>
          <table:table-cell office:value-type="float" office:value="0.360146" calcext:value-type="float">
            <text:p>0.360146</text:p>
          </table:table-cell>
          <table:table-cell office:value-type="float" office:value="0.3875012" calcext:value-type="float">
            <text:p>0.3875012</text:p>
          </table:table-cell>
          <table:table-cell office:value-type="float" office:value="0.4139458" calcext:value-type="float">
            <text:p>0.4139458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5555E-015" calcext:value-type="float">
            <text:p>1.935555E-15</text:p>
          </table:table-cell>
          <table:table-cell office:value-type="float" office:value="1.908151E-015" calcext:value-type="float">
            <text:p>1.908151E-15</text:p>
          </table:table-cell>
          <table:table-cell office:value-type="float" office:value="1.975542E-015" calcext:value-type="float">
            <text:p>1.975542E-15</text:p>
          </table:table-cell>
          <table:table-cell office:value-type="float" office:value="1.974735E-015" calcext:value-type="float">
            <text:p>1.974735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993784" calcext:value-type="float">
            <text:p>-0.02993784</text:p>
          </table:table-cell>
          <table:table-cell office:value-type="float" office:value="-0.02790602" calcext:value-type="float">
            <text:p>-0.02790602</text:p>
          </table:table-cell>
          <table:table-cell office:value-type="float" office:value="-0.02470145" calcext:value-type="float">
            <text:p>-0.02470145</text:p>
          </table:table-cell>
          <table:table-cell office:value-type="float" office:value="-0.02241373" calcext:value-type="float">
            <text:p>-0.02241373</text:p>
          </table:table-cell>
          <table:table-cell office:value-type="float" office:value="-0.0209838" calcext:value-type="float">
            <text:p>-0.0209838</text:p>
          </table:table-cell>
          <table:table-cell office:value-type="float" office:value="-0.01958832" calcext:value-type="float">
            <text:p>-0.01958832</text:p>
          </table:table-cell>
          <table:table-cell office:value-type="float" office:value="-0.01628237" calcext:value-type="float">
            <text:p>-0.01628237</text:p>
          </table:table-cell>
          <table:table-cell office:value-type="float" office:value="-0.01425534" calcext:value-type="float">
            <text:p>-0.01425534</text:p>
          </table:table-cell>
          <table:table-cell office:value-type="float" office:value="-0.007073096" calcext:value-type="float">
            <text:p>-0.007073096</text:p>
          </table:table-cell>
          <table:table-cell office:value-type="float" office:value="-0.003763693" calcext:value-type="float">
            <text:p>-0.003763693</text:p>
          </table:table-cell>
          <table:table-cell office:value-type="float" office:value="99.7574" calcext:value-type="float">
            <text:p>99.7574</text:p>
          </table:table-cell>
          <table:table-cell office:value-type="float" office:value="0" calcext:value-type="float">
            <text:p>0</text:p>
          </table:table-cell>
          <table:table-cell office:value-type="float" office:value="-0.03174236" calcext:value-type="float">
            <text:p>-0.03174236</text:p>
          </table:table-cell>
          <table:table-cell office:value-type="float" office:value="0.01271612" calcext:value-type="float">
            <text:p>0.01271612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4" calcext:value-type="float">
            <text:p>29012004</text:p>
          </table:table-cell>
          <table:table-cell office:value-type="float" office:value="127.8999" calcext:value-type="float">
            <text:p>127.8999</text:p>
          </table:table-cell>
          <table:table-cell office:value-type="float" office:value="-4.863595" calcext:value-type="float">
            <text:p>-4.863595</text:p>
          </table:table-cell>
          <table:table-cell office:value-type="float" office:value="0" calcext:value-type="float">
            <text:p>0</text:p>
          </table:table-cell>
          <table:table-cell office:value-type="float" office:value="1450.517" calcext:value-type="float">
            <text:p>1450.517</text:p>
          </table:table-cell>
          <table:table-cell office:value-type="float" office:value="-0.2422702" calcext:value-type="float">
            <text:p>-0.2422702</text:p>
          </table:table-cell>
          <table:table-cell office:value-type="float" office:value="594.8908" calcext:value-type="float">
            <text:p>594.8908</text:p>
          </table:table-cell>
          <table:table-cell office:value-type="float" office:value="0.2709901" calcext:value-type="float">
            <text:p>0.2709901</text:p>
          </table:table-cell>
          <table:table-cell office:value-type="float" office:value="0.2765262" calcext:value-type="float">
            <text:p>0.2765262</text:p>
          </table:table-cell>
          <table:table-cell office:value-type="float" office:value="0.2841488" calcext:value-type="float">
            <text:p>0.2841488</text:p>
          </table:table-cell>
          <table:table-cell office:value-type="float" office:value="0.2912838" calcext:value-type="float">
            <text:p>0.2912838</text:p>
          </table:table-cell>
          <table:table-cell office:value-type="float" office:value="0.2963655" calcext:value-type="float">
            <text:p>0.2963655</text:p>
          </table:table-cell>
          <table:table-cell office:value-type="float" office:value="0.3011837" calcext:value-type="float">
            <text:p>0.3011837</text:p>
          </table:table-cell>
          <table:table-cell office:value-type="float" office:value="0.3557595" calcext:value-type="float">
            <text:p>0.3557595</text:p>
          </table:table-cell>
          <table:table-cell office:value-type="float" office:value="0.3606334" calcext:value-type="float">
            <text:p>0.3606334</text:p>
          </table:table-cell>
          <table:table-cell office:value-type="float" office:value="0.3875239" calcext:value-type="float">
            <text:p>0.3875239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559E-015" calcext:value-type="float">
            <text:p>1.93559E-15</text:p>
          </table:table-cell>
          <table:table-cell office:value-type="float" office:value="1.908145E-015" calcext:value-type="float">
            <text:p>1.908145E-15</text:p>
          </table:table-cell>
          <table:table-cell office:value-type="float" office:value="1.975533E-015" calcext:value-type="float">
            <text:p>1.975533E-15</text:p>
          </table:table-cell>
          <table:table-cell office:value-type="float" office:value="1.974735E-015" calcext:value-type="float">
            <text:p>1.974735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3781873" calcext:value-type="float">
            <text:p>-0.03781873</text:p>
          </table:table-cell>
          <table:table-cell office:value-type="float" office:value="-0.03344022" calcext:value-type="float">
            <text:p>-0.03344022</text:p>
          </table:table-cell>
          <table:table-cell office:value-type="float" office:value="-0.02775802" calcext:value-type="float">
            <text:p>-0.02775802</text:p>
          </table:table-cell>
          <table:table-cell office:value-type="float" office:value="-0.023398" calcext:value-type="float">
            <text:p>-0.023398</text:p>
          </table:table-cell>
          <table:table-cell office:value-type="float" office:value="-0.02077122" calcext:value-type="float">
            <text:p>-0.02077122</text:p>
          </table:table-cell>
          <table:table-cell office:value-type="float" office:value="-0.01857989" calcext:value-type="float">
            <text:p>-0.01857989</text:p>
          </table:table-cell>
          <table:table-cell office:value-type="float" office:value="-0.01453683" calcext:value-type="float">
            <text:p>-0.01453683</text:p>
          </table:table-cell>
          <table:table-cell office:value-type="float" office:value="-0.01407228" calcext:value-type="float">
            <text:p>-0.01407228</text:p>
          </table:table-cell>
          <table:table-cell office:value-type="float" office:value="-0.007069161" calcext:value-type="float">
            <text:p>-0.007069161</text:p>
          </table:table-cell>
          <table:table-cell office:value-type="float" office:value="-0.003763693" calcext:value-type="float">
            <text:p>-0.003763693</text:p>
          </table:table-cell>
          <table:table-cell office:value-type="float" office:value="103.3108" calcext:value-type="float">
            <text:p>103.3108</text:p>
          </table:table-cell>
          <table:table-cell office:value-type="float" office:value="0" calcext:value-type="float">
            <text:p>0</text:p>
          </table:table-cell>
          <table:table-cell office:value-type="float" office:value="-0.04146513" calcext:value-type="float">
            <text:p>-0.04146513</text:p>
          </table:table-cell>
          <table:table-cell office:value-type="float" office:value="0.01264699" calcext:value-type="float">
            <text:p>0.01264699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4" calcext:value-type="float">
            <text:p>30012004</text:p>
          </table:table-cell>
          <table:table-cell office:value-type="float" office:value="134.3997" calcext:value-type="float">
            <text:p>134.3997</text:p>
          </table:table-cell>
          <table:table-cell office:value-type="float" office:value="-5.072402" calcext:value-type="float">
            <text:p>-5.072402</text:p>
          </table:table-cell>
          <table:table-cell office:value-type="float" office:value="0" calcext:value-type="float">
            <text:p>0</text:p>
          </table:table-cell>
          <table:table-cell office:value-type="float" office:value="1457.16" calcext:value-type="float">
            <text:p>1457.16</text:p>
          </table:table-cell>
          <table:table-cell office:value-type="float" office:value="-0.1770486" calcext:value-type="float">
            <text:p>-0.1770486</text:p>
          </table:table-cell>
          <table:table-cell office:value-type="float" office:value="606.2869" calcext:value-type="float">
            <text:p>606.2869</text:p>
          </table:table-cell>
          <table:table-cell office:value-type="float" office:value="0.265631" calcext:value-type="float">
            <text:p>0.265631</text:p>
          </table:table-cell>
          <table:table-cell office:value-type="float" office:value="0.2711171" calcext:value-type="float">
            <text:p>0.2711171</text:p>
          </table:table-cell>
          <table:table-cell office:value-type="float" office:value="0.280348" calcext:value-type="float">
            <text:p>0.280348</text:p>
          </table:table-cell>
          <table:table-cell office:value-type="float" office:value="0.2896954" calcext:value-type="float">
            <text:p>0.2896954</text:p>
          </table:table-cell>
          <table:table-cell office:value-type="float" office:value="0.2963963" calcext:value-type="float">
            <text:p>0.2963963</text:p>
          </table:table-cell>
          <table:table-cell office:value-type="float" office:value="0.3025169" calcext:value-type="float">
            <text:p>0.3025169</text:p>
          </table:table-cell>
          <table:table-cell office:value-type="float" office:value="0.3577876" calcext:value-type="float">
            <text:p>0.3577876</text:p>
          </table:table-cell>
          <table:table-cell office:value-type="float" office:value="0.3612308" calcext:value-type="float">
            <text:p>0.3612308</text:p>
          </table:table-cell>
          <table:table-cell office:value-type="float" office:value="0.3875702" calcext:value-type="float">
            <text:p>0.3875702</text:p>
          </table:table-cell>
          <table:table-cell office:value-type="float" office:value="0.4139457" calcext:value-type="float">
            <text:p>0.4139457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5623E-015" calcext:value-type="float">
            <text:p>1.935623E-15</text:p>
          </table:table-cell>
          <table:table-cell office:value-type="float" office:value="1.908144E-015" calcext:value-type="float">
            <text:p>1.908144E-15</text:p>
          </table:table-cell>
          <table:table-cell office:value-type="float" office:value="1.975524E-015" calcext:value-type="float">
            <text:p>1.975524E-15</text:p>
          </table:table-cell>
          <table:table-cell office:value-type="float" office:value="1.974735E-015" calcext:value-type="float">
            <text:p>1.974735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4281747" calcext:value-type="float">
            <text:p>-0.04281747</text:p>
          </table:table-cell>
          <table:table-cell office:value-type="float" office:value="-0.03778589" calcext:value-type="float">
            <text:p>-0.03778589</text:p>
          </table:table-cell>
          <table:table-cell office:value-type="float" office:value="-0.03049085" calcext:value-type="float">
            <text:p>-0.03049085</text:p>
          </table:table-cell>
          <table:table-cell office:value-type="float" office:value="-0.02430407" calcext:value-type="float">
            <text:p>-0.02430407</text:p>
          </table:table-cell>
          <table:table-cell office:value-type="float" office:value="-0.02075345" calcext:value-type="float">
            <text:p>-0.02075345</text:p>
          </table:table-cell>
          <table:table-cell office:value-type="float" office:value="-0.01801394" calcext:value-type="float">
            <text:p>-0.01801394</text:p>
          </table:table-cell>
          <table:table-cell office:value-type="float" office:value="-0.01374781" calcext:value-type="float">
            <text:p>-0.01374781</text:p>
          </table:table-cell>
          <table:table-cell office:value-type="float" office:value="-0.01385031" calcext:value-type="float">
            <text:p>-0.01385031</text:p>
          </table:table-cell>
          <table:table-cell office:value-type="float" office:value="-0.007061113" calcext:value-type="float">
            <text:p>-0.007061113</text:p>
          </table:table-cell>
          <table:table-cell office:value-type="float" office:value="-0.003763711" calcext:value-type="float">
            <text:p>-0.003763711</text:p>
          </table:table-cell>
          <table:table-cell office:value-type="float" office:value="106.9228" calcext:value-type="float">
            <text:p>106.9228</text:p>
          </table:table-cell>
          <table:table-cell office:value-type="float" office:value="0" calcext:value-type="float">
            <text:p>0</text:p>
          </table:table-cell>
          <table:table-cell office:value-type="float" office:value="-0.04661118" calcext:value-type="float">
            <text:p>-0.04661118</text:p>
          </table:table-cell>
          <table:table-cell office:value-type="float" office:value="0.01257458" calcext:value-type="float">
            <text:p>0.01257458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1.228512" calcext:value-type="float">
            <text:p>-1.2285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4" calcext:value-type="float">
            <text:p>31012004</text:p>
          </table:table-cell>
          <table:table-cell office:value-type="float" office:value="134.9997" calcext:value-type="float">
            <text:p>134.9997</text:p>
          </table:table-cell>
          <table:table-cell office:value-type="float" office:value="-5.253614" calcext:value-type="float">
            <text:p>-5.253614</text:p>
          </table:table-cell>
          <table:table-cell office:value-type="float" office:value="0" calcext:value-type="float">
            <text:p>0</text:p>
          </table:table-cell>
          <table:table-cell office:value-type="float" office:value="1457.85" calcext:value-type="float">
            <text:p>1457.85</text:p>
          </table:table-cell>
          <table:table-cell office:value-type="float" office:value="-0.08585095" calcext:value-type="float">
            <text:p>-0.08585095</text:p>
          </table:table-cell>
          <table:table-cell office:value-type="float" office:value="605.7355" calcext:value-type="float">
            <text:p>605.7355</text:p>
          </table:table-cell>
          <table:table-cell office:value-type="float" office:value="0.2665781" calcext:value-type="float">
            <text:p>0.2665781</text:p>
          </table:table-cell>
          <table:table-cell office:value-type="float" office:value="0.2702883" calcext:value-type="float">
            <text:p>0.2702883</text:p>
          </table:table-cell>
          <table:table-cell office:value-type="float" office:value="0.2784516" calcext:value-type="float">
            <text:p>0.2784516</text:p>
          </table:table-cell>
          <table:table-cell office:value-type="float" office:value="0.2886623" calcext:value-type="float">
            <text:p>0.2886623</text:p>
          </table:table-cell>
          <table:table-cell office:value-type="float" office:value="0.2963361" calcext:value-type="float">
            <text:p>0.2963361</text:p>
          </table:table-cell>
          <table:table-cell office:value-type="float" office:value="0.302638" calcext:value-type="float">
            <text:p>0.302638</text:p>
          </table:table-cell>
          <table:table-cell office:value-type="float" office:value="0.3571479" calcext:value-type="float">
            <text:p>0.3571479</text:p>
          </table:table-cell>
          <table:table-cell office:value-type="float" office:value="0.3617057" calcext:value-type="float">
            <text:p>0.3617057</text:p>
          </table:table-cell>
          <table:table-cell office:value-type="float" office:value="0.3876335" calcext:value-type="float">
            <text:p>0.3876335</text:p>
          </table:table-cell>
          <table:table-cell office:value-type="float" office:value="0.4139458" calcext:value-type="float">
            <text:p>0.4139458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5655E-015" calcext:value-type="float">
            <text:p>1.935655E-15</text:p>
          </table:table-cell>
          <table:table-cell office:value-type="float" office:value="1.908143E-015" calcext:value-type="float">
            <text:p>1.908143E-15</text:p>
          </table:table-cell>
          <table:table-cell office:value-type="float" office:value="1.975513E-015" calcext:value-type="float">
            <text:p>1.975513E-15</text:p>
          </table:table-cell>
          <table:table-cell office:value-type="float" office:value="1.974735E-015" calcext:value-type="float">
            <text:p>1.974735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4193978" calcext:value-type="float">
            <text:p>-0.04193978</text:p>
          </table:table-cell>
          <table:table-cell office:value-type="float" office:value="-0.03853291" calcext:value-type="float">
            <text:p>-0.03853291</text:p>
          </table:table-cell>
          <table:table-cell office:value-type="float" office:value="-0.03197698" calcext:value-type="float">
            <text:p>-0.03197698</text:p>
          </table:table-cell>
          <table:table-cell office:value-type="float" office:value="-0.02492121" calcext:value-type="float">
            <text:p>-0.02492121</text:p>
          </table:table-cell>
          <table:table-cell office:value-type="float" office:value="-0.02078355" calcext:value-type="float">
            <text:p>-0.02078355</text:p>
          </table:table-cell>
          <table:table-cell office:value-type="float" office:value="-0.01796007" calcext:value-type="float">
            <text:p>-0.01796007</text:p>
          </table:table-cell>
          <table:table-cell office:value-type="float" office:value="-0.0139752" calcext:value-type="float">
            <text:p>-0.0139752</text:p>
          </table:table-cell>
          <table:table-cell office:value-type="float" office:value="-0.01367589" calcext:value-type="float">
            <text:p>-0.01367589</text:p>
          </table:table-cell>
          <table:table-cell office:value-type="float" office:value="-0.007050081" calcext:value-type="float">
            <text:p>-0.007050081</text:p>
          </table:table-cell>
          <table:table-cell office:value-type="float" office:value="-0.003763704" calcext:value-type="float">
            <text:p>-0.003763704</text:p>
          </table:table-cell>
          <table:table-cell office:value-type="float" office:value="110.5599" calcext:value-type="float">
            <text:p>110.5599</text:p>
          </table:table-cell>
          <table:table-cell office:value-type="float" office:value="0" calcext:value-type="float">
            <text:p>0</text:p>
          </table:table-cell>
          <table:table-cell office:value-type="float" office:value="-0.0442964" calcext:value-type="float">
            <text:p>-0.0442964</text:p>
          </table:table-cell>
          <table:table-cell office:value-type="float" office:value="0.0124998" calcext:value-type="float">
            <text:p>0.0124998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4" calcext:value-type="float">
            <text:p>1022004</text:p>
          </table:table-cell>
          <table:table-cell office:value-type="float" office:value="134.9997" calcext:value-type="float">
            <text:p>134.9997</text:p>
          </table:table-cell>
          <table:table-cell office:value-type="float" office:value="-5.433111" calcext:value-type="float">
            <text:p>-5.433111</text:p>
          </table:table-cell>
          <table:table-cell office:value-type="float" office:value="0" calcext:value-type="float">
            <text:p>0</text:p>
          </table:table-cell>
          <table:table-cell office:value-type="float" office:value="1457.946" calcext:value-type="float">
            <text:p>1457.946</text:p>
          </table:table-cell>
          <table:table-cell office:value-type="float" office:value="-0.002459024" calcext:value-type="float">
            <text:p>-0.002459024</text:p>
          </table:table-cell>
          <table:table-cell office:value-type="float" office:value="603.0484" calcext:value-type="float">
            <text:p>603.0484</text:p>
          </table:table-cell>
          <table:table-cell office:value-type="float" office:value="0.2714606" calcext:value-type="float">
            <text:p>0.2714606</text:p>
          </table:table-cell>
          <table:table-cell office:value-type="float" office:value="0.2736512" calcext:value-type="float">
            <text:p>0.2736512</text:p>
          </table:table-cell>
          <table:table-cell office:value-type="float" office:value="0.279133" calcext:value-type="float">
            <text:p>0.279133</text:p>
          </table:table-cell>
          <table:table-cell office:value-type="float" office:value="0.2884138" calcext:value-type="float">
            <text:p>0.2884138</text:p>
          </table:table-cell>
          <table:table-cell office:value-type="float" office:value="0.2959341" calcext:value-type="float">
            <text:p>0.2959341</text:p>
          </table:table-cell>
          <table:table-cell office:value-type="float" office:value="0.3017614" calcext:value-type="float">
            <text:p>0.3017614</text:p>
          </table:table-cell>
          <table:table-cell office:value-type="float" office:value="0.354565" calcext:value-type="float">
            <text:p>0.354565</text:p>
          </table:table-cell>
          <table:table-cell office:value-type="float" office:value="0.3619187" calcext:value-type="float">
            <text:p>0.3619187</text:p>
          </table:table-cell>
          <table:table-cell office:value-type="float" office:value="0.3876996" calcext:value-type="float">
            <text:p>0.3876996</text:p>
          </table:table-cell>
          <table:table-cell office:value-type="float" office:value="0.4139458" calcext:value-type="float">
            <text:p>0.4139458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5688E-015" calcext:value-type="float">
            <text:p>1.935688E-15</text:p>
          </table:table-cell>
          <table:table-cell office:value-type="float" office:value="1.908141E-015" calcext:value-type="float">
            <text:p>1.908141E-15</text:p>
          </table:table-cell>
          <table:table-cell office:value-type="float" office:value="1.975505E-015" calcext:value-type="float">
            <text:p>1.975505E-15</text:p>
          </table:table-cell>
          <table:table-cell office:value-type="float" office:value="1.974736E-015" calcext:value-type="float">
            <text:p>1.974736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3756993" calcext:value-type="float">
            <text:p>-0.03756993</text:p>
          </table:table-cell>
          <table:table-cell office:value-type="float" office:value="-0.03576885" calcext:value-type="float">
            <text:p>-0.03576885</text:p>
          </table:table-cell>
          <table:table-cell office:value-type="float" office:value="-0.03146116" calcext:value-type="float">
            <text:p>-0.03146116</text:p>
          </table:table-cell>
          <table:table-cell office:value-type="float" office:value="-0.02506658" calcext:value-type="float">
            <text:p>-0.02506658</text:p>
          </table:table-cell>
          <table:table-cell office:value-type="float" office:value="-0.02097739" calcext:value-type="float">
            <text:p>-0.02097739</text:p>
          </table:table-cell>
          <table:table-cell office:value-type="float" office:value="-0.01832066" calcext:value-type="float">
            <text:p>-0.01832066</text:p>
          </table:table-cell>
          <table:table-cell office:value-type="float" office:value="-0.01498256" calcext:value-type="float">
            <text:p>-0.01498256</text:p>
          </table:table-cell>
          <table:table-cell office:value-type="float" office:value="-0.0135977" calcext:value-type="float">
            <text:p>-0.0135977</text:p>
          </table:table-cell>
          <table:table-cell office:value-type="float" office:value="-0.007038556" calcext:value-type="float">
            <text:p>-0.007038556</text:p>
          </table:table-cell>
          <table:table-cell office:value-type="float" office:value="-0.003763711" calcext:value-type="float">
            <text:p>-0.003763711</text:p>
          </table:table-cell>
          <table:table-cell office:value-type="float" office:value="114.1879" calcext:value-type="float">
            <text:p>114.1879</text:p>
          </table:table-cell>
          <table:table-cell office:value-type="float" office:value="0" calcext:value-type="float">
            <text:p>0</text:p>
          </table:table-cell>
          <table:table-cell office:value-type="float" office:value="-0.03843825" calcext:value-type="float">
            <text:p>-0.03843825</text:p>
          </table:table-cell>
          <table:table-cell office:value-type="float" office:value="0.01242417" calcext:value-type="float">
            <text:p>0.01242417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1.228512" calcext:value-type="float">
            <text:p>-1.2285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4" calcext:value-type="float">
            <text:p>2022004</text:p>
          </table:table-cell>
          <table:table-cell office:value-type="float" office:value="134.9997" calcext:value-type="float">
            <text:p>134.9997</text:p>
          </table:table-cell>
          <table:table-cell office:value-type="float" office:value="-5.563409" calcext:value-type="float">
            <text:p>-5.563409</text:p>
          </table:table-cell>
          <table:table-cell office:value-type="float" office:value="0" calcext:value-type="float">
            <text:p>0</text:p>
          </table:table-cell>
          <table:table-cell office:value-type="float" office:value="1458.039" calcext:value-type="float">
            <text:p>1458.039</text:p>
          </table:table-cell>
          <table:table-cell office:value-type="float" office:value="0.03503733" calcext:value-type="float">
            <text:p>0.03503733</text:p>
          </table:table-cell>
          <table:table-cell office:value-type="float" office:value="600.8092" calcext:value-type="float">
            <text:p>600.8092</text:p>
          </table:table-cell>
          <table:table-cell office:value-type="float" office:value="0.279687" calcext:value-type="float">
            <text:p>0.279687</text:p>
          </table:table-cell>
          <table:table-cell office:value-type="float" office:value="0.2799276" calcext:value-type="float">
            <text:p>0.2799276</text:p>
          </table:table-cell>
          <table:table-cell office:value-type="float" office:value="0.2818498" calcext:value-type="float">
            <text:p>0.2818498</text:p>
          </table:table-cell>
          <table:table-cell office:value-type="float" office:value="0.2885669" calcext:value-type="float">
            <text:p>0.2885669</text:p>
          </table:table-cell>
          <table:table-cell office:value-type="float" office:value="0.2950891" calcext:value-type="float">
            <text:p>0.2950891</text:p>
          </table:table-cell>
          <table:table-cell office:value-type="float" office:value="0.2999079" calcext:value-type="float">
            <text:p>0.2999079</text:p>
          </table:table-cell>
          <table:table-cell office:value-type="float" office:value="0.3517221" calcext:value-type="float">
            <text:p>0.3517221</text:p>
          </table:table-cell>
          <table:table-cell office:value-type="float" office:value="0.3618642" calcext:value-type="float">
            <text:p>0.3618642</text:p>
          </table:table-cell>
          <table:table-cell office:value-type="float" office:value="0.3877549" calcext:value-type="float">
            <text:p>0.3877549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113" calcext:value-type="float">
            <text:p>0.510711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5721E-015" calcext:value-type="float">
            <text:p>1.935721E-15</text:p>
          </table:table-cell>
          <table:table-cell office:value-type="float" office:value="1.90814E-015" calcext:value-type="float">
            <text:p>1.90814E-15</text:p>
          </table:table-cell>
          <table:table-cell office:value-type="float" office:value="1.975495E-015" calcext:value-type="float">
            <text:p>1.975495E-15</text:p>
          </table:table-cell>
          <table:table-cell office:value-type="float" office:value="1.974735E-015" calcext:value-type="float">
            <text:p>1.974735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3107906" calcext:value-type="float">
            <text:p>-0.03107906</text:p>
          </table:table-cell>
          <table:table-cell office:value-type="float" office:value="-0.03089502" calcext:value-type="float">
            <text:p>-0.03089502</text:p>
          </table:table-cell>
          <table:table-cell office:value-type="float" office:value="-0.02943045" calcext:value-type="float">
            <text:p>-0.02943045</text:p>
          </table:table-cell>
          <table:table-cell office:value-type="float" office:value="-0.02498634" calcext:value-type="float">
            <text:p>-0.02498634</text:p>
          </table:table-cell>
          <table:table-cell office:value-type="float" office:value="-0.02139612" calcext:value-type="float">
            <text:p>-0.02139612</text:p>
          </table:table-cell>
          <table:table-cell office:value-type="float" office:value="-0.01911666" calcext:value-type="float">
            <text:p>-0.01911666</text:p>
          </table:table-cell>
          <table:table-cell office:value-type="float" office:value="-0.01619257" calcext:value-type="float">
            <text:p>-0.01619257</text:p>
          </table:table-cell>
          <table:table-cell office:value-type="float" office:value="-0.01361649" calcext:value-type="float">
            <text:p>-0.01361649</text:p>
          </table:table-cell>
          <table:table-cell office:value-type="float" office:value="-0.007028903" calcext:value-type="float">
            <text:p>-0.007028903</text:p>
          </table:table-cell>
          <table:table-cell office:value-type="float" office:value="-0.003763704" calcext:value-type="float">
            <text:p>-0.003763704</text:p>
          </table:table-cell>
          <table:table-cell office:value-type="float" office:value="117.7842" calcext:value-type="float">
            <text:p>117.7842</text:p>
          </table:table-cell>
          <table:table-cell office:value-type="float" office:value="0" calcext:value-type="float">
            <text:p>0</text:p>
          </table:table-cell>
          <table:table-cell office:value-type="float" office:value="-0.03103512" calcext:value-type="float">
            <text:p>-0.03103512</text:p>
          </table:table-cell>
          <table:table-cell office:value-type="float" office:value="0.01234702" calcext:value-type="float">
            <text:p>0.01234702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4" calcext:value-type="float">
            <text:p>3022004</text:p>
          </table:table-cell>
          <table:table-cell office:value-type="float" office:value="134.9997" calcext:value-type="float">
            <text:p>134.9997</text:p>
          </table:table-cell>
          <table:table-cell office:value-type="float" office:value="-5.614365" calcext:value-type="float">
            <text:p>-5.614365</text:p>
          </table:table-cell>
          <table:table-cell office:value-type="float" office:value="0" calcext:value-type="float">
            <text:p>0</text:p>
          </table:table-cell>
          <table:table-cell office:value-type="float" office:value="1458.114" calcext:value-type="float">
            <text:p>1458.114</text:p>
          </table:table-cell>
          <table:table-cell office:value-type="float" office:value="0.01137343" calcext:value-type="float">
            <text:p>0.01137343</text:p>
          </table:table-cell>
          <table:table-cell office:value-type="float" office:value="598.5609" calcext:value-type="float">
            <text:p>598.5609</text:p>
          </table:table-cell>
          <table:table-cell office:value-type="float" office:value="0.2843574" calcext:value-type="float">
            <text:p>0.2843574</text:p>
          </table:table-cell>
          <table:table-cell office:value-type="float" office:value="0.2845659" calcext:value-type="float">
            <text:p>0.2845659</text:p>
          </table:table-cell>
          <table:table-cell office:value-type="float" office:value="0.2856146" calcext:value-type="float">
            <text:p>0.2856146</text:p>
          </table:table-cell>
          <table:table-cell office:value-type="float" office:value="0.289609" calcext:value-type="float">
            <text:p>0.289609</text:p>
          </table:table-cell>
          <table:table-cell office:value-type="float" office:value="0.294271" calcext:value-type="float">
            <text:p>0.294271</text:p>
          </table:table-cell>
          <table:table-cell office:value-type="float" office:value="0.2986215" calcext:value-type="float">
            <text:p>0.2986215</text:p>
          </table:table-cell>
          <table:table-cell office:value-type="float" office:value="0.3499092" calcext:value-type="float">
            <text:p>0.3499092</text:p>
          </table:table-cell>
          <table:table-cell office:value-type="float" office:value="0.3616424" calcext:value-type="float">
            <text:p>0.3616424</text:p>
          </table:table-cell>
          <table:table-cell office:value-type="float" office:value="0.3877907" calcext:value-type="float">
            <text:p>0.3877907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5755E-015" calcext:value-type="float">
            <text:p>1.935755E-15</text:p>
          </table:table-cell>
          <table:table-cell office:value-type="float" office:value="1.908136E-015" calcext:value-type="float">
            <text:p>1.908136E-15</text:p>
          </table:table-cell>
          <table:table-cell office:value-type="float" office:value="1.975486E-015" calcext:value-type="float">
            <text:p>1.975486E-15</text:p>
          </table:table-cell>
          <table:table-cell office:value-type="float" office:value="1.974735E-015" calcext:value-type="float">
            <text:p>1.974735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76699" calcext:value-type="float">
            <text:p>-0.0276699</text:p>
          </table:table-cell>
          <table:table-cell office:value-type="float" office:value="-0.02754096" calcext:value-type="float">
            <text:p>-0.02754096</text:p>
          </table:table-cell>
          <table:table-cell office:value-type="float" office:value="-0.0268379" calcext:value-type="float">
            <text:p>-0.0268379</text:p>
          </table:table-cell>
          <table:table-cell office:value-type="float" office:value="-0.02436978" calcext:value-type="float">
            <text:p>-0.02436978</text:p>
          </table:table-cell>
          <table:table-cell office:value-type="float" office:value="-0.02181294" calcext:value-type="float">
            <text:p>-0.02181294</text:p>
          </table:table-cell>
          <table:table-cell office:value-type="float" office:value="-0.01970003" calcext:value-type="float">
            <text:p>-0.01970003</text:p>
          </table:table-cell>
          <table:table-cell office:value-type="float" office:value="-0.01702539" calcext:value-type="float">
            <text:p>-0.01702539</text:p>
          </table:table-cell>
          <table:table-cell office:value-type="float" office:value="-0.01369655" calcext:value-type="float">
            <text:p>-0.01369655</text:p>
          </table:table-cell>
          <table:table-cell office:value-type="float" office:value="-0.007022652" calcext:value-type="float">
            <text:p>-0.007022652</text:p>
          </table:table-cell>
          <table:table-cell office:value-type="float" office:value="-0.0037637" calcext:value-type="float">
            <text:p>-0.0037637</text:p>
          </table:table-cell>
          <table:table-cell office:value-type="float" office:value="121.3444" calcext:value-type="float">
            <text:p>121.3444</text:p>
          </table:table-cell>
          <table:table-cell office:value-type="float" office:value="0" calcext:value-type="float">
            <text:p>0</text:p>
          </table:table-cell>
          <table:table-cell office:value-type="float" office:value="-0.02771929" calcext:value-type="float">
            <text:p>-0.02771929</text:p>
          </table:table-cell>
          <table:table-cell office:value-type="float" office:value="0.0122722" calcext:value-type="float">
            <text:p>0.0122722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4" calcext:value-type="float">
            <text:p>4022004</text:p>
          </table:table-cell>
          <table:table-cell office:value-type="float" office:value="134.9997" calcext:value-type="float">
            <text:p>134.9997</text:p>
          </table:table-cell>
          <table:table-cell office:value-type="float" office:value="-5.567901" calcext:value-type="float">
            <text:p>-5.567901</text:p>
          </table:table-cell>
          <table:table-cell office:value-type="float" office:value="0" calcext:value-type="float">
            <text:p>0</text:p>
          </table:table-cell>
          <table:table-cell office:value-type="float" office:value="1458.108" calcext:value-type="float">
            <text:p>1458.108</text:p>
          </table:table-cell>
          <table:table-cell office:value-type="float" office:value="-0.02886851" calcext:value-type="float">
            <text:p>-0.02886851</text:p>
          </table:table-cell>
          <table:table-cell office:value-type="float" office:value="596.4578" calcext:value-type="float">
            <text:p>596.4578</text:p>
          </table:table-cell>
          <table:table-cell office:value-type="float" office:value="0.2871956" calcext:value-type="float">
            <text:p>0.2871956</text:p>
          </table:table-cell>
          <table:table-cell office:value-type="float" office:value="0.2873271" calcext:value-type="float">
            <text:p>0.2873271</text:p>
          </table:table-cell>
          <table:table-cell office:value-type="float" office:value="0.2879893" calcext:value-type="float">
            <text:p>0.2879893</text:p>
          </table:table-cell>
          <table:table-cell office:value-type="float" office:value="0.2906891" calcext:value-type="float">
            <text:p>0.2906891</text:p>
          </table:table-cell>
          <table:table-cell office:value-type="float" office:value="0.2942366" calcext:value-type="float">
            <text:p>0.2942366</text:p>
          </table:table-cell>
          <table:table-cell office:value-type="float" office:value="0.297999" calcext:value-type="float">
            <text:p>0.297999</text:p>
          </table:table-cell>
          <table:table-cell office:value-type="float" office:value="0.3488611" calcext:value-type="float">
            <text:p>0.3488611</text:p>
          </table:table-cell>
          <table:table-cell office:value-type="float" office:value="0.3613688" calcext:value-type="float">
            <text:p>0.3613688</text:p>
          </table:table-cell>
          <table:table-cell office:value-type="float" office:value="0.3878061" calcext:value-type="float">
            <text:p>0.3878061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5791E-015" calcext:value-type="float">
            <text:p>1.935791E-15</text:p>
          </table:table-cell>
          <table:table-cell office:value-type="float" office:value="1.908132E-015" calcext:value-type="float">
            <text:p>1.908132E-15</text:p>
          </table:table-cell>
          <table:table-cell office:value-type="float" office:value="1.975476E-015" calcext:value-type="float">
            <text:p>1.975476E-15</text:p>
          </table:table-cell>
          <table:table-cell office:value-type="float" office:value="1.974735E-015" calcext:value-type="float">
            <text:p>1.974735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581648" calcext:value-type="float">
            <text:p>-0.02581648</text:p>
          </table:table-cell>
          <table:table-cell office:value-type="float" office:value="-0.02574845" calcext:value-type="float">
            <text:p>-0.02574845</text:p>
          </table:table-cell>
          <table:table-cell office:value-type="float" office:value="-0.02533399" calcext:value-type="float">
            <text:p>-0.02533399</text:p>
          </table:table-cell>
          <table:table-cell office:value-type="float" office:value="-0.02375106" calcext:value-type="float">
            <text:p>-0.02375106</text:p>
          </table:table-cell>
          <table:table-cell office:value-type="float" office:value="-0.02183487" calcext:value-type="float">
            <text:p>-0.02183487</text:p>
          </table:table-cell>
          <table:table-cell office:value-type="float" office:value="-0.01998858" calcext:value-type="float">
            <text:p>-0.01998858</text:p>
          </table:table-cell>
          <table:table-cell office:value-type="float" office:value="-0.01752711" calcext:value-type="float">
            <text:p>-0.01752711</text:p>
          </table:table-cell>
          <table:table-cell office:value-type="float" office:value="-0.01379639" calcext:value-type="float">
            <text:p>-0.01379639</text:p>
          </table:table-cell>
          <table:table-cell office:value-type="float" office:value="-0.007019947" calcext:value-type="float">
            <text:p>-0.007019947</text:p>
          </table:table-cell>
          <table:table-cell office:value-type="float" office:value="-0.0037637" calcext:value-type="float">
            <text:p>-0.0037637</text:p>
          </table:table-cell>
          <table:table-cell office:value-type="float" office:value="124.8865" calcext:value-type="float">
            <text:p>124.8865</text:p>
          </table:table-cell>
          <table:table-cell office:value-type="float" office:value="0" calcext:value-type="float">
            <text:p>0</text:p>
          </table:table-cell>
          <table:table-cell office:value-type="float" office:value="-0.02585174" calcext:value-type="float">
            <text:p>-0.02585174</text:p>
          </table:table-cell>
          <table:table-cell office:value-type="float" office:value="0.01219894" calcext:value-type="float">
            <text:p>0.01219894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4" calcext:value-type="float">
            <text:p>5022004</text:p>
          </table:table-cell>
          <table:table-cell office:value-type="float" office:value="134.9997" calcext:value-type="float">
            <text:p>134.9997</text:p>
          </table:table-cell>
          <table:table-cell office:value-type="float" office:value="-5.459082" calcext:value-type="float">
            <text:p>-5.459082</text:p>
          </table:table-cell>
          <table:table-cell office:value-type="float" office:value="0" calcext:value-type="float">
            <text:p>0</text:p>
          </table:table-cell>
          <table:table-cell office:value-type="float" office:value="1458.047" calcext:value-type="float">
            <text:p>1458.047</text:p>
          </table:table-cell>
          <table:table-cell office:value-type="float" office:value="-0.07719731" calcext:value-type="float">
            <text:p>-0.07719731</text:p>
          </table:table-cell>
          <table:table-cell office:value-type="float" office:value="594.3088" calcext:value-type="float">
            <text:p>594.3088</text:p>
          </table:table-cell>
          <table:table-cell office:value-type="float" office:value="0.288813" calcext:value-type="float">
            <text:p>0.288813</text:p>
          </table:table-cell>
          <table:table-cell office:value-type="float" office:value="0.2890032" calcext:value-type="float">
            <text:p>0.2890032</text:p>
          </table:table-cell>
          <table:table-cell office:value-type="float" office:value="0.2896597" calcext:value-type="float">
            <text:p>0.2896597</text:p>
          </table:table-cell>
          <table:table-cell office:value-type="float" office:value="0.2917978" calcext:value-type="float">
            <text:p>0.2917978</text:p>
          </table:table-cell>
          <table:table-cell office:value-type="float" office:value="0.2946236" calcext:value-type="float">
            <text:p>0.2946236</text:p>
          </table:table-cell>
          <table:table-cell office:value-type="float" office:value="0.2976761" calcext:value-type="float">
            <text:p>0.2976761</text:p>
          </table:table-cell>
          <table:table-cell office:value-type="float" office:value="0.348209" calcext:value-type="float">
            <text:p>0.348209</text:p>
          </table:table-cell>
          <table:table-cell office:value-type="float" office:value="0.3610985" calcext:value-type="float">
            <text:p>0.3610985</text:p>
          </table:table-cell>
          <table:table-cell office:value-type="float" office:value="0.3878045" calcext:value-type="float">
            <text:p>0.3878045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5827E-015" calcext:value-type="float">
            <text:p>1.935827E-15</text:p>
          </table:table-cell>
          <table:table-cell office:value-type="float" office:value="1.908127E-015" calcext:value-type="float">
            <text:p>1.908127E-15</text:p>
          </table:table-cell>
          <table:table-cell office:value-type="float" office:value="1.975466E-015" calcext:value-type="float">
            <text:p>1.975466E-15</text:p>
          </table:table-cell>
          <table:table-cell office:value-type="float" office:value="1.974735E-015" calcext:value-type="float">
            <text:p>1.974735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482368" calcext:value-type="float">
            <text:p>-0.02482368</text:p>
          </table:table-cell>
          <table:table-cell office:value-type="float" office:value="-0.02472549" calcext:value-type="float">
            <text:p>-0.02472549</text:p>
          </table:table-cell>
          <table:table-cell office:value-type="float" office:value="-0.02433491" calcext:value-type="float">
            <text:p>-0.02433491</text:p>
          </table:table-cell>
          <table:table-cell office:value-type="float" office:value="-0.02313212" calcext:value-type="float">
            <text:p>-0.02313212</text:p>
          </table:table-cell>
          <table:table-cell office:value-type="float" office:value="-0.02163783" calcext:value-type="float">
            <text:p>-0.02163783</text:p>
          </table:table-cell>
          <table:table-cell office:value-type="float" office:value="-0.02014039" calcext:value-type="float">
            <text:p>-0.02014039</text:p>
          </table:table-cell>
          <table:table-cell office:value-type="float" office:value="-0.01784761" calcext:value-type="float">
            <text:p>-0.01784761</text:p>
          </table:table-cell>
          <table:table-cell office:value-type="float" office:value="-0.01389597" calcext:value-type="float">
            <text:p>-0.01389597</text:p>
          </table:table-cell>
          <table:table-cell office:value-type="float" office:value="-0.007020188" calcext:value-type="float">
            <text:p>-0.007020188</text:p>
          </table:table-cell>
          <table:table-cell office:value-type="float" office:value="-0.0037637" calcext:value-type="float">
            <text:p>-0.0037637</text:p>
          </table:table-cell>
          <table:table-cell office:value-type="float" office:value="128.4208" calcext:value-type="float">
            <text:p>128.4208</text:p>
          </table:table-cell>
          <table:table-cell office:value-type="float" office:value="0" calcext:value-type="float">
            <text:p>0</text:p>
          </table:table-cell>
          <table:table-cell office:value-type="float" office:value="-0.0248938" calcext:value-type="float">
            <text:p>-0.0248938</text:p>
          </table:table-cell>
          <table:table-cell office:value-type="float" office:value="0.01212683" calcext:value-type="float">
            <text:p>0.01212683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4" calcext:value-type="float">
            <text:p>6022004</text:p>
          </table:table-cell>
          <table:table-cell office:value-type="float" office:value="134.9997" calcext:value-type="float">
            <text:p>134.9997</text:p>
          </table:table-cell>
          <table:table-cell office:value-type="float" office:value="-5.40137" calcext:value-type="float">
            <text:p>-5.40137</text:p>
          </table:table-cell>
          <table:table-cell office:value-type="float" office:value="0" calcext:value-type="float">
            <text:p>0</text:p>
          </table:table-cell>
          <table:table-cell office:value-type="float" office:value="1458.046" calcext:value-type="float">
            <text:p>1458.046</text:p>
          </table:table-cell>
          <table:table-cell office:value-type="float" office:value="-0.1330397" calcext:value-type="float">
            <text:p>-0.1330397</text:p>
          </table:table-cell>
          <table:table-cell office:value-type="float" office:value="592.3144" calcext:value-type="float">
            <text:p>592.3144</text:p>
          </table:table-cell>
          <table:table-cell office:value-type="float" office:value="0.2897881" calcext:value-type="float">
            <text:p>0.2897881</text:p>
          </table:table-cell>
          <table:table-cell office:value-type="float" office:value="0.2900524" calcext:value-type="float">
            <text:p>0.2900524</text:p>
          </table:table-cell>
          <table:table-cell office:value-type="float" office:value="0.2907822" calcext:value-type="float">
            <text:p>0.2907822</text:p>
          </table:table-cell>
          <table:table-cell office:value-type="float" office:value="0.2926378" calcext:value-type="float">
            <text:p>0.2926378</text:p>
          </table:table-cell>
          <table:table-cell office:value-type="float" office:value="0.2949646" calcext:value-type="float">
            <text:p>0.2949646</text:p>
          </table:table-cell>
          <table:table-cell office:value-type="float" office:value="0.2974705" calcext:value-type="float">
            <text:p>0.2974705</text:p>
          </table:table-cell>
          <table:table-cell office:value-type="float" office:value="0.3479308" calcext:value-type="float">
            <text:p>0.3479308</text:p>
          </table:table-cell>
          <table:table-cell office:value-type="float" office:value="0.3609061" calcext:value-type="float">
            <text:p>0.3609061</text:p>
          </table:table-cell>
          <table:table-cell office:value-type="float" office:value="0.3877917" calcext:value-type="float">
            <text:p>0.3877917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586E-015" calcext:value-type="float">
            <text:p>1.93586E-15</text:p>
          </table:table-cell>
          <table:table-cell office:value-type="float" office:value="1.908124E-015" calcext:value-type="float">
            <text:p>1.908124E-15</text:p>
          </table:table-cell>
          <table:table-cell office:value-type="float" office:value="1.975457E-015" calcext:value-type="float">
            <text:p>1.975457E-15</text:p>
          </table:table-cell>
          <table:table-cell office:value-type="float" office:value="1.974735E-015" calcext:value-type="float">
            <text:p>1.974735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424573" calcext:value-type="float">
            <text:p>-0.02424573</text:p>
          </table:table-cell>
          <table:table-cell office:value-type="float" office:value="-0.02410809" calcext:value-type="float">
            <text:p>-0.02410809</text:p>
          </table:table-cell>
          <table:table-cell office:value-type="float" office:value="-0.0236876" calcext:value-type="float">
            <text:p>-0.0236876</text:p>
          </table:table-cell>
          <table:table-cell office:value-type="float" office:value="-0.02267429" calcext:value-type="float">
            <text:p>-0.02267429</text:p>
          </table:table-cell>
          <table:table-cell office:value-type="float" office:value="-0.02146484" calcext:value-type="float">
            <text:p>-0.02146484</text:p>
          </table:table-cell>
          <table:table-cell office:value-type="float" office:value="-0.0202381" calcext:value-type="float">
            <text:p>-0.0202381</text:p>
          </table:table-cell>
          <table:table-cell office:value-type="float" office:value="-0.0179872" calcext:value-type="float">
            <text:p>-0.0179872</text:p>
          </table:table-cell>
          <table:table-cell office:value-type="float" office:value="-0.0139676" calcext:value-type="float">
            <text:p>-0.0139676</text:p>
          </table:table-cell>
          <table:table-cell office:value-type="float" office:value="-0.007022411" calcext:value-type="float">
            <text:p>-0.007022411</text:p>
          </table:table-cell>
          <table:table-cell office:value-type="float" office:value="-0.0037637" calcext:value-type="float">
            <text:p>-0.0037637</text:p>
          </table:table-cell>
          <table:table-cell office:value-type="float" office:value="131.948" calcext:value-type="float">
            <text:p>131.948</text:p>
          </table:table-cell>
          <table:table-cell office:value-type="float" office:value="0" calcext:value-type="float">
            <text:p>0</text:p>
          </table:table-cell>
          <table:table-cell office:value-type="float" office:value="-0.02435511" calcext:value-type="float">
            <text:p>-0.02435511</text:p>
          </table:table-cell>
          <table:table-cell office:value-type="float" office:value="0.01205607" calcext:value-type="float">
            <text:p>0.01205607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4" calcext:value-type="float">
            <text:p>7022004</text:p>
          </table:table-cell>
          <table:table-cell office:value-type="float" office:value="134.9997" calcext:value-type="float">
            <text:p>134.9997</text:p>
          </table:table-cell>
          <table:table-cell office:value-type="float" office:value="-5.348553" calcext:value-type="float">
            <text:p>-5.348553</text:p>
          </table:table-cell>
          <table:table-cell office:value-type="float" office:value="0" calcext:value-type="float">
            <text:p>0</text:p>
          </table:table-cell>
          <table:table-cell office:value-type="float" office:value="1458.056" calcext:value-type="float">
            <text:p>1458.056</text:p>
          </table:table-cell>
          <table:table-cell office:value-type="float" office:value="-0.1958625" calcext:value-type="float">
            <text:p>-0.1958625</text:p>
          </table:table-cell>
          <table:table-cell office:value-type="float" office:value="590.345" calcext:value-type="float">
            <text:p>590.345</text:p>
          </table:table-cell>
          <table:table-cell office:value-type="float" office:value="0.2903524" calcext:value-type="float">
            <text:p>0.2903524</text:p>
          </table:table-cell>
          <table:table-cell office:value-type="float" office:value="0.2906628" calcext:value-type="float">
            <text:p>0.2906628</text:p>
          </table:table-cell>
          <table:table-cell office:value-type="float" office:value="0.2914711" calcext:value-type="float">
            <text:p>0.2914711</text:p>
          </table:table-cell>
          <table:table-cell office:value-type="float" office:value="0.2932242" calcext:value-type="float">
            <text:p>0.2932242</text:p>
          </table:table-cell>
          <table:table-cell office:value-type="float" office:value="0.2953201" calcext:value-type="float">
            <text:p>0.2953201</text:p>
          </table:table-cell>
          <table:table-cell office:value-type="float" office:value="0.2976091" calcext:value-type="float">
            <text:p>0.2976091</text:p>
          </table:table-cell>
          <table:table-cell office:value-type="float" office:value="0.3477863" calcext:value-type="float">
            <text:p>0.3477863</text:p>
          </table:table-cell>
          <table:table-cell office:value-type="float" office:value="0.3607507" calcext:value-type="float">
            <text:p>0.3607507</text:p>
          </table:table-cell>
          <table:table-cell office:value-type="float" office:value="0.3877731" calcext:value-type="float">
            <text:p>0.3877731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5892E-015" calcext:value-type="float">
            <text:p>1.935892E-15</text:p>
          </table:table-cell>
          <table:table-cell office:value-type="float" office:value="1.908125E-015" calcext:value-type="float">
            <text:p>1.908125E-15</text:p>
          </table:table-cell>
          <table:table-cell office:value-type="float" office:value="1.975447E-015" calcext:value-type="float">
            <text:p>1.975447E-15</text:p>
          </table:table-cell>
          <table:table-cell office:value-type="float" office:value="1.974735E-015" calcext:value-type="float">
            <text:p>1.974735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391887" calcext:value-type="float">
            <text:p>-0.02391887</text:p>
          </table:table-cell>
          <table:table-cell office:value-type="float" office:value="-0.02375753" calcext:value-type="float">
            <text:p>-0.02375753</text:p>
          </table:table-cell>
          <table:table-cell office:value-type="float" office:value="-0.02330038" calcext:value-type="float">
            <text:p>-0.02330038</text:p>
          </table:table-cell>
          <table:table-cell office:value-type="float" office:value="-0.02236104" calcext:value-type="float">
            <text:p>-0.02236104</text:p>
          </table:table-cell>
          <table:table-cell office:value-type="float" office:value="-0.02128657" calcext:value-type="float">
            <text:p>-0.02128657</text:p>
          </table:table-cell>
          <table:table-cell office:value-type="float" office:value="-0.02017368" calcext:value-type="float">
            <text:p>-0.02017368</text:p>
          </table:table-cell>
          <table:table-cell office:value-type="float" office:value="-0.01806004" calcext:value-type="float">
            <text:p>-0.01806004</text:p>
          </table:table-cell>
          <table:table-cell office:value-type="float" office:value="-0.0140256" calcext:value-type="float">
            <text:p>-0.0140256</text:p>
          </table:table-cell>
          <table:table-cell office:value-type="float" office:value="-0.007025626" calcext:value-type="float">
            <text:p>-0.007025626</text:p>
          </table:table-cell>
          <table:table-cell office:value-type="float" office:value="-0.003763704" calcext:value-type="float">
            <text:p>-0.003763704</text:p>
          </table:table-cell>
          <table:table-cell office:value-type="float" office:value="135.469" calcext:value-type="float">
            <text:p>135.469</text:p>
          </table:table-cell>
          <table:table-cell office:value-type="float" office:value="0" calcext:value-type="float">
            <text:p>0</text:p>
          </table:table-cell>
          <table:table-cell office:value-type="float" office:value="-0.02404695" calcext:value-type="float">
            <text:p>-0.02404695</text:p>
          </table:table-cell>
          <table:table-cell office:value-type="float" office:value="0.01198654" calcext:value-type="float">
            <text:p>0.01198654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4" calcext:value-type="float">
            <text:p>8022004</text:p>
          </table:table-cell>
          <table:table-cell office:value-type="float" office:value="134.9997" calcext:value-type="float">
            <text:p>134.9997</text:p>
          </table:table-cell>
          <table:table-cell office:value-type="float" office:value="-5.257196" calcext:value-type="float">
            <text:p>-5.257196</text:p>
          </table:table-cell>
          <table:table-cell office:value-type="float" office:value="0" calcext:value-type="float">
            <text:p>0</text:p>
          </table:table-cell>
          <table:table-cell office:value-type="float" office:value="1458.033" calcext:value-type="float">
            <text:p>1458.033</text:p>
          </table:table-cell>
          <table:table-cell office:value-type="float" office:value="-0.2648263" calcext:value-type="float">
            <text:p>-0.2648263</text:p>
          </table:table-cell>
          <table:table-cell office:value-type="float" office:value="588.2878" calcext:value-type="float">
            <text:p>588.2878</text:p>
          </table:table-cell>
          <table:table-cell office:value-type="float" office:value="0.2907041" calcext:value-type="float">
            <text:p>0.2907041</text:p>
          </table:table-cell>
          <table:table-cell office:value-type="float" office:value="0.291052" calcext:value-type="float">
            <text:p>0.291052</text:p>
          </table:table-cell>
          <table:table-cell office:value-type="float" office:value="0.2919322" calcext:value-type="float">
            <text:p>0.2919322</text:p>
          </table:table-cell>
          <table:table-cell office:value-type="float" office:value="0.2936661" calcext:value-type="float">
            <text:p>0.2936661</text:p>
          </table:table-cell>
          <table:table-cell office:value-type="float" office:value="0.2956599" calcext:value-type="float">
            <text:p>0.2956599</text:p>
          </table:table-cell>
          <table:table-cell office:value-type="float" office:value="0.29783" calcext:value-type="float">
            <text:p>0.29783</text:p>
          </table:table-cell>
          <table:table-cell office:value-type="float" office:value="0.3477586" calcext:value-type="float">
            <text:p>0.3477586</text:p>
          </table:table-cell>
          <table:table-cell office:value-type="float" office:value="0.3606294" calcext:value-type="float">
            <text:p>0.3606294</text:p>
          </table:table-cell>
          <table:table-cell office:value-type="float" office:value="0.3877516" calcext:value-type="float">
            <text:p>0.3877516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5924E-015" calcext:value-type="float">
            <text:p>1.935924E-15</text:p>
          </table:table-cell>
          <table:table-cell office:value-type="float" office:value="1.908125E-015" calcext:value-type="float">
            <text:p>1.908125E-15</text:p>
          </table:table-cell>
          <table:table-cell office:value-type="float" office:value="1.975437E-015" calcext:value-type="float">
            <text:p>1.975437E-15</text:p>
          </table:table-cell>
          <table:table-cell office:value-type="float" office:value="1.974735E-015" calcext:value-type="float">
            <text:p>1.974735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371768" calcext:value-type="float">
            <text:p>-0.02371768</text:p>
          </table:table-cell>
          <table:table-cell office:value-type="float" office:value="-0.02353708" calcext:value-type="float">
            <text:p>-0.02353708</text:p>
          </table:table-cell>
          <table:table-cell office:value-type="float" office:value="-0.02304536" calcext:value-type="float">
            <text:p>-0.02304536</text:p>
          </table:table-cell>
          <table:table-cell office:value-type="float" office:value="-0.02212839" calcext:value-type="float">
            <text:p>-0.02212839</text:p>
          </table:table-cell>
          <table:table-cell office:value-type="float" office:value="-0.02111757" calcext:value-type="float">
            <text:p>-0.02111757</text:p>
          </table:table-cell>
          <table:table-cell office:value-type="float" office:value="-0.02007043" calcext:value-type="float">
            <text:p>-0.02007043</text:p>
          </table:table-cell>
          <table:table-cell office:value-type="float" office:value="-0.01807443" calcext:value-type="float">
            <text:p>-0.01807443</text:p>
          </table:table-cell>
          <table:table-cell office:value-type="float" office:value="-0.01407113" calcext:value-type="float">
            <text:p>-0.01407113</text:p>
          </table:table-cell>
          <table:table-cell office:value-type="float" office:value="-0.007029359" calcext:value-type="float">
            <text:p>-0.007029359</text:p>
          </table:table-cell>
          <table:table-cell office:value-type="float" office:value="-0.003763704" calcext:value-type="float">
            <text:p>-0.003763704</text:p>
          </table:table-cell>
          <table:table-cell office:value-type="float" office:value="138.9852" calcext:value-type="float">
            <text:p>138.9852</text:p>
          </table:table-cell>
          <table:table-cell office:value-type="float" office:value="0" calcext:value-type="float">
            <text:p>0</text:p>
          </table:table-cell>
          <table:table-cell office:value-type="float" office:value="-0.02386045" calcext:value-type="float">
            <text:p>-0.02386045</text:p>
          </table:table-cell>
          <table:table-cell office:value-type="float" office:value="0.01191807" calcext:value-type="float">
            <text:p>0.01191807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4" calcext:value-type="float">
            <text:p>9022004</text:p>
          </table:table-cell>
          <table:table-cell office:value-type="float" office:value="134.9997" calcext:value-type="float">
            <text:p>134.9997</text:p>
          </table:table-cell>
          <table:table-cell office:value-type="float" office:value="-5.211569" calcext:value-type="float">
            <text:p>-5.211569</text:p>
          </table:table-cell>
          <table:table-cell office:value-type="float" office:value="0" calcext:value-type="float">
            <text:p>0</text:p>
          </table:table-cell>
          <table:table-cell office:value-type="float" office:value="1458.06" calcext:value-type="float">
            <text:p>1458.06</text:p>
          </table:table-cell>
          <table:table-cell office:value-type="float" office:value="-0.3369946" calcext:value-type="float">
            <text:p>-0.3369946</text:p>
          </table:table-cell>
          <table:table-cell office:value-type="float" office:value="586.3266" calcext:value-type="float">
            <text:p>586.3266</text:p>
          </table:table-cell>
          <table:table-cell office:value-type="float" office:value="0.2909189" calcext:value-type="float">
            <text:p>0.2909189</text:p>
          </table:table-cell>
          <table:table-cell office:value-type="float" office:value="0.2913019" calcext:value-type="float">
            <text:p>0.2913019</text:p>
          </table:table-cell>
          <table:table-cell office:value-type="float" office:value="0.2922539" calcext:value-type="float">
            <text:p>0.2922539</text:p>
          </table:table-cell>
          <table:table-cell office:value-type="float" office:value="0.2940091" calcext:value-type="float">
            <text:p>0.2940091</text:p>
          </table:table-cell>
          <table:table-cell office:value-type="float" office:value="0.2959615" calcext:value-type="float">
            <text:p>0.2959615</text:p>
          </table:table-cell>
          <table:table-cell office:value-type="float" office:value="0.298065" calcext:value-type="float">
            <text:p>0.298065</text:p>
          </table:table-cell>
          <table:table-cell office:value-type="float" office:value="0.3478039" calcext:value-type="float">
            <text:p>0.3478039</text:p>
          </table:table-cell>
          <table:table-cell office:value-type="float" office:value="0.360541" calcext:value-type="float">
            <text:p>0.360541</text:p>
          </table:table-cell>
          <table:table-cell office:value-type="float" office:value="0.3877302" calcext:value-type="float">
            <text:p>0.3877302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094" calcext:value-type="float">
            <text:p>0.5107094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5956E-015" calcext:value-type="float">
            <text:p>1.935956E-15</text:p>
          </table:table-cell>
          <table:table-cell office:value-type="float" office:value="1.908125E-015" calcext:value-type="float">
            <text:p>1.908125E-15</text:p>
          </table:table-cell>
          <table:table-cell office:value-type="float" office:value="1.975427E-015" calcext:value-type="float">
            <text:p>1.975427E-15</text:p>
          </table:table-cell>
          <table:table-cell office:value-type="float" office:value="1.974735E-015" calcext:value-type="float">
            <text:p>1.974735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359556" calcext:value-type="float">
            <text:p>-0.02359556</text:p>
          </table:table-cell>
          <table:table-cell office:value-type="float" office:value="-0.02339661" calcext:value-type="float">
            <text:p>-0.02339661</text:p>
          </table:table-cell>
          <table:table-cell office:value-type="float" office:value="-0.02286934" calcext:value-type="float">
            <text:p>-0.02286934</text:p>
          </table:table-cell>
          <table:table-cell office:value-type="float" office:value="-0.02194972" calcext:value-type="float">
            <text:p>-0.02194972</text:p>
          </table:table-cell>
          <table:table-cell office:value-type="float" office:value="-0.02096877" calcext:value-type="float">
            <text:p>-0.02096877</text:p>
          </table:table-cell>
          <table:table-cell office:value-type="float" office:value="-0.01996104" calcext:value-type="float">
            <text:p>-0.01996104</text:p>
          </table:table-cell>
          <table:table-cell office:value-type="float" office:value="-0.01805203" calcext:value-type="float">
            <text:p>-0.01805203</text:p>
          </table:table-cell>
          <table:table-cell office:value-type="float" office:value="-0.0141044" calcext:value-type="float">
            <text:p>-0.0141044</text:p>
          </table:table-cell>
          <table:table-cell office:value-type="float" office:value="-0.007033087" calcext:value-type="float">
            <text:p>-0.007033087</text:p>
          </table:table-cell>
          <table:table-cell office:value-type="float" office:value="-0.003763704" calcext:value-type="float">
            <text:p>-0.003763704</text:p>
          </table:table-cell>
          <table:table-cell office:value-type="float" office:value="142.497" calcext:value-type="float">
            <text:p>142.497</text:p>
          </table:table-cell>
          <table:table-cell office:value-type="float" office:value="0" calcext:value-type="float">
            <text:p>0</text:p>
          </table:table-cell>
          <table:table-cell office:value-type="float" office:value="-0.02375195" calcext:value-type="float">
            <text:p>-0.02375195</text:p>
          </table:table-cell>
          <table:table-cell office:value-type="float" office:value="0.01185053" calcext:value-type="float">
            <text:p>0.01185053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4" calcext:value-type="float">
            <text:p>10022004</text:p>
          </table:table-cell>
          <table:table-cell office:value-type="float" office:value="134.9997" calcext:value-type="float">
            <text:p>134.9997</text:p>
          </table:table-cell>
          <table:table-cell office:value-type="float" office:value="-5.256521" calcext:value-type="float">
            <text:p>-5.256521</text:p>
          </table:table-cell>
          <table:table-cell office:value-type="float" office:value="0" calcext:value-type="float">
            <text:p>0</text:p>
          </table:table-cell>
          <table:table-cell office:value-type="float" office:value="1458.183" calcext:value-type="float">
            <text:p>1458.183</text:p>
          </table:table-cell>
          <table:table-cell office:value-type="float" office:value="-0.4143386" calcext:value-type="float">
            <text:p>-0.4143386</text:p>
          </table:table-cell>
          <table:table-cell office:value-type="float" office:value="584.4396" calcext:value-type="float">
            <text:p>584.4396</text:p>
          </table:table-cell>
          <table:table-cell office:value-type="float" office:value="0.2911385" calcext:value-type="float">
            <text:p>0.2911385</text:p>
          </table:table-cell>
          <table:table-cell office:value-type="float" office:value="0.2915248" calcext:value-type="float">
            <text:p>0.2915248</text:p>
          </table:table-cell>
          <table:table-cell office:value-type="float" office:value="0.292498" calcext:value-type="float">
            <text:p>0.292498</text:p>
          </table:table-cell>
          <table:table-cell office:value-type="float" office:value="0.2942795" calcext:value-type="float">
            <text:p>0.2942795</text:p>
          </table:table-cell>
          <table:table-cell office:value-type="float" office:value="0.2962214" calcext:value-type="float">
            <text:p>0.2962214</text:p>
          </table:table-cell>
          <table:table-cell office:value-type="float" office:value="0.2982898" calcext:value-type="float">
            <text:p>0.2982898</text:p>
          </table:table-cell>
          <table:table-cell office:value-type="float" office:value="0.347888" calcext:value-type="float">
            <text:p>0.347888</text:p>
          </table:table-cell>
          <table:table-cell office:value-type="float" office:value="0.3604808" calcext:value-type="float">
            <text:p>0.3604808</text:p>
          </table:table-cell>
          <table:table-cell office:value-type="float" office:value="0.3877089" calcext:value-type="float">
            <text:p>0.3877089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5988E-015" calcext:value-type="float">
            <text:p>1.935988E-15</text:p>
          </table:table-cell>
          <table:table-cell office:value-type="float" office:value="1.908124E-015" calcext:value-type="float">
            <text:p>1.908124E-15</text:p>
          </table:table-cell>
          <table:table-cell office:value-type="float" office:value="1.975418E-015" calcext:value-type="float">
            <text:p>1.975418E-15</text:p>
          </table:table-cell>
          <table:table-cell office:value-type="float" office:value="1.974735E-015" calcext:value-type="float">
            <text:p>1.974735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347296" calcext:value-type="float">
            <text:p>-0.02347296</text:p>
          </table:table-cell>
          <table:table-cell office:value-type="float" office:value="-0.02327328" calcext:value-type="float">
            <text:p>-0.02327328</text:p>
          </table:table-cell>
          <table:table-cell office:value-type="float" office:value="-0.02273732" calcext:value-type="float">
            <text:p>-0.02273732</text:p>
          </table:table-cell>
          <table:table-cell office:value-type="float" office:value="-0.02181015" calcext:value-type="float">
            <text:p>-0.02181015</text:p>
          </table:table-cell>
          <table:table-cell office:value-type="float" office:value="-0.02084148" calcext:value-type="float">
            <text:p>-0.02084148</text:p>
          </table:table-cell>
          <table:table-cell office:value-type="float" office:value="-0.01985697" calcext:value-type="float">
            <text:p>-0.01985697</text:p>
          </table:table-cell>
          <table:table-cell office:value-type="float" office:value="-0.01801016" calcext:value-type="float">
            <text:p>-0.01801016</text:p>
          </table:table-cell>
          <table:table-cell office:value-type="float" office:value="-0.01412714" calcext:value-type="float">
            <text:p>-0.01412714</text:p>
          </table:table-cell>
          <table:table-cell office:value-type="float" office:value="-0.007036791" calcext:value-type="float">
            <text:p>-0.007036791</text:p>
          </table:table-cell>
          <table:table-cell office:value-type="float" office:value="-0.003763693" calcext:value-type="float">
            <text:p>-0.003763693</text:p>
          </table:table-cell>
          <table:table-cell office:value-type="float" office:value="146.0062" calcext:value-type="float">
            <text:p>146.0062</text:p>
          </table:table-cell>
          <table:table-cell office:value-type="float" office:value="0" calcext:value-type="float">
            <text:p>0</text:p>
          </table:table-cell>
          <table:table-cell office:value-type="float" office:value="-0.02362787" calcext:value-type="float">
            <text:p>-0.02362787</text:p>
          </table:table-cell>
          <table:table-cell office:value-type="float" office:value="0.0117838" calcext:value-type="float">
            <text:p>0.0117838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4" calcext:value-type="float">
            <text:p>11022004</text:p>
          </table:table-cell>
          <table:table-cell office:value-type="float" office:value="134.9997" calcext:value-type="float">
            <text:p>134.9997</text:p>
          </table:table-cell>
          <table:table-cell office:value-type="float" office:value="-5.333491" calcext:value-type="float">
            <text:p>-5.333491</text:p>
          </table:table-cell>
          <table:table-cell office:value-type="float" office:value="0" calcext:value-type="float">
            <text:p>0</text:p>
          </table:table-cell>
          <table:table-cell office:value-type="float" office:value="1458.3" calcext:value-type="float">
            <text:p>1458.3</text:p>
          </table:table-cell>
          <table:table-cell office:value-type="float" office:value="-0.4550927" calcext:value-type="float">
            <text:p>-0.4550927</text:p>
          </table:table-cell>
          <table:table-cell office:value-type="float" office:value="581.9719" calcext:value-type="float">
            <text:p>581.9719</text:p>
          </table:table-cell>
          <table:table-cell office:value-type="float" office:value="0.2879147" calcext:value-type="float">
            <text:p>0.2879147</text:p>
          </table:table-cell>
          <table:table-cell office:value-type="float" office:value="0.2891385" calcext:value-type="float">
            <text:p>0.2891385</text:p>
          </table:table-cell>
          <table:table-cell office:value-type="float" office:value="0.2916104" calcext:value-type="float">
            <text:p>0.2916104</text:p>
          </table:table-cell>
          <table:table-cell office:value-type="float" office:value="0.2942551" calcext:value-type="float">
            <text:p>0.2942551</text:p>
          </table:table-cell>
          <table:table-cell office:value-type="float" office:value="0.2965048" calcext:value-type="float">
            <text:p>0.2965048</text:p>
          </table:table-cell>
          <table:table-cell office:value-type="float" office:value="0.2989436" calcext:value-type="float">
            <text:p>0.2989436</text:p>
          </table:table-cell>
          <table:table-cell office:value-type="float" office:value="0.3494875" calcext:value-type="float">
            <text:p>0.3494875</text:p>
          </table:table-cell>
          <table:table-cell office:value-type="float" office:value="0.3604668" calcext:value-type="float">
            <text:p>0.3604668</text:p>
          </table:table-cell>
          <table:table-cell office:value-type="float" office:value="0.3876904" calcext:value-type="float">
            <text:p>0.3876904</text:p>
          </table:table-cell>
          <table:table-cell office:value-type="float" office:value="0.413946" calcext:value-type="float">
            <text:p>0.413946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602E-015" calcext:value-type="float">
            <text:p>1.93602E-15</text:p>
          </table:table-cell>
          <table:table-cell office:value-type="float" office:value="1.908123E-015" calcext:value-type="float">
            <text:p>1.908123E-15</text:p>
          </table:table-cell>
          <table:table-cell office:value-type="float" office:value="1.975409E-015" calcext:value-type="float">
            <text:p>1.975409E-15</text:p>
          </table:table-cell>
          <table:table-cell office:value-type="float" office:value="1.974735E-015" calcext:value-type="float">
            <text:p>1.974735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533774" calcext:value-type="float">
            <text:p>-0.02533774</text:p>
          </table:table-cell>
          <table:table-cell office:value-type="float" office:value="-0.0246192" calcext:value-type="float">
            <text:p>-0.0246192</text:p>
          </table:table-cell>
          <table:table-cell office:value-type="float" office:value="-0.02320973" calcext:value-type="float">
            <text:p>-0.02320973</text:p>
          </table:table-cell>
          <table:table-cell office:value-type="float" office:value="-0.02181891" calcext:value-type="float">
            <text:p>-0.02181891</text:p>
          </table:table-cell>
          <table:table-cell office:value-type="float" office:value="-0.02070445" calcext:value-type="float">
            <text:p>-0.02070445</text:p>
          </table:table-cell>
          <table:table-cell office:value-type="float" office:value="-0.01956154" calcext:value-type="float">
            <text:p>-0.01956154</text:p>
          </table:table-cell>
          <table:table-cell office:value-type="float" office:value="-0.01724315" calcext:value-type="float">
            <text:p>-0.01724315</text:p>
          </table:table-cell>
          <table:table-cell office:value-type="float" office:value="-0.01413285" calcext:value-type="float">
            <text:p>-0.01413285</text:p>
          </table:table-cell>
          <table:table-cell office:value-type="float" office:value="-0.007040013" calcext:value-type="float">
            <text:p>-0.007040013</text:p>
          </table:table-cell>
          <table:table-cell office:value-type="float" office:value="-0.003763693" calcext:value-type="float">
            <text:p>-0.003763693</text:p>
          </table:table-cell>
          <table:table-cell office:value-type="float" office:value="149.5138" calcext:value-type="float">
            <text:p>149.5138</text:p>
          </table:table-cell>
          <table:table-cell office:value-type="float" office:value="0" calcext:value-type="float">
            <text:p>0</text:p>
          </table:table-cell>
          <table:table-cell office:value-type="float" office:value="-0.02596603" calcext:value-type="float">
            <text:p>-0.02596603</text:p>
          </table:table-cell>
          <table:table-cell office:value-type="float" office:value="0.01172163" calcext:value-type="float">
            <text:p>0.01172163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4" calcext:value-type="float">
            <text:p>12022004</text:p>
          </table:table-cell>
          <table:table-cell office:value-type="float" office:value="138.7997" calcext:value-type="float">
            <text:p>138.7997</text:p>
          </table:table-cell>
          <table:table-cell office:value-type="float" office:value="-5.515097" calcext:value-type="float">
            <text:p>-5.515097</text:p>
          </table:table-cell>
          <table:table-cell office:value-type="float" office:value="0" calcext:value-type="float">
            <text:p>0</text:p>
          </table:table-cell>
          <table:table-cell office:value-type="float" office:value="1462.313" calcext:value-type="float">
            <text:p>1462.313</text:p>
          </table:table-cell>
          <table:table-cell office:value-type="float" office:value="-0.4864213" calcext:value-type="float">
            <text:p>-0.4864213</text:p>
          </table:table-cell>
          <table:table-cell office:value-type="float" office:value="582.044" calcext:value-type="float">
            <text:p>582.044</text:p>
          </table:table-cell>
          <table:table-cell office:value-type="float" office:value="0.2875989" calcext:value-type="float">
            <text:p>0.2875989</text:p>
          </table:table-cell>
          <table:table-cell office:value-type="float" office:value="0.2883192" calcext:value-type="float">
            <text:p>0.2883192</text:p>
          </table:table-cell>
          <table:table-cell office:value-type="float" office:value="0.2903715" calcext:value-type="float">
            <text:p>0.2903715</text:p>
          </table:table-cell>
          <table:table-cell office:value-type="float" office:value="0.2937239" calcext:value-type="float">
            <text:p>0.2937239</text:p>
          </table:table-cell>
          <table:table-cell office:value-type="float" office:value="0.2968116" calcext:value-type="float">
            <text:p>0.2968116</text:p>
          </table:table-cell>
          <table:table-cell office:value-type="float" office:value="0.2997319" calcext:value-type="float">
            <text:p>0.2997319</text:p>
          </table:table-cell>
          <table:table-cell office:value-type="float" office:value="0.3504387" calcext:value-type="float">
            <text:p>0.3504387</text:p>
          </table:table-cell>
          <table:table-cell office:value-type="float" office:value="0.3605846" calcext:value-type="float">
            <text:p>0.3605846</text:p>
          </table:table-cell>
          <table:table-cell office:value-type="float" office:value="0.3876788" calcext:value-type="float">
            <text:p>0.3876788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6053E-015" calcext:value-type="float">
            <text:p>1.936053E-15</text:p>
          </table:table-cell>
          <table:table-cell office:value-type="float" office:value="1.908123E-015" calcext:value-type="float">
            <text:p>1.908123E-15</text:p>
          </table:table-cell>
          <table:table-cell office:value-type="float" office:value="1.975399E-015" calcext:value-type="float">
            <text:p>1.975399E-15</text:p>
          </table:table-cell>
          <table:table-cell office:value-type="float" office:value="1.974735E-015" calcext:value-type="float">
            <text:p>1.974735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558402" calcext:value-type="float">
            <text:p>-0.02558402</text:p>
          </table:table-cell>
          <table:table-cell office:value-type="float" office:value="-0.02514509" calcext:value-type="float">
            <text:p>-0.02514509</text:p>
          </table:table-cell>
          <table:table-cell office:value-type="float" office:value="-0.02391639" calcext:value-type="float">
            <text:p>-0.02391639</text:p>
          </table:table-cell>
          <table:table-cell office:value-type="float" office:value="-0.02209436" calcext:value-type="float">
            <text:p>-0.02209436</text:p>
          </table:table-cell>
          <table:table-cell office:value-type="float" office:value="-0.02055595" calcext:value-type="float">
            <text:p>-0.02055595</text:p>
          </table:table-cell>
          <table:table-cell office:value-type="float" office:value="-0.01920515" calcext:value-type="float">
            <text:p>-0.01920515</text:p>
          </table:table-cell>
          <table:table-cell office:value-type="float" office:value="-0.01678002" calcext:value-type="float">
            <text:p>-0.01678002</text:p>
          </table:table-cell>
          <table:table-cell office:value-type="float" office:value="-0.0140888" calcext:value-type="float">
            <text:p>-0.0140888</text:p>
          </table:table-cell>
          <table:table-cell office:value-type="float" office:value="-0.007042057" calcext:value-type="float">
            <text:p>-0.007042057</text:p>
          </table:table-cell>
          <table:table-cell office:value-type="float" office:value="-0.003763693" calcext:value-type="float">
            <text:p>-0.003763693</text:p>
          </table:table-cell>
          <table:table-cell office:value-type="float" office:value="153.0281" calcext:value-type="float">
            <text:p>153.0281</text:p>
          </table:table-cell>
          <table:table-cell office:value-type="float" office:value="0" calcext:value-type="float">
            <text:p>0</text:p>
          </table:table-cell>
          <table:table-cell office:value-type="float" office:value="-0.0258093" calcext:value-type="float">
            <text:p>-0.0258093</text:p>
          </table:table-cell>
          <table:table-cell office:value-type="float" office:value="0.01165263" calcext:value-type="float">
            <text:p>0.01165263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4" calcext:value-type="float">
            <text:p>13022004</text:p>
          </table:table-cell>
          <table:table-cell office:value-type="float" office:value="138.7997" calcext:value-type="float">
            <text:p>138.7997</text:p>
          </table:table-cell>
          <table:table-cell office:value-type="float" office:value="-5.302455" calcext:value-type="float">
            <text:p>-5.302455</text:p>
          </table:table-cell>
          <table:table-cell office:value-type="float" office:value="0" calcext:value-type="float">
            <text:p>0</text:p>
          </table:table-cell>
          <table:table-cell office:value-type="float" office:value="1462.173" calcext:value-type="float">
            <text:p>1462.173</text:p>
          </table:table-cell>
          <table:table-cell office:value-type="float" office:value="-0.5587116" calcext:value-type="float">
            <text:p>-0.5587116</text:p>
          </table:table-cell>
          <table:table-cell office:value-type="float" office:value="579.5543" calcext:value-type="float">
            <text:p>579.5543</text:p>
          </table:table-cell>
          <table:table-cell office:value-type="float" office:value="0.291939" calcext:value-type="float">
            <text:p>0.291939</text:p>
          </table:table-cell>
          <table:table-cell office:value-type="float" office:value="0.2918676" calcext:value-type="float">
            <text:p>0.2918676</text:p>
          </table:table-cell>
          <table:table-cell office:value-type="float" office:value="0.2920663" calcext:value-type="float">
            <text:p>0.2920663</text:p>
          </table:table-cell>
          <table:table-cell office:value-type="float" office:value="0.2941521" calcext:value-type="float">
            <text:p>0.2941521</text:p>
          </table:table-cell>
          <table:table-cell office:value-type="float" office:value="0.2969618" calcext:value-type="float">
            <text:p>0.2969618</text:p>
          </table:table-cell>
          <table:table-cell office:value-type="float" office:value="0.2996802" calcext:value-type="float">
            <text:p>0.2996802</text:p>
          </table:table-cell>
          <table:table-cell office:value-type="float" office:value="0.3494274" calcext:value-type="float">
            <text:p>0.3494274</text:p>
          </table:table-cell>
          <table:table-cell office:value-type="float" office:value="0.3606356" calcext:value-type="float">
            <text:p>0.3606356</text:p>
          </table:table-cell>
          <table:table-cell office:value-type="float" office:value="0.3876748" calcext:value-type="float">
            <text:p>0.3876748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112" calcext:value-type="float">
            <text:p>0.510711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6085E-015" calcext:value-type="float">
            <text:p>1.936085E-15</text:p>
          </table:table-cell>
          <table:table-cell office:value-type="float" office:value="1.908122E-015" calcext:value-type="float">
            <text:p>1.908122E-15</text:p>
          </table:table-cell>
          <table:table-cell office:value-type="float" office:value="1.975389E-015" calcext:value-type="float">
            <text:p>1.975389E-15</text:p>
          </table:table-cell>
          <table:table-cell office:value-type="float" office:value="1.974735E-015" calcext:value-type="float">
            <text:p>1.974735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304598" calcext:value-type="float">
            <text:p>-0.02304598</text:p>
          </table:table-cell>
          <table:table-cell office:value-type="float" office:value="-0.02309943" calcext:value-type="float">
            <text:p>-0.02309943</text:p>
          </table:table-cell>
          <table:table-cell office:value-type="float" office:value="-0.02298226" calcext:value-type="float">
            <text:p>-0.02298226</text:p>
          </table:table-cell>
          <table:table-cell office:value-type="float" office:value="-0.02187959" calcext:value-type="float">
            <text:p>-0.02187959</text:p>
          </table:table-cell>
          <table:table-cell office:value-type="float" office:value="-0.02048438" calcext:value-type="float">
            <text:p>-0.02048438</text:p>
          </table:table-cell>
          <table:table-cell office:value-type="float" office:value="-0.01922572" calcext:value-type="float">
            <text:p>-0.01922572</text:p>
          </table:table-cell>
          <table:table-cell office:value-type="float" office:value="-0.01725612" calcext:value-type="float">
            <text:p>-0.01725612</text:p>
          </table:table-cell>
          <table:table-cell office:value-type="float" office:value="-0.01406923" calcext:value-type="float">
            <text:p>-0.01406923</text:p>
          </table:table-cell>
          <table:table-cell office:value-type="float" office:value="-0.00704276" calcext:value-type="float">
            <text:p>-0.00704276</text:p>
          </table:table-cell>
          <table:table-cell office:value-type="float" office:value="-0.003763697" calcext:value-type="float">
            <text:p>-0.003763697</text:p>
          </table:table-cell>
          <table:table-cell office:value-type="float" office:value="156.5424" calcext:value-type="float">
            <text:p>156.5424</text:p>
          </table:table-cell>
          <table:table-cell office:value-type="float" office:value="0" calcext:value-type="float">
            <text:p>0</text:p>
          </table:table-cell>
          <table:table-cell office:value-type="float" office:value="-0.02299077" calcext:value-type="float">
            <text:p>-0.02299077</text:p>
          </table:table-cell>
          <table:table-cell office:value-type="float" office:value="0.01158388" calcext:value-type="float">
            <text:p>0.01158388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4" calcext:value-type="float">
            <text:p>14022004</text:p>
          </table:table-cell>
          <table:table-cell office:value-type="float" office:value="138.7997" calcext:value-type="float">
            <text:p>138.7997</text:p>
          </table:table-cell>
          <table:table-cell office:value-type="float" office:value="-5.07612" calcext:value-type="float">
            <text:p>-5.07612</text:p>
          </table:table-cell>
          <table:table-cell office:value-type="float" office:value="0" calcext:value-type="float">
            <text:p>0</text:p>
          </table:table-cell>
          <table:table-cell office:value-type="float" office:value="1462.023" calcext:value-type="float">
            <text:p>1462.023</text:p>
          </table:table-cell>
          <table:table-cell office:value-type="float" office:value="-0.6342962" calcext:value-type="float">
            <text:p>-0.6342962</text:p>
          </table:table-cell>
          <table:table-cell office:value-type="float" office:value="577.2849" calcext:value-type="float">
            <text:p>577.2849</text:p>
          </table:table-cell>
          <table:table-cell office:value-type="float" office:value="0.2947069" calcext:value-type="float">
            <text:p>0.2947069</text:p>
          </table:table-cell>
          <table:table-cell office:value-type="float" office:value="0.2945482" calcext:value-type="float">
            <text:p>0.2945482</text:p>
          </table:table-cell>
          <table:table-cell office:value-type="float" office:value="0.2942185" calcext:value-type="float">
            <text:p>0.2942185</text:p>
          </table:table-cell>
          <table:table-cell office:value-type="float" office:value="0.2953389" calcext:value-type="float">
            <text:p>0.2953389</text:p>
          </table:table-cell>
          <table:table-cell office:value-type="float" office:value="0.2973171" calcext:value-type="float">
            <text:p>0.2973171</text:p>
          </table:table-cell>
          <table:table-cell office:value-type="float" office:value="0.299639" calcext:value-type="float">
            <text:p>0.299639</text:p>
          </table:table-cell>
          <table:table-cell office:value-type="float" office:value="0.3489615" calcext:value-type="float">
            <text:p>0.3489615</text:p>
          </table:table-cell>
          <table:table-cell office:value-type="float" office:value="0.3606153" calcext:value-type="float">
            <text:p>0.3606153</text:p>
          </table:table-cell>
          <table:table-cell office:value-type="float" office:value="0.3876724" calcext:value-type="float">
            <text:p>0.3876724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6119E-015" calcext:value-type="float">
            <text:p>1.936119E-15</text:p>
          </table:table-cell>
          <table:table-cell office:value-type="float" office:value="1.908119E-015" calcext:value-type="float">
            <text:p>1.908119E-15</text:p>
          </table:table-cell>
          <table:table-cell office:value-type="float" office:value="1.97538E-015" calcext:value-type="float">
            <text:p>1.97538E-15</text:p>
          </table:table-cell>
          <table:table-cell office:value-type="float" office:value="1.974735E-015" calcext:value-type="float">
            <text:p>1.974735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157868" calcext:value-type="float">
            <text:p>-0.02157868</text:p>
          </table:table-cell>
          <table:table-cell office:value-type="float" office:value="-0.0216708" calcext:value-type="float">
            <text:p>-0.0216708</text:p>
          </table:table-cell>
          <table:table-cell office:value-type="float" office:value="-0.02184296" calcext:value-type="float">
            <text:p>-0.02184296</text:p>
          </table:table-cell>
          <table:table-cell office:value-type="float" office:value="-0.02127902" calcext:value-type="float">
            <text:p>-0.02127902</text:p>
          </table:table-cell>
          <table:table-cell office:value-type="float" office:value="-0.02031701" calcext:value-type="float">
            <text:p>-0.02031701</text:p>
          </table:table-cell>
          <table:table-cell office:value-type="float" office:value="-0.0192453" calcext:value-type="float">
            <text:p>-0.0192453</text:p>
          </table:table-cell>
          <table:table-cell office:value-type="float" office:value="-0.01748129" calcext:value-type="float">
            <text:p>-0.01748129</text:p>
          </table:table-cell>
          <table:table-cell office:value-type="float" office:value="-0.01407669" calcext:value-type="float">
            <text:p>-0.01407669</text:p>
          </table:table-cell>
          <table:table-cell office:value-type="float" office:value="-0.007043176" calcext:value-type="float">
            <text:p>-0.007043176</text:p>
          </table:table-cell>
          <table:table-cell office:value-type="float" office:value="-0.003763693" calcext:value-type="float">
            <text:p>-0.003763693</text:p>
          </table:table-cell>
          <table:table-cell office:value-type="float" office:value="160.0557" calcext:value-type="float">
            <text:p>160.0557</text:p>
          </table:table-cell>
          <table:table-cell office:value-type="float" office:value="0" calcext:value-type="float">
            <text:p>0</text:p>
          </table:table-cell>
          <table:table-cell office:value-type="float" office:value="-0.02151594" calcext:value-type="float">
            <text:p>-0.02151594</text:p>
          </table:table-cell>
          <table:table-cell office:value-type="float" office:value="0.01151542" calcext:value-type="float">
            <text:p>0.01151542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4" calcext:value-type="float">
            <text:p>15022004</text:p>
          </table:table-cell>
          <table:table-cell office:value-type="float" office:value="138.7997" calcext:value-type="float">
            <text:p>138.7997</text:p>
          </table:table-cell>
          <table:table-cell office:value-type="float" office:value="-4.87871" calcext:value-type="float">
            <text:p>-4.87871</text:p>
          </table:table-cell>
          <table:table-cell office:value-type="float" office:value="0" calcext:value-type="float">
            <text:p>0</text:p>
          </table:table-cell>
          <table:table-cell office:value-type="float" office:value="1461.903" calcext:value-type="float">
            <text:p>1461.903</text:p>
          </table:table-cell>
          <table:table-cell office:value-type="float" office:value="-0.7110407" calcext:value-type="float">
            <text:p>-0.7110407</text:p>
          </table:table-cell>
          <table:table-cell office:value-type="float" office:value="575.157" calcext:value-type="float">
            <text:p>575.157</text:p>
          </table:table-cell>
          <table:table-cell office:value-type="float" office:value="0.294804" calcext:value-type="float">
            <text:p>0.294804</text:p>
          </table:table-cell>
          <table:table-cell office:value-type="float" office:value="0.2950367" calcext:value-type="float">
            <text:p>0.2950367</text:p>
          </table:table-cell>
          <table:table-cell office:value-type="float" office:value="0.2955328" calcext:value-type="float">
            <text:p>0.2955328</text:p>
          </table:table-cell>
          <table:table-cell office:value-type="float" office:value="0.2965027" calcext:value-type="float">
            <text:p>0.2965027</text:p>
          </table:table-cell>
          <table:table-cell office:value-type="float" office:value="0.2980033" calcext:value-type="float">
            <text:p>0.2980033</text:p>
          </table:table-cell>
          <table:table-cell office:value-type="float" office:value="0.2999317" calcext:value-type="float">
            <text:p>0.2999317</text:p>
          </table:table-cell>
          <table:table-cell office:value-type="float" office:value="0.3488139" calcext:value-type="float">
            <text:p>0.3488139</text:p>
          </table:table-cell>
          <table:table-cell office:value-type="float" office:value="0.3605763" calcext:value-type="float">
            <text:p>0.3605763</text:p>
          </table:table-cell>
          <table:table-cell office:value-type="float" office:value="0.3876679" calcext:value-type="float">
            <text:p>0.3876679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6153E-015" calcext:value-type="float">
            <text:p>1.936153E-15</text:p>
          </table:table-cell>
          <table:table-cell office:value-type="float" office:value="1.908117E-015" calcext:value-type="float">
            <text:p>1.908117E-15</text:p>
          </table:table-cell>
          <table:table-cell office:value-type="float" office:value="1.975369E-015" calcext:value-type="float">
            <text:p>1.975369E-15</text:p>
          </table:table-cell>
          <table:table-cell office:value-type="float" office:value="1.974735E-015" calcext:value-type="float">
            <text:p>1.974735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151617" calcext:value-type="float">
            <text:p>-0.02151617</text:p>
          </table:table-cell>
          <table:table-cell office:value-type="float" office:value="-0.02141585" calcext:value-type="float">
            <text:p>-0.02141585</text:p>
          </table:table-cell>
          <table:table-cell office:value-type="float" office:value="-0.02116689" calcext:value-type="float">
            <text:p>-0.02116689</text:p>
          </table:table-cell>
          <table:table-cell office:value-type="float" office:value="-0.0207047" calcext:value-type="float">
            <text:p>-0.0207047</text:p>
          </table:table-cell>
          <table:table-cell office:value-type="float" office:value="-0.01999569" calcext:value-type="float">
            <text:p>-0.01999569</text:p>
          </table:table-cell>
          <table:table-cell office:value-type="float" office:value="-0.01911693" calcext:value-type="float">
            <text:p>-0.01911693</text:p>
          </table:table-cell>
          <table:table-cell office:value-type="float" office:value="-0.01755415" calcext:value-type="float">
            <text:p>-0.01755415</text:p>
          </table:table-cell>
          <table:table-cell office:value-type="float" office:value="-0.01409129" calcext:value-type="float">
            <text:p>-0.01409129</text:p>
          </table:table-cell>
          <table:table-cell office:value-type="float" office:value="-0.007043955" calcext:value-type="float">
            <text:p>-0.007043955</text:p>
          </table:table-cell>
          <table:table-cell office:value-type="float" office:value="-0.003763697" calcext:value-type="float">
            <text:p>-0.003763697</text:p>
          </table:table-cell>
          <table:table-cell office:value-type="float" office:value="163.5676" calcext:value-type="float">
            <text:p>163.5676</text:p>
          </table:table-cell>
          <table:table-cell office:value-type="float" office:value="0" calcext:value-type="float">
            <text:p>0</text:p>
          </table:table-cell>
          <table:table-cell office:value-type="float" office:value="-0.02161125" calcext:value-type="float">
            <text:p>-0.02161125</text:p>
          </table:table-cell>
          <table:table-cell office:value-type="float" office:value="0.01144449" calcext:value-type="float">
            <text:p>0.01144449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4" calcext:value-type="float">
            <text:p>16022004</text:p>
          </table:table-cell>
          <table:table-cell office:value-type="float" office:value="138.7997" calcext:value-type="float">
            <text:p>138.7997</text:p>
          </table:table-cell>
          <table:table-cell office:value-type="float" office:value="-4.700846" calcext:value-type="float">
            <text:p>-4.700846</text:p>
          </table:table-cell>
          <table:table-cell office:value-type="float" office:value="0" calcext:value-type="float">
            <text:p>0</text:p>
          </table:table-cell>
          <table:table-cell office:value-type="float" office:value="1461.803" calcext:value-type="float">
            <text:p>1461.803</text:p>
          </table:table-cell>
          <table:table-cell office:value-type="float" office:value="-0.7891274" calcext:value-type="float">
            <text:p>-0.7891274</text:p>
          </table:table-cell>
          <table:table-cell office:value-type="float" office:value="573.1102" calcext:value-type="float">
            <text:p>573.1102</text:p>
          </table:table-cell>
          <table:table-cell office:value-type="float" office:value="0.2948858" calcext:value-type="float">
            <text:p>0.2948858</text:p>
          </table:table-cell>
          <table:table-cell office:value-type="float" office:value="0.2951504" calcext:value-type="float">
            <text:p>0.2951504</text:p>
          </table:table-cell>
          <table:table-cell office:value-type="float" office:value="0.2957845" calcext:value-type="float">
            <text:p>0.2957845</text:p>
          </table:table-cell>
          <table:table-cell office:value-type="float" office:value="0.2970114" calcext:value-type="float">
            <text:p>0.2970114</text:p>
          </table:table-cell>
          <table:table-cell office:value-type="float" office:value="0.2985402" calcext:value-type="float">
            <text:p>0.2985402</text:p>
          </table:table-cell>
          <table:table-cell office:value-type="float" office:value="0.3003431" calcext:value-type="float">
            <text:p>0.3003431</text:p>
          </table:table-cell>
          <table:table-cell office:value-type="float" office:value="0.348889" calcext:value-type="float">
            <text:p>0.348889</text:p>
          </table:table-cell>
          <table:table-cell office:value-type="float" office:value="0.3605456" calcext:value-type="float">
            <text:p>0.3605456</text:p>
          </table:table-cell>
          <table:table-cell office:value-type="float" office:value="0.3876632" calcext:value-type="float">
            <text:p>0.3876632</text:p>
          </table:table-cell>
          <table:table-cell office:value-type="float" office:value="0.413946" calcext:value-type="float">
            <text:p>0.413946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6189E-015" calcext:value-type="float">
            <text:p>1.936189E-15</text:p>
          </table:table-cell>
          <table:table-cell office:value-type="float" office:value="1.908112E-015" calcext:value-type="float">
            <text:p>1.908112E-15</text:p>
          </table:table-cell>
          <table:table-cell office:value-type="float" office:value="1.97536E-015" calcext:value-type="float">
            <text:p>1.97536E-15</text:p>
          </table:table-cell>
          <table:table-cell office:value-type="float" office:value="1.974735E-015" calcext:value-type="float">
            <text:p>1.974735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14775" calcext:value-type="float">
            <text:p>-0.0214775</text:p>
          </table:table-cell>
          <table:table-cell office:value-type="float" office:value="-0.02136101" calcext:value-type="float">
            <text:p>-0.02136101</text:p>
          </table:table-cell>
          <table:table-cell office:value-type="float" office:value="-0.02104259" calcext:value-type="float">
            <text:p>-0.02104259</text:p>
          </table:table-cell>
          <table:table-cell office:value-type="float" office:value="-0.0204585" calcext:value-type="float">
            <text:p>-0.0204585</text:p>
          </table:table-cell>
          <table:table-cell office:value-type="float" office:value="-0.01974685" calcext:value-type="float">
            <text:p>-0.01974685</text:p>
          </table:table-cell>
          <table:table-cell office:value-type="float" office:value="-0.01893608" calcext:value-type="float">
            <text:p>-0.01893608</text:p>
          </table:table-cell>
          <table:table-cell office:value-type="float" office:value="-0.01751852" calcext:value-type="float">
            <text:p>-0.01751852</text:p>
          </table:table-cell>
          <table:table-cell office:value-type="float" office:value="-0.01410291" calcext:value-type="float">
            <text:p>-0.01410291</text:p>
          </table:table-cell>
          <table:table-cell office:value-type="float" office:value="-0.007044781" calcext:value-type="float">
            <text:p>-0.007044781</text:p>
          </table:table-cell>
          <table:table-cell office:value-type="float" office:value="-0.003763713" calcext:value-type="float">
            <text:p>-0.003763713</text:p>
          </table:table-cell>
          <table:table-cell office:value-type="float" office:value="167.0781" calcext:value-type="float">
            <text:p>167.0781</text:p>
          </table:table-cell>
          <table:table-cell office:value-type="float" office:value="0" calcext:value-type="float">
            <text:p>0</text:p>
          </table:table-cell>
          <table:table-cell office:value-type="float" office:value="-0.02157718" calcext:value-type="float">
            <text:p>-0.02157718</text:p>
          </table:table-cell>
          <table:table-cell office:value-type="float" office:value="0.0113737" calcext:value-type="float">
            <text:p>0.0113737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1.228512" calcext:value-type="float">
            <text:p>-1.2285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4" calcext:value-type="float">
            <text:p>17022004</text:p>
          </table:table-cell>
          <table:table-cell office:value-type="float" office:value="138.9997" calcext:value-type="float">
            <text:p>138.9997</text:p>
          </table:table-cell>
          <table:table-cell office:value-type="float" office:value="-4.500045" calcext:value-type="float">
            <text:p>-4.500045</text:p>
          </table:table-cell>
          <table:table-cell office:value-type="float" office:value="0" calcext:value-type="float">
            <text:p>0</text:p>
          </table:table-cell>
          <table:table-cell office:value-type="float" office:value="1461.883" calcext:value-type="float">
            <text:p>1461.883</text:p>
          </table:table-cell>
          <table:table-cell office:value-type="float" office:value="-0.8690504" calcext:value-type="float">
            <text:p>-0.8690504</text:p>
          </table:table-cell>
          <table:table-cell office:value-type="float" office:value="571.2853" calcext:value-type="float">
            <text:p>571.2853</text:p>
          </table:table-cell>
          <table:table-cell office:value-type="float" office:value="0.2951586" calcext:value-type="float">
            <text:p>0.2951586</text:p>
          </table:table-cell>
          <table:table-cell office:value-type="float" office:value="0.2954298" calcext:value-type="float">
            <text:p>0.2954298</text:p>
          </table:table-cell>
          <table:table-cell office:value-type="float" office:value="0.2960871" calcext:value-type="float">
            <text:p>0.2960871</text:p>
          </table:table-cell>
          <table:table-cell office:value-type="float" office:value="0.2973698" calcext:value-type="float">
            <text:p>0.2973698</text:p>
          </table:table-cell>
          <table:table-cell office:value-type="float" office:value="0.298921" calcext:value-type="float">
            <text:p>0.298921</text:p>
          </table:table-cell>
          <table:table-cell office:value-type="float" office:value="0.3006921" calcext:value-type="float">
            <text:p>0.3006921</text:p>
          </table:table-cell>
          <table:table-cell office:value-type="float" office:value="0.3490543" calcext:value-type="float">
            <text:p>0.3490543</text:p>
          </table:table-cell>
          <table:table-cell office:value-type="float" office:value="0.3605342" calcext:value-type="float">
            <text:p>0.3605342</text:p>
          </table:table-cell>
          <table:table-cell office:value-type="float" office:value="0.3876584" calcext:value-type="float">
            <text:p>0.3876584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6223E-015" calcext:value-type="float">
            <text:p>1.936223E-15</text:p>
          </table:table-cell>
          <table:table-cell office:value-type="float" office:value="1.908108E-015" calcext:value-type="float">
            <text:p>1.908108E-15</text:p>
          </table:table-cell>
          <table:table-cell office:value-type="float" office:value="1.975351E-015" calcext:value-type="float">
            <text:p>1.975351E-15</text:p>
          </table:table-cell>
          <table:table-cell office:value-type="float" office:value="1.974735E-015" calcext:value-type="float">
            <text:p>1.974735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134035" calcext:value-type="float">
            <text:p>-0.02134035</text:p>
          </table:table-cell>
          <table:table-cell office:value-type="float" office:value="-0.02122153" calcext:value-type="float">
            <text:p>-0.02122153</text:p>
          </table:table-cell>
          <table:table-cell office:value-type="float" office:value="-0.020894" calcext:value-type="float">
            <text:p>-0.020894</text:p>
          </table:table-cell>
          <table:table-cell office:value-type="float" office:value="-0.02028808" calcext:value-type="float">
            <text:p>-0.02028808</text:p>
          </table:table-cell>
          <table:table-cell office:value-type="float" office:value="-0.01957284" calcext:value-type="float">
            <text:p>-0.01957284</text:p>
          </table:table-cell>
          <table:table-cell office:value-type="float" office:value="-0.01878413" calcext:value-type="float">
            <text:p>-0.01878413</text:p>
          </table:table-cell>
          <table:table-cell office:value-type="float" office:value="-0.01743893" calcext:value-type="float">
            <text:p>-0.01743893</text:p>
          </table:table-cell>
          <table:table-cell office:value-type="float" office:value="-0.01410726" calcext:value-type="float">
            <text:p>-0.01410726</text:p>
          </table:table-cell>
          <table:table-cell office:value-type="float" office:value="-0.007045621" calcext:value-type="float">
            <text:p>-0.007045621</text:p>
          </table:table-cell>
          <table:table-cell office:value-type="float" office:value="-0.003763693" calcext:value-type="float">
            <text:p>-0.003763693</text:p>
          </table:table-cell>
          <table:table-cell office:value-type="float" office:value="170.5885" calcext:value-type="float">
            <text:p>170.5885</text:p>
          </table:table-cell>
          <table:table-cell office:value-type="float" office:value="0" calcext:value-type="float">
            <text:p>0</text:p>
          </table:table-cell>
          <table:table-cell office:value-type="float" office:value="-0.02144063" calcext:value-type="float">
            <text:p>-0.02144063</text:p>
          </table:table-cell>
          <table:table-cell office:value-type="float" office:value="0.01130746" calcext:value-type="float">
            <text:p>0.01130746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4" calcext:value-type="float">
            <text:p>18022004</text:p>
          </table:table-cell>
          <table:table-cell office:value-type="float" office:value="152.0995" calcext:value-type="float">
            <text:p>152.0995</text:p>
          </table:table-cell>
          <table:table-cell office:value-type="float" office:value="-4.689793" calcext:value-type="float">
            <text:p>-4.689793</text:p>
          </table:table-cell>
          <table:table-cell office:value-type="float" office:value="0" calcext:value-type="float">
            <text:p>0</text:p>
          </table:table-cell>
          <table:table-cell office:value-type="float" office:value="1475.252" calcext:value-type="float">
            <text:p>1475.252</text:p>
          </table:table-cell>
          <table:table-cell office:value-type="float" office:value="-0.9492365" calcext:value-type="float">
            <text:p>-0.9492365</text:p>
          </table:table-cell>
          <table:table-cell office:value-type="float" office:value="589.2798" calcext:value-type="float">
            <text:p>589.2798</text:p>
          </table:table-cell>
          <table:table-cell office:value-type="float" office:value="0.2954663" calcext:value-type="float">
            <text:p>0.2954663</text:p>
          </table:table-cell>
          <table:table-cell office:value-type="float" office:value="0.2957381" calcext:value-type="float">
            <text:p>0.2957381</text:p>
          </table:table-cell>
          <table:table-cell office:value-type="float" office:value="0.2963996" calcext:value-type="float">
            <text:p>0.2963996</text:p>
          </table:table-cell>
          <table:table-cell office:value-type="float" office:value="0.2976948" calcext:value-type="float">
            <text:p>0.2976948</text:p>
          </table:table-cell>
          <table:table-cell office:value-type="float" office:value="0.2992471" calcext:value-type="float">
            <text:p>0.2992471</text:p>
          </table:table-cell>
          <table:table-cell office:value-type="float" office:value="0.3009993" calcext:value-type="float">
            <text:p>0.3009993</text:p>
          </table:table-cell>
          <table:table-cell office:value-type="float" office:value="0.3492405" calcext:value-type="float">
            <text:p>0.3492405</text:p>
          </table:table-cell>
          <table:table-cell office:value-type="float" office:value="0.360541" calcext:value-type="float">
            <text:p>0.360541</text:p>
          </table:table-cell>
          <table:table-cell office:value-type="float" office:value="0.3876543" calcext:value-type="float">
            <text:p>0.3876543</text:p>
          </table:table-cell>
          <table:table-cell office:value-type="float" office:value="0.4139461" calcext:value-type="float">
            <text:p>0.4139461</text:p>
          </table:table-cell>
          <table:table-cell office:value-type="float" office:value="0.5107093" calcext:value-type="float">
            <text:p>0.510709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6256E-015" calcext:value-type="float">
            <text:p>1.936256E-15</text:p>
          </table:table-cell>
          <table:table-cell office:value-type="float" office:value="1.908108E-015" calcext:value-type="float">
            <text:p>1.908108E-15</text:p>
          </table:table-cell>
          <table:table-cell office:value-type="float" office:value="1.975341E-015" calcext:value-type="float">
            <text:p>1.975341E-15</text:p>
          </table:table-cell>
          <table:table-cell office:value-type="float" office:value="1.974735E-015" calcext:value-type="float">
            <text:p>1.974735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11866" calcext:value-type="float">
            <text:p>-0.0211866</text:p>
          </table:table-cell>
          <table:table-cell office:value-type="float" office:value="-0.02106871" calcext:value-type="float">
            <text:p>-0.02106871</text:p>
          </table:table-cell>
          <table:table-cell office:value-type="float" office:value="-0.02074175" calcext:value-type="float">
            <text:p>-0.02074175</text:p>
          </table:table-cell>
          <table:table-cell office:value-type="float" office:value="-0.02013504" calcext:value-type="float">
            <text:p>-0.02013504</text:p>
          </table:table-cell>
          <table:table-cell office:value-type="float" office:value="-0.01942547" calcext:value-type="float">
            <text:p>-0.01942547</text:p>
          </table:table-cell>
          <table:table-cell office:value-type="float" office:value="-0.01865156" calcext:value-type="float">
            <text:p>-0.01865156</text:p>
          </table:table-cell>
          <table:table-cell office:value-type="float" office:value="-0.01734958" calcext:value-type="float">
            <text:p>-0.01734958</text:p>
          </table:table-cell>
          <table:table-cell office:value-type="float" office:value="-0.01410475" calcext:value-type="float">
            <text:p>-0.01410475</text:p>
          </table:table-cell>
          <table:table-cell office:value-type="float" office:value="-0.007046327" calcext:value-type="float">
            <text:p>-0.007046327</text:p>
          </table:table-cell>
          <table:table-cell office:value-type="float" office:value="-0.003763713" calcext:value-type="float">
            <text:p>-0.003763713</text:p>
          </table:table-cell>
          <table:table-cell office:value-type="float" office:value="174.099" calcext:value-type="float">
            <text:p>174.099</text:p>
          </table:table-cell>
          <table:table-cell office:value-type="float" office:value="0" calcext:value-type="float">
            <text:p>0</text:p>
          </table:table-cell>
          <table:table-cell office:value-type="float" office:value="-0.02128528" calcext:value-type="float">
            <text:p>-0.02128528</text:p>
          </table:table-cell>
          <table:table-cell office:value-type="float" office:value="0.0112406" calcext:value-type="float">
            <text:p>0.0112406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1.228512" calcext:value-type="float">
            <text:p>-1.2285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4" calcext:value-type="float">
            <text:p>19022004</text:p>
          </table:table-cell>
          <table:table-cell office:value-type="float" office:value="154.2995" calcext:value-type="float">
            <text:p>154.2995</text:p>
          </table:table-cell>
          <table:table-cell office:value-type="float" office:value="-4.807775" calcext:value-type="float">
            <text:p>-4.807775</text:p>
          </table:table-cell>
          <table:table-cell office:value-type="float" office:value="0" calcext:value-type="float">
            <text:p>0</text:p>
          </table:table-cell>
          <table:table-cell office:value-type="float" office:value="1477.646" calcext:value-type="float">
            <text:p>1477.646</text:p>
          </table:table-cell>
          <table:table-cell office:value-type="float" office:value="-1.025846" calcext:value-type="float">
            <text:p>-1.025846</text:p>
          </table:table-cell>
          <table:table-cell office:value-type="float" office:value="585.7084" calcext:value-type="float">
            <text:p>585.7084</text:p>
          </table:table-cell>
          <table:table-cell office:value-type="float" office:value="0.3114949" calcext:value-type="float">
            <text:p>0.3114949</text:p>
          </table:table-cell>
          <table:table-cell office:value-type="float" office:value="0.3108814" calcext:value-type="float">
            <text:p>0.3108814</text:p>
          </table:table-cell>
          <table:table-cell office:value-type="float" office:value="0.307081" calcext:value-type="float">
            <text:p>0.307081</text:p>
          </table:table-cell>
          <table:table-cell office:value-type="float" office:value="0.3013459" calcext:value-type="float">
            <text:p>0.3013459</text:p>
          </table:table-cell>
          <table:table-cell office:value-type="float" office:value="0.3002539" calcext:value-type="float">
            <text:p>0.3002539</text:p>
          </table:table-cell>
          <table:table-cell office:value-type="float" office:value="0.3013779" calcext:value-type="float">
            <text:p>0.3013779</text:p>
          </table:table-cell>
          <table:table-cell office:value-type="float" office:value="0.3494304" calcext:value-type="float">
            <text:p>0.3494304</text:p>
          </table:table-cell>
          <table:table-cell office:value-type="float" office:value="0.3605616" calcext:value-type="float">
            <text:p>0.3605616</text:p>
          </table:table-cell>
          <table:table-cell office:value-type="float" office:value="0.387652" calcext:value-type="float">
            <text:p>0.387652</text:p>
          </table:table-cell>
          <table:table-cell office:value-type="float" office:value="0.413946" calcext:value-type="float">
            <text:p>0.413946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6291E-015" calcext:value-type="float">
            <text:p>1.936291E-15</text:p>
          </table:table-cell>
          <table:table-cell office:value-type="float" office:value="1.908104E-015" calcext:value-type="float">
            <text:p>1.908104E-15</text:p>
          </table:table-cell>
          <table:table-cell office:value-type="float" office:value="1.975332E-015" calcext:value-type="float">
            <text:p>1.975332E-15</text:p>
          </table:table-cell>
          <table:table-cell office:value-type="float" office:value="1.974736E-015" calcext:value-type="float">
            <text:p>1.974736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460845" calcext:value-type="float">
            <text:p>-0.01460845</text:p>
          </table:table-cell>
          <table:table-cell office:value-type="float" office:value="-0.01484109" calcext:value-type="float">
            <text:p>-0.01484109</text:p>
          </table:table-cell>
          <table:table-cell office:value-type="float" office:value="-0.01623166" calcext:value-type="float">
            <text:p>-0.01623166</text:p>
          </table:table-cell>
          <table:table-cell office:value-type="float" office:value="-0.01854203" calcext:value-type="float">
            <text:p>-0.01854203</text:p>
          </table:table-cell>
          <table:table-cell office:value-type="float" office:value="-0.01899492" calcext:value-type="float">
            <text:p>-0.01899492</text:p>
          </table:table-cell>
          <table:table-cell office:value-type="float" office:value="-0.01849353" calcext:value-type="float">
            <text:p>-0.01849353</text:p>
          </table:table-cell>
          <table:table-cell office:value-type="float" office:value="-0.01725919" calcext:value-type="float">
            <text:p>-0.01725919</text:p>
          </table:table-cell>
          <table:table-cell office:value-type="float" office:value="-0.01409708" calcext:value-type="float">
            <text:p>-0.01409708</text:p>
          </table:table-cell>
          <table:table-cell office:value-type="float" office:value="-0.007046743" calcext:value-type="float">
            <text:p>-0.007046743</text:p>
          </table:table-cell>
          <table:table-cell office:value-type="float" office:value="-0.00376369" calcext:value-type="float">
            <text:p>-0.00376369</text:p>
          </table:table-cell>
          <table:table-cell office:value-type="float" office:value="177.6094" calcext:value-type="float">
            <text:p>177.6094</text:p>
          </table:table-cell>
          <table:table-cell office:value-type="float" office:value="0" calcext:value-type="float">
            <text:p>0</text:p>
          </table:table-cell>
          <table:table-cell office:value-type="float" office:value="-0.01460388" calcext:value-type="float">
            <text:p>-0.01460388</text:p>
          </table:table-cell>
          <table:table-cell office:value-type="float" office:value="0.01116673" calcext:value-type="float">
            <text:p>0.01116673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4" calcext:value-type="float">
            <text:p>20022004</text:p>
          </table:table-cell>
          <table:table-cell office:value-type="float" office:value="154.8996" calcext:value-type="float">
            <text:p>154.8996</text:p>
          </table:table-cell>
          <table:table-cell office:value-type="float" office:value="-5.041797" calcext:value-type="float">
            <text:p>-5.041797</text:p>
          </table:table-cell>
          <table:table-cell office:value-type="float" office:value="0" calcext:value-type="float">
            <text:p>0</text:p>
          </table:table-cell>
          <table:table-cell office:value-type="float" office:value="1478.552" calcext:value-type="float">
            <text:p>1478.552</text:p>
          </table:table-cell>
          <table:table-cell office:value-type="float" office:value="-1.098857" calcext:value-type="float">
            <text:p>-1.098857</text:p>
          </table:table-cell>
          <table:table-cell office:value-type="float" office:value="580.5714" calcext:value-type="float">
            <text:p>580.5714</text:p>
          </table:table-cell>
          <table:table-cell office:value-type="float" office:value="0.3243215" calcext:value-type="float">
            <text:p>0.3243215</text:p>
          </table:table-cell>
          <table:table-cell office:value-type="float" office:value="0.3240635" calcext:value-type="float">
            <text:p>0.3240635</text:p>
          </table:table-cell>
          <table:table-cell office:value-type="float" office:value="0.3214712" calcext:value-type="float">
            <text:p>0.3214712</text:p>
          </table:table-cell>
          <table:table-cell office:value-type="float" office:value="0.3118776" calcext:value-type="float">
            <text:p>0.3118776</text:p>
          </table:table-cell>
          <table:table-cell office:value-type="float" office:value="0.3054735" calcext:value-type="float">
            <text:p>0.3054735</text:p>
          </table:table-cell>
          <table:table-cell office:value-type="float" office:value="0.3037806" calcext:value-type="float">
            <text:p>0.3037806</text:p>
          </table:table-cell>
          <table:table-cell office:value-type="float" office:value="0.3499869" calcext:value-type="float">
            <text:p>0.3499869</text:p>
          </table:table-cell>
          <table:table-cell office:value-type="float" office:value="0.3606036" calcext:value-type="float">
            <text:p>0.3606036</text:p>
          </table:table-cell>
          <table:table-cell office:value-type="float" office:value="0.3876517" calcext:value-type="float">
            <text:p>0.3876517</text:p>
          </table:table-cell>
          <table:table-cell office:value-type="float" office:value="0.413946" calcext:value-type="float">
            <text:p>0.413946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6328E-015" calcext:value-type="float">
            <text:p>1.936328E-15</text:p>
          </table:table-cell>
          <table:table-cell office:value-type="float" office:value="1.908097E-015" calcext:value-type="float">
            <text:p>1.908097E-15</text:p>
          </table:table-cell>
          <table:table-cell office:value-type="float" office:value="1.975323E-015" calcext:value-type="float">
            <text:p>1.975323E-15</text:p>
          </table:table-cell>
          <table:table-cell office:value-type="float" office:value="1.974735E-015" calcext:value-type="float">
            <text:p>1.974735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103166" calcext:value-type="float">
            <text:p>-0.01103166</text:p>
          </table:table-cell>
          <table:table-cell office:value-type="float" office:value="-0.01111149" calcext:value-type="float">
            <text:p>-0.01111149</text:p>
          </table:table-cell>
          <table:table-cell office:value-type="float" office:value="-0.01178237" calcext:value-type="float">
            <text:p>-0.01178237</text:p>
          </table:table-cell>
          <table:table-cell office:value-type="float" office:value="-0.01462412" calcext:value-type="float">
            <text:p>-0.01462412</text:p>
          </table:table-cell>
          <table:table-cell office:value-type="float" office:value="-0.0168862" calcext:value-type="float">
            <text:p>-0.0168862</text:p>
          </table:table-cell>
          <table:table-cell office:value-type="float" office:value="-0.0175194" calcext:value-type="float">
            <text:p>-0.0175194</text:p>
          </table:table-cell>
          <table:table-cell office:value-type="float" office:value="-0.01700014" calcext:value-type="float">
            <text:p>-0.01700014</text:p>
          </table:table-cell>
          <table:table-cell office:value-type="float" office:value="-0.01408148" calcext:value-type="float">
            <text:p>-0.01408148</text:p>
          </table:table-cell>
          <table:table-cell office:value-type="float" office:value="-0.00704679" calcext:value-type="float">
            <text:p>-0.00704679</text:p>
          </table:table-cell>
          <table:table-cell office:value-type="float" office:value="-0.003763713" calcext:value-type="float">
            <text:p>-0.003763713</text:p>
          </table:table-cell>
          <table:table-cell office:value-type="float" office:value="181.1188" calcext:value-type="float">
            <text:p>181.1188</text:p>
          </table:table-cell>
          <table:table-cell office:value-type="float" office:value="0" calcext:value-type="float">
            <text:p>0</text:p>
          </table:table-cell>
          <table:table-cell office:value-type="float" office:value="-0.01108387" calcext:value-type="float">
            <text:p>-0.01108387</text:p>
          </table:table-cell>
          <table:table-cell office:value-type="float" office:value="0.01109151" calcext:value-type="float">
            <text:p>0.01109151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1.228512" calcext:value-type="float">
            <text:p>-1.2285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4" calcext:value-type="float">
            <text:p>21022004</text:p>
          </table:table-cell>
          <table:table-cell office:value-type="float" office:value="154.8996" calcext:value-type="float">
            <text:p>154.8996</text:p>
          </table:table-cell>
          <table:table-cell office:value-type="float" office:value="-5.03652" calcext:value-type="float">
            <text:p>-5.03652</text:p>
          </table:table-cell>
          <table:table-cell office:value-type="float" office:value="0" calcext:value-type="float">
            <text:p>0</text:p>
          </table:table-cell>
          <table:table-cell office:value-type="float" office:value="1477.948" calcext:value-type="float">
            <text:p>1477.948</text:p>
          </table:table-cell>
          <table:table-cell office:value-type="float" office:value="-0.4998462" calcext:value-type="float">
            <text:p>-0.4998462</text:p>
          </table:table-cell>
          <table:table-cell office:value-type="float" office:value="575.0706" calcext:value-type="float">
            <text:p>575.0706</text:p>
          </table:table-cell>
          <table:table-cell office:value-type="float" office:value="0.3237535" calcext:value-type="float">
            <text:p>0.3237535</text:p>
          </table:table-cell>
          <table:table-cell office:value-type="float" office:value="0.3235447" calcext:value-type="float">
            <text:p>0.3235447</text:p>
          </table:table-cell>
          <table:table-cell office:value-type="float" office:value="0.3218286" calcext:value-type="float">
            <text:p>0.3218286</text:p>
          </table:table-cell>
          <table:table-cell office:value-type="float" office:value="0.3156822" calcext:value-type="float">
            <text:p>0.3156822</text:p>
          </table:table-cell>
          <table:table-cell office:value-type="float" office:value="0.3107681" calcext:value-type="float">
            <text:p>0.3107681</text:p>
          </table:table-cell>
          <table:table-cell office:value-type="float" office:value="0.3083535" calcext:value-type="float">
            <text:p>0.3083535</text:p>
          </table:table-cell>
          <table:table-cell office:value-type="float" office:value="0.3515665" calcext:value-type="float">
            <text:p>0.3515665</text:p>
          </table:table-cell>
          <table:table-cell office:value-type="float" office:value="0.3607236" calcext:value-type="float">
            <text:p>0.3607236</text:p>
          </table:table-cell>
          <table:table-cell office:value-type="float" office:value="0.3876554" calcext:value-type="float">
            <text:p>0.3876554</text:p>
          </table:table-cell>
          <table:table-cell office:value-type="float" office:value="0.413946" calcext:value-type="float">
            <text:p>0.413946</text:p>
          </table:table-cell>
          <table:table-cell office:value-type="float" office:value="0.5107092" calcext:value-type="float">
            <text:p>0.510709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6367E-015" calcext:value-type="float">
            <text:p>1.936367E-15</text:p>
          </table:table-cell>
          <table:table-cell office:value-type="float" office:value="1.908087E-015" calcext:value-type="float">
            <text:p>1.908087E-15</text:p>
          </table:table-cell>
          <table:table-cell office:value-type="float" office:value="1.975313E-015" calcext:value-type="float">
            <text:p>1.975313E-15</text:p>
          </table:table-cell>
          <table:table-cell office:value-type="float" office:value="1.974735E-015" calcext:value-type="float">
            <text:p>1.974735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115283" calcext:value-type="float">
            <text:p>-0.01115283</text:p>
          </table:table-cell>
          <table:table-cell office:value-type="float" office:value="-0.01121684" calcext:value-type="float">
            <text:p>-0.01121684</text:p>
          </table:table-cell>
          <table:table-cell office:value-type="float" office:value="-0.011662" calcext:value-type="float">
            <text:p>-0.011662</text:p>
          </table:table-cell>
          <table:table-cell office:value-type="float" office:value="-0.01339886" calcext:value-type="float">
            <text:p>-0.01339886</text:p>
          </table:table-cell>
          <table:table-cell office:value-type="float" office:value="-0.01495934" calcext:value-type="float">
            <text:p>-0.01495934</text:p>
          </table:table-cell>
          <table:table-cell office:value-type="float" office:value="-0.01578592" calcext:value-type="float">
            <text:p>-0.01578592</text:p>
          </table:table-cell>
          <table:table-cell office:value-type="float" office:value="-0.01628115" calcext:value-type="float">
            <text:p>-0.01628115</text:p>
          </table:table-cell>
          <table:table-cell office:value-type="float" office:value="-0.01403698" calcext:value-type="float">
            <text:p>-0.01403698</text:p>
          </table:table-cell>
          <table:table-cell office:value-type="float" office:value="-0.007046162" calcext:value-type="float">
            <text:p>-0.007046162</text:p>
          </table:table-cell>
          <table:table-cell office:value-type="float" office:value="-0.003763713" calcext:value-type="float">
            <text:p>-0.003763713</text:p>
          </table:table-cell>
          <table:table-cell office:value-type="float" office:value="185.3032" calcext:value-type="float">
            <text:p>185.3032</text:p>
          </table:table-cell>
          <table:table-cell office:value-type="float" office:value="0" calcext:value-type="float">
            <text:p>0</text:p>
          </table:table-cell>
          <table:table-cell office:value-type="float" office:value="-0.01118551" calcext:value-type="float">
            <text:p>-0.01118551</text:p>
          </table:table-cell>
          <table:table-cell office:value-type="float" office:value="0.01101702" calcext:value-type="float">
            <text:p>0.01101702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1.228512" calcext:value-type="float">
            <text:p>-1.2285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4" calcext:value-type="float">
            <text:p>22022004</text:p>
          </table:table-cell>
          <table:table-cell office:value-type="float" office:value="154.8996" calcext:value-type="float">
            <text:p>154.8996</text:p>
          </table:table-cell>
          <table:table-cell office:value-type="float" office:value="-4.902856" calcext:value-type="float">
            <text:p>-4.902856</text:p>
          </table:table-cell>
          <table:table-cell office:value-type="float" office:value="0" calcext:value-type="float">
            <text:p>0</text:p>
          </table:table-cell>
          <table:table-cell office:value-type="float" office:value="1476.041" calcext:value-type="float">
            <text:p>1476.041</text:p>
          </table:table-cell>
          <table:table-cell office:value-type="float" office:value="1.273455" calcext:value-type="float">
            <text:p>1.273455</text:p>
          </table:table-cell>
          <table:table-cell office:value-type="float" office:value="569.003" calcext:value-type="float">
            <text:p>569.003</text:p>
          </table:table-cell>
          <table:table-cell office:value-type="float" office:value="0.3203059" calcext:value-type="float">
            <text:p>0.3203059</text:p>
          </table:table-cell>
          <table:table-cell office:value-type="float" office:value="0.3201313" calcext:value-type="float">
            <text:p>0.3201313</text:p>
          </table:table-cell>
          <table:table-cell office:value-type="float" office:value="0.3182626" calcext:value-type="float">
            <text:p>0.3182626</text:p>
          </table:table-cell>
          <table:table-cell office:value-type="float" office:value="0.3128469" calcext:value-type="float">
            <text:p>0.3128469</text:p>
          </table:table-cell>
          <table:table-cell office:value-type="float" office:value="0.3093719" calcext:value-type="float">
            <text:p>0.3093719</text:p>
          </table:table-cell>
          <table:table-cell office:value-type="float" office:value="0.3083873" calcext:value-type="float">
            <text:p>0.3083873</text:p>
          </table:table-cell>
          <table:table-cell office:value-type="float" office:value="0.3526978" calcext:value-type="float">
            <text:p>0.3526978</text:p>
          </table:table-cell>
          <table:table-cell office:value-type="float" office:value="0.3609287" calcext:value-type="float">
            <text:p>0.3609287</text:p>
          </table:table-cell>
          <table:table-cell office:value-type="float" office:value="0.3876668" calcext:value-type="float">
            <text:p>0.3876668</text:p>
          </table:table-cell>
          <table:table-cell office:value-type="float" office:value="0.4139457" calcext:value-type="float">
            <text:p>0.4139457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6406E-015" calcext:value-type="float">
            <text:p>1.936406E-15</text:p>
          </table:table-cell>
          <table:table-cell office:value-type="float" office:value="1.908077E-015" calcext:value-type="float">
            <text:p>1.908077E-15</text:p>
          </table:table-cell>
          <table:table-cell office:value-type="float" office:value="1.975304E-015" calcext:value-type="float">
            <text:p>1.975304E-15</text:p>
          </table:table-cell>
          <table:table-cell office:value-type="float" office:value="1.974735E-015" calcext:value-type="float">
            <text:p>1.974735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201949" calcext:value-type="float">
            <text:p>-0.01201949</text:p>
          </table:table-cell>
          <table:table-cell office:value-type="float" office:value="-0.01208779" calcext:value-type="float">
            <text:p>-0.01208779</text:p>
          </table:table-cell>
          <table:table-cell office:value-type="float" office:value="-0.0126152" calcext:value-type="float">
            <text:p>-0.0126152</text:p>
          </table:table-cell>
          <table:table-cell office:value-type="float" office:value="-0.01426943" calcext:value-type="float">
            <text:p>-0.01426943</text:p>
          </table:table-cell>
          <table:table-cell office:value-type="float" office:value="-0.01542752" calcext:value-type="float">
            <text:p>-0.01542752</text:p>
          </table:table-cell>
          <table:table-cell office:value-type="float" office:value="-0.01576471" calcext:value-type="float">
            <text:p>-0.01576471</text:p>
          </table:table-cell>
          <table:table-cell office:value-type="float" office:value="-0.01577992" calcext:value-type="float">
            <text:p>-0.01577992</text:p>
          </table:table-cell>
          <table:table-cell office:value-type="float" office:value="-0.0139607" calcext:value-type="float">
            <text:p>-0.0139607</text:p>
          </table:table-cell>
          <table:table-cell office:value-type="float" office:value="-0.007044197" calcext:value-type="float">
            <text:p>-0.007044197</text:p>
          </table:table-cell>
          <table:table-cell office:value-type="float" office:value="-0.003763711" calcext:value-type="float">
            <text:p>-0.003763711</text:p>
          </table:table-cell>
          <table:table-cell office:value-type="float" office:value="190.6613" calcext:value-type="float">
            <text:p>190.6613</text:p>
          </table:table-cell>
          <table:table-cell office:value-type="float" office:value="0" calcext:value-type="float">
            <text:p>0</text:p>
          </table:table-cell>
          <table:table-cell office:value-type="float" office:value="-0.01204748" calcext:value-type="float">
            <text:p>-0.01204748</text:p>
          </table:table-cell>
          <table:table-cell office:value-type="float" office:value="0.01094321" calcext:value-type="float">
            <text:p>0.01094321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1.228512" calcext:value-type="float">
            <text:p>-1.2285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4" calcext:value-type="float">
            <text:p>23022004</text:p>
          </table:table-cell>
          <table:table-cell office:value-type="float" office:value="154.8996" calcext:value-type="float">
            <text:p>154.8996</text:p>
          </table:table-cell>
          <table:table-cell office:value-type="float" office:value="-4.901559" calcext:value-type="float">
            <text:p>-4.901559</text:p>
          </table:table-cell>
          <table:table-cell office:value-type="float" office:value="0" calcext:value-type="float">
            <text:p>0</text:p>
          </table:table-cell>
          <table:table-cell office:value-type="float" office:value="1474.422" calcext:value-type="float">
            <text:p>1474.422</text:p>
          </table:table-cell>
          <table:table-cell office:value-type="float" office:value="2.891091" calcext:value-type="float">
            <text:p>2.891091</text:p>
          </table:table-cell>
          <table:table-cell office:value-type="float" office:value="562.5702" calcext:value-type="float">
            <text:p>562.5702</text:p>
          </table:table-cell>
          <table:table-cell office:value-type="float" office:value="0.3204547" calcext:value-type="float">
            <text:p>0.3204547</text:p>
          </table:table-cell>
          <table:table-cell office:value-type="float" office:value="0.3202142" calcext:value-type="float">
            <text:p>0.3202142</text:p>
          </table:table-cell>
          <table:table-cell office:value-type="float" office:value="0.3179983" calcext:value-type="float">
            <text:p>0.3179983</text:p>
          </table:table-cell>
          <table:table-cell office:value-type="float" office:value="0.3120964" calcext:value-type="float">
            <text:p>0.3120964</text:p>
          </table:table-cell>
          <table:table-cell office:value-type="float" office:value="0.3086312" calcext:value-type="float">
            <text:p>0.3086312</text:p>
          </table:table-cell>
          <table:table-cell office:value-type="float" office:value="0.3079059" calcext:value-type="float">
            <text:p>0.3079059</text:p>
          </table:table-cell>
          <table:table-cell office:value-type="float" office:value="0.3529978" calcext:value-type="float">
            <text:p>0.3529978</text:p>
          </table:table-cell>
          <table:table-cell office:value-type="float" office:value="0.3611282" calcext:value-type="float">
            <text:p>0.3611282</text:p>
          </table:table-cell>
          <table:table-cell office:value-type="float" office:value="0.3876861" calcext:value-type="float">
            <text:p>0.3876861</text:p>
          </table:table-cell>
          <table:table-cell office:value-type="float" office:value="0.413946" calcext:value-type="float">
            <text:p>0.413946</text:p>
          </table:table-cell>
          <table:table-cell office:value-type="float" office:value="0.5107109" calcext:value-type="float">
            <text:p>0.510710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6448E-015" calcext:value-type="float">
            <text:p>1.936448E-15</text:p>
          </table:table-cell>
          <table:table-cell office:value-type="float" office:value="1.908066E-015" calcext:value-type="float">
            <text:p>1.908066E-15</text:p>
          </table:table-cell>
          <table:table-cell office:value-type="float" office:value="1.975295E-015" calcext:value-type="float">
            <text:p>1.975295E-15</text:p>
          </table:table-cell>
          <table:table-cell office:value-type="float" office:value="1.974734E-015" calcext:value-type="float">
            <text:p>1.974734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197407" calcext:value-type="float">
            <text:p>-0.01197407</text:p>
          </table:table-cell>
          <table:table-cell office:value-type="float" office:value="-0.01206051" calcext:value-type="float">
            <text:p>-0.01206051</text:p>
          </table:table-cell>
          <table:table-cell office:value-type="float" office:value="-0.01268874" calcext:value-type="float">
            <text:p>-0.01268874</text:p>
          </table:table-cell>
          <table:table-cell office:value-type="float" office:value="-0.01451429" calcext:value-type="float">
            <text:p>-0.01451429</text:p>
          </table:table-cell>
          <table:table-cell office:value-type="float" office:value="-0.01568959" calcext:value-type="float">
            <text:p>-0.01568959</text:p>
          </table:table-cell>
          <table:table-cell office:value-type="float" office:value="-0.01593799" calcext:value-type="float">
            <text:p>-0.01593799</text:p>
          </table:table-cell>
          <table:table-cell office:value-type="float" office:value="-0.01564905" calcext:value-type="float">
            <text:p>-0.01564905</text:p>
          </table:table-cell>
          <table:table-cell office:value-type="float" office:value="-0.01388666" calcext:value-type="float">
            <text:p>-0.01388666</text:p>
          </table:table-cell>
          <table:table-cell office:value-type="float" office:value="-0.007040839" calcext:value-type="float">
            <text:p>-0.007040839</text:p>
          </table:table-cell>
          <table:table-cell office:value-type="float" office:value="-0.003763719" calcext:value-type="float">
            <text:p>-0.003763719</text:p>
          </table:table-cell>
          <table:table-cell office:value-type="float" office:value="195.8626" calcext:value-type="float">
            <text:p>195.8626</text:p>
          </table:table-cell>
          <table:table-cell office:value-type="float" office:value="0" calcext:value-type="float">
            <text:p>0</text:p>
          </table:table-cell>
          <table:table-cell office:value-type="float" office:value="-0.0119974" calcext:value-type="float">
            <text:p>-0.0119974</text:p>
          </table:table-cell>
          <table:table-cell office:value-type="float" office:value="0.01087011" calcext:value-type="float">
            <text:p>0.01087011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1.228512" calcext:value-type="float">
            <text:p>-1.2285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4" calcext:value-type="float">
            <text:p>24022004</text:p>
          </table:table-cell>
          <table:table-cell office:value-type="float" office:value="154.8996" calcext:value-type="float">
            <text:p>154.8996</text:p>
          </table:table-cell>
          <table:table-cell office:value-type="float" office:value="-4.867939" calcext:value-type="float">
            <text:p>-4.867939</text:p>
          </table:table-cell>
          <table:table-cell office:value-type="float" office:value="0" calcext:value-type="float">
            <text:p>0</text:p>
          </table:table-cell>
          <table:table-cell office:value-type="float" office:value="1472.94" calcext:value-type="float">
            <text:p>1472.94</text:p>
          </table:table-cell>
          <table:table-cell office:value-type="float" office:value="4.339109" calcext:value-type="float">
            <text:p>4.339109</text:p>
          </table:table-cell>
          <table:table-cell office:value-type="float" office:value="558.1553" calcext:value-type="float">
            <text:p>558.1553</text:p>
          </table:table-cell>
          <table:table-cell office:value-type="float" office:value="0.3140151" calcext:value-type="float">
            <text:p>0.3140151</text:p>
          </table:table-cell>
          <table:table-cell office:value-type="float" office:value="0.3137248" calcext:value-type="float">
            <text:p>0.3137248</text:p>
          </table:table-cell>
          <table:table-cell office:value-type="float" office:value="0.3122036" calcext:value-type="float">
            <text:p>0.3122036</text:p>
          </table:table-cell>
          <table:table-cell office:value-type="float" office:value="0.3090442" calcext:value-type="float">
            <text:p>0.3090442</text:p>
          </table:table-cell>
          <table:table-cell office:value-type="float" office:value="0.3075537" calcext:value-type="float">
            <text:p>0.3075537</text:p>
          </table:table-cell>
          <table:table-cell office:value-type="float" office:value="0.3075618" calcext:value-type="float">
            <text:p>0.3075618</text:p>
          </table:table-cell>
          <table:table-cell office:value-type="float" office:value="0.3530439" calcext:value-type="float">
            <text:p>0.3530439</text:p>
          </table:table-cell>
          <table:table-cell office:value-type="float" office:value="0.3612854" calcext:value-type="float">
            <text:p>0.3612854</text:p>
          </table:table-cell>
          <table:table-cell office:value-type="float" office:value="0.38771" calcext:value-type="float">
            <text:p>0.38771</text:p>
          </table:table-cell>
          <table:table-cell office:value-type="float" office:value="0.413946" calcext:value-type="float">
            <text:p>0.413946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6489E-015" calcext:value-type="float">
            <text:p>1.936489E-15</text:p>
          </table:table-cell>
          <table:table-cell office:value-type="float" office:value="1.908057E-015" calcext:value-type="float">
            <text:p>1.908057E-15</text:p>
          </table:table-cell>
          <table:table-cell office:value-type="float" office:value="1.975284E-015" calcext:value-type="float">
            <text:p>1.975284E-15</text:p>
          </table:table-cell>
          <table:table-cell office:value-type="float" office:value="1.974734E-015" calcext:value-type="float">
            <text:p>1.974734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382496" calcext:value-type="float">
            <text:p>-0.01382496</text:p>
          </table:table-cell>
          <table:table-cell office:value-type="float" office:value="-0.0139298" calcext:value-type="float">
            <text:p>-0.0139298</text:p>
          </table:table-cell>
          <table:table-cell office:value-type="float" office:value="-0.01443562" calcext:value-type="float">
            <text:p>-0.01443562</text:p>
          </table:table-cell>
          <table:table-cell office:value-type="float" office:value="-0.01553008" calcext:value-type="float">
            <text:p>-0.01553008</text:p>
          </table:table-cell>
          <table:table-cell office:value-type="float" office:value="-0.01606528" calcext:value-type="float">
            <text:p>-0.01606528</text:p>
          </table:table-cell>
          <table:table-cell office:value-type="float" office:value="-0.01605882" calcext:value-type="float">
            <text:p>-0.01605882</text:p>
          </table:table-cell>
          <table:table-cell office:value-type="float" office:value="-0.01562864" calcext:value-type="float">
            <text:p>-0.01562864</text:p>
          </table:table-cell>
          <table:table-cell office:value-type="float" office:value="-0.01382859" calcext:value-type="float">
            <text:p>-0.01382859</text:p>
          </table:table-cell>
          <table:table-cell office:value-type="float" office:value="-0.00703669" calcext:value-type="float">
            <text:p>-0.00703669</text:p>
          </table:table-cell>
          <table:table-cell office:value-type="float" office:value="-0.003763719" calcext:value-type="float">
            <text:p>-0.003763719</text:p>
          </table:table-cell>
          <table:table-cell office:value-type="float" office:value="200.8956" calcext:value-type="float">
            <text:p>200.8956</text:p>
          </table:table-cell>
          <table:table-cell office:value-type="float" office:value="0" calcext:value-type="float">
            <text:p>0</text:p>
          </table:table-cell>
          <table:table-cell office:value-type="float" office:value="-0.01384296" calcext:value-type="float">
            <text:p>-0.01384296</text:p>
          </table:table-cell>
          <table:table-cell office:value-type="float" office:value="0.01079857" calcext:value-type="float">
            <text:p>0.01079857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1.228512" calcext:value-type="float">
            <text:p>-1.2285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4" calcext:value-type="float">
            <text:p>25022004</text:p>
          </table:table-cell>
          <table:table-cell office:value-type="float" office:value="159.2995" calcext:value-type="float">
            <text:p>159.2995</text:p>
          </table:table-cell>
          <table:table-cell office:value-type="float" office:value="-4.784488" calcext:value-type="float">
            <text:p>-4.784488</text:p>
          </table:table-cell>
          <table:table-cell office:value-type="float" office:value="0" calcext:value-type="float">
            <text:p>0</text:p>
          </table:table-cell>
          <table:table-cell office:value-type="float" office:value="1474.973" calcext:value-type="float">
            <text:p>1474.973</text:p>
          </table:table-cell>
          <table:table-cell office:value-type="float" office:value="6.622857" calcext:value-type="float">
            <text:p>6.622857</text:p>
          </table:table-cell>
          <table:table-cell office:value-type="float" office:value="548.2824" calcext:value-type="float">
            <text:p>548.2824</text:p>
          </table:table-cell>
          <table:table-cell office:value-type="float" office:value="0.3513098" calcext:value-type="float">
            <text:p>0.3513098</text:p>
          </table:table-cell>
          <table:table-cell office:value-type="float" office:value="0.3516221" calcext:value-type="float">
            <text:p>0.3516221</text:p>
          </table:table-cell>
          <table:table-cell office:value-type="float" office:value="0.350856" calcext:value-type="float">
            <text:p>0.350856</text:p>
          </table:table-cell>
          <table:table-cell office:value-type="float" office:value="0.340125" calcext:value-type="float">
            <text:p>0.340125</text:p>
          </table:table-cell>
          <table:table-cell office:value-type="float" office:value="0.3202775" calcext:value-type="float">
            <text:p>0.3202775</text:p>
          </table:table-cell>
          <table:table-cell office:value-type="float" office:value="0.3109187" calcext:value-type="float">
            <text:p>0.3109187</text:p>
          </table:table-cell>
          <table:table-cell office:value-type="float" office:value="0.35457" calcext:value-type="float">
            <text:p>0.35457</text:p>
          </table:table-cell>
          <table:table-cell office:value-type="float" office:value="0.3614574" calcext:value-type="float">
            <text:p>0.3614574</text:p>
          </table:table-cell>
          <table:table-cell office:value-type="float" office:value="0.3877366" calcext:value-type="float">
            <text:p>0.3877366</text:p>
          </table:table-cell>
          <table:table-cell office:value-type="float" office:value="0.4139458" calcext:value-type="float">
            <text:p>0.4139458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6526E-015" calcext:value-type="float">
            <text:p>1.936526E-15</text:p>
          </table:table-cell>
          <table:table-cell office:value-type="float" office:value="1.908048E-015" calcext:value-type="float">
            <text:p>1.908048E-15</text:p>
          </table:table-cell>
          <table:table-cell office:value-type="float" office:value="1.975274E-015" calcext:value-type="float">
            <text:p>1.975274E-15</text:p>
          </table:table-cell>
          <table:table-cell office:value-type="float" office:value="1.974734E-015" calcext:value-type="float">
            <text:p>1.974734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6268627" calcext:value-type="float">
            <text:p>-0.006268627</text:p>
          </table:table-cell>
          <table:table-cell office:value-type="float" office:value="-0.006245135" calcext:value-type="float">
            <text:p>-0.006245135</text:p>
          </table:table-cell>
          <table:table-cell office:value-type="float" office:value="-0.006348541" calcext:value-type="float">
            <text:p>-0.006348541</text:p>
          </table:table-cell>
          <table:table-cell office:value-type="float" office:value="-0.007967245" calcext:value-type="float">
            <text:p>-0.007967245</text:p>
          </table:table-cell>
          <table:table-cell office:value-type="float" office:value="-0.01224255" calcext:value-type="float">
            <text:p>-0.01224255</text:p>
          </table:table-cell>
          <table:table-cell office:value-type="float" office:value="-0.01496904" calcext:value-type="float">
            <text:p>-0.01496904</text:p>
          </table:table-cell>
          <table:table-cell office:value-type="float" office:value="-0.01499373" calcext:value-type="float">
            <text:p>-0.01499373</text:p>
          </table:table-cell>
          <table:table-cell office:value-type="float" office:value="-0.01376584" calcext:value-type="float">
            <text:p>-0.01376584</text:p>
          </table:table-cell>
          <table:table-cell office:value-type="float" office:value="-0.007032068" calcext:value-type="float">
            <text:p>-0.007032068</text:p>
          </table:table-cell>
          <table:table-cell office:value-type="float" office:value="-0.003763708" calcext:value-type="float">
            <text:p>-0.003763708</text:p>
          </table:table-cell>
          <table:table-cell office:value-type="float" office:value="206.7456" calcext:value-type="float">
            <text:p>206.7456</text:p>
          </table:table-cell>
          <table:table-cell office:value-type="float" office:value="0" calcext:value-type="float">
            <text:p>0</text:p>
          </table:table-cell>
          <table:table-cell office:value-type="float" office:value="-0.006481823" calcext:value-type="float">
            <text:p>-0.006481823</text:p>
          </table:table-cell>
          <table:table-cell office:value-type="float" office:value="0.01072267" calcext:value-type="float">
            <text:p>0.01072267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1.228512" calcext:value-type="float">
            <text:p>-1.2285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4" calcext:value-type="float">
            <text:p>26022004</text:p>
          </table:table-cell>
          <table:table-cell office:value-type="float" office:value="159.2995" calcext:value-type="float">
            <text:p>159.2995</text:p>
          </table:table-cell>
          <table:table-cell office:value-type="float" office:value="-4.780419" calcext:value-type="float">
            <text:p>-4.780419</text:p>
          </table:table-cell>
          <table:table-cell office:value-type="float" office:value="0" calcext:value-type="float">
            <text:p>0</text:p>
          </table:table-cell>
          <table:table-cell office:value-type="float" office:value="1471.304" calcext:value-type="float">
            <text:p>1471.304</text:p>
          </table:table-cell>
          <table:table-cell office:value-type="float" office:value="10.28819" calcext:value-type="float">
            <text:p>10.28819</text:p>
          </table:table-cell>
          <table:table-cell office:value-type="float" office:value="538.4734" calcext:value-type="float">
            <text:p>538.4734</text:p>
          </table:table-cell>
          <table:table-cell office:value-type="float" office:value="0.3430701" calcext:value-type="float">
            <text:p>0.3430701</text:p>
          </table:table-cell>
          <table:table-cell office:value-type="float" office:value="0.3433059" calcext:value-type="float">
            <text:p>0.3433059</text:p>
          </table:table-cell>
          <table:table-cell office:value-type="float" office:value="0.3429215" calcext:value-type="float">
            <text:p>0.3429215</text:p>
          </table:table-cell>
          <table:table-cell office:value-type="float" office:value="0.3365563" calcext:value-type="float">
            <text:p>0.3365563</text:p>
          </table:table-cell>
          <table:table-cell office:value-type="float" office:value="0.3269671" calcext:value-type="float">
            <text:p>0.3269671</text:p>
          </table:table-cell>
          <table:table-cell office:value-type="float" office:value="0.319732" calcext:value-type="float">
            <text:p>0.319732</text:p>
          </table:table-cell>
          <table:table-cell office:value-type="float" office:value="0.3568735" calcext:value-type="float">
            <text:p>0.3568735</text:p>
          </table:table-cell>
          <table:table-cell office:value-type="float" office:value="0.3617277" calcext:value-type="float">
            <text:p>0.3617277</text:p>
          </table:table-cell>
          <table:table-cell office:value-type="float" office:value="0.387768" calcext:value-type="float">
            <text:p>0.387768</text:p>
          </table:table-cell>
          <table:table-cell office:value-type="float" office:value="0.4139458" calcext:value-type="float">
            <text:p>0.4139458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6566E-015" calcext:value-type="float">
            <text:p>1.936566E-15</text:p>
          </table:table-cell>
          <table:table-cell office:value-type="float" office:value="1.90804E-015" calcext:value-type="float">
            <text:p>1.90804E-15</text:p>
          </table:table-cell>
          <table:table-cell office:value-type="float" office:value="1.975264E-015" calcext:value-type="float">
            <text:p>1.975264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7434526" calcext:value-type="float">
            <text:p>-0.007434526</text:p>
          </table:table-cell>
          <table:table-cell office:value-type="float" office:value="-0.007414584" calcext:value-type="float">
            <text:p>-0.007414584</text:p>
          </table:table-cell>
          <table:table-cell office:value-type="float" office:value="-0.007475335" calcext:value-type="float">
            <text:p>-0.007475335</text:p>
          </table:table-cell>
          <table:table-cell office:value-type="float" office:value="-0.008568018" calcext:value-type="float">
            <text:p>-0.008568018</text:p>
          </table:table-cell>
          <table:table-cell office:value-type="float" office:value="-0.0105279" calcext:value-type="float">
            <text:p>-0.0105279</text:p>
          </table:table-cell>
          <table:table-cell office:value-type="float" office:value="-0.0122983" calcext:value-type="float">
            <text:p>-0.0122983</text:p>
          </table:table-cell>
          <table:table-cell office:value-type="float" office:value="-0.01409602" calcext:value-type="float">
            <text:p>-0.01409602</text:p>
          </table:table-cell>
          <table:table-cell office:value-type="float" office:value="-0.01366782" calcext:value-type="float">
            <text:p>-0.01366782</text:p>
          </table:table-cell>
          <table:table-cell office:value-type="float" office:value="-0.007026625" calcext:value-type="float">
            <text:p>-0.007026625</text:p>
          </table:table-cell>
          <table:table-cell office:value-type="float" office:value="-0.003763711" calcext:value-type="float">
            <text:p>-0.003763711</text:p>
          </table:table-cell>
          <table:table-cell office:value-type="float" office:value="213.9841" calcext:value-type="float">
            <text:p>213.9841</text:p>
          </table:table-cell>
          <table:table-cell office:value-type="float" office:value="0" calcext:value-type="float">
            <text:p>0</text:p>
          </table:table-cell>
          <table:table-cell office:value-type="float" office:value="-0.007638739" calcext:value-type="float">
            <text:p>-0.007638739</text:p>
          </table:table-cell>
          <table:table-cell office:value-type="float" office:value="0.01065034" calcext:value-type="float">
            <text:p>0.01065034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4" calcext:value-type="float">
            <text:p>27022004</text:p>
          </table:table-cell>
          <table:table-cell office:value-type="float" office:value="159.2995" calcext:value-type="float">
            <text:p>159.2995</text:p>
          </table:table-cell>
          <table:table-cell office:value-type="float" office:value="-4.655705" calcext:value-type="float">
            <text:p>-4.655705</text:p>
          </table:table-cell>
          <table:table-cell office:value-type="float" office:value="0" calcext:value-type="float">
            <text:p>0</text:p>
          </table:table-cell>
          <table:table-cell office:value-type="float" office:value="1467.659" calcext:value-type="float">
            <text:p>1467.659</text:p>
          </table:table-cell>
          <table:table-cell office:value-type="float" office:value="13.80859" calcext:value-type="float">
            <text:p>13.80859</text:p>
          </table:table-cell>
          <table:table-cell office:value-type="float" office:value="530.9054" calcext:value-type="float">
            <text:p>530.9054</text:p>
          </table:table-cell>
          <table:table-cell office:value-type="float" office:value="0.3342982" calcext:value-type="float">
            <text:p>0.3342982</text:p>
          </table:table-cell>
          <table:table-cell office:value-type="float" office:value="0.334478" calcext:value-type="float">
            <text:p>0.334478</text:p>
          </table:table-cell>
          <table:table-cell office:value-type="float" office:value="0.333777" calcext:value-type="float">
            <text:p>0.333777</text:p>
          </table:table-cell>
          <table:table-cell office:value-type="float" office:value="0.3280777" calcext:value-type="float">
            <text:p>0.3280777</text:p>
          </table:table-cell>
          <table:table-cell office:value-type="float" office:value="0.3221177" calcext:value-type="float">
            <text:p>0.3221177</text:p>
          </table:table-cell>
          <table:table-cell office:value-type="float" office:value="0.3188368" calcext:value-type="float">
            <text:p>0.3188368</text:p>
          </table:table-cell>
          <table:table-cell office:value-type="float" office:value="0.3589772" calcext:value-type="float">
            <text:p>0.3589772</text:p>
          </table:table-cell>
          <table:table-cell office:value-type="float" office:value="0.3621201" calcext:value-type="float">
            <text:p>0.3621201</text:p>
          </table:table-cell>
          <table:table-cell office:value-type="float" office:value="0.3878089" calcext:value-type="float">
            <text:p>0.3878089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6604E-015" calcext:value-type="float">
            <text:p>1.936604E-15</text:p>
          </table:table-cell>
          <table:table-cell office:value-type="float" office:value="1.908031E-015" calcext:value-type="float">
            <text:p>1.908031E-15</text:p>
          </table:table-cell>
          <table:table-cell office:value-type="float" office:value="1.975255E-015" calcext:value-type="float">
            <text:p>1.975255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8925138" calcext:value-type="float">
            <text:p>-0.008925138</text:p>
          </table:table-cell>
          <table:table-cell office:value-type="float" office:value="-0.008899465" calcext:value-type="float">
            <text:p>-0.008899465</text:p>
          </table:table-cell>
          <table:table-cell office:value-type="float" office:value="-0.009039047" calcext:value-type="float">
            <text:p>-0.009039047</text:p>
          </table:table-cell>
          <table:table-cell office:value-type="float" office:value="-0.01024194" calcext:value-type="float">
            <text:p>-0.01024194</text:p>
          </table:table-cell>
          <table:table-cell office:value-type="float" office:value="-0.01166062" calcext:value-type="float">
            <text:p>-0.01166062</text:p>
          </table:table-cell>
          <table:table-cell office:value-type="float" office:value="-0.01251258" calcext:value-type="float">
            <text:p>-0.01251258</text:p>
          </table:table-cell>
          <table:table-cell office:value-type="float" office:value="-0.01331253" calcext:value-type="float">
            <text:p>-0.01331253</text:p>
          </table:table-cell>
          <table:table-cell office:value-type="float" office:value="-0.01352657" calcext:value-type="float">
            <text:p>-0.01352657</text:p>
          </table:table-cell>
          <table:table-cell office:value-type="float" office:value="-0.007019525" calcext:value-type="float">
            <text:p>-0.007019525</text:p>
          </table:table-cell>
          <table:table-cell office:value-type="float" office:value="-0.003763697" calcext:value-type="float">
            <text:p>-0.003763697</text:p>
          </table:table-cell>
          <table:table-cell office:value-type="float" office:value="221.0803" calcext:value-type="float">
            <text:p>221.0803</text:p>
          </table:table-cell>
          <table:table-cell office:value-type="float" office:value="0" calcext:value-type="float">
            <text:p>0</text:p>
          </table:table-cell>
          <table:table-cell office:value-type="float" office:value="-0.009026745" calcext:value-type="float">
            <text:p>-0.009026745</text:p>
          </table:table-cell>
          <table:table-cell office:value-type="float" office:value="0.01058037" calcext:value-type="float">
            <text:p>0.01058037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4" calcext:value-type="float">
            <text:p>28022004</text:p>
          </table:table-cell>
          <table:table-cell office:value-type="float" office:value="159.2995" calcext:value-type="float">
            <text:p>159.2995</text:p>
          </table:table-cell>
          <table:table-cell office:value-type="float" office:value="-4.890877" calcext:value-type="float">
            <text:p>-4.890877</text:p>
          </table:table-cell>
          <table:table-cell office:value-type="float" office:value="0" calcext:value-type="float">
            <text:p>0</text:p>
          </table:table-cell>
          <table:table-cell office:value-type="float" office:value="1464.584" calcext:value-type="float">
            <text:p>1464.584</text:p>
          </table:table-cell>
          <table:table-cell office:value-type="float" office:value="17.11893" calcext:value-type="float">
            <text:p>17.11893</text:p>
          </table:table-cell>
          <table:table-cell office:value-type="float" office:value="520.5952" calcext:value-type="float">
            <text:p>520.5952</text:p>
          </table:table-cell>
          <table:table-cell office:value-type="float" office:value="0.3413816" calcext:value-type="float">
            <text:p>0.3413816</text:p>
          </table:table-cell>
          <table:table-cell office:value-type="float" office:value="0.3416421" calcext:value-type="float">
            <text:p>0.3416421</text:p>
          </table:table-cell>
          <table:table-cell office:value-type="float" office:value="0.3407696" calcext:value-type="float">
            <text:p>0.3407696</text:p>
          </table:table-cell>
          <table:table-cell office:value-type="float" office:value="0.3323595" calcext:value-type="float">
            <text:p>0.3323595</text:p>
          </table:table-cell>
          <table:table-cell office:value-type="float" office:value="0.322252" calcext:value-type="float">
            <text:p>0.322252</text:p>
          </table:table-cell>
          <table:table-cell office:value-type="float" office:value="0.3173126" calcext:value-type="float">
            <text:p>0.3173126</text:p>
          </table:table-cell>
          <table:table-cell office:value-type="float" office:value="0.3588814" calcext:value-type="float">
            <text:p>0.3588814</text:p>
          </table:table-cell>
          <table:table-cell office:value-type="float" office:value="0.3625098" calcext:value-type="float">
            <text:p>0.3625098</text:p>
          </table:table-cell>
          <table:table-cell office:value-type="float" office:value="0.3878462" calcext:value-type="float">
            <text:p>0.3878462</text:p>
          </table:table-cell>
          <table:table-cell office:value-type="float" office:value="0.4139462" calcext:value-type="float">
            <text:p>0.4139462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6644E-015" calcext:value-type="float">
            <text:p>1.936644E-15</text:p>
          </table:table-cell>
          <table:table-cell office:value-type="float" office:value="1.908022E-015" calcext:value-type="float">
            <text:p>1.908022E-15</text:p>
          </table:table-cell>
          <table:table-cell office:value-type="float" office:value="1.975245E-015" calcext:value-type="float">
            <text:p>1.975245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7682468" calcext:value-type="float">
            <text:p>-0.007682468</text:p>
          </table:table-cell>
          <table:table-cell office:value-type="float" office:value="-0.007659117" calcext:value-type="float">
            <text:p>-0.007659117</text:p>
          </table:table-cell>
          <table:table-cell office:value-type="float" office:value="-0.007807789" calcext:value-type="float">
            <text:p>-0.007807789</text:p>
          </table:table-cell>
          <table:table-cell office:value-type="float" office:value="-0.009368752" calcext:value-type="float">
            <text:p>-0.009368752</text:p>
          </table:table-cell>
          <table:table-cell office:value-type="float" office:value="-0.01165335" calcext:value-type="float">
            <text:p>-0.01165335</text:p>
          </table:table-cell>
          <table:table-cell office:value-type="float" office:value="-0.01295447" calcext:value-type="float">
            <text:p>-0.01295447</text:p>
          </table:table-cell>
          <table:table-cell office:value-type="float" office:value="-0.01334308" calcext:value-type="float">
            <text:p>-0.01334308</text:p>
          </table:table-cell>
          <table:table-cell office:value-type="float" office:value="-0.01338812" calcext:value-type="float">
            <text:p>-0.01338812</text:p>
          </table:table-cell>
          <table:table-cell office:value-type="float" office:value="-0.007012841" calcext:value-type="float">
            <text:p>-0.007012841</text:p>
          </table:table-cell>
          <table:table-cell office:value-type="float" office:value="-0.003763679" calcext:value-type="float">
            <text:p>-0.003763679</text:p>
          </table:table-cell>
          <table:table-cell office:value-type="float" office:value="227.9598" calcext:value-type="float">
            <text:p>227.9598</text:p>
          </table:table-cell>
          <table:table-cell office:value-type="float" office:value="0" calcext:value-type="float">
            <text:p>0</text:p>
          </table:table-cell>
          <table:table-cell office:value-type="float" office:value="-0.007781036" calcext:value-type="float">
            <text:p>-0.007781036</text:p>
          </table:table-cell>
          <table:table-cell office:value-type="float" office:value="0.01051034" calcext:value-type="float">
            <text:p>0.01051034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022004" calcext:value-type="float">
            <text:p>29022004</text:p>
          </table:table-cell>
          <table:table-cell office:value-type="float" office:value="164.5996" calcext:value-type="float">
            <text:p>164.5996</text:p>
          </table:table-cell>
          <table:table-cell office:value-type="float" office:value="-5.091277" calcext:value-type="float">
            <text:p>-5.091277</text:p>
          </table:table-cell>
          <table:table-cell office:value-type="float" office:value="0" calcext:value-type="float">
            <text:p>0</text:p>
          </table:table-cell>
          <table:table-cell office:value-type="float" office:value="1466.46" calcext:value-type="float">
            <text:p>1466.46</text:p>
          </table:table-cell>
          <table:table-cell office:value-type="float" office:value="20.74323" calcext:value-type="float">
            <text:p>20.74323</text:p>
          </table:table-cell>
          <table:table-cell office:value-type="float" office:value="518.6675" calcext:value-type="float">
            <text:p>518.6675</text:p>
          </table:table-cell>
          <table:table-cell office:value-type="float" office:value="0.3468795" calcext:value-type="float">
            <text:p>0.3468795</text:p>
          </table:table-cell>
          <table:table-cell office:value-type="float" office:value="0.3440762" calcext:value-type="float">
            <text:p>0.3440762</text:p>
          </table:table-cell>
          <table:table-cell office:value-type="float" office:value="0.3399392" calcext:value-type="float">
            <text:p>0.3399392</text:p>
          </table:table-cell>
          <table:table-cell office:value-type="float" office:value="0.3339822" calcext:value-type="float">
            <text:p>0.3339822</text:p>
          </table:table-cell>
          <table:table-cell office:value-type="float" office:value="0.3257985" calcext:value-type="float">
            <text:p>0.3257985</text:p>
          </table:table-cell>
          <table:table-cell office:value-type="float" office:value="0.3197809" calcext:value-type="float">
            <text:p>0.3197809</text:p>
          </table:table-cell>
          <table:table-cell office:value-type="float" office:value="0.3592205" calcext:value-type="float">
            <text:p>0.3592205</text:p>
          </table:table-cell>
          <table:table-cell office:value-type="float" office:value="0.3629965" calcext:value-type="float">
            <text:p>0.3629965</text:p>
          </table:table-cell>
          <table:table-cell office:value-type="float" office:value="0.3877956" calcext:value-type="float">
            <text:p>0.3877956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6681E-015" calcext:value-type="float">
            <text:p>1.936681E-15</text:p>
          </table:table-cell>
          <table:table-cell office:value-type="float" office:value="1.908015E-015" calcext:value-type="float">
            <text:p>1.908015E-15</text:p>
          </table:table-cell>
          <table:table-cell office:value-type="float" office:value="1.975236E-015" calcext:value-type="float">
            <text:p>1.975236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7066515" calcext:value-type="float">
            <text:p>-0.007066515</text:p>
          </table:table-cell>
          <table:table-cell office:value-type="float" office:value="-0.007480117" calcext:value-type="float">
            <text:p>-0.007480117</text:p>
          </table:table-cell>
          <table:table-cell office:value-type="float" office:value="-0.007994097" calcext:value-type="float">
            <text:p>-0.007994097</text:p>
          </table:table-cell>
          <table:table-cell office:value-type="float" office:value="-0.009040279" calcext:value-type="float">
            <text:p>-0.009040279</text:p>
          </table:table-cell>
          <table:table-cell office:value-type="float" office:value="-0.01077789" calcext:value-type="float">
            <text:p>-0.01077789</text:p>
          </table:table-cell>
          <table:table-cell office:value-type="float" office:value="-0.01228486" calcext:value-type="float">
            <text:p>-0.01228486</text:p>
          </table:table-cell>
          <table:table-cell office:value-type="float" office:value="-0.01322712" calcext:value-type="float">
            <text:p>-0.01322712</text:p>
          </table:table-cell>
          <table:table-cell office:value-type="float" office:value="-0.01321624" calcext:value-type="float">
            <text:p>-0.01321624</text:p>
          </table:table-cell>
          <table:table-cell office:value-type="float" office:value="-0.007021704" calcext:value-type="float">
            <text:p>-0.007021704</text:p>
          </table:table-cell>
          <table:table-cell office:value-type="float" office:value="-0.003763708" calcext:value-type="float">
            <text:p>-0.003763708</text:p>
          </table:table-cell>
          <table:table-cell office:value-type="float" office:value="235.1545" calcext:value-type="float">
            <text:p>235.1545</text:p>
          </table:table-cell>
          <table:table-cell office:value-type="float" office:value="0" calcext:value-type="float">
            <text:p>0</text:p>
          </table:table-cell>
          <table:table-cell office:value-type="float" office:value="-0.007034295" calcext:value-type="float">
            <text:p>-0.007034295</text:p>
          </table:table-cell>
          <table:table-cell office:value-type="float" office:value="0.01044128" calcext:value-type="float">
            <text:p>0.01044128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32004" calcext:value-type="float">
            <text:p>1032004</text:p>
          </table:table-cell>
          <table:table-cell office:value-type="float" office:value="165.5996" calcext:value-type="float">
            <text:p>165.5996</text:p>
          </table:table-cell>
          <table:table-cell office:value-type="float" office:value="-5.287623" calcext:value-type="float">
            <text:p>-5.287623</text:p>
          </table:table-cell>
          <table:table-cell office:value-type="float" office:value="0" calcext:value-type="float">
            <text:p>0</text:p>
          </table:table-cell>
          <table:table-cell office:value-type="float" office:value="1463.967" calcext:value-type="float">
            <text:p>1463.967</text:p>
          </table:table-cell>
          <table:table-cell office:value-type="float" office:value="24.43301" calcext:value-type="float">
            <text:p>24.43301</text:p>
          </table:table-cell>
          <table:table-cell office:value-type="float" office:value="511.9115" calcext:value-type="float">
            <text:p>511.9115</text:p>
          </table:table-cell>
          <table:table-cell office:value-type="float" office:value="0.338566" calcext:value-type="float">
            <text:p>0.338566</text:p>
          </table:table-cell>
          <table:table-cell office:value-type="float" office:value="0.3388201" calcext:value-type="float">
            <text:p>0.3388201</text:p>
          </table:table-cell>
          <table:table-cell office:value-type="float" office:value="0.3382249" calcext:value-type="float">
            <text:p>0.3382249</text:p>
          </table:table-cell>
          <table:table-cell office:value-type="float" office:value="0.3322103" calcext:value-type="float">
            <text:p>0.3322103</text:p>
          </table:table-cell>
          <table:table-cell office:value-type="float" office:value="0.3242601" calcext:value-type="float">
            <text:p>0.3242601</text:p>
          </table:table-cell>
          <table:table-cell office:value-type="float" office:value="0.3199099" calcext:value-type="float">
            <text:p>0.3199099</text:p>
          </table:table-cell>
          <table:table-cell office:value-type="float" office:value="0.3600251" calcext:value-type="float">
            <text:p>0.3600251</text:p>
          </table:table-cell>
          <table:table-cell office:value-type="float" office:value="0.3634075" calcext:value-type="float">
            <text:p>0.3634075</text:p>
          </table:table-cell>
          <table:table-cell office:value-type="float" office:value="0.3877817" calcext:value-type="float">
            <text:p>0.3877817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6719E-015" calcext:value-type="float">
            <text:p>1.936719E-15</text:p>
          </table:table-cell>
          <table:table-cell office:value-type="float" office:value="1.908004E-015" calcext:value-type="float">
            <text:p>1.908004E-15</text:p>
          </table:table-cell>
          <table:table-cell office:value-type="float" office:value="1.975227E-015" calcext:value-type="float">
            <text:p>1.975227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8152166" calcext:value-type="float">
            <text:p>-0.008152166</text:p>
          </table:table-cell>
          <table:table-cell office:value-type="float" office:value="-0.008131663" calcext:value-type="float">
            <text:p>-0.008131663</text:p>
          </table:table-cell>
          <table:table-cell office:value-type="float" office:value="-0.008236738" calcext:value-type="float">
            <text:p>-0.008236738</text:p>
          </table:table-cell>
          <table:table-cell office:value-type="float" office:value="-0.009386947" calcext:value-type="float">
            <text:p>-0.009386947</text:p>
          </table:table-cell>
          <table:table-cell office:value-type="float" office:value="-0.01114156" calcext:value-type="float">
            <text:p>-0.01114156</text:p>
          </table:table-cell>
          <table:table-cell office:value-type="float" office:value="-0.0122362" calcext:value-type="float">
            <text:p>-0.0122362</text:p>
          </table:table-cell>
          <table:table-cell office:value-type="float" office:value="-0.01294239" calcext:value-type="float">
            <text:p>-0.01294239</text:p>
          </table:table-cell>
          <table:table-cell office:value-type="float" office:value="-0.01307317" calcext:value-type="float">
            <text:p>-0.01307317</text:p>
          </table:table-cell>
          <table:table-cell office:value-type="float" office:value="-0.007024173" calcext:value-type="float">
            <text:p>-0.007024173</text:p>
          </table:table-cell>
          <table:table-cell office:value-type="float" office:value="-0.003763708" calcext:value-type="float">
            <text:p>-0.003763708</text:p>
          </table:table-cell>
          <table:table-cell office:value-type="float" office:value="242.4162" calcext:value-type="float">
            <text:p>242.4162</text:p>
          </table:table-cell>
          <table:table-cell office:value-type="float" office:value="0" calcext:value-type="float">
            <text:p>0</text:p>
          </table:table-cell>
          <table:table-cell office:value-type="float" office:value="-0.008278985" calcext:value-type="float">
            <text:p>-0.008278985</text:p>
          </table:table-cell>
          <table:table-cell office:value-type="float" office:value="0.01037361" calcext:value-type="float">
            <text:p>0.01037361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32004" calcext:value-type="float">
            <text:p>2032004</text:p>
          </table:table-cell>
          <table:table-cell office:value-type="float" office:value="165.8996" calcext:value-type="float">
            <text:p>165.8996</text:p>
          </table:table-cell>
          <table:table-cell office:value-type="float" office:value="-5.480245" calcext:value-type="float">
            <text:p>-5.480245</text:p>
          </table:table-cell>
          <table:table-cell office:value-type="float" office:value="0" calcext:value-type="float">
            <text:p>0</text:p>
          </table:table-cell>
          <table:table-cell office:value-type="float" office:value="1461.066" calcext:value-type="float">
            <text:p>1461.066</text:p>
          </table:table-cell>
          <table:table-cell office:value-type="float" office:value="27.82699" calcext:value-type="float">
            <text:p>27.82699</text:p>
          </table:table-cell>
          <table:table-cell office:value-type="float" office:value="505.829" calcext:value-type="float">
            <text:p>505.829</text:p>
          </table:table-cell>
          <table:table-cell office:value-type="float" office:value="0.3344049" calcext:value-type="float">
            <text:p>0.3344049</text:p>
          </table:table-cell>
          <table:table-cell office:value-type="float" office:value="0.3345704" calcext:value-type="float">
            <text:p>0.3345704</text:p>
          </table:table-cell>
          <table:table-cell office:value-type="float" office:value="0.3334629" calcext:value-type="float">
            <text:p>0.3334629</text:p>
          </table:table-cell>
          <table:table-cell office:value-type="float" office:value="0.3267848" calcext:value-type="float">
            <text:p>0.3267848</text:p>
          </table:table-cell>
          <table:table-cell office:value-type="float" office:value="0.3206751" calcext:value-type="float">
            <text:p>0.3206751</text:p>
          </table:table-cell>
          <table:table-cell office:value-type="float" office:value="0.3179048" calcext:value-type="float">
            <text:p>0.3179048</text:p>
          </table:table-cell>
          <table:table-cell office:value-type="float" office:value="0.3598489" calcext:value-type="float">
            <text:p>0.3598489</text:p>
          </table:table-cell>
          <table:table-cell office:value-type="float" office:value="0.3637243" calcext:value-type="float">
            <text:p>0.3637243</text:p>
          </table:table-cell>
          <table:table-cell office:value-type="float" office:value="0.3877918" calcext:value-type="float">
            <text:p>0.3877918</text:p>
          </table:table-cell>
          <table:table-cell office:value-type="float" office:value="0.4139462" calcext:value-type="float">
            <text:p>0.4139462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6757E-015" calcext:value-type="float">
            <text:p>1.936757E-15</text:p>
          </table:table-cell>
          <table:table-cell office:value-type="float" office:value="1.907997E-015" calcext:value-type="float">
            <text:p>1.907997E-15</text:p>
          </table:table-cell>
          <table:table-cell office:value-type="float" office:value="1.975216E-015" calcext:value-type="float">
            <text:p>1.975216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8889732" calcext:value-type="float">
            <text:p>-0.008889732</text:p>
          </table:table-cell>
          <table:table-cell office:value-type="float" office:value="-0.008876808" calcext:value-type="float">
            <text:p>-0.008876808</text:p>
          </table:table-cell>
          <table:table-cell office:value-type="float" office:value="-0.009095946" calcext:value-type="float">
            <text:p>-0.009095946</text:p>
          </table:table-cell>
          <table:table-cell office:value-type="float" office:value="-0.01053332" calcext:value-type="float">
            <text:p>-0.01053332</text:p>
          </table:table-cell>
          <table:table-cell office:value-type="float" office:value="-0.01203656" calcext:value-type="float">
            <text:p>-0.01203656</text:p>
          </table:table-cell>
          <table:table-cell office:value-type="float" office:value="-0.01277279" calcext:value-type="float">
            <text:p>-0.01277279</text:p>
          </table:table-cell>
          <table:table-cell office:value-type="float" office:value="-0.01299968" calcext:value-type="float">
            <text:p>-0.01299968</text:p>
          </table:table-cell>
          <table:table-cell office:value-type="float" office:value="-0.01296379" calcext:value-type="float">
            <text:p>-0.01296379</text:p>
          </table:table-cell>
          <table:table-cell office:value-type="float" office:value="-0.007022451" calcext:value-type="float">
            <text:p>-0.007022451</text:p>
          </table:table-cell>
          <table:table-cell office:value-type="float" office:value="-0.003763682" calcext:value-type="float">
            <text:p>-0.003763682</text:p>
          </table:table-cell>
          <table:table-cell office:value-type="float" office:value="249.3842" calcext:value-type="float">
            <text:p>249.3842</text:p>
          </table:table-cell>
          <table:table-cell office:value-type="float" office:value="0" calcext:value-type="float">
            <text:p>0</text:p>
          </table:table-cell>
          <table:table-cell office:value-type="float" office:value="-0.00898908" calcext:value-type="float">
            <text:p>-0.00898908</text:p>
          </table:table-cell>
          <table:table-cell office:value-type="float" office:value="0.01030772" calcext:value-type="float">
            <text:p>0.01030772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32004" calcext:value-type="float">
            <text:p>3032004</text:p>
          </table:table-cell>
          <table:table-cell office:value-type="float" office:value="167.6995" calcext:value-type="float">
            <text:p>167.6995</text:p>
          </table:table-cell>
          <table:table-cell office:value-type="float" office:value="-5.685468" calcext:value-type="float">
            <text:p>-5.685468</text:p>
          </table:table-cell>
          <table:table-cell office:value-type="float" office:value="0" calcext:value-type="float">
            <text:p>0</text:p>
          </table:table-cell>
          <table:table-cell office:value-type="float" office:value="1459.78" calcext:value-type="float">
            <text:p>1459.78</text:p>
          </table:table-cell>
          <table:table-cell office:value-type="float" office:value="31.11919" calcext:value-type="float">
            <text:p>31.11919</text:p>
          </table:table-cell>
          <table:table-cell office:value-type="float" office:value="498.9817" calcext:value-type="float">
            <text:p>498.9817</text:p>
          </table:table-cell>
          <table:table-cell office:value-type="float" office:value="0.3400357" calcext:value-type="float">
            <text:p>0.3400357</text:p>
          </table:table-cell>
          <table:table-cell office:value-type="float" office:value="0.3403397" calcext:value-type="float">
            <text:p>0.3403397</text:p>
          </table:table-cell>
          <table:table-cell office:value-type="float" office:value="0.3394178" calcext:value-type="float">
            <text:p>0.3394178</text:p>
          </table:table-cell>
          <table:table-cell office:value-type="float" office:value="0.3314491" calcext:value-type="float">
            <text:p>0.3314491</text:p>
          </table:table-cell>
          <table:table-cell office:value-type="float" office:value="0.3217347" calcext:value-type="float">
            <text:p>0.3217347</text:p>
          </table:table-cell>
          <table:table-cell office:value-type="float" office:value="0.3170122" calcext:value-type="float">
            <text:p>0.3170122</text:p>
          </table:table-cell>
          <table:table-cell office:value-type="float" office:value="0.3590933" calcext:value-type="float">
            <text:p>0.3590933</text:p>
          </table:table-cell>
          <table:table-cell office:value-type="float" office:value="0.3638971" calcext:value-type="float">
            <text:p>0.3638971</text:p>
          </table:table-cell>
          <table:table-cell office:value-type="float" office:value="0.3878136" calcext:value-type="float">
            <text:p>0.3878136</text:p>
          </table:table-cell>
          <table:table-cell office:value-type="float" office:value="0.4139462" calcext:value-type="float">
            <text:p>0.4139462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6794E-015" calcext:value-type="float">
            <text:p>1.936794E-15</text:p>
          </table:table-cell>
          <table:table-cell office:value-type="float" office:value="1.907989E-015" calcext:value-type="float">
            <text:p>1.907989E-15</text:p>
          </table:table-cell>
          <table:table-cell office:value-type="float" office:value="1.975207E-015" calcext:value-type="float">
            <text:p>1.975207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7901614" calcext:value-type="float">
            <text:p>-0.007901614</text:p>
          </table:table-cell>
          <table:table-cell office:value-type="float" office:value="-0.007880036" calcext:value-type="float">
            <text:p>-0.007880036</text:p>
          </table:table-cell>
          <table:table-cell office:value-type="float" office:value="-0.008029465" calcext:value-type="float">
            <text:p>-0.008029465</text:p>
          </table:table-cell>
          <table:table-cell office:value-type="float" office:value="-0.009539992" calcext:value-type="float">
            <text:p>-0.009539992</text:p>
          </table:table-cell>
          <table:table-cell office:value-type="float" office:value="-0.01178394" calcext:value-type="float">
            <text:p>-0.01178394</text:p>
          </table:table-cell>
          <table:table-cell office:value-type="float" office:value="-0.01304059" calcext:value-type="float">
            <text:p>-0.01304059</text:p>
          </table:table-cell>
          <table:table-cell office:value-type="float" office:value="-0.01326709" calcext:value-type="float">
            <text:p>-0.01326709</text:p>
          </table:table-cell>
          <table:table-cell office:value-type="float" office:value="-0.01290432" calcext:value-type="float">
            <text:p>-0.01290432</text:p>
          </table:table-cell>
          <table:table-cell office:value-type="float" office:value="-0.007018695" calcext:value-type="float">
            <text:p>-0.007018695</text:p>
          </table:table-cell>
          <table:table-cell office:value-type="float" office:value="-0.003763682" calcext:value-type="float">
            <text:p>-0.003763682</text:p>
          </table:table-cell>
          <table:table-cell office:value-type="float" office:value="256.2439" calcext:value-type="float">
            <text:p>256.2439</text:p>
          </table:table-cell>
          <table:table-cell office:value-type="float" office:value="0" calcext:value-type="float">
            <text:p>0</text:p>
          </table:table-cell>
          <table:table-cell office:value-type="float" office:value="-0.007993784" calcext:value-type="float">
            <text:p>-0.007993784</text:p>
          </table:table-cell>
          <table:table-cell office:value-type="float" office:value="0.010242" calcext:value-type="float">
            <text:p>0.010242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32004" calcext:value-type="float">
            <text:p>4032004</text:p>
          </table:table-cell>
          <table:table-cell office:value-type="float" office:value="168.2994" calcext:value-type="float">
            <text:p>168.2994</text:p>
          </table:table-cell>
          <table:table-cell office:value-type="float" office:value="-5.746593" calcext:value-type="float">
            <text:p>-5.746593</text:p>
          </table:table-cell>
          <table:table-cell office:value-type="float" office:value="0" calcext:value-type="float">
            <text:p>0</text:p>
          </table:table-cell>
          <table:table-cell office:value-type="float" office:value="1457.343" calcext:value-type="float">
            <text:p>1457.343</text:p>
          </table:table-cell>
          <table:table-cell office:value-type="float" office:value="34.21672" calcext:value-type="float">
            <text:p>34.21672</text:p>
          </table:table-cell>
          <table:table-cell office:value-type="float" office:value="496.8755" calcext:value-type="float">
            <text:p>496.8755</text:p>
          </table:table-cell>
          <table:table-cell office:value-type="float" office:value="0.3224358" calcext:value-type="float">
            <text:p>0.3224358</text:p>
          </table:table-cell>
          <table:table-cell office:value-type="float" office:value="0.3223716" calcext:value-type="float">
            <text:p>0.3223716</text:p>
          </table:table-cell>
          <table:table-cell office:value-type="float" office:value="0.3216861" calcext:value-type="float">
            <text:p>0.3216861</text:p>
          </table:table-cell>
          <table:table-cell office:value-type="float" office:value="0.3192019" calcext:value-type="float">
            <text:p>0.3192019</text:p>
          </table:table-cell>
          <table:table-cell office:value-type="float" office:value="0.317001" calcext:value-type="float">
            <text:p>0.317001</text:p>
          </table:table-cell>
          <table:table-cell office:value-type="float" office:value="0.3160992" calcext:value-type="float">
            <text:p>0.3160992</text:p>
          </table:table-cell>
          <table:table-cell office:value-type="float" office:value="0.3589997" calcext:value-type="float">
            <text:p>0.3589997</text:p>
          </table:table-cell>
          <table:table-cell office:value-type="float" office:value="0.3639902" calcext:value-type="float">
            <text:p>0.3639902</text:p>
          </table:table-cell>
          <table:table-cell office:value-type="float" office:value="0.3878374" calcext:value-type="float">
            <text:p>0.3878374</text:p>
          </table:table-cell>
          <table:table-cell office:value-type="float" office:value="0.4139462" calcext:value-type="float">
            <text:p>0.4139462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6832E-015" calcext:value-type="float">
            <text:p>1.936832E-15</text:p>
          </table:table-cell>
          <table:table-cell office:value-type="float" office:value="1.907981E-015" calcext:value-type="float">
            <text:p>1.907981E-15</text:p>
          </table:table-cell>
          <table:table-cell office:value-type="float" office:value="1.975198E-015" calcext:value-type="float">
            <text:p>1.975198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149474" calcext:value-type="float">
            <text:p>-0.01149474</text:p>
          </table:table-cell>
          <table:table-cell office:value-type="float" office:value="-0.01153101" calcext:value-type="float">
            <text:p>-0.01153101</text:p>
          </table:table-cell>
          <table:table-cell office:value-type="float" office:value="-0.01171342" calcext:value-type="float">
            <text:p>-0.01171342</text:p>
          </table:table-cell>
          <table:table-cell office:value-type="float" office:value="-0.01239104" calcext:value-type="float">
            <text:p>-0.01239104</text:p>
          </table:table-cell>
          <table:table-cell office:value-type="float" office:value="-0.01301273" calcext:value-type="float">
            <text:p>-0.01301273</text:p>
          </table:table-cell>
          <table:table-cell office:value-type="float" office:value="-0.01327519" calcext:value-type="float">
            <text:p>-0.01327519</text:p>
          </table:table-cell>
          <table:table-cell office:value-type="float" office:value="-0.0132989" calcext:value-type="float">
            <text:p>-0.0132989</text:p>
          </table:table-cell>
          <table:table-cell office:value-type="float" office:value="-0.0128725" calcext:value-type="float">
            <text:p>-0.0128725</text:p>
          </table:table-cell>
          <table:table-cell office:value-type="float" office:value="-0.007014553" calcext:value-type="float">
            <text:p>-0.007014553</text:p>
          </table:table-cell>
          <table:table-cell office:value-type="float" office:value="-0.003763682" calcext:value-type="float">
            <text:p>-0.003763682</text:p>
          </table:table-cell>
          <table:table-cell office:value-type="float" office:value="262.918" calcext:value-type="float">
            <text:p>262.918</text:p>
          </table:table-cell>
          <table:table-cell office:value-type="float" office:value="0" calcext:value-type="float">
            <text:p>0</text:p>
          </table:table-cell>
          <table:table-cell office:value-type="float" office:value="-0.01152221" calcext:value-type="float">
            <text:p>-0.01152221</text:p>
          </table:table-cell>
          <table:table-cell office:value-type="float" office:value="0.01017942" calcext:value-type="float">
            <text:p>0.01017942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1.228509" calcext:value-type="float">
            <text:p>-1.22850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32004" calcext:value-type="float">
            <text:p>5032004</text:p>
          </table:table-cell>
          <table:table-cell office:value-type="float" office:value="168.2994" calcext:value-type="float">
            <text:p>168.2994</text:p>
          </table:table-cell>
          <table:table-cell office:value-type="float" office:value="-5.574104" calcext:value-type="float">
            <text:p>-5.574104</text:p>
          </table:table-cell>
          <table:table-cell office:value-type="float" office:value="0" calcext:value-type="float">
            <text:p>0</text:p>
          </table:table-cell>
          <table:table-cell office:value-type="float" office:value="1454.592" calcext:value-type="float">
            <text:p>1454.592</text:p>
          </table:table-cell>
          <table:table-cell office:value-type="float" office:value="36.79605" calcext:value-type="float">
            <text:p>36.79605</text:p>
          </table:table-cell>
          <table:table-cell office:value-type="float" office:value="488.8987" calcext:value-type="float">
            <text:p>488.8987</text:p>
          </table:table-cell>
          <table:table-cell office:value-type="float" office:value="0.3312544" calcext:value-type="float">
            <text:p>0.3312544</text:p>
          </table:table-cell>
          <table:table-cell office:value-type="float" office:value="0.3311922" calcext:value-type="float">
            <text:p>0.3311922</text:p>
          </table:table-cell>
          <table:table-cell office:value-type="float" office:value="0.3295734" calcext:value-type="float">
            <text:p>0.3295734</text:p>
          </table:table-cell>
          <table:table-cell office:value-type="float" office:value="0.3215305" calcext:value-type="float">
            <text:p>0.3215305</text:p>
          </table:table-cell>
          <table:table-cell office:value-type="float" office:value="0.3145898" calcext:value-type="float">
            <text:p>0.3145898</text:p>
          </table:table-cell>
          <table:table-cell office:value-type="float" office:value="0.3127411" calcext:value-type="float">
            <text:p>0.3127411</text:p>
          </table:table-cell>
          <table:table-cell office:value-type="float" office:value="0.3576258" calcext:value-type="float">
            <text:p>0.3576258</text:p>
          </table:table-cell>
          <table:table-cell office:value-type="float" office:value="0.3639813" calcext:value-type="float">
            <text:p>0.3639813</text:p>
          </table:table-cell>
          <table:table-cell office:value-type="float" office:value="0.3878586" calcext:value-type="float">
            <text:p>0.3878586</text:p>
          </table:table-cell>
          <table:table-cell office:value-type="float" office:value="0.4139462" calcext:value-type="float">
            <text:p>0.4139462</text:p>
          </table:table-cell>
          <table:table-cell office:value-type="float" office:value="0.5107109" calcext:value-type="float">
            <text:p>0.510710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6867E-015" calcext:value-type="float">
            <text:p>1.936867E-15</text:p>
          </table:table-cell>
          <table:table-cell office:value-type="float" office:value="1.907976E-015" calcext:value-type="float">
            <text:p>1.907976E-15</text:p>
          </table:table-cell>
          <table:table-cell office:value-type="float" office:value="1.975188E-015" calcext:value-type="float">
            <text:p>1.975188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948631" calcext:value-type="float">
            <text:p>-0.00948631</text:p>
          </table:table-cell>
          <table:table-cell office:value-type="float" office:value="-0.009525496" calcext:value-type="float">
            <text:p>-0.009525496</text:p>
          </table:table-cell>
          <table:table-cell office:value-type="float" office:value="-0.009869875" calcext:value-type="float">
            <text:p>-0.009869875</text:p>
          </table:table-cell>
          <table:table-cell office:value-type="float" office:value="-0.01180684" calcext:value-type="float">
            <text:p>-0.01180684</text:p>
          </table:table-cell>
          <table:table-cell office:value-type="float" office:value="-0.01375581" calcext:value-type="float">
            <text:p>-0.01375581</text:p>
          </table:table-cell>
          <table:table-cell office:value-type="float" office:value="-0.01430899" calcext:value-type="float">
            <text:p>-0.01430899</text:p>
          </table:table-cell>
          <table:table-cell office:value-type="float" office:value="-0.01379705" calcext:value-type="float">
            <text:p>-0.01379705</text:p>
          </table:table-cell>
          <table:table-cell office:value-type="float" office:value="-0.01287498" calcext:value-type="float">
            <text:p>-0.01287498</text:p>
          </table:table-cell>
          <table:table-cell office:value-type="float" office:value="-0.007010868" calcext:value-type="float">
            <text:p>-0.007010868</text:p>
          </table:table-cell>
          <table:table-cell office:value-type="float" office:value="-0.003763679" calcext:value-type="float">
            <text:p>-0.003763679</text:p>
          </table:table-cell>
          <table:table-cell office:value-type="float" office:value="269.0688" calcext:value-type="float">
            <text:p>269.0688</text:p>
          </table:table-cell>
          <table:table-cell office:value-type="float" office:value="0" calcext:value-type="float">
            <text:p>0</text:p>
          </table:table-cell>
          <table:table-cell office:value-type="float" office:value="-0.009566732" calcext:value-type="float">
            <text:p>-0.009566732</text:p>
          </table:table-cell>
          <table:table-cell office:value-type="float" office:value="0.01011635" calcext:value-type="float">
            <text:p>0.01011635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32004" calcext:value-type="float">
            <text:p>6032004</text:p>
          </table:table-cell>
          <table:table-cell office:value-type="float" office:value="168.2994" calcext:value-type="float">
            <text:p>168.2994</text:p>
          </table:table-cell>
          <table:table-cell office:value-type="float" office:value="-5.626433" calcext:value-type="float">
            <text:p>-5.626433</text:p>
          </table:table-cell>
          <table:table-cell office:value-type="float" office:value="0" calcext:value-type="float">
            <text:p>0</text:p>
          </table:table-cell>
          <table:table-cell office:value-type="float" office:value="1452.181" calcext:value-type="float">
            <text:p>1452.181</text:p>
          </table:table-cell>
          <table:table-cell office:value-type="float" office:value="39.25923" calcext:value-type="float">
            <text:p>39.25923</text:p>
          </table:table-cell>
          <table:table-cell office:value-type="float" office:value="484.2065" calcext:value-type="float">
            <text:p>484.2065</text:p>
          </table:table-cell>
          <table:table-cell office:value-type="float" office:value="0.321576" calcext:value-type="float">
            <text:p>0.321576</text:p>
          </table:table-cell>
          <table:table-cell office:value-type="float" office:value="0.3213396" calcext:value-type="float">
            <text:p>0.3213396</text:p>
          </table:table-cell>
          <table:table-cell office:value-type="float" office:value="0.3198563" calcext:value-type="float">
            <text:p>0.3198563</text:p>
          </table:table-cell>
          <table:table-cell office:value-type="float" office:value="0.3156659" calcext:value-type="float">
            <text:p>0.3156659</text:p>
          </table:table-cell>
          <table:table-cell office:value-type="float" office:value="0.3127708" calcext:value-type="float">
            <text:p>0.3127708</text:p>
          </table:table-cell>
          <table:table-cell office:value-type="float" office:value="0.3120606" calcext:value-type="float">
            <text:p>0.3120606</text:p>
          </table:table-cell>
          <table:table-cell office:value-type="float" office:value="0.3567263" calcext:value-type="float">
            <text:p>0.3567263</text:p>
          </table:table-cell>
          <table:table-cell office:value-type="float" office:value="0.3638606" calcext:value-type="float">
            <text:p>0.3638606</text:p>
          </table:table-cell>
          <table:table-cell office:value-type="float" office:value="0.3878707" calcext:value-type="float">
            <text:p>0.3878707</text:p>
          </table:table-cell>
          <table:table-cell office:value-type="float" office:value="0.4139462" calcext:value-type="float">
            <text:p>0.4139462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6903E-015" calcext:value-type="float">
            <text:p>1.936903E-15</text:p>
          </table:table-cell>
          <table:table-cell office:value-type="float" office:value="1.90797E-015" calcext:value-type="float">
            <text:p>1.90797E-15</text:p>
          </table:table-cell>
          <table:table-cell office:value-type="float" office:value="1.97518E-015" calcext:value-type="float">
            <text:p>1.97518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169229" calcext:value-type="float">
            <text:p>-0.01169229</text:p>
          </table:table-cell>
          <table:table-cell office:value-type="float" office:value="-0.01177549" calcext:value-type="float">
            <text:p>-0.01177549</text:p>
          </table:table-cell>
          <table:table-cell office:value-type="float" office:value="-0.01218425" calcext:value-type="float">
            <text:p>-0.01218425</text:p>
          </table:table-cell>
          <table:table-cell office:value-type="float" office:value="-0.0134038" calcext:value-type="float">
            <text:p>-0.0134038</text:p>
          </table:table-cell>
          <table:table-cell office:value-type="float" office:value="-0.0142975" calcext:value-type="float">
            <text:p>-0.0142975</text:p>
          </table:table-cell>
          <table:table-cell office:value-type="float" office:value="-0.01451917" calcext:value-type="float">
            <text:p>-0.01451917</text:p>
          </table:table-cell>
          <table:table-cell office:value-type="float" office:value="-0.01413828" calcext:value-type="float">
            <text:p>-0.01413828</text:p>
          </table:table-cell>
          <table:table-cell office:value-type="float" office:value="-0.01291586" calcext:value-type="float">
            <text:p>-0.01291586</text:p>
          </table:table-cell>
          <table:table-cell office:value-type="float" office:value="-0.007008752" calcext:value-type="float">
            <text:p>-0.007008752</text:p>
          </table:table-cell>
          <table:table-cell office:value-type="float" office:value="-0.003763679" calcext:value-type="float">
            <text:p>-0.003763679</text:p>
          </table:table-cell>
          <table:table-cell office:value-type="float" office:value="275.1077" calcext:value-type="float">
            <text:p>275.1077</text:p>
          </table:table-cell>
          <table:table-cell office:value-type="float" office:value="0" calcext:value-type="float">
            <text:p>0</text:p>
          </table:table-cell>
          <table:table-cell office:value-type="float" office:value="-0.01170932" calcext:value-type="float">
            <text:p>-0.01170932</text:p>
          </table:table-cell>
          <table:table-cell office:value-type="float" office:value="0.01005542" calcext:value-type="float">
            <text:p>0.01005542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32004" calcext:value-type="float">
            <text:p>7032004</text:p>
          </table:table-cell>
          <table:table-cell office:value-type="float" office:value="170.7995" calcext:value-type="float">
            <text:p>170.7995</text:p>
          </table:table-cell>
          <table:table-cell office:value-type="float" office:value="-5.602845" calcext:value-type="float">
            <text:p>-5.602845</text:p>
          </table:table-cell>
          <table:table-cell office:value-type="float" office:value="0" calcext:value-type="float">
            <text:p>0</text:p>
          </table:table-cell>
          <table:table-cell office:value-type="float" office:value="1452.642" calcext:value-type="float">
            <text:p>1452.642</text:p>
          </table:table-cell>
          <table:table-cell office:value-type="float" office:value="41.27456" calcext:value-type="float">
            <text:p>41.27456</text:p>
          </table:table-cell>
          <table:table-cell office:value-type="float" office:value="480.5984" calcext:value-type="float">
            <text:p>480.5984</text:p>
          </table:table-cell>
          <table:table-cell office:value-type="float" office:value="0.3378925" calcext:value-type="float">
            <text:p>0.3378925</text:p>
          </table:table-cell>
          <table:table-cell office:value-type="float" office:value="0.3254553" calcext:value-type="float">
            <text:p>0.3254553</text:p>
          </table:table-cell>
          <table:table-cell office:value-type="float" office:value="0.3172216" calcext:value-type="float">
            <text:p>0.3172216</text:p>
          </table:table-cell>
          <table:table-cell office:value-type="float" office:value="0.3124819" calcext:value-type="float">
            <text:p>0.3124819</text:p>
          </table:table-cell>
          <table:table-cell office:value-type="float" office:value="0.3102293" calcext:value-type="float">
            <text:p>0.3102293</text:p>
          </table:table-cell>
          <table:table-cell office:value-type="float" office:value="0.3101875" calcext:value-type="float">
            <text:p>0.3101875</text:p>
          </table:table-cell>
          <table:table-cell office:value-type="float" office:value="0.3558079" calcext:value-type="float">
            <text:p>0.3558079</text:p>
          </table:table-cell>
          <table:table-cell office:value-type="float" office:value="0.3636968" calcext:value-type="float">
            <text:p>0.3636968</text:p>
          </table:table-cell>
          <table:table-cell office:value-type="float" office:value="0.3878721" calcext:value-type="float">
            <text:p>0.3878721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6937E-015" calcext:value-type="float">
            <text:p>1.936937E-15</text:p>
          </table:table-cell>
          <table:table-cell office:value-type="float" office:value="1.907966E-015" calcext:value-type="float">
            <text:p>1.907966E-15</text:p>
          </table:table-cell>
          <table:table-cell office:value-type="float" office:value="1.975169E-015" calcext:value-type="float">
            <text:p>1.975169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9723202" calcext:value-type="float">
            <text:p>-0.009723202</text:p>
          </table:table-cell>
          <table:table-cell office:value-type="float" office:value="-0.01168277" calcext:value-type="float">
            <text:p>-0.01168277</text:p>
          </table:table-cell>
          <table:table-cell office:value-type="float" office:value="-0.01295804" calcext:value-type="float">
            <text:p>-0.01295804</text:p>
          </table:table-cell>
          <table:table-cell office:value-type="float" office:value="-0.01438533" calcext:value-type="float">
            <text:p>-0.01438533</text:p>
          </table:table-cell>
          <table:table-cell office:value-type="float" office:value="-0.01513144" calcext:value-type="float">
            <text:p>-0.01513144</text:p>
          </table:table-cell>
          <table:table-cell office:value-type="float" office:value="-0.01513893" calcext:value-type="float">
            <text:p>-0.01513893</text:p>
          </table:table-cell>
          <table:table-cell office:value-type="float" office:value="-0.01449443" calcext:value-type="float">
            <text:p>-0.01449443</text:p>
          </table:table-cell>
          <table:table-cell office:value-type="float" office:value="-0.01297167" calcext:value-type="float">
            <text:p>-0.01297167</text:p>
          </table:table-cell>
          <table:table-cell office:value-type="float" office:value="-0.007008492" calcext:value-type="float">
            <text:p>-0.007008492</text:p>
          </table:table-cell>
          <table:table-cell office:value-type="float" office:value="-0.003763677" calcext:value-type="float">
            <text:p>-0.003763677</text:p>
          </table:table-cell>
          <table:table-cell office:value-type="float" office:value="280.6969" calcext:value-type="float">
            <text:p>280.6969</text:p>
          </table:table-cell>
          <table:table-cell office:value-type="float" office:value="0" calcext:value-type="float">
            <text:p>0</text:p>
          </table:table-cell>
          <table:table-cell office:value-type="float" office:value="-0.009068256" calcext:value-type="float">
            <text:p>-0.009068256</text:p>
          </table:table-cell>
          <table:table-cell office:value-type="float" office:value="0.009995187" calcext:value-type="float">
            <text:p>0.009995187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032004" calcext:value-type="float">
            <text:p>8032004</text:p>
          </table:table-cell>
          <table:table-cell office:value-type="float" office:value="201.4996" calcext:value-type="float">
            <text:p>201.4996</text:p>
          </table:table-cell>
          <table:table-cell office:value-type="float" office:value="-5.794668" calcext:value-type="float">
            <text:p>-5.794668</text:p>
          </table:table-cell>
          <table:table-cell office:value-type="float" office:value="0" calcext:value-type="float">
            <text:p>0</text:p>
          </table:table-cell>
          <table:table-cell office:value-type="float" office:value="1478.449" calcext:value-type="float">
            <text:p>1478.449</text:p>
          </table:table-cell>
          <table:table-cell office:value-type="float" office:value="46.35978" calcext:value-type="float">
            <text:p>46.35978</text:p>
          </table:table-cell>
          <table:table-cell office:value-type="float" office:value="477.4573" calcext:value-type="float">
            <text:p>477.4573</text:p>
          </table:table-cell>
          <table:table-cell office:value-type="float" office:value="0.3996453" calcext:value-type="float">
            <text:p>0.3996453</text:p>
          </table:table-cell>
          <table:table-cell office:value-type="float" office:value="0.4026458" calcext:value-type="float">
            <text:p>0.4026458</text:p>
          </table:table-cell>
          <table:table-cell office:value-type="float" office:value="0.4091227" calcext:value-type="float">
            <text:p>0.4091227</text:p>
          </table:table-cell>
          <table:table-cell office:value-type="float" office:value="0.4180141" calcext:value-type="float">
            <text:p>0.4180141</text:p>
          </table:table-cell>
          <table:table-cell office:value-type="float" office:value="0.4291368" calcext:value-type="float">
            <text:p>0.4291368</text:p>
          </table:table-cell>
          <table:table-cell office:value-type="float" office:value="0.4470541" calcext:value-type="float">
            <text:p>0.4470541</text:p>
          </table:table-cell>
          <table:table-cell office:value-type="float" office:value="0.3786953" calcext:value-type="float">
            <text:p>0.3786953</text:p>
          </table:table-cell>
          <table:table-cell office:value-type="float" office:value="0.364233" calcext:value-type="float">
            <text:p>0.364233</text:p>
          </table:table-cell>
          <table:table-cell office:value-type="float" office:value="0.3878747" calcext:value-type="float">
            <text:p>0.3878747</text:p>
          </table:table-cell>
          <table:table-cell office:value-type="float" office:value="0.4139462" calcext:value-type="float">
            <text:p>0.4139462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6953E-015" calcext:value-type="float">
            <text:p>1.936953E-15</text:p>
          </table:table-cell>
          <table:table-cell office:value-type="float" office:value="1.907972E-015" calcext:value-type="float">
            <text:p>1.907972E-15</text:p>
          </table:table-cell>
          <table:table-cell office:value-type="float" office:value="1.97516E-015" calcext:value-type="float">
            <text:p>1.97516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25427" calcext:value-type="float">
            <text:p>-0.0025427</text:p>
          </table:table-cell>
          <table:table-cell office:value-type="float" office:value="-0.002433847" calcext:value-type="float">
            <text:p>-0.002433847</text:p>
          </table:table-cell>
          <table:table-cell office:value-type="float" office:value="-0.002174115" calcext:value-type="float">
            <text:p>-0.002174115</text:p>
          </table:table-cell>
          <table:table-cell office:value-type="float" office:value="-0.001889993" calcext:value-type="float">
            <text:p>-0.001889993</text:p>
          </table:table-cell>
          <table:table-cell office:value-type="float" office:value="-0.001595789" calcext:value-type="float">
            <text:p>-0.001595789</text:p>
          </table:table-cell>
          <table:table-cell office:value-type="float" office:value="-0.001210299" calcext:value-type="float">
            <text:p>-0.001210299</text:p>
          </table:table-cell>
          <table:table-cell office:value-type="float" office:value="-0.008078222" calcext:value-type="float">
            <text:p>-0.008078222</text:p>
          </table:table-cell>
          <table:table-cell office:value-type="float" office:value="-0.01279692" calcext:value-type="float">
            <text:p>-0.01279692</text:p>
          </table:table-cell>
          <table:table-cell office:value-type="float" office:value="-0.007008094" calcext:value-type="float">
            <text:p>-0.007008094</text:p>
          </table:table-cell>
          <table:table-cell office:value-type="float" office:value="-0.003763682" calcext:value-type="float">
            <text:p>-0.003763682</text:p>
          </table:table-cell>
          <table:table-cell office:value-type="float" office:value="289.3235" calcext:value-type="float">
            <text:p>289.3235</text:p>
          </table:table-cell>
          <table:table-cell office:value-type="float" office:value="0" calcext:value-type="float">
            <text:p>0</text:p>
          </table:table-cell>
          <table:table-cell office:value-type="float" office:value="-0.002620959" calcext:value-type="float">
            <text:p>-0.002620959</text:p>
          </table:table-cell>
          <table:table-cell office:value-type="float" office:value="0.009921854" calcext:value-type="float">
            <text:p>0.009921854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032004" calcext:value-type="float">
            <text:p>9032004</text:p>
          </table:table-cell>
          <table:table-cell office:value-type="float" office:value="206.2995" calcext:value-type="float">
            <text:p>206.2995</text:p>
          </table:table-cell>
          <table:table-cell office:value-type="float" office:value="-5.655238" calcext:value-type="float">
            <text:p>-5.655238</text:p>
          </table:table-cell>
          <table:table-cell office:value-type="float" office:value="0" calcext:value-type="float">
            <text:p>0</text:p>
          </table:table-cell>
          <table:table-cell office:value-type="float" office:value="1476.101" calcext:value-type="float">
            <text:p>1476.101</text:p>
          </table:table-cell>
          <table:table-cell office:value-type="float" office:value="53.36819" calcext:value-type="float">
            <text:p>53.36819</text:p>
          </table:table-cell>
          <table:table-cell office:value-type="float" office:value="501.7818" calcext:value-type="float">
            <text:p>501.7818</text:p>
          </table:table-cell>
          <table:table-cell office:value-type="float" office:value="0.3632088" calcext:value-type="float">
            <text:p>0.3632088</text:p>
          </table:table-cell>
          <table:table-cell office:value-type="float" office:value="0.3645381" calcext:value-type="float">
            <text:p>0.3645381</text:p>
          </table:table-cell>
          <table:table-cell office:value-type="float" office:value="0.3677717" calcext:value-type="float">
            <text:p>0.3677717</text:p>
          </table:table-cell>
          <table:table-cell office:value-type="float" office:value="0.3732831" calcext:value-type="float">
            <text:p>0.3732831</text:p>
          </table:table-cell>
          <table:table-cell office:value-type="float" office:value="0.3793927" calcext:value-type="float">
            <text:p>0.3793927</text:p>
          </table:table-cell>
          <table:table-cell office:value-type="float" office:value="0.3864129" calcext:value-type="float">
            <text:p>0.3864129</text:p>
          </table:table-cell>
          <table:table-cell office:value-type="float" office:value="0.422444" calcext:value-type="float">
            <text:p>0.422444</text:p>
          </table:table-cell>
          <table:table-cell office:value-type="float" office:value="0.3674114" calcext:value-type="float">
            <text:p>0.3674114</text:p>
          </table:table-cell>
          <table:table-cell office:value-type="float" office:value="0.3879842" calcext:value-type="float">
            <text:p>0.3879842</text:p>
          </table:table-cell>
          <table:table-cell office:value-type="float" office:value="0.413946" calcext:value-type="float">
            <text:p>0.413946</text:p>
          </table:table-cell>
          <table:table-cell office:value-type="float" office:value="0.5107113" calcext:value-type="float">
            <text:p>0.5107113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699E-015" calcext:value-type="float">
            <text:p>1.93699E-15</text:p>
          </table:table-cell>
          <table:table-cell office:value-type="float" office:value="1.907966E-015" calcext:value-type="float">
            <text:p>1.907966E-15</text:p>
          </table:table-cell>
          <table:table-cell office:value-type="float" office:value="1.975151E-015" calcext:value-type="float">
            <text:p>1.975151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02576" calcext:value-type="float">
            <text:p>-0.00502576</text:p>
          </table:table-cell>
          <table:table-cell office:value-type="float" office:value="-0.004912467" calcext:value-type="float">
            <text:p>-0.004912467</text:p>
          </table:table-cell>
          <table:table-cell office:value-type="float" office:value="-0.004621275" calcext:value-type="float">
            <text:p>-0.004621275</text:p>
          </table:table-cell>
          <table:table-cell office:value-type="float" office:value="-0.004176834" calcext:value-type="float">
            <text:p>-0.004176834</text:p>
          </table:table-cell>
          <table:table-cell office:value-type="float" office:value="-0.003735241" calcext:value-type="float">
            <text:p>-0.003735241</text:p>
          </table:table-cell>
          <table:table-cell office:value-type="float" office:value="-0.003287837" calcext:value-type="float">
            <text:p>-0.003287837</text:p>
          </table:table-cell>
          <table:table-cell office:value-type="float" office:value="-0.002764283" calcext:value-type="float">
            <text:p>-0.002764283</text:p>
          </table:table-cell>
          <table:table-cell office:value-type="float" office:value="-0.0117767" calcext:value-type="float">
            <text:p>-0.0117767</text:p>
          </table:table-cell>
          <table:table-cell office:value-type="float" office:value="-0.006989445" calcext:value-type="float">
            <text:p>-0.006989445</text:p>
          </table:table-cell>
          <table:table-cell office:value-type="float" office:value="-0.003763677" calcext:value-type="float">
            <text:p>-0.003763677</text:p>
          </table:table-cell>
          <table:table-cell office:value-type="float" office:value="299.909" calcext:value-type="float">
            <text:p>299.909</text:p>
          </table:table-cell>
          <table:table-cell office:value-type="float" office:value="0" calcext:value-type="float">
            <text:p>0</text:p>
          </table:table-cell>
          <table:table-cell office:value-type="float" office:value="-0.005116456" calcext:value-type="float">
            <text:p>-0.005116456</text:p>
          </table:table-cell>
          <table:table-cell office:value-type="float" office:value="0.009863942" calcext:value-type="float">
            <text:p>0.009863942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32004" calcext:value-type="float">
            <text:p>10032004</text:p>
          </table:table-cell>
          <table:table-cell office:value-type="float" office:value="206.2995" calcext:value-type="float">
            <text:p>206.2995</text:p>
          </table:table-cell>
          <table:table-cell office:value-type="float" office:value="-5.318718" calcext:value-type="float">
            <text:p>-5.318718</text:p>
          </table:table-cell>
          <table:table-cell office:value-type="float" office:value="0" calcext:value-type="float">
            <text:p>0</text:p>
          </table:table-cell>
          <table:table-cell office:value-type="float" office:value="1469.575" calcext:value-type="float">
            <text:p>1469.575</text:p>
          </table:table-cell>
          <table:table-cell office:value-type="float" office:value="59.55813" calcext:value-type="float">
            <text:p>59.55813</text:p>
          </table:table-cell>
          <table:table-cell office:value-type="float" office:value="499.4844" calcext:value-type="float">
            <text:p>499.4844</text:p>
          </table:table-cell>
          <table:table-cell office:value-type="float" office:value="0.3435955" calcext:value-type="float">
            <text:p>0.3435955</text:p>
          </table:table-cell>
          <table:table-cell office:value-type="float" office:value="0.3443002" calcext:value-type="float">
            <text:p>0.3443002</text:p>
          </table:table-cell>
          <table:table-cell office:value-type="float" office:value="0.3463104" calcext:value-type="float">
            <text:p>0.3463104</text:p>
          </table:table-cell>
          <table:table-cell office:value-type="float" office:value="0.3505167" calcext:value-type="float">
            <text:p>0.3505167</text:p>
          </table:table-cell>
          <table:table-cell office:value-type="float" office:value="0.355459" calcext:value-type="float">
            <text:p>0.355459</text:p>
          </table:table-cell>
          <table:table-cell office:value-type="float" office:value="0.3609195" calcext:value-type="float">
            <text:p>0.3609195</text:p>
          </table:table-cell>
          <table:table-cell office:value-type="float" office:value="0.4018358" calcext:value-type="float">
            <text:p>0.4018358</text:p>
          </table:table-cell>
          <table:table-cell office:value-type="float" office:value="0.370892" calcext:value-type="float">
            <text:p>0.370892</text:p>
          </table:table-cell>
          <table:table-cell office:value-type="float" office:value="0.3881961" calcext:value-type="float">
            <text:p>0.3881961</text:p>
          </table:table-cell>
          <table:table-cell office:value-type="float" office:value="0.4139458" calcext:value-type="float">
            <text:p>0.4139458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7026E-015" calcext:value-type="float">
            <text:p>1.937026E-15</text:p>
          </table:table-cell>
          <table:table-cell office:value-type="float" office:value="1.907962E-015" calcext:value-type="float">
            <text:p>1.907962E-15</text:p>
          </table:table-cell>
          <table:table-cell office:value-type="float" office:value="1.975141E-015" calcext:value-type="float">
            <text:p>1.975141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7411078" calcext:value-type="float">
            <text:p>-0.007411078</text:p>
          </table:table-cell>
          <table:table-cell office:value-type="float" office:value="-0.007312626" calcext:value-type="float">
            <text:p>-0.007312626</text:p>
          </table:table-cell>
          <table:table-cell office:value-type="float" office:value="-0.007023707" calcext:value-type="float">
            <text:p>-0.007023707</text:p>
          </table:table-cell>
          <table:table-cell office:value-type="float" office:value="-0.006468441" calcext:value-type="float">
            <text:p>-0.006468441</text:p>
          </table:table-cell>
          <table:table-cell office:value-type="float" office:value="-0.005871135" calcext:value-type="float">
            <text:p>-0.005871135</text:p>
          </table:table-cell>
          <table:table-cell office:value-type="float" office:value="-0.005277077" calcext:value-type="float">
            <text:p>-0.005277077</text:p>
          </table:table-cell>
          <table:table-cell office:value-type="float" office:value="-0.004466318" calcext:value-type="float">
            <text:p>-0.004466318</text:p>
          </table:table-cell>
          <table:table-cell office:value-type="float" office:value="-0.0107546" calcext:value-type="float">
            <text:p>-0.0107546</text:p>
          </table:table-cell>
          <table:table-cell office:value-type="float" office:value="-0.006953112" calcext:value-type="float">
            <text:p>-0.006953112</text:p>
          </table:table-cell>
          <table:table-cell office:value-type="float" office:value="-0.0037637" calcext:value-type="float">
            <text:p>-0.0037637</text:p>
          </table:table-cell>
          <table:table-cell office:value-type="float" office:value="309.6661" calcext:value-type="float">
            <text:p>309.6661</text:p>
          </table:table-cell>
          <table:table-cell office:value-type="float" office:value="0" calcext:value-type="float">
            <text:p>0</text:p>
          </table:table-cell>
          <table:table-cell office:value-type="float" office:value="-0.007510955" calcext:value-type="float">
            <text:p>-0.007510955</text:p>
          </table:table-cell>
          <table:table-cell office:value-type="float" office:value="0.009806108" calcext:value-type="float">
            <text:p>0.009806108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032004" calcext:value-type="float">
            <text:p>11032004</text:p>
          </table:table-cell>
          <table:table-cell office:value-type="float" office:value="206.2995" calcext:value-type="float">
            <text:p>206.2995</text:p>
          </table:table-cell>
          <table:table-cell office:value-type="float" office:value="-5.046388" calcext:value-type="float">
            <text:p>-5.046388</text:p>
          </table:table-cell>
          <table:table-cell office:value-type="float" office:value="0" calcext:value-type="float">
            <text:p>0</text:p>
          </table:table-cell>
          <table:table-cell office:value-type="float" office:value="1464.126" calcext:value-type="float">
            <text:p>1464.126</text:p>
          </table:table-cell>
          <table:table-cell office:value-type="float" office:value="64.73398" calcext:value-type="float">
            <text:p>64.73398</text:p>
          </table:table-cell>
          <table:table-cell office:value-type="float" office:value="497.4139" calcext:value-type="float">
            <text:p>497.4139</text:p>
          </table:table-cell>
          <table:table-cell office:value-type="float" office:value="0.32856" calcext:value-type="float">
            <text:p>0.32856</text:p>
          </table:table-cell>
          <table:table-cell office:value-type="float" office:value="0.3289803" calcext:value-type="float">
            <text:p>0.3289803</text:p>
          </table:table-cell>
          <table:table-cell office:value-type="float" office:value="0.3301663" calcext:value-type="float">
            <text:p>0.3301663</text:p>
          </table:table-cell>
          <table:table-cell office:value-type="float" office:value="0.3330007" calcext:value-type="float">
            <text:p>0.3330007</text:p>
          </table:table-cell>
          <table:table-cell office:value-type="float" office:value="0.3365944" calcext:value-type="float">
            <text:p>0.3365944</text:p>
          </table:table-cell>
          <table:table-cell office:value-type="float" office:value="0.3406509" calcext:value-type="float">
            <text:p>0.3406509</text:p>
          </table:table-cell>
          <table:table-cell office:value-type="float" office:value="0.384646" calcext:value-type="float">
            <text:p>0.384646</text:p>
          </table:table-cell>
          <table:table-cell office:value-type="float" office:value="0.3723133" calcext:value-type="float">
            <text:p>0.3723133</text:p>
          </table:table-cell>
          <table:table-cell office:value-type="float" office:value="0.3884107" calcext:value-type="float">
            <text:p>0.3884107</text:p>
          </table:table-cell>
          <table:table-cell office:value-type="float" office:value="0.4139468" calcext:value-type="float">
            <text:p>0.4139468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7061E-015" calcext:value-type="float">
            <text:p>1.937061E-15</text:p>
          </table:table-cell>
          <table:table-cell office:value-type="float" office:value="1.907957E-015" calcext:value-type="float">
            <text:p>1.907957E-15</text:p>
          </table:table-cell>
          <table:table-cell office:value-type="float" office:value="1.975132E-015" calcext:value-type="float">
            <text:p>1.975132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009815" calcext:value-type="float">
            <text:p>-0.01009815</text:p>
          </table:table-cell>
          <table:table-cell office:value-type="float" office:value="-0.01002979" calcext:value-type="float">
            <text:p>-0.01002979</text:p>
          </table:table-cell>
          <table:table-cell office:value-type="float" office:value="-0.009785824" calcext:value-type="float">
            <text:p>-0.009785824</text:p>
          </table:table-cell>
          <table:table-cell office:value-type="float" office:value="-0.009233092" calcext:value-type="float">
            <text:p>-0.009233092</text:p>
          </table:table-cell>
          <table:table-cell office:value-type="float" office:value="-0.008572979" calcext:value-type="float">
            <text:p>-0.008572979</text:p>
          </table:table-cell>
          <table:table-cell office:value-type="float" office:value="-0.007884523" calcext:value-type="float">
            <text:p>-0.007884523</text:p>
          </table:table-cell>
          <table:table-cell office:value-type="float" office:value="-0.006814606" calcext:value-type="float">
            <text:p>-0.006814606</text:p>
          </table:table-cell>
          <table:table-cell office:value-type="float" office:value="-0.01036164" calcext:value-type="float">
            <text:p>-0.01036164</text:p>
          </table:table-cell>
          <table:table-cell office:value-type="float" office:value="-0.006916236" calcext:value-type="float">
            <text:p>-0.006916236</text:p>
          </table:table-cell>
          <table:table-cell office:value-type="float" office:value="-0.003763629" calcext:value-type="float">
            <text:p>-0.003763629</text:p>
          </table:table-cell>
          <table:table-cell office:value-type="float" office:value="318.3825" calcext:value-type="float">
            <text:p>318.3825</text:p>
          </table:table-cell>
          <table:table-cell office:value-type="float" office:value="0" calcext:value-type="float">
            <text:p>0</text:p>
          </table:table-cell>
          <table:table-cell office:value-type="float" office:value="-0.01015676" calcext:value-type="float">
            <text:p>-0.01015676</text:p>
          </table:table-cell>
          <table:table-cell office:value-type="float" office:value="0.009749411" calcext:value-type="float">
            <text:p>0.009749411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507" calcext:value-type="float">
            <text:p>-1.22850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032004" calcext:value-type="float">
            <text:p>12032004</text:p>
          </table:table-cell>
          <table:table-cell office:value-type="float" office:value="206.2995" calcext:value-type="float">
            <text:p>206.2995</text:p>
          </table:table-cell>
          <table:table-cell office:value-type="float" office:value="-4.813405" calcext:value-type="float">
            <text:p>-4.813405</text:p>
          </table:table-cell>
          <table:table-cell office:value-type="float" office:value="0" calcext:value-type="float">
            <text:p>0</text:p>
          </table:table-cell>
          <table:table-cell office:value-type="float" office:value="1459.971" calcext:value-type="float">
            <text:p>1459.971</text:p>
          </table:table-cell>
          <table:table-cell office:value-type="float" office:value="68.65473" calcext:value-type="float">
            <text:p>68.65473</text:p>
          </table:table-cell>
          <table:table-cell office:value-type="float" office:value="495.1314" calcext:value-type="float">
            <text:p>495.1314</text:p>
          </table:table-cell>
          <table:table-cell office:value-type="float" office:value="0.3159093" calcext:value-type="float">
            <text:p>0.3159093</text:p>
          </table:table-cell>
          <table:table-cell office:value-type="float" office:value="0.3163423" calcext:value-type="float">
            <text:p>0.3163423</text:p>
          </table:table-cell>
          <table:table-cell office:value-type="float" office:value="0.3174757" calcext:value-type="float">
            <text:p>0.3174757</text:p>
          </table:table-cell>
          <table:table-cell office:value-type="float" office:value="0.3199135" calcext:value-type="float">
            <text:p>0.3199135</text:p>
          </table:table-cell>
          <table:table-cell office:value-type="float" office:value="0.3228489" calcext:value-type="float">
            <text:p>0.3228489</text:p>
          </table:table-cell>
          <table:table-cell office:value-type="float" office:value="0.3262573" calcext:value-type="float">
            <text:p>0.3262573</text:p>
          </table:table-cell>
          <table:table-cell office:value-type="float" office:value="0.3727871" calcext:value-type="float">
            <text:p>0.3727871</text:p>
          </table:table-cell>
          <table:table-cell office:value-type="float" office:value="0.3721662" calcext:value-type="float">
            <text:p>0.3721662</text:p>
          </table:table-cell>
          <table:table-cell office:value-type="float" office:value="0.3885972" calcext:value-type="float">
            <text:p>0.3885972</text:p>
          </table:table-cell>
          <table:table-cell office:value-type="float" office:value="0.4139559" calcext:value-type="float">
            <text:p>0.4139559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7096E-015" calcext:value-type="float">
            <text:p>1.937096E-15</text:p>
          </table:table-cell>
          <table:table-cell office:value-type="float" office:value="1.907954E-015" calcext:value-type="float">
            <text:p>1.907954E-15</text:p>
          </table:table-cell>
          <table:table-cell office:value-type="float" office:value="1.975122E-015" calcext:value-type="float">
            <text:p>1.975122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328221" calcext:value-type="float">
            <text:p>-0.01328221</text:p>
          </table:table-cell>
          <table:table-cell office:value-type="float" office:value="-0.01317507" calcext:value-type="float">
            <text:p>-0.01317507</text:p>
          </table:table-cell>
          <table:table-cell office:value-type="float" office:value="-0.01285214" calcext:value-type="float">
            <text:p>-0.01285214</text:p>
          </table:table-cell>
          <table:table-cell office:value-type="float" office:value="-0.01219937" calcext:value-type="float">
            <text:p>-0.01219937</text:p>
          </table:table-cell>
          <table:table-cell office:value-type="float" office:value="-0.01145334" calcext:value-type="float">
            <text:p>-0.01145334</text:p>
          </table:table-cell>
          <table:table-cell office:value-type="float" office:value="-0.01064325" calcext:value-type="float">
            <text:p>-0.01064325</text:p>
          </table:table-cell>
          <table:table-cell office:value-type="float" office:value="-0.009227801" calcext:value-type="float">
            <text:p>-0.009227801</text:p>
          </table:table-cell>
          <table:table-cell office:value-type="float" office:value="-0.01039746" calcext:value-type="float">
            <text:p>-0.01039746</text:p>
          </table:table-cell>
          <table:table-cell office:value-type="float" office:value="-0.006884366" calcext:value-type="float">
            <text:p>-0.006884366</text:p>
          </table:table-cell>
          <table:table-cell office:value-type="float" office:value="-0.003762848" calcext:value-type="float">
            <text:p>-0.003762848</text:p>
          </table:table-cell>
          <table:table-cell office:value-type="float" office:value="325.837" calcext:value-type="float">
            <text:p>325.837</text:p>
          </table:table-cell>
          <table:table-cell office:value-type="float" office:value="0" calcext:value-type="float">
            <text:p>0</text:p>
          </table:table-cell>
          <table:table-cell office:value-type="float" office:value="-0.01335672" calcext:value-type="float">
            <text:p>-0.01335672</text:p>
          </table:table-cell>
          <table:table-cell office:value-type="float" office:value="0.009693824" calcext:value-type="float">
            <text:p>0.009693824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65" calcext:value-type="float">
            <text:p>-1.22846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032004" calcext:value-type="float">
            <text:p>13032004</text:p>
          </table:table-cell>
          <table:table-cell office:value-type="float" office:value="207.4995" calcext:value-type="float">
            <text:p>207.4995</text:p>
          </table:table-cell>
          <table:table-cell office:value-type="float" office:value="-4.807022" calcext:value-type="float">
            <text:p>-4.807022</text:p>
          </table:table-cell>
          <table:table-cell office:value-type="float" office:value="0" calcext:value-type="float">
            <text:p>0</text:p>
          </table:table-cell>
          <table:table-cell office:value-type="float" office:value="1458.466" calcext:value-type="float">
            <text:p>1458.466</text:p>
          </table:table-cell>
          <table:table-cell office:value-type="float" office:value="71.35371" calcext:value-type="float">
            <text:p>71.35371</text:p>
          </table:table-cell>
          <table:table-cell office:value-type="float" office:value="495.9372" calcext:value-type="float">
            <text:p>495.9372</text:p>
          </table:table-cell>
          <table:table-cell office:value-type="float" office:value="0.3083027" calcext:value-type="float">
            <text:p>0.3083027</text:p>
          </table:table-cell>
          <table:table-cell office:value-type="float" office:value="0.3086467" calcext:value-type="float">
            <text:p>0.3086467</text:p>
          </table:table-cell>
          <table:table-cell office:value-type="float" office:value="0.3095622" calcext:value-type="float">
            <text:p>0.3095622</text:p>
          </table:table-cell>
          <table:table-cell office:value-type="float" office:value="0.3115354" calcext:value-type="float">
            <text:p>0.3115354</text:p>
          </table:table-cell>
          <table:table-cell office:value-type="float" office:value="0.3139997" calcext:value-type="float">
            <text:p>0.3139997</text:p>
          </table:table-cell>
          <table:table-cell office:value-type="float" office:value="0.3169733" calcext:value-type="float">
            <text:p>0.3169733</text:p>
          </table:table-cell>
          <table:table-cell office:value-type="float" office:value="0.3650654" calcext:value-type="float">
            <text:p>0.3650654</text:p>
          </table:table-cell>
          <table:table-cell office:value-type="float" office:value="0.3711245" calcext:value-type="float">
            <text:p>0.3711245</text:p>
          </table:table-cell>
          <table:table-cell office:value-type="float" office:value="0.3887004" calcext:value-type="float">
            <text:p>0.3887004</text:p>
          </table:table-cell>
          <table:table-cell office:value-type="float" office:value="0.4139706" calcext:value-type="float">
            <text:p>0.4139706</text:p>
          </table:table-cell>
          <table:table-cell office:value-type="float" office:value="0.5107094" calcext:value-type="float">
            <text:p>0.510709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713E-015" calcext:value-type="float">
            <text:p>1.93713E-15</text:p>
          </table:table-cell>
          <table:table-cell office:value-type="float" office:value="1.907949E-015" calcext:value-type="float">
            <text:p>1.907949E-15</text:p>
          </table:table-cell>
          <table:table-cell office:value-type="float" office:value="1.975113E-015" calcext:value-type="float">
            <text:p>1.975113E-15</text:p>
          </table:table-cell>
          <table:table-cell office:value-type="float" office:value="1.974732E-015" calcext:value-type="float">
            <text:p>1.974732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574592" calcext:value-type="float">
            <text:p>-0.01574592</text:p>
          </table:table-cell>
          <table:table-cell office:value-type="float" office:value="-0.01564316" calcext:value-type="float">
            <text:p>-0.01564316</text:p>
          </table:table-cell>
          <table:table-cell office:value-type="float" office:value="-0.0153242" calcext:value-type="float">
            <text:p>-0.0153242</text:p>
          </table:table-cell>
          <table:table-cell office:value-type="float" office:value="-0.01467454" calcext:value-type="float">
            <text:p>-0.01467454</text:p>
          </table:table-cell>
          <table:table-cell office:value-type="float" office:value="-0.01389736" calcext:value-type="float">
            <text:p>-0.01389736</text:p>
          </table:table-cell>
          <table:table-cell office:value-type="float" office:value="-0.01301459" calcext:value-type="float">
            <text:p>-0.01301459</text:p>
          </table:table-cell>
          <table:table-cell office:value-type="float" office:value="-0.01129898" calcext:value-type="float">
            <text:p>-0.01129898</text:p>
          </table:table-cell>
          <table:table-cell office:value-type="float" office:value="-0.01067954" calcext:value-type="float">
            <text:p>-0.01067954</text:p>
          </table:table-cell>
          <table:table-cell office:value-type="float" office:value="-0.006866694" calcext:value-type="float">
            <text:p>-0.006866694</text:p>
          </table:table-cell>
          <table:table-cell office:value-type="float" office:value="-0.003761567" calcext:value-type="float">
            <text:p>-0.003761567</text:p>
          </table:table-cell>
          <table:table-cell office:value-type="float" office:value="332.0669" calcext:value-type="float">
            <text:p>332.0669</text:p>
          </table:table-cell>
          <table:table-cell office:value-type="float" office:value="0" calcext:value-type="float">
            <text:p>0</text:p>
          </table:table-cell>
          <table:table-cell office:value-type="float" office:value="-0.01581601" calcext:value-type="float">
            <text:p>-0.01581601</text:p>
          </table:table-cell>
          <table:table-cell office:value-type="float" office:value="0.009639041" calcext:value-type="float">
            <text:p>0.009639041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397" calcext:value-type="float">
            <text:p>-1.22839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032004" calcext:value-type="float">
            <text:p>14032004</text:p>
          </table:table-cell>
          <table:table-cell office:value-type="float" office:value="207.4995" calcext:value-type="float">
            <text:p>207.4995</text:p>
          </table:table-cell>
          <table:table-cell office:value-type="float" office:value="-4.47095" calcext:value-type="float">
            <text:p>-4.47095</text:p>
          </table:table-cell>
          <table:table-cell office:value-type="float" office:value="0" calcext:value-type="float">
            <text:p>0</text:p>
          </table:table-cell>
          <table:table-cell office:value-type="float" office:value="1456.371" calcext:value-type="float">
            <text:p>1456.371</text:p>
          </table:table-cell>
          <table:table-cell office:value-type="float" office:value="73.11212" calcext:value-type="float">
            <text:p>73.11212</text:p>
          </table:table-cell>
          <table:table-cell office:value-type="float" office:value="493.0717" calcext:value-type="float">
            <text:p>493.0717</text:p>
          </table:table-cell>
          <table:table-cell office:value-type="float" office:value="0.3039472" calcext:value-type="float">
            <text:p>0.3039472</text:p>
          </table:table-cell>
          <table:table-cell office:value-type="float" office:value="0.3042662" calcext:value-type="float">
            <text:p>0.3042662</text:p>
          </table:table-cell>
          <table:table-cell office:value-type="float" office:value="0.3050765" calcext:value-type="float">
            <text:p>0.3050765</text:p>
          </table:table-cell>
          <table:table-cell office:value-type="float" office:value="0.3067652" calcext:value-type="float">
            <text:p>0.3067652</text:p>
          </table:table-cell>
          <table:table-cell office:value-type="float" office:value="0.3088844" calcext:value-type="float">
            <text:p>0.3088844</text:p>
          </table:table-cell>
          <table:table-cell office:value-type="float" office:value="0.3115077" calcext:value-type="float">
            <text:p>0.3115077</text:p>
          </table:table-cell>
          <table:table-cell office:value-type="float" office:value="0.3602054" calcext:value-type="float">
            <text:p>0.3602054</text:p>
          </table:table-cell>
          <table:table-cell office:value-type="float" office:value="0.3697447" calcext:value-type="float">
            <text:p>0.3697447</text:p>
          </table:table-cell>
          <table:table-cell office:value-type="float" office:value="0.3887041" calcext:value-type="float">
            <text:p>0.3887041</text:p>
          </table:table-cell>
          <table:table-cell office:value-type="float" office:value="0.413985" calcext:value-type="float">
            <text:p>0.413985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7164E-015" calcext:value-type="float">
            <text:p>1.937164E-15</text:p>
          </table:table-cell>
          <table:table-cell office:value-type="float" office:value="1.907948E-015" calcext:value-type="float">
            <text:p>1.907948E-15</text:p>
          </table:table-cell>
          <table:table-cell office:value-type="float" office:value="1.975103E-015" calcext:value-type="float">
            <text:p>1.975103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739218" calcext:value-type="float">
            <text:p>-0.01739218</text:p>
          </table:table-cell>
          <table:table-cell office:value-type="float" office:value="-0.01728358" calcext:value-type="float">
            <text:p>-0.01728358</text:p>
          </table:table-cell>
          <table:table-cell office:value-type="float" office:value="-0.0169668" calcext:value-type="float">
            <text:p>-0.0169668</text:p>
          </table:table-cell>
          <table:table-cell office:value-type="float" office:value="-0.01634074" calcext:value-type="float">
            <text:p>-0.01634074</text:p>
          </table:table-cell>
          <table:table-cell office:value-type="float" office:value="-0.0155822" calcext:value-type="float">
            <text:p>-0.0155822</text:p>
          </table:table-cell>
          <table:table-cell office:value-type="float" office:value="-0.0146909" calcext:value-type="float">
            <text:p>-0.0146909</text:p>
          </table:table-cell>
          <table:table-cell office:value-type="float" office:value="-0.01286503" calcext:value-type="float">
            <text:p>-0.01286503</text:p>
          </table:table-cell>
          <table:table-cell office:value-type="float" office:value="-0.01106802" calcext:value-type="float">
            <text:p>-0.01106802</text:p>
          </table:table-cell>
          <table:table-cell office:value-type="float" office:value="-0.006865902" calcext:value-type="float">
            <text:p>-0.006865902</text:p>
          </table:table-cell>
          <table:table-cell office:value-type="float" office:value="-0.003760317" calcext:value-type="float">
            <text:p>-0.003760317</text:p>
          </table:table-cell>
          <table:table-cell office:value-type="float" office:value="337.3549" calcext:value-type="float">
            <text:p>337.3549</text:p>
          </table:table-cell>
          <table:table-cell office:value-type="float" office:value="0" calcext:value-type="float">
            <text:p>0</text:p>
          </table:table-cell>
          <table:table-cell office:value-type="float" office:value="-0.01746724" calcext:value-type="float">
            <text:p>-0.01746724</text:p>
          </table:table-cell>
          <table:table-cell office:value-type="float" office:value="0.009585003" calcext:value-type="float">
            <text:p>0.009585003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33" calcext:value-type="float">
            <text:p>-1.228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32004" calcext:value-type="float">
            <text:p>15032004</text:p>
          </table:table-cell>
          <table:table-cell office:value-type="float" office:value="207.4995" calcext:value-type="float">
            <text:p>207.4995</text:p>
          </table:table-cell>
          <table:table-cell office:value-type="float" office:value="-4.028931" calcext:value-type="float">
            <text:p>-4.028931</text:p>
          </table:table-cell>
          <table:table-cell office:value-type="float" office:value="0" calcext:value-type="float">
            <text:p>0</text:p>
          </table:table-cell>
          <table:table-cell office:value-type="float" office:value="1454.792" calcext:value-type="float">
            <text:p>1454.792</text:p>
          </table:table-cell>
          <table:table-cell office:value-type="float" office:value="74.24976" calcext:value-type="float">
            <text:p>74.24976</text:p>
          </table:table-cell>
          <table:table-cell office:value-type="float" office:value="489.5039" calcext:value-type="float">
            <text:p>489.5039</text:p>
          </table:table-cell>
          <table:table-cell office:value-type="float" office:value="0.3016308" calcext:value-type="float">
            <text:p>0.3016308</text:p>
          </table:table-cell>
          <table:table-cell office:value-type="float" office:value="0.3019372" calcext:value-type="float">
            <text:p>0.3019372</text:p>
          </table:table-cell>
          <table:table-cell office:value-type="float" office:value="0.3026959" calcext:value-type="float">
            <text:p>0.3026959</text:p>
          </table:table-cell>
          <table:table-cell office:value-type="float" office:value="0.3042338" calcext:value-type="float">
            <text:p>0.3042338</text:p>
          </table:table-cell>
          <table:table-cell office:value-type="float" office:value="0.3060944" calcext:value-type="float">
            <text:p>0.3060944</text:p>
          </table:table-cell>
          <table:table-cell office:value-type="float" office:value="0.3083824" calcext:value-type="float">
            <text:p>0.3083824</text:p>
          </table:table-cell>
          <table:table-cell office:value-type="float" office:value="0.3572199" calcext:value-type="float">
            <text:p>0.3572199</text:p>
          </table:table-cell>
          <table:table-cell office:value-type="float" office:value="0.3683587" calcext:value-type="float">
            <text:p>0.3683587</text:p>
          </table:table-cell>
          <table:table-cell office:value-type="float" office:value="0.3886198" calcext:value-type="float">
            <text:p>0.3886198</text:p>
          </table:table-cell>
          <table:table-cell office:value-type="float" office:value="0.413995" calcext:value-type="float">
            <text:p>0.413995</text:p>
          </table:table-cell>
          <table:table-cell office:value-type="float" office:value="0.5107113" calcext:value-type="float">
            <text:p>0.510711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7198E-015" calcext:value-type="float">
            <text:p>1.937198E-15</text:p>
          </table:table-cell>
          <table:table-cell office:value-type="float" office:value="1.907944E-015" calcext:value-type="float">
            <text:p>1.907944E-15</text:p>
          </table:table-cell>
          <table:table-cell office:value-type="float" office:value="1.975094E-015" calcext:value-type="float">
            <text:p>1.975094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83473" calcext:value-type="float">
            <text:p>-0.0183473</text:p>
          </table:table-cell>
          <table:table-cell office:value-type="float" office:value="-0.01823675" calcext:value-type="float">
            <text:p>-0.01823675</text:p>
          </table:table-cell>
          <table:table-cell office:value-type="float" office:value="-0.01792029" calcext:value-type="float">
            <text:p>-0.01792029</text:p>
          </table:table-cell>
          <table:table-cell office:value-type="float" office:value="-0.0173128" calcext:value-type="float">
            <text:p>-0.0173128</text:p>
          </table:table-cell>
          <table:table-cell office:value-type="float" office:value="-0.01659939" calcext:value-type="float">
            <text:p>-0.01659939</text:p>
          </table:table-cell>
          <table:table-cell office:value-type="float" office:value="-0.0157594" calcext:value-type="float">
            <text:p>-0.0157594</text:p>
          </table:table-cell>
          <table:table-cell office:value-type="float" office:value="-0.01394574" calcext:value-type="float">
            <text:p>-0.01394574</text:p>
          </table:table-cell>
          <table:table-cell office:value-type="float" office:value="-0.01147478" calcext:value-type="float">
            <text:p>-0.01147478</text:p>
          </table:table-cell>
          <table:table-cell office:value-type="float" office:value="-0.006880051" calcext:value-type="float">
            <text:p>-0.006880051</text:p>
          </table:table-cell>
          <table:table-cell office:value-type="float" office:value="-0.003759435" calcext:value-type="float">
            <text:p>-0.003759435</text:p>
          </table:table-cell>
          <table:table-cell office:value-type="float" office:value="342.0217" calcext:value-type="float">
            <text:p>342.0217</text:p>
          </table:table-cell>
          <table:table-cell office:value-type="float" office:value="0" calcext:value-type="float">
            <text:p>0</text:p>
          </table:table-cell>
          <table:table-cell office:value-type="float" office:value="-0.01842883" calcext:value-type="float">
            <text:p>-0.01842883</text:p>
          </table:table-cell>
          <table:table-cell office:value-type="float" office:value="0.009531711" calcext:value-type="float">
            <text:p>0.009531711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282" calcext:value-type="float">
            <text:p>-1.22828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032004" calcext:value-type="float">
            <text:p>16032004</text:p>
          </table:table-cell>
          <table:table-cell office:value-type="float" office:value="207.4995" calcext:value-type="float">
            <text:p>207.4995</text:p>
          </table:table-cell>
          <table:table-cell office:value-type="float" office:value="-3.71902" calcext:value-type="float">
            <text:p>-3.71902</text:p>
          </table:table-cell>
          <table:table-cell office:value-type="float" office:value="0" calcext:value-type="float">
            <text:p>0</text:p>
          </table:table-cell>
          <table:table-cell office:value-type="float" office:value="1453.726" calcext:value-type="float">
            <text:p>1453.726</text:p>
          </table:table-cell>
          <table:table-cell office:value-type="float" office:value="75.00603" calcext:value-type="float">
            <text:p>75.00603</text:p>
          </table:table-cell>
          <table:table-cell office:value-type="float" office:value="484.8292" calcext:value-type="float">
            <text:p>484.8292</text:p>
          </table:table-cell>
          <table:table-cell office:value-type="float" office:value="0.3004265" calcext:value-type="float">
            <text:p>0.3004265</text:p>
          </table:table-cell>
          <table:table-cell office:value-type="float" office:value="0.3007311" calcext:value-type="float">
            <text:p>0.3007311</text:p>
          </table:table-cell>
          <table:table-cell office:value-type="float" office:value="0.301469" calcext:value-type="float">
            <text:p>0.301469</text:p>
          </table:table-cell>
          <table:table-cell office:value-type="float" office:value="0.3029024" calcext:value-type="float">
            <text:p>0.3029024</text:p>
          </table:table-cell>
          <table:table-cell office:value-type="float" office:value="0.3046139" calcext:value-type="float">
            <text:p>0.3046139</text:p>
          </table:table-cell>
          <table:table-cell office:value-type="float" office:value="0.3066858" calcext:value-type="float">
            <text:p>0.3066858</text:p>
          </table:table-cell>
          <table:table-cell office:value-type="float" office:value="0.3553087" calcext:value-type="float">
            <text:p>0.3553087</text:p>
          </table:table-cell>
          <table:table-cell office:value-type="float" office:value="0.3671007" calcext:value-type="float">
            <text:p>0.3671007</text:p>
          </table:table-cell>
          <table:table-cell office:value-type="float" office:value="0.3885088" calcext:value-type="float">
            <text:p>0.3885088</text:p>
          </table:table-cell>
          <table:table-cell office:value-type="float" office:value="0.4139977" calcext:value-type="float">
            <text:p>0.4139977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7232E-015" calcext:value-type="float">
            <text:p>1.937232E-15</text:p>
          </table:table-cell>
          <table:table-cell office:value-type="float" office:value="1.90794E-015" calcext:value-type="float">
            <text:p>1.90794E-15</text:p>
          </table:table-cell>
          <table:table-cell office:value-type="float" office:value="1.975085E-015" calcext:value-type="float">
            <text:p>1.975085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886793" calcext:value-type="float">
            <text:p>-0.01886793</text:p>
          </table:table-cell>
          <table:table-cell office:value-type="float" office:value="-0.01875379" calcext:value-type="float">
            <text:p>-0.01875379</text:p>
          </table:table-cell>
          <table:table-cell office:value-type="float" office:value="-0.01843592" calcext:value-type="float">
            <text:p>-0.01843592</text:p>
          </table:table-cell>
          <table:table-cell office:value-type="float" office:value="-0.01785083" calcext:value-type="float">
            <text:p>-0.01785083</text:p>
          </table:table-cell>
          <table:table-cell office:value-type="float" office:value="-0.01717012" calcext:value-type="float">
            <text:p>-0.01717012</text:p>
          </table:table-cell>
          <table:table-cell office:value-type="float" office:value="-0.0163775" calcext:value-type="float">
            <text:p>-0.0163775</text:p>
          </table:table-cell>
          <table:table-cell office:value-type="float" office:value="-0.0146882" calcext:value-type="float">
            <text:p>-0.0146882</text:p>
          </table:table-cell>
          <table:table-cell office:value-type="float" office:value="-0.01185831" calcext:value-type="float">
            <text:p>-0.01185831</text:p>
          </table:table-cell>
          <table:table-cell office:value-type="float" office:value="-0.006899002" calcext:value-type="float">
            <text:p>-0.006899002</text:p>
          </table:table-cell>
          <table:table-cell office:value-type="float" office:value="-0.003759204" calcext:value-type="float">
            <text:p>-0.003759204</text:p>
          </table:table-cell>
          <table:table-cell office:value-type="float" office:value="346.3056" calcext:value-type="float">
            <text:p>346.3056</text:p>
          </table:table-cell>
          <table:table-cell office:value-type="float" office:value="0" calcext:value-type="float">
            <text:p>0</text:p>
          </table:table-cell>
          <table:table-cell office:value-type="float" office:value="-0.01895388" calcext:value-type="float">
            <text:p>-0.01895388</text:p>
          </table:table-cell>
          <table:table-cell office:value-type="float" office:value="0.00947912" calcext:value-type="float">
            <text:p>0.00947912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27" calcext:value-type="float">
            <text:p>-1.2282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032004" calcext:value-type="float">
            <text:p>17032004</text:p>
          </table:table-cell>
          <table:table-cell office:value-type="float" office:value="207.4995" calcext:value-type="float">
            <text:p>207.4995</text:p>
          </table:table-cell>
          <table:table-cell office:value-type="float" office:value="-3.397092" calcext:value-type="float">
            <text:p>-3.397092</text:p>
          </table:table-cell>
          <table:table-cell office:value-type="float" office:value="0" calcext:value-type="float">
            <text:p>0</text:p>
          </table:table-cell>
          <table:table-cell office:value-type="float" office:value="1452.891" calcext:value-type="float">
            <text:p>1452.891</text:p>
          </table:table-cell>
          <table:table-cell office:value-type="float" office:value="75.51877" calcext:value-type="float">
            <text:p>75.51877</text:p>
          </table:table-cell>
          <table:table-cell office:value-type="float" office:value="480.875" calcext:value-type="float">
            <text:p>480.875</text:p>
          </table:table-cell>
          <table:table-cell office:value-type="float" office:value="0.3000172" calcext:value-type="float">
            <text:p>0.3000172</text:p>
          </table:table-cell>
          <table:table-cell office:value-type="float" office:value="0.3003184" calcext:value-type="float">
            <text:p>0.3003184</text:p>
          </table:table-cell>
          <table:table-cell office:value-type="float" office:value="0.3010058" calcext:value-type="float">
            <text:p>0.3010058</text:p>
          </table:table-cell>
          <table:table-cell office:value-type="float" office:value="0.3022207" calcext:value-type="float">
            <text:p>0.3022207</text:p>
          </table:table-cell>
          <table:table-cell office:value-type="float" office:value="0.3038112" calcext:value-type="float">
            <text:p>0.3038112</text:p>
          </table:table-cell>
          <table:table-cell office:value-type="float" office:value="0.3057674" calcext:value-type="float">
            <text:p>0.3057674</text:p>
          </table:table-cell>
          <table:table-cell office:value-type="float" office:value="0.3540241" calcext:value-type="float">
            <text:p>0.3540241</text:p>
          </table:table-cell>
          <table:table-cell office:value-type="float" office:value="0.3659786" calcext:value-type="float">
            <text:p>0.3659786</text:p>
          </table:table-cell>
          <table:table-cell office:value-type="float" office:value="0.3884124" calcext:value-type="float">
            <text:p>0.3884124</text:p>
          </table:table-cell>
          <table:table-cell office:value-type="float" office:value="0.4139955" calcext:value-type="float">
            <text:p>0.4139955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7265E-015" calcext:value-type="float">
            <text:p>1.937265E-15</text:p>
          </table:table-cell>
          <table:table-cell office:value-type="float" office:value="1.90794E-015" calcext:value-type="float">
            <text:p>1.90794E-15</text:p>
          </table:table-cell>
          <table:table-cell office:value-type="float" office:value="1.975075E-015" calcext:value-type="float">
            <text:p>1.975075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905114" calcext:value-type="float">
            <text:p>-0.01905114</text:p>
          </table:table-cell>
          <table:table-cell office:value-type="float" office:value="-0.01893722" calcext:value-type="float">
            <text:p>-0.01893722</text:p>
          </table:table-cell>
          <table:table-cell office:value-type="float" office:value="-0.01863808" calcext:value-type="float">
            <text:p>-0.01863808</text:p>
          </table:table-cell>
          <table:table-cell office:value-type="float" office:value="-0.01813425" calcext:value-type="float">
            <text:p>-0.01813425</text:p>
          </table:table-cell>
          <table:table-cell office:value-type="float" office:value="-0.01748881" calcext:value-type="float">
            <text:p>-0.01748881</text:p>
          </table:table-cell>
          <table:table-cell office:value-type="float" office:value="-0.01672345" calcext:value-type="float">
            <text:p>-0.01672345</text:p>
          </table:table-cell>
          <table:table-cell office:value-type="float" office:value="-0.01521265" calcext:value-type="float">
            <text:p>-0.01521265</text:p>
          </table:table-cell>
          <table:table-cell office:value-type="float" office:value="-0.01221276" calcext:value-type="float">
            <text:p>-0.01221276</text:p>
          </table:table-cell>
          <table:table-cell office:value-type="float" office:value="-0.006915358" calcext:value-type="float">
            <text:p>-0.006915358</text:p>
          </table:table-cell>
          <table:table-cell office:value-type="float" office:value="-0.003759385" calcext:value-type="float">
            <text:p>-0.003759385</text:p>
          </table:table-cell>
          <table:table-cell office:value-type="float" office:value="350.3506" calcext:value-type="float">
            <text:p>350.3506</text:p>
          </table:table-cell>
          <table:table-cell office:value-type="float" office:value="0" calcext:value-type="float">
            <text:p>0</text:p>
          </table:table-cell>
          <table:table-cell office:value-type="float" office:value="-0.01914165" calcext:value-type="float">
            <text:p>-0.01914165</text:p>
          </table:table-cell>
          <table:table-cell office:value-type="float" office:value="0.009427216" calcext:value-type="float">
            <text:p>0.009427216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28" calcext:value-type="float">
            <text:p>-1.2282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032004" calcext:value-type="float">
            <text:p>18032004</text:p>
          </table:table-cell>
          <table:table-cell office:value-type="float" office:value="220.3995" calcext:value-type="float">
            <text:p>220.3995</text:p>
          </table:table-cell>
          <table:table-cell office:value-type="float" office:value="-3.502635" calcext:value-type="float">
            <text:p>-3.502635</text:p>
          </table:table-cell>
          <table:table-cell office:value-type="float" office:value="0" calcext:value-type="float">
            <text:p>0</text:p>
          </table:table-cell>
          <table:table-cell office:value-type="float" office:value="1465.554" calcext:value-type="float">
            <text:p>1465.554</text:p>
          </table:table-cell>
          <table:table-cell office:value-type="float" office:value="75.86207" calcext:value-type="float">
            <text:p>75.86207</text:p>
          </table:table-cell>
          <table:table-cell office:value-type="float" office:value="513.5323" calcext:value-type="float">
            <text:p>513.5323</text:p>
          </table:table-cell>
          <table:table-cell office:value-type="float" office:value="0.3000157" calcext:value-type="float">
            <text:p>0.3000157</text:p>
          </table:table-cell>
          <table:table-cell office:value-type="float" office:value="0.3003166" calcext:value-type="float">
            <text:p>0.3003166</text:p>
          </table:table-cell>
          <table:table-cell office:value-type="float" office:value="0.3009983" calcext:value-type="float">
            <text:p>0.3009983</text:p>
          </table:table-cell>
          <table:table-cell office:value-type="float" office:value="0.3021323" calcext:value-type="float">
            <text:p>0.3021323</text:p>
          </table:table-cell>
          <table:table-cell office:value-type="float" office:value="0.303454" calcext:value-type="float">
            <text:p>0.303454</text:p>
          </table:table-cell>
          <table:table-cell office:value-type="float" office:value="0.3052288" calcext:value-type="float">
            <text:p>0.3052288</text:p>
          </table:table-cell>
          <table:table-cell office:value-type="float" office:value="0.3532244" calcext:value-type="float">
            <text:p>0.3532244</text:p>
          </table:table-cell>
          <table:table-cell office:value-type="float" office:value="0.3650593" calcext:value-type="float">
            <text:p>0.3650593</text:p>
          </table:table-cell>
          <table:table-cell office:value-type="float" office:value="0.3882807" calcext:value-type="float">
            <text:p>0.3882807</text:p>
          </table:table-cell>
          <table:table-cell office:value-type="float" office:value="0.4139878" calcext:value-type="float">
            <text:p>0.4139878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7297E-015" calcext:value-type="float">
            <text:p>1.937297E-15</text:p>
          </table:table-cell>
          <table:table-cell office:value-type="float" office:value="1.907936E-015" calcext:value-type="float">
            <text:p>1.907936E-15</text:p>
          </table:table-cell>
          <table:table-cell office:value-type="float" office:value="1.975067E-015" calcext:value-type="float">
            <text:p>1.975067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905177" calcext:value-type="float">
            <text:p>-0.01905177</text:p>
          </table:table-cell>
          <table:table-cell office:value-type="float" office:value="-0.01893785" calcext:value-type="float">
            <text:p>-0.01893785</text:p>
          </table:table-cell>
          <table:table-cell office:value-type="float" office:value="-0.01864072" calcext:value-type="float">
            <text:p>-0.01864072</text:p>
          </table:table-cell>
          <table:table-cell office:value-type="float" office:value="-0.01817364" calcext:value-type="float">
            <text:p>-0.01817364</text:p>
          </table:table-cell>
          <table:table-cell office:value-type="float" office:value="-0.01763361" calcext:value-type="float">
            <text:p>-0.01763361</text:p>
          </table:table-cell>
          <table:table-cell office:value-type="float" office:value="-0.01693035" calcext:value-type="float">
            <text:p>-0.01693035</text:p>
          </table:table-cell>
          <table:table-cell office:value-type="float" office:value="-0.01554948" calcext:value-type="float">
            <text:p>-0.01554948</text:p>
          </table:table-cell>
          <table:table-cell office:value-type="float" office:value="-0.01251196" calcext:value-type="float">
            <text:p>-0.01251196</text:p>
          </table:table-cell>
          <table:table-cell office:value-type="float" office:value="-0.006937844" calcext:value-type="float">
            <text:p>-0.006937844</text:p>
          </table:table-cell>
          <table:table-cell office:value-type="float" office:value="-0.003760052" calcext:value-type="float">
            <text:p>-0.003760052</text:p>
          </table:table-cell>
          <table:table-cell office:value-type="float" office:value="354.2271" calcext:value-type="float">
            <text:p>354.2271</text:p>
          </table:table-cell>
          <table:table-cell office:value-type="float" office:value="0" calcext:value-type="float">
            <text:p>0</text:p>
          </table:table-cell>
          <table:table-cell office:value-type="float" office:value="-0.01914206" calcext:value-type="float">
            <text:p>-0.01914206</text:p>
          </table:table-cell>
          <table:table-cell office:value-type="float" office:value="0.009375765" calcext:value-type="float">
            <text:p>0.009375765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315" calcext:value-type="float">
            <text:p>-1.2283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032004" calcext:value-type="float">
            <text:p>19032004</text:p>
          </table:table-cell>
          <table:table-cell office:value-type="float" office:value="223.7995" calcext:value-type="float">
            <text:p>223.7995</text:p>
          </table:table-cell>
          <table:table-cell office:value-type="float" office:value="-3.541535" calcext:value-type="float">
            <text:p>-3.541535</text:p>
          </table:table-cell>
          <table:table-cell office:value-type="float" office:value="0" calcext:value-type="float">
            <text:p>0</text:p>
          </table:table-cell>
          <table:table-cell office:value-type="float" office:value="1468.745" calcext:value-type="float">
            <text:p>1468.745</text:p>
          </table:table-cell>
          <table:table-cell office:value-type="float" office:value="76.10957" calcext:value-type="float">
            <text:p>76.10957</text:p>
          </table:table-cell>
          <table:table-cell office:value-type="float" office:value="519.1072" calcext:value-type="float">
            <text:p>519.1072</text:p>
          </table:table-cell>
          <table:table-cell office:value-type="float" office:value="0.3000453" calcext:value-type="float">
            <text:p>0.3000453</text:p>
          </table:table-cell>
          <table:table-cell office:value-type="float" office:value="0.3003492" calcext:value-type="float">
            <text:p>0.3003492</text:p>
          </table:table-cell>
          <table:table-cell office:value-type="float" office:value="0.3010426" calcext:value-type="float">
            <text:p>0.3010426</text:p>
          </table:table-cell>
          <table:table-cell office:value-type="float" office:value="0.3021816" calcext:value-type="float">
            <text:p>0.3021816</text:p>
          </table:table-cell>
          <table:table-cell office:value-type="float" office:value="0.3033144" calcext:value-type="float">
            <text:p>0.3033144</text:p>
          </table:table-cell>
          <table:table-cell office:value-type="float" office:value="0.304862" calcext:value-type="float">
            <text:p>0.304862</text:p>
          </table:table-cell>
          <table:table-cell office:value-type="float" office:value="0.3527732" calcext:value-type="float">
            <text:p>0.3527732</text:p>
          </table:table-cell>
          <table:table-cell office:value-type="float" office:value="0.3643265" calcext:value-type="float">
            <text:p>0.3643265</text:p>
          </table:table-cell>
          <table:table-cell office:value-type="float" office:value="0.3882039" calcext:value-type="float">
            <text:p>0.3882039</text:p>
          </table:table-cell>
          <table:table-cell office:value-type="float" office:value="0.41395" calcext:value-type="float">
            <text:p>0.41395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733E-015" calcext:value-type="float">
            <text:p>1.93733E-15</text:p>
          </table:table-cell>
          <table:table-cell office:value-type="float" office:value="1.907935E-015" calcext:value-type="float">
            <text:p>1.907935E-15</text:p>
          </table:table-cell>
          <table:table-cell office:value-type="float" office:value="1.975057E-015" calcext:value-type="float">
            <text:p>1.975057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903896" calcext:value-type="float">
            <text:p>-0.01903896</text:p>
          </table:table-cell>
          <table:table-cell office:value-type="float" office:value="-0.01892382" calcext:value-type="float">
            <text:p>-0.01892382</text:p>
          </table:table-cell>
          <table:table-cell office:value-type="float" office:value="-0.01862162" calcext:value-type="float">
            <text:p>-0.01862162</text:p>
          </table:table-cell>
          <table:table-cell office:value-type="float" office:value="-0.01815173" calcext:value-type="float">
            <text:p>-0.01815173</text:p>
          </table:table-cell>
          <table:table-cell office:value-type="float" office:value="-0.01769002" calcext:value-type="float">
            <text:p>-0.01769002</text:p>
          </table:table-cell>
          <table:table-cell office:value-type="float" office:value="-0.01707265" calcext:value-type="float">
            <text:p>-0.01707265</text:p>
          </table:table-cell>
          <table:table-cell office:value-type="float" office:value="-0.01574332" calcext:value-type="float">
            <text:p>-0.01574332</text:p>
          </table:table-cell>
          <table:table-cell office:value-type="float" office:value="-0.01275628" calcext:value-type="float">
            <text:p>-0.01275628</text:p>
          </table:table-cell>
          <table:table-cell office:value-type="float" office:value="-0.006951183" calcext:value-type="float">
            <text:p>-0.006951183</text:p>
          </table:table-cell>
          <table:table-cell office:value-type="float" office:value="-0.003763302" calcext:value-type="float">
            <text:p>-0.003763302</text:p>
          </table:table-cell>
          <table:table-cell office:value-type="float" office:value="358.0134" calcext:value-type="float">
            <text:p>358.0134</text:p>
          </table:table-cell>
          <table:table-cell office:value-type="float" office:value="0" calcext:value-type="float">
            <text:p>0</text:p>
          </table:table-cell>
          <table:table-cell office:value-type="float" office:value="-0.01912939" calcext:value-type="float">
            <text:p>-0.01912939</text:p>
          </table:table-cell>
          <table:table-cell office:value-type="float" office:value="0.009324485" calcext:value-type="float">
            <text:p>0.009324485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" calcext:value-type="float">
            <text:p>-1.228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32004" calcext:value-type="float">
            <text:p>20032004</text:p>
          </table:table-cell>
          <table:table-cell office:value-type="float" office:value="226.1995" calcext:value-type="float">
            <text:p>226.1995</text:p>
          </table:table-cell>
          <table:table-cell office:value-type="float" office:value="-3.574476" calcext:value-type="float">
            <text:p>-3.574476</text:p>
          </table:table-cell>
          <table:table-cell office:value-type="float" office:value="0" calcext:value-type="float">
            <text:p>0</text:p>
          </table:table-cell>
          <table:table-cell office:value-type="float" office:value="1470.999" calcext:value-type="float">
            <text:p>1470.999</text:p>
          </table:table-cell>
          <table:table-cell office:value-type="float" office:value="76.28796" calcext:value-type="float">
            <text:p>76.28796</text:p>
          </table:table-cell>
          <table:table-cell office:value-type="float" office:value="524.7682" calcext:value-type="float">
            <text:p>524.7682</text:p>
          </table:table-cell>
          <table:table-cell office:value-type="float" office:value="0.301504" calcext:value-type="float">
            <text:p>0.301504</text:p>
          </table:table-cell>
          <table:table-cell office:value-type="float" office:value="0.3013739" calcext:value-type="float">
            <text:p>0.3013739</text:p>
          </table:table-cell>
          <table:table-cell office:value-type="float" office:value="0.3013356" calcext:value-type="float">
            <text:p>0.3013356</text:p>
          </table:table-cell>
          <table:table-cell office:value-type="float" office:value="0.3021937" calcext:value-type="float">
            <text:p>0.3021937</text:p>
          </table:table-cell>
          <table:table-cell office:value-type="float" office:value="0.3032991" calcext:value-type="float">
            <text:p>0.3032991</text:p>
          </table:table-cell>
          <table:table-cell office:value-type="float" office:value="0.3047106" calcext:value-type="float">
            <text:p>0.3047106</text:p>
          </table:table-cell>
          <table:table-cell office:value-type="float" office:value="0.3524528" calcext:value-type="float">
            <text:p>0.3524528</text:p>
          </table:table-cell>
          <table:table-cell office:value-type="float" office:value="0.3637334" calcext:value-type="float">
            <text:p>0.3637334</text:p>
          </table:table-cell>
          <table:table-cell office:value-type="float" office:value="0.388144" calcext:value-type="float">
            <text:p>0.388144</text:p>
          </table:table-cell>
          <table:table-cell office:value-type="float" office:value="0.4139461" calcext:value-type="float">
            <text:p>0.4139461</text:p>
          </table:table-cell>
          <table:table-cell office:value-type="float" office:value="0.5107109" calcext:value-type="float">
            <text:p>0.5107109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7361E-015" calcext:value-type="float">
            <text:p>1.937361E-15</text:p>
          </table:table-cell>
          <table:table-cell office:value-type="float" office:value="1.907935E-015" calcext:value-type="float">
            <text:p>1.907935E-15</text:p>
          </table:table-cell>
          <table:table-cell office:value-type="float" office:value="1.975047E-015" calcext:value-type="float">
            <text:p>1.975047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842126" calcext:value-type="float">
            <text:p>-0.01842126</text:p>
          </table:table-cell>
          <table:table-cell office:value-type="float" office:value="-0.01849376" calcext:value-type="float">
            <text:p>-0.01849376</text:p>
          </table:table-cell>
          <table:table-cell office:value-type="float" office:value="-0.01850284" calcext:value-type="float">
            <text:p>-0.01850284</text:p>
          </table:table-cell>
          <table:table-cell office:value-type="float" office:value="-0.01814853" calcext:value-type="float">
            <text:p>-0.01814853</text:p>
          </table:table-cell>
          <table:table-cell office:value-type="float" office:value="-0.01769877" calcext:value-type="float">
            <text:p>-0.01769877</text:p>
          </table:table-cell>
          <table:table-cell office:value-type="float" office:value="-0.01713229" calcext:value-type="float">
            <text:p>-0.01713229</text:p>
          </table:table-cell>
          <table:table-cell office:value-type="float" office:value="-0.01588234" calcext:value-type="float">
            <text:p>-0.01588234</text:p>
          </table:table-cell>
          <table:table-cell office:value-type="float" office:value="-0.01295798" calcext:value-type="float">
            <text:p>-0.01295798</text:p>
          </table:table-cell>
          <table:table-cell office:value-type="float" office:value="-0.006961439" calcext:value-type="float">
            <text:p>-0.006961439</text:p>
          </table:table-cell>
          <table:table-cell office:value-type="float" office:value="-0.003763675" calcext:value-type="float">
            <text:p>-0.003763675</text:p>
          </table:table-cell>
          <table:table-cell office:value-type="float" office:value="361.7558" calcext:value-type="float">
            <text:p>361.7558</text:p>
          </table:table-cell>
          <table:table-cell office:value-type="float" office:value="0" calcext:value-type="float">
            <text:p>0</text:p>
          </table:table-cell>
          <table:table-cell office:value-type="float" office:value="-0.01840881" calcext:value-type="float">
            <text:p>-0.01840881</text:p>
          </table:table-cell>
          <table:table-cell office:value-type="float" office:value="0.009273609" calcext:value-type="float">
            <text:p>0.009273609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509" calcext:value-type="float">
            <text:p>-1.22850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032004" calcext:value-type="float">
            <text:p>21032004</text:p>
          </table:table-cell>
          <table:table-cell office:value-type="float" office:value="236.7994" calcext:value-type="float">
            <text:p>236.7994</text:p>
          </table:table-cell>
          <table:table-cell office:value-type="float" office:value="-3.73012" calcext:value-type="float">
            <text:p>-3.73012</text:p>
          </table:table-cell>
          <table:table-cell office:value-type="float" office:value="0" calcext:value-type="float">
            <text:p>0</text:p>
          </table:table-cell>
          <table:table-cell office:value-type="float" office:value="1481.607" calcext:value-type="float">
            <text:p>1481.607</text:p>
          </table:table-cell>
          <table:table-cell office:value-type="float" office:value="76.43552" calcext:value-type="float">
            <text:p>76.43552</text:p>
          </table:table-cell>
          <table:table-cell office:value-type="float" office:value="554.2177" calcext:value-type="float">
            <text:p>554.2177</text:p>
          </table:table-cell>
          <table:table-cell office:value-type="float" office:value="0.301071" calcext:value-type="float">
            <text:p>0.301071</text:p>
          </table:table-cell>
          <table:table-cell office:value-type="float" office:value="0.3013536" calcext:value-type="float">
            <text:p>0.3013536</text:p>
          </table:table-cell>
          <table:table-cell office:value-type="float" office:value="0.3019258" calcext:value-type="float">
            <text:p>0.3019258</text:p>
          </table:table-cell>
          <table:table-cell office:value-type="float" office:value="0.3026572" calcext:value-type="float">
            <text:p>0.3026572</text:p>
          </table:table-cell>
          <table:table-cell office:value-type="float" office:value="0.3034175" calcext:value-type="float">
            <text:p>0.3034175</text:p>
          </table:table-cell>
          <table:table-cell office:value-type="float" office:value="0.3047186" calcext:value-type="float">
            <text:p>0.3047186</text:p>
          </table:table-cell>
          <table:table-cell office:value-type="float" office:value="0.3522523" calcext:value-type="float">
            <text:p>0.3522523</text:p>
          </table:table-cell>
          <table:table-cell office:value-type="float" office:value="0.3632773" calcext:value-type="float">
            <text:p>0.3632773</text:p>
          </table:table-cell>
          <table:table-cell office:value-type="float" office:value="0.3880681" calcext:value-type="float">
            <text:p>0.3880681</text:p>
          </table:table-cell>
          <table:table-cell office:value-type="float" office:value="0.4139461" calcext:value-type="float">
            <text:p>0.4139461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7394E-015" calcext:value-type="float">
            <text:p>1.937394E-15</text:p>
          </table:table-cell>
          <table:table-cell office:value-type="float" office:value="1.907934E-015" calcext:value-type="float">
            <text:p>1.907934E-15</text:p>
          </table:table-cell>
          <table:table-cell office:value-type="float" office:value="1.975038E-015" calcext:value-type="float">
            <text:p>1.975038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859019" calcext:value-type="float">
            <text:p>-0.01859019</text:p>
          </table:table-cell>
          <table:table-cell office:value-type="float" office:value="-0.0184881" calcext:value-type="float">
            <text:p>-0.0184881</text:p>
          </table:table-cell>
          <table:table-cell office:value-type="float" office:value="-0.01824571" calcext:value-type="float">
            <text:p>-0.01824571</text:p>
          </table:table-cell>
          <table:table-cell office:value-type="float" office:value="-0.01795547" calcext:value-type="float">
            <text:p>-0.01795547</text:p>
          </table:table-cell>
          <table:table-cell office:value-type="float" office:value="-0.01764887" calcext:value-type="float">
            <text:p>-0.01764887</text:p>
          </table:table-cell>
          <table:table-cell office:value-type="float" office:value="-0.01712926" calcext:value-type="float">
            <text:p>-0.01712926</text:p>
          </table:table-cell>
          <table:table-cell office:value-type="float" office:value="-0.0159702" calcext:value-type="float">
            <text:p>-0.0159702</text:p>
          </table:table-cell>
          <table:table-cell office:value-type="float" office:value="-0.0131155" calcext:value-type="float">
            <text:p>-0.0131155</text:p>
          </table:table-cell>
          <table:table-cell office:value-type="float" office:value="-0.00697449" calcext:value-type="float">
            <text:p>-0.00697449</text:p>
          </table:table-cell>
          <table:table-cell office:value-type="float" office:value="-0.003763675" calcext:value-type="float">
            <text:p>-0.003763675</text:p>
          </table:table-cell>
          <table:table-cell office:value-type="float" office:value="365.4722" calcext:value-type="float">
            <text:p>365.4722</text:p>
          </table:table-cell>
          <table:table-cell office:value-type="float" office:value="0" calcext:value-type="float">
            <text:p>0</text:p>
          </table:table-cell>
          <table:table-cell office:value-type="float" office:value="-0.01867665" calcext:value-type="float">
            <text:p>-0.01867665</text:p>
          </table:table-cell>
          <table:table-cell office:value-type="float" office:value="0.009223036" calcext:value-type="float">
            <text:p>0.009223036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509" calcext:value-type="float">
            <text:p>-1.22850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032004" calcext:value-type="float">
            <text:p>22032004</text:p>
          </table:table-cell>
          <table:table-cell office:value-type="float" office:value="237.1994" calcext:value-type="float">
            <text:p>237.1994</text:p>
          </table:table-cell>
          <table:table-cell office:value-type="float" office:value="-3.805889" calcext:value-type="float">
            <text:p>-3.805889</text:p>
          </table:table-cell>
          <table:table-cell office:value-type="float" office:value="0" calcext:value-type="float">
            <text:p>0</text:p>
          </table:table-cell>
          <table:table-cell office:value-type="float" office:value="1481.949" calcext:value-type="float">
            <text:p>1481.949</text:p>
          </table:table-cell>
          <table:table-cell office:value-type="float" office:value="76.56841" calcext:value-type="float">
            <text:p>76.56841</text:p>
          </table:table-cell>
          <table:table-cell office:value-type="float" office:value="553.9964" calcext:value-type="float">
            <text:p>553.9964</text:p>
          </table:table-cell>
          <table:table-cell office:value-type="float" office:value="0.3007164" calcext:value-type="float">
            <text:p>0.3007164</text:p>
          </table:table-cell>
          <table:table-cell office:value-type="float" office:value="0.3010139" calcext:value-type="float">
            <text:p>0.3010139</text:p>
          </table:table-cell>
          <table:table-cell office:value-type="float" office:value="0.3016606" calcext:value-type="float">
            <text:p>0.3016606</text:p>
          </table:table-cell>
          <table:table-cell office:value-type="float" office:value="0.3025923" calcext:value-type="float">
            <text:p>0.3025923</text:p>
          </table:table-cell>
          <table:table-cell office:value-type="float" office:value="0.3034731" calcext:value-type="float">
            <text:p>0.3034731</text:p>
          </table:table-cell>
          <table:table-cell office:value-type="float" office:value="0.3047179" calcext:value-type="float">
            <text:p>0.3047179</text:p>
          </table:table-cell>
          <table:table-cell office:value-type="float" office:value="0.3521258" calcext:value-type="float">
            <text:p>0.3521258</text:p>
          </table:table-cell>
          <table:table-cell office:value-type="float" office:value="0.3629302" calcext:value-type="float">
            <text:p>0.3629302</text:p>
          </table:table-cell>
          <table:table-cell office:value-type="float" office:value="0.3879861" calcext:value-type="float">
            <text:p>0.3879861</text:p>
          </table:table-cell>
          <table:table-cell office:value-type="float" office:value="0.4139461" calcext:value-type="float">
            <text:p>0.4139461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7427E-015" calcext:value-type="float">
            <text:p>1.937427E-15</text:p>
          </table:table-cell>
          <table:table-cell office:value-type="float" office:value="1.90793E-015" calcext:value-type="float">
            <text:p>1.90793E-15</text:p>
          </table:table-cell>
          <table:table-cell office:value-type="float" office:value="1.975028E-015" calcext:value-type="float">
            <text:p>1.975028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874465" calcext:value-type="float">
            <text:p>-0.01874465</text:p>
          </table:table-cell>
          <table:table-cell office:value-type="float" office:value="-0.01863477" calcext:value-type="float">
            <text:p>-0.01863477</text:p>
          </table:table-cell>
          <table:table-cell office:value-type="float" office:value="-0.01835774" calcext:value-type="float">
            <text:p>-0.01835774</text:p>
          </table:table-cell>
          <table:table-cell office:value-type="float" office:value="-0.0179815" calcext:value-type="float">
            <text:p>-0.0179815</text:p>
          </table:table-cell>
          <table:table-cell office:value-type="float" office:value="-0.017629" calcext:value-type="float">
            <text:p>-0.017629</text:p>
          </table:table-cell>
          <table:table-cell office:value-type="float" office:value="-0.01712949" calcext:value-type="float">
            <text:p>-0.01712949</text:p>
          </table:table-cell>
          <table:table-cell office:value-type="float" office:value="-0.0160258" calcext:value-type="float">
            <text:p>-0.0160258</text:p>
          </table:table-cell>
          <table:table-cell office:value-type="float" office:value="-0.01323677" calcext:value-type="float">
            <text:p>-0.01323677</text:p>
          </table:table-cell>
          <table:table-cell office:value-type="float" office:value="-0.006988629" calcext:value-type="float">
            <text:p>-0.006988629</text:p>
          </table:table-cell>
          <table:table-cell office:value-type="float" office:value="-0.003763697" calcext:value-type="float">
            <text:p>-0.003763697</text:p>
          </table:table-cell>
          <table:table-cell office:value-type="float" office:value="369.1738" calcext:value-type="float">
            <text:p>369.1738</text:p>
          </table:table-cell>
          <table:table-cell office:value-type="float" office:value="0" calcext:value-type="float">
            <text:p>0</text:p>
          </table:table-cell>
          <table:table-cell office:value-type="float" office:value="-0.01883304" calcext:value-type="float">
            <text:p>-0.01883304</text:p>
          </table:table-cell>
          <table:table-cell office:value-type="float" office:value="0.009172794" calcext:value-type="float">
            <text:p>0.009172794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032004" calcext:value-type="float">
            <text:p>23032004</text:p>
          </table:table-cell>
          <table:table-cell office:value-type="float" office:value="237.1994" calcext:value-type="float">
            <text:p>237.1994</text:p>
          </table:table-cell>
          <table:table-cell office:value-type="float" office:value="-3.58395" calcext:value-type="float">
            <text:p>-3.58395</text:p>
          </table:table-cell>
          <table:table-cell office:value-type="float" office:value="0" calcext:value-type="float">
            <text:p>0</text:p>
          </table:table-cell>
          <table:table-cell office:value-type="float" office:value="1481.607" calcext:value-type="float">
            <text:p>1481.607</text:p>
          </table:table-cell>
          <table:table-cell office:value-type="float" office:value="76.68896" calcext:value-type="float">
            <text:p>76.68896</text:p>
          </table:table-cell>
          <table:table-cell office:value-type="float" office:value="552.049" calcext:value-type="float">
            <text:p>552.049</text:p>
          </table:table-cell>
          <table:table-cell office:value-type="float" office:value="0.3003834" calcext:value-type="float">
            <text:p>0.3003834</text:p>
          </table:table-cell>
          <table:table-cell office:value-type="float" office:value="0.3006838" calcext:value-type="float">
            <text:p>0.3006838</text:p>
          </table:table-cell>
          <table:table-cell office:value-type="float" office:value="0.3013543" calcext:value-type="float">
            <text:p>0.3013543</text:p>
          </table:table-cell>
          <table:table-cell office:value-type="float" office:value="0.3024158" calcext:value-type="float">
            <text:p>0.3024158</text:p>
          </table:table-cell>
          <table:table-cell office:value-type="float" office:value="0.303514" calcext:value-type="float">
            <text:p>0.303514</text:p>
          </table:table-cell>
          <table:table-cell office:value-type="float" office:value="0.3047177" calcext:value-type="float">
            <text:p>0.3047177</text:p>
          </table:table-cell>
          <table:table-cell office:value-type="float" office:value="0.3520389" calcext:value-type="float">
            <text:p>0.3520389</text:p>
          </table:table-cell>
          <table:table-cell office:value-type="float" office:value="0.3626677" calcext:value-type="float">
            <text:p>0.3626677</text:p>
          </table:table-cell>
          <table:table-cell office:value-type="float" office:value="0.3879054" calcext:value-type="float">
            <text:p>0.3879054</text:p>
          </table:table-cell>
          <table:table-cell office:value-type="float" office:value="0.413946" calcext:value-type="float">
            <text:p>0.413946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746E-015" calcext:value-type="float">
            <text:p>1.93746E-15</text:p>
          </table:table-cell>
          <table:table-cell office:value-type="float" office:value="1.90793E-015" calcext:value-type="float">
            <text:p>1.90793E-15</text:p>
          </table:table-cell>
          <table:table-cell office:value-type="float" office:value="1.975019E-015" calcext:value-type="float">
            <text:p>1.975019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888998" calcext:value-type="float">
            <text:p>-0.01888998</text:p>
          </table:table-cell>
          <table:table-cell office:value-type="float" office:value="-0.01877782" calcext:value-type="float">
            <text:p>-0.01877782</text:p>
          </table:table-cell>
          <table:table-cell office:value-type="float" office:value="-0.01848821" calcext:value-type="float">
            <text:p>-0.01848821</text:p>
          </table:table-cell>
          <table:table-cell office:value-type="float" office:value="-0.01805494" calcext:value-type="float">
            <text:p>-0.01805494</text:p>
          </table:table-cell>
          <table:table-cell office:value-type="float" office:value="-0.01761069" calcext:value-type="float">
            <text:p>-0.01761069</text:p>
          </table:table-cell>
          <table:table-cell office:value-type="float" office:value="-0.01712959" calcext:value-type="float">
            <text:p>-0.01712959</text:p>
          </table:table-cell>
          <table:table-cell office:value-type="float" office:value="-0.01606409" calcext:value-type="float">
            <text:p>-0.01606409</text:p>
          </table:table-cell>
          <table:table-cell office:value-type="float" office:value="-0.01332935" calcext:value-type="float">
            <text:p>-0.01332935</text:p>
          </table:table-cell>
          <table:table-cell office:value-type="float" office:value="-0.007002582" calcext:value-type="float">
            <text:p>-0.007002582</text:p>
          </table:table-cell>
          <table:table-cell office:value-type="float" office:value="-0.0037637" calcext:value-type="float">
            <text:p>-0.0037637</text:p>
          </table:table-cell>
          <table:table-cell office:value-type="float" office:value="372.8679" calcext:value-type="float">
            <text:p>372.8679</text:p>
          </table:table-cell>
          <table:table-cell office:value-type="float" office:value="0" calcext:value-type="float">
            <text:p>0</text:p>
          </table:table-cell>
          <table:table-cell office:value-type="float" office:value="-0.01897872" calcext:value-type="float">
            <text:p>-0.01897872</text:p>
          </table:table-cell>
          <table:table-cell office:value-type="float" office:value="0.009123014" calcext:value-type="float">
            <text:p>0.009123014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032004" calcext:value-type="float">
            <text:p>24032004</text:p>
          </table:table-cell>
          <table:table-cell office:value-type="float" office:value="237.1994" calcext:value-type="float">
            <text:p>237.1994</text:p>
          </table:table-cell>
          <table:table-cell office:value-type="float" office:value="-3.452266" calcext:value-type="float">
            <text:p>-3.452266</text:p>
          </table:table-cell>
          <table:table-cell office:value-type="float" office:value="0" calcext:value-type="float">
            <text:p>0</text:p>
          </table:table-cell>
          <table:table-cell office:value-type="float" office:value="1481.397" calcext:value-type="float">
            <text:p>1481.397</text:p>
          </table:table-cell>
          <table:table-cell office:value-type="float" office:value="76.76609" calcext:value-type="float">
            <text:p>76.76609</text:p>
          </table:table-cell>
          <table:table-cell office:value-type="float" office:value="546.094" calcext:value-type="float">
            <text:p>546.094</text:p>
          </table:table-cell>
          <table:table-cell office:value-type="float" office:value="0.300296" calcext:value-type="float">
            <text:p>0.300296</text:p>
          </table:table-cell>
          <table:table-cell office:value-type="float" office:value="0.3006008" calcext:value-type="float">
            <text:p>0.3006008</text:p>
          </table:table-cell>
          <table:table-cell office:value-type="float" office:value="0.3012901" calcext:value-type="float">
            <text:p>0.3012901</text:p>
          </table:table-cell>
          <table:table-cell office:value-type="float" office:value="0.3024069" calcext:value-type="float">
            <text:p>0.3024069</text:p>
          </table:table-cell>
          <table:table-cell office:value-type="float" office:value="0.3035446" calcext:value-type="float">
            <text:p>0.3035446</text:p>
          </table:table-cell>
          <table:table-cell office:value-type="float" office:value="0.3047179" calcext:value-type="float">
            <text:p>0.3047179</text:p>
          </table:table-cell>
          <table:table-cell office:value-type="float" office:value="0.3519761" calcext:value-type="float">
            <text:p>0.3519761</text:p>
          </table:table-cell>
          <table:table-cell office:value-type="float" office:value="0.3624694" calcext:value-type="float">
            <text:p>0.3624694</text:p>
          </table:table-cell>
          <table:table-cell office:value-type="float" office:value="0.3878291" calcext:value-type="float">
            <text:p>0.3878291</text:p>
          </table:table-cell>
          <table:table-cell office:value-type="float" office:value="0.413946" calcext:value-type="float">
            <text:p>0.413946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7492E-015" calcext:value-type="float">
            <text:p>1.937492E-15</text:p>
          </table:table-cell>
          <table:table-cell office:value-type="float" office:value="1.90793E-015" calcext:value-type="float">
            <text:p>1.90793E-15</text:p>
          </table:table-cell>
          <table:table-cell office:value-type="float" office:value="1.975009E-015" calcext:value-type="float">
            <text:p>1.975009E-15</text:p>
          </table:table-cell>
          <table:table-cell office:value-type="float" office:value="1.974732E-015" calcext:value-type="float">
            <text:p>1.974732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892865" calcext:value-type="float">
            <text:p>-0.01892865</text:p>
          </table:table-cell>
          <table:table-cell office:value-type="float" office:value="-0.0188141" calcext:value-type="float">
            <text:p>-0.0188141</text:p>
          </table:table-cell>
          <table:table-cell office:value-type="float" office:value="-0.01851573" calcext:value-type="float">
            <text:p>-0.01851573</text:p>
          </table:table-cell>
          <table:table-cell office:value-type="float" office:value="-0.01805848" calcext:value-type="float">
            <text:p>-0.01805848</text:p>
          </table:table-cell>
          <table:table-cell office:value-type="float" office:value="-0.01759788" calcext:value-type="float">
            <text:p>-0.01759788</text:p>
          </table:table-cell>
          <table:table-cell office:value-type="float" office:value="-0.01712954" calcext:value-type="float">
            <text:p>-0.01712954</text:p>
          </table:table-cell>
          <table:table-cell office:value-type="float" office:value="-0.01609184" calcext:value-type="float">
            <text:p>-0.01609184</text:p>
          </table:table-cell>
          <table:table-cell office:value-type="float" office:value="-0.01339974" calcext:value-type="float">
            <text:p>-0.01339974</text:p>
          </table:table-cell>
          <table:table-cell office:value-type="float" office:value="-0.007015817" calcext:value-type="float">
            <text:p>-0.007015817</text:p>
          </table:table-cell>
          <table:table-cell office:value-type="float" office:value="-0.0037637" calcext:value-type="float">
            <text:p>-0.0037637</text:p>
          </table:table-cell>
          <table:table-cell office:value-type="float" office:value="376.5239" calcext:value-type="float">
            <text:p>376.5239</text:p>
          </table:table-cell>
          <table:table-cell office:value-type="float" office:value="0" calcext:value-type="float">
            <text:p>0</text:p>
          </table:table-cell>
          <table:table-cell office:value-type="float" office:value="-0.01901791" calcext:value-type="float">
            <text:p>-0.01901791</text:p>
          </table:table-cell>
          <table:table-cell office:value-type="float" office:value="0.009073742" calcext:value-type="float">
            <text:p>0.009073742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032004" calcext:value-type="float">
            <text:p>25032004</text:p>
          </table:table-cell>
          <table:table-cell office:value-type="float" office:value="248.3994" calcext:value-type="float">
            <text:p>248.3994</text:p>
          </table:table-cell>
          <table:table-cell office:value-type="float" office:value="-3.719333" calcext:value-type="float">
            <text:p>-3.719333</text:p>
          </table:table-cell>
          <table:table-cell office:value-type="float" office:value="0" calcext:value-type="float">
            <text:p>0</text:p>
          </table:table-cell>
          <table:table-cell office:value-type="float" office:value="1491.214" calcext:value-type="float">
            <text:p>1491.214</text:p>
          </table:table-cell>
          <table:table-cell office:value-type="float" office:value="78.41655" calcext:value-type="float">
            <text:p>78.41655</text:p>
          </table:table-cell>
          <table:table-cell office:value-type="float" office:value="541.5058" calcext:value-type="float">
            <text:p>541.5058</text:p>
          </table:table-cell>
          <table:table-cell office:value-type="float" office:value="0.3693632" calcext:value-type="float">
            <text:p>0.3693632</text:p>
          </table:table-cell>
          <table:table-cell office:value-type="float" office:value="0.3702173" calcext:value-type="float">
            <text:p>0.3702173</text:p>
          </table:table-cell>
          <table:table-cell office:value-type="float" office:value="0.3708509" calcext:value-type="float">
            <text:p>0.3708509</text:p>
          </table:table-cell>
          <table:table-cell office:value-type="float" office:value="0.3589719" calcext:value-type="float">
            <text:p>0.3589719</text:p>
          </table:table-cell>
          <table:table-cell office:value-type="float" office:value="0.3238482" calcext:value-type="float">
            <text:p>0.3238482</text:p>
          </table:table-cell>
          <table:table-cell office:value-type="float" office:value="0.3098783" calcext:value-type="float">
            <text:p>0.3098783</text:p>
          </table:table-cell>
          <table:table-cell office:value-type="float" office:value="0.3552948" calcext:value-type="float">
            <text:p>0.3552948</text:p>
          </table:table-cell>
          <table:table-cell office:value-type="float" office:value="0.3623357" calcext:value-type="float">
            <text:p>0.3623357</text:p>
          </table:table-cell>
          <table:table-cell office:value-type="float" office:value="0.3878656" calcext:value-type="float">
            <text:p>0.3878656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7521E-015" calcext:value-type="float">
            <text:p>1.937521E-15</text:p>
          </table:table-cell>
          <table:table-cell office:value-type="float" office:value="1.907927E-015" calcext:value-type="float">
            <text:p>1.907927E-15</text:p>
          </table:table-cell>
          <table:table-cell office:value-type="float" office:value="1.975E-015" calcext:value-type="float">
            <text:p>1.975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43966" calcext:value-type="float">
            <text:p>-0.0043966</text:p>
          </table:table-cell>
          <table:table-cell office:value-type="float" office:value="-0.004332022" calcext:value-type="float">
            <text:p>-0.004332022</text:p>
          </table:table-cell>
          <table:table-cell office:value-type="float" office:value="-0.00429133" calcext:value-type="float">
            <text:p>-0.00429133</text:p>
          </table:table-cell>
          <table:table-cell office:value-type="float" office:value="-0.005496589" calcext:value-type="float">
            <text:p>-0.005496589</text:p>
          </table:table-cell>
          <table:table-cell office:value-type="float" office:value="-0.01141865" calcext:value-type="float">
            <text:p>-0.01141865</text:p>
          </table:table-cell>
          <table:table-cell office:value-type="float" office:value="-0.01536346" calcext:value-type="float">
            <text:p>-0.01536346</text:p>
          </table:table-cell>
          <table:table-cell office:value-type="float" office:value="-0.01469641" calcext:value-type="float">
            <text:p>-0.01469641</text:p>
          </table:table-cell>
          <table:table-cell office:value-type="float" office:value="-0.013448" calcext:value-type="float">
            <text:p>-0.013448</text:p>
          </table:table-cell>
          <table:table-cell office:value-type="float" office:value="-0.007009715" calcext:value-type="float">
            <text:p>-0.007009715</text:p>
          </table:table-cell>
          <table:table-cell office:value-type="float" office:value="-0.003763677" calcext:value-type="float">
            <text:p>-0.003763677</text:p>
          </table:table-cell>
          <table:table-cell office:value-type="float" office:value="381.7361" calcext:value-type="float">
            <text:p>381.7361</text:p>
          </table:table-cell>
          <table:table-cell office:value-type="float" office:value="0" calcext:value-type="float">
            <text:p>0</text:p>
          </table:table-cell>
          <table:table-cell office:value-type="float" office:value="-0.004525991" calcext:value-type="float">
            <text:p>-0.004525991</text:p>
          </table:table-cell>
          <table:table-cell office:value-type="float" office:value="0.009019408" calcext:value-type="float">
            <text:p>0.009019408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1.228509" calcext:value-type="float">
            <text:p>-1.22850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032004" calcext:value-type="float">
            <text:p>26032004</text:p>
          </table:table-cell>
          <table:table-cell office:value-type="float" office:value="248.3994" calcext:value-type="float">
            <text:p>248.3994</text:p>
          </table:table-cell>
          <table:table-cell office:value-type="float" office:value="-4.722693" calcext:value-type="float">
            <text:p>-4.722693</text:p>
          </table:table-cell>
          <table:table-cell office:value-type="float" office:value="0" calcext:value-type="float">
            <text:p>0</text:p>
          </table:table-cell>
          <table:table-cell office:value-type="float" office:value="1487.129" calcext:value-type="float">
            <text:p>1487.129</text:p>
          </table:table-cell>
          <table:table-cell office:value-type="float" office:value="83.50429" calcext:value-type="float">
            <text:p>83.50429</text:p>
          </table:table-cell>
          <table:table-cell office:value-type="float" office:value="513.8784" calcext:value-type="float">
            <text:p>513.8784</text:p>
          </table:table-cell>
          <table:table-cell office:value-type="float" office:value="0.3963967" calcext:value-type="float">
            <text:p>0.3963967</text:p>
          </table:table-cell>
          <table:table-cell office:value-type="float" office:value="0.3946382" calcext:value-type="float">
            <text:p>0.3946382</text:p>
          </table:table-cell>
          <table:table-cell office:value-type="float" office:value="0.3897809" calcext:value-type="float">
            <text:p>0.3897809</text:p>
          </table:table-cell>
          <table:table-cell office:value-type="float" office:value="0.3823229" calcext:value-type="float">
            <text:p>0.3823229</text:p>
          </table:table-cell>
          <table:table-cell office:value-type="float" office:value="0.3704064" calcext:value-type="float">
            <text:p>0.3704064</text:p>
          </table:table-cell>
          <table:table-cell office:value-type="float" office:value="0.3571318" calcext:value-type="float">
            <text:p>0.3571318</text:p>
          </table:table-cell>
          <table:table-cell office:value-type="float" office:value="0.3641096" calcext:value-type="float">
            <text:p>0.3641096</text:p>
          </table:table-cell>
          <table:table-cell office:value-type="float" office:value="0.3626835" calcext:value-type="float">
            <text:p>0.3626835</text:p>
          </table:table-cell>
          <table:table-cell office:value-type="float" office:value="0.3878759" calcext:value-type="float">
            <text:p>0.3878759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755E-015" calcext:value-type="float">
            <text:p>1.93755E-15</text:p>
          </table:table-cell>
          <table:table-cell office:value-type="float" office:value="1.907928E-015" calcext:value-type="float">
            <text:p>1.907928E-15</text:p>
          </table:table-cell>
          <table:table-cell office:value-type="float" office:value="1.97499E-015" calcext:value-type="float">
            <text:p>1.97499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2771731" calcext:value-type="float">
            <text:p>-0.002771731</text:p>
          </table:table-cell>
          <table:table-cell office:value-type="float" office:value="-0.002840576" calcext:value-type="float">
            <text:p>-0.002840576</text:p>
          </table:table-cell>
          <table:table-cell office:value-type="float" office:value="-0.003101042" calcext:value-type="float">
            <text:p>-0.003101042</text:p>
          </table:table-cell>
          <table:table-cell office:value-type="float" office:value="-0.003554189" calcext:value-type="float">
            <text:p>-0.003554189</text:p>
          </table:table-cell>
          <table:table-cell office:value-type="float" office:value="-0.004447628" calcext:value-type="float">
            <text:p>-0.004447628</text:p>
          </table:table-cell>
          <table:table-cell office:value-type="float" office:value="-0.005796493" calcext:value-type="float">
            <text:p>-0.005796493</text:p>
          </table:table-cell>
          <table:table-cell office:value-type="float" office:value="-0.01166878" calcext:value-type="float">
            <text:p>-0.01166878</text:p>
          </table:table-cell>
          <table:table-cell office:value-type="float" office:value="-0.01332858" calcext:value-type="float">
            <text:p>-0.01332858</text:p>
          </table:table-cell>
          <table:table-cell office:value-type="float" office:value="-0.007007703" calcext:value-type="float">
            <text:p>-0.007007703</text:p>
          </table:table-cell>
          <table:table-cell office:value-type="float" office:value="-0.003763677" calcext:value-type="float">
            <text:p>-0.003763677</text:p>
          </table:table-cell>
          <table:table-cell office:value-type="float" office:value="390.3687" calcext:value-type="float">
            <text:p>390.3687</text:p>
          </table:table-cell>
          <table:table-cell office:value-type="float" office:value="0" calcext:value-type="float">
            <text:p>0</text:p>
          </table:table-cell>
          <table:table-cell office:value-type="float" office:value="-0.002134573" calcext:value-type="float">
            <text:p>-0.002134573</text:p>
          </table:table-cell>
          <table:table-cell office:value-type="float" office:value="0.008963766" calcext:value-type="float">
            <text:p>0.008963766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7032004" calcext:value-type="float">
            <text:p>27032004</text:p>
          </table:table-cell>
          <table:table-cell office:value-type="float" office:value="256.3994" calcext:value-type="float">
            <text:p>256.3994</text:p>
          </table:table-cell>
          <table:table-cell office:value-type="float" office:value="-5.999334" calcext:value-type="float">
            <text:p>-5.999334</text:p>
          </table:table-cell>
          <table:table-cell office:value-type="float" office:value="0" calcext:value-type="float">
            <text:p>0</text:p>
          </table:table-cell>
          <table:table-cell office:value-type="float" office:value="1489.537" calcext:value-type="float">
            <text:p>1489.537</text:p>
          </table:table-cell>
          <table:table-cell office:value-type="float" office:value="90.37379" calcext:value-type="float">
            <text:p>90.37379</text:p>
          </table:table-cell>
          <table:table-cell office:value-type="float" office:value="474.031" calcext:value-type="float">
            <text:p>474.031</text:p>
          </table:table-cell>
          <table:table-cell office:value-type="float" office:value="0.4351698" calcext:value-type="float">
            <text:p>0.4351698</text:p>
          </table:table-cell>
          <table:table-cell office:value-type="float" office:value="0.4349121" calcext:value-type="float">
            <text:p>0.4349121</text:p>
          </table:table-cell>
          <table:table-cell office:value-type="float" office:value="0.4352257" calcext:value-type="float">
            <text:p>0.4352257</text:p>
          </table:table-cell>
          <table:table-cell office:value-type="float" office:value="0.4370631" calcext:value-type="float">
            <text:p>0.4370631</text:p>
          </table:table-cell>
          <table:table-cell office:value-type="float" office:value="0.4418572" calcext:value-type="float">
            <text:p>0.4418572</text:p>
          </table:table-cell>
          <table:table-cell office:value-type="float" office:value="0.4520964" calcext:value-type="float">
            <text:p>0.4520964</text:p>
          </table:table-cell>
          <table:table-cell office:value-type="float" office:value="0.4374445" calcext:value-type="float">
            <text:p>0.4374445</text:p>
          </table:table-cell>
          <table:table-cell office:value-type="float" office:value="0.3649189" calcext:value-type="float">
            <text:p>0.3649189</text:p>
          </table:table-cell>
          <table:table-cell office:value-type="float" office:value="0.3878653" calcext:value-type="float">
            <text:p>0.3878653</text:p>
          </table:table-cell>
          <table:table-cell office:value-type="float" office:value="0.4139463" calcext:value-type="float">
            <text:p>0.4139463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" calcext:value-type="float">
            <text:p>0.511264</text:p>
          </table:table-cell>
          <table:table-cell office:value-type="float" office:value="0" calcext:value-type="float">
            <text:p>0</text:p>
          </table:table-cell>
          <table:table-cell office:value-type="float" office:value="0.00001691806" calcext:value-type="float">
            <text:p>1.691806E-05</text:p>
          </table:table-cell>
          <table:table-cell office:value-type="float" office:value="1.937572E-015" calcext:value-type="float">
            <text:p>1.937572E-15</text:p>
          </table:table-cell>
          <table:table-cell office:value-type="float" office:value="1.907925E-015" calcext:value-type="float">
            <text:p>1.907925E-15</text:p>
          </table:table-cell>
          <table:table-cell office:value-type="float" office:value="1.974982E-015" calcext:value-type="float">
            <text:p>1.974982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1430608" calcext:value-type="float">
            <text:p>-0.001430608</text:p>
          </table:table-cell>
          <table:table-cell office:value-type="float" office:value="-0.001444137" calcext:value-type="float">
            <text:p>-0.001444137</text:p>
          </table:table-cell>
          <table:table-cell office:value-type="float" office:value="-0.001431967" calcext:value-type="float">
            <text:p>-0.001431967</text:p>
          </table:table-cell>
          <table:table-cell office:value-type="float" office:value="-0.001390593" calcext:value-type="float">
            <text:p>-0.001390593</text:p>
          </table:table-cell>
          <table:table-cell office:value-type="float" office:value="-0.001299417" calcext:value-type="float">
            <text:p>-0.001299417</text:p>
          </table:table-cell>
          <table:table-cell office:value-type="float" office:value="-0.001115968" calcext:value-type="float">
            <text:p>-0.001115968</text:p>
          </table:table-cell>
          <table:table-cell office:value-type="float" office:value="-0.002225726" calcext:value-type="float">
            <text:p>-0.002225726</text:p>
          </table:table-cell>
          <table:table-cell office:value-type="float" office:value="-0.01257638" calcext:value-type="float">
            <text:p>-0.01257638</text:p>
          </table:table-cell>
          <table:table-cell office:value-type="float" office:value="-0.007009812" calcext:value-type="float">
            <text:p>-0.007009812</text:p>
          </table:table-cell>
          <table:table-cell office:value-type="float" office:value="-0.003763679" calcext:value-type="float">
            <text:p>-0.003763679</text:p>
          </table:table-cell>
          <table:table-cell office:value-type="float" office:value="400.7741" calcext:value-type="float">
            <text:p>400.7741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8922218" calcext:value-type="float">
            <text:p>0.008922218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1.228492" calcext:value-type="float">
            <text:p>-1.22849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032004" calcext:value-type="float">
            <text:p>28032004</text:p>
          </table:table-cell>
          <table:table-cell office:value-type="float" office:value="257.3995" calcext:value-type="float">
            <text:p>257.3995</text:p>
          </table:table-cell>
          <table:table-cell office:value-type="float" office:value="-6.908567" calcext:value-type="float">
            <text:p>-6.908567</text:p>
          </table:table-cell>
          <table:table-cell office:value-type="float" office:value="0" calcext:value-type="float">
            <text:p>0</text:p>
          </table:table-cell>
          <table:table-cell office:value-type="float" office:value="1483.272" calcext:value-type="float">
            <text:p>1483.272</text:p>
          </table:table-cell>
          <table:table-cell office:value-type="float" office:value="98.54709" calcext:value-type="float">
            <text:p>98.54709</text:p>
          </table:table-cell>
          <table:table-cell office:value-type="float" office:value="449.9309" calcext:value-type="float">
            <text:p>449.9309</text:p>
          </table:table-cell>
          <table:table-cell office:value-type="float" office:value="0.3864032" calcext:value-type="float">
            <text:p>0.3864032</text:p>
          </table:table-cell>
          <table:table-cell office:value-type="float" office:value="0.3885375" calcext:value-type="float">
            <text:p>0.3885375</text:p>
          </table:table-cell>
          <table:table-cell office:value-type="float" office:value="0.3939035" calcext:value-type="float">
            <text:p>0.3939035</text:p>
          </table:table-cell>
          <table:table-cell office:value-type="float" office:value="0.402293" calcext:value-type="float">
            <text:p>0.402293</text:p>
          </table:table-cell>
          <table:table-cell office:value-type="float" office:value="0.4120784" calcext:value-type="float">
            <text:p>0.4120784</text:p>
          </table:table-cell>
          <table:table-cell office:value-type="float" office:value="0.4246848" calcext:value-type="float">
            <text:p>0.4246848</text:p>
          </table:table-cell>
          <table:table-cell office:value-type="float" office:value="0.4594612" calcext:value-type="float">
            <text:p>0.4594612</text:p>
          </table:table-cell>
          <table:table-cell office:value-type="float" office:value="0.4202796" calcext:value-type="float">
            <text:p>0.4202796</text:p>
          </table:table-cell>
          <table:table-cell office:value-type="float" office:value="0.3903376" calcext:value-type="float">
            <text:p>0.3903376</text:p>
          </table:table-cell>
          <table:table-cell office:value-type="float" office:value="0.4139744" calcext:value-type="float">
            <text:p>0.4139744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7601E-015" calcext:value-type="float">
            <text:p>1.937601E-15</text:p>
          </table:table-cell>
          <table:table-cell office:value-type="float" office:value="1.907926E-015" calcext:value-type="float">
            <text:p>1.907926E-15</text:p>
          </table:table-cell>
          <table:table-cell office:value-type="float" office:value="1.974972E-015" calcext:value-type="float">
            <text:p>1.974972E-15</text:p>
          </table:table-cell>
          <table:table-cell office:value-type="float" office:value="1.974732E-015" calcext:value-type="float">
            <text:p>1.974732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3256505" calcext:value-type="float">
            <text:p>-0.003256505</text:p>
          </table:table-cell>
          <table:table-cell office:value-type="float" office:value="-0.003143814" calcext:value-type="float">
            <text:p>-0.003143814</text:p>
          </table:table-cell>
          <table:table-cell office:value-type="float" office:value="-0.002858623" calcext:value-type="float">
            <text:p>-0.002858623</text:p>
          </table:table-cell>
          <table:table-cell office:value-type="float" office:value="-0.002477316" calcext:value-type="float">
            <text:p>-0.002477316</text:p>
          </table:table-cell>
          <table:table-cell office:value-type="float" office:value="-0.002102372" calcext:value-type="float">
            <text:p>-0.002102372</text:p>
          </table:table-cell>
          <table:table-cell office:value-type="float" office:value="-0.00170717" calcext:value-type="float">
            <text:p>-0.00170717</text:p>
          </table:table-cell>
          <table:table-cell office:value-type="float" office:value="-0.001232712" calcext:value-type="float">
            <text:p>-0.001232712</text:p>
          </table:table-cell>
          <table:table-cell office:value-type="float" office:value="-0.003242234" calcext:value-type="float">
            <text:p>-0.003242234</text:p>
          </table:table-cell>
          <table:table-cell office:value-type="float" office:value="-0.006602011" calcext:value-type="float">
            <text:p>-0.006602011</text:p>
          </table:table-cell>
          <table:table-cell office:value-type="float" office:value="-0.003761314" calcext:value-type="float">
            <text:p>-0.003761314</text:p>
          </table:table-cell>
          <table:table-cell office:value-type="float" office:value="412.4482" calcext:value-type="float">
            <text:p>412.4482</text:p>
          </table:table-cell>
          <table:table-cell office:value-type="float" office:value="0" calcext:value-type="float">
            <text:p>0</text:p>
          </table:table-cell>
          <table:table-cell office:value-type="float" office:value="-0.003337852" calcext:value-type="float">
            <text:p>-0.003337852</text:p>
          </table:table-cell>
          <table:table-cell office:value-type="float" office:value="0.008851771" calcext:value-type="float">
            <text:p>0.008851771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1.228383" calcext:value-type="float">
            <text:p>-1.22838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9032004" calcext:value-type="float">
            <text:p>29032004</text:p>
          </table:table-cell>
          <table:table-cell office:value-type="float" office:value="267.8994" calcext:value-type="float">
            <text:p>267.8994</text:p>
          </table:table-cell>
          <table:table-cell office:value-type="float" office:value="-8.482812" calcext:value-type="float">
            <text:p>-8.482812</text:p>
          </table:table-cell>
          <table:table-cell office:value-type="float" office:value="0" calcext:value-type="float">
            <text:p>0</text:p>
          </table:table-cell>
          <table:table-cell office:value-type="float" office:value="1486.889" calcext:value-type="float">
            <text:p>1486.889</text:p>
          </table:table-cell>
          <table:table-cell office:value-type="float" office:value="107.0042" calcext:value-type="float">
            <text:p>107.0042</text:p>
          </table:table-cell>
          <table:table-cell office:value-type="float" office:value="407.4546" calcext:value-type="float">
            <text:p>407.4546</text:p>
          </table:table-cell>
          <table:table-cell office:value-type="float" office:value="0.4504844" calcext:value-type="float">
            <text:p>0.4504844</text:p>
          </table:table-cell>
          <table:table-cell office:value-type="float" office:value="0.4504731" calcext:value-type="float">
            <text:p>0.4504731</text:p>
          </table:table-cell>
          <table:table-cell office:value-type="float" office:value="0.4499426" calcext:value-type="float">
            <text:p>0.4499426</text:p>
          </table:table-cell>
          <table:table-cell office:value-type="float" office:value="0.451857" calcext:value-type="float">
            <text:p>0.451857</text:p>
          </table:table-cell>
          <table:table-cell office:value-type="float" office:value="0.459528" calcext:value-type="float">
            <text:p>0.459528</text:p>
          </table:table-cell>
          <table:table-cell office:value-type="float" office:value="0.4803229" calcext:value-type="float">
            <text:p>0.4803229</text:p>
          </table:table-cell>
          <table:table-cell office:value-type="float" office:value="0.4651042" calcext:value-type="float">
            <text:p>0.4651042</text:p>
          </table:table-cell>
          <table:table-cell office:value-type="float" office:value="0.459321" calcext:value-type="float">
            <text:p>0.459321</text:p>
          </table:table-cell>
          <table:table-cell office:value-type="float" office:value="0.3944303" calcext:value-type="float">
            <text:p>0.3944303</text:p>
          </table:table-cell>
          <table:table-cell office:value-type="float" office:value="0.4141795" calcext:value-type="float">
            <text:p>0.4141795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03116089" calcext:value-type="float">
            <text:p>3.116089E-05</text:p>
          </table:table-cell>
          <table:table-cell office:value-type="float" office:value="1.937618E-015" calcext:value-type="float">
            <text:p>1.937618E-15</text:p>
          </table:table-cell>
          <table:table-cell office:value-type="float" office:value="1.907929E-015" calcext:value-type="float">
            <text:p>1.907929E-15</text:p>
          </table:table-cell>
          <table:table-cell office:value-type="float" office:value="1.974964E-015" calcext:value-type="float">
            <text:p>1.974964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11137" calcext:value-type="float">
            <text:p>-0.0011137</text:p>
          </table:table-cell>
          <table:table-cell office:value-type="float" office:value="-0.001127311" calcext:value-type="float">
            <text:p>-0.001127311</text:p>
          </table:table-cell>
          <table:table-cell office:value-type="float" office:value="-0.001139156" calcext:value-type="float">
            <text:p>-0.001139156</text:p>
          </table:table-cell>
          <table:table-cell office:value-type="float" office:value="-0.001119956" calcext:value-type="float">
            <text:p>-0.001119956</text:p>
          </table:table-cell>
          <table:table-cell office:value-type="float" office:value="-0.001012847" calcext:value-type="float">
            <text:p>-0.001012847</text:p>
          </table:table-cell>
          <table:table-cell office:value-type="float" office:value="-0.0007547924" calcext:value-type="float">
            <text:p>-0.0007547924</text:p>
          </table:table-cell>
          <table:table-cell office:value-type="float" office:value="-0.001118372" calcext:value-type="float">
            <text:p>-0.001118372</text:p>
          </table:table-cell>
          <table:table-cell office:value-type="float" office:value="-0.0014411" calcext:value-type="float">
            <text:p>-0.0014411</text:p>
          </table:table-cell>
          <table:table-cell office:value-type="float" office:value="-0.005976488" calcext:value-type="float">
            <text:p>-0.005976488</text:p>
          </table:table-cell>
          <table:table-cell office:value-type="float" office:value="-0.003743761" calcext:value-type="float">
            <text:p>-0.003743761</text:p>
          </table:table-cell>
          <table:table-cell office:value-type="float" office:value="424.3265" calcext:value-type="float">
            <text:p>424.3265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8827812" calcext:value-type="float">
            <text:p>0.008827812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1.22741" calcext:value-type="float">
            <text:p>-1.2274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032004" calcext:value-type="float">
            <text:p>30032004</text:p>
          </table:table-cell>
          <table:table-cell office:value-type="float" office:value="279.9994" calcext:value-type="float">
            <text:p>279.9994</text:p>
          </table:table-cell>
          <table:table-cell office:value-type="float" office:value="-9.548036" calcext:value-type="float">
            <text:p>-9.548036</text:p>
          </table:table-cell>
          <table:table-cell office:value-type="float" office:value="0" calcext:value-type="float">
            <text:p>0</text:p>
          </table:table-cell>
          <table:table-cell office:value-type="float" office:value="1488.475" calcext:value-type="float">
            <text:p>1488.475</text:p>
          </table:table-cell>
          <table:table-cell office:value-type="float" office:value="118.5842" calcext:value-type="float">
            <text:p>118.5842</text:p>
          </table:table-cell>
          <table:table-cell office:value-type="float" office:value="375.2314" calcext:value-type="float">
            <text:p>375.2314</text:p>
          </table:table-cell>
          <table:table-cell office:value-type="float" office:value="0.4110157" calcext:value-type="float">
            <text:p>0.4110157</text:p>
          </table:table-cell>
          <table:table-cell office:value-type="float" office:value="0.4119219" calcext:value-type="float">
            <text:p>0.4119219</text:p>
          </table:table-cell>
          <table:table-cell office:value-type="float" office:value="0.4145209" calcext:value-type="float">
            <text:p>0.4145209</text:p>
          </table:table-cell>
          <table:table-cell office:value-type="float" office:value="0.4188495" calcext:value-type="float">
            <text:p>0.4188495</text:p>
          </table:table-cell>
          <table:table-cell office:value-type="float" office:value="0.4264244" calcext:value-type="float">
            <text:p>0.4264244</text:p>
          </table:table-cell>
          <table:table-cell office:value-type="float" office:value="0.4390388" calcext:value-type="float">
            <text:p>0.4390388</text:p>
          </table:table-cell>
          <table:table-cell office:value-type="float" office:value="0.4657775" calcext:value-type="float">
            <text:p>0.4657775</text:p>
          </table:table-cell>
          <table:table-cell office:value-type="float" office:value="0.468767" calcext:value-type="float">
            <text:p>0.468767</text:p>
          </table:table-cell>
          <table:table-cell office:value-type="float" office:value="0.4652908" calcext:value-type="float">
            <text:p>0.4652908</text:p>
          </table:table-cell>
          <table:table-cell office:value-type="float" office:value="0.4198953" calcext:value-type="float">
            <text:p>0.4198953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001488603" calcext:value-type="float">
            <text:p>1.488603E-06</text:p>
          </table:table-cell>
          <table:table-cell office:value-type="float" office:value="1.93764E-015" calcext:value-type="float">
            <text:p>1.93764E-15</text:p>
          </table:table-cell>
          <table:table-cell office:value-type="float" office:value="1.907928E-015" calcext:value-type="float">
            <text:p>1.907928E-15</text:p>
          </table:table-cell>
          <table:table-cell office:value-type="float" office:value="1.974956E-015" calcext:value-type="float">
            <text:p>1.974956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2095688" calcext:value-type="float">
            <text:p>-0.002095688</text:p>
          </table:table-cell>
          <table:table-cell office:value-type="float" office:value="-0.002081212" calcext:value-type="float">
            <text:p>-0.002081212</text:p>
          </table:table-cell>
          <table:table-cell office:value-type="float" office:value="-0.002009274" calcext:value-type="float">
            <text:p>-0.002009274</text:p>
          </table:table-cell>
          <table:table-cell office:value-type="float" office:value="-0.001880157" calcext:value-type="float">
            <text:p>-0.001880157</text:p>
          </table:table-cell>
          <table:table-cell office:value-type="float" office:value="-0.001663373" calcext:value-type="float">
            <text:p>-0.001663373</text:p>
          </table:table-cell>
          <table:table-cell office:value-type="float" office:value="-0.001355759" calcext:value-type="float">
            <text:p>-0.001355759</text:p>
          </table:table-cell>
          <table:table-cell office:value-type="float" office:value="-0.00106788" calcext:value-type="float">
            <text:p>-0.00106788</text:p>
          </table:table-cell>
          <table:table-cell office:value-type="float" office:value="-0.001133806" calcext:value-type="float">
            <text:p>-0.001133806</text:p>
          </table:table-cell>
          <table:table-cell office:value-type="float" office:value="-0.001223964" calcext:value-type="float">
            <text:p>-0.001223964</text:p>
          </table:table-cell>
          <table:table-cell office:value-type="float" office:value="-0.003307139" calcext:value-type="float">
            <text:p>-0.003307139</text:p>
          </table:table-cell>
          <table:table-cell office:value-type="float" office:value="440.3012" calcext:value-type="float">
            <text:p>440.3012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8743721" calcext:value-type="float">
            <text:p>0.008743721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1.202298" calcext:value-type="float">
            <text:p>-1.20229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1032004" calcext:value-type="float">
            <text:p>31032004</text:p>
          </table:table-cell>
          <table:table-cell office:value-type="float" office:value="297.4993" calcext:value-type="float">
            <text:p>297.4993</text:p>
          </table:table-cell>
          <table:table-cell office:value-type="float" office:value="-9.954261" calcext:value-type="float">
            <text:p>-9.954261</text:p>
          </table:table-cell>
          <table:table-cell office:value-type="float" office:value="0" calcext:value-type="float">
            <text:p>0</text:p>
          </table:table-cell>
          <table:table-cell office:value-type="float" office:value="1495.422" calcext:value-type="float">
            <text:p>1495.422</text:p>
          </table:table-cell>
          <table:table-cell office:value-type="float" office:value="129.5428" calcext:value-type="float">
            <text:p>129.5428</text:p>
          </table:table-cell>
          <table:table-cell office:value-type="float" office:value="368.8656" calcext:value-type="float">
            <text:p>368.8656</text:p>
          </table:table-cell>
          <table:table-cell office:value-type="float" office:value="0.4255804" calcext:value-type="float">
            <text:p>0.4255804</text:p>
          </table:table-cell>
          <table:table-cell office:value-type="float" office:value="0.4242944" calcext:value-type="float">
            <text:p>0.4242944</text:p>
          </table:table-cell>
          <table:table-cell office:value-type="float" office:value="0.4241344" calcext:value-type="float">
            <text:p>0.4241344</text:p>
          </table:table-cell>
          <table:table-cell office:value-type="float" office:value="0.4263095" calcext:value-type="float">
            <text:p>0.4263095</text:p>
          </table:table-cell>
          <table:table-cell office:value-type="float" office:value="0.431362" calcext:value-type="float">
            <text:p>0.431362</text:p>
          </table:table-cell>
          <table:table-cell office:value-type="float" office:value="0.4419452" calcext:value-type="float">
            <text:p>0.4419452</text:p>
          </table:table-cell>
          <table:table-cell office:value-type="float" office:value="0.4602873" calcext:value-type="float">
            <text:p>0.4602873</text:p>
          </table:table-cell>
          <table:table-cell office:value-type="float" office:value="0.4564224" calcext:value-type="float">
            <text:p>0.4564224</text:p>
          </table:table-cell>
          <table:table-cell office:value-type="float" office:value="0.4649461" calcext:value-type="float">
            <text:p>0.4649461</text:p>
          </table:table-cell>
          <table:table-cell office:value-type="float" office:value="0.4397055" calcext:value-type="float">
            <text:p>0.4397055</text:p>
          </table:table-cell>
          <table:table-cell office:value-type="float" office:value="0.5111858" calcext:value-type="float">
            <text:p>0.5111858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01277286" calcext:value-type="float">
            <text:p>1.277286E-05</text:p>
          </table:table-cell>
          <table:table-cell office:value-type="float" office:value="1.937663E-015" calcext:value-type="float">
            <text:p>1.937663E-15</text:p>
          </table:table-cell>
          <table:table-cell office:value-type="float" office:value="1.907926E-015" calcext:value-type="float">
            <text:p>1.907926E-15</text:p>
          </table:table-cell>
          <table:table-cell office:value-type="float" office:value="1.974947E-015" calcext:value-type="float">
            <text:p>1.974947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1691226" calcext:value-type="float">
            <text:p>-0.001691226</text:p>
          </table:table-cell>
          <table:table-cell office:value-type="float" office:value="-0.00172942" calcext:value-type="float">
            <text:p>-0.00172942</text:p>
          </table:table-cell>
          <table:table-cell office:value-type="float" office:value="-0.00173079" calcext:value-type="float">
            <text:p>-0.00173079</text:p>
          </table:table-cell>
          <table:table-cell office:value-type="float" office:value="-0.001672072" calcext:value-type="float">
            <text:p>-0.001672072</text:p>
          </table:table-cell>
          <table:table-cell office:value-type="float" office:value="-0.001542487" calcext:value-type="float">
            <text:p>-0.001542487</text:p>
          </table:table-cell>
          <table:table-cell office:value-type="float" office:value="-0.001304045" calcext:value-type="float">
            <text:p>-0.001304045</text:p>
          </table:table-cell>
          <table:table-cell office:value-type="float" office:value="-0.001212854" calcext:value-type="float">
            <text:p>-0.001212854</text:p>
          </table:table-cell>
          <table:table-cell office:value-type="float" office:value="-0.001479962" calcext:value-type="float">
            <text:p>-0.001479962</text:p>
          </table:table-cell>
          <table:table-cell office:value-type="float" office:value="-0.001232687" calcext:value-type="float">
            <text:p>-0.001232687</text:p>
          </table:table-cell>
          <table:table-cell office:value-type="float" office:value="-0.002117356" calcext:value-type="float">
            <text:p>-0.002117356</text:p>
          </table:table-cell>
          <table:table-cell office:value-type="float" office:value="453.3804" calcext:value-type="float">
            <text:p>453.3804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8702978" calcext:value-type="float">
            <text:p>0.008702978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1.109255" calcext:value-type="float">
            <text:p>-1.10925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42004" calcext:value-type="float">
            <text:p>1042004</text:p>
          </table:table-cell>
          <table:table-cell office:value-type="float" office:value="308.8993" calcext:value-type="float">
            <text:p>308.8993</text:p>
          </table:table-cell>
          <table:table-cell office:value-type="float" office:value="-10.27859" calcext:value-type="float">
            <text:p>-10.27859</text:p>
          </table:table-cell>
          <table:table-cell office:value-type="float" office:value="0" calcext:value-type="float">
            <text:p>0</text:p>
          </table:table-cell>
          <table:table-cell office:value-type="float" office:value="1495.577" calcext:value-type="float">
            <text:p>1495.577</text:p>
          </table:table-cell>
          <table:table-cell office:value-type="float" office:value="141.1118" calcext:value-type="float">
            <text:p>141.1118</text:p>
          </table:table-cell>
          <table:table-cell office:value-type="float" office:value="362.8067" calcext:value-type="float">
            <text:p>362.8067</text:p>
          </table:table-cell>
          <table:table-cell office:value-type="float" office:value="0.4022235" calcext:value-type="float">
            <text:p>0.4022235</text:p>
          </table:table-cell>
          <table:table-cell office:value-type="float" office:value="0.4034429" calcext:value-type="float">
            <text:p>0.4034429</text:p>
          </table:table-cell>
          <table:table-cell office:value-type="float" office:value="0.4083464" calcext:value-type="float">
            <text:p>0.4083464</text:p>
          </table:table-cell>
          <table:table-cell office:value-type="float" office:value="0.4144471" calcext:value-type="float">
            <text:p>0.4144471</text:p>
          </table:table-cell>
          <table:table-cell office:value-type="float" office:value="0.4218062" calcext:value-type="float">
            <text:p>0.4218062</text:p>
          </table:table-cell>
          <table:table-cell office:value-type="float" office:value="0.4326909" calcext:value-type="float">
            <text:p>0.4326909</text:p>
          </table:table-cell>
          <table:table-cell office:value-type="float" office:value="0.4548672" calcext:value-type="float">
            <text:p>0.4548672</text:p>
          </table:table-cell>
          <table:table-cell office:value-type="float" office:value="0.4527592" calcext:value-type="float">
            <text:p>0.4527592</text:p>
          </table:table-cell>
          <table:table-cell office:value-type="float" office:value="0.4632149" calcext:value-type="float">
            <text:p>0.4632149</text:p>
          </table:table-cell>
          <table:table-cell office:value-type="float" office:value="0.4545979" calcext:value-type="float">
            <text:p>0.4545979</text:p>
          </table:table-cell>
          <table:table-cell office:value-type="float" office:value="0.5111833" calcext:value-type="float">
            <text:p>0.511183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7689E-015" calcext:value-type="float">
            <text:p>1.937689E-15</text:p>
          </table:table-cell>
          <table:table-cell office:value-type="float" office:value="1.907927E-015" calcext:value-type="float">
            <text:p>1.907927E-15</text:p>
          </table:table-cell>
          <table:table-cell office:value-type="float" office:value="1.974938E-015" calcext:value-type="float">
            <text:p>1.974938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2448402" calcext:value-type="float">
            <text:p>-0.002448402</text:p>
          </table:table-cell>
          <table:table-cell office:value-type="float" office:value="-0.002387044" calcext:value-type="float">
            <text:p>-0.002387044</text:p>
          </table:table-cell>
          <table:table-cell office:value-type="float" office:value="-0.002211752" calcext:value-type="float">
            <text:p>-0.002211752</text:p>
          </table:table-cell>
          <table:table-cell office:value-type="float" office:value="-0.002009555" calcext:value-type="float">
            <text:p>-0.002009555</text:p>
          </table:table-cell>
          <table:table-cell office:value-type="float" office:value="-0.001784427" calcext:value-type="float">
            <text:p>-0.001784427</text:p>
          </table:table-cell>
          <table:table-cell office:value-type="float" office:value="-0.001495706" calcext:value-type="float">
            <text:p>-0.001495706</text:p>
          </table:table-cell>
          <table:table-cell office:value-type="float" office:value="-0.001369867" calcext:value-type="float">
            <text:p>-0.001369867</text:p>
          </table:table-cell>
          <table:table-cell office:value-type="float" office:value="-0.001583158" calcext:value-type="float">
            <text:p>-0.001583158</text:p>
          </table:table-cell>
          <table:table-cell office:value-type="float" office:value="-0.001275712" calcext:value-type="float">
            <text:p>-0.001275712</text:p>
          </table:table-cell>
          <table:table-cell office:value-type="float" office:value="-0.001539552" calcext:value-type="float">
            <text:p>-0.001539552</text:p>
          </table:table-cell>
          <table:table-cell office:value-type="float" office:value="466.7551" calcext:value-type="float">
            <text:p>466.7551</text:p>
          </table:table-cell>
          <table:table-cell office:value-type="float" office:value="0" calcext:value-type="float">
            <text:p>0</text:p>
          </table:table-cell>
          <table:table-cell office:value-type="float" office:value="-0.002378567" calcext:value-type="float">
            <text:p>-0.002378567</text:p>
          </table:table-cell>
          <table:table-cell office:value-type="float" office:value="0.008642325" calcext:value-type="float">
            <text:p>0.008642325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1.03998" calcext:value-type="float">
            <text:p>-1.0399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42004" calcext:value-type="float">
            <text:p>2042004</text:p>
          </table:table-cell>
          <table:table-cell office:value-type="float" office:value="309.2994" calcext:value-type="float">
            <text:p>309.2994</text:p>
          </table:table-cell>
          <table:table-cell office:value-type="float" office:value="-10.66603" calcext:value-type="float">
            <text:p>-10.66603</text:p>
          </table:table-cell>
          <table:table-cell office:value-type="float" office:value="0" calcext:value-type="float">
            <text:p>0</text:p>
          </table:table-cell>
          <table:table-cell office:value-type="float" office:value="1484.627" calcext:value-type="float">
            <text:p>1484.627</text:p>
          </table:table-cell>
          <table:table-cell office:value-type="float" office:value="152.8491" calcext:value-type="float">
            <text:p>152.8491</text:p>
          </table:table-cell>
          <table:table-cell office:value-type="float" office:value="350.3526" calcext:value-type="float">
            <text:p>350.3526</text:p>
          </table:table-cell>
          <table:table-cell office:value-type="float" office:value="0.379142" calcext:value-type="float">
            <text:p>0.379142</text:p>
          </table:table-cell>
          <table:table-cell office:value-type="float" office:value="0.3809205" calcext:value-type="float">
            <text:p>0.3809205</text:p>
          </table:table-cell>
          <table:table-cell office:value-type="float" office:value="0.3852713" calcext:value-type="float">
            <text:p>0.3852713</text:p>
          </table:table-cell>
          <table:table-cell office:value-type="float" office:value="0.3915184" calcext:value-type="float">
            <text:p>0.3915184</text:p>
          </table:table-cell>
          <table:table-cell office:value-type="float" office:value="0.3980178" calcext:value-type="float">
            <text:p>0.3980178</text:p>
          </table:table-cell>
          <table:table-cell office:value-type="float" office:value="0.4056138" calcext:value-type="float">
            <text:p>0.4056138</text:p>
          </table:table-cell>
          <table:table-cell office:value-type="float" office:value="0.4344348" calcext:value-type="float">
            <text:p>0.4344348</text:p>
          </table:table-cell>
          <table:table-cell office:value-type="float" office:value="0.4415228" calcext:value-type="float">
            <text:p>0.4415228</text:p>
          </table:table-cell>
          <table:table-cell office:value-type="float" office:value="0.4475635" calcext:value-type="float">
            <text:p>0.4475635</text:p>
          </table:table-cell>
          <table:table-cell office:value-type="float" office:value="0.4718507" calcext:value-type="float">
            <text:p>0.4718507</text:p>
          </table:table-cell>
          <table:table-cell office:value-type="float" office:value="0.5111799" calcext:value-type="float">
            <text:p>0.51117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7719E-015" calcext:value-type="float">
            <text:p>1.937719E-15</text:p>
          </table:table-cell>
          <table:table-cell office:value-type="float" office:value="1.907926E-015" calcext:value-type="float">
            <text:p>1.907926E-15</text:p>
          </table:table-cell>
          <table:table-cell office:value-type="float" office:value="1.974929E-015" calcext:value-type="float">
            <text:p>1.974929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3714659" calcext:value-type="float">
            <text:p>-0.003714659</text:p>
          </table:table-cell>
          <table:table-cell office:value-type="float" office:value="-0.003608129" calcext:value-type="float">
            <text:p>-0.003608129</text:p>
          </table:table-cell>
          <table:table-cell office:value-type="float" office:value="-0.003334544" calcext:value-type="float">
            <text:p>-0.003334544</text:p>
          </table:table-cell>
          <table:table-cell office:value-type="float" office:value="-0.002991094" calcext:value-type="float">
            <text:p>-0.002991094</text:p>
          </table:table-cell>
          <table:table-cell office:value-type="float" office:value="-0.002676714" calcext:value-type="float">
            <text:p>-0.002676714</text:p>
          </table:table-cell>
          <table:table-cell office:value-type="float" office:value="-0.002345419" calcext:value-type="float">
            <text:p>-0.002345419</text:p>
          </table:table-cell>
          <table:table-cell office:value-type="float" office:value="-0.002109185" calcext:value-type="float">
            <text:p>-0.002109185</text:p>
          </table:table-cell>
          <table:table-cell office:value-type="float" office:value="-0.002011242" calcext:value-type="float">
            <text:p>-0.002011242</text:p>
          </table:table-cell>
          <table:table-cell office:value-type="float" office:value="-0.001769602" calcext:value-type="float">
            <text:p>-0.001769602</text:p>
          </table:table-cell>
          <table:table-cell office:value-type="float" office:value="-0.001076773" calcext:value-type="float">
            <text:p>-0.001076773</text:p>
          </table:table-cell>
          <table:table-cell office:value-type="float" office:value="480.2273" calcext:value-type="float">
            <text:p>480.2273</text:p>
          </table:table-cell>
          <table:table-cell office:value-type="float" office:value="0" calcext:value-type="float">
            <text:p>0</text:p>
          </table:table-cell>
          <table:table-cell office:value-type="float" office:value="-0.003794092" calcext:value-type="float">
            <text:p>-0.003794092</text:p>
          </table:table-cell>
          <table:table-cell office:value-type="float" office:value="0.008597881" calcext:value-type="float">
            <text:p>0.008597881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0.9594523" calcext:value-type="float">
            <text:p>-0.959452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42004" calcext:value-type="float">
            <text:p>3042004</text:p>
          </table:table-cell>
          <table:table-cell office:value-type="float" office:value="309.2994" calcext:value-type="float">
            <text:p>309.2994</text:p>
          </table:table-cell>
          <table:table-cell office:value-type="float" office:value="-10.63725" calcext:value-type="float">
            <text:p>-10.63725</text:p>
          </table:table-cell>
          <table:table-cell office:value-type="float" office:value="0" calcext:value-type="float">
            <text:p>0</text:p>
          </table:table-cell>
          <table:table-cell office:value-type="float" office:value="1473.267" calcext:value-type="float">
            <text:p>1473.267</text:p>
          </table:table-cell>
          <table:table-cell office:value-type="float" office:value="164.1794" calcext:value-type="float">
            <text:p>164.1794</text:p>
          </table:table-cell>
          <table:table-cell office:value-type="float" office:value="345.403" calcext:value-type="float">
            <text:p>345.403</text:p>
          </table:table-cell>
          <table:table-cell office:value-type="float" office:value="0.360121" calcext:value-type="float">
            <text:p>0.360121</text:p>
          </table:table-cell>
          <table:table-cell office:value-type="float" office:value="0.3612596" calcext:value-type="float">
            <text:p>0.3612596</text:p>
          </table:table-cell>
          <table:table-cell office:value-type="float" office:value="0.3638451" calcext:value-type="float">
            <text:p>0.3638451</text:p>
          </table:table-cell>
          <table:table-cell office:value-type="float" office:value="0.3675483" calcext:value-type="float">
            <text:p>0.3675483</text:p>
          </table:table-cell>
          <table:table-cell office:value-type="float" office:value="0.3716418" calcext:value-type="float">
            <text:p>0.3716418</text:p>
          </table:table-cell>
          <table:table-cell office:value-type="float" office:value="0.3768063" calcext:value-type="float">
            <text:p>0.3768063</text:p>
          </table:table-cell>
          <table:table-cell office:value-type="float" office:value="0.4132396" calcext:value-type="float">
            <text:p>0.4132396</text:p>
          </table:table-cell>
          <table:table-cell office:value-type="float" office:value="0.4284378" calcext:value-type="float">
            <text:p>0.4284378</text:p>
          </table:table-cell>
          <table:table-cell office:value-type="float" office:value="0.4345278" calcext:value-type="float">
            <text:p>0.4345278</text:p>
          </table:table-cell>
          <table:table-cell office:value-type="float" office:value="0.4799176" calcext:value-type="float">
            <text:p>0.4799176</text:p>
          </table:table-cell>
          <table:table-cell office:value-type="float" office:value="0.5111783" calcext:value-type="float">
            <text:p>0.511178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7751E-015" calcext:value-type="float">
            <text:p>1.937751E-15</text:p>
          </table:table-cell>
          <table:table-cell office:value-type="float" office:value="1.907926E-015" calcext:value-type="float">
            <text:p>1.907926E-15</text:p>
          </table:table-cell>
          <table:table-cell office:value-type="float" office:value="1.974919E-015" calcext:value-type="float">
            <text:p>1.974919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326364" calcext:value-type="float">
            <text:p>-0.005326364</text:p>
          </table:table-cell>
          <table:table-cell office:value-type="float" office:value="-0.00522422" calcext:value-type="float">
            <text:p>-0.00522422</text:p>
          </table:table-cell>
          <table:table-cell office:value-type="float" office:value="-0.004973887" calcext:value-type="float">
            <text:p>-0.004973887</text:p>
          </table:table-cell>
          <table:table-cell office:value-type="float" office:value="-0.0046495" calcext:value-type="float">
            <text:p>-0.0046495</text:p>
          </table:table-cell>
          <table:table-cell office:value-type="float" office:value="-0.0043138" calcext:value-type="float">
            <text:p>-0.0043138</text:p>
          </table:table-cell>
          <table:table-cell office:value-type="float" office:value="-0.003920122" calcext:value-type="float">
            <text:p>-0.003920122</text:p>
          </table:table-cell>
          <table:table-cell office:value-type="float" office:value="-0.003417178" calcext:value-type="float">
            <text:p>-0.003417178</text:p>
          </table:table-cell>
          <table:table-cell office:value-type="float" office:value="-0.002681438" calcext:value-type="float">
            <text:p>-0.002681438</text:p>
          </table:table-cell>
          <table:table-cell office:value-type="float" office:value="-0.002352204" calcext:value-type="float">
            <text:p>-0.002352204</text:p>
          </table:table-cell>
          <table:table-cell office:value-type="float" office:value="-0.000913727" calcext:value-type="float">
            <text:p>-0.000913727</text:p>
          </table:table-cell>
          <table:table-cell office:value-type="float" office:value="493.3169" calcext:value-type="float">
            <text:p>493.3169</text:p>
          </table:table-cell>
          <table:table-cell office:value-type="float" office:value="0" calcext:value-type="float">
            <text:p>0</text:p>
          </table:table-cell>
          <table:table-cell office:value-type="float" office:value="-0.005414841" calcext:value-type="float">
            <text:p>-0.005414841</text:p>
          </table:table-cell>
          <table:table-cell office:value-type="float" office:value="0.008556025" calcext:value-type="float">
            <text:p>0.008556025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0.921451" calcext:value-type="float">
            <text:p>-0.92145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042004" calcext:value-type="float">
            <text:p>4042004</text:p>
          </table:table-cell>
          <table:table-cell office:value-type="float" office:value="309.2994" calcext:value-type="float">
            <text:p>309.2994</text:p>
          </table:table-cell>
          <table:table-cell office:value-type="float" office:value="-10.46849" calcext:value-type="float">
            <text:p>-10.46849</text:p>
          </table:table-cell>
          <table:table-cell office:value-type="float" office:value="0" calcext:value-type="float">
            <text:p>0</text:p>
          </table:table-cell>
          <table:table-cell office:value-type="float" office:value="1462.196" calcext:value-type="float">
            <text:p>1462.196</text:p>
          </table:table-cell>
          <table:table-cell office:value-type="float" office:value="175.0823" calcext:value-type="float">
            <text:p>175.0823</text:p>
          </table:table-cell>
          <table:table-cell office:value-type="float" office:value="329.7213" calcext:value-type="float">
            <text:p>329.7213</text:p>
          </table:table-cell>
          <table:table-cell office:value-type="float" office:value="0.3680954" calcext:value-type="float">
            <text:p>0.3680954</text:p>
          </table:table-cell>
          <table:table-cell office:value-type="float" office:value="0.3693198" calcext:value-type="float">
            <text:p>0.3693198</text:p>
          </table:table-cell>
          <table:table-cell office:value-type="float" office:value="0.3719904" calcext:value-type="float">
            <text:p>0.3719904</text:p>
          </table:table-cell>
          <table:table-cell office:value-type="float" office:value="0.3738166" calcext:value-type="float">
            <text:p>0.3738166</text:p>
          </table:table-cell>
          <table:table-cell office:value-type="float" office:value="0.3740669" calcext:value-type="float">
            <text:p>0.3740669</text:p>
          </table:table-cell>
          <table:table-cell office:value-type="float" office:value="0.3747468" calcext:value-type="float">
            <text:p>0.3747468</text:p>
          </table:table-cell>
          <table:table-cell office:value-type="float" office:value="0.4049271" calcext:value-type="float">
            <text:p>0.4049271</text:p>
          </table:table-cell>
          <table:table-cell office:value-type="float" office:value="0.4168539" calcext:value-type="float">
            <text:p>0.4168539</text:p>
          </table:table-cell>
          <table:table-cell office:value-type="float" office:value="0.4261265" calcext:value-type="float">
            <text:p>0.4261265</text:p>
          </table:table-cell>
          <table:table-cell office:value-type="float" office:value="0.4813133" calcext:value-type="float">
            <text:p>0.4813133</text:p>
          </table:table-cell>
          <table:table-cell office:value-type="float" office:value="0.511178" calcext:value-type="float">
            <text:p>0.51117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778E-015" calcext:value-type="float">
            <text:p>1.93778E-15</text:p>
          </table:table-cell>
          <table:table-cell office:value-type="float" office:value="1.907926E-015" calcext:value-type="float">
            <text:p>1.907926E-15</text:p>
          </table:table-cell>
          <table:table-cell office:value-type="float" office:value="1.97491E-015" calcext:value-type="float">
            <text:p>1.97491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4557643" calcext:value-type="float">
            <text:p>-0.004557643</text:p>
          </table:table-cell>
          <table:table-cell office:value-type="float" office:value="-0.004465355" calcext:value-type="float">
            <text:p>-0.004465355</text:p>
          </table:table-cell>
          <table:table-cell office:value-type="float" office:value="-0.004248861" calcext:value-type="float">
            <text:p>-0.004248861</text:p>
          </table:table-cell>
          <table:table-cell office:value-type="float" office:value="-0.004125153" calcext:value-type="float">
            <text:p>-0.004125153</text:p>
          </table:table-cell>
          <table:table-cell office:value-type="float" office:value="-0.004124555" calcext:value-type="float">
            <text:p>-0.004124555</text:p>
          </table:table-cell>
          <table:table-cell office:value-type="float" office:value="-0.004085493" calcext:value-type="float">
            <text:p>-0.004085493</text:p>
          </table:table-cell>
          <table:table-cell office:value-type="float" office:value="-0.004176654" calcext:value-type="float">
            <text:p>-0.004176654</text:p>
          </table:table-cell>
          <table:table-cell office:value-type="float" office:value="-0.003493088" calcext:value-type="float">
            <text:p>-0.003493088</text:p>
          </table:table-cell>
          <table:table-cell office:value-type="float" office:value="-0.002839148" calcext:value-type="float">
            <text:p>-0.002839148</text:p>
          </table:table-cell>
          <table:table-cell office:value-type="float" office:value="-0.0008877527" calcext:value-type="float">
            <text:p>-0.0008877527</text:p>
          </table:table-cell>
          <table:table-cell office:value-type="float" office:value="506.0155" calcext:value-type="float">
            <text:p>506.0155</text:p>
          </table:table-cell>
          <table:table-cell office:value-type="float" office:value="0" calcext:value-type="float">
            <text:p>0</text:p>
          </table:table-cell>
          <table:table-cell office:value-type="float" office:value="-0.004635594" calcext:value-type="float">
            <text:p>-0.004635594</text:p>
          </table:table-cell>
          <table:table-cell office:value-type="float" office:value="0.008512626" calcext:value-type="float">
            <text:p>0.008512626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0.9147091" calcext:value-type="float">
            <text:p>-0.914709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042004" calcext:value-type="float">
            <text:p>5042004</text:p>
          </table:table-cell>
          <table:table-cell office:value-type="float" office:value="309.2994" calcext:value-type="float">
            <text:p>309.2994</text:p>
          </table:table-cell>
          <table:table-cell office:value-type="float" office:value="-10.21586" calcext:value-type="float">
            <text:p>-10.21586</text:p>
          </table:table-cell>
          <table:table-cell office:value-type="float" office:value="0" calcext:value-type="float">
            <text:p>0</text:p>
          </table:table-cell>
          <table:table-cell office:value-type="float" office:value="1451.06" calcext:value-type="float">
            <text:p>1451.06</text:p>
          </table:table-cell>
          <table:table-cell office:value-type="float" office:value="185.9654" calcext:value-type="float">
            <text:p>185.9654</text:p>
          </table:table-cell>
          <table:table-cell office:value-type="float" office:value="310.4191" calcext:value-type="float">
            <text:p>310.4191</text:p>
          </table:table-cell>
          <table:table-cell office:value-type="float" office:value="0.372539" calcext:value-type="float">
            <text:p>0.372539</text:p>
          </table:table-cell>
          <table:table-cell office:value-type="float" office:value="0.3739559" calcext:value-type="float">
            <text:p>0.3739559</text:p>
          </table:table-cell>
          <table:table-cell office:value-type="float" office:value="0.3770863" calcext:value-type="float">
            <text:p>0.3770863</text:p>
          </table:table-cell>
          <table:table-cell office:value-type="float" office:value="0.3796097" calcext:value-type="float">
            <text:p>0.3796097</text:p>
          </table:table-cell>
          <table:table-cell office:value-type="float" office:value="0.3809633" calcext:value-type="float">
            <text:p>0.3809633</text:p>
          </table:table-cell>
          <table:table-cell office:value-type="float" office:value="0.3828178" calcext:value-type="float">
            <text:p>0.3828178</text:p>
          </table:table-cell>
          <table:table-cell office:value-type="float" office:value="0.4069341" calcext:value-type="float">
            <text:p>0.4069341</text:p>
          </table:table-cell>
          <table:table-cell office:value-type="float" office:value="0.4103818" calcext:value-type="float">
            <text:p>0.4103818</text:p>
          </table:table-cell>
          <table:table-cell office:value-type="float" office:value="0.4203695" calcext:value-type="float">
            <text:p>0.4203695</text:p>
          </table:table-cell>
          <table:table-cell office:value-type="float" office:value="0.4798329" calcext:value-type="float">
            <text:p>0.4798329</text:p>
          </table:table-cell>
          <table:table-cell office:value-type="float" office:value="0.5111783" calcext:value-type="float">
            <text:p>0.511178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7808E-015" calcext:value-type="float">
            <text:p>1.937808E-15</text:p>
          </table:table-cell>
          <table:table-cell office:value-type="float" office:value="1.907925E-015" calcext:value-type="float">
            <text:p>1.907925E-15</text:p>
          </table:table-cell>
          <table:table-cell office:value-type="float" office:value="1.9749E-015" calcext:value-type="float">
            <text:p>1.9749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4188597" calcext:value-type="float">
            <text:p>-0.004188597</text:p>
          </table:table-cell>
          <table:table-cell office:value-type="float" office:value="-0.004091186" calcext:value-type="float">
            <text:p>-0.004091186</text:p>
          </table:table-cell>
          <table:table-cell office:value-type="float" office:value="-0.003863431" calcext:value-type="float">
            <text:p>-0.003863431</text:p>
          </table:table-cell>
          <table:table-cell office:value-type="float" office:value="-0.003705014" calcext:value-type="float">
            <text:p>-0.003705014</text:p>
          </table:table-cell>
          <table:table-cell office:value-type="float" office:value="-0.003629204" calcext:value-type="float">
            <text:p>-0.003629204</text:p>
          </table:table-cell>
          <table:table-cell office:value-type="float" office:value="-0.003522821" calcext:value-type="float">
            <text:p>-0.003522821</text:p>
          </table:table-cell>
          <table:table-cell office:value-type="float" office:value="-0.003988909" calcext:value-type="float">
            <text:p>-0.003988909</text:p>
          </table:table-cell>
          <table:table-cell office:value-type="float" office:value="-0.004063802" calcext:value-type="float">
            <text:p>-0.004063802</text:p>
          </table:table-cell>
          <table:table-cell office:value-type="float" office:value="-0.003236441" calcext:value-type="float">
            <text:p>-0.003236441</text:p>
          </table:table-cell>
          <table:table-cell office:value-type="float" office:value="-0.0009139715" calcext:value-type="float">
            <text:p>-0.0009139715</text:p>
          </table:table-cell>
          <table:table-cell office:value-type="float" office:value="518.7512" calcext:value-type="float">
            <text:p>518.7512</text:p>
          </table:table-cell>
          <table:table-cell office:value-type="float" office:value="0" calcext:value-type="float">
            <text:p>0</text:p>
          </table:table-cell>
          <table:table-cell office:value-type="float" office:value="-0.004276524" calcext:value-type="float">
            <text:p>-0.004276524</text:p>
          </table:table-cell>
          <table:table-cell office:value-type="float" office:value="0.008469262" calcext:value-type="float">
            <text:p>0.008469262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0.9215136" calcext:value-type="float">
            <text:p>-0.921513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042004" calcext:value-type="float">
            <text:p>6042004</text:p>
          </table:table-cell>
          <table:table-cell office:value-type="float" office:value="309.2994" calcext:value-type="float">
            <text:p>309.2994</text:p>
          </table:table-cell>
          <table:table-cell office:value-type="float" office:value="-10.02585" calcext:value-type="float">
            <text:p>-10.02585</text:p>
          </table:table-cell>
          <table:table-cell office:value-type="float" office:value="0" calcext:value-type="float">
            <text:p>0</text:p>
          </table:table-cell>
          <table:table-cell office:value-type="float" office:value="1440.02" calcext:value-type="float">
            <text:p>1440.02</text:p>
          </table:table-cell>
          <table:table-cell office:value-type="float" office:value="196.815" calcext:value-type="float">
            <text:p>196.815</text:p>
          </table:table-cell>
          <table:table-cell office:value-type="float" office:value="290.8965" calcext:value-type="float">
            <text:p>290.8965</text:p>
          </table:table-cell>
          <table:table-cell office:value-type="float" office:value="0.3730595" calcext:value-type="float">
            <text:p>0.3730595</text:p>
          </table:table-cell>
          <table:table-cell office:value-type="float" office:value="0.3744647" calcext:value-type="float">
            <text:p>0.3744647</text:p>
          </table:table-cell>
          <table:table-cell office:value-type="float" office:value="0.3778571" calcext:value-type="float">
            <text:p>0.3778571</text:p>
          </table:table-cell>
          <table:table-cell office:value-type="float" office:value="0.3813051" calcext:value-type="float">
            <text:p>0.3813051</text:p>
          </table:table-cell>
          <table:table-cell office:value-type="float" office:value="0.3837427" calcext:value-type="float">
            <text:p>0.3837427</text:p>
          </table:table-cell>
          <table:table-cell office:value-type="float" office:value="0.3864617" calcext:value-type="float">
            <text:p>0.3864617</text:p>
          </table:table-cell>
          <table:table-cell office:value-type="float" office:value="0.4103364" calcext:value-type="float">
            <text:p>0.4103364</text:p>
          </table:table-cell>
          <table:table-cell office:value-type="float" office:value="0.4073169" calcext:value-type="float">
            <text:p>0.4073169</text:p>
          </table:table-cell>
          <table:table-cell office:value-type="float" office:value="0.4164877" calcext:value-type="float">
            <text:p>0.4164877</text:p>
          </table:table-cell>
          <table:table-cell office:value-type="float" office:value="0.4769912" calcext:value-type="float">
            <text:p>0.4769912</text:p>
          </table:table-cell>
          <table:table-cell office:value-type="float" office:value="0.5111789" calcext:value-type="float">
            <text:p>0.511178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7836E-015" calcext:value-type="float">
            <text:p>1.937836E-15</text:p>
          </table:table-cell>
          <table:table-cell office:value-type="float" office:value="1.907925E-015" calcext:value-type="float">
            <text:p>1.907925E-15</text:p>
          </table:table-cell>
          <table:table-cell office:value-type="float" office:value="1.974891E-015" calcext:value-type="float">
            <text:p>1.974891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4151667" calcext:value-type="float">
            <text:p>-0.004151667</text:p>
          </table:table-cell>
          <table:table-cell office:value-type="float" office:value="-0.004055453" calcext:value-type="float">
            <text:p>-0.004055453</text:p>
          </table:table-cell>
          <table:table-cell office:value-type="float" office:value="-0.003809758" calcext:value-type="float">
            <text:p>-0.003809758</text:p>
          </table:table-cell>
          <table:table-cell office:value-type="float" office:value="-0.003592061" calcext:value-type="float">
            <text:p>-0.003592061</text:p>
          </table:table-cell>
          <table:table-cell office:value-type="float" office:value="-0.003449996" calcext:value-type="float">
            <text:p>-0.003449996</text:p>
          </table:table-cell>
          <table:table-cell office:value-type="float" office:value="-0.003290864" calcext:value-type="float">
            <text:p>-0.003290864</text:p>
          </table:table-cell>
          <table:table-cell office:value-type="float" office:value="-0.003684415" calcext:value-type="float">
            <text:p>-0.003684415</text:p>
          </table:table-cell>
          <table:table-cell office:value-type="float" office:value="-0.004369674" calcext:value-type="float">
            <text:p>-0.004369674</text:p>
          </table:table-cell>
          <table:table-cell office:value-type="float" office:value="-0.003538731" calcext:value-type="float">
            <text:p>-0.003538731</text:p>
          </table:table-cell>
          <table:table-cell office:value-type="float" office:value="-0.0009672825" calcext:value-type="float">
            <text:p>-0.0009672825</text:p>
          </table:table-cell>
          <table:table-cell office:value-type="float" office:value="531.5045" calcext:value-type="float">
            <text:p>531.5045</text:p>
          </table:table-cell>
          <table:table-cell office:value-type="float" office:value="0" calcext:value-type="float">
            <text:p>0</text:p>
          </table:table-cell>
          <table:table-cell office:value-type="float" office:value="-0.004326141" calcext:value-type="float">
            <text:p>-0.004326141</text:p>
          </table:table-cell>
          <table:table-cell office:value-type="float" office:value="0.008425544" calcext:value-type="float">
            <text:p>0.008425544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0.9347077" calcext:value-type="float">
            <text:p>-0.934707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042004" calcext:value-type="float">
            <text:p>7042004</text:p>
          </table:table-cell>
          <table:table-cell office:value-type="float" office:value="309.2994" calcext:value-type="float">
            <text:p>309.2994</text:p>
          </table:table-cell>
          <table:table-cell office:value-type="float" office:value="-9.953569" calcext:value-type="float">
            <text:p>-9.953569</text:p>
          </table:table-cell>
          <table:table-cell office:value-type="float" office:value="0" calcext:value-type="float">
            <text:p>0</text:p>
          </table:table-cell>
          <table:table-cell office:value-type="float" office:value="1429.173" calcext:value-type="float">
            <text:p>1429.173</text:p>
          </table:table-cell>
          <table:table-cell office:value-type="float" office:value="207.589" calcext:value-type="float">
            <text:p>207.589</text:p>
          </table:table-cell>
          <table:table-cell office:value-type="float" office:value="269.4212" calcext:value-type="float">
            <text:p>269.4212</text:p>
          </table:table-cell>
          <table:table-cell office:value-type="float" office:value="0.3753562" calcext:value-type="float">
            <text:p>0.3753562</text:p>
          </table:table-cell>
          <table:table-cell office:value-type="float" office:value="0.3769426" calcext:value-type="float">
            <text:p>0.3769426</text:p>
          </table:table-cell>
          <table:table-cell office:value-type="float" office:value="0.3805645" calcext:value-type="float">
            <text:p>0.3805645</text:p>
          </table:table-cell>
          <table:table-cell office:value-type="float" office:value="0.3842593" calcext:value-type="float">
            <text:p>0.3842593</text:p>
          </table:table-cell>
          <table:table-cell office:value-type="float" office:value="0.3870541" calcext:value-type="float">
            <text:p>0.3870541</text:p>
          </table:table-cell>
          <table:table-cell office:value-type="float" office:value="0.3907265" calcext:value-type="float">
            <text:p>0.3907265</text:p>
          </table:table-cell>
          <table:table-cell office:value-type="float" office:value="0.4140068" calcext:value-type="float">
            <text:p>0.4140068</text:p>
          </table:table-cell>
          <table:table-cell office:value-type="float" office:value="0.4060425" calcext:value-type="float">
            <text:p>0.4060425</text:p>
          </table:table-cell>
          <table:table-cell office:value-type="float" office:value="0.4136036" calcext:value-type="float">
            <text:p>0.4136036</text:p>
          </table:table-cell>
          <table:table-cell office:value-type="float" office:value="0.4736929" calcext:value-type="float">
            <text:p>0.4736929</text:p>
          </table:table-cell>
          <table:table-cell office:value-type="float" office:value="0.5111795" calcext:value-type="float">
            <text:p>0.51117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7865E-015" calcext:value-type="float">
            <text:p>1.937865E-15</text:p>
          </table:table-cell>
          <table:table-cell office:value-type="float" office:value="1.907923E-015" calcext:value-type="float">
            <text:p>1.907923E-15</text:p>
          </table:table-cell>
          <table:table-cell office:value-type="float" office:value="1.974882E-015" calcext:value-type="float">
            <text:p>1.974882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3973255" calcext:value-type="float">
            <text:p>-0.003973255</text:p>
          </table:table-cell>
          <table:table-cell office:value-type="float" office:value="-0.003870038" calcext:value-type="float">
            <text:p>-0.003870038</text:p>
          </table:table-cell>
          <table:table-cell office:value-type="float" office:value="-0.00362466" calcext:value-type="float">
            <text:p>-0.00362466</text:p>
          </table:table-cell>
          <table:table-cell office:value-type="float" office:value="-0.00340557" calcext:value-type="float">
            <text:p>-0.00340557</text:p>
          </table:table-cell>
          <table:table-cell office:value-type="float" office:value="-0.003250654" calcext:value-type="float">
            <text:p>-0.003250654</text:p>
          </table:table-cell>
          <table:table-cell office:value-type="float" office:value="-0.003044871" calcext:value-type="float">
            <text:p>-0.003044871</text:p>
          </table:table-cell>
          <table:table-cell office:value-type="float" office:value="-0.003384613" calcext:value-type="float">
            <text:p>-0.003384613</text:p>
          </table:table-cell>
          <table:table-cell office:value-type="float" office:value="-0.004505393" calcext:value-type="float">
            <text:p>-0.004505393</text:p>
          </table:table-cell>
          <table:table-cell office:value-type="float" office:value="-0.003783712" calcext:value-type="float">
            <text:p>-0.003783712</text:p>
          </table:table-cell>
          <table:table-cell office:value-type="float" office:value="-0.001033636" calcext:value-type="float">
            <text:p>-0.001033636</text:p>
          </table:table-cell>
          <table:table-cell office:value-type="float" office:value="544.2287" calcext:value-type="float">
            <text:p>544.2287</text:p>
          </table:table-cell>
          <table:table-cell office:value-type="float" office:value="0" calcext:value-type="float">
            <text:p>0</text:p>
          </table:table-cell>
          <table:table-cell office:value-type="float" office:value="-0.004054622" calcext:value-type="float">
            <text:p>-0.004054622</text:p>
          </table:table-cell>
          <table:table-cell office:value-type="float" office:value="0.008381086" calcext:value-type="float">
            <text:p>0.008381086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0.9500505" calcext:value-type="float">
            <text:p>-0.950050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042004" calcext:value-type="float">
            <text:p>8042004</text:p>
          </table:table-cell>
          <table:table-cell office:value-type="float" office:value="309.2994" calcext:value-type="float">
            <text:p>309.2994</text:p>
          </table:table-cell>
          <table:table-cell office:value-type="float" office:value="-9.486644" calcext:value-type="float">
            <text:p>-9.486644</text:p>
          </table:table-cell>
          <table:table-cell office:value-type="float" office:value="0" calcext:value-type="float">
            <text:p>0</text:p>
          </table:table-cell>
          <table:table-cell office:value-type="float" office:value="1418.106" calcext:value-type="float">
            <text:p>1418.106</text:p>
          </table:table-cell>
          <table:table-cell office:value-type="float" office:value="218.1893" calcext:value-type="float">
            <text:p>218.1893</text:p>
          </table:table-cell>
          <table:table-cell office:value-type="float" office:value="252.4982" calcext:value-type="float">
            <text:p>252.4982</text:p>
          </table:table-cell>
          <table:table-cell office:value-type="float" office:value="0.370346" calcext:value-type="float">
            <text:p>0.370346</text:p>
          </table:table-cell>
          <table:table-cell office:value-type="float" office:value="0.3718024" calcext:value-type="float">
            <text:p>0.3718024</text:p>
          </table:table-cell>
          <table:table-cell office:value-type="float" office:value="0.3750204" calcext:value-type="float">
            <text:p>0.3750204</text:p>
          </table:table-cell>
          <table:table-cell office:value-type="float" office:value="0.3784258" calcext:value-type="float">
            <text:p>0.3784258</text:p>
          </table:table-cell>
          <table:table-cell office:value-type="float" office:value="0.38114" calcext:value-type="float">
            <text:p>0.38114</text:p>
          </table:table-cell>
          <table:table-cell office:value-type="float" office:value="0.3842918" calcext:value-type="float">
            <text:p>0.3842918</text:p>
          </table:table-cell>
          <table:table-cell office:value-type="float" office:value="0.411588" calcext:value-type="float">
            <text:p>0.411588</text:p>
          </table:table-cell>
          <table:table-cell office:value-type="float" office:value="0.4057189" calcext:value-type="float">
            <text:p>0.4057189</text:p>
          </table:table-cell>
          <table:table-cell office:value-type="float" office:value="0.4117786" calcext:value-type="float">
            <text:p>0.4117786</text:p>
          </table:table-cell>
          <table:table-cell office:value-type="float" office:value="0.4699962" calcext:value-type="float">
            <text:p>0.4699962</text:p>
          </table:table-cell>
          <table:table-cell office:value-type="float" office:value="0.5111802" calcext:value-type="float">
            <text:p>0.51118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7895E-015" calcext:value-type="float">
            <text:p>1.937895E-15</text:p>
          </table:table-cell>
          <table:table-cell office:value-type="float" office:value="1.907922E-015" calcext:value-type="float">
            <text:p>1.907922E-15</text:p>
          </table:table-cell>
          <table:table-cell office:value-type="float" office:value="1.974873E-015" calcext:value-type="float">
            <text:p>1.974873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4370898" calcext:value-type="float">
            <text:p>-0.004370898</text:p>
          </table:table-cell>
          <table:table-cell office:value-type="float" office:value="-0.004267236" calcext:value-type="float">
            <text:p>-0.004267236</text:p>
          </table:table-cell>
          <table:table-cell office:value-type="float" office:value="-0.004019774" calcext:value-type="float">
            <text:p>-0.004019774</text:p>
          </table:table-cell>
          <table:table-cell office:value-type="float" office:value="-0.003787458" calcext:value-type="float">
            <text:p>-0.003787458</text:p>
          </table:table-cell>
          <table:table-cell office:value-type="float" office:value="-0.003617742" calcext:value-type="float">
            <text:p>-0.003617742</text:p>
          </table:table-cell>
          <table:table-cell office:value-type="float" office:value="-0.003423527" calcext:value-type="float">
            <text:p>-0.003423527</text:p>
          </table:table-cell>
          <table:table-cell office:value-type="float" office:value="-0.003566244" calcext:value-type="float">
            <text:p>-0.003566244</text:p>
          </table:table-cell>
          <table:table-cell office:value-type="float" office:value="-0.00453884" calcext:value-type="float">
            <text:p>-0.00453884</text:p>
          </table:table-cell>
          <table:table-cell office:value-type="float" office:value="-0.003948095" calcext:value-type="float">
            <text:p>-0.003948095</text:p>
          </table:table-cell>
          <table:table-cell office:value-type="float" office:value="-0.001114207" calcext:value-type="float">
            <text:p>-0.001114207</text:p>
          </table:table-cell>
          <table:table-cell office:value-type="float" office:value="556.821" calcext:value-type="float">
            <text:p>556.821</text:p>
          </table:table-cell>
          <table:table-cell office:value-type="float" office:value="0" calcext:value-type="float">
            <text:p>0</text:p>
          </table:table-cell>
          <table:table-cell office:value-type="float" office:value="-0.004458925" calcext:value-type="float">
            <text:p>-0.004458925</text:p>
          </table:table-cell>
          <table:table-cell office:value-type="float" office:value="0.008337887" calcext:value-type="float">
            <text:p>0.008337887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0.9672804" calcext:value-type="float">
            <text:p>-0.96728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42004" calcext:value-type="float">
            <text:p>9042004</text:p>
          </table:table-cell>
          <table:table-cell office:value-type="float" office:value="309.2994" calcext:value-type="float">
            <text:p>309.2994</text:p>
          </table:table-cell>
          <table:table-cell office:value-type="float" office:value="-8.919735" calcext:value-type="float">
            <text:p>-8.919735</text:p>
          </table:table-cell>
          <table:table-cell office:value-type="float" office:value="0" calcext:value-type="float">
            <text:p>0</text:p>
          </table:table-cell>
          <table:table-cell office:value-type="float" office:value="1407.257" calcext:value-type="float">
            <text:p>1407.257</text:p>
          </table:table-cell>
          <table:table-cell office:value-type="float" office:value="228.4717" calcext:value-type="float">
            <text:p>228.4717</text:p>
          </table:table-cell>
          <table:table-cell office:value-type="float" office:value="235.7154" calcext:value-type="float">
            <text:p>235.7154</text:p>
          </table:table-cell>
          <table:table-cell office:value-type="float" office:value="0.3680004" calcext:value-type="float">
            <text:p>0.3680004</text:p>
          </table:table-cell>
          <table:table-cell office:value-type="float" office:value="0.3693025" calcext:value-type="float">
            <text:p>0.3693025</text:p>
          </table:table-cell>
          <table:table-cell office:value-type="float" office:value="0.3721694" calcext:value-type="float">
            <text:p>0.3721694</text:p>
          </table:table-cell>
          <table:table-cell office:value-type="float" office:value="0.3746779" calcext:value-type="float">
            <text:p>0.3746779</text:p>
          </table:table-cell>
          <table:table-cell office:value-type="float" office:value="0.3762639" calcext:value-type="float">
            <text:p>0.3762639</text:p>
          </table:table-cell>
          <table:table-cell office:value-type="float" office:value="0.3782746" calcext:value-type="float">
            <text:p>0.3782746</text:p>
          </table:table-cell>
          <table:table-cell office:value-type="float" office:value="0.406116" calcext:value-type="float">
            <text:p>0.406116</text:p>
          </table:table-cell>
          <table:table-cell office:value-type="float" office:value="0.4041365" calcext:value-type="float">
            <text:p>0.4041365</text:p>
          </table:table-cell>
          <table:table-cell office:value-type="float" office:value="0.4103129" calcext:value-type="float">
            <text:p>0.4103129</text:p>
          </table:table-cell>
          <table:table-cell office:value-type="float" office:value="0.4663985" calcext:value-type="float">
            <text:p>0.4663985</text:p>
          </table:table-cell>
          <table:table-cell office:value-type="float" office:value="0.5111809" calcext:value-type="float">
            <text:p>0.511180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7924E-015" calcext:value-type="float">
            <text:p>1.937924E-15</text:p>
          </table:table-cell>
          <table:table-cell office:value-type="float" office:value="1.907923E-015" calcext:value-type="float">
            <text:p>1.907923E-15</text:p>
          </table:table-cell>
          <table:table-cell office:value-type="float" office:value="1.974863E-015" calcext:value-type="float">
            <text:p>1.974863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4567888" calcext:value-type="float">
            <text:p>-0.004567888</text:p>
          </table:table-cell>
          <table:table-cell office:value-type="float" office:value="-0.004469221" calcext:value-type="float">
            <text:p>-0.004469221</text:p>
          </table:table-cell>
          <table:table-cell office:value-type="float" office:value="-0.004237803" calcext:value-type="float">
            <text:p>-0.004237803</text:p>
          </table:table-cell>
          <table:table-cell office:value-type="float" office:value="-0.004060595" calcext:value-type="float">
            <text:p>-0.004060595</text:p>
          </table:table-cell>
          <table:table-cell office:value-type="float" office:value="-0.003955457" calcext:value-type="float">
            <text:p>-0.003955457</text:p>
          </table:table-cell>
          <table:table-cell office:value-type="float" office:value="-0.003822358" calcext:value-type="float">
            <text:p>-0.003822358</text:p>
          </table:table-cell>
          <table:table-cell office:value-type="float" office:value="-0.004057127" calcext:value-type="float">
            <text:p>-0.004057127</text:p>
          </table:table-cell>
          <table:table-cell office:value-type="float" office:value="-0.004710979" calcext:value-type="float">
            <text:p>-0.004710979</text:p>
          </table:table-cell>
          <table:table-cell office:value-type="float" office:value="-0.004085587" calcext:value-type="float">
            <text:p>-0.004085587</text:p>
          </table:table-cell>
          <table:table-cell office:value-type="float" office:value="-0.001199348" calcext:value-type="float">
            <text:p>-0.001199348</text:p>
          </table:table-cell>
          <table:table-cell office:value-type="float" office:value="569.1346" calcext:value-type="float">
            <text:p>569.1346</text:p>
          </table:table-cell>
          <table:table-cell office:value-type="float" office:value="0" calcext:value-type="float">
            <text:p>0</text:p>
          </table:table-cell>
          <table:table-cell office:value-type="float" office:value="-0.004647619" calcext:value-type="float">
            <text:p>-0.004647619</text:p>
          </table:table-cell>
          <table:table-cell office:value-type="float" office:value="0.008295389" calcext:value-type="float">
            <text:p>0.008295389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0.9840524" calcext:value-type="float">
            <text:p>-0.984052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42004" calcext:value-type="float">
            <text:p>10042004</text:p>
          </table:table-cell>
          <table:table-cell office:value-type="float" office:value="309.2994" calcext:value-type="float">
            <text:p>309.2994</text:p>
          </table:table-cell>
          <table:table-cell office:value-type="float" office:value="-8.629225" calcext:value-type="float">
            <text:p>-8.629225</text:p>
          </table:table-cell>
          <table:table-cell office:value-type="float" office:value="0" calcext:value-type="float">
            <text:p>0</text:p>
          </table:table-cell>
          <table:table-cell office:value-type="float" office:value="1396.931" calcext:value-type="float">
            <text:p>1396.931</text:p>
          </table:table-cell>
          <table:table-cell office:value-type="float" office:value="238.5062" calcext:value-type="float">
            <text:p>238.5062</text:p>
          </table:table-cell>
          <table:table-cell office:value-type="float" office:value="217.583" calcext:value-type="float">
            <text:p>217.583</text:p>
          </table:table-cell>
          <table:table-cell office:value-type="float" office:value="0.369461" calcext:value-type="float">
            <text:p>0.369461</text:p>
          </table:table-cell>
          <table:table-cell office:value-type="float" office:value="0.3707733" calcext:value-type="float">
            <text:p>0.3707733</text:p>
          </table:table-cell>
          <table:table-cell office:value-type="float" office:value="0.373574" calcext:value-type="float">
            <text:p>0.373574</text:p>
          </table:table-cell>
          <table:table-cell office:value-type="float" office:value="0.3755694" calcext:value-type="float">
            <text:p>0.3755694</text:p>
          </table:table-cell>
          <table:table-cell office:value-type="float" office:value="0.3764363" calcext:value-type="float">
            <text:p>0.3764363</text:p>
          </table:table-cell>
          <table:table-cell office:value-type="float" office:value="0.3776799" calcext:value-type="float">
            <text:p>0.3776799</text:p>
          </table:table-cell>
          <table:table-cell office:value-type="float" office:value="0.4032605" calcext:value-type="float">
            <text:p>0.4032605</text:p>
          </table:table-cell>
          <table:table-cell office:value-type="float" office:value="0.4016254" calcext:value-type="float">
            <text:p>0.4016254</text:p>
          </table:table-cell>
          <table:table-cell office:value-type="float" office:value="0.4088326" calcext:value-type="float">
            <text:p>0.4088326</text:p>
          </table:table-cell>
          <table:table-cell office:value-type="float" office:value="0.462926" calcext:value-type="float">
            <text:p>0.462926</text:p>
          </table:table-cell>
          <table:table-cell office:value-type="float" office:value="0.5111816" calcext:value-type="float">
            <text:p>0.5111816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7953E-015" calcext:value-type="float">
            <text:p>1.937953E-15</text:p>
          </table:table-cell>
          <table:table-cell office:value-type="float" office:value="1.907923E-015" calcext:value-type="float">
            <text:p>1.907923E-15</text:p>
          </table:table-cell>
          <table:table-cell office:value-type="float" office:value="1.974854E-015" calcext:value-type="float">
            <text:p>1.974854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4441476" calcext:value-type="float">
            <text:p>-0.004441476</text:p>
          </table:table-cell>
          <table:table-cell office:value-type="float" office:value="-0.004341567" calcext:value-type="float">
            <text:p>-0.004341567</text:p>
          </table:table-cell>
          <table:table-cell office:value-type="float" office:value="-0.004122982" calcext:value-type="float">
            <text:p>-0.004122982</text:p>
          </table:table-cell>
          <table:table-cell office:value-type="float" office:value="-0.00399016" calcext:value-type="float">
            <text:p>-0.00399016</text:p>
          </table:table-cell>
          <table:table-cell office:value-type="float" office:value="-0.003948348" calcext:value-type="float">
            <text:p>-0.003948348</text:p>
          </table:table-cell>
          <table:table-cell office:value-type="float" office:value="-0.00387003" calcext:value-type="float">
            <text:p>-0.00387003</text:p>
          </table:table-cell>
          <table:table-cell office:value-type="float" office:value="-0.004347405" calcext:value-type="float">
            <text:p>-0.004347405</text:p>
          </table:table-cell>
          <table:table-cell office:value-type="float" office:value="-0.005000729" calcext:value-type="float">
            <text:p>-0.005000729</text:p>
          </table:table-cell>
          <table:table-cell office:value-type="float" office:value="-0.004229502" calcext:value-type="float">
            <text:p>-0.004229502</text:p>
          </table:table-cell>
          <table:table-cell office:value-type="float" office:value="-0.001288379" calcext:value-type="float">
            <text:p>-0.001288379</text:p>
          </table:table-cell>
          <table:table-cell office:value-type="float" office:value="581.2338" calcext:value-type="float">
            <text:p>581.2338</text:p>
          </table:table-cell>
          <table:table-cell office:value-type="float" office:value="0" calcext:value-type="float">
            <text:p>0</text:p>
          </table:table-cell>
          <table:table-cell office:value-type="float" office:value="-0.004526073" calcext:value-type="float">
            <text:p>-0.004526073</text:p>
          </table:table-cell>
          <table:table-cell office:value-type="float" office:value="0.008253203" calcext:value-type="float">
            <text:p>0.008253203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1.000239" calcext:value-type="float">
            <text:p>-1.00023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042004" calcext:value-type="float">
            <text:p>11042004</text:p>
          </table:table-cell>
          <table:table-cell office:value-type="float" office:value="309.2994" calcext:value-type="float">
            <text:p>309.2994</text:p>
          </table:table-cell>
          <table:table-cell office:value-type="float" office:value="-8.50644" calcext:value-type="float">
            <text:p>-8.50644</text:p>
          </table:table-cell>
          <table:table-cell office:value-type="float" office:value="0" calcext:value-type="float">
            <text:p>0</text:p>
          </table:table-cell>
          <table:table-cell office:value-type="float" office:value="1386.803" calcext:value-type="float">
            <text:p>1386.803</text:p>
          </table:table-cell>
          <table:table-cell office:value-type="float" office:value="248.5105" calcext:value-type="float">
            <text:p>248.5105</text:p>
          </table:table-cell>
          <table:table-cell office:value-type="float" office:value="193.8531" calcext:value-type="float">
            <text:p>193.8531</text:p>
          </table:table-cell>
          <table:table-cell office:value-type="float" office:value="0.3765268" calcext:value-type="float">
            <text:p>0.3765268</text:p>
          </table:table-cell>
          <table:table-cell office:value-type="float" office:value="0.3780883" calcext:value-type="float">
            <text:p>0.3780883</text:p>
          </table:table-cell>
          <table:table-cell office:value-type="float" office:value="0.3815976" calcext:value-type="float">
            <text:p>0.3815976</text:p>
          </table:table-cell>
          <table:table-cell office:value-type="float" office:value="0.3846675" calcext:value-type="float">
            <text:p>0.3846675</text:p>
          </table:table-cell>
          <table:table-cell office:value-type="float" office:value="0.3866156" calcext:value-type="float">
            <text:p>0.3866156</text:p>
          </table:table-cell>
          <table:table-cell office:value-type="float" office:value="0.3890805" calcext:value-type="float">
            <text:p>0.3890805</text:p>
          </table:table-cell>
          <table:table-cell office:value-type="float" office:value="0.4086962" calcext:value-type="float">
            <text:p>0.4086962</text:p>
          </table:table-cell>
          <table:table-cell office:value-type="float" office:value="0.400163" calcext:value-type="float">
            <text:p>0.400163</text:p>
          </table:table-cell>
          <table:table-cell office:value-type="float" office:value="0.407513" calcext:value-type="float">
            <text:p>0.407513</text:p>
          </table:table-cell>
          <table:table-cell office:value-type="float" office:value="0.4593663" calcext:value-type="float">
            <text:p>0.4593663</text:p>
          </table:table-cell>
          <table:table-cell office:value-type="float" office:value="0.5111823" calcext:value-type="float">
            <text:p>0.511182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798E-015" calcext:value-type="float">
            <text:p>1.93798E-15</text:p>
          </table:table-cell>
          <table:table-cell office:value-type="float" office:value="1.907923E-015" calcext:value-type="float">
            <text:p>1.907923E-15</text:p>
          </table:table-cell>
          <table:table-cell office:value-type="float" office:value="1.974845E-015" calcext:value-type="float">
            <text:p>1.974845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3884718" calcext:value-type="float">
            <text:p>-0.003884718</text:p>
          </table:table-cell>
          <table:table-cell office:value-type="float" office:value="-0.003785955" calcext:value-type="float">
            <text:p>-0.003785955</text:p>
          </table:table-cell>
          <table:table-cell office:value-type="float" office:value="-0.003554119" calcext:value-type="float">
            <text:p>-0.003554119</text:p>
          </table:table-cell>
          <table:table-cell office:value-type="float" office:value="-0.003378934" calcext:value-type="float">
            <text:p>-0.003378934</text:p>
          </table:table-cell>
          <table:table-cell office:value-type="float" office:value="-0.003276603" calcext:value-type="float">
            <text:p>-0.003276603</text:p>
          </table:table-cell>
          <table:table-cell office:value-type="float" office:value="-0.003148455" calcext:value-type="float">
            <text:p>-0.003148455</text:p>
          </table:table-cell>
          <table:table-cell office:value-type="float" office:value="-0.003830095" calcext:value-type="float">
            <text:p>-0.003830095</text:p>
          </table:table-cell>
          <table:table-cell office:value-type="float" office:value="-0.005182161" calcext:value-type="float">
            <text:p>-0.005182161</text:p>
          </table:table-cell>
          <table:table-cell office:value-type="float" office:value="-0.004363043" calcext:value-type="float">
            <text:p>-0.004363043</text:p>
          </table:table-cell>
          <table:table-cell office:value-type="float" office:value="-0.001387222" calcext:value-type="float">
            <text:p>-0.001387222</text:p>
          </table:table-cell>
          <table:table-cell office:value-type="float" office:value="593.3335" calcext:value-type="float">
            <text:p>593.3335</text:p>
          </table:table-cell>
          <table:table-cell office:value-type="float" office:value="0" calcext:value-type="float">
            <text:p>0</text:p>
          </table:table-cell>
          <table:table-cell office:value-type="float" office:value="-0.003960698" calcext:value-type="float">
            <text:p>-0.003960698</text:p>
          </table:table-cell>
          <table:table-cell office:value-type="float" office:value="0.008210916" calcext:value-type="float">
            <text:p>0.008210916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1.016822" calcext:value-type="float">
            <text:p>-1.01682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042004" calcext:value-type="float">
            <text:p>12042004</text:p>
          </table:table-cell>
          <table:table-cell office:value-type="float" office:value="309.2994" calcext:value-type="float">
            <text:p>309.2994</text:p>
          </table:table-cell>
          <table:table-cell office:value-type="float" office:value="-8.433712" calcext:value-type="float">
            <text:p>-8.433712</text:p>
          </table:table-cell>
          <table:table-cell office:value-type="float" office:value="0" calcext:value-type="float">
            <text:p>0</text:p>
          </table:table-cell>
          <table:table-cell office:value-type="float" office:value="1376.56" calcext:value-type="float">
            <text:p>1376.56</text:p>
          </table:table-cell>
          <table:table-cell office:value-type="float" office:value="258.6811" calcext:value-type="float">
            <text:p>258.6811</text:p>
          </table:table-cell>
          <table:table-cell office:value-type="float" office:value="166.1904" calcext:value-type="float">
            <text:p>166.1904</text:p>
          </table:table-cell>
          <table:table-cell office:value-type="float" office:value="0.3833434" calcext:value-type="float">
            <text:p>0.3833434</text:p>
          </table:table-cell>
          <table:table-cell office:value-type="float" office:value="0.3851371" calcext:value-type="float">
            <text:p>0.3851371</text:p>
          </table:table-cell>
          <table:table-cell office:value-type="float" office:value="0.3893968" calcext:value-type="float">
            <text:p>0.3893968</text:p>
          </table:table-cell>
          <table:table-cell office:value-type="float" office:value="0.3942758" calcext:value-type="float">
            <text:p>0.3942758</text:p>
          </table:table-cell>
          <table:table-cell office:value-type="float" office:value="0.398791" calcext:value-type="float">
            <text:p>0.398791</text:p>
          </table:table-cell>
          <table:table-cell office:value-type="float" office:value="0.4041241" calcext:value-type="float">
            <text:p>0.4041241</text:p>
          </table:table-cell>
          <table:table-cell office:value-type="float" office:value="0.4245902" calcext:value-type="float">
            <text:p>0.4245902</text:p>
          </table:table-cell>
          <table:table-cell office:value-type="float" office:value="0.4012128" calcext:value-type="float">
            <text:p>0.4012128</text:p>
          </table:table-cell>
          <table:table-cell office:value-type="float" office:value="0.4064628" calcext:value-type="float">
            <text:p>0.4064628</text:p>
          </table:table-cell>
          <table:table-cell office:value-type="float" office:value="0.4559575" calcext:value-type="float">
            <text:p>0.4559575</text:p>
          </table:table-cell>
          <table:table-cell office:value-type="float" office:value="0.511183" calcext:value-type="float">
            <text:p>0.51118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8007E-015" calcext:value-type="float">
            <text:p>1.938007E-15</text:p>
          </table:table-cell>
          <table:table-cell office:value-type="float" office:value="1.907921E-015" calcext:value-type="float">
            <text:p>1.907921E-15</text:p>
          </table:table-cell>
          <table:table-cell office:value-type="float" office:value="1.974837E-015" calcext:value-type="float">
            <text:p>1.974837E-15</text:p>
          </table:table-cell>
          <table:table-cell office:value-type="float" office:value="1.974732E-015" calcext:value-type="float">
            <text:p>1.974732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3426356" calcext:value-type="float">
            <text:p>-0.003426356</text:p>
          </table:table-cell>
          <table:table-cell office:value-type="float" office:value="-0.003328111" calcext:value-type="float">
            <text:p>-0.003328111</text:p>
          </table:table-cell>
          <table:table-cell office:value-type="float" office:value="-0.00308856" calcext:value-type="float">
            <text:p>-0.00308856</text:p>
          </table:table-cell>
          <table:table-cell office:value-type="float" office:value="-0.002845559" calcext:value-type="float">
            <text:p>-0.002845559</text:p>
          </table:table-cell>
          <table:table-cell office:value-type="float" office:value="-0.00263899" calcext:value-type="float">
            <text:p>-0.00263899</text:p>
          </table:table-cell>
          <table:table-cell office:value-type="float" office:value="-0.002406922" calcext:value-type="float">
            <text:p>-0.002406922</text:p>
          </table:table-cell>
          <table:table-cell office:value-type="float" office:value="-0.002665733" calcext:value-type="float">
            <text:p>-0.002665733</text:p>
          </table:table-cell>
          <table:table-cell office:value-type="float" office:value="-0.005057665" calcext:value-type="float">
            <text:p>-0.005057665</text:p>
          </table:table-cell>
          <table:table-cell office:value-type="float" office:value="-0.004472699" calcext:value-type="float">
            <text:p>-0.004472699</text:p>
          </table:table-cell>
          <table:table-cell office:value-type="float" office:value="-0.001489878" calcext:value-type="float">
            <text:p>-0.001489878</text:p>
          </table:table-cell>
          <table:table-cell office:value-type="float" office:value="605.6339" calcext:value-type="float">
            <text:p>605.6339</text:p>
          </table:table-cell>
          <table:table-cell office:value-type="float" office:value="0" calcext:value-type="float">
            <text:p>0</text:p>
          </table:table-cell>
          <table:table-cell office:value-type="float" office:value="-0.003525841" calcext:value-type="float">
            <text:p>-0.003525841</text:p>
          </table:table-cell>
          <table:table-cell office:value-type="float" office:value="0.008168887" calcext:value-type="float">
            <text:p>0.008168887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1.032717" calcext:value-type="float">
            <text:p>-1.03271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042004" calcext:value-type="float">
            <text:p>13042004</text:p>
          </table:table-cell>
          <table:table-cell office:value-type="float" office:value="309.2994" calcext:value-type="float">
            <text:p>309.2994</text:p>
          </table:table-cell>
          <table:table-cell office:value-type="float" office:value="-8.204184" calcext:value-type="float">
            <text:p>-8.204184</text:p>
          </table:table-cell>
          <table:table-cell office:value-type="float" office:value="0" calcext:value-type="float">
            <text:p>0</text:p>
          </table:table-cell>
          <table:table-cell office:value-type="float" office:value="1365.955" calcext:value-type="float">
            <text:p>1365.955</text:p>
          </table:table-cell>
          <table:table-cell office:value-type="float" office:value="269.0556" calcext:value-type="float">
            <text:p>269.0556</text:p>
          </table:table-cell>
          <table:table-cell office:value-type="float" office:value="129.9872" calcext:value-type="float">
            <text:p>129.9872</text:p>
          </table:table-cell>
          <table:table-cell office:value-type="float" office:value="0.3937839" calcext:value-type="float">
            <text:p>0.3937839</text:p>
          </table:table-cell>
          <table:table-cell office:value-type="float" office:value="0.395175" calcext:value-type="float">
            <text:p>0.395175</text:p>
          </table:table-cell>
          <table:table-cell office:value-type="float" office:value="0.3992294" calcext:value-type="float">
            <text:p>0.3992294</text:p>
          </table:table-cell>
          <table:table-cell office:value-type="float" office:value="0.4053631" calcext:value-type="float">
            <text:p>0.4053631</text:p>
          </table:table-cell>
          <table:table-cell office:value-type="float" office:value="0.4128655" calcext:value-type="float">
            <text:p>0.4128655</text:p>
          </table:table-cell>
          <table:table-cell office:value-type="float" office:value="0.4233888" calcext:value-type="float">
            <text:p>0.4233888</text:p>
          </table:table-cell>
          <table:table-cell office:value-type="float" office:value="0.452982" calcext:value-type="float">
            <text:p>0.452982</text:p>
          </table:table-cell>
          <table:table-cell office:value-type="float" office:value="0.4055924" calcext:value-type="float">
            <text:p>0.4055924</text:p>
          </table:table-cell>
          <table:table-cell office:value-type="float" office:value="0.4059213" calcext:value-type="float">
            <text:p>0.4059213</text:p>
          </table:table-cell>
          <table:table-cell office:value-type="float" office:value="0.4527559" calcext:value-type="float">
            <text:p>0.4527559</text:p>
          </table:table-cell>
          <table:table-cell office:value-type="float" office:value="0.5111836" calcext:value-type="float">
            <text:p>0.511183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8033E-015" calcext:value-type="float">
            <text:p>1.938033E-15</text:p>
          </table:table-cell>
          <table:table-cell office:value-type="float" office:value="1.907919E-015" calcext:value-type="float">
            <text:p>1.907919E-15</text:p>
          </table:table-cell>
          <table:table-cell office:value-type="float" office:value="1.974829E-015" calcext:value-type="float">
            <text:p>1.974829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285295" calcext:value-type="float">
            <text:p>-0.00285295</text:p>
          </table:table-cell>
          <table:table-cell office:value-type="float" office:value="-0.002791145" calcext:value-type="float">
            <text:p>-0.002791145</text:p>
          </table:table-cell>
          <table:table-cell office:value-type="float" office:value="-0.002604296" calcext:value-type="float">
            <text:p>-0.002604296</text:p>
          </table:table-cell>
          <table:table-cell office:value-type="float" office:value="-0.002351596" calcext:value-type="float">
            <text:p>-0.002351596</text:p>
          </table:table-cell>
          <table:table-cell office:value-type="float" office:value="-0.002074527" calcext:value-type="float">
            <text:p>-0.002074527</text:p>
          </table:table-cell>
          <table:table-cell office:value-type="float" office:value="-0.001748739" calcext:value-type="float">
            <text:p>-0.001748739</text:p>
          </table:table-cell>
          <table:table-cell office:value-type="float" office:value="-0.001423711" calcext:value-type="float">
            <text:p>-0.001423711</text:p>
          </table:table-cell>
          <table:table-cell office:value-type="float" office:value="-0.004562803" calcext:value-type="float">
            <text:p>-0.004562803</text:p>
          </table:table-cell>
          <table:table-cell office:value-type="float" office:value="-0.004531148" calcext:value-type="float">
            <text:p>-0.004531148</text:p>
          </table:table-cell>
          <table:table-cell office:value-type="float" office:value="-0.001593987" calcext:value-type="float">
            <text:p>-0.001593987</text:p>
          </table:table-cell>
          <table:table-cell office:value-type="float" office:value="618.1689" calcext:value-type="float">
            <text:p>618.1689</text:p>
          </table:table-cell>
          <table:table-cell office:value-type="float" office:value="0" calcext:value-type="float">
            <text:p>0</text:p>
          </table:table-cell>
          <table:table-cell office:value-type="float" office:value="-0.00277014" calcext:value-type="float">
            <text:p>-0.00277014</text:p>
          </table:table-cell>
          <table:table-cell office:value-type="float" office:value="0.008125984" calcext:value-type="float">
            <text:p>0.008125984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1.047647" calcext:value-type="float">
            <text:p>-1.04764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042004" calcext:value-type="float">
            <text:p>14042004</text:p>
          </table:table-cell>
          <table:table-cell office:value-type="float" office:value="309.2994" calcext:value-type="float">
            <text:p>309.2994</text:p>
          </table:table-cell>
          <table:table-cell office:value-type="float" office:value="-7.961541" calcext:value-type="float">
            <text:p>-7.961541</text:p>
          </table:table-cell>
          <table:table-cell office:value-type="float" office:value="0" calcext:value-type="float">
            <text:p>0</text:p>
          </table:table-cell>
          <table:table-cell office:value-type="float" office:value="1355.22" calcext:value-type="float">
            <text:p>1355.22</text:p>
          </table:table-cell>
          <table:table-cell office:value-type="float" office:value="279.547" calcext:value-type="float">
            <text:p>279.547</text:p>
          </table:table-cell>
          <table:table-cell office:value-type="float" office:value="101.6938" calcext:value-type="float">
            <text:p>101.6938</text:p>
          </table:table-cell>
          <table:table-cell office:value-type="float" office:value="0.393773" calcext:value-type="float">
            <text:p>0.393773</text:p>
          </table:table-cell>
          <table:table-cell office:value-type="float" office:value="0.3944926" calcext:value-type="float">
            <text:p>0.3944926</text:p>
          </table:table-cell>
          <table:table-cell office:value-type="float" office:value="0.3974465" calcext:value-type="float">
            <text:p>0.3974465</text:p>
          </table:table-cell>
          <table:table-cell office:value-type="float" office:value="0.403192" calcext:value-type="float">
            <text:p>0.403192</text:p>
          </table:table-cell>
          <table:table-cell office:value-type="float" office:value="0.4110201" calcext:value-type="float">
            <text:p>0.4110201</text:p>
          </table:table-cell>
          <table:table-cell office:value-type="float" office:value="0.4222596" calcext:value-type="float">
            <text:p>0.4222596</text:p>
          </table:table-cell>
          <table:table-cell office:value-type="float" office:value="0.4553019" calcext:value-type="float">
            <text:p>0.4553019</text:p>
          </table:table-cell>
          <table:table-cell office:value-type="float" office:value="0.4138991" calcext:value-type="float">
            <text:p>0.4138991</text:p>
          </table:table-cell>
          <table:table-cell office:value-type="float" office:value="0.4063743" calcext:value-type="float">
            <text:p>0.4063743</text:p>
          </table:table-cell>
          <table:table-cell office:value-type="float" office:value="0.4498159" calcext:value-type="float">
            <text:p>0.4498159</text:p>
          </table:table-cell>
          <table:table-cell office:value-type="float" office:value="0.5111842" calcext:value-type="float">
            <text:p>0.511184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806E-015" calcext:value-type="float">
            <text:p>1.93806E-15</text:p>
          </table:table-cell>
          <table:table-cell office:value-type="float" office:value="1.90792E-015" calcext:value-type="float">
            <text:p>1.90792E-15</text:p>
          </table:table-cell>
          <table:table-cell office:value-type="float" office:value="1.974819E-015" calcext:value-type="float">
            <text:p>1.974819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2865904" calcext:value-type="float">
            <text:p>-0.002865904</text:p>
          </table:table-cell>
          <table:table-cell office:value-type="float" office:value="-0.002839143" calcext:value-type="float">
            <text:p>-0.002839143</text:p>
          </table:table-cell>
          <table:table-cell office:value-type="float" office:value="-0.002696455" calcext:value-type="float">
            <text:p>-0.002696455</text:p>
          </table:table-cell>
          <table:table-cell office:value-type="float" office:value="-0.002450042" calcext:value-type="float">
            <text:p>-0.002450042</text:p>
          </table:table-cell>
          <table:table-cell office:value-type="float" office:value="-0.002147358" calcext:value-type="float">
            <text:p>-0.002147358</text:p>
          </table:table-cell>
          <table:table-cell office:value-type="float" office:value="-0.001778657" calcext:value-type="float">
            <text:p>-0.001778657</text:p>
          </table:table-cell>
          <table:table-cell office:value-type="float" office:value="-0.001343702" calcext:value-type="float">
            <text:p>-0.001343702</text:p>
          </table:table-cell>
          <table:table-cell office:value-type="float" office:value="-0.003759668" calcext:value-type="float">
            <text:p>-0.003759668</text:p>
          </table:table-cell>
          <table:table-cell office:value-type="float" office:value="-0.004484265" calcext:value-type="float">
            <text:p>-0.004484265</text:p>
          </table:table-cell>
          <table:table-cell office:value-type="float" office:value="-0.001696734" calcext:value-type="float">
            <text:p>-0.001696734</text:p>
          </table:table-cell>
          <table:table-cell office:value-type="float" office:value="630.8412" calcext:value-type="float">
            <text:p>630.8412</text:p>
          </table:table-cell>
          <table:table-cell office:value-type="float" office:value="0" calcext:value-type="float">
            <text:p>0</text:p>
          </table:table-cell>
          <table:table-cell office:value-type="float" office:value="-0.002678808" calcext:value-type="float">
            <text:p>-0.002678808</text:p>
          </table:table-cell>
          <table:table-cell office:value-type="float" office:value="0.008084054" calcext:value-type="float">
            <text:p>0.008084054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1.061361" calcext:value-type="float">
            <text:p>-1.06136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042004" calcext:value-type="float">
            <text:p>15042004</text:p>
          </table:table-cell>
          <table:table-cell office:value-type="float" office:value="320.0995" calcext:value-type="float">
            <text:p>320.0995</text:p>
          </table:table-cell>
          <table:table-cell office:value-type="float" office:value="-8.911291" calcext:value-type="float">
            <text:p>-8.911291</text:p>
          </table:table-cell>
          <table:table-cell office:value-type="float" office:value="0" calcext:value-type="float">
            <text:p>0</text:p>
          </table:table-cell>
          <table:table-cell office:value-type="float" office:value="1355.598" calcext:value-type="float">
            <text:p>1355.598</text:p>
          </table:table-cell>
          <table:table-cell office:value-type="float" office:value="290.9188" calcext:value-type="float">
            <text:p>290.9188</text:p>
          </table:table-cell>
          <table:table-cell office:value-type="float" office:value="61.53798" calcext:value-type="float">
            <text:p>61.53798</text:p>
          </table:table-cell>
          <table:table-cell office:value-type="float" office:value="0.4111976" calcext:value-type="float">
            <text:p>0.4111976</text:p>
          </table:table-cell>
          <table:table-cell office:value-type="float" office:value="0.4122251" calcext:value-type="float">
            <text:p>0.4122251</text:p>
          </table:table-cell>
          <table:table-cell office:value-type="float" office:value="0.4165547" calcext:value-type="float">
            <text:p>0.4165547</text:p>
          </table:table-cell>
          <table:table-cell office:value-type="float" office:value="0.423916" calcext:value-type="float">
            <text:p>0.423916</text:p>
          </table:table-cell>
          <table:table-cell office:value-type="float" office:value="0.4335577" calcext:value-type="float">
            <text:p>0.4335577</text:p>
          </table:table-cell>
          <table:table-cell office:value-type="float" office:value="0.4478645" calcext:value-type="float">
            <text:p>0.4478645</text:p>
          </table:table-cell>
          <table:table-cell office:value-type="float" office:value="0.468528" calcext:value-type="float">
            <text:p>0.468528</text:p>
          </table:table-cell>
          <table:table-cell office:value-type="float" office:value="0.4653735" calcext:value-type="float">
            <text:p>0.4653735</text:p>
          </table:table-cell>
          <table:table-cell office:value-type="float" office:value="0.4114231" calcext:value-type="float">
            <text:p>0.4114231</text:p>
          </table:table-cell>
          <table:table-cell office:value-type="float" office:value="0.4463069" calcext:value-type="float">
            <text:p>0.4463069</text:p>
          </table:table-cell>
          <table:table-cell office:value-type="float" office:value="0.5111849" calcext:value-type="float">
            <text:p>0.5111849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0004759058" calcext:value-type="float">
            <text:p>4.759058E-07</text:p>
          </table:table-cell>
          <table:table-cell office:value-type="float" office:value="1.938081E-015" calcext:value-type="float">
            <text:p>1.938081E-15</text:p>
          </table:table-cell>
          <table:table-cell office:value-type="float" office:value="1.907919E-015" calcext:value-type="float">
            <text:p>1.907919E-15</text:p>
          </table:table-cell>
          <table:table-cell office:value-type="float" office:value="1.97481E-015" calcext:value-type="float">
            <text:p>1.97481E-15</text:p>
          </table:table-cell>
          <table:table-cell office:value-type="float" office:value="1.974733E-015" calcext:value-type="float">
            <text:p>1.9747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2105735" calcext:value-type="float">
            <text:p>-0.002105735</text:p>
          </table:table-cell>
          <table:table-cell office:value-type="float" office:value="-0.00207883" calcext:value-type="float">
            <text:p>-0.00207883</text:p>
          </table:table-cell>
          <table:table-cell office:value-type="float" office:value="-0.001936277" calcext:value-type="float">
            <text:p>-0.001936277</text:p>
          </table:table-cell>
          <table:table-cell office:value-type="float" office:value="-0.001718115" calcext:value-type="float">
            <text:p>-0.001718115</text:p>
          </table:table-cell>
          <table:table-cell office:value-type="float" office:value="-0.001467736" calcext:value-type="float">
            <text:p>-0.001467736</text:p>
          </table:table-cell>
          <table:table-cell office:value-type="float" office:value="-0.001169716" calcext:value-type="float">
            <text:p>-0.001169716</text:p>
          </table:table-cell>
          <table:table-cell office:value-type="float" office:value="-0.001024517" calcext:value-type="float">
            <text:p>-0.001024517</text:p>
          </table:table-cell>
          <table:table-cell office:value-type="float" office:value="-0.001216043" calcext:value-type="float">
            <text:p>-0.001216043</text:p>
          </table:table-cell>
          <table:table-cell office:value-type="float" office:value="-0.00403826" calcext:value-type="float">
            <text:p>-0.00403826</text:p>
          </table:table-cell>
          <table:table-cell office:value-type="float" office:value="-0.001829332" calcext:value-type="float">
            <text:p>-0.001829332</text:p>
          </table:table-cell>
          <table:table-cell office:value-type="float" office:value="644.3758" calcext:value-type="float">
            <text:p>644.3758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8039003" calcext:value-type="float">
            <text:p>0.008039003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1.077762" calcext:value-type="float">
            <text:p>-1.07776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042004" calcext:value-type="float">
            <text:p>16042004</text:p>
          </table:table-cell>
          <table:table-cell office:value-type="float" office:value="323.6996" calcext:value-type="float">
            <text:p>323.6996</text:p>
          </table:table-cell>
          <table:table-cell office:value-type="float" office:value="-9.573588" calcext:value-type="float">
            <text:p>-9.573588</text:p>
          </table:table-cell>
          <table:table-cell office:value-type="float" office:value="0" calcext:value-type="float">
            <text:p>0</text:p>
          </table:table-cell>
          <table:table-cell office:value-type="float" office:value="1348.434" calcext:value-type="float">
            <text:p>1348.434</text:p>
          </table:table-cell>
          <table:table-cell office:value-type="float" office:value="302.3445" calcext:value-type="float">
            <text:p>302.3445</text:p>
          </table:table-cell>
          <table:table-cell office:value-type="float" office:value="4.020588" calcext:value-type="float">
            <text:p>4.020588</text:p>
          </table:table-cell>
          <table:table-cell office:value-type="float" office:value="0.3881154" calcext:value-type="float">
            <text:p>0.3881154</text:p>
          </table:table-cell>
          <table:table-cell office:value-type="float" office:value="0.3902599" calcext:value-type="float">
            <text:p>0.3902599</text:p>
          </table:table-cell>
          <table:table-cell office:value-type="float" office:value="0.3957891" calcext:value-type="float">
            <text:p>0.3957891</text:p>
          </table:table-cell>
          <table:table-cell office:value-type="float" office:value="0.4042425" calcext:value-type="float">
            <text:p>0.4042425</text:p>
          </table:table-cell>
          <table:table-cell office:value-type="float" office:value="0.413551" calcext:value-type="float">
            <text:p>0.413551</text:p>
          </table:table-cell>
          <table:table-cell office:value-type="float" office:value="0.4250711" calcext:value-type="float">
            <text:p>0.4250711</text:p>
          </table:table-cell>
          <table:table-cell office:value-type="float" office:value="0.4521031" calcext:value-type="float">
            <text:p>0.4521031</text:p>
          </table:table-cell>
          <table:table-cell office:value-type="float" office:value="0.4648684" calcext:value-type="float">
            <text:p>0.4648684</text:p>
          </table:table-cell>
          <table:table-cell office:value-type="float" office:value="0.4496489" calcext:value-type="float">
            <text:p>0.4496489</text:p>
          </table:table-cell>
          <table:table-cell office:value-type="float" office:value="0.4503899" calcext:value-type="float">
            <text:p>0.4503899</text:p>
          </table:table-cell>
          <table:table-cell office:value-type="float" office:value="0.5111841" calcext:value-type="float">
            <text:p>0.511184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8076E-015" calcext:value-type="float">
            <text:p>1.938076E-15</text:p>
          </table:table-cell>
          <table:table-cell office:value-type="float" office:value="1.907945E-015" calcext:value-type="float">
            <text:p>1.907945E-15</text:p>
          </table:table-cell>
          <table:table-cell office:value-type="float" office:value="1.974805E-015" calcext:value-type="float">
            <text:p>1.974805E-15</text:p>
          </table:table-cell>
          <table:table-cell office:value-type="float" office:value="1.974728E-015" calcext:value-type="float">
            <text:p>1.974728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3153387" calcext:value-type="float">
            <text:p>-0.003153387</text:p>
          </table:table-cell>
          <table:table-cell office:value-type="float" office:value="-0.003044704" calcext:value-type="float">
            <text:p>-0.003044704</text:p>
          </table:table-cell>
          <table:table-cell office:value-type="float" office:value="-0.00276297" calcext:value-type="float">
            <text:p>-0.00276297</text:p>
          </table:table-cell>
          <table:table-cell office:value-type="float" office:value="-0.002393296" calcext:value-type="float">
            <text:p>-0.002393296</text:p>
          </table:table-cell>
          <table:table-cell office:value-type="float" office:value="-0.002045522" calcext:value-type="float">
            <text:p>-0.002045522</text:p>
          </table:table-cell>
          <table:table-cell office:value-type="float" office:value="-0.001686454" calcext:value-type="float">
            <text:p>-0.001686454</text:p>
          </table:table-cell>
          <table:table-cell office:value-type="float" office:value="-0.001420641" calcext:value-type="float">
            <text:p>-0.001420641</text:p>
          </table:table-cell>
          <table:table-cell office:value-type="float" office:value="-0.001228242" calcext:value-type="float">
            <text:p>-0.001228242</text:p>
          </table:table-cell>
          <table:table-cell office:value-type="float" office:value="-0.001701455" calcext:value-type="float">
            <text:p>-0.001701455</text:p>
          </table:table-cell>
          <table:table-cell office:value-type="float" office:value="-0.001681637" calcext:value-type="float">
            <text:p>-0.001681637</text:p>
          </table:table-cell>
          <table:table-cell office:value-type="float" office:value="657.7583" calcext:value-type="float">
            <text:p>657.7583</text:p>
          </table:table-cell>
          <table:table-cell office:value-type="float" office:value="0" calcext:value-type="float">
            <text:p>0</text:p>
          </table:table-cell>
          <table:table-cell office:value-type="float" office:value="-0.003233149" calcext:value-type="float">
            <text:p>-0.003233149</text:p>
          </table:table-cell>
          <table:table-cell office:value-type="float" office:value="0.007886937" calcext:value-type="float">
            <text:p>0.007886937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1.059405" calcext:value-type="float">
            <text:p>-1.05940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042004" calcext:value-type="float">
            <text:p>17042004</text:p>
          </table:table-cell>
          <table:table-cell office:value-type="float" office:value="323.6996" calcext:value-type="float">
            <text:p>323.6996</text:p>
          </table:table-cell>
          <table:table-cell office:value-type="float" office:value="-7.398391" calcext:value-type="float">
            <text:p>-7.398391</text:p>
          </table:table-cell>
          <table:table-cell office:value-type="float" office:value="0" calcext:value-type="float">
            <text:p>0</text:p>
          </table:table-cell>
          <table:table-cell office:value-type="float" office:value="1335.263" calcext:value-type="float">
            <text:p>1335.263</text:p>
          </table:table-cell>
          <table:table-cell office:value-type="float" office:value="313.3399" calcext:value-type="float">
            <text:p>313.3399</text:p>
          </table:table-cell>
          <table:table-cell office:value-type="float" office:value="0" calcext:value-type="float">
            <text:p>0</text:p>
          </table:table-cell>
          <table:table-cell office:value-type="float" office:value="0.3489866" calcext:value-type="float">
            <text:p>0.3489866</text:p>
          </table:table-cell>
          <table:table-cell office:value-type="float" office:value="0.3504986" calcext:value-type="float">
            <text:p>0.3504986</text:p>
          </table:table-cell>
          <table:table-cell office:value-type="float" office:value="0.3544782" calcext:value-type="float">
            <text:p>0.3544782</text:p>
          </table:table-cell>
          <table:table-cell office:value-type="float" office:value="0.3626062" calcext:value-type="float">
            <text:p>0.3626062</text:p>
          </table:table-cell>
          <table:table-cell office:value-type="float" office:value="0.3709548" calcext:value-type="float">
            <text:p>0.3709548</text:p>
          </table:table-cell>
          <table:table-cell office:value-type="float" office:value="0.3792971" calcext:value-type="float">
            <text:p>0.3792971</text:p>
          </table:table-cell>
          <table:table-cell office:value-type="float" office:value="0.4186953" calcext:value-type="float">
            <text:p>0.4186953</text:p>
          </table:table-cell>
          <table:table-cell office:value-type="float" office:value="0.4401747" calcext:value-type="float">
            <text:p>0.4401747</text:p>
          </table:table-cell>
          <table:table-cell office:value-type="float" office:value="0.4457777" calcext:value-type="float">
            <text:p>0.4457777</text:p>
          </table:table-cell>
          <table:table-cell office:value-type="float" office:value="0.4622442" calcext:value-type="float">
            <text:p>0.4622442</text:p>
          </table:table-cell>
          <table:table-cell office:value-type="float" office:value="0.5111818" calcext:value-type="float">
            <text:p>0.511181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8164E-015" calcext:value-type="float">
            <text:p>1.938164E-15</text:p>
          </table:table-cell>
          <table:table-cell office:value-type="float" office:value="1.907933E-015" calcext:value-type="float">
            <text:p>1.907933E-15</text:p>
          </table:table-cell>
          <table:table-cell office:value-type="float" office:value="1.974798E-015" calcext:value-type="float">
            <text:p>1.974798E-15</text:p>
          </table:table-cell>
          <table:table-cell office:value-type="float" office:value="1.974721E-015" calcext:value-type="float">
            <text:p>1.974721E-15</text:p>
          </table:table-cell>
          <table:table-cell office:value-type="float" office:value="9.501218E-016" calcext:value-type="float">
            <text:p>9.501218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6658641" calcext:value-type="float">
            <text:p>-0.006658641</text:p>
          </table:table-cell>
          <table:table-cell office:value-type="float" office:value="-0.00647339" calcext:value-type="float">
            <text:p>-0.00647339</text:p>
          </table:table-cell>
          <table:table-cell office:value-type="float" office:value="-0.005980317" calcext:value-type="float">
            <text:p>-0.005980317</text:p>
          </table:table-cell>
          <table:table-cell office:value-type="float" office:value="-0.005111761" calcext:value-type="float">
            <text:p>-0.005111761</text:p>
          </table:table-cell>
          <table:table-cell office:value-type="float" office:value="-0.004361653" calcext:value-type="float">
            <text:p>-0.004361653</text:p>
          </table:table-cell>
          <table:table-cell office:value-type="float" office:value="-0.003733599" calcext:value-type="float">
            <text:p>-0.003733599</text:p>
          </table:table-cell>
          <table:table-cell office:value-type="float" office:value="-0.003002035" calcext:value-type="float">
            <text:p>-0.003002035</text:p>
          </table:table-cell>
          <table:table-cell office:value-type="float" office:value="-0.002063142" calcext:value-type="float">
            <text:p>-0.002063142</text:p>
          </table:table-cell>
          <table:table-cell office:value-type="float" office:value="-0.001840377" calcext:value-type="float">
            <text:p>-0.001840377</text:p>
          </table:table-cell>
          <table:table-cell office:value-type="float" office:value="-0.001310871" calcext:value-type="float">
            <text:p>-0.001310871</text:p>
          </table:table-cell>
          <table:table-cell office:value-type="float" office:value="670.5775" calcext:value-type="float">
            <text:p>670.5775</text:p>
          </table:table-cell>
          <table:table-cell office:value-type="float" office:value="0" calcext:value-type="float">
            <text:p>0</text:p>
          </table:table-cell>
          <table:table-cell office:value-type="float" office:value="-0.006759128" calcext:value-type="float">
            <text:p>-0.006759128</text:p>
          </table:table-cell>
          <table:table-cell office:value-type="float" office:value="0.007676801" calcext:value-type="float">
            <text:p>0.007676801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1.004133" calcext:value-type="float">
            <text:p>-1.00413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042004" calcext:value-type="float">
            <text:p>18042004</text:p>
          </table:table-cell>
          <table:table-cell office:value-type="float" office:value="323.6996" calcext:value-type="float">
            <text:p>323.6996</text:p>
          </table:table-cell>
          <table:table-cell office:value-type="float" office:value="-5.673985" calcext:value-type="float">
            <text:p>-5.673985</text:p>
          </table:table-cell>
          <table:table-cell office:value-type="float" office:value="0" calcext:value-type="float">
            <text:p>0</text:p>
          </table:table-cell>
          <table:table-cell office:value-type="float" office:value="1323.779" calcext:value-type="float">
            <text:p>1323.779</text:p>
          </table:table-cell>
          <table:table-cell office:value-type="float" office:value="323.0995" calcext:value-type="float">
            <text:p>323.0995</text:p>
          </table:table-cell>
          <table:table-cell office:value-type="float" office:value="0" calcext:value-type="float">
            <text:p>0</text:p>
          </table:table-cell>
          <table:table-cell office:value-type="float" office:value="0.3242504" calcext:value-type="float">
            <text:p>0.3242504</text:p>
          </table:table-cell>
          <table:table-cell office:value-type="float" office:value="0.3253569" calcext:value-type="float">
            <text:p>0.3253569</text:p>
          </table:table-cell>
          <table:table-cell office:value-type="float" office:value="0.3286853" calcext:value-type="float">
            <text:p>0.3286853</text:p>
          </table:table-cell>
          <table:table-cell office:value-type="float" office:value="0.3372117" calcext:value-type="float">
            <text:p>0.3372117</text:p>
          </table:table-cell>
          <table:table-cell office:value-type="float" office:value="0.3454053" calcext:value-type="float">
            <text:p>0.3454053</text:p>
          </table:table-cell>
          <table:table-cell office:value-type="float" office:value="0.3531725" calcext:value-type="float">
            <text:p>0.3531725</text:p>
          </table:table-cell>
          <table:table-cell office:value-type="float" office:value="0.3993945" calcext:value-type="float">
            <text:p>0.3993945</text:p>
          </table:table-cell>
          <table:table-cell office:value-type="float" office:value="0.4214768" calcext:value-type="float">
            <text:p>0.4214768</text:p>
          </table:table-cell>
          <table:table-cell office:value-type="float" office:value="0.4356351" calcext:value-type="float">
            <text:p>0.4356351</text:p>
          </table:table-cell>
          <table:table-cell office:value-type="float" office:value="0.467409" calcext:value-type="float">
            <text:p>0.467409</text:p>
          </table:table-cell>
          <table:table-cell office:value-type="float" office:value="0.5111808" calcext:value-type="float">
            <text:p>0.51118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827E-015" calcext:value-type="float">
            <text:p>1.93827E-15</text:p>
          </table:table-cell>
          <table:table-cell office:value-type="float" office:value="1.907918E-015" calcext:value-type="float">
            <text:p>1.907918E-15</text:p>
          </table:table-cell>
          <table:table-cell office:value-type="float" office:value="1.974791E-015" calcext:value-type="float">
            <text:p>1.974791E-15</text:p>
          </table:table-cell>
          <table:table-cell office:value-type="float" office:value="1.974712E-015" calcext:value-type="float">
            <text:p>1.974712E-15</text:p>
          </table:table-cell>
          <table:table-cell office:value-type="float" office:value="9.501173E-016" calcext:value-type="float">
            <text:p>9.501173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110886" calcext:value-type="float">
            <text:p>-0.01110886</text:p>
          </table:table-cell>
          <table:table-cell office:value-type="float" office:value="-0.01086667" calcext:value-type="float">
            <text:p>-0.01086667</text:p>
          </table:table-cell>
          <table:table-cell office:value-type="float" office:value="-0.01011527" calcext:value-type="float">
            <text:p>-0.01011527</text:p>
          </table:table-cell>
          <table:table-cell office:value-type="float" office:value="-0.008462699" calcext:value-type="float">
            <text:p>-0.008462699</text:p>
          </table:table-cell>
          <table:table-cell office:value-type="float" office:value="-0.007161756" calcext:value-type="float">
            <text:p>-0.007161756</text:p>
          </table:table-cell>
          <table:table-cell office:value-type="float" office:value="-0.006134678" calcext:value-type="float">
            <text:p>-0.006134678</text:p>
          </table:table-cell>
          <table:table-cell office:value-type="float" office:value="-0.004740272" calcext:value-type="float">
            <text:p>-0.004740272</text:p>
          </table:table-cell>
          <table:table-cell office:value-type="float" office:value="-0.00313746" calcext:value-type="float">
            <text:p>-0.00313746</text:p>
          </table:table-cell>
          <table:table-cell office:value-type="float" office:value="-0.002296024" calcext:value-type="float">
            <text:p>-0.002296024</text:p>
          </table:table-cell>
          <table:table-cell office:value-type="float" office:value="-0.001176372" calcext:value-type="float">
            <text:p>-0.001176372</text:p>
          </table:table-cell>
          <table:table-cell office:value-type="float" office:value="682.155" calcext:value-type="float">
            <text:p>682.155</text:p>
          </table:table-cell>
          <table:table-cell office:value-type="float" office:value="0" calcext:value-type="float">
            <text:p>0</text:p>
          </table:table-cell>
          <table:table-cell office:value-type="float" office:value="-0.01119553" calcext:value-type="float">
            <text:p>-0.01119553</text:p>
          </table:table-cell>
          <table:table-cell office:value-type="float" office:value="0.007511233" calcext:value-type="float">
            <text:p>0.007511233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0.979659" calcext:value-type="float">
            <text:p>-0.97965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042004" calcext:value-type="float">
            <text:p>19042004</text:p>
          </table:table-cell>
          <table:table-cell office:value-type="float" office:value="324.4996" calcext:value-type="float">
            <text:p>324.4996</text:p>
          </table:table-cell>
          <table:table-cell office:value-type="float" office:value="-3.46464" calcext:value-type="float">
            <text:p>-3.46464</text:p>
          </table:table-cell>
          <table:table-cell office:value-type="float" office:value="0" calcext:value-type="float">
            <text:p>0</text:p>
          </table:table-cell>
          <table:table-cell office:value-type="float" office:value="1314.238" calcext:value-type="float">
            <text:p>1314.238</text:p>
          </table:table-cell>
          <table:table-cell office:value-type="float" office:value="331.2327" calcext:value-type="float">
            <text:p>331.2327</text:p>
          </table:table-cell>
          <table:table-cell office:value-type="float" office:value="0" calcext:value-type="float">
            <text:p>0</text:p>
          </table:table-cell>
          <table:table-cell office:value-type="float" office:value="0.3054665" calcext:value-type="float">
            <text:p>0.3054665</text:p>
          </table:table-cell>
          <table:table-cell office:value-type="float" office:value="0.3070711" calcext:value-type="float">
            <text:p>0.3070711</text:p>
          </table:table-cell>
          <table:table-cell office:value-type="float" office:value="0.3118001" calcext:value-type="float">
            <text:p>0.3118001</text:p>
          </table:table-cell>
          <table:table-cell office:value-type="float" office:value="0.3209006" calcext:value-type="float">
            <text:p>0.3209006</text:p>
          </table:table-cell>
          <table:table-cell office:value-type="float" office:value="0.3287104" calcext:value-type="float">
            <text:p>0.3287104</text:p>
          </table:table-cell>
          <table:table-cell office:value-type="float" office:value="0.3360076" calcext:value-type="float">
            <text:p>0.3360076</text:p>
          </table:table-cell>
          <table:table-cell office:value-type="float" office:value="0.3863491" calcext:value-type="float">
            <text:p>0.3863491</text:p>
          </table:table-cell>
          <table:table-cell office:value-type="float" office:value="0.4092406" calcext:value-type="float">
            <text:p>0.4092406</text:p>
          </table:table-cell>
          <table:table-cell office:value-type="float" office:value="0.4260092" calcext:value-type="float">
            <text:p>0.4260092</text:p>
          </table:table-cell>
          <table:table-cell office:value-type="float" office:value="0.4687448" calcext:value-type="float">
            <text:p>0.4687448</text:p>
          </table:table-cell>
          <table:table-cell office:value-type="float" office:value="0.5111805" calcext:value-type="float">
            <text:p>0.51118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8392E-015" calcext:value-type="float">
            <text:p>1.938392E-15</text:p>
          </table:table-cell>
          <table:table-cell office:value-type="float" office:value="1.907902E-015" calcext:value-type="float">
            <text:p>1.907902E-15</text:p>
          </table:table-cell>
          <table:table-cell office:value-type="float" office:value="1.97478E-015" calcext:value-type="float">
            <text:p>1.97478E-15</text:p>
          </table:table-cell>
          <table:table-cell office:value-type="float" office:value="1.974704E-015" calcext:value-type="float">
            <text:p>1.974704E-15</text:p>
          </table:table-cell>
          <table:table-cell office:value-type="float" office:value="9.50115E-016" calcext:value-type="float">
            <text:p>9.50115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688977" calcext:value-type="float">
            <text:p>-0.01688977</text:p>
          </table:table-cell>
          <table:table-cell office:value-type="float" office:value="-0.01627465" calcext:value-type="float">
            <text:p>-0.01627465</text:p>
          </table:table-cell>
          <table:table-cell office:value-type="float" office:value="-0.01458717" calcext:value-type="float">
            <text:p>-0.01458717</text:p>
          </table:table-cell>
          <table:table-cell office:value-type="float" office:value="-0.01193452" calcext:value-type="float">
            <text:p>-0.01193452</text:p>
          </table:table-cell>
          <table:table-cell office:value-type="float" office:value="-0.01010393" calcext:value-type="float">
            <text:p>-0.01010393</text:p>
          </table:table-cell>
          <table:table-cell office:value-type="float" office:value="-0.008676901" calcext:value-type="float">
            <text:p>-0.008676901</text:p>
          </table:table-cell>
          <table:table-cell office:value-type="float" office:value="-0.0065372" calcext:value-type="float">
            <text:p>-0.0065372</text:p>
          </table:table-cell>
          <table:table-cell office:value-type="float" office:value="-0.004167123" calcext:value-type="float">
            <text:p>-0.004167123</text:p>
          </table:table-cell>
          <table:table-cell office:value-type="float" office:value="-0.002845509" calcext:value-type="float">
            <text:p>-0.002845509</text:p>
          </table:table-cell>
          <table:table-cell office:value-type="float" office:value="-0.00114399" calcext:value-type="float">
            <text:p>-0.00114399</text:p>
          </table:table-cell>
          <table:table-cell office:value-type="float" office:value="692.1525" calcext:value-type="float">
            <text:p>692.1525</text:p>
          </table:table-cell>
          <table:table-cell office:value-type="float" office:value="0" calcext:value-type="float">
            <text:p>0</text:p>
          </table:table-cell>
          <table:table-cell office:value-type="float" office:value="-0.01700738" calcext:value-type="float">
            <text:p>-0.01700738</text:p>
          </table:table-cell>
          <table:table-cell office:value-type="float" office:value="0.007301432" calcext:value-type="float">
            <text:p>0.007301432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0.9733034" calcext:value-type="float">
            <text:p>-0.973303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042004" calcext:value-type="float">
            <text:p>20042004</text:p>
          </table:table-cell>
          <table:table-cell office:value-type="float" office:value="324.4996" calcext:value-type="float">
            <text:p>324.4996</text:p>
          </table:table-cell>
          <table:table-cell office:value-type="float" office:value="-0.1635391" calcext:value-type="float">
            <text:p>-0.1635391</text:p>
          </table:table-cell>
          <table:table-cell office:value-type="float" office:value="0" calcext:value-type="float">
            <text:p>0</text:p>
          </table:table-cell>
          <table:table-cell office:value-type="float" office:value="1304.431" calcext:value-type="float">
            <text:p>1304.431</text:p>
          </table:table-cell>
          <table:table-cell office:value-type="float" office:value="337.7381" calcext:value-type="float">
            <text:p>337.7381</text:p>
          </table:table-cell>
          <table:table-cell office:value-type="float" office:value="0" calcext:value-type="float">
            <text:p>0</text:p>
          </table:table-cell>
          <table:table-cell office:value-type="float" office:value="0.1336902" calcext:value-type="float">
            <text:p>0.1336902</text:p>
          </table:table-cell>
          <table:table-cell office:value-type="float" office:value="0.3013238" calcext:value-type="float">
            <text:p>0.3013238</text:p>
          </table:table-cell>
          <table:table-cell office:value-type="float" office:value="0.3042937" calcext:value-type="float">
            <text:p>0.3042937</text:p>
          </table:table-cell>
          <table:table-cell office:value-type="float" office:value="0.3111852" calcext:value-type="float">
            <text:p>0.3111852</text:p>
          </table:table-cell>
          <table:table-cell office:value-type="float" office:value="0.3178113" calcext:value-type="float">
            <text:p>0.3178113</text:p>
          </table:table-cell>
          <table:table-cell office:value-type="float" office:value="0.3245206" calcext:value-type="float">
            <text:p>0.3245206</text:p>
          </table:table-cell>
          <table:table-cell office:value-type="float" office:value="0.3770047" calcext:value-type="float">
            <text:p>0.3770047</text:p>
          </table:table-cell>
          <table:table-cell office:value-type="float" office:value="0.4001865" calcext:value-type="float">
            <text:p>0.4001865</text:p>
          </table:table-cell>
          <table:table-cell office:value-type="float" office:value="0.4188375" calcext:value-type="float">
            <text:p>0.4188375</text:p>
          </table:table-cell>
          <table:table-cell office:value-type="float" office:value="0.4675724" calcext:value-type="float">
            <text:p>0.4675724</text:p>
          </table:table-cell>
          <table:table-cell office:value-type="float" office:value="0.5111807" calcext:value-type="float">
            <text:p>0.5111807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8534E-015" calcext:value-type="float">
            <text:p>1.938534E-15</text:p>
          </table:table-cell>
          <table:table-cell office:value-type="float" office:value="1.90789E-015" calcext:value-type="float">
            <text:p>1.90789E-15</text:p>
          </table:table-cell>
          <table:table-cell office:value-type="float" office:value="1.974767E-015" calcext:value-type="float">
            <text:p>1.974767E-15</text:p>
          </table:table-cell>
          <table:table-cell office:value-type="float" office:value="1.974694E-015" calcext:value-type="float">
            <text:p>1.974694E-15</text:p>
          </table:table-cell>
          <table:table-cell office:value-type="float" office:value="9.501128E-016" calcext:value-type="float">
            <text:p>9.501128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849509" calcext:value-type="float">
            <text:p>-2.849509</text:p>
          </table:table-cell>
          <table:table-cell office:value-type="float" office:value="-0.0185159" calcext:value-type="float">
            <text:p>-0.0185159</text:p>
          </table:table-cell>
          <table:table-cell office:value-type="float" office:value="-0.01728984" calcext:value-type="float">
            <text:p>-0.01728984</text:p>
          </table:table-cell>
          <table:table-cell office:value-type="float" office:value="-0.01479285" calcext:value-type="float">
            <text:p>-0.01479285</text:p>
          </table:table-cell>
          <table:table-cell office:value-type="float" office:value="-0.01277634" calcext:value-type="float">
            <text:p>-0.01277634</text:p>
          </table:table-cell>
          <table:table-cell office:value-type="float" office:value="-0.01105114" calcext:value-type="float">
            <text:p>-0.01105114</text:p>
          </table:table-cell>
          <table:table-cell office:value-type="float" office:value="-0.008284683" calcext:value-type="float">
            <text:p>-0.008284683</text:p>
          </table:table-cell>
          <table:table-cell office:value-type="float" office:value="-0.005169046" calcext:value-type="float">
            <text:p>-0.005169046</text:p>
          </table:table-cell>
          <table:table-cell office:value-type="float" office:value="-0.003351009" calcext:value-type="float">
            <text:p>-0.003351009</text:p>
          </table:table-cell>
          <table:table-cell office:value-type="float" office:value="-0.001171145" calcext:value-type="float">
            <text:p>-0.001171145</text:p>
          </table:table-cell>
          <table:table-cell office:value-type="float" office:value="700.59" calcext:value-type="float">
            <text:p>700.59</text:p>
          </table:table-cell>
          <table:table-cell office:value-type="float" office:value="0" calcext:value-type="float">
            <text:p>0</text:p>
          </table:table-cell>
          <table:table-cell office:value-type="float" office:value="-5.183026" calcext:value-type="float">
            <text:p>-5.183026</text:p>
          </table:table-cell>
          <table:table-cell office:value-type="float" office:value="0.007155731" calcext:value-type="float">
            <text:p>0.007155731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0.9786462" calcext:value-type="float">
            <text:p>-0.978646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1042004" calcext:value-type="float">
            <text:p>21042004</text:p>
          </table:table-cell>
          <table:table-cell office:value-type="float" office:value="324.4996" calcext:value-type="float">
            <text:p>324.4996</text:p>
          </table:table-cell>
          <table:table-cell office:value-type="float" office:value="0.6004695" calcext:value-type="float">
            <text:p>0.6004695</text:p>
          </table:table-cell>
          <table:table-cell office:value-type="float" office:value="0" calcext:value-type="float">
            <text:p>0</text:p>
          </table:table-cell>
          <table:table-cell office:value-type="float" office:value="1298.192" calcext:value-type="float">
            <text:p>1298.192</text:p>
          </table:table-cell>
          <table:table-cell office:value-type="float" office:value="343.2127" calcext:value-type="float">
            <text:p>343.2127</text:p>
          </table:table-cell>
          <table:table-cell office:value-type="float" office:value="0" calcext:value-type="float">
            <text:p>0</text:p>
          </table:table-cell>
          <table:table-cell office:value-type="float" office:value="0.07441634" calcext:value-type="float">
            <text:p>0.07441634</text:p>
          </table:table-cell>
          <table:table-cell office:value-type="float" office:value="0.3031611" calcext:value-type="float">
            <text:p>0.3031611</text:p>
          </table:table-cell>
          <table:table-cell office:value-type="float" office:value="0.3042929" calcext:value-type="float">
            <text:p>0.3042929</text:p>
          </table:table-cell>
          <table:table-cell office:value-type="float" office:value="0.3075231" calcext:value-type="float">
            <text:p>0.3075231</text:p>
          </table:table-cell>
          <table:table-cell office:value-type="float" office:value="0.312013" calcext:value-type="float">
            <text:p>0.312013</text:p>
          </table:table-cell>
          <table:table-cell office:value-type="float" office:value="0.3175504" calcext:value-type="float">
            <text:p>0.3175504</text:p>
          </table:table-cell>
          <table:table-cell office:value-type="float" office:value="0.3705218" calcext:value-type="float">
            <text:p>0.3705218</text:p>
          </table:table-cell>
          <table:table-cell office:value-type="float" office:value="0.3930888" calcext:value-type="float">
            <text:p>0.3930888</text:p>
          </table:table-cell>
          <table:table-cell office:value-type="float" office:value="0.413451" calcext:value-type="float">
            <text:p>0.413451</text:p>
          </table:table-cell>
          <table:table-cell office:value-type="float" office:value="0.4650878" calcext:value-type="float">
            <text:p>0.4650878</text:p>
          </table:table-cell>
          <table:table-cell office:value-type="float" office:value="0.5111812" calcext:value-type="float">
            <text:p>0.511181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8703E-015" calcext:value-type="float">
            <text:p>1.938703E-15</text:p>
          </table:table-cell>
          <table:table-cell office:value-type="float" office:value="1.907881E-015" calcext:value-type="float">
            <text:p>1.907881E-15</text:p>
          </table:table-cell>
          <table:table-cell office:value-type="float" office:value="1.974755E-015" calcext:value-type="float">
            <text:p>1.974755E-15</text:p>
          </table:table-cell>
          <table:table-cell office:value-type="float" office:value="1.974679E-015" calcext:value-type="float">
            <text:p>1.974679E-15</text:p>
          </table:table-cell>
          <table:table-cell office:value-type="float" office:value="9.501093E-016" calcext:value-type="float">
            <text:p>9.501093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4.7814" calcext:value-type="float">
            <text:p>-104.7814</text:p>
          </table:table-cell>
          <table:table-cell office:value-type="float" office:value="-0.01773558" calcext:value-type="float">
            <text:p>-0.01773558</text:p>
          </table:table-cell>
          <table:table-cell office:value-type="float" office:value="-0.01728179" calcext:value-type="float">
            <text:p>-0.01728179</text:p>
          </table:table-cell>
          <table:table-cell office:value-type="float" office:value="-0.01607058" calcext:value-type="float">
            <text:p>-0.01607058</text:p>
          </table:table-cell>
          <table:table-cell office:value-type="float" office:value="-0.01453198" calcext:value-type="float">
            <text:p>-0.01453198</text:p>
          </table:table-cell>
          <table:table-cell office:value-type="float" office:value="-0.01285735" calcext:value-type="float">
            <text:p>-0.01285735</text:p>
          </table:table-cell>
          <table:table-cell office:value-type="float" office:value="-0.009796804" calcext:value-type="float">
            <text:p>-0.009796804</text:p>
          </table:table-cell>
          <table:table-cell office:value-type="float" office:value="-0.006140303" calcext:value-type="float">
            <text:p>-0.006140303</text:p>
          </table:table-cell>
          <table:table-cell office:value-type="float" office:value="-0.003795025" calcext:value-type="float">
            <text:p>-0.003795025</text:p>
          </table:table-cell>
          <table:table-cell office:value-type="float" office:value="-0.001232238" calcext:value-type="float">
            <text:p>-0.001232238</text:p>
          </table:table-cell>
          <table:table-cell office:value-type="float" office:value="708.0633" calcext:value-type="float">
            <text:p>708.0633</text:p>
          </table:table-cell>
          <table:table-cell office:value-type="float" office:value="0" calcext:value-type="float">
            <text:p>0</text:p>
          </table:table-cell>
          <table:table-cell office:value-type="float" office:value="-41.13843" calcext:value-type="float">
            <text:p>-41.13843</text:p>
          </table:table-cell>
          <table:table-cell office:value-type="float" office:value="0.007068819" calcext:value-type="float">
            <text:p>0.007068819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0.9901821" calcext:value-type="float">
            <text:p>-0.990182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2042004" calcext:value-type="float">
            <text:p>22042004</text:p>
          </table:table-cell>
          <table:table-cell office:value-type="float" office:value="324.4996" calcext:value-type="float">
            <text:p>324.4996</text:p>
          </table:table-cell>
          <table:table-cell office:value-type="float" office:value="0.613208" calcext:value-type="float">
            <text:p>0.613208</text:p>
          </table:table-cell>
          <table:table-cell office:value-type="float" office:value="0" calcext:value-type="float">
            <text:p>0</text:p>
          </table:table-cell>
          <table:table-cell office:value-type="float" office:value="1293.375" calcext:value-type="float">
            <text:p>1293.375</text:p>
          </table:table-cell>
          <table:table-cell office:value-type="float" office:value="348.0168" calcext:value-type="float">
            <text:p>348.0168</text:p>
          </table:table-cell>
          <table:table-cell office:value-type="float" office:value="0" calcext:value-type="float">
            <text:p>0</text:p>
          </table:table-cell>
          <table:table-cell office:value-type="float" office:value="0.07370604" calcext:value-type="float">
            <text:p>0.07370604</text:p>
          </table:table-cell>
          <table:table-cell office:value-type="float" office:value="0.3022579" calcext:value-type="float">
            <text:p>0.3022579</text:p>
          </table:table-cell>
          <table:table-cell office:value-type="float" office:value="0.3032556" calcext:value-type="float">
            <text:p>0.3032556</text:p>
          </table:table-cell>
          <table:table-cell office:value-type="float" office:value="0.3056758" calcext:value-type="float">
            <text:p>0.3056758</text:p>
          </table:table-cell>
          <table:table-cell office:value-type="float" office:value="0.3089433" calcext:value-type="float">
            <text:p>0.3089433</text:p>
          </table:table-cell>
          <table:table-cell office:value-type="float" office:value="0.3134475" calcext:value-type="float">
            <text:p>0.3134475</text:p>
          </table:table-cell>
          <table:table-cell office:value-type="float" office:value="0.3659153" calcext:value-type="float">
            <text:p>0.3659153</text:p>
          </table:table-cell>
          <table:table-cell office:value-type="float" office:value="0.3874685" calcext:value-type="float">
            <text:p>0.3874685</text:p>
          </table:table-cell>
          <table:table-cell office:value-type="float" office:value="0.4093342" calcext:value-type="float">
            <text:p>0.4093342</text:p>
          </table:table-cell>
          <table:table-cell office:value-type="float" office:value="0.4619083" calcext:value-type="float">
            <text:p>0.4619083</text:p>
          </table:table-cell>
          <table:table-cell office:value-type="float" office:value="0.5111818" calcext:value-type="float">
            <text:p>0.511181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891E-015" calcext:value-type="float">
            <text:p>1.93891E-15</text:p>
          </table:table-cell>
          <table:table-cell office:value-type="float" office:value="1.907869E-015" calcext:value-type="float">
            <text:p>1.907869E-15</text:p>
          </table:table-cell>
          <table:table-cell office:value-type="float" office:value="1.974741E-015" calcext:value-type="float">
            <text:p>1.974741E-15</text:p>
          </table:table-cell>
          <table:table-cell office:value-type="float" office:value="1.974662E-015" calcext:value-type="float">
            <text:p>1.974662E-15</text:p>
          </table:table-cell>
          <table:table-cell office:value-type="float" office:value="9.501046E-016" calcext:value-type="float">
            <text:p>9.501046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1.4891" calcext:value-type="float">
            <text:p>-111.4891</text:p>
          </table:table-cell>
          <table:table-cell office:value-type="float" office:value="-0.01810559" calcext:value-type="float">
            <text:p>-0.01810559</text:p>
          </table:table-cell>
          <table:table-cell office:value-type="float" office:value="-0.01769506" calcext:value-type="float">
            <text:p>-0.01769506</text:p>
          </table:table-cell>
          <table:table-cell office:value-type="float" office:value="-0.01675538" calcext:value-type="float">
            <text:p>-0.01675538</text:p>
          </table:table-cell>
          <table:table-cell office:value-type="float" office:value="-0.01556644" calcext:value-type="float">
            <text:p>-0.01556644</text:p>
          </table:table-cell>
          <table:table-cell office:value-type="float" office:value="-0.01407615" calcext:value-type="float">
            <text:p>-0.01407615</text:p>
          </table:table-cell>
          <table:table-cell office:value-type="float" office:value="-0.01105547" calcext:value-type="float">
            <text:p>-0.01105547</text:p>
          </table:table-cell>
          <table:table-cell office:value-type="float" office:value="-0.007053551" calcext:value-type="float">
            <text:p>-0.007053551</text:p>
          </table:table-cell>
          <table:table-cell office:value-type="float" office:value="-0.004177782" calcext:value-type="float">
            <text:p>-0.004177782</text:p>
          </table:table-cell>
          <table:table-cell office:value-type="float" office:value="-0.001315872" calcext:value-type="float">
            <text:p>-0.001315872</text:p>
          </table:table-cell>
          <table:table-cell office:value-type="float" office:value="714.934" calcext:value-type="float">
            <text:p>714.934</text:p>
          </table:table-cell>
          <table:table-cell office:value-type="float" office:value="0" calcext:value-type="float">
            <text:p>0</text:p>
          </table:table-cell>
          <table:table-cell office:value-type="float" office:value="-39.62069" calcext:value-type="float">
            <text:p>-39.62069</text:p>
          </table:table-cell>
          <table:table-cell office:value-type="float" office:value="0.006994156" calcext:value-type="float">
            <text:p>0.006994156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1.004989" calcext:value-type="float">
            <text:p>-1.00498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042004" calcext:value-type="float">
            <text:p>23042004</text:p>
          </table:table-cell>
          <table:table-cell office:value-type="float" office:value="335.2997" calcext:value-type="float">
            <text:p>335.2997</text:p>
          </table:table-cell>
          <table:table-cell office:value-type="float" office:value="1.050484" calcext:value-type="float">
            <text:p>1.050484</text:p>
          </table:table-cell>
          <table:table-cell office:value-type="float" office:value="0" calcext:value-type="float">
            <text:p>0</text:p>
          </table:table-cell>
          <table:table-cell office:value-type="float" office:value="1299.007" calcext:value-type="float">
            <text:p>1299.007</text:p>
          </table:table-cell>
          <table:table-cell office:value-type="float" office:value="352.7472" calcext:value-type="float">
            <text:p>352.7472</text:p>
          </table:table-cell>
          <table:table-cell office:value-type="float" office:value="0" calcext:value-type="float">
            <text:p>0</text:p>
          </table:table-cell>
          <table:table-cell office:value-type="float" office:value="0.3808204" calcext:value-type="float">
            <text:p>0.3808204</text:p>
          </table:table-cell>
          <table:table-cell office:value-type="float" office:value="0.3806574" calcext:value-type="float">
            <text:p>0.3806574</text:p>
          </table:table-cell>
          <table:table-cell office:value-type="float" office:value="0.3760737" calcext:value-type="float">
            <text:p>0.3760737</text:p>
          </table:table-cell>
          <table:table-cell office:value-type="float" office:value="0.3195812" calcext:value-type="float">
            <text:p>0.3195812</text:p>
          </table:table-cell>
          <table:table-cell office:value-type="float" office:value="0.3091358" calcext:value-type="float">
            <text:p>0.3091358</text:p>
          </table:table-cell>
          <table:table-cell office:value-type="float" office:value="0.3115856" calcext:value-type="float">
            <text:p>0.3115856</text:p>
          </table:table-cell>
          <table:table-cell office:value-type="float" office:value="0.3636408" calcext:value-type="float">
            <text:p>0.3636408</text:p>
          </table:table-cell>
          <table:table-cell office:value-type="float" office:value="0.3828883" calcext:value-type="float">
            <text:p>0.3828883</text:p>
          </table:table-cell>
          <table:table-cell office:value-type="float" office:value="0.4061182" calcext:value-type="float">
            <text:p>0.4061182</text:p>
          </table:table-cell>
          <table:table-cell office:value-type="float" office:value="0.4584008" calcext:value-type="float">
            <text:p>0.4584008</text:p>
          </table:table-cell>
          <table:table-cell office:value-type="float" office:value="0.5111825" calcext:value-type="float">
            <text:p>0.511182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9109E-015" calcext:value-type="float">
            <text:p>1.939109E-15</text:p>
          </table:table-cell>
          <table:table-cell office:value-type="float" office:value="1.907875E-015" calcext:value-type="float">
            <text:p>1.907875E-15</text:p>
          </table:table-cell>
          <table:table-cell office:value-type="float" office:value="1.974727E-015" calcext:value-type="float">
            <text:p>1.974727E-15</text:p>
          </table:table-cell>
          <table:table-cell office:value-type="float" office:value="1.97464E-015" calcext:value-type="float">
            <text:p>1.97464E-15</text:p>
          </table:table-cell>
          <table:table-cell office:value-type="float" office:value="9.501009E-016" calcext:value-type="float">
            <text:p>9.501009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3370056" calcext:value-type="float">
            <text:p>-0.003370056</text:p>
          </table:table-cell>
          <table:table-cell office:value-type="float" office:value="-0.003395262" calcext:value-type="float">
            <text:p>-0.003395262</text:p>
          </table:table-cell>
          <table:table-cell office:value-type="float" office:value="-0.003993143" calcext:value-type="float">
            <text:p>-0.003993143</text:p>
          </table:table-cell>
          <table:table-cell office:value-type="float" office:value="-0.01263845" calcext:value-type="float">
            <text:p>-0.01263845</text:p>
          </table:table-cell>
          <table:table-cell office:value-type="float" office:value="-0.01558311" calcext:value-type="float">
            <text:p>-0.01558311</text:p>
          </table:table-cell>
          <table:table-cell office:value-type="float" office:value="-0.01468431" calcext:value-type="float">
            <text:p>-0.01468431</text:p>
          </table:table-cell>
          <table:table-cell office:value-type="float" office:value="-0.01174071" calcext:value-type="float">
            <text:p>-0.01174071</text:p>
          </table:table-cell>
          <table:table-cell office:value-type="float" office:value="-0.007908543" calcext:value-type="float">
            <text:p>-0.007908543</text:p>
          </table:table-cell>
          <table:table-cell office:value-type="float" office:value="-0.004506919" calcext:value-type="float">
            <text:p>-0.004506919</text:p>
          </table:table-cell>
          <table:table-cell office:value-type="float" office:value="-0.001415448" calcext:value-type="float">
            <text:p>-0.001415448</text:p>
          </table:table-cell>
          <table:table-cell office:value-type="float" office:value="721.7812" calcext:value-type="float">
            <text:p>721.7812</text:p>
          </table:table-cell>
          <table:table-cell office:value-type="float" office:value="0" calcext:value-type="float">
            <text:p>0</text:p>
          </table:table-cell>
          <table:table-cell office:value-type="float" office:value="-0.003424252" calcext:value-type="float">
            <text:p>-0.003424252</text:p>
          </table:table-cell>
          <table:table-cell office:value-type="float" office:value="0.006897618" calcext:value-type="float">
            <text:p>0.006897618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1.021319" calcext:value-type="float">
            <text:p>-1.02131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042004" calcext:value-type="float">
            <text:p>24042004</text:p>
          </table:table-cell>
          <table:table-cell office:value-type="float" office:value="335.2997" calcext:value-type="float">
            <text:p>335.2997</text:p>
          </table:table-cell>
          <table:table-cell office:value-type="float" office:value="3.876486" calcext:value-type="float">
            <text:p>3.876486</text:p>
          </table:table-cell>
          <table:table-cell office:value-type="float" office:value="0" calcext:value-type="float">
            <text:p>0</text:p>
          </table:table-cell>
          <table:table-cell office:value-type="float" office:value="1290.21" calcext:value-type="float">
            <text:p>1290.21</text:p>
          </table:table-cell>
          <table:table-cell office:value-type="float" office:value="358.7183" calcext:value-type="float">
            <text:p>358.7183</text:p>
          </table:table-cell>
          <table:table-cell office:value-type="float" office:value="0" calcext:value-type="float">
            <text:p>0</text:p>
          </table:table-cell>
          <table:table-cell office:value-type="float" office:value="0.2881709" calcext:value-type="float">
            <text:p>0.2881709</text:p>
          </table:table-cell>
          <table:table-cell office:value-type="float" office:value="0.2952547" calcext:value-type="float">
            <text:p>0.2952547</text:p>
          </table:table-cell>
          <table:table-cell office:value-type="float" office:value="0.3057427" calcext:value-type="float">
            <text:p>0.3057427</text:p>
          </table:table-cell>
          <table:table-cell office:value-type="float" office:value="0.3143886" calcext:value-type="float">
            <text:p>0.3143886</text:p>
          </table:table-cell>
          <table:table-cell office:value-type="float" office:value="0.3168247" calcext:value-type="float">
            <text:p>0.3168247</text:p>
          </table:table-cell>
          <table:table-cell office:value-type="float" office:value="0.3175533" calcext:value-type="float">
            <text:p>0.3175533</text:p>
          </table:table-cell>
          <table:table-cell office:value-type="float" office:value="0.3629729" calcext:value-type="float">
            <text:p>0.3629729</text:p>
          </table:table-cell>
          <table:table-cell office:value-type="float" office:value="0.3794429" calcext:value-type="float">
            <text:p>0.3794429</text:p>
          </table:table-cell>
          <table:table-cell office:value-type="float" office:value="0.4034401" calcext:value-type="float">
            <text:p>0.4034401</text:p>
          </table:table-cell>
          <table:table-cell office:value-type="float" office:value="0.454857" calcext:value-type="float">
            <text:p>0.454857</text:p>
          </table:table-cell>
          <table:table-cell office:value-type="float" office:value="0.5111832" calcext:value-type="float">
            <text:p>0.511183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9294E-015" calcext:value-type="float">
            <text:p>1.939294E-15</text:p>
          </table:table-cell>
          <table:table-cell office:value-type="float" office:value="1.907865E-015" calcext:value-type="float">
            <text:p>1.907865E-15</text:p>
          </table:table-cell>
          <table:table-cell office:value-type="float" office:value="1.974721E-015" calcext:value-type="float">
            <text:p>1.974721E-15</text:p>
          </table:table-cell>
          <table:table-cell office:value-type="float" office:value="1.97462E-015" calcext:value-type="float">
            <text:p>1.97462E-15</text:p>
          </table:table-cell>
          <table:table-cell office:value-type="float" office:value="9.500953E-016" calcext:value-type="float">
            <text:p>9.500953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537224" calcext:value-type="float">
            <text:p>-0.02537224</text:p>
          </table:table-cell>
          <table:table-cell office:value-type="float" office:value="-0.02137751" calcext:value-type="float">
            <text:p>-0.02137751</text:p>
          </table:table-cell>
          <table:table-cell office:value-type="float" office:value="-0.01664672" calcext:value-type="float">
            <text:p>-0.01664672</text:p>
          </table:table-cell>
          <table:table-cell office:value-type="float" office:value="-0.01372911" calcext:value-type="float">
            <text:p>-0.01372911</text:p>
          </table:table-cell>
          <table:table-cell office:value-type="float" office:value="-0.01304195" calcext:value-type="float">
            <text:p>-0.01304195</text:p>
          </table:table-cell>
          <table:table-cell office:value-type="float" office:value="-0.01285544" calcext:value-type="float">
            <text:p>-0.01285544</text:p>
          </table:table-cell>
          <table:table-cell office:value-type="float" office:value="-0.0119633" calcext:value-type="float">
            <text:p>-0.0119633</text:p>
          </table:table-cell>
          <table:table-cell office:value-type="float" office:value="-0.008628002" calcext:value-type="float">
            <text:p>-0.008628002</text:p>
          </table:table-cell>
          <table:table-cell office:value-type="float" office:value="-0.004802912" calcext:value-type="float">
            <text:p>-0.004802912</text:p>
          </table:table-cell>
          <table:table-cell office:value-type="float" office:value="-0.001524656" calcext:value-type="float">
            <text:p>-0.001524656</text:p>
          </table:table-cell>
          <table:table-cell office:value-type="float" office:value="729.9426" calcext:value-type="float">
            <text:p>729.9426</text:p>
          </table:table-cell>
          <table:table-cell office:value-type="float" office:value="0" calcext:value-type="float">
            <text:p>0</text:p>
          </table:table-cell>
          <table:table-cell office:value-type="float" office:value="-0.02853115" calcext:value-type="float">
            <text:p>-0.02853115</text:p>
          </table:table-cell>
          <table:table-cell office:value-type="float" office:value="0.006747349" calcext:value-type="float">
            <text:p>0.006747349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1.03783" calcext:value-type="float">
            <text:p>-1.0378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042004" calcext:value-type="float">
            <text:p>25042004</text:p>
          </table:table-cell>
          <table:table-cell office:value-type="float" office:value="335.2997" calcext:value-type="float">
            <text:p>335.2997</text:p>
          </table:table-cell>
          <table:table-cell office:value-type="float" office:value="7.071676" calcext:value-type="float">
            <text:p>7.071676</text:p>
          </table:table-cell>
          <table:table-cell office:value-type="float" office:value="0" calcext:value-type="float">
            <text:p>0</text:p>
          </table:table-cell>
          <table:table-cell office:value-type="float" office:value="1283.098" calcext:value-type="float">
            <text:p>1283.098</text:p>
          </table:table-cell>
          <table:table-cell office:value-type="float" office:value="362.6349" calcext:value-type="float">
            <text:p>362.6349</text:p>
          </table:table-cell>
          <table:table-cell office:value-type="float" office:value="0" calcext:value-type="float">
            <text:p>0</text:p>
          </table:table-cell>
          <table:table-cell office:value-type="float" office:value="0.1199665" calcext:value-type="float">
            <text:p>0.1199665</text:p>
          </table:table-cell>
          <table:table-cell office:value-type="float" office:value="0.2953938" calcext:value-type="float">
            <text:p>0.2953938</text:p>
          </table:table-cell>
          <table:table-cell office:value-type="float" office:value="0.2980454" calcext:value-type="float">
            <text:p>0.2980454</text:p>
          </table:table-cell>
          <table:table-cell office:value-type="float" office:value="0.30372" calcext:value-type="float">
            <text:p>0.30372</text:p>
          </table:table-cell>
          <table:table-cell office:value-type="float" office:value="0.3080178" calcext:value-type="float">
            <text:p>0.3080178</text:p>
          </table:table-cell>
          <table:table-cell office:value-type="float" office:value="0.3116443" calcext:value-type="float">
            <text:p>0.3116443</text:p>
          </table:table-cell>
          <table:table-cell office:value-type="float" office:value="0.3615085" calcext:value-type="float">
            <text:p>0.3615085</text:p>
          </table:table-cell>
          <table:table-cell office:value-type="float" office:value="0.3767415" calcext:value-type="float">
            <text:p>0.3767415</text:p>
          </table:table-cell>
          <table:table-cell office:value-type="float" office:value="0.4013526" calcext:value-type="float">
            <text:p>0.4013526</text:p>
          </table:table-cell>
          <table:table-cell office:value-type="float" office:value="0.4512767" calcext:value-type="float">
            <text:p>0.4512767</text:p>
          </table:table-cell>
          <table:table-cell office:value-type="float" office:value="0.5111839" calcext:value-type="float">
            <text:p>0.511183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9457E-015" calcext:value-type="float">
            <text:p>1.939457E-15</text:p>
          </table:table-cell>
          <table:table-cell office:value-type="float" office:value="1.907858E-015" calcext:value-type="float">
            <text:p>1.907858E-15</text:p>
          </table:table-cell>
          <table:table-cell office:value-type="float" office:value="1.974711E-015" calcext:value-type="float">
            <text:p>1.974711E-15</text:p>
          </table:table-cell>
          <table:table-cell office:value-type="float" office:value="1.974604E-015" calcext:value-type="float">
            <text:p>1.974604E-15</text:p>
          </table:table-cell>
          <table:table-cell office:value-type="float" office:value="9.500921E-016" calcext:value-type="float">
            <text:p>9.500921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.47493" calcext:value-type="float">
            <text:p>-5.47493</text:p>
          </table:table-cell>
          <table:table-cell office:value-type="float" office:value="-0.02127056" calcext:value-type="float">
            <text:p>-0.02127056</text:p>
          </table:table-cell>
          <table:table-cell office:value-type="float" office:value="-0.01997058" calcext:value-type="float">
            <text:p>-0.01997058</text:p>
          </table:table-cell>
          <table:table-cell office:value-type="float" office:value="-0.01750956" calcext:value-type="float">
            <text:p>-0.01750956</text:p>
          </table:table-cell>
          <table:table-cell office:value-type="float" office:value="-0.01588455" calcext:value-type="float">
            <text:p>-0.01588455</text:p>
          </table:table-cell>
          <table:table-cell office:value-type="float" office:value="-0.01464373" calcext:value-type="float">
            <text:p>-0.01464373</text:p>
          </table:table-cell>
          <table:table-cell office:value-type="float" office:value="-0.01242753" calcext:value-type="float">
            <text:p>-0.01242753</text:p>
          </table:table-cell>
          <table:table-cell office:value-type="float" office:value="-0.009241937" calcext:value-type="float">
            <text:p>-0.009241937</text:p>
          </table:table-cell>
          <table:table-cell office:value-type="float" office:value="-0.005048299" calcext:value-type="float">
            <text:p>-0.005048299</text:p>
          </table:table-cell>
          <table:table-cell office:value-type="float" office:value="-0.001644588" calcext:value-type="float">
            <text:p>-0.001644588</text:p>
          </table:table-cell>
          <table:table-cell office:value-type="float" office:value="736.1041" calcext:value-type="float">
            <text:p>736.1041</text:p>
          </table:table-cell>
          <table:table-cell office:value-type="float" office:value="0" calcext:value-type="float">
            <text:p>0</text:p>
          </table:table-cell>
          <table:table-cell office:value-type="float" office:value="-10.25271" calcext:value-type="float">
            <text:p>-10.25271</text:p>
          </table:table-cell>
          <table:table-cell office:value-type="float" office:value="0.006661675" calcext:value-type="float">
            <text:p>0.006661675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1.05452" calcext:value-type="float">
            <text:p>-1.0545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6042004" calcext:value-type="float">
            <text:p>26042004</text:p>
          </table:table-cell>
          <table:table-cell office:value-type="float" office:value="335.2997" calcext:value-type="float">
            <text:p>335.2997</text:p>
          </table:table-cell>
          <table:table-cell office:value-type="float" office:value="7.621442" calcext:value-type="float">
            <text:p>7.621442</text:p>
          </table:table-cell>
          <table:table-cell office:value-type="float" office:value="0" calcext:value-type="float">
            <text:p>0</text:p>
          </table:table-cell>
          <table:table-cell office:value-type="float" office:value="1279.405" calcext:value-type="float">
            <text:p>1279.405</text:p>
          </table:table-cell>
          <table:table-cell office:value-type="float" office:value="365.7784" calcext:value-type="float">
            <text:p>365.7784</text:p>
          </table:table-cell>
          <table:table-cell office:value-type="float" office:value="0" calcext:value-type="float">
            <text:p>0</text:p>
          </table:table-cell>
          <table:table-cell office:value-type="float" office:value="0.07592127" calcext:value-type="float">
            <text:p>0.07592127</text:p>
          </table:table-cell>
          <table:table-cell office:value-type="float" office:value="0.2988477" calcext:value-type="float">
            <text:p>0.2988477</text:p>
          </table:table-cell>
          <table:table-cell office:value-type="float" office:value="0.2998398" calcext:value-type="float">
            <text:p>0.2998398</text:p>
          </table:table-cell>
          <table:table-cell office:value-type="float" office:value="0.302324" calcext:value-type="float">
            <text:p>0.302324</text:p>
          </table:table-cell>
          <table:table-cell office:value-type="float" office:value="0.3051872" calcext:value-type="float">
            <text:p>0.3051872</text:p>
          </table:table-cell>
          <table:table-cell office:value-type="float" office:value="0.3084341" calcext:value-type="float">
            <text:p>0.3084341</text:p>
          </table:table-cell>
          <table:table-cell office:value-type="float" office:value="0.3586535" calcext:value-type="float">
            <text:p>0.3586535</text:p>
          </table:table-cell>
          <table:table-cell office:value-type="float" office:value="0.3743334" calcext:value-type="float">
            <text:p>0.3743334</text:p>
          </table:table-cell>
          <table:table-cell office:value-type="float" office:value="0.3995385" calcext:value-type="float">
            <text:p>0.3995385</text:p>
          </table:table-cell>
          <table:table-cell office:value-type="float" office:value="0.4478003" calcext:value-type="float">
            <text:p>0.4478003</text:p>
          </table:table-cell>
          <table:table-cell office:value-type="float" office:value="0.5111846" calcext:value-type="float">
            <text:p>0.511184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9606E-015" calcext:value-type="float">
            <text:p>1.939606E-15</text:p>
          </table:table-cell>
          <table:table-cell office:value-type="float" office:value="1.907846E-015" calcext:value-type="float">
            <text:p>1.907846E-15</text:p>
          </table:table-cell>
          <table:table-cell office:value-type="float" office:value="1.974701E-015" calcext:value-type="float">
            <text:p>1.974701E-15</text:p>
          </table:table-cell>
          <table:table-cell office:value-type="float" office:value="1.974594E-015" calcext:value-type="float">
            <text:p>1.974594E-15</text:p>
          </table:table-cell>
          <table:table-cell office:value-type="float" office:value="9.500857E-016" calcext:value-type="float">
            <text:p>9.500857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2.41479" calcext:value-type="float">
            <text:p>-92.41479</text:p>
          </table:table-cell>
          <table:table-cell office:value-type="float" office:value="-0.01960254" calcext:value-type="float">
            <text:p>-0.01960254</text:p>
          </table:table-cell>
          <table:table-cell office:value-type="float" office:value="-0.01915326" calcext:value-type="float">
            <text:p>-0.01915326</text:p>
          </table:table-cell>
          <table:table-cell office:value-type="float" office:value="-0.01809199" calcext:value-type="float">
            <text:p>-0.01809199</text:p>
          </table:table-cell>
          <table:table-cell office:value-type="float" office:value="-0.01694687" calcext:value-type="float">
            <text:p>-0.01694687</text:p>
          </table:table-cell>
          <table:table-cell office:value-type="float" office:value="-0.01574257" calcext:value-type="float">
            <text:p>-0.01574257</text:p>
          </table:table-cell>
          <table:table-cell office:value-type="float" office:value="-0.01341765" calcext:value-type="float">
            <text:p>-0.01341765</text:p>
          </table:table-cell>
          <table:table-cell office:value-type="float" office:value="-0.009829606" calcext:value-type="float">
            <text:p>-0.009829606</text:p>
          </table:table-cell>
          <table:table-cell office:value-type="float" office:value="-0.005272651" calcext:value-type="float">
            <text:p>-0.005272651</text:p>
          </table:table-cell>
          <table:table-cell office:value-type="float" office:value="-0.00177107" calcext:value-type="float">
            <text:p>-0.00177107</text:p>
          </table:table-cell>
          <table:table-cell office:value-type="float" office:value="741.5505" calcext:value-type="float">
            <text:p>741.5505</text:p>
          </table:table-cell>
          <table:table-cell office:value-type="float" office:value="0" calcext:value-type="float">
            <text:p>0</text:p>
          </table:table-cell>
          <table:table-cell office:value-type="float" office:value="-34.97482" calcext:value-type="float">
            <text:p>-34.97482</text:p>
          </table:table-cell>
          <table:table-cell office:value-type="float" office:value="0.006641493" calcext:value-type="float">
            <text:p>0.006641493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1.070724" calcext:value-type="float">
            <text:p>-1.07072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7042004" calcext:value-type="float">
            <text:p>27042004</text:p>
          </table:table-cell>
          <table:table-cell office:value-type="float" office:value="335.2997" calcext:value-type="float">
            <text:p>335.2997</text:p>
          </table:table-cell>
          <table:table-cell office:value-type="float" office:value="7.647374" calcext:value-type="float">
            <text:p>7.647374</text:p>
          </table:table-cell>
          <table:table-cell office:value-type="float" office:value="0" calcext:value-type="float">
            <text:p>0</text:p>
          </table:table-cell>
          <table:table-cell office:value-type="float" office:value="1276.6" calcext:value-type="float">
            <text:p>1276.6</text:p>
          </table:table-cell>
          <table:table-cell office:value-type="float" office:value="368.5564" calcext:value-type="float">
            <text:p>368.5564</text:p>
          </table:table-cell>
          <table:table-cell office:value-type="float" office:value="0" calcext:value-type="float">
            <text:p>0</text:p>
          </table:table-cell>
          <table:table-cell office:value-type="float" office:value="0.07396887" calcext:value-type="float">
            <text:p>0.07396887</text:p>
          </table:table-cell>
          <table:table-cell office:value-type="float" office:value="0.2998289" calcext:value-type="float">
            <text:p>0.2998289</text:p>
          </table:table-cell>
          <table:table-cell office:value-type="float" office:value="0.3006577" calcext:value-type="float">
            <text:p>0.3006577</text:p>
          </table:table-cell>
          <table:table-cell office:value-type="float" office:value="0.3021934" calcext:value-type="float">
            <text:p>0.3021934</text:p>
          </table:table-cell>
          <table:table-cell office:value-type="float" office:value="0.3042629" calcext:value-type="float">
            <text:p>0.3042629</text:p>
          </table:table-cell>
          <table:table-cell office:value-type="float" office:value="0.3068995" calcext:value-type="float">
            <text:p>0.3068995</text:p>
          </table:table-cell>
          <table:table-cell office:value-type="float" office:value="0.3568239" calcext:value-type="float">
            <text:p>0.3568239</text:p>
          </table:table-cell>
          <table:table-cell office:value-type="float" office:value="0.3722786" calcext:value-type="float">
            <text:p>0.3722786</text:p>
          </table:table-cell>
          <table:table-cell office:value-type="float" office:value="0.39797" calcext:value-type="float">
            <text:p>0.39797</text:p>
          </table:table-cell>
          <table:table-cell office:value-type="float" office:value="0.4444135" calcext:value-type="float">
            <text:p>0.4444135</text:p>
          </table:table-cell>
          <table:table-cell office:value-type="float" office:value="0.5111853" calcext:value-type="float">
            <text:p>0.5111853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9796E-015" calcext:value-type="float">
            <text:p>1.939796E-15</text:p>
          </table:table-cell>
          <table:table-cell office:value-type="float" office:value="1.907836E-015" calcext:value-type="float">
            <text:p>1.907836E-15</text:p>
          </table:table-cell>
          <table:table-cell office:value-type="float" office:value="1.974686E-015" calcext:value-type="float">
            <text:p>1.974686E-15</text:p>
          </table:table-cell>
          <table:table-cell office:value-type="float" office:value="1.974579E-015" calcext:value-type="float">
            <text:p>1.974579E-15</text:p>
          </table:table-cell>
          <table:table-cell office:value-type="float" office:value="9.500817E-016" calcext:value-type="float">
            <text:p>9.500817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9.7034" calcext:value-type="float">
            <text:p>-109.7034</text:p>
          </table:table-cell>
          <table:table-cell office:value-type="float" office:value="-0.0191544" calcext:value-type="float">
            <text:p>-0.0191544</text:p>
          </table:table-cell>
          <table:table-cell office:value-type="float" office:value="-0.01878951" calcext:value-type="float">
            <text:p>-0.01878951</text:p>
          </table:table-cell>
          <table:table-cell office:value-type="float" office:value="-0.01814708" calcext:value-type="float">
            <text:p>-0.01814708</text:p>
          </table:table-cell>
          <table:table-cell office:value-type="float" office:value="-0.01731024" calcext:value-type="float">
            <text:p>-0.01731024</text:p>
          </table:table-cell>
          <table:table-cell office:value-type="float" office:value="-0.01630029" calcext:value-type="float">
            <text:p>-0.01630029</text:p>
          </table:table-cell>
          <table:table-cell office:value-type="float" office:value="-0.01409796" calcext:value-type="float">
            <text:p>-0.01409796</text:p>
          </table:table-cell>
          <table:table-cell office:value-type="float" office:value="-0.01036388" calcext:value-type="float">
            <text:p>-0.01036388</text:p>
          </table:table-cell>
          <table:table-cell office:value-type="float" office:value="-0.005475927" calcext:value-type="float">
            <text:p>-0.005475927</text:p>
          </table:table-cell>
          <table:table-cell office:value-type="float" office:value="-0.001904691" calcext:value-type="float">
            <text:p>-0.001904691</text:p>
          </table:table-cell>
          <table:table-cell office:value-type="float" office:value="746.6855" calcext:value-type="float">
            <text:p>746.6855</text:p>
          </table:table-cell>
          <table:table-cell office:value-type="float" office:value="0" calcext:value-type="float">
            <text:p>0</text:p>
          </table:table-cell>
          <table:table-cell office:value-type="float" office:value="-33.46667" calcext:value-type="float">
            <text:p>-33.46667</text:p>
          </table:table-cell>
          <table:table-cell office:value-type="float" office:value="0.006591048" calcext:value-type="float">
            <text:p>0.006591048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1.086509" calcext:value-type="float">
            <text:p>-1.08650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8042004" calcext:value-type="float">
            <text:p>28042004</text:p>
          </table:table-cell>
          <table:table-cell office:value-type="float" office:value="335.2997" calcext:value-type="float">
            <text:p>335.2997</text:p>
          </table:table-cell>
          <table:table-cell office:value-type="float" office:value="7.671485" calcext:value-type="float">
            <text:p>7.671485</text:p>
          </table:table-cell>
          <table:table-cell office:value-type="float" office:value="0" calcext:value-type="float">
            <text:p>0</text:p>
          </table:table-cell>
          <table:table-cell office:value-type="float" office:value="1274.056" calcext:value-type="float">
            <text:p>1274.056</text:p>
          </table:table-cell>
          <table:table-cell office:value-type="float" office:value="371.0767" calcext:value-type="float">
            <text:p>371.0767</text:p>
          </table:table-cell>
          <table:table-cell office:value-type="float" office:value="0" calcext:value-type="float">
            <text:p>0</text:p>
          </table:table-cell>
          <table:table-cell office:value-type="float" office:value="0.07327214" calcext:value-type="float">
            <text:p>0.07327214</text:p>
          </table:table-cell>
          <table:table-cell office:value-type="float" office:value="0.3000644" calcext:value-type="float">
            <text:p>0.3000644</text:p>
          </table:table-cell>
          <table:table-cell office:value-type="float" office:value="0.3008394" calcext:value-type="float">
            <text:p>0.3008394</text:p>
          </table:table-cell>
          <table:table-cell office:value-type="float" office:value="0.3021163" calcext:value-type="float">
            <text:p>0.3021163</text:p>
          </table:table-cell>
          <table:table-cell office:value-type="float" office:value="0.303876" calcext:value-type="float">
            <text:p>0.303876</text:p>
          </table:table-cell>
          <table:table-cell office:value-type="float" office:value="0.3061831" calcext:value-type="float">
            <text:p>0.3061831</text:p>
          </table:table-cell>
          <table:table-cell office:value-type="float" office:value="0.3554747" calcext:value-type="float">
            <text:p>0.3554747</text:p>
          </table:table-cell>
          <table:table-cell office:value-type="float" office:value="0.3704503" calcext:value-type="float">
            <text:p>0.3704503</text:p>
          </table:table-cell>
          <table:table-cell office:value-type="float" office:value="0.3967205" calcext:value-type="float">
            <text:p>0.3967205</text:p>
          </table:table-cell>
          <table:table-cell office:value-type="float" office:value="0.4411384" calcext:value-type="float">
            <text:p>0.4411384</text:p>
          </table:table-cell>
          <table:table-cell office:value-type="float" office:value="0.5111859" calcext:value-type="float">
            <text:p>0.511185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0034E-015" calcext:value-type="float">
            <text:p>1.940034E-15</text:p>
          </table:table-cell>
          <table:table-cell office:value-type="float" office:value="1.907826E-015" calcext:value-type="float">
            <text:p>1.907826E-15</text:p>
          </table:table-cell>
          <table:table-cell office:value-type="float" office:value="1.974672E-015" calcext:value-type="float">
            <text:p>1.974672E-15</text:p>
          </table:table-cell>
          <table:table-cell office:value-type="float" office:value="1.974559E-015" calcext:value-type="float">
            <text:p>1.974559E-15</text:p>
          </table:table-cell>
          <table:table-cell office:value-type="float" office:value="9.500743E-016" calcext:value-type="float">
            <text:p>9.500743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5.3827" calcext:value-type="float">
            <text:p>-115.3827</text:p>
          </table:table-cell>
          <table:table-cell office:value-type="float" office:value="-0.01904878" calcext:value-type="float">
            <text:p>-0.01904878</text:p>
          </table:table-cell>
          <table:table-cell office:value-type="float" office:value="-0.01870981" calcext:value-type="float">
            <text:p>-0.01870981</text:p>
          </table:table-cell>
          <table:table-cell office:value-type="float" office:value="-0.01817933" calcext:value-type="float">
            <text:p>-0.01817933</text:p>
          </table:table-cell>
          <table:table-cell office:value-type="float" office:value="-0.01746453" calcext:value-type="float">
            <text:p>-0.01746453</text:p>
          </table:table-cell>
          <table:table-cell office:value-type="float" office:value="-0.01656779" calcext:value-type="float">
            <text:p>-0.01656779</text:p>
          </table:table-cell>
          <table:table-cell office:value-type="float" office:value="-0.01462488" calcext:value-type="float">
            <text:p>-0.01462488</text:p>
          </table:table-cell>
          <table:table-cell office:value-type="float" office:value="-0.01086659" calcext:value-type="float">
            <text:p>-0.01086659</text:p>
          </table:table-cell>
          <table:table-cell office:value-type="float" office:value="-0.00564365" calcext:value-type="float">
            <text:p>-0.00564365</text:p>
          </table:table-cell>
          <table:table-cell office:value-type="float" office:value="-0.002044615" calcext:value-type="float">
            <text:p>-0.002044615</text:p>
          </table:table-cell>
          <table:table-cell office:value-type="float" office:value="751.6144" calcext:value-type="float">
            <text:p>751.6144</text:p>
          </table:table-cell>
          <table:table-cell office:value-type="float" office:value="0" calcext:value-type="float">
            <text:p>0</text:p>
          </table:table-cell>
          <table:table-cell office:value-type="float" office:value="-49.98086" calcext:value-type="float">
            <text:p>-49.98086</text:p>
          </table:table-cell>
          <table:table-cell office:value-type="float" office:value="0.006543262" calcext:value-type="float">
            <text:p>0.006543262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1.101779" calcext:value-type="float">
            <text:p>-1.10177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9042004" calcext:value-type="float">
            <text:p>29042004</text:p>
          </table:table-cell>
          <table:table-cell office:value-type="float" office:value="335.2997" calcext:value-type="float">
            <text:p>335.2997</text:p>
          </table:table-cell>
          <table:table-cell office:value-type="float" office:value="7.641448" calcext:value-type="float">
            <text:p>7.641448</text:p>
          </table:table-cell>
          <table:table-cell office:value-type="float" office:value="0" calcext:value-type="float">
            <text:p>0</text:p>
          </table:table-cell>
          <table:table-cell office:value-type="float" office:value="1271.781" calcext:value-type="float">
            <text:p>1271.781</text:p>
          </table:table-cell>
          <table:table-cell office:value-type="float" office:value="373.381" calcext:value-type="float">
            <text:p>373.381</text:p>
          </table:table-cell>
          <table:table-cell office:value-type="float" office:value="0" calcext:value-type="float">
            <text:p>0</text:p>
          </table:table-cell>
          <table:table-cell office:value-type="float" office:value="0.07575589" calcext:value-type="float">
            <text:p>0.07575589</text:p>
          </table:table-cell>
          <table:table-cell office:value-type="float" office:value="0.3000852" calcext:value-type="float">
            <text:p>0.3000852</text:p>
          </table:table-cell>
          <table:table-cell office:value-type="float" office:value="0.3008419" calcext:value-type="float">
            <text:p>0.3008419</text:p>
          </table:table-cell>
          <table:table-cell office:value-type="float" office:value="0.3020288" calcext:value-type="float">
            <text:p>0.3020288</text:p>
          </table:table-cell>
          <table:table-cell office:value-type="float" office:value="0.303639" calcext:value-type="float">
            <text:p>0.303639</text:p>
          </table:table-cell>
          <table:table-cell office:value-type="float" office:value="0.3057434" calcext:value-type="float">
            <text:p>0.3057434</text:p>
          </table:table-cell>
          <table:table-cell office:value-type="float" office:value="0.3546178" calcext:value-type="float">
            <text:p>0.3546178</text:p>
          </table:table-cell>
          <table:table-cell office:value-type="float" office:value="0.3689514" calcext:value-type="float">
            <text:p>0.3689514</text:p>
          </table:table-cell>
          <table:table-cell office:value-type="float" office:value="0.395552" calcext:value-type="float">
            <text:p>0.395552</text:p>
          </table:table-cell>
          <table:table-cell office:value-type="float" office:value="0.4380268" calcext:value-type="float">
            <text:p>0.4380268</text:p>
          </table:table-cell>
          <table:table-cell office:value-type="float" office:value="0.5111865" calcext:value-type="float">
            <text:p>0.511186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0316E-015" calcext:value-type="float">
            <text:p>1.940316E-15</text:p>
          </table:table-cell>
          <table:table-cell office:value-type="float" office:value="1.907813E-015" calcext:value-type="float">
            <text:p>1.907813E-15</text:p>
          </table:table-cell>
          <table:table-cell office:value-type="float" office:value="1.974652E-015" calcext:value-type="float">
            <text:p>1.974652E-15</text:p>
          </table:table-cell>
          <table:table-cell office:value-type="float" office:value="1.974538E-015" calcext:value-type="float">
            <text:p>1.974538E-15</text:p>
          </table:table-cell>
          <table:table-cell office:value-type="float" office:value="9.500655E-016" calcext:value-type="float">
            <text:p>9.500655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4.227" calcext:value-type="float">
            <text:p>-94.227</text:p>
          </table:table-cell>
          <table:table-cell office:value-type="float" office:value="-0.01903972" calcext:value-type="float">
            <text:p>-0.01903972</text:p>
          </table:table-cell>
          <table:table-cell office:value-type="float" office:value="-0.01870836" calcext:value-type="float">
            <text:p>-0.01870836</text:p>
          </table:table-cell>
          <table:table-cell office:value-type="float" office:value="-0.01821581" calcext:value-type="float">
            <text:p>-0.01821581</text:p>
          </table:table-cell>
          <table:table-cell office:value-type="float" office:value="-0.01755955" calcext:value-type="float">
            <text:p>-0.01755955</text:p>
          </table:table-cell>
          <table:table-cell office:value-type="float" office:value="-0.01673435" calcext:value-type="float">
            <text:p>-0.01673435</text:p>
          </table:table-cell>
          <table:table-cell office:value-type="float" office:value="-0.01497052" calcext:value-type="float">
            <text:p>-0.01497052</text:p>
          </table:table-cell>
          <table:table-cell office:value-type="float" office:value="-0.01129893" calcext:value-type="float">
            <text:p>-0.01129893</text:p>
          </table:table-cell>
          <table:table-cell office:value-type="float" office:value="-0.005805688" calcext:value-type="float">
            <text:p>-0.005805688</text:p>
          </table:table-cell>
          <table:table-cell office:value-type="float" office:value="-0.002188134" calcext:value-type="float">
            <text:p>-0.002188134</text:p>
          </table:table-cell>
          <table:table-cell office:value-type="float" office:value="756.3763" calcext:value-type="float">
            <text:p>756.3763</text:p>
          </table:table-cell>
          <table:table-cell office:value-type="float" office:value="0" calcext:value-type="float">
            <text:p>0</text:p>
          </table:table-cell>
          <table:table-cell office:value-type="float" office:value="-36.19347" calcext:value-type="float">
            <text:p>-36.19347</text:p>
          </table:table-cell>
          <table:table-cell office:value-type="float" office:value="0.006512911" calcext:value-type="float">
            <text:p>0.006512911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1.116287" calcext:value-type="float">
            <text:p>-1.11628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0042004" calcext:value-type="float">
            <text:p>30042004</text:p>
          </table:table-cell>
          <table:table-cell office:value-type="float" office:value="335.2997" calcext:value-type="float">
            <text:p>335.2997</text:p>
          </table:table-cell>
          <table:table-cell office:value-type="float" office:value="7.563632" calcext:value-type="float">
            <text:p>7.563632</text:p>
          </table:table-cell>
          <table:table-cell office:value-type="float" office:value="0" calcext:value-type="float">
            <text:p>0</text:p>
          </table:table-cell>
          <table:table-cell office:value-type="float" office:value="1269.754" calcext:value-type="float">
            <text:p>1269.754</text:p>
          </table:table-cell>
          <table:table-cell office:value-type="float" office:value="375.4856" calcext:value-type="float">
            <text:p>375.4856</text:p>
          </table:table-cell>
          <table:table-cell office:value-type="float" office:value="0" calcext:value-type="float">
            <text:p>0</text:p>
          </table:table-cell>
          <table:table-cell office:value-type="float" office:value="0.08248506" calcext:value-type="float">
            <text:p>0.08248506</text:p>
          </table:table-cell>
          <table:table-cell office:value-type="float" office:value="0.2999062" calcext:value-type="float">
            <text:p>0.2999062</text:p>
          </table:table-cell>
          <table:table-cell office:value-type="float" office:value="0.3007497" calcext:value-type="float">
            <text:p>0.3007497</text:p>
          </table:table-cell>
          <table:table-cell office:value-type="float" office:value="0.3020163" calcext:value-type="float">
            <text:p>0.3020163</text:p>
          </table:table-cell>
          <table:table-cell office:value-type="float" office:value="0.3034742" calcext:value-type="float">
            <text:p>0.3034742</text:p>
          </table:table-cell>
          <table:table-cell office:value-type="float" office:value="0.3054437" calcext:value-type="float">
            <text:p>0.3054437</text:p>
          </table:table-cell>
          <table:table-cell office:value-type="float" office:value="0.3540315" calcext:value-type="float">
            <text:p>0.3540315</text:p>
          </table:table-cell>
          <table:table-cell office:value-type="float" office:value="0.3677478" calcext:value-type="float">
            <text:p>0.3677478</text:p>
          </table:table-cell>
          <table:table-cell office:value-type="float" office:value="0.3944677" calcext:value-type="float">
            <text:p>0.3944677</text:p>
          </table:table-cell>
          <table:table-cell office:value-type="float" office:value="0.4350834" calcext:value-type="float">
            <text:p>0.4350834</text:p>
          </table:table-cell>
          <table:table-cell office:value-type="float" office:value="0.5111871" calcext:value-type="float">
            <text:p>0.511187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0628E-015" calcext:value-type="float">
            <text:p>1.940628E-15</text:p>
          </table:table-cell>
          <table:table-cell office:value-type="float" office:value="1.907796E-015" calcext:value-type="float">
            <text:p>1.907796E-15</text:p>
          </table:table-cell>
          <table:table-cell office:value-type="float" office:value="1.974629E-015" calcext:value-type="float">
            <text:p>1.974629E-15</text:p>
          </table:table-cell>
          <table:table-cell office:value-type="float" office:value="1.974517E-015" calcext:value-type="float">
            <text:p>1.974517E-15</text:p>
          </table:table-cell>
          <table:table-cell office:value-type="float" office:value="9.500517E-016" calcext:value-type="float">
            <text:p>9.500517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6.16271" calcext:value-type="float">
            <text:p>-56.16271</text:p>
          </table:table-cell>
          <table:table-cell office:value-type="float" office:value="-0.01911507" calcext:value-type="float">
            <text:p>-0.01911507</text:p>
          </table:table-cell>
          <table:table-cell office:value-type="float" office:value="-0.01874775" calcext:value-type="float">
            <text:p>-0.01874775</text:p>
          </table:table-cell>
          <table:table-cell office:value-type="float" office:value="-0.01822264" calcext:value-type="float">
            <text:p>-0.01822264</text:p>
          </table:table-cell>
          <table:table-cell office:value-type="float" office:value="-0.01762636" calcext:value-type="float">
            <text:p>-0.01762636</text:p>
          </table:table-cell>
          <table:table-cell office:value-type="float" office:value="-0.01684894" calcext:value-type="float">
            <text:p>-0.01684894</text:p>
          </table:table-cell>
          <table:table-cell office:value-type="float" office:value="-0.01521206" calcext:value-type="float">
            <text:p>-0.01521206</text:p>
          </table:table-cell>
          <table:table-cell office:value-type="float" office:value="-0.01165998" calcext:value-type="float">
            <text:p>-0.01165998</text:p>
          </table:table-cell>
          <table:table-cell office:value-type="float" office:value="-0.005960636" calcext:value-type="float">
            <text:p>-0.005960636</text:p>
          </table:table-cell>
          <table:table-cell office:value-type="float" office:value="-0.002334208" calcext:value-type="float">
            <text:p>-0.002334208</text:p>
          </table:table-cell>
          <table:table-cell office:value-type="float" office:value="760.9847" calcext:value-type="float">
            <text:p>760.9847</text:p>
          </table:table-cell>
          <table:table-cell office:value-type="float" office:value="0" calcext:value-type="float">
            <text:p>0</text:p>
          </table:table-cell>
          <table:table-cell office:value-type="float" office:value="-19.72001" calcext:value-type="float">
            <text:p>-19.72001</text:p>
          </table:table-cell>
          <table:table-cell office:value-type="float" office:value="0.006494324" calcext:value-type="float">
            <text:p>0.006494324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1.130012" calcext:value-type="float">
            <text:p>-1.13001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52004" calcext:value-type="float">
            <text:p>1052004</text:p>
          </table:table-cell>
          <table:table-cell office:value-type="float" office:value="345.1268" calcext:value-type="float">
            <text:p>345.1268</text:p>
          </table:table-cell>
          <table:table-cell office:value-type="float" office:value="8.603601" calcext:value-type="float">
            <text:p>8.603601</text:p>
          </table:table-cell>
          <table:table-cell office:value-type="float" office:value="0" calcext:value-type="float">
            <text:p>0</text:p>
          </table:table-cell>
          <table:table-cell office:value-type="float" office:value="1275.217" calcext:value-type="float">
            <text:p>1275.217</text:p>
          </table:table-cell>
          <table:table-cell office:value-type="float" office:value="378.8105" calcext:value-type="float">
            <text:p>378.8105</text:p>
          </table:table-cell>
          <table:table-cell office:value-type="float" office:value="0" calcext:value-type="float">
            <text:p>0</text:p>
          </table:table-cell>
          <table:table-cell office:value-type="float" office:value="0.3574892" calcext:value-type="float">
            <text:p>0.3574892</text:p>
          </table:table-cell>
          <table:table-cell office:value-type="float" office:value="0.3541343" calcext:value-type="float">
            <text:p>0.3541343</text:p>
          </table:table-cell>
          <table:table-cell office:value-type="float" office:value="0.3328435" calcext:value-type="float">
            <text:p>0.3328435</text:p>
          </table:table-cell>
          <table:table-cell office:value-type="float" office:value="0.3182085" calcext:value-type="float">
            <text:p>0.3182085</text:p>
          </table:table-cell>
          <table:table-cell office:value-type="float" office:value="0.3104" calcext:value-type="float">
            <text:p>0.3104</text:p>
          </table:table-cell>
          <table:table-cell office:value-type="float" office:value="0.3078502" calcext:value-type="float">
            <text:p>0.3078502</text:p>
          </table:table-cell>
          <table:table-cell office:value-type="float" office:value="0.3543217" calcext:value-type="float">
            <text:p>0.3543217</text:p>
          </table:table-cell>
          <table:table-cell office:value-type="float" office:value="0.3667486" calcext:value-type="float">
            <text:p>0.3667486</text:p>
          </table:table-cell>
          <table:table-cell office:value-type="float" office:value="0.3936002" calcext:value-type="float">
            <text:p>0.3936002</text:p>
          </table:table-cell>
          <table:table-cell office:value-type="float" office:value="0.4323118" calcext:value-type="float">
            <text:p>0.4323118</text:p>
          </table:table-cell>
          <table:table-cell office:value-type="float" office:value="0.5111877" calcext:value-type="float">
            <text:p>0.511187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0893E-015" calcext:value-type="float">
            <text:p>1.940893E-15</text:p>
          </table:table-cell>
          <table:table-cell office:value-type="float" office:value="1.907789E-015" calcext:value-type="float">
            <text:p>1.907789E-15</text:p>
          </table:table-cell>
          <table:table-cell office:value-type="float" office:value="1.97461E-015" calcext:value-type="float">
            <text:p>1.97461E-15</text:p>
          </table:table-cell>
          <table:table-cell office:value-type="float" office:value="1.974498E-015" calcext:value-type="float">
            <text:p>1.974498E-15</text:p>
          </table:table-cell>
          <table:table-cell office:value-type="float" office:value="9.500395E-016" calcext:value-type="float">
            <text:p>9.500395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487855" calcext:value-type="float">
            <text:p>-0.005487855</text:p>
          </table:table-cell>
          <table:table-cell office:value-type="float" office:value="-0.005863687" calcext:value-type="float">
            <text:p>-0.005863687</text:p>
          </table:table-cell>
          <table:table-cell office:value-type="float" office:value="-0.009406197" calcext:value-type="float">
            <text:p>-0.009406197</text:p>
          </table:table-cell>
          <table:table-cell office:value-type="float" office:value="-0.01272753" calcext:value-type="float">
            <text:p>-0.01272753</text:p>
          </table:table-cell>
          <table:table-cell office:value-type="float" office:value="-0.01510529" calcext:value-type="float">
            <text:p>-0.01510529</text:p>
          </table:table-cell>
          <table:table-cell office:value-type="float" office:value="-0.01597913" calcext:value-type="float">
            <text:p>-0.01597913</text:p>
          </table:table-cell>
          <table:table-cell office:value-type="float" office:value="-0.01509483" calcext:value-type="float">
            <text:p>-0.01509483</text:p>
          </table:table-cell>
          <table:table-cell office:value-type="float" office:value="-0.01196919" calcext:value-type="float">
            <text:p>-0.01196919</text:p>
          </table:table-cell>
          <table:table-cell office:value-type="float" office:value="-0.006088174" calcext:value-type="float">
            <text:p>-0.006088174</text:p>
          </table:table-cell>
          <table:table-cell office:value-type="float" office:value="-0.002481657" calcext:value-type="float">
            <text:p>-0.002481657</text:p>
          </table:table-cell>
          <table:table-cell office:value-type="float" office:value="766.8429" calcext:value-type="float">
            <text:p>766.8429</text:p>
          </table:table-cell>
          <table:table-cell office:value-type="float" office:value="0" calcext:value-type="float">
            <text:p>0</text:p>
          </table:table-cell>
          <table:table-cell office:value-type="float" office:value="-0.00554987" calcext:value-type="float">
            <text:p>-0.00554987</text:p>
          </table:table-cell>
          <table:table-cell office:value-type="float" office:value="0.006391933" calcext:value-type="float">
            <text:p>0.006391933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1.142936" calcext:value-type="float">
            <text:p>-1.14293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52004" calcext:value-type="float">
            <text:p>2052004</text:p>
          </table:table-cell>
          <table:table-cell office:value-type="float" office:value="346.3994" calcext:value-type="float">
            <text:p>346.3994</text:p>
          </table:table-cell>
          <table:table-cell office:value-type="float" office:value="9.707285" calcext:value-type="float">
            <text:p>9.707285</text:p>
          </table:table-cell>
          <table:table-cell office:value-type="float" office:value="0" calcext:value-type="float">
            <text:p>0</text:p>
          </table:table-cell>
          <table:table-cell office:value-type="float" office:value="1271.344" calcext:value-type="float">
            <text:p>1271.344</text:p>
          </table:table-cell>
          <table:table-cell office:value-type="float" office:value="382.8524" calcext:value-type="float">
            <text:p>382.8524</text:p>
          </table:table-cell>
          <table:table-cell office:value-type="float" office:value="0" calcext:value-type="float">
            <text:p>0</text:p>
          </table:table-cell>
          <table:table-cell office:value-type="float" office:value="0.309119" calcext:value-type="float">
            <text:p>0.309119</text:p>
          </table:table-cell>
          <table:table-cell office:value-type="float" office:value="0.3093497" calcext:value-type="float">
            <text:p>0.3093497</text:p>
          </table:table-cell>
          <table:table-cell office:value-type="float" office:value="0.3110262" calcext:value-type="float">
            <text:p>0.3110262</text:p>
          </table:table-cell>
          <table:table-cell office:value-type="float" office:value="0.3131997" calcext:value-type="float">
            <text:p>0.3131997</text:p>
          </table:table-cell>
          <table:table-cell office:value-type="float" office:value="0.312816" calcext:value-type="float">
            <text:p>0.312816</text:p>
          </table:table-cell>
          <table:table-cell office:value-type="float" office:value="0.3119245" calcext:value-type="float">
            <text:p>0.3119245</text:p>
          </table:table-cell>
          <table:table-cell office:value-type="float" office:value="0.3554233" calcext:value-type="float">
            <text:p>0.3554233</text:p>
          </table:table-cell>
          <table:table-cell office:value-type="float" office:value="0.3659585" calcext:value-type="float">
            <text:p>0.3659585</text:p>
          </table:table-cell>
          <table:table-cell office:value-type="float" office:value="0.3928744" calcext:value-type="float">
            <text:p>0.3928744</text:p>
          </table:table-cell>
          <table:table-cell office:value-type="float" office:value="0.4297044" calcext:value-type="float">
            <text:p>0.4297044</text:p>
          </table:table-cell>
          <table:table-cell office:value-type="float" office:value="0.5111882" calcext:value-type="float">
            <text:p>0.511188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1127E-015" calcext:value-type="float">
            <text:p>1.941127E-15</text:p>
          </table:table-cell>
          <table:table-cell office:value-type="float" office:value="1.907785E-015" calcext:value-type="float">
            <text:p>1.907785E-15</text:p>
          </table:table-cell>
          <table:table-cell office:value-type="float" office:value="1.974592E-015" calcext:value-type="float">
            <text:p>1.974592E-15</text:p>
          </table:table-cell>
          <table:table-cell office:value-type="float" office:value="1.974483E-015" calcext:value-type="float">
            <text:p>1.974483E-15</text:p>
          </table:table-cell>
          <table:table-cell office:value-type="float" office:value="9.50032E-016" calcext:value-type="float">
            <text:p>9.5003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551389" calcext:value-type="float">
            <text:p>-0.01551389</text:p>
          </table:table-cell>
          <table:table-cell office:value-type="float" office:value="-0.01543585" calcext:value-type="float">
            <text:p>-0.01543585</text:p>
          </table:table-cell>
          <table:table-cell office:value-type="float" office:value="-0.01482109" calcext:value-type="float">
            <text:p>-0.01482109</text:p>
          </table:table-cell>
          <table:table-cell office:value-type="float" office:value="-0.0141195" calcext:value-type="float">
            <text:p>-0.0141195</text:p>
          </table:table-cell>
          <table:table-cell office:value-type="float" office:value="-0.01426153" calcext:value-type="float">
            <text:p>-0.01426153</text:p>
          </table:table-cell>
          <table:table-cell office:value-type="float" office:value="-0.01456137" calcext:value-type="float">
            <text:p>-0.01456137</text:p>
          </table:table-cell>
          <table:table-cell office:value-type="float" office:value="-0.01465394" calcext:value-type="float">
            <text:p>-0.01465394</text:p>
          </table:table-cell>
          <table:table-cell office:value-type="float" office:value="-0.01222056" calcext:value-type="float">
            <text:p>-0.01222056</text:p>
          </table:table-cell>
          <table:table-cell office:value-type="float" office:value="-0.006197081" calcext:value-type="float">
            <text:p>-0.006197081</text:p>
          </table:table-cell>
          <table:table-cell office:value-type="float" office:value="-0.002629817" calcext:value-type="float">
            <text:p>-0.002629817</text:p>
          </table:table-cell>
          <table:table-cell office:value-type="float" office:value="773.4789" calcext:value-type="float">
            <text:p>773.4789</text:p>
          </table:table-cell>
          <table:table-cell office:value-type="float" office:value="0" calcext:value-type="float">
            <text:p>0</text:p>
          </table:table-cell>
          <table:table-cell office:value-type="float" office:value="-0.01531227" calcext:value-type="float">
            <text:p>-0.01531227</text:p>
          </table:table-cell>
          <table:table-cell office:value-type="float" office:value="0.00625076" calcext:value-type="float">
            <text:p>0.0062507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1.155094" calcext:value-type="float">
            <text:p>-1.15509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052004" calcext:value-type="float">
            <text:p>3052004</text:p>
          </table:table-cell>
          <table:table-cell office:value-type="float" office:value="348.5995" calcext:value-type="float">
            <text:p>348.5995</text:p>
          </table:table-cell>
          <table:table-cell office:value-type="float" office:value="10.47992" calcext:value-type="float">
            <text:p>10.47992</text:p>
          </table:table-cell>
          <table:table-cell office:value-type="float" office:value="0" calcext:value-type="float">
            <text:p>0</text:p>
          </table:table-cell>
          <table:table-cell office:value-type="float" office:value="1269.788" calcext:value-type="float">
            <text:p>1269.788</text:p>
          </table:table-cell>
          <table:table-cell office:value-type="float" office:value="385.835" calcext:value-type="float">
            <text:p>385.835</text:p>
          </table:table-cell>
          <table:table-cell office:value-type="float" office:value="0" calcext:value-type="float">
            <text:p>0</text:p>
          </table:table-cell>
          <table:table-cell office:value-type="float" office:value="0.3195133" calcext:value-type="float">
            <text:p>0.3195133</text:p>
          </table:table-cell>
          <table:table-cell office:value-type="float" office:value="0.3187869" calcext:value-type="float">
            <text:p>0.3187869</text:p>
          </table:table-cell>
          <table:table-cell office:value-type="float" office:value="0.3159686" calcext:value-type="float">
            <text:p>0.3159686</text:p>
          </table:table-cell>
          <table:table-cell office:value-type="float" office:value="0.3101664" calcext:value-type="float">
            <text:p>0.3101664</text:p>
          </table:table-cell>
          <table:table-cell office:value-type="float" office:value="0.3082067" calcext:value-type="float">
            <text:p>0.3082067</text:p>
          </table:table-cell>
          <table:table-cell office:value-type="float" office:value="0.3088442" calcext:value-type="float">
            <text:p>0.3088442</text:p>
          </table:table-cell>
          <table:table-cell office:value-type="float" office:value="0.3554655" calcext:value-type="float">
            <text:p>0.3554655</text:p>
          </table:table-cell>
          <table:table-cell office:value-type="float" office:value="0.3654132" calcext:value-type="float">
            <text:p>0.3654132</text:p>
          </table:table-cell>
          <table:table-cell office:value-type="float" office:value="0.3922251" calcext:value-type="float">
            <text:p>0.3922251</text:p>
          </table:table-cell>
          <table:table-cell office:value-type="float" office:value="0.4272687" calcext:value-type="float">
            <text:p>0.4272687</text:p>
          </table:table-cell>
          <table:table-cell office:value-type="float" office:value="0.5111887" calcext:value-type="float">
            <text:p>0.511188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1356E-015" calcext:value-type="float">
            <text:p>1.941356E-15</text:p>
          </table:table-cell>
          <table:table-cell office:value-type="float" office:value="1.907781E-015" calcext:value-type="float">
            <text:p>1.907781E-15</text:p>
          </table:table-cell>
          <table:table-cell office:value-type="float" office:value="1.974579E-015" calcext:value-type="float">
            <text:p>1.974579E-15</text:p>
          </table:table-cell>
          <table:table-cell office:value-type="float" office:value="1.974465E-015" calcext:value-type="float">
            <text:p>1.974465E-15</text:p>
          </table:table-cell>
          <table:table-cell office:value-type="float" office:value="9.500225E-016" calcext:value-type="float">
            <text:p>9.500225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221614" calcext:value-type="float">
            <text:p>-0.01221614</text:p>
          </table:table-cell>
          <table:table-cell office:value-type="float" office:value="-0.01243741" calcext:value-type="float">
            <text:p>-0.01243741</text:p>
          </table:table-cell>
          <table:table-cell office:value-type="float" office:value="-0.01327384" calcext:value-type="float">
            <text:p>-0.01327384</text:p>
          </table:table-cell>
          <table:table-cell office:value-type="float" office:value="-0.01516878" calcext:value-type="float">
            <text:p>-0.01516878</text:p>
          </table:table-cell>
          <table:table-cell office:value-type="float" office:value="-0.01584029" calcext:value-type="float">
            <text:p>-0.01584029</text:p>
          </table:table-cell>
          <table:table-cell office:value-type="float" office:value="-0.01560019" calcext:value-type="float">
            <text:p>-0.01560019</text:p>
          </table:table-cell>
          <table:table-cell office:value-type="float" office:value="-0.01462918" calcext:value-type="float">
            <text:p>-0.01462918</text:p>
          </table:table-cell>
          <table:table-cell office:value-type="float" office:value="-0.01239731" calcext:value-type="float">
            <text:p>-0.01239731</text:p>
          </table:table-cell>
          <table:table-cell office:value-type="float" office:value="-0.006296241" calcext:value-type="float">
            <text:p>-0.006296241</text:p>
          </table:table-cell>
          <table:table-cell office:value-type="float" office:value="-0.002777088" calcext:value-type="float">
            <text:p>-0.002777088</text:p>
          </table:table-cell>
          <table:table-cell office:value-type="float" office:value="779.1061" calcext:value-type="float">
            <text:p>779.1061</text:p>
          </table:table-cell>
          <table:table-cell office:value-type="float" office:value="0" calcext:value-type="float">
            <text:p>0</text:p>
          </table:table-cell>
          <table:table-cell office:value-type="float" office:value="-0.01206311" calcext:value-type="float">
            <text:p>-0.01206311</text:p>
          </table:table-cell>
          <table:table-cell office:value-type="float" office:value="0.006076064" calcext:value-type="float">
            <text:p>0.00607606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1.166453" calcext:value-type="float">
            <text:p>-1.16645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052004" calcext:value-type="float">
            <text:p>4052004</text:p>
          </table:table-cell>
          <table:table-cell office:value-type="float" office:value="349.5995" calcext:value-type="float">
            <text:p>349.5995</text:p>
          </table:table-cell>
          <table:table-cell office:value-type="float" office:value="12.09604" calcext:value-type="float">
            <text:p>12.09604</text:p>
          </table:table-cell>
          <table:table-cell office:value-type="float" office:value="0" calcext:value-type="float">
            <text:p>0</text:p>
          </table:table-cell>
          <table:table-cell office:value-type="float" office:value="1266.567" calcext:value-type="float">
            <text:p>1266.567</text:p>
          </table:table-cell>
          <table:table-cell office:value-type="float" office:value="388.4404" calcext:value-type="float">
            <text:p>388.4404</text:p>
          </table:table-cell>
          <table:table-cell office:value-type="float" office:value="0" calcext:value-type="float">
            <text:p>0</text:p>
          </table:table-cell>
          <table:table-cell office:value-type="float" office:value="0.2965427" calcext:value-type="float">
            <text:p>0.2965427</text:p>
          </table:table-cell>
          <table:table-cell office:value-type="float" office:value="0.2972302" calcext:value-type="float">
            <text:p>0.2972302</text:p>
          </table:table-cell>
          <table:table-cell office:value-type="float" office:value="0.3007081" calcext:value-type="float">
            <text:p>0.3007081</text:p>
          </table:table-cell>
          <table:table-cell office:value-type="float" office:value="0.305177" calcext:value-type="float">
            <text:p>0.305177</text:p>
          </table:table-cell>
          <table:table-cell office:value-type="float" office:value="0.3069047" calcext:value-type="float">
            <text:p>0.3069047</text:p>
          </table:table-cell>
          <table:table-cell office:value-type="float" office:value="0.3080103" calcext:value-type="float">
            <text:p>0.3080103</text:p>
          </table:table-cell>
          <table:table-cell office:value-type="float" office:value="0.3547221" calcext:value-type="float">
            <text:p>0.3547221</text:p>
          </table:table-cell>
          <table:table-cell office:value-type="float" office:value="0.3649421" calcext:value-type="float">
            <text:p>0.3649421</text:p>
          </table:table-cell>
          <table:table-cell office:value-type="float" office:value="0.3916146" calcext:value-type="float">
            <text:p>0.3916146</text:p>
          </table:table-cell>
          <table:table-cell office:value-type="float" office:value="0.4250154" calcext:value-type="float">
            <text:p>0.4250154</text:p>
          </table:table-cell>
          <table:table-cell office:value-type="float" office:value="0.5111891" calcext:value-type="float">
            <text:p>0.511189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1598E-015" calcext:value-type="float">
            <text:p>1.941598E-15</text:p>
          </table:table-cell>
          <table:table-cell office:value-type="float" office:value="1.907776E-015" calcext:value-type="float">
            <text:p>1.907776E-15</text:p>
          </table:table-cell>
          <table:table-cell office:value-type="float" office:value="1.974561E-015" calcext:value-type="float">
            <text:p>1.974561E-15</text:p>
          </table:table-cell>
          <table:table-cell office:value-type="float" office:value="1.974448E-015" calcext:value-type="float">
            <text:p>1.974448E-15</text:p>
          </table:table-cell>
          <table:table-cell office:value-type="float" office:value="9.50013E-016" calcext:value-type="float">
            <text:p>9.50013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078531" calcext:value-type="float">
            <text:p>-0.02078531</text:p>
          </table:table-cell>
          <table:table-cell office:value-type="float" office:value="-0.02043854" calcext:value-type="float">
            <text:p>-0.02043854</text:p>
          </table:table-cell>
          <table:table-cell office:value-type="float" office:value="-0.01875714" calcext:value-type="float">
            <text:p>-0.01875714</text:p>
          </table:table-cell>
          <table:table-cell office:value-type="float" office:value="-0.01692048" calcext:value-type="float">
            <text:p>-0.01692048</text:p>
          </table:table-cell>
          <table:table-cell office:value-type="float" office:value="-0.01628892" calcext:value-type="float">
            <text:p>-0.01628892</text:p>
          </table:table-cell>
          <table:table-cell office:value-type="float" office:value="-0.01589396" calcext:value-type="float">
            <text:p>-0.01589396</text:p>
          </table:table-cell>
          <table:table-cell office:value-type="float" office:value="-0.01492833" calcext:value-type="float">
            <text:p>-0.01492833</text:p>
          </table:table-cell>
          <table:table-cell office:value-type="float" office:value="-0.012552" calcext:value-type="float">
            <text:p>-0.012552</text:p>
          </table:table-cell>
          <table:table-cell office:value-type="float" office:value="-0.006391046" calcext:value-type="float">
            <text:p>-0.006391046</text:p>
          </table:table-cell>
          <table:table-cell office:value-type="float" office:value="-0.002921499" calcext:value-type="float">
            <text:p>-0.002921499</text:p>
          </table:table-cell>
          <table:table-cell office:value-type="float" office:value="784.3928" calcext:value-type="float">
            <text:p>784.3928</text:p>
          </table:table-cell>
          <table:table-cell office:value-type="float" office:value="0" calcext:value-type="float">
            <text:p>0</text:p>
          </table:table-cell>
          <table:table-cell office:value-type="float" office:value="-0.02056051" calcext:value-type="float">
            <text:p>-0.02056051</text:p>
          </table:table-cell>
          <table:table-cell office:value-type="float" office:value="0.005868179" calcext:value-type="float">
            <text:p>0.005868179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1.176962" calcext:value-type="float">
            <text:p>-1.17696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052004" calcext:value-type="float">
            <text:p>5052004</text:p>
          </table:table-cell>
          <table:table-cell office:value-type="float" office:value="350.1994" calcext:value-type="float">
            <text:p>350.1994</text:p>
          </table:table-cell>
          <table:table-cell office:value-type="float" office:value="14.21411" calcext:value-type="float">
            <text:p>14.21411</text:p>
          </table:table-cell>
          <table:table-cell office:value-type="float" office:value="0" calcext:value-type="float">
            <text:p>0</text:p>
          </table:table-cell>
          <table:table-cell office:value-type="float" office:value="1263.313" calcext:value-type="float">
            <text:p>1263.313</text:p>
          </table:table-cell>
          <table:table-cell office:value-type="float" office:value="390.1754" calcext:value-type="float">
            <text:p>390.1754</text:p>
          </table:table-cell>
          <table:table-cell office:value-type="float" office:value="0" calcext:value-type="float">
            <text:p>0</text:p>
          </table:table-cell>
          <table:table-cell office:value-type="float" office:value="0.2367341" calcext:value-type="float">
            <text:p>0.2367341</text:p>
          </table:table-cell>
          <table:table-cell office:value-type="float" office:value="0.2825633" calcext:value-type="float">
            <text:p>0.2825633</text:p>
          </table:table-cell>
          <table:table-cell office:value-type="float" office:value="0.293943" calcext:value-type="float">
            <text:p>0.293943</text:p>
          </table:table-cell>
          <table:table-cell office:value-type="float" office:value="0.3011539" calcext:value-type="float">
            <text:p>0.3011539</text:p>
          </table:table-cell>
          <table:table-cell office:value-type="float" office:value="0.3041372" calcext:value-type="float">
            <text:p>0.3041372</text:p>
          </table:table-cell>
          <table:table-cell office:value-type="float" office:value="0.3061575" calcext:value-type="float">
            <text:p>0.3061575</text:p>
          </table:table-cell>
          <table:table-cell office:value-type="float" office:value="0.353858" calcext:value-type="float">
            <text:p>0.353858</text:p>
          </table:table-cell>
          <table:table-cell office:value-type="float" office:value="0.3645066" calcext:value-type="float">
            <text:p>0.3645066</text:p>
          </table:table-cell>
          <table:table-cell office:value-type="float" office:value="0.3910486" calcext:value-type="float">
            <text:p>0.3910486</text:p>
          </table:table-cell>
          <table:table-cell office:value-type="float" office:value="0.4229338" calcext:value-type="float">
            <text:p>0.4229338</text:p>
          </table:table-cell>
          <table:table-cell office:value-type="float" office:value="0.5111895" calcext:value-type="float">
            <text:p>0.51118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1857E-015" calcext:value-type="float">
            <text:p>1.941857E-15</text:p>
          </table:table-cell>
          <table:table-cell office:value-type="float" office:value="1.907765E-015" calcext:value-type="float">
            <text:p>1.907765E-15</text:p>
          </table:table-cell>
          <table:table-cell office:value-type="float" office:value="1.974543E-015" calcext:value-type="float">
            <text:p>1.974543E-15</text:p>
          </table:table-cell>
          <table:table-cell office:value-type="float" office:value="1.974431E-015" calcext:value-type="float">
            <text:p>1.974431E-15</text:p>
          </table:table-cell>
          <table:table-cell office:value-type="float" office:value="9.500035E-016" calcext:value-type="float">
            <text:p>9.500035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8969449" calcext:value-type="float">
            <text:p>-0.08969449</text:p>
          </table:table-cell>
          <table:table-cell office:value-type="float" office:value="-0.02860377" calcext:value-type="float">
            <text:p>-0.02860377</text:p>
          </table:table-cell>
          <table:table-cell office:value-type="float" office:value="-0.02191125" calcext:value-type="float">
            <text:p>-0.02191125</text:p>
          </table:table-cell>
          <table:table-cell office:value-type="float" office:value="-0.018561" calcext:value-type="float">
            <text:p>-0.018561</text:p>
          </table:table-cell>
          <table:table-cell office:value-type="float" office:value="-0.01734995" calcext:value-type="float">
            <text:p>-0.01734995</text:p>
          </table:table-cell>
          <table:table-cell office:value-type="float" office:value="-0.01657348" calcext:value-type="float">
            <text:p>-0.01657348</text:p>
          </table:table-cell>
          <table:table-cell office:value-type="float" office:value="-0.01528237" calcext:value-type="float">
            <text:p>-0.01528237</text:p>
          </table:table-cell>
          <table:table-cell office:value-type="float" office:value="-0.01269681" calcext:value-type="float">
            <text:p>-0.01269681</text:p>
          </table:table-cell>
          <table:table-cell office:value-type="float" office:value="-0.006480377" calcext:value-type="float">
            <text:p>-0.006480377</text:p>
          </table:table-cell>
          <table:table-cell office:value-type="float" office:value="-0.003062293" calcext:value-type="float">
            <text:p>-0.003062293</text:p>
          </table:table-cell>
          <table:table-cell office:value-type="float" office:value="788.853" calcext:value-type="float">
            <text:p>788.853</text:p>
          </table:table-cell>
          <table:table-cell office:value-type="float" office:value="0" calcext:value-type="float">
            <text:p>0</text:p>
          </table:table-cell>
          <table:table-cell office:value-type="float" office:value="-0.1180901" calcext:value-type="float">
            <text:p>-0.1180901</text:p>
          </table:table-cell>
          <table:table-cell office:value-type="float" office:value="0.005672449" calcext:value-type="float">
            <text:p>0.005672449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1.18667" calcext:value-type="float">
            <text:p>-1.1866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052004" calcext:value-type="float">
            <text:p>6052004</text:p>
          </table:table-cell>
          <table:table-cell office:value-type="float" office:value="350.1994" calcext:value-type="float">
            <text:p>350.1994</text:p>
          </table:table-cell>
          <table:table-cell office:value-type="float" office:value="16.61053" calcext:value-type="float">
            <text:p>16.61053</text:p>
          </table:table-cell>
          <table:table-cell office:value-type="float" office:value="0" calcext:value-type="float">
            <text:p>0</text:p>
          </table:table-cell>
          <table:table-cell office:value-type="float" office:value="1259.657" calcext:value-type="float">
            <text:p>1259.657</text:p>
          </table:table-cell>
          <table:table-cell office:value-type="float" office:value="391.4349" calcext:value-type="float">
            <text:p>391.4349</text:p>
          </table:table-cell>
          <table:table-cell office:value-type="float" office:value="0" calcext:value-type="float">
            <text:p>0</text:p>
          </table:table-cell>
          <table:table-cell office:value-type="float" office:value="0.11504" calcext:value-type="float">
            <text:p>0.11504</text:p>
          </table:table-cell>
          <table:table-cell office:value-type="float" office:value="0.2838219" calcext:value-type="float">
            <text:p>0.2838219</text:p>
          </table:table-cell>
          <table:table-cell office:value-type="float" office:value="0.2872784" calcext:value-type="float">
            <text:p>0.2872784</text:p>
          </table:table-cell>
          <table:table-cell office:value-type="float" office:value="0.2955771" calcext:value-type="float">
            <text:p>0.2955771</text:p>
          </table:table-cell>
          <table:table-cell office:value-type="float" office:value="0.3009112" calcext:value-type="float">
            <text:p>0.3009112</text:p>
          </table:table-cell>
          <table:table-cell office:value-type="float" office:value="0.3042008" calcext:value-type="float">
            <text:p>0.3042008</text:p>
          </table:table-cell>
          <table:table-cell office:value-type="float" office:value="0.3529369" calcext:value-type="float">
            <text:p>0.3529369</text:p>
          </table:table-cell>
          <table:table-cell office:value-type="float" office:value="0.3640952" calcext:value-type="float">
            <text:p>0.3640952</text:p>
          </table:table-cell>
          <table:table-cell office:value-type="float" office:value="0.3905197" calcext:value-type="float">
            <text:p>0.3905197</text:p>
          </table:table-cell>
          <table:table-cell office:value-type="float" office:value="0.421021" calcext:value-type="float">
            <text:p>0.421021</text:p>
          </table:table-cell>
          <table:table-cell office:value-type="float" office:value="0.5111892" calcext:value-type="float">
            <text:p>0.511189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2133E-015" calcext:value-type="float">
            <text:p>1.942133E-15</text:p>
          </table:table-cell>
          <table:table-cell office:value-type="float" office:value="1.907753E-015" calcext:value-type="float">
            <text:p>1.907753E-15</text:p>
          </table:table-cell>
          <table:table-cell office:value-type="float" office:value="1.974523E-015" calcext:value-type="float">
            <text:p>1.974523E-15</text:p>
          </table:table-cell>
          <table:table-cell office:value-type="float" office:value="1.974414E-015" calcext:value-type="float">
            <text:p>1.974414E-15</text:p>
          </table:table-cell>
          <table:table-cell office:value-type="float" office:value="9.499904E-016" calcext:value-type="float">
            <text:p>9.499904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.234635" calcext:value-type="float">
            <text:p>-7.234635</text:p>
          </table:table-cell>
          <table:table-cell office:value-type="float" office:value="-0.02808725" calcext:value-type="float">
            <text:p>-0.02808725</text:p>
          </table:table-cell>
          <table:table-cell office:value-type="float" office:value="-0.02578822" calcext:value-type="float">
            <text:p>-0.02578822</text:p>
          </table:table-cell>
          <table:table-cell office:value-type="float" office:value="-0.02114228" calcext:value-type="float">
            <text:p>-0.02114228</text:p>
          </table:table-cell>
          <table:table-cell office:value-type="float" office:value="-0.01867779" calcext:value-type="float">
            <text:p>-0.01867779</text:p>
          </table:table-cell>
          <table:table-cell office:value-type="float" office:value="-0.0173242" calcext:value-type="float">
            <text:p>-0.0173242</text:p>
          </table:table-cell>
          <table:table-cell office:value-type="float" office:value="-0.0156713" calcext:value-type="float">
            <text:p>-0.0156713</text:p>
          </table:table-cell>
          <table:table-cell office:value-type="float" office:value="-0.01283546" calcext:value-type="float">
            <text:p>-0.01283546</text:p>
          </table:table-cell>
          <table:table-cell office:value-type="float" office:value="-0.006565071" calcext:value-type="float">
            <text:p>-0.006565071</text:p>
          </table:table-cell>
          <table:table-cell office:value-type="float" office:value="-0.003198332" calcext:value-type="float">
            <text:p>-0.003198332</text:p>
          </table:table-cell>
          <table:table-cell office:value-type="float" office:value="792.8796" calcext:value-type="float">
            <text:p>792.8796</text:p>
          </table:table-cell>
          <table:table-cell office:value-type="float" office:value="0" calcext:value-type="float">
            <text:p>0</text:p>
          </table:table-cell>
          <table:table-cell office:value-type="float" office:value="-5.620927" calcext:value-type="float">
            <text:p>-5.620927</text:p>
          </table:table-cell>
          <table:table-cell office:value-type="float" office:value="0.005545582" calcext:value-type="float">
            <text:p>0.00554558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1.195593" calcext:value-type="float">
            <text:p>-1.1955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052004" calcext:value-type="float">
            <text:p>7052004</text:p>
          </table:table-cell>
          <table:table-cell office:value-type="float" office:value="350.1994" calcext:value-type="float">
            <text:p>350.1994</text:p>
          </table:table-cell>
          <table:table-cell office:value-type="float" office:value="17.08849" calcext:value-type="float">
            <text:p>17.08849</text:p>
          </table:table-cell>
          <table:table-cell office:value-type="float" office:value="0" calcext:value-type="float">
            <text:p>0</text:p>
          </table:table-cell>
          <table:table-cell office:value-type="float" office:value="1258.116" calcext:value-type="float">
            <text:p>1258.116</text:p>
          </table:table-cell>
          <table:table-cell office:value-type="float" office:value="392.4983" calcext:value-type="float">
            <text:p>392.4983</text:p>
          </table:table-cell>
          <table:table-cell office:value-type="float" office:value="0" calcext:value-type="float">
            <text:p>0</text:p>
          </table:table-cell>
          <table:table-cell office:value-type="float" office:value="0.07923277" calcext:value-type="float">
            <text:p>0.07923277</text:p>
          </table:table-cell>
          <table:table-cell office:value-type="float" office:value="0.2898707" calcext:value-type="float">
            <text:p>0.2898707</text:p>
          </table:table-cell>
          <table:table-cell office:value-type="float" office:value="0.2909757" calcext:value-type="float">
            <text:p>0.2909757</text:p>
          </table:table-cell>
          <table:table-cell office:value-type="float" office:value="0.2948175" calcext:value-type="float">
            <text:p>0.2948175</text:p>
          </table:table-cell>
          <table:table-cell office:value-type="float" office:value="0.2989663" calcext:value-type="float">
            <text:p>0.2989663</text:p>
          </table:table-cell>
          <table:table-cell office:value-type="float" office:value="0.3025385" calcext:value-type="float">
            <text:p>0.3025385</text:p>
          </table:table-cell>
          <table:table-cell office:value-type="float" office:value="0.3520253" calcext:value-type="float">
            <text:p>0.3520253</text:p>
          </table:table-cell>
          <table:table-cell office:value-type="float" office:value="0.3637156" calcext:value-type="float">
            <text:p>0.3637156</text:p>
          </table:table-cell>
          <table:table-cell office:value-type="float" office:value="0.3900219" calcext:value-type="float">
            <text:p>0.3900219</text:p>
          </table:table-cell>
          <table:table-cell office:value-type="float" office:value="0.4193538" calcext:value-type="float">
            <text:p>0.4193538</text:p>
          </table:table-cell>
          <table:table-cell office:value-type="float" office:value="0.5111029" calcext:value-type="float">
            <text:p>0.511102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2451E-015" calcext:value-type="float">
            <text:p>1.942451E-15</text:p>
          </table:table-cell>
          <table:table-cell office:value-type="float" office:value="1.907737E-015" calcext:value-type="float">
            <text:p>1.907737E-15</text:p>
          </table:table-cell>
          <table:table-cell office:value-type="float" office:value="1.974499E-015" calcext:value-type="float">
            <text:p>1.974499E-15</text:p>
          </table:table-cell>
          <table:table-cell office:value-type="float" office:value="1.974393E-015" calcext:value-type="float">
            <text:p>1.974393E-15</text:p>
          </table:table-cell>
          <table:table-cell office:value-type="float" office:value="9.499777E-016" calcext:value-type="float">
            <text:p>9.499777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0.26046" calcext:value-type="float">
            <text:p>-70.26046</text:p>
          </table:table-cell>
          <table:table-cell office:value-type="float" office:value="-0.02422998" calcext:value-type="float">
            <text:p>-0.02422998</text:p>
          </table:table-cell>
          <table:table-cell office:value-type="float" office:value="-0.02359244" calcext:value-type="float">
            <text:p>-0.02359244</text:p>
          </table:table-cell>
          <table:table-cell office:value-type="float" office:value="-0.02153807" calcext:value-type="float">
            <text:p>-0.02153807</text:p>
          </table:table-cell>
          <table:table-cell office:value-type="float" office:value="-0.01954718" calcext:value-type="float">
            <text:p>-0.01954718</text:p>
          </table:table-cell>
          <table:table-cell office:value-type="float" office:value="-0.01799816" calcext:value-type="float">
            <text:p>-0.01799816</text:p>
          </table:table-cell>
          <table:table-cell office:value-type="float" office:value="-0.0160668" calcext:value-type="float">
            <text:p>-0.0160668</text:p>
          </table:table-cell>
          <table:table-cell office:value-type="float" office:value="-0.01296469" calcext:value-type="float">
            <text:p>-0.01296469</text:p>
          </table:table-cell>
          <table:table-cell office:value-type="float" office:value="-0.006645911" calcext:value-type="float">
            <text:p>-0.006645911</text:p>
          </table:table-cell>
          <table:table-cell office:value-type="float" office:value="-0.003322455" calcext:value-type="float">
            <text:p>-0.003322455</text:p>
          </table:table-cell>
          <table:table-cell office:value-type="float" office:value="796.7477" calcext:value-type="float">
            <text:p>796.7477</text:p>
          </table:table-cell>
          <table:table-cell office:value-type="float" office:value="0" calcext:value-type="float">
            <text:p>0</text:p>
          </table:table-cell>
          <table:table-cell office:value-type="float" office:value="-42.31707" calcext:value-type="float">
            <text:p>-42.31707</text:p>
          </table:table-cell>
          <table:table-cell office:value-type="float" office:value="0.005463393" calcext:value-type="float">
            <text:p>0.00546339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1.203353" calcext:value-type="float">
            <text:p>-1.20335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052004" calcext:value-type="float">
            <text:p>8052004</text:p>
          </table:table-cell>
          <table:table-cell office:value-type="float" office:value="350.3994" calcext:value-type="float">
            <text:p>350.3994</text:p>
          </table:table-cell>
          <table:table-cell office:value-type="float" office:value="17.01198" calcext:value-type="float">
            <text:p>17.01198</text:p>
          </table:table-cell>
          <table:table-cell office:value-type="float" office:value="0" calcext:value-type="float">
            <text:p>0</text:p>
          </table:table-cell>
          <table:table-cell office:value-type="float" office:value="1257.59" calcext:value-type="float">
            <text:p>1257.59</text:p>
          </table:table-cell>
          <table:table-cell office:value-type="float" office:value="393.3003" calcext:value-type="float">
            <text:p>393.3003</text:p>
          </table:table-cell>
          <table:table-cell office:value-type="float" office:value="0" calcext:value-type="float">
            <text:p>0</text:p>
          </table:table-cell>
          <table:table-cell office:value-type="float" office:value="0.09749826" calcext:value-type="float">
            <text:p>0.09749826</text:p>
          </table:table-cell>
          <table:table-cell office:value-type="float" office:value="0.2917531" calcext:value-type="float">
            <text:p>0.2917531</text:p>
          </table:table-cell>
          <table:table-cell office:value-type="float" office:value="0.2929881" calcext:value-type="float">
            <text:p>0.2929881</text:p>
          </table:table-cell>
          <table:table-cell office:value-type="float" office:value="0.2955727" calcext:value-type="float">
            <text:p>0.2955727</text:p>
          </table:table-cell>
          <table:table-cell office:value-type="float" office:value="0.2986247" calcext:value-type="float">
            <text:p>0.2986247</text:p>
          </table:table-cell>
          <table:table-cell office:value-type="float" office:value="0.3016821" calcext:value-type="float">
            <text:p>0.3016821</text:p>
          </table:table-cell>
          <table:table-cell office:value-type="float" office:value="0.351268" calcext:value-type="float">
            <text:p>0.351268</text:p>
          </table:table-cell>
          <table:table-cell office:value-type="float" office:value="0.3633437" calcext:value-type="float">
            <text:p>0.3633437</text:p>
          </table:table-cell>
          <table:table-cell office:value-type="float" office:value="0.3895829" calcext:value-type="float">
            <text:p>0.3895829</text:p>
          </table:table-cell>
          <table:table-cell office:value-type="float" office:value="0.4184209" calcext:value-type="float">
            <text:p>0.4184209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2748E-015" calcext:value-type="float">
            <text:p>1.942748E-15</text:p>
          </table:table-cell>
          <table:table-cell office:value-type="float" office:value="1.907726E-015" calcext:value-type="float">
            <text:p>1.907726E-15</text:p>
          </table:table-cell>
          <table:table-cell office:value-type="float" office:value="1.974484E-015" calcext:value-type="float">
            <text:p>1.974484E-15</text:p>
          </table:table-cell>
          <table:table-cell office:value-type="float" office:value="1.974367E-015" calcext:value-type="float">
            <text:p>1.974367E-15</text:p>
          </table:table-cell>
          <table:table-cell office:value-type="float" office:value="9.499646E-016" calcext:value-type="float">
            <text:p>9.499646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9.84352" calcext:value-type="float">
            <text:p>-19.84352</text:p>
          </table:table-cell>
          <table:table-cell office:value-type="float" office:value="-0.02314349" calcext:value-type="float">
            <text:p>-0.02314349</text:p>
          </table:table-cell>
          <table:table-cell office:value-type="float" office:value="-0.02248023" calcext:value-type="float">
            <text:p>-0.02248023</text:p>
          </table:table-cell>
          <table:table-cell office:value-type="float" office:value="-0.02116137" calcext:value-type="float">
            <text:p>-0.02116137</text:p>
          </table:table-cell>
          <table:table-cell office:value-type="float" office:value="-0.01970717" calcext:value-type="float">
            <text:p>-0.01970717</text:p>
          </table:table-cell>
          <table:table-cell office:value-type="float" office:value="-0.01835831" calcext:value-type="float">
            <text:p>-0.01835831</text:p>
          </table:table-cell>
          <table:table-cell office:value-type="float" office:value="-0.01640495" calcext:value-type="float">
            <text:p>-0.01640495</text:p>
          </table:table-cell>
          <table:table-cell office:value-type="float" office:value="-0.01309272" calcext:value-type="float">
            <text:p>-0.01309272</text:p>
          </table:table-cell>
          <table:table-cell office:value-type="float" office:value="-0.006718204" calcext:value-type="float">
            <text:p>-0.006718204</text:p>
          </table:table-cell>
          <table:table-cell office:value-type="float" office:value="-0.003394726" calcext:value-type="float">
            <text:p>-0.003394726</text:p>
          </table:table-cell>
          <table:table-cell office:value-type="float" office:value="800.5444" calcext:value-type="float">
            <text:p>800.5444</text:p>
          </table:table-cell>
          <table:table-cell office:value-type="float" office:value="0" calcext:value-type="float">
            <text:p>0</text:p>
          </table:table-cell>
          <table:table-cell office:value-type="float" office:value="-2.234942" calcext:value-type="float">
            <text:p>-2.234942</text:p>
          </table:table-cell>
          <table:table-cell office:value-type="float" office:value="0.00544006" calcext:value-type="float">
            <text:p>0.0054400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1.207629" calcext:value-type="float">
            <text:p>-1.2076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052004" calcext:value-type="float">
            <text:p>9052004</text:p>
          </table:table-cell>
          <table:table-cell office:value-type="float" office:value="351.3993" calcext:value-type="float">
            <text:p>351.3993</text:p>
          </table:table-cell>
          <table:table-cell office:value-type="float" office:value="17.31218" calcext:value-type="float">
            <text:p>17.31218</text:p>
          </table:table-cell>
          <table:table-cell office:value-type="float" office:value="0" calcext:value-type="float">
            <text:p>0</text:p>
          </table:table-cell>
          <table:table-cell office:value-type="float" office:value="1257.835" calcext:value-type="float">
            <text:p>1257.835</text:p>
          </table:table-cell>
          <table:table-cell office:value-type="float" office:value="393.7552" calcext:value-type="float">
            <text:p>393.7552</text:p>
          </table:table-cell>
          <table:table-cell office:value-type="float" office:value="0" calcext:value-type="float">
            <text:p>0</text:p>
          </table:table-cell>
          <table:table-cell office:value-type="float" office:value="0.1400589" calcext:value-type="float">
            <text:p>0.1400589</text:p>
          </table:table-cell>
          <table:table-cell office:value-type="float" office:value="0.291941" calcext:value-type="float">
            <text:p>0.291941</text:p>
          </table:table-cell>
          <table:table-cell office:value-type="float" office:value="0.2938232" calcext:value-type="float">
            <text:p>0.2938232</text:p>
          </table:table-cell>
          <table:table-cell office:value-type="float" office:value="0.2961428" calcext:value-type="float">
            <text:p>0.2961428</text:p>
          </table:table-cell>
          <table:table-cell office:value-type="float" office:value="0.2987284" calcext:value-type="float">
            <text:p>0.2987284</text:p>
          </table:table-cell>
          <table:table-cell office:value-type="float" office:value="0.3014116" calcext:value-type="float">
            <text:p>0.3014116</text:p>
          </table:table-cell>
          <table:table-cell office:value-type="float" office:value="0.3507943" calcext:value-type="float">
            <text:p>0.3507943</text:p>
          </table:table-cell>
          <table:table-cell office:value-type="float" office:value="0.3630029" calcext:value-type="float">
            <text:p>0.3630029</text:p>
          </table:table-cell>
          <table:table-cell office:value-type="float" office:value="0.3891981" calcext:value-type="float">
            <text:p>0.3891981</text:p>
          </table:table-cell>
          <table:table-cell office:value-type="float" office:value="0.4177237" calcext:value-type="float">
            <text:p>0.4177237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3021E-015" calcext:value-type="float">
            <text:p>1.943021E-15</text:p>
          </table:table-cell>
          <table:table-cell office:value-type="float" office:value="1.907717E-015" calcext:value-type="float">
            <text:p>1.907717E-15</text:p>
          </table:table-cell>
          <table:table-cell office:value-type="float" office:value="1.974468E-015" calcext:value-type="float">
            <text:p>1.974468E-15</text:p>
          </table:table-cell>
          <table:table-cell office:value-type="float" office:value="1.974344E-015" calcext:value-type="float">
            <text:p>1.974344E-15</text:p>
          </table:table-cell>
          <table:table-cell office:value-type="float" office:value="9.499535E-016" calcext:value-type="float">
            <text:p>9.499535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172684" calcext:value-type="float">
            <text:p>-2.172684</text:p>
          </table:table-cell>
          <table:table-cell office:value-type="float" office:value="-0.02300867" calcext:value-type="float">
            <text:p>-0.02300867</text:p>
          </table:table-cell>
          <table:table-cell office:value-type="float" office:value="-0.02203238" calcext:value-type="float">
            <text:p>-0.02203238</text:p>
          </table:table-cell>
          <table:table-cell office:value-type="float" office:value="-0.02087939" calcext:value-type="float">
            <text:p>-0.02087939</text:p>
          </table:table-cell>
          <table:table-cell office:value-type="float" office:value="-0.01966055" calcext:value-type="float">
            <text:p>-0.01966055</text:p>
          </table:table-cell>
          <table:table-cell office:value-type="float" office:value="-0.01847449" calcext:value-type="float">
            <text:p>-0.01847449</text:p>
          </table:table-cell>
          <table:table-cell office:value-type="float" office:value="-0.016621" calcext:value-type="float">
            <text:p>-0.016621</text:p>
          </table:table-cell>
          <table:table-cell office:value-type="float" office:value="-0.01321139" calcext:value-type="float">
            <text:p>-0.01321139</text:p>
          </table:table-cell>
          <table:table-cell office:value-type="float" office:value="-0.00678225" calcext:value-type="float">
            <text:p>-0.00678225</text:p>
          </table:table-cell>
          <table:table-cell office:value-type="float" office:value="-0.003449478" calcext:value-type="float">
            <text:p>-0.003449478</text:p>
          </table:table-cell>
          <table:table-cell office:value-type="float" office:value="804.293" calcext:value-type="float">
            <text:p>804.293</text:p>
          </table:table-cell>
          <table:table-cell office:value-type="float" office:value="0" calcext:value-type="float">
            <text:p>0</text:p>
          </table:table-cell>
          <table:table-cell office:value-type="float" office:value="-0.07258557" calcext:value-type="float">
            <text:p>-0.07258557</text:p>
          </table:table-cell>
          <table:table-cell office:value-type="float" office:value="0.005400402" calcext:value-type="float">
            <text:p>0.00540040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1.210881" calcext:value-type="float">
            <text:p>-1.21088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52004" calcext:value-type="float">
            <text:p>10052004</text:p>
          </table:table-cell>
          <table:table-cell office:value-type="float" office:value="351.3993" calcext:value-type="float">
            <text:p>351.3993</text:p>
          </table:table-cell>
          <table:table-cell office:value-type="float" office:value="18.47946" calcext:value-type="float">
            <text:p>18.47946</text:p>
          </table:table-cell>
          <table:table-cell office:value-type="float" office:value="0" calcext:value-type="float">
            <text:p>0</text:p>
          </table:table-cell>
          <table:table-cell office:value-type="float" office:value="1256.297" calcext:value-type="float">
            <text:p>1256.297</text:p>
          </table:table-cell>
          <table:table-cell office:value-type="float" office:value="394.1274" calcext:value-type="float">
            <text:p>394.1274</text:p>
          </table:table-cell>
          <table:table-cell office:value-type="float" office:value="0" calcext:value-type="float">
            <text:p>0</text:p>
          </table:table-cell>
          <table:table-cell office:value-type="float" office:value="0.07688178" calcext:value-type="float">
            <text:p>0.07688178</text:p>
          </table:table-cell>
          <table:table-cell office:value-type="float" office:value="0.2929413" calcext:value-type="float">
            <text:p>0.2929413</text:p>
          </table:table-cell>
          <table:table-cell office:value-type="float" office:value="0.293828" calcext:value-type="float">
            <text:p>0.293828</text:p>
          </table:table-cell>
          <table:table-cell office:value-type="float" office:value="0.296174" calcext:value-type="float">
            <text:p>0.296174</text:p>
          </table:table-cell>
          <table:table-cell office:value-type="float" office:value="0.2987513" calcext:value-type="float">
            <text:p>0.2987513</text:p>
          </table:table-cell>
          <table:table-cell office:value-type="float" office:value="0.3013245" calcext:value-type="float">
            <text:p>0.3013245</text:p>
          </table:table-cell>
          <table:table-cell office:value-type="float" office:value="0.3505414" calcext:value-type="float">
            <text:p>0.3505414</text:p>
          </table:table-cell>
          <table:table-cell office:value-type="float" office:value="0.3627111" calcext:value-type="float">
            <text:p>0.3627111</text:p>
          </table:table-cell>
          <table:table-cell office:value-type="float" office:value="0.3888582" calcext:value-type="float">
            <text:p>0.3888582</text:p>
          </table:table-cell>
          <table:table-cell office:value-type="float" office:value="0.4171206" calcext:value-type="float">
            <text:p>0.4171206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3305E-015" calcext:value-type="float">
            <text:p>1.943305E-15</text:p>
          </table:table-cell>
          <table:table-cell office:value-type="float" office:value="1.907701E-015" calcext:value-type="float">
            <text:p>1.907701E-15</text:p>
          </table:table-cell>
          <table:table-cell office:value-type="float" office:value="1.974449E-015" calcext:value-type="float">
            <text:p>1.974449E-15</text:p>
          </table:table-cell>
          <table:table-cell office:value-type="float" office:value="1.974326E-015" calcext:value-type="float">
            <text:p>1.974326E-15</text:p>
          </table:table-cell>
          <table:table-cell office:value-type="float" office:value="9.499389E-016" calcext:value-type="float">
            <text:p>9.499389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5.91678" calcext:value-type="float">
            <text:p>-85.91678</text:p>
          </table:table-cell>
          <table:table-cell office:value-type="float" office:value="-0.0225089" calcext:value-type="float">
            <text:p>-0.0225089</text:p>
          </table:table-cell>
          <table:table-cell office:value-type="float" office:value="-0.02204047" calcext:value-type="float">
            <text:p>-0.02204047</text:p>
          </table:table-cell>
          <table:table-cell office:value-type="float" office:value="-0.02086389" calcext:value-type="float">
            <text:p>-0.02086389</text:p>
          </table:table-cell>
          <table:table-cell office:value-type="float" office:value="-0.01964943" calcext:value-type="float">
            <text:p>-0.01964943</text:p>
          </table:table-cell>
          <table:table-cell office:value-type="float" office:value="-0.0185116" calcext:value-type="float">
            <text:p>-0.0185116</text:p>
          </table:table-cell>
          <table:table-cell office:value-type="float" office:value="-0.01673766" calcext:value-type="float">
            <text:p>-0.01673766</text:p>
          </table:table-cell>
          <table:table-cell office:value-type="float" office:value="-0.01331402" calcext:value-type="float">
            <text:p>-0.01331402</text:p>
          </table:table-cell>
          <table:table-cell office:value-type="float" office:value="-0.006839379" calcext:value-type="float">
            <text:p>-0.006839379</text:p>
          </table:table-cell>
          <table:table-cell office:value-type="float" office:value="-0.003497622" calcext:value-type="float">
            <text:p>-0.003497622</text:p>
          </table:table-cell>
          <table:table-cell office:value-type="float" office:value="808.0046" calcext:value-type="float">
            <text:p>808.0046</text:p>
          </table:table-cell>
          <table:table-cell office:value-type="float" office:value="0" calcext:value-type="float">
            <text:p>0</text:p>
          </table:table-cell>
          <table:table-cell office:value-type="float" office:value="-49.92889" calcext:value-type="float">
            <text:p>-49.92889</text:p>
          </table:table-cell>
          <table:table-cell office:value-type="float" office:value="0.005343987" calcext:value-type="float">
            <text:p>0.00534398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1.213695" calcext:value-type="float">
            <text:p>-1.21369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052004" calcext:value-type="float">
            <text:p>11052004</text:p>
          </table:table-cell>
          <table:table-cell office:value-type="float" office:value="351.3993" calcext:value-type="float">
            <text:p>351.3993</text:p>
          </table:table-cell>
          <table:table-cell office:value-type="float" office:value="18.49837" calcext:value-type="float">
            <text:p>18.49837</text:p>
          </table:table-cell>
          <table:table-cell office:value-type="float" office:value="0" calcext:value-type="float">
            <text:p>0</text:p>
          </table:table-cell>
          <table:table-cell office:value-type="float" office:value="1255.974" calcext:value-type="float">
            <text:p>1255.974</text:p>
          </table:table-cell>
          <table:table-cell office:value-type="float" office:value="394.4303" calcext:value-type="float">
            <text:p>394.4303</text:p>
          </table:table-cell>
          <table:table-cell office:value-type="float" office:value="0" calcext:value-type="float">
            <text:p>0</text:p>
          </table:table-cell>
          <table:table-cell office:value-type="float" office:value="0.07526376" calcext:value-type="float">
            <text:p>0.07526376</text:p>
          </table:table-cell>
          <table:table-cell office:value-type="float" office:value="0.294082" calcext:value-type="float">
            <text:p>0.294082</text:p>
          </table:table-cell>
          <table:table-cell office:value-type="float" office:value="0.2948754" calcext:value-type="float">
            <text:p>0.2948754</text:p>
          </table:table-cell>
          <table:table-cell office:value-type="float" office:value="0.2966565" calcext:value-type="float">
            <text:p>0.2966565</text:p>
          </table:table-cell>
          <table:table-cell office:value-type="float" office:value="0.2989074" calcext:value-type="float">
            <text:p>0.2989074</text:p>
          </table:table-cell>
          <table:table-cell office:value-type="float" office:value="0.3013076" calcext:value-type="float">
            <text:p>0.3013076</text:p>
          </table:table-cell>
          <table:table-cell office:value-type="float" office:value="0.3503971" calcext:value-type="float">
            <text:p>0.3503971</text:p>
          </table:table-cell>
          <table:table-cell office:value-type="float" office:value="0.3624714" calcext:value-type="float">
            <text:p>0.3624714</text:p>
          </table:table-cell>
          <table:table-cell office:value-type="float" office:value="0.3885597" calcext:value-type="float">
            <text:p>0.3885597</text:p>
          </table:table-cell>
          <table:table-cell office:value-type="float" office:value="0.4166002" calcext:value-type="float">
            <text:p>0.4166002</text:p>
          </table:table-cell>
          <table:table-cell office:value-type="float" office:value="0.5107115" calcext:value-type="float">
            <text:p>0.5107115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3642E-015" calcext:value-type="float">
            <text:p>1.943642E-15</text:p>
          </table:table-cell>
          <table:table-cell office:value-type="float" office:value="1.907688E-015" calcext:value-type="float">
            <text:p>1.907688E-15</text:p>
          </table:table-cell>
          <table:table-cell office:value-type="float" office:value="1.974431E-015" calcext:value-type="float">
            <text:p>1.974431E-15</text:p>
          </table:table-cell>
          <table:table-cell office:value-type="float" office:value="1.974295E-015" calcext:value-type="float">
            <text:p>1.974295E-15</text:p>
          </table:table-cell>
          <table:table-cell office:value-type="float" office:value="9.499264E-016" calcext:value-type="float">
            <text:p>9.499264E-16</text:p>
          </table:table-cell>
          <table:table-cell office:value-type="float" office:value="9.395657E-016" calcext:value-type="float">
            <text:p>9.395657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7.43742" calcext:value-type="float">
            <text:p>-97.43742</text:p>
          </table:table-cell>
          <table:table-cell office:value-type="float" office:value="-0.02190953" calcext:value-type="float">
            <text:p>-0.02190953</text:p>
          </table:table-cell>
          <table:table-cell office:value-type="float" office:value="-0.02150071" calcext:value-type="float">
            <text:p>-0.02150071</text:p>
          </table:table-cell>
          <table:table-cell office:value-type="float" office:value="-0.02063079" calcext:value-type="float">
            <text:p>-0.02063079</text:p>
          </table:table-cell>
          <table:table-cell office:value-type="float" office:value="-0.01957967" calcext:value-type="float">
            <text:p>-0.01957967</text:p>
          </table:table-cell>
          <table:table-cell office:value-type="float" office:value="-0.01851955" calcext:value-type="float">
            <text:p>-0.01851955</text:p>
          </table:table-cell>
          <table:table-cell office:value-type="float" office:value="-0.01680463" calcext:value-type="float">
            <text:p>-0.01680463</text:p>
          </table:table-cell>
          <table:table-cell office:value-type="float" office:value="-0.01339904" calcext:value-type="float">
            <text:p>-0.01339904</text:p>
          </table:table-cell>
          <table:table-cell office:value-type="float" office:value="-0.006890011" calcext:value-type="float">
            <text:p>-0.006890011</text:p>
          </table:table-cell>
          <table:table-cell office:value-type="float" office:value="-0.003539769" calcext:value-type="float">
            <text:p>-0.003539769</text:p>
          </table:table-cell>
          <table:table-cell office:value-type="float" office:value="811.6894" calcext:value-type="float">
            <text:p>811.6894</text:p>
          </table:table-cell>
          <table:table-cell office:value-type="float" office:value="0" calcext:value-type="float">
            <text:p>0</text:p>
          </table:table-cell>
          <table:table-cell office:value-type="float" office:value="-45.7443" calcext:value-type="float">
            <text:p>-45.7443</text:p>
          </table:table-cell>
          <table:table-cell office:value-type="float" office:value="0.005317536" calcext:value-type="float">
            <text:p>0.00531753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1.216123" calcext:value-type="float">
            <text:p>-1.21612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052004" calcext:value-type="float">
            <text:p>12052004</text:p>
          </table:table-cell>
          <table:table-cell office:value-type="float" office:value="351.3993" calcext:value-type="float">
            <text:p>351.3993</text:p>
          </table:table-cell>
          <table:table-cell office:value-type="float" office:value="18.50621" calcext:value-type="float">
            <text:p>18.50621</text:p>
          </table:table-cell>
          <table:table-cell office:value-type="float" office:value="0" calcext:value-type="float">
            <text:p>0</text:p>
          </table:table-cell>
          <table:table-cell office:value-type="float" office:value="1255.718" calcext:value-type="float">
            <text:p>1255.718</text:p>
          </table:table-cell>
          <table:table-cell office:value-type="float" office:value="394.6807" calcext:value-type="float">
            <text:p>394.6807</text:p>
          </table:table-cell>
          <table:table-cell office:value-type="float" office:value="0" calcext:value-type="float">
            <text:p>0</text:p>
          </table:table-cell>
          <table:table-cell office:value-type="float" office:value="0.07463238" calcext:value-type="float">
            <text:p>0.07463238</text:p>
          </table:table-cell>
          <table:table-cell office:value-type="float" office:value="0.2948727" calcext:value-type="float">
            <text:p>0.2948727</text:p>
          </table:table-cell>
          <table:table-cell office:value-type="float" office:value="0.2955913" calcext:value-type="float">
            <text:p>0.2955913</text:p>
          </table:table-cell>
          <table:table-cell office:value-type="float" office:value="0.2971777" calcext:value-type="float">
            <text:p>0.2971777</text:p>
          </table:table-cell>
          <table:table-cell office:value-type="float" office:value="0.2991956" calcext:value-type="float">
            <text:p>0.2991956</text:p>
          </table:table-cell>
          <table:table-cell office:value-type="float" office:value="0.301402" calcext:value-type="float">
            <text:p>0.301402</text:p>
          </table:table-cell>
          <table:table-cell office:value-type="float" office:value="0.3501974" calcext:value-type="float">
            <text:p>0.3501974</text:p>
          </table:table-cell>
          <table:table-cell office:value-type="float" office:value="0.3621502" calcext:value-type="float">
            <text:p>0.3621502</text:p>
          </table:table-cell>
          <table:table-cell office:value-type="float" office:value="0.3884253" calcext:value-type="float">
            <text:p>0.3884253</text:p>
          </table:table-cell>
          <table:table-cell office:value-type="float" office:value="0.4161549" calcext:value-type="float">
            <text:p>0.4161549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4008E-015" calcext:value-type="float">
            <text:p>1.944008E-15</text:p>
          </table:table-cell>
          <table:table-cell office:value-type="float" office:value="1.90767E-015" calcext:value-type="float">
            <text:p>1.90767E-15</text:p>
          </table:table-cell>
          <table:table-cell office:value-type="float" office:value="1.974403E-015" calcext:value-type="float">
            <text:p>1.974403E-15</text:p>
          </table:table-cell>
          <table:table-cell office:value-type="float" office:value="1.974268E-015" calcext:value-type="float">
            <text:p>1.974268E-15</text:p>
          </table:table-cell>
          <table:table-cell office:value-type="float" office:value="9.499169E-016" calcext:value-type="float">
            <text:p>9.499169E-16</text:p>
          </table:table-cell>
          <table:table-cell office:value-type="float" office:value="9.395607E-016" calcext:value-type="float">
            <text:p>9.395607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5.0557" calcext:value-type="float">
            <text:p>-105.0557</text:p>
          </table:table-cell>
          <table:table-cell office:value-type="float" office:value="-0.02150383" calcext:value-type="float">
            <text:p>-0.02150383</text:p>
          </table:table-cell>
          <table:table-cell office:value-type="float" office:value="-0.0211417" calcext:value-type="float">
            <text:p>-0.0211417</text:p>
          </table:table-cell>
          <table:table-cell office:value-type="float" office:value="-0.02038133" calcext:value-type="float">
            <text:p>-0.02038133</text:p>
          </table:table-cell>
          <table:table-cell office:value-type="float" office:value="-0.01944977" calcext:value-type="float">
            <text:p>-0.01944977</text:p>
          </table:table-cell>
          <table:table-cell office:value-type="float" office:value="-0.01847971" calcext:value-type="float">
            <text:p>-0.01847971</text:p>
          </table:table-cell>
          <table:table-cell office:value-type="float" office:value="-0.0168971" calcext:value-type="float">
            <text:p>-0.0168971</text:p>
          </table:table-cell>
          <table:table-cell office:value-type="float" office:value="-0.01351323" calcext:value-type="float">
            <text:p>-0.01351323</text:p>
          </table:table-cell>
          <table:table-cell office:value-type="float" office:value="-0.006913173" calcext:value-type="float">
            <text:p>-0.006913173</text:p>
          </table:table-cell>
          <table:table-cell office:value-type="float" office:value="-0.003576286" calcext:value-type="float">
            <text:p>-0.003576286</text:p>
          </table:table-cell>
          <table:table-cell office:value-type="float" office:value="815.339" calcext:value-type="float">
            <text:p>815.339</text:p>
          </table:table-cell>
          <table:table-cell office:value-type="float" office:value="0" calcext:value-type="float">
            <text:p>0</text:p>
          </table:table-cell>
          <table:table-cell office:value-type="float" office:value="-47.11647" calcext:value-type="float">
            <text:p>-47.11647</text:p>
          </table:table-cell>
          <table:table-cell office:value-type="float" office:value="0.005302985" calcext:value-type="float">
            <text:p>0.005302985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1.218202" calcext:value-type="float">
            <text:p>-1.21820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052004" calcext:value-type="float">
            <text:p>13052004</text:p>
          </table:table-cell>
          <table:table-cell office:value-type="float" office:value="351.3993" calcext:value-type="float">
            <text:p>351.3993</text:p>
          </table:table-cell>
          <table:table-cell office:value-type="float" office:value="18.46627" calcext:value-type="float">
            <text:p>18.46627</text:p>
          </table:table-cell>
          <table:table-cell office:value-type="float" office:value="0" calcext:value-type="float">
            <text:p>0</text:p>
          </table:table-cell>
          <table:table-cell office:value-type="float" office:value="1255.559" calcext:value-type="float">
            <text:p>1255.559</text:p>
          </table:table-cell>
          <table:table-cell office:value-type="float" office:value="394.8786" calcext:value-type="float">
            <text:p>394.8786</text:p>
          </table:table-cell>
          <table:table-cell office:value-type="float" office:value="0" calcext:value-type="float">
            <text:p>0</text:p>
          </table:table-cell>
          <table:table-cell office:value-type="float" office:value="0.07855462" calcext:value-type="float">
            <text:p>0.07855462</text:p>
          </table:table-cell>
          <table:table-cell office:value-type="float" office:value="0.2953233" calcext:value-type="float">
            <text:p>0.2953233</text:p>
          </table:table-cell>
          <table:table-cell office:value-type="float" office:value="0.2961158" calcext:value-type="float">
            <text:p>0.2961158</text:p>
          </table:table-cell>
          <table:table-cell office:value-type="float" office:value="0.2976341" calcext:value-type="float">
            <text:p>0.2976341</text:p>
          </table:table-cell>
          <table:table-cell office:value-type="float" office:value="0.2995035" calcext:value-type="float">
            <text:p>0.2995035</text:p>
          </table:table-cell>
          <table:table-cell office:value-type="float" office:value="0.3015618" calcext:value-type="float">
            <text:p>0.3015618</text:p>
          </table:table-cell>
          <table:table-cell office:value-type="float" office:value="0.3501256" calcext:value-type="float">
            <text:p>0.3501256</text:p>
          </table:table-cell>
          <table:table-cell office:value-type="float" office:value="0.3618885" calcext:value-type="float">
            <text:p>0.3618885</text:p>
          </table:table-cell>
          <table:table-cell office:value-type="float" office:value="0.3883036" calcext:value-type="float">
            <text:p>0.3883036</text:p>
          </table:table-cell>
          <table:table-cell office:value-type="float" office:value="0.4157777" calcext:value-type="float">
            <text:p>0.4157777</text:p>
          </table:table-cell>
          <table:table-cell office:value-type="float" office:value="0.5107116" calcext:value-type="float">
            <text:p>0.510711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4397E-015" calcext:value-type="float">
            <text:p>1.944397E-15</text:p>
          </table:table-cell>
          <table:table-cell office:value-type="float" office:value="1.907648E-015" calcext:value-type="float">
            <text:p>1.907648E-15</text:p>
          </table:table-cell>
          <table:table-cell office:value-type="float" office:value="1.974374E-015" calcext:value-type="float">
            <text:p>1.974374E-15</text:p>
          </table:table-cell>
          <table:table-cell office:value-type="float" office:value="1.97424E-015" calcext:value-type="float">
            <text:p>1.97424E-15</text:p>
          </table:table-cell>
          <table:table-cell office:value-type="float" office:value="9.499116E-016" calcext:value-type="float">
            <text:p>9.499116E-16</text:p>
          </table:table-cell>
          <table:table-cell office:value-type="float" office:value="9.395512E-016" calcext:value-type="float">
            <text:p>9.395512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5.84382" calcext:value-type="float">
            <text:p>-75.84382</text:p>
          </table:table-cell>
          <table:table-cell office:value-type="float" office:value="-0.02127523" calcext:value-type="float">
            <text:p>-0.02127523</text:p>
          </table:table-cell>
          <table:table-cell office:value-type="float" office:value="-0.02088204" calcext:value-type="float">
            <text:p>-0.02088204</text:p>
          </table:table-cell>
          <table:table-cell office:value-type="float" office:value="-0.02016542" calcext:value-type="float">
            <text:p>-0.02016542</text:p>
          </table:table-cell>
          <table:table-cell office:value-type="float" office:value="-0.01931171" calcext:value-type="float">
            <text:p>-0.01931171</text:p>
          </table:table-cell>
          <table:table-cell office:value-type="float" office:value="-0.01841226" calcext:value-type="float">
            <text:p>-0.01841226</text:p>
          </table:table-cell>
          <table:table-cell office:value-type="float" office:value="-0.01693113" calcext:value-type="float">
            <text:p>-0.01693113</text:p>
          </table:table-cell>
          <table:table-cell office:value-type="float" office:value="-0.01360768" calcext:value-type="float">
            <text:p>-0.01360768</text:p>
          </table:table-cell>
          <table:table-cell office:value-type="float" office:value="-0.006933985" calcext:value-type="float">
            <text:p>-0.006933985</text:p>
          </table:table-cell>
          <table:table-cell office:value-type="float" office:value="-0.003607533" calcext:value-type="float">
            <text:p>-0.003607533</text:p>
          </table:table-cell>
          <table:table-cell office:value-type="float" office:value="818.9632" calcext:value-type="float">
            <text:p>818.9632</text:p>
          </table:table-cell>
          <table:table-cell office:value-type="float" office:value="0" calcext:value-type="float">
            <text:p>0</text:p>
          </table:table-cell>
          <table:table-cell office:value-type="float" office:value="-35.42592" calcext:value-type="float">
            <text:p>-35.42592</text:p>
          </table:table-cell>
          <table:table-cell office:value-type="float" office:value="0.005292119" calcext:value-type="float">
            <text:p>0.005292119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1.219961" calcext:value-type="float">
            <text:p>-1.21996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052004" calcext:value-type="float">
            <text:p>14052004</text:p>
          </table:table-cell>
          <table:table-cell office:value-type="float" office:value="351.3993" calcext:value-type="float">
            <text:p>351.3993</text:p>
          </table:table-cell>
          <table:table-cell office:value-type="float" office:value="18.4677" calcext:value-type="float">
            <text:p>18.4677</text:p>
          </table:table-cell>
          <table:table-cell office:value-type="float" office:value="0" calcext:value-type="float">
            <text:p>0</text:p>
          </table:table-cell>
          <table:table-cell office:value-type="float" office:value="1255.397" calcext:value-type="float">
            <text:p>1255.397</text:p>
          </table:table-cell>
          <table:table-cell office:value-type="float" office:value="395.0409" calcext:value-type="float">
            <text:p>395.0409</text:p>
          </table:table-cell>
          <table:table-cell office:value-type="float" office:value="0" calcext:value-type="float">
            <text:p>0</text:p>
          </table:table-cell>
          <table:table-cell office:value-type="float" office:value="0.07884248" calcext:value-type="float">
            <text:p>0.07884248</text:p>
          </table:table-cell>
          <table:table-cell office:value-type="float" office:value="0.2957638" calcext:value-type="float">
            <text:p>0.2957638</text:p>
          </table:table-cell>
          <table:table-cell office:value-type="float" office:value="0.2965527" calcext:value-type="float">
            <text:p>0.2965527</text:p>
          </table:table-cell>
          <table:table-cell office:value-type="float" office:value="0.2980546" calcext:value-type="float">
            <text:p>0.2980546</text:p>
          </table:table-cell>
          <table:table-cell office:value-type="float" office:value="0.2997983" calcext:value-type="float">
            <text:p>0.2997983</text:p>
          </table:table-cell>
          <table:table-cell office:value-type="float" office:value="0.3016837" calcext:value-type="float">
            <text:p>0.3016837</text:p>
          </table:table-cell>
          <table:table-cell office:value-type="float" office:value="0.3501136" calcext:value-type="float">
            <text:p>0.3501136</text:p>
          </table:table-cell>
          <table:table-cell office:value-type="float" office:value="0.3616671" calcext:value-type="float">
            <text:p>0.3616671</text:p>
          </table:table-cell>
          <table:table-cell office:value-type="float" office:value="0.3882202" calcext:value-type="float">
            <text:p>0.3882202</text:p>
          </table:table-cell>
          <table:table-cell office:value-type="float" office:value="0.4154459" calcext:value-type="float">
            <text:p>0.4154459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4844E-015" calcext:value-type="float">
            <text:p>1.944844E-15</text:p>
          </table:table-cell>
          <table:table-cell office:value-type="float" office:value="1.907626E-015" calcext:value-type="float">
            <text:p>1.907626E-15</text:p>
          </table:table-cell>
          <table:table-cell office:value-type="float" office:value="1.974345E-015" calcext:value-type="float">
            <text:p>1.974345E-15</text:p>
          </table:table-cell>
          <table:table-cell office:value-type="float" office:value="1.974202E-015" calcext:value-type="float">
            <text:p>1.974202E-15</text:p>
          </table:table-cell>
          <table:table-cell office:value-type="float" office:value="9.499069E-016" calcext:value-type="float">
            <text:p>9.499069E-16</text:p>
          </table:table-cell>
          <table:table-cell office:value-type="float" office:value="9.395374E-016" calcext:value-type="float">
            <text:p>9.395374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4.34885" calcext:value-type="float">
            <text:p>-74.34885</text:p>
          </table:table-cell>
          <table:table-cell office:value-type="float" office:value="-0.02105611" calcext:value-type="float">
            <text:p>-0.02105611</text:p>
          </table:table-cell>
          <table:table-cell office:value-type="float" office:value="-0.0206697" calcext:value-type="float">
            <text:p>-0.0206697</text:p>
          </table:table-cell>
          <table:table-cell office:value-type="float" office:value="-0.01996915" calcext:value-type="float">
            <text:p>-0.01996915</text:p>
          </table:table-cell>
          <table:table-cell office:value-type="float" office:value="-0.01918057" calcext:value-type="float">
            <text:p>-0.01918057</text:p>
          </table:table-cell>
          <table:table-cell office:value-type="float" office:value="-0.01836083" calcext:value-type="float">
            <text:p>-0.01836083</text:p>
          </table:table-cell>
          <table:table-cell office:value-type="float" office:value="-0.01693687" calcext:value-type="float">
            <text:p>-0.01693687</text:p>
          </table:table-cell>
          <table:table-cell office:value-type="float" office:value="-0.0136879" calcext:value-type="float">
            <text:p>-0.0136879</text:p>
          </table:table-cell>
          <table:table-cell office:value-type="float" office:value="-0.006948452" calcext:value-type="float">
            <text:p>-0.006948452</text:p>
          </table:table-cell>
          <table:table-cell office:value-type="float" office:value="-0.003635255" calcext:value-type="float">
            <text:p>-0.003635255</text:p>
          </table:table-cell>
          <table:table-cell office:value-type="float" office:value="822.5699" calcext:value-type="float">
            <text:p>822.5699</text:p>
          </table:table-cell>
          <table:table-cell office:value-type="float" office:value="0" calcext:value-type="float">
            <text:p>0</text:p>
          </table:table-cell>
          <table:table-cell office:value-type="float" office:value="-31.80187" calcext:value-type="float">
            <text:p>-31.80187</text:p>
          </table:table-cell>
          <table:table-cell office:value-type="float" office:value="0.005283594" calcext:value-type="float">
            <text:p>0.00528359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1.221509" calcext:value-type="float">
            <text:p>-1.22150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052004" calcext:value-type="float">
            <text:p>15052004</text:p>
          </table:table-cell>
          <table:table-cell office:value-type="float" office:value="351.5994" calcext:value-type="float">
            <text:p>351.5994</text:p>
          </table:table-cell>
          <table:table-cell office:value-type="float" office:value="19.48882" calcext:value-type="float">
            <text:p>19.48882</text:p>
          </table:table-cell>
          <table:table-cell office:value-type="float" office:value="0" calcext:value-type="float">
            <text:p>0</text:p>
          </table:table-cell>
          <table:table-cell office:value-type="float" office:value="1254.448" calcext:value-type="float">
            <text:p>1254.448</text:p>
          </table:table-cell>
          <table:table-cell office:value-type="float" office:value="395.1703" calcext:value-type="float">
            <text:p>395.1703</text:p>
          </table:table-cell>
          <table:table-cell office:value-type="float" office:value="0" calcext:value-type="float">
            <text:p>0</text:p>
          </table:table-cell>
          <table:table-cell office:value-type="float" office:value="0.09233573" calcext:value-type="float">
            <text:p>0.09233573</text:p>
          </table:table-cell>
          <table:table-cell office:value-type="float" office:value="0.285022" calcext:value-type="float">
            <text:p>0.285022</text:p>
          </table:table-cell>
          <table:table-cell office:value-type="float" office:value="0.2872616" calcext:value-type="float">
            <text:p>0.2872616</text:p>
          </table:table-cell>
          <table:table-cell office:value-type="float" office:value="0.2942939" calcext:value-type="float">
            <text:p>0.2942939</text:p>
          </table:table-cell>
          <table:table-cell office:value-type="float" office:value="0.2987927" calcext:value-type="float">
            <text:p>0.2987927</text:p>
          </table:table-cell>
          <table:table-cell office:value-type="float" office:value="0.3015711" calcext:value-type="float">
            <text:p>0.3015711</text:p>
          </table:table-cell>
          <table:table-cell office:value-type="float" office:value="0.3501153" calcext:value-type="float">
            <text:p>0.3501153</text:p>
          </table:table-cell>
          <table:table-cell office:value-type="float" office:value="0.3614687" calcext:value-type="float">
            <text:p>0.3614687</text:p>
          </table:table-cell>
          <table:table-cell office:value-type="float" office:value="0.3881916" calcext:value-type="float">
            <text:p>0.3881916</text:p>
          </table:table-cell>
          <table:table-cell office:value-type="float" office:value="0.4151471" calcext:value-type="float">
            <text:p>0.4151471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0181E-015" calcext:value-type="float">
            <text:p>1.940181E-15</text:p>
          </table:table-cell>
          <table:table-cell office:value-type="float" office:value="1.922543E-015" calcext:value-type="float">
            <text:p>1.922543E-15</text:p>
          </table:table-cell>
          <table:table-cell office:value-type="float" office:value="1.970858E-015" calcext:value-type="float">
            <text:p>1.970858E-15</text:p>
          </table:table-cell>
          <table:table-cell office:value-type="float" office:value="1.97417E-015" calcext:value-type="float">
            <text:p>1.97417E-15</text:p>
          </table:table-cell>
          <table:table-cell office:value-type="float" office:value="9.499008E-016" calcext:value-type="float">
            <text:p>9.499008E-16</text:p>
          </table:table-cell>
          <table:table-cell office:value-type="float" office:value="9.395207E-016" calcext:value-type="float">
            <text:p>9.395207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7.68902" calcext:value-type="float">
            <text:p>-27.68902</text:p>
          </table:table-cell>
          <table:table-cell office:value-type="float" office:value="-0.0272373" calcext:value-type="float">
            <text:p>-0.0272373</text:p>
          </table:table-cell>
          <table:table-cell office:value-type="float" office:value="-0.02578946" calcext:value-type="float">
            <text:p>-0.02578946</text:p>
          </table:table-cell>
          <table:table-cell office:value-type="float" office:value="-0.02178898" calcext:value-type="float">
            <text:p>-0.02178898</text:p>
          </table:table-cell>
          <table:table-cell office:value-type="float" office:value="-0.01962155" calcext:value-type="float">
            <text:p>-0.01962155</text:p>
          </table:table-cell>
          <table:table-cell office:value-type="float" office:value="-0.01840342" calcext:value-type="float">
            <text:p>-0.01840342</text:p>
          </table:table-cell>
          <table:table-cell office:value-type="float" office:value="-0.01693561" calcext:value-type="float">
            <text:p>-0.01693561</text:p>
          </table:table-cell>
          <table:table-cell office:value-type="float" office:value="-0.01376043" calcext:value-type="float">
            <text:p>-0.01376043</text:p>
          </table:table-cell>
          <table:table-cell office:value-type="float" office:value="-0.006953357" calcext:value-type="float">
            <text:p>-0.006953357</text:p>
          </table:table-cell>
          <table:table-cell office:value-type="float" office:value="-0.003660437" calcext:value-type="float">
            <text:p>-0.003660437</text:p>
          </table:table-cell>
          <table:table-cell office:value-type="float" office:value="826.1553" calcext:value-type="float">
            <text:p>826.1553</text:p>
          </table:table-cell>
          <table:table-cell office:value-type="float" office:value="0" calcext:value-type="float">
            <text:p>0</text:p>
          </table:table-cell>
          <table:table-cell office:value-type="float" office:value="-5.216872" calcext:value-type="float">
            <text:p>-5.216872</text:p>
          </table:table-cell>
          <table:table-cell office:value-type="float" office:value="0.002097246" calcext:value-type="float">
            <text:p>0.002097246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2903" calcext:value-type="float">
            <text:p>-1.22290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052004" calcext:value-type="float">
            <text:p>16052004</text:p>
          </table:table-cell>
          <table:table-cell office:value-type="float" office:value="351.5994" calcext:value-type="float">
            <text:p>351.5994</text:p>
          </table:table-cell>
          <table:table-cell office:value-type="float" office:value="19.70753" calcext:value-type="float">
            <text:p>19.70753</text:p>
          </table:table-cell>
          <table:table-cell office:value-type="float" office:value="0" calcext:value-type="float">
            <text:p>0</text:p>
          </table:table-cell>
          <table:table-cell office:value-type="float" office:value="1254.134" calcext:value-type="float">
            <text:p>1254.134</text:p>
          </table:table-cell>
          <table:table-cell office:value-type="float" office:value="395.2651" calcext:value-type="float">
            <text:p>395.2651</text:p>
          </table:table-cell>
          <table:table-cell office:value-type="float" office:value="0" calcext:value-type="float">
            <text:p>0</text:p>
          </table:table-cell>
          <table:table-cell office:value-type="float" office:value="0.0756823" calcext:value-type="float">
            <text:p>0.0756823</text:p>
          </table:table-cell>
          <table:table-cell office:value-type="float" office:value="0.2894349" calcext:value-type="float">
            <text:p>0.2894349</text:p>
          </table:table-cell>
          <table:table-cell office:value-type="float" office:value="0.2903674" calcext:value-type="float">
            <text:p>0.2903674</text:p>
          </table:table-cell>
          <table:table-cell office:value-type="float" office:value="0.2937504" calcext:value-type="float">
            <text:p>0.2937504</text:p>
          </table:table-cell>
          <table:table-cell office:value-type="float" office:value="0.2975162" calcext:value-type="float">
            <text:p>0.2975162</text:p>
          </table:table-cell>
          <table:table-cell office:value-type="float" office:value="0.3005255" calcext:value-type="float">
            <text:p>0.3005255</text:p>
          </table:table-cell>
          <table:table-cell office:value-type="float" office:value="0.3498363" calcext:value-type="float">
            <text:p>0.3498363</text:p>
          </table:table-cell>
          <table:table-cell office:value-type="float" office:value="0.3613121" calcext:value-type="float">
            <text:p>0.3613121</text:p>
          </table:table-cell>
          <table:table-cell office:value-type="float" office:value="0.3881516" calcext:value-type="float">
            <text:p>0.3881516</text:p>
          </table:table-cell>
          <table:table-cell office:value-type="float" office:value="0.4148967" calcext:value-type="float">
            <text:p>0.4148967</text:p>
          </table:table-cell>
          <table:table-cell office:value-type="float" office:value="0.5107113" calcext:value-type="float">
            <text:p>0.5107113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0741E-015" calcext:value-type="float">
            <text:p>1.940741E-15</text:p>
          </table:table-cell>
          <table:table-cell office:value-type="float" office:value="1.922506E-015" calcext:value-type="float">
            <text:p>1.922506E-15</text:p>
          </table:table-cell>
          <table:table-cell office:value-type="float" office:value="1.970816E-015" calcext:value-type="float">
            <text:p>1.970816E-15</text:p>
          </table:table-cell>
          <table:table-cell office:value-type="float" office:value="1.974131E-015" calcext:value-type="float">
            <text:p>1.974131E-15</text:p>
          </table:table-cell>
          <table:table-cell office:value-type="float" office:value="9.498965E-016" calcext:value-type="float">
            <text:p>9.498965E-16</text:p>
          </table:table-cell>
          <table:table-cell office:value-type="float" office:value="9.395032E-016" calcext:value-type="float">
            <text:p>9.395032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4.82309" calcext:value-type="float">
            <text:p>-94.82309</text:p>
          </table:table-cell>
          <table:table-cell office:value-type="float" office:value="-0.02446439" calcext:value-type="float">
            <text:p>-0.02446439</text:p>
          </table:table-cell>
          <table:table-cell office:value-type="float" office:value="-0.02392475" calcext:value-type="float">
            <text:p>-0.02392475</text:p>
          </table:table-cell>
          <table:table-cell office:value-type="float" office:value="-0.02208673" calcext:value-type="float">
            <text:p>-0.02208673</text:p>
          </table:table-cell>
          <table:table-cell office:value-type="float" office:value="-0.02021844" calcext:value-type="float">
            <text:p>-0.02021844</text:p>
          </table:table-cell>
          <table:table-cell office:value-type="float" office:value="-0.01885202" calcext:value-type="float">
            <text:p>-0.01885202</text:p>
          </table:table-cell>
          <table:table-cell office:value-type="float" office:value="-0.01706471" calcext:value-type="float">
            <text:p>-0.01706471</text:p>
          </table:table-cell>
          <table:table-cell office:value-type="float" office:value="-0.01381787" calcext:value-type="float">
            <text:p>-0.01381787</text:p>
          </table:table-cell>
          <table:table-cell office:value-type="float" office:value="-0.006960204" calcext:value-type="float">
            <text:p>-0.006960204</text:p>
          </table:table-cell>
          <table:table-cell office:value-type="float" office:value="-0.00368169" calcext:value-type="float">
            <text:p>-0.00368169</text:p>
          </table:table-cell>
          <table:table-cell office:value-type="float" office:value="829.73" calcext:value-type="float">
            <text:p>829.73</text:p>
          </table:table-cell>
          <table:table-cell office:value-type="float" office:value="0" calcext:value-type="float">
            <text:p>0</text:p>
          </table:table-cell>
          <table:table-cell office:value-type="float" office:value="-53.75415" calcext:value-type="float">
            <text:p>-53.75415</text:p>
          </table:table-cell>
          <table:table-cell office:value-type="float" office:value="0.002090514" calcext:value-type="float">
            <text:p>0.002090514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4071" calcext:value-type="float">
            <text:p>-1.22407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052004" calcext:value-type="float">
            <text:p>17052004</text:p>
          </table:table-cell>
          <table:table-cell office:value-type="float" office:value="351.5994" calcext:value-type="float">
            <text:p>351.5994</text:p>
          </table:table-cell>
          <table:table-cell office:value-type="float" office:value="19.70711" calcext:value-type="float">
            <text:p>19.70711</text:p>
          </table:table-cell>
          <table:table-cell office:value-type="float" office:value="0" calcext:value-type="float">
            <text:p>0</text:p>
          </table:table-cell>
          <table:table-cell office:value-type="float" office:value="1254.064" calcext:value-type="float">
            <text:p>1254.064</text:p>
          </table:table-cell>
          <table:table-cell office:value-type="float" office:value="395.3346" calcext:value-type="float">
            <text:p>395.3346</text:p>
          </table:table-cell>
          <table:table-cell office:value-type="float" office:value="0" calcext:value-type="float">
            <text:p>0</text:p>
          </table:table-cell>
          <table:table-cell office:value-type="float" office:value="0.07617137" calcext:value-type="float">
            <text:p>0.07617137</text:p>
          </table:table-cell>
          <table:table-cell office:value-type="float" office:value="0.291168" calcext:value-type="float">
            <text:p>0.291168</text:p>
          </table:table-cell>
          <table:table-cell office:value-type="float" office:value="0.292069" calcext:value-type="float">
            <text:p>0.292069</text:p>
          </table:table-cell>
          <table:table-cell office:value-type="float" office:value="0.2944442" calcext:value-type="float">
            <text:p>0.2944442</text:p>
          </table:table-cell>
          <table:table-cell office:value-type="float" office:value="0.2972971" calcext:value-type="float">
            <text:p>0.2972971</text:p>
          </table:table-cell>
          <table:table-cell office:value-type="float" office:value="0.2999712" calcext:value-type="float">
            <text:p>0.2999712</text:p>
          </table:table-cell>
          <table:table-cell office:value-type="float" office:value="0.3494123" calcext:value-type="float">
            <text:p>0.3494123</text:p>
          </table:table-cell>
          <table:table-cell office:value-type="float" office:value="0.3611637" calcext:value-type="float">
            <text:p>0.3611637</text:p>
          </table:table-cell>
          <table:table-cell office:value-type="float" office:value="0.3881054" calcext:value-type="float">
            <text:p>0.3881054</text:p>
          </table:table-cell>
          <table:table-cell office:value-type="float" office:value="0.4146866" calcext:value-type="float">
            <text:p>0.4146866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1295E-015" calcext:value-type="float">
            <text:p>1.941295E-15</text:p>
          </table:table-cell>
          <table:table-cell office:value-type="float" office:value="1.92247E-015" calcext:value-type="float">
            <text:p>1.92247E-15</text:p>
          </table:table-cell>
          <table:table-cell office:value-type="float" office:value="1.970776E-015" calcext:value-type="float">
            <text:p>1.970776E-15</text:p>
          </table:table-cell>
          <table:table-cell office:value-type="float" office:value="1.97409E-015" calcext:value-type="float">
            <text:p>1.97409E-15</text:p>
          </table:table-cell>
          <table:table-cell office:value-type="float" office:value="9.498951E-016" calcext:value-type="float">
            <text:p>9.498951E-16</text:p>
          </table:table-cell>
          <table:table-cell office:value-type="float" office:value="9.394845E-016" calcext:value-type="float">
            <text:p>9.394845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2.33106" calcext:value-type="float">
            <text:p>-92.33106</text:p>
          </table:table-cell>
          <table:table-cell office:value-type="float" office:value="-0.02345858" calcext:value-type="float">
            <text:p>-0.02345858</text:p>
          </table:table-cell>
          <table:table-cell office:value-type="float" office:value="-0.02296817" calcext:value-type="float">
            <text:p>-0.02296817</text:p>
          </table:table-cell>
          <table:table-cell office:value-type="float" office:value="-0.02173047" calcext:value-type="float">
            <text:p>-0.02173047</text:p>
          </table:table-cell>
          <table:table-cell office:value-type="float" office:value="-0.02032376" calcext:value-type="float">
            <text:p>-0.02032376</text:p>
          </table:table-cell>
          <table:table-cell office:value-type="float" office:value="-0.01909728" calcext:value-type="float">
            <text:p>-0.01909728</text:p>
          </table:table-cell>
          <table:table-cell office:value-type="float" office:value="-0.01726549" calcext:value-type="float">
            <text:p>-0.01726549</text:p>
          </table:table-cell>
          <table:table-cell office:value-type="float" office:value="-0.01387254" calcext:value-type="float">
            <text:p>-0.01387254</text:p>
          </table:table-cell>
          <table:table-cell office:value-type="float" office:value="-0.006968157" calcext:value-type="float">
            <text:p>-0.006968157</text:p>
          </table:table-cell>
          <table:table-cell office:value-type="float" office:value="-0.00369964" calcext:value-type="float">
            <text:p>-0.00369964</text:p>
          </table:table-cell>
          <table:table-cell office:value-type="float" office:value="833.2903" calcext:value-type="float">
            <text:p>833.2903</text:p>
          </table:table-cell>
          <table:table-cell office:value-type="float" office:value="0" calcext:value-type="float">
            <text:p>0</text:p>
          </table:table-cell>
          <table:table-cell office:value-type="float" office:value="-50.56129" calcext:value-type="float">
            <text:p>-50.56129</text:p>
          </table:table-cell>
          <table:table-cell office:value-type="float" office:value="0.002086892" calcext:value-type="float">
            <text:p>0.002086892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5052" calcext:value-type="float">
            <text:p>-1.22505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8052004" calcext:value-type="float">
            <text:p>18052004</text:p>
          </table:table-cell>
          <table:table-cell office:value-type="float" office:value="351.5994" calcext:value-type="float">
            <text:p>351.5994</text:p>
          </table:table-cell>
          <table:table-cell office:value-type="float" office:value="19.66102" calcext:value-type="float">
            <text:p>19.66102</text:p>
          </table:table-cell>
          <table:table-cell office:value-type="float" office:value="0" calcext:value-type="float">
            <text:p>0</text:p>
          </table:table-cell>
          <table:table-cell office:value-type="float" office:value="1254.063" calcext:value-type="float">
            <text:p>1254.063</text:p>
          </table:table-cell>
          <table:table-cell office:value-type="float" office:value="395.3813" calcext:value-type="float">
            <text:p>395.3813</text:p>
          </table:table-cell>
          <table:table-cell office:value-type="float" office:value="0" calcext:value-type="float">
            <text:p>0</text:p>
          </table:table-cell>
          <table:table-cell office:value-type="float" office:value="0.08122166" calcext:value-type="float">
            <text:p>0.08122166</text:p>
          </table:table-cell>
          <table:table-cell office:value-type="float" office:value="0.2922891" calcext:value-type="float">
            <text:p>0.2922891</text:p>
          </table:table-cell>
          <table:table-cell office:value-type="float" office:value="0.2931407" calcext:value-type="float">
            <text:p>0.2931407</text:p>
          </table:table-cell>
          <table:table-cell office:value-type="float" office:value="0.2950853" calcext:value-type="float">
            <text:p>0.2950853</text:p>
          </table:table-cell>
          <table:table-cell office:value-type="float" office:value="0.2973778" calcext:value-type="float">
            <text:p>0.2973778</text:p>
          </table:table-cell>
          <table:table-cell office:value-type="float" office:value="0.2997923" calcext:value-type="float">
            <text:p>0.2997923</text:p>
          </table:table-cell>
          <table:table-cell office:value-type="float" office:value="0.3490948" calcext:value-type="float">
            <text:p>0.3490948</text:p>
          </table:table-cell>
          <table:table-cell office:value-type="float" office:value="0.3610202" calcext:value-type="float">
            <text:p>0.3610202</text:p>
          </table:table-cell>
          <table:table-cell office:value-type="float" office:value="0.3880556" calcext:value-type="float">
            <text:p>0.3880556</text:p>
          </table:table-cell>
          <table:table-cell office:value-type="float" office:value="0.4145098" calcext:value-type="float">
            <text:p>0.4145098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181E-015" calcext:value-type="float">
            <text:p>1.94181E-15</text:p>
          </table:table-cell>
          <table:table-cell office:value-type="float" office:value="1.922435E-015" calcext:value-type="float">
            <text:p>1.922435E-15</text:p>
          </table:table-cell>
          <table:table-cell office:value-type="float" office:value="1.970742E-015" calcext:value-type="float">
            <text:p>1.970742E-15</text:p>
          </table:table-cell>
          <table:table-cell office:value-type="float" office:value="1.974052E-015" calcext:value-type="float">
            <text:p>1.974052E-15</text:p>
          </table:table-cell>
          <table:table-cell office:value-type="float" office:value="9.498919E-016" calcext:value-type="float">
            <text:p>9.498919E-16</text:p>
          </table:table-cell>
          <table:table-cell office:value-type="float" office:value="9.394654E-016" calcext:value-type="float">
            <text:p>9.394654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1.7959" calcext:value-type="float">
            <text:p>-61.7959</text:p>
          </table:table-cell>
          <table:table-cell office:value-type="float" office:value="-0.02283668" calcext:value-type="float">
            <text:p>-0.02283668</text:p>
          </table:table-cell>
          <table:table-cell office:value-type="float" office:value="-0.02238898" calcext:value-type="float">
            <text:p>-0.02238898</text:p>
          </table:table-cell>
          <table:table-cell office:value-type="float" office:value="-0.02140453" calcext:value-type="float">
            <text:p>-0.02140453</text:p>
          </table:table-cell>
          <table:table-cell office:value-type="float" office:value="-0.02028809" calcext:value-type="float">
            <text:p>-0.02028809</text:p>
          </table:table-cell>
          <table:table-cell office:value-type="float" office:value="-0.01917766" calcext:value-type="float">
            <text:p>-0.01917766</text:p>
          </table:table-cell>
          <table:table-cell office:value-type="float" office:value="-0.01741816" calcext:value-type="float">
            <text:p>-0.01741816</text:p>
          </table:table-cell>
          <table:table-cell office:value-type="float" office:value="-0.01392559" calcext:value-type="float">
            <text:p>-0.01392559</text:p>
          </table:table-cell>
          <table:table-cell office:value-type="float" office:value="-0.006976732" calcext:value-type="float">
            <text:p>-0.006976732</text:p>
          </table:table-cell>
          <table:table-cell office:value-type="float" office:value="-0.003714805" calcext:value-type="float">
            <text:p>-0.003714805</text:p>
          </table:table-cell>
          <table:table-cell office:value-type="float" office:value="836.8494" calcext:value-type="float">
            <text:p>836.8494</text:p>
          </table:table-cell>
          <table:table-cell office:value-type="float" office:value="0" calcext:value-type="float">
            <text:p>0</text:p>
          </table:table-cell>
          <table:table-cell office:value-type="float" office:value="-27.32805" calcext:value-type="float">
            <text:p>-27.32805</text:p>
          </table:table-cell>
          <table:table-cell office:value-type="float" office:value="0.002083886" calcext:value-type="float">
            <text:p>0.002083886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5877" calcext:value-type="float">
            <text:p>-1.22587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052004" calcext:value-type="float">
            <text:p>19052004</text:p>
          </table:table-cell>
          <table:table-cell office:value-type="float" office:value="351.5994" calcext:value-type="float">
            <text:p>351.5994</text:p>
          </table:table-cell>
          <table:table-cell office:value-type="float" office:value="19.71499" calcext:value-type="float">
            <text:p>19.71499</text:p>
          </table:table-cell>
          <table:table-cell office:value-type="float" office:value="0" calcext:value-type="float">
            <text:p>0</text:p>
          </table:table-cell>
          <table:table-cell office:value-type="float" office:value="1253.981" calcext:value-type="float">
            <text:p>1253.981</text:p>
          </table:table-cell>
          <table:table-cell office:value-type="float" office:value="395.4081" calcext:value-type="float">
            <text:p>395.4081</text:p>
          </table:table-cell>
          <table:table-cell office:value-type="float" office:value="0" calcext:value-type="float">
            <text:p>0</text:p>
          </table:table-cell>
          <table:table-cell office:value-type="float" office:value="0.07775191" calcext:value-type="float">
            <text:p>0.07775191</text:p>
          </table:table-cell>
          <table:table-cell office:value-type="float" office:value="0.2930224" calcext:value-type="float">
            <text:p>0.2930224</text:p>
          </table:table-cell>
          <table:table-cell office:value-type="float" office:value="0.2938449" calcext:value-type="float">
            <text:p>0.2938449</text:p>
          </table:table-cell>
          <table:table-cell office:value-type="float" office:value="0.2955921" calcext:value-type="float">
            <text:p>0.2955921</text:p>
          </table:table-cell>
          <table:table-cell office:value-type="float" office:value="0.2976382" calcext:value-type="float">
            <text:p>0.2976382</text:p>
          </table:table-cell>
          <table:table-cell office:value-type="float" office:value="0.2998465" calcext:value-type="float">
            <text:p>0.2998465</text:p>
          </table:table-cell>
          <table:table-cell office:value-type="float" office:value="0.3489307" calcext:value-type="float">
            <text:p>0.3489307</text:p>
          </table:table-cell>
          <table:table-cell office:value-type="float" office:value="0.3608945" calcext:value-type="float">
            <text:p>0.3608945</text:p>
          </table:table-cell>
          <table:table-cell office:value-type="float" office:value="0.3880037" calcext:value-type="float">
            <text:p>0.3880037</text:p>
          </table:table-cell>
          <table:table-cell office:value-type="float" office:value="0.4143608" calcext:value-type="float">
            <text:p>0.4143608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2337E-015" calcext:value-type="float">
            <text:p>1.942337E-15</text:p>
          </table:table-cell>
          <table:table-cell office:value-type="float" office:value="1.922399E-015" calcext:value-type="float">
            <text:p>1.922399E-15</text:p>
          </table:table-cell>
          <table:table-cell office:value-type="float" office:value="1.970703E-015" calcext:value-type="float">
            <text:p>1.970703E-15</text:p>
          </table:table-cell>
          <table:table-cell office:value-type="float" office:value="1.974015E-015" calcext:value-type="float">
            <text:p>1.974015E-15</text:p>
          </table:table-cell>
          <table:table-cell office:value-type="float" office:value="9.49887E-016" calcext:value-type="float">
            <text:p>9.49887E-16</text:p>
          </table:table-cell>
          <table:table-cell office:value-type="float" office:value="9.394495E-016" calcext:value-type="float">
            <text:p>9.394495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2.58695" calcext:value-type="float">
            <text:p>-82.58695</text:p>
          </table:table-cell>
          <table:table-cell office:value-type="float" office:value="-0.02243841" calcext:value-type="float">
            <text:p>-0.02243841</text:p>
          </table:table-cell>
          <table:table-cell office:value-type="float" office:value="-0.02201808" calcext:value-type="float">
            <text:p>-0.02201808</text:p>
          </table:table-cell>
          <table:table-cell office:value-type="float" office:value="-0.02115128" calcext:value-type="float">
            <text:p>-0.02115128</text:p>
          </table:table-cell>
          <table:table-cell office:value-type="float" office:value="-0.02016577" calcext:value-type="float">
            <text:p>-0.02016577</text:p>
          </table:table-cell>
          <table:table-cell office:value-type="float" office:value="-0.0191544" calcext:value-type="float">
            <text:p>-0.0191544</text:p>
          </table:table-cell>
          <table:table-cell office:value-type="float" office:value="-0.01749799" calcext:value-type="float">
            <text:p>-0.01749799</text:p>
          </table:table-cell>
          <table:table-cell office:value-type="float" office:value="-0.01397237" calcext:value-type="float">
            <text:p>-0.01397237</text:p>
          </table:table-cell>
          <table:table-cell office:value-type="float" office:value="-0.006985673" calcext:value-type="float">
            <text:p>-0.006985673</text:p>
          </table:table-cell>
          <table:table-cell office:value-type="float" office:value="-0.003727645" calcext:value-type="float">
            <text:p>-0.003727645</text:p>
          </table:table-cell>
          <table:table-cell office:value-type="float" office:value="840.397" calcext:value-type="float">
            <text:p>840.397</text:p>
          </table:table-cell>
          <table:table-cell office:value-type="float" office:value="0" calcext:value-type="float">
            <text:p>0</text:p>
          </table:table-cell>
          <table:table-cell office:value-type="float" office:value="-44.64653" calcext:value-type="float">
            <text:p>-44.64653</text:p>
          </table:table-cell>
          <table:table-cell office:value-type="float" office:value="0.002080537" calcext:value-type="float">
            <text:p>0.002080537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6572" calcext:value-type="float">
            <text:p>-1.22657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052004" calcext:value-type="float">
            <text:p>20052004</text:p>
          </table:table-cell>
          <table:table-cell office:value-type="float" office:value="351.5994" calcext:value-type="float">
            <text:p>351.5994</text:p>
          </table:table-cell>
          <table:table-cell office:value-type="float" office:value="19.71251" calcext:value-type="float">
            <text:p>19.71251</text:p>
          </table:table-cell>
          <table:table-cell office:value-type="float" office:value="0" calcext:value-type="float">
            <text:p>0</text:p>
          </table:table-cell>
          <table:table-cell office:value-type="float" office:value="1253.973" calcext:value-type="float">
            <text:p>1253.973</text:p>
          </table:table-cell>
          <table:table-cell office:value-type="float" office:value="395.421" calcext:value-type="float">
            <text:p>395.421</text:p>
          </table:table-cell>
          <table:table-cell office:value-type="float" office:value="0" calcext:value-type="float">
            <text:p>0</text:p>
          </table:table-cell>
          <table:table-cell office:value-type="float" office:value="0.07911357" calcext:value-type="float">
            <text:p>0.07911357</text:p>
          </table:table-cell>
          <table:table-cell office:value-type="float" office:value="0.2935148" calcext:value-type="float">
            <text:p>0.2935148</text:p>
          </table:table-cell>
          <table:table-cell office:value-type="float" office:value="0.2943673" calcext:value-type="float">
            <text:p>0.2943673</text:p>
          </table:table-cell>
          <table:table-cell office:value-type="float" office:value="0.2959843" calcext:value-type="float">
            <text:p>0.2959843</text:p>
          </table:table-cell>
          <table:table-cell office:value-type="float" office:value="0.2979128" calcext:value-type="float">
            <text:p>0.2979128</text:p>
          </table:table-cell>
          <table:table-cell office:value-type="float" office:value="0.2999973" calcext:value-type="float">
            <text:p>0.2999973</text:p>
          </table:table-cell>
          <table:table-cell office:value-type="float" office:value="0.3488874" calcext:value-type="float">
            <text:p>0.3488874</text:p>
          </table:table-cell>
          <table:table-cell office:value-type="float" office:value="0.3607918" calcext:value-type="float">
            <text:p>0.3607918</text:p>
          </table:table-cell>
          <table:table-cell office:value-type="float" office:value="0.3879524" calcext:value-type="float">
            <text:p>0.3879524</text:p>
          </table:table-cell>
          <table:table-cell office:value-type="float" office:value="0.414235" calcext:value-type="float">
            <text:p>0.414235</text:p>
          </table:table-cell>
          <table:table-cell office:value-type="float" office:value="0.5107115" calcext:value-type="float">
            <text:p>0.510711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2795E-015" calcext:value-type="float">
            <text:p>1.942795E-15</text:p>
          </table:table-cell>
          <table:table-cell office:value-type="float" office:value="1.922369E-015" calcext:value-type="float">
            <text:p>1.922369E-15</text:p>
          </table:table-cell>
          <table:table-cell office:value-type="float" office:value="1.970668E-015" calcext:value-type="float">
            <text:p>1.970668E-15</text:p>
          </table:table-cell>
          <table:table-cell office:value-type="float" office:value="1.973985E-015" calcext:value-type="float">
            <text:p>1.973985E-15</text:p>
          </table:table-cell>
          <table:table-cell office:value-type="float" office:value="9.498824E-016" calcext:value-type="float">
            <text:p>9.498824E-16</text:p>
          </table:table-cell>
          <table:table-cell office:value-type="float" office:value="9.394328E-016" calcext:value-type="float">
            <text:p>9.39432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1.97048" calcext:value-type="float">
            <text:p>-71.97048</text:p>
          </table:table-cell>
          <table:table-cell office:value-type="float" office:value="-0.02218338" calcext:value-type="float">
            <text:p>-0.02218338</text:p>
          </table:table-cell>
          <table:table-cell office:value-type="float" office:value="-0.02174734" calcext:value-type="float">
            <text:p>-0.02174734</text:p>
          </table:table-cell>
          <table:table-cell office:value-type="float" office:value="-0.02095739" calcext:value-type="float">
            <text:p>-0.02095739</text:p>
          </table:table-cell>
          <table:table-cell office:value-type="float" office:value="-0.02003743" calcext:value-type="float">
            <text:p>-0.02003743</text:p>
          </table:table-cell>
          <table:table-cell office:value-type="float" office:value="-0.01908813" calcext:value-type="float">
            <text:p>-0.01908813</text:p>
          </table:table-cell>
          <table:table-cell office:value-type="float" office:value="-0.01751949" calcext:value-type="float">
            <text:p>-0.01751949</text:p>
          </table:table-cell>
          <table:table-cell office:value-type="float" office:value="-0.0140107" calcext:value-type="float">
            <text:p>-0.0140107</text:p>
          </table:table-cell>
          <table:table-cell office:value-type="float" office:value="-0.006994533" calcext:value-type="float">
            <text:p>-0.006994533</text:p>
          </table:table-cell>
          <table:table-cell office:value-type="float" office:value="-0.003738523" calcext:value-type="float">
            <text:p>-0.003738523</text:p>
          </table:table-cell>
          <table:table-cell office:value-type="float" office:value="843.9327" calcext:value-type="float">
            <text:p>843.9327</text:p>
          </table:table-cell>
          <table:table-cell office:value-type="float" office:value="0" calcext:value-type="float">
            <text:p>0</text:p>
          </table:table-cell>
          <table:table-cell office:value-type="float" office:value="-25.20109" calcext:value-type="float">
            <text:p>-25.20109</text:p>
          </table:table-cell>
          <table:table-cell office:value-type="float" office:value="0.002077866" calcext:value-type="float">
            <text:p>0.002077866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7159" calcext:value-type="float">
            <text:p>-1.22715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1052004" calcext:value-type="float">
            <text:p>21052004</text:p>
          </table:table-cell>
          <table:table-cell office:value-type="float" office:value="351.5994" calcext:value-type="float">
            <text:p>351.5994</text:p>
          </table:table-cell>
          <table:table-cell office:value-type="float" office:value="19.74827" calcext:value-type="float">
            <text:p>19.74827</text:p>
          </table:table-cell>
          <table:table-cell office:value-type="float" office:value="0" calcext:value-type="float">
            <text:p>0</text:p>
          </table:table-cell>
          <table:table-cell office:value-type="float" office:value="1253.94" calcext:value-type="float">
            <text:p>1253.94</text:p>
          </table:table-cell>
          <table:table-cell office:value-type="float" office:value="395.4164" calcext:value-type="float">
            <text:p>395.4164</text:p>
          </table:table-cell>
          <table:table-cell office:value-type="float" office:value="0" calcext:value-type="float">
            <text:p>0</text:p>
          </table:table-cell>
          <table:table-cell office:value-type="float" office:value="0.0771405" calcext:value-type="float">
            <text:p>0.0771405</text:p>
          </table:table-cell>
          <table:table-cell office:value-type="float" office:value="0.2940442" calcext:value-type="float">
            <text:p>0.2940442</text:p>
          </table:table-cell>
          <table:table-cell office:value-type="float" office:value="0.294832" calcext:value-type="float">
            <text:p>0.294832</text:p>
          </table:table-cell>
          <table:table-cell office:value-type="float" office:value="0.2963535" calcext:value-type="float">
            <text:p>0.2963535</text:p>
          </table:table-cell>
          <table:table-cell office:value-type="float" office:value="0.298185" calcext:value-type="float">
            <text:p>0.298185</text:p>
          </table:table-cell>
          <table:table-cell office:value-type="float" office:value="0.3001853" calcext:value-type="float">
            <text:p>0.3001853</text:p>
          </table:table-cell>
          <table:table-cell office:value-type="float" office:value="0.3489227" calcext:value-type="float">
            <text:p>0.3489227</text:p>
          </table:table-cell>
          <table:table-cell office:value-type="float" office:value="0.3607145" calcext:value-type="float">
            <text:p>0.3607145</text:p>
          </table:table-cell>
          <table:table-cell office:value-type="float" office:value="0.3879031" calcext:value-type="float">
            <text:p>0.3879031</text:p>
          </table:table-cell>
          <table:table-cell office:value-type="float" office:value="0.4141286" calcext:value-type="float">
            <text:p>0.4141286</text:p>
          </table:table-cell>
          <table:table-cell office:value-type="float" office:value="0.5107112" calcext:value-type="float">
            <text:p>0.510711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3193E-015" calcext:value-type="float">
            <text:p>1.943193E-15</text:p>
          </table:table-cell>
          <table:table-cell office:value-type="float" office:value="1.92234E-015" calcext:value-type="float">
            <text:p>1.92234E-15</text:p>
          </table:table-cell>
          <table:table-cell office:value-type="float" office:value="1.970639E-015" calcext:value-type="float">
            <text:p>1.970639E-15</text:p>
          </table:table-cell>
          <table:table-cell office:value-type="float" office:value="1.973958E-015" calcext:value-type="float">
            <text:p>1.973958E-15</text:p>
          </table:table-cell>
          <table:table-cell office:value-type="float" office:value="9.498824E-016" calcext:value-type="float">
            <text:p>9.498824E-16</text:p>
          </table:table-cell>
          <table:table-cell office:value-type="float" office:value="9.394167E-016" calcext:value-type="float">
            <text:p>9.394167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4.48826" calcext:value-type="float">
            <text:p>-84.48826</text:p>
          </table:table-cell>
          <table:table-cell office:value-type="float" office:value="-0.02190322" calcext:value-type="float">
            <text:p>-0.02190322</text:p>
          </table:table-cell>
          <table:table-cell office:value-type="float" office:value="-0.02151059" calcext:value-type="float">
            <text:p>-0.02151059</text:p>
          </table:table-cell>
          <table:table-cell office:value-type="float" office:value="-0.02077726" calcext:value-type="float">
            <text:p>-0.02077726</text:p>
          </table:table-cell>
          <table:table-cell office:value-type="float" office:value="-0.01991125" calcext:value-type="float">
            <text:p>-0.01991125</text:p>
          </table:table-cell>
          <table:table-cell office:value-type="float" office:value="-0.01900568" calcext:value-type="float">
            <text:p>-0.01900568</text:p>
          </table:table-cell>
          <table:table-cell office:value-type="float" office:value="-0.01750274" calcext:value-type="float">
            <text:p>-0.01750274</text:p>
          </table:table-cell>
          <table:table-cell office:value-type="float" office:value="-0.01403971" calcext:value-type="float">
            <text:p>-0.01403971</text:p>
          </table:table-cell>
          <table:table-cell office:value-type="float" office:value="-0.007003086" calcext:value-type="float">
            <text:p>-0.007003086</text:p>
          </table:table-cell>
          <table:table-cell office:value-type="float" office:value="-0.003747754" calcext:value-type="float">
            <text:p>-0.003747754</text:p>
          </table:table-cell>
          <table:table-cell office:value-type="float" office:value="847.4583" calcext:value-type="float">
            <text:p>847.4583</text:p>
          </table:table-cell>
          <table:table-cell office:value-type="float" office:value="0" calcext:value-type="float">
            <text:p>0</text:p>
          </table:table-cell>
          <table:table-cell office:value-type="float" office:value="-32.88467" calcext:value-type="float">
            <text:p>-32.88467</text:p>
          </table:table-cell>
          <table:table-cell office:value-type="float" office:value="0.002075592" calcext:value-type="float">
            <text:p>0.002075592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7656" calcext:value-type="float">
            <text:p>-1.22765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2052004" calcext:value-type="float">
            <text:p>22052004</text:p>
          </table:table-cell>
          <table:table-cell office:value-type="float" office:value="351.5994" calcext:value-type="float">
            <text:p>351.5994</text:p>
          </table:table-cell>
          <table:table-cell office:value-type="float" office:value="19.7958" calcext:value-type="float">
            <text:p>19.7958</text:p>
          </table:table-cell>
          <table:table-cell office:value-type="float" office:value="0" calcext:value-type="float">
            <text:p>0</text:p>
          </table:table-cell>
          <table:table-cell office:value-type="float" office:value="1253.907" calcext:value-type="float">
            <text:p>1253.907</text:p>
          </table:table-cell>
          <table:table-cell office:value-type="float" office:value="395.4003" calcext:value-type="float">
            <text:p>395.4003</text:p>
          </table:table-cell>
          <table:table-cell office:value-type="float" office:value="0" calcext:value-type="float">
            <text:p>0</text:p>
          </table:table-cell>
          <table:table-cell office:value-type="float" office:value="0.07385443" calcext:value-type="float">
            <text:p>0.07385443</text:p>
          </table:table-cell>
          <table:table-cell office:value-type="float" office:value="0.2945144" calcext:value-type="float">
            <text:p>0.2945144</text:p>
          </table:table-cell>
          <table:table-cell office:value-type="float" office:value="0.295259" calcext:value-type="float">
            <text:p>0.295259</text:p>
          </table:table-cell>
          <table:table-cell office:value-type="float" office:value="0.2967163" calcext:value-type="float">
            <text:p>0.2967163</text:p>
          </table:table-cell>
          <table:table-cell office:value-type="float" office:value="0.2984707" calcext:value-type="float">
            <text:p>0.2984707</text:p>
          </table:table-cell>
          <table:table-cell office:value-type="float" office:value="0.3004013" calcext:value-type="float">
            <text:p>0.3004013</text:p>
          </table:table-cell>
          <table:table-cell office:value-type="float" office:value="0.3490033" calcext:value-type="float">
            <text:p>0.3490033</text:p>
          </table:table-cell>
          <table:table-cell office:value-type="float" office:value="0.3606624" calcext:value-type="float">
            <text:p>0.3606624</text:p>
          </table:table-cell>
          <table:table-cell office:value-type="float" office:value="0.3878578" calcext:value-type="float">
            <text:p>0.3878578</text:p>
          </table:table-cell>
          <table:table-cell office:value-type="float" office:value="0.4140383" calcext:value-type="float">
            <text:p>0.4140383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3622E-015" calcext:value-type="float">
            <text:p>1.943622E-15</text:p>
          </table:table-cell>
          <table:table-cell office:value-type="float" office:value="1.922311E-015" calcext:value-type="float">
            <text:p>1.922311E-15</text:p>
          </table:table-cell>
          <table:table-cell office:value-type="float" office:value="1.970605E-015" calcext:value-type="float">
            <text:p>1.970605E-15</text:p>
          </table:table-cell>
          <table:table-cell office:value-type="float" office:value="1.973927E-015" calcext:value-type="float">
            <text:p>1.973927E-15</text:p>
          </table:table-cell>
          <table:table-cell office:value-type="float" office:value="9.498851E-016" calcext:value-type="float">
            <text:p>9.498851E-16</text:p>
          </table:table-cell>
          <table:table-cell office:value-type="float" office:value="9.39401E-016" calcext:value-type="float">
            <text:p>9.39401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4486" calcext:value-type="float">
            <text:p>-110.4486</text:p>
          </table:table-cell>
          <table:table-cell office:value-type="float" office:value="-0.02166525" calcext:value-type="float">
            <text:p>-0.02166525</text:p>
          </table:table-cell>
          <table:table-cell office:value-type="float" office:value="-0.02129572" calcext:value-type="float">
            <text:p>-0.02129572</text:p>
          </table:table-cell>
          <table:table-cell office:value-type="float" office:value="-0.02060195" calcext:value-type="float">
            <text:p>-0.02060195</text:p>
          </table:table-cell>
          <table:table-cell office:value-type="float" office:value="-0.01977976" calcext:value-type="float">
            <text:p>-0.01977976</text:p>
          </table:table-cell>
          <table:table-cell office:value-type="float" office:value="-0.01891134" calcext:value-type="float">
            <text:p>-0.01891134</text:p>
          </table:table-cell>
          <table:table-cell office:value-type="float" office:value="-0.01746402" calcext:value-type="float">
            <text:p>-0.01746402</text:p>
          </table:table-cell>
          <table:table-cell office:value-type="float" office:value="-0.01405925" calcext:value-type="float">
            <text:p>-0.01405925</text:p>
          </table:table-cell>
          <table:table-cell office:value-type="float" office:value="-0.007010938" calcext:value-type="float">
            <text:p>-0.007010938</text:p>
          </table:table-cell>
          <table:table-cell office:value-type="float" office:value="-0.003755608" calcext:value-type="float">
            <text:p>-0.003755608</text:p>
          </table:table-cell>
          <table:table-cell office:value-type="float" office:value="850.9813" calcext:value-type="float">
            <text:p>850.9813</text:p>
          </table:table-cell>
          <table:table-cell office:value-type="float" office:value="0" calcext:value-type="float">
            <text:p>0</text:p>
          </table:table-cell>
          <table:table-cell office:value-type="float" office:value="-59.56903" calcext:value-type="float">
            <text:p>-59.56903</text:p>
          </table:table-cell>
          <table:table-cell office:value-type="float" office:value="0.002073201" calcext:value-type="float">
            <text:p>0.002073201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078" calcext:value-type="float">
            <text:p>-1.22807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052004" calcext:value-type="float">
            <text:p>23052004</text:p>
          </table:table-cell>
          <table:table-cell office:value-type="float" office:value="351.5994" calcext:value-type="float">
            <text:p>351.5994</text:p>
          </table:table-cell>
          <table:table-cell office:value-type="float" office:value="19.79416" calcext:value-type="float">
            <text:p>19.79416</text:p>
          </table:table-cell>
          <table:table-cell office:value-type="float" office:value="0" calcext:value-type="float">
            <text:p>0</text:p>
          </table:table-cell>
          <table:table-cell office:value-type="float" office:value="1253.934" calcext:value-type="float">
            <text:p>1253.934</text:p>
          </table:table-cell>
          <table:table-cell office:value-type="float" office:value="395.3755" calcext:value-type="float">
            <text:p>395.3755</text:p>
          </table:table-cell>
          <table:table-cell office:value-type="float" office:value="0" calcext:value-type="float">
            <text:p>0</text:p>
          </table:table-cell>
          <table:table-cell office:value-type="float" office:value="0.07445367" calcext:value-type="float">
            <text:p>0.07445367</text:p>
          </table:table-cell>
          <table:table-cell office:value-type="float" office:value="0.2949289" calcext:value-type="float">
            <text:p>0.2949289</text:p>
          </table:table-cell>
          <table:table-cell office:value-type="float" office:value="0.2956623" calcext:value-type="float">
            <text:p>0.2956623</text:p>
          </table:table-cell>
          <table:table-cell office:value-type="float" office:value="0.2970732" calcext:value-type="float">
            <text:p>0.2970732</text:p>
          </table:table-cell>
          <table:table-cell office:value-type="float" office:value="0.298764" calcext:value-type="float">
            <text:p>0.298764</text:p>
          </table:table-cell>
          <table:table-cell office:value-type="float" office:value="0.3006372" calcext:value-type="float">
            <text:p>0.3006372</text:p>
          </table:table-cell>
          <table:table-cell office:value-type="float" office:value="0.3491142" calcext:value-type="float">
            <text:p>0.3491142</text:p>
          </table:table-cell>
          <table:table-cell office:value-type="float" office:value="0.3606324" calcext:value-type="float">
            <text:p>0.3606324</text:p>
          </table:table-cell>
          <table:table-cell office:value-type="float" office:value="0.3878175" calcext:value-type="float">
            <text:p>0.3878175</text:p>
          </table:table-cell>
          <table:table-cell office:value-type="float" office:value="0.4139617" calcext:value-type="float">
            <text:p>0.4139617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409E-015" calcext:value-type="float">
            <text:p>1.94409E-15</text:p>
          </table:table-cell>
          <table:table-cell office:value-type="float" office:value="1.922272E-015" calcext:value-type="float">
            <text:p>1.922272E-15</text:p>
          </table:table-cell>
          <table:table-cell office:value-type="float" office:value="1.970569E-015" calcext:value-type="float">
            <text:p>1.970569E-15</text:p>
          </table:table-cell>
          <table:table-cell office:value-type="float" office:value="1.973897E-015" calcext:value-type="float">
            <text:p>1.973897E-15</text:p>
          </table:table-cell>
          <table:table-cell office:value-type="float" office:value="9.498855E-016" calcext:value-type="float">
            <text:p>9.498855E-16</text:p>
          </table:table-cell>
          <table:table-cell office:value-type="float" office:value="9.393836E-016" calcext:value-type="float">
            <text:p>9.39383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4.2603" calcext:value-type="float">
            <text:p>-104.2603</text:p>
          </table:table-cell>
          <table:table-cell office:value-type="float" office:value="-0.02145455" calcext:value-type="float">
            <text:p>-0.02145455</text:p>
          </table:table-cell>
          <table:table-cell office:value-type="float" office:value="-0.02109481" calcext:value-type="float">
            <text:p>-0.02109481</text:p>
          </table:table-cell>
          <table:table-cell office:value-type="float" office:value="-0.0204311" calcext:value-type="float">
            <text:p>-0.0204311</text:p>
          </table:table-cell>
          <table:table-cell office:value-type="float" office:value="-0.01964575" calcext:value-type="float">
            <text:p>-0.01964575</text:p>
          </table:table-cell>
          <table:table-cell office:value-type="float" office:value="-0.01880893" calcext:value-type="float">
            <text:p>-0.01880893</text:p>
          </table:table-cell>
          <table:table-cell office:value-type="float" office:value="-0.01741079" calcext:value-type="float">
            <text:p>-0.01741079</text:p>
          </table:table-cell>
          <table:table-cell office:value-type="float" office:value="-0.0140706" calcext:value-type="float">
            <text:p>-0.0140706</text:p>
          </table:table-cell>
          <table:table-cell office:value-type="float" office:value="-0.007017935" calcext:value-type="float">
            <text:p>-0.007017935</text:p>
          </table:table-cell>
          <table:table-cell office:value-type="float" office:value="-0.003762278" calcext:value-type="float">
            <text:p>-0.003762278</text:p>
          </table:table-cell>
          <table:table-cell office:value-type="float" office:value="854.4965" calcext:value-type="float">
            <text:p>854.4965</text:p>
          </table:table-cell>
          <table:table-cell office:value-type="float" office:value="0" calcext:value-type="float">
            <text:p>0</text:p>
          </table:table-cell>
          <table:table-cell office:value-type="float" office:value="-62.83504" calcext:value-type="float">
            <text:p>-62.83504</text:p>
          </table:table-cell>
          <table:table-cell office:value-type="float" office:value="0.0020709" calcext:value-type="float">
            <text:p>0.0020709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435" calcext:value-type="float">
            <text:p>-1.22843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4052004" calcext:value-type="float">
            <text:p>24052004</text:p>
          </table:table-cell>
          <table:table-cell office:value-type="float" office:value="351.5994" calcext:value-type="float">
            <text:p>351.5994</text:p>
          </table:table-cell>
          <table:table-cell office:value-type="float" office:value="19.77205" calcext:value-type="float">
            <text:p>19.77205</text:p>
          </table:table-cell>
          <table:table-cell office:value-type="float" office:value="0" calcext:value-type="float">
            <text:p>0</text:p>
          </table:table-cell>
          <table:table-cell office:value-type="float" office:value="1254.015" calcext:value-type="float">
            <text:p>1254.015</text:p>
          </table:table-cell>
          <table:table-cell office:value-type="float" office:value="395.3145" calcext:value-type="float">
            <text:p>395.3145</text:p>
          </table:table-cell>
          <table:table-cell office:value-type="float" office:value="0" calcext:value-type="float">
            <text:p>0</text:p>
          </table:table-cell>
          <table:table-cell office:value-type="float" office:value="0.07713551" calcext:value-type="float">
            <text:p>0.07713551</text:p>
          </table:table-cell>
          <table:table-cell office:value-type="float" office:value="0.2951733" calcext:value-type="float">
            <text:p>0.2951733</text:p>
          </table:table-cell>
          <table:table-cell office:value-type="float" office:value="0.2959841" calcext:value-type="float">
            <text:p>0.2959841</text:p>
          </table:table-cell>
          <table:table-cell office:value-type="float" office:value="0.2973949" calcext:value-type="float">
            <text:p>0.2973949</text:p>
          </table:table-cell>
          <table:table-cell office:value-type="float" office:value="0.2990499" calcext:value-type="float">
            <text:p>0.2990499</text:p>
          </table:table-cell>
          <table:table-cell office:value-type="float" office:value="0.3008841" calcext:value-type="float">
            <text:p>0.3008841</text:p>
          </table:table-cell>
          <table:table-cell office:value-type="float" office:value="0.3492458" calcext:value-type="float">
            <text:p>0.3492458</text:p>
          </table:table-cell>
          <table:table-cell office:value-type="float" office:value="0.3606195" calcext:value-type="float">
            <text:p>0.3606195</text:p>
          </table:table-cell>
          <table:table-cell office:value-type="float" office:value="0.3877834" calcext:value-type="float">
            <text:p>0.3877834</text:p>
          </table:table-cell>
          <table:table-cell office:value-type="float" office:value="0.4139465" calcext:value-type="float">
            <text:p>0.4139465</text:p>
          </table:table-cell>
          <table:table-cell office:value-type="float" office:value="0.5107093" calcext:value-type="float">
            <text:p>0.510709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4578E-015" calcext:value-type="float">
            <text:p>1.944578E-15</text:p>
          </table:table-cell>
          <table:table-cell office:value-type="float" office:value="1.922238E-015" calcext:value-type="float">
            <text:p>1.922238E-15</text:p>
          </table:table-cell>
          <table:table-cell office:value-type="float" office:value="1.970532E-015" calcext:value-type="float">
            <text:p>1.970532E-15</text:p>
          </table:table-cell>
          <table:table-cell office:value-type="float" office:value="1.973863E-015" calcext:value-type="float">
            <text:p>1.973863E-15</text:p>
          </table:table-cell>
          <table:table-cell office:value-type="float" office:value="9.498807E-016" calcext:value-type="float">
            <text:p>9.498807E-16</text:p>
          </table:table-cell>
          <table:table-cell office:value-type="float" office:value="9.393707E-016" calcext:value-type="float">
            <text:p>9.393707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4.60691" calcext:value-type="float">
            <text:p>-84.60691</text:p>
          </table:table-cell>
          <table:table-cell office:value-type="float" office:value="-0.02132619" calcext:value-type="float">
            <text:p>-0.02132619</text:p>
          </table:table-cell>
          <table:table-cell office:value-type="float" office:value="-0.02093526" calcext:value-type="float">
            <text:p>-0.02093526</text:p>
          </table:table-cell>
          <table:table-cell office:value-type="float" office:value="-0.02027842" calcext:value-type="float">
            <text:p>-0.02027842</text:p>
          </table:table-cell>
          <table:table-cell office:value-type="float" office:value="-0.019516" calcext:value-type="float">
            <text:p>-0.019516</text:p>
          </table:table-cell>
          <table:table-cell office:value-type="float" office:value="-0.01870231" calcext:value-type="float">
            <text:p>-0.01870231</text:p>
          </table:table-cell>
          <table:table-cell office:value-type="float" office:value="-0.01734776" calcext:value-type="float">
            <text:p>-0.01734776</text:p>
          </table:table-cell>
          <table:table-cell office:value-type="float" office:value="-0.01407549" calcext:value-type="float">
            <text:p>-0.01407549</text:p>
          </table:table-cell>
          <table:table-cell office:value-type="float" office:value="-0.007023874" calcext:value-type="float">
            <text:p>-0.007023874</text:p>
          </table:table-cell>
          <table:table-cell office:value-type="float" office:value="-0.003763665" calcext:value-type="float">
            <text:p>-0.003763665</text:p>
          </table:table-cell>
          <table:table-cell office:value-type="float" office:value="858.0099" calcext:value-type="float">
            <text:p>858.0099</text:p>
          </table:table-cell>
          <table:table-cell office:value-type="float" office:value="0" calcext:value-type="float">
            <text:p>0</text:p>
          </table:table-cell>
          <table:table-cell office:value-type="float" office:value="-46.82872" calcext:value-type="float">
            <text:p>-46.82872</text:p>
          </table:table-cell>
          <table:table-cell office:value-type="float" office:value="0.002068494" calcext:value-type="float">
            <text:p>0.002068494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509" calcext:value-type="float">
            <text:p>-1.22850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052004" calcext:value-type="float">
            <text:p>25052004</text:p>
          </table:table-cell>
          <table:table-cell office:value-type="float" office:value="351.5994" calcext:value-type="float">
            <text:p>351.5994</text:p>
          </table:table-cell>
          <table:table-cell office:value-type="float" office:value="19.80156" calcext:value-type="float">
            <text:p>19.80156</text:p>
          </table:table-cell>
          <table:table-cell office:value-type="float" office:value="0" calcext:value-type="float">
            <text:p>0</text:p>
          </table:table-cell>
          <table:table-cell office:value-type="float" office:value="1254.054" calcext:value-type="float">
            <text:p>1254.054</text:p>
          </table:table-cell>
          <table:table-cell office:value-type="float" office:value="395.2429" calcext:value-type="float">
            <text:p>395.2429</text:p>
          </table:table-cell>
          <table:table-cell office:value-type="float" office:value="0" calcext:value-type="float">
            <text:p>0</text:p>
          </table:table-cell>
          <table:table-cell office:value-type="float" office:value="0.07515807" calcext:value-type="float">
            <text:p>0.07515807</text:p>
          </table:table-cell>
          <table:table-cell office:value-type="float" office:value="0.2954617" calcext:value-type="float">
            <text:p>0.2954617</text:p>
          </table:table-cell>
          <table:table-cell office:value-type="float" office:value="0.2962544" calcext:value-type="float">
            <text:p>0.2962544</text:p>
          </table:table-cell>
          <table:table-cell office:value-type="float" office:value="0.2976703" calcext:value-type="float">
            <text:p>0.2976703</text:p>
          </table:table-cell>
          <table:table-cell office:value-type="float" office:value="0.2993136" calcext:value-type="float">
            <text:p>0.2993136</text:p>
          </table:table-cell>
          <table:table-cell office:value-type="float" office:value="0.3011226" calcext:value-type="float">
            <text:p>0.3011226</text:p>
          </table:table-cell>
          <table:table-cell office:value-type="float" office:value="0.3493881" calcext:value-type="float">
            <text:p>0.3493881</text:p>
          </table:table-cell>
          <table:table-cell office:value-type="float" office:value="0.3606203" calcext:value-type="float">
            <text:p>0.3606203</text:p>
          </table:table-cell>
          <table:table-cell office:value-type="float" office:value="0.3877565" calcext:value-type="float">
            <text:p>0.3877565</text:p>
          </table:table-cell>
          <table:table-cell office:value-type="float" office:value="0.4139462" calcext:value-type="float">
            <text:p>0.4139462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5041E-015" calcext:value-type="float">
            <text:p>1.945041E-15</text:p>
          </table:table-cell>
          <table:table-cell office:value-type="float" office:value="1.922204E-015" calcext:value-type="float">
            <text:p>1.922204E-15</text:p>
          </table:table-cell>
          <table:table-cell office:value-type="float" office:value="1.970495E-015" calcext:value-type="float">
            <text:p>1.970495E-15</text:p>
          </table:table-cell>
          <table:table-cell office:value-type="float" office:value="1.973836E-015" calcext:value-type="float">
            <text:p>1.973836E-15</text:p>
          </table:table-cell>
          <table:table-cell office:value-type="float" office:value="9.498769E-016" calcext:value-type="float">
            <text:p>9.498769E-16</text:p>
          </table:table-cell>
          <table:table-cell office:value-type="float" office:value="9.393523E-016" calcext:value-type="float">
            <text:p>9.393523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0.6958" calcext:value-type="float">
            <text:p>-100.6958</text:p>
          </table:table-cell>
          <table:table-cell office:value-type="float" office:value="-0.0211869" calcext:value-type="float">
            <text:p>-0.0211869</text:p>
          </table:table-cell>
          <table:table-cell office:value-type="float" office:value="-0.02080344" calcext:value-type="float">
            <text:p>-0.02080344</text:p>
          </table:table-cell>
          <table:table-cell office:value-type="float" office:value="-0.02014874" calcext:value-type="float">
            <text:p>-0.02014874</text:p>
          </table:table-cell>
          <table:table-cell office:value-type="float" office:value="-0.01939723" calcext:value-type="float">
            <text:p>-0.01939723</text:p>
          </table:table-cell>
          <table:table-cell office:value-type="float" office:value="-0.01859993" calcext:value-type="float">
            <text:p>-0.01859993</text:p>
          </table:table-cell>
          <table:table-cell office:value-type="float" office:value="-0.01727992" calcext:value-type="float">
            <text:p>-0.01727992</text:p>
          </table:table-cell>
          <table:table-cell office:value-type="float" office:value="-0.01407523" calcext:value-type="float">
            <text:p>-0.01407523</text:p>
          </table:table-cell>
          <table:table-cell office:value-type="float" office:value="-0.007028575" calcext:value-type="float">
            <text:p>-0.007028575</text:p>
          </table:table-cell>
          <table:table-cell office:value-type="float" office:value="-0.003763686" calcext:value-type="float">
            <text:p>-0.003763686</text:p>
          </table:table-cell>
          <table:table-cell office:value-type="float" office:value="861.5232" calcext:value-type="float">
            <text:p>861.5232</text:p>
          </table:table-cell>
          <table:table-cell office:value-type="float" office:value="0" calcext:value-type="float">
            <text:p>0</text:p>
          </table:table-cell>
          <table:table-cell office:value-type="float" office:value="-47.84623" calcext:value-type="float">
            <text:p>-47.84623</text:p>
          </table:table-cell>
          <table:table-cell office:value-type="float" office:value="0.002066282" calcext:value-type="float">
            <text:p>0.002066282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6052004" calcext:value-type="float">
            <text:p>26052004</text:p>
          </table:table-cell>
          <table:table-cell office:value-type="float" office:value="351.5994" calcext:value-type="float">
            <text:p>351.5994</text:p>
          </table:table-cell>
          <table:table-cell office:value-type="float" office:value="19.77154" calcext:value-type="float">
            <text:p>19.77154</text:p>
          </table:table-cell>
          <table:table-cell office:value-type="float" office:value="0" calcext:value-type="float">
            <text:p>0</text:p>
          </table:table-cell>
          <table:table-cell office:value-type="float" office:value="1254.153" calcext:value-type="float">
            <text:p>1254.153</text:p>
          </table:table-cell>
          <table:table-cell office:value-type="float" office:value="395.1724" calcext:value-type="float">
            <text:p>395.1724</text:p>
          </table:table-cell>
          <table:table-cell office:value-type="float" office:value="0" calcext:value-type="float">
            <text:p>0</text:p>
          </table:table-cell>
          <table:table-cell office:value-type="float" office:value="0.07870016" calcext:value-type="float">
            <text:p>0.07870016</text:p>
          </table:table-cell>
          <table:table-cell office:value-type="float" office:value="0.2957282" calcext:value-type="float">
            <text:p>0.2957282</text:p>
          </table:table-cell>
          <table:table-cell office:value-type="float" office:value="0.2965285" calcext:value-type="float">
            <text:p>0.2965285</text:p>
          </table:table-cell>
          <table:table-cell office:value-type="float" office:value="0.2979467" calcext:value-type="float">
            <text:p>0.2979467</text:p>
          </table:table-cell>
          <table:table-cell office:value-type="float" office:value="0.2995689" calcext:value-type="float">
            <text:p>0.2995689</text:p>
          </table:table-cell>
          <table:table-cell office:value-type="float" office:value="0.3013351" calcext:value-type="float">
            <text:p>0.3013351</text:p>
          </table:table-cell>
          <table:table-cell office:value-type="float" office:value="0.3495334" calcext:value-type="float">
            <text:p>0.3495334</text:p>
          </table:table-cell>
          <table:table-cell office:value-type="float" office:value="0.3606317" calcext:value-type="float">
            <text:p>0.3606317</text:p>
          </table:table-cell>
          <table:table-cell office:value-type="float" office:value="0.3877356" calcext:value-type="float">
            <text:p>0.3877356</text:p>
          </table:table-cell>
          <table:table-cell office:value-type="float" office:value="0.4139462" calcext:value-type="float">
            <text:p>0.4139462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5477E-015" calcext:value-type="float">
            <text:p>1.945477E-15</text:p>
          </table:table-cell>
          <table:table-cell office:value-type="float" office:value="1.922175E-015" calcext:value-type="float">
            <text:p>1.922175E-15</text:p>
          </table:table-cell>
          <table:table-cell office:value-type="float" office:value="1.970461E-015" calcext:value-type="float">
            <text:p>1.970461E-15</text:p>
          </table:table-cell>
          <table:table-cell office:value-type="float" office:value="1.97381E-015" calcext:value-type="float">
            <text:p>1.97381E-15</text:p>
          </table:table-cell>
          <table:table-cell office:value-type="float" office:value="9.498732E-016" calcext:value-type="float">
            <text:p>9.498732E-16</text:p>
          </table:table-cell>
          <table:table-cell office:value-type="float" office:value="9.393378E-016" calcext:value-type="float">
            <text:p>9.39337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4.97816" calcext:value-type="float">
            <text:p>-74.97816</text:p>
          </table:table-cell>
          <table:table-cell office:value-type="float" office:value="-0.02105308" calcext:value-type="float">
            <text:p>-0.02105308</text:p>
          </table:table-cell>
          <table:table-cell office:value-type="float" office:value="-0.02067047" calcext:value-type="float">
            <text:p>-0.02067047</text:p>
          </table:table-cell>
          <table:table-cell office:value-type="float" office:value="-0.02002005" calcext:value-type="float">
            <text:p>-0.02002005</text:p>
          </table:table-cell>
          <table:table-cell office:value-type="float" office:value="-0.01928316" calcext:value-type="float">
            <text:p>-0.01928316</text:p>
          </table:table-cell>
          <table:table-cell office:value-type="float" office:value="-0.01850884" calcext:value-type="float">
            <text:p>-0.01850884</text:p>
          </table:table-cell>
          <table:table-cell office:value-type="float" office:value="-0.01721078" calcext:value-type="float">
            <text:p>-0.01721078</text:p>
          </table:table-cell>
          <table:table-cell office:value-type="float" office:value="-0.01407101" calcext:value-type="float">
            <text:p>-0.01407101</text:p>
          </table:table-cell>
          <table:table-cell office:value-type="float" office:value="-0.007032212" calcext:value-type="float">
            <text:p>-0.007032212</text:p>
          </table:table-cell>
          <table:table-cell office:value-type="float" office:value="-0.003763686" calcext:value-type="float">
            <text:p>-0.003763686</text:p>
          </table:table-cell>
          <table:table-cell office:value-type="float" office:value="865.0366" calcext:value-type="float">
            <text:p>865.0366</text:p>
          </table:table-cell>
          <table:table-cell office:value-type="float" office:value="0" calcext:value-type="float">
            <text:p>0</text:p>
          </table:table-cell>
          <table:table-cell office:value-type="float" office:value="-36.10208" calcext:value-type="float">
            <text:p>-36.10208</text:p>
          </table:table-cell>
          <table:table-cell office:value-type="float" office:value="0.002064" calcext:value-type="float">
            <text:p>0.002064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7052004" calcext:value-type="float">
            <text:p>27052004</text:p>
          </table:table-cell>
          <table:table-cell office:value-type="float" office:value="351.5994" calcext:value-type="float">
            <text:p>351.5994</text:p>
          </table:table-cell>
          <table:table-cell office:value-type="float" office:value="19.801" calcext:value-type="float">
            <text:p>19.801</text:p>
          </table:table-cell>
          <table:table-cell office:value-type="float" office:value="0" calcext:value-type="float">
            <text:p>0</text:p>
          </table:table-cell>
          <table:table-cell office:value-type="float" office:value="1254.194" calcext:value-type="float">
            <text:p>1254.194</text:p>
          </table:table-cell>
          <table:table-cell office:value-type="float" office:value="395.1028" calcext:value-type="float">
            <text:p>395.1028</text:p>
          </table:table-cell>
          <table:table-cell office:value-type="float" office:value="0" calcext:value-type="float">
            <text:p>0</text:p>
          </table:table-cell>
          <table:table-cell office:value-type="float" office:value="0.07742018" calcext:value-type="float">
            <text:p>0.07742018</text:p>
          </table:table-cell>
          <table:table-cell office:value-type="float" office:value="0.2959292" calcext:value-type="float">
            <text:p>0.2959292</text:p>
          </table:table-cell>
          <table:table-cell office:value-type="float" office:value="0.2967798" calcext:value-type="float">
            <text:p>0.2967798</text:p>
          </table:table-cell>
          <table:table-cell office:value-type="float" office:value="0.2982221" calcext:value-type="float">
            <text:p>0.2982221</text:p>
          </table:table-cell>
          <table:table-cell office:value-type="float" office:value="0.2998106" calcext:value-type="float">
            <text:p>0.2998106</text:p>
          </table:table-cell>
          <table:table-cell office:value-type="float" office:value="0.3015217" calcext:value-type="float">
            <text:p>0.3015217</text:p>
          </table:table-cell>
          <table:table-cell office:value-type="float" office:value="0.349663" calcext:value-type="float">
            <text:p>0.349663</text:p>
          </table:table-cell>
          <table:table-cell office:value-type="float" office:value="0.3606522" calcext:value-type="float">
            <text:p>0.3606522</text:p>
          </table:table-cell>
          <table:table-cell office:value-type="float" office:value="0.3877203" calcext:value-type="float">
            <text:p>0.3877203</text:p>
          </table:table-cell>
          <table:table-cell office:value-type="float" office:value="0.4139465" calcext:value-type="float">
            <text:p>0.4139465</text:p>
          </table:table-cell>
          <table:table-cell office:value-type="float" office:value="0.5107109" calcext:value-type="float">
            <text:p>0.510710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5977E-015" calcext:value-type="float">
            <text:p>1.945977E-15</text:p>
          </table:table-cell>
          <table:table-cell office:value-type="float" office:value="1.922136E-015" calcext:value-type="float">
            <text:p>1.922136E-15</text:p>
          </table:table-cell>
          <table:table-cell office:value-type="float" office:value="1.970422E-015" calcext:value-type="float">
            <text:p>1.970422E-15</text:p>
          </table:table-cell>
          <table:table-cell office:value-type="float" office:value="1.973778E-015" calcext:value-type="float">
            <text:p>1.973778E-15</text:p>
          </table:table-cell>
          <table:table-cell office:value-type="float" office:value="9.498721E-016" calcext:value-type="float">
            <text:p>9.498721E-16</text:p>
          </table:table-cell>
          <table:table-cell office:value-type="float" office:value="9.393193E-016" calcext:value-type="float">
            <text:p>9.393193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2.12686" calcext:value-type="float">
            <text:p>-82.12686</text:p>
          </table:table-cell>
          <table:table-cell office:value-type="float" office:value="-0.02095331" calcext:value-type="float">
            <text:p>-0.02095331</text:p>
          </table:table-cell>
          <table:table-cell office:value-type="float" office:value="-0.02054897" calcext:value-type="float">
            <text:p>-0.02054897</text:p>
          </table:table-cell>
          <table:table-cell office:value-type="float" office:value="-0.01989198" calcext:value-type="float">
            <text:p>-0.01989198</text:p>
          </table:table-cell>
          <table:table-cell office:value-type="float" office:value="-0.01917566" calcext:value-type="float">
            <text:p>-0.01917566</text:p>
          </table:table-cell>
          <table:table-cell office:value-type="float" office:value="-0.01843004" calcext:value-type="float">
            <text:p>-0.01843004</text:p>
          </table:table-cell>
          <table:table-cell office:value-type="float" office:value="-0.01714937" calcext:value-type="float">
            <text:p>-0.01714937</text:p>
          </table:table-cell>
          <table:table-cell office:value-type="float" office:value="-0.01406338" calcext:value-type="float">
            <text:p>-0.01406338</text:p>
          </table:table-cell>
          <table:table-cell office:value-type="float" office:value="-0.007034899" calcext:value-type="float">
            <text:p>-0.007034899</text:p>
          </table:table-cell>
          <table:table-cell office:value-type="float" office:value="-0.003763665" calcext:value-type="float">
            <text:p>-0.003763665</text:p>
          </table:table-cell>
          <table:table-cell office:value-type="float" office:value="868.5504" calcext:value-type="float">
            <text:p>868.5504</text:p>
          </table:table-cell>
          <table:table-cell office:value-type="float" office:value="0" calcext:value-type="float">
            <text:p>0</text:p>
          </table:table-cell>
          <table:table-cell office:value-type="float" office:value="-55.78012" calcext:value-type="float">
            <text:p>-55.78012</text:p>
          </table:table-cell>
          <table:table-cell office:value-type="float" office:value="0.002061158" calcext:value-type="float">
            <text:p>0.002061158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509" calcext:value-type="float">
            <text:p>-1.22850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8052004" calcext:value-type="float">
            <text:p>28052004</text:p>
          </table:table-cell>
          <table:table-cell office:value-type="float" office:value="354.2993" calcext:value-type="float">
            <text:p>354.2993</text:p>
          </table:table-cell>
          <table:table-cell office:value-type="float" office:value="21.81614" calcext:value-type="float">
            <text:p>21.81614</text:p>
          </table:table-cell>
          <table:table-cell office:value-type="float" office:value="0" calcext:value-type="float">
            <text:p>0</text:p>
          </table:table-cell>
          <table:table-cell office:value-type="float" office:value="1254.936" calcext:value-type="float">
            <text:p>1254.936</text:p>
          </table:table-cell>
          <table:table-cell office:value-type="float" office:value="395.0475" calcext:value-type="float">
            <text:p>395.0475</text:p>
          </table:table-cell>
          <table:table-cell office:value-type="float" office:value="0" calcext:value-type="float">
            <text:p>0</text:p>
          </table:table-cell>
          <table:table-cell office:value-type="float" office:value="0.1742506" calcext:value-type="float">
            <text:p>0.1742506</text:p>
          </table:table-cell>
          <table:table-cell office:value-type="float" office:value="0.2874563" calcext:value-type="float">
            <text:p>0.2874563</text:p>
          </table:table-cell>
          <table:table-cell office:value-type="float" office:value="0.2930261" calcext:value-type="float">
            <text:p>0.2930261</text:p>
          </table:table-cell>
          <table:table-cell office:value-type="float" office:value="0.2974364" calcext:value-type="float">
            <text:p>0.2974364</text:p>
          </table:table-cell>
          <table:table-cell office:value-type="float" office:value="0.299805" calcext:value-type="float">
            <text:p>0.299805</text:p>
          </table:table-cell>
          <table:table-cell office:value-type="float" office:value="0.301698" calcext:value-type="float">
            <text:p>0.301698</text:p>
          </table:table-cell>
          <table:table-cell office:value-type="float" office:value="0.3498577" calcext:value-type="float">
            <text:p>0.3498577</text:p>
          </table:table-cell>
          <table:table-cell office:value-type="float" office:value="0.3606808" calcext:value-type="float">
            <text:p>0.3606808</text:p>
          </table:table-cell>
          <table:table-cell office:value-type="float" office:value="0.3877102" calcext:value-type="float">
            <text:p>0.3877102</text:p>
          </table:table-cell>
          <table:table-cell office:value-type="float" office:value="0.4139464" calcext:value-type="float">
            <text:p>0.4139464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6432E-015" calcext:value-type="float">
            <text:p>1.946432E-15</text:p>
          </table:table-cell>
          <table:table-cell office:value-type="float" office:value="1.9221E-015" calcext:value-type="float">
            <text:p>1.9221E-15</text:p>
          </table:table-cell>
          <table:table-cell office:value-type="float" office:value="1.970388E-015" calcext:value-type="float">
            <text:p>1.970388E-15</text:p>
          </table:table-cell>
          <table:table-cell office:value-type="float" office:value="1.973747E-015" calcext:value-type="float">
            <text:p>1.973747E-15</text:p>
          </table:table-cell>
          <table:table-cell office:value-type="float" office:value="9.498691E-016" calcext:value-type="float">
            <text:p>9.498691E-16</text:p>
          </table:table-cell>
          <table:table-cell office:value-type="float" office:value="9.393018E-016" calcext:value-type="float">
            <text:p>9.39301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693233" calcext:value-type="float">
            <text:p>-0.5693233</text:p>
          </table:table-cell>
          <table:table-cell office:value-type="float" office:value="-0.02561997" calcext:value-type="float">
            <text:p>-0.02561997</text:p>
          </table:table-cell>
          <table:table-cell office:value-type="float" office:value="-0.0224178" calcext:value-type="float">
            <text:p>-0.0224178</text:p>
          </table:table-cell>
          <table:table-cell office:value-type="float" office:value="-0.02024556" calcext:value-type="float">
            <text:p>-0.02024556</text:p>
          </table:table-cell>
          <table:table-cell office:value-type="float" office:value="-0.01917374" calcext:value-type="float">
            <text:p>-0.01917374</text:p>
          </table:table-cell>
          <table:table-cell office:value-type="float" office:value="-0.01835448" calcext:value-type="float">
            <text:p>-0.01835448</text:p>
          </table:table-cell>
          <table:table-cell office:value-type="float" office:value="-0.01705736" calcext:value-type="float">
            <text:p>-0.01705736</text:p>
          </table:table-cell>
          <table:table-cell office:value-type="float" office:value="-0.01405273" calcext:value-type="float">
            <text:p>-0.01405273</text:p>
          </table:table-cell>
          <table:table-cell office:value-type="float" office:value="-0.007036643" calcext:value-type="float">
            <text:p>-0.007036643</text:p>
          </table:table-cell>
          <table:table-cell office:value-type="float" office:value="-0.003763675" calcext:value-type="float">
            <text:p>-0.003763675</text:p>
          </table:table-cell>
          <table:table-cell office:value-type="float" office:value="872.064" calcext:value-type="float">
            <text:p>872.064</text:p>
          </table:table-cell>
          <table:table-cell office:value-type="float" office:value="0" calcext:value-type="float">
            <text:p>0</text:p>
          </table:table-cell>
          <table:table-cell office:value-type="float" office:value="-0.5580456" calcext:value-type="float">
            <text:p>-0.5580456</text:p>
          </table:table-cell>
          <table:table-cell office:value-type="float" office:value="0.002045125" calcext:value-type="float">
            <text:p>0.002045125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9052004" calcext:value-type="float">
            <text:p>29052004</text:p>
          </table:table-cell>
          <table:table-cell office:value-type="float" office:value="354.2993" calcext:value-type="float">
            <text:p>354.2993</text:p>
          </table:table-cell>
          <table:table-cell office:value-type="float" office:value="23.07767" calcext:value-type="float">
            <text:p>23.07767</text:p>
          </table:table-cell>
          <table:table-cell office:value-type="float" office:value="0" calcext:value-type="float">
            <text:p>0</text:p>
          </table:table-cell>
          <table:table-cell office:value-type="float" office:value="1253.745" calcext:value-type="float">
            <text:p>1253.745</text:p>
          </table:table-cell>
          <table:table-cell office:value-type="float" office:value="394.9778" calcext:value-type="float">
            <text:p>394.9778</text:p>
          </table:table-cell>
          <table:table-cell office:value-type="float" office:value="0" calcext:value-type="float">
            <text:p>0</text:p>
          </table:table-cell>
          <table:table-cell office:value-type="float" office:value="0.07710057" calcext:value-type="float">
            <text:p>0.07710057</text:p>
          </table:table-cell>
          <table:table-cell office:value-type="float" office:value="0.2915044" calcext:value-type="float">
            <text:p>0.2915044</text:p>
          </table:table-cell>
          <table:table-cell office:value-type="float" office:value="0.2925714" calcext:value-type="float">
            <text:p>0.2925714</text:p>
          </table:table-cell>
          <table:table-cell office:value-type="float" office:value="0.2957133" calcext:value-type="float">
            <text:p>0.2957133</text:p>
          </table:table-cell>
          <table:table-cell office:value-type="float" office:value="0.298766" calcext:value-type="float">
            <text:p>0.298766</text:p>
          </table:table-cell>
          <table:table-cell office:value-type="float" office:value="0.3012956" calcext:value-type="float">
            <text:p>0.3012956</text:p>
          </table:table-cell>
          <table:table-cell office:value-type="float" office:value="0.3498386" calcext:value-type="float">
            <text:p>0.3498386</text:p>
          </table:table-cell>
          <table:table-cell office:value-type="float" office:value="0.3607071" calcext:value-type="float">
            <text:p>0.3607071</text:p>
          </table:table-cell>
          <table:table-cell office:value-type="float" office:value="0.3877032" calcext:value-type="float">
            <text:p>0.3877032</text:p>
          </table:table-cell>
          <table:table-cell office:value-type="float" office:value="0.4139464" calcext:value-type="float">
            <text:p>0.4139464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6842E-015" calcext:value-type="float">
            <text:p>1.946842E-15</text:p>
          </table:table-cell>
          <table:table-cell office:value-type="float" office:value="1.922069E-015" calcext:value-type="float">
            <text:p>1.922069E-15</text:p>
          </table:table-cell>
          <table:table-cell office:value-type="float" office:value="1.970358E-015" calcext:value-type="float">
            <text:p>1.970358E-15</text:p>
          </table:table-cell>
          <table:table-cell office:value-type="float" office:value="1.973719E-015" calcext:value-type="float">
            <text:p>1.973719E-15</text:p>
          </table:table-cell>
          <table:table-cell office:value-type="float" office:value="9.498701E-016" calcext:value-type="float">
            <text:p>9.498701E-16</text:p>
          </table:table-cell>
          <table:table-cell office:value-type="float" office:value="9.392851E-016" calcext:value-type="float">
            <text:p>9.392851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4.47903" calcext:value-type="float">
            <text:p>-84.47903</text:p>
          </table:table-cell>
          <table:table-cell office:value-type="float" office:value="-0.02327785" calcext:value-type="float">
            <text:p>-0.02327785</text:p>
          </table:table-cell>
          <table:table-cell office:value-type="float" office:value="-0.02270095" calcext:value-type="float">
            <text:p>-0.02270095</text:p>
          </table:table-cell>
          <table:table-cell office:value-type="float" office:value="-0.02108916" calcext:value-type="float">
            <text:p>-0.02108916</text:p>
          </table:table-cell>
          <table:table-cell office:value-type="float" office:value="-0.01964008" calcext:value-type="float">
            <text:p>-0.01964008</text:p>
          </table:table-cell>
          <table:table-cell office:value-type="float" office:value="-0.01852248" calcext:value-type="float">
            <text:p>-0.01852248</text:p>
          </table:table-cell>
          <table:table-cell office:value-type="float" office:value="-0.01706541" calcext:value-type="float">
            <text:p>-0.01706541</text:p>
          </table:table-cell>
          <table:table-cell office:value-type="float" office:value="-0.01404289" calcext:value-type="float">
            <text:p>-0.01404289</text:p>
          </table:table-cell>
          <table:table-cell office:value-type="float" office:value="-0.007037885" calcext:value-type="float">
            <text:p>-0.007037885</text:p>
          </table:table-cell>
          <table:table-cell office:value-type="float" office:value="-0.003763675" calcext:value-type="float">
            <text:p>-0.003763675</text:p>
          </table:table-cell>
          <table:table-cell office:value-type="float" office:value="875.5773" calcext:value-type="float">
            <text:p>875.5773</text:p>
          </table:table-cell>
          <table:table-cell office:value-type="float" office:value="0" calcext:value-type="float">
            <text:p>0</text:p>
          </table:table-cell>
          <table:table-cell office:value-type="float" office:value="-40.65638" calcext:value-type="float">
            <text:p>-40.65638</text:p>
          </table:table-cell>
          <table:table-cell office:value-type="float" office:value="0.002035259" calcext:value-type="float">
            <text:p>0.002035259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0052004" calcext:value-type="float">
            <text:p>30052004</text:p>
          </table:table-cell>
          <table:table-cell office:value-type="float" office:value="368.6993" calcext:value-type="float">
            <text:p>368.6993</text:p>
          </table:table-cell>
          <table:table-cell office:value-type="float" office:value="25.30743" calcext:value-type="float">
            <text:p>25.30743</text:p>
          </table:table-cell>
          <table:table-cell office:value-type="float" office:value="0" calcext:value-type="float">
            <text:p>0</text:p>
          </table:table-cell>
          <table:table-cell office:value-type="float" office:value="1264.248" calcext:value-type="float">
            <text:p>1264.248</text:p>
          </table:table-cell>
          <table:table-cell office:value-type="float" office:value="396.644" calcext:value-type="float">
            <text:p>396.644</text:p>
          </table:table-cell>
          <table:table-cell office:value-type="float" office:value="0" calcext:value-type="float">
            <text:p>0</text:p>
          </table:table-cell>
          <table:table-cell office:value-type="float" office:value="0.3369256" calcext:value-type="float">
            <text:p>0.3369256</text:p>
          </table:table-cell>
          <table:table-cell office:value-type="float" office:value="0.3382102" calcext:value-type="float">
            <text:p>0.3382102</text:p>
          </table:table-cell>
          <table:table-cell office:value-type="float" office:value="0.3398783" calcext:value-type="float">
            <text:p>0.3398783</text:p>
          </table:table-cell>
          <table:table-cell office:value-type="float" office:value="0.3344215" calcext:value-type="float">
            <text:p>0.3344215</text:p>
          </table:table-cell>
          <table:table-cell office:value-type="float" office:value="0.3203235" calcext:value-type="float">
            <text:p>0.3203235</text:p>
          </table:table-cell>
          <table:table-cell office:value-type="float" office:value="0.3135235" calcext:value-type="float">
            <text:p>0.3135235</text:p>
          </table:table-cell>
          <table:table-cell office:value-type="float" office:value="0.3630319" calcext:value-type="float">
            <text:p>0.3630319</text:p>
          </table:table-cell>
          <table:table-cell office:value-type="float" office:value="0.3613689" calcext:value-type="float">
            <text:p>0.3613689</text:p>
          </table:table-cell>
          <table:table-cell office:value-type="float" office:value="0.3874006" calcext:value-type="float">
            <text:p>0.3874006</text:p>
          </table:table-cell>
          <table:table-cell office:value-type="float" office:value="0.4136137" calcext:value-type="float">
            <text:p>0.4136137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719E-015" calcext:value-type="float">
            <text:p>1.94719E-15</text:p>
          </table:table-cell>
          <table:table-cell office:value-type="float" office:value="1.922051E-015" calcext:value-type="float">
            <text:p>1.922051E-15</text:p>
          </table:table-cell>
          <table:table-cell office:value-type="float" office:value="1.970332E-015" calcext:value-type="float">
            <text:p>1.970332E-15</text:p>
          </table:table-cell>
          <table:table-cell office:value-type="float" office:value="1.973693E-015" calcext:value-type="float">
            <text:p>1.973693E-15</text:p>
          </table:table-cell>
          <table:table-cell office:value-type="float" office:value="9.49873E-016" calcext:value-type="float">
            <text:p>9.49873E-16</text:p>
          </table:table-cell>
          <table:table-cell office:value-type="float" office:value="9.39269E-016" calcext:value-type="float">
            <text:p>9.39269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8406105" calcext:value-type="float">
            <text:p>-0.008406105</text:p>
          </table:table-cell>
          <table:table-cell office:value-type="float" office:value="-0.00818538" calcext:value-type="float">
            <text:p>-0.00818538</text:p>
          </table:table-cell>
          <table:table-cell office:value-type="float" office:value="-0.007931015" calcext:value-type="float">
            <text:p>-0.007931015</text:p>
          </table:table-cell>
          <table:table-cell office:value-type="float" office:value="-0.008927993" calcext:value-type="float">
            <text:p>-0.008927993</text:p>
          </table:table-cell>
          <table:table-cell office:value-type="float" office:value="-0.01218116" calcext:value-type="float">
            <text:p>-0.01218116</text:p>
          </table:table-cell>
          <table:table-cell office:value-type="float" office:value="-0.01412476" calcext:value-type="float">
            <text:p>-0.01412476</text:p>
          </table:table-cell>
          <table:table-cell office:value-type="float" office:value="-0.01192082" calcext:value-type="float">
            <text:p>-0.01192082</text:p>
          </table:table-cell>
          <table:table-cell office:value-type="float" office:value="-0.01380143" calcext:value-type="float">
            <text:p>-0.01380143</text:p>
          </table:table-cell>
          <table:table-cell office:value-type="float" office:value="-0.007090987" calcext:value-type="float">
            <text:p>-0.007090987</text:p>
          </table:table-cell>
          <table:table-cell office:value-type="float" office:value="-0.003793115" calcext:value-type="float">
            <text:p>-0.003793115</text:p>
          </table:table-cell>
          <table:table-cell office:value-type="float" office:value="881.2527" calcext:value-type="float">
            <text:p>881.2527</text:p>
          </table:table-cell>
          <table:table-cell office:value-type="float" office:value="0" calcext:value-type="float">
            <text:p>0</text:p>
          </table:table-cell>
          <table:table-cell office:value-type="float" office:value="-0.008467725" calcext:value-type="float">
            <text:p>-0.008467725</text:p>
          </table:table-cell>
          <table:table-cell office:value-type="float" office:value="0.00200387" calcext:value-type="float">
            <text:p>0.00200387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30078" calcext:value-type="float">
            <text:p>-1.23007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1052004" calcext:value-type="float">
            <text:p>31052004</text:p>
          </table:table-cell>
          <table:table-cell office:value-type="float" office:value="368.6993" calcext:value-type="float">
            <text:p>368.6993</text:p>
          </table:table-cell>
          <table:table-cell office:value-type="float" office:value="29.32911" calcext:value-type="float">
            <text:p>29.32911</text:p>
          </table:table-cell>
          <table:table-cell office:value-type="float" office:value="0" calcext:value-type="float">
            <text:p>0</text:p>
          </table:table-cell>
          <table:table-cell office:value-type="float" office:value="1257.993" calcext:value-type="float">
            <text:p>1257.993</text:p>
          </table:table-cell>
          <table:table-cell office:value-type="float" office:value="398.879" calcext:value-type="float">
            <text:p>398.879</text:p>
          </table:table-cell>
          <table:table-cell office:value-type="float" office:value="0" calcext:value-type="float">
            <text:p>0</text:p>
          </table:table-cell>
          <table:table-cell office:value-type="float" office:value="0.0828138" calcext:value-type="float">
            <text:p>0.0828138</text:p>
          </table:table-cell>
          <table:table-cell office:value-type="float" office:value="0.3068842" calcext:value-type="float">
            <text:p>0.3068842</text:p>
          </table:table-cell>
          <table:table-cell office:value-type="float" office:value="0.3083104" calcext:value-type="float">
            <text:p>0.3083104</text:p>
          </table:table-cell>
          <table:table-cell office:value-type="float" office:value="0.3114729" calcext:value-type="float">
            <text:p>0.3114729</text:p>
          </table:table-cell>
          <table:table-cell office:value-type="float" office:value="0.3135516" calcext:value-type="float">
            <text:p>0.3135516</text:p>
          </table:table-cell>
          <table:table-cell office:value-type="float" office:value="0.3149206" calcext:value-type="float">
            <text:p>0.3149206</text:p>
          </table:table-cell>
          <table:table-cell office:value-type="float" office:value="0.3597392" calcext:value-type="float">
            <text:p>0.3597392</text:p>
          </table:table-cell>
          <table:table-cell office:value-type="float" office:value="0.3620588" calcext:value-type="float">
            <text:p>0.3620588</text:p>
          </table:table-cell>
          <table:table-cell office:value-type="float" office:value="0.3875256" calcext:value-type="float">
            <text:p>0.3875256</text:p>
          </table:table-cell>
          <table:table-cell office:value-type="float" office:value="0.4139464" calcext:value-type="float">
            <text:p>0.4139464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7513E-015" calcext:value-type="float">
            <text:p>1.947513E-15</text:p>
          </table:table-cell>
          <table:table-cell office:value-type="float" office:value="1.922034E-015" calcext:value-type="float">
            <text:p>1.922034E-15</text:p>
          </table:table-cell>
          <table:table-cell office:value-type="float" office:value="1.970315E-015" calcext:value-type="float">
            <text:p>1.970315E-15</text:p>
          </table:table-cell>
          <table:table-cell office:value-type="float" office:value="1.973666E-015" calcext:value-type="float">
            <text:p>1.973666E-15</text:p>
          </table:table-cell>
          <table:table-cell office:value-type="float" office:value="9.498644E-016" calcext:value-type="float">
            <text:p>9.498644E-16</text:p>
          </table:table-cell>
          <table:table-cell office:value-type="float" office:value="9.392655E-016" calcext:value-type="float">
            <text:p>9.392655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.10493" calcext:value-type="float">
            <text:p>-54.10493</text:p>
          </table:table-cell>
          <table:table-cell office:value-type="float" office:value="-0.01626657" calcext:value-type="float">
            <text:p>-0.01626657</text:p>
          </table:table-cell>
          <table:table-cell office:value-type="float" office:value="-0.01575688" calcext:value-type="float">
            <text:p>-0.01575688</text:p>
          </table:table-cell>
          <table:table-cell office:value-type="float" office:value="-0.01468771" calcext:value-type="float">
            <text:p>-0.01468771</text:p>
          </table:table-cell>
          <table:table-cell office:value-type="float" office:value="-0.01402971" calcext:value-type="float">
            <text:p>-0.01402971</text:p>
          </table:table-cell>
          <table:table-cell office:value-type="float" office:value="-0.01361499" calcext:value-type="float">
            <text:p>-0.01361499</text:p>
          </table:table-cell>
          <table:table-cell office:value-type="float" office:value="-0.0130318" calcext:value-type="float">
            <text:p>-0.0130318</text:p>
          </table:table-cell>
          <table:table-cell office:value-type="float" office:value="-0.01354913" calcext:value-type="float">
            <text:p>-0.01354913</text:p>
          </table:table-cell>
          <table:table-cell office:value-type="float" office:value="-0.007069097" calcext:value-type="float">
            <text:p>-0.007069097</text:p>
          </table:table-cell>
          <table:table-cell office:value-type="float" office:value="-0.00376369" calcext:value-type="float">
            <text:p>-0.00376369</text:p>
          </table:table-cell>
          <table:table-cell office:value-type="float" office:value="887.2509" calcext:value-type="float">
            <text:p>887.2509</text:p>
          </table:table-cell>
          <table:table-cell office:value-type="float" office:value="0" calcext:value-type="float">
            <text:p>0</text:p>
          </table:table-cell>
          <table:table-cell office:value-type="float" office:value="-23.24042" calcext:value-type="float">
            <text:p>-23.24042</text:p>
          </table:table-cell>
          <table:table-cell office:value-type="float" office:value="0.00197499" calcext:value-type="float">
            <text:p>0.00197499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62004" calcext:value-type="float">
            <text:p>1062004</text:p>
          </table:table-cell>
          <table:table-cell office:value-type="float" office:value="372.7168" calcext:value-type="float">
            <text:p>372.7168</text:p>
          </table:table-cell>
          <table:table-cell office:value-type="float" office:value="29.93162" calcext:value-type="float">
            <text:p>29.93162</text:p>
          </table:table-cell>
          <table:table-cell office:value-type="float" office:value="0" calcext:value-type="float">
            <text:p>0</text:p>
          </table:table-cell>
          <table:table-cell office:value-type="float" office:value="1260.101" calcext:value-type="float">
            <text:p>1260.101</text:p>
          </table:table-cell>
          <table:table-cell office:value-type="float" office:value="400.1832" calcext:value-type="float">
            <text:p>400.1832</text:p>
          </table:table-cell>
          <table:table-cell office:value-type="float" office:value="0" calcext:value-type="float">
            <text:p>0</text:p>
          </table:table-cell>
          <table:table-cell office:value-type="float" office:value="0.3187909" calcext:value-type="float">
            <text:p>0.3187909</text:p>
          </table:table-cell>
          <table:table-cell office:value-type="float" office:value="0.3183294" calcext:value-type="float">
            <text:p>0.3183294</text:p>
          </table:table-cell>
          <table:table-cell office:value-type="float" office:value="0.3109662" calcext:value-type="float">
            <text:p>0.3109662</text:p>
          </table:table-cell>
          <table:table-cell office:value-type="float" office:value="0.3070499" calcext:value-type="float">
            <text:p>0.3070499</text:p>
          </table:table-cell>
          <table:table-cell office:value-type="float" office:value="0.3078305" calcext:value-type="float">
            <text:p>0.3078305</text:p>
          </table:table-cell>
          <table:table-cell office:value-type="float" office:value="0.3096502" calcext:value-type="float">
            <text:p>0.3096502</text:p>
          </table:table-cell>
          <table:table-cell office:value-type="float" office:value="0.3570594" calcext:value-type="float">
            <text:p>0.3570594</text:p>
          </table:table-cell>
          <table:table-cell office:value-type="float" office:value="0.3623581" calcext:value-type="float">
            <text:p>0.3623581</text:p>
          </table:table-cell>
          <table:table-cell office:value-type="float" office:value="0.3876354" calcext:value-type="float">
            <text:p>0.3876354</text:p>
          </table:table-cell>
          <table:table-cell office:value-type="float" office:value="0.4139463" calcext:value-type="float">
            <text:p>0.4139463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7837E-015" calcext:value-type="float">
            <text:p>1.947837E-15</text:p>
          </table:table-cell>
          <table:table-cell office:value-type="float" office:value="1.922013E-015" calcext:value-type="float">
            <text:p>1.922013E-15</text:p>
          </table:table-cell>
          <table:table-cell office:value-type="float" office:value="1.970293E-015" calcext:value-type="float">
            <text:p>1.970293E-15</text:p>
          </table:table-cell>
          <table:table-cell office:value-type="float" office:value="1.973644E-015" calcext:value-type="float">
            <text:p>1.973644E-15</text:p>
          </table:table-cell>
          <table:table-cell office:value-type="float" office:value="9.49851E-016" calcext:value-type="float">
            <text:p>9.49851E-16</text:p>
          </table:table-cell>
          <table:table-cell office:value-type="float" office:value="9.392655E-016" calcext:value-type="float">
            <text:p>9.392655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223178" calcext:value-type="float">
            <text:p>-0.01223178</text:p>
          </table:table-cell>
          <table:table-cell office:value-type="float" office:value="-0.01238668" calcext:value-type="float">
            <text:p>-0.01238668</text:p>
          </table:table-cell>
          <table:table-cell office:value-type="float" office:value="-0.01489816" calcext:value-type="float">
            <text:p>-0.01489816</text:p>
          </table:table-cell>
          <table:table-cell office:value-type="float" office:value="-0.01627388" calcext:value-type="float">
            <text:p>-0.01627388</text:p>
          </table:table-cell>
          <table:table-cell office:value-type="float" office:value="-0.01596391" calcext:value-type="float">
            <text:p>-0.01596391</text:p>
          </table:table-cell>
          <table:table-cell office:value-type="float" office:value="-0.01531589" calcext:value-type="float">
            <text:p>-0.01531589</text:p>
          </table:table-cell>
          <table:table-cell office:value-type="float" office:value="-0.01400486" calcext:value-type="float">
            <text:p>-0.01400486</text:p>
          </table:table-cell>
          <table:table-cell office:value-type="float" office:value="-0.01344085" calcext:value-type="float">
            <text:p>-0.01344085</text:p>
          </table:table-cell>
          <table:table-cell office:value-type="float" office:value="-0.007049896" calcext:value-type="float">
            <text:p>-0.007049896</text:p>
          </table:table-cell>
          <table:table-cell office:value-type="float" office:value="-0.003763681" calcext:value-type="float">
            <text:p>-0.003763681</text:p>
          </table:table-cell>
          <table:table-cell office:value-type="float" office:value="892.1362" calcext:value-type="float">
            <text:p>892.1362</text:p>
          </table:table-cell>
          <table:table-cell office:value-type="float" office:value="0" calcext:value-type="float">
            <text:p>0</text:p>
          </table:table-cell>
          <table:table-cell office:value-type="float" office:value="-0.01207632" calcext:value-type="float">
            <text:p>-0.01207632</text:p>
          </table:table-cell>
          <table:table-cell office:value-type="float" office:value="0.001959411" calcext:value-type="float">
            <text:p>0.001959411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62004" calcext:value-type="float">
            <text:p>2062004</text:p>
          </table:table-cell>
          <table:table-cell office:value-type="float" office:value="375.1169" calcext:value-type="float">
            <text:p>375.1169</text:p>
          </table:table-cell>
          <table:table-cell office:value-type="float" office:value="33.31997" calcext:value-type="float">
            <text:p>33.31997</text:p>
          </table:table-cell>
          <table:table-cell office:value-type="float" office:value="0" calcext:value-type="float">
            <text:p>0</text:p>
          </table:table-cell>
          <table:table-cell office:value-type="float" office:value="1258.105" calcext:value-type="float">
            <text:p>1258.105</text:p>
          </table:table-cell>
          <table:table-cell office:value-type="float" office:value="401.1912" calcext:value-type="float">
            <text:p>401.1912</text:p>
          </table:table-cell>
          <table:table-cell office:value-type="float" office:value="0" calcext:value-type="float">
            <text:p>0</text:p>
          </table:table-cell>
          <table:table-cell office:value-type="float" office:value="0.2816887" calcext:value-type="float">
            <text:p>0.2816887</text:p>
          </table:table-cell>
          <table:table-cell office:value-type="float" office:value="0.2869482" calcext:value-type="float">
            <text:p>0.2869482</text:p>
          </table:table-cell>
          <table:table-cell office:value-type="float" office:value="0.2979671" calcext:value-type="float">
            <text:p>0.2979671</text:p>
          </table:table-cell>
          <table:table-cell office:value-type="float" office:value="0.3042614" calcext:value-type="float">
            <text:p>0.3042614</text:p>
          </table:table-cell>
          <table:table-cell office:value-type="float" office:value="0.3061499" calcext:value-type="float">
            <text:p>0.3061499</text:p>
          </table:table-cell>
          <table:table-cell office:value-type="float" office:value="0.3076463" calcext:value-type="float">
            <text:p>0.3076463</text:p>
          </table:table-cell>
          <table:table-cell office:value-type="float" office:value="0.3549868" calcext:value-type="float">
            <text:p>0.3549868</text:p>
          </table:table-cell>
          <table:table-cell office:value-type="float" office:value="0.3623999" calcext:value-type="float">
            <text:p>0.3623999</text:p>
          </table:table-cell>
          <table:table-cell office:value-type="float" office:value="0.3877285" calcext:value-type="float">
            <text:p>0.3877285</text:p>
          </table:table-cell>
          <table:table-cell office:value-type="float" office:value="0.4139464" calcext:value-type="float">
            <text:p>0.4139464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119E-015" calcext:value-type="float">
            <text:p>1.948119E-15</text:p>
          </table:table-cell>
          <table:table-cell office:value-type="float" office:value="1.921999E-015" calcext:value-type="float">
            <text:p>1.921999E-15</text:p>
          </table:table-cell>
          <table:table-cell office:value-type="float" office:value="1.970274E-015" calcext:value-type="float">
            <text:p>1.970274E-15</text:p>
          </table:table-cell>
          <table:table-cell office:value-type="float" office:value="1.973626E-015" calcext:value-type="float">
            <text:p>1.973626E-15</text:p>
          </table:table-cell>
          <table:table-cell office:value-type="float" office:value="9.49838E-016" calcext:value-type="float">
            <text:p>9.49838E-16</text:p>
          </table:table-cell>
          <table:table-cell office:value-type="float" office:value="9.392655E-016" calcext:value-type="float">
            <text:p>9.392655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980845" calcext:value-type="float">
            <text:p>-0.02980845</text:p>
          </table:table-cell>
          <table:table-cell office:value-type="float" office:value="-0.02606595" calcext:value-type="float">
            <text:p>-0.02606595</text:p>
          </table:table-cell>
          <table:table-cell office:value-type="float" office:value="-0.01991206" calcext:value-type="float">
            <text:p>-0.01991206</text:p>
          </table:table-cell>
          <table:table-cell office:value-type="float" office:value="-0.01727598" calcext:value-type="float">
            <text:p>-0.01727598</text:p>
          </table:table-cell>
          <table:table-cell office:value-type="float" office:value="-0.01657488" calcext:value-type="float">
            <text:p>-0.01657488</text:p>
          </table:table-cell>
          <table:table-cell office:value-type="float" office:value="-0.01602624" calcext:value-type="float">
            <text:p>-0.01602624</text:p>
          </table:table-cell>
          <table:table-cell office:value-type="float" office:value="-0.01481733" calcext:value-type="float">
            <text:p>-0.01481733</text:p>
          </table:table-cell>
          <table:table-cell office:value-type="float" office:value="-0.01342519" calcext:value-type="float">
            <text:p>-0.01342519</text:p>
          </table:table-cell>
          <table:table-cell office:value-type="float" office:value="-0.007033654" calcext:value-type="float">
            <text:p>-0.007033654</text:p>
          </table:table-cell>
          <table:table-cell office:value-type="float" office:value="-0.003763675" calcext:value-type="float">
            <text:p>-0.003763675</text:p>
          </table:table-cell>
          <table:table-cell office:value-type="float" office:value="896.7222" calcext:value-type="float">
            <text:p>896.7222</text:p>
          </table:table-cell>
          <table:table-cell office:value-type="float" office:value="0" calcext:value-type="float">
            <text:p>0</text:p>
          </table:table-cell>
          <table:table-cell office:value-type="float" office:value="-0.03071824" calcext:value-type="float">
            <text:p>-0.03071824</text:p>
          </table:table-cell>
          <table:table-cell office:value-type="float" office:value="0.001913034" calcext:value-type="float">
            <text:p>0.001913034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509" calcext:value-type="float">
            <text:p>-1.22850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062004" calcext:value-type="float">
            <text:p>3062004</text:p>
          </table:table-cell>
          <table:table-cell office:value-type="float" office:value="375.1169" calcext:value-type="float">
            <text:p>375.1169</text:p>
          </table:table-cell>
          <table:table-cell office:value-type="float" office:value="36.1529" calcext:value-type="float">
            <text:p>36.1529</text:p>
          </table:table-cell>
          <table:table-cell office:value-type="float" office:value="0" calcext:value-type="float">
            <text:p>0</text:p>
          </table:table-cell>
          <table:table-cell office:value-type="float" office:value="1255.018" calcext:value-type="float">
            <text:p>1255.018</text:p>
          </table:table-cell>
          <table:table-cell office:value-type="float" office:value="401.4443" calcext:value-type="float">
            <text:p>401.4443</text:p>
          </table:table-cell>
          <table:table-cell office:value-type="float" office:value="0" calcext:value-type="float">
            <text:p>0</text:p>
          </table:table-cell>
          <table:table-cell office:value-type="float" office:value="0.08235267" calcext:value-type="float">
            <text:p>0.08235267</text:p>
          </table:table-cell>
          <table:table-cell office:value-type="float" office:value="0.2916424" calcext:value-type="float">
            <text:p>0.2916424</text:p>
          </table:table-cell>
          <table:table-cell office:value-type="float" office:value="0.2933303" calcext:value-type="float">
            <text:p>0.2933303</text:p>
          </table:table-cell>
          <table:table-cell office:value-type="float" office:value="0.2988484" calcext:value-type="float">
            <text:p>0.2988484</text:p>
          </table:table-cell>
          <table:table-cell office:value-type="float" office:value="0.3028001" calcext:value-type="float">
            <text:p>0.3028001</text:p>
          </table:table-cell>
          <table:table-cell office:value-type="float" office:value="0.3054038" calcext:value-type="float">
            <text:p>0.3054038</text:p>
          </table:table-cell>
          <table:table-cell office:value-type="float" office:value="0.3533698" calcext:value-type="float">
            <text:p>0.3533698</text:p>
          </table:table-cell>
          <table:table-cell office:value-type="float" office:value="0.3622941" calcext:value-type="float">
            <text:p>0.3622941</text:p>
          </table:table-cell>
          <table:table-cell office:value-type="float" office:value="0.3877991" calcext:value-type="float">
            <text:p>0.3877991</text:p>
          </table:table-cell>
          <table:table-cell office:value-type="float" office:value="0.4139466" calcext:value-type="float">
            <text:p>0.4139466</text:p>
          </table:table-cell>
          <table:table-cell office:value-type="float" office:value="0.5107091" calcext:value-type="float">
            <text:p>0.510709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382E-015" calcext:value-type="float">
            <text:p>1.948382E-15</text:p>
          </table:table-cell>
          <table:table-cell office:value-type="float" office:value="1.921986E-015" calcext:value-type="float">
            <text:p>1.921986E-15</text:p>
          </table:table-cell>
          <table:table-cell office:value-type="float" office:value="1.97026E-015" calcext:value-type="float">
            <text:p>1.97026E-15</text:p>
          </table:table-cell>
          <table:table-cell office:value-type="float" office:value="1.973608E-015" calcext:value-type="float">
            <text:p>1.973608E-15</text:p>
          </table:table-cell>
          <table:table-cell office:value-type="float" office:value="9.498258E-016" calcext:value-type="float">
            <text:p>9.498258E-16</text:p>
          </table:table-cell>
          <table:table-cell office:value-type="float" office:value="9.392655E-016" calcext:value-type="float">
            <text:p>9.392655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6.9587" calcext:value-type="float">
            <text:p>-56.9587</text:p>
          </table:table-cell>
          <table:table-cell office:value-type="float" office:value="-0.02322224" calcext:value-type="float">
            <text:p>-0.02322224</text:p>
          </table:table-cell>
          <table:table-cell office:value-type="float" office:value="-0.02230605" calcext:value-type="float">
            <text:p>-0.02230605</text:p>
          </table:table-cell>
          <table:table-cell office:value-type="float" office:value="-0.01959649" calcext:value-type="float">
            <text:p>-0.01959649</text:p>
          </table:table-cell>
          <table:table-cell office:value-type="float" office:value="-0.01789252" calcext:value-type="float">
            <text:p>-0.01789252</text:p>
          </table:table-cell>
          <table:table-cell office:value-type="float" office:value="-0.01685854" calcext:value-type="float">
            <text:p>-0.01685854</text:p>
          </table:table-cell>
          <table:table-cell office:value-type="float" office:value="-0.0154855" calcext:value-type="float">
            <text:p>-0.0154855</text:p>
          </table:table-cell>
          <table:table-cell office:value-type="float" office:value="-0.01346253" calcext:value-type="float">
            <text:p>-0.01346253</text:p>
          </table:table-cell>
          <table:table-cell office:value-type="float" office:value="-0.007021329" calcext:value-type="float">
            <text:p>-0.007021329</text:p>
          </table:table-cell>
          <table:table-cell office:value-type="float" office:value="-0.003763665" calcext:value-type="float">
            <text:p>-0.003763665</text:p>
          </table:table-cell>
          <table:table-cell office:value-type="float" office:value="900.5571" calcext:value-type="float">
            <text:p>900.5571</text:p>
          </table:table-cell>
          <table:table-cell office:value-type="float" office:value="0" calcext:value-type="float">
            <text:p>0</text:p>
          </table:table-cell>
          <table:table-cell office:value-type="float" office:value="-16.51385" calcext:value-type="float">
            <text:p>-16.51385</text:p>
          </table:table-cell>
          <table:table-cell office:value-type="float" office:value="0.001885507" calcext:value-type="float">
            <text:p>0.001885507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509" calcext:value-type="float">
            <text:p>-1.22850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062004" calcext:value-type="float">
            <text:p>4062004</text:p>
          </table:table-cell>
          <table:table-cell office:value-type="float" office:value="375.1169" calcext:value-type="float">
            <text:p>375.1169</text:p>
          </table:table-cell>
          <table:table-cell office:value-type="float" office:value="36.22736" calcext:value-type="float">
            <text:p>36.22736</text:p>
          </table:table-cell>
          <table:table-cell office:value-type="float" office:value="0" calcext:value-type="float">
            <text:p>0</text:p>
          </table:table-cell>
          <table:table-cell office:value-type="float" office:value="1254.879" calcext:value-type="float">
            <text:p>1254.879</text:p>
          </table:table-cell>
          <table:table-cell office:value-type="float" office:value="401.5075" calcext:value-type="float">
            <text:p>401.5075</text:p>
          </table:table-cell>
          <table:table-cell office:value-type="float" office:value="0" calcext:value-type="float">
            <text:p>0</text:p>
          </table:table-cell>
          <table:table-cell office:value-type="float" office:value="0.0771347" calcext:value-type="float">
            <text:p>0.0771347</text:p>
          </table:table-cell>
          <table:table-cell office:value-type="float" office:value="0.2949622" calcext:value-type="float">
            <text:p>0.2949622</text:p>
          </table:table-cell>
          <table:table-cell office:value-type="float" office:value="0.2959381" calcext:value-type="float">
            <text:p>0.2959381</text:p>
          </table:table-cell>
          <table:table-cell office:value-type="float" office:value="0.2985883" calcext:value-type="float">
            <text:p>0.2985883</text:p>
          </table:table-cell>
          <table:table-cell office:value-type="float" office:value="0.3014722" calcext:value-type="float">
            <text:p>0.3014722</text:p>
          </table:table-cell>
          <table:table-cell office:value-type="float" office:value="0.3039375" calcext:value-type="float">
            <text:p>0.3039375</text:p>
          </table:table-cell>
          <table:table-cell office:value-type="float" office:value="0.3522641" calcext:value-type="float">
            <text:p>0.3522641</text:p>
          </table:table-cell>
          <table:table-cell office:value-type="float" office:value="0.3621224" calcext:value-type="float">
            <text:p>0.3621224</text:p>
          </table:table-cell>
          <table:table-cell office:value-type="float" office:value="0.3878474" calcext:value-type="float">
            <text:p>0.3878474</text:p>
          </table:table-cell>
          <table:table-cell office:value-type="float" office:value="0.4139466" calcext:value-type="float">
            <text:p>0.4139466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699E-015" calcext:value-type="float">
            <text:p>1.948699E-15</text:p>
          </table:table-cell>
          <table:table-cell office:value-type="float" office:value="1.921966E-015" calcext:value-type="float">
            <text:p>1.921966E-15</text:p>
          </table:table-cell>
          <table:table-cell office:value-type="float" office:value="1.970233E-015" calcext:value-type="float">
            <text:p>1.970233E-15</text:p>
          </table:table-cell>
          <table:table-cell office:value-type="float" office:value="1.973592E-015" calcext:value-type="float">
            <text:p>1.973592E-15</text:p>
          </table:table-cell>
          <table:table-cell office:value-type="float" office:value="9.498119E-016" calcext:value-type="float">
            <text:p>9.498119E-16</text:p>
          </table:table-cell>
          <table:table-cell office:value-type="float" office:value="9.392655E-016" calcext:value-type="float">
            <text:p>9.392655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4.44017" calcext:value-type="float">
            <text:p>-84.44017</text:p>
          </table:table-cell>
          <table:table-cell office:value-type="float" office:value="-0.02144419" calcext:value-type="float">
            <text:p>-0.02144419</text:p>
          </table:table-cell>
          <table:table-cell office:value-type="float" office:value="-0.02096591" calcext:value-type="float">
            <text:p>-0.02096591</text:p>
          </table:table-cell>
          <table:table-cell office:value-type="float" office:value="-0.01972487" calcext:value-type="float">
            <text:p>-0.01972487</text:p>
          </table:table-cell>
          <table:table-cell office:value-type="float" office:value="-0.01845224" calcext:value-type="float">
            <text:p>-0.01845224</text:p>
          </table:table-cell>
          <table:table-cell office:value-type="float" office:value="-0.01743475" calcext:value-type="float">
            <text:p>-0.01743475</text:p>
          </table:table-cell>
          <table:table-cell office:value-type="float" office:value="-0.0159629" calcext:value-type="float">
            <text:p>-0.0159629</text:p>
          </table:table-cell>
          <table:table-cell office:value-type="float" office:value="-0.01352383" calcext:value-type="float">
            <text:p>-0.01352383</text:p>
          </table:table-cell>
          <table:table-cell office:value-type="float" office:value="-0.007012921" calcext:value-type="float">
            <text:p>-0.007012921</text:p>
          </table:table-cell>
          <table:table-cell office:value-type="float" office:value="-0.003763665" calcext:value-type="float">
            <text:p>-0.003763665</text:p>
          </table:table-cell>
          <table:table-cell office:value-type="float" office:value="904.2032" calcext:value-type="float">
            <text:p>904.2032</text:p>
          </table:table-cell>
          <table:table-cell office:value-type="float" office:value="0" calcext:value-type="float">
            <text:p>0</text:p>
          </table:table-cell>
          <table:table-cell office:value-type="float" office:value="-38.78407" calcext:value-type="float">
            <text:p>-38.78407</text:p>
          </table:table-cell>
          <table:table-cell office:value-type="float" office:value="0.001871409" calcext:value-type="float">
            <text:p>0.001871409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509" calcext:value-type="float">
            <text:p>-1.22850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062004" calcext:value-type="float">
            <text:p>5062004</text:p>
          </table:table-cell>
          <table:table-cell office:value-type="float" office:value="375.1169" calcext:value-type="float">
            <text:p>375.1169</text:p>
          </table:table-cell>
          <table:table-cell office:value-type="float" office:value="36.16903" calcext:value-type="float">
            <text:p>36.16903</text:p>
          </table:table-cell>
          <table:table-cell office:value-type="float" office:value="0" calcext:value-type="float">
            <text:p>0</text:p>
          </table:table-cell>
          <table:table-cell office:value-type="float" office:value="1254.924" calcext:value-type="float">
            <text:p>1254.924</text:p>
          </table:table-cell>
          <table:table-cell office:value-type="float" office:value="401.5211" calcext:value-type="float">
            <text:p>401.5211</text:p>
          </table:table-cell>
          <table:table-cell office:value-type="float" office:value="0" calcext:value-type="float">
            <text:p>0</text:p>
          </table:table-cell>
          <table:table-cell office:value-type="float" office:value="0.08319542" calcext:value-type="float">
            <text:p>0.08319542</text:p>
          </table:table-cell>
          <table:table-cell office:value-type="float" office:value="0.2961088" calcext:value-type="float">
            <text:p>0.2961088</text:p>
          </table:table-cell>
          <table:table-cell office:value-type="float" office:value="0.2970392" calcext:value-type="float">
            <text:p>0.2970392</text:p>
          </table:table-cell>
          <table:table-cell office:value-type="float" office:value="0.2990188" calcext:value-type="float">
            <text:p>0.2990188</text:p>
          </table:table-cell>
          <table:table-cell office:value-type="float" office:value="0.3012382" calcext:value-type="float">
            <text:p>0.3012382</text:p>
          </table:table-cell>
          <table:table-cell office:value-type="float" office:value="0.3034231" calcext:value-type="float">
            <text:p>0.3034231</text:p>
          </table:table-cell>
          <table:table-cell office:value-type="float" office:value="0.3515687" calcext:value-type="float">
            <text:p>0.3515687</text:p>
          </table:table-cell>
          <table:table-cell office:value-type="float" office:value="0.3619303" calcext:value-type="float">
            <text:p>0.3619303</text:p>
          </table:table-cell>
          <table:table-cell office:value-type="float" office:value="0.3878762" calcext:value-type="float">
            <text:p>0.3878762</text:p>
          </table:table-cell>
          <table:table-cell office:value-type="float" office:value="0.4139466" calcext:value-type="float">
            <text:p>0.4139466</text:p>
          </table:table-cell>
          <table:table-cell office:value-type="float" office:value="0.5107113" calcext:value-type="float">
            <text:p>0.510711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9009E-015" calcext:value-type="float">
            <text:p>1.949009E-15</text:p>
          </table:table-cell>
          <table:table-cell office:value-type="float" office:value="1.921949E-015" calcext:value-type="float">
            <text:p>1.921949E-15</text:p>
          </table:table-cell>
          <table:table-cell office:value-type="float" office:value="1.970219E-015" calcext:value-type="float">
            <text:p>1.970219E-15</text:p>
          </table:table-cell>
          <table:table-cell office:value-type="float" office:value="1.973566E-015" calcext:value-type="float">
            <text:p>1.973566E-15</text:p>
          </table:table-cell>
          <table:table-cell office:value-type="float" office:value="9.497991E-016" calcext:value-type="float">
            <text:p>9.497991E-16</text:p>
          </table:table-cell>
          <table:table-cell office:value-type="float" office:value="9.392655E-016" calcext:value-type="float">
            <text:p>9.392655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3.3225" calcext:value-type="float">
            <text:p>-53.3225</text:p>
          </table:table-cell>
          <table:table-cell office:value-type="float" office:value="-0.02086912" calcext:value-type="float">
            <text:p>-0.02086912</text:p>
          </table:table-cell>
          <table:table-cell office:value-type="float" office:value="-0.02042835" calcext:value-type="float">
            <text:p>-0.02042835</text:p>
          </table:table-cell>
          <table:table-cell office:value-type="float" office:value="-0.0195291" calcext:value-type="float">
            <text:p>-0.0195291</text:p>
          </table:table-cell>
          <table:table-cell office:value-type="float" office:value="-0.01855447" calcext:value-type="float">
            <text:p>-0.01855447</text:p>
          </table:table-cell>
          <table:table-cell office:value-type="float" office:value="-0.01764305" calcext:value-type="float">
            <text:p>-0.01764305</text:p>
          </table:table-cell>
          <table:table-cell office:value-type="float" office:value="-0.01627145" calcext:value-type="float">
            <text:p>-0.01627145</text:p>
          </table:table-cell>
          <table:table-cell office:value-type="float" office:value="-0.01359295" calcext:value-type="float">
            <text:p>-0.01359295</text:p>
          </table:table-cell>
          <table:table-cell office:value-type="float" office:value="-0.007007893" calcext:value-type="float">
            <text:p>-0.007007893</text:p>
          </table:table-cell>
          <table:table-cell office:value-type="float" office:value="-0.003763665" calcext:value-type="float">
            <text:p>-0.003763665</text:p>
          </table:table-cell>
          <table:table-cell office:value-type="float" office:value="907.7916" calcext:value-type="float">
            <text:p>907.7916</text:p>
          </table:table-cell>
          <table:table-cell office:value-type="float" office:value="0" calcext:value-type="float">
            <text:p>0</text:p>
          </table:table-cell>
          <table:table-cell office:value-type="float" office:value="-17.92112" calcext:value-type="float">
            <text:p>-17.92112</text:p>
          </table:table-cell>
          <table:table-cell office:value-type="float" office:value="0.001866222" calcext:value-type="float">
            <text:p>0.001866222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509" calcext:value-type="float">
            <text:p>-1.22850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062004" calcext:value-type="float">
            <text:p>6062004</text:p>
          </table:table-cell>
          <table:table-cell office:value-type="float" office:value="375.7168" calcext:value-type="float">
            <text:p>375.7168</text:p>
          </table:table-cell>
          <table:table-cell office:value-type="float" office:value="36.30119" calcext:value-type="float">
            <text:p>36.30119</text:p>
          </table:table-cell>
          <table:table-cell office:value-type="float" office:value="0" calcext:value-type="float">
            <text:p>0</text:p>
          </table:table-cell>
          <table:table-cell office:value-type="float" office:value="1255.39" calcext:value-type="float">
            <text:p>1255.39</text:p>
          </table:table-cell>
          <table:table-cell office:value-type="float" office:value="401.5217" calcext:value-type="float">
            <text:p>401.5217</text:p>
          </table:table-cell>
          <table:table-cell office:value-type="float" office:value="0" calcext:value-type="float">
            <text:p>0</text:p>
          </table:table-cell>
          <table:table-cell office:value-type="float" office:value="0.1225367" calcext:value-type="float">
            <text:p>0.1225367</text:p>
          </table:table-cell>
          <table:table-cell office:value-type="float" office:value="0.2959149" calcext:value-type="float">
            <text:p>0.2959149</text:p>
          </table:table-cell>
          <table:table-cell office:value-type="float" office:value="0.2974825" calcext:value-type="float">
            <text:p>0.2974825</text:p>
          </table:table-cell>
          <table:table-cell office:value-type="float" office:value="0.2993375" calcext:value-type="float">
            <text:p>0.2993375</text:p>
          </table:table-cell>
          <table:table-cell office:value-type="float" office:value="0.3012826" calcext:value-type="float">
            <text:p>0.3012826</text:p>
          </table:table-cell>
          <table:table-cell office:value-type="float" office:value="0.3032467" calcext:value-type="float">
            <text:p>0.3032467</text:p>
          </table:table-cell>
          <table:table-cell office:value-type="float" office:value="0.3511927" calcext:value-type="float">
            <text:p>0.3511927</text:p>
          </table:table-cell>
          <table:table-cell office:value-type="float" office:value="0.3617483" calcext:value-type="float">
            <text:p>0.3617483</text:p>
          </table:table-cell>
          <table:table-cell office:value-type="float" office:value="0.3878894" calcext:value-type="float">
            <text:p>0.3878894</text:p>
          </table:table-cell>
          <table:table-cell office:value-type="float" office:value="0.4139466" calcext:value-type="float">
            <text:p>0.4139466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9282E-015" calcext:value-type="float">
            <text:p>1.949282E-15</text:p>
          </table:table-cell>
          <table:table-cell office:value-type="float" office:value="1.921937E-015" calcext:value-type="float">
            <text:p>1.921937E-15</text:p>
          </table:table-cell>
          <table:table-cell office:value-type="float" office:value="1.970202E-015" calcext:value-type="float">
            <text:p>1.970202E-15</text:p>
          </table:table-cell>
          <table:table-cell office:value-type="float" office:value="1.973546E-015" calcext:value-type="float">
            <text:p>1.973546E-15</text:p>
          </table:table-cell>
          <table:table-cell office:value-type="float" office:value="9.497867E-016" calcext:value-type="float">
            <text:p>9.497867E-16</text:p>
          </table:table-cell>
          <table:table-cell office:value-type="float" office:value="9.392655E-016" calcext:value-type="float">
            <text:p>9.392655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91805" calcext:value-type="float">
            <text:p>-4.91805</text:p>
          </table:table-cell>
          <table:table-cell office:value-type="float" office:value="-0.02092313" calcext:value-type="float">
            <text:p>-0.02092313</text:p>
          </table:table-cell>
          <table:table-cell office:value-type="float" office:value="-0.02021043" calcext:value-type="float">
            <text:p>-0.02021043</text:p>
          </table:table-cell>
          <table:table-cell office:value-type="float" office:value="-0.01938454" calcext:value-type="float">
            <text:p>-0.01938454</text:p>
          </table:table-cell>
          <table:table-cell office:value-type="float" office:value="-0.01853596" calcext:value-type="float">
            <text:p>-0.01853596</text:p>
          </table:table-cell>
          <table:table-cell office:value-type="float" office:value="-0.01771507" calcext:value-type="float">
            <text:p>-0.01771507</text:p>
          </table:table-cell>
          <table:table-cell office:value-type="float" office:value="-0.01644094" calcext:value-type="float">
            <text:p>-0.01644094</text:p>
          </table:table-cell>
          <table:table-cell office:value-type="float" office:value="-0.01365884" calcext:value-type="float">
            <text:p>-0.01365884</text:p>
          </table:table-cell>
          <table:table-cell office:value-type="float" office:value="-0.007005578" calcext:value-type="float">
            <text:p>-0.007005578</text:p>
          </table:table-cell>
          <table:table-cell office:value-type="float" office:value="-0.003763665" calcext:value-type="float">
            <text:p>-0.003763665</text:p>
          </table:table-cell>
          <table:table-cell office:value-type="float" office:value="911.3669" calcext:value-type="float">
            <text:p>911.3669</text:p>
          </table:table-cell>
          <table:table-cell office:value-type="float" office:value="0" calcext:value-type="float">
            <text:p>0</text:p>
          </table:table-cell>
          <table:table-cell office:value-type="float" office:value="-0.3192727" calcext:value-type="float">
            <text:p>-0.3192727</text:p>
          </table:table-cell>
          <table:table-cell office:value-type="float" office:value="0.001861164" calcext:value-type="float">
            <text:p>0.001861164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509" calcext:value-type="float">
            <text:p>-1.22850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062004" calcext:value-type="float">
            <text:p>7062004</text:p>
          </table:table-cell>
          <table:table-cell office:value-type="float" office:value="375.9167" calcext:value-type="float">
            <text:p>375.9167</text:p>
          </table:table-cell>
          <table:table-cell office:value-type="float" office:value="37.03667" calcext:value-type="float">
            <text:p>37.03667</text:p>
          </table:table-cell>
          <table:table-cell office:value-type="float" office:value="0" calcext:value-type="float">
            <text:p>0</text:p>
          </table:table-cell>
          <table:table-cell office:value-type="float" office:value="1254.866" calcext:value-type="float">
            <text:p>1254.866</text:p>
          </table:table-cell>
          <table:table-cell office:value-type="float" office:value="401.5101" calcext:value-type="float">
            <text:p>401.5101</text:p>
          </table:table-cell>
          <table:table-cell office:value-type="float" office:value="0" calcext:value-type="float">
            <text:p>0</text:p>
          </table:table-cell>
          <table:table-cell office:value-type="float" office:value="0.08914439" calcext:value-type="float">
            <text:p>0.08914439</text:p>
          </table:table-cell>
          <table:table-cell office:value-type="float" office:value="0.2959541" calcext:value-type="float">
            <text:p>0.2959541</text:p>
          </table:table-cell>
          <table:table-cell office:value-type="float" office:value="0.2970164" calcext:value-type="float">
            <text:p>0.2970164</text:p>
          </table:table-cell>
          <table:table-cell office:value-type="float" office:value="0.299084" calcext:value-type="float">
            <text:p>0.299084</text:p>
          </table:table-cell>
          <table:table-cell office:value-type="float" office:value="0.3011628" calcext:value-type="float">
            <text:p>0.3011628</text:p>
          </table:table-cell>
          <table:table-cell office:value-type="float" office:value="0.3031239" calcext:value-type="float">
            <text:p>0.3031239</text:p>
          </table:table-cell>
          <table:table-cell office:value-type="float" office:value="0.3509955" calcext:value-type="float">
            <text:p>0.3509955</text:p>
          </table:table-cell>
          <table:table-cell office:value-type="float" office:value="0.3615934" calcext:value-type="float">
            <text:p>0.3615934</text:p>
          </table:table-cell>
          <table:table-cell office:value-type="float" office:value="0.3878916" calcext:value-type="float">
            <text:p>0.3878916</text:p>
          </table:table-cell>
          <table:table-cell office:value-type="float" office:value="0.4139466" calcext:value-type="float">
            <text:p>0.4139466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9566E-015" calcext:value-type="float">
            <text:p>1.949566E-15</text:p>
          </table:table-cell>
          <table:table-cell office:value-type="float" office:value="1.921919E-015" calcext:value-type="float">
            <text:p>1.921919E-15</text:p>
          </table:table-cell>
          <table:table-cell office:value-type="float" office:value="1.970186E-015" calcext:value-type="float">
            <text:p>1.970186E-15</text:p>
          </table:table-cell>
          <table:table-cell office:value-type="float" office:value="1.973527E-015" calcext:value-type="float">
            <text:p>1.973527E-15</text:p>
          </table:table-cell>
          <table:table-cell office:value-type="float" office:value="9.497742E-016" calcext:value-type="float">
            <text:p>9.497742E-16</text:p>
          </table:table-cell>
          <table:table-cell office:value-type="float" office:value="9.392655E-016" calcext:value-type="float">
            <text:p>9.392655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4.86421" calcext:value-type="float">
            <text:p>-34.86421</text:p>
          </table:table-cell>
          <table:table-cell office:value-type="float" office:value="-0.02094484" calcext:value-type="float">
            <text:p>-0.02094484</text:p>
          </table:table-cell>
          <table:table-cell office:value-type="float" office:value="-0.02043841" calcext:value-type="float">
            <text:p>-0.02043841</text:p>
          </table:table-cell>
          <table:table-cell office:value-type="float" office:value="-0.0194981" calcext:value-type="float">
            <text:p>-0.0194981</text:p>
          </table:table-cell>
          <table:table-cell office:value-type="float" office:value="-0.01858608" calcext:value-type="float">
            <text:p>-0.01858608</text:p>
          </table:table-cell>
          <table:table-cell office:value-type="float" office:value="-0.01776453" calcext:value-type="float">
            <text:p>-0.01776453</text:p>
          </table:table-cell>
          <table:table-cell office:value-type="float" office:value="-0.01653106" calcext:value-type="float">
            <text:p>-0.01653106</text:p>
          </table:table-cell>
          <table:table-cell office:value-type="float" office:value="-0.01371526" calcext:value-type="float">
            <text:p>-0.01371526</text:p>
          </table:table-cell>
          <table:table-cell office:value-type="float" office:value="-0.007005187" calcext:value-type="float">
            <text:p>-0.007005187</text:p>
          </table:table-cell>
          <table:table-cell office:value-type="float" office:value="-0.00376367" calcext:value-type="float">
            <text:p>-0.00376367</text:p>
          </table:table-cell>
          <table:table-cell office:value-type="float" office:value="914.9252" calcext:value-type="float">
            <text:p>914.9252</text:p>
          </table:table-cell>
          <table:table-cell office:value-type="float" office:value="0" calcext:value-type="float">
            <text:p>0</text:p>
          </table:table-cell>
          <table:table-cell office:value-type="float" office:value="-9.397352" calcext:value-type="float">
            <text:p>-9.397352</text:p>
          </table:table-cell>
          <table:table-cell office:value-type="float" office:value="0.001847439" calcext:value-type="float">
            <text:p>0.001847439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509" calcext:value-type="float">
            <text:p>-1.22850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062004" calcext:value-type="float">
            <text:p>8062004</text:p>
          </table:table-cell>
          <table:table-cell office:value-type="float" office:value="375.9167" calcext:value-type="float">
            <text:p>375.9167</text:p>
          </table:table-cell>
          <table:table-cell office:value-type="float" office:value="37.19875" calcext:value-type="float">
            <text:p>37.19875</text:p>
          </table:table-cell>
          <table:table-cell office:value-type="float" office:value="0" calcext:value-type="float">
            <text:p>0</text:p>
          </table:table-cell>
          <table:table-cell office:value-type="float" office:value="1254.723" calcext:value-type="float">
            <text:p>1254.723</text:p>
          </table:table-cell>
          <table:table-cell office:value-type="float" office:value="401.489" calcext:value-type="float">
            <text:p>401.489</text:p>
          </table:table-cell>
          <table:table-cell office:value-type="float" office:value="0" calcext:value-type="float">
            <text:p>0</text:p>
          </table:table-cell>
          <table:table-cell office:value-type="float" office:value="0.07691403" calcext:value-type="float">
            <text:p>0.07691403</text:p>
          </table:table-cell>
          <table:table-cell office:value-type="float" office:value="0.2967134" calcext:value-type="float">
            <text:p>0.2967134</text:p>
          </table:table-cell>
          <table:table-cell office:value-type="float" office:value="0.2975619" calcext:value-type="float">
            <text:p>0.2975619</text:p>
          </table:table-cell>
          <table:table-cell office:value-type="float" office:value="0.299262" calcext:value-type="float">
            <text:p>0.299262</text:p>
          </table:table-cell>
          <table:table-cell office:value-type="float" office:value="0.3011239" calcext:value-type="float">
            <text:p>0.3011239</text:p>
          </table:table-cell>
          <table:table-cell office:value-type="float" office:value="0.3029985" calcext:value-type="float">
            <text:p>0.3029985</text:p>
          </table:table-cell>
          <table:table-cell office:value-type="float" office:value="0.3508593" calcext:value-type="float">
            <text:p>0.3508593</text:p>
          </table:table-cell>
          <table:table-cell office:value-type="float" office:value="0.3614679" calcext:value-type="float">
            <text:p>0.3614679</text:p>
          </table:table-cell>
          <table:table-cell office:value-type="float" office:value="0.3878864" calcext:value-type="float">
            <text:p>0.3878864</text:p>
          </table:table-cell>
          <table:table-cell office:value-type="float" office:value="0.4139466" calcext:value-type="float">
            <text:p>0.4139466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9906E-015" calcext:value-type="float">
            <text:p>1.949906E-15</text:p>
          </table:table-cell>
          <table:table-cell office:value-type="float" office:value="1.921893E-015" calcext:value-type="float">
            <text:p>1.921893E-15</text:p>
          </table:table-cell>
          <table:table-cell office:value-type="float" office:value="1.970161E-015" calcext:value-type="float">
            <text:p>1.970161E-15</text:p>
          </table:table-cell>
          <table:table-cell office:value-type="float" office:value="1.973502E-015" calcext:value-type="float">
            <text:p>1.973502E-15</text:p>
          </table:table-cell>
          <table:table-cell office:value-type="float" office:value="9.497642E-016" calcext:value-type="float">
            <text:p>9.497642E-16</text:p>
          </table:table-cell>
          <table:table-cell office:value-type="float" office:value="9.392639E-016" calcext:value-type="float">
            <text:p>9.392639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6.02308" calcext:value-type="float">
            <text:p>-86.02308</text:p>
          </table:table-cell>
          <table:table-cell office:value-type="float" office:value="-0.02057364" calcext:value-type="float">
            <text:p>-0.02057364</text:p>
          </table:table-cell>
          <table:table-cell office:value-type="float" office:value="-0.02017978" calcext:value-type="float">
            <text:p>-0.02017978</text:p>
          </table:table-cell>
          <table:table-cell office:value-type="float" office:value="-0.01941897" calcext:value-type="float">
            <text:p>-0.01941897</text:p>
          </table:table-cell>
          <table:table-cell office:value-type="float" office:value="-0.01860371" calcext:value-type="float">
            <text:p>-0.01860371</text:p>
          </table:table-cell>
          <table:table-cell office:value-type="float" office:value="-0.017816" calcext:value-type="float">
            <text:p>-0.017816</text:p>
          </table:table-cell>
          <table:table-cell office:value-type="float" office:value="-0.0165932" calcext:value-type="float">
            <text:p>-0.0165932</text:p>
          </table:table-cell>
          <table:table-cell office:value-type="float" office:value="-0.01376112" calcext:value-type="float">
            <text:p>-0.01376112</text:p>
          </table:table-cell>
          <table:table-cell office:value-type="float" office:value="-0.007006079" calcext:value-type="float">
            <text:p>-0.007006079</text:p>
          </table:table-cell>
          <table:table-cell office:value-type="float" office:value="-0.00376367" calcext:value-type="float">
            <text:p>-0.00376367</text:p>
          </table:table-cell>
          <table:table-cell office:value-type="float" office:value="918.4786" calcext:value-type="float">
            <text:p>918.4786</text:p>
          </table:table-cell>
          <table:table-cell office:value-type="float" office:value="0" calcext:value-type="float">
            <text:p>0</text:p>
          </table:table-cell>
          <table:table-cell office:value-type="float" office:value="-47.89412" calcext:value-type="float">
            <text:p>-47.89412</text:p>
          </table:table-cell>
          <table:table-cell office:value-type="float" office:value="0.001839514" calcext:value-type="float">
            <text:p>0.001839514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509" calcext:value-type="float">
            <text:p>-1.22850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062004" calcext:value-type="float">
            <text:p>9062004</text:p>
          </table:table-cell>
          <table:table-cell office:value-type="float" office:value="380.9167" calcext:value-type="float">
            <text:p>380.9167</text:p>
          </table:table-cell>
          <table:table-cell office:value-type="float" office:value="37.65598" calcext:value-type="float">
            <text:p>37.65598</text:p>
          </table:table-cell>
          <table:table-cell office:value-type="float" office:value="0" calcext:value-type="float">
            <text:p>0</text:p>
          </table:table-cell>
          <table:table-cell office:value-type="float" office:value="1259.283" calcext:value-type="float">
            <text:p>1259.283</text:p>
          </table:table-cell>
          <table:table-cell office:value-type="float" office:value="401.4713" calcext:value-type="float">
            <text:p>401.4713</text:p>
          </table:table-cell>
          <table:table-cell office:value-type="float" office:value="0" calcext:value-type="float">
            <text:p>0</text:p>
          </table:table-cell>
          <table:table-cell office:value-type="float" office:value="0.3439562" calcext:value-type="float">
            <text:p>0.3439562</text:p>
          </table:table-cell>
          <table:table-cell office:value-type="float" office:value="0.3427827" calcext:value-type="float">
            <text:p>0.3427827</text:p>
          </table:table-cell>
          <table:table-cell office:value-type="float" office:value="0.3121421" calcext:value-type="float">
            <text:p>0.3121421</text:p>
          </table:table-cell>
          <table:table-cell office:value-type="float" office:value="0.3013114" calcext:value-type="float">
            <text:p>0.3013114</text:p>
          </table:table-cell>
          <table:table-cell office:value-type="float" office:value="0.3013715" calcext:value-type="float">
            <text:p>0.3013715</text:p>
          </table:table-cell>
          <table:table-cell office:value-type="float" office:value="0.3030742" calcext:value-type="float">
            <text:p>0.3030742</text:p>
          </table:table-cell>
          <table:table-cell office:value-type="float" office:value="0.3512866" calcext:value-type="float">
            <text:p>0.3512866</text:p>
          </table:table-cell>
          <table:table-cell office:value-type="float" office:value="0.3613771" calcext:value-type="float">
            <text:p>0.3613771</text:p>
          </table:table-cell>
          <table:table-cell office:value-type="float" office:value="0.3878772" calcext:value-type="float">
            <text:p>0.3878772</text:p>
          </table:table-cell>
          <table:table-cell office:value-type="float" office:value="0.4139466" calcext:value-type="float">
            <text:p>0.4139466</text:p>
          </table:table-cell>
          <table:table-cell office:value-type="float" office:value="0.5107113" calcext:value-type="float">
            <text:p>0.5107113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0305E-015" calcext:value-type="float">
            <text:p>1.950305E-15</text:p>
          </table:table-cell>
          <table:table-cell office:value-type="float" office:value="1.921864E-015" calcext:value-type="float">
            <text:p>1.921864E-15</text:p>
          </table:table-cell>
          <table:table-cell office:value-type="float" office:value="1.970133E-015" calcext:value-type="float">
            <text:p>1.970133E-15</text:p>
          </table:table-cell>
          <table:table-cell office:value-type="float" office:value="1.973475E-015" calcext:value-type="float">
            <text:p>1.973475E-15</text:p>
          </table:table-cell>
          <table:table-cell office:value-type="float" office:value="9.497564E-016" calcext:value-type="float">
            <text:p>9.497564E-16</text:p>
          </table:table-cell>
          <table:table-cell office:value-type="float" office:value="9.392563E-016" calcext:value-type="float">
            <text:p>9.392563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7058871" calcext:value-type="float">
            <text:p>-0.007058871</text:p>
          </table:table-cell>
          <table:table-cell office:value-type="float" office:value="-0.007224434" calcext:value-type="float">
            <text:p>-0.007224434</text:p>
          </table:table-cell>
          <table:table-cell office:value-type="float" office:value="-0.01472353" calcext:value-type="float">
            <text:p>-0.01472353</text:p>
          </table:table-cell>
          <table:table-cell office:value-type="float" office:value="-0.01861273" calcext:value-type="float">
            <text:p>-0.01861273</text:p>
          </table:table-cell>
          <table:table-cell office:value-type="float" office:value="-0.01850949" calcext:value-type="float">
            <text:p>-0.01850949</text:p>
          </table:table-cell>
          <table:table-cell office:value-type="float" office:value="-0.01778772" calcext:value-type="float">
            <text:p>-0.01778772</text:p>
          </table:table-cell>
          <table:table-cell office:value-type="float" office:value="-0.01639782" calcext:value-type="float">
            <text:p>-0.01639782</text:p>
          </table:table-cell>
          <table:table-cell office:value-type="float" office:value="-0.01379468" calcext:value-type="float">
            <text:p>-0.01379468</text:p>
          </table:table-cell>
          <table:table-cell office:value-type="float" office:value="-0.007007669" calcext:value-type="float">
            <text:p>-0.007007669</text:p>
          </table:table-cell>
          <table:table-cell office:value-type="float" office:value="-0.00376367" calcext:value-type="float">
            <text:p>-0.00376367</text:p>
          </table:table-cell>
          <table:table-cell office:value-type="float" office:value="922.0323" calcext:value-type="float">
            <text:p>922.0323</text:p>
          </table:table-cell>
          <table:table-cell office:value-type="float" office:value="0" calcext:value-type="float">
            <text:p>0</text:p>
          </table:table-cell>
          <table:table-cell office:value-type="float" office:value="-0.007185694" calcext:value-type="float">
            <text:p>-0.007185694</text:p>
          </table:table-cell>
          <table:table-cell office:value-type="float" office:value="0.001831703" calcext:value-type="float">
            <text:p>0.001831703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509" calcext:value-type="float">
            <text:p>-1.22850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062004" calcext:value-type="float">
            <text:p>10062004</text:p>
          </table:table-cell>
          <table:table-cell office:value-type="float" office:value="380.9167" calcext:value-type="float">
            <text:p>380.9167</text:p>
          </table:table-cell>
          <table:table-cell office:value-type="float" office:value="41.0223" calcext:value-type="float">
            <text:p>41.0223</text:p>
          </table:table-cell>
          <table:table-cell office:value-type="float" office:value="0" calcext:value-type="float">
            <text:p>0</text:p>
          </table:table-cell>
          <table:table-cell office:value-type="float" office:value="1255.782" calcext:value-type="float">
            <text:p>1255.782</text:p>
          </table:table-cell>
          <table:table-cell office:value-type="float" office:value="401.6054" calcext:value-type="float">
            <text:p>401.6054</text:p>
          </table:table-cell>
          <table:table-cell office:value-type="float" office:value="0" calcext:value-type="float">
            <text:p>0</text:p>
          </table:table-cell>
          <table:table-cell office:value-type="float" office:value="0.08421041" calcext:value-type="float">
            <text:p>0.08421041</text:p>
          </table:table-cell>
          <table:table-cell office:value-type="float" office:value="0.3030176" calcext:value-type="float">
            <text:p>0.3030176</text:p>
          </table:table-cell>
          <table:table-cell office:value-type="float" office:value="0.3038939" calcext:value-type="float">
            <text:p>0.3038939</text:p>
          </table:table-cell>
          <table:table-cell office:value-type="float" office:value="0.3047109" calcext:value-type="float">
            <text:p>0.3047109</text:p>
          </table:table-cell>
          <table:table-cell office:value-type="float" office:value="0.3048298" calcext:value-type="float">
            <text:p>0.3048298</text:p>
          </table:table-cell>
          <table:table-cell office:value-type="float" office:value="0.3051302" calcext:value-type="float">
            <text:p>0.3051302</text:p>
          </table:table-cell>
          <table:table-cell office:value-type="float" office:value="0.3513272" calcext:value-type="float">
            <text:p>0.3513272</text:p>
          </table:table-cell>
          <table:table-cell office:value-type="float" office:value="0.3613321" calcext:value-type="float">
            <text:p>0.3613321</text:p>
          </table:table-cell>
          <table:table-cell office:value-type="float" office:value="0.3878673" calcext:value-type="float">
            <text:p>0.3878673</text:p>
          </table:table-cell>
          <table:table-cell office:value-type="float" office:value="0.4139466" calcext:value-type="float">
            <text:p>0.4139466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0673E-015" calcext:value-type="float">
            <text:p>1.950673E-15</text:p>
          </table:table-cell>
          <table:table-cell office:value-type="float" office:value="1.921843E-015" calcext:value-type="float">
            <text:p>1.921843E-15</text:p>
          </table:table-cell>
          <table:table-cell office:value-type="float" office:value="1.970104E-015" calcext:value-type="float">
            <text:p>1.970104E-15</text:p>
          </table:table-cell>
          <table:table-cell office:value-type="float" office:value="1.973447E-015" calcext:value-type="float">
            <text:p>1.973447E-15</text:p>
          </table:table-cell>
          <table:table-cell office:value-type="float" office:value="9.497561E-016" calcext:value-type="float">
            <text:p>9.497561E-16</text:p>
          </table:table-cell>
          <table:table-cell office:value-type="float" office:value="9.392443E-016" calcext:value-type="float">
            <text:p>9.392443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9.53632" calcext:value-type="float">
            <text:p>-49.53632</text:p>
          </table:table-cell>
          <table:table-cell office:value-type="float" office:value="-0.01776186" calcext:value-type="float">
            <text:p>-0.01776186</text:p>
          </table:table-cell>
          <table:table-cell office:value-type="float" office:value="-0.0174178" calcext:value-type="float">
            <text:p>-0.0174178</text:p>
          </table:table-cell>
          <table:table-cell office:value-type="float" office:value="-0.01711964" calcext:value-type="float">
            <text:p>-0.01711964</text:p>
          </table:table-cell>
          <table:table-cell office:value-type="float" office:value="-0.01708683" calcext:value-type="float">
            <text:p>-0.01708683</text:p>
          </table:table-cell>
          <table:table-cell office:value-type="float" office:value="-0.01697455" calcext:value-type="float">
            <text:p>-0.01697455</text:p>
          </table:table-cell>
          <table:table-cell office:value-type="float" office:value="-0.01638418" calcext:value-type="float">
            <text:p>-0.01638418</text:p>
          </table:table-cell>
          <table:table-cell office:value-type="float" office:value="-0.01381124" calcext:value-type="float">
            <text:p>-0.01381124</text:p>
          </table:table-cell>
          <table:table-cell office:value-type="float" office:value="-0.00700939" calcext:value-type="float">
            <text:p>-0.00700939</text:p>
          </table:table-cell>
          <table:table-cell office:value-type="float" office:value="-0.00376367" calcext:value-type="float">
            <text:p>-0.00376367</text:p>
          </table:table-cell>
          <table:table-cell office:value-type="float" office:value="925.7442" calcext:value-type="float">
            <text:p>925.7442</text:p>
          </table:table-cell>
          <table:table-cell office:value-type="float" office:value="0" calcext:value-type="float">
            <text:p>0</text:p>
          </table:table-cell>
          <table:table-cell office:value-type="float" office:value="-21.5542" calcext:value-type="float">
            <text:p>-21.5542</text:p>
          </table:table-cell>
          <table:table-cell office:value-type="float" office:value="0.001813363" calcext:value-type="float">
            <text:p>0.001813363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509" calcext:value-type="float">
            <text:p>-1.22850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062004" calcext:value-type="float">
            <text:p>11062004</text:p>
          </table:table-cell>
          <table:table-cell office:value-type="float" office:value="388.7169" calcext:value-type="float">
            <text:p>388.7169</text:p>
          </table:table-cell>
          <table:table-cell office:value-type="float" office:value="41.73718" calcext:value-type="float">
            <text:p>41.73718</text:p>
          </table:table-cell>
          <table:table-cell office:value-type="float" office:value="0" calcext:value-type="float">
            <text:p>0</text:p>
          </table:table-cell>
          <table:table-cell office:value-type="float" office:value="1261.551" calcext:value-type="float">
            <text:p>1261.551</text:p>
          </table:table-cell>
          <table:table-cell office:value-type="float" office:value="402.9229" calcext:value-type="float">
            <text:p>402.9229</text:p>
          </table:table-cell>
          <table:table-cell office:value-type="float" office:value="0" calcext:value-type="float">
            <text:p>0</text:p>
          </table:table-cell>
          <table:table-cell office:value-type="float" office:value="0.3332177" calcext:value-type="float">
            <text:p>0.3332177</text:p>
          </table:table-cell>
          <table:table-cell office:value-type="float" office:value="0.333119" calcext:value-type="float">
            <text:p>0.333119</text:p>
          </table:table-cell>
          <table:table-cell office:value-type="float" office:value="0.3318514" calcext:value-type="float">
            <text:p>0.3318514</text:p>
          </table:table-cell>
          <table:table-cell office:value-type="float" office:value="0.3200613" calcext:value-type="float">
            <text:p>0.3200613</text:p>
          </table:table-cell>
          <table:table-cell office:value-type="float" office:value="0.3092016" calcext:value-type="float">
            <text:p>0.3092016</text:p>
          </table:table-cell>
          <table:table-cell office:value-type="float" office:value="0.3062875" calcext:value-type="float">
            <text:p>0.3062875</text:p>
          </table:table-cell>
          <table:table-cell office:value-type="float" office:value="0.3522365" calcext:value-type="float">
            <text:p>0.3522365</text:p>
          </table:table-cell>
          <table:table-cell office:value-type="float" office:value="0.3613501" calcext:value-type="float">
            <text:p>0.3613501</text:p>
          </table:table-cell>
          <table:table-cell office:value-type="float" office:value="0.3878583" calcext:value-type="float">
            <text:p>0.3878583</text:p>
          </table:table-cell>
          <table:table-cell office:value-type="float" office:value="0.4139466" calcext:value-type="float">
            <text:p>0.4139466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0985E-015" calcext:value-type="float">
            <text:p>1.950985E-15</text:p>
          </table:table-cell>
          <table:table-cell office:value-type="float" office:value="1.921826E-015" calcext:value-type="float">
            <text:p>1.921826E-15</text:p>
          </table:table-cell>
          <table:table-cell office:value-type="float" office:value="1.970089E-015" calcext:value-type="float">
            <text:p>1.970089E-15</text:p>
          </table:table-cell>
          <table:table-cell office:value-type="float" office:value="1.973422E-015" calcext:value-type="float">
            <text:p>1.973422E-15</text:p>
          </table:table-cell>
          <table:table-cell office:value-type="float" office:value="9.497481E-016" calcext:value-type="float">
            <text:p>9.497481E-16</text:p>
          </table:table-cell>
          <table:table-cell office:value-type="float" office:value="9.39239E-016" calcext:value-type="float">
            <text:p>9.39239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9103271" calcext:value-type="float">
            <text:p>-0.009103271</text:p>
          </table:table-cell>
          <table:table-cell office:value-type="float" office:value="-0.009116015" calcext:value-type="float">
            <text:p>-0.009116015</text:p>
          </table:table-cell>
          <table:table-cell office:value-type="float" office:value="-0.009369552" calcext:value-type="float">
            <text:p>-0.009369552</text:p>
          </table:table-cell>
          <table:table-cell office:value-type="float" office:value="-0.01221204" calcext:value-type="float">
            <text:p>-0.01221204</text:p>
          </table:table-cell>
          <table:table-cell office:value-type="float" office:value="-0.01553995" calcext:value-type="float">
            <text:p>-0.01553995</text:p>
          </table:table-cell>
          <table:table-cell office:value-type="float" office:value="-0.01655521" calcext:value-type="float">
            <text:p>-0.01655521</text:p>
          </table:table-cell>
          <table:table-cell office:value-type="float" office:value="-0.01597951" calcext:value-type="float">
            <text:p>-0.01597951</text:p>
          </table:table-cell>
          <table:table-cell office:value-type="float" office:value="-0.0138049" calcext:value-type="float">
            <text:p>-0.0138049</text:p>
          </table:table-cell>
          <table:table-cell office:value-type="float" office:value="-0.007010961" calcext:value-type="float">
            <text:p>-0.007010961</text:p>
          </table:table-cell>
          <table:table-cell office:value-type="float" office:value="-0.003763675" calcext:value-type="float">
            <text:p>-0.003763675</text:p>
          </table:table-cell>
          <table:table-cell office:value-type="float" office:value="930.6145" calcext:value-type="float">
            <text:p>930.6145</text:p>
          </table:table-cell>
          <table:table-cell office:value-type="float" office:value="0" calcext:value-type="float">
            <text:p>0</text:p>
          </table:table-cell>
          <table:table-cell office:value-type="float" office:value="-0.009145243" calcext:value-type="float">
            <text:p>-0.009145243</text:p>
          </table:table-cell>
          <table:table-cell office:value-type="float" office:value="0.001784507" calcext:value-type="float">
            <text:p>0.001784507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509" calcext:value-type="float">
            <text:p>-1.22850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062004" calcext:value-type="float">
            <text:p>12062004</text:p>
          </table:table-cell>
          <table:table-cell office:value-type="float" office:value="410.5169" calcext:value-type="float">
            <text:p>410.5169</text:p>
          </table:table-cell>
          <table:table-cell office:value-type="float" office:value="43.04715" calcext:value-type="float">
            <text:p>43.04715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73.428" calcext:value-type="float">
            <text:p>1273.428</text:p>
          </table:table-cell>
          <table:table-cell office:value-type="float" office:value="408.5541" calcext:value-type="float">
            <text:p>408.5541</text:p>
          </table:table-cell>
          <table:table-cell office:value-type="float" office:value="0" calcext:value-type="float">
            <text:p>0</text:p>
          </table:table-cell>
          <table:table-cell office:value-type="float" office:value="0.3554475" calcext:value-type="float">
            <text:p>0.3554475</text:p>
          </table:table-cell>
          <table:table-cell office:value-type="float" office:value="0.3564874" calcext:value-type="float">
            <text:p>0.3564874</text:p>
          </table:table-cell>
          <table:table-cell office:value-type="float" office:value="0.3591841" calcext:value-type="float">
            <text:p>0.3591841</text:p>
          </table:table-cell>
          <table:table-cell office:value-type="float" office:value="0.3619466" calcext:value-type="float">
            <text:p>0.3619466</text:p>
          </table:table-cell>
          <table:table-cell office:value-type="float" office:value="0.3632679" calcext:value-type="float">
            <text:p>0.3632679</text:p>
          </table:table-cell>
          <table:table-cell office:value-type="float" office:value="0.3638333" calcext:value-type="float">
            <text:p>0.3638333</text:p>
          </table:table-cell>
          <table:table-cell office:value-type="float" office:value="0.3832502" calcext:value-type="float">
            <text:p>0.3832502</text:p>
          </table:table-cell>
          <table:table-cell office:value-type="float" office:value="0.3627928" calcext:value-type="float">
            <text:p>0.3627928</text:p>
          </table:table-cell>
          <table:table-cell office:value-type="float" office:value="0.3874473" calcext:value-type="float">
            <text:p>0.3874473</text:p>
          </table:table-cell>
          <table:table-cell office:value-type="float" office:value="0.4134841" calcext:value-type="float">
            <text:p>0.4134841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1272E-015" calcext:value-type="float">
            <text:p>1.951272E-15</text:p>
          </table:table-cell>
          <table:table-cell office:value-type="float" office:value="1.921814E-015" calcext:value-type="float">
            <text:p>1.921814E-15</text:p>
          </table:table-cell>
          <table:table-cell office:value-type="float" office:value="1.970073E-015" calcext:value-type="float">
            <text:p>1.970073E-15</text:p>
          </table:table-cell>
          <table:table-cell office:value-type="float" office:value="1.973399E-015" calcext:value-type="float">
            <text:p>1.973399E-15</text:p>
          </table:table-cell>
          <table:table-cell office:value-type="float" office:value="9.497366E-016" calcext:value-type="float">
            <text:p>9.497366E-16</text:p>
          </table:table-cell>
          <table:table-cell office:value-type="float" office:value="9.39239E-016" calcext:value-type="float">
            <text:p>9.39239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828516" calcext:value-type="float">
            <text:p>-0.005828516</text:p>
          </table:table-cell>
          <table:table-cell office:value-type="float" office:value="-0.00570784" calcext:value-type="float">
            <text:p>-0.00570784</text:p>
          </table:table-cell>
          <table:table-cell office:value-type="float" office:value="-0.005425303" calcext:value-type="float">
            <text:p>-0.005425303</text:p>
          </table:table-cell>
          <table:table-cell office:value-type="float" office:value="-0.005163912" calcext:value-type="float">
            <text:p>-0.005163912</text:p>
          </table:table-cell>
          <table:table-cell office:value-type="float" office:value="-0.005045401" calcext:value-type="float">
            <text:p>-0.005045401</text:p>
          </table:table-cell>
          <table:table-cell office:value-type="float" office:value="-0.004994136" calcext:value-type="float">
            <text:p>-0.004994136</text:p>
          </table:table-cell>
          <table:table-cell office:value-type="float" office:value="-0.007106015" calcext:value-type="float">
            <text:p>-0.007106015</text:p>
          </table:table-cell>
          <table:table-cell office:value-type="float" office:value="-0.01329688" calcext:value-type="float">
            <text:p>-0.01329688</text:p>
          </table:table-cell>
          <table:table-cell office:value-type="float" office:value="-0.007082701" calcext:value-type="float">
            <text:p>-0.007082701</text:p>
          </table:table-cell>
          <table:table-cell office:value-type="float" office:value="-0.003804543" calcext:value-type="float">
            <text:p>-0.003804543</text:p>
          </table:table-cell>
          <table:table-cell office:value-type="float" office:value="940.4174" calcext:value-type="float">
            <text:p>940.4174</text:p>
          </table:table-cell>
          <table:table-cell office:value-type="float" office:value="0" calcext:value-type="float">
            <text:p>0</text:p>
          </table:table-cell>
          <table:table-cell office:value-type="float" office:value="-0.005915604" calcext:value-type="float">
            <text:p>-0.005915604</text:p>
          </table:table-cell>
          <table:table-cell office:value-type="float" office:value="0.001716208" calcext:value-type="float">
            <text:p>0.001716208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30682" calcext:value-type="float">
            <text:p>-1.23068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062004" calcext:value-type="float">
            <text:p>13062004</text:p>
          </table:table-cell>
          <table:table-cell office:value-type="float" office:value="429.9696" calcext:value-type="float">
            <text:p>429.9696</text:p>
          </table:table-cell>
          <table:table-cell office:value-type="float" office:value="43.97287" calcext:value-type="float">
            <text:p>43.97287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85.765" calcext:value-type="float">
            <text:p>1285.765</text:p>
          </table:table-cell>
          <table:table-cell office:value-type="float" office:value="414.7441" calcext:value-type="float">
            <text:p>414.7441</text:p>
          </table:table-cell>
          <table:table-cell office:value-type="float" office:value="0" calcext:value-type="float">
            <text:p>0</text:p>
          </table:table-cell>
          <table:table-cell office:value-type="float" office:value="0.4095795" calcext:value-type="float">
            <text:p>0.4095795</text:p>
          </table:table-cell>
          <table:table-cell office:value-type="float" office:value="0.4063255" calcext:value-type="float">
            <text:p>0.4063255</text:p>
          </table:table-cell>
          <table:table-cell office:value-type="float" office:value="0.405005" calcext:value-type="float">
            <text:p>0.405005</text:p>
          </table:table-cell>
          <table:table-cell office:value-type="float" office:value="0.405378" calcext:value-type="float">
            <text:p>0.405378</text:p>
          </table:table-cell>
          <table:table-cell office:value-type="float" office:value="0.4061692" calcext:value-type="float">
            <text:p>0.4061692</text:p>
          </table:table-cell>
          <table:table-cell office:value-type="float" office:value="0.408626" calcext:value-type="float">
            <text:p>0.408626</text:p>
          </table:table-cell>
          <table:table-cell office:value-type="float" office:value="0.406797" calcext:value-type="float">
            <text:p>0.406797</text:p>
          </table:table-cell>
          <table:table-cell office:value-type="float" office:value="0.3654761" calcext:value-type="float">
            <text:p>0.3654761</text:p>
          </table:table-cell>
          <table:table-cell office:value-type="float" office:value="0.3872876" calcext:value-type="float">
            <text:p>0.3872876</text:p>
          </table:table-cell>
          <table:table-cell office:value-type="float" office:value="0.413374" calcext:value-type="float">
            <text:p>0.413374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1525E-015" calcext:value-type="float">
            <text:p>1.951525E-15</text:p>
          </table:table-cell>
          <table:table-cell office:value-type="float" office:value="1.921806E-015" calcext:value-type="float">
            <text:p>1.921806E-15</text:p>
          </table:table-cell>
          <table:table-cell office:value-type="float" office:value="1.970062E-015" calcext:value-type="float">
            <text:p>1.970062E-15</text:p>
          </table:table-cell>
          <table:table-cell office:value-type="float" office:value="1.973376E-015" calcext:value-type="float">
            <text:p>1.973376E-15</text:p>
          </table:table-cell>
          <table:table-cell office:value-type="float" office:value="9.497234E-016" calcext:value-type="float">
            <text:p>9.497234E-16</text:p>
          </table:table-cell>
          <table:table-cell office:value-type="float" office:value="9.39239E-016" calcext:value-type="float">
            <text:p>9.39239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2222316" calcext:value-type="float">
            <text:p>-0.002222316</text:p>
          </table:table-cell>
          <table:table-cell office:value-type="float" office:value="-0.002338276" calcext:value-type="float">
            <text:p>-0.002338276</text:p>
          </table:table-cell>
          <table:table-cell office:value-type="float" office:value="-0.002387196" calcext:value-type="float">
            <text:p>-0.002387196</text:p>
          </table:table-cell>
          <table:table-cell office:value-type="float" office:value="-0.002353142" calcext:value-type="float">
            <text:p>-0.002353142</text:p>
          </table:table-cell>
          <table:table-cell office:value-type="float" office:value="-0.0023315" calcext:value-type="float">
            <text:p>-0.0023315</text:p>
          </table:table-cell>
          <table:table-cell office:value-type="float" office:value="-0.002277207" calcext:value-type="float">
            <text:p>-0.002277207</text:p>
          </table:table-cell>
          <table:table-cell office:value-type="float" office:value="-0.004054937" calcext:value-type="float">
            <text:p>-0.004054937</text:p>
          </table:table-cell>
          <table:table-cell office:value-type="float" office:value="-0.01239006" calcext:value-type="float">
            <text:p>-0.01239006</text:p>
          </table:table-cell>
          <table:table-cell office:value-type="float" office:value="-0.007111131" calcext:value-type="float">
            <text:p>-0.007111131</text:p>
          </table:table-cell>
          <table:table-cell office:value-type="float" office:value="-0.003814277" calcext:value-type="float">
            <text:p>-0.003814277</text:p>
          </table:table-cell>
          <table:table-cell office:value-type="float" office:value="950.626" calcext:value-type="float">
            <text:p>950.626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1638766" calcext:value-type="float">
            <text:p>0.001638766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31196" calcext:value-type="float">
            <text:p>-1.23119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062004" calcext:value-type="float">
            <text:p>14062004</text:p>
          </table:table-cell>
          <table:table-cell office:value-type="float" office:value="435.517" calcext:value-type="float">
            <text:p>435.517</text:p>
          </table:table-cell>
          <table:table-cell office:value-type="float" office:value="46.83356" calcext:value-type="float">
            <text:p>46.83356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81.594" calcext:value-type="float">
            <text:p>1281.594</text:p>
          </table:table-cell>
          <table:table-cell office:value-type="float" office:value="421.6023" calcext:value-type="float">
            <text:p>421.6023</text:p>
          </table:table-cell>
          <table:table-cell office:value-type="float" office:value="0" calcext:value-type="float">
            <text:p>0</text:p>
          </table:table-cell>
          <table:table-cell office:value-type="float" office:value="0.355384" calcext:value-type="float">
            <text:p>0.355384</text:p>
          </table:table-cell>
          <table:table-cell office:value-type="float" office:value="0.3569825" calcext:value-type="float">
            <text:p>0.3569825</text:p>
          </table:table-cell>
          <table:table-cell office:value-type="float" office:value="0.3613968" calcext:value-type="float">
            <text:p>0.3613968</text:p>
          </table:table-cell>
          <table:table-cell office:value-type="float" office:value="0.3710755" calcext:value-type="float">
            <text:p>0.3710755</text:p>
          </table:table-cell>
          <table:table-cell office:value-type="float" office:value="0.3815621" calcext:value-type="float">
            <text:p>0.3815621</text:p>
          </table:table-cell>
          <table:table-cell office:value-type="float" office:value="0.3925956" calcext:value-type="float">
            <text:p>0.3925956</text:p>
          </table:table-cell>
          <table:table-cell office:value-type="float" office:value="0.4329078" calcext:value-type="float">
            <text:p>0.4329078</text:p>
          </table:table-cell>
          <table:table-cell office:value-type="float" office:value="0.3696076" calcext:value-type="float">
            <text:p>0.3696076</text:p>
          </table:table-cell>
          <table:table-cell office:value-type="float" office:value="0.3875926" calcext:value-type="float">
            <text:p>0.3875926</text:p>
          </table:table-cell>
          <table:table-cell office:value-type="float" office:value="0.413748" calcext:value-type="float">
            <text:p>0.413748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1849E-015" calcext:value-type="float">
            <text:p>1.951849E-15</text:p>
          </table:table-cell>
          <table:table-cell office:value-type="float" office:value="1.921786E-015" calcext:value-type="float">
            <text:p>1.921786E-15</text:p>
          </table:table-cell>
          <table:table-cell office:value-type="float" office:value="1.970037E-015" calcext:value-type="float">
            <text:p>1.970037E-15</text:p>
          </table:table-cell>
          <table:table-cell office:value-type="float" office:value="1.973356E-015" calcext:value-type="float">
            <text:p>1.973356E-15</text:p>
          </table:table-cell>
          <table:table-cell office:value-type="float" office:value="9.497112E-016" calcext:value-type="float">
            <text:p>9.497112E-16</text:p>
          </table:table-cell>
          <table:table-cell office:value-type="float" office:value="9.39239E-016" calcext:value-type="float">
            <text:p>9.39239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880945" calcext:value-type="float">
            <text:p>-0.005880945</text:p>
          </table:table-cell>
          <table:table-cell office:value-type="float" office:value="-0.005694922" calcext:value-type="float">
            <text:p>-0.005694922</text:p>
          </table:table-cell>
          <table:table-cell office:value-type="float" office:value="-0.005232576" calcext:value-type="float">
            <text:p>-0.005232576</text:p>
          </table:table-cell>
          <table:table-cell office:value-type="float" office:value="-0.004361683" calcext:value-type="float">
            <text:p>-0.004361683</text:p>
          </table:table-cell>
          <table:table-cell office:value-type="float" office:value="-0.003590293" calcext:value-type="float">
            <text:p>-0.003590293</text:p>
          </table:table-cell>
          <table:table-cell office:value-type="float" office:value="-0.00293933" calcext:value-type="float">
            <text:p>-0.00293933</text:p>
          </table:table-cell>
          <table:table-cell office:value-type="float" office:value="-0.002171937" calcext:value-type="float">
            <text:p>-0.002171937</text:p>
          </table:table-cell>
          <table:table-cell office:value-type="float" office:value="-0.01112498" calcext:value-type="float">
            <text:p>-0.01112498</text:p>
          </table:table-cell>
          <table:table-cell office:value-type="float" office:value="-0.007057861" calcext:value-type="float">
            <text:p>-0.007057861</text:p>
          </table:table-cell>
          <table:table-cell office:value-type="float" office:value="-0.003781331" calcext:value-type="float">
            <text:p>-0.003781331</text:p>
          </table:table-cell>
          <table:table-cell office:value-type="float" office:value="961.2413" calcext:value-type="float">
            <text:p>961.2413</text:p>
          </table:table-cell>
          <table:table-cell office:value-type="float" office:value="0" calcext:value-type="float">
            <text:p>0</text:p>
          </table:table-cell>
          <table:table-cell office:value-type="float" office:value="-0.005913998" calcext:value-type="float">
            <text:p>-0.005913998</text:p>
          </table:table-cell>
          <table:table-cell office:value-type="float" office:value="0.001540567" calcext:value-type="float">
            <text:p>0.001540567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9452" calcext:value-type="float">
            <text:p>-1.22945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062004" calcext:value-type="float">
            <text:p>15062004</text:p>
          </table:table-cell>
          <table:table-cell office:value-type="float" office:value="437.3169" calcext:value-type="float">
            <text:p>437.3169</text:p>
          </table:table-cell>
          <table:table-cell office:value-type="float" office:value="48.51425" calcext:value-type="float">
            <text:p>48.51425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75.63" calcext:value-type="float">
            <text:p>1275.63</text:p>
          </table:table-cell>
          <table:table-cell office:value-type="float" office:value="427.6854" calcext:value-type="float">
            <text:p>427.6854</text:p>
          </table:table-cell>
          <table:table-cell office:value-type="float" office:value="0" calcext:value-type="float">
            <text:p>0</text:p>
          </table:table-cell>
          <table:table-cell office:value-type="float" office:value="0.3477904" calcext:value-type="float">
            <text:p>0.3477904</text:p>
          </table:table-cell>
          <table:table-cell office:value-type="float" office:value="0.3481996" calcext:value-type="float">
            <text:p>0.3481996</text:p>
          </table:table-cell>
          <table:table-cell office:value-type="float" office:value="0.3494548" calcext:value-type="float">
            <text:p>0.3494548</text:p>
          </table:table-cell>
          <table:table-cell office:value-type="float" office:value="0.351357" calcext:value-type="float">
            <text:p>0.351357</text:p>
          </table:table-cell>
          <table:table-cell office:value-type="float" office:value="0.3558351" calcext:value-type="float">
            <text:p>0.3558351</text:p>
          </table:table-cell>
          <table:table-cell office:value-type="float" office:value="0.3619795" calcext:value-type="float">
            <text:p>0.3619795</text:p>
          </table:table-cell>
          <table:table-cell office:value-type="float" office:value="0.4039747" calcext:value-type="float">
            <text:p>0.4039747</text:p>
          </table:table-cell>
          <table:table-cell office:value-type="float" office:value="0.3726336" calcext:value-type="float">
            <text:p>0.3726336</text:p>
          </table:table-cell>
          <table:table-cell office:value-type="float" office:value="0.3880095" calcext:value-type="float">
            <text:p>0.3880095</text:p>
          </table:table-cell>
          <table:table-cell office:value-type="float" office:value="0.4139467" calcext:value-type="float">
            <text:p>0.4139467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2185E-015" calcext:value-type="float">
            <text:p>1.952185E-15</text:p>
          </table:table-cell>
          <table:table-cell office:value-type="float" office:value="1.92177E-015" calcext:value-type="float">
            <text:p>1.92177E-15</text:p>
          </table:table-cell>
          <table:table-cell office:value-type="float" office:value="1.970014E-015" calcext:value-type="float">
            <text:p>1.970014E-15</text:p>
          </table:table-cell>
          <table:table-cell office:value-type="float" office:value="1.973331E-015" calcext:value-type="float">
            <text:p>1.973331E-15</text:p>
          </table:table-cell>
          <table:table-cell office:value-type="float" office:value="9.496987E-016" calcext:value-type="float">
            <text:p>9.496987E-16</text:p>
          </table:table-cell>
          <table:table-cell office:value-type="float" office:value="9.39239E-016" calcext:value-type="float">
            <text:p>9.39239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6765531" calcext:value-type="float">
            <text:p>-0.006765531</text:p>
          </table:table-cell>
          <table:table-cell office:value-type="float" office:value="-0.006717473" calcext:value-type="float">
            <text:p>-0.006717473</text:p>
          </table:table-cell>
          <table:table-cell office:value-type="float" office:value="-0.006579983" calcext:value-type="float">
            <text:p>-0.006579983</text:p>
          </table:table-cell>
          <table:table-cell office:value-type="float" office:value="-0.006380464" calcext:value-type="float">
            <text:p>-0.006380464</text:p>
          </table:table-cell>
          <table:table-cell office:value-type="float" office:value="-0.005840207" calcext:value-type="float">
            <text:p>-0.005840207</text:p>
          </table:table-cell>
          <table:table-cell office:value-type="float" office:value="-0.005174388" calcext:value-type="float">
            <text:p>-0.005174388</text:p>
          </table:table-cell>
          <table:table-cell office:value-type="float" office:value="-0.004240477" calcext:value-type="float">
            <text:p>-0.004240477</text:p>
          </table:table-cell>
          <table:table-cell office:value-type="float" office:value="-0.01028066" calcext:value-type="float">
            <text:p>-0.01028066</text:p>
          </table:table-cell>
          <table:table-cell office:value-type="float" office:value="-0.006985614" calcext:value-type="float">
            <text:p>-0.006985614</text:p>
          </table:table-cell>
          <table:table-cell office:value-type="float" office:value="-0.003763643" calcext:value-type="float">
            <text:p>-0.003763643</text:p>
          </table:table-cell>
          <table:table-cell office:value-type="float" office:value="970.9971" calcext:value-type="float">
            <text:p>970.9971</text:p>
          </table:table-cell>
          <table:table-cell office:value-type="float" office:value="0" calcext:value-type="float">
            <text:p>0</text:p>
          </table:table-cell>
          <table:table-cell office:value-type="float" office:value="-0.006796035" calcext:value-type="float">
            <text:p>-0.006796035</text:p>
          </table:table-cell>
          <table:table-cell office:value-type="float" office:value="0.001444163" calcext:value-type="float">
            <text:p>0.001444163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508" calcext:value-type="float">
            <text:p>-1.22850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062004" calcext:value-type="float">
            <text:p>16062004</text:p>
          </table:table-cell>
          <table:table-cell office:value-type="float" office:value="439.1169" calcext:value-type="float">
            <text:p>439.1169</text:p>
          </table:table-cell>
          <table:table-cell office:value-type="float" office:value="50.47784" calcext:value-type="float">
            <text:p>50.47784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70.254" calcext:value-type="float">
            <text:p>1270.254</text:p>
          </table:table-cell>
          <table:table-cell office:value-type="float" office:value="432.8973" calcext:value-type="float">
            <text:p>432.8973</text:p>
          </table:table-cell>
          <table:table-cell office:value-type="float" office:value="0" calcext:value-type="float">
            <text:p>0</text:p>
          </table:table-cell>
          <table:table-cell office:value-type="float" office:value="0.3274023" calcext:value-type="float">
            <text:p>0.3274023</text:p>
          </table:table-cell>
          <table:table-cell office:value-type="float" office:value="0.327992" calcext:value-type="float">
            <text:p>0.327992</text:p>
          </table:table-cell>
          <table:table-cell office:value-type="float" office:value="0.3299407" calcext:value-type="float">
            <text:p>0.329940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369492" calcext:value-type="float">
            <text:p>0.3369492</text:p>
          </table:table-cell>
          <table:table-cell office:value-type="float" office:value="0.3410354" calcext:value-type="float">
            <text:p>0.3410354</text:p>
          </table:table-cell>
          <table:table-cell office:value-type="float" office:value="0.3848802" calcext:value-type="float">
            <text:p>0.3848802</text:p>
          </table:table-cell>
          <table:table-cell office:value-type="float" office:value="0.3743447" calcext:value-type="float">
            <text:p>0.3743447</text:p>
          </table:table-cell>
          <table:table-cell office:value-type="float" office:value="0.3883868" calcext:value-type="float">
            <text:p>0.3883868</text:p>
          </table:table-cell>
          <table:table-cell office:value-type="float" office:value="0.4139471" calcext:value-type="float">
            <text:p>0.4139471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2527E-015" calcext:value-type="float">
            <text:p>1.952527E-15</text:p>
          </table:table-cell>
          <table:table-cell office:value-type="float" office:value="1.921749E-015" calcext:value-type="float">
            <text:p>1.921749E-15</text:p>
          </table:table-cell>
          <table:table-cell office:value-type="float" office:value="1.969991E-015" calcext:value-type="float">
            <text:p>1.969991E-15</text:p>
          </table:table-cell>
          <table:table-cell office:value-type="float" office:value="1.973306E-015" calcext:value-type="float">
            <text:p>1.973306E-15</text:p>
          </table:table-cell>
          <table:table-cell office:value-type="float" office:value="9.49686E-016" calcext:value-type="float">
            <text:p>9.49686E-16</text:p>
          </table:table-cell>
          <table:table-cell office:value-type="float" office:value="9.39239E-016" calcext:value-type="float">
            <text:p>9.39239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037692" calcext:value-type="float">
            <text:p>-0.01037692</text:p>
          </table:table-cell>
          <table:table-cell office:value-type="float" office:value="-0.01023108" calcext:value-type="float">
            <text:p>-0.01023108</text:p>
          </table:table-cell>
          <table:table-cell office:value-type="float" office:value="-0.009818406" calcext:value-type="float">
            <text:p>-0.009818406</text:p>
          </table:table-cell>
          <table:table-cell office:value-type="float" office:value="-0.009176481" calcext:value-type="float">
            <text:p>-0.009176481</text:p>
          </table:table-cell>
          <table:table-cell office:value-type="float" office:value="-0.008513235" calcext:value-type="float">
            <text:p>-0.008513235</text:p>
          </table:table-cell>
          <table:table-cell office:value-type="float" office:value="-0.007824881" calcext:value-type="float">
            <text:p>-0.007824881</text:p>
          </table:table-cell>
          <table:table-cell office:value-type="float" office:value="-0.006774664" calcext:value-type="float">
            <text:p>-0.006774664</text:p>
          </table:table-cell>
          <table:table-cell office:value-type="float" office:value="-0.009834482" calcext:value-type="float">
            <text:p>-0.009834482</text:p>
          </table:table-cell>
          <table:table-cell office:value-type="float" office:value="-0.00692062" calcext:value-type="float">
            <text:p>-0.00692062</text:p>
          </table:table-cell>
          <table:table-cell office:value-type="float" office:value="-0.003763627" calcext:value-type="float">
            <text:p>-0.003763627</text:p>
          </table:table-cell>
          <table:table-cell office:value-type="float" office:value="979.7582" calcext:value-type="float">
            <text:p>979.7582</text:p>
          </table:table-cell>
          <table:table-cell office:value-type="float" office:value="0" calcext:value-type="float">
            <text:p>0</text:p>
          </table:table-cell>
          <table:table-cell office:value-type="float" office:value="-0.01021788" calcext:value-type="float">
            <text:p>-0.01021788</text:p>
          </table:table-cell>
          <table:table-cell office:value-type="float" office:value="0.001346441" calcext:value-type="float">
            <text:p>0.001346441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507" calcext:value-type="float">
            <text:p>-1.22850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062004" calcext:value-type="float">
            <text:p>17062004</text:p>
          </table:table-cell>
          <table:table-cell office:value-type="float" office:value="452.1169" calcext:value-type="float">
            <text:p>452.1169</text:p>
          </table:table-cell>
          <table:table-cell office:value-type="float" office:value="53.35543" calcext:value-type="float">
            <text:p>53.35543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74.235" calcext:value-type="float">
            <text:p>1274.235</text:p>
          </table:table-cell>
          <table:table-cell office:value-type="float" office:value="439.0382" calcext:value-type="float">
            <text:p>439.0382</text:p>
          </table:table-cell>
          <table:table-cell office:value-type="float" office:value="0" calcext:value-type="float">
            <text:p>0</text:p>
          </table:table-cell>
          <table:table-cell office:value-type="float" office:value="0.3429931" calcext:value-type="float">
            <text:p>0.3429931</text:p>
          </table:table-cell>
          <table:table-cell office:value-type="float" office:value="0.3439816" calcext:value-type="float">
            <text:p>0.3439816</text:p>
          </table:table-cell>
          <table:table-cell office:value-type="float" office:value="0.346412" calcext:value-type="float">
            <text:p>0.346412</text:p>
          </table:table-cell>
          <table:table-cell office:value-type="float" office:value="0.3498047" calcext:value-type="float">
            <text:p>0.3498047</text:p>
          </table:table-cell>
          <table:table-cell office:value-type="float" office:value="0.3522511" calcext:value-type="float">
            <text:p>0.3522511</text:p>
          </table:table-cell>
          <table:table-cell office:value-type="float" office:value="0.3542452" calcext:value-type="float">
            <text:p>0.3542452</text:p>
          </table:table-cell>
          <table:table-cell office:value-type="float" office:value="0.3896117" calcext:value-type="float">
            <text:p>0.3896117</text:p>
          </table:table-cell>
          <table:table-cell office:value-type="float" office:value="0.3751811" calcext:value-type="float">
            <text:p>0.3751811</text:p>
          </table:table-cell>
          <table:table-cell office:value-type="float" office:value="0.388501" calcext:value-type="float">
            <text:p>0.388501</text:p>
          </table:table-cell>
          <table:table-cell office:value-type="float" office:value="0.4138685" calcext:value-type="float">
            <text:p>0.4138685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2871E-015" calcext:value-type="float">
            <text:p>1.952871E-15</text:p>
          </table:table-cell>
          <table:table-cell office:value-type="float" office:value="1.92173E-015" calcext:value-type="float">
            <text:p>1.92173E-15</text:p>
          </table:table-cell>
          <table:table-cell office:value-type="float" office:value="1.969966E-015" calcext:value-type="float">
            <text:p>1.969966E-15</text:p>
          </table:table-cell>
          <table:table-cell office:value-type="float" office:value="1.973278E-015" calcext:value-type="float">
            <text:p>1.973278E-15</text:p>
          </table:table-cell>
          <table:table-cell office:value-type="float" office:value="9.496749E-016" calcext:value-type="float">
            <text:p>9.496749E-16</text:p>
          </table:table-cell>
          <table:table-cell office:value-type="float" office:value="9.392388E-016" calcext:value-type="float">
            <text:p>9.39238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7475335" calcext:value-type="float">
            <text:p>-0.007475335</text:p>
          </table:table-cell>
          <table:table-cell office:value-type="float" office:value="-0.007332962" calcext:value-type="float">
            <text:p>-0.007332962</text:p>
          </table:table-cell>
          <table:table-cell office:value-type="float" office:value="-0.006990632" calcext:value-type="float">
            <text:p>-0.006990632</text:p>
          </table:table-cell>
          <table:table-cell office:value-type="float" office:value="-0.006551811" calcext:value-type="float">
            <text:p>-0.006551811</text:p>
          </table:table-cell>
          <table:table-cell office:value-type="float" office:value="-0.006247759" calcext:value-type="float">
            <text:p>-0.006247759</text:p>
          </table:table-cell>
          <table:table-cell office:value-type="float" office:value="-0.006010093" calcext:value-type="float">
            <text:p>-0.006010093</text:p>
          </table:table-cell>
          <table:table-cell office:value-type="float" office:value="-0.006038791" calcext:value-type="float">
            <text:p>-0.006038791</text:p>
          </table:table-cell>
          <table:table-cell office:value-type="float" office:value="-0.009626683" calcext:value-type="float">
            <text:p>-0.009626683</text:p>
          </table:table-cell>
          <table:table-cell office:value-type="float" office:value="-0.00690126" calcext:value-type="float">
            <text:p>-0.00690126</text:p>
          </table:table-cell>
          <table:table-cell office:value-type="float" office:value="-0.00377085" calcext:value-type="float">
            <text:p>-0.00377085</text:p>
          </table:table-cell>
          <table:table-cell office:value-type="float" office:value="989.8471" calcext:value-type="float">
            <text:p>989.8471</text:p>
          </table:table-cell>
          <table:table-cell office:value-type="float" office:value="0" calcext:value-type="float">
            <text:p>0</text:p>
          </table:table-cell>
          <table:table-cell office:value-type="float" office:value="-0.007622711" calcext:value-type="float">
            <text:p>-0.007622711</text:p>
          </table:table-cell>
          <table:table-cell office:value-type="float" office:value="0.001237393" calcext:value-type="float">
            <text:p>0.00123739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893" calcext:value-type="float">
            <text:p>-1.22889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062004" calcext:value-type="float">
            <text:p>18062004</text:p>
          </table:table-cell>
          <table:table-cell office:value-type="float" office:value="452.1169" calcext:value-type="float">
            <text:p>452.1169</text:p>
          </table:table-cell>
          <table:table-cell office:value-type="float" office:value="56.78795" calcext:value-type="float">
            <text:p>56.78795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66.113" calcext:value-type="float">
            <text:p>1266.113</text:p>
          </table:table-cell>
          <table:table-cell office:value-type="float" office:value="443.7294" calcext:value-type="float">
            <text:p>443.7294</text:p>
          </table:table-cell>
          <table:table-cell office:value-type="float" office:value="0" calcext:value-type="float">
            <text:p>0</text:p>
          </table:table-cell>
          <table:table-cell office:value-type="float" office:value="0.0927869" calcext:value-type="float">
            <text:p>0.0927869</text:p>
          </table:table-cell>
          <table:table-cell office:value-type="float" office:value="0.3210606" calcext:value-type="float">
            <text:p>0.3210606</text:p>
          </table:table-cell>
          <table:table-cell office:value-type="float" office:value="0.3227313" calcext:value-type="float">
            <text:p>0.3227313</text:p>
          </table:table-cell>
          <table:table-cell office:value-type="float" office:value="0.326576" calcext:value-type="float">
            <text:p>0.326576</text:p>
          </table:table-cell>
          <table:table-cell office:value-type="float" office:value="0.3306214" calcext:value-type="float">
            <text:p>0.3306214</text:p>
          </table:table-cell>
          <table:table-cell office:value-type="float" office:value="0.3345677" calcext:value-type="float">
            <text:p>0.3345677</text:p>
          </table:table-cell>
          <table:table-cell office:value-type="float" office:value="0.3791861" calcext:value-type="float">
            <text:p>0.3791861</text:p>
          </table:table-cell>
          <table:table-cell office:value-type="float" office:value="0.3753238" calcext:value-type="float">
            <text:p>0.3753238</text:p>
          </table:table-cell>
          <table:table-cell office:value-type="float" office:value="0.3888282" calcext:value-type="float">
            <text:p>0.3888282</text:p>
          </table:table-cell>
          <table:table-cell office:value-type="float" office:value="0.4139627" calcext:value-type="float">
            <text:p>0.4139627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3263E-015" calcext:value-type="float">
            <text:p>1.953263E-15</text:p>
          </table:table-cell>
          <table:table-cell office:value-type="float" office:value="1.9217E-015" calcext:value-type="float">
            <text:p>1.9217E-15</text:p>
          </table:table-cell>
          <table:table-cell office:value-type="float" office:value="1.969935E-015" calcext:value-type="float">
            <text:p>1.969935E-15</text:p>
          </table:table-cell>
          <table:table-cell office:value-type="float" office:value="1.973252E-015" calcext:value-type="float">
            <text:p>1.973252E-15</text:p>
          </table:table-cell>
          <table:table-cell office:value-type="float" office:value="9.496653E-016" calcext:value-type="float">
            <text:p>9.496653E-16</text:p>
          </table:table-cell>
          <table:table-cell office:value-type="float" office:value="9.392359E-016" calcext:value-type="float">
            <text:p>9.392359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7.61721" calcext:value-type="float">
            <text:p>-27.61721</text:p>
          </table:table-cell>
          <table:table-cell office:value-type="float" office:value="-0.01186884" calcext:value-type="float">
            <text:p>-0.01186884</text:p>
          </table:table-cell>
          <table:table-cell office:value-type="float" office:value="-0.01145956" calcext:value-type="float">
            <text:p>-0.01145956</text:p>
          </table:table-cell>
          <table:table-cell office:value-type="float" office:value="-0.01057356" calcext:value-type="float">
            <text:p>-0.01057356</text:p>
          </table:table-cell>
          <table:table-cell office:value-type="float" office:value="-0.009706133" calcext:value-type="float">
            <text:p>-0.009706133</text:p>
          </table:table-cell>
          <table:table-cell office:value-type="float" office:value="-0.008935971" calcext:value-type="float">
            <text:p>-0.008935971</text:p>
          </table:table-cell>
          <table:table-cell office:value-type="float" office:value="-0.007828008" calcext:value-type="float">
            <text:p>-0.007828008</text:p>
          </table:table-cell>
          <table:table-cell office:value-type="float" office:value="-0.009588119" calcext:value-type="float">
            <text:p>-0.009588119</text:p>
          </table:table-cell>
          <table:table-cell office:value-type="float" office:value="-0.006845569" calcext:value-type="float">
            <text:p>-0.006845569</text:p>
          </table:table-cell>
          <table:table-cell office:value-type="float" office:value="-0.003762294" calcext:value-type="float">
            <text:p>-0.003762294</text:p>
          </table:table-cell>
          <table:table-cell office:value-type="float" office:value="998.1014" calcext:value-type="float">
            <text:p>998.1014</text:p>
          </table:table-cell>
          <table:table-cell office:value-type="float" office:value="0" calcext:value-type="float">
            <text:p>0</text:p>
          </table:table-cell>
          <table:table-cell office:value-type="float" office:value="-10.99479" calcext:value-type="float">
            <text:p>-10.99479</text:p>
          </table:table-cell>
          <table:table-cell office:value-type="float" office:value="0.001170477" calcext:value-type="float">
            <text:p>0.00117047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36" calcext:value-type="float">
            <text:p>-1.22843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062004" calcext:value-type="float">
            <text:p>19062004</text:p>
          </table:table-cell>
          <table:table-cell office:value-type="float" office:value="452.1169" calcext:value-type="float">
            <text:p>452.1169</text:p>
          </table:table-cell>
          <table:table-cell office:value-type="float" office:value="56.83837" calcext:value-type="float">
            <text:p>56.83837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62.76" calcext:value-type="float">
            <text:p>1262.76</text:p>
          </table:table-cell>
          <table:table-cell office:value-type="float" office:value="447.0338" calcext:value-type="float">
            <text:p>447.0338</text:p>
          </table:table-cell>
          <table:table-cell office:value-type="float" office:value="0" calcext:value-type="float">
            <text:p>0</text:p>
          </table:table-cell>
          <table:table-cell office:value-type="float" office:value="0.08887827" calcext:value-type="float">
            <text:p>0.08887827</text:p>
          </table:table-cell>
          <table:table-cell office:value-type="float" office:value="0.3118707" calcext:value-type="float">
            <text:p>0.3118707</text:p>
          </table:table-cell>
          <table:table-cell office:value-type="float" office:value="0.3130836" calcext:value-type="float">
            <text:p>0.3130836</text:p>
          </table:table-cell>
          <table:table-cell office:value-type="float" office:value="0.3155501" calcext:value-type="float">
            <text:p>0.3155501</text:p>
          </table:table-cell>
          <table:table-cell office:value-type="float" office:value="0.3184451" calcext:value-type="float">
            <text:p>0.3184451</text:p>
          </table:table-cell>
          <table:table-cell office:value-type="float" office:value="0.3218329" calcext:value-type="float">
            <text:p>0.3218329</text:p>
          </table:table-cell>
          <table:table-cell office:value-type="float" office:value="0.3693282" calcext:value-type="float">
            <text:p>0.3693282</text:p>
          </table:table-cell>
          <table:table-cell office:value-type="float" office:value="0.3741851" calcext:value-type="float">
            <text:p>0.3741851</text:p>
          </table:table-cell>
          <table:table-cell office:value-type="float" office:value="0.3890352" calcext:value-type="float">
            <text:p>0.3890352</text:p>
          </table:table-cell>
          <table:table-cell office:value-type="float" office:value="0.4139911" calcext:value-type="float">
            <text:p>0.4139911</text:p>
          </table:table-cell>
          <table:table-cell office:value-type="float" office:value="0.5107094" calcext:value-type="float">
            <text:p>0.5107094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3748E-015" calcext:value-type="float">
            <text:p>1.953748E-15</text:p>
          </table:table-cell>
          <table:table-cell office:value-type="float" office:value="1.921662E-015" calcext:value-type="float">
            <text:p>1.921662E-15</text:p>
          </table:table-cell>
          <table:table-cell office:value-type="float" office:value="1.969893E-015" calcext:value-type="float">
            <text:p>1.969893E-15</text:p>
          </table:table-cell>
          <table:table-cell office:value-type="float" office:value="1.973225E-015" calcext:value-type="float">
            <text:p>1.973225E-15</text:p>
          </table:table-cell>
          <table:table-cell office:value-type="float" office:value="9.496631E-016" calcext:value-type="float">
            <text:p>9.496631E-16</text:p>
          </table:table-cell>
          <table:table-cell office:value-type="float" office:value="9.392219E-016" calcext:value-type="float">
            <text:p>9.392219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6.14823" calcext:value-type="float">
            <text:p>-36.14823</text:p>
          </table:table-cell>
          <table:table-cell office:value-type="float" office:value="-0.01452956" calcext:value-type="float">
            <text:p>-0.01452956</text:p>
          </table:table-cell>
          <table:table-cell office:value-type="float" office:value="-0.01415382" calcext:value-type="float">
            <text:p>-0.01415382</text:p>
          </table:table-cell>
          <table:table-cell office:value-type="float" office:value="-0.01342713" calcext:value-type="float">
            <text:p>-0.01342713</text:p>
          </table:table-cell>
          <table:table-cell office:value-type="float" office:value="-0.01260494" calcext:value-type="float">
            <text:p>-0.01260494</text:p>
          </table:table-cell>
          <table:table-cell office:value-type="float" office:value="-0.01170882" calcext:value-type="float">
            <text:p>-0.01170882</text:p>
          </table:table-cell>
          <table:table-cell office:value-type="float" office:value="-0.01009955" calcext:value-type="float">
            <text:p>-0.01009955</text:p>
          </table:table-cell>
          <table:table-cell office:value-type="float" office:value="-0.009869334" calcext:value-type="float">
            <text:p>-0.009869334</text:p>
          </table:table-cell>
          <table:table-cell office:value-type="float" office:value="-0.00681047" calcext:value-type="float">
            <text:p>-0.00681047</text:p>
          </table:table-cell>
          <table:table-cell office:value-type="float" office:value="-0.00375983" calcext:value-type="float">
            <text:p>-0.00375983</text:p>
          </table:table-cell>
          <table:table-cell office:value-type="float" office:value="1004.926" calcext:value-type="float">
            <text:p>1004.926</text:p>
          </table:table-cell>
          <table:table-cell office:value-type="float" office:value="0" calcext:value-type="float">
            <text:p>0</text:p>
          </table:table-cell>
          <table:table-cell office:value-type="float" office:value="-15.59429" calcext:value-type="float">
            <text:p>-15.59429</text:p>
          </table:table-cell>
          <table:table-cell office:value-type="float" office:value="0.001127612" calcext:value-type="float">
            <text:p>0.00112761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304" calcext:value-type="float">
            <text:p>-1.22830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062004" calcext:value-type="float">
            <text:p>20062004</text:p>
          </table:table-cell>
          <table:table-cell office:value-type="float" office:value="452.1169" calcext:value-type="float">
            <text:p>452.1169</text:p>
          </table:table-cell>
          <table:table-cell office:value-type="float" office:value="56.87098" calcext:value-type="float">
            <text:p>56.87098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60.498" calcext:value-type="float">
            <text:p>1260.498</text:p>
          </table:table-cell>
          <table:table-cell office:value-type="float" office:value="449.2643" calcext:value-type="float">
            <text:p>449.2643</text:p>
          </table:table-cell>
          <table:table-cell office:value-type="float" office:value="0" calcext:value-type="float">
            <text:p>0</text:p>
          </table:table-cell>
          <table:table-cell office:value-type="float" office:value="0.08626189" calcext:value-type="float">
            <text:p>0.08626189</text:p>
          </table:table-cell>
          <table:table-cell office:value-type="float" office:value="0.3059978" calcext:value-type="float">
            <text:p>0.3059978</text:p>
          </table:table-cell>
          <table:table-cell office:value-type="float" office:value="0.306994" calcext:value-type="float">
            <text:p>0.306994</text:p>
          </table:table-cell>
          <table:table-cell office:value-type="float" office:value="0.3090072" calcext:value-type="float">
            <text:p>0.3090072</text:p>
          </table:table-cell>
          <table:table-cell office:value-type="float" office:value="0.3114508" calcext:value-type="float">
            <text:p>0.3114508</text:p>
          </table:table-cell>
          <table:table-cell office:value-type="float" office:value="0.3143816" calcext:value-type="float">
            <text:p>0.3143816</text:p>
          </table:table-cell>
          <table:table-cell office:value-type="float" office:value="0.363037" calcext:value-type="float">
            <text:p>0.363037</text:p>
          </table:table-cell>
          <table:table-cell office:value-type="float" office:value="0.3724224" calcext:value-type="float">
            <text:p>0.3724224</text:p>
          </table:table-cell>
          <table:table-cell office:value-type="float" office:value="0.3891006" calcext:value-type="float">
            <text:p>0.3891006</text:p>
          </table:table-cell>
          <table:table-cell office:value-type="float" office:value="0.4140211" calcext:value-type="float">
            <text:p>0.4140211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4285E-015" calcext:value-type="float">
            <text:p>1.954285E-15</text:p>
          </table:table-cell>
          <table:table-cell office:value-type="float" office:value="1.92162E-015" calcext:value-type="float">
            <text:p>1.92162E-15</text:p>
          </table:table-cell>
          <table:table-cell office:value-type="float" office:value="1.969854E-015" calcext:value-type="float">
            <text:p>1.969854E-15</text:p>
          </table:table-cell>
          <table:table-cell office:value-type="float" office:value="1.973192E-015" calcext:value-type="float">
            <text:p>1.973192E-15</text:p>
          </table:table-cell>
          <table:table-cell office:value-type="float" office:value="9.496567E-016" calcext:value-type="float">
            <text:p>9.496567E-16</text:p>
          </table:table-cell>
          <table:table-cell office:value-type="float" office:value="9.39205E-016" calcext:value-type="float">
            <text:p>9.39205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3.11143" calcext:value-type="float">
            <text:p>-43.11143</text:p>
          </table:table-cell>
          <table:table-cell office:value-type="float" office:value="-0.01659252" calcext:value-type="float">
            <text:p>-0.01659252</text:p>
          </table:table-cell>
          <table:table-cell office:value-type="float" office:value="-0.01623284" calcext:value-type="float">
            <text:p>-0.01623284</text:p>
          </table:table-cell>
          <table:table-cell office:value-type="float" office:value="-0.01553659" calcext:value-type="float">
            <text:p>-0.01553659</text:p>
          </table:table-cell>
          <table:table-cell office:value-type="float" office:value="-0.01471235" calcext:value-type="float">
            <text:p>-0.01471235</text:p>
          </table:table-cell>
          <table:table-cell office:value-type="float" office:value="-0.01378111" calcext:value-type="float">
            <text:p>-0.01378111</text:p>
          </table:table-cell>
          <table:table-cell office:value-type="float" office:value="-0.0119296" calcext:value-type="float">
            <text:p>-0.0119296</text:p>
          </table:table-cell>
          <table:table-cell office:value-type="float" office:value="-0.01032615" calcext:value-type="float">
            <text:p>-0.01032615</text:p>
          </table:table-cell>
          <table:table-cell office:value-type="float" office:value="-0.006799347" calcext:value-type="float">
            <text:p>-0.006799347</text:p>
          </table:table-cell>
          <table:table-cell office:value-type="float" office:value="-0.003757218" calcext:value-type="float">
            <text:p>-0.003757218</text:p>
          </table:table-cell>
          <table:table-cell office:value-type="float" office:value="1010.674" calcext:value-type="float">
            <text:p>1010.674</text:p>
          </table:table-cell>
          <table:table-cell office:value-type="float" office:value="0" calcext:value-type="float">
            <text:p>0</text:p>
          </table:table-cell>
          <table:table-cell office:value-type="float" office:value="-20.07343" calcext:value-type="float">
            <text:p>-20.07343</text:p>
          </table:table-cell>
          <table:table-cell office:value-type="float" office:value="0.001109482" calcext:value-type="float">
            <text:p>0.00110948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164" calcext:value-type="float">
            <text:p>-1.22816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062004" calcext:value-type="float">
            <text:p>21062004</text:p>
          </table:table-cell>
          <table:table-cell office:value-type="float" office:value="452.1169" calcext:value-type="float">
            <text:p>452.1169</text:p>
          </table:table-cell>
          <table:table-cell office:value-type="float" office:value="56.86641" calcext:value-type="float">
            <text:p>56.86641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9.037" calcext:value-type="float">
            <text:p>1259.037</text:p>
          </table:table-cell>
          <table:table-cell office:value-type="float" office:value="450.7293" calcext:value-type="float">
            <text:p>450.7293</text:p>
          </table:table-cell>
          <table:table-cell office:value-type="float" office:value="0" calcext:value-type="float">
            <text:p>0</text:p>
          </table:table-cell>
          <table:table-cell office:value-type="float" office:value="0.08657358" calcext:value-type="float">
            <text:p>0.08657358</text:p>
          </table:table-cell>
          <table:table-cell office:value-type="float" office:value="0.3027739" calcext:value-type="float">
            <text:p>0.3027739</text:p>
          </table:table-cell>
          <table:table-cell office:value-type="float" office:value="0.3036802" calcext:value-type="float">
            <text:p>0.3036802</text:p>
          </table:table-cell>
          <table:table-cell office:value-type="float" office:value="0.3054121" calcext:value-type="float">
            <text:p>0.3054121</text:p>
          </table:table-cell>
          <table:table-cell office:value-type="float" office:value="0.3075167" calcext:value-type="float">
            <text:p>0.3075167</text:p>
          </table:table-cell>
          <table:table-cell office:value-type="float" office:value="0.3101534" calcext:value-type="float">
            <text:p>0.3101534</text:p>
          </table:table-cell>
          <table:table-cell office:value-type="float" office:value="0.3590954" calcext:value-type="float">
            <text:p>0.3590954</text:p>
          </table:table-cell>
          <table:table-cell office:value-type="float" office:value="0.370557" calcext:value-type="float">
            <text:p>0.370557</text:p>
          </table:table-cell>
          <table:table-cell office:value-type="float" office:value="0.3890756" calcext:value-type="float">
            <text:p>0.3890756</text:p>
          </table:table-cell>
          <table:table-cell office:value-type="float" office:value="0.4140467" calcext:value-type="float">
            <text:p>0.4140467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484E-015" calcext:value-type="float">
            <text:p>1.95484E-15</text:p>
          </table:table-cell>
          <table:table-cell office:value-type="float" office:value="1.921581E-015" calcext:value-type="float">
            <text:p>1.921581E-15</text:p>
          </table:table-cell>
          <table:table-cell office:value-type="float" office:value="1.969813E-015" calcext:value-type="float">
            <text:p>1.969813E-15</text:p>
          </table:table-cell>
          <table:table-cell office:value-type="float" office:value="1.973153E-015" calcext:value-type="float">
            <text:p>1.973153E-15</text:p>
          </table:table-cell>
          <table:table-cell office:value-type="float" office:value="9.496514E-016" calcext:value-type="float">
            <text:p>9.496514E-16</text:p>
          </table:table-cell>
          <table:table-cell office:value-type="float" office:value="9.391896E-016" calcext:value-type="float">
            <text:p>9.391896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2.23789" calcext:value-type="float">
            <text:p>-42.23789</text:p>
          </table:table-cell>
          <table:table-cell office:value-type="float" office:value="-0.01786856" calcext:value-type="float">
            <text:p>-0.01786856</text:p>
          </table:table-cell>
          <table:table-cell office:value-type="float" office:value="-0.0175113" calcext:value-type="float">
            <text:p>-0.0175113</text:p>
          </table:table-cell>
          <table:table-cell office:value-type="float" office:value="-0.01685715" calcext:value-type="float">
            <text:p>-0.01685715</text:p>
          </table:table-cell>
          <table:table-cell office:value-type="float" office:value="-0.01607541" calcext:value-type="float">
            <text:p>-0.01607541</text:p>
          </table:table-cell>
          <table:table-cell office:value-type="float" office:value="-0.01514661" calcext:value-type="float">
            <text:p>-0.01514661</text:p>
          </table:table-cell>
          <table:table-cell office:value-type="float" office:value="-0.01325731" calcext:value-type="float">
            <text:p>-0.01325731</text:p>
          </table:table-cell>
          <table:table-cell office:value-type="float" office:value="-0.01083656" calcext:value-type="float">
            <text:p>-0.01083656</text:p>
          </table:table-cell>
          <table:table-cell office:value-type="float" office:value="-0.006803324" calcext:value-type="float">
            <text:p>-0.006803324</text:p>
          </table:table-cell>
          <table:table-cell office:value-type="float" office:value="-0.003754992" calcext:value-type="float">
            <text:p>-0.003754992</text:p>
          </table:table-cell>
          <table:table-cell office:value-type="float" office:value="1015.65" calcext:value-type="float">
            <text:p>1015.65</text:p>
          </table:table-cell>
          <table:table-cell office:value-type="float" office:value="0" calcext:value-type="float">
            <text:p>0</text:p>
          </table:table-cell>
          <table:table-cell office:value-type="float" office:value="-15.50562" calcext:value-type="float">
            <text:p>-15.50562</text:p>
          </table:table-cell>
          <table:table-cell office:value-type="float" office:value="0.001099852" calcext:value-type="float">
            <text:p>0.00109985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044" calcext:value-type="float">
            <text:p>-1.22804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062004" calcext:value-type="float">
            <text:p>22062004</text:p>
          </table:table-cell>
          <table:table-cell office:value-type="float" office:value="452.1169" calcext:value-type="float">
            <text:p>452.1169</text:p>
          </table:table-cell>
          <table:table-cell office:value-type="float" office:value="56.83224" calcext:value-type="float">
            <text:p>56.83224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8.092" calcext:value-type="float">
            <text:p>1258.092</text:p>
          </table:table-cell>
          <table:table-cell office:value-type="float" office:value="451.7082" calcext:value-type="float">
            <text:p>451.7082</text:p>
          </table:table-cell>
          <table:table-cell office:value-type="float" office:value="0" calcext:value-type="float">
            <text:p>0</text:p>
          </table:table-cell>
          <table:table-cell office:value-type="float" office:value="0.09000366" calcext:value-type="float">
            <text:p>0.09000366</text:p>
          </table:table-cell>
          <table:table-cell office:value-type="float" office:value="0.30108" calcext:value-type="float">
            <text:p>0.30108</text:p>
          </table:table-cell>
          <table:table-cell office:value-type="float" office:value="0.3019413" calcext:value-type="float">
            <text:p>0.3019413</text:p>
          </table:table-cell>
          <table:table-cell office:value-type="float" office:value="0.3035247" calcext:value-type="float">
            <text:p>0.3035247</text:p>
          </table:table-cell>
          <table:table-cell office:value-type="float" office:value="0.3053873" calcext:value-type="float">
            <text:p>0.3053873</text:p>
          </table:table-cell>
          <table:table-cell office:value-type="float" office:value="0.3076559" calcext:value-type="float">
            <text:p>0.3076559</text:p>
          </table:table-cell>
          <table:table-cell office:value-type="float" office:value="0.3566884" calcext:value-type="float">
            <text:p>0.3566884</text:p>
          </table:table-cell>
          <table:table-cell office:value-type="float" office:value="0.3688917" calcext:value-type="float">
            <text:p>0.3688917</text:p>
          </table:table-cell>
          <table:table-cell office:value-type="float" office:value="0.3889492" calcext:value-type="float">
            <text:p>0.3889492</text:p>
          </table:table-cell>
          <table:table-cell office:value-type="float" office:value="0.4140638" calcext:value-type="float">
            <text:p>0.4140638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5398E-015" calcext:value-type="float">
            <text:p>1.955398E-15</text:p>
          </table:table-cell>
          <table:table-cell office:value-type="float" office:value="1.921543E-015" calcext:value-type="float">
            <text:p>1.921543E-15</text:p>
          </table:table-cell>
          <table:table-cell office:value-type="float" office:value="1.969772E-015" calcext:value-type="float">
            <text:p>1.969772E-15</text:p>
          </table:table-cell>
          <table:table-cell office:value-type="float" office:value="1.973113E-015" calcext:value-type="float">
            <text:p>1.973113E-15</text:p>
          </table:table-cell>
          <table:table-cell office:value-type="float" office:value="9.49649E-016" calcext:value-type="float">
            <text:p>9.49649E-16</text:p>
          </table:table-cell>
          <table:table-cell office:value-type="float" office:value="9.391718E-016" calcext:value-type="float">
            <text:p>9.39171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2.99066" calcext:value-type="float">
            <text:p>-32.99066</text:p>
          </table:table-cell>
          <table:table-cell office:value-type="float" office:value="-0.01858549" calcext:value-type="float">
            <text:p>-0.01858549</text:p>
          </table:table-cell>
          <table:table-cell office:value-type="float" office:value="-0.01822816" calcext:value-type="float">
            <text:p>-0.01822816</text:p>
          </table:table-cell>
          <table:table-cell office:value-type="float" office:value="-0.01760124" calcext:value-type="float">
            <text:p>-0.01760124</text:p>
          </table:table-cell>
          <table:table-cell office:value-type="float" office:value="-0.0168725" calcext:value-type="float">
            <text:p>-0.0168725</text:p>
          </table:table-cell>
          <table:table-cell office:value-type="float" office:value="-0.01602384" calcext:value-type="float">
            <text:p>-0.01602384</text:p>
          </table:table-cell>
          <table:table-cell office:value-type="float" office:value="-0.01415017" calcext:value-type="float">
            <text:p>-0.01415017</text:p>
          </table:table-cell>
          <table:table-cell office:value-type="float" office:value="-0.01131639" calcext:value-type="float">
            <text:p>-0.01131639</text:p>
          </table:table-cell>
          <table:table-cell office:value-type="float" office:value="-0.006824417" calcext:value-type="float">
            <text:p>-0.006824417</text:p>
          </table:table-cell>
          <table:table-cell office:value-type="float" office:value="-0.003753495" calcext:value-type="float">
            <text:p>-0.003753495</text:p>
          </table:table-cell>
          <table:table-cell office:value-type="float" office:value="1020.141" calcext:value-type="float">
            <text:p>1020.141</text:p>
          </table:table-cell>
          <table:table-cell office:value-type="float" office:value="0" calcext:value-type="float">
            <text:p>0</text:p>
          </table:table-cell>
          <table:table-cell office:value-type="float" office:value="-11.62306" calcext:value-type="float">
            <text:p>-11.62306</text:p>
          </table:table-cell>
          <table:table-cell office:value-type="float" office:value="0.001093097" calcext:value-type="float">
            <text:p>0.00109309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7964" calcext:value-type="float">
            <text:p>-1.22796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3062004" calcext:value-type="float">
            <text:p>23062004</text:p>
          </table:table-cell>
          <table:table-cell office:value-type="float" office:value="452.1169" calcext:value-type="float">
            <text:p>452.1169</text:p>
          </table:table-cell>
          <table:table-cell office:value-type="float" office:value="56.87964" calcext:value-type="float">
            <text:p>56.87964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7.365" calcext:value-type="float">
            <text:p>1257.365</text:p>
          </table:table-cell>
          <table:table-cell office:value-type="float" office:value="452.3857" calcext:value-type="float">
            <text:p>452.3857</text:p>
          </table:table-cell>
          <table:table-cell office:value-type="float" office:value="0" calcext:value-type="float">
            <text:p>0</text:p>
          </table:table-cell>
          <table:table-cell office:value-type="float" office:value="0.08602913" calcext:value-type="float">
            <text:p>0.08602913</text:p>
          </table:table-cell>
          <table:table-cell office:value-type="float" office:value="0.3002853" calcext:value-type="float">
            <text:p>0.3002853</text:p>
          </table:table-cell>
          <table:table-cell office:value-type="float" office:value="0.301075" calcext:value-type="float">
            <text:p>0.301075</text:p>
          </table:table-cell>
          <table:table-cell office:value-type="float" office:value="0.3025284" calcext:value-type="float">
            <text:p>0.3025284</text:p>
          </table:table-cell>
          <table:table-cell office:value-type="float" office:value="0.304253" calcext:value-type="float">
            <text:p>0.304253</text:p>
          </table:table-cell>
          <table:table-cell office:value-type="float" office:value="0.3063881" calcext:value-type="float">
            <text:p>0.3063881</text:p>
          </table:table-cell>
          <table:table-cell office:value-type="float" office:value="0.3550904" calcext:value-type="float">
            <text:p>0.3550904</text:p>
          </table:table-cell>
          <table:table-cell office:value-type="float" office:value="0.3674828" calcext:value-type="float">
            <text:p>0.3674828</text:p>
          </table:table-cell>
          <table:table-cell office:value-type="float" office:value="0.3887619" calcext:value-type="float">
            <text:p>0.3887619</text:p>
          </table:table-cell>
          <table:table-cell office:value-type="float" office:value="0.4140699" calcext:value-type="float">
            <text:p>0.4140699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5957E-015" calcext:value-type="float">
            <text:p>1.955957E-15</text:p>
          </table:table-cell>
          <table:table-cell office:value-type="float" office:value="1.921506E-015" calcext:value-type="float">
            <text:p>1.921506E-15</text:p>
          </table:table-cell>
          <table:table-cell office:value-type="float" office:value="1.969732E-015" calcext:value-type="float">
            <text:p>1.969732E-15</text:p>
          </table:table-cell>
          <table:table-cell office:value-type="float" office:value="1.973075E-015" calcext:value-type="float">
            <text:p>1.973075E-15</text:p>
          </table:table-cell>
          <table:table-cell office:value-type="float" office:value="9.496433E-016" calcext:value-type="float">
            <text:p>9.496433E-16</text:p>
          </table:table-cell>
          <table:table-cell office:value-type="float" office:value="9.391543E-016" calcext:value-type="float">
            <text:p>9.391543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3.72603" calcext:value-type="float">
            <text:p>-43.72603</text:p>
          </table:table-cell>
          <table:table-cell office:value-type="float" office:value="-0.01893644" calcext:value-type="float">
            <text:p>-0.01893644</text:p>
          </table:table-cell>
          <table:table-cell office:value-type="float" office:value="-0.01859823" calcext:value-type="float">
            <text:p>-0.01859823</text:p>
          </table:table-cell>
          <table:table-cell office:value-type="float" office:value="-0.01800943" calcext:value-type="float">
            <text:p>-0.01800943</text:p>
          </table:table-cell>
          <table:table-cell office:value-type="float" office:value="-0.01731582" calcext:value-type="float">
            <text:p>-0.01731582</text:p>
          </table:table-cell>
          <table:table-cell office:value-type="float" office:value="-0.01649204" calcext:value-type="float">
            <text:p>-0.01649204</text:p>
          </table:table-cell>
          <table:table-cell office:value-type="float" office:value="-0.01477766" calcext:value-type="float">
            <text:p>-0.01477766</text:p>
          </table:table-cell>
          <table:table-cell office:value-type="float" office:value="-0.0117405" calcext:value-type="float">
            <text:p>-0.0117405</text:p>
          </table:table-cell>
          <table:table-cell office:value-type="float" office:value="-0.006856097" calcext:value-type="float">
            <text:p>-0.006856097</text:p>
          </table:table-cell>
          <table:table-cell office:value-type="float" office:value="-0.003752952" calcext:value-type="float">
            <text:p>-0.003752952</text:p>
          </table:table-cell>
          <table:table-cell office:value-type="float" office:value="1024.345" calcext:value-type="float">
            <text:p>1024.345</text:p>
          </table:table-cell>
          <table:table-cell office:value-type="float" office:value="0" calcext:value-type="float">
            <text:p>0</text:p>
          </table:table-cell>
          <table:table-cell office:value-type="float" office:value="-20.0597" calcext:value-type="float">
            <text:p>-20.0597</text:p>
          </table:table-cell>
          <table:table-cell office:value-type="float" office:value="0.001087087" calcext:value-type="float">
            <text:p>0.00108708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7935" calcext:value-type="float">
            <text:p>-1.22793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062004" calcext:value-type="float">
            <text:p>24062004</text:p>
          </table:table-cell>
          <table:table-cell office:value-type="float" office:value="456.3171" calcext:value-type="float">
            <text:p>456.3171</text:p>
          </table:table-cell>
          <table:table-cell office:value-type="float" office:value="58.36432" calcext:value-type="float">
            <text:p>58.36432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9.517" calcext:value-type="float">
            <text:p>1259.517</text:p>
          </table:table-cell>
          <table:table-cell office:value-type="float" office:value="452.9479" calcext:value-type="float">
            <text:p>452.9479</text:p>
          </table:table-cell>
          <table:table-cell office:value-type="float" office:value="0" calcext:value-type="float">
            <text:p>0</text:p>
          </table:table-cell>
          <table:table-cell office:value-type="float" office:value="0.3014512" calcext:value-type="float">
            <text:p>0.3014512</text:p>
          </table:table-cell>
          <table:table-cell office:value-type="float" office:value="0.3026663" calcext:value-type="float">
            <text:p>0.3026663</text:p>
          </table:table-cell>
          <table:table-cell office:value-type="float" office:value="0.3036793" calcext:value-type="float">
            <text:p>0.3036793</text:p>
          </table:table-cell>
          <table:table-cell office:value-type="float" office:value="0.3030734" calcext:value-type="float">
            <text:p>0.3030734</text:p>
          </table:table-cell>
          <table:table-cell office:value-type="float" office:value="0.3038661" calcext:value-type="float">
            <text:p>0.3038661</text:p>
          </table:table-cell>
          <table:table-cell office:value-type="float" office:value="0.3056954" calcext:value-type="float">
            <text:p>0.3056954</text:p>
          </table:table-cell>
          <table:table-cell office:value-type="float" office:value="0.3540967" calcext:value-type="float">
            <text:p>0.3540967</text:p>
          </table:table-cell>
          <table:table-cell office:value-type="float" office:value="0.3662617" calcext:value-type="float">
            <text:p>0.3662617</text:p>
          </table:table-cell>
          <table:table-cell office:value-type="float" office:value="0.38863" calcext:value-type="float">
            <text:p>0.38863</text:p>
          </table:table-cell>
          <table:table-cell office:value-type="float" office:value="0.4140671" calcext:value-type="float">
            <text:p>0.4140671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6462E-015" calcext:value-type="float">
            <text:p>1.956462E-15</text:p>
          </table:table-cell>
          <table:table-cell office:value-type="float" office:value="1.921471E-015" calcext:value-type="float">
            <text:p>1.921471E-15</text:p>
          </table:table-cell>
          <table:table-cell office:value-type="float" office:value="1.969692E-015" calcext:value-type="float">
            <text:p>1.969692E-15</text:p>
          </table:table-cell>
          <table:table-cell office:value-type="float" office:value="1.973045E-015" calcext:value-type="float">
            <text:p>1.973045E-15</text:p>
          </table:table-cell>
          <table:table-cell office:value-type="float" office:value="9.496353E-016" calcext:value-type="float">
            <text:p>9.496353E-16</text:p>
          </table:table-cell>
          <table:table-cell office:value-type="float" office:value="9.391398E-016" calcext:value-type="float">
            <text:p>9.391398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838106" calcext:value-type="float">
            <text:p>-0.01838106</text:p>
          </table:table-cell>
          <table:table-cell office:value-type="float" office:value="-0.01787514" calcext:value-type="float">
            <text:p>-0.01787514</text:p>
          </table:table-cell>
          <table:table-cell office:value-type="float" office:value="-0.01749529" calcext:value-type="float">
            <text:p>-0.01749529</text:p>
          </table:table-cell>
          <table:table-cell office:value-type="float" office:value="-0.01779309" calcext:value-type="float">
            <text:p>-0.01779309</text:p>
          </table:table-cell>
          <table:table-cell office:value-type="float" office:value="-0.01747462" calcext:value-type="float">
            <text:p>-0.01747462</text:p>
          </table:table-cell>
          <table:table-cell office:value-type="float" office:value="-0.01675512" calcext:value-type="float">
            <text:p>-0.01675512</text:p>
          </table:table-cell>
          <table:table-cell office:value-type="float" office:value="-0.01518398" calcext:value-type="float">
            <text:p>-0.01518398</text:p>
          </table:table-cell>
          <table:table-cell office:value-type="float" office:value="-0.01212263" calcext:value-type="float">
            <text:p>-0.01212263</text:p>
          </table:table-cell>
          <table:table-cell office:value-type="float" office:value="-0.006878381" calcext:value-type="float">
            <text:p>-0.006878381</text:p>
          </table:table-cell>
          <table:table-cell office:value-type="float" office:value="-0.003753184" calcext:value-type="float">
            <text:p>-0.003753184</text:p>
          </table:table-cell>
          <table:table-cell office:value-type="float" office:value="1028.419" calcext:value-type="float">
            <text:p>1028.419</text:p>
          </table:table-cell>
          <table:table-cell office:value-type="float" office:value="0" calcext:value-type="float">
            <text:p>0</text:p>
          </table:table-cell>
          <table:table-cell office:value-type="float" office:value="-0.01769429" calcext:value-type="float">
            <text:p>-0.01769429</text:p>
          </table:table-cell>
          <table:table-cell office:value-type="float" office:value="0.001069579" calcext:value-type="float">
            <text:p>0.00106957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7947" calcext:value-type="float">
            <text:p>-1.22794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062004" calcext:value-type="float">
            <text:p>25062004</text:p>
          </table:table-cell>
          <table:table-cell office:value-type="float" office:value="477.76" calcext:value-type="float">
            <text:p>477.76</text:p>
          </table:table-cell>
          <table:table-cell office:value-type="float" office:value="60.49007" calcext:value-type="float">
            <text:p>60.49007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76.529" calcext:value-type="float">
            <text:p>1276.529</text:p>
          </table:table-cell>
          <table:table-cell office:value-type="float" office:value="455.2495" calcext:value-type="float">
            <text:p>455.2495</text:p>
          </table:table-cell>
          <table:table-cell office:value-type="float" office:value="0" calcext:value-type="float">
            <text:p>0</text:p>
          </table:table-cell>
          <table:table-cell office:value-type="float" office:value="0.4498678" calcext:value-type="float">
            <text:p>0.4498678</text:p>
          </table:table-cell>
          <table:table-cell office:value-type="float" office:value="0.4487853" calcext:value-type="float">
            <text:p>0.4487853</text:p>
          </table:table-cell>
          <table:table-cell office:value-type="float" office:value="0.4567931" calcext:value-type="float">
            <text:p>0.4567931</text:p>
          </table:table-cell>
          <table:table-cell office:value-type="float" office:value="0.378466" calcext:value-type="float">
            <text:p>0.378466</text:p>
          </table:table-cell>
          <table:table-cell office:value-type="float" office:value="0.3123834" calcext:value-type="float">
            <text:p>0.3123834</text:p>
          </table:table-cell>
          <table:table-cell office:value-type="float" office:value="0.3105923" calcext:value-type="float">
            <text:p>0.3105923</text:p>
          </table:table-cell>
          <table:table-cell office:value-type="float" office:value="0.3795725" calcext:value-type="float">
            <text:p>0.3795725</text:p>
          </table:table-cell>
          <table:table-cell office:value-type="float" office:value="0.3654146" calcext:value-type="float">
            <text:p>0.3654146</text:p>
          </table:table-cell>
          <table:table-cell office:value-type="float" office:value="0.3880605" calcext:value-type="float">
            <text:p>0.3880605</text:p>
          </table:table-cell>
          <table:table-cell office:value-type="float" office:value="0.413439" calcext:value-type="float">
            <text:p>0.413439</text:p>
          </table:table-cell>
          <table:table-cell office:value-type="float" office:value="0.5106091" calcext:value-type="float">
            <text:p>0.5106091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002080051" calcext:value-type="float">
            <text:p>2.080051E-06</text:p>
          </table:table-cell>
          <table:table-cell office:value-type="float" office:value="1.956844E-015" calcext:value-type="float">
            <text:p>1.956844E-15</text:p>
          </table:table-cell>
          <table:table-cell office:value-type="float" office:value="1.921451E-015" calcext:value-type="float">
            <text:p>1.921451E-15</text:p>
          </table:table-cell>
          <table:table-cell office:value-type="float" office:value="1.96967E-015" calcext:value-type="float">
            <text:p>1.96967E-15</text:p>
          </table:table-cell>
          <table:table-cell office:value-type="float" office:value="1.973017E-015" calcext:value-type="float">
            <text:p>1.973017E-15</text:p>
          </table:table-cell>
          <table:table-cell office:value-type="float" office:value="9.496304E-016" calcext:value-type="float">
            <text:p>9.496304E-16</text:p>
          </table:table-cell>
          <table:table-cell office:value-type="float" office:value="9.391229E-016" calcext:value-type="float">
            <text:p>9.391229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06142221" calcext:value-type="float">
            <text:p>-0.0006142221</text:p>
          </table:table-cell>
          <table:table-cell office:value-type="float" office:value="-0.001076663" calcext:value-type="float">
            <text:p>-0.001076663</text:p>
          </table:table-cell>
          <table:table-cell office:value-type="float" office:value="-0.001021067" calcext:value-type="float">
            <text:p>-0.001021067</text:p>
          </table:table-cell>
          <table:table-cell office:value-type="float" office:value="-0.004953105" calcext:value-type="float">
            <text:p>-0.004953105</text:p>
          </table:table-cell>
          <table:table-cell office:value-type="float" office:value="-0.01484902" calcext:value-type="float">
            <text:p>-0.01484902</text:p>
          </table:table-cell>
          <table:table-cell office:value-type="float" office:value="-0.01517404" calcext:value-type="float">
            <text:p>-0.01517404</text:p>
          </table:table-cell>
          <table:table-cell office:value-type="float" office:value="-0.007740522" calcext:value-type="float">
            <text:p>-0.007740522</text:p>
          </table:table-cell>
          <table:table-cell office:value-type="float" office:value="-0.01240463" calcext:value-type="float">
            <text:p>-0.01240463</text:p>
          </table:table-cell>
          <table:table-cell office:value-type="float" office:value="-0.00697616" calcext:value-type="float">
            <text:p>-0.00697616</text:p>
          </table:table-cell>
          <table:table-cell office:value-type="float" office:value="-0.003808563" calcext:value-type="float">
            <text:p>-0.003808563</text:p>
          </table:table-cell>
          <table:table-cell office:value-type="float" office:value="1034.602" calcext:value-type="float">
            <text:p>1034.602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1098434" calcext:value-type="float">
            <text:p>0.00109843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30854" calcext:value-type="float">
            <text:p>-1.23085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062004" calcext:value-type="float">
            <text:p>26062004</text:p>
          </table:table-cell>
          <table:table-cell office:value-type="float" office:value="486.1172" calcext:value-type="float">
            <text:p>486.1172</text:p>
          </table:table-cell>
          <table:table-cell office:value-type="float" office:value="65.06475" calcext:value-type="float">
            <text:p>65.06475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74.873" calcext:value-type="float">
            <text:p>1274.873</text:p>
          </table:table-cell>
          <table:table-cell office:value-type="float" office:value="460.6876" calcext:value-type="float">
            <text:p>460.6876</text:p>
          </table:table-cell>
          <table:table-cell office:value-type="float" office:value="0" calcext:value-type="float">
            <text:p>0</text:p>
          </table:table-cell>
          <table:table-cell office:value-type="float" office:value="0.3740718" calcext:value-type="float">
            <text:p>0.3740718</text:p>
          </table:table-cell>
          <table:table-cell office:value-type="float" office:value="0.3745226" calcext:value-type="float">
            <text:p>0.3745226</text:p>
          </table:table-cell>
          <table:table-cell office:value-type="float" office:value="0.3760577" calcext:value-type="float">
            <text:p>0.3760577</text:p>
          </table:table-cell>
          <table:table-cell office:value-type="float" office:value="0.3673211" calcext:value-type="float">
            <text:p>0.3673211</text:p>
          </table:table-cell>
          <table:table-cell office:value-type="float" office:value="0.3548211" calcext:value-type="float">
            <text:p>0.3548211</text:p>
          </table:table-cell>
          <table:table-cell office:value-type="float" office:value="0.3495867" calcext:value-type="float">
            <text:p>0.3495867</text:p>
          </table:table-cell>
          <table:table-cell office:value-type="float" office:value="0.3831833" calcext:value-type="float">
            <text:p>0.3831833</text:p>
          </table:table-cell>
          <table:table-cell office:value-type="float" office:value="0.3666062" calcext:value-type="float">
            <text:p>0.3666062</text:p>
          </table:table-cell>
          <table:table-cell office:value-type="float" office:value="0.3881254" calcext:value-type="float">
            <text:p>0.3881254</text:p>
          </table:table-cell>
          <table:table-cell office:value-type="float" office:value="0.4137857" calcext:value-type="float">
            <text:p>0.4137857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7271E-015" calcext:value-type="float">
            <text:p>1.957271E-15</text:p>
          </table:table-cell>
          <table:table-cell office:value-type="float" office:value="1.921419E-015" calcext:value-type="float">
            <text:p>1.921419E-15</text:p>
          </table:table-cell>
          <table:table-cell office:value-type="float" office:value="1.969638E-015" calcext:value-type="float">
            <text:p>1.969638E-15</text:p>
          </table:table-cell>
          <table:table-cell office:value-type="float" office:value="1.972988E-015" calcext:value-type="float">
            <text:p>1.972988E-15</text:p>
          </table:table-cell>
          <table:table-cell office:value-type="float" office:value="9.496315E-016" calcext:value-type="float">
            <text:p>9.496315E-16</text:p>
          </table:table-cell>
          <table:table-cell office:value-type="float" office:value="9.39106E-016" calcext:value-type="float">
            <text:p>9.3910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4000315" calcext:value-type="float">
            <text:p>-0.004000315</text:p>
          </table:table-cell>
          <table:table-cell office:value-type="float" office:value="-0.003967723" calcext:value-type="float">
            <text:p>-0.003967723</text:p>
          </table:table-cell>
          <table:table-cell office:value-type="float" office:value="-0.003880047" calcext:value-type="float">
            <text:p>-0.003880047</text:p>
          </table:table-cell>
          <table:table-cell office:value-type="float" office:value="-0.004707224" calcext:value-type="float">
            <text:p>-0.004707224</text:p>
          </table:table-cell>
          <table:table-cell office:value-type="float" office:value="-0.006030486" calcext:value-type="float">
            <text:p>-0.006030486</text:p>
          </table:table-cell>
          <table:table-cell office:value-type="float" office:value="-0.006637288" calcext:value-type="float">
            <text:p>-0.006637288</text:p>
          </table:table-cell>
          <table:table-cell office:value-type="float" office:value="-0.007094585" calcext:value-type="float">
            <text:p>-0.007094585</text:p>
          </table:table-cell>
          <table:table-cell office:value-type="float" office:value="-0.0120223" calcext:value-type="float">
            <text:p>-0.0120223</text:p>
          </table:table-cell>
          <table:table-cell office:value-type="float" office:value="-0.006965111" calcext:value-type="float">
            <text:p>-0.006965111</text:p>
          </table:table-cell>
          <table:table-cell office:value-type="float" office:value="-0.003778056" calcext:value-type="float">
            <text:p>-0.003778056</text:p>
          </table:table-cell>
          <table:table-cell office:value-type="float" office:value="1043.867" calcext:value-type="float">
            <text:p>1043.867</text:p>
          </table:table-cell>
          <table:table-cell office:value-type="float" office:value="0" calcext:value-type="float">
            <text:p>0</text:p>
          </table:table-cell>
          <table:table-cell office:value-type="float" office:value="-0.004006591" calcext:value-type="float">
            <text:p>-0.004006591</text:p>
          </table:table-cell>
          <table:table-cell office:value-type="float" office:value="0.0009594384" calcext:value-type="float">
            <text:p>0.000959438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9277" calcext:value-type="float">
            <text:p>-1.22927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7062004" calcext:value-type="float">
            <text:p>27062004</text:p>
          </table:table-cell>
          <table:table-cell office:value-type="float" office:value="486.5171" calcext:value-type="float">
            <text:p>486.5171</text:p>
          </table:table-cell>
          <table:table-cell office:value-type="float" office:value="68.69527" calcext:value-type="float">
            <text:p>68.69527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66.525" calcext:value-type="float">
            <text:p>1266.525</text:p>
          </table:table-cell>
          <table:table-cell office:value-type="float" office:value="465.8055" calcext:value-type="float">
            <text:p>465.8055</text:p>
          </table:table-cell>
          <table:table-cell office:value-type="float" office:value="0" calcext:value-type="float">
            <text:p>0</text:p>
          </table:table-cell>
          <table:table-cell office:value-type="float" office:value="0.1151771" calcext:value-type="float">
            <text:p>0.1151771</text:p>
          </table:table-cell>
          <table:table-cell office:value-type="float" office:value="0.3301743" calcext:value-type="float">
            <text:p>0.3301743</text:p>
          </table:table-cell>
          <table:table-cell office:value-type="float" office:value="0.3319999" calcext:value-type="float">
            <text:p>0.3319999</text:p>
          </table:table-cell>
          <table:table-cell office:value-type="float" office:value="0.335069" calcext:value-type="float">
            <text:p>0.335069</text:p>
          </table:table-cell>
          <table:table-cell office:value-type="float" office:value="0.3378988" calcext:value-type="float">
            <text:p>0.3378988</text:p>
          </table:table-cell>
          <table:table-cell office:value-type="float" office:value="0.3405127" calcext:value-type="float">
            <text:p>0.3405127</text:p>
          </table:table-cell>
          <table:table-cell office:value-type="float" office:value="0.3809552" calcext:value-type="float">
            <text:p>0.3809552</text:p>
          </table:table-cell>
          <table:table-cell office:value-type="float" office:value="0.3681456" calcext:value-type="float">
            <text:p>0.3681456</text:p>
          </table:table-cell>
          <table:table-cell office:value-type="float" office:value="0.3882284" calcext:value-type="float">
            <text:p>0.3882284</text:p>
          </table:table-cell>
          <table:table-cell office:value-type="float" office:value="0.4139468" calcext:value-type="float">
            <text:p>0.4139468</text:p>
          </table:table-cell>
          <table:table-cell office:value-type="float" office:value="0.5107112" calcext:value-type="float">
            <text:p>0.5107112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767E-015" calcext:value-type="float">
            <text:p>1.95767E-15</text:p>
          </table:table-cell>
          <table:table-cell office:value-type="float" office:value="1.921393E-015" calcext:value-type="float">
            <text:p>1.921393E-15</text:p>
          </table:table-cell>
          <table:table-cell office:value-type="float" office:value="1.969608E-015" calcext:value-type="float">
            <text:p>1.969608E-15</text:p>
          </table:table-cell>
          <table:table-cell office:value-type="float" office:value="1.97296E-015" calcext:value-type="float">
            <text:p>1.97296E-15</text:p>
          </table:table-cell>
          <table:table-cell office:value-type="float" office:value="9.496337E-016" calcext:value-type="float">
            <text:p>9.496337E-16</text:p>
          </table:table-cell>
          <table:table-cell office:value-type="float" office:value="9.390895E-016" calcext:value-type="float">
            <text:p>9.390895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999878" calcext:value-type="float">
            <text:p>-6.999878</text:p>
          </table:table-cell>
          <table:table-cell office:value-type="float" office:value="-0.00976064" calcext:value-type="float">
            <text:p>-0.00976064</text:p>
          </table:table-cell>
          <table:table-cell office:value-type="float" office:value="-0.009403721" calcext:value-type="float">
            <text:p>-0.009403721</text:p>
          </table:table-cell>
          <table:table-cell office:value-type="float" office:value="-0.008842192" calcext:value-type="float">
            <text:p>-0.008842192</text:p>
          </table:table-cell>
          <table:table-cell office:value-type="float" office:value="-0.00834336" calcext:value-type="float">
            <text:p>-0.00834336</text:p>
          </table:table-cell>
          <table:table-cell office:value-type="float" office:value="-0.007906846" calcext:value-type="float">
            <text:p>-0.007906846</text:p>
          </table:table-cell>
          <table:table-cell office:value-type="float" office:value="-0.007490221" calcext:value-type="float">
            <text:p>-0.007490221</text:p>
          </table:table-cell>
          <table:table-cell office:value-type="float" office:value="-0.01154845" calcext:value-type="float">
            <text:p>-0.01154845</text:p>
          </table:table-cell>
          <table:table-cell office:value-type="float" office:value="-0.006947193" calcext:value-type="float">
            <text:p>-0.006947193</text:p>
          </table:table-cell>
          <table:table-cell office:value-type="float" office:value="-0.003763675" calcext:value-type="float">
            <text:p>-0.003763675</text:p>
          </table:table-cell>
          <table:table-cell office:value-type="float" office:value="1052.62" calcext:value-type="float">
            <text:p>1052.62</text:p>
          </table:table-cell>
          <table:table-cell office:value-type="float" office:value="0" calcext:value-type="float">
            <text:p>0</text:p>
          </table:table-cell>
          <table:table-cell office:value-type="float" office:value="-5.902533" calcext:value-type="float">
            <text:p>-5.902533</text:p>
          </table:table-cell>
          <table:table-cell office:value-type="float" office:value="0.0009172969" calcext:value-type="float">
            <text:p>0.000917296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062004" calcext:value-type="float">
            <text:p>28062004</text:p>
          </table:table-cell>
          <table:table-cell office:value-type="float" office:value="487.0171" calcext:value-type="float">
            <text:p>487.0171</text:p>
          </table:table-cell>
          <table:table-cell office:value-type="float" office:value="69.50587" calcext:value-type="float">
            <text:p>69.50587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62.507" calcext:value-type="float">
            <text:p>1262.507</text:p>
          </table:table-cell>
          <table:table-cell office:value-type="float" office:value="469.5161" calcext:value-type="float">
            <text:p>469.5161</text:p>
          </table:table-cell>
          <table:table-cell office:value-type="float" office:value="0" calcext:value-type="float">
            <text:p>0</text:p>
          </table:table-cell>
          <table:table-cell office:value-type="float" office:value="0.08642128" calcext:value-type="float">
            <text:p>0.08642128</text:p>
          </table:table-cell>
          <table:table-cell office:value-type="float" office:value="0.3165329" calcext:value-type="float">
            <text:p>0.3165329</text:p>
          </table:table-cell>
          <table:table-cell office:value-type="float" office:value="0.3178102" calcext:value-type="float">
            <text:p>0.3178102</text:p>
          </table:table-cell>
          <table:table-cell office:value-type="float" office:value="0.3201668" calcext:value-type="float">
            <text:p>0.3201668</text:p>
          </table:table-cell>
          <table:table-cell office:value-type="float" office:value="0.3227468" calcext:value-type="float">
            <text:p>0.3227468</text:p>
          </table:table-cell>
          <table:table-cell office:value-type="float" office:value="0.3256178" calcext:value-type="float">
            <text:p>0.3256178</text:p>
          </table:table-cell>
          <table:table-cell office:value-type="float" office:value="0.371266" calcext:value-type="float">
            <text:p>0.371266</text:p>
          </table:table-cell>
          <table:table-cell office:value-type="float" office:value="0.3689952" calcext:value-type="float">
            <text:p>0.3689952</text:p>
          </table:table-cell>
          <table:table-cell office:value-type="float" office:value="0.3882417" calcext:value-type="float">
            <text:p>0.3882417</text:p>
          </table:table-cell>
          <table:table-cell office:value-type="float" office:value="0.4139468" calcext:value-type="float">
            <text:p>0.4139468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8077E-015" calcext:value-type="float">
            <text:p>1.958077E-15</text:p>
          </table:table-cell>
          <table:table-cell office:value-type="float" office:value="1.921365E-015" calcext:value-type="float">
            <text:p>1.921365E-15</text:p>
          </table:table-cell>
          <table:table-cell office:value-type="float" office:value="1.969577E-015" calcext:value-type="float">
            <text:p>1.969577E-15</text:p>
          </table:table-cell>
          <table:table-cell office:value-type="float" office:value="1.972931E-015" calcext:value-type="float">
            <text:p>1.972931E-15</text:p>
          </table:table-cell>
          <table:table-cell office:value-type="float" office:value="9.496364E-016" calcext:value-type="float">
            <text:p>9.496364E-16</text:p>
          </table:table-cell>
          <table:table-cell office:value-type="float" office:value="9.390733E-016" calcext:value-type="float">
            <text:p>9.390733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2.51913" calcext:value-type="float">
            <text:p>-42.51913</text:p>
          </table:table-cell>
          <table:table-cell office:value-type="float" office:value="-0.01309959" calcext:value-type="float">
            <text:p>-0.01309959</text:p>
          </table:table-cell>
          <table:table-cell office:value-type="float" office:value="-0.01274928" calcext:value-type="float">
            <text:p>-0.01274928</text:p>
          </table:table-cell>
          <table:table-cell office:value-type="float" office:value="-0.01213575" calcext:value-type="float">
            <text:p>-0.01213575</text:p>
          </table:table-cell>
          <table:table-cell office:value-type="float" office:value="-0.01148108" calcext:value-type="float">
            <text:p>-0.01148108</text:p>
          </table:table-cell>
          <table:table-cell office:value-type="float" office:value="-0.01079307" calcext:value-type="float">
            <text:p>-0.01079307</text:p>
          </table:table-cell>
          <table:table-cell office:value-type="float" office:value="-0.009601606" calcext:value-type="float">
            <text:p>-0.009601606</text:p>
          </table:table-cell>
          <table:table-cell office:value-type="float" office:value="-0.01129121" calcext:value-type="float">
            <text:p>-0.01129121</text:p>
          </table:table-cell>
          <table:table-cell office:value-type="float" office:value="-0.006944961" calcext:value-type="float">
            <text:p>-0.006944961</text:p>
          </table:table-cell>
          <table:table-cell office:value-type="float" office:value="-0.003763661" calcext:value-type="float">
            <text:p>-0.003763661</text:p>
          </table:table-cell>
          <table:table-cell office:value-type="float" office:value="1059.861" calcext:value-type="float">
            <text:p>1059.861</text:p>
          </table:table-cell>
          <table:table-cell office:value-type="float" office:value="0" calcext:value-type="float">
            <text:p>0</text:p>
          </table:table-cell>
          <table:table-cell office:value-type="float" office:value="-20.56214" calcext:value-type="float">
            <text:p>-20.56214</text:p>
          </table:table-cell>
          <table:table-cell office:value-type="float" office:value="0.0009014227" calcext:value-type="float">
            <text:p>0.000901422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9" calcext:value-type="float">
            <text:p>-1.22850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9062004" calcext:value-type="float">
            <text:p>29062004</text:p>
          </table:table-cell>
          <table:table-cell office:value-type="float" office:value="488.2491" calcext:value-type="float">
            <text:p>488.2491</text:p>
          </table:table-cell>
          <table:table-cell office:value-type="float" office:value="69.63873" calcext:value-type="float">
            <text:p>69.63873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61.11" calcext:value-type="float">
            <text:p>1261.11</text:p>
          </table:table-cell>
          <table:table-cell office:value-type="float" office:value="472.015" calcext:value-type="float">
            <text:p>472.015</text:p>
          </table:table-cell>
          <table:table-cell office:value-type="float" office:value="0" calcext:value-type="float">
            <text:p>0</text:p>
          </table:table-cell>
          <table:table-cell office:value-type="float" office:value="0.1782731" calcext:value-type="float">
            <text:p>0.1782731</text:p>
          </table:table-cell>
          <table:table-cell office:value-type="float" office:value="0.3081461" calcext:value-type="float">
            <text:p>0.3081461</text:p>
          </table:table-cell>
          <table:table-cell office:value-type="float" office:value="0.3093544" calcext:value-type="float">
            <text:p>0.3093544</text:p>
          </table:table-cell>
          <table:table-cell office:value-type="float" office:value="0.3113608" calcext:value-type="float">
            <text:p>0.3113608</text:p>
          </table:table-cell>
          <table:table-cell office:value-type="float" office:value="0.3136824" calcext:value-type="float">
            <text:p>0.3136824</text:p>
          </table:table-cell>
          <table:table-cell office:value-type="float" office:value="0.3164237" calcext:value-type="float">
            <text:p>0.3164237</text:p>
          </table:table-cell>
          <table:table-cell office:value-type="float" office:value="0.3640189" calcext:value-type="float">
            <text:p>0.3640189</text:p>
          </table:table-cell>
          <table:table-cell office:value-type="float" office:value="0.3687155" calcext:value-type="float">
            <text:p>0.3687155</text:p>
          </table:table-cell>
          <table:table-cell office:value-type="float" office:value="0.3882615" calcext:value-type="float">
            <text:p>0.3882615</text:p>
          </table:table-cell>
          <table:table-cell office:value-type="float" office:value="0.4139468" calcext:value-type="float">
            <text:p>0.4139468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8488E-015" calcext:value-type="float">
            <text:p>1.958488E-15</text:p>
          </table:table-cell>
          <table:table-cell office:value-type="float" office:value="1.921335E-015" calcext:value-type="float">
            <text:p>1.921335E-15</text:p>
          </table:table-cell>
          <table:table-cell office:value-type="float" office:value="1.969547E-015" calcext:value-type="float">
            <text:p>1.969547E-15</text:p>
          </table:table-cell>
          <table:table-cell office:value-type="float" office:value="1.972899E-015" calcext:value-type="float">
            <text:p>1.972899E-15</text:p>
          </table:table-cell>
          <table:table-cell office:value-type="float" office:value="9.496406E-016" calcext:value-type="float">
            <text:p>9.496406E-16</text:p>
          </table:table-cell>
          <table:table-cell office:value-type="float" office:value="9.390567E-016" calcext:value-type="float">
            <text:p>9.390567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839951" calcext:value-type="float">
            <text:p>-0.839951</text:p>
          </table:table-cell>
          <table:table-cell office:value-type="float" office:value="-0.01578943" calcext:value-type="float">
            <text:p>-0.01578943</text:p>
          </table:table-cell>
          <table:table-cell office:value-type="float" office:value="-0.01538675" calcext:value-type="float">
            <text:p>-0.01538675</text:p>
          </table:table-cell>
          <table:table-cell office:value-type="float" office:value="-0.01473612" calcext:value-type="float">
            <text:p>-0.01473612</text:p>
          </table:table-cell>
          <table:table-cell office:value-type="float" office:value="-0.01399881" calcext:value-type="float">
            <text:p>-0.01399881</text:p>
          </table:table-cell>
          <table:table-cell office:value-type="float" office:value="-0.01317526" calcext:value-type="float">
            <text:p>-0.01317526</text:p>
          </table:table-cell>
          <table:table-cell office:value-type="float" office:value="-0.01162106" calcext:value-type="float">
            <text:p>-0.01162106</text:p>
          </table:table-cell>
          <table:table-cell office:value-type="float" office:value="-0.0113713" calcext:value-type="float">
            <text:p>-0.0113713</text:p>
          </table:table-cell>
          <table:table-cell office:value-type="float" office:value="-0.006941511" calcext:value-type="float">
            <text:p>-0.006941511</text:p>
          </table:table-cell>
          <table:table-cell office:value-type="float" office:value="-0.003763661" calcext:value-type="float">
            <text:p>-0.003763661</text:p>
          </table:table-cell>
          <table:table-cell office:value-type="float" office:value="1065.89" calcext:value-type="float">
            <text:p>1065.89</text:p>
          </table:table-cell>
          <table:table-cell office:value-type="float" office:value="0" calcext:value-type="float">
            <text:p>0</text:p>
          </table:table-cell>
          <table:table-cell office:value-type="float" office:value="-0.0491601" calcext:value-type="float">
            <text:p>-0.0491601</text:p>
          </table:table-cell>
          <table:table-cell office:value-type="float" office:value="0.0008919311" calcext:value-type="float">
            <text:p>0.000891931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9" calcext:value-type="float">
            <text:p>-1.22850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0062004" calcext:value-type="float">
            <text:p>30062004</text:p>
          </table:table-cell>
          <table:table-cell office:value-type="float" office:value="496.1174" calcext:value-type="float">
            <text:p>496.1174</text:p>
          </table:table-cell>
          <table:table-cell office:value-type="float" office:value="71.0565" calcext:value-type="float">
            <text:p>71.0565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64.448" calcext:value-type="float">
            <text:p>1264.448</text:p>
          </table:table-cell>
          <table:table-cell office:value-type="float" office:value="475.1294" calcext:value-type="float">
            <text:p>475.1294</text:p>
          </table:table-cell>
          <table:table-cell office:value-type="float" office:value="0" calcext:value-type="float">
            <text:p>0</text:p>
          </table:table-cell>
          <table:table-cell office:value-type="float" office:value="0.3249219" calcext:value-type="float">
            <text:p>0.3249219</text:p>
          </table:table-cell>
          <table:table-cell office:value-type="float" office:value="0.3259162" calcext:value-type="float">
            <text:p>0.3259162</text:p>
          </table:table-cell>
          <table:table-cell office:value-type="float" office:value="0.327581" calcext:value-type="float">
            <text:p>0.327581</text:p>
          </table:table-cell>
          <table:table-cell office:value-type="float" office:value="0.325762" calcext:value-type="float">
            <text:p>0.325762</text:p>
          </table:table-cell>
          <table:table-cell office:value-type="float" office:value="0.3204696" calcext:value-type="float">
            <text:p>0.3204696</text:p>
          </table:table-cell>
          <table:table-cell office:value-type="float" office:value="0.3168118" calcext:value-type="float">
            <text:p>0.3168118</text:p>
          </table:table-cell>
          <table:table-cell office:value-type="float" office:value="0.3605391" calcext:value-type="float">
            <text:p>0.3605391</text:p>
          </table:table-cell>
          <table:table-cell office:value-type="float" office:value="0.3679589" calcext:value-type="float">
            <text:p>0.3679589</text:p>
          </table:table-cell>
          <table:table-cell office:value-type="float" office:value="0.3882392" calcext:value-type="float">
            <text:p>0.3882392</text:p>
          </table:table-cell>
          <table:table-cell office:value-type="float" office:value="0.4139468" calcext:value-type="float">
            <text:p>0.4139468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8812E-015" calcext:value-type="float">
            <text:p>1.958812E-15</text:p>
          </table:table-cell>
          <table:table-cell office:value-type="float" office:value="1.921321E-015" calcext:value-type="float">
            <text:p>1.921321E-15</text:p>
          </table:table-cell>
          <table:table-cell office:value-type="float" office:value="1.969525E-015" calcext:value-type="float">
            <text:p>1.969525E-15</text:p>
          </table:table-cell>
          <table:table-cell office:value-type="float" office:value="1.972877E-015" calcext:value-type="float">
            <text:p>1.972877E-15</text:p>
          </table:table-cell>
          <table:table-cell office:value-type="float" office:value="9.496371E-016" calcext:value-type="float">
            <text:p>9.496371E-16</text:p>
          </table:table-cell>
          <table:table-cell office:value-type="float" office:value="9.390472E-016" calcext:value-type="float">
            <text:p>9.390472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0929" calcext:value-type="float">
            <text:p>-0.010929</text:p>
          </table:table-cell>
          <table:table-cell office:value-type="float" office:value="-0.01067264" calcext:value-type="float">
            <text:p>-0.01067264</text:p>
          </table:table-cell>
          <table:table-cell office:value-type="float" office:value="-0.01028936" calcext:value-type="float">
            <text:p>-0.01028936</text:p>
          </table:table-cell>
          <table:table-cell office:value-type="float" office:value="-0.01073394" calcext:value-type="float">
            <text:p>-0.01073394</text:p>
          </table:table-cell>
          <table:table-cell office:value-type="float" office:value="-0.01208144" calcext:value-type="float">
            <text:p>-0.01208144</text:p>
          </table:table-cell>
          <table:table-cell office:value-type="float" office:value="-0.01309992" calcext:value-type="float">
            <text:p>-0.01309992</text:p>
          </table:table-cell>
          <table:table-cell office:value-type="float" office:value="-0.01276192" calcext:value-type="float">
            <text:p>-0.01276192</text:p>
          </table:table-cell>
          <table:table-cell office:value-type="float" office:value="-0.01159717" calcext:value-type="float">
            <text:p>-0.01159717</text:p>
          </table:table-cell>
          <table:table-cell office:value-type="float" office:value="-0.006945252" calcext:value-type="float">
            <text:p>-0.006945252</text:p>
          </table:table-cell>
          <table:table-cell office:value-type="float" office:value="-0.003763661" calcext:value-type="float">
            <text:p>-0.003763661</text:p>
          </table:table-cell>
          <table:table-cell office:value-type="float" office:value="1072.509" calcext:value-type="float">
            <text:p>1072.509</text:p>
          </table:table-cell>
          <table:table-cell office:value-type="float" office:value="0" calcext:value-type="float">
            <text:p>0</text:p>
          </table:table-cell>
          <table:table-cell office:value-type="float" office:value="-0.0106019" calcext:value-type="float">
            <text:p>-0.0106019</text:p>
          </table:table-cell>
          <table:table-cell office:value-type="float" office:value="0.0008519895" calcext:value-type="float">
            <text:p>0.000851989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9" calcext:value-type="float">
            <text:p>-1.22850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72004" calcext:value-type="float">
            <text:p>1072004</text:p>
          </table:table-cell>
          <table:table-cell office:value-type="float" office:value="496.1174" calcext:value-type="float">
            <text:p>496.1174</text:p>
          </table:table-cell>
          <table:table-cell office:value-type="float" office:value="73.85625" calcext:value-type="float">
            <text:p>73.85625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9.209" calcext:value-type="float">
            <text:p>1259.209</text:p>
          </table:table-cell>
          <table:table-cell office:value-type="float" office:value="477.5717" calcext:value-type="float">
            <text:p>477.5717</text:p>
          </table:table-cell>
          <table:table-cell office:value-type="float" office:value="0" calcext:value-type="float">
            <text:p>0</text:p>
          </table:table-cell>
          <table:table-cell office:value-type="float" office:value="0.08807252" calcext:value-type="float">
            <text:p>0.08807252</text:p>
          </table:table-cell>
          <table:table-cell office:value-type="float" office:value="0.3091219" calcext:value-type="float">
            <text:p>0.3091219</text:p>
          </table:table-cell>
          <table:table-cell office:value-type="float" office:value="0.3100917" calcext:value-type="float">
            <text:p>0.3100917</text:p>
          </table:table-cell>
          <table:table-cell office:value-type="float" office:value="0.3114554" calcext:value-type="float">
            <text:p>0.3114554</text:p>
          </table:table-cell>
          <table:table-cell office:value-type="float" office:value="0.3125148" calcext:value-type="float">
            <text:p>0.3125148</text:p>
          </table:table-cell>
          <table:table-cell office:value-type="float" office:value="0.3136725" calcext:value-type="float">
            <text:p>0.3136725</text:p>
          </table:table-cell>
          <table:table-cell office:value-type="float" office:value="0.3592892" calcext:value-type="float">
            <text:p>0.3592892</text:p>
          </table:table-cell>
          <table:table-cell office:value-type="float" office:value="0.3671325" calcext:value-type="float">
            <text:p>0.3671325</text:p>
          </table:table-cell>
          <table:table-cell office:value-type="float" office:value="0.3882363" calcext:value-type="float">
            <text:p>0.3882363</text:p>
          </table:table-cell>
          <table:table-cell office:value-type="float" office:value="0.413947" calcext:value-type="float">
            <text:p>0.413947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179E-015" calcext:value-type="float">
            <text:p>1.959179E-15</text:p>
          </table:table-cell>
          <table:table-cell office:value-type="float" office:value="1.921295E-015" calcext:value-type="float">
            <text:p>1.921295E-15</text:p>
          </table:table-cell>
          <table:table-cell office:value-type="float" office:value="1.969499E-015" calcext:value-type="float">
            <text:p>1.969499E-15</text:p>
          </table:table-cell>
          <table:table-cell office:value-type="float" office:value="1.972851E-015" calcext:value-type="float">
            <text:p>1.972851E-15</text:p>
          </table:table-cell>
          <table:table-cell office:value-type="float" office:value="9.496292E-016" calcext:value-type="float">
            <text:p>9.496292E-16</text:p>
          </table:table-cell>
          <table:table-cell office:value-type="float" office:value="9.390426E-016" calcext:value-type="float">
            <text:p>9.390426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7.97216" calcext:value-type="float">
            <text:p>-37.97216</text:p>
          </table:table-cell>
          <table:table-cell office:value-type="float" office:value="-0.0154534" calcext:value-type="float">
            <text:p>-0.0154534</text:p>
          </table:table-cell>
          <table:table-cell office:value-type="float" office:value="-0.01513097" calcext:value-type="float">
            <text:p>-0.01513097</text:p>
          </table:table-cell>
          <table:table-cell office:value-type="float" office:value="-0.01470094" calcext:value-type="float">
            <text:p>-0.01470094</text:p>
          </table:table-cell>
          <table:table-cell office:value-type="float" office:value="-0.01436495" calcext:value-type="float">
            <text:p>-0.01436495</text:p>
          </table:table-cell>
          <table:table-cell office:value-type="float" office:value="-0.01400155" calcext:value-type="float">
            <text:p>-0.01400155</text:p>
          </table:table-cell>
          <table:table-cell office:value-type="float" office:value="-0.01319348" calcext:value-type="float">
            <text:p>-0.01319348</text:p>
          </table:table-cell>
          <table:table-cell office:value-type="float" office:value="-0.0118502" calcext:value-type="float">
            <text:p>-0.0118502</text:p>
          </table:table-cell>
          <table:table-cell office:value-type="float" office:value="-0.006945841" calcext:value-type="float">
            <text:p>-0.006945841</text:p>
          </table:table-cell>
          <table:table-cell office:value-type="float" office:value="-0.00376365" calcext:value-type="float">
            <text:p>-0.00376365</text:p>
          </table:table-cell>
          <table:table-cell office:value-type="float" office:value="1078.489" calcext:value-type="float">
            <text:p>1078.489</text:p>
          </table:table-cell>
          <table:table-cell office:value-type="float" office:value="0" calcext:value-type="float">
            <text:p>0</text:p>
          </table:table-cell>
          <table:table-cell office:value-type="float" office:value="-14.69096" calcext:value-type="float">
            <text:p>-14.69096</text:p>
          </table:table-cell>
          <table:table-cell office:value-type="float" office:value="0.0008220791" calcext:value-type="float">
            <text:p>0.000822079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8" calcext:value-type="float">
            <text:p>-1.22850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72004" calcext:value-type="float">
            <text:p>2072004</text:p>
          </table:table-cell>
          <table:table-cell office:value-type="float" office:value="496.1174" calcext:value-type="float">
            <text:p>496.1174</text:p>
          </table:table-cell>
          <table:table-cell office:value-type="float" office:value="73.89479" calcext:value-type="float">
            <text:p>73.89479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7.769" calcext:value-type="float">
            <text:p>1257.769</text:p>
          </table:table-cell>
          <table:table-cell office:value-type="float" office:value="478.9762" calcext:value-type="float">
            <text:p>478.9762</text:p>
          </table:table-cell>
          <table:table-cell office:value-type="float" office:value="0" calcext:value-type="float">
            <text:p>0</text:p>
          </table:table-cell>
          <table:table-cell office:value-type="float" office:value="0.084603" calcext:value-type="float">
            <text:p>0.084603</text:p>
          </table:table-cell>
          <table:table-cell office:value-type="float" office:value="0.3038267" calcext:value-type="float">
            <text:p>0.3038267</text:p>
          </table:table-cell>
          <table:table-cell office:value-type="float" office:value="0.3046946" calcext:value-type="float">
            <text:p>0.3046946</text:p>
          </table:table-cell>
          <table:table-cell office:value-type="float" office:value="0.306118" calcext:value-type="float">
            <text:p>0.306118</text:p>
          </table:table-cell>
          <table:table-cell office:value-type="float" office:value="0.3076551" calcext:value-type="float">
            <text:p>0.3076551</text:p>
          </table:table-cell>
          <table:table-cell office:value-type="float" office:value="0.3094862" calcext:value-type="float">
            <text:p>0.3094862</text:p>
          </table:table-cell>
          <table:table-cell office:value-type="float" office:value="0.357092" calcext:value-type="float">
            <text:p>0.357092</text:p>
          </table:table-cell>
          <table:table-cell office:value-type="float" office:value="0.3663045" calcext:value-type="float">
            <text:p>0.3663045</text:p>
          </table:table-cell>
          <table:table-cell office:value-type="float" office:value="0.3882286" calcext:value-type="float">
            <text:p>0.3882286</text:p>
          </table:table-cell>
          <table:table-cell office:value-type="float" office:value="0.4139471" calcext:value-type="float">
            <text:p>0.4139471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621E-015" calcext:value-type="float">
            <text:p>1.959621E-15</text:p>
          </table:table-cell>
          <table:table-cell office:value-type="float" office:value="1.921261E-015" calcext:value-type="float">
            <text:p>1.921261E-15</text:p>
          </table:table-cell>
          <table:table-cell office:value-type="float" office:value="1.969463E-015" calcext:value-type="float">
            <text:p>1.969463E-15</text:p>
          </table:table-cell>
          <table:table-cell office:value-type="float" office:value="1.972823E-015" calcext:value-type="float">
            <text:p>1.972823E-15</text:p>
          </table:table-cell>
          <table:table-cell office:value-type="float" office:value="9.496289E-016" calcext:value-type="float">
            <text:p>9.496289E-16</text:p>
          </table:table-cell>
          <table:table-cell office:value-type="float" office:value="9.390276E-016" calcext:value-type="float">
            <text:p>9.39027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8.41632" calcext:value-type="float">
            <text:p>-48.41632</text:p>
          </table:table-cell>
          <table:table-cell office:value-type="float" office:value="-0.01744056" calcext:value-type="float">
            <text:p>-0.01744056</text:p>
          </table:table-cell>
          <table:table-cell office:value-type="float" office:value="-0.01710734" calcext:value-type="float">
            <text:p>-0.01710734</text:p>
          </table:table-cell>
          <table:table-cell office:value-type="float" office:value="-0.01658654" calcext:value-type="float">
            <text:p>-0.01658654</text:p>
          </table:table-cell>
          <table:table-cell office:value-type="float" office:value="-0.01602341" calcext:value-type="float">
            <text:p>-0.01602341</text:p>
          </table:table-cell>
          <table:table-cell office:value-type="float" office:value="-0.01537441" calcext:value-type="float">
            <text:p>-0.01537441</text:p>
          </table:table-cell>
          <table:table-cell office:value-type="float" office:value="-0.01399646" calcext:value-type="float">
            <text:p>-0.01399646</text:p>
          </table:table-cell>
          <table:table-cell office:value-type="float" office:value="-0.01211001" calcext:value-type="float">
            <text:p>-0.01211001</text:p>
          </table:table-cell>
          <table:table-cell office:value-type="float" office:value="-0.006947167" calcext:value-type="float">
            <text:p>-0.006947167</text:p>
          </table:table-cell>
          <table:table-cell office:value-type="float" office:value="-0.003763656" calcext:value-type="float">
            <text:p>-0.003763656</text:p>
          </table:table-cell>
          <table:table-cell office:value-type="float" office:value="1083.43" calcext:value-type="float">
            <text:p>1083.43</text:p>
          </table:table-cell>
          <table:table-cell office:value-type="float" office:value="0" calcext:value-type="float">
            <text:p>0</text:p>
          </table:table-cell>
          <table:table-cell office:value-type="float" office:value="-20.80034" calcext:value-type="float">
            <text:p>-20.80034</text:p>
          </table:table-cell>
          <table:table-cell office:value-type="float" office:value="0.000810204" calcext:value-type="float">
            <text:p>0.00081020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8" calcext:value-type="float">
            <text:p>-1.22850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072004" calcext:value-type="float">
            <text:p>3072004</text:p>
          </table:table-cell>
          <table:table-cell office:value-type="float" office:value="501.5175" calcext:value-type="float">
            <text:p>501.5175</text:p>
          </table:table-cell>
          <table:table-cell office:value-type="float" office:value="75.54626" calcext:value-type="float">
            <text:p>75.54626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60.09" calcext:value-type="float">
            <text:p>1260.09</text:p>
          </table:table-cell>
          <table:table-cell office:value-type="float" office:value="480.406" calcext:value-type="float">
            <text:p>480.406</text:p>
          </table:table-cell>
          <table:table-cell office:value-type="float" office:value="0" calcext:value-type="float">
            <text:p>0</text:p>
          </table:table-cell>
          <table:table-cell office:value-type="float" office:value="0.2976499" calcext:value-type="float">
            <text:p>0.2976499</text:p>
          </table:table-cell>
          <table:table-cell office:value-type="float" office:value="0.3039379" calcext:value-type="float">
            <text:p>0.3039379</text:p>
          </table:table-cell>
          <table:table-cell office:value-type="float" office:value="0.3086111" calcext:value-type="float">
            <text:p>0.3086111</text:p>
          </table:table-cell>
          <table:table-cell office:value-type="float" office:value="0.3091044" calcext:value-type="float">
            <text:p>0.3091044</text:p>
          </table:table-cell>
          <table:table-cell office:value-type="float" office:value="0.3077793" calcext:value-type="float">
            <text:p>0.3077793</text:p>
          </table:table-cell>
          <table:table-cell office:value-type="float" office:value="0.3080852" calcext:value-type="float">
            <text:p>0.3080852</text:p>
          </table:table-cell>
          <table:table-cell office:value-type="float" office:value="0.3555166" calcext:value-type="float">
            <text:p>0.3555166</text:p>
          </table:table-cell>
          <table:table-cell office:value-type="float" office:value="0.3655055" calcext:value-type="float">
            <text:p>0.3655055</text:p>
          </table:table-cell>
          <table:table-cell office:value-type="float" office:value="0.3882284" calcext:value-type="float">
            <text:p>0.3882284</text:p>
          </table:table-cell>
          <table:table-cell office:value-type="float" office:value="0.4139469" calcext:value-type="float">
            <text:p>0.4139469</text:p>
          </table:table-cell>
          <table:table-cell office:value-type="float" office:value="0.5107094" calcext:value-type="float">
            <text:p>0.510709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E-015" calcext:value-type="float">
            <text:p>1.96E-15</text:p>
          </table:table-cell>
          <table:table-cell office:value-type="float" office:value="1.921241E-015" calcext:value-type="float">
            <text:p>1.921241E-15</text:p>
          </table:table-cell>
          <table:table-cell office:value-type="float" office:value="1.969436E-015" calcext:value-type="float">
            <text:p>1.969436E-15</text:p>
          </table:table-cell>
          <table:table-cell office:value-type="float" office:value="1.972795E-015" calcext:value-type="float">
            <text:p>1.972795E-15</text:p>
          </table:table-cell>
          <table:table-cell office:value-type="float" office:value="9.49632E-016" calcext:value-type="float">
            <text:p>9.49632E-16</text:p>
          </table:table-cell>
          <table:table-cell office:value-type="float" office:value="9.390109E-016" calcext:value-type="float">
            <text:p>9.390109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022285" calcext:value-type="float">
            <text:p>-0.02022285</text:p>
          </table:table-cell>
          <table:table-cell office:value-type="float" office:value="-0.01736988" calcext:value-type="float">
            <text:p>-0.01736988</text:p>
          </table:table-cell>
          <table:table-cell office:value-type="float" office:value="-0.01560097" calcext:value-type="float">
            <text:p>-0.01560097</text:p>
          </table:table-cell>
          <table:table-cell office:value-type="float" office:value="-0.0154887" calcext:value-type="float">
            <text:p>-0.0154887</text:p>
          </table:table-cell>
          <table:table-cell office:value-type="float" office:value="-0.01598851" calcext:value-type="float">
            <text:p>-0.01598851</text:p>
          </table:table-cell>
          <table:table-cell office:value-type="float" office:value="-0.01587803" calcext:value-type="float">
            <text:p>-0.01587803</text:p>
          </table:table-cell>
          <table:table-cell office:value-type="float" office:value="-0.01460848" calcext:value-type="float">
            <text:p>-0.01460848</text:p>
          </table:table-cell>
          <table:table-cell office:value-type="float" office:value="-0.01236676" calcext:value-type="float">
            <text:p>-0.01236676</text:p>
          </table:table-cell>
          <table:table-cell office:value-type="float" office:value="-0.006947206" calcext:value-type="float">
            <text:p>-0.006947206</text:p>
          </table:table-cell>
          <table:table-cell office:value-type="float" office:value="-0.003763654" calcext:value-type="float">
            <text:p>-0.003763654</text:p>
          </table:table-cell>
          <table:table-cell office:value-type="float" office:value="1088.388" calcext:value-type="float">
            <text:p>1088.388</text:p>
          </table:table-cell>
          <table:table-cell office:value-type="float" office:value="0" calcext:value-type="float">
            <text:p>0</text:p>
          </table:table-cell>
          <table:table-cell office:value-type="float" office:value="-0.02043247" calcext:value-type="float">
            <text:p>-0.02043247</text:p>
          </table:table-cell>
          <table:table-cell office:value-type="float" office:value="0.000780593" calcext:value-type="float">
            <text:p>0.00078059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8" calcext:value-type="float">
            <text:p>-1.22850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072004" calcext:value-type="float">
            <text:p>4072004</text:p>
          </table:table-cell>
          <table:table-cell office:value-type="float" office:value="501.5175" calcext:value-type="float">
            <text:p>501.5175</text:p>
          </table:table-cell>
          <table:table-cell office:value-type="float" office:value="78.10304" calcext:value-type="float">
            <text:p>78.10304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6.726" calcext:value-type="float">
            <text:p>1256.726</text:p>
          </table:table-cell>
          <table:table-cell office:value-type="float" office:value="481.2163" calcext:value-type="float">
            <text:p>481.2163</text:p>
          </table:table-cell>
          <table:table-cell office:value-type="float" office:value="0" calcext:value-type="float">
            <text:p>0</text:p>
          </table:table-cell>
          <table:table-cell office:value-type="float" office:value="0.08698488" calcext:value-type="float">
            <text:p>0.08698488</text:p>
          </table:table-cell>
          <table:table-cell office:value-type="float" office:value="0.3009996" calcext:value-type="float">
            <text:p>0.3009996</text:p>
          </table:table-cell>
          <table:table-cell office:value-type="float" office:value="0.3018815" calcext:value-type="float">
            <text:p>0.3018815</text:p>
          </table:table-cell>
          <table:table-cell office:value-type="float" office:value="0.3035914" calcext:value-type="float">
            <text:p>0.3035914</text:p>
          </table:table-cell>
          <table:table-cell office:value-type="float" office:value="0.3052092" calcext:value-type="float">
            <text:p>0.3052092</text:p>
          </table:table-cell>
          <table:table-cell office:value-type="float" office:value="0.3068967" calcext:value-type="float">
            <text:p>0.3068967</text:p>
          </table:table-cell>
          <table:table-cell office:value-type="float" office:value="0.3544188" calcext:value-type="float">
            <text:p>0.3544188</text:p>
          </table:table-cell>
          <table:table-cell office:value-type="float" office:value="0.364778" calcext:value-type="float">
            <text:p>0.364778</text:p>
          </table:table-cell>
          <table:table-cell office:value-type="float" office:value="0.3882216" calcext:value-type="float">
            <text:p>0.3882216</text:p>
          </table:table-cell>
          <table:table-cell office:value-type="float" office:value="0.413947" calcext:value-type="float">
            <text:p>0.413947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0368E-015" calcext:value-type="float">
            <text:p>1.960368E-15</text:p>
          </table:table-cell>
          <table:table-cell office:value-type="float" office:value="1.921216E-015" calcext:value-type="float">
            <text:p>1.921216E-15</text:p>
          </table:table-cell>
          <table:table-cell office:value-type="float" office:value="1.96941E-015" calcext:value-type="float">
            <text:p>1.96941E-15</text:p>
          </table:table-cell>
          <table:table-cell office:value-type="float" office:value="1.972769E-015" calcext:value-type="float">
            <text:p>1.972769E-15</text:p>
          </table:table-cell>
          <table:table-cell office:value-type="float" office:value="9.496258E-016" calcext:value-type="float">
            <text:p>9.496258E-16</text:p>
          </table:table-cell>
          <table:table-cell office:value-type="float" office:value="9.39004E-016" calcext:value-type="float">
            <text:p>9.39004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0.71049" calcext:value-type="float">
            <text:p>-40.71049</text:p>
          </table:table-cell>
          <table:table-cell office:value-type="float" office:value="-0.01862129" calcext:value-type="float">
            <text:p>-0.01862129</text:p>
          </table:table-cell>
          <table:table-cell office:value-type="float" office:value="-0.01825551" calcext:value-type="float">
            <text:p>-0.01825551</text:p>
          </table:table-cell>
          <table:table-cell office:value-type="float" office:value="-0.01757244" calcext:value-type="float">
            <text:p>-0.01757244</text:p>
          </table:table-cell>
          <table:table-cell office:value-type="float" office:value="-0.01693925" calcext:value-type="float">
            <text:p>-0.01693925</text:p>
          </table:table-cell>
          <table:table-cell office:value-type="float" office:value="-0.01630129" calcext:value-type="float">
            <text:p>-0.01630129</text:p>
          </table:table-cell>
          <table:table-cell office:value-type="float" office:value="-0.01505187" calcext:value-type="float">
            <text:p>-0.01505187</text:p>
          </table:table-cell>
          <table:table-cell office:value-type="float" office:value="-0.01260602" calcext:value-type="float">
            <text:p>-0.01260602</text:p>
          </table:table-cell>
          <table:table-cell office:value-type="float" office:value="-0.006948326" calcext:value-type="float">
            <text:p>-0.006948326</text:p>
          </table:table-cell>
          <table:table-cell office:value-type="float" office:value="-0.003763668" calcext:value-type="float">
            <text:p>-0.003763668</text:p>
          </table:table-cell>
          <table:table-cell office:value-type="float" office:value="1092.755" calcext:value-type="float">
            <text:p>1092.755</text:p>
          </table:table-cell>
          <table:table-cell office:value-type="float" office:value="0" calcext:value-type="float">
            <text:p>0</text:p>
          </table:table-cell>
          <table:table-cell office:value-type="float" office:value="-13.18757" calcext:value-type="float">
            <text:p>-13.18757</text:p>
          </table:table-cell>
          <table:table-cell office:value-type="float" office:value="0.0007598858" calcext:value-type="float">
            <text:p>0.000759885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9" calcext:value-type="float">
            <text:p>-1.22850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072004" calcext:value-type="float">
            <text:p>5072004</text:p>
          </table:table-cell>
          <table:table-cell office:value-type="float" office:value="501.5175" calcext:value-type="float">
            <text:p>501.5175</text:p>
          </table:table-cell>
          <table:table-cell office:value-type="float" office:value="78.06424" calcext:value-type="float">
            <text:p>78.06424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6.315" calcext:value-type="float">
            <text:p>1256.315</text:p>
          </table:table-cell>
          <table:table-cell office:value-type="float" office:value="481.6672" calcext:value-type="float">
            <text:p>481.6672</text:p>
          </table:table-cell>
          <table:table-cell office:value-type="float" office:value="0" calcext:value-type="float">
            <text:p>0</text:p>
          </table:table-cell>
          <table:table-cell office:value-type="float" office:value="0.09099003" calcext:value-type="float">
            <text:p>0.09099003</text:p>
          </table:table-cell>
          <table:table-cell office:value-type="float" office:value="0.3002166" calcext:value-type="float">
            <text:p>0.3002166</text:p>
          </table:table-cell>
          <table:table-cell office:value-type="float" office:value="0.3009867" calcext:value-type="float">
            <text:p>0.3009867</text:p>
          </table:table-cell>
          <table:table-cell office:value-type="float" office:value="0.3023626" calcext:value-type="float">
            <text:p>0.3023626</text:p>
          </table:table-cell>
          <table:table-cell office:value-type="float" office:value="0.3038963" calcext:value-type="float">
            <text:p>0.3038963</text:p>
          </table:table-cell>
          <table:table-cell office:value-type="float" office:value="0.305679" calcext:value-type="float">
            <text:p>0.305679</text:p>
          </table:table-cell>
          <table:table-cell office:value-type="float" office:value="0.3534557" calcext:value-type="float">
            <text:p>0.3534557</text:p>
          </table:table-cell>
          <table:table-cell office:value-type="float" office:value="0.3641501" calcext:value-type="float">
            <text:p>0.3641501</text:p>
          </table:table-cell>
          <table:table-cell office:value-type="float" office:value="0.3881828" calcext:value-type="float">
            <text:p>0.3881828</text:p>
          </table:table-cell>
          <table:table-cell office:value-type="float" office:value="0.4139467" calcext:value-type="float">
            <text:p>0.4139467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074E-015" calcext:value-type="float">
            <text:p>1.96074E-15</text:p>
          </table:table-cell>
          <table:table-cell office:value-type="float" office:value="1.92119E-015" calcext:value-type="float">
            <text:p>1.92119E-15</text:p>
          </table:table-cell>
          <table:table-cell office:value-type="float" office:value="1.969384E-015" calcext:value-type="float">
            <text:p>1.969384E-15</text:p>
          </table:table-cell>
          <table:table-cell office:value-type="float" office:value="1.972745E-015" calcext:value-type="float">
            <text:p>1.972745E-15</text:p>
          </table:table-cell>
          <table:table-cell office:value-type="float" office:value="9.496231E-016" calcext:value-type="float">
            <text:p>9.496231E-16</text:p>
          </table:table-cell>
          <table:table-cell office:value-type="float" office:value="9.389932E-016" calcext:value-type="float">
            <text:p>9.389932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0.72854" calcext:value-type="float">
            <text:p>-30.72854</text:p>
          </table:table-cell>
          <table:table-cell office:value-type="float" office:value="-0.01896539" calcext:value-type="float">
            <text:p>-0.01896539</text:p>
          </table:table-cell>
          <table:table-cell office:value-type="float" office:value="-0.01863743" calcext:value-type="float">
            <text:p>-0.01863743</text:p>
          </table:table-cell>
          <table:table-cell office:value-type="float" office:value="-0.01807853" calcext:value-type="float">
            <text:p>-0.01807853</text:p>
          </table:table-cell>
          <table:table-cell office:value-type="float" office:value="-0.0174576" calcext:value-type="float">
            <text:p>-0.0174576</text:p>
          </table:table-cell>
          <table:table-cell office:value-type="float" office:value="-0.01675965" calcext:value-type="float">
            <text:p>-0.01675965</text:p>
          </table:table-cell>
          <table:table-cell office:value-type="float" office:value="-0.01545272" calcext:value-type="float">
            <text:p>-0.01545272</text:p>
          </table:table-cell>
          <table:table-cell office:value-type="float" office:value="-0.01281668" calcext:value-type="float">
            <text:p>-0.01281668</text:p>
          </table:table-cell>
          <table:table-cell office:value-type="float" office:value="-0.006954922" calcext:value-type="float">
            <text:p>-0.006954922</text:p>
          </table:table-cell>
          <table:table-cell office:value-type="float" office:value="-0.003763657" calcext:value-type="float">
            <text:p>-0.003763657</text:p>
          </table:table-cell>
          <table:table-cell office:value-type="float" office:value="1096.768" calcext:value-type="float">
            <text:p>1096.768</text:p>
          </table:table-cell>
          <table:table-cell office:value-type="float" office:value="0" calcext:value-type="float">
            <text:p>0</text:p>
          </table:table-cell>
          <table:table-cell office:value-type="float" office:value="-9.057916" calcext:value-type="float">
            <text:p>-9.057916</text:p>
          </table:table-cell>
          <table:table-cell office:value-type="float" office:value="0.000753819" calcext:value-type="float">
            <text:p>0.00075381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9" calcext:value-type="float">
            <text:p>-1.22850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072004" calcext:value-type="float">
            <text:p>6072004</text:p>
          </table:table-cell>
          <table:table-cell office:value-type="float" office:value="501.5175" calcext:value-type="float">
            <text:p>501.5175</text:p>
          </table:table-cell>
          <table:table-cell office:value-type="float" office:value="78.06778" calcext:value-type="float">
            <text:p>78.06778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6.069" calcext:value-type="float">
            <text:p>1256.069</text:p>
          </table:table-cell>
          <table:table-cell office:value-type="float" office:value="481.9093" calcext:value-type="float">
            <text:p>481.9093</text:p>
          </table:table-cell>
          <table:table-cell office:value-type="float" office:value="0" calcext:value-type="float">
            <text:p>0</text:p>
          </table:table-cell>
          <table:table-cell office:value-type="float" office:value="0.09103039" calcext:value-type="float">
            <text:p>0.09103039</text:p>
          </table:table-cell>
          <table:table-cell office:value-type="float" office:value="0.3001402" calcext:value-type="float">
            <text:p>0.3001402</text:p>
          </table:table-cell>
          <table:table-cell office:value-type="float" office:value="0.300931" calcext:value-type="float">
            <text:p>0.300931</text:p>
          </table:table-cell>
          <table:table-cell office:value-type="float" office:value="0.3021473" calcext:value-type="float">
            <text:p>0.3021473</text:p>
          </table:table-cell>
          <table:table-cell office:value-type="float" office:value="0.3033754" calcext:value-type="float">
            <text:p>0.3033754</text:p>
          </table:table-cell>
          <table:table-cell office:value-type="float" office:value="0.3049722" calcext:value-type="float">
            <text:p>0.3049722</text:p>
          </table:table-cell>
          <table:table-cell office:value-type="float" office:value="0.3528163" calcext:value-type="float">
            <text:p>0.3528163</text:p>
          </table:table-cell>
          <table:table-cell office:value-type="float" office:value="0.3636412" calcext:value-type="float">
            <text:p>0.3636412</text:p>
          </table:table-cell>
          <table:table-cell office:value-type="float" office:value="0.3881209" calcext:value-type="float">
            <text:p>0.3881209</text:p>
          </table:table-cell>
          <table:table-cell office:value-type="float" office:value="0.4139471" calcext:value-type="float">
            <text:p>0.4139471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1143E-015" calcext:value-type="float">
            <text:p>1.961143E-15</text:p>
          </table:table-cell>
          <table:table-cell office:value-type="float" office:value="1.921161E-015" calcext:value-type="float">
            <text:p>1.921161E-15</text:p>
          </table:table-cell>
          <table:table-cell office:value-type="float" office:value="1.969355E-015" calcext:value-type="float">
            <text:p>1.969355E-15</text:p>
          </table:table-cell>
          <table:table-cell office:value-type="float" office:value="1.972717E-015" calcext:value-type="float">
            <text:p>1.972717E-15</text:p>
          </table:table-cell>
          <table:table-cell office:value-type="float" office:value="9.496178E-016" calcext:value-type="float">
            <text:p>9.496178E-16</text:p>
          </table:table-cell>
          <table:table-cell office:value-type="float" office:value="9.389842E-016" calcext:value-type="float">
            <text:p>9.389842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0.74934" calcext:value-type="float">
            <text:p>-30.74934</text:p>
          </table:table-cell>
          <table:table-cell office:value-type="float" office:value="-0.01899991" calcext:value-type="float">
            <text:p>-0.01899991</text:p>
          </table:table-cell>
          <table:table-cell office:value-type="float" office:value="-0.01866392" calcext:value-type="float">
            <text:p>-0.01866392</text:p>
          </table:table-cell>
          <table:table-cell office:value-type="float" office:value="-0.01817134" calcext:value-type="float">
            <text:p>-0.01817134</text:p>
          </table:table-cell>
          <table:table-cell office:value-type="float" office:value="-0.01766861" calcext:value-type="float">
            <text:p>-0.01766861</text:p>
          </table:table-cell>
          <table:table-cell office:value-type="float" office:value="-0.01703236" calcext:value-type="float">
            <text:p>-0.01703236</text:p>
          </table:table-cell>
          <table:table-cell office:value-type="float" office:value="-0.01572612" calcext:value-type="float">
            <text:p>-0.01572612</text:p>
          </table:table-cell>
          <table:table-cell office:value-type="float" office:value="-0.01299037" calcext:value-type="float">
            <text:p>-0.01299037</text:p>
          </table:table-cell>
          <table:table-cell office:value-type="float" office:value="-0.00696554" calcext:value-type="float">
            <text:p>-0.00696554</text:p>
          </table:table-cell>
          <table:table-cell office:value-type="float" office:value="-0.003763625" calcext:value-type="float">
            <text:p>-0.003763625</text:p>
          </table:table-cell>
          <table:table-cell office:value-type="float" office:value="1100.578" calcext:value-type="float">
            <text:p>1100.578</text:p>
          </table:table-cell>
          <table:table-cell office:value-type="float" office:value="0" calcext:value-type="float">
            <text:p>0</text:p>
          </table:table-cell>
          <table:table-cell office:value-type="float" office:value="-10.35974" calcext:value-type="float">
            <text:p>-10.35974</text:p>
          </table:table-cell>
          <table:table-cell office:value-type="float" office:value="0.0007465659" calcext:value-type="float">
            <text:p>0.000746565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7" calcext:value-type="float">
            <text:p>-1.22850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072004" calcext:value-type="float">
            <text:p>7072004</text:p>
          </table:table-cell>
          <table:table-cell office:value-type="float" office:value="501.5175" calcext:value-type="float">
            <text:p>501.5175</text:p>
          </table:table-cell>
          <table:table-cell office:value-type="float" office:value="78.0378" calcext:value-type="float">
            <text:p>78.0378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5.943" calcext:value-type="float">
            <text:p>1255.943</text:p>
          </table:table-cell>
          <table:table-cell office:value-type="float" office:value="482.0632" calcext:value-type="float">
            <text:p>482.0632</text:p>
          </table:table-cell>
          <table:table-cell office:value-type="float" office:value="0" calcext:value-type="float">
            <text:p>0</text:p>
          </table:table-cell>
          <table:table-cell office:value-type="float" office:value="0.09474567" calcext:value-type="float">
            <text:p>0.09474567</text:p>
          </table:table-cell>
          <table:table-cell office:value-type="float" office:value="0.2999853" calcext:value-type="float">
            <text:p>0.2999853</text:p>
          </table:table-cell>
          <table:table-cell office:value-type="float" office:value="0.3008249" calcext:value-type="float">
            <text:p>0.3008249</text:p>
          </table:table-cell>
          <table:table-cell office:value-type="float" office:value="0.3020618" calcext:value-type="float">
            <text:p>0.3020618</text:p>
          </table:table-cell>
          <table:table-cell office:value-type="float" office:value="0.3032894" calcext:value-type="float">
            <text:p>0.3032894</text:p>
          </table:table-cell>
          <table:table-cell office:value-type="float" office:value="0.3047082" calcext:value-type="float">
            <text:p>0.3047082</text:p>
          </table:table-cell>
          <table:table-cell office:value-type="float" office:value="0.3523991" calcext:value-type="float">
            <text:p>0.3523991</text:p>
          </table:table-cell>
          <table:table-cell office:value-type="float" office:value="0.3632308" calcext:value-type="float">
            <text:p>0.3632308</text:p>
          </table:table-cell>
          <table:table-cell office:value-type="float" office:value="0.3880472" calcext:value-type="float">
            <text:p>0.3880472</text:p>
          </table:table-cell>
          <table:table-cell office:value-type="float" office:value="0.4139472" calcext:value-type="float">
            <text:p>0.4139472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1532E-015" calcext:value-type="float">
            <text:p>1.961532E-15</text:p>
          </table:table-cell>
          <table:table-cell office:value-type="float" office:value="1.921138E-015" calcext:value-type="float">
            <text:p>1.921138E-15</text:p>
          </table:table-cell>
          <table:table-cell office:value-type="float" office:value="1.969322E-015" calcext:value-type="float">
            <text:p>1.969322E-15</text:p>
          </table:table-cell>
          <table:table-cell office:value-type="float" office:value="1.972692E-015" calcext:value-type="float">
            <text:p>1.972692E-15</text:p>
          </table:table-cell>
          <table:table-cell office:value-type="float" office:value="9.496191E-016" calcext:value-type="float">
            <text:p>9.496191E-16</text:p>
          </table:table-cell>
          <table:table-cell office:value-type="float" office:value="9.389699E-016" calcext:value-type="float">
            <text:p>9.389699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3.86165" calcext:value-type="float">
            <text:p>-23.86165</text:p>
          </table:table-cell>
          <table:table-cell office:value-type="float" office:value="-0.01906822" calcext:value-type="float">
            <text:p>-0.01906822</text:p>
          </table:table-cell>
          <table:table-cell office:value-type="float" office:value="-0.0187093" calcext:value-type="float">
            <text:p>-0.0187093</text:p>
          </table:table-cell>
          <table:table-cell office:value-type="float" office:value="-0.01820685" calcext:value-type="float">
            <text:p>-0.01820685</text:p>
          </table:table-cell>
          <table:table-cell office:value-type="float" office:value="-0.01770571" calcext:value-type="float">
            <text:p>-0.01770571</text:p>
          </table:table-cell>
          <table:table-cell office:value-type="float" office:value="-0.01713622" calcext:value-type="float">
            <text:p>-0.01713622</text:p>
          </table:table-cell>
          <table:table-cell office:value-type="float" office:value="-0.01590735" calcext:value-type="float">
            <text:p>-0.01590735</text:p>
          </table:table-cell>
          <table:table-cell office:value-type="float" office:value="-0.01313235" calcext:value-type="float">
            <text:p>-0.01313235</text:p>
          </table:table-cell>
          <table:table-cell office:value-type="float" office:value="-0.006978243" calcext:value-type="float">
            <text:p>-0.006978243</text:p>
          </table:table-cell>
          <table:table-cell office:value-type="float" office:value="-0.00376365" calcext:value-type="float">
            <text:p>-0.00376365</text:p>
          </table:table-cell>
          <table:table-cell office:value-type="float" office:value="1104.308" calcext:value-type="float">
            <text:p>1104.308</text:p>
          </table:table-cell>
          <table:table-cell office:value-type="float" office:value="0" calcext:value-type="float">
            <text:p>0</text:p>
          </table:table-cell>
          <table:table-cell office:value-type="float" office:value="-7.325124" calcext:value-type="float">
            <text:p>-7.325124</text:p>
          </table:table-cell>
          <table:table-cell office:value-type="float" office:value="0.0007414198" calcext:value-type="float">
            <text:p>0.000741419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8" calcext:value-type="float">
            <text:p>-1.22850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072004" calcext:value-type="float">
            <text:p>8072004</text:p>
          </table:table-cell>
          <table:table-cell office:value-type="float" office:value="517.1408" calcext:value-type="float">
            <text:p>517.1408</text:p>
          </table:table-cell>
          <table:table-cell office:value-type="float" office:value="78.44115" calcext:value-type="float">
            <text:p>78.44115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70.297" calcext:value-type="float">
            <text:p>1270.297</text:p>
          </table:table-cell>
          <table:table-cell office:value-type="float" office:value="482.9303" calcext:value-type="float">
            <text:p>482.9303</text:p>
          </table:table-cell>
          <table:table-cell office:value-type="float" office:value="0" calcext:value-type="float">
            <text:p>0</text:p>
          </table:table-cell>
          <table:table-cell office:value-type="float" office:value="0.5071563" calcext:value-type="float">
            <text:p>0.5071563</text:p>
          </table:table-cell>
          <table:table-cell office:value-type="float" office:value="0.4724759" calcext:value-type="float">
            <text:p>0.4724759</text:p>
          </table:table-cell>
          <table:table-cell office:value-type="float" office:value="0.4070032" calcext:value-type="float">
            <text:p>0.4070032</text:p>
          </table:table-cell>
          <table:table-cell office:value-type="float" office:value="0.3127041" calcext:value-type="float">
            <text:p>0.3127041</text:p>
          </table:table-cell>
          <table:table-cell office:value-type="float" office:value="0.3039119" calcext:value-type="float">
            <text:p>0.3039119</text:p>
          </table:table-cell>
          <table:table-cell office:value-type="float" office:value="0.3066571" calcext:value-type="float">
            <text:p>0.3066571</text:p>
          </table:table-cell>
          <table:table-cell office:value-type="float" office:value="0.3768136" calcext:value-type="float">
            <text:p>0.3768136</text:p>
          </table:table-cell>
          <table:table-cell office:value-type="float" office:value="0.3628851" calcext:value-type="float">
            <text:p>0.3628851</text:p>
          </table:table-cell>
          <table:table-cell office:value-type="float" office:value="0.3876177" calcext:value-type="float">
            <text:p>0.3876177</text:p>
          </table:table-cell>
          <table:table-cell office:value-type="float" office:value="0.4134186" calcext:value-type="float">
            <text:p>0.4134186</text:p>
          </table:table-cell>
          <table:table-cell office:value-type="float" office:value="0.5104221" calcext:value-type="float">
            <text:p>0.5104221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2347227" calcext:value-type="float">
            <text:p>0.0002347227</text:p>
          </table:table-cell>
          <table:table-cell office:value-type="float" office:value="1.961934E-015" calcext:value-type="float">
            <text:p>1.961934E-15</text:p>
          </table:table-cell>
          <table:table-cell office:value-type="float" office:value="1.92111E-015" calcext:value-type="float">
            <text:p>1.92111E-15</text:p>
          </table:table-cell>
          <table:table-cell office:value-type="float" office:value="1.969292E-015" calcext:value-type="float">
            <text:p>1.969292E-15</text:p>
          </table:table-cell>
          <table:table-cell office:value-type="float" office:value="1.972664E-015" calcext:value-type="float">
            <text:p>1.972664E-15</text:p>
          </table:table-cell>
          <table:table-cell office:value-type="float" office:value="9.496191E-016" calcext:value-type="float">
            <text:p>9.496191E-16</text:p>
          </table:table-cell>
          <table:table-cell office:value-type="float" office:value="9.389561E-016" calcext:value-type="float">
            <text:p>9.389561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05246723" calcext:value-type="float">
            <text:p>-0.0005246723</text:p>
          </table:table-cell>
          <table:table-cell office:value-type="float" office:value="-0.0008141479" calcext:value-type="float">
            <text:p>-0.0008141479</text:p>
          </table:table-cell>
          <table:table-cell office:value-type="float" office:value="-0.002641591" calcext:value-type="float">
            <text:p>-0.002641591</text:p>
          </table:table-cell>
          <table:table-cell office:value-type="float" office:value="-0.01480023" calcext:value-type="float">
            <text:p>-0.01480023</text:p>
          </table:table-cell>
          <table:table-cell office:value-type="float" office:value="-0.01751988" calcext:value-type="float">
            <text:p>-0.01751988</text:p>
          </table:table-cell>
          <table:table-cell office:value-type="float" office:value="-0.01650877" calcext:value-type="float">
            <text:p>-0.01650877</text:p>
          </table:table-cell>
          <table:table-cell office:value-type="float" office:value="-0.008712536" calcext:value-type="float">
            <text:p>-0.008712536</text:p>
          </table:table-cell>
          <table:table-cell office:value-type="float" office:value="-0.01325638" calcext:value-type="float">
            <text:p>-0.01325638</text:p>
          </table:table-cell>
          <table:table-cell office:value-type="float" office:value="-0.007048081" calcext:value-type="float">
            <text:p>-0.007048081</text:p>
          </table:table-cell>
          <table:table-cell office:value-type="float" office:value="-0.003806432" calcext:value-type="float">
            <text:p>-0.003806432</text:p>
          </table:table-cell>
          <table:table-cell office:value-type="float" office:value="1108.918" calcext:value-type="float">
            <text:p>1108.918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1483156" calcext:value-type="float">
            <text:p>0.001483156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0.0002347275" calcext:value-type="float">
            <text:p>0.000234727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072004" calcext:value-type="float">
            <text:p>9072004</text:p>
          </table:table-cell>
          <table:table-cell office:value-type="float" office:value="517.7175" calcext:value-type="float">
            <text:p>517.7175</text:p>
          </table:table-cell>
          <table:table-cell office:value-type="float" office:value="82.67577" calcext:value-type="float">
            <text:p>82.67577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62.934" calcext:value-type="float">
            <text:p>1262.934</text:p>
          </table:table-cell>
          <table:table-cell office:value-type="float" office:value="486.6352" calcext:value-type="float">
            <text:p>486.6352</text:p>
          </table:table-cell>
          <table:table-cell office:value-type="float" office:value="0" calcext:value-type="float">
            <text:p>0</text:p>
          </table:table-cell>
          <table:table-cell office:value-type="float" office:value="0.1500048" calcext:value-type="float">
            <text:p>0.1500048</text:p>
          </table:table-cell>
          <table:table-cell office:value-type="float" office:value="0.3271149" calcext:value-type="float">
            <text:p>0.3271149</text:p>
          </table:table-cell>
          <table:table-cell office:value-type="float" office:value="0.3285466" calcext:value-type="float">
            <text:p>0.3285466</text:p>
          </table:table-cell>
          <table:table-cell office:value-type="float" office:value="0.3289708" calcext:value-type="float">
            <text:p>0.3289708</text:p>
          </table:table-cell>
          <table:table-cell office:value-type="float" office:value="0.3276936" calcext:value-type="float">
            <text:p>0.3276936</text:p>
          </table:table-cell>
          <table:table-cell office:value-type="float" office:value="0.3263692" calcext:value-type="float">
            <text:p>0.3263692</text:p>
          </table:table-cell>
          <table:table-cell office:value-type="float" office:value="0.366036" calcext:value-type="float">
            <text:p>0.366036</text:p>
          </table:table-cell>
          <table:table-cell office:value-type="float" office:value="0.3641061" calcext:value-type="float">
            <text:p>0.3641061</text:p>
          </table:table-cell>
          <table:table-cell office:value-type="float" office:value="0.3876516" calcext:value-type="float">
            <text:p>0.3876516</text:p>
          </table:table-cell>
          <table:table-cell office:value-type="float" office:value="0.4137553" calcext:value-type="float">
            <text:p>0.4137553</text:p>
          </table:table-cell>
          <table:table-cell office:value-type="float" office:value="0.5107113" calcext:value-type="float">
            <text:p>0.5107113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2298E-015" calcext:value-type="float">
            <text:p>1.962298E-15</text:p>
          </table:table-cell>
          <table:table-cell office:value-type="float" office:value="1.921087E-015" calcext:value-type="float">
            <text:p>1.921087E-15</text:p>
          </table:table-cell>
          <table:table-cell office:value-type="float" office:value="1.969265E-015" calcext:value-type="float">
            <text:p>1.969265E-15</text:p>
          </table:table-cell>
          <table:table-cell office:value-type="float" office:value="1.97264E-015" calcext:value-type="float">
            <text:p>1.97264E-15</text:p>
          </table:table-cell>
          <table:table-cell office:value-type="float" office:value="9.496177E-016" calcext:value-type="float">
            <text:p>9.496177E-16</text:p>
          </table:table-cell>
          <table:table-cell office:value-type="float" office:value="9.389436E-016" calcext:value-type="float">
            <text:p>9.38943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388164" calcext:value-type="float">
            <text:p>-1.388164</text:p>
          </table:table-cell>
          <table:table-cell office:value-type="float" office:value="-0.0104012" calcext:value-type="float">
            <text:p>-0.0104012</text:p>
          </table:table-cell>
          <table:table-cell office:value-type="float" office:value="-0.0101016" calcext:value-type="float">
            <text:p>-0.0101016</text:p>
          </table:table-cell>
          <table:table-cell office:value-type="float" office:value="-0.01003786" calcext:value-type="float">
            <text:p>-0.01003786</text:p>
          </table:table-cell>
          <table:table-cell office:value-type="float" office:value="-0.01032758" calcext:value-type="float">
            <text:p>-0.01032758</text:p>
          </table:table-cell>
          <table:table-cell office:value-type="float" office:value="-0.01063531" calcext:value-type="float">
            <text:p>-0.01063531</text:p>
          </table:table-cell>
          <table:table-cell office:value-type="float" office:value="-0.01102865" calcext:value-type="float">
            <text:p>-0.01102865</text:p>
          </table:table-cell>
          <table:table-cell office:value-type="float" office:value="-0.01283627" calcext:value-type="float">
            <text:p>-0.01283627</text:p>
          </table:table-cell>
          <table:table-cell office:value-type="float" office:value="-0.00704712" calcext:value-type="float">
            <text:p>-0.00704712</text:p>
          </table:table-cell>
          <table:table-cell office:value-type="float" office:value="-0.003780713" calcext:value-type="float">
            <text:p>-0.003780713</text:p>
          </table:table-cell>
          <table:table-cell office:value-type="float" office:value="1116.562" calcext:value-type="float">
            <text:p>1116.562</text:p>
          </table:table-cell>
          <table:table-cell office:value-type="float" office:value="0" calcext:value-type="float">
            <text:p>0</text:p>
          </table:table-cell>
          <table:table-cell office:value-type="float" office:value="-2.445688" calcext:value-type="float">
            <text:p>-2.445688</text:p>
          </table:table-cell>
          <table:table-cell office:value-type="float" office:value="0.0007077036" calcext:value-type="float">
            <text:p>0.000707703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9419" calcext:value-type="float">
            <text:p>-1.22941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72004" calcext:value-type="float">
            <text:p>10072004</text:p>
          </table:table-cell>
          <table:table-cell office:value-type="float" office:value="517.7175" calcext:value-type="float">
            <text:p>517.7175</text:p>
          </table:table-cell>
          <table:table-cell office:value-type="float" office:value="83.29588" calcext:value-type="float">
            <text:p>83.29588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9.625" calcext:value-type="float">
            <text:p>1259.625</text:p>
          </table:table-cell>
          <table:table-cell office:value-type="float" office:value="489.3255" calcext:value-type="float">
            <text:p>489.3255</text:p>
          </table:table-cell>
          <table:table-cell office:value-type="float" office:value="0" calcext:value-type="float">
            <text:p>0</text:p>
          </table:table-cell>
          <table:table-cell office:value-type="float" office:value="0.09194104" calcext:value-type="float">
            <text:p>0.09194104</text:p>
          </table:table-cell>
          <table:table-cell office:value-type="float" office:value="0.3123854" calcext:value-type="float">
            <text:p>0.3123854</text:p>
          </table:table-cell>
          <table:table-cell office:value-type="float" office:value="0.3134457" calcext:value-type="float">
            <text:p>0.3134457</text:p>
          </table:table-cell>
          <table:table-cell office:value-type="float" office:value="0.3148904" calcext:value-type="float">
            <text:p>0.3148904</text:p>
          </table:table-cell>
          <table:table-cell office:value-type="float" office:value="0.3162038" calcext:value-type="float">
            <text:p>0.3162038</text:p>
          </table:table-cell>
          <table:table-cell office:value-type="float" office:value="0.317671" calcext:value-type="float">
            <text:p>0.317671</text:p>
          </table:table-cell>
          <table:table-cell office:value-type="float" office:value="0.362734" calcext:value-type="float">
            <text:p>0.362734</text:p>
          </table:table-cell>
          <table:table-cell office:value-type="float" office:value="0.3646207" calcext:value-type="float">
            <text:p>0.3646207</text:p>
          </table:table-cell>
          <table:table-cell office:value-type="float" office:value="0.387746" calcext:value-type="float">
            <text:p>0.387746</text:p>
          </table:table-cell>
          <table:table-cell office:value-type="float" office:value="0.4139472" calcext:value-type="float">
            <text:p>0.4139472</text:p>
          </table:table-cell>
          <table:table-cell office:value-type="float" office:value="0.5107092" calcext:value-type="float">
            <text:p>0.5107092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265E-015" calcext:value-type="float">
            <text:p>1.96265E-15</text:p>
          </table:table-cell>
          <table:table-cell office:value-type="float" office:value="1.921064E-015" calcext:value-type="float">
            <text:p>1.921064E-15</text:p>
          </table:table-cell>
          <table:table-cell office:value-type="float" office:value="1.969244E-015" calcext:value-type="float">
            <text:p>1.969244E-15</text:p>
          </table:table-cell>
          <table:table-cell office:value-type="float" office:value="1.972612E-015" calcext:value-type="float">
            <text:p>1.972612E-15</text:p>
          </table:table-cell>
          <table:table-cell office:value-type="float" office:value="9.496093E-016" calcext:value-type="float">
            <text:p>9.496093E-16</text:p>
          </table:table-cell>
          <table:table-cell office:value-type="float" office:value="9.389397E-016" calcext:value-type="float">
            <text:p>9.389397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8.77554" calcext:value-type="float">
            <text:p>-28.77554</text:p>
          </table:table-cell>
          <table:table-cell office:value-type="float" office:value="-0.01435986" calcext:value-type="float">
            <text:p>-0.01435986</text:p>
          </table:table-cell>
          <table:table-cell office:value-type="float" office:value="-0.01403711" calcext:value-type="float">
            <text:p>-0.01403711</text:p>
          </table:table-cell>
          <table:table-cell office:value-type="float" office:value="-0.01362129" calcext:value-type="float">
            <text:p>-0.01362129</text:p>
          </table:table-cell>
          <table:table-cell office:value-type="float" office:value="-0.01323879" calcext:value-type="float">
            <text:p>-0.01323879</text:p>
          </table:table-cell>
          <table:table-cell office:value-type="float" office:value="-0.01281899" calcext:value-type="float">
            <text:p>-0.01281899</text:p>
          </table:table-cell>
          <table:table-cell office:value-type="float" office:value="-0.01202799" calcext:value-type="float">
            <text:p>-0.01202799</text:p>
          </table:table-cell>
          <table:table-cell office:value-type="float" office:value="-0.01266151" calcext:value-type="float">
            <text:p>-0.01266151</text:p>
          </table:table-cell>
          <table:table-cell office:value-type="float" office:value="-0.007030693" calcext:value-type="float">
            <text:p>-0.007030693</text:p>
          </table:table-cell>
          <table:table-cell office:value-type="float" office:value="-0.003763636" calcext:value-type="float">
            <text:p>-0.003763636</text:p>
          </table:table-cell>
          <table:table-cell office:value-type="float" office:value="1122.941" calcext:value-type="float">
            <text:p>1122.941</text:p>
          </table:table-cell>
          <table:table-cell office:value-type="float" office:value="0" calcext:value-type="float">
            <text:p>0</text:p>
          </table:table-cell>
          <table:table-cell office:value-type="float" office:value="-8.298427" calcext:value-type="float">
            <text:p>-8.298427</text:p>
          </table:table-cell>
          <table:table-cell office:value-type="float" office:value="0.0006996387" calcext:value-type="float">
            <text:p>0.000699638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7" calcext:value-type="float">
            <text:p>-1.22850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072004" calcext:value-type="float">
            <text:p>11072004</text:p>
          </table:table-cell>
          <table:table-cell office:value-type="float" office:value="517.7175" calcext:value-type="float">
            <text:p>517.7175</text:p>
          </table:table-cell>
          <table:table-cell office:value-type="float" office:value="83.3823" calcext:value-type="float">
            <text:p>83.3823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7.853" calcext:value-type="float">
            <text:p>1257.853</text:p>
          </table:table-cell>
          <table:table-cell office:value-type="float" office:value="491.01" calcext:value-type="float">
            <text:p>491.01</text:p>
          </table:table-cell>
          <table:table-cell office:value-type="float" office:value="0" calcext:value-type="float">
            <text:p>0</text:p>
          </table:table-cell>
          <table:table-cell office:value-type="float" office:value="0.0842747" calcext:value-type="float">
            <text:p>0.0842747</text:p>
          </table:table-cell>
          <table:table-cell office:value-type="float" office:value="0.3055631" calcext:value-type="float">
            <text:p>0.3055631</text:p>
          </table:table-cell>
          <table:table-cell office:value-type="float" office:value="0.3064592" calcext:value-type="float">
            <text:p>0.3064592</text:p>
          </table:table-cell>
          <table:table-cell office:value-type="float" office:value="0.3080005" calcext:value-type="float">
            <text:p>0.3080005</text:p>
          </table:table-cell>
          <table:table-cell office:value-type="float" office:value="0.3096848" calcext:value-type="float">
            <text:p>0.3096848</text:p>
          </table:table-cell>
          <table:table-cell office:value-type="float" office:value="0.3116612" calcext:value-type="float">
            <text:p>0.3116612</text:p>
          </table:table-cell>
          <table:table-cell office:value-type="float" office:value="0.3588538" calcext:value-type="float">
            <text:p>0.3588538</text:p>
          </table:table-cell>
          <table:table-cell office:value-type="float" office:value="0.3646379" calcext:value-type="float">
            <text:p>0.3646379</text:p>
          </table:table-cell>
          <table:table-cell office:value-type="float" office:value="0.387825" calcext:value-type="float">
            <text:p>0.387825</text:p>
          </table:table-cell>
          <table:table-cell office:value-type="float" office:value="0.4139472" calcext:value-type="float">
            <text:p>0.4139472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3056E-015" calcext:value-type="float">
            <text:p>1.963056E-15</text:p>
          </table:table-cell>
          <table:table-cell office:value-type="float" office:value="1.921032E-015" calcext:value-type="float">
            <text:p>1.921032E-15</text:p>
          </table:table-cell>
          <table:table-cell office:value-type="float" office:value="1.969215E-015" calcext:value-type="float">
            <text:p>1.969215E-15</text:p>
          </table:table-cell>
          <table:table-cell office:value-type="float" office:value="1.972582E-015" calcext:value-type="float">
            <text:p>1.972582E-15</text:p>
          </table:table-cell>
          <table:table-cell office:value-type="float" office:value="9.496036E-016" calcext:value-type="float">
            <text:p>9.496036E-16</text:p>
          </table:table-cell>
          <table:table-cell office:value-type="float" office:value="9.389323E-016" calcext:value-type="float">
            <text:p>9.389323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9.41355" calcext:value-type="float">
            <text:p>-49.41355</text:p>
          </table:table-cell>
          <table:table-cell office:value-type="float" office:value="-0.01676124" calcext:value-type="float">
            <text:p>-0.01676124</text:p>
          </table:table-cell>
          <table:table-cell office:value-type="float" office:value="-0.0164324" calcext:value-type="float">
            <text:p>-0.0164324</text:p>
          </table:table-cell>
          <table:table-cell office:value-type="float" office:value="-0.01589331" calcext:value-type="float">
            <text:p>-0.01589331</text:p>
          </table:table-cell>
          <table:table-cell office:value-type="float" office:value="-0.01530647" calcext:value-type="float">
            <text:p>-0.01530647</text:p>
          </table:table-cell>
          <table:table-cell office:value-type="float" office:value="-0.01464267" calcext:value-type="float">
            <text:p>-0.01464267</text:p>
          </table:table-cell>
          <table:table-cell office:value-type="float" office:value="-0.01334312" calcext:value-type="float">
            <text:p>-0.01334312</text:p>
          </table:table-cell>
          <table:table-cell office:value-type="float" office:value="-0.01265443" calcext:value-type="float">
            <text:p>-0.01265443</text:p>
          </table:table-cell>
          <table:table-cell office:value-type="float" office:value="-0.007016941" calcext:value-type="float">
            <text:p>-0.007016941</text:p>
          </table:table-cell>
          <table:table-cell office:value-type="float" office:value="-0.003763647" calcext:value-type="float">
            <text:p>-0.003763647</text:p>
          </table:table-cell>
          <table:table-cell office:value-type="float" office:value="1128.214" calcext:value-type="float">
            <text:p>1128.214</text:p>
          </table:table-cell>
          <table:table-cell office:value-type="float" office:value="0" calcext:value-type="float">
            <text:p>0</text:p>
          </table:table-cell>
          <table:table-cell office:value-type="float" office:value="-21.02709" calcext:value-type="float">
            <text:p>-21.02709</text:p>
          </table:table-cell>
          <table:table-cell office:value-type="float" office:value="0.000692696" calcext:value-type="float">
            <text:p>0.00069269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8" calcext:value-type="float">
            <text:p>-1.22850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072004" calcext:value-type="float">
            <text:p>12072004</text:p>
          </table:table-cell>
          <table:table-cell office:value-type="float" office:value="520.3177" calcext:value-type="float">
            <text:p>520.3177</text:p>
          </table:table-cell>
          <table:table-cell office:value-type="float" office:value="86.13957" calcext:value-type="float">
            <text:p>86.13957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6.772" calcext:value-type="float">
            <text:p>1256.772</text:p>
          </table:table-cell>
          <table:table-cell office:value-type="float" office:value="491.9335" calcext:value-type="float">
            <text:p>491.9335</text:p>
          </table:table-cell>
          <table:table-cell office:value-type="float" office:value="0" calcext:value-type="float">
            <text:p>0</text:p>
          </table:table-cell>
          <table:table-cell office:value-type="float" office:value="0.08595368" calcext:value-type="float">
            <text:p>0.08595368</text:p>
          </table:table-cell>
          <table:table-cell office:value-type="float" office:value="0.3009796" calcext:value-type="float">
            <text:p>0.3009796</text:p>
          </table:table-cell>
          <table:table-cell office:value-type="float" office:value="0.3019069" calcext:value-type="float">
            <text:p>0.3019069</text:p>
          </table:table-cell>
          <table:table-cell office:value-type="float" office:value="0.3039882" calcext:value-type="float">
            <text:p>0.3039882</text:p>
          </table:table-cell>
          <table:table-cell office:value-type="float" office:value="0.3060336" calcext:value-type="float">
            <text:p>0.3060336</text:p>
          </table:table-cell>
          <table:table-cell office:value-type="float" office:value="0.3081507" calcext:value-type="float">
            <text:p>0.3081507</text:p>
          </table:table-cell>
          <table:table-cell office:value-type="float" office:value="0.3561613" calcext:value-type="float">
            <text:p>0.3561613</text:p>
          </table:table-cell>
          <table:table-cell office:value-type="float" office:value="0.3643571" calcext:value-type="float">
            <text:p>0.3643571</text:p>
          </table:table-cell>
          <table:table-cell office:value-type="float" office:value="0.3878778" calcext:value-type="float">
            <text:p>0.3878778</text:p>
          </table:table-cell>
          <table:table-cell office:value-type="float" office:value="0.4139472" calcext:value-type="float">
            <text:p>0.4139472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0121E-015" calcext:value-type="float">
            <text:p>1.880121E-15</text:p>
          </table:table-cell>
          <table:table-cell office:value-type="float" office:value="1.921005E-015" calcext:value-type="float">
            <text:p>1.921005E-15</text:p>
          </table:table-cell>
          <table:table-cell office:value-type="float" office:value="1.969183E-015" calcext:value-type="float">
            <text:p>1.969183E-15</text:p>
          </table:table-cell>
          <table:table-cell office:value-type="float" office:value="1.972556E-015" calcext:value-type="float">
            <text:p>1.972556E-15</text:p>
          </table:table-cell>
          <table:table-cell office:value-type="float" office:value="9.496067E-016" calcext:value-type="float">
            <text:p>9.496067E-16</text:p>
          </table:table-cell>
          <table:table-cell office:value-type="float" office:value="9.389156E-016" calcext:value-type="float">
            <text:p>9.389156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3.77343" calcext:value-type="float">
            <text:p>-43.77343</text:p>
          </table:table-cell>
          <table:table-cell office:value-type="float" office:value="-0.01863726" calcext:value-type="float">
            <text:p>-0.01863726</text:p>
          </table:table-cell>
          <table:table-cell office:value-type="float" office:value="-0.01824773" calcext:value-type="float">
            <text:p>-0.01824773</text:p>
          </table:table-cell>
          <table:table-cell office:value-type="float" office:value="-0.01741403" calcext:value-type="float">
            <text:p>-0.01741403</text:p>
          </table:table-cell>
          <table:table-cell office:value-type="float" office:value="-0.01662404" calcext:value-type="float">
            <text:p>-0.01662404</text:p>
          </table:table-cell>
          <table:table-cell office:value-type="float" office:value="-0.01584406" calcext:value-type="float">
            <text:p>-0.01584406</text:p>
          </table:table-cell>
          <table:table-cell office:value-type="float" office:value="-0.01435218" calcext:value-type="float">
            <text:p>-0.01435218</text:p>
          </table:table-cell>
          <table:table-cell office:value-type="float" office:value="-0.01274771" calcext:value-type="float">
            <text:p>-0.01274771</text:p>
          </table:table-cell>
          <table:table-cell office:value-type="float" office:value="-0.00700773" calcext:value-type="float">
            <text:p>-0.00700773</text:p>
          </table:table-cell>
          <table:table-cell office:value-type="float" office:value="-0.003763641" calcext:value-type="float">
            <text:p>-0.003763641</text:p>
          </table:table-cell>
          <table:table-cell office:value-type="float" office:value="1132.718" calcext:value-type="float">
            <text:p>1132.718</text:p>
          </table:table-cell>
          <table:table-cell office:value-type="float" office:value="0" calcext:value-type="float">
            <text:p>0</text:p>
          </table:table-cell>
          <table:table-cell office:value-type="float" office:value="-20.57543" calcext:value-type="float">
            <text:p>-20.57543</text:p>
          </table:table-cell>
          <table:table-cell office:value-type="float" office:value="0.0006803775" calcext:value-type="float">
            <text:p>0.000680377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8" calcext:value-type="float">
            <text:p>-1.22850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072004" calcext:value-type="float">
            <text:p>13072004</text:p>
          </table:table-cell>
          <table:table-cell office:value-type="float" office:value="520.3177" calcext:value-type="float">
            <text:p>520.3177</text:p>
          </table:table-cell>
          <table:table-cell office:value-type="float" office:value="86.15571" calcext:value-type="float">
            <text:p>86.15571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6.244" calcext:value-type="float">
            <text:p>1256.244</text:p>
          </table:table-cell>
          <table:table-cell office:value-type="float" office:value="492.4445" calcext:value-type="float">
            <text:p>492.4445</text:p>
          </table:table-cell>
          <table:table-cell office:value-type="float" office:value="0" calcext:value-type="float">
            <text:p>0</text:p>
          </table:table-cell>
          <table:table-cell office:value-type="float" office:value="0.08427426" calcext:value-type="float">
            <text:p>0.08427426</text:p>
          </table:table-cell>
          <table:table-cell office:value-type="float" office:value="0.3003975" calcext:value-type="float">
            <text:p>0.3003975</text:p>
          </table:table-cell>
          <table:table-cell office:value-type="float" office:value="0.3011906" calcext:value-type="float">
            <text:p>0.3011906</text:p>
          </table:table-cell>
          <table:table-cell office:value-type="float" office:value="0.302653" calcext:value-type="float">
            <text:p>0.302653</text:p>
          </table:table-cell>
          <table:table-cell office:value-type="float" office:value="0.304328" calcext:value-type="float">
            <text:p>0.304328</text:p>
          </table:table-cell>
          <table:table-cell office:value-type="float" office:value="0.3062727" calcext:value-type="float">
            <text:p>0.3062727</text:p>
          </table:table-cell>
          <table:table-cell office:value-type="float" office:value="0.3542695" calcext:value-type="float">
            <text:p>0.3542695</text:p>
          </table:table-cell>
          <table:table-cell office:value-type="float" office:value="0.3639482" calcext:value-type="float">
            <text:p>0.3639482</text:p>
          </table:table-cell>
          <table:table-cell office:value-type="float" office:value="0.3878991" calcext:value-type="float">
            <text:p>0.3878991</text:p>
          </table:table-cell>
          <table:table-cell office:value-type="float" office:value="0.4139472" calcext:value-type="float">
            <text:p>0.4139472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0572E-015" calcext:value-type="float">
            <text:p>1.880572E-15</text:p>
          </table:table-cell>
          <table:table-cell office:value-type="float" office:value="1.920971E-015" calcext:value-type="float">
            <text:p>1.920971E-15</text:p>
          </table:table-cell>
          <table:table-cell office:value-type="float" office:value="1.969147E-015" calcext:value-type="float">
            <text:p>1.969147E-15</text:p>
          </table:table-cell>
          <table:table-cell office:value-type="float" office:value="1.972529E-015" calcext:value-type="float">
            <text:p>1.972529E-15</text:p>
          </table:table-cell>
          <table:table-cell office:value-type="float" office:value="9.496062E-016" calcext:value-type="float">
            <text:p>9.496062E-16</text:p>
          </table:table-cell>
          <table:table-cell office:value-type="float" office:value="9.388984E-016" calcext:value-type="float">
            <text:p>9.388984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0.10045" calcext:value-type="float">
            <text:p>-50.10045</text:p>
          </table:table-cell>
          <table:table-cell office:value-type="float" office:value="-0.01888782" calcext:value-type="float">
            <text:p>-0.01888782</text:p>
          </table:table-cell>
          <table:table-cell office:value-type="float" office:value="-0.01855073" calcext:value-type="float">
            <text:p>-0.01855073</text:p>
          </table:table-cell>
          <table:table-cell office:value-type="float" office:value="-0.01795869" calcext:value-type="float">
            <text:p>-0.01795869</text:p>
          </table:table-cell>
          <table:table-cell office:value-type="float" office:value="-0.01728603" calcext:value-type="float">
            <text:p>-0.01728603</text:p>
          </table:table-cell>
          <table:table-cell office:value-type="float" office:value="-0.01653481" calcext:value-type="float">
            <text:p>-0.01653481</text:p>
          </table:table-cell>
          <table:table-cell office:value-type="float" office:value="-0.01511152" calcext:value-type="float">
            <text:p>-0.01511152</text:p>
          </table:table-cell>
          <table:table-cell office:value-type="float" office:value="-0.01288564" calcext:value-type="float">
            <text:p>-0.01288564</text:p>
          </table:table-cell>
          <table:table-cell office:value-type="float" office:value="-0.007003981" calcext:value-type="float">
            <text:p>-0.007003981</text:p>
          </table:table-cell>
          <table:table-cell office:value-type="float" office:value="-0.003763647" calcext:value-type="float">
            <text:p>-0.003763647</text:p>
          </table:table-cell>
          <table:table-cell office:value-type="float" office:value="1136.812" calcext:value-type="float">
            <text:p>1136.812</text:p>
          </table:table-cell>
          <table:table-cell office:value-type="float" office:value="0" calcext:value-type="float">
            <text:p>0</text:p>
          </table:table-cell>
          <table:table-cell office:value-type="float" office:value="-25.30165" calcext:value-type="float">
            <text:p>-25.30165</text:p>
          </table:table-cell>
          <table:table-cell office:value-type="float" office:value="0.0006742708" calcext:value-type="float">
            <text:p>0.000674270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8" calcext:value-type="float">
            <text:p>-1.22850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072004" calcext:value-type="float">
            <text:p>14072004</text:p>
          </table:table-cell>
          <table:table-cell office:value-type="float" office:value="520.3177" calcext:value-type="float">
            <text:p>520.3177</text:p>
          </table:table-cell>
          <table:table-cell office:value-type="float" office:value="86.11785" calcext:value-type="float">
            <text:p>86.11785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5.984" calcext:value-type="float">
            <text:p>1255.984</text:p>
          </table:table-cell>
          <table:table-cell office:value-type="float" office:value="492.7425" calcext:value-type="float">
            <text:p>492.7425</text:p>
          </table:table-cell>
          <table:table-cell office:value-type="float" office:value="0" calcext:value-type="float">
            <text:p>0</text:p>
          </table:table-cell>
          <table:table-cell office:value-type="float" office:value="0.08757147" calcext:value-type="float">
            <text:p>0.08757147</text:p>
          </table:table-cell>
          <table:table-cell office:value-type="float" office:value="0.3002275" calcext:value-type="float">
            <text:p>0.3002275</text:p>
          </table:table-cell>
          <table:table-cell office:value-type="float" office:value="0.3009862" calcext:value-type="float">
            <text:p>0.3009862</text:p>
          </table:table-cell>
          <table:table-cell office:value-type="float" office:value="0.3021172" calcext:value-type="float">
            <text:p>0.3021172</text:p>
          </table:table-cell>
          <table:table-cell office:value-type="float" office:value="0.3035757" calcext:value-type="float">
            <text:p>0.3035757</text:p>
          </table:table-cell>
          <table:table-cell office:value-type="float" office:value="0.3053179" calcext:value-type="float">
            <text:p>0.3053179</text:p>
          </table:table-cell>
          <table:table-cell office:value-type="float" office:value="0.3531644" calcext:value-type="float">
            <text:p>0.3531644</text:p>
          </table:table-cell>
          <table:table-cell office:value-type="float" office:value="0.3635203" calcext:value-type="float">
            <text:p>0.3635203</text:p>
          </table:table-cell>
          <table:table-cell office:value-type="float" office:value="0.3878933" calcext:value-type="float">
            <text:p>0.3878933</text:p>
          </table:table-cell>
          <table:table-cell office:value-type="float" office:value="0.4139473" calcext:value-type="float">
            <text:p>0.4139473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1068E-015" calcext:value-type="float">
            <text:p>1.881068E-15</text:p>
          </table:table-cell>
          <table:table-cell office:value-type="float" office:value="1.920934E-015" calcext:value-type="float">
            <text:p>1.920934E-15</text:p>
          </table:table-cell>
          <table:table-cell office:value-type="float" office:value="1.969114E-015" calcext:value-type="float">
            <text:p>1.969114E-15</text:p>
          </table:table-cell>
          <table:table-cell office:value-type="float" office:value="1.972495E-015" calcext:value-type="float">
            <text:p>1.972495E-15</text:p>
          </table:table-cell>
          <table:table-cell office:value-type="float" office:value="9.496016E-016" calcext:value-type="float">
            <text:p>9.496016E-16</text:p>
          </table:table-cell>
          <table:table-cell office:value-type="float" office:value="9.38881E-016" calcext:value-type="float">
            <text:p>9.38881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9.2118" calcext:value-type="float">
            <text:p>-39.2118</text:p>
          </table:table-cell>
          <table:table-cell office:value-type="float" office:value="-0.01896088" calcext:value-type="float">
            <text:p>-0.01896088</text:p>
          </table:table-cell>
          <table:table-cell office:value-type="float" office:value="-0.01864092" calcext:value-type="float">
            <text:p>-0.01864092</text:p>
          </table:table-cell>
          <table:table-cell office:value-type="float" office:value="-0.01818316" calcext:value-type="float">
            <text:p>-0.01818316</text:p>
          </table:table-cell>
          <table:table-cell office:value-type="float" office:value="-0.01758729" calcext:value-type="float">
            <text:p>-0.01758729</text:p>
          </table:table-cell>
          <table:table-cell office:value-type="float" office:value="-0.01689771" calcext:value-type="float">
            <text:p>-0.01689771</text:p>
          </table:table-cell>
          <table:table-cell office:value-type="float" office:value="-0.01557662" calcext:value-type="float">
            <text:p>-0.01557662</text:p>
          </table:table-cell>
          <table:table-cell office:value-type="float" office:value="-0.01303221" calcext:value-type="float">
            <text:p>-0.01303221</text:p>
          </table:table-cell>
          <table:table-cell office:value-type="float" office:value="-0.007004966" calcext:value-type="float">
            <text:p>-0.007004966</text:p>
          </table:table-cell>
          <table:table-cell office:value-type="float" office:value="-0.003763643" calcext:value-type="float">
            <text:p>-0.003763643</text:p>
          </table:table-cell>
          <table:table-cell office:value-type="float" office:value="1140.69" calcext:value-type="float">
            <text:p>1140.69</text:p>
          </table:table-cell>
          <table:table-cell office:value-type="float" office:value="0" calcext:value-type="float">
            <text:p>0</text:p>
          </table:table-cell>
          <table:table-cell office:value-type="float" office:value="-17.14636" calcext:value-type="float">
            <text:p>-17.14636</text:p>
          </table:table-cell>
          <table:table-cell office:value-type="float" office:value="0.0006699448" calcext:value-type="float">
            <text:p>0.000669944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8" calcext:value-type="float">
            <text:p>-1.22850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072004" calcext:value-type="float">
            <text:p>15072004</text:p>
          </table:table-cell>
          <table:table-cell office:value-type="float" office:value="537.5177" calcext:value-type="float">
            <text:p>537.5177</text:p>
          </table:table-cell>
          <table:table-cell office:value-type="float" office:value="88.36237" calcext:value-type="float">
            <text:p>88.36237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69.293" calcext:value-type="float">
            <text:p>1269.293</text:p>
          </table:table-cell>
          <table:table-cell office:value-type="float" office:value="494.3879" calcext:value-type="float">
            <text:p>494.3879</text:p>
          </table:table-cell>
          <table:table-cell office:value-type="float" office:value="0" calcext:value-type="float">
            <text:p>0</text:p>
          </table:table-cell>
          <table:table-cell office:value-type="float" office:value="0.3873397" calcext:value-type="float">
            <text:p>0.3873397</text:p>
          </table:table-cell>
          <table:table-cell office:value-type="float" office:value="0.3868752" calcext:value-type="float">
            <text:p>0.3868752</text:p>
          </table:table-cell>
          <table:table-cell office:value-type="float" office:value="0.3872343" calcext:value-type="float">
            <text:p>0.3872343</text:p>
          </table:table-cell>
          <table:table-cell office:value-type="float" office:value="0.3594909" calcext:value-type="float">
            <text:p>0.3594909</text:p>
          </table:table-cell>
          <table:table-cell office:value-type="float" office:value="0.3217978" calcext:value-type="float">
            <text:p>0.3217978</text:p>
          </table:table-cell>
          <table:table-cell office:value-type="float" office:value="0.3108957" calcext:value-type="float">
            <text:p>0.3108957</text:p>
          </table:table-cell>
          <table:table-cell office:value-type="float" office:value="0.3600668" calcext:value-type="float">
            <text:p>0.3600668</text:p>
          </table:table-cell>
          <table:table-cell office:value-type="float" office:value="0.3634202" calcext:value-type="float">
            <text:p>0.3634202</text:p>
          </table:table-cell>
          <table:table-cell office:value-type="float" office:value="0.387753" calcext:value-type="float">
            <text:p>0.387753</text:p>
          </table:table-cell>
          <table:table-cell office:value-type="float" office:value="0.4138952" calcext:value-type="float">
            <text:p>0.4138952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1533E-015" calcext:value-type="float">
            <text:p>1.881533E-15</text:p>
          </table:table-cell>
          <table:table-cell office:value-type="float" office:value="1.920901E-015" calcext:value-type="float">
            <text:p>1.920901E-15</text:p>
          </table:table-cell>
          <table:table-cell office:value-type="float" office:value="1.969078E-015" calcext:value-type="float">
            <text:p>1.969078E-15</text:p>
          </table:table-cell>
          <table:table-cell office:value-type="float" office:value="1.972465E-015" calcext:value-type="float">
            <text:p>1.972465E-15</text:p>
          </table:table-cell>
          <table:table-cell office:value-type="float" office:value="9.495971E-016" calcext:value-type="float">
            <text:p>9.495971E-16</text:p>
          </table:table-cell>
          <table:table-cell office:value-type="float" office:value="9.38864E-016" calcext:value-type="float">
            <text:p>9.38864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3047994" calcext:value-type="float">
            <text:p>-0.003047994</text:p>
          </table:table-cell>
          <table:table-cell office:value-type="float" office:value="-0.003095351" calcext:value-type="float">
            <text:p>-0.003095351</text:p>
          </table:table-cell>
          <table:table-cell office:value-type="float" office:value="-0.003136571" calcext:value-type="float">
            <text:p>-0.003136571</text:p>
          </table:table-cell>
          <table:table-cell office:value-type="float" office:value="-0.005593738" calcext:value-type="float">
            <text:p>-0.005593738</text:p>
          </table:table-cell>
          <table:table-cell office:value-type="float" office:value="-0.01198493" calcext:value-type="float">
            <text:p>-0.01198493</text:p>
          </table:table-cell>
          <table:table-cell office:value-type="float" office:value="-0.01501352" calcext:value-type="float">
            <text:p>-0.01501352</text:p>
          </table:table-cell>
          <table:table-cell office:value-type="float" office:value="-0.01290746" calcext:value-type="float">
            <text:p>-0.01290746</text:p>
          </table:table-cell>
          <table:table-cell office:value-type="float" office:value="-0.01306943" calcext:value-type="float">
            <text:p>-0.01306943</text:p>
          </table:table-cell>
          <table:table-cell office:value-type="float" office:value="-0.007029389" calcext:value-type="float">
            <text:p>-0.007029389</text:p>
          </table:table-cell>
          <table:table-cell office:value-type="float" office:value="-0.003768475" calcext:value-type="float">
            <text:p>-0.003768475</text:p>
          </table:table-cell>
          <table:table-cell office:value-type="float" office:value="1146.105" calcext:value-type="float">
            <text:p>1146.105</text:p>
          </table:table-cell>
          <table:table-cell office:value-type="float" office:value="0" calcext:value-type="float">
            <text:p>0</text:p>
          </table:table-cell>
          <table:table-cell office:value-type="float" office:value="-0.003215601" calcext:value-type="float">
            <text:p>-0.003215601</text:p>
          </table:table-cell>
          <table:table-cell office:value-type="float" office:value="0.0006568538" calcext:value-type="float">
            <text:p>0.000656853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766" calcext:value-type="float">
            <text:p>-1.22876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6072004" calcext:value-type="float">
            <text:p>16072004</text:p>
          </table:table-cell>
          <table:table-cell office:value-type="float" office:value="547.5177" calcext:value-type="float">
            <text:p>547.5177</text:p>
          </table:table-cell>
          <table:table-cell office:value-type="float" office:value="91.48172" calcext:value-type="float">
            <text:p>91.48172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70.839" calcext:value-type="float">
            <text:p>1270.839</text:p>
          </table:table-cell>
          <table:table-cell office:value-type="float" office:value="499.7222" calcext:value-type="float">
            <text:p>499.7222</text:p>
          </table:table-cell>
          <table:table-cell office:value-type="float" office:value="0" calcext:value-type="float">
            <text:p>0</text:p>
          </table:table-cell>
          <table:table-cell office:value-type="float" office:value="0.3450187" calcext:value-type="float">
            <text:p>0.3450187</text:p>
          </table:table-cell>
          <table:table-cell office:value-type="float" office:value="0.3473598" calcext:value-type="float">
            <text:p>0.3473598</text:p>
          </table:table-cell>
          <table:table-cell office:value-type="float" office:value="0.3502314" calcext:value-type="float">
            <text:p>0.3502314</text:p>
          </table:table-cell>
          <table:table-cell office:value-type="float" office:value="0.3521148" calcext:value-type="float">
            <text:p>0.3521148</text:p>
          </table:table-cell>
          <table:table-cell office:value-type="float" office:value="0.3512583" calcext:value-type="float">
            <text:p>0.3512583</text:p>
          </table:table-cell>
          <table:table-cell office:value-type="float" office:value="0.3491018" calcext:value-type="float">
            <text:p>0.3491018</text:p>
          </table:table-cell>
          <table:table-cell office:value-type="float" office:value="0.3769111" calcext:value-type="float">
            <text:p>0.3769111</text:p>
          </table:table-cell>
          <table:table-cell office:value-type="float" office:value="0.3644754" calcext:value-type="float">
            <text:p>0.3644754</text:p>
          </table:table-cell>
          <table:table-cell office:value-type="float" office:value="0.3876244" calcext:value-type="float">
            <text:p>0.3876244</text:p>
          </table:table-cell>
          <table:table-cell office:value-type="float" office:value="0.4138466" calcext:value-type="float">
            <text:p>0.4138466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1934E-015" calcext:value-type="float">
            <text:p>1.881934E-15</text:p>
          </table:table-cell>
          <table:table-cell office:value-type="float" office:value="1.920877E-015" calcext:value-type="float">
            <text:p>1.920877E-15</text:p>
          </table:table-cell>
          <table:table-cell office:value-type="float" office:value="1.96905E-015" calcext:value-type="float">
            <text:p>1.96905E-15</text:p>
          </table:table-cell>
          <table:table-cell office:value-type="float" office:value="1.972435E-015" calcext:value-type="float">
            <text:p>1.972435E-15</text:p>
          </table:table-cell>
          <table:table-cell office:value-type="float" office:value="9.495977E-016" calcext:value-type="float">
            <text:p>9.495977E-16</text:p>
          </table:table-cell>
          <table:table-cell office:value-type="float" office:value="9.388476E-016" calcext:value-type="float">
            <text:p>9.388476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716539" calcext:value-type="float">
            <text:p>-0.00716539</text:p>
          </table:table-cell>
          <table:table-cell office:value-type="float" office:value="-0.006837896" calcext:value-type="float">
            <text:p>-0.006837896</text:p>
          </table:table-cell>
          <table:table-cell office:value-type="float" office:value="-0.00646243" calcext:value-type="float">
            <text:p>-0.00646243</text:p>
          </table:table-cell>
          <table:table-cell office:value-type="float" office:value="-0.006248001" calcext:value-type="float">
            <text:p>-0.006248001</text:p>
          </table:table-cell>
          <table:table-cell office:value-type="float" office:value="-0.006373273" calcext:value-type="float">
            <text:p>-0.006373273</text:p>
          </table:table-cell>
          <table:table-cell office:value-type="float" office:value="-0.006671433" calcext:value-type="float">
            <text:p>-0.006671433</text:p>
          </table:table-cell>
          <table:table-cell office:value-type="float" office:value="-0.00833222" calcext:value-type="float">
            <text:p>-0.00833222</text:p>
          </table:table-cell>
          <table:table-cell office:value-type="float" office:value="-0.01271523" calcext:value-type="float">
            <text:p>-0.01271523</text:p>
          </table:table-cell>
          <table:table-cell office:value-type="float" office:value="-0.007051957" calcext:value-type="float">
            <text:p>-0.007051957</text:p>
          </table:table-cell>
          <table:table-cell office:value-type="float" office:value="-0.003772728" calcext:value-type="float">
            <text:p>-0.003772728</text:p>
          </table:table-cell>
          <table:table-cell office:value-type="float" office:value="1155.318" calcext:value-type="float">
            <text:p>1155.318</text:p>
          </table:table-cell>
          <table:table-cell office:value-type="float" office:value="0" calcext:value-type="float">
            <text:p>0</text:p>
          </table:table-cell>
          <table:table-cell office:value-type="float" office:value="-0.007196982" calcext:value-type="float">
            <text:p>-0.007196982</text:p>
          </table:table-cell>
          <table:table-cell office:value-type="float" office:value="0.0006224798" calcext:value-type="float">
            <text:p>0.000622479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993" calcext:value-type="float">
            <text:p>-1.22899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072004" calcext:value-type="float">
            <text:p>17072004</text:p>
          </table:table-cell>
          <table:table-cell office:value-type="float" office:value="547.5177" calcext:value-type="float">
            <text:p>547.5177</text:p>
          </table:table-cell>
          <table:table-cell office:value-type="float" office:value="94.56723" calcext:value-type="float">
            <text:p>94.56723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63.422" calcext:value-type="float">
            <text:p>1263.422</text:p>
          </table:table-cell>
          <table:table-cell office:value-type="float" office:value="504.0522" calcext:value-type="float">
            <text:p>504.0522</text:p>
          </table:table-cell>
          <table:table-cell office:value-type="float" office:value="0" calcext:value-type="float">
            <text:p>0</text:p>
          </table:table-cell>
          <table:table-cell office:value-type="float" office:value="0.08737741" calcext:value-type="float">
            <text:p>0.08737741</text:p>
          </table:table-cell>
          <table:table-cell office:value-type="float" office:value="0.3233954" calcext:value-type="float">
            <text:p>0.3233954</text:p>
          </table:table-cell>
          <table:table-cell office:value-type="float" office:value="0.3248424" calcext:value-type="float">
            <text:p>0.3248424</text:p>
          </table:table-cell>
          <table:table-cell office:value-type="float" office:value="0.3272903" calcext:value-type="float">
            <text:p>0.3272903</text:p>
          </table:table-cell>
          <table:table-cell office:value-type="float" office:value="0.3296168" calcext:value-type="float">
            <text:p>0.3296168</text:p>
          </table:table-cell>
          <table:table-cell office:value-type="float" office:value="0.3318532" calcext:value-type="float">
            <text:p>0.3318532</text:p>
          </table:table-cell>
          <table:table-cell office:value-type="float" office:value="0.3742132" calcext:value-type="float">
            <text:p>0.3742132</text:p>
          </table:table-cell>
          <table:table-cell office:value-type="float" office:value="0.3658916" calcext:value-type="float">
            <text:p>0.3658916</text:p>
          </table:table-cell>
          <table:table-cell office:value-type="float" office:value="0.3877679" calcext:value-type="float">
            <text:p>0.3877679</text:p>
          </table:table-cell>
          <table:table-cell office:value-type="float" office:value="0.4139472" calcext:value-type="float">
            <text:p>0.4139472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2323E-015" calcext:value-type="float">
            <text:p>1.882323E-15</text:p>
          </table:table-cell>
          <table:table-cell office:value-type="float" office:value="1.920851E-015" calcext:value-type="float">
            <text:p>1.920851E-15</text:p>
          </table:table-cell>
          <table:table-cell office:value-type="float" office:value="1.969022E-015" calcext:value-type="float">
            <text:p>1.969022E-15</text:p>
          </table:table-cell>
          <table:table-cell office:value-type="float" office:value="1.972406E-015" calcext:value-type="float">
            <text:p>1.972406E-15</text:p>
          </table:table-cell>
          <table:table-cell office:value-type="float" office:value="9.496018E-016" calcext:value-type="float">
            <text:p>9.496018E-16</text:p>
          </table:table-cell>
          <table:table-cell office:value-type="float" office:value="9.388312E-016" calcext:value-type="float">
            <text:p>9.388312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9.83551" calcext:value-type="float">
            <text:p>-39.83551</text:p>
          </table:table-cell>
          <table:table-cell office:value-type="float" office:value="-0.01128143" calcext:value-type="float">
            <text:p>-0.01128143</text:p>
          </table:table-cell>
          <table:table-cell office:value-type="float" office:value="-0.0109471" calcext:value-type="float">
            <text:p>-0.0109471</text:p>
          </table:table-cell>
          <table:table-cell office:value-type="float" office:value="-0.01041257" calcext:value-type="float">
            <text:p>-0.01041257</text:p>
          </table:table-cell>
          <table:table-cell office:value-type="float" office:value="-0.009915638" calcext:value-type="float">
            <text:p>-0.009915638</text:p>
          </table:table-cell>
          <table:table-cell office:value-type="float" office:value="-0.009458793" calcext:value-type="float">
            <text:p>-0.009458793</text:p>
          </table:table-cell>
          <table:table-cell office:value-type="float" office:value="-0.008900899" calcext:value-type="float">
            <text:p>-0.008900899</text:p>
          </table:table-cell>
          <table:table-cell office:value-type="float" office:value="-0.01224817" calcext:value-type="float">
            <text:p>-0.01224817</text:p>
          </table:table-cell>
          <table:table-cell office:value-type="float" office:value="-0.007027033" calcext:value-type="float">
            <text:p>-0.007027033</text:p>
          </table:table-cell>
          <table:table-cell office:value-type="float" office:value="-0.003763643" calcext:value-type="float">
            <text:p>-0.003763643</text:p>
          </table:table-cell>
          <table:table-cell office:value-type="float" office:value="1163.292" calcext:value-type="float">
            <text:p>1163.292</text:p>
          </table:table-cell>
          <table:table-cell office:value-type="float" office:value="0" calcext:value-type="float">
            <text:p>0</text:p>
          </table:table-cell>
          <table:table-cell office:value-type="float" office:value="-14.99149" calcext:value-type="float">
            <text:p>-14.99149</text:p>
          </table:table-cell>
          <table:table-cell office:value-type="float" office:value="0.0006014302" calcext:value-type="float">
            <text:p>0.000601430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8" calcext:value-type="float">
            <text:p>-1.22850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072004" calcext:value-type="float">
            <text:p>18072004</text:p>
          </table:table-cell>
          <table:table-cell office:value-type="float" office:value="547.5177" calcext:value-type="float">
            <text:p>547.5177</text:p>
          </table:table-cell>
          <table:table-cell office:value-type="float" office:value="94.58277" calcext:value-type="float">
            <text:p>94.58277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60.449" calcext:value-type="float">
            <text:p>1260.449</text:p>
          </table:table-cell>
          <table:table-cell office:value-type="float" office:value="507.0139" calcext:value-type="float">
            <text:p>507.0139</text:p>
          </table:table-cell>
          <table:table-cell office:value-type="float" office:value="0" calcext:value-type="float">
            <text:p>0</text:p>
          </table:table-cell>
          <table:table-cell office:value-type="float" office:value="0.08615589" calcext:value-type="float">
            <text:p>0.08615589</text:p>
          </table:table-cell>
          <table:table-cell office:value-type="float" office:value="0.3121375" calcext:value-type="float">
            <text:p>0.3121375</text:p>
          </table:table-cell>
          <table:table-cell office:value-type="float" office:value="0.3132493" calcext:value-type="float">
            <text:p>0.3132493</text:p>
          </table:table-cell>
          <table:table-cell office:value-type="float" office:value="0.3152892" calcext:value-type="float">
            <text:p>0.3152892</text:p>
          </table:table-cell>
          <table:table-cell office:value-type="float" office:value="0.31755" calcext:value-type="float">
            <text:p>0.31755</text:p>
          </table:table-cell>
          <table:table-cell office:value-type="float" office:value="0.3201246" calcext:value-type="float">
            <text:p>0.3201246</text:p>
          </table:table-cell>
          <table:table-cell office:value-type="float" office:value="0.366641" calcext:value-type="float">
            <text:p>0.366641</text:p>
          </table:table-cell>
          <table:table-cell office:value-type="float" office:value="0.3663944" calcext:value-type="float">
            <text:p>0.3663944</text:p>
          </table:table-cell>
          <table:table-cell office:value-type="float" office:value="0.3879263" calcext:value-type="float">
            <text:p>0.3879263</text:p>
          </table:table-cell>
          <table:table-cell office:value-type="float" office:value="0.4139474" calcext:value-type="float">
            <text:p>0.4139474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2738E-015" calcext:value-type="float">
            <text:p>1.882738E-15</text:p>
          </table:table-cell>
          <table:table-cell office:value-type="float" office:value="1.920826E-015" calcext:value-type="float">
            <text:p>1.920826E-15</text:p>
          </table:table-cell>
          <table:table-cell office:value-type="float" office:value="1.968989E-015" calcext:value-type="float">
            <text:p>1.968989E-15</text:p>
          </table:table-cell>
          <table:table-cell office:value-type="float" office:value="1.972378E-015" calcext:value-type="float">
            <text:p>1.972378E-15</text:p>
          </table:table-cell>
          <table:table-cell office:value-type="float" office:value="9.496036E-016" calcext:value-type="float">
            <text:p>9.496036E-16</text:p>
          </table:table-cell>
          <table:table-cell office:value-type="float" office:value="9.388145E-016" calcext:value-type="float">
            <text:p>9.388145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4.05891" calcext:value-type="float">
            <text:p>-44.05891</text:p>
          </table:table-cell>
          <table:table-cell office:value-type="float" office:value="-0.01444711" calcext:value-type="float">
            <text:p>-0.01444711</text:p>
          </table:table-cell>
          <table:table-cell office:value-type="float" office:value="-0.01410362" calcext:value-type="float">
            <text:p>-0.01410362</text:p>
          </table:table-cell>
          <table:table-cell office:value-type="float" office:value="-0.01350541" calcext:value-type="float">
            <text:p>-0.01350541</text:p>
          </table:table-cell>
          <table:table-cell office:value-type="float" office:value="-0.01285463" calcext:value-type="float">
            <text:p>-0.01285463</text:p>
          </table:table-cell>
          <table:table-cell office:value-type="float" office:value="-0.01215052" calcext:value-type="float">
            <text:p>-0.01215052</text:p>
          </table:table-cell>
          <table:table-cell office:value-type="float" office:value="-0.01084026" calcext:value-type="float">
            <text:p>-0.01084026</text:p>
          </table:table-cell>
          <table:table-cell office:value-type="float" office:value="-0.0120846" calcext:value-type="float">
            <text:p>-0.0120846</text:p>
          </table:table-cell>
          <table:table-cell office:value-type="float" office:value="-0.006999551" calcext:value-type="float">
            <text:p>-0.006999551</text:p>
          </table:table-cell>
          <table:table-cell office:value-type="float" office:value="-0.003763636" calcext:value-type="float">
            <text:p>-0.003763636</text:p>
          </table:table-cell>
          <table:table-cell office:value-type="float" office:value="1169.836" calcext:value-type="float">
            <text:p>1169.836</text:p>
          </table:table-cell>
          <table:table-cell office:value-type="float" office:value="0" calcext:value-type="float">
            <text:p>0</text:p>
          </table:table-cell>
          <table:table-cell office:value-type="float" office:value="-19.46036" calcext:value-type="float">
            <text:p>-19.46036</text:p>
          </table:table-cell>
          <table:table-cell office:value-type="float" office:value="0.0005941681" calcext:value-type="float">
            <text:p>0.000594168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8" calcext:value-type="float">
            <text:p>-1.22850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072004" calcext:value-type="float">
            <text:p>19072004</text:p>
          </table:table-cell>
          <table:table-cell office:value-type="float" office:value="547.5177" calcext:value-type="float">
            <text:p>547.5177</text:p>
          </table:table-cell>
          <table:table-cell office:value-type="float" office:value="94.57222" calcext:value-type="float">
            <text:p>94.57222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8.576" calcext:value-type="float">
            <text:p>1258.576</text:p>
          </table:table-cell>
          <table:table-cell office:value-type="float" office:value="508.9028" calcext:value-type="float">
            <text:p>508.9028</text:p>
          </table:table-cell>
          <table:table-cell office:value-type="float" office:value="0" calcext:value-type="float">
            <text:p>0</text:p>
          </table:table-cell>
          <table:table-cell office:value-type="float" office:value="0.08680192" calcext:value-type="float">
            <text:p>0.08680192</text:p>
          </table:table-cell>
          <table:table-cell office:value-type="float" office:value="0.3058608" calcext:value-type="float">
            <text:p>0.3058608</text:p>
          </table:table-cell>
          <table:table-cell office:value-type="float" office:value="0.3067983" calcext:value-type="float">
            <text:p>0.3067983</text:p>
          </table:table-cell>
          <table:table-cell office:value-type="float" office:value="0.308584" calcext:value-type="float">
            <text:p>0.308584</text:p>
          </table:table-cell>
          <table:table-cell office:value-type="float" office:value="0.3106427" calcext:value-type="float">
            <text:p>0.3106427</text:p>
          </table:table-cell>
          <table:table-cell office:value-type="float" office:value="0.3130694" calcext:value-type="float">
            <text:p>0.3130694</text:p>
          </table:table-cell>
          <table:table-cell office:value-type="float" office:value="0.360953" calcext:value-type="float">
            <text:p>0.360953</text:p>
          </table:table-cell>
          <table:table-cell office:value-type="float" office:value="0.366181" calcext:value-type="float">
            <text:p>0.366181</text:p>
          </table:table-cell>
          <table:table-cell office:value-type="float" office:value="0.3880545" calcext:value-type="float">
            <text:p>0.3880545</text:p>
          </table:table-cell>
          <table:table-cell office:value-type="float" office:value="0.4139475" calcext:value-type="float">
            <text:p>0.4139475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3193E-015" calcext:value-type="float">
            <text:p>1.883193E-15</text:p>
          </table:table-cell>
          <table:table-cell office:value-type="float" office:value="1.920795E-015" calcext:value-type="float">
            <text:p>1.920795E-15</text:p>
          </table:table-cell>
          <table:table-cell office:value-type="float" office:value="1.968952E-015" calcext:value-type="float">
            <text:p>1.968952E-15</text:p>
          </table:table-cell>
          <table:table-cell office:value-type="float" office:value="1.972349E-015" calcext:value-type="float">
            <text:p>1.972349E-15</text:p>
          </table:table-cell>
          <table:table-cell office:value-type="float" office:value="9.496048E-016" calcext:value-type="float">
            <text:p>9.496048E-16</text:p>
          </table:table-cell>
          <table:table-cell office:value-type="float" office:value="9.387973E-016" calcext:value-type="float">
            <text:p>9.387973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1.26433" calcext:value-type="float">
            <text:p>-41.26433</text:p>
          </table:table-cell>
          <table:table-cell office:value-type="float" office:value="-0.01664926" calcext:value-type="float">
            <text:p>-0.01664926</text:p>
          </table:table-cell>
          <table:table-cell office:value-type="float" office:value="-0.0163083" calcext:value-type="float">
            <text:p>-0.0163083</text:p>
          </table:table-cell>
          <table:table-cell office:value-type="float" office:value="-0.01568681" calcext:value-type="float">
            <text:p>-0.01568681</text:p>
          </table:table-cell>
          <table:table-cell office:value-type="float" office:value="-0.01498177" calcext:value-type="float">
            <text:p>-0.01498177</text:p>
          </table:table-cell>
          <table:table-cell office:value-type="float" office:value="-0.01419019" calcext:value-type="float">
            <text:p>-0.01419019</text:p>
          </table:table-cell>
          <table:table-cell office:value-type="float" office:value="-0.01261033" calcext:value-type="float">
            <text:p>-0.01261033</text:p>
          </table:table-cell>
          <table:table-cell office:value-type="float" office:value="-0.01215069" calcext:value-type="float">
            <text:p>-0.01215069</text:p>
          </table:table-cell>
          <table:table-cell office:value-type="float" office:value="-0.006977324" calcext:value-type="float">
            <text:p>-0.006977324</text:p>
          </table:table-cell>
          <table:table-cell office:value-type="float" office:value="-0.003763643" calcext:value-type="float">
            <text:p>-0.003763643</text:p>
          </table:table-cell>
          <table:table-cell office:value-type="float" office:value="1175.295" calcext:value-type="float">
            <text:p>1175.295</text:p>
          </table:table-cell>
          <table:table-cell office:value-type="float" office:value="0" calcext:value-type="float">
            <text:p>0</text:p>
          </table:table-cell>
          <table:table-cell office:value-type="float" office:value="-14.14371" calcext:value-type="float">
            <text:p>-14.14371</text:p>
          </table:table-cell>
          <table:table-cell office:value-type="float" office:value="0.0005881316" calcext:value-type="float">
            <text:p>0.000588131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8" calcext:value-type="float">
            <text:p>-1.22850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072004" calcext:value-type="float">
            <text:p>20072004</text:p>
          </table:table-cell>
          <table:table-cell office:value-type="float" office:value="547.5177" calcext:value-type="float">
            <text:p>547.5177</text:p>
          </table:table-cell>
          <table:table-cell office:value-type="float" office:value="94.56566" calcext:value-type="float">
            <text:p>94.56566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7.434" calcext:value-type="float">
            <text:p>1257.434</text:p>
          </table:table-cell>
          <table:table-cell office:value-type="float" office:value="510.0524" calcext:value-type="float">
            <text:p>510.0524</text:p>
          </table:table-cell>
          <table:table-cell office:value-type="float" office:value="0" calcext:value-type="float">
            <text:p>0</text:p>
          </table:table-cell>
          <table:table-cell office:value-type="float" office:value="0.0873955" calcext:value-type="float">
            <text:p>0.0873955</text:p>
          </table:table-cell>
          <table:table-cell office:value-type="float" office:value="0.3025946" calcext:value-type="float">
            <text:p>0.3025946</text:p>
          </table:table-cell>
          <table:table-cell office:value-type="float" office:value="0.3034608" calcext:value-type="float">
            <text:p>0.3034608</text:p>
          </table:table-cell>
          <table:table-cell office:value-type="float" office:value="0.3050484" calcext:value-type="float">
            <text:p>0.3050484</text:p>
          </table:table-cell>
          <table:table-cell office:value-type="float" office:value="0.306868" calcext:value-type="float">
            <text:p>0.306868</text:p>
          </table:table-cell>
          <table:table-cell office:value-type="float" office:value="0.309058" calcext:value-type="float">
            <text:p>0.309058</text:p>
          </table:table-cell>
          <table:table-cell office:value-type="float" office:value="0.3572935" calcext:value-type="float">
            <text:p>0.3572935</text:p>
          </table:table-cell>
          <table:table-cell office:value-type="float" office:value="0.3656203" calcext:value-type="float">
            <text:p>0.3656203</text:p>
          </table:table-cell>
          <table:table-cell office:value-type="float" office:value="0.3881325" calcext:value-type="float">
            <text:p>0.3881325</text:p>
          </table:table-cell>
          <table:table-cell office:value-type="float" office:value="0.4139475" calcext:value-type="float">
            <text:p>0.4139475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3656E-015" calcext:value-type="float">
            <text:p>1.883656E-15</text:p>
          </table:table-cell>
          <table:table-cell office:value-type="float" office:value="1.920761E-015" calcext:value-type="float">
            <text:p>1.920761E-15</text:p>
          </table:table-cell>
          <table:table-cell office:value-type="float" office:value="1.968917E-015" calcext:value-type="float">
            <text:p>1.968917E-15</text:p>
          </table:table-cell>
          <table:table-cell office:value-type="float" office:value="1.972318E-015" calcext:value-type="float">
            <text:p>1.972318E-15</text:p>
          </table:table-cell>
          <table:table-cell office:value-type="float" office:value="9.496042E-016" calcext:value-type="float">
            <text:p>9.496042E-16</text:p>
          </table:table-cell>
          <table:table-cell office:value-type="float" office:value="9.38779E-016" calcext:value-type="float">
            <text:p>9.38779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8.9287" calcext:value-type="float">
            <text:p>-38.9287</text:p>
          </table:table-cell>
          <table:table-cell office:value-type="float" office:value="-0.01794681" calcext:value-type="float">
            <text:p>-0.01794681</text:p>
          </table:table-cell>
          <table:table-cell office:value-type="float" office:value="-0.01760293" calcext:value-type="float">
            <text:p>-0.01760293</text:p>
          </table:table-cell>
          <table:table-cell office:value-type="float" office:value="-0.01699886" calcext:value-type="float">
            <text:p>-0.01699886</text:p>
          </table:table-cell>
          <table:table-cell office:value-type="float" office:value="-0.01631332" calcext:value-type="float">
            <text:p>-0.01631332</text:p>
          </table:table-cell>
          <table:table-cell office:value-type="float" office:value="-0.0155238" calcext:value-type="float">
            <text:p>-0.0155238</text:p>
          </table:table-cell>
          <table:table-cell office:value-type="float" office:value="-0.01391861" calcext:value-type="float">
            <text:p>-0.01391861</text:p>
          </table:table-cell>
          <table:table-cell office:value-type="float" office:value="-0.01233015" calcext:value-type="float">
            <text:p>-0.01233015</text:p>
          </table:table-cell>
          <table:table-cell office:value-type="float" office:value="-0.006963809" calcext:value-type="float">
            <text:p>-0.006963809</text:p>
          </table:table-cell>
          <table:table-cell office:value-type="float" office:value="-0.003763609" calcext:value-type="float">
            <text:p>-0.003763609</text:p>
          </table:table-cell>
          <table:table-cell office:value-type="float" office:value="1180.01" calcext:value-type="float">
            <text:p>1180.01</text:p>
          </table:table-cell>
          <table:table-cell office:value-type="float" office:value="0" calcext:value-type="float">
            <text:p>0</text:p>
          </table:table-cell>
          <table:table-cell office:value-type="float" office:value="-17.08551" calcext:value-type="float">
            <text:p>-17.08551</text:p>
          </table:table-cell>
          <table:table-cell office:value-type="float" office:value="0.0005836147" calcext:value-type="float">
            <text:p>0.000583614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6" calcext:value-type="float">
            <text:p>-1.22850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072004" calcext:value-type="float">
            <text:p>21072004</text:p>
          </table:table-cell>
          <table:table-cell office:value-type="float" office:value="547.5177" calcext:value-type="float">
            <text:p>547.5177</text:p>
          </table:table-cell>
          <table:table-cell office:value-type="float" office:value="94.57785" calcext:value-type="float">
            <text:p>94.57785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6.72" calcext:value-type="float">
            <text:p>1256.72</text:p>
          </table:table-cell>
          <table:table-cell office:value-type="float" office:value="510.7529" calcext:value-type="float">
            <text:p>510.7529</text:p>
          </table:table-cell>
          <table:table-cell office:value-type="float" office:value="0" calcext:value-type="float">
            <text:p>0</text:p>
          </table:table-cell>
          <table:table-cell office:value-type="float" office:value="0.0857186" calcext:value-type="float">
            <text:p>0.0857186</text:p>
          </table:table-cell>
          <table:table-cell office:value-type="float" office:value="0.3009974" calcext:value-type="float">
            <text:p>0.3009974</text:p>
          </table:table-cell>
          <table:table-cell office:value-type="float" office:value="0.3017802" calcext:value-type="float">
            <text:p>0.3017802</text:p>
          </table:table-cell>
          <table:table-cell office:value-type="float" office:value="0.3032326" calcext:value-type="float">
            <text:p>0.3032326</text:p>
          </table:table-cell>
          <table:table-cell office:value-type="float" office:value="0.3048993" calcext:value-type="float">
            <text:p>0.3048993</text:p>
          </table:table-cell>
          <table:table-cell office:value-type="float" office:value="0.3068694" calcext:value-type="float">
            <text:p>0.3068694</text:p>
          </table:table-cell>
          <table:table-cell office:value-type="float" office:value="0.3550719" calcext:value-type="float">
            <text:p>0.3550719</text:p>
          </table:table-cell>
          <table:table-cell office:value-type="float" office:value="0.3649618" calcext:value-type="float">
            <text:p>0.3649618</text:p>
          </table:table-cell>
          <table:table-cell office:value-type="float" office:value="0.3881615" calcext:value-type="float">
            <text:p>0.3881615</text:p>
          </table:table-cell>
          <table:table-cell office:value-type="float" office:value="0.4139473" calcext:value-type="float">
            <text:p>0.4139473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4147E-015" calcext:value-type="float">
            <text:p>1.884147E-15</text:p>
          </table:table-cell>
          <table:table-cell office:value-type="float" office:value="1.92073E-015" calcext:value-type="float">
            <text:p>1.92073E-15</text:p>
          </table:table-cell>
          <table:table-cell office:value-type="float" office:value="1.968877E-015" calcext:value-type="float">
            <text:p>1.968877E-15</text:p>
          </table:table-cell>
          <table:table-cell office:value-type="float" office:value="1.97229E-015" calcext:value-type="float">
            <text:p>1.97229E-15</text:p>
          </table:table-cell>
          <table:table-cell office:value-type="float" office:value="9.496009E-016" calcext:value-type="float">
            <text:p>9.496009E-16</text:p>
          </table:table-cell>
          <table:table-cell office:value-type="float" office:value="9.387594E-016" calcext:value-type="float">
            <text:p>9.387594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3.02422" calcext:value-type="float">
            <text:p>-43.02422</text:p>
          </table:table-cell>
          <table:table-cell office:value-type="float" office:value="-0.01862644" calcext:value-type="float">
            <text:p>-0.01862644</text:p>
          </table:table-cell>
          <table:table-cell office:value-type="float" office:value="-0.01829982" calcext:value-type="float">
            <text:p>-0.01829982</text:p>
          </table:table-cell>
          <table:table-cell office:value-type="float" office:value="-0.01772144" calcext:value-type="float">
            <text:p>-0.01772144</text:p>
          </table:table-cell>
          <table:table-cell office:value-type="float" office:value="-0.0170624" calcext:value-type="float">
            <text:p>-0.0170624</text:p>
          </table:table-cell>
          <table:table-cell office:value-type="float" office:value="-0.01631257" calcext:value-type="float">
            <text:p>-0.01631257</text:p>
          </table:table-cell>
          <table:table-cell office:value-type="float" office:value="-0.01478467" calcext:value-type="float">
            <text:p>-0.01478467</text:p>
          </table:table-cell>
          <table:table-cell office:value-type="float" office:value="-0.01254537" calcext:value-type="float">
            <text:p>-0.01254537</text:p>
          </table:table-cell>
          <table:table-cell office:value-type="float" office:value="-0.006958738" calcext:value-type="float">
            <text:p>-0.006958738</text:p>
          </table:table-cell>
          <table:table-cell office:value-type="float" office:value="-0.003763632" calcext:value-type="float">
            <text:p>-0.003763632</text:p>
          </table:table-cell>
          <table:table-cell office:value-type="float" office:value="1184.274" calcext:value-type="float">
            <text:p>1184.274</text:p>
          </table:table-cell>
          <table:table-cell office:value-type="float" office:value="0" calcext:value-type="float">
            <text:p>0</text:p>
          </table:table-cell>
          <table:table-cell office:value-type="float" office:value="-15.44262" calcext:value-type="float">
            <text:p>-15.44262</text:p>
          </table:table-cell>
          <table:table-cell office:value-type="float" office:value="0.0005797257" calcext:value-type="float">
            <text:p>0.000579725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7" calcext:value-type="float">
            <text:p>-1.22850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2072004" calcext:value-type="float">
            <text:p>22072004</text:p>
          </table:table-cell>
          <table:table-cell office:value-type="float" office:value="552.7177" calcext:value-type="float">
            <text:p>552.7177</text:p>
          </table:table-cell>
          <table:table-cell office:value-type="float" office:value="96.09282" calcext:value-type="float">
            <text:p>96.09282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9.849" calcext:value-type="float">
            <text:p>1259.849</text:p>
          </table:table-cell>
          <table:table-cell office:value-type="float" office:value="511.3081" calcext:value-type="float">
            <text:p>511.3081</text:p>
          </table:table-cell>
          <table:table-cell office:value-type="float" office:value="0" calcext:value-type="float">
            <text:p>0</text:p>
          </table:table-cell>
          <table:table-cell office:value-type="float" office:value="0.3273014" calcext:value-type="float">
            <text:p>0.3273014</text:p>
          </table:table-cell>
          <table:table-cell office:value-type="float" office:value="0.3243386" calcext:value-type="float">
            <text:p>0.3243386</text:p>
          </table:table-cell>
          <table:table-cell office:value-type="float" office:value="0.3110802" calcext:value-type="float">
            <text:p>0.3110802</text:p>
          </table:table-cell>
          <table:table-cell office:value-type="float" office:value="0.3036373" calcext:value-type="float">
            <text:p>0.3036373</text:p>
          </table:table-cell>
          <table:table-cell office:value-type="float" office:value="0.3039747" calcext:value-type="float">
            <text:p>0.3039747</text:p>
          </table:table-cell>
          <table:table-cell office:value-type="float" office:value="0.3058044" calcext:value-type="float">
            <text:p>0.3058044</text:p>
          </table:table-cell>
          <table:table-cell office:value-type="float" office:value="0.3539957" calcext:value-type="float">
            <text:p>0.3539957</text:p>
          </table:table-cell>
          <table:table-cell office:value-type="float" office:value="0.3643287" calcext:value-type="float">
            <text:p>0.3643287</text:p>
          </table:table-cell>
          <table:table-cell office:value-type="float" office:value="0.3881473" calcext:value-type="float">
            <text:p>0.3881473</text:p>
          </table:table-cell>
          <table:table-cell office:value-type="float" office:value="0.4139476" calcext:value-type="float">
            <text:p>0.4139476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4566E-015" calcext:value-type="float">
            <text:p>1.884566E-15</text:p>
          </table:table-cell>
          <table:table-cell office:value-type="float" office:value="1.920701E-015" calcext:value-type="float">
            <text:p>1.920701E-15</text:p>
          </table:table-cell>
          <table:table-cell office:value-type="float" office:value="1.96885E-015" calcext:value-type="float">
            <text:p>1.96885E-15</text:p>
          </table:table-cell>
          <table:table-cell office:value-type="float" office:value="1.972261E-015" calcext:value-type="float">
            <text:p>1.972261E-15</text:p>
          </table:table-cell>
          <table:table-cell office:value-type="float" office:value="9.495969E-016" calcext:value-type="float">
            <text:p>9.495969E-16</text:p>
          </table:table-cell>
          <table:table-cell office:value-type="float" office:value="9.387423E-016" calcext:value-type="float">
            <text:p>9.387423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005732" calcext:value-type="float">
            <text:p>-0.01005732</text:p>
          </table:table-cell>
          <table:table-cell office:value-type="float" office:value="-0.01076068" calcext:value-type="float">
            <text:p>-0.01076068</text:p>
          </table:table-cell>
          <table:table-cell office:value-type="float" office:value="-0.01492104" calcext:value-type="float">
            <text:p>-0.01492104</text:p>
          </table:table-cell>
          <table:table-cell office:value-type="float" office:value="-0.01761753" calcext:value-type="float">
            <text:p>-0.01761753</text:p>
          </table:table-cell>
          <table:table-cell office:value-type="float" office:value="-0.01743514" calcext:value-type="float">
            <text:p>-0.01743514</text:p>
          </table:table-cell>
          <table:table-cell office:value-type="float" office:value="-0.01671396" calcext:value-type="float">
            <text:p>-0.01671396</text:p>
          </table:table-cell>
          <table:table-cell office:value-type="float" office:value="-0.01522531" calcext:value-type="float">
            <text:p>-0.01522531</text:p>
          </table:table-cell>
          <table:table-cell office:value-type="float" office:value="-0.01275656" calcext:value-type="float">
            <text:p>-0.01275656</text:p>
          </table:table-cell>
          <table:table-cell office:value-type="float" office:value="-0.006961127" calcext:value-type="float">
            <text:p>-0.006961127</text:p>
          </table:table-cell>
          <table:table-cell office:value-type="float" office:value="-0.003763636" calcext:value-type="float">
            <text:p>-0.003763636</text:p>
          </table:table-cell>
          <table:table-cell office:value-type="float" office:value="1188.383" calcext:value-type="float">
            <text:p>1188.383</text:p>
          </table:table-cell>
          <table:table-cell office:value-type="float" office:value="0" calcext:value-type="float">
            <text:p>0</text:p>
          </table:table-cell>
          <table:table-cell office:value-type="float" office:value="-0.00976631" calcext:value-type="float">
            <text:p>-0.00976631</text:p>
          </table:table-cell>
          <table:table-cell office:value-type="float" office:value="0.0005706626" calcext:value-type="float">
            <text:p>0.000570662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8" calcext:value-type="float">
            <text:p>-1.22850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072004" calcext:value-type="float">
            <text:p>23072004</text:p>
          </table:table-cell>
          <table:table-cell office:value-type="float" office:value="552.7177" calcext:value-type="float">
            <text:p>552.7177</text:p>
          </table:table-cell>
          <table:table-cell office:value-type="float" office:value="98.7813" calcext:value-type="float">
            <text:p>98.7813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6.378" calcext:value-type="float">
            <text:p>1256.378</text:p>
          </table:table-cell>
          <table:table-cell office:value-type="float" office:value="512.0905" calcext:value-type="float">
            <text:p>512.0905</text:p>
          </table:table-cell>
          <table:table-cell office:value-type="float" office:value="0" calcext:value-type="float">
            <text:p>0</text:p>
          </table:table-cell>
          <table:table-cell office:value-type="float" office:value="0.0858775" calcext:value-type="float">
            <text:p>0.0858775</text:p>
          </table:table-cell>
          <table:table-cell office:value-type="float" office:value="0.3022837" calcext:value-type="float">
            <text:p>0.3022837</text:p>
          </table:table-cell>
          <table:table-cell office:value-type="float" office:value="0.3030186" calcext:value-type="float">
            <text:p>0.3030186</text:p>
          </table:table-cell>
          <table:table-cell office:value-type="float" office:value="0.3038538" calcext:value-type="float">
            <text:p>0.3038538</text:p>
          </table:table-cell>
          <table:table-cell office:value-type="float" office:value="0.3046607" calcext:value-type="float">
            <text:p>0.3046607</text:p>
          </table:table-cell>
          <table:table-cell office:value-type="float" office:value="0.3058631" calcext:value-type="float">
            <text:p>0.3058631</text:p>
          </table:table-cell>
          <table:table-cell office:value-type="float" office:value="0.3531963" calcext:value-type="float">
            <text:p>0.3531963</text:p>
          </table:table-cell>
          <table:table-cell office:value-type="float" office:value="0.3637858" calcext:value-type="float">
            <text:p>0.3637858</text:p>
          </table:table-cell>
          <table:table-cell office:value-type="float" office:value="0.3881026" calcext:value-type="float">
            <text:p>0.3881026</text:p>
          </table:table-cell>
          <table:table-cell office:value-type="float" office:value="0.4139477" calcext:value-type="float">
            <text:p>0.4139477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4925E-015" calcext:value-type="float">
            <text:p>1.884925E-15</text:p>
          </table:table-cell>
          <table:table-cell office:value-type="float" office:value="1.920679E-015" calcext:value-type="float">
            <text:p>1.920679E-15</text:p>
          </table:table-cell>
          <table:table-cell office:value-type="float" office:value="1.968823E-015" calcext:value-type="float">
            <text:p>1.968823E-15</text:p>
          </table:table-cell>
          <table:table-cell office:value-type="float" office:value="1.972237E-015" calcext:value-type="float">
            <text:p>1.972237E-15</text:p>
          </table:table-cell>
          <table:table-cell office:value-type="float" office:value="9.496014E-016" calcext:value-type="float">
            <text:p>9.496014E-16</text:p>
          </table:table-cell>
          <table:table-cell office:value-type="float" office:value="9.387259E-016" calcext:value-type="float">
            <text:p>9.387259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4.00286" calcext:value-type="float">
            <text:p>-44.00286</text:p>
          </table:table-cell>
          <table:table-cell office:value-type="float" office:value="-0.01807474" calcext:value-type="float">
            <text:p>-0.01807474</text:p>
          </table:table-cell>
          <table:table-cell office:value-type="float" office:value="-0.01777984" calcext:value-type="float">
            <text:p>-0.01777984</text:p>
          </table:table-cell>
          <table:table-cell office:value-type="float" office:value="-0.01746831" calcext:value-type="float">
            <text:p>-0.01746831</text:p>
          </table:table-cell>
          <table:table-cell office:value-type="float" office:value="-0.0171563" calcext:value-type="float">
            <text:p>-0.0171563</text:p>
          </table:table-cell>
          <table:table-cell office:value-type="float" office:value="-0.01669173" calcext:value-type="float">
            <text:p>-0.01669173</text:p>
          </table:table-cell>
          <table:table-cell office:value-type="float" office:value="-0.01556465" calcext:value-type="float">
            <text:p>-0.01556465</text:p>
          </table:table-cell>
          <table:table-cell office:value-type="float" office:value="-0.01294096" calcext:value-type="float">
            <text:p>-0.01294096</text:p>
          </table:table-cell>
          <table:table-cell office:value-type="float" office:value="-0.006968769" calcext:value-type="float">
            <text:p>-0.006968769</text:p>
          </table:table-cell>
          <table:table-cell office:value-type="float" office:value="-0.003763621" calcext:value-type="float">
            <text:p>-0.003763621</text:p>
          </table:table-cell>
          <table:table-cell office:value-type="float" office:value="1192.728" calcext:value-type="float">
            <text:p>1192.728</text:p>
          </table:table-cell>
          <table:table-cell office:value-type="float" office:value="0" calcext:value-type="float">
            <text:p>0</text:p>
          </table:table-cell>
          <table:table-cell office:value-type="float" office:value="-13.75711" calcext:value-type="float">
            <text:p>-13.75711</text:p>
          </table:table-cell>
          <table:table-cell office:value-type="float" office:value="0.0005610909" calcext:value-type="float">
            <text:p>0.000561090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7" calcext:value-type="float">
            <text:p>-1.2285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4072004" calcext:value-type="float">
            <text:p>24072004</text:p>
          </table:table-cell>
          <table:table-cell office:value-type="float" office:value="552.7177" calcext:value-type="float">
            <text:p>552.7177</text:p>
          </table:table-cell>
          <table:table-cell office:value-type="float" office:value="98.76672" calcext:value-type="float">
            <text:p>98.76672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5.986" calcext:value-type="float">
            <text:p>1255.986</text:p>
          </table:table-cell>
          <table:table-cell office:value-type="float" office:value="512.5015" calcext:value-type="float">
            <text:p>512.5015</text:p>
          </table:table-cell>
          <table:table-cell office:value-type="float" office:value="0" calcext:value-type="float">
            <text:p>0</text:p>
          </table:table-cell>
          <table:table-cell office:value-type="float" office:value="0.08721365" calcext:value-type="float">
            <text:p>0.08721365</text:p>
          </table:table-cell>
          <table:table-cell office:value-type="float" office:value="0.3004482" calcext:value-type="float">
            <text:p>0.3004482</text:p>
          </table:table-cell>
          <table:table-cell office:value-type="float" office:value="0.3012244" calcext:value-type="float">
            <text:p>0.3012244</text:p>
          </table:table-cell>
          <table:table-cell office:value-type="float" office:value="0.3024254" calcext:value-type="float">
            <text:p>0.3024254</text:p>
          </table:table-cell>
          <table:table-cell office:value-type="float" office:value="0.3036989" calcext:value-type="float">
            <text:p>0.3036989</text:p>
          </table:table-cell>
          <table:table-cell office:value-type="float" office:value="0.3051985" calcext:value-type="float">
            <text:p>0.3051985</text:p>
          </table:table-cell>
          <table:table-cell office:value-type="float" office:value="0.3527702" calcext:value-type="float">
            <text:p>0.3527702</text:p>
          </table:table-cell>
          <table:table-cell office:value-type="float" office:value="0.3633697" calcext:value-type="float">
            <text:p>0.3633697</text:p>
          </table:table-cell>
          <table:table-cell office:value-type="float" office:value="0.3880411" calcext:value-type="float">
            <text:p>0.3880411</text:p>
          </table:table-cell>
          <table:table-cell office:value-type="float" office:value="0.4139475" calcext:value-type="float">
            <text:p>0.4139475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5295E-015" calcext:value-type="float">
            <text:p>1.885295E-15</text:p>
          </table:table-cell>
          <table:table-cell office:value-type="float" office:value="1.920657E-015" calcext:value-type="float">
            <text:p>1.920657E-15</text:p>
          </table:table-cell>
          <table:table-cell office:value-type="float" office:value="1.968798E-015" calcext:value-type="float">
            <text:p>1.968798E-15</text:p>
          </table:table-cell>
          <table:table-cell office:value-type="float" office:value="1.972209E-015" calcext:value-type="float">
            <text:p>1.972209E-15</text:p>
          </table:table-cell>
          <table:table-cell office:value-type="float" office:value="9.495995E-016" calcext:value-type="float">
            <text:p>9.495995E-16</text:p>
          </table:table-cell>
          <table:table-cell office:value-type="float" office:value="9.387149E-016" calcext:value-type="float">
            <text:p>9.387149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0.06059" calcext:value-type="float">
            <text:p>-40.06059</text:p>
          </table:table-cell>
          <table:table-cell office:value-type="float" office:value="-0.01886229" calcext:value-type="float">
            <text:p>-0.01886229</text:p>
          </table:table-cell>
          <table:table-cell office:value-type="float" office:value="-0.01853573" calcext:value-type="float">
            <text:p>-0.01853573</text:p>
          </table:table-cell>
          <table:table-cell office:value-type="float" office:value="-0.01805319" calcext:value-type="float">
            <text:p>-0.01805319</text:p>
          </table:table-cell>
          <table:table-cell office:value-type="float" office:value="-0.01753763" calcext:value-type="float">
            <text:p>-0.01753763</text:p>
          </table:table-cell>
          <table:table-cell office:value-type="float" office:value="-0.01694518" calcext:value-type="float">
            <text:p>-0.01694518</text:p>
          </table:table-cell>
          <table:table-cell office:value-type="float" office:value="-0.01574674" calcext:value-type="float">
            <text:p>-0.01574674</text:p>
          </table:table-cell>
          <table:table-cell office:value-type="float" office:value="-0.01308434" calcext:value-type="float">
            <text:p>-0.01308434</text:p>
          </table:table-cell>
          <table:table-cell office:value-type="float" office:value="-0.006979354" calcext:value-type="float">
            <text:p>-0.006979354</text:p>
          </table:table-cell>
          <table:table-cell office:value-type="float" office:value="-0.003763611" calcext:value-type="float">
            <text:p>-0.003763611</text:p>
          </table:table-cell>
          <table:table-cell office:value-type="float" office:value="1196.709" calcext:value-type="float">
            <text:p>1196.709</text:p>
          </table:table-cell>
          <table:table-cell office:value-type="float" office:value="0" calcext:value-type="float">
            <text:p>0</text:p>
          </table:table-cell>
          <table:table-cell office:value-type="float" office:value="-13.21944" calcext:value-type="float">
            <text:p>-13.21944</text:p>
          </table:table-cell>
          <table:table-cell office:value-type="float" office:value="0.0005572711" calcext:value-type="float">
            <text:p>0.000557271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6" calcext:value-type="float">
            <text:p>-1.2285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072004" calcext:value-type="float">
            <text:p>25072004</text:p>
          </table:table-cell>
          <table:table-cell office:value-type="float" office:value="552.7177" calcext:value-type="float">
            <text:p>552.7177</text:p>
          </table:table-cell>
          <table:table-cell office:value-type="float" office:value="98.766" calcext:value-type="float">
            <text:p>98.766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5.805" calcext:value-type="float">
            <text:p>1255.805</text:p>
          </table:table-cell>
          <table:table-cell office:value-type="float" office:value="512.6856" calcext:value-type="float">
            <text:p>512.6856</text:p>
          </table:table-cell>
          <table:table-cell office:value-type="float" office:value="0" calcext:value-type="float">
            <text:p>0</text:p>
          </table:table-cell>
          <table:table-cell office:value-type="float" office:value="0.08728433" calcext:value-type="float">
            <text:p>0.08728433</text:p>
          </table:table-cell>
          <table:table-cell office:value-type="float" office:value="0.300274" calcext:value-type="float">
            <text:p>0.300274</text:p>
          </table:table-cell>
          <table:table-cell office:value-type="float" office:value="0.3010416" calcext:value-type="float">
            <text:p>0.3010416</text:p>
          </table:table-cell>
          <table:table-cell office:value-type="float" office:value="0.3022003" calcext:value-type="float">
            <text:p>0.3022003</text:p>
          </table:table-cell>
          <table:table-cell office:value-type="float" office:value="0.3033005" calcext:value-type="float">
            <text:p>0.3033005</text:p>
          </table:table-cell>
          <table:table-cell office:value-type="float" office:value="0.30477" calcext:value-type="float">
            <text:p>0.30477</text:p>
          </table:table-cell>
          <table:table-cell office:value-type="float" office:value="0.3523904" calcext:value-type="float">
            <text:p>0.3523904</text:p>
          </table:table-cell>
          <table:table-cell office:value-type="float" office:value="0.3630299" calcext:value-type="float">
            <text:p>0.3630299</text:p>
          </table:table-cell>
          <table:table-cell office:value-type="float" office:value="0.3879718" calcext:value-type="float">
            <text:p>0.3879718</text:p>
          </table:table-cell>
          <table:table-cell office:value-type="float" office:value="0.4139475" calcext:value-type="float">
            <text:p>0.4139475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568E-015" calcext:value-type="float">
            <text:p>1.88568E-15</text:p>
          </table:table-cell>
          <table:table-cell office:value-type="float" office:value="1.920632E-015" calcext:value-type="float">
            <text:p>1.920632E-15</text:p>
          </table:table-cell>
          <table:table-cell office:value-type="float" office:value="1.968771E-015" calcext:value-type="float">
            <text:p>1.968771E-15</text:p>
          </table:table-cell>
          <table:table-cell office:value-type="float" office:value="1.97218E-015" calcext:value-type="float">
            <text:p>1.97218E-15</text:p>
          </table:table-cell>
          <table:table-cell office:value-type="float" office:value="9.496024E-016" calcext:value-type="float">
            <text:p>9.496024E-16</text:p>
          </table:table-cell>
          <table:table-cell office:value-type="float" office:value="9.386994E-016" calcext:value-type="float">
            <text:p>9.386994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9.88831" calcext:value-type="float">
            <text:p>-39.88831</text:p>
          </table:table-cell>
          <table:table-cell office:value-type="float" office:value="-0.01894296" calcext:value-type="float">
            <text:p>-0.01894296</text:p>
          </table:table-cell>
          <table:table-cell office:value-type="float" office:value="-0.01861848" calcext:value-type="float">
            <text:p>-0.01861848</text:p>
          </table:table-cell>
          <table:table-cell office:value-type="float" office:value="-0.01815011" calcext:value-type="float">
            <text:p>-0.01815011</text:p>
          </table:table-cell>
          <table:table-cell office:value-type="float" office:value="-0.01769998" calcext:value-type="float">
            <text:p>-0.01769998</text:p>
          </table:table-cell>
          <table:table-cell office:value-type="float" office:value="-0.0171123" calcext:value-type="float">
            <text:p>-0.0171123</text:p>
          </table:table-cell>
          <table:table-cell office:value-type="float" office:value="-0.01591146" calcext:value-type="float">
            <text:p>-0.01591146</text:p>
          </table:table-cell>
          <table:table-cell office:value-type="float" office:value="-0.01320266" calcext:value-type="float">
            <text:p>-0.01320266</text:p>
          </table:table-cell>
          <table:table-cell office:value-type="float" office:value="-0.006991315" calcext:value-type="float">
            <text:p>-0.006991315</text:p>
          </table:table-cell>
          <table:table-cell office:value-type="float" office:value="-0.003763611" calcext:value-type="float">
            <text:p>-0.003763611</text:p>
          </table:table-cell>
          <table:table-cell office:value-type="float" office:value="1200.468" calcext:value-type="float">
            <text:p>1200.468</text:p>
          </table:table-cell>
          <table:table-cell office:value-type="float" office:value="0" calcext:value-type="float">
            <text:p>0</text:p>
          </table:table-cell>
          <table:table-cell office:value-type="float" office:value="-12.35508" calcext:value-type="float">
            <text:p>-12.35508</text:p>
          </table:table-cell>
          <table:table-cell office:value-type="float" office:value="0.0005538125" calcext:value-type="float">
            <text:p>0.000553812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6" calcext:value-type="float">
            <text:p>-1.22850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072004" calcext:value-type="float">
            <text:p>26072004</text:p>
          </table:table-cell>
          <table:table-cell office:value-type="float" office:value="555.3178" calcext:value-type="float">
            <text:p>555.3178</text:p>
          </table:table-cell>
          <table:table-cell office:value-type="float" office:value="99.4529" calcext:value-type="float">
            <text:p>99.4529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7.614" calcext:value-type="float">
            <text:p>1257.614</text:p>
          </table:table-cell>
          <table:table-cell office:value-type="float" office:value="512.7952" calcext:value-type="float">
            <text:p>512.7952</text:p>
          </table:table-cell>
          <table:table-cell office:value-type="float" office:value="0" calcext:value-type="float">
            <text:p>0</text:p>
          </table:table-cell>
          <table:table-cell office:value-type="float" office:value="0.2830393" calcext:value-type="float">
            <text:p>0.2830393</text:p>
          </table:table-cell>
          <table:table-cell office:value-type="float" office:value="0.2931621" calcext:value-type="float">
            <text:p>0.2931621</text:p>
          </table:table-cell>
          <table:table-cell office:value-type="float" office:value="0.2988953" calcext:value-type="float">
            <text:p>0.2988953</text:p>
          </table:table-cell>
          <table:table-cell office:value-type="float" office:value="0.3018889" calcext:value-type="float">
            <text:p>0.3018889</text:p>
          </table:table-cell>
          <table:table-cell office:value-type="float" office:value="0.3033972" calcext:value-type="float">
            <text:p>0.3033972</text:p>
          </table:table-cell>
          <table:table-cell office:value-type="float" office:value="0.3047217" calcext:value-type="float">
            <text:p>0.3047217</text:p>
          </table:table-cell>
          <table:table-cell office:value-type="float" office:value="0.3522787" calcext:value-type="float">
            <text:p>0.3522787</text:p>
          </table:table-cell>
          <table:table-cell office:value-type="float" office:value="0.3627566" calcext:value-type="float">
            <text:p>0.3627566</text:p>
          </table:table-cell>
          <table:table-cell office:value-type="float" office:value="0.3879002" calcext:value-type="float">
            <text:p>0.3879002</text:p>
          </table:table-cell>
          <table:table-cell office:value-type="float" office:value="0.4139475" calcext:value-type="float">
            <text:p>0.4139475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6046E-015" calcext:value-type="float">
            <text:p>1.886046E-15</text:p>
          </table:table-cell>
          <table:table-cell office:value-type="float" office:value="1.920611E-015" calcext:value-type="float">
            <text:p>1.920611E-15</text:p>
          </table:table-cell>
          <table:table-cell office:value-type="float" office:value="1.968743E-015" calcext:value-type="float">
            <text:p>1.968743E-15</text:p>
          </table:table-cell>
          <table:table-cell office:value-type="float" office:value="1.972154E-015" calcext:value-type="float">
            <text:p>1.972154E-15</text:p>
          </table:table-cell>
          <table:table-cell office:value-type="float" office:value="9.496077E-016" calcext:value-type="float">
            <text:p>9.496077E-16</text:p>
          </table:table-cell>
          <table:table-cell office:value-type="float" office:value="9.386816E-016" calcext:value-type="float">
            <text:p>9.38681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892299" calcext:value-type="float">
            <text:p>-0.02892299</text:p>
          </table:table-cell>
          <table:table-cell office:value-type="float" office:value="-0.02234772" calcext:value-type="float">
            <text:p>-0.02234772</text:p>
          </table:table-cell>
          <table:table-cell office:value-type="float" office:value="-0.01952756" calcext:value-type="float">
            <text:p>-0.01952756</text:p>
          </table:table-cell>
          <table:table-cell office:value-type="float" office:value="-0.01827091" calcext:value-type="float">
            <text:p>-0.01827091</text:p>
          </table:table-cell>
          <table:table-cell office:value-type="float" office:value="-0.01766042" calcext:value-type="float">
            <text:p>-0.01766042</text:p>
          </table:table-cell>
          <table:table-cell office:value-type="float" office:value="-0.01713211" calcext:value-type="float">
            <text:p>-0.01713211</text:p>
          </table:table-cell>
          <table:table-cell office:value-type="float" office:value="-0.01596037" calcext:value-type="float">
            <text:p>-0.01596037</text:p>
          </table:table-cell>
          <table:table-cell office:value-type="float" office:value="-0.01329875" calcext:value-type="float">
            <text:p>-0.01329875</text:p>
          </table:table-cell>
          <table:table-cell office:value-type="float" office:value="-0.007003684" calcext:value-type="float">
            <text:p>-0.007003684</text:p>
          </table:table-cell>
          <table:table-cell office:value-type="float" office:value="-0.003763636" calcext:value-type="float">
            <text:p>-0.003763636</text:p>
          </table:table-cell>
          <table:table-cell office:value-type="float" office:value="1204.138" calcext:value-type="float">
            <text:p>1204.138</text:p>
          </table:table-cell>
          <table:table-cell office:value-type="float" office:value="0" calcext:value-type="float">
            <text:p>0</text:p>
          </table:table-cell>
          <table:table-cell office:value-type="float" office:value="-0.02029552" calcext:value-type="float">
            <text:p>-0.02029552</text:p>
          </table:table-cell>
          <table:table-cell office:value-type="float" office:value="0.0005471902" calcext:value-type="float">
            <text:p>0.000547190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8" calcext:value-type="float">
            <text:p>-1.22850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7072004" calcext:value-type="float">
            <text:p>27072004</text:p>
          </table:table-cell>
          <table:table-cell office:value-type="float" office:value="566.9176" calcext:value-type="float">
            <text:p>566.9176</text:p>
          </table:table-cell>
          <table:table-cell office:value-type="float" office:value="102.2745" calcext:value-type="float">
            <text:p>102.2745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66.013" calcext:value-type="float">
            <text:p>1266.013</text:p>
          </table:table-cell>
          <table:table-cell office:value-type="float" office:value="513.185" calcext:value-type="float">
            <text:p>513.185</text:p>
          </table:table-cell>
          <table:table-cell office:value-type="float" office:value="0" calcext:value-type="float">
            <text:p>0</text:p>
          </table:table-cell>
          <table:table-cell office:value-type="float" office:value="0.5098864" calcext:value-type="float">
            <text:p>0.5098864</text:p>
          </table:table-cell>
          <table:table-cell office:value-type="float" office:value="0.473883" calcext:value-type="float">
            <text:p>0.473883</text:p>
          </table:table-cell>
          <table:table-cell office:value-type="float" office:value="0.3376732" calcext:value-type="float">
            <text:p>0.3376732</text:p>
          </table:table-cell>
          <table:table-cell office:value-type="float" office:value="0.3015901" calcext:value-type="float">
            <text:p>0.3015901</text:p>
          </table:table-cell>
          <table:table-cell office:value-type="float" office:value="0.3023641" calcext:value-type="float">
            <text:p>0.3023641</text:p>
          </table:table-cell>
          <table:table-cell office:value-type="float" office:value="0.3046191" calcext:value-type="float">
            <text:p>0.3046191</text:p>
          </table:table-cell>
          <table:table-cell office:value-type="float" office:value="0.3653424" calcext:value-type="float">
            <text:p>0.3653424</text:p>
          </table:table-cell>
          <table:table-cell office:value-type="float" office:value="0.3624986" calcext:value-type="float">
            <text:p>0.3624986</text:p>
          </table:table-cell>
          <table:table-cell office:value-type="float" office:value="0.3876677" calcext:value-type="float">
            <text:p>0.3876677</text:p>
          </table:table-cell>
          <table:table-cell office:value-type="float" office:value="0.4137019" calcext:value-type="float">
            <text:p>0.4137019</text:p>
          </table:table-cell>
          <table:table-cell office:value-type="float" office:value="0.5105759" calcext:value-type="float">
            <text:p>0.5105759</text:p>
          </table:table-cell>
          <table:table-cell office:value-type="float" office:value="0.511264" calcext:value-type="float">
            <text:p>0.511264</text:p>
          </table:table-cell>
          <table:table-cell office:value-type="float" office:value="0" calcext:value-type="float">
            <text:p>0</text:p>
          </table:table-cell>
          <table:table-cell office:value-type="float" office:value="0.0008476129" calcext:value-type="float">
            <text:p>0.0008476129</text:p>
          </table:table-cell>
          <table:table-cell office:value-type="float" office:value="1.886397E-015" calcext:value-type="float">
            <text:p>1.886397E-15</text:p>
          </table:table-cell>
          <table:table-cell office:value-type="float" office:value="1.92059E-015" calcext:value-type="float">
            <text:p>1.92059E-15</text:p>
          </table:table-cell>
          <table:table-cell office:value-type="float" office:value="1.968719E-015" calcext:value-type="float">
            <text:p>1.968719E-15</text:p>
          </table:table-cell>
          <table:table-cell office:value-type="float" office:value="1.972131E-015" calcext:value-type="float">
            <text:p>1.972131E-15</text:p>
          </table:table-cell>
          <table:table-cell office:value-type="float" office:value="9.496008E-016" calcext:value-type="float">
            <text:p>9.496008E-16</text:p>
          </table:table-cell>
          <table:table-cell office:value-type="float" office:value="9.386752E-016" calcext:value-type="float">
            <text:p>9.386752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05245844" calcext:value-type="float">
            <text:p>-0.0005245844</text:p>
          </table:table-cell>
          <table:table-cell office:value-type="float" office:value="-0.0007957665" calcext:value-type="float">
            <text:p>-0.0007957665</text:p>
          </table:table-cell>
          <table:table-cell office:value-type="float" office:value="-0.01017127" calcext:value-type="float">
            <text:p>-0.01017127</text:p>
          </table:table-cell>
          <table:table-cell office:value-type="float" office:value="-0.01869141" calcext:value-type="float">
            <text:p>-0.01869141</text:p>
          </table:table-cell>
          <table:table-cell office:value-type="float" office:value="-0.01809125" calcext:value-type="float">
            <text:p>-0.01809125</text:p>
          </table:table-cell>
          <table:table-cell office:value-type="float" office:value="-0.01721793" calcext:value-type="float">
            <text:p>-0.01721793</text:p>
          </table:table-cell>
          <table:table-cell office:value-type="float" office:value="-0.01180923" calcext:value-type="float">
            <text:p>-0.01180923</text:p>
          </table:table-cell>
          <table:table-cell office:value-type="float" office:value="-0.01338901" calcext:value-type="float">
            <text:p>-0.01338901</text:p>
          </table:table-cell>
          <table:table-cell office:value-type="float" office:value="-0.007039362" calcext:value-type="float">
            <text:p>-0.007039362</text:p>
          </table:table-cell>
          <table:table-cell office:value-type="float" office:value="-0.003781517" calcext:value-type="float">
            <text:p>-0.003781517</text:p>
          </table:table-cell>
          <table:table-cell office:value-type="float" office:value="1208.162" calcext:value-type="float">
            <text:p>1208.162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1951672" calcext:value-type="float">
            <text:p>0.001951672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0.0008476228" calcext:value-type="float">
            <text:p>0.000847622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072004" calcext:value-type="float">
            <text:p>28072004</text:p>
          </table:table-cell>
          <table:table-cell office:value-type="float" office:value="566.9176" calcext:value-type="float">
            <text:p>566.9176</text:p>
          </table:table-cell>
          <table:table-cell office:value-type="float" office:value="105.811" calcext:value-type="float">
            <text:p>105.811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9.927" calcext:value-type="float">
            <text:p>1259.927</text:p>
          </table:table-cell>
          <table:table-cell office:value-type="float" office:value="515.7292" calcext:value-type="float">
            <text:p>515.7292</text:p>
          </table:table-cell>
          <table:table-cell office:value-type="float" office:value="0" calcext:value-type="float">
            <text:p>0</text:p>
          </table:table-cell>
          <table:table-cell office:value-type="float" office:value="0.09288928" calcext:value-type="float">
            <text:p>0.09288928</text:p>
          </table:table-cell>
          <table:table-cell office:value-type="float" office:value="0.3210686" calcext:value-type="float">
            <text:p>0.3210686</text:p>
          </table:table-cell>
          <table:table-cell office:value-type="float" office:value="0.3219435" calcext:value-type="float">
            <text:p>0.3219435</text:p>
          </table:table-cell>
          <table:table-cell office:value-type="float" office:value="0.3208654" calcext:value-type="float">
            <text:p>0.3208654</text:p>
          </table:table-cell>
          <table:table-cell office:value-type="float" office:value="0.3178493" calcext:value-type="float">
            <text:p>0.3178493</text:p>
          </table:table-cell>
          <table:table-cell office:value-type="float" office:value="0.3158153" calcext:value-type="float">
            <text:p>0.3158153</text:p>
          </table:table-cell>
          <table:table-cell office:value-type="float" office:value="0.3596767" calcext:value-type="float">
            <text:p>0.3596767</text:p>
          </table:table-cell>
          <table:table-cell office:value-type="float" office:value="0.3632459" calcext:value-type="float">
            <text:p>0.3632459</text:p>
          </table:table-cell>
          <table:table-cell office:value-type="float" office:value="0.3876582" calcext:value-type="float">
            <text:p>0.3876582</text:p>
          </table:table-cell>
          <table:table-cell office:value-type="float" office:value="0.4139476" calcext:value-type="float">
            <text:p>0.4139476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6732E-015" calcext:value-type="float">
            <text:p>1.886732E-15</text:p>
          </table:table-cell>
          <table:table-cell office:value-type="float" office:value="1.920573E-015" calcext:value-type="float">
            <text:p>1.920573E-15</text:p>
          </table:table-cell>
          <table:table-cell office:value-type="float" office:value="1.9687E-015" calcext:value-type="float">
            <text:p>1.9687E-15</text:p>
          </table:table-cell>
          <table:table-cell office:value-type="float" office:value="1.972106E-015" calcext:value-type="float">
            <text:p>1.972106E-15</text:p>
          </table:table-cell>
          <table:table-cell office:value-type="float" office:value="9.495896E-016" calcext:value-type="float">
            <text:p>9.495896E-16</text:p>
          </table:table-cell>
          <table:table-cell office:value-type="float" office:value="9.386731E-016" calcext:value-type="float">
            <text:p>9.386731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6.95552" calcext:value-type="float">
            <text:p>-26.95552</text:p>
          </table:table-cell>
          <table:table-cell office:value-type="float" office:value="-0.01184556" calcext:value-type="float">
            <text:p>-0.01184556</text:p>
          </table:table-cell>
          <table:table-cell office:value-type="float" office:value="-0.01163448" calcext:value-type="float">
            <text:p>-0.01163448</text:p>
          </table:table-cell>
          <table:table-cell office:value-type="float" office:value="-0.01194278" calcext:value-type="float">
            <text:p>-0.01194278</text:p>
          </table:table-cell>
          <table:table-cell office:value-type="float" office:value="-0.01277942" calcext:value-type="float">
            <text:p>-0.01277942</text:p>
          </table:table-cell>
          <table:table-cell office:value-type="float" office:value="-0.0133755" calcext:value-type="float">
            <text:p>-0.0133755</text:p>
          </table:table-cell>
          <table:table-cell office:value-type="float" office:value="-0.01305763" calcext:value-type="float">
            <text:p>-0.01305763</text:p>
          </table:table-cell>
          <table:table-cell office:value-type="float" office:value="-0.01312994" calcext:value-type="float">
            <text:p>-0.01312994</text:p>
          </table:table-cell>
          <table:table-cell office:value-type="float" office:value="-0.007045903" calcext:value-type="float">
            <text:p>-0.007045903</text:p>
          </table:table-cell>
          <table:table-cell office:value-type="float" office:value="-0.003763618" calcext:value-type="float">
            <text:p>-0.003763618</text:p>
          </table:table-cell>
          <table:table-cell office:value-type="float" office:value="1214.533" calcext:value-type="float">
            <text:p>1214.533</text:p>
          </table:table-cell>
          <table:table-cell office:value-type="float" office:value="0" calcext:value-type="float">
            <text:p>0</text:p>
          </table:table-cell>
          <table:table-cell office:value-type="float" office:value="-8.26911" calcext:value-type="float">
            <text:p>-8.26911</text:p>
          </table:table-cell>
          <table:table-cell office:value-type="float" office:value="0.0005132834" calcext:value-type="float">
            <text:p>0.000513283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6" calcext:value-type="float">
            <text:p>-1.22850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9072004" calcext:value-type="float">
            <text:p>29072004</text:p>
          </table:table-cell>
          <table:table-cell office:value-type="float" office:value="572.6175" calcext:value-type="float">
            <text:p>572.6175</text:p>
          </table:table-cell>
          <table:table-cell office:value-type="float" office:value="106.9872" calcext:value-type="float">
            <text:p>106.9872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62.036" calcext:value-type="float">
            <text:p>1262.036</text:p>
          </table:table-cell>
          <table:table-cell office:value-type="float" office:value="518.1415" calcext:value-type="float">
            <text:p>518.1415</text:p>
          </table:table-cell>
          <table:table-cell office:value-type="float" office:value="0" calcext:value-type="float">
            <text:p>0</text:p>
          </table:table-cell>
          <table:table-cell office:value-type="float" office:value="0.3220518" calcext:value-type="float">
            <text:p>0.3220518</text:p>
          </table:table-cell>
          <table:table-cell office:value-type="float" office:value="0.3234575" calcext:value-type="float">
            <text:p>0.3234575</text:p>
          </table:table-cell>
          <table:table-cell office:value-type="float" office:value="0.3240822" calcext:value-type="float">
            <text:p>0.3240822</text:p>
          </table:table-cell>
          <table:table-cell office:value-type="float" office:value="0.3186075" calcext:value-type="float">
            <text:p>0.3186075</text:p>
          </table:table-cell>
          <table:table-cell office:value-type="float" office:value="0.3138324" calcext:value-type="float">
            <text:p>0.3138324</text:p>
          </table:table-cell>
          <table:table-cell office:value-type="float" office:value="0.3129202" calcext:value-type="float">
            <text:p>0.3129202</text:p>
          </table:table-cell>
          <table:table-cell office:value-type="float" office:value="0.3583181" calcext:value-type="float">
            <text:p>0.3583181</text:p>
          </table:table-cell>
          <table:table-cell office:value-type="float" office:value="0.363508" calcext:value-type="float">
            <text:p>0.363508</text:p>
          </table:table-cell>
          <table:table-cell office:value-type="float" office:value="0.3876863" calcext:value-type="float">
            <text:p>0.3876863</text:p>
          </table:table-cell>
          <table:table-cell office:value-type="float" office:value="0.4139476" calcext:value-type="float">
            <text:p>0.4139476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7039E-015" calcext:value-type="float">
            <text:p>1.887039E-15</text:p>
          </table:table-cell>
          <table:table-cell office:value-type="float" office:value="1.920559E-015" calcext:value-type="float">
            <text:p>1.920559E-15</text:p>
          </table:table-cell>
          <table:table-cell office:value-type="float" office:value="1.968682E-015" calcext:value-type="float">
            <text:p>1.968682E-15</text:p>
          </table:table-cell>
          <table:table-cell office:value-type="float" office:value="1.972082E-015" calcext:value-type="float">
            <text:p>1.972082E-15</text:p>
          </table:table-cell>
          <table:table-cell office:value-type="float" office:value="9.495771E-016" calcext:value-type="float">
            <text:p>9.495771E-16</text:p>
          </table:table-cell>
          <table:table-cell office:value-type="float" office:value="9.386731E-016" calcext:value-type="float">
            <text:p>9.386731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154563" calcext:value-type="float">
            <text:p>-0.01154563</text:p>
          </table:table-cell>
          <table:table-cell office:value-type="float" office:value="-0.01121891" calcext:value-type="float">
            <text:p>-0.01121891</text:p>
          </table:table-cell>
          <table:table-cell office:value-type="float" office:value="-0.01108847" calcext:value-type="float">
            <text:p>-0.01108847</text:p>
          </table:table-cell>
          <table:table-cell office:value-type="float" office:value="-0.01256874" calcext:value-type="float">
            <text:p>-0.01256874</text:p>
          </table:table-cell>
          <table:table-cell office:value-type="float" office:value="-0.01398074" calcext:value-type="float">
            <text:p>-0.01398074</text:p>
          </table:table-cell>
          <table:table-cell office:value-type="float" office:value="-0.01425228" calcext:value-type="float">
            <text:p>-0.01425228</text:p>
          </table:table-cell>
          <table:table-cell office:value-type="float" office:value="-0.01354153" calcext:value-type="float">
            <text:p>-0.01354153</text:p>
          </table:table-cell>
          <table:table-cell office:value-type="float" office:value="-0.01303849" calcext:value-type="float">
            <text:p>-0.01303849</text:p>
          </table:table-cell>
          <table:table-cell office:value-type="float" office:value="-0.00704102" calcext:value-type="float">
            <text:p>-0.00704102</text:p>
          </table:table-cell>
          <table:table-cell office:value-type="float" office:value="-0.003763618" calcext:value-type="float">
            <text:p>-0.003763618</text:p>
          </table:table-cell>
          <table:table-cell office:value-type="float" office:value="1220.517" calcext:value-type="float">
            <text:p>1220.517</text:p>
          </table:table-cell>
          <table:table-cell office:value-type="float" office:value="0" calcext:value-type="float">
            <text:p>0</text:p>
          </table:table-cell>
          <table:table-cell office:value-type="float" office:value="-0.01078307" calcext:value-type="float">
            <text:p>-0.01078307</text:p>
          </table:table-cell>
          <table:table-cell office:value-type="float" office:value="0.0004990372" calcext:value-type="float">
            <text:p>0.000499037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6" calcext:value-type="float">
            <text:p>-1.22850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0072004" calcext:value-type="float">
            <text:p>30072004</text:p>
          </table:table-cell>
          <table:table-cell office:value-type="float" office:value="572.6175" calcext:value-type="float">
            <text:p>572.6175</text:p>
          </table:table-cell>
          <table:table-cell office:value-type="float" office:value="109.6746" calcext:value-type="float">
            <text:p>109.6746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7.548" calcext:value-type="float">
            <text:p>1257.548</text:p>
          </table:table-cell>
          <table:table-cell office:value-type="float" office:value="519.9359" calcext:value-type="float">
            <text:p>519.9359</text:p>
          </table:table-cell>
          <table:table-cell office:value-type="float" office:value="0" calcext:value-type="float">
            <text:p>0</text:p>
          </table:table-cell>
          <table:table-cell office:value-type="float" office:value="0.08766068" calcext:value-type="float">
            <text:p>0.08766068</text:p>
          </table:table-cell>
          <table:table-cell office:value-type="float" office:value="0.3070403" calcext:value-type="float">
            <text:p>0.3070403</text:p>
          </table:table-cell>
          <table:table-cell office:value-type="float" office:value="0.3079109" calcext:value-type="float">
            <text:p>0.3079109</text:p>
          </table:table-cell>
          <table:table-cell office:value-type="float" office:value="0.3089448" calcext:value-type="float">
            <text:p>0.3089448</text:p>
          </table:table-cell>
          <table:table-cell office:value-type="float" office:value="0.3097226" calcext:value-type="float">
            <text:p>0.3097226</text:p>
          </table:table-cell>
          <table:table-cell office:value-type="float" office:value="0.3107174" calcext:value-type="float">
            <text:p>0.3107174</text:p>
          </table:table-cell>
          <table:table-cell office:value-type="float" office:value="0.3566339" calcext:value-type="float">
            <text:p>0.3566339</text:p>
          </table:table-cell>
          <table:table-cell office:value-type="float" office:value="0.3635359" calcext:value-type="float">
            <text:p>0.3635359</text:p>
          </table:table-cell>
          <table:table-cell office:value-type="float" office:value="0.387716" calcext:value-type="float">
            <text:p>0.387716</text:p>
          </table:table-cell>
          <table:table-cell office:value-type="float" office:value="0.4139477" calcext:value-type="float">
            <text:p>0.4139477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7336E-015" calcext:value-type="float">
            <text:p>1.887336E-15</text:p>
          </table:table-cell>
          <table:table-cell office:value-type="float" office:value="1.920543E-015" calcext:value-type="float">
            <text:p>1.920543E-15</text:p>
          </table:table-cell>
          <table:table-cell office:value-type="float" office:value="1.968665E-015" calcext:value-type="float">
            <text:p>1.968665E-15</text:p>
          </table:table-cell>
          <table:table-cell office:value-type="float" office:value="1.97206E-015" calcext:value-type="float">
            <text:p>1.97206E-15</text:p>
          </table:table-cell>
          <table:table-cell office:value-type="float" office:value="9.495639E-016" calcext:value-type="float">
            <text:p>9.495639E-16</text:p>
          </table:table-cell>
          <table:table-cell office:value-type="float" office:value="9.386731E-016" calcext:value-type="float">
            <text:p>9.386731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8.80719" calcext:value-type="float">
            <text:p>-38.80719</text:p>
          </table:table-cell>
          <table:table-cell office:value-type="float" office:value="-0.016205" calcext:value-type="float">
            <text:p>-0.016205</text:p>
          </table:table-cell>
          <table:table-cell office:value-type="float" office:value="-0.015898" calcext:value-type="float">
            <text:p>-0.015898</text:p>
          </table:table-cell>
          <table:table-cell office:value-type="float" office:value="-0.01555616" calcext:value-type="float">
            <text:p>-0.01555616</text:p>
          </table:table-cell>
          <table:table-cell office:value-type="float" office:value="-0.01529347" calcext:value-type="float">
            <text:p>-0.01529347</text:p>
          </table:table-cell>
          <table:table-cell office:value-type="float" office:value="-0.01495752" calcext:value-type="float">
            <text:p>-0.01495752</text:p>
          </table:table-cell>
          <table:table-cell office:value-type="float" office:value="-0.0141731" calcext:value-type="float">
            <text:p>-0.0141731</text:p>
          </table:table-cell>
          <table:table-cell office:value-type="float" office:value="-0.01302814" calcext:value-type="float">
            <text:p>-0.01302814</text:p>
          </table:table-cell>
          <table:table-cell office:value-type="float" office:value="-0.007035855" calcext:value-type="float">
            <text:p>-0.007035855</text:p>
          </table:table-cell>
          <table:table-cell office:value-type="float" office:value="-0.003763643" calcext:value-type="float">
            <text:p>-0.003763643</text:p>
          </table:table-cell>
          <table:table-cell office:value-type="float" office:value="1225.917" calcext:value-type="float">
            <text:p>1225.917</text:p>
          </table:table-cell>
          <table:table-cell office:value-type="float" office:value="0" calcext:value-type="float">
            <text:p>0</text:p>
          </table:table-cell>
          <table:table-cell office:value-type="float" office:value="-11.62329" calcext:value-type="float">
            <text:p>-11.62329</text:p>
          </table:table-cell>
          <table:table-cell office:value-type="float" office:value="0.0004840088" calcext:value-type="float">
            <text:p>0.000484008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8" calcext:value-type="float">
            <text:p>-1.22850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1072004" calcext:value-type="float">
            <text:p>31072004</text:p>
          </table:table-cell>
          <table:table-cell office:value-type="float" office:value="572.6175" calcext:value-type="float">
            <text:p>572.6175</text:p>
          </table:table-cell>
          <table:table-cell office:value-type="float" office:value="109.6849" calcext:value-type="float">
            <text:p>109.6849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6.579" calcext:value-type="float">
            <text:p>1256.579</text:p>
          </table:table-cell>
          <table:table-cell office:value-type="float" office:value="520.8918" calcext:value-type="float">
            <text:p>520.8918</text:p>
          </table:table-cell>
          <table:table-cell office:value-type="float" office:value="0" calcext:value-type="float">
            <text:p>0</text:p>
          </table:table-cell>
          <table:table-cell office:value-type="float" office:value="0.08673043" calcext:value-type="float">
            <text:p>0.08673043</text:p>
          </table:table-cell>
          <table:table-cell office:value-type="float" office:value="0.3027142" calcext:value-type="float">
            <text:p>0.3027142</text:p>
          </table:table-cell>
          <table:table-cell office:value-type="float" office:value="0.3035201" calcext:value-type="float">
            <text:p>0.3035201</text:p>
          </table:table-cell>
          <table:table-cell office:value-type="float" office:value="0.3048118" calcext:value-type="float">
            <text:p>0.3048118</text:p>
          </table:table-cell>
          <table:table-cell office:value-type="float" office:value="0.3061699" calcext:value-type="float">
            <text:p>0.3061699</text:p>
          </table:table-cell>
          <table:table-cell office:value-type="float" office:value="0.3077748" calcext:value-type="float">
            <text:p>0.3077748</text:p>
          </table:table-cell>
          <table:table-cell office:value-type="float" office:value="0.3550132" calcext:value-type="float">
            <text:p>0.3550132</text:p>
          </table:table-cell>
          <table:table-cell office:value-type="float" office:value="0.3634132" calcext:value-type="float">
            <text:p>0.3634132</text:p>
          </table:table-cell>
          <table:table-cell office:value-type="float" office:value="0.3877361" calcext:value-type="float">
            <text:p>0.3877361</text:p>
          </table:table-cell>
          <table:table-cell office:value-type="float" office:value="0.4139478" calcext:value-type="float">
            <text:p>0.4139478</text:p>
          </table:table-cell>
          <table:table-cell office:value-type="float" office:value="0.5107092" calcext:value-type="float">
            <text:p>0.510709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7672E-015" calcext:value-type="float">
            <text:p>1.887672E-15</text:p>
          </table:table-cell>
          <table:table-cell office:value-type="float" office:value="1.920522E-015" calcext:value-type="float">
            <text:p>1.920522E-15</text:p>
          </table:table-cell>
          <table:table-cell office:value-type="float" office:value="1.968638E-015" calcext:value-type="float">
            <text:p>1.968638E-15</text:p>
          </table:table-cell>
          <table:table-cell office:value-type="float" office:value="1.97204E-015" calcext:value-type="float">
            <text:p>1.97204E-15</text:p>
          </table:table-cell>
          <table:table-cell office:value-type="float" office:value="9.495519E-016" calcext:value-type="float">
            <text:p>9.495519E-16</text:p>
          </table:table-cell>
          <table:table-cell office:value-type="float" office:value="9.386731E-016" calcext:value-type="float">
            <text:p>9.386731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1.31758" calcext:value-type="float">
            <text:p>-41.31758</text:p>
          </table:table-cell>
          <table:table-cell office:value-type="float" office:value="-0.0178977" calcext:value-type="float">
            <text:p>-0.0178977</text:p>
          </table:table-cell>
          <table:table-cell office:value-type="float" office:value="-0.01757857" calcext:value-type="float">
            <text:p>-0.01757857</text:p>
          </table:table-cell>
          <table:table-cell office:value-type="float" office:value="-0.01709038" calcext:value-type="float">
            <text:p>-0.01709038</text:p>
          </table:table-cell>
          <table:table-cell office:value-type="float" office:value="-0.01657439" calcext:value-type="float">
            <text:p>-0.01657439</text:p>
          </table:table-cell>
          <table:table-cell office:value-type="float" office:value="-0.0159811" calcext:value-type="float">
            <text:p>-0.0159811</text:p>
          </table:table-cell>
          <table:table-cell office:value-type="float" office:value="-0.01480928" calcext:value-type="float">
            <text:p>-0.01480928</text:p>
          </table:table-cell>
          <table:table-cell office:value-type="float" office:value="-0.01307" calcext:value-type="float">
            <text:p>-0.01307</text:p>
          </table:table-cell>
          <table:table-cell office:value-type="float" office:value="-0.007032336" calcext:value-type="float">
            <text:p>-0.007032336</text:p>
          </table:table-cell>
          <table:table-cell office:value-type="float" office:value="-0.003763643" calcext:value-type="float">
            <text:p>-0.003763643</text:p>
          </table:table-cell>
          <table:table-cell office:value-type="float" office:value="1230.466" calcext:value-type="float">
            <text:p>1230.466</text:p>
          </table:table-cell>
          <table:table-cell office:value-type="float" office:value="0" calcext:value-type="float">
            <text:p>0</text:p>
          </table:table-cell>
          <table:table-cell office:value-type="float" office:value="-15.01617" calcext:value-type="float">
            <text:p>-15.01617</text:p>
          </table:table-cell>
          <table:table-cell office:value-type="float" office:value="0.0004775251" calcext:value-type="float">
            <text:p>0.000477525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8" calcext:value-type="float">
            <text:p>-1.22850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82004" calcext:value-type="float">
            <text:p>1082004</text:p>
          </table:table-cell>
          <table:table-cell office:value-type="float" office:value="572.6175" calcext:value-type="float">
            <text:p>572.6175</text:p>
          </table:table-cell>
          <table:table-cell office:value-type="float" office:value="109.7007" calcext:value-type="float">
            <text:p>109.7007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6.035" calcext:value-type="float">
            <text:p>1256.035</text:p>
          </table:table-cell>
          <table:table-cell office:value-type="float" office:value="521.4213" calcext:value-type="float">
            <text:p>521.4213</text:p>
          </table:table-cell>
          <table:table-cell office:value-type="float" office:value="0" calcext:value-type="float">
            <text:p>0</text:p>
          </table:table-cell>
          <table:table-cell office:value-type="float" office:value="0.08509119" calcext:value-type="float">
            <text:p>0.08509119</text:p>
          </table:table-cell>
          <table:table-cell office:value-type="float" office:value="0.3008853" calcext:value-type="float">
            <text:p>0.3008853</text:p>
          </table:table-cell>
          <table:table-cell office:value-type="float" office:value="0.3016479" calcext:value-type="float">
            <text:p>0.3016479</text:p>
          </table:table-cell>
          <table:table-cell office:value-type="float" office:value="0.302965" calcext:value-type="float">
            <text:p>0.302965</text:p>
          </table:table-cell>
          <table:table-cell office:value-type="float" office:value="0.3044208" calcext:value-type="float">
            <text:p>0.3044208</text:p>
          </table:table-cell>
          <table:table-cell office:value-type="float" office:value="0.3061239" calcext:value-type="float">
            <text:p>0.3061239</text:p>
          </table:table-cell>
          <table:table-cell office:value-type="float" office:value="0.3536979" calcext:value-type="float">
            <text:p>0.3536979</text:p>
          </table:table-cell>
          <table:table-cell office:value-type="float" office:value="0.3631875" calcext:value-type="float">
            <text:p>0.3631875</text:p>
          </table:table-cell>
          <table:table-cell office:value-type="float" office:value="0.3877414" calcext:value-type="float">
            <text:p>0.3877414</text:p>
          </table:table-cell>
          <table:table-cell office:value-type="float" office:value="0.4139478" calcext:value-type="float">
            <text:p>0.4139478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8042E-015" calcext:value-type="float">
            <text:p>1.888042E-15</text:p>
          </table:table-cell>
          <table:table-cell office:value-type="float" office:value="1.920497E-015" calcext:value-type="float">
            <text:p>1.920497E-15</text:p>
          </table:table-cell>
          <table:table-cell office:value-type="float" office:value="1.968611E-015" calcext:value-type="float">
            <text:p>1.968611E-15</text:p>
          </table:table-cell>
          <table:table-cell office:value-type="float" office:value="1.972014E-015" calcext:value-type="float">
            <text:p>1.972014E-15</text:p>
          </table:table-cell>
          <table:table-cell office:value-type="float" office:value="9.495424E-016" calcext:value-type="float">
            <text:p>9.495424E-16</text:p>
          </table:table-cell>
          <table:table-cell office:value-type="float" office:value="9.386699E-016" calcext:value-type="float">
            <text:p>9.386699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6.83186" calcext:value-type="float">
            <text:p>-46.83186</text:p>
          </table:table-cell>
          <table:table-cell office:value-type="float" office:value="-0.01867503" calcext:value-type="float">
            <text:p>-0.01867503</text:p>
          </table:table-cell>
          <table:table-cell office:value-type="float" office:value="-0.01835633" calcext:value-type="float">
            <text:p>-0.01835633</text:p>
          </table:table-cell>
          <table:table-cell office:value-type="float" office:value="-0.01783085" calcext:value-type="float">
            <text:p>-0.01783085</text:p>
          </table:table-cell>
          <table:table-cell office:value-type="float" office:value="-0.01725001" calcext:value-type="float">
            <text:p>-0.01725001</text:p>
          </table:table-cell>
          <table:table-cell office:value-type="float" office:value="-0.01659174" calcext:value-type="float">
            <text:p>-0.01659174</text:p>
          </table:table-cell>
          <table:table-cell office:value-type="float" office:value="-0.01535046" calcext:value-type="float">
            <text:p>-0.01535046</text:p>
          </table:table-cell>
          <table:table-cell office:value-type="float" office:value="-0.01314796" calcext:value-type="float">
            <text:p>-0.01314796</text:p>
          </table:table-cell>
          <table:table-cell office:value-type="float" office:value="-0.007031391" calcext:value-type="float">
            <text:p>-0.007031391</text:p>
          </table:table-cell>
          <table:table-cell office:value-type="float" office:value="-0.003763643" calcext:value-type="float">
            <text:p>-0.003763643</text:p>
          </table:table-cell>
          <table:table-cell office:value-type="float" office:value="1234.578" calcext:value-type="float">
            <text:p>1234.578</text:p>
          </table:table-cell>
          <table:table-cell office:value-type="float" office:value="0" calcext:value-type="float">
            <text:p>0</text:p>
          </table:table-cell>
          <table:table-cell office:value-type="float" office:value="-19.89391" calcext:value-type="float">
            <text:p>-19.89391</text:p>
          </table:table-cell>
          <table:table-cell office:value-type="float" office:value="0.0004726414" calcext:value-type="float">
            <text:p>0.000472641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8" calcext:value-type="float">
            <text:p>-1.22850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82004" calcext:value-type="float">
            <text:p>2082004</text:p>
          </table:table-cell>
          <table:table-cell office:value-type="float" office:value="572.6175" calcext:value-type="float">
            <text:p>572.6175</text:p>
          </table:table-cell>
          <table:table-cell office:value-type="float" office:value="109.6445" calcext:value-type="float">
            <text:p>109.6445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5.802" calcext:value-type="float">
            <text:p>1255.802</text:p>
          </table:table-cell>
          <table:table-cell office:value-type="float" office:value="521.7101" calcext:value-type="float">
            <text:p>521.7101</text:p>
          </table:table-cell>
          <table:table-cell office:value-type="float" office:value="0" calcext:value-type="float">
            <text:p>0</text:p>
          </table:table-cell>
          <table:table-cell office:value-type="float" office:value="0.09002142" calcext:value-type="float">
            <text:p>0.09002142</text:p>
          </table:table-cell>
          <table:table-cell office:value-type="float" office:value="0.3002878" calcext:value-type="float">
            <text:p>0.3002878</text:p>
          </table:table-cell>
          <table:table-cell office:value-type="float" office:value="0.301033" calcext:value-type="float">
            <text:p>0.301033</text:p>
          </table:table-cell>
          <table:table-cell office:value-type="float" office:value="0.3021567" calcext:value-type="float">
            <text:p>0.3021567</text:p>
          </table:table-cell>
          <table:table-cell office:value-type="float" office:value="0.3035479" calcext:value-type="float">
            <text:p>0.3035479</text:p>
          </table:table-cell>
          <table:table-cell office:value-type="float" office:value="0.3051694" calcext:value-type="float">
            <text:p>0.3051694</text:p>
          </table:table-cell>
          <table:table-cell office:value-type="float" office:value="0.3528726" calcext:value-type="float">
            <text:p>0.3528726</text:p>
          </table:table-cell>
          <table:table-cell office:value-type="float" office:value="0.3629386" calcext:value-type="float">
            <text:p>0.3629386</text:p>
          </table:table-cell>
          <table:table-cell office:value-type="float" office:value="0.3877313" calcext:value-type="float">
            <text:p>0.3877313</text:p>
          </table:table-cell>
          <table:table-cell office:value-type="float" office:value="0.4139478" calcext:value-type="float">
            <text:p>0.4139478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8432E-015" calcext:value-type="float">
            <text:p>1.888432E-15</text:p>
          </table:table-cell>
          <table:table-cell office:value-type="float" office:value="1.920473E-015" calcext:value-type="float">
            <text:p>1.920473E-15</text:p>
          </table:table-cell>
          <table:table-cell office:value-type="float" office:value="1.968582E-015" calcext:value-type="float">
            <text:p>1.968582E-15</text:p>
          </table:table-cell>
          <table:table-cell office:value-type="float" office:value="1.971984E-015" calcext:value-type="float">
            <text:p>1.971984E-15</text:p>
          </table:table-cell>
          <table:table-cell office:value-type="float" office:value="9.495385E-016" calcext:value-type="float">
            <text:p>9.495385E-16</text:p>
          </table:table-cell>
          <table:table-cell office:value-type="float" office:value="9.386609E-016" calcext:value-type="float">
            <text:p>9.386609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2.92117" calcext:value-type="float">
            <text:p>-32.92117</text:p>
          </table:table-cell>
          <table:table-cell office:value-type="float" office:value="-0.01893991" calcext:value-type="float">
            <text:p>-0.01893991</text:p>
          </table:table-cell>
          <table:table-cell office:value-type="float" office:value="-0.01862295" calcext:value-type="float">
            <text:p>-0.01862295</text:p>
          </table:table-cell>
          <table:table-cell office:value-type="float" office:value="-0.01816746" calcext:value-type="float">
            <text:p>-0.01816746</text:p>
          </table:table-cell>
          <table:table-cell office:value-type="float" office:value="-0.01759902" calcext:value-type="float">
            <text:p>-0.01759902</text:p>
          </table:table-cell>
          <table:table-cell office:value-type="float" office:value="-0.01695633" calcext:value-type="float">
            <text:p>-0.01695633</text:p>
          </table:table-cell>
          <table:table-cell office:value-type="float" office:value="-0.01570179" calcext:value-type="float">
            <text:p>-0.01570179</text:p>
          </table:table-cell>
          <table:table-cell office:value-type="float" office:value="-0.0132349" calcext:value-type="float">
            <text:p>-0.0132349</text:p>
          </table:table-cell>
          <table:table-cell office:value-type="float" office:value="-0.007033108" calcext:value-type="float">
            <text:p>-0.007033108</text:p>
          </table:table-cell>
          <table:table-cell office:value-type="float" office:value="-0.003763613" calcext:value-type="float">
            <text:p>-0.003763613</text:p>
          </table:table-cell>
          <table:table-cell office:value-type="float" office:value="1238.461" calcext:value-type="float">
            <text:p>1238.461</text:p>
          </table:table-cell>
          <table:table-cell office:value-type="float" office:value="0" calcext:value-type="float">
            <text:p>0</text:p>
          </table:table-cell>
          <table:table-cell office:value-type="float" office:value="-11.02249" calcext:value-type="float">
            <text:p>-11.02249</text:p>
          </table:table-cell>
          <table:table-cell office:value-type="float" office:value="0.0004685443" calcext:value-type="float">
            <text:p>0.000468544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6" calcext:value-type="float">
            <text:p>-1.22850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082004" calcext:value-type="float">
            <text:p>3082004</text:p>
          </table:table-cell>
          <table:table-cell office:value-type="float" office:value="573.4174" calcext:value-type="float">
            <text:p>573.4174</text:p>
          </table:table-cell>
          <table:table-cell office:value-type="float" office:value="110.449" calcext:value-type="float">
            <text:p>110.449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5.664" calcext:value-type="float">
            <text:p>1255.664</text:p>
          </table:table-cell>
          <table:table-cell office:value-type="float" office:value="521.8362" calcext:value-type="float">
            <text:p>521.8362</text:p>
          </table:table-cell>
          <table:table-cell office:value-type="float" office:value="0" calcext:value-type="float">
            <text:p>0</text:p>
          </table:table-cell>
          <table:table-cell office:value-type="float" office:value="0.0900158" calcext:value-type="float">
            <text:p>0.0900158</text:p>
          </table:table-cell>
          <table:table-cell office:value-type="float" office:value="0.3001238" calcext:value-type="float">
            <text:p>0.3001238</text:p>
          </table:table-cell>
          <table:table-cell office:value-type="float" office:value="0.3008879" calcext:value-type="float">
            <text:p>0.3008879</text:p>
          </table:table-cell>
          <table:table-cell office:value-type="float" office:value="0.3021023" calcext:value-type="float">
            <text:p>0.3021023</text:p>
          </table:table-cell>
          <table:table-cell office:value-type="float" office:value="0.3032536" calcext:value-type="float">
            <text:p>0.3032536</text:p>
          </table:table-cell>
          <table:table-cell office:value-type="float" office:value="0.3047458" calcext:value-type="float">
            <text:p>0.3047458</text:p>
          </table:table-cell>
          <table:table-cell office:value-type="float" office:value="0.3523848" calcext:value-type="float">
            <text:p>0.3523848</text:p>
          </table:table-cell>
          <table:table-cell office:value-type="float" office:value="0.3627119" calcext:value-type="float">
            <text:p>0.3627119</text:p>
          </table:table-cell>
          <table:table-cell office:value-type="float" office:value="0.38771" calcext:value-type="float">
            <text:p>0.38771</text:p>
          </table:table-cell>
          <table:table-cell office:value-type="float" office:value="0.4139477" calcext:value-type="float">
            <text:p>0.4139477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8813E-015" calcext:value-type="float">
            <text:p>1.888813E-15</text:p>
          </table:table-cell>
          <table:table-cell office:value-type="float" office:value="1.920451E-015" calcext:value-type="float">
            <text:p>1.920451E-15</text:p>
          </table:table-cell>
          <table:table-cell office:value-type="float" office:value="1.968553E-015" calcext:value-type="float">
            <text:p>1.968553E-15</text:p>
          </table:table-cell>
          <table:table-cell office:value-type="float" office:value="1.971957E-015" calcext:value-type="float">
            <text:p>1.971957E-15</text:p>
          </table:table-cell>
          <table:table-cell office:value-type="float" office:value="9.495378E-016" calcext:value-type="float">
            <text:p>9.495378E-16</text:p>
          </table:table-cell>
          <table:table-cell office:value-type="float" office:value="9.386491E-016" calcext:value-type="float">
            <text:p>9.386491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2.85413" calcext:value-type="float">
            <text:p>-32.85413</text:p>
          </table:table-cell>
          <table:table-cell office:value-type="float" office:value="-0.01901271" calcext:value-type="float">
            <text:p>-0.01901271</text:p>
          </table:table-cell>
          <table:table-cell office:value-type="float" office:value="-0.0186859" calcext:value-type="float">
            <text:p>-0.0186859</text:p>
          </table:table-cell>
          <table:table-cell office:value-type="float" office:value="-0.01819138" calcext:value-type="float">
            <text:p>-0.01819138</text:p>
          </table:table-cell>
          <table:table-cell office:value-type="float" office:value="-0.01771928" calcext:value-type="float">
            <text:p>-0.01771928</text:p>
          </table:table-cell>
          <table:table-cell office:value-type="float" office:value="-0.01712201" calcext:value-type="float">
            <text:p>-0.01712201</text:p>
          </table:table-cell>
          <table:table-cell office:value-type="float" office:value="-0.01591372" calcext:value-type="float">
            <text:p>-0.01591372</text:p>
          </table:table-cell>
          <table:table-cell office:value-type="float" office:value="-0.01331461" calcext:value-type="float">
            <text:p>-0.01331461</text:p>
          </table:table-cell>
          <table:table-cell office:value-type="float" office:value="-0.007036804" calcext:value-type="float">
            <text:p>-0.007036804</text:p>
          </table:table-cell>
          <table:table-cell office:value-type="float" office:value="-0.003763618" calcext:value-type="float">
            <text:p>-0.003763618</text:p>
          </table:table-cell>
          <table:table-cell office:value-type="float" office:value="1242.197" calcext:value-type="float">
            <text:p>1242.197</text:p>
          </table:table-cell>
          <table:table-cell office:value-type="float" office:value="0" calcext:value-type="float">
            <text:p>0</text:p>
          </table:table-cell>
          <table:table-cell office:value-type="float" office:value="-10.70295" calcext:value-type="float">
            <text:p>-10.70295</text:p>
          </table:table-cell>
          <table:table-cell office:value-type="float" office:value="0.0004617102" calcext:value-type="float">
            <text:p>0.000461710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7" calcext:value-type="float">
            <text:p>-1.22850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082004" calcext:value-type="float">
            <text:p>4082004</text:p>
          </table:table-cell>
          <table:table-cell office:value-type="float" office:value="573.4174" calcext:value-type="float">
            <text:p>573.4174</text:p>
          </table:table-cell>
          <table:table-cell office:value-type="float" office:value="110.4406" calcext:value-type="float">
            <text:p>110.4406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5.608" calcext:value-type="float">
            <text:p>1255.608</text:p>
          </table:table-cell>
          <table:table-cell office:value-type="float" office:value="521.9007" calcext:value-type="float">
            <text:p>521.9007</text:p>
          </table:table-cell>
          <table:table-cell office:value-type="float" office:value="0" calcext:value-type="float">
            <text:p>0</text:p>
          </table:table-cell>
          <table:table-cell office:value-type="float" office:value="0.09062234" calcext:value-type="float">
            <text:p>0.09062234</text:p>
          </table:table-cell>
          <table:table-cell office:value-type="float" office:value="0.3001644" calcext:value-type="float">
            <text:p>0.3001644</text:p>
          </table:table-cell>
          <table:table-cell office:value-type="float" office:value="0.3009206" calcext:value-type="float">
            <text:p>0.3009206</text:p>
          </table:table-cell>
          <table:table-cell office:value-type="float" office:value="0.3021377" calcext:value-type="float">
            <text:p>0.3021377</text:p>
          </table:table-cell>
          <table:table-cell office:value-type="float" office:value="0.3033867" calcext:value-type="float">
            <text:p>0.3033867</text:p>
          </table:table-cell>
          <table:table-cell office:value-type="float" office:value="0.3046733" calcext:value-type="float">
            <text:p>0.3046733</text:p>
          </table:table-cell>
          <table:table-cell office:value-type="float" office:value="0.3520987" calcext:value-type="float">
            <text:p>0.3520987</text:p>
          </table:table-cell>
          <table:table-cell office:value-type="float" office:value="0.3625127" calcext:value-type="float">
            <text:p>0.3625127</text:p>
          </table:table-cell>
          <table:table-cell office:value-type="float" office:value="0.387681" calcext:value-type="float">
            <text:p>0.387681</text:p>
          </table:table-cell>
          <table:table-cell office:value-type="float" office:value="0.4139479" calcext:value-type="float">
            <text:p>0.4139479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9208E-015" calcext:value-type="float">
            <text:p>1.889208E-15</text:p>
          </table:table-cell>
          <table:table-cell office:value-type="float" office:value="1.920424E-015" calcext:value-type="float">
            <text:p>1.920424E-15</text:p>
          </table:table-cell>
          <table:table-cell office:value-type="float" office:value="1.968526E-015" calcext:value-type="float">
            <text:p>1.968526E-15</text:p>
          </table:table-cell>
          <table:table-cell office:value-type="float" office:value="1.971927E-015" calcext:value-type="float">
            <text:p>1.971927E-15</text:p>
          </table:table-cell>
          <table:table-cell office:value-type="float" office:value="9.495363E-016" calcext:value-type="float">
            <text:p>9.495363E-16</text:p>
          </table:table-cell>
          <table:table-cell office:value-type="float" office:value="9.386374E-016" calcext:value-type="float">
            <text:p>9.386374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1.30004" calcext:value-type="float">
            <text:p>-31.30004</text:p>
          </table:table-cell>
          <table:table-cell office:value-type="float" office:value="-0.01899468" calcext:value-type="float">
            <text:p>-0.01899468</text:p>
          </table:table-cell>
          <table:table-cell office:value-type="float" office:value="-0.01867207" calcext:value-type="float">
            <text:p>-0.01867207</text:p>
          </table:table-cell>
          <table:table-cell office:value-type="float" office:value="-0.01817732" calcext:value-type="float">
            <text:p>-0.01817732</text:p>
          </table:table-cell>
          <table:table-cell office:value-type="float" office:value="-0.01766652" calcext:value-type="float">
            <text:p>-0.01766652</text:p>
          </table:table-cell>
          <table:table-cell office:value-type="float" office:value="-0.01715121" calcext:value-type="float">
            <text:p>-0.01715121</text:p>
          </table:table-cell>
          <table:table-cell office:value-type="float" office:value="-0.01603976" calcext:value-type="float">
            <text:p>-0.01603976</text:p>
          </table:table-cell>
          <table:table-cell office:value-type="float" office:value="-0.01338514" calcext:value-type="float">
            <text:p>-0.01338514</text:p>
          </table:table-cell>
          <table:table-cell office:value-type="float" office:value="-0.007041846" calcext:value-type="float">
            <text:p>-0.007041846</text:p>
          </table:table-cell>
          <table:table-cell office:value-type="float" office:value="-0.003763639" calcext:value-type="float">
            <text:p>-0.003763639</text:p>
          </table:table-cell>
          <table:table-cell office:value-type="float" office:value="1245.841" calcext:value-type="float">
            <text:p>1245.841</text:p>
          </table:table-cell>
          <table:table-cell office:value-type="float" office:value="0" calcext:value-type="float">
            <text:p>0</text:p>
          </table:table-cell>
          <table:table-cell office:value-type="float" office:value="-9.331026" calcext:value-type="float">
            <text:p>-9.331026</text:p>
          </table:table-cell>
          <table:table-cell office:value-type="float" office:value="0.0004575833" calcext:value-type="float">
            <text:p>0.000457583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8" calcext:value-type="float">
            <text:p>-1.22850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082004" calcext:value-type="float">
            <text:p>5082004</text:p>
          </table:table-cell>
          <table:table-cell office:value-type="float" office:value="573.717" calcext:value-type="float">
            <text:p>573.717</text:p>
          </table:table-cell>
          <table:table-cell office:value-type="float" office:value="110.5186" calcext:value-type="float">
            <text:p>110.5186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5.776" calcext:value-type="float">
            <text:p>1255.776</text:p>
          </table:table-cell>
          <table:table-cell office:value-type="float" office:value="521.9529" calcext:value-type="float">
            <text:p>521.9529</text:p>
          </table:table-cell>
          <table:table-cell office:value-type="float" office:value="0" calcext:value-type="float">
            <text:p>0</text:p>
          </table:table-cell>
          <table:table-cell office:value-type="float" office:value="0.1104821" calcext:value-type="float">
            <text:p>0.1104821</text:p>
          </table:table-cell>
          <table:table-cell office:value-type="float" office:value="0.2999496" calcext:value-type="float">
            <text:p>0.2999496</text:p>
          </table:table-cell>
          <table:table-cell office:value-type="float" office:value="0.3008554" calcext:value-type="float">
            <text:p>0.3008554</text:p>
          </table:table-cell>
          <table:table-cell office:value-type="float" office:value="0.3021387" calcext:value-type="float">
            <text:p>0.3021387</text:p>
          </table:table-cell>
          <table:table-cell office:value-type="float" office:value="0.3033803" calcext:value-type="float">
            <text:p>0.3033803</text:p>
          </table:table-cell>
          <table:table-cell office:value-type="float" office:value="0.3046244" calcext:value-type="float">
            <text:p>0.3046244</text:p>
          </table:table-cell>
          <table:table-cell office:value-type="float" office:value="0.3518818" calcext:value-type="float">
            <text:p>0.3518818</text:p>
          </table:table-cell>
          <table:table-cell office:value-type="float" office:value="0.3622551" calcext:value-type="float">
            <text:p>0.3622551</text:p>
          </table:table-cell>
          <table:table-cell office:value-type="float" office:value="0.3877319" calcext:value-type="float">
            <text:p>0.3877319</text:p>
          </table:table-cell>
          <table:table-cell office:value-type="float" office:value="0.4139475" calcext:value-type="float">
            <text:p>0.4139475</text:p>
          </table:table-cell>
          <table:table-cell office:value-type="float" office:value="0.5107113" calcext:value-type="float">
            <text:p>0.510711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9562E-015" calcext:value-type="float">
            <text:p>1.889562E-15</text:p>
          </table:table-cell>
          <table:table-cell office:value-type="float" office:value="1.920406E-015" calcext:value-type="float">
            <text:p>1.920406E-15</text:p>
          </table:table-cell>
          <table:table-cell office:value-type="float" office:value="1.9685E-015" calcext:value-type="float">
            <text:p>1.9685E-15</text:p>
          </table:table-cell>
          <table:table-cell office:value-type="float" office:value="1.971902E-015" calcext:value-type="float">
            <text:p>1.971902E-15</text:p>
          </table:table-cell>
          <table:table-cell office:value-type="float" office:value="9.495326E-016" calcext:value-type="float">
            <text:p>9.495326E-16</text:p>
          </table:table-cell>
          <table:table-cell office:value-type="float" office:value="9.386292E-016" calcext:value-type="float">
            <text:p>9.386292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.179816" calcext:value-type="float">
            <text:p>-9.179816</text:p>
          </table:table-cell>
          <table:table-cell office:value-type="float" office:value="-0.0190875" calcext:value-type="float">
            <text:p>-0.0190875</text:p>
          </table:table-cell>
          <table:table-cell office:value-type="float" office:value="-0.01869886" calcext:value-type="float">
            <text:p>-0.01869886</text:p>
          </table:table-cell>
          <table:table-cell office:value-type="float" office:value="-0.01817651" calcext:value-type="float">
            <text:p>-0.01817651</text:p>
          </table:table-cell>
          <table:table-cell office:value-type="float" office:value="-0.01766882" calcext:value-type="float">
            <text:p>-0.01766882</text:p>
          </table:table-cell>
          <table:table-cell office:value-type="float" office:value="-0.01717023" calcext:value-type="float">
            <text:p>-0.01717023</text:p>
          </table:table-cell>
          <table:table-cell office:value-type="float" office:value="-0.01613526" calcext:value-type="float">
            <text:p>-0.01613526</text:p>
          </table:table-cell>
          <table:table-cell office:value-type="float" office:value="-0.01347653" calcext:value-type="float">
            <text:p>-0.01347653</text:p>
          </table:table-cell>
          <table:table-cell office:value-type="float" office:value="-0.007033178" calcext:value-type="float">
            <text:p>-0.007033178</text:p>
          </table:table-cell>
          <table:table-cell office:value-type="float" office:value="-0.003763636" calcext:value-type="float">
            <text:p>-0.003763636</text:p>
          </table:table-cell>
          <table:table-cell office:value-type="float" office:value="1249.474" calcext:value-type="float">
            <text:p>1249.474</text:p>
          </table:table-cell>
          <table:table-cell office:value-type="float" office:value="0" calcext:value-type="float">
            <text:p>0</text:p>
          </table:table-cell>
          <table:table-cell office:value-type="float" office:value="-0.8996083" calcext:value-type="float">
            <text:p>-0.8996083</text:p>
          </table:table-cell>
          <table:table-cell office:value-type="float" office:value="0.0004536118" calcext:value-type="float">
            <text:p>0.000453611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8" calcext:value-type="float">
            <text:p>-1.22850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082004" calcext:value-type="float">
            <text:p>6082004</text:p>
          </table:table-cell>
          <table:table-cell office:value-type="float" office:value="575.8168" calcext:value-type="float">
            <text:p>575.8168</text:p>
          </table:table-cell>
          <table:table-cell office:value-type="float" office:value="111.6414" calcext:value-type="float">
            <text:p>111.6414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6.702" calcext:value-type="float">
            <text:p>1256.702</text:p>
          </table:table-cell>
          <table:table-cell office:value-type="float" office:value="522.0021" calcext:value-type="float">
            <text:p>522.0021</text:p>
          </table:table-cell>
          <table:table-cell office:value-type="float" office:value="0" calcext:value-type="float">
            <text:p>0</text:p>
          </table:table-cell>
          <table:table-cell office:value-type="float" office:value="0.256033" calcext:value-type="float">
            <text:p>0.256033</text:p>
          </table:table-cell>
          <table:table-cell office:value-type="float" office:value="0.2891095" calcext:value-type="float">
            <text:p>0.2891095</text:p>
          </table:table-cell>
          <table:table-cell office:value-type="float" office:value="0.2953537" calcext:value-type="float">
            <text:p>0.2953537</text:p>
          </table:table-cell>
          <table:table-cell office:value-type="float" office:value="0.30028" calcext:value-type="float">
            <text:p>0.30028</text:p>
          </table:table-cell>
          <table:table-cell office:value-type="float" office:value="0.302823" calcext:value-type="float">
            <text:p>0.302823</text:p>
          </table:table-cell>
          <table:table-cell office:value-type="float" office:value="0.3044607" calcext:value-type="float">
            <text:p>0.3044607</text:p>
          </table:table-cell>
          <table:table-cell office:value-type="float" office:value="0.3518139" calcext:value-type="float">
            <text:p>0.3518139</text:p>
          </table:table-cell>
          <table:table-cell office:value-type="float" office:value="0.3620254" calcext:value-type="float">
            <text:p>0.3620254</text:p>
          </table:table-cell>
          <table:table-cell office:value-type="float" office:value="0.387792" calcext:value-type="float">
            <text:p>0.387792</text:p>
          </table:table-cell>
          <table:table-cell office:value-type="float" office:value="0.4139476" calcext:value-type="float">
            <text:p>0.4139476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9869E-015" calcext:value-type="float">
            <text:p>1.889869E-15</text:p>
          </table:table-cell>
          <table:table-cell office:value-type="float" office:value="1.920391E-015" calcext:value-type="float">
            <text:p>1.920391E-15</text:p>
          </table:table-cell>
          <table:table-cell office:value-type="float" office:value="1.968487E-015" calcext:value-type="float">
            <text:p>1.968487E-15</text:p>
          </table:table-cell>
          <table:table-cell office:value-type="float" office:value="1.971875E-015" calcext:value-type="float">
            <text:p>1.971875E-15</text:p>
          </table:table-cell>
          <table:table-cell office:value-type="float" office:value="9.495207E-016" calcext:value-type="float">
            <text:p>9.495207E-16</text:p>
          </table:table-cell>
          <table:table-cell office:value-type="float" office:value="9.386292E-016" calcext:value-type="float">
            <text:p>9.386292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5466991" calcext:value-type="float">
            <text:p>-0.05466991</text:p>
          </table:table-cell>
          <table:table-cell office:value-type="float" office:value="-0.02457865" calcext:value-type="float">
            <text:p>-0.02457865</text:p>
          </table:table-cell>
          <table:table-cell office:value-type="float" office:value="-0.02121603" calcext:value-type="float">
            <text:p>-0.02121603</text:p>
          </table:table-cell>
          <table:table-cell office:value-type="float" office:value="-0.01895254" calcext:value-type="float">
            <text:p>-0.01895254</text:p>
          </table:table-cell>
          <table:table-cell office:value-type="float" office:value="-0.01788834" calcext:value-type="float">
            <text:p>-0.01788834</text:p>
          </table:table-cell>
          <table:table-cell office:value-type="float" office:value="-0.01723224" calcext:value-type="float">
            <text:p>-0.01723224</text:p>
          </table:table-cell>
          <table:table-cell office:value-type="float" office:value="-0.01616525" calcext:value-type="float">
            <text:p>-0.01616525</text:p>
          </table:table-cell>
          <table:table-cell office:value-type="float" office:value="-0.0135591" calcext:value-type="float">
            <text:p>-0.0135591</text:p>
          </table:table-cell>
          <table:table-cell office:value-type="float" office:value="-0.007022692" calcext:value-type="float">
            <text:p>-0.007022692</text:p>
          </table:table-cell>
          <table:table-cell office:value-type="float" office:value="-0.003763604" calcext:value-type="float">
            <text:p>-0.003763604</text:p>
          </table:table-cell>
          <table:table-cell office:value-type="float" office:value="1253.114" calcext:value-type="float">
            <text:p>1253.114</text:p>
          </table:table-cell>
          <table:table-cell office:value-type="float" office:value="0" calcext:value-type="float">
            <text:p>0</text:p>
          </table:table-cell>
          <table:table-cell office:value-type="float" office:value="-0.0666462" calcext:value-type="float">
            <text:p>-0.0666462</text:p>
          </table:table-cell>
          <table:table-cell office:value-type="float" office:value="0.0004357847" calcext:value-type="float">
            <text:p>0.000435784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6" calcext:value-type="float">
            <text:p>-1.22850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082004" calcext:value-type="float">
            <text:p>7082004</text:p>
          </table:table-cell>
          <table:table-cell office:value-type="float" office:value="575.8168" calcext:value-type="float">
            <text:p>575.8168</text:p>
          </table:table-cell>
          <table:table-cell office:value-type="float" office:value="113.5653" calcext:value-type="float">
            <text:p>113.5653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4.759" calcext:value-type="float">
            <text:p>1254.759</text:p>
          </table:table-cell>
          <table:table-cell office:value-type="float" office:value="522.0218" calcext:value-type="float">
            <text:p>522.0218</text:p>
          </table:table-cell>
          <table:table-cell office:value-type="float" office:value="0" calcext:value-type="float">
            <text:p>0</text:p>
          </table:table-cell>
          <table:table-cell office:value-type="float" office:value="0.1166361" calcext:value-type="float">
            <text:p>0.1166361</text:p>
          </table:table-cell>
          <table:table-cell office:value-type="float" office:value="0.2908785" calcext:value-type="float">
            <text:p>0.2908785</text:p>
          </table:table-cell>
          <table:table-cell office:value-type="float" office:value="0.2925386" calcext:value-type="float">
            <text:p>0.2925386</text:p>
          </table:table-cell>
          <table:table-cell office:value-type="float" office:value="0.2972926" calcext:value-type="float">
            <text:p>0.2972926</text:p>
          </table:table-cell>
          <table:table-cell office:value-type="float" office:value="0.3009449" calcext:value-type="float">
            <text:p>0.3009449</text:p>
          </table:table-cell>
          <table:table-cell office:value-type="float" office:value="0.303526" calcext:value-type="float">
            <text:p>0.303526</text:p>
          </table:table-cell>
          <table:table-cell office:value-type="float" office:value="0.351506" calcext:value-type="float">
            <text:p>0.351506</text:p>
          </table:table-cell>
          <table:table-cell office:value-type="float" office:value="0.3618405" calcext:value-type="float">
            <text:p>0.3618405</text:p>
          </table:table-cell>
          <table:table-cell office:value-type="float" office:value="0.387829" calcext:value-type="float">
            <text:p>0.387829</text:p>
          </table:table-cell>
          <table:table-cell office:value-type="float" office:value="0.4139479" calcext:value-type="float">
            <text:p>0.4139479</text:p>
          </table:table-cell>
          <table:table-cell office:value-type="float" office:value="0.510709" calcext:value-type="float">
            <text:p>0.51070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0174E-015" calcext:value-type="float">
            <text:p>1.890174E-15</text:p>
          </table:table-cell>
          <table:table-cell office:value-type="float" office:value="1.920375E-015" calcext:value-type="float">
            <text:p>1.920375E-15</text:p>
          </table:table-cell>
          <table:table-cell office:value-type="float" office:value="1.968472E-015" calcext:value-type="float">
            <text:p>1.968472E-15</text:p>
          </table:table-cell>
          <table:table-cell office:value-type="float" office:value="1.97185E-015" calcext:value-type="float">
            <text:p>1.97185E-15</text:p>
          </table:table-cell>
          <table:table-cell office:value-type="float" office:value="9.495079E-016" calcext:value-type="float">
            <text:p>9.495079E-16</text:p>
          </table:table-cell>
          <table:table-cell office:value-type="float" office:value="9.386292E-016" calcext:value-type="float">
            <text:p>9.386292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91575" calcext:value-type="float">
            <text:p>-6.591575</text:p>
          </table:table-cell>
          <table:table-cell office:value-type="float" office:value="-0.0236476" calcext:value-type="float">
            <text:p>-0.0236476</text:p>
          </table:table-cell>
          <table:table-cell office:value-type="float" office:value="-0.02272935" calcext:value-type="float">
            <text:p>-0.02272935</text:p>
          </table:table-cell>
          <table:table-cell office:value-type="float" office:value="-0.02032455" calcext:value-type="float">
            <text:p>-0.02032455</text:p>
          </table:table-cell>
          <table:table-cell office:value-type="float" office:value="-0.01867531" calcext:value-type="float">
            <text:p>-0.01867531</text:p>
          </table:table-cell>
          <table:table-cell office:value-type="float" office:value="-0.01760081" calcext:value-type="float">
            <text:p>-0.01760081</text:p>
          </table:table-cell>
          <table:table-cell office:value-type="float" office:value="-0.01630135" calcext:value-type="float">
            <text:p>-0.01630135</text:p>
          </table:table-cell>
          <table:table-cell office:value-type="float" office:value="-0.01362587" calcext:value-type="float">
            <text:p>-0.01362587</text:p>
          </table:table-cell>
          <table:table-cell office:value-type="float" office:value="-0.007016239" calcext:value-type="float">
            <text:p>-0.007016239</text:p>
          </table:table-cell>
          <table:table-cell office:value-type="float" office:value="-0.003763607" calcext:value-type="float">
            <text:p>-0.003763607</text:p>
          </table:table-cell>
          <table:table-cell office:value-type="float" office:value="1256.717" calcext:value-type="float">
            <text:p>1256.717</text:p>
          </table:table-cell>
          <table:table-cell office:value-type="float" office:value="0" calcext:value-type="float">
            <text:p>0</text:p>
          </table:table-cell>
          <table:table-cell office:value-type="float" office:value="-3.811127" calcext:value-type="float">
            <text:p>-3.811127</text:p>
          </table:table-cell>
          <table:table-cell office:value-type="float" office:value="0.000415643" calcext:value-type="float">
            <text:p>0.00041564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6" calcext:value-type="float">
            <text:p>-1.22850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082004" calcext:value-type="float">
            <text:p>8082004</text:p>
          </table:table-cell>
          <table:table-cell office:value-type="float" office:value="577.305" calcext:value-type="float">
            <text:p>577.305</text:p>
          </table:table-cell>
          <table:table-cell office:value-type="float" office:value="113.8903" calcext:value-type="float">
            <text:p>113.8903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5.929" calcext:value-type="float">
            <text:p>1255.929</text:p>
          </table:table-cell>
          <table:table-cell office:value-type="float" office:value="522.0244" calcext:value-type="float">
            <text:p>522.0244</text:p>
          </table:table-cell>
          <table:table-cell office:value-type="float" office:value="0" calcext:value-type="float">
            <text:p>0</text:p>
          </table:table-cell>
          <table:table-cell office:value-type="float" office:value="0.2162544" calcext:value-type="float">
            <text:p>0.2162544</text:p>
          </table:table-cell>
          <table:table-cell office:value-type="float" office:value="0.2936778" calcext:value-type="float">
            <text:p>0.2936778</text:p>
          </table:table-cell>
          <table:table-cell office:value-type="float" office:value="0.2947759" calcext:value-type="float">
            <text:p>0.2947759</text:p>
          </table:table-cell>
          <table:table-cell office:value-type="float" office:value="0.297291" calcext:value-type="float">
            <text:p>0.297291</text:p>
          </table:table-cell>
          <table:table-cell office:value-type="float" office:value="0.3000509" calcext:value-type="float">
            <text:p>0.3000509</text:p>
          </table:table-cell>
          <table:table-cell office:value-type="float" office:value="0.3025497" calcext:value-type="float">
            <text:p>0.3025497</text:p>
          </table:table-cell>
          <table:table-cell office:value-type="float" office:value="0.3511507" calcext:value-type="float">
            <text:p>0.3511507</text:p>
          </table:table-cell>
          <table:table-cell office:value-type="float" office:value="0.3616753" calcext:value-type="float">
            <text:p>0.3616753</text:p>
          </table:table-cell>
          <table:table-cell office:value-type="float" office:value="0.3878494" calcext:value-type="float">
            <text:p>0.3878494</text:p>
          </table:table-cell>
          <table:table-cell office:value-type="float" office:value="0.4139479" calcext:value-type="float">
            <text:p>0.4139479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0538E-015" calcext:value-type="float">
            <text:p>1.890538E-15</text:p>
          </table:table-cell>
          <table:table-cell office:value-type="float" office:value="1.920351E-015" calcext:value-type="float">
            <text:p>1.920351E-15</text:p>
          </table:table-cell>
          <table:table-cell office:value-type="float" office:value="1.968447E-015" calcext:value-type="float">
            <text:p>1.968447E-15</text:p>
          </table:table-cell>
          <table:table-cell office:value-type="float" office:value="1.971822E-015" calcext:value-type="float">
            <text:p>1.971822E-15</text:p>
          </table:table-cell>
          <table:table-cell office:value-type="float" office:value="9.494992E-016" calcext:value-type="float">
            <text:p>9.494992E-16</text:p>
          </table:table-cell>
          <table:table-cell office:value-type="float" office:value="9.386258E-016" calcext:value-type="float">
            <text:p>9.386258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3912832" calcext:value-type="float">
            <text:p>-0.3912832</text:p>
          </table:table-cell>
          <table:table-cell office:value-type="float" office:value="-0.02204288" calcext:value-type="float">
            <text:p>-0.02204288</text:p>
          </table:table-cell>
          <table:table-cell office:value-type="float" office:value="-0.02155143" calcext:value-type="float">
            <text:p>-0.02155143</text:p>
          </table:table-cell>
          <table:table-cell office:value-type="float" office:value="-0.0203326" calcext:value-type="float">
            <text:p>-0.0203326</text:p>
          </table:table-cell>
          <table:table-cell office:value-type="float" office:value="-0.01907002" calcext:value-type="float">
            <text:p>-0.01907002</text:p>
          </table:table-cell>
          <table:table-cell office:value-type="float" office:value="-0.01800003" calcext:value-type="float">
            <text:p>-0.01800003</text:p>
          </table:table-cell>
          <table:table-cell office:value-type="float" office:value="-0.0164747" calcext:value-type="float">
            <text:p>-0.0164747</text:p>
          </table:table-cell>
          <table:table-cell office:value-type="float" office:value="-0.01368586" calcext:value-type="float">
            <text:p>-0.01368586</text:p>
          </table:table-cell>
          <table:table-cell office:value-type="float" office:value="-0.007012674" calcext:value-type="float">
            <text:p>-0.007012674</text:p>
          </table:table-cell>
          <table:table-cell office:value-type="float" office:value="-0.003763614" calcext:value-type="float">
            <text:p>-0.003763614</text:p>
          </table:table-cell>
          <table:table-cell office:value-type="float" office:value="1260.288" calcext:value-type="float">
            <text:p>1260.288</text:p>
          </table:table-cell>
          <table:table-cell office:value-type="float" office:value="0" calcext:value-type="float">
            <text:p>0</text:p>
          </table:table-cell>
          <table:table-cell office:value-type="float" office:value="-0.02753556" calcext:value-type="float">
            <text:p>-0.02753556</text:p>
          </table:table-cell>
          <table:table-cell office:value-type="float" office:value="0.0004037214" calcext:value-type="float">
            <text:p>0.000403721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7" calcext:value-type="float">
            <text:p>-1.22850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082004" calcext:value-type="float">
            <text:p>9082004</text:p>
          </table:table-cell>
          <table:table-cell office:value-type="float" office:value="578.0813" calcext:value-type="float">
            <text:p>578.0813</text:p>
          </table:table-cell>
          <table:table-cell office:value-type="float" office:value="115.4988" calcext:value-type="float">
            <text:p>115.4988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5.112" calcext:value-type="float">
            <text:p>1255.112</text:p>
          </table:table-cell>
          <table:table-cell office:value-type="float" office:value="522.0129" calcext:value-type="float">
            <text:p>522.0129</text:p>
          </table:table-cell>
          <table:table-cell office:value-type="float" office:value="0" calcext:value-type="float">
            <text:p>0</text:p>
          </table:table-cell>
          <table:table-cell office:value-type="float" office:value="0.1969253" calcext:value-type="float">
            <text:p>0.1969253</text:p>
          </table:table-cell>
          <table:table-cell office:value-type="float" office:value="0.2880975" calcext:value-type="float">
            <text:p>0.2880975</text:p>
          </table:table-cell>
          <table:table-cell office:value-type="float" office:value="0.2908316" calcext:value-type="float">
            <text:p>0.2908316</text:p>
          </table:table-cell>
          <table:table-cell office:value-type="float" office:value="0.2956679" calcext:value-type="float">
            <text:p>0.2956679</text:p>
          </table:table-cell>
          <table:table-cell office:value-type="float" office:value="0.2992775" calcext:value-type="float">
            <text:p>0.2992775</text:p>
          </table:table-cell>
          <table:table-cell office:value-type="float" office:value="0.3019959" calcext:value-type="float">
            <text:p>0.3019959</text:p>
          </table:table-cell>
          <table:table-cell office:value-type="float" office:value="0.350668" calcext:value-type="float">
            <text:p>0.350668</text:p>
          </table:table-cell>
          <table:table-cell office:value-type="float" office:value="0.3615228" calcext:value-type="float">
            <text:p>0.3615228</text:p>
          </table:table-cell>
          <table:table-cell office:value-type="float" office:value="0.3878578" calcext:value-type="float">
            <text:p>0.3878578</text:p>
          </table:table-cell>
          <table:table-cell office:value-type="float" office:value="0.4139479" calcext:value-type="float">
            <text:p>0.4139479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0889E-015" calcext:value-type="float">
            <text:p>1.890889E-15</text:p>
          </table:table-cell>
          <table:table-cell office:value-type="float" office:value="1.920331E-015" calcext:value-type="float">
            <text:p>1.920331E-15</text:p>
          </table:table-cell>
          <table:table-cell office:value-type="float" office:value="1.968423E-015" calcext:value-type="float">
            <text:p>1.968423E-15</text:p>
          </table:table-cell>
          <table:table-cell office:value-type="float" office:value="1.971798E-015" calcext:value-type="float">
            <text:p>1.971798E-15</text:p>
          </table:table-cell>
          <table:table-cell office:value-type="float" office:value="9.494893E-016" calcext:value-type="float">
            <text:p>9.494893E-16</text:p>
          </table:table-cell>
          <table:table-cell office:value-type="float" office:value="9.386223E-016" calcext:value-type="float">
            <text:p>9.386223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665811" calcext:value-type="float">
            <text:p>-0.2665811</text:p>
          </table:table-cell>
          <table:table-cell office:value-type="float" office:value="-0.02527748" calcext:value-type="float">
            <text:p>-0.02527748</text:p>
          </table:table-cell>
          <table:table-cell office:value-type="float" office:value="-0.02366049" calcext:value-type="float">
            <text:p>-0.02366049</text:p>
          </table:table-cell>
          <table:table-cell office:value-type="float" office:value="-0.02110679" calcext:value-type="float">
            <text:p>-0.02110679</text:p>
          </table:table-cell>
          <table:table-cell office:value-type="float" office:value="-0.01940929" calcext:value-type="float">
            <text:p>-0.01940929</text:p>
          </table:table-cell>
          <table:table-cell office:value-type="float" office:value="-0.01822971" calcext:value-type="float">
            <text:p>-0.01822971</text:p>
          </table:table-cell>
          <table:table-cell office:value-type="float" office:value="-0.01668056" calcext:value-type="float">
            <text:p>-0.01668056</text:p>
          </table:table-cell>
          <table:table-cell office:value-type="float" office:value="-0.01374141" calcext:value-type="float">
            <text:p>-0.01374141</text:p>
          </table:table-cell>
          <table:table-cell office:value-type="float" office:value="-0.007011202" calcext:value-type="float">
            <text:p>-0.007011202</text:p>
          </table:table-cell>
          <table:table-cell office:value-type="float" office:value="-0.003763614" calcext:value-type="float">
            <text:p>-0.003763614</text:p>
          </table:table-cell>
          <table:table-cell office:value-type="float" office:value="1263.854" calcext:value-type="float">
            <text:p>1263.854</text:p>
          </table:table-cell>
          <table:table-cell office:value-type="float" office:value="0" calcext:value-type="float">
            <text:p>0</text:p>
          </table:table-cell>
          <table:table-cell office:value-type="float" office:value="-0.4170621" calcext:value-type="float">
            <text:p>-0.4170621</text:p>
          </table:table-cell>
          <table:table-cell office:value-type="float" office:value="0.0003756038" calcext:value-type="float">
            <text:p>0.000375603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6" calcext:value-type="float">
            <text:p>-1.22850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082004" calcext:value-type="float">
            <text:p>10082004</text:p>
          </table:table-cell>
          <table:table-cell office:value-type="float" office:value="578.6812" calcext:value-type="float">
            <text:p>578.6812</text:p>
          </table:table-cell>
          <table:table-cell office:value-type="float" office:value="117.4844" calcext:value-type="float">
            <text:p>117.4844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3.751" calcext:value-type="float">
            <text:p>1253.751</text:p>
          </table:table-cell>
          <table:table-cell office:value-type="float" office:value="521.9967" calcext:value-type="float">
            <text:p>521.9967</text:p>
          </table:table-cell>
          <table:table-cell office:value-type="float" office:value="0" calcext:value-type="float">
            <text:p>0</text:p>
          </table:table-cell>
          <table:table-cell office:value-type="float" office:value="0.08916121" calcext:value-type="float">
            <text:p>0.08916121</text:p>
          </table:table-cell>
          <table:table-cell office:value-type="float" office:value="0.2894854" calcext:value-type="float">
            <text:p>0.2894854</text:p>
          </table:table-cell>
          <table:table-cell office:value-type="float" office:value="0.2904822" calcext:value-type="float">
            <text:p>0.2904822</text:p>
          </table:table-cell>
          <table:table-cell office:value-type="float" office:value="0.2942448" calcext:value-type="float">
            <text:p>0.2942448</text:p>
          </table:table-cell>
          <table:table-cell office:value-type="float" office:value="0.2981083" calcext:value-type="float">
            <text:p>0.2981083</text:p>
          </table:table-cell>
          <table:table-cell office:value-type="float" office:value="0.3011054" calcext:value-type="float">
            <text:p>0.3011054</text:p>
          </table:table-cell>
          <table:table-cell office:value-type="float" office:value="0.3502321" calcext:value-type="float">
            <text:p>0.3502321</text:p>
          </table:table-cell>
          <table:table-cell office:value-type="float" office:value="0.3613758" calcext:value-type="float">
            <text:p>0.3613758</text:p>
          </table:table-cell>
          <table:table-cell office:value-type="float" office:value="0.3878568" calcext:value-type="float">
            <text:p>0.3878568</text:p>
          </table:table-cell>
          <table:table-cell office:value-type="float" office:value="0.4139479" calcext:value-type="float">
            <text:p>0.4139479</text:p>
          </table:table-cell>
          <table:table-cell office:value-type="float" office:value="0.5107094" calcext:value-type="float">
            <text:p>0.5107094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1228E-015" calcext:value-type="float">
            <text:p>1.891228E-15</text:p>
          </table:table-cell>
          <table:table-cell office:value-type="float" office:value="1.920312E-015" calcext:value-type="float">
            <text:p>1.920312E-15</text:p>
          </table:table-cell>
          <table:table-cell office:value-type="float" office:value="1.968404E-015" calcext:value-type="float">
            <text:p>1.968404E-15</text:p>
          </table:table-cell>
          <table:table-cell office:value-type="float" office:value="1.971769E-015" calcext:value-type="float">
            <text:p>1.971769E-15</text:p>
          </table:table-cell>
          <table:table-cell office:value-type="float" office:value="9.49478E-016" calcext:value-type="float">
            <text:p>9.49478E-16</text:p>
          </table:table-cell>
          <table:table-cell office:value-type="float" office:value="9.386223E-016" calcext:value-type="float">
            <text:p>9.386223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4.86106" calcext:value-type="float">
            <text:p>-34.86106</text:p>
          </table:table-cell>
          <table:table-cell office:value-type="float" office:value="-0.02444648" calcext:value-type="float">
            <text:p>-0.02444648</text:p>
          </table:table-cell>
          <table:table-cell office:value-type="float" office:value="-0.02386791" calcext:value-type="float">
            <text:p>-0.02386791</text:p>
          </table:table-cell>
          <table:table-cell office:value-type="float" office:value="-0.02183359" calcext:value-type="float">
            <text:p>-0.02183359</text:p>
          </table:table-cell>
          <table:table-cell office:value-type="float" office:value="-0.01994498" calcext:value-type="float">
            <text:p>-0.01994498</text:p>
          </table:table-cell>
          <table:table-cell office:value-type="float" office:value="-0.01860539" calcext:value-type="float">
            <text:p>-0.01860539</text:p>
          </table:table-cell>
          <table:table-cell office:value-type="float" office:value="-0.01688139" calcext:value-type="float">
            <text:p>-0.01688139</text:p>
          </table:table-cell>
          <table:table-cell office:value-type="float" office:value="-0.01379519" calcext:value-type="float">
            <text:p>-0.01379519</text:p>
          </table:table-cell>
          <table:table-cell office:value-type="float" office:value="-0.00701136" calcext:value-type="float">
            <text:p>-0.00701136</text:p>
          </table:table-cell>
          <table:table-cell office:value-type="float" office:value="-0.003763614" calcext:value-type="float">
            <text:p>-0.003763614</text:p>
          </table:table-cell>
          <table:table-cell office:value-type="float" office:value="1267.402" calcext:value-type="float">
            <text:p>1267.402</text:p>
          </table:table-cell>
          <table:table-cell office:value-type="float" office:value="0" calcext:value-type="float">
            <text:p>0</text:p>
          </table:table-cell>
          <table:table-cell office:value-type="float" office:value="-10.95012" calcext:value-type="float">
            <text:p>-10.95012</text:p>
          </table:table-cell>
          <table:table-cell office:value-type="float" office:value="0.0003569201" calcext:value-type="float">
            <text:p>0.000356920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6" calcext:value-type="float">
            <text:p>-1.22850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082004" calcext:value-type="float">
            <text:p>11082004</text:p>
          </table:table-cell>
          <table:table-cell office:value-type="float" office:value="578.6812" calcext:value-type="float">
            <text:p>578.6812</text:p>
          </table:table-cell>
          <table:table-cell office:value-type="float" office:value="117.5007" calcext:value-type="float">
            <text:p>117.5007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3.777" calcext:value-type="float">
            <text:p>1253.777</text:p>
          </table:table-cell>
          <table:table-cell office:value-type="float" office:value="521.9589" calcext:value-type="float">
            <text:p>521.9589</text:p>
          </table:table-cell>
          <table:table-cell office:value-type="float" office:value="0" calcext:value-type="float">
            <text:p>0</text:p>
          </table:table-cell>
          <table:table-cell office:value-type="float" office:value="0.08715101" calcext:value-type="float">
            <text:p>0.08715101</text:p>
          </table:table-cell>
          <table:table-cell office:value-type="float" office:value="0.2917097" calcext:value-type="float">
            <text:p>0.2917097</text:p>
          </table:table-cell>
          <table:table-cell office:value-type="float" office:value="0.2925186" calcext:value-type="float">
            <text:p>0.2925186</text:p>
          </table:table-cell>
          <table:table-cell office:value-type="float" office:value="0.2948758" calcext:value-type="float">
            <text:p>0.2948758</text:p>
          </table:table-cell>
          <table:table-cell office:value-type="float" office:value="0.2976864" calcext:value-type="float">
            <text:p>0.2976864</text:p>
          </table:table-cell>
          <table:table-cell office:value-type="float" office:value="0.3004422" calcext:value-type="float">
            <text:p>0.3004422</text:p>
          </table:table-cell>
          <table:table-cell office:value-type="float" office:value="0.3497784" calcext:value-type="float">
            <text:p>0.3497784</text:p>
          </table:table-cell>
          <table:table-cell office:value-type="float" office:value="0.3612309" calcext:value-type="float">
            <text:p>0.3612309</text:p>
          </table:table-cell>
          <table:table-cell office:value-type="float" office:value="0.387849" calcext:value-type="float">
            <text:p>0.387849</text:p>
          </table:table-cell>
          <table:table-cell office:value-type="float" office:value="0.4139479" calcext:value-type="float">
            <text:p>0.4139479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1572E-015" calcext:value-type="float">
            <text:p>1.891572E-15</text:p>
          </table:table-cell>
          <table:table-cell office:value-type="float" office:value="1.920292E-015" calcext:value-type="float">
            <text:p>1.920292E-15</text:p>
          </table:table-cell>
          <table:table-cell office:value-type="float" office:value="1.968383E-015" calcext:value-type="float">
            <text:p>1.968383E-15</text:p>
          </table:table-cell>
          <table:table-cell office:value-type="float" office:value="1.971744E-015" calcext:value-type="float">
            <text:p>1.971744E-15</text:p>
          </table:table-cell>
          <table:table-cell office:value-type="float" office:value="9.494641E-016" calcext:value-type="float">
            <text:p>9.494641E-16</text:p>
          </table:table-cell>
          <table:table-cell office:value-type="float" office:value="9.386221E-016" calcext:value-type="float">
            <text:p>9.386221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9.95292" calcext:value-type="float">
            <text:p>-39.95292</text:p>
          </table:table-cell>
          <table:table-cell office:value-type="float" office:value="-0.02316884" calcext:value-type="float">
            <text:p>-0.02316884</text:p>
          </table:table-cell>
          <table:table-cell office:value-type="float" office:value="-0.02273259" calcext:value-type="float">
            <text:p>-0.02273259</text:p>
          </table:table-cell>
          <table:table-cell office:value-type="float" office:value="-0.02151569" calcext:value-type="float">
            <text:p>-0.02151569</text:p>
          </table:table-cell>
          <table:table-cell office:value-type="float" office:value="-0.02014497" calcext:value-type="float">
            <text:p>-0.02014497</text:p>
          </table:table-cell>
          <table:table-cell office:value-type="float" office:value="-0.01889369" calcext:value-type="float">
            <text:p>-0.01889369</text:p>
          </table:table-cell>
          <table:table-cell office:value-type="float" office:value="-0.01709381" calcext:value-type="float">
            <text:p>-0.01709381</text:p>
          </table:table-cell>
          <table:table-cell office:value-type="float" office:value="-0.01384845" calcext:value-type="float">
            <text:p>-0.01384845</text:p>
          </table:table-cell>
          <table:table-cell office:value-type="float" office:value="-0.0070127" calcext:value-type="float">
            <text:p>-0.0070127</text:p>
          </table:table-cell>
          <table:table-cell office:value-type="float" office:value="-0.003763614" calcext:value-type="float">
            <text:p>-0.003763614</text:p>
          </table:table-cell>
          <table:table-cell office:value-type="float" office:value="1270.949" calcext:value-type="float">
            <text:p>1270.949</text:p>
          </table:table-cell>
          <table:table-cell office:value-type="float" office:value="0" calcext:value-type="float">
            <text:p>0</text:p>
          </table:table-cell>
          <table:table-cell office:value-type="float" office:value="-11.92123" calcext:value-type="float">
            <text:p>-11.92123</text:p>
          </table:table-cell>
          <table:table-cell office:value-type="float" office:value="0.0003507369" calcext:value-type="float">
            <text:p>0.000350736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6" calcext:value-type="float">
            <text:p>-1.22850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082004" calcext:value-type="float">
            <text:p>12082004</text:p>
          </table:table-cell>
          <table:table-cell office:value-type="float" office:value="578.6812" calcext:value-type="float">
            <text:p>578.6812</text:p>
          </table:table-cell>
          <table:table-cell office:value-type="float" office:value="117.4889" calcext:value-type="float">
            <text:p>117.4889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3.837" calcext:value-type="float">
            <text:p>1253.837</text:p>
          </table:table-cell>
          <table:table-cell office:value-type="float" office:value="521.918" calcext:value-type="float">
            <text:p>521.918</text:p>
          </table:table-cell>
          <table:table-cell office:value-type="float" office:value="0" calcext:value-type="float">
            <text:p>0</text:p>
          </table:table-cell>
          <table:table-cell office:value-type="float" office:value="0.08823046" calcext:value-type="float">
            <text:p>0.08823046</text:p>
          </table:table-cell>
          <table:table-cell office:value-type="float" office:value="0.2929196" calcext:value-type="float">
            <text:p>0.2929196</text:p>
          </table:table-cell>
          <table:table-cell office:value-type="float" office:value="0.2936932" calcext:value-type="float">
            <text:p>0.2936932</text:p>
          </table:table-cell>
          <table:table-cell office:value-type="float" office:value="0.2955714" calcext:value-type="float">
            <text:p>0.2955714</text:p>
          </table:table-cell>
          <table:table-cell office:value-type="float" office:value="0.2978285" calcext:value-type="float">
            <text:p>0.2978285</text:p>
          </table:table-cell>
          <table:table-cell office:value-type="float" office:value="0.3002332" calcext:value-type="float">
            <text:p>0.3002332</text:p>
          </table:table-cell>
          <table:table-cell office:value-type="float" office:value="0.3494252" calcext:value-type="float">
            <text:p>0.3494252</text:p>
          </table:table-cell>
          <table:table-cell office:value-type="float" office:value="0.3610898" calcext:value-type="float">
            <text:p>0.3610898</text:p>
          </table:table-cell>
          <table:table-cell office:value-type="float" office:value="0.3878358" calcext:value-type="float">
            <text:p>0.3878358</text:p>
          </table:table-cell>
          <table:table-cell office:value-type="float" office:value="0.4139479" calcext:value-type="float">
            <text:p>0.4139479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1898E-015" calcext:value-type="float">
            <text:p>1.891898E-15</text:p>
          </table:table-cell>
          <table:table-cell office:value-type="float" office:value="1.920273E-015" calcext:value-type="float">
            <text:p>1.920273E-15</text:p>
          </table:table-cell>
          <table:table-cell office:value-type="float" office:value="1.968361E-015" calcext:value-type="float">
            <text:p>1.968361E-15</text:p>
          </table:table-cell>
          <table:table-cell office:value-type="float" office:value="1.97172E-015" calcext:value-type="float">
            <text:p>1.97172E-15</text:p>
          </table:table-cell>
          <table:table-cell office:value-type="float" office:value="9.494525E-016" calcext:value-type="float">
            <text:p>9.494525E-16</text:p>
          </table:table-cell>
          <table:table-cell office:value-type="float" office:value="9.386221E-016" calcext:value-type="float">
            <text:p>9.386221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7.14114" calcext:value-type="float">
            <text:p>-37.14114</text:p>
          </table:table-cell>
          <table:table-cell office:value-type="float" office:value="-0.02251075" calcext:value-type="float">
            <text:p>-0.02251075</text:p>
          </table:table-cell>
          <table:table-cell office:value-type="float" office:value="-0.02210626" calcext:value-type="float">
            <text:p>-0.02210626</text:p>
          </table:table-cell>
          <table:table-cell office:value-type="float" office:value="-0.02116697" calcext:value-type="float">
            <text:p>-0.02116697</text:p>
          </table:table-cell>
          <table:table-cell office:value-type="float" office:value="-0.02008012" calcext:value-type="float">
            <text:p>-0.02008012</text:p>
          </table:table-cell>
          <table:table-cell office:value-type="float" office:value="-0.01898689" calcext:value-type="float">
            <text:p>-0.01898689</text:p>
          </table:table-cell>
          <table:table-cell office:value-type="float" office:value="-0.0172618" calcext:value-type="float">
            <text:p>-0.0172618</text:p>
          </table:table-cell>
          <table:table-cell office:value-type="float" office:value="-0.01390055" calcext:value-type="float">
            <text:p>-0.01390055</text:p>
          </table:table-cell>
          <table:table-cell office:value-type="float" office:value="-0.007015001" calcext:value-type="float">
            <text:p>-0.007015001</text:p>
          </table:table-cell>
          <table:table-cell office:value-type="float" office:value="-0.003763618" calcext:value-type="float">
            <text:p>-0.003763618</text:p>
          </table:table-cell>
          <table:table-cell office:value-type="float" office:value="1274.486" calcext:value-type="float">
            <text:p>1274.486</text:p>
          </table:table-cell>
          <table:table-cell office:value-type="float" office:value="0" calcext:value-type="float">
            <text:p>0</text:p>
          </table:table-cell>
          <table:table-cell office:value-type="float" office:value="-11.47629" calcext:value-type="float">
            <text:p>-11.47629</text:p>
          </table:table-cell>
          <table:table-cell office:value-type="float" office:value="0.0003458651" calcext:value-type="float">
            <text:p>0.000345865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7" calcext:value-type="float">
            <text:p>-1.22850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082004" calcext:value-type="float">
            <text:p>13082004</text:p>
          </table:table-cell>
          <table:table-cell office:value-type="float" office:value="578.6812" calcext:value-type="float">
            <text:p>578.6812</text:p>
          </table:table-cell>
          <table:table-cell office:value-type="float" office:value="117.4555" calcext:value-type="float">
            <text:p>117.4555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3.923" calcext:value-type="float">
            <text:p>1253.923</text:p>
          </table:table-cell>
          <table:table-cell office:value-type="float" office:value="521.8734" calcext:value-type="float">
            <text:p>521.8734</text:p>
          </table:table-cell>
          <table:table-cell office:value-type="float" office:value="0" calcext:value-type="float">
            <text:p>0</text:p>
          </table:table-cell>
          <table:table-cell office:value-type="float" office:value="0.0912452" calcext:value-type="float">
            <text:p>0.0912452</text:p>
          </table:table-cell>
          <table:table-cell office:value-type="float" office:value="0.2938073" calcext:value-type="float">
            <text:p>0.2938073</text:p>
          </table:table-cell>
          <table:table-cell office:value-type="float" office:value="0.2945158" calcext:value-type="float">
            <text:p>0.2945158</text:p>
          </table:table-cell>
          <table:table-cell office:value-type="float" office:value="0.296116" calcext:value-type="float">
            <text:p>0.296116</text:p>
          </table:table-cell>
          <table:table-cell office:value-type="float" office:value="0.2981168" calcext:value-type="float">
            <text:p>0.2981168</text:p>
          </table:table-cell>
          <table:table-cell office:value-type="float" office:value="0.3002957" calcext:value-type="float">
            <text:p>0.3002957</text:p>
          </table:table-cell>
          <table:table-cell office:value-type="float" office:value="0.349244" calcext:value-type="float">
            <text:p>0.349244</text:p>
          </table:table-cell>
          <table:table-cell office:value-type="float" office:value="0.3609644" calcext:value-type="float">
            <text:p>0.3609644</text:p>
          </table:table-cell>
          <table:table-cell office:value-type="float" office:value="0.3878185" calcext:value-type="float">
            <text:p>0.3878185</text:p>
          </table:table-cell>
          <table:table-cell office:value-type="float" office:value="0.4139479" calcext:value-type="float">
            <text:p>0.4139479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2239E-015" calcext:value-type="float">
            <text:p>1.892239E-15</text:p>
          </table:table-cell>
          <table:table-cell office:value-type="float" office:value="1.92025E-015" calcext:value-type="float">
            <text:p>1.92025E-15</text:p>
          </table:table-cell>
          <table:table-cell office:value-type="float" office:value="1.968336E-015" calcext:value-type="float">
            <text:p>1.968336E-15</text:p>
          </table:table-cell>
          <table:table-cell office:value-type="float" office:value="1.971698E-015" calcext:value-type="float">
            <text:p>1.971698E-15</text:p>
          </table:table-cell>
          <table:table-cell office:value-type="float" office:value="9.4944E-016" calcext:value-type="float">
            <text:p>9.4944E-16</text:p>
          </table:table-cell>
          <table:table-cell office:value-type="float" office:value="9.386221E-016" calcext:value-type="float">
            <text:p>9.386221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0.33338" calcext:value-type="float">
            <text:p>-30.33338</text:p>
          </table:table-cell>
          <table:table-cell office:value-type="float" office:value="-0.02204263" calcext:value-type="float">
            <text:p>-0.02204263</text:p>
          </table:table-cell>
          <table:table-cell office:value-type="float" office:value="-0.02168079" calcext:value-type="float">
            <text:p>-0.02168079</text:p>
          </table:table-cell>
          <table:table-cell office:value-type="float" office:value="-0.02089834" calcext:value-type="float">
            <text:p>-0.02089834</text:p>
          </table:table-cell>
          <table:table-cell office:value-type="float" office:value="-0.01994638" calcext:value-type="float">
            <text:p>-0.01994638</text:p>
          </table:table-cell>
          <table:table-cell office:value-type="float" office:value="-0.01896027" calcext:value-type="float">
            <text:p>-0.01896027</text:p>
          </table:table-cell>
          <table:table-cell office:value-type="float" office:value="-0.01734914" calcext:value-type="float">
            <text:p>-0.01734914</text:p>
          </table:table-cell>
          <table:table-cell office:value-type="float" office:value="-0.01394706" calcext:value-type="float">
            <text:p>-0.01394706</text:p>
          </table:table-cell>
          <table:table-cell office:value-type="float" office:value="-0.007017992" calcext:value-type="float">
            <text:p>-0.007017992</text:p>
          </table:table-cell>
          <table:table-cell office:value-type="float" office:value="-0.003763614" calcext:value-type="float">
            <text:p>-0.003763614</text:p>
          </table:table-cell>
          <table:table-cell office:value-type="float" office:value="1278.011" calcext:value-type="float">
            <text:p>1278.011</text:p>
          </table:table-cell>
          <table:table-cell office:value-type="float" office:value="0" calcext:value-type="float">
            <text:p>0</text:p>
          </table:table-cell>
          <table:table-cell office:value-type="float" office:value="-9.823066" calcext:value-type="float">
            <text:p>-9.823066</text:p>
          </table:table-cell>
          <table:table-cell office:value-type="float" office:value="0.0003413109" calcext:value-type="float">
            <text:p>0.000341310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6" calcext:value-type="float">
            <text:p>-1.22850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082004" calcext:value-type="float">
            <text:p>14082004</text:p>
          </table:table-cell>
          <table:table-cell office:value-type="float" office:value="581.8812" calcext:value-type="float">
            <text:p>581.8812</text:p>
          </table:table-cell>
          <table:table-cell office:value-type="float" office:value="118.4288" calcext:value-type="float">
            <text:p>118.4288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6.2" calcext:value-type="float">
            <text:p>1256.2</text:p>
          </table:table-cell>
          <table:table-cell office:value-type="float" office:value="521.8234" calcext:value-type="float">
            <text:p>521.8234</text:p>
          </table:table-cell>
          <table:table-cell office:value-type="float" office:value="0" calcext:value-type="float">
            <text:p>0</text:p>
          </table:table-cell>
          <table:table-cell office:value-type="float" office:value="0.2910885" calcext:value-type="float">
            <text:p>0.2910885</text:p>
          </table:table-cell>
          <table:table-cell office:value-type="float" office:value="0.2944744" calcext:value-type="float">
            <text:p>0.2944744</text:p>
          </table:table-cell>
          <table:table-cell office:value-type="float" office:value="0.2960122" calcext:value-type="float">
            <text:p>0.2960122</text:p>
          </table:table-cell>
          <table:table-cell office:value-type="float" office:value="0.2968074" calcext:value-type="float">
            <text:p>0.2968074</text:p>
          </table:table-cell>
          <table:table-cell office:value-type="float" office:value="0.2984646" calcext:value-type="float">
            <text:p>0.2984646</text:p>
          </table:table-cell>
          <table:table-cell office:value-type="float" office:value="0.3005095" calcext:value-type="float">
            <text:p>0.3005095</text:p>
          </table:table-cell>
          <table:table-cell office:value-type="float" office:value="0.3494132" calcext:value-type="float">
            <text:p>0.3494132</text:p>
          </table:table-cell>
          <table:table-cell office:value-type="float" office:value="0.3608704" calcext:value-type="float">
            <text:p>0.3608704</text:p>
          </table:table-cell>
          <table:table-cell office:value-type="float" office:value="0.3877994" calcext:value-type="float">
            <text:p>0.3877994</text:p>
          </table:table-cell>
          <table:table-cell office:value-type="float" office:value="0.4139479" calcext:value-type="float">
            <text:p>0.4139479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2609E-015" calcext:value-type="float">
            <text:p>1.892609E-15</text:p>
          </table:table-cell>
          <table:table-cell office:value-type="float" office:value="1.920228E-015" calcext:value-type="float">
            <text:p>1.920228E-15</text:p>
          </table:table-cell>
          <table:table-cell office:value-type="float" office:value="1.96831E-015" calcext:value-type="float">
            <text:p>1.96831E-15</text:p>
          </table:table-cell>
          <table:table-cell office:value-type="float" office:value="1.971671E-015" calcext:value-type="float">
            <text:p>1.971671E-15</text:p>
          </table:table-cell>
          <table:table-cell office:value-type="float" office:value="9.494322E-016" calcext:value-type="float">
            <text:p>9.494322E-16</text:p>
          </table:table-cell>
          <table:table-cell office:value-type="float" office:value="9.386165E-016" calcext:value-type="float">
            <text:p>9.386165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341675" calcext:value-type="float">
            <text:p>-0.02341675</text:p>
          </table:table-cell>
          <table:table-cell office:value-type="float" office:value="-0.02160464" calcext:value-type="float">
            <text:p>-0.02160464</text:p>
          </table:table-cell>
          <table:table-cell office:value-type="float" office:value="-0.02091666" calcext:value-type="float">
            <text:p>-0.02091666</text:p>
          </table:table-cell>
          <table:table-cell office:value-type="float" office:value="-0.02056762" calcext:value-type="float">
            <text:p>-0.02056762</text:p>
          </table:table-cell>
          <table:table-cell office:value-type="float" office:value="-0.01978751" calcext:value-type="float">
            <text:p>-0.01978751</text:p>
          </table:table-cell>
          <table:table-cell office:value-type="float" office:value="-0.01886801" calcext:value-type="float">
            <text:p>-0.01886801</text:p>
          </table:table-cell>
          <table:table-cell office:value-type="float" office:value="-0.01726807" calcext:value-type="float">
            <text:p>-0.01726807</text:p>
          </table:table-cell>
          <table:table-cell office:value-type="float" office:value="-0.01398218" calcext:value-type="float">
            <text:p>-0.01398218</text:p>
          </table:table-cell>
          <table:table-cell office:value-type="float" office:value="-0.007021299" calcext:value-type="float">
            <text:p>-0.007021299</text:p>
          </table:table-cell>
          <table:table-cell office:value-type="float" office:value="-0.003763614" calcext:value-type="float">
            <text:p>-0.003763614</text:p>
          </table:table-cell>
          <table:table-cell office:value-type="float" office:value="1281.536" calcext:value-type="float">
            <text:p>1281.536</text:p>
          </table:table-cell>
          <table:table-cell office:value-type="float" office:value="0" calcext:value-type="float">
            <text:p>0</text:p>
          </table:table-cell>
          <table:table-cell office:value-type="float" office:value="-0.02131804" calcext:value-type="float">
            <text:p>-0.02131804</text:p>
          </table:table-cell>
          <table:table-cell office:value-type="float" office:value="0.0003327504" calcext:value-type="float">
            <text:p>0.000332750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6" calcext:value-type="float">
            <text:p>-1.22850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082004" calcext:value-type="float">
            <text:p>15082004</text:p>
          </table:table-cell>
          <table:table-cell office:value-type="float" office:value="581.8812" calcext:value-type="float">
            <text:p>581.8812</text:p>
          </table:table-cell>
          <table:table-cell office:value-type="float" office:value="120.8116" calcext:value-type="float">
            <text:p>120.8116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3.878" calcext:value-type="float">
            <text:p>1253.878</text:p>
          </table:table-cell>
          <table:table-cell office:value-type="float" office:value="521.7585" calcext:value-type="float">
            <text:p>521.7585</text:p>
          </table:table-cell>
          <table:table-cell office:value-type="float" office:value="0" calcext:value-type="float">
            <text:p>0</text:p>
          </table:table-cell>
          <table:table-cell office:value-type="float" office:value="0.090048" calcext:value-type="float">
            <text:p>0.090048</text:p>
          </table:table-cell>
          <table:table-cell office:value-type="float" office:value="0.292875" calcext:value-type="float">
            <text:p>0.292875</text:p>
          </table:table-cell>
          <table:table-cell office:value-type="float" office:value="0.2938063" calcext:value-type="float">
            <text:p>0.2938063</text:p>
          </table:table-cell>
          <table:table-cell office:value-type="float" office:value="0.2962622" calcext:value-type="float">
            <text:p>0.2962622</text:p>
          </table:table-cell>
          <table:table-cell office:value-type="float" office:value="0.2985724" calcext:value-type="float">
            <text:p>0.2985724</text:p>
          </table:table-cell>
          <table:table-cell office:value-type="float" office:value="0.3007213" calcext:value-type="float">
            <text:p>0.3007213</text:p>
          </table:table-cell>
          <table:table-cell office:value-type="float" office:value="0.3493624" calcext:value-type="float">
            <text:p>0.3493624</text:p>
          </table:table-cell>
          <table:table-cell office:value-type="float" office:value="0.3608077" calcext:value-type="float">
            <text:p>0.3608077</text:p>
          </table:table-cell>
          <table:table-cell office:value-type="float" office:value="0.3877805" calcext:value-type="float">
            <text:p>0.3877805</text:p>
          </table:table-cell>
          <table:table-cell office:value-type="float" office:value="0.4139479" calcext:value-type="float">
            <text:p>0.4139479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2943E-015" calcext:value-type="float">
            <text:p>1.892943E-15</text:p>
          </table:table-cell>
          <table:table-cell office:value-type="float" office:value="1.920212E-015" calcext:value-type="float">
            <text:p>1.920212E-15</text:p>
          </table:table-cell>
          <table:table-cell office:value-type="float" office:value="1.968288E-015" calcext:value-type="float">
            <text:p>1.968288E-15</text:p>
          </table:table-cell>
          <table:table-cell office:value-type="float" office:value="1.971646E-015" calcext:value-type="float">
            <text:p>1.971646E-15</text:p>
          </table:table-cell>
          <table:table-cell office:value-type="float" office:value="9.494219E-016" calcext:value-type="float">
            <text:p>9.494219E-16</text:p>
          </table:table-cell>
          <table:table-cell office:value-type="float" office:value="9.386149E-016" calcext:value-type="float">
            <text:p>9.386149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2.59222" calcext:value-type="float">
            <text:p>-32.59222</text:p>
          </table:table-cell>
          <table:table-cell office:value-type="float" office:value="-0.02254103" calcext:value-type="float">
            <text:p>-0.02254103</text:p>
          </table:table-cell>
          <table:table-cell office:value-type="float" office:value="-0.02205004" calcext:value-type="float">
            <text:p>-0.02205004</text:p>
          </table:table-cell>
          <table:table-cell office:value-type="float" office:value="-0.02082396" calcext:value-type="float">
            <text:p>-0.02082396</text:p>
          </table:table-cell>
          <table:table-cell office:value-type="float" office:value="-0.01973429" calcext:value-type="float">
            <text:p>-0.01973429</text:p>
          </table:table-cell>
          <table:table-cell office:value-type="float" office:value="-0.01877465" calcext:value-type="float">
            <text:p>-0.01877465</text:p>
          </table:table-cell>
          <table:table-cell office:value-type="float" office:value="-0.01729311" calcext:value-type="float">
            <text:p>-0.01729311</text:p>
          </table:table-cell>
          <table:table-cell office:value-type="float" office:value="-0.0140056" calcext:value-type="float">
            <text:p>-0.0140056</text:p>
          </table:table-cell>
          <table:table-cell office:value-type="float" office:value="-0.007024595" calcext:value-type="float">
            <text:p>-0.007024595</text:p>
          </table:table-cell>
          <table:table-cell office:value-type="float" office:value="-0.003763625" calcext:value-type="float">
            <text:p>-0.003763625</text:p>
          </table:table-cell>
          <table:table-cell office:value-type="float" office:value="1285.06" calcext:value-type="float">
            <text:p>1285.06</text:p>
          </table:table-cell>
          <table:table-cell office:value-type="float" office:value="0" calcext:value-type="float">
            <text:p>0</text:p>
          </table:table-cell>
          <table:table-cell office:value-type="float" office:value="-9.03925" calcext:value-type="float">
            <text:p>-9.03925</text:p>
          </table:table-cell>
          <table:table-cell office:value-type="float" office:value="0.0003230667" calcext:value-type="float">
            <text:p>0.000323066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7" calcext:value-type="float">
            <text:p>-1.22850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6082004" calcext:value-type="float">
            <text:p>16082004</text:p>
          </table:table-cell>
          <table:table-cell office:value-type="float" office:value="581.8812" calcext:value-type="float">
            <text:p>581.8812</text:p>
          </table:table-cell>
          <table:table-cell office:value-type="float" office:value="120.8114" calcext:value-type="float">
            <text:p>120.8114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3.942" calcext:value-type="float">
            <text:p>1253.942</text:p>
          </table:table-cell>
          <table:table-cell office:value-type="float" office:value="521.6937" calcext:value-type="float">
            <text:p>521.6937</text:p>
          </table:table-cell>
          <table:table-cell office:value-type="float" office:value="0" calcext:value-type="float">
            <text:p>0</text:p>
          </table:table-cell>
          <table:table-cell office:value-type="float" office:value="0.09037609" calcext:value-type="float">
            <text:p>0.09037609</text:p>
          </table:table-cell>
          <table:table-cell office:value-type="float" office:value="0.2941129" calcext:value-type="float">
            <text:p>0.2941129</text:p>
          </table:table-cell>
          <table:table-cell office:value-type="float" office:value="0.2948373" calcext:value-type="float">
            <text:p>0.2948373</text:p>
          </table:table-cell>
          <table:table-cell office:value-type="float" office:value="0.2965172" calcext:value-type="float">
            <text:p>0.2965172</text:p>
          </table:table-cell>
          <table:table-cell office:value-type="float" office:value="0.2985612" calcext:value-type="float">
            <text:p>0.2985612</text:p>
          </table:table-cell>
          <table:table-cell office:value-type="float" office:value="0.300686" calcext:value-type="float">
            <text:p>0.300686</text:p>
          </table:table-cell>
          <table:table-cell office:value-type="float" office:value="0.3493445" calcext:value-type="float">
            <text:p>0.3493445</text:p>
          </table:table-cell>
          <table:table-cell office:value-type="float" office:value="0.3607599" calcext:value-type="float">
            <text:p>0.3607599</text:p>
          </table:table-cell>
          <table:table-cell office:value-type="float" office:value="0.3877638" calcext:value-type="float">
            <text:p>0.3877638</text:p>
          </table:table-cell>
          <table:table-cell office:value-type="float" office:value="0.4139479" calcext:value-type="float">
            <text:p>0.4139479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3288E-015" calcext:value-type="float">
            <text:p>1.893288E-15</text:p>
          </table:table-cell>
          <table:table-cell office:value-type="float" office:value="1.920189E-015" calcext:value-type="float">
            <text:p>1.920189E-15</text:p>
          </table:table-cell>
          <table:table-cell office:value-type="float" office:value="1.968267E-015" calcext:value-type="float">
            <text:p>1.968267E-15</text:p>
          </table:table-cell>
          <table:table-cell office:value-type="float" office:value="1.971621E-015" calcext:value-type="float">
            <text:p>1.971621E-15</text:p>
          </table:table-cell>
          <table:table-cell office:value-type="float" office:value="9.494086E-016" calcext:value-type="float">
            <text:p>9.494086E-16</text:p>
          </table:table-cell>
          <table:table-cell office:value-type="float" office:value="9.386141E-016" calcext:value-type="float">
            <text:p>9.386141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1.6116" calcext:value-type="float">
            <text:p>-31.6116</text:p>
          </table:table-cell>
          <table:table-cell office:value-type="float" office:value="-0.02188536" calcext:value-type="float">
            <text:p>-0.02188536</text:p>
          </table:table-cell>
          <table:table-cell office:value-type="float" office:value="-0.02151791" calcext:value-type="float">
            <text:p>-0.02151791</text:p>
          </table:table-cell>
          <table:table-cell office:value-type="float" office:value="-0.02070328" calcext:value-type="float">
            <text:p>-0.02070328</text:p>
          </table:table-cell>
          <table:table-cell office:value-type="float" office:value="-0.01974119" calcext:value-type="float">
            <text:p>-0.01974119</text:p>
          </table:table-cell>
          <table:table-cell office:value-type="float" office:value="-0.01879011" calcext:value-type="float">
            <text:p>-0.01879011</text:p>
          </table:table-cell>
          <table:table-cell office:value-type="float" office:value="-0.01730162" calcext:value-type="float">
            <text:p>-0.01730162</text:p>
          </table:table-cell>
          <table:table-cell office:value-type="float" office:value="-0.01402347" calcext:value-type="float">
            <text:p>-0.01402347</text:p>
          </table:table-cell>
          <table:table-cell office:value-type="float" office:value="-0.007027492" calcext:value-type="float">
            <text:p>-0.007027492</text:p>
          </table:table-cell>
          <table:table-cell office:value-type="float" office:value="-0.003763614" calcext:value-type="float">
            <text:p>-0.003763614</text:p>
          </table:table-cell>
          <table:table-cell office:value-type="float" office:value="1288.585" calcext:value-type="float">
            <text:p>1288.585</text:p>
          </table:table-cell>
          <table:table-cell office:value-type="float" office:value="0" calcext:value-type="float">
            <text:p>0</text:p>
          </table:table-cell>
          <table:table-cell office:value-type="float" office:value="-12.10123" calcext:value-type="float">
            <text:p>-12.10123</text:p>
          </table:table-cell>
          <table:table-cell office:value-type="float" office:value="0.0003183435" calcext:value-type="float">
            <text:p>0.000318343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7" calcext:value-type="float">
            <text:p>-1.22850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082004" calcext:value-type="float">
            <text:p>17082004</text:p>
          </table:table-cell>
          <table:table-cell office:value-type="float" office:value="581.8812" calcext:value-type="float">
            <text:p>581.8812</text:p>
          </table:table-cell>
          <table:table-cell office:value-type="float" office:value="120.8895" calcext:value-type="float">
            <text:p>120.8895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3.931" calcext:value-type="float">
            <text:p>1253.931</text:p>
          </table:table-cell>
          <table:table-cell office:value-type="float" office:value="521.627" calcext:value-type="float">
            <text:p>521.627</text:p>
          </table:table-cell>
          <table:table-cell office:value-type="float" office:value="0" calcext:value-type="float">
            <text:p>0</text:p>
          </table:table-cell>
          <table:table-cell office:value-type="float" office:value="0.08339155" calcext:value-type="float">
            <text:p>0.08339155</text:p>
          </table:table-cell>
          <table:table-cell office:value-type="float" office:value="0.2946796" calcext:value-type="float">
            <text:p>0.2946796</text:p>
          </table:table-cell>
          <table:table-cell office:value-type="float" office:value="0.2954379" calcext:value-type="float">
            <text:p>0.2954379</text:p>
          </table:table-cell>
          <table:table-cell office:value-type="float" office:value="0.2969496" calcext:value-type="float">
            <text:p>0.2969496</text:p>
          </table:table-cell>
          <table:table-cell office:value-type="float" office:value="0.2987825" calcext:value-type="float">
            <text:p>0.2987825</text:p>
          </table:table-cell>
          <table:table-cell office:value-type="float" office:value="0.30078" calcext:value-type="float">
            <text:p>0.30078</text:p>
          </table:table-cell>
          <table:table-cell office:value-type="float" office:value="0.3493412" calcext:value-type="float">
            <text:p>0.3493412</text:p>
          </table:table-cell>
          <table:table-cell office:value-type="float" office:value="0.3607225" calcext:value-type="float">
            <text:p>0.3607225</text:p>
          </table:table-cell>
          <table:table-cell office:value-type="float" office:value="0.3877484" calcext:value-type="float">
            <text:p>0.3877484</text:p>
          </table:table-cell>
          <table:table-cell office:value-type="float" office:value="0.4139479" calcext:value-type="float">
            <text:p>0.4139479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3602E-015" calcext:value-type="float">
            <text:p>1.893602E-15</text:p>
          </table:table-cell>
          <table:table-cell office:value-type="float" office:value="1.920175E-015" calcext:value-type="float">
            <text:p>1.920175E-15</text:p>
          </table:table-cell>
          <table:table-cell office:value-type="float" office:value="1.968251E-015" calcext:value-type="float">
            <text:p>1.968251E-15</text:p>
          </table:table-cell>
          <table:table-cell office:value-type="float" office:value="1.971592E-015" calcext:value-type="float">
            <text:p>1.971592E-15</text:p>
          </table:table-cell>
          <table:table-cell office:value-type="float" office:value="9.493986E-016" calcext:value-type="float">
            <text:p>9.49398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2.56412" calcext:value-type="float">
            <text:p>-52.56412</text:p>
          </table:table-cell>
          <table:table-cell office:value-type="float" office:value="-0.02159203" calcext:value-type="float">
            <text:p>-0.02159203</text:p>
          </table:table-cell>
          <table:table-cell office:value-type="float" office:value="-0.02121462" calcext:value-type="float">
            <text:p>-0.02121462</text:p>
          </table:table-cell>
          <table:table-cell office:value-type="float" office:value="-0.02049534" calcext:value-type="float">
            <text:p>-0.02049534</text:p>
          </table:table-cell>
          <table:table-cell office:value-type="float" office:value="-0.01964075" calcext:value-type="float">
            <text:p>-0.01964075</text:p>
          </table:table-cell>
          <table:table-cell office:value-type="float" office:value="-0.01875017" calcext:value-type="float">
            <text:p>-0.01875017</text:p>
          </table:table-cell>
          <table:table-cell office:value-type="float" office:value="-0.0173034" calcext:value-type="float">
            <text:p>-0.0173034</text:p>
          </table:table-cell>
          <table:table-cell office:value-type="float" office:value="-0.01403742" calcext:value-type="float">
            <text:p>-0.01403742</text:p>
          </table:table-cell>
          <table:table-cell office:value-type="float" office:value="-0.007030184" calcext:value-type="float">
            <text:p>-0.007030184</text:p>
          </table:table-cell>
          <table:table-cell office:value-type="float" office:value="-0.003763609" calcext:value-type="float">
            <text:p>-0.003763609</text:p>
          </table:table-cell>
          <table:table-cell office:value-type="float" office:value="1292.11" calcext:value-type="float">
            <text:p>1292.11</text:p>
          </table:table-cell>
          <table:table-cell office:value-type="float" office:value="0" calcext:value-type="float">
            <text:p>0</text:p>
          </table:table-cell>
          <table:table-cell office:value-type="float" office:value="-20.50151" calcext:value-type="float">
            <text:p>-20.50151</text:p>
          </table:table-cell>
          <table:table-cell office:value-type="float" office:value="0.0003159459" calcext:value-type="float">
            <text:p>0.000315945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6" calcext:value-type="float">
            <text:p>-1.22850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8082004" calcext:value-type="float">
            <text:p>18082004</text:p>
          </table:table-cell>
          <table:table-cell office:value-type="float" office:value="581.8812" calcext:value-type="float">
            <text:p>581.8812</text:p>
          </table:table-cell>
          <table:table-cell office:value-type="float" office:value="120.8626" calcext:value-type="float">
            <text:p>120.8626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4.027" calcext:value-type="float">
            <text:p>1254.027</text:p>
          </table:table-cell>
          <table:table-cell office:value-type="float" office:value="521.5602" calcext:value-type="float">
            <text:p>521.5602</text:p>
          </table:table-cell>
          <table:table-cell office:value-type="float" office:value="0" calcext:value-type="float">
            <text:p>0</text:p>
          </table:table-cell>
          <table:table-cell office:value-type="float" office:value="0.0858295" calcext:value-type="float">
            <text:p>0.0858295</text:p>
          </table:table-cell>
          <table:table-cell office:value-type="float" office:value="0.2951992" calcext:value-type="float">
            <text:p>0.2951992</text:p>
          </table:table-cell>
          <table:table-cell office:value-type="float" office:value="0.2959132" calcext:value-type="float">
            <text:p>0.2959132</text:p>
          </table:table-cell>
          <table:table-cell office:value-type="float" office:value="0.2973342" calcext:value-type="float">
            <text:p>0.2973342</text:p>
          </table:table-cell>
          <table:table-cell office:value-type="float" office:value="0.2990581" calcext:value-type="float">
            <text:p>0.2990581</text:p>
          </table:table-cell>
          <table:table-cell office:value-type="float" office:value="0.3009659" calcext:value-type="float">
            <text:p>0.3009659</text:p>
          </table:table-cell>
          <table:table-cell office:value-type="float" office:value="0.349393" calcext:value-type="float">
            <text:p>0.349393</text:p>
          </table:table-cell>
          <table:table-cell office:value-type="float" office:value="0.3606966" calcext:value-type="float">
            <text:p>0.3606966</text:p>
          </table:table-cell>
          <table:table-cell office:value-type="float" office:value="0.3877345" calcext:value-type="float">
            <text:p>0.3877345</text:p>
          </table:table-cell>
          <table:table-cell office:value-type="float" office:value="0.413948" calcext:value-type="float">
            <text:p>0.413948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3888E-015" calcext:value-type="float">
            <text:p>1.893888E-15</text:p>
          </table:table-cell>
          <table:table-cell office:value-type="float" office:value="1.920164E-015" calcext:value-type="float">
            <text:p>1.920164E-15</text:p>
          </table:table-cell>
          <table:table-cell office:value-type="float" office:value="1.968231E-015" calcext:value-type="float">
            <text:p>1.968231E-15</text:p>
          </table:table-cell>
          <table:table-cell office:value-type="float" office:value="1.971573E-015" calcext:value-type="float">
            <text:p>1.971573E-15</text:p>
          </table:table-cell>
          <table:table-cell office:value-type="float" office:value="9.49387E-016" calcext:value-type="float">
            <text:p>9.49387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4.10968" calcext:value-type="float">
            <text:p>-44.10968</text:p>
          </table:table-cell>
          <table:table-cell office:value-type="float" office:value="-0.02132961" calcext:value-type="float">
            <text:p>-0.02132961</text:p>
          </table:table-cell>
          <table:table-cell office:value-type="float" office:value="-0.0209794" calcext:value-type="float">
            <text:p>-0.0209794</text:p>
          </table:table-cell>
          <table:table-cell office:value-type="float" office:value="-0.02031246" calcext:value-type="float">
            <text:p>-0.02031246</text:p>
          </table:table-cell>
          <table:table-cell office:value-type="float" office:value="-0.01951594" calcext:value-type="float">
            <text:p>-0.01951594</text:p>
          </table:table-cell>
          <table:table-cell office:value-type="float" office:value="-0.01867035" calcext:value-type="float">
            <text:p>-0.01867035</text:p>
          </table:table-cell>
          <table:table-cell office:value-type="float" office:value="-0.01727894" calcext:value-type="float">
            <text:p>-0.01727894</text:p>
          </table:table-cell>
          <table:table-cell office:value-type="float" office:value="-0.01404723" calcext:value-type="float">
            <text:p>-0.01404723</text:p>
          </table:table-cell>
          <table:table-cell office:value-type="float" office:value="-0.007032604" calcext:value-type="float">
            <text:p>-0.007032604</text:p>
          </table:table-cell>
          <table:table-cell office:value-type="float" office:value="-0.003763611" calcext:value-type="float">
            <text:p>-0.003763611</text:p>
          </table:table-cell>
          <table:table-cell office:value-type="float" office:value="1295.635" calcext:value-type="float">
            <text:p>1295.635</text:p>
          </table:table-cell>
          <table:table-cell office:value-type="float" office:value="0" calcext:value-type="float">
            <text:p>0</text:p>
          </table:table-cell>
          <table:table-cell office:value-type="float" office:value="-13.64933" calcext:value-type="float">
            <text:p>-13.64933</text:p>
          </table:table-cell>
          <table:table-cell office:value-type="float" office:value="0.0003136573" calcext:value-type="float">
            <text:p>0.000313657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6" calcext:value-type="float">
            <text:p>-1.22850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9082004" calcext:value-type="float">
            <text:p>19082004</text:p>
          </table:table-cell>
          <table:table-cell office:value-type="float" office:value="586.8816" calcext:value-type="float">
            <text:p>586.8816</text:p>
          </table:table-cell>
          <table:table-cell office:value-type="float" office:value="121.4417" calcext:value-type="float">
            <text:p>121.4417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8.503" calcext:value-type="float">
            <text:p>1258.503</text:p>
          </table:table-cell>
          <table:table-cell office:value-type="float" office:value="521.5057" calcext:value-type="float">
            <text:p>521.5057</text:p>
          </table:table-cell>
          <table:table-cell office:value-type="float" office:value="0" calcext:value-type="float">
            <text:p>0</text:p>
          </table:table-cell>
          <table:table-cell office:value-type="float" office:value="0.3373984" calcext:value-type="float">
            <text:p>0.3373984</text:p>
          </table:table-cell>
          <table:table-cell office:value-type="float" office:value="0.3344517" calcext:value-type="float">
            <text:p>0.3344517</text:p>
          </table:table-cell>
          <table:table-cell office:value-type="float" office:value="0.3149425" calcext:value-type="float">
            <text:p>0.3149425</text:p>
          </table:table-cell>
          <table:table-cell office:value-type="float" office:value="0.3009393" calcext:value-type="float">
            <text:p>0.3009393</text:p>
          </table:table-cell>
          <table:table-cell office:value-type="float" office:value="0.2996872" calcext:value-type="float">
            <text:p>0.2996872</text:p>
          </table:table-cell>
          <table:table-cell office:value-type="float" office:value="0.3012724" calcext:value-type="float">
            <text:p>0.3012724</text:p>
          </table:table-cell>
          <table:table-cell office:value-type="float" office:value="0.3498032" calcext:value-type="float">
            <text:p>0.3498032</text:p>
          </table:table-cell>
          <table:table-cell office:value-type="float" office:value="0.3606923" calcext:value-type="float">
            <text:p>0.3606923</text:p>
          </table:table-cell>
          <table:table-cell office:value-type="float" office:value="0.387723" calcext:value-type="float">
            <text:p>0.387723</text:p>
          </table:table-cell>
          <table:table-cell office:value-type="float" office:value="0.413948" calcext:value-type="float">
            <text:p>0.413948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4158E-015" calcext:value-type="float">
            <text:p>1.894158E-15</text:p>
          </table:table-cell>
          <table:table-cell office:value-type="float" office:value="1.920154E-015" calcext:value-type="float">
            <text:p>1.920154E-15</text:p>
          </table:table-cell>
          <table:table-cell office:value-type="float" office:value="1.968214E-015" calcext:value-type="float">
            <text:p>1.968214E-15</text:p>
          </table:table-cell>
          <table:table-cell office:value-type="float" office:value="1.971555E-015" calcext:value-type="float">
            <text:p>1.971555E-15</text:p>
          </table:table-cell>
          <table:table-cell office:value-type="float" office:value="9.493757E-016" calcext:value-type="float">
            <text:p>9.493757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8176306" calcext:value-type="float">
            <text:p>-0.008176306</text:p>
          </table:table-cell>
          <table:table-cell office:value-type="float" office:value="-0.008635662" calcext:value-type="float">
            <text:p>-0.008635662</text:p>
          </table:table-cell>
          <table:table-cell office:value-type="float" office:value="-0.01377004" calcext:value-type="float">
            <text:p>-0.01377004</text:p>
          </table:table-cell>
          <table:table-cell office:value-type="float" office:value="-0.01880164" calcext:value-type="float">
            <text:p>-0.01880164</text:p>
          </table:table-cell>
          <table:table-cell office:value-type="float" office:value="-0.01925516" calcext:value-type="float">
            <text:p>-0.01925516</text:p>
          </table:table-cell>
          <table:table-cell office:value-type="float" office:value="-0.01854147" calcext:value-type="float">
            <text:p>-0.01854147</text:p>
          </table:table-cell>
          <table:table-cell office:value-type="float" office:value="-0.01708383" calcext:value-type="float">
            <text:p>-0.01708383</text:p>
          </table:table-cell>
          <table:table-cell office:value-type="float" office:value="-0.01404897" calcext:value-type="float">
            <text:p>-0.01404897</text:p>
          </table:table-cell>
          <table:table-cell office:value-type="float" office:value="-0.00703462" calcext:value-type="float">
            <text:p>-0.00703462</text:p>
          </table:table-cell>
          <table:table-cell office:value-type="float" office:value="-0.003763614" calcext:value-type="float">
            <text:p>-0.003763614</text:p>
          </table:table-cell>
          <table:table-cell office:value-type="float" office:value="1299.159" calcext:value-type="float">
            <text:p>1299.159</text:p>
          </table:table-cell>
          <table:table-cell office:value-type="float" office:value="0" calcext:value-type="float">
            <text:p>0</text:p>
          </table:table-cell>
          <table:table-cell office:value-type="float" office:value="-0.008195234" calcext:value-type="float">
            <text:p>-0.008195234</text:p>
          </table:table-cell>
          <table:table-cell office:value-type="float" office:value="0.0003088944" calcext:value-type="float">
            <text:p>0.000308894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6" calcext:value-type="float">
            <text:p>-1.22850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082004" calcext:value-type="float">
            <text:p>20082004</text:p>
          </table:table-cell>
          <table:table-cell office:value-type="float" office:value="586.8816" calcext:value-type="float">
            <text:p>586.8816</text:p>
          </table:table-cell>
          <table:table-cell office:value-type="float" office:value="124.1762" calcext:value-type="float">
            <text:p>124.1762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5.838" calcext:value-type="float">
            <text:p>1255.838</text:p>
          </table:table-cell>
          <table:table-cell office:value-type="float" office:value="521.4332" calcext:value-type="float">
            <text:p>521.4332</text:p>
          </table:table-cell>
          <table:table-cell office:value-type="float" office:value="0" calcext:value-type="float">
            <text:p>0</text:p>
          </table:table-cell>
          <table:table-cell office:value-type="float" office:value="0.09400465" calcext:value-type="float">
            <text:p>0.09400465</text:p>
          </table:table-cell>
          <table:table-cell office:value-type="float" office:value="0.3063348" calcext:value-type="float">
            <text:p>0.3063348</text:p>
          </table:table-cell>
          <table:table-cell office:value-type="float" office:value="0.3070186" calcext:value-type="float">
            <text:p>0.3070186</text:p>
          </table:table-cell>
          <table:table-cell office:value-type="float" office:value="0.3065076" calcext:value-type="float">
            <text:p>0.3065076</text:p>
          </table:table-cell>
          <table:table-cell office:value-type="float" office:value="0.3051618" calcext:value-type="float">
            <text:p>0.3051618</text:p>
          </table:table-cell>
          <table:table-cell office:value-type="float" office:value="0.3044294" calcext:value-type="float">
            <text:p>0.3044294</text:p>
          </table:table-cell>
          <table:table-cell office:value-type="float" office:value="0.3502874" calcext:value-type="float">
            <text:p>0.3502874</text:p>
          </table:table-cell>
          <table:table-cell office:value-type="float" office:value="0.3607232" calcext:value-type="float">
            <text:p>0.3607232</text:p>
          </table:table-cell>
          <table:table-cell office:value-type="float" office:value="0.3877146" calcext:value-type="float">
            <text:p>0.3877146</text:p>
          </table:table-cell>
          <table:table-cell office:value-type="float" office:value="0.413948" calcext:value-type="float">
            <text:p>0.413948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4425E-015" calcext:value-type="float">
            <text:p>1.894425E-15</text:p>
          </table:table-cell>
          <table:table-cell office:value-type="float" office:value="1.92014E-015" calcext:value-type="float">
            <text:p>1.92014E-15</text:p>
          </table:table-cell>
          <table:table-cell office:value-type="float" office:value="1.968195E-015" calcext:value-type="float">
            <text:p>1.968195E-15</text:p>
          </table:table-cell>
          <table:table-cell office:value-type="float" office:value="1.971541E-015" calcext:value-type="float">
            <text:p>1.971541E-15</text:p>
          </table:table-cell>
          <table:table-cell office:value-type="float" office:value="9.493627E-016" calcext:value-type="float">
            <text:p>9.493627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5.17913" calcext:value-type="float">
            <text:p>-25.17913</text:p>
          </table:table-cell>
          <table:table-cell office:value-type="float" office:value="-0.01648206" calcext:value-type="float">
            <text:p>-0.01648206</text:p>
          </table:table-cell>
          <table:table-cell office:value-type="float" office:value="-0.01623676" calcext:value-type="float">
            <text:p>-0.01623676</text:p>
          </table:table-cell>
          <table:table-cell office:value-type="float" office:value="-0.01645189" calcext:value-type="float">
            <text:p>-0.01645189</text:p>
          </table:table-cell>
          <table:table-cell office:value-type="float" office:value="-0.01697489" calcext:value-type="float">
            <text:p>-0.01697489</text:p>
          </table:table-cell>
          <table:table-cell office:value-type="float" office:value="-0.01725994" calcext:value-type="float">
            <text:p>-0.01725994</text:p>
          </table:table-cell>
          <table:table-cell office:value-type="float" office:value="-0.01686316" calcext:value-type="float">
            <text:p>-0.01686316</text:p>
          </table:table-cell>
          <table:table-cell office:value-type="float" office:value="-0.0140376" calcext:value-type="float">
            <text:p>-0.0140376</text:p>
          </table:table-cell>
          <table:table-cell office:value-type="float" office:value="-0.007036086" calcext:value-type="float">
            <text:p>-0.007036086</text:p>
          </table:table-cell>
          <table:table-cell office:value-type="float" office:value="-0.003763614" calcext:value-type="float">
            <text:p>-0.003763614</text:p>
          </table:table-cell>
          <table:table-cell office:value-type="float" office:value="1302.684" calcext:value-type="float">
            <text:p>1302.684</text:p>
          </table:table-cell>
          <table:table-cell office:value-type="float" office:value="0" calcext:value-type="float">
            <text:p>0</text:p>
          </table:table-cell>
          <table:table-cell office:value-type="float" office:value="-7.205134" calcext:value-type="float">
            <text:p>-7.205134</text:p>
          </table:table-cell>
          <table:table-cell office:value-type="float" office:value="0.0002983742" calcext:value-type="float">
            <text:p>0.000298374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6" calcext:value-type="float">
            <text:p>-1.22850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1082004" calcext:value-type="float">
            <text:p>21082004</text:p>
          </table:table-cell>
          <table:table-cell office:value-type="float" office:value="588.4816" calcext:value-type="float">
            <text:p>588.4816</text:p>
          </table:table-cell>
          <table:table-cell office:value-type="float" office:value="126.2717" calcext:value-type="float">
            <text:p>126.2717</text:p>
          </table:table-cell>
          <table:table-cell office:value-type="float" office:value="2.982831" calcext:value-type="float">
            <text:p>2.982831</text:p>
          </table:table-cell>
          <table:table-cell office:value-type="float" office:value="1255.283" calcext:value-type="float">
            <text:p>1255.283</text:p>
          </table:table-cell>
          <table:table-cell office:value-type="float" office:value="521.4889" calcext:value-type="float">
            <text:p>521.4889</text:p>
          </table:table-cell>
          <table:table-cell office:value-type="float" office:value="0" calcext:value-type="float">
            <text:p>0</text:p>
          </table:table-cell>
          <table:table-cell office:value-type="float" office:value="0.08897185" calcext:value-type="float">
            <text:p>0.08897185</text:p>
          </table:table-cell>
          <table:table-cell office:value-type="float" office:value="0.3000143" calcext:value-type="float">
            <text:p>0.3000143</text:p>
          </table:table-cell>
          <table:table-cell office:value-type="float" office:value="0.3008812" calcext:value-type="float">
            <text:p>0.3008812</text:p>
          </table:table-cell>
          <table:table-cell office:value-type="float" office:value="0.3027551" calcext:value-type="float">
            <text:p>0.3027551</text:p>
          </table:table-cell>
          <table:table-cell office:value-type="float" office:value="0.3041946" calcext:value-type="float">
            <text:p>0.3041946</text:p>
          </table:table-cell>
          <table:table-cell office:value-type="float" office:value="0.3052855" calcext:value-type="float">
            <text:p>0.3052855</text:p>
          </table:table-cell>
          <table:table-cell office:value-type="float" office:value="0.3513024" calcext:value-type="float">
            <text:p>0.3513024</text:p>
          </table:table-cell>
          <table:table-cell office:value-type="float" office:value="0.3608249" calcext:value-type="float">
            <text:p>0.3608249</text:p>
          </table:table-cell>
          <table:table-cell office:value-type="float" office:value="0.3877115" calcext:value-type="float">
            <text:p>0.3877115</text:p>
          </table:table-cell>
          <table:table-cell office:value-type="float" office:value="0.413948" calcext:value-type="float">
            <text:p>0.413948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4697E-015" calcext:value-type="float">
            <text:p>1.894697E-15</text:p>
          </table:table-cell>
          <table:table-cell office:value-type="float" office:value="1.920126E-015" calcext:value-type="float">
            <text:p>1.920126E-15</text:p>
          </table:table-cell>
          <table:table-cell office:value-type="float" office:value="1.968175E-015" calcext:value-type="float">
            <text:p>1.968175E-15</text:p>
          </table:table-cell>
          <table:table-cell office:value-type="float" office:value="1.971527E-015" calcext:value-type="float">
            <text:p>1.971527E-15</text:p>
          </table:table-cell>
          <table:table-cell office:value-type="float" office:value="9.493489E-016" calcext:value-type="float">
            <text:p>9.493489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5.71391" calcext:value-type="float">
            <text:p>-35.71391</text:p>
          </table:table-cell>
          <table:table-cell office:value-type="float" office:value="-0.0190645" calcext:value-type="float">
            <text:p>-0.0190645</text:p>
          </table:table-cell>
          <table:table-cell office:value-type="float" office:value="-0.01869063" calcext:value-type="float">
            <text:p>-0.01869063</text:p>
          </table:table-cell>
          <table:table-cell office:value-type="float" office:value="-0.01791422" calcext:value-type="float">
            <text:p>-0.01791422</text:p>
          </table:table-cell>
          <table:table-cell office:value-type="float" office:value="-0.01733628" calcext:value-type="float">
            <text:p>-0.01733628</text:p>
          </table:table-cell>
          <table:table-cell office:value-type="float" office:value="-0.01691023" calcext:value-type="float">
            <text:p>-0.01691023</text:p>
          </table:table-cell>
          <table:table-cell office:value-type="float" office:value="-0.01639681" calcext:value-type="float">
            <text:p>-0.01639681</text:p>
          </table:table-cell>
          <table:table-cell office:value-type="float" office:value="-0.0139999" calcext:value-type="float">
            <text:p>-0.0139999</text:p>
          </table:table-cell>
          <table:table-cell office:value-type="float" office:value="-0.007036633" calcext:value-type="float">
            <text:p>-0.007036633</text:p>
          </table:table-cell>
          <table:table-cell office:value-type="float" office:value="-0.003763614" calcext:value-type="float">
            <text:p>-0.003763614</text:p>
          </table:table-cell>
          <table:table-cell office:value-type="float" office:value="1306.337" calcext:value-type="float">
            <text:p>1306.337</text:p>
          </table:table-cell>
          <table:table-cell office:value-type="float" office:value="0" calcext:value-type="float">
            <text:p>0</text:p>
          </table:table-cell>
          <table:table-cell office:value-type="float" office:value="-12.34613" calcext:value-type="float">
            <text:p>-12.34613</text:p>
          </table:table-cell>
          <table:table-cell office:value-type="float" office:value="0.000288042" calcext:value-type="float">
            <text:p>0.00028804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6" calcext:value-type="float">
            <text:p>-1.22850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2082004" calcext:value-type="float">
            <text:p>22082004</text:p>
          </table:table-cell>
          <table:table-cell office:value-type="float" office:value="608.2921" calcext:value-type="float">
            <text:p>608.2921</text:p>
          </table:table-cell>
          <table:table-cell office:value-type="float" office:value="126.6037" calcext:value-type="float">
            <text:p>126.6037</text:p>
          </table:table-cell>
          <table:table-cell office:value-type="float" office:value="2.989806" calcext:value-type="float">
            <text:p>2.989806</text:p>
          </table:table-cell>
          <table:table-cell office:value-type="float" office:value="1273.919" calcext:value-type="float">
            <text:p>1273.919</text:p>
          </table:table-cell>
          <table:table-cell office:value-type="float" office:value="522.3204" calcext:value-type="float">
            <text:p>522.3204</text:p>
          </table:table-cell>
          <table:table-cell office:value-type="float" office:value="0" calcext:value-type="float">
            <text:p>0</text:p>
          </table:table-cell>
          <table:table-cell office:value-type="float" office:value="0.5129354" calcext:value-type="float">
            <text:p>0.5129354</text:p>
          </table:table-cell>
          <table:table-cell office:value-type="float" office:value="0.4719658" calcext:value-type="float">
            <text:p>0.4719658</text:p>
          </table:table-cell>
          <table:table-cell office:value-type="float" office:value="0.4312937" calcext:value-type="float">
            <text:p>0.4312937</text:p>
          </table:table-cell>
          <table:table-cell office:value-type="float" office:value="0.318342" calcext:value-type="float">
            <text:p>0.318342</text:p>
          </table:table-cell>
          <table:table-cell office:value-type="float" office:value="0.3047219" calcext:value-type="float">
            <text:p>0.3047219</text:p>
          </table:table-cell>
          <table:table-cell office:value-type="float" office:value="0.3059656" calcext:value-type="float">
            <text:p>0.3059656</text:p>
          </table:table-cell>
          <table:table-cell office:value-type="float" office:value="0.3709906" calcext:value-type="float">
            <text:p>0.3709906</text:p>
          </table:table-cell>
          <table:table-cell office:value-type="float" office:value="0.3609098" calcext:value-type="float">
            <text:p>0.3609098</text:p>
          </table:table-cell>
          <table:table-cell office:value-type="float" office:value="0.3874464" calcext:value-type="float">
            <text:p>0.3874464</text:p>
          </table:table-cell>
          <table:table-cell office:value-type="float" office:value="0.4135638" calcext:value-type="float">
            <text:p>0.4135638</text:p>
          </table:table-cell>
          <table:table-cell office:value-type="float" office:value="0.510553" calcext:value-type="float">
            <text:p>0.510553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3138873" calcext:value-type="float">
            <text:p>0.003138873</text:p>
          </table:table-cell>
          <table:table-cell office:value-type="float" office:value="1.894943E-015" calcext:value-type="float">
            <text:p>1.894943E-15</text:p>
          </table:table-cell>
          <table:table-cell office:value-type="float" office:value="1.920117E-015" calcext:value-type="float">
            <text:p>1.920117E-15</text:p>
          </table:table-cell>
          <table:table-cell office:value-type="float" office:value="1.968159E-015" calcext:value-type="float">
            <text:p>1.968159E-15</text:p>
          </table:table-cell>
          <table:table-cell office:value-type="float" office:value="1.971513E-015" calcext:value-type="float">
            <text:p>1.971513E-15</text:p>
          </table:table-cell>
          <table:table-cell office:value-type="float" office:value="9.493359E-016" calcext:value-type="float">
            <text:p>9.493359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0516601" calcext:value-type="float">
            <text:p>-0.000516601</text:p>
          </table:table-cell>
          <table:table-cell office:value-type="float" office:value="-0.0008212148" calcext:value-type="float">
            <text:p>-0.0008212148</text:p>
          </table:table-cell>
          <table:table-cell office:value-type="float" office:value="-0.001750011" calcext:value-type="float">
            <text:p>-0.001750011</text:p>
          </table:table-cell>
          <table:table-cell office:value-type="float" office:value="-0.01314407" calcext:value-type="float">
            <text:p>-0.01314407</text:p>
          </table:table-cell>
          <table:table-cell office:value-type="float" office:value="-0.01722997" calcext:value-type="float">
            <text:p>-0.01722997</text:p>
          </table:table-cell>
          <table:table-cell office:value-type="float" office:value="-0.01674159" calcext:value-type="float">
            <text:p>-0.01674159</text:p>
          </table:table-cell>
          <table:table-cell office:value-type="float" office:value="-0.01011426" calcext:value-type="float">
            <text:p>-0.01011426</text:p>
          </table:table-cell>
          <table:table-cell office:value-type="float" office:value="-0.01396824" calcext:value-type="float">
            <text:p>-0.01396824</text:p>
          </table:table-cell>
          <table:table-cell office:value-type="float" office:value="-0.007078238" calcext:value-type="float">
            <text:p>-0.007078238</text:p>
          </table:table-cell>
          <table:table-cell office:value-type="float" office:value="-0.003793668" calcext:value-type="float">
            <text:p>-0.003793668</text:p>
          </table:table-cell>
          <table:table-cell office:value-type="float" office:value="1310.934" calcext:value-type="float">
            <text:p>1310.934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3834146" calcext:value-type="float">
            <text:p>0.003834146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0.003138878" calcext:value-type="float">
            <text:p>0.00313887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082004" calcext:value-type="float">
            <text:p>23082004</text:p>
          </table:table-cell>
          <table:table-cell office:value-type="float" office:value="608.8814" calcext:value-type="float">
            <text:p>608.8814</text:p>
          </table:table-cell>
          <table:table-cell office:value-type="float" office:value="128.871" calcext:value-type="float">
            <text:p>128.871</text:p>
          </table:table-cell>
          <table:table-cell office:value-type="float" office:value="2.989806" calcext:value-type="float">
            <text:p>2.989806</text:p>
          </table:table-cell>
          <table:table-cell office:value-type="float" office:value="1267.386" calcext:value-type="float">
            <text:p>1267.386</text:p>
          </table:table-cell>
          <table:table-cell office:value-type="float" office:value="527.1775" calcext:value-type="float">
            <text:p>527.1775</text:p>
          </table:table-cell>
          <table:table-cell office:value-type="float" office:value="0" calcext:value-type="float">
            <text:p>0</text:p>
          </table:table-cell>
          <table:table-cell office:value-type="float" office:value="0.3331719" calcext:value-type="float">
            <text:p>0.3331719</text:p>
          </table:table-cell>
          <table:table-cell office:value-type="float" office:value="0.3344799" calcext:value-type="float">
            <text:p>0.3344799</text:p>
          </table:table-cell>
          <table:table-cell office:value-type="float" office:value="0.3367057" calcext:value-type="float">
            <text:p>0.3367057</text:p>
          </table:table-cell>
          <table:table-cell office:value-type="float" office:value="0.3393254" calcext:value-type="float">
            <text:p>0.3393254</text:p>
          </table:table-cell>
          <table:table-cell office:value-type="float" office:value="0.3404048" calcext:value-type="float">
            <text:p>0.3404048</text:p>
          </table:table-cell>
          <table:table-cell office:value-type="float" office:value="0.3406259" calcext:value-type="float">
            <text:p>0.3406259</text:p>
          </table:table-cell>
          <table:table-cell office:value-type="float" office:value="0.372966" calcext:value-type="float">
            <text:p>0.372966</text:p>
          </table:table-cell>
          <table:table-cell office:value-type="float" office:value="0.3624965" calcext:value-type="float">
            <text:p>0.3624965</text:p>
          </table:table-cell>
          <table:table-cell office:value-type="float" office:value="0.3874669" calcext:value-type="float">
            <text:p>0.3874669</text:p>
          </table:table-cell>
          <table:table-cell office:value-type="float" office:value="0.4137568" calcext:value-type="float">
            <text:p>0.4137568</text:p>
          </table:table-cell>
          <table:table-cell office:value-type="float" office:value="0.5107113" calcext:value-type="float">
            <text:p>0.510711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5195E-015" calcext:value-type="float">
            <text:p>1.895195E-15</text:p>
          </table:table-cell>
          <table:table-cell office:value-type="float" office:value="1.920107E-015" calcext:value-type="float">
            <text:p>1.920107E-15</text:p>
          </table:table-cell>
          <table:table-cell office:value-type="float" office:value="1.968138E-015" calcext:value-type="float">
            <text:p>1.968138E-15</text:p>
          </table:table-cell>
          <table:table-cell office:value-type="float" office:value="1.971499E-015" calcext:value-type="float">
            <text:p>1.971499E-15</text:p>
          </table:table-cell>
          <table:table-cell office:value-type="float" office:value="9.493253E-016" calcext:value-type="float">
            <text:p>9.493253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915875" calcext:value-type="float">
            <text:p>-0.00915875</text:p>
          </table:table-cell>
          <table:table-cell office:value-type="float" office:value="-0.008921598" calcext:value-type="float">
            <text:p>-0.008921598</text:p>
          </table:table-cell>
          <table:table-cell office:value-type="float" office:value="-0.008524353" calcext:value-type="float">
            <text:p>-0.008524353</text:p>
          </table:table-cell>
          <table:table-cell office:value-type="float" office:value="-0.008093992" calcext:value-type="float">
            <text:p>-0.008093992</text:p>
          </table:table-cell>
          <table:table-cell office:value-type="float" office:value="-0.00792239" calcext:value-type="float">
            <text:p>-0.00792239</text:p>
          </table:table-cell>
          <table:table-cell office:value-type="float" office:value="-0.007893664" calcext:value-type="float">
            <text:p>-0.007893664</text:p>
          </table:table-cell>
          <table:table-cell office:value-type="float" office:value="-0.00921211" calcext:value-type="float">
            <text:p>-0.00921211</text:p>
          </table:table-cell>
          <table:table-cell office:value-type="float" office:value="-0.01339911" calcext:value-type="float">
            <text:p>-0.01339911</text:p>
          </table:table-cell>
          <table:table-cell office:value-type="float" office:value="-0.007079412" calcext:value-type="float">
            <text:p>-0.007079412</text:p>
          </table:table-cell>
          <table:table-cell office:value-type="float" office:value="-0.003780623" calcext:value-type="float">
            <text:p>-0.003780623</text:p>
          </table:table-cell>
          <table:table-cell office:value-type="float" office:value="1319.732" calcext:value-type="float">
            <text:p>1319.732</text:p>
          </table:table-cell>
          <table:table-cell office:value-type="float" office:value="0" calcext:value-type="float">
            <text:p>0</text:p>
          </table:table-cell>
          <table:table-cell office:value-type="float" office:value="-0.009179438" calcext:value-type="float">
            <text:p>-0.009179438</text:p>
          </table:table-cell>
          <table:table-cell office:value-type="float" office:value="0.0002410306" calcext:value-type="float">
            <text:p>0.000241030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9414" calcext:value-type="float">
            <text:p>-1.22941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082004" calcext:value-type="float">
            <text:p>24082004</text:p>
          </table:table-cell>
          <table:table-cell office:value-type="float" office:value="619.4815" calcext:value-type="float">
            <text:p>619.4815</text:p>
          </table:table-cell>
          <table:table-cell office:value-type="float" office:value="130.0272" calcext:value-type="float">
            <text:p>130.0272</text:p>
          </table:table-cell>
          <table:table-cell office:value-type="float" office:value="2.989806" calcext:value-type="float">
            <text:p>2.989806</text:p>
          </table:table-cell>
          <table:table-cell office:value-type="float" office:value="1271.99" calcext:value-type="float">
            <text:p>1271.99</text:p>
          </table:table-cell>
          <table:table-cell office:value-type="float" office:value="532.0242" calcext:value-type="float">
            <text:p>532.0242</text:p>
          </table:table-cell>
          <table:table-cell office:value-type="float" office:value="0" calcext:value-type="float">
            <text:p>0</text:p>
          </table:table-cell>
          <table:table-cell office:value-type="float" office:value="0.3588226" calcext:value-type="float">
            <text:p>0.3588226</text:p>
          </table:table-cell>
          <table:table-cell office:value-type="float" office:value="0.359358" calcext:value-type="float">
            <text:p>0.359358</text:p>
          </table:table-cell>
          <table:table-cell office:value-type="float" office:value="0.3612702" calcext:value-type="float">
            <text:p>0.3612702</text:p>
          </table:table-cell>
          <table:table-cell office:value-type="float" office:value="0.3598901" calcext:value-type="float">
            <text:p>0.3598901</text:p>
          </table:table-cell>
          <table:table-cell office:value-type="float" office:value="0.3535939" calcext:value-type="float">
            <text:p>0.3535939</text:p>
          </table:table-cell>
          <table:table-cell office:value-type="float" office:value="0.3464927" calcext:value-type="float">
            <text:p>0.3464927</text:p>
          </table:table-cell>
          <table:table-cell office:value-type="float" office:value="0.3769903" calcext:value-type="float">
            <text:p>0.3769903</text:p>
          </table:table-cell>
          <table:table-cell office:value-type="float" office:value="0.3643102" calcext:value-type="float">
            <text:p>0.3643102</text:p>
          </table:table-cell>
          <table:table-cell office:value-type="float" office:value="0.3874798" calcext:value-type="float">
            <text:p>0.3874798</text:p>
          </table:table-cell>
          <table:table-cell office:value-type="float" office:value="0.4139484" calcext:value-type="float">
            <text:p>0.4139484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5429E-015" calcext:value-type="float">
            <text:p>1.895429E-15</text:p>
          </table:table-cell>
          <table:table-cell office:value-type="float" office:value="1.920102E-015" calcext:value-type="float">
            <text:p>1.920102E-15</text:p>
          </table:table-cell>
          <table:table-cell office:value-type="float" office:value="1.968121E-015" calcext:value-type="float">
            <text:p>1.968121E-15</text:p>
          </table:table-cell>
          <table:table-cell office:value-type="float" office:value="1.971485E-015" calcext:value-type="float">
            <text:p>1.971485E-15</text:p>
          </table:table-cell>
          <table:table-cell office:value-type="float" office:value="9.493149E-016" calcext:value-type="float">
            <text:p>9.493149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435965" calcext:value-type="float">
            <text:p>-0.005435965</text:p>
          </table:table-cell>
          <table:table-cell office:value-type="float" office:value="-0.005383861" calcext:value-type="float">
            <text:p>-0.005383861</text:p>
          </table:table-cell>
          <table:table-cell office:value-type="float" office:value="-0.005199849" calcext:value-type="float">
            <text:p>-0.005199849</text:p>
          </table:table-cell>
          <table:table-cell office:value-type="float" office:value="-0.005367354" calcext:value-type="float">
            <text:p>-0.005367354</text:p>
          </table:table-cell>
          <table:table-cell office:value-type="float" office:value="-0.00609823" calcext:value-type="float">
            <text:p>-0.00609823</text:p>
          </table:table-cell>
          <table:table-cell office:value-type="float" office:value="-0.007077049" calcext:value-type="float">
            <text:p>-0.007077049</text:p>
          </table:table-cell>
          <table:table-cell office:value-type="float" office:value="-0.008310642" calcext:value-type="float">
            <text:p>-0.008310642</text:p>
          </table:table-cell>
          <table:table-cell office:value-type="float" office:value="-0.0127712" calcext:value-type="float">
            <text:p>-0.0127712</text:p>
          </table:table-cell>
          <table:table-cell office:value-type="float" office:value="-0.007077347" calcext:value-type="float">
            <text:p>-0.007077347</text:p>
          </table:table-cell>
          <table:table-cell office:value-type="float" office:value="-0.003763726" calcext:value-type="float">
            <text:p>-0.003763726</text:p>
          </table:table-cell>
          <table:table-cell office:value-type="float" office:value="1328.385" calcext:value-type="float">
            <text:p>1328.385</text:p>
          </table:table-cell>
          <table:table-cell office:value-type="float" office:value="0" calcext:value-type="float">
            <text:p>0</text:p>
          </table:table-cell>
          <table:table-cell office:value-type="float" office:value="-0.005448693" calcext:value-type="float">
            <text:p>-0.005448693</text:p>
          </table:table-cell>
          <table:table-cell office:value-type="float" office:value="0.0002002694" calcext:value-type="float">
            <text:p>0.0002002694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12" calcext:value-type="float">
            <text:p>-1.22851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082004" calcext:value-type="float">
            <text:p>25082004</text:p>
          </table:table-cell>
          <table:table-cell office:value-type="float" office:value="619.6815" calcext:value-type="float">
            <text:p>619.6815</text:p>
          </table:table-cell>
          <table:table-cell office:value-type="float" office:value="132.7915" calcext:value-type="float">
            <text:p>132.7915</text:p>
          </table:table-cell>
          <table:table-cell office:value-type="float" office:value="2.989806" calcext:value-type="float">
            <text:p>2.989806</text:p>
          </table:table-cell>
          <table:table-cell office:value-type="float" office:value="1264.763" calcext:value-type="float">
            <text:p>1264.763</text:p>
          </table:table-cell>
          <table:table-cell office:value-type="float" office:value="536.6926" calcext:value-type="float">
            <text:p>536.6926</text:p>
          </table:table-cell>
          <table:table-cell office:value-type="float" office:value="0" calcext:value-type="float">
            <text:p>0</text:p>
          </table:table-cell>
          <table:table-cell office:value-type="float" office:value="0.1732137" calcext:value-type="float">
            <text:p>0.1732137</text:p>
          </table:table-cell>
          <table:table-cell office:value-type="float" office:value="0.3242109" calcext:value-type="float">
            <text:p>0.3242109</text:p>
          </table:table-cell>
          <table:table-cell office:value-type="float" office:value="0.3260719" calcext:value-type="float">
            <text:p>0.3260719</text:p>
          </table:table-cell>
          <table:table-cell office:value-type="float" office:value="0.3293661" calcext:value-type="float">
            <text:p>0.3293661</text:p>
          </table:table-cell>
          <table:table-cell office:value-type="float" office:value="0.3322131" calcext:value-type="float">
            <text:p>0.3322131</text:p>
          </table:table-cell>
          <table:table-cell office:value-type="float" office:value="0.3345362" calcext:value-type="float">
            <text:p>0.3345362</text:p>
          </table:table-cell>
          <table:table-cell office:value-type="float" office:value="0.3756026" calcext:value-type="float">
            <text:p>0.3756026</text:p>
          </table:table-cell>
          <table:table-cell office:value-type="float" office:value="0.3658143" calcext:value-type="float">
            <text:p>0.3658143</text:p>
          </table:table-cell>
          <table:table-cell office:value-type="float" office:value="0.3876449" calcext:value-type="float">
            <text:p>0.3876449</text:p>
          </table:table-cell>
          <table:table-cell office:value-type="float" office:value="0.4139483" calcext:value-type="float">
            <text:p>0.4139483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5687E-015" calcext:value-type="float">
            <text:p>1.895687E-15</text:p>
          </table:table-cell>
          <table:table-cell office:value-type="float" office:value="1.92009E-015" calcext:value-type="float">
            <text:p>1.92009E-15</text:p>
          </table:table-cell>
          <table:table-cell office:value-type="float" office:value="1.968103E-015" calcext:value-type="float">
            <text:p>1.968103E-15</text:p>
          </table:table-cell>
          <table:table-cell office:value-type="float" office:value="1.971468E-015" calcext:value-type="float">
            <text:p>1.971468E-15</text:p>
          </table:table-cell>
          <table:table-cell office:value-type="float" office:value="9.493035E-016" calcext:value-type="float">
            <text:p>9.493035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818722" calcext:value-type="float">
            <text:p>-0.5818722</text:p>
          </table:table-cell>
          <table:table-cell office:value-type="float" office:value="-0.0110919" calcext:value-type="float">
            <text:p>-0.0110919</text:p>
          </table:table-cell>
          <table:table-cell office:value-type="float" office:value="-0.01066838" calcext:value-type="float">
            <text:p>-0.01066838</text:p>
          </table:table-cell>
          <table:table-cell office:value-type="float" office:value="-0.009965166" calcext:value-type="float">
            <text:p>-0.009965166</text:p>
          </table:table-cell>
          <table:table-cell office:value-type="float" office:value="-0.009388174" calcext:value-type="float">
            <text:p>-0.009388174</text:p>
          </table:table-cell>
          <table:table-cell office:value-type="float" office:value="-0.008943141" calcext:value-type="float">
            <text:p>-0.008943141</text:p>
          </table:table-cell>
          <table:table-cell office:value-type="float" office:value="-0.008590837" calcext:value-type="float">
            <text:p>-0.008590837</text:p>
          </table:table-cell>
          <table:table-cell office:value-type="float" office:value="-0.01227375" calcext:value-type="float">
            <text:p>-0.01227375</text:p>
          </table:table-cell>
          <table:table-cell office:value-type="float" office:value="-0.007048578" calcext:value-type="float">
            <text:p>-0.007048578</text:p>
          </table:table-cell>
          <table:table-cell office:value-type="float" office:value="-0.003763621" calcext:value-type="float">
            <text:p>-0.003763621</text:p>
          </table:table-cell>
          <table:table-cell office:value-type="float" office:value="1336.641" calcext:value-type="float">
            <text:p>1336.641</text:p>
          </table:table-cell>
          <table:table-cell office:value-type="float" office:value="0" calcext:value-type="float">
            <text:p>0</text:p>
          </table:table-cell>
          <table:table-cell office:value-type="float" office:value="-1.181325" calcext:value-type="float">
            <text:p>-1.181325</text:p>
          </table:table-cell>
          <table:table-cell office:value-type="float" office:value="0.0001645073" calcext:value-type="float">
            <text:p>0.0001645073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7" calcext:value-type="float">
            <text:p>-1.22850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6082004" calcext:value-type="float">
            <text:p>26082004</text:p>
          </table:table-cell>
          <table:table-cell office:value-type="float" office:value="619.6815" calcext:value-type="float">
            <text:p>619.6815</text:p>
          </table:table-cell>
          <table:table-cell office:value-type="float" office:value="133.7012" calcext:value-type="float">
            <text:p>133.7012</text:p>
          </table:table-cell>
          <table:table-cell office:value-type="float" office:value="2.989806" calcext:value-type="float">
            <text:p>2.989806</text:p>
          </table:table-cell>
          <table:table-cell office:value-type="float" office:value="1260.746" calcext:value-type="float">
            <text:p>1260.746</text:p>
          </table:table-cell>
          <table:table-cell office:value-type="float" office:value="539.7986" calcext:value-type="float">
            <text:p>539.7986</text:p>
          </table:table-cell>
          <table:table-cell office:value-type="float" office:value="0" calcext:value-type="float">
            <text:p>0</text:p>
          </table:table-cell>
          <table:table-cell office:value-type="float" office:value="0.08779645" calcext:value-type="float">
            <text:p>0.08779645</text:p>
          </table:table-cell>
          <table:table-cell office:value-type="float" office:value="0.3130331" calcext:value-type="float">
            <text:p>0.3130331</text:p>
          </table:table-cell>
          <table:table-cell office:value-type="float" office:value="0.3142002" calcext:value-type="float">
            <text:p>0.3142002</text:p>
          </table:table-cell>
          <table:table-cell office:value-type="float" office:value="0.3163801" calcext:value-type="float">
            <text:p>0.3163801</text:p>
          </table:table-cell>
          <table:table-cell office:value-type="float" office:value="0.3188044" calcext:value-type="float">
            <text:p>0.3188044</text:p>
          </table:table-cell>
          <table:table-cell office:value-type="float" office:value="0.3215096" calcext:value-type="float">
            <text:p>0.3215096</text:p>
          </table:table-cell>
          <table:table-cell office:value-type="float" office:value="0.3677829" calcext:value-type="float">
            <text:p>0.3677829</text:p>
          </table:table-cell>
          <table:table-cell office:value-type="float" office:value="0.3664513" calcext:value-type="float">
            <text:p>0.3664513</text:p>
          </table:table-cell>
          <table:table-cell office:value-type="float" office:value="0.3878308" calcext:value-type="float">
            <text:p>0.3878308</text:p>
          </table:table-cell>
          <table:table-cell office:value-type="float" office:value="0.4139483" calcext:value-type="float">
            <text:p>0.4139483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5971E-015" calcext:value-type="float">
            <text:p>1.895971E-15</text:p>
          </table:table-cell>
          <table:table-cell office:value-type="float" office:value="1.920074E-015" calcext:value-type="float">
            <text:p>1.920074E-15</text:p>
          </table:table-cell>
          <table:table-cell office:value-type="float" office:value="1.968084E-015" calcext:value-type="float">
            <text:p>1.968084E-15</text:p>
          </table:table-cell>
          <table:table-cell office:value-type="float" office:value="1.97145E-015" calcext:value-type="float">
            <text:p>1.97145E-15</text:p>
          </table:table-cell>
          <table:table-cell office:value-type="float" office:value="9.492921E-016" calcext:value-type="float">
            <text:p>9.492921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8.81637" calcext:value-type="float">
            <text:p>-38.81637</text:p>
          </table:table-cell>
          <table:table-cell office:value-type="float" office:value="-0.01416561" calcext:value-type="float">
            <text:p>-0.01416561</text:p>
          </table:table-cell>
          <table:table-cell office:value-type="float" office:value="-0.01381299" calcext:value-type="float">
            <text:p>-0.01381299</text:p>
          </table:table-cell>
          <table:table-cell office:value-type="float" office:value="-0.01318728" calcext:value-type="float">
            <text:p>-0.01318728</text:p>
          </table:table-cell>
          <table:table-cell office:value-type="float" office:value="-0.01250824" calcext:value-type="float">
            <text:p>-0.01250824</text:p>
          </table:table-cell>
          <table:table-cell office:value-type="float" office:value="-0.01179175" calcext:value-type="float">
            <text:p>-0.01179175</text:p>
          </table:table-cell>
          <table:table-cell office:value-type="float" office:value="-0.0105202" calcext:value-type="float">
            <text:p>-0.0105202</text:p>
          </table:table-cell>
          <table:table-cell office:value-type="float" office:value="-0.01206709" calcext:value-type="float">
            <text:p>-0.01206709</text:p>
          </table:table-cell>
          <table:table-cell office:value-type="float" office:value="-0.007016235" calcext:value-type="float">
            <text:p>-0.007016235</text:p>
          </table:table-cell>
          <table:table-cell office:value-type="float" office:value="-0.0037636" calcext:value-type="float">
            <text:p>-0.0037636</text:p>
          </table:table-cell>
          <table:table-cell office:value-type="float" office:value="1343.339" calcext:value-type="float">
            <text:p>1343.339</text:p>
          </table:table-cell>
          <table:table-cell office:value-type="float" office:value="0" calcext:value-type="float">
            <text:p>0</text:p>
          </table:table-cell>
          <table:table-cell office:value-type="float" office:value="-14.37778" calcext:value-type="float">
            <text:p>-14.37778</text:p>
          </table:table-cell>
          <table:table-cell office:value-type="float" office:value="0.0001474497" calcext:value-type="float">
            <text:p>0.0001474497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6" calcext:value-type="float">
            <text:p>-1.22850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7082004" calcext:value-type="float">
            <text:p>27082004</text:p>
          </table:table-cell>
          <table:table-cell office:value-type="float" office:value="619.6815" calcext:value-type="float">
            <text:p>619.6815</text:p>
          </table:table-cell>
          <table:table-cell office:value-type="float" office:value="133.6953" calcext:value-type="float">
            <text:p>133.6953</text:p>
          </table:table-cell>
          <table:table-cell office:value-type="float" office:value="2.989806" calcext:value-type="float">
            <text:p>2.989806</text:p>
          </table:table-cell>
          <table:table-cell office:value-type="float" office:value="1258.755" calcext:value-type="float">
            <text:p>1258.755</text:p>
          </table:table-cell>
          <table:table-cell office:value-type="float" office:value="541.8008" calcext:value-type="float">
            <text:p>541.8008</text:p>
          </table:table-cell>
          <table:table-cell office:value-type="float" office:value="0" calcext:value-type="float">
            <text:p>0</text:p>
          </table:table-cell>
          <table:table-cell office:value-type="float" office:value="0.08884466" calcext:value-type="float">
            <text:p>0.08884466</text:p>
          </table:table-cell>
          <table:table-cell office:value-type="float" office:value="0.3063687" calcext:value-type="float">
            <text:p>0.3063687</text:p>
          </table:table-cell>
          <table:table-cell office:value-type="float" office:value="0.3073505" calcext:value-type="float">
            <text:p>0.3073505</text:p>
          </table:table-cell>
          <table:table-cell office:value-type="float" office:value="0.309211" calcext:value-type="float">
            <text:p>0.309211</text:p>
          </table:table-cell>
          <table:table-cell office:value-type="float" office:value="0.311343" calcext:value-type="float">
            <text:p>0.311343</text:p>
          </table:table-cell>
          <table:table-cell office:value-type="float" office:value="0.3138451" calcext:value-type="float">
            <text:p>0.3138451</text:p>
          </table:table-cell>
          <table:table-cell office:value-type="float" office:value="0.3616733" calcext:value-type="float">
            <text:p>0.3616733</text:p>
          </table:table-cell>
          <table:table-cell office:value-type="float" office:value="0.3662995" calcext:value-type="float">
            <text:p>0.3662995</text:p>
          </table:table-cell>
          <table:table-cell office:value-type="float" office:value="0.3879855" calcext:value-type="float">
            <text:p>0.3879855</text:p>
          </table:table-cell>
          <table:table-cell office:value-type="float" office:value="0.4139486" calcext:value-type="float">
            <text:p>0.4139486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6274E-015" calcext:value-type="float">
            <text:p>1.896274E-15</text:p>
          </table:table-cell>
          <table:table-cell office:value-type="float" office:value="1.920058E-015" calcext:value-type="float">
            <text:p>1.920058E-15</text:p>
          </table:table-cell>
          <table:table-cell office:value-type="float" office:value="1.968064E-015" calcext:value-type="float">
            <text:p>1.968064E-15</text:p>
          </table:table-cell>
          <table:table-cell office:value-type="float" office:value="1.97143E-015" calcext:value-type="float">
            <text:p>1.97143E-15</text:p>
          </table:table-cell>
          <table:table-cell office:value-type="float" office:value="9.492796E-016" calcext:value-type="float">
            <text:p>9.4927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5.42243" calcext:value-type="float">
            <text:p>-35.42243</text:p>
          </table:table-cell>
          <table:table-cell office:value-type="float" office:value="-0.01646336" calcext:value-type="float">
            <text:p>-0.01646336</text:p>
          </table:table-cell>
          <table:table-cell office:value-type="float" office:value="-0.01610856" calcext:value-type="float">
            <text:p>-0.01610856</text:p>
          </table:table-cell>
          <table:table-cell office:value-type="float" office:value="-0.01546884" calcext:value-type="float">
            <text:p>-0.01546884</text:p>
          </table:table-cell>
          <table:table-cell office:value-type="float" office:value="-0.01475032" calcext:value-type="float">
            <text:p>-0.01475032</text:p>
          </table:table-cell>
          <table:table-cell office:value-type="float" office:value="-0.01394903" calcext:value-type="float">
            <text:p>-0.01394903</text:p>
          </table:table-cell>
          <table:table-cell office:value-type="float" office:value="-0.01237027" calcext:value-type="float">
            <text:p>-0.01237027</text:p>
          </table:table-cell>
          <table:table-cell office:value-type="float" office:value="-0.01211335" calcext:value-type="float">
            <text:p>-0.01211335</text:p>
          </table:table-cell>
          <table:table-cell office:value-type="float" office:value="-0.006989372" calcext:value-type="float">
            <text:p>-0.006989372</text:p>
          </table:table-cell>
          <table:table-cell office:value-type="float" office:value="-0.003763582" calcext:value-type="float">
            <text:p>-0.003763582</text:p>
          </table:table-cell>
          <table:table-cell office:value-type="float" office:value="1348.915" calcext:value-type="float">
            <text:p>1348.915</text:p>
          </table:table-cell>
          <table:table-cell office:value-type="float" office:value="0" calcext:value-type="float">
            <text:p>0</text:p>
          </table:table-cell>
          <table:table-cell office:value-type="float" office:value="-17.20344" calcext:value-type="float">
            <text:p>-17.20344</text:p>
          </table:table-cell>
          <table:table-cell office:value-type="float" office:value="0.0001391809" calcext:value-type="float">
            <text:p>0.0001391809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5" calcext:value-type="float">
            <text:p>-1.22850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8082004" calcext:value-type="float">
            <text:p>28082004</text:p>
          </table:table-cell>
          <table:table-cell office:value-type="float" office:value="622.6816" calcext:value-type="float">
            <text:p>622.6816</text:p>
          </table:table-cell>
          <table:table-cell office:value-type="float" office:value="135.3205" calcext:value-type="float">
            <text:p>135.3205</text:p>
          </table:table-cell>
          <table:table-cell office:value-type="float" office:value="2.989806" calcext:value-type="float">
            <text:p>2.989806</text:p>
          </table:table-cell>
          <table:table-cell office:value-type="float" office:value="1258.917" calcext:value-type="float">
            <text:p>1258.917</text:p>
          </table:table-cell>
          <table:table-cell office:value-type="float" office:value="543.0173" calcext:value-type="float">
            <text:p>543.0173</text:p>
          </table:table-cell>
          <table:table-cell office:value-type="float" office:value="0" calcext:value-type="float">
            <text:p>0</text:p>
          </table:table-cell>
          <table:table-cell office:value-type="float" office:value="0.2254883" calcext:value-type="float">
            <text:p>0.2254883</text:p>
          </table:table-cell>
          <table:table-cell office:value-type="float" office:value="0.2991867" calcext:value-type="float">
            <text:p>0.2991867</text:p>
          </table:table-cell>
          <table:table-cell office:value-type="float" office:value="0.302497" calcext:value-type="float">
            <text:p>0.302497</text:p>
          </table:table-cell>
          <table:table-cell office:value-type="float" office:value="0.3051156" calcext:value-type="float">
            <text:p>0.3051156</text:p>
          </table:table-cell>
          <table:table-cell office:value-type="float" office:value="0.3072211" calcext:value-type="float">
            <text:p>0.3072211</text:p>
          </table:table-cell>
          <table:table-cell office:value-type="float" office:value="0.3095375" calcext:value-type="float">
            <text:p>0.3095375</text:p>
          </table:table-cell>
          <table:table-cell office:value-type="float" office:value="0.3578232" calcext:value-type="float">
            <text:p>0.3578232</text:p>
          </table:table-cell>
          <table:table-cell office:value-type="float" office:value="0.3657582" calcext:value-type="float">
            <text:p>0.3657582</text:p>
          </table:table-cell>
          <table:table-cell office:value-type="float" office:value="0.3880858" calcext:value-type="float">
            <text:p>0.3880858</text:p>
          </table:table-cell>
          <table:table-cell office:value-type="float" office:value="0.4139484" calcext:value-type="float">
            <text:p>0.4139484</text:p>
          </table:table-cell>
          <table:table-cell office:value-type="float" office:value="0.5107112" calcext:value-type="float">
            <text:p>0.5107112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6549E-015" calcext:value-type="float">
            <text:p>1.896549E-15</text:p>
          </table:table-cell>
          <table:table-cell office:value-type="float" office:value="1.920046E-015" calcext:value-type="float">
            <text:p>1.920046E-15</text:p>
          </table:table-cell>
          <table:table-cell office:value-type="float" office:value="1.968045E-015" calcext:value-type="float">
            <text:p>1.968045E-15</text:p>
          </table:table-cell>
          <table:table-cell office:value-type="float" office:value="1.971413E-015" calcext:value-type="float">
            <text:p>1.971413E-15</text:p>
          </table:table-cell>
          <table:table-cell office:value-type="float" office:value="9.492658E-016" calcext:value-type="float">
            <text:p>9.492658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169999" calcext:value-type="float">
            <text:p>-0.1169999</text:p>
          </table:table-cell>
          <table:table-cell office:value-type="float" office:value="-0.01940116" calcext:value-type="float">
            <text:p>-0.01940116</text:p>
          </table:table-cell>
          <table:table-cell office:value-type="float" office:value="-0.01798208" calcext:value-type="float">
            <text:p>-0.01798208</text:p>
          </table:table-cell>
          <table:table-cell office:value-type="float" office:value="-0.01696976" calcext:value-type="float">
            <text:p>-0.01696976</text:p>
          </table:table-cell>
          <table:table-cell office:value-type="float" office:value="-0.01618341" calcext:value-type="float">
            <text:p>-0.01618341</text:p>
          </table:table-cell>
          <table:table-cell office:value-type="float" office:value="-0.01535806" calcext:value-type="float">
            <text:p>-0.01535806</text:p>
          </table:table-cell>
          <table:table-cell office:value-type="float" office:value="-0.01372112" calcext:value-type="float">
            <text:p>-0.01372112</text:p>
          </table:table-cell>
          <table:table-cell office:value-type="float" office:value="-0.01228587" calcext:value-type="float">
            <text:p>-0.01228587</text:p>
          </table:table-cell>
          <table:table-cell office:value-type="float" office:value="-0.006971963" calcext:value-type="float">
            <text:p>-0.006971963</text:p>
          </table:table-cell>
          <table:table-cell office:value-type="float" office:value="-0.0037636" calcext:value-type="float">
            <text:p>-0.0037636</text:p>
          </table:table-cell>
          <table:table-cell office:value-type="float" office:value="1353.688" calcext:value-type="float">
            <text:p>1353.688</text:p>
          </table:table-cell>
          <table:table-cell office:value-type="float" office:value="0" calcext:value-type="float">
            <text:p>0</text:p>
          </table:table-cell>
          <table:table-cell office:value-type="float" office:value="-0.0149064" calcext:value-type="float">
            <text:p>-0.0149064</text:p>
          </table:table-cell>
          <table:table-cell office:value-type="float" office:value="0.0001210831" calcext:value-type="float">
            <text:p>0.0001210831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6" calcext:value-type="float">
            <text:p>-1.22850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9082004" calcext:value-type="float">
            <text:p>29082004</text:p>
          </table:table-cell>
          <table:table-cell office:value-type="float" office:value="623.0816" calcext:value-type="float">
            <text:p>623.0816</text:p>
          </table:table-cell>
          <table:table-cell office:value-type="float" office:value="137.3316" calcext:value-type="float">
            <text:p>137.3316</text:p>
          </table:table-cell>
          <table:table-cell office:value-type="float" office:value="2.989806" calcext:value-type="float">
            <text:p>2.989806</text:p>
          </table:table-cell>
          <table:table-cell office:value-type="float" office:value="1256.699" calcext:value-type="float">
            <text:p>1256.699</text:p>
          </table:table-cell>
          <table:table-cell office:value-type="float" office:value="543.6246" calcext:value-type="float">
            <text:p>543.6246</text:p>
          </table:table-cell>
          <table:table-cell office:value-type="float" office:value="0" calcext:value-type="float">
            <text:p>0</text:p>
          </table:table-cell>
          <table:table-cell office:value-type="float" office:value="0.09366228" calcext:value-type="float">
            <text:p>0.09366228</text:p>
          </table:table-cell>
          <table:table-cell office:value-type="float" office:value="0.2998046" calcext:value-type="float">
            <text:p>0.2998046</text:p>
          </table:table-cell>
          <table:table-cell office:value-type="float" office:value="0.3006958" calcext:value-type="float">
            <text:p>0.3006958</text:p>
          </table:table-cell>
          <table:table-cell office:value-type="float" office:value="0.302616" calcext:value-type="float">
            <text:p>0.302616</text:p>
          </table:table-cell>
          <table:table-cell office:value-type="float" office:value="0.3047015" calcext:value-type="float">
            <text:p>0.3047015</text:p>
          </table:table-cell>
          <table:table-cell office:value-type="float" office:value="0.3069265" calcext:value-type="float">
            <text:p>0.3069265</text:p>
          </table:table-cell>
          <table:table-cell office:value-type="float" office:value="0.355353" calcext:value-type="float">
            <text:p>0.355353</text:p>
          </table:table-cell>
          <table:table-cell office:value-type="float" office:value="0.3650955" calcext:value-type="float">
            <text:p>0.3650955</text:p>
          </table:table-cell>
          <table:table-cell office:value-type="float" office:value="0.3881309" calcext:value-type="float">
            <text:p>0.3881309</text:p>
          </table:table-cell>
          <table:table-cell office:value-type="float" office:value="0.4139486" calcext:value-type="float">
            <text:p>0.4139486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6802E-015" calcext:value-type="float">
            <text:p>1.896802E-15</text:p>
          </table:table-cell>
          <table:table-cell office:value-type="float" office:value="1.920036E-015" calcext:value-type="float">
            <text:p>1.920036E-15</text:p>
          </table:table-cell>
          <table:table-cell office:value-type="float" office:value="1.968029E-015" calcext:value-type="float">
            <text:p>1.968029E-15</text:p>
          </table:table-cell>
          <table:table-cell office:value-type="float" office:value="1.971396E-015" calcext:value-type="float">
            <text:p>1.971396E-15</text:p>
          </table:table-cell>
          <table:table-cell office:value-type="float" office:value="9.492544E-016" calcext:value-type="float">
            <text:p>9.492544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5.05706" calcext:value-type="float">
            <text:p>-25.05706</text:p>
          </table:table-cell>
          <table:table-cell office:value-type="float" office:value="-0.01915801" calcext:value-type="float">
            <text:p>-0.01915801</text:p>
          </table:table-cell>
          <table:table-cell office:value-type="float" office:value="-0.01877195" calcext:value-type="float">
            <text:p>-0.01877195</text:p>
          </table:table-cell>
          <table:table-cell office:value-type="float" office:value="-0.01797692" calcext:value-type="float">
            <text:p>-0.01797692</text:p>
          </table:table-cell>
          <table:table-cell office:value-type="float" office:value="-0.01714023" calcext:value-type="float">
            <text:p>-0.01714023</text:p>
          </table:table-cell>
          <table:table-cell office:value-type="float" office:value="-0.01629185" calcext:value-type="float">
            <text:p>-0.01629185</text:p>
          </table:table-cell>
          <table:table-cell office:value-type="float" office:value="-0.014672" calcext:value-type="float">
            <text:p>-0.014672</text:p>
          </table:table-cell>
          <table:table-cell office:value-type="float" office:value="-0.01250151" calcext:value-type="float">
            <text:p>-0.01250151</text:p>
          </table:table-cell>
          <table:table-cell office:value-type="float" office:value="-0.006964115" calcext:value-type="float">
            <text:p>-0.006964115</text:p>
          </table:table-cell>
          <table:table-cell office:value-type="float" office:value="-0.003763584" calcext:value-type="float">
            <text:p>-0.003763584</text:p>
          </table:table-cell>
          <table:table-cell office:value-type="float" office:value="1357.858" calcext:value-type="float">
            <text:p>1357.858</text:p>
          </table:table-cell>
          <table:table-cell office:value-type="float" office:value="0" calcext:value-type="float">
            <text:p>0</text:p>
          </table:table-cell>
          <table:table-cell office:value-type="float" office:value="-5.689404" calcext:value-type="float">
            <text:p>-5.689404</text:p>
          </table:table-cell>
          <table:table-cell office:value-type="float" office:value="0.0001070155" calcext:value-type="float">
            <text:p>0.000107015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5" calcext:value-type="float">
            <text:p>-1.22850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0082004" calcext:value-type="float">
            <text:p>30082004</text:p>
          </table:table-cell>
          <table:table-cell office:value-type="float" office:value="623.0816" calcext:value-type="float">
            <text:p>623.0816</text:p>
          </table:table-cell>
          <table:table-cell office:value-type="float" office:value="137.4362" calcext:value-type="float">
            <text:p>137.4362</text:p>
          </table:table-cell>
          <table:table-cell office:value-type="float" office:value="2.989806" calcext:value-type="float">
            <text:p>2.989806</text:p>
          </table:table-cell>
          <table:table-cell office:value-type="float" office:value="1256.228" calcext:value-type="float">
            <text:p>1256.228</text:p>
          </table:table-cell>
          <table:table-cell office:value-type="float" office:value="543.9944" calcext:value-type="float">
            <text:p>543.9944</text:p>
          </table:table-cell>
          <table:table-cell office:value-type="float" office:value="0" calcext:value-type="float">
            <text:p>0</text:p>
          </table:table-cell>
          <table:table-cell office:value-type="float" office:value="0.08432467" calcext:value-type="float">
            <text:p>0.08432467</text:p>
          </table:table-cell>
          <table:table-cell office:value-type="float" office:value="0.3001024" calcext:value-type="float">
            <text:p>0.3001024</text:p>
          </table:table-cell>
          <table:table-cell office:value-type="float" office:value="0.3008721" calcext:value-type="float">
            <text:p>0.3008721</text:p>
          </table:table-cell>
          <table:table-cell office:value-type="float" office:value="0.3021306" calcext:value-type="float">
            <text:p>0.3021306</text:p>
          </table:table-cell>
          <table:table-cell office:value-type="float" office:value="0.3037507" calcext:value-type="float">
            <text:p>0.3037507</text:p>
          </table:table-cell>
          <table:table-cell office:value-type="float" office:value="0.3057064" calcext:value-type="float">
            <text:p>0.3057064</text:p>
          </table:table-cell>
          <table:table-cell office:value-type="float" office:value="0.3538073" calcext:value-type="float">
            <text:p>0.3538073</text:p>
          </table:table-cell>
          <table:table-cell office:value-type="float" office:value="0.364432" calcext:value-type="float">
            <text:p>0.364432</text:p>
          </table:table-cell>
          <table:table-cell office:value-type="float" office:value="0.3881297" calcext:value-type="float">
            <text:p>0.3881297</text:p>
          </table:table-cell>
          <table:table-cell office:value-type="float" office:value="0.4139485" calcext:value-type="float">
            <text:p>0.4139485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7068E-015" calcext:value-type="float">
            <text:p>1.897068E-15</text:p>
          </table:table-cell>
          <table:table-cell office:value-type="float" office:value="1.920025E-015" calcext:value-type="float">
            <text:p>1.920025E-15</text:p>
          </table:table-cell>
          <table:table-cell office:value-type="float" office:value="1.968012E-015" calcext:value-type="float">
            <text:p>1.968012E-15</text:p>
          </table:table-cell>
          <table:table-cell office:value-type="float" office:value="1.971377E-015" calcext:value-type="float">
            <text:p>1.971377E-15</text:p>
          </table:table-cell>
          <table:table-cell office:value-type="float" office:value="9.492445E-016" calcext:value-type="float">
            <text:p>9.492445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8.63564" calcext:value-type="float">
            <text:p>-48.63564</text:p>
          </table:table-cell>
          <table:table-cell office:value-type="float" office:value="-0.01902506" calcext:value-type="float">
            <text:p>-0.01902506</text:p>
          </table:table-cell>
          <table:table-cell office:value-type="float" office:value="-0.01869516" calcext:value-type="float">
            <text:p>-0.01869516</text:p>
          </table:table-cell>
          <table:table-cell office:value-type="float" office:value="-0.01818052" calcext:value-type="float">
            <text:p>-0.01818052</text:p>
          </table:table-cell>
          <table:table-cell office:value-type="float" office:value="-0.01751907" calcext:value-type="float">
            <text:p>-0.01751907</text:p>
          </table:table-cell>
          <table:table-cell office:value-type="float" office:value="-0.01675155" calcext:value-type="float">
            <text:p>-0.01675155</text:p>
          </table:table-cell>
          <table:table-cell office:value-type="float" office:value="-0.01530501" calcext:value-type="float">
            <text:p>-0.01530501</text:p>
          </table:table-cell>
          <table:table-cell office:value-type="float" office:value="-0.0127219" calcext:value-type="float">
            <text:p>-0.0127219</text:p>
          </table:table-cell>
          <table:table-cell office:value-type="float" office:value="-0.006964255" calcext:value-type="float">
            <text:p>-0.006964255</text:p>
          </table:table-cell>
          <table:table-cell office:value-type="float" office:value="-0.003763589" calcext:value-type="float">
            <text:p>-0.003763589</text:p>
          </table:table-cell>
          <table:table-cell office:value-type="float" office:value="1361.788" calcext:value-type="float">
            <text:p>1361.788</text:p>
          </table:table-cell>
          <table:table-cell office:value-type="float" office:value="0" calcext:value-type="float">
            <text:p>0</text:p>
          </table:table-cell>
          <table:table-cell office:value-type="float" office:value="-19.42354" calcext:value-type="float">
            <text:p>-19.42354</text:p>
          </table:table-cell>
          <table:table-cell office:value-type="float" office:value="0.0001004605" calcext:value-type="float">
            <text:p>0.00010046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5" calcext:value-type="float">
            <text:p>-1.22850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1082004" calcext:value-type="float">
            <text:p>31082004</text:p>
          </table:table-cell>
          <table:table-cell office:value-type="float" office:value="623.0816" calcext:value-type="float">
            <text:p>623.0816</text:p>
          </table:table-cell>
          <table:table-cell office:value-type="float" office:value="137.4137" calcext:value-type="float">
            <text:p>137.4137</text:p>
          </table:table-cell>
          <table:table-cell office:value-type="float" office:value="2.989806" calcext:value-type="float">
            <text:p>2.989806</text:p>
          </table:table-cell>
          <table:table-cell office:value-type="float" office:value="1256.01" calcext:value-type="float">
            <text:p>1256.01</text:p>
          </table:table-cell>
          <table:table-cell office:value-type="float" office:value="544.2346" calcext:value-type="float">
            <text:p>544.2346</text:p>
          </table:table-cell>
          <table:table-cell office:value-type="float" office:value="0" calcext:value-type="float">
            <text:p>0</text:p>
          </table:table-cell>
          <table:table-cell office:value-type="float" office:value="0.08659821" calcext:value-type="float">
            <text:p>0.08659821</text:p>
          </table:table-cell>
          <table:table-cell office:value-type="float" office:value="0.3000893" calcext:value-type="float">
            <text:p>0.3000893</text:p>
          </table:table-cell>
          <table:table-cell office:value-type="float" office:value="0.3008788" calcext:value-type="float">
            <text:p>0.3008788</text:p>
          </table:table-cell>
          <table:table-cell office:value-type="float" office:value="0.3021243" calcext:value-type="float">
            <text:p>0.3021243</text:p>
          </table:table-cell>
          <table:table-cell office:value-type="float" office:value="0.3033887" calcext:value-type="float">
            <text:p>0.3033887</text:p>
          </table:table-cell>
          <table:table-cell office:value-type="float" office:value="0.305036" calcext:value-type="float">
            <text:p>0.305036</text:p>
          </table:table-cell>
          <table:table-cell office:value-type="float" office:value="0.3529703" calcext:value-type="float">
            <text:p>0.3529703</text:p>
          </table:table-cell>
          <table:table-cell office:value-type="float" office:value="0.363856" calcext:value-type="float">
            <text:p>0.363856</text:p>
          </table:table-cell>
          <table:table-cell office:value-type="float" office:value="0.388094" calcext:value-type="float">
            <text:p>0.388094</text:p>
          </table:table-cell>
          <table:table-cell office:value-type="float" office:value="0.4139486" calcext:value-type="float">
            <text:p>0.4139486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7336E-015" calcext:value-type="float">
            <text:p>1.897336E-15</text:p>
          </table:table-cell>
          <table:table-cell office:value-type="float" office:value="1.920011E-015" calcext:value-type="float">
            <text:p>1.920011E-15</text:p>
          </table:table-cell>
          <table:table-cell office:value-type="float" office:value="1.967993E-015" calcext:value-type="float">
            <text:p>1.967993E-15</text:p>
          </table:table-cell>
          <table:table-cell office:value-type="float" office:value="1.971362E-015" calcext:value-type="float">
            <text:p>1.971362E-15</text:p>
          </table:table-cell>
          <table:table-cell office:value-type="float" office:value="9.492329E-016" calcext:value-type="float">
            <text:p>9.492329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1.58991" calcext:value-type="float">
            <text:p>-41.58991</text:p>
          </table:table-cell>
          <table:table-cell office:value-type="float" office:value="-0.01902832" calcext:value-type="float">
            <text:p>-0.01902832</text:p>
          </table:table-cell>
          <table:table-cell office:value-type="float" office:value="-0.01869198" calcext:value-type="float">
            <text:p>-0.01869198</text:p>
          </table:table-cell>
          <table:table-cell office:value-type="float" office:value="-0.01818428" calcext:value-type="float">
            <text:p>-0.01818428</text:p>
          </table:table-cell>
          <table:table-cell office:value-type="float" office:value="-0.01766575" calcext:value-type="float">
            <text:p>-0.01766575</text:p>
          </table:table-cell>
          <table:table-cell office:value-type="float" office:value="-0.0170097" calcext:value-type="float">
            <text:p>-0.0170097</text:p>
          </table:table-cell>
          <table:table-cell office:value-type="float" office:value="-0.01566078" calcext:value-type="float">
            <text:p>-0.01566078</text:p>
          </table:table-cell>
          <table:table-cell office:value-type="float" office:value="-0.01291711" calcext:value-type="float">
            <text:p>-0.01291711</text:p>
          </table:table-cell>
          <table:table-cell office:value-type="float" office:value="-0.006970354" calcext:value-type="float">
            <text:p>-0.006970354</text:p>
          </table:table-cell>
          <table:table-cell office:value-type="float" office:value="-0.003763589" calcext:value-type="float">
            <text:p>-0.003763589</text:p>
          </table:table-cell>
          <table:table-cell office:value-type="float" office:value="1365.594" calcext:value-type="float">
            <text:p>1365.594</text:p>
          </table:table-cell>
          <table:table-cell office:value-type="float" office:value="0" calcext:value-type="float">
            <text:p>0</text:p>
          </table:table-cell>
          <table:table-cell office:value-type="float" office:value="-15.72076" calcext:value-type="float">
            <text:p>-15.72076</text:p>
          </table:table-cell>
          <table:table-cell office:value-type="float" office:value="0.00009633729" calcext:value-type="float">
            <text:p>9.633729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5" calcext:value-type="float">
            <text:p>-1.22850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92004" calcext:value-type="float">
            <text:p>1092004</text:p>
          </table:table-cell>
          <table:table-cell office:value-type="float" office:value="628.2816" calcext:value-type="float">
            <text:p>628.2816</text:p>
          </table:table-cell>
          <table:table-cell office:value-type="float" office:value="138.5072" calcext:value-type="float">
            <text:p>138.5072</text:p>
          </table:table-cell>
          <table:table-cell office:value-type="float" office:value="2.989806" calcext:value-type="float">
            <text:p>2.989806</text:p>
          </table:table-cell>
          <table:table-cell office:value-type="float" office:value="1259.937" calcext:value-type="float">
            <text:p>1259.937</text:p>
          </table:table-cell>
          <table:table-cell office:value-type="float" office:value="544.415" calcext:value-type="float">
            <text:p>544.415</text:p>
          </table:table-cell>
          <table:table-cell office:value-type="float" office:value="0" calcext:value-type="float">
            <text:p>0</text:p>
          </table:table-cell>
          <table:table-cell office:value-type="float" office:value="0.348993" calcext:value-type="float">
            <text:p>0.348993</text:p>
          </table:table-cell>
          <table:table-cell office:value-type="float" office:value="0.3453559" calcext:value-type="float">
            <text:p>0.3453559</text:p>
          </table:table-cell>
          <table:table-cell office:value-type="float" office:value="0.312143" calcext:value-type="float">
            <text:p>0.312143</text:p>
          </table:table-cell>
          <table:table-cell office:value-type="float" office:value="0.302934" calcext:value-type="float">
            <text:p>0.302934</text:p>
          </table:table-cell>
          <table:table-cell office:value-type="float" office:value="0.3032232" calcext:value-type="float">
            <text:p>0.3032232</text:p>
          </table:table-cell>
          <table:table-cell office:value-type="float" office:value="0.3047898" calcext:value-type="float">
            <text:p>0.3047898</text:p>
          </table:table-cell>
          <table:table-cell office:value-type="float" office:value="0.3529561" calcext:value-type="float">
            <text:p>0.3529561</text:p>
          </table:table-cell>
          <table:table-cell office:value-type="float" office:value="0.3634065" calcext:value-type="float">
            <text:p>0.3634065</text:p>
          </table:table-cell>
          <table:table-cell office:value-type="float" office:value="0.3880376" calcext:value-type="float">
            <text:p>0.3880376</text:p>
          </table:table-cell>
          <table:table-cell office:value-type="float" office:value="0.4139484" calcext:value-type="float">
            <text:p>0.4139484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7572E-015" calcext:value-type="float">
            <text:p>1.897572E-15</text:p>
          </table:table-cell>
          <table:table-cell office:value-type="float" office:value="1.920003E-015" calcext:value-type="float">
            <text:p>1.920003E-15</text:p>
          </table:table-cell>
          <table:table-cell office:value-type="float" office:value="1.967976E-015" calcext:value-type="float">
            <text:p>1.967976E-15</text:p>
          </table:table-cell>
          <table:table-cell office:value-type="float" office:value="1.971348E-015" calcext:value-type="float">
            <text:p>1.971348E-15</text:p>
          </table:table-cell>
          <table:table-cell office:value-type="float" office:value="9.492209E-016" calcext:value-type="float">
            <text:p>9.492209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6390003" calcext:value-type="float">
            <text:p>-0.006390003</text:p>
          </table:table-cell>
          <table:table-cell office:value-type="float" office:value="-0.00687303" calcext:value-type="float">
            <text:p>-0.00687303</text:p>
          </table:table-cell>
          <table:table-cell office:value-type="float" office:value="-0.01476634" calcext:value-type="float">
            <text:p>-0.01476634</text:p>
          </table:table-cell>
          <table:table-cell office:value-type="float" office:value="-0.01792468" calcext:value-type="float">
            <text:p>-0.01792468</text:p>
          </table:table-cell>
          <table:table-cell office:value-type="float" office:value="-0.01773886" calcext:value-type="float">
            <text:p>-0.01773886</text:p>
          </table:table-cell>
          <table:table-cell office:value-type="float" office:value="-0.01710704" calcext:value-type="float">
            <text:p>-0.01710704</text:p>
          </table:table-cell>
          <table:table-cell office:value-type="float" office:value="-0.01566588" calcext:value-type="float">
            <text:p>-0.01566588</text:p>
          </table:table-cell>
          <table:table-cell office:value-type="float" office:value="-0.01307181" calcext:value-type="float">
            <text:p>-0.01307181</text:p>
          </table:table-cell>
          <table:table-cell office:value-type="float" office:value="-0.006980043" calcext:value-type="float">
            <text:p>-0.006980043</text:p>
          </table:table-cell>
          <table:table-cell office:value-type="float" office:value="-0.003763573" calcext:value-type="float">
            <text:p>-0.003763573</text:p>
          </table:table-cell>
          <table:table-cell office:value-type="float" office:value="1369.342" calcext:value-type="float">
            <text:p>1369.342</text:p>
          </table:table-cell>
          <table:table-cell office:value-type="float" office:value="0" calcext:value-type="float">
            <text:p>0</text:p>
          </table:table-cell>
          <table:table-cell office:value-type="float" office:value="-0.006395319" calcext:value-type="float">
            <text:p>-0.006395319</text:p>
          </table:table-cell>
          <table:table-cell office:value-type="float" office:value="0.00008539553" calcext:value-type="float">
            <text:p>8.539553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4" calcext:value-type="float">
            <text:p>-1.22850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92004" calcext:value-type="float">
            <text:p>2092004</text:p>
          </table:table-cell>
          <table:table-cell office:value-type="float" office:value="629.8815" calcext:value-type="float">
            <text:p>629.8815</text:p>
          </table:table-cell>
          <table:table-cell office:value-type="float" office:value="140.494" calcext:value-type="float">
            <text:p>140.494</text:p>
          </table:table-cell>
          <table:table-cell office:value-type="float" office:value="2.989806" calcext:value-type="float">
            <text:p>2.989806</text:p>
          </table:table-cell>
          <table:table-cell office:value-type="float" office:value="1258.626" calcext:value-type="float">
            <text:p>1258.626</text:p>
          </table:table-cell>
          <table:table-cell office:value-type="float" office:value="545.3425" calcext:value-type="float">
            <text:p>545.3425</text:p>
          </table:table-cell>
          <table:table-cell office:value-type="float" office:value="0" calcext:value-type="float">
            <text:p>0</text:p>
          </table:table-cell>
          <table:table-cell office:value-type="float" office:value="0.3033636" calcext:value-type="float">
            <text:p>0.3033636</text:p>
          </table:table-cell>
          <table:table-cell office:value-type="float" office:value="0.3041508" calcext:value-type="float">
            <text:p>0.3041508</text:p>
          </table:table-cell>
          <table:table-cell office:value-type="float" office:value="0.3043823" calcext:value-type="float">
            <text:p>0.3043823</text:p>
          </table:table-cell>
          <table:table-cell office:value-type="float" office:value="0.3051602" calcext:value-type="float">
            <text:p>0.3051602</text:p>
          </table:table-cell>
          <table:table-cell office:value-type="float" office:value="0.3053885" calcext:value-type="float">
            <text:p>0.3053885</text:p>
          </table:table-cell>
          <table:table-cell office:value-type="float" office:value="0.3059614" calcext:value-type="float">
            <text:p>0.3059614</text:p>
          </table:table-cell>
          <table:table-cell office:value-type="float" office:value="0.3526746" calcext:value-type="float">
            <text:p>0.3526746</text:p>
          </table:table-cell>
          <table:table-cell office:value-type="float" office:value="0.3630703" calcext:value-type="float">
            <text:p>0.3630703</text:p>
          </table:table-cell>
          <table:table-cell office:value-type="float" office:value="0.3879719" calcext:value-type="float">
            <text:p>0.3879719</text:p>
          </table:table-cell>
          <table:table-cell office:value-type="float" office:value="0.4139487" calcext:value-type="float">
            <text:p>0.4139487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7785E-015" calcext:value-type="float">
            <text:p>1.897785E-15</text:p>
          </table:table-cell>
          <table:table-cell office:value-type="float" office:value="1.919994E-015" calcext:value-type="float">
            <text:p>1.919994E-15</text:p>
          </table:table-cell>
          <table:table-cell office:value-type="float" office:value="1.967964E-015" calcext:value-type="float">
            <text:p>1.967964E-15</text:p>
          </table:table-cell>
          <table:table-cell office:value-type="float" office:value="1.971327E-015" calcext:value-type="float">
            <text:p>1.971327E-15</text:p>
          </table:table-cell>
          <table:table-cell office:value-type="float" office:value="9.492175E-016" calcext:value-type="float">
            <text:p>9.492175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750227" calcext:value-type="float">
            <text:p>-0.01750227</text:p>
          </table:table-cell>
          <table:table-cell office:value-type="float" office:value="-0.01728036" calcext:value-type="float">
            <text:p>-0.01728036</text:p>
          </table:table-cell>
          <table:table-cell office:value-type="float" office:value="-0.01724048" calcext:value-type="float">
            <text:p>-0.01724048</text:p>
          </table:table-cell>
          <table:table-cell office:value-type="float" office:value="-0.0169517" calcext:value-type="float">
            <text:p>-0.0169517</text:p>
          </table:table-cell>
          <table:table-cell office:value-type="float" office:value="-0.01687499" calcext:value-type="float">
            <text:p>-0.01687499</text:p>
          </table:table-cell>
          <table:table-cell office:value-type="float" office:value="-0.01665886" calcext:value-type="float">
            <text:p>-0.01665886</text:p>
          </table:table-cell>
          <table:table-cell office:value-type="float" office:value="-0.01579047" calcext:value-type="float">
            <text:p>-0.01579047</text:p>
          </table:table-cell>
          <table:table-cell office:value-type="float" office:value="-0.01318878" calcext:value-type="float">
            <text:p>-0.01318878</text:p>
          </table:table-cell>
          <table:table-cell office:value-type="float" office:value="-0.006991378" calcext:value-type="float">
            <text:p>-0.006991378</text:p>
          </table:table-cell>
          <table:table-cell office:value-type="float" office:value="-0.003763578" calcext:value-type="float">
            <text:p>-0.003763578</text:p>
          </table:table-cell>
          <table:table-cell office:value-type="float" office:value="1373.832" calcext:value-type="float">
            <text:p>1373.832</text:p>
          </table:table-cell>
          <table:table-cell office:value-type="float" office:value="0" calcext:value-type="float">
            <text:p>0</text:p>
          </table:table-cell>
          <table:table-cell office:value-type="float" office:value="-0.01625415" calcext:value-type="float">
            <text:p>-0.01625415</text:p>
          </table:table-cell>
          <table:table-cell office:value-type="float" office:value="0.00006258441" calcext:value-type="float">
            <text:p>6.258441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5" calcext:value-type="float">
            <text:p>-1.22850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092004" calcext:value-type="float">
            <text:p>3092004</text:p>
          </table:table-cell>
          <table:table-cell office:value-type="float" office:value="630.0816" calcext:value-type="float">
            <text:p>630.0816</text:p>
          </table:table-cell>
          <table:table-cell office:value-type="float" office:value="143.1781" calcext:value-type="float">
            <text:p>143.1781</text:p>
          </table:table-cell>
          <table:table-cell office:value-type="float" office:value="2.989806" calcext:value-type="float">
            <text:p>2.989806</text:p>
          </table:table-cell>
          <table:table-cell office:value-type="float" office:value="1255.747" calcext:value-type="float">
            <text:p>1255.747</text:p>
          </table:table-cell>
          <table:table-cell office:value-type="float" office:value="545.7412" calcext:value-type="float">
            <text:p>545.7412</text:p>
          </table:table-cell>
          <table:table-cell office:value-type="float" office:value="0" calcext:value-type="float">
            <text:p>0</text:p>
          </table:table-cell>
          <table:table-cell office:value-type="float" office:value="0.08908655" calcext:value-type="float">
            <text:p>0.08908655</text:p>
          </table:table-cell>
          <table:table-cell office:value-type="float" office:value="0.2996247" calcext:value-type="float">
            <text:p>0.2996247</text:p>
          </table:table-cell>
          <table:table-cell office:value-type="float" office:value="0.3005035" calcext:value-type="float">
            <text:p>0.3005035</text:p>
          </table:table-cell>
          <table:table-cell office:value-type="float" office:value="0.3021965" calcext:value-type="float">
            <text:p>0.3021965</text:p>
          </table:table-cell>
          <table:table-cell office:value-type="float" office:value="0.303766" calcext:value-type="float">
            <text:p>0.303766</text:p>
          </table:table-cell>
          <table:table-cell office:value-type="float" office:value="0.305275" calcext:value-type="float">
            <text:p>0.305275</text:p>
          </table:table-cell>
          <table:table-cell office:value-type="float" office:value="0.3525436" calcext:value-type="float">
            <text:p>0.3525436</text:p>
          </table:table-cell>
          <table:table-cell office:value-type="float" office:value="0.3628169" calcext:value-type="float">
            <text:p>0.3628169</text:p>
          </table:table-cell>
          <table:table-cell office:value-type="float" office:value="0.3879036" calcext:value-type="float">
            <text:p>0.3879036</text:p>
          </table:table-cell>
          <table:table-cell office:value-type="float" office:value="0.4139486" calcext:value-type="float">
            <text:p>0.4139486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7993E-015" calcext:value-type="float">
            <text:p>1.897993E-15</text:p>
          </table:table-cell>
          <table:table-cell office:value-type="float" office:value="1.919984E-015" calcext:value-type="float">
            <text:p>1.919984E-15</text:p>
          </table:table-cell>
          <table:table-cell office:value-type="float" office:value="1.967953E-015" calcext:value-type="float">
            <text:p>1.967953E-15</text:p>
          </table:table-cell>
          <table:table-cell office:value-type="float" office:value="1.971306E-015" calcext:value-type="float">
            <text:p>1.971306E-15</text:p>
          </table:table-cell>
          <table:table-cell office:value-type="float" office:value="9.49213E-016" calcext:value-type="float">
            <text:p>9.49213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4.35835" calcext:value-type="float">
            <text:p>-34.35835</text:p>
          </table:table-cell>
          <table:table-cell office:value-type="float" office:value="-0.01924015" calcext:value-type="float">
            <text:p>-0.01924015</text:p>
          </table:table-cell>
          <table:table-cell office:value-type="float" office:value="-0.01885691" calcext:value-type="float">
            <text:p>-0.01885691</text:p>
          </table:table-cell>
          <table:table-cell office:value-type="float" office:value="-0.01814936" calcext:value-type="float">
            <text:p>-0.01814936</text:p>
          </table:table-cell>
          <table:table-cell office:value-type="float" office:value="-0.01751019" calcext:value-type="float">
            <text:p>-0.01751019</text:p>
          </table:table-cell>
          <table:table-cell office:value-type="float" office:value="-0.016916" calcext:value-type="float">
            <text:p>-0.016916</text:p>
          </table:table-cell>
          <table:table-cell office:value-type="float" office:value="-0.01584586" calcext:value-type="float">
            <text:p>-0.01584586</text:p>
          </table:table-cell>
          <table:table-cell office:value-type="float" office:value="-0.01327773" calcext:value-type="float">
            <text:p>-0.01327773</text:p>
          </table:table-cell>
          <table:table-cell office:value-type="float" office:value="-0.00700319" calcext:value-type="float">
            <text:p>-0.00700319</text:p>
          </table:table-cell>
          <table:table-cell office:value-type="float" office:value="-0.003763578" calcext:value-type="float">
            <text:p>-0.003763578</text:p>
          </table:table-cell>
          <table:table-cell office:value-type="float" office:value="1377.819" calcext:value-type="float">
            <text:p>1377.819</text:p>
          </table:table-cell>
          <table:table-cell office:value-type="float" office:value="0" calcext:value-type="float">
            <text:p>0</text:p>
          </table:table-cell>
          <table:table-cell office:value-type="float" office:value="-11.36971" calcext:value-type="float">
            <text:p>-11.36971</text:p>
          </table:table-cell>
          <table:table-cell office:value-type="float" office:value="0.00004956778" calcext:value-type="float">
            <text:p>4.956778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5" calcext:value-type="float">
            <text:p>-1.22850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092004" calcext:value-type="float">
            <text:p>4092004</text:p>
          </table:table-cell>
          <table:table-cell office:value-type="float" office:value="630.0816" calcext:value-type="float">
            <text:p>630.0816</text:p>
          </table:table-cell>
          <table:table-cell office:value-type="float" office:value="143.1755" calcext:value-type="float">
            <text:p>143.1755</text:p>
          </table:table-cell>
          <table:table-cell office:value-type="float" office:value="2.989806" calcext:value-type="float">
            <text:p>2.989806</text:p>
          </table:table-cell>
          <table:table-cell office:value-type="float" office:value="1255.617" calcext:value-type="float">
            <text:p>1255.617</text:p>
          </table:table-cell>
          <table:table-cell office:value-type="float" office:value="545.8792" calcext:value-type="float">
            <text:p>545.8792</text:p>
          </table:table-cell>
          <table:table-cell office:value-type="float" office:value="0" calcext:value-type="float">
            <text:p>0</text:p>
          </table:table-cell>
          <table:table-cell office:value-type="float" office:value="0.08966344" calcext:value-type="float">
            <text:p>0.08966344</text:p>
          </table:table-cell>
          <table:table-cell office:value-type="float" office:value="0.2999177" calcext:value-type="float">
            <text:p>0.2999177</text:p>
          </table:table-cell>
          <table:table-cell office:value-type="float" office:value="0.3007002" calcext:value-type="float">
            <text:p>0.3007002</text:p>
          </table:table-cell>
          <table:table-cell office:value-type="float" office:value="0.3019732" calcext:value-type="float">
            <text:p>0.3019732</text:p>
          </table:table-cell>
          <table:table-cell office:value-type="float" office:value="0.3032669" calcext:value-type="float">
            <text:p>0.3032669</text:p>
          </table:table-cell>
          <table:table-cell office:value-type="float" office:value="0.3046942" calcext:value-type="float">
            <text:p>0.3046942</text:p>
          </table:table-cell>
          <table:table-cell office:value-type="float" office:value="0.3522297" calcext:value-type="float">
            <text:p>0.3522297</text:p>
          </table:table-cell>
          <table:table-cell office:value-type="float" office:value="0.3626101" calcext:value-type="float">
            <text:p>0.3626101</text:p>
          </table:table-cell>
          <table:table-cell office:value-type="float" office:value="0.3878377" calcext:value-type="float">
            <text:p>0.3878377</text:p>
          </table:table-cell>
          <table:table-cell office:value-type="float" office:value="0.4139484" calcext:value-type="float">
            <text:p>0.4139484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8233E-015" calcext:value-type="float">
            <text:p>1.898233E-15</text:p>
          </table:table-cell>
          <table:table-cell office:value-type="float" office:value="1.919969E-015" calcext:value-type="float">
            <text:p>1.919969E-15</text:p>
          </table:table-cell>
          <table:table-cell office:value-type="float" office:value="1.967937E-015" calcext:value-type="float">
            <text:p>1.967937E-15</text:p>
          </table:table-cell>
          <table:table-cell office:value-type="float" office:value="1.971285E-015" calcext:value-type="float">
            <text:p>1.971285E-15</text:p>
          </table:table-cell>
          <table:table-cell office:value-type="float" office:value="9.492077E-016" calcext:value-type="float">
            <text:p>9.492077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4.19878" calcext:value-type="float">
            <text:p>-34.19878</text:p>
          </table:table-cell>
          <table:table-cell office:value-type="float" office:value="-0.01910635" calcext:value-type="float">
            <text:p>-0.01910635</text:p>
          </table:table-cell>
          <table:table-cell office:value-type="float" office:value="-0.01876958" calcext:value-type="float">
            <text:p>-0.01876958</text:p>
          </table:table-cell>
          <table:table-cell office:value-type="float" office:value="-0.01824749" calcext:value-type="float">
            <text:p>-0.01824749</text:p>
          </table:table-cell>
          <table:table-cell office:value-type="float" office:value="-0.01771676" calcext:value-type="float">
            <text:p>-0.01771676</text:p>
          </table:table-cell>
          <table:table-cell office:value-type="float" office:value="-0.01714337" calcext:value-type="float">
            <text:p>-0.01714337</text:p>
          </table:table-cell>
          <table:table-cell office:value-type="float" office:value="-0.01598238" calcext:value-type="float">
            <text:p>-0.01598238</text:p>
          </table:table-cell>
          <table:table-cell office:value-type="float" office:value="-0.01335078" calcext:value-type="float">
            <text:p>-0.01335078</text:p>
          </table:table-cell>
          <table:table-cell office:value-type="float" office:value="-0.00701462" calcext:value-type="float">
            <text:p>-0.00701462</text:p>
          </table:table-cell>
          <table:table-cell office:value-type="float" office:value="-0.003763602" calcext:value-type="float">
            <text:p>-0.003763602</text:p>
          </table:table-cell>
          <table:table-cell office:value-type="float" office:value="1381.537" calcext:value-type="float">
            <text:p>1381.537</text:p>
          </table:table-cell>
          <table:table-cell office:value-type="float" office:value="0" calcext:value-type="float">
            <text:p>0</text:p>
          </table:table-cell>
          <table:table-cell office:value-type="float" office:value="-12.19205" calcext:value-type="float">
            <text:p>-12.19205</text:p>
          </table:table-cell>
          <table:table-cell office:value-type="float" office:value="0.00004253443" calcext:value-type="float">
            <text:p>4.253443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6" calcext:value-type="float">
            <text:p>-1.22850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092004" calcext:value-type="float">
            <text:p>5092004</text:p>
          </table:table-cell>
          <table:table-cell office:value-type="float" office:value="630.0816" calcext:value-type="float">
            <text:p>630.0816</text:p>
          </table:table-cell>
          <table:table-cell office:value-type="float" office:value="143.1987" calcext:value-type="float">
            <text:p>143.1987</text:p>
          </table:table-cell>
          <table:table-cell office:value-type="float" office:value="2.989806" calcext:value-type="float">
            <text:p>2.989806</text:p>
          </table:table-cell>
          <table:table-cell office:value-type="float" office:value="1255.529" calcext:value-type="float">
            <text:p>1255.529</text:p>
          </table:table-cell>
          <table:table-cell office:value-type="float" office:value="545.9517" calcext:value-type="float">
            <text:p>545.9517</text:p>
          </table:table-cell>
          <table:table-cell office:value-type="float" office:value="0" calcext:value-type="float">
            <text:p>0</text:p>
          </table:table-cell>
          <table:table-cell office:value-type="float" office:value="0.08801481" calcext:value-type="float">
            <text:p>0.08801481</text:p>
          </table:table-cell>
          <table:table-cell office:value-type="float" office:value="0.2999616" calcext:value-type="float">
            <text:p>0.2999616</text:p>
          </table:table-cell>
          <table:table-cell office:value-type="float" office:value="0.3007475" calcext:value-type="float">
            <text:p>0.3007475</text:p>
          </table:table-cell>
          <table:table-cell office:value-type="float" office:value="0.302012" calcext:value-type="float">
            <text:p>0.302012</text:p>
          </table:table-cell>
          <table:table-cell office:value-type="float" office:value="0.303302" calcext:value-type="float">
            <text:p>0.303302</text:p>
          </table:table-cell>
          <table:table-cell office:value-type="float" office:value="0.3046109" calcext:value-type="float">
            <text:p>0.3046109</text:p>
          </table:table-cell>
          <table:table-cell office:value-type="float" office:value="0.3519925" calcext:value-type="float">
            <text:p>0.3519925</text:p>
          </table:table-cell>
          <table:table-cell office:value-type="float" office:value="0.3624108" calcext:value-type="float">
            <text:p>0.3624108</text:p>
          </table:table-cell>
          <table:table-cell office:value-type="float" office:value="0.3877971" calcext:value-type="float">
            <text:p>0.3877971</text:p>
          </table:table-cell>
          <table:table-cell office:value-type="float" office:value="0.4139487" calcext:value-type="float">
            <text:p>0.4139487</text:p>
          </table:table-cell>
          <table:table-cell office:value-type="float" office:value="0.510709" calcext:value-type="float">
            <text:p>0.510709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8506E-015" calcext:value-type="float">
            <text:p>1.898506E-15</text:p>
          </table:table-cell>
          <table:table-cell office:value-type="float" office:value="1.919954E-015" calcext:value-type="float">
            <text:p>1.919954E-15</text:p>
          </table:table-cell>
          <table:table-cell office:value-type="float" office:value="1.96792E-015" calcext:value-type="float">
            <text:p>1.96792E-15</text:p>
          </table:table-cell>
          <table:table-cell office:value-type="float" office:value="1.971265E-015" calcext:value-type="float">
            <text:p>1.971265E-15</text:p>
          </table:table-cell>
          <table:table-cell office:value-type="float" office:value="9.491984E-016" calcext:value-type="float">
            <text:p>9.491984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6.58996" calcext:value-type="float">
            <text:p>-36.58996</text:p>
          </table:table-cell>
          <table:table-cell office:value-type="float" office:value="-0.01908697" calcext:value-type="float">
            <text:p>-0.01908697</text:p>
          </table:table-cell>
          <table:table-cell office:value-type="float" office:value="-0.0187491" calcext:value-type="float">
            <text:p>-0.0187491</text:p>
          </table:table-cell>
          <table:table-cell office:value-type="float" office:value="-0.01823136" calcext:value-type="float">
            <text:p>-0.01823136</text:p>
          </table:table-cell>
          <table:table-cell office:value-type="float" office:value="-0.01770168" calcext:value-type="float">
            <text:p>-0.01770168</text:p>
          </table:table-cell>
          <table:table-cell office:value-type="float" office:value="-0.01717645" calcext:value-type="float">
            <text:p>-0.01717645</text:p>
          </table:table-cell>
          <table:table-cell office:value-type="float" office:value="-0.01608657" calcext:value-type="float">
            <text:p>-0.01608657</text:p>
          </table:table-cell>
          <table:table-cell office:value-type="float" office:value="-0.01342106" calcext:value-type="float">
            <text:p>-0.01342106</text:p>
          </table:table-cell>
          <table:table-cell office:value-type="float" office:value="-0.007021895" calcext:value-type="float">
            <text:p>-0.007021895</text:p>
          </table:table-cell>
          <table:table-cell office:value-type="float" office:value="-0.003763607" calcext:value-type="float">
            <text:p>-0.003763607</text:p>
          </table:table-cell>
          <table:table-cell office:value-type="float" office:value="1385.176" calcext:value-type="float">
            <text:p>1385.176</text:p>
          </table:table-cell>
          <table:table-cell office:value-type="float" office:value="0" calcext:value-type="float">
            <text:p>0</text:p>
          </table:table-cell>
          <table:table-cell office:value-type="float" office:value="-16.58634" calcext:value-type="float">
            <text:p>-16.58634</text:p>
          </table:table-cell>
          <table:table-cell office:value-type="float" office:value="0.00003625429" calcext:value-type="float">
            <text:p>3.625429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6" calcext:value-type="float">
            <text:p>-1.22850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092004" calcext:value-type="float">
            <text:p>6092004</text:p>
          </table:table-cell>
          <table:table-cell office:value-type="float" office:value="632.0814" calcext:value-type="float">
            <text:p>632.0814</text:p>
          </table:table-cell>
          <table:table-cell office:value-type="float" office:value="144.0263" calcext:value-type="float">
            <text:p>144.0263</text:p>
          </table:table-cell>
          <table:table-cell office:value-type="float" office:value="2.989806" calcext:value-type="float">
            <text:p>2.989806</text:p>
          </table:table-cell>
          <table:table-cell office:value-type="float" office:value="1256.643" calcext:value-type="float">
            <text:p>1256.643</text:p>
          </table:table-cell>
          <table:table-cell office:value-type="float" office:value="546.0118" calcext:value-type="float">
            <text:p>546.0118</text:p>
          </table:table-cell>
          <table:table-cell office:value-type="float" office:value="0" calcext:value-type="float">
            <text:p>0</text:p>
          </table:table-cell>
          <table:table-cell office:value-type="float" office:value="0.1992045" calcext:value-type="float">
            <text:p>0.1992045</text:p>
          </table:table-cell>
          <table:table-cell office:value-type="float" office:value="0.2976972" calcext:value-type="float">
            <text:p>0.2976972</text:p>
          </table:table-cell>
          <table:table-cell office:value-type="float" office:value="0.2999229" calcext:value-type="float">
            <text:p>0.2999229</text:p>
          </table:table-cell>
          <table:table-cell office:value-type="float" office:value="0.3018507" calcext:value-type="float">
            <text:p>0.3018507</text:p>
          </table:table-cell>
          <table:table-cell office:value-type="float" office:value="0.3032519" calcext:value-type="float">
            <text:p>0.3032519</text:p>
          </table:table-cell>
          <table:table-cell office:value-type="float" office:value="0.3045538" calcext:value-type="float">
            <text:p>0.3045538</text:p>
          </table:table-cell>
          <table:table-cell office:value-type="float" office:value="0.3519132" calcext:value-type="float">
            <text:p>0.3519132</text:p>
          </table:table-cell>
          <table:table-cell office:value-type="float" office:value="0.3621466" calcext:value-type="float">
            <text:p>0.3621466</text:p>
          </table:table-cell>
          <table:table-cell office:value-type="float" office:value="0.3878498" calcext:value-type="float">
            <text:p>0.3878498</text:p>
          </table:table-cell>
          <table:table-cell office:value-type="float" office:value="0.4139487" calcext:value-type="float">
            <text:p>0.4139487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8756E-015" calcext:value-type="float">
            <text:p>1.898756E-15</text:p>
          </table:table-cell>
          <table:table-cell office:value-type="float" office:value="1.919943E-015" calcext:value-type="float">
            <text:p>1.919943E-15</text:p>
          </table:table-cell>
          <table:table-cell office:value-type="float" office:value="1.967901E-015" calcext:value-type="float">
            <text:p>1.967901E-15</text:p>
          </table:table-cell>
          <table:table-cell office:value-type="float" office:value="1.971251E-015" calcext:value-type="float">
            <text:p>1.971251E-15</text:p>
          </table:table-cell>
          <table:table-cell office:value-type="float" office:value="9.491875E-016" calcext:value-type="float">
            <text:p>9.491875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486169" calcext:value-type="float">
            <text:p>-0.2486169</text:p>
          </table:table-cell>
          <table:table-cell office:value-type="float" office:value="-0.02010186" calcext:value-type="float">
            <text:p>-0.02010186</text:p>
          </table:table-cell>
          <table:table-cell office:value-type="float" office:value="-0.01909732" calcext:value-type="float">
            <text:p>-0.01909732</text:p>
          </table:table-cell>
          <table:table-cell office:value-type="float" office:value="-0.0182947" calcext:value-type="float">
            <text:p>-0.0182947</text:p>
          </table:table-cell>
          <table:table-cell office:value-type="float" office:value="-0.01772109" calcext:value-type="float">
            <text:p>-0.01772109</text:p>
          </table:table-cell>
          <table:table-cell office:value-type="float" office:value="-0.01719878" calcext:value-type="float">
            <text:p>-0.01719878</text:p>
          </table:table-cell>
          <table:table-cell office:value-type="float" office:value="-0.01612167" calcext:value-type="float">
            <text:p>-0.01612167</text:p>
          </table:table-cell>
          <table:table-cell office:value-type="float" office:value="-0.01351561" calcext:value-type="float">
            <text:p>-0.01351561</text:p>
          </table:table-cell>
          <table:table-cell office:value-type="float" office:value="-0.007012714" calcext:value-type="float">
            <text:p>-0.007012714</text:p>
          </table:table-cell>
          <table:table-cell office:value-type="float" office:value="-0.003763582" calcext:value-type="float">
            <text:p>-0.003763582</text:p>
          </table:table-cell>
          <table:table-cell office:value-type="float" office:value="1388.815" calcext:value-type="float">
            <text:p>1388.815</text:p>
          </table:table-cell>
          <table:table-cell office:value-type="float" office:value="0" calcext:value-type="float">
            <text:p>0</text:p>
          </table:table-cell>
          <table:table-cell office:value-type="float" office:value="-0.01330373" calcext:value-type="float">
            <text:p>-0.01330373</text:p>
          </table:table-cell>
          <table:table-cell office:value-type="float" office:value="0.00002898765" calcext:value-type="float">
            <text:p>2.898765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4" calcext:value-type="float">
            <text:p>-1.22850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092004" calcext:value-type="float">
            <text:p>7092004</text:p>
          </table:table-cell>
          <table:table-cell office:value-type="float" office:value="635.8816" calcext:value-type="float">
            <text:p>635.8816</text:p>
          </table:table-cell>
          <table:table-cell office:value-type="float" office:value="145.6728" calcext:value-type="float">
            <text:p>145.6728</text:p>
          </table:table-cell>
          <table:table-cell office:value-type="float" office:value="2.989806" calcext:value-type="float">
            <text:p>2.989806</text:p>
          </table:table-cell>
          <table:table-cell office:value-type="float" office:value="1258.737" calcext:value-type="float">
            <text:p>1258.737</text:p>
          </table:table-cell>
          <table:table-cell office:value-type="float" office:value="546.0727" calcext:value-type="float">
            <text:p>546.0727</text:p>
          </table:table-cell>
          <table:table-cell office:value-type="float" office:value="0" calcext:value-type="float">
            <text:p>0</text:p>
          </table:table-cell>
          <table:table-cell office:value-type="float" office:value="0.3293793" calcext:value-type="float">
            <text:p>0.3293793</text:p>
          </table:table-cell>
          <table:table-cell office:value-type="float" office:value="0.3255334" calcext:value-type="float">
            <text:p>0.3255334</text:p>
          </table:table-cell>
          <table:table-cell office:value-type="float" office:value="0.3079491" calcext:value-type="float">
            <text:p>0.3079491</text:p>
          </table:table-cell>
          <table:table-cell office:value-type="float" office:value="0.3023944" calcext:value-type="float">
            <text:p>0.3023944</text:p>
          </table:table-cell>
          <table:table-cell office:value-type="float" office:value="0.3029472" calcext:value-type="float">
            <text:p>0.3029472</text:p>
          </table:table-cell>
          <table:table-cell office:value-type="float" office:value="0.3043709" calcext:value-type="float">
            <text:p>0.3043709</text:p>
          </table:table-cell>
          <table:table-cell office:value-type="float" office:value="0.3518857" calcext:value-type="float">
            <text:p>0.3518857</text:p>
          </table:table-cell>
          <table:table-cell office:value-type="float" office:value="0.3619467" calcext:value-type="float">
            <text:p>0.3619467</text:p>
          </table:table-cell>
          <table:table-cell office:value-type="float" office:value="0.3878799" calcext:value-type="float">
            <text:p>0.3878799</text:p>
          </table:table-cell>
          <table:table-cell office:value-type="float" office:value="0.4139484" calcext:value-type="float">
            <text:p>0.4139484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8958E-015" calcext:value-type="float">
            <text:p>1.898958E-15</text:p>
          </table:table-cell>
          <table:table-cell office:value-type="float" office:value="1.919933E-015" calcext:value-type="float">
            <text:p>1.919933E-15</text:p>
          </table:table-cell>
          <table:table-cell office:value-type="float" office:value="1.96789E-015" calcext:value-type="float">
            <text:p>1.96789E-15</text:p>
          </table:table-cell>
          <table:table-cell office:value-type="float" office:value="1.97123E-015" calcext:value-type="float">
            <text:p>1.97123E-15</text:p>
          </table:table-cell>
          <table:table-cell office:value-type="float" office:value="9.491834E-016" calcext:value-type="float">
            <text:p>9.491834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9618795" calcext:value-type="float">
            <text:p>-0.009618795</text:p>
          </table:table-cell>
          <table:table-cell office:value-type="float" office:value="-0.01064608" calcext:value-type="float">
            <text:p>-0.01064608</text:p>
          </table:table-cell>
          <table:table-cell office:value-type="float" office:value="-0.01606381" calcext:value-type="float">
            <text:p>-0.01606381</text:p>
          </table:table-cell>
          <table:table-cell office:value-type="float" office:value="-0.01811865" calcext:value-type="float">
            <text:p>-0.01811865</text:p>
          </table:table-cell>
          <table:table-cell office:value-type="float" office:value="-0.01785137" calcext:value-type="float">
            <text:p>-0.01785137</text:p>
          </table:table-cell>
          <table:table-cell office:value-type="float" office:value="-0.01727062" calcext:value-type="float">
            <text:p>-0.01727062</text:p>
          </table:table-cell>
          <table:table-cell office:value-type="float" office:value="-0.01613333" calcext:value-type="float">
            <text:p>-0.01613333</text:p>
          </table:table-cell>
          <table:table-cell office:value-type="float" office:value="-0.01358773" calcext:value-type="float">
            <text:p>-0.01358773</text:p>
          </table:table-cell>
          <table:table-cell office:value-type="float" office:value="-0.007007462" calcext:value-type="float">
            <text:p>-0.007007462</text:p>
          </table:table-cell>
          <table:table-cell office:value-type="float" office:value="-0.003763573" calcext:value-type="float">
            <text:p>-0.003763573</text:p>
          </table:table-cell>
          <table:table-cell office:value-type="float" office:value="1392.448" calcext:value-type="float">
            <text:p>1392.448</text:p>
          </table:table-cell>
          <table:table-cell office:value-type="float" office:value="0" calcext:value-type="float">
            <text:p>0</text:p>
          </table:table-cell>
          <table:table-cell office:value-type="float" office:value="-0.009613118" calcext:value-type="float">
            <text:p>-0.009613118</text:p>
          </table:table-cell>
          <table:table-cell office:value-type="float" office:value="0.00001694739" calcext:value-type="float">
            <text:p>1.694739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4" calcext:value-type="float">
            <text:p>-1.22850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092004" calcext:value-type="float">
            <text:p>8092004</text:p>
          </table:table-cell>
          <table:table-cell office:value-type="float" office:value="635.8816" calcext:value-type="float">
            <text:p>635.8816</text:p>
          </table:table-cell>
          <table:table-cell office:value-type="float" office:value="147.6779" calcext:value-type="float">
            <text:p>147.6779</text:p>
          </table:table-cell>
          <table:table-cell office:value-type="float" office:value="2.989806" calcext:value-type="float">
            <text:p>2.989806</text:p>
          </table:table-cell>
          <table:table-cell office:value-type="float" office:value="1256.446" calcext:value-type="float">
            <text:p>1256.446</text:p>
          </table:table-cell>
          <table:table-cell office:value-type="float" office:value="546.3622" calcext:value-type="float">
            <text:p>546.3622</text:p>
          </table:table-cell>
          <table:table-cell office:value-type="float" office:value="0" calcext:value-type="float">
            <text:p>0</text:p>
          </table:table-cell>
          <table:table-cell office:value-type="float" office:value="0.1582841" calcext:value-type="float">
            <text:p>0.1582841</text:p>
          </table:table-cell>
          <table:table-cell office:value-type="float" office:value="0.3014175" calcext:value-type="float">
            <text:p>0.3014175</text:p>
          </table:table-cell>
          <table:table-cell office:value-type="float" office:value="0.302755" calcext:value-type="float">
            <text:p>0.302755</text:p>
          </table:table-cell>
          <table:table-cell office:value-type="float" office:value="0.3039051" calcext:value-type="float">
            <text:p>0.3039051</text:p>
          </table:table-cell>
          <table:table-cell office:value-type="float" office:value="0.3044215" calcext:value-type="float">
            <text:p>0.3044215</text:p>
          </table:table-cell>
          <table:table-cell office:value-type="float" office:value="0.3051952" calcext:value-type="float">
            <text:p>0.3051952</text:p>
          </table:table-cell>
          <table:table-cell office:value-type="float" office:value="0.351802" calcext:value-type="float">
            <text:p>0.351802</text:p>
          </table:table-cell>
          <table:table-cell office:value-type="float" office:value="0.3617949" calcext:value-type="float">
            <text:p>0.3617949</text:p>
          </table:table-cell>
          <table:table-cell office:value-type="float" office:value="0.387895" calcext:value-type="float">
            <text:p>0.387895</text:p>
          </table:table-cell>
          <table:table-cell office:value-type="float" office:value="0.4139485" calcext:value-type="float">
            <text:p>0.4139485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9147E-015" calcext:value-type="float">
            <text:p>1.899147E-15</text:p>
          </table:table-cell>
          <table:table-cell office:value-type="float" office:value="1.919924E-015" calcext:value-type="float">
            <text:p>1.919924E-15</text:p>
          </table:table-cell>
          <table:table-cell office:value-type="float" office:value="1.96788E-015" calcext:value-type="float">
            <text:p>1.96788E-15</text:p>
          </table:table-cell>
          <table:table-cell office:value-type="float" office:value="1.97121E-015" calcext:value-type="float">
            <text:p>1.97121E-15</text:p>
          </table:table-cell>
          <table:table-cell office:value-type="float" office:value="9.491787E-016" calcext:value-type="float">
            <text:p>9.491787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014096" calcext:value-type="float">
            <text:p>-1.014096</text:p>
          </table:table-cell>
          <table:table-cell office:value-type="float" office:value="-0.0184404" calcext:value-type="float">
            <text:p>-0.0184404</text:p>
          </table:table-cell>
          <table:table-cell office:value-type="float" office:value="-0.01788771" calcext:value-type="float">
            <text:p>-0.01788771</text:p>
          </table:table-cell>
          <table:table-cell office:value-type="float" office:value="-0.01744661" calcext:value-type="float">
            <text:p>-0.01744661</text:p>
          </table:table-cell>
          <table:table-cell office:value-type="float" office:value="-0.01725085" calcext:value-type="float">
            <text:p>-0.01725085</text:p>
          </table:table-cell>
          <table:table-cell office:value-type="float" office:value="-0.01695004" calcext:value-type="float">
            <text:p>-0.01695004</text:p>
          </table:table-cell>
          <table:table-cell office:value-type="float" office:value="-0.01617243" calcext:value-type="float">
            <text:p>-0.01617243</text:p>
          </table:table-cell>
          <table:table-cell office:value-type="float" office:value="-0.01364271" calcext:value-type="float">
            <text:p>-0.01364271</text:p>
          </table:table-cell>
          <table:table-cell office:value-type="float" office:value="-0.007004823" calcext:value-type="float">
            <text:p>-0.007004823</text:p>
          </table:table-cell>
          <table:table-cell office:value-type="float" office:value="-0.003763591" calcext:value-type="float">
            <text:p>-0.003763591</text:p>
          </table:table-cell>
          <table:table-cell office:value-type="float" office:value="1396.312" calcext:value-type="float">
            <text:p>1396.312</text:p>
          </table:table-cell>
          <table:table-cell office:value-type="float" office:value="0" calcext:value-type="float">
            <text:p>0</text:p>
          </table:table-cell>
          <table:table-cell office:value-type="float" office:value="-1.425521" calcext:value-type="float">
            <text:p>-1.425521</text:p>
          </table:table-cell>
          <table:table-cell office:value-type="float" office:value="0.000002662418" calcext:value-type="float">
            <text:p>2.662418E-06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5" calcext:value-type="float">
            <text:p>-1.22850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092004" calcext:value-type="float">
            <text:p>9092004</text:p>
          </table:table-cell>
          <table:table-cell office:value-type="float" office:value="635.8816" calcext:value-type="float">
            <text:p>635.8816</text:p>
          </table:table-cell>
          <table:table-cell office:value-type="float" office:value="148.4332" calcext:value-type="float">
            <text:p>148.4332</text:p>
          </table:table-cell>
          <table:table-cell office:value-type="float" office:value="2.989806" calcext:value-type="float">
            <text:p>2.989806</text:p>
          </table:table-cell>
          <table:table-cell office:value-type="float" office:value="1255.45" calcext:value-type="float">
            <text:p>1255.45</text:p>
          </table:table-cell>
          <table:table-cell office:value-type="float" office:value="546.6045" calcext:value-type="float">
            <text:p>546.6045</text:p>
          </table:table-cell>
          <table:table-cell office:value-type="float" office:value="0" calcext:value-type="float">
            <text:p>0</text:p>
          </table:table-cell>
          <table:table-cell office:value-type="float" office:value="0.08872786" calcext:value-type="float">
            <text:p>0.08872786</text:p>
          </table:table-cell>
          <table:table-cell office:value-type="float" office:value="0.3002275" calcext:value-type="float">
            <text:p>0.3002275</text:p>
          </table:table-cell>
          <table:table-cell office:value-type="float" office:value="0.3010425" calcext:value-type="float">
            <text:p>0.3010425</text:p>
          </table:table-cell>
          <table:table-cell office:value-type="float" office:value="0.3022751" calcext:value-type="float">
            <text:p>0.3022751</text:p>
          </table:table-cell>
          <table:table-cell office:value-type="float" office:value="0.3034057" calcext:value-type="float">
            <text:p>0.3034057</text:p>
          </table:table-cell>
          <table:table-cell office:value-type="float" office:value="0.3047338" calcext:value-type="float">
            <text:p>0.3047338</text:p>
          </table:table-cell>
          <table:table-cell office:value-type="float" office:value="0.351773" calcext:value-type="float">
            <text:p>0.351773</text:p>
          </table:table-cell>
          <table:table-cell office:value-type="float" office:value="0.3616855" calcext:value-type="float">
            <text:p>0.3616855</text:p>
          </table:table-cell>
          <table:table-cell office:value-type="float" office:value="0.3879005" calcext:value-type="float">
            <text:p>0.3879005</text:p>
          </table:table-cell>
          <table:table-cell office:value-type="float" office:value="0.4139485" calcext:value-type="float">
            <text:p>0.4139485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9344E-015" calcext:value-type="float">
            <text:p>1.899344E-15</text:p>
          </table:table-cell>
          <table:table-cell office:value-type="float" office:value="1.919914E-015" calcext:value-type="float">
            <text:p>1.919914E-15</text:p>
          </table:table-cell>
          <table:table-cell office:value-type="float" office:value="1.96787E-015" calcext:value-type="float">
            <text:p>1.96787E-15</text:p>
          </table:table-cell>
          <table:table-cell office:value-type="float" office:value="1.971189E-015" calcext:value-type="float">
            <text:p>1.971189E-15</text:p>
          </table:table-cell>
          <table:table-cell office:value-type="float" office:value="9.49175E-016" calcext:value-type="float">
            <text:p>9.49175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5.83292" calcext:value-type="float">
            <text:p>-35.83292</text:p>
          </table:table-cell>
          <table:table-cell office:value-type="float" office:value="-0.01896906" calcext:value-type="float">
            <text:p>-0.01896906</text:p>
          </table:table-cell>
          <table:table-cell office:value-type="float" office:value="-0.01862173" calcext:value-type="float">
            <text:p>-0.01862173</text:p>
          </table:table-cell>
          <table:table-cell office:value-type="float" office:value="-0.018121" calcext:value-type="float">
            <text:p>-0.018121</text:p>
          </table:table-cell>
          <table:table-cell office:value-type="float" office:value="-0.01766011" calcext:value-type="float">
            <text:p>-0.01766011</text:p>
          </table:table-cell>
          <table:table-cell office:value-type="float" office:value="-0.01712699" calcext:value-type="float">
            <text:p>-0.01712699</text:p>
          </table:table-cell>
          <table:table-cell office:value-type="float" office:value="-0.01618424" calcext:value-type="float">
            <text:p>-0.01618424</text:p>
          </table:table-cell>
          <table:table-cell office:value-type="float" office:value="-0.01368254" calcext:value-type="float">
            <text:p>-0.01368254</text:p>
          </table:table-cell>
          <table:table-cell office:value-type="float" office:value="-0.007003871" calcext:value-type="float">
            <text:p>-0.007003871</text:p>
          </table:table-cell>
          <table:table-cell office:value-type="float" office:value="-0.003763593" calcext:value-type="float">
            <text:p>-0.003763593</text:p>
          </table:table-cell>
          <table:table-cell office:value-type="float" office:value="1400.127" calcext:value-type="float">
            <text:p>1400.127</text:p>
          </table:table-cell>
          <table:table-cell office:value-type="float" office:value="0" calcext:value-type="float">
            <text:p>0</text:p>
          </table:table-cell>
          <table:table-cell office:value-type="float" office:value="-9.941772" calcext:value-type="float">
            <text:p>-9.941772</text:p>
          </table:table-cell>
          <table:table-cell office:value-type="float" office:value="-0.000003652647" calcext:value-type="float">
            <text:p>-3.652647E-06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6" calcext:value-type="float">
            <text:p>-1.22850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092004" calcext:value-type="float">
            <text:p>10092004</text:p>
          </table:table-cell>
          <table:table-cell office:value-type="float" office:value="635.8816" calcext:value-type="float">
            <text:p>635.8816</text:p>
          </table:table-cell>
          <table:table-cell office:value-type="float" office:value="148.4016" calcext:value-type="float">
            <text:p>148.4016</text:p>
          </table:table-cell>
          <table:table-cell office:value-type="float" office:value="2.989806" calcext:value-type="float">
            <text:p>2.989806</text:p>
          </table:table-cell>
          <table:table-cell office:value-type="float" office:value="1255.444" calcext:value-type="float">
            <text:p>1255.444</text:p>
          </table:table-cell>
          <table:table-cell office:value-type="float" office:value="546.6432" calcext:value-type="float">
            <text:p>546.6432</text:p>
          </table:table-cell>
          <table:table-cell office:value-type="float" office:value="0" calcext:value-type="float">
            <text:p>0</text:p>
          </table:table-cell>
          <table:table-cell office:value-type="float" office:value="0.09285701" calcext:value-type="float">
            <text:p>0.09285701</text:p>
          </table:table-cell>
          <table:table-cell office:value-type="float" office:value="0.3001209" calcext:value-type="float">
            <text:p>0.3001209</text:p>
          </table:table-cell>
          <table:table-cell office:value-type="float" office:value="0.3009579" calcext:value-type="float">
            <text:p>0.3009579</text:p>
          </table:table-cell>
          <table:table-cell office:value-type="float" office:value="0.3021961" calcext:value-type="float">
            <text:p>0.3021961</text:p>
          </table:table-cell>
          <table:table-cell office:value-type="float" office:value="0.303393" calcext:value-type="float">
            <text:p>0.303393</text:p>
          </table:table-cell>
          <table:table-cell office:value-type="float" office:value="0.3045676" calcext:value-type="float">
            <text:p>0.3045676</text:p>
          </table:table-cell>
          <table:table-cell office:value-type="float" office:value="0.3516478" calcext:value-type="float">
            <text:p>0.3516478</text:p>
          </table:table-cell>
          <table:table-cell office:value-type="float" office:value="0.3615973" calcext:value-type="float">
            <text:p>0.3615973</text:p>
          </table:table-cell>
          <table:table-cell office:value-type="float" office:value="0.3879" calcext:value-type="float">
            <text:p>0.3879</text:p>
          </table:table-cell>
          <table:table-cell office:value-type="float" office:value="0.4139485" calcext:value-type="float">
            <text:p>0.4139485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9553E-015" calcext:value-type="float">
            <text:p>1.899553E-15</text:p>
          </table:table-cell>
          <table:table-cell office:value-type="float" office:value="1.919902E-015" calcext:value-type="float">
            <text:p>1.919902E-15</text:p>
          </table:table-cell>
          <table:table-cell office:value-type="float" office:value="1.967857E-015" calcext:value-type="float">
            <text:p>1.967857E-15</text:p>
          </table:table-cell>
          <table:table-cell office:value-type="float" office:value="1.971169E-015" calcext:value-type="float">
            <text:p>1.971169E-15</text:p>
          </table:table-cell>
          <table:table-cell office:value-type="float" office:value="9.491716E-016" calcext:value-type="float">
            <text:p>9.49171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7.40684" calcext:value-type="float">
            <text:p>-27.40684</text:p>
          </table:table-cell>
          <table:table-cell office:value-type="float" office:value="-0.01901445" calcext:value-type="float">
            <text:p>-0.01901445</text:p>
          </table:table-cell>
          <table:table-cell office:value-type="float" office:value="-0.01865784" calcext:value-type="float">
            <text:p>-0.01865784</text:p>
          </table:table-cell>
          <table:table-cell office:value-type="float" office:value="-0.01815429" calcext:value-type="float">
            <text:p>-0.01815429</text:p>
          </table:table-cell>
          <table:table-cell office:value-type="float" office:value="-0.01766486" calcext:value-type="float">
            <text:p>-0.01766486</text:p>
          </table:table-cell>
          <table:table-cell office:value-type="float" office:value="-0.01719333" calcext:value-type="float">
            <text:p>-0.01719333</text:p>
          </table:table-cell>
          <table:table-cell office:value-type="float" office:value="-0.01624008" calcext:value-type="float">
            <text:p>-0.01624008</text:p>
          </table:table-cell>
          <table:table-cell office:value-type="float" office:value="-0.01371465" calcext:value-type="float">
            <text:p>-0.01371465</text:p>
          </table:table-cell>
          <table:table-cell office:value-type="float" office:value="-0.007003944" calcext:value-type="float">
            <text:p>-0.007003944</text:p>
          </table:table-cell>
          <table:table-cell office:value-type="float" office:value="-0.0037636" calcext:value-type="float">
            <text:p>-0.0037636</text:p>
          </table:table-cell>
          <table:table-cell office:value-type="float" office:value="1403.744" calcext:value-type="float">
            <text:p>1403.744</text:p>
          </table:table-cell>
          <table:table-cell office:value-type="float" office:value="0" calcext:value-type="float">
            <text:p>0</text:p>
          </table:table-cell>
          <table:table-cell office:value-type="float" office:value="-10.66216" calcext:value-type="float">
            <text:p>-10.66216</text:p>
          </table:table-cell>
          <table:table-cell office:value-type="float" office:value="-0.000008174218" calcext:value-type="float">
            <text:p>-8.174218E-06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6" calcext:value-type="float">
            <text:p>-1.22850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092004" calcext:value-type="float">
            <text:p>11092004</text:p>
          </table:table-cell>
          <table:table-cell office:value-type="float" office:value="635.8816" calcext:value-type="float">
            <text:p>635.8816</text:p>
          </table:table-cell>
          <table:table-cell office:value-type="float" office:value="148.455" calcext:value-type="float">
            <text:p>148.455</text:p>
          </table:table-cell>
          <table:table-cell office:value-type="float" office:value="2.989806" calcext:value-type="float">
            <text:p>2.989806</text:p>
          </table:table-cell>
          <table:table-cell office:value-type="float" office:value="1255.361" calcext:value-type="float">
            <text:p>1255.361</text:p>
          </table:table-cell>
          <table:table-cell office:value-type="float" office:value="546.6769" calcext:value-type="float">
            <text:p>546.6769</text:p>
          </table:table-cell>
          <table:table-cell office:value-type="float" office:value="0" calcext:value-type="float">
            <text:p>0</text:p>
          </table:table-cell>
          <table:table-cell office:value-type="float" office:value="0.08860937" calcext:value-type="float">
            <text:p>0.08860937</text:p>
          </table:table-cell>
          <table:table-cell office:value-type="float" office:value="0.3000576" calcext:value-type="float">
            <text:p>0.3000576</text:p>
          </table:table-cell>
          <table:table-cell office:value-type="float" office:value="0.3008585" calcext:value-type="float">
            <text:p>0.3008585</text:p>
          </table:table-cell>
          <table:table-cell office:value-type="float" office:value="0.3020954" calcext:value-type="float">
            <text:p>0.3020954</text:p>
          </table:table-cell>
          <table:table-cell office:value-type="float" office:value="0.3033019" calcext:value-type="float">
            <text:p>0.3033019</text:p>
          </table:table-cell>
          <table:table-cell office:value-type="float" office:value="0.3044868" calcext:value-type="float">
            <text:p>0.3044868</text:p>
          </table:table-cell>
          <table:table-cell office:value-type="float" office:value="0.3515704" calcext:value-type="float">
            <text:p>0.3515704</text:p>
          </table:table-cell>
          <table:table-cell office:value-type="float" office:value="0.361526" calcext:value-type="float">
            <text:p>0.361526</text:p>
          </table:table-cell>
          <table:table-cell office:value-type="float" office:value="0.3878959" calcext:value-type="float">
            <text:p>0.3878959</text:p>
          </table:table-cell>
          <table:table-cell office:value-type="float" office:value="0.4139485" calcext:value-type="float">
            <text:p>0.4139485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9796E-015" calcext:value-type="float">
            <text:p>1.899796E-15</text:p>
          </table:table-cell>
          <table:table-cell office:value-type="float" office:value="1.919893E-015" calcext:value-type="float">
            <text:p>1.919893E-15</text:p>
          </table:table-cell>
          <table:table-cell office:value-type="float" office:value="1.967843E-015" calcext:value-type="float">
            <text:p>1.967843E-15</text:p>
          </table:table-cell>
          <table:table-cell office:value-type="float" office:value="1.971145E-015" calcext:value-type="float">
            <text:p>1.971145E-15</text:p>
          </table:table-cell>
          <table:table-cell office:value-type="float" office:value="9.491663E-016" calcext:value-type="float">
            <text:p>9.491663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6.13163" calcext:value-type="float">
            <text:p>-36.13163</text:p>
          </table:table-cell>
          <table:table-cell office:value-type="float" office:value="-0.01904425" calcext:value-type="float">
            <text:p>-0.01904425</text:p>
          </table:table-cell>
          <table:table-cell office:value-type="float" office:value="-0.01870117" calcext:value-type="float">
            <text:p>-0.01870117</text:p>
          </table:table-cell>
          <table:table-cell office:value-type="float" office:value="-0.01819637" calcext:value-type="float">
            <text:p>-0.01819637</text:p>
          </table:table-cell>
          <table:table-cell office:value-type="float" office:value="-0.01770159" calcext:value-type="float">
            <text:p>-0.01770159</text:p>
          </table:table-cell>
          <table:table-cell office:value-type="float" office:value="-0.01722511" calcext:value-type="float">
            <text:p>-0.01722511</text:p>
          </table:table-cell>
          <table:table-cell office:value-type="float" office:value="-0.01627463" calcext:value-type="float">
            <text:p>-0.01627463</text:p>
          </table:table-cell>
          <table:table-cell office:value-type="float" office:value="-0.01374071" calcext:value-type="float">
            <text:p>-0.01374071</text:p>
          </table:table-cell>
          <table:table-cell office:value-type="float" office:value="-0.007004659" calcext:value-type="float">
            <text:p>-0.007004659</text:p>
          </table:table-cell>
          <table:table-cell office:value-type="float" office:value="-0.003763593" calcext:value-type="float">
            <text:p>-0.003763593</text:p>
          </table:table-cell>
          <table:table-cell office:value-type="float" office:value="1407.36" calcext:value-type="float">
            <text:p>1407.36</text:p>
          </table:table-cell>
          <table:table-cell office:value-type="float" office:value="0" calcext:value-type="float">
            <text:p>0</text:p>
          </table:table-cell>
          <table:table-cell office:value-type="float" office:value="-9.740076" calcext:value-type="float">
            <text:p>-9.740076</text:p>
          </table:table-cell>
          <table:table-cell office:value-type="float" office:value="-0.00001341908" calcext:value-type="float">
            <text:p>-1.341908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5" calcext:value-type="float">
            <text:p>-1.22850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092004" calcext:value-type="float">
            <text:p>12092004</text:p>
          </table:table-cell>
          <table:table-cell office:value-type="float" office:value="635.8816" calcext:value-type="float">
            <text:p>635.8816</text:p>
          </table:table-cell>
          <table:table-cell office:value-type="float" office:value="148.4324" calcext:value-type="float">
            <text:p>148.4324</text:p>
          </table:table-cell>
          <table:table-cell office:value-type="float" office:value="2.989806" calcext:value-type="float">
            <text:p>2.989806</text:p>
          </table:table-cell>
          <table:table-cell office:value-type="float" office:value="1255.36" calcext:value-type="float">
            <text:p>1255.36</text:p>
          </table:table-cell>
          <table:table-cell office:value-type="float" office:value="546.7056" calcext:value-type="float">
            <text:p>546.7056</text:p>
          </table:table-cell>
          <table:table-cell office:value-type="float" office:value="0" calcext:value-type="float">
            <text:p>0</text:p>
          </table:table-cell>
          <table:table-cell office:value-type="float" office:value="0.09148724" calcext:value-type="float">
            <text:p>0.09148724</text:p>
          </table:table-cell>
          <table:table-cell office:value-type="float" office:value="0.2999642" calcext:value-type="float">
            <text:p>0.2999642</text:p>
          </table:table-cell>
          <table:table-cell office:value-type="float" office:value="0.3007977" calcext:value-type="float">
            <text:p>0.3007977</text:p>
          </table:table-cell>
          <table:table-cell office:value-type="float" office:value="0.3020357" calcext:value-type="float">
            <text:p>0.3020357</text:p>
          </table:table-cell>
          <table:table-cell office:value-type="float" office:value="0.3032362" calcext:value-type="float">
            <text:p>0.3032362</text:p>
          </table:table-cell>
          <table:table-cell office:value-type="float" office:value="0.3044288" calcext:value-type="float">
            <text:p>0.3044288</text:p>
          </table:table-cell>
          <table:table-cell office:value-type="float" office:value="0.3515123" calcext:value-type="float">
            <text:p>0.3515123</text:p>
          </table:table-cell>
          <table:table-cell office:value-type="float" office:value="0.3614672" calcext:value-type="float">
            <text:p>0.3614672</text:p>
          </table:table-cell>
          <table:table-cell office:value-type="float" office:value="0.3878891" calcext:value-type="float">
            <text:p>0.3878891</text:p>
          </table:table-cell>
          <table:table-cell office:value-type="float" office:value="0.4139485" calcext:value-type="float">
            <text:p>0.4139485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0018E-015" calcext:value-type="float">
            <text:p>1.900018E-15</text:p>
          </table:table-cell>
          <table:table-cell office:value-type="float" office:value="1.91988E-015" calcext:value-type="float">
            <text:p>1.91988E-15</text:p>
          </table:table-cell>
          <table:table-cell office:value-type="float" office:value="1.967827E-015" calcext:value-type="float">
            <text:p>1.967827E-15</text:p>
          </table:table-cell>
          <table:table-cell office:value-type="float" office:value="1.971127E-015" calcext:value-type="float">
            <text:p>1.971127E-15</text:p>
          </table:table-cell>
          <table:table-cell office:value-type="float" office:value="9.491612E-016" calcext:value-type="float">
            <text:p>9.491612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9.42278" calcext:value-type="float">
            <text:p>-29.42278</text:p>
          </table:table-cell>
          <table:table-cell office:value-type="float" office:value="-0.01908243" calcext:value-type="float">
            <text:p>-0.01908243</text:p>
          </table:table-cell>
          <table:table-cell office:value-type="float" office:value="-0.01872707" calcext:value-type="float">
            <text:p>-0.01872707</text:p>
          </table:table-cell>
          <table:table-cell office:value-type="float" office:value="-0.01822129" calcext:value-type="float">
            <text:p>-0.01822129</text:p>
          </table:table-cell>
          <table:table-cell office:value-type="float" office:value="-0.0177283" calcext:value-type="float">
            <text:p>-0.0177283</text:p>
          </table:table-cell>
          <table:table-cell office:value-type="float" office:value="-0.01724796" calcext:value-type="float">
            <text:p>-0.01724796</text:p>
          </table:table-cell>
          <table:table-cell office:value-type="float" office:value="-0.01630066" calcext:value-type="float">
            <text:p>-0.01630066</text:p>
          </table:table-cell>
          <table:table-cell office:value-type="float" office:value="-0.01376228" calcext:value-type="float">
            <text:p>-0.01376228</text:p>
          </table:table-cell>
          <table:table-cell office:value-type="float" office:value="-0.007005822" calcext:value-type="float">
            <text:p>-0.007005822</text:p>
          </table:table-cell>
          <table:table-cell office:value-type="float" office:value="-0.0037636" calcext:value-type="float">
            <text:p>-0.0037636</text:p>
          </table:table-cell>
          <table:table-cell office:value-type="float" office:value="1410.971" calcext:value-type="float">
            <text:p>1410.971</text:p>
          </table:table-cell>
          <table:table-cell office:value-type="float" office:value="0" calcext:value-type="float">
            <text:p>0</text:p>
          </table:table-cell>
          <table:table-cell office:value-type="float" office:value="-6.774952" calcext:value-type="float">
            <text:p>-6.774952</text:p>
          </table:table-cell>
          <table:table-cell office:value-type="float" office:value="-0.00001664867" calcext:value-type="float">
            <text:p>-1.664867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6" calcext:value-type="float">
            <text:p>-1.22850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092004" calcext:value-type="float">
            <text:p>13092004</text:p>
          </table:table-cell>
          <table:table-cell office:value-type="float" office:value="639.9257" calcext:value-type="float">
            <text:p>639.9257</text:p>
          </table:table-cell>
          <table:table-cell office:value-type="float" office:value="149.0964" calcext:value-type="float">
            <text:p>149.0964</text:p>
          </table:table-cell>
          <table:table-cell office:value-type="float" office:value="2.989806" calcext:value-type="float">
            <text:p>2.989806</text:p>
          </table:table-cell>
          <table:table-cell office:value-type="float" office:value="1258.705" calcext:value-type="float">
            <text:p>1258.705</text:p>
          </table:table-cell>
          <table:table-cell office:value-type="float" office:value="546.7491" calcext:value-type="float">
            <text:p>546.7491</text:p>
          </table:table-cell>
          <table:table-cell office:value-type="float" office:value="0" calcext:value-type="float">
            <text:p>0</text:p>
          </table:table-cell>
          <table:table-cell office:value-type="float" office:value="0.3209233" calcext:value-type="float">
            <text:p>0.3209233</text:p>
          </table:table-cell>
          <table:table-cell office:value-type="float" office:value="0.3169562" calcext:value-type="float">
            <text:p>0.3169562</text:p>
          </table:table-cell>
          <table:table-cell office:value-type="float" office:value="0.3102397" calcext:value-type="float">
            <text:p>0.3102397</text:p>
          </table:table-cell>
          <table:table-cell office:value-type="float" office:value="0.3050584" calcext:value-type="float">
            <text:p>0.3050584</text:p>
          </table:table-cell>
          <table:table-cell office:value-type="float" office:value="0.3039639" calcext:value-type="float">
            <text:p>0.3039639</text:p>
          </table:table-cell>
          <table:table-cell office:value-type="float" office:value="0.3045908" calcext:value-type="float">
            <text:p>0.3045908</text:p>
          </table:table-cell>
          <table:table-cell office:value-type="float" office:value="0.3516755" calcext:value-type="float">
            <text:p>0.3516755</text:p>
          </table:table-cell>
          <table:table-cell office:value-type="float" office:value="0.3614297" calcext:value-type="float">
            <text:p>0.3614297</text:p>
          </table:table-cell>
          <table:table-cell office:value-type="float" office:value="0.387882" calcext:value-type="float">
            <text:p>0.387882</text:p>
          </table:table-cell>
          <table:table-cell office:value-type="float" office:value="0.4139484" calcext:value-type="float">
            <text:p>0.4139484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0203E-015" calcext:value-type="float">
            <text:p>1.900203E-15</text:p>
          </table:table-cell>
          <table:table-cell office:value-type="float" office:value="1.919874E-015" calcext:value-type="float">
            <text:p>1.919874E-15</text:p>
          </table:table-cell>
          <table:table-cell office:value-type="float" office:value="1.96782E-015" calcext:value-type="float">
            <text:p>1.96782E-15</text:p>
          </table:table-cell>
          <table:table-cell office:value-type="float" office:value="1.971105E-015" calcext:value-type="float">
            <text:p>1.971105E-15</text:p>
          </table:table-cell>
          <table:table-cell office:value-type="float" office:value="9.491566E-016" calcext:value-type="float">
            <text:p>9.49156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193392" calcext:value-type="float">
            <text:p>-0.01193392</text:p>
          </table:table-cell>
          <table:table-cell office:value-type="float" office:value="-0.01298274" calcext:value-type="float">
            <text:p>-0.01298274</text:p>
          </table:table-cell>
          <table:table-cell office:value-type="float" office:value="-0.01516066" calcext:value-type="float">
            <text:p>-0.01516066</text:p>
          </table:table-cell>
          <table:table-cell office:value-type="float" office:value="-0.01704766" calcext:value-type="float">
            <text:p>-0.01704766</text:p>
          </table:table-cell>
          <table:table-cell office:value-type="float" office:value="-0.01745001" calcext:value-type="float">
            <text:p>-0.01745001</text:p>
          </table:table-cell>
          <table:table-cell office:value-type="float" office:value="-0.01718783" calcext:value-type="float">
            <text:p>-0.01718783</text:p>
          </table:table-cell>
          <table:table-cell office:value-type="float" office:value="-0.01622755" calcext:value-type="float">
            <text:p>-0.01622755</text:p>
          </table:table-cell>
          <table:table-cell office:value-type="float" office:value="-0.01377607" calcext:value-type="float">
            <text:p>-0.01377607</text:p>
          </table:table-cell>
          <table:table-cell office:value-type="float" office:value="-0.007007061" calcext:value-type="float">
            <text:p>-0.007007061</text:p>
          </table:table-cell>
          <table:table-cell office:value-type="float" office:value="-0.0037636" calcext:value-type="float">
            <text:p>-0.0037636</text:p>
          </table:table-cell>
          <table:table-cell office:value-type="float" office:value="1414.579" calcext:value-type="float">
            <text:p>1414.579</text:p>
          </table:table-cell>
          <table:table-cell office:value-type="float" office:value="0" calcext:value-type="float">
            <text:p>0</text:p>
          </table:table-cell>
          <table:table-cell office:value-type="float" office:value="-0.0109296" calcext:value-type="float">
            <text:p>-0.0109296</text:p>
          </table:table-cell>
          <table:table-cell office:value-type="float" office:value="-0.00002573116" calcext:value-type="float">
            <text:p>-2.573116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6" calcext:value-type="float">
            <text:p>-1.22850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092004" calcext:value-type="float">
            <text:p>14092004</text:p>
          </table:table-cell>
          <table:table-cell office:value-type="float" office:value="642.8813" calcext:value-type="float">
            <text:p>642.8813</text:p>
          </table:table-cell>
          <table:table-cell office:value-type="float" office:value="149.4496" calcext:value-type="float">
            <text:p>149.4496</text:p>
          </table:table-cell>
          <table:table-cell office:value-type="float" office:value="2.989806" calcext:value-type="float">
            <text:p>2.989806</text:p>
          </table:table-cell>
          <table:table-cell office:value-type="float" office:value="1260.089" calcext:value-type="float">
            <text:p>1260.089</text:p>
          </table:table-cell>
          <table:table-cell office:value-type="float" office:value="547.9745" calcext:value-type="float">
            <text:p>547.9745</text:p>
          </table:table-cell>
          <table:table-cell office:value-type="float" office:value="0" calcext:value-type="float">
            <text:p>0</text:p>
          </table:table-cell>
          <table:table-cell office:value-type="float" office:value="0.324928" calcext:value-type="float">
            <text:p>0.324928</text:p>
          </table:table-cell>
          <table:table-cell office:value-type="float" office:value="0.3241436" calcext:value-type="float">
            <text:p>0.3241436</text:p>
          </table:table-cell>
          <table:table-cell office:value-type="float" office:value="0.3219507" calcext:value-type="float">
            <text:p>0.3219507</text:p>
          </table:table-cell>
          <table:table-cell office:value-type="float" office:value="0.3129682" calcext:value-type="float">
            <text:p>0.3129682</text:p>
          </table:table-cell>
          <table:table-cell office:value-type="float" office:value="0.3072888" calcext:value-type="float">
            <text:p>0.3072888</text:p>
          </table:table-cell>
          <table:table-cell office:value-type="float" office:value="0.3060908" calcext:value-type="float">
            <text:p>0.3060908</text:p>
          </table:table-cell>
          <table:table-cell office:value-type="float" office:value="0.3519591" calcext:value-type="float">
            <text:p>0.3519591</text:p>
          </table:table-cell>
          <table:table-cell office:value-type="float" office:value="0.3614133" calcext:value-type="float">
            <text:p>0.3614133</text:p>
          </table:table-cell>
          <table:table-cell office:value-type="float" office:value="0.3878748" calcext:value-type="float">
            <text:p>0.3878748</text:p>
          </table:table-cell>
          <table:table-cell office:value-type="float" office:value="0.4139486" calcext:value-type="float">
            <text:p>0.4139486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0381E-015" calcext:value-type="float">
            <text:p>1.900381E-15</text:p>
          </table:table-cell>
          <table:table-cell office:value-type="float" office:value="1.919866E-015" calcext:value-type="float">
            <text:p>1.919866E-15</text:p>
          </table:table-cell>
          <table:table-cell office:value-type="float" office:value="1.967811E-015" calcext:value-type="float">
            <text:p>1.967811E-15</text:p>
          </table:table-cell>
          <table:table-cell office:value-type="float" office:value="1.971085E-015" calcext:value-type="float">
            <text:p>1.971085E-15</text:p>
          </table:table-cell>
          <table:table-cell office:value-type="float" office:value="9.491529E-016" calcext:value-type="float">
            <text:p>9.491529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083344" calcext:value-type="float">
            <text:p>-0.01083344</text:p>
          </table:table-cell>
          <table:table-cell office:value-type="float" office:value="-0.01104831" calcext:value-type="float">
            <text:p>-0.01104831</text:p>
          </table:table-cell>
          <table:table-cell office:value-type="float" office:value="-0.0116275" calcext:value-type="float">
            <text:p>-0.0116275</text:p>
          </table:table-cell>
          <table:table-cell office:value-type="float" office:value="-0.01425847" calcext:value-type="float">
            <text:p>-0.01425847</text:p>
          </table:table-cell>
          <table:table-cell office:value-type="float" office:value="-0.01619445" calcext:value-type="float">
            <text:p>-0.01619445</text:p>
          </table:table-cell>
          <table:table-cell office:value-type="float" office:value="-0.01662069" calcext:value-type="float">
            <text:p>-0.01662069</text:p>
          </table:table-cell>
          <table:table-cell office:value-type="float" office:value="-0.01610398" calcext:value-type="float">
            <text:p>-0.01610398</text:p>
          </table:table-cell>
          <table:table-cell office:value-type="float" office:value="-0.01378218" calcext:value-type="float">
            <text:p>-0.01378218</text:p>
          </table:table-cell>
          <table:table-cell office:value-type="float" office:value="-0.007008301" calcext:value-type="float">
            <text:p>-0.007008301</text:p>
          </table:table-cell>
          <table:table-cell office:value-type="float" office:value="-0.003763586" calcext:value-type="float">
            <text:p>-0.003763586</text:p>
          </table:table-cell>
          <table:table-cell office:value-type="float" office:value="1419.371" calcext:value-type="float">
            <text:p>1419.371</text:p>
          </table:table-cell>
          <table:table-cell office:value-type="float" office:value="0" calcext:value-type="float">
            <text:p>0</text:p>
          </table:table-cell>
          <table:table-cell office:value-type="float" office:value="-0.01050605" calcext:value-type="float">
            <text:p>-0.01050605</text:p>
          </table:table-cell>
          <table:table-cell office:value-type="float" office:value="-0.00004509732" calcext:value-type="float">
            <text:p>-4.509732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5" calcext:value-type="float">
            <text:p>-1.22850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092004" calcext:value-type="float">
            <text:p>15092004</text:p>
          </table:table-cell>
          <table:table-cell office:value-type="float" office:value="642.8813" calcext:value-type="float">
            <text:p>642.8813</text:p>
          </table:table-cell>
          <table:table-cell office:value-type="float" office:value="152.1619" calcext:value-type="float">
            <text:p>152.1619</text:p>
          </table:table-cell>
          <table:table-cell office:value-type="float" office:value="2.989806" calcext:value-type="float">
            <text:p>2.989806</text:p>
          </table:table-cell>
          <table:table-cell office:value-type="float" office:value="1256.201" calcext:value-type="float">
            <text:p>1256.201</text:p>
          </table:table-cell>
          <table:table-cell office:value-type="float" office:value="549.1621" calcext:value-type="float">
            <text:p>549.1621</text:p>
          </table:table-cell>
          <table:table-cell office:value-type="float" office:value="0" calcext:value-type="float">
            <text:p>0</text:p>
          </table:table-cell>
          <table:table-cell office:value-type="float" office:value="0.09031145" calcext:value-type="float">
            <text:p>0.09031145</text:p>
          </table:table-cell>
          <table:table-cell office:value-type="float" office:value="0.3044347" calcext:value-type="float">
            <text:p>0.3044347</text:p>
          </table:table-cell>
          <table:table-cell office:value-type="float" office:value="0.3053012" calcext:value-type="float">
            <text:p>0.3053012</text:p>
          </table:table-cell>
          <table:table-cell office:value-type="float" office:value="0.3062448" calcext:value-type="float">
            <text:p>0.3062448</text:p>
          </table:table-cell>
          <table:table-cell office:value-type="float" office:value="0.3065976" calcext:value-type="float">
            <text:p>0.3065976</text:p>
          </table:table-cell>
          <table:table-cell office:value-type="float" office:value="0.306995" calcext:value-type="float">
            <text:p>0.306995</text:p>
          </table:table-cell>
          <table:table-cell office:value-type="float" office:value="0.3524365" calcext:value-type="float">
            <text:p>0.3524365</text:p>
          </table:table-cell>
          <table:table-cell office:value-type="float" office:value="0.3614365" calcext:value-type="float">
            <text:p>0.3614365</text:p>
          </table:table-cell>
          <table:table-cell office:value-type="float" office:value="0.3878693" calcext:value-type="float">
            <text:p>0.3878693</text:p>
          </table:table-cell>
          <table:table-cell office:value-type="float" office:value="0.4139487" calcext:value-type="float">
            <text:p>0.4139487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0567E-015" calcext:value-type="float">
            <text:p>1.900567E-15</text:p>
          </table:table-cell>
          <table:table-cell office:value-type="float" office:value="1.919853E-015" calcext:value-type="float">
            <text:p>1.919853E-15</text:p>
          </table:table-cell>
          <table:table-cell office:value-type="float" office:value="1.967804E-015" calcext:value-type="float">
            <text:p>1.967804E-15</text:p>
          </table:table-cell>
          <table:table-cell office:value-type="float" office:value="1.971063E-015" calcext:value-type="float">
            <text:p>1.971063E-15</text:p>
          </table:table-cell>
          <table:table-cell office:value-type="float" office:value="9.491492E-016" calcext:value-type="float">
            <text:p>9.491492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2.02632" calcext:value-type="float">
            <text:p>-32.02632</text:p>
          </table:table-cell>
          <table:table-cell office:value-type="float" office:value="-0.01720515" calcext:value-type="float">
            <text:p>-0.01720515</text:p>
          </table:table-cell>
          <table:table-cell office:value-type="float" office:value="-0.01687457" calcext:value-type="float">
            <text:p>-0.01687457</text:p>
          </table:table-cell>
          <table:table-cell office:value-type="float" office:value="-0.01653798" calcext:value-type="float">
            <text:p>-0.01653798</text:p>
          </table:table-cell>
          <table:table-cell office:value-type="float" office:value="-0.01641443" calcext:value-type="float">
            <text:p>-0.01641443</text:p>
          </table:table-cell>
          <table:table-cell office:value-type="float" office:value="-0.01626963" calcext:value-type="float">
            <text:p>-0.01626963</text:p>
          </table:table-cell>
          <table:table-cell office:value-type="float" office:value="-0.01589499" calcext:value-type="float">
            <text:p>-0.01589499</text:p>
          </table:table-cell>
          <table:table-cell office:value-type="float" office:value="-0.01377385" calcext:value-type="float">
            <text:p>-0.01377385</text:p>
          </table:table-cell>
          <table:table-cell office:value-type="float" office:value="-0.00700926" calcext:value-type="float">
            <text:p>-0.00700926</text:p>
          </table:table-cell>
          <table:table-cell office:value-type="float" office:value="-0.003763578" calcext:value-type="float">
            <text:p>-0.003763578</text:p>
          </table:table-cell>
          <table:table-cell office:value-type="float" office:value="1424.126" calcext:value-type="float">
            <text:p>1424.126</text:p>
          </table:table-cell>
          <table:table-cell office:value-type="float" office:value="0" calcext:value-type="float">
            <text:p>0</text:p>
          </table:table-cell>
          <table:table-cell office:value-type="float" office:value="-7.806129" calcext:value-type="float">
            <text:p>-7.806129</text:p>
          </table:table-cell>
          <table:table-cell office:value-type="float" office:value="-0.00005713361" calcext:value-type="float">
            <text:p>-5.713361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5" calcext:value-type="float">
            <text:p>-1.22850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092004" calcext:value-type="float">
            <text:p>16092004</text:p>
          </table:table-cell>
          <table:table-cell office:value-type="float" office:value="642.8813" calcext:value-type="float">
            <text:p>642.8813</text:p>
          </table:table-cell>
          <table:table-cell office:value-type="float" office:value="152.2193" calcext:value-type="float">
            <text:p>152.2193</text:p>
          </table:table-cell>
          <table:table-cell office:value-type="float" office:value="2.989806" calcext:value-type="float">
            <text:p>2.989806</text:p>
          </table:table-cell>
          <table:table-cell office:value-type="float" office:value="1255.623" calcext:value-type="float">
            <text:p>1255.623</text:p>
          </table:table-cell>
          <table:table-cell office:value-type="float" office:value="549.69" calcext:value-type="float">
            <text:p>549.69</text:p>
          </table:table-cell>
          <table:table-cell office:value-type="float" office:value="0" calcext:value-type="float">
            <text:p>0</text:p>
          </table:table-cell>
          <table:table-cell office:value-type="float" office:value="0.0859831" calcext:value-type="float">
            <text:p>0.0859831</text:p>
          </table:table-cell>
          <table:table-cell office:value-type="float" office:value="0.3012623" calcext:value-type="float">
            <text:p>0.3012623</text:p>
          </table:table-cell>
          <table:table-cell office:value-type="float" office:value="0.3021082" calcext:value-type="float">
            <text:p>0.3021082</text:p>
          </table:table-cell>
          <table:table-cell office:value-type="float" office:value="0.3032857" calcext:value-type="float">
            <text:p>0.3032857</text:p>
          </table:table-cell>
          <table:table-cell office:value-type="float" office:value="0.3044133" calcext:value-type="float">
            <text:p>0.3044133</text:p>
          </table:table-cell>
          <table:table-cell office:value-type="float" office:value="0.3056622" calcext:value-type="float">
            <text:p>0.3056622</text:p>
          </table:table-cell>
          <table:table-cell office:value-type="float" office:value="0.3523681" calcext:value-type="float">
            <text:p>0.3523681</text:p>
          </table:table-cell>
          <table:table-cell office:value-type="float" office:value="0.3614714" calcext:value-type="float">
            <text:p>0.3614714</text:p>
          </table:table-cell>
          <table:table-cell office:value-type="float" office:value="0.3878666" calcext:value-type="float">
            <text:p>0.3878666</text:p>
          </table:table-cell>
          <table:table-cell office:value-type="float" office:value="0.4139487" calcext:value-type="float">
            <text:p>0.4139487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0762E-015" calcext:value-type="float">
            <text:p>1.900762E-15</text:p>
          </table:table-cell>
          <table:table-cell office:value-type="float" office:value="1.919839E-015" calcext:value-type="float">
            <text:p>1.919839E-15</text:p>
          </table:table-cell>
          <table:table-cell office:value-type="float" office:value="1.967793E-015" calcext:value-type="float">
            <text:p>1.967793E-15</text:p>
          </table:table-cell>
          <table:table-cell office:value-type="float" office:value="1.971043E-015" calcext:value-type="float">
            <text:p>1.971043E-15</text:p>
          </table:table-cell>
          <table:table-cell office:value-type="float" office:value="9.491455E-016" calcext:value-type="float">
            <text:p>9.491455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0.30746" calcext:value-type="float">
            <text:p>-40.30746</text:p>
          </table:table-cell>
          <table:table-cell office:value-type="float" office:value="-0.01851378" calcext:value-type="float">
            <text:p>-0.01851378</text:p>
          </table:table-cell>
          <table:table-cell office:value-type="float" office:value="-0.01816316" calcext:value-type="float">
            <text:p>-0.01816316</text:p>
          </table:table-cell>
          <table:table-cell office:value-type="float" office:value="-0.01770082" calcext:value-type="float">
            <text:p>-0.01770082</text:p>
          </table:table-cell>
          <table:table-cell office:value-type="float" office:value="-0.01725363" calcext:value-type="float">
            <text:p>-0.01725363</text:p>
          </table:table-cell>
          <table:table-cell office:value-type="float" office:value="-0.01676758" calcext:value-type="float">
            <text:p>-0.01676758</text:p>
          </table:table-cell>
          <table:table-cell office:value-type="float" office:value="-0.01592211" calcext:value-type="float">
            <text:p>-0.01592211</text:p>
          </table:table-cell>
          <table:table-cell office:value-type="float" office:value="-0.01376099" calcext:value-type="float">
            <text:p>-0.01376099</text:p>
          </table:table-cell>
          <table:table-cell office:value-type="float" office:value="-0.007009732" calcext:value-type="float">
            <text:p>-0.007009732</text:p>
          </table:table-cell>
          <table:table-cell office:value-type="float" office:value="-0.003763578" calcext:value-type="float">
            <text:p>-0.003763578</text:p>
          </table:table-cell>
          <table:table-cell office:value-type="float" office:value="1428.236" calcext:value-type="float">
            <text:p>1428.236</text:p>
          </table:table-cell>
          <table:table-cell office:value-type="float" office:value="0" calcext:value-type="float">
            <text:p>0</text:p>
          </table:table-cell>
          <table:table-cell office:value-type="float" office:value="-11.70402" calcext:value-type="float">
            <text:p>-11.70402</text:p>
          </table:table-cell>
          <table:table-cell office:value-type="float" office:value="-0.00006216462" calcext:value-type="float">
            <text:p>-6.216462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5" calcext:value-type="float">
            <text:p>-1.22850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7092004" calcext:value-type="float">
            <text:p>17092004</text:p>
          </table:table-cell>
          <table:table-cell office:value-type="float" office:value="642.8813" calcext:value-type="float">
            <text:p>642.8813</text:p>
          </table:table-cell>
          <table:table-cell office:value-type="float" office:value="152.1222" calcext:value-type="float">
            <text:p>152.1222</text:p>
          </table:table-cell>
          <table:table-cell office:value-type="float" office:value="2.989806" calcext:value-type="float">
            <text:p>2.989806</text:p>
          </table:table-cell>
          <table:table-cell office:value-type="float" office:value="1255.489" calcext:value-type="float">
            <text:p>1255.489</text:p>
          </table:table-cell>
          <table:table-cell office:value-type="float" office:value="549.9319" calcext:value-type="float">
            <text:p>549.9319</text:p>
          </table:table-cell>
          <table:table-cell office:value-type="float" office:value="0" calcext:value-type="float">
            <text:p>0</text:p>
          </table:table-cell>
          <table:table-cell office:value-type="float" office:value="0.09582491" calcext:value-type="float">
            <text:p>0.09582491</text:p>
          </table:table-cell>
          <table:table-cell office:value-type="float" office:value="0.3001712" calcext:value-type="float">
            <text:p>0.3001712</text:p>
          </table:table-cell>
          <table:table-cell office:value-type="float" office:value="0.3010334" calcext:value-type="float">
            <text:p>0.3010334</text:p>
          </table:table-cell>
          <table:table-cell office:value-type="float" office:value="0.3022475" calcext:value-type="float">
            <text:p>0.3022475</text:p>
          </table:table-cell>
          <table:table-cell office:value-type="float" office:value="0.3034275" calcext:value-type="float">
            <text:p>0.3034275</text:p>
          </table:table-cell>
          <table:table-cell office:value-type="float" office:value="0.3048393" calcext:value-type="float">
            <text:p>0.3048393</text:p>
          </table:table-cell>
          <table:table-cell office:value-type="float" office:value="0.3520092" calcext:value-type="float">
            <text:p>0.3520092</text:p>
          </table:table-cell>
          <table:table-cell office:value-type="float" office:value="0.3614768" calcext:value-type="float">
            <text:p>0.3614768</text:p>
          </table:table-cell>
          <table:table-cell office:value-type="float" office:value="0.3878664" calcext:value-type="float">
            <text:p>0.3878664</text:p>
          </table:table-cell>
          <table:table-cell office:value-type="float" office:value="0.4139487" calcext:value-type="float">
            <text:p>0.4139487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0967E-015" calcext:value-type="float">
            <text:p>1.900967E-15</text:p>
          </table:table-cell>
          <table:table-cell office:value-type="float" office:value="1.919827E-015" calcext:value-type="float">
            <text:p>1.919827E-15</text:p>
          </table:table-cell>
          <table:table-cell office:value-type="float" office:value="1.967781E-015" calcext:value-type="float">
            <text:p>1.967781E-15</text:p>
          </table:table-cell>
          <table:table-cell office:value-type="float" office:value="1.971024E-015" calcext:value-type="float">
            <text:p>1.971024E-15</text:p>
          </table:table-cell>
          <table:table-cell office:value-type="float" office:value="9.491413E-016" calcext:value-type="float">
            <text:p>9.491413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2.35521" calcext:value-type="float">
            <text:p>-22.35521</text:p>
          </table:table-cell>
          <table:table-cell office:value-type="float" office:value="-0.01899417" calcext:value-type="float">
            <text:p>-0.01899417</text:p>
          </table:table-cell>
          <table:table-cell office:value-type="float" office:value="-0.01862529" calcext:value-type="float">
            <text:p>-0.01862529</text:p>
          </table:table-cell>
          <table:table-cell office:value-type="float" office:value="-0.01813332" calcext:value-type="float">
            <text:p>-0.01813332</text:p>
          </table:table-cell>
          <table:table-cell office:value-type="float" office:value="-0.01764926" calcext:value-type="float">
            <text:p>-0.01764926</text:p>
          </table:table-cell>
          <table:table-cell office:value-type="float" office:value="-0.01708581" calcext:value-type="float">
            <text:p>-0.01708581</text:p>
          </table:table-cell>
          <table:table-cell office:value-type="float" office:value="-0.01607886" calcext:value-type="float">
            <text:p>-0.01607886</text:p>
          </table:table-cell>
          <table:table-cell office:value-type="float" office:value="-0.01375893" calcext:value-type="float">
            <text:p>-0.01375893</text:p>
          </table:table-cell>
          <table:table-cell office:value-type="float" office:value="-0.007009778" calcext:value-type="float">
            <text:p>-0.007009778</text:p>
          </table:table-cell>
          <table:table-cell office:value-type="float" office:value="-0.003763578" calcext:value-type="float">
            <text:p>-0.003763578</text:p>
          </table:table-cell>
          <table:table-cell office:value-type="float" office:value="1432.044" calcext:value-type="float">
            <text:p>1432.044</text:p>
          </table:table-cell>
          <table:table-cell office:value-type="float" office:value="0" calcext:value-type="float">
            <text:p>0</text:p>
          </table:table-cell>
          <table:table-cell office:value-type="float" office:value="-5.599032" calcext:value-type="float">
            <text:p>-5.599032</text:p>
          </table:table-cell>
          <table:table-cell office:value-type="float" office:value="-0.0000658714" calcext:value-type="float">
            <text:p>-6.58714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5" calcext:value-type="float">
            <text:p>-1.22850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8092004" calcext:value-type="float">
            <text:p>18092004</text:p>
          </table:table-cell>
          <table:table-cell office:value-type="float" office:value="642.8813" calcext:value-type="float">
            <text:p>642.8813</text:p>
          </table:table-cell>
          <table:table-cell office:value-type="float" office:value="152.1395" calcext:value-type="float">
            <text:p>152.1395</text:p>
          </table:table-cell>
          <table:table-cell office:value-type="float" office:value="2.989806" calcext:value-type="float">
            <text:p>2.989806</text:p>
          </table:table-cell>
          <table:table-cell office:value-type="float" office:value="1255.43" calcext:value-type="float">
            <text:p>1255.43</text:p>
          </table:table-cell>
          <table:table-cell office:value-type="float" office:value="549.9799" calcext:value-type="float">
            <text:p>549.9799</text:p>
          </table:table-cell>
          <table:table-cell office:value-type="float" office:value="0" calcext:value-type="float">
            <text:p>0</text:p>
          </table:table-cell>
          <table:table-cell office:value-type="float" office:value="0.09560809" calcext:value-type="float">
            <text:p>0.09560809</text:p>
          </table:table-cell>
          <table:table-cell office:value-type="float" office:value="0.3000185" calcext:value-type="float">
            <text:p>0.3000185</text:p>
          </table:table-cell>
          <table:table-cell office:value-type="float" office:value="0.3008901" calcext:value-type="float">
            <text:p>0.3008901</text:p>
          </table:table-cell>
          <table:table-cell office:value-type="float" office:value="0.3021541" calcext:value-type="float">
            <text:p>0.3021541</text:p>
          </table:table-cell>
          <table:table-cell office:value-type="float" office:value="0.3033794" calcext:value-type="float">
            <text:p>0.3033794</text:p>
          </table:table-cell>
          <table:table-cell office:value-type="float" office:value="0.3045937" calcext:value-type="float">
            <text:p>0.3045937</text:p>
          </table:table-cell>
          <table:table-cell office:value-type="float" office:value="0.3517214" calcext:value-type="float">
            <text:p>0.3517214</text:p>
          </table:table-cell>
          <table:table-cell office:value-type="float" office:value="0.3614547" calcext:value-type="float">
            <text:p>0.3614547</text:p>
          </table:table-cell>
          <table:table-cell office:value-type="float" office:value="0.3878647" calcext:value-type="float">
            <text:p>0.3878647</text:p>
          </table:table-cell>
          <table:table-cell office:value-type="float" office:value="0.4139487" calcext:value-type="float">
            <text:p>0.4139487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1198E-015" calcext:value-type="float">
            <text:p>1.901198E-15</text:p>
          </table:table-cell>
          <table:table-cell office:value-type="float" office:value="1.919814E-015" calcext:value-type="float">
            <text:p>1.919814E-15</text:p>
          </table:table-cell>
          <table:table-cell office:value-type="float" office:value="1.967764E-015" calcext:value-type="float">
            <text:p>1.967764E-15</text:p>
          </table:table-cell>
          <table:table-cell office:value-type="float" office:value="1.971004E-015" calcext:value-type="float">
            <text:p>1.971004E-15</text:p>
          </table:table-cell>
          <table:table-cell office:value-type="float" office:value="9.491381E-016" calcext:value-type="float">
            <text:p>9.491381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2.6315" calcext:value-type="float">
            <text:p>-22.6315</text:p>
          </table:table-cell>
          <table:table-cell office:value-type="float" office:value="-0.01906173" calcext:value-type="float">
            <text:p>-0.01906173</text:p>
          </table:table-cell>
          <table:table-cell office:value-type="float" office:value="-0.0186872" calcext:value-type="float">
            <text:p>-0.0186872</text:p>
          </table:table-cell>
          <table:table-cell office:value-type="float" office:value="-0.01817212" calcext:value-type="float">
            <text:p>-0.01817212</text:p>
          </table:table-cell>
          <table:table-cell office:value-type="float" office:value="-0.01767059" calcext:value-type="float">
            <text:p>-0.01767059</text:p>
          </table:table-cell>
          <table:table-cell office:value-type="float" office:value="-0.01718332" calcext:value-type="float">
            <text:p>-0.01718332</text:p>
          </table:table-cell>
          <table:table-cell office:value-type="float" office:value="-0.01620687" calcext:value-type="float">
            <text:p>-0.01620687</text:p>
          </table:table-cell>
          <table:table-cell office:value-type="float" office:value="-0.01376693" calcext:value-type="float">
            <text:p>-0.01376693</text:p>
          </table:table-cell>
          <table:table-cell office:value-type="float" office:value="-0.007010079" calcext:value-type="float">
            <text:p>-0.007010079</text:p>
          </table:table-cell>
          <table:table-cell office:value-type="float" office:value="-0.003763578" calcext:value-type="float">
            <text:p>-0.003763578</text:p>
          </table:table-cell>
          <table:table-cell office:value-type="float" office:value="1435.669" calcext:value-type="float">
            <text:p>1435.669</text:p>
          </table:table-cell>
          <table:table-cell office:value-type="float" office:value="0" calcext:value-type="float">
            <text:p>0</text:p>
          </table:table-cell>
          <table:table-cell office:value-type="float" office:value="-6.523908" calcext:value-type="float">
            <text:p>-6.523908</text:p>
          </table:table-cell>
          <table:table-cell office:value-type="float" office:value="-0.00007114408" calcext:value-type="float">
            <text:p>-7.114408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5" calcext:value-type="float">
            <text:p>-1.22850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9092004" calcext:value-type="float">
            <text:p>19092004</text:p>
          </table:table-cell>
          <table:table-cell office:value-type="float" office:value="642.8813" calcext:value-type="float">
            <text:p>642.8813</text:p>
          </table:table-cell>
          <table:table-cell office:value-type="float" office:value="152.1489" calcext:value-type="float">
            <text:p>152.1489</text:p>
          </table:table-cell>
          <table:table-cell office:value-type="float" office:value="2.989806" calcext:value-type="float">
            <text:p>2.989806</text:p>
          </table:table-cell>
          <table:table-cell office:value-type="float" office:value="1255.396" calcext:value-type="float">
            <text:p>1255.396</text:p>
          </table:table-cell>
          <table:table-cell office:value-type="float" office:value="550.0119" calcext:value-type="float">
            <text:p>550.0119</text:p>
          </table:table-cell>
          <table:table-cell office:value-type="float" office:value="0" calcext:value-type="float">
            <text:p>0</text:p>
          </table:table-cell>
          <table:table-cell office:value-type="float" office:value="0.09662263" calcext:value-type="float">
            <text:p>0.09662263</text:p>
          </table:table-cell>
          <table:table-cell office:value-type="float" office:value="0.299845" calcext:value-type="float">
            <text:p>0.299845</text:p>
          </table:table-cell>
          <table:table-cell office:value-type="float" office:value="0.3007214" calcext:value-type="float">
            <text:p>0.3007214</text:p>
          </table:table-cell>
          <table:table-cell office:value-type="float" office:value="0.3020273" calcext:value-type="float">
            <text:p>0.3020273</text:p>
          </table:table-cell>
          <table:table-cell office:value-type="float" office:value="0.3032752" calcext:value-type="float">
            <text:p>0.3032752</text:p>
          </table:table-cell>
          <table:table-cell office:value-type="float" office:value="0.3044851" calcext:value-type="float">
            <text:p>0.3044851</text:p>
          </table:table-cell>
          <table:table-cell office:value-type="float" office:value="0.3515849" calcext:value-type="float">
            <text:p>0.3515849</text:p>
          </table:table-cell>
          <table:table-cell office:value-type="float" office:value="0.3614208" calcext:value-type="float">
            <text:p>0.3614208</text:p>
          </table:table-cell>
          <table:table-cell office:value-type="float" office:value="0.3878623" calcext:value-type="float">
            <text:p>0.3878623</text:p>
          </table:table-cell>
          <table:table-cell office:value-type="float" office:value="0.4139488" calcext:value-type="float">
            <text:p>0.4139488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1411E-015" calcext:value-type="float">
            <text:p>1.901411E-15</text:p>
          </table:table-cell>
          <table:table-cell office:value-type="float" office:value="1.919808E-015" calcext:value-type="float">
            <text:p>1.919808E-15</text:p>
          </table:table-cell>
          <table:table-cell office:value-type="float" office:value="1.967752E-015" calcext:value-type="float">
            <text:p>1.967752E-15</text:p>
          </table:table-cell>
          <table:table-cell office:value-type="float" office:value="1.970983E-015" calcext:value-type="float">
            <text:p>1.970983E-15</text:p>
          </table:table-cell>
          <table:table-cell office:value-type="float" office:value="9.491341E-016" calcext:value-type="float">
            <text:p>9.491341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1.28362" calcext:value-type="float">
            <text:p>-21.28362</text:p>
          </table:table-cell>
          <table:table-cell office:value-type="float" office:value="-0.01913462" calcext:value-type="float">
            <text:p>-0.01913462</text:p>
          </table:table-cell>
          <table:table-cell office:value-type="float" office:value="-0.01876038" calcext:value-type="float">
            <text:p>-0.01876038</text:p>
          </table:table-cell>
          <table:table-cell office:value-type="float" office:value="-0.0182249" calcext:value-type="float">
            <text:p>-0.0182249</text:p>
          </table:table-cell>
          <table:table-cell office:value-type="float" office:value="-0.0177125" calcext:value-type="float">
            <text:p>-0.0177125</text:p>
          </table:table-cell>
          <table:table-cell office:value-type="float" office:value="-0.01722585" calcext:value-type="float">
            <text:p>-0.01722585</text:p>
          </table:table-cell>
          <table:table-cell office:value-type="float" office:value="-0.01626808" calcext:value-type="float">
            <text:p>-0.01626808</text:p>
          </table:table-cell>
          <table:table-cell office:value-type="float" office:value="-0.01377933" calcext:value-type="float">
            <text:p>-0.01377933</text:p>
          </table:table-cell>
          <table:table-cell office:value-type="float" office:value="-0.007010493" calcext:value-type="float">
            <text:p>-0.007010493</text:p>
          </table:table-cell>
          <table:table-cell office:value-type="float" office:value="-0.003763578" calcext:value-type="float">
            <text:p>-0.003763578</text:p>
          </table:table-cell>
          <table:table-cell office:value-type="float" office:value="1439.285" calcext:value-type="float">
            <text:p>1439.285</text:p>
          </table:table-cell>
          <table:table-cell office:value-type="float" office:value="0" calcext:value-type="float">
            <text:p>0</text:p>
          </table:table-cell>
          <table:table-cell office:value-type="float" office:value="-5.171633" calcext:value-type="float">
            <text:p>-5.171633</text:p>
          </table:table-cell>
          <table:table-cell office:value-type="float" office:value="-0.00007503759" calcext:value-type="float">
            <text:p>-7.503759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5" calcext:value-type="float">
            <text:p>-1.22850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0092004" calcext:value-type="float">
            <text:p>20092004</text:p>
          </table:table-cell>
          <table:table-cell office:value-type="float" office:value="642.8813" calcext:value-type="float">
            <text:p>642.8813</text:p>
          </table:table-cell>
          <table:table-cell office:value-type="float" office:value="152.2808" calcext:value-type="float">
            <text:p>152.2808</text:p>
          </table:table-cell>
          <table:table-cell office:value-type="float" office:value="2.989806" calcext:value-type="float">
            <text:p>2.989806</text:p>
          </table:table-cell>
          <table:table-cell office:value-type="float" office:value="1255.246" calcext:value-type="float">
            <text:p>1255.246</text:p>
          </table:table-cell>
          <table:table-cell office:value-type="float" office:value="550.0372" calcext:value-type="float">
            <text:p>550.0372</text:p>
          </table:table-cell>
          <table:table-cell office:value-type="float" office:value="0" calcext:value-type="float">
            <text:p>0</text:p>
          </table:table-cell>
          <table:table-cell office:value-type="float" office:value="0.08563329" calcext:value-type="float">
            <text:p>0.08563329</text:p>
          </table:table-cell>
          <table:table-cell office:value-type="float" office:value="0.2998763" calcext:value-type="float">
            <text:p>0.2998763</text:p>
          </table:table-cell>
          <table:table-cell office:value-type="float" office:value="0.3006573" calcext:value-type="float">
            <text:p>0.3006573</text:p>
          </table:table-cell>
          <table:table-cell office:value-type="float" office:value="0.3019203" calcext:value-type="float">
            <text:p>0.3019203</text:p>
          </table:table-cell>
          <table:table-cell office:value-type="float" office:value="0.3031698" calcext:value-type="float">
            <text:p>0.3031698</text:p>
          </table:table-cell>
          <table:table-cell office:value-type="float" office:value="0.3043993" calcext:value-type="float">
            <text:p>0.3043993</text:p>
          </table:table-cell>
          <table:table-cell office:value-type="float" office:value="0.3515016" calcext:value-type="float">
            <text:p>0.3515016</text:p>
          </table:table-cell>
          <table:table-cell office:value-type="float" office:value="0.3613893" calcext:value-type="float">
            <text:p>0.3613893</text:p>
          </table:table-cell>
          <table:table-cell office:value-type="float" office:value="0.3878584" calcext:value-type="float">
            <text:p>0.3878584</text:p>
          </table:table-cell>
          <table:table-cell office:value-type="float" office:value="0.4139488" calcext:value-type="float">
            <text:p>0.4139488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1638E-015" calcext:value-type="float">
            <text:p>1.901638E-15</text:p>
          </table:table-cell>
          <table:table-cell office:value-type="float" office:value="1.919797E-015" calcext:value-type="float">
            <text:p>1.919797E-15</text:p>
          </table:table-cell>
          <table:table-cell office:value-type="float" office:value="1.967734E-015" calcext:value-type="float">
            <text:p>1.967734E-15</text:p>
          </table:table-cell>
          <table:table-cell office:value-type="float" office:value="1.970964E-015" calcext:value-type="float">
            <text:p>1.970964E-15</text:p>
          </table:table-cell>
          <table:table-cell office:value-type="float" office:value="9.491296E-016" calcext:value-type="float">
            <text:p>9.4912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4.14541" calcext:value-type="float">
            <text:p>-44.14541</text:p>
          </table:table-cell>
          <table:table-cell office:value-type="float" office:value="-0.01912609" calcext:value-type="float">
            <text:p>-0.01912609</text:p>
          </table:table-cell>
          <table:table-cell office:value-type="float" office:value="-0.018789" calcext:value-type="float">
            <text:p>-0.018789</text:p>
          </table:table-cell>
          <table:table-cell office:value-type="float" office:value="-0.01826995" calcext:value-type="float">
            <text:p>-0.01826995</text:p>
          </table:table-cell>
          <table:table-cell office:value-type="float" office:value="-0.01775527" calcext:value-type="float">
            <text:p>-0.01775527</text:p>
          </table:table-cell>
          <table:table-cell office:value-type="float" office:value="-0.01725958" calcext:value-type="float">
            <text:p>-0.01725958</text:p>
          </table:table-cell>
          <table:table-cell office:value-type="float" office:value="-0.01630536" calcext:value-type="float">
            <text:p>-0.01630536</text:p>
          </table:table-cell>
          <table:table-cell office:value-type="float" office:value="-0.01379084" calcext:value-type="float">
            <text:p>-0.01379084</text:p>
          </table:table-cell>
          <table:table-cell office:value-type="float" office:value="-0.007011162" calcext:value-type="float">
            <text:p>-0.007011162</text:p>
          </table:table-cell>
          <table:table-cell office:value-type="float" office:value="-0.003763578" calcext:value-type="float">
            <text:p>-0.003763578</text:p>
          </table:table-cell>
          <table:table-cell office:value-type="float" office:value="1442.894" calcext:value-type="float">
            <text:p>1442.894</text:p>
          </table:table-cell>
          <table:table-cell office:value-type="float" office:value="0" calcext:value-type="float">
            <text:p>0</text:p>
          </table:table-cell>
          <table:table-cell office:value-type="float" office:value="-17.94355" calcext:value-type="float">
            <text:p>-17.94355</text:p>
          </table:table-cell>
          <table:table-cell office:value-type="float" office:value="-0.00007954962" calcext:value-type="float">
            <text:p>-7.954962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4" calcext:value-type="float">
            <text:p>-1.22850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1092004" calcext:value-type="float">
            <text:p>21092004</text:p>
          </table:table-cell>
          <table:table-cell office:value-type="float" office:value="644.8814" calcext:value-type="float">
            <text:p>644.8814</text:p>
          </table:table-cell>
          <table:table-cell office:value-type="float" office:value="153.6409" calcext:value-type="float">
            <text:p>153.6409</text:p>
          </table:table-cell>
          <table:table-cell office:value-type="float" office:value="2.989806" calcext:value-type="float">
            <text:p>2.989806</text:p>
          </table:table-cell>
          <table:table-cell office:value-type="float" office:value="1255.863" calcext:value-type="float">
            <text:p>1255.863</text:p>
          </table:table-cell>
          <table:table-cell office:value-type="float" office:value="550.0666" calcext:value-type="float">
            <text:p>550.0666</text:p>
          </table:table-cell>
          <table:table-cell office:value-type="float" office:value="0" calcext:value-type="float">
            <text:p>0</text:p>
          </table:table-cell>
          <table:table-cell office:value-type="float" office:value="0.2141092" calcext:value-type="float">
            <text:p>0.2141092</text:p>
          </table:table-cell>
          <table:table-cell office:value-type="float" office:value="0.2876557" calcext:value-type="float">
            <text:p>0.2876557</text:p>
          </table:table-cell>
          <table:table-cell office:value-type="float" office:value="0.2935894" calcext:value-type="float">
            <text:p>0.2935894</text:p>
          </table:table-cell>
          <table:table-cell office:value-type="float" office:value="0.299412" calcext:value-type="float">
            <text:p>0.299412</text:p>
          </table:table-cell>
          <table:table-cell office:value-type="float" office:value="0.3023877" calcext:value-type="float">
            <text:p>0.3023877</text:p>
          </table:table-cell>
          <table:table-cell office:value-type="float" office:value="0.3041956" calcext:value-type="float">
            <text:p>0.3041956</text:p>
          </table:table-cell>
          <table:table-cell office:value-type="float" office:value="0.3515023" calcext:value-type="float">
            <text:p>0.3515023</text:p>
          </table:table-cell>
          <table:table-cell office:value-type="float" office:value="0.3613648" calcext:value-type="float">
            <text:p>0.3613648</text:p>
          </table:table-cell>
          <table:table-cell office:value-type="float" office:value="0.3878537" calcext:value-type="float">
            <text:p>0.3878537</text:p>
          </table:table-cell>
          <table:table-cell office:value-type="float" office:value="0.4139487" calcext:value-type="float">
            <text:p>0.4139487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1826E-015" calcext:value-type="float">
            <text:p>1.901826E-15</text:p>
          </table:table-cell>
          <table:table-cell office:value-type="float" office:value="1.919791E-015" calcext:value-type="float">
            <text:p>1.919791E-15</text:p>
          </table:table-cell>
          <table:table-cell office:value-type="float" office:value="1.967724E-015" calcext:value-type="float">
            <text:p>1.967724E-15</text:p>
          </table:table-cell>
          <table:table-cell office:value-type="float" office:value="1.970943E-015" calcext:value-type="float">
            <text:p>1.970943E-15</text:p>
          </table:table-cell>
          <table:table-cell office:value-type="float" office:value="9.491259E-016" calcext:value-type="float">
            <text:p>9.491259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592922" calcext:value-type="float">
            <text:p>-0.1592922</text:p>
          </table:table-cell>
          <table:table-cell office:value-type="float" office:value="-0.02550762" calcext:value-type="float">
            <text:p>-0.02550762</text:p>
          </table:table-cell>
          <table:table-cell office:value-type="float" office:value="-0.02213533" calcext:value-type="float">
            <text:p>-0.02213533</text:p>
          </table:table-cell>
          <table:table-cell office:value-type="float" office:value="-0.01934021" calcext:value-type="float">
            <text:p>-0.01934021</text:p>
          </table:table-cell>
          <table:table-cell office:value-type="float" office:value="-0.01806828" calcext:value-type="float">
            <text:p>-0.01806828</text:p>
          </table:table-cell>
          <table:table-cell office:value-type="float" office:value="-0.01733711" calcext:value-type="float">
            <text:p>-0.01733711</text:p>
          </table:table-cell>
          <table:table-cell office:value-type="float" office:value="-0.01630466" calcext:value-type="float">
            <text:p>-0.01630466</text:p>
          </table:table-cell>
          <table:table-cell office:value-type="float" office:value="-0.0137999" calcext:value-type="float">
            <text:p>-0.0137999</text:p>
          </table:table-cell>
          <table:table-cell office:value-type="float" office:value="-0.007011984" calcext:value-type="float">
            <text:p>-0.007011984</text:p>
          </table:table-cell>
          <table:table-cell office:value-type="float" office:value="-0.003763587" calcext:value-type="float">
            <text:p>-0.003763587</text:p>
          </table:table-cell>
          <table:table-cell office:value-type="float" office:value="1446.496" calcext:value-type="float">
            <text:p>1446.496</text:p>
          </table:table-cell>
          <table:table-cell office:value-type="float" office:value="0" calcext:value-type="float">
            <text:p>0</text:p>
          </table:table-cell>
          <table:table-cell office:value-type="float" office:value="-0.202341" calcext:value-type="float">
            <text:p>-0.202341</text:p>
          </table:table-cell>
          <table:table-cell office:value-type="float" office:value="-0.00008594908" calcext:value-type="float">
            <text:p>-8.594908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5" calcext:value-type="float">
            <text:p>-1.22850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2092004" calcext:value-type="float">
            <text:p>22092004</text:p>
          </table:table-cell>
          <table:table-cell office:value-type="float" office:value="644.8814" calcext:value-type="float">
            <text:p>644.8814</text:p>
          </table:table-cell>
          <table:table-cell office:value-type="float" office:value="155.2236" calcext:value-type="float">
            <text:p>155.2236</text:p>
          </table:table-cell>
          <table:table-cell office:value-type="float" office:value="2.989806" calcext:value-type="float">
            <text:p>2.989806</text:p>
          </table:table-cell>
          <table:table-cell office:value-type="float" office:value="1254.292" calcext:value-type="float">
            <text:p>1254.292</text:p>
          </table:table-cell>
          <table:table-cell office:value-type="float" office:value="550.0646" calcext:value-type="float">
            <text:p>550.0646</text:p>
          </table:table-cell>
          <table:table-cell office:value-type="float" office:value="0" calcext:value-type="float">
            <text:p>0</text:p>
          </table:table-cell>
          <table:table-cell office:value-type="float" office:value="0.08091419" calcext:value-type="float">
            <text:p>0.08091419</text:p>
          </table:table-cell>
          <table:table-cell office:value-type="float" office:value="0.2925643" calcext:value-type="float">
            <text:p>0.2925643</text:p>
          </table:table-cell>
          <table:table-cell office:value-type="float" office:value="0.2937049" calcext:value-type="float">
            <text:p>0.2937049</text:p>
          </table:table-cell>
          <table:table-cell office:value-type="float" office:value="0.2973993" calcext:value-type="float">
            <text:p>0.2973993</text:p>
          </table:table-cell>
          <table:table-cell office:value-type="float" office:value="0.3006648" calcext:value-type="float">
            <text:p>0.3006648</text:p>
          </table:table-cell>
          <table:table-cell office:value-type="float" office:value="0.3032143" calcext:value-type="float">
            <text:p>0.3032143</text:p>
          </table:table-cell>
          <table:table-cell office:value-type="float" office:value="0.3512185" calcext:value-type="float">
            <text:p>0.3512185</text:p>
          </table:table-cell>
          <table:table-cell office:value-type="float" office:value="0.3613331" calcext:value-type="float">
            <text:p>0.3613331</text:p>
          </table:table-cell>
          <table:table-cell office:value-type="float" office:value="0.3878489" calcext:value-type="float">
            <text:p>0.3878489</text:p>
          </table:table-cell>
          <table:table-cell office:value-type="float" office:value="0.4139487" calcext:value-type="float">
            <text:p>0.4139487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1976E-015" calcext:value-type="float">
            <text:p>1.901976E-15</text:p>
          </table:table-cell>
          <table:table-cell office:value-type="float" office:value="1.919782E-015" calcext:value-type="float">
            <text:p>1.919782E-15</text:p>
          </table:table-cell>
          <table:table-cell office:value-type="float" office:value="1.96771E-015" calcext:value-type="float">
            <text:p>1.96771E-15</text:p>
          </table:table-cell>
          <table:table-cell office:value-type="float" office:value="1.970932E-015" calcext:value-type="float">
            <text:p>1.970932E-15</text:p>
          </table:table-cell>
          <table:table-cell office:value-type="float" office:value="9.49123E-016" calcext:value-type="float">
            <text:p>9.49123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3.29417" calcext:value-type="float">
            <text:p>-63.29417</text:p>
          </table:table-cell>
          <table:table-cell office:value-type="float" office:value="-0.02271784" calcext:value-type="float">
            <text:p>-0.02271784</text:p>
          </table:table-cell>
          <table:table-cell office:value-type="float" office:value="-0.02211113" calcext:value-type="float">
            <text:p>-0.02211113</text:p>
          </table:table-cell>
          <table:table-cell office:value-type="float" office:value="-0.02028053" calcext:value-type="float">
            <text:p>-0.02028053</text:p>
          </table:table-cell>
          <table:table-cell office:value-type="float" office:value="-0.01880005" calcext:value-type="float">
            <text:p>-0.01880005</text:p>
          </table:table-cell>
          <table:table-cell office:value-type="float" office:value="-0.017728" calcext:value-type="float">
            <text:p>-0.017728</text:p>
          </table:table-cell>
          <table:table-cell office:value-type="float" office:value="-0.016431" calcext:value-type="float">
            <text:p>-0.016431</text:p>
          </table:table-cell>
          <table:table-cell office:value-type="float" office:value="-0.01381147" calcext:value-type="float">
            <text:p>-0.01381147</text:p>
          </table:table-cell>
          <table:table-cell office:value-type="float" office:value="-0.00701282" calcext:value-type="float">
            <text:p>-0.00701282</text:p>
          </table:table-cell>
          <table:table-cell office:value-type="float" office:value="-0.003763582" calcext:value-type="float">
            <text:p>-0.003763582</text:p>
          </table:table-cell>
          <table:table-cell office:value-type="float" office:value="1450.077" calcext:value-type="float">
            <text:p>1450.077</text:p>
          </table:table-cell>
          <table:table-cell office:value-type="float" office:value="0" calcext:value-type="float">
            <text:p>0</text:p>
          </table:table-cell>
          <table:table-cell office:value-type="float" office:value="-25.29788" calcext:value-type="float">
            <text:p>-25.29788</text:p>
          </table:table-cell>
          <table:table-cell office:value-type="float" office:value="-0.00008852943" calcext:value-type="float">
            <text:p>-8.852943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5" calcext:value-type="float">
            <text:p>-1.22850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3092004" calcext:value-type="float">
            <text:p>23092004</text:p>
          </table:table-cell>
          <table:table-cell office:value-type="float" office:value="644.9813" calcext:value-type="float">
            <text:p>644.9813</text:p>
          </table:table-cell>
          <table:table-cell office:value-type="float" office:value="155.1614" calcext:value-type="float">
            <text:p>155.1614</text:p>
          </table:table-cell>
          <table:table-cell office:value-type="float" office:value="2.989806" calcext:value-type="float">
            <text:p>2.989806</text:p>
          </table:table-cell>
          <table:table-cell office:value-type="float" office:value="1254.483" calcext:value-type="float">
            <text:p>1254.483</text:p>
          </table:table-cell>
          <table:table-cell office:value-type="float" office:value="550.0411" calcext:value-type="float">
            <text:p>550.0411</text:p>
          </table:table-cell>
          <table:table-cell office:value-type="float" office:value="0" calcext:value-type="float">
            <text:p>0</text:p>
          </table:table-cell>
          <table:table-cell office:value-type="float" office:value="0.0977863" calcext:value-type="float">
            <text:p>0.0977863</text:p>
          </table:table-cell>
          <table:table-cell office:value-type="float" office:value="0.2943582" calcext:value-type="float">
            <text:p>0.2943582</text:p>
          </table:table-cell>
          <table:table-cell office:value-type="float" office:value="0.2953853" calcext:value-type="float">
            <text:p>0.2953853</text:p>
          </table:table-cell>
          <table:table-cell office:value-type="float" office:value="0.2976393" calcext:value-type="float">
            <text:p>0.2976393</text:p>
          </table:table-cell>
          <table:table-cell office:value-type="float" office:value="0.3001083" calcext:value-type="float">
            <text:p>0.3001083</text:p>
          </table:table-cell>
          <table:table-cell office:value-type="float" office:value="0.3024284" calcext:value-type="float">
            <text:p>0.3024284</text:p>
          </table:table-cell>
          <table:table-cell office:value-type="float" office:value="0.3508083" calcext:value-type="float">
            <text:p>0.3508083</text:p>
          </table:table-cell>
          <table:table-cell office:value-type="float" office:value="0.3612802" calcext:value-type="float">
            <text:p>0.3612802</text:p>
          </table:table-cell>
          <table:table-cell office:value-type="float" office:value="0.3878436" calcext:value-type="float">
            <text:p>0.3878436</text:p>
          </table:table-cell>
          <table:table-cell office:value-type="float" office:value="0.4139487" calcext:value-type="float">
            <text:p>0.4139487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2118E-015" calcext:value-type="float">
            <text:p>1.902118E-15</text:p>
          </table:table-cell>
          <table:table-cell office:value-type="float" office:value="1.919767E-015" calcext:value-type="float">
            <text:p>1.919767E-15</text:p>
          </table:table-cell>
          <table:table-cell office:value-type="float" office:value="1.967698E-015" calcext:value-type="float">
            <text:p>1.967698E-15</text:p>
          </table:table-cell>
          <table:table-cell office:value-type="float" office:value="1.970925E-015" calcext:value-type="float">
            <text:p>1.970925E-15</text:p>
          </table:table-cell>
          <table:table-cell office:value-type="float" office:value="9.491177E-016" calcext:value-type="float">
            <text:p>9.491177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9.68195" calcext:value-type="float">
            <text:p>-19.68195</text:p>
          </table:table-cell>
          <table:table-cell office:value-type="float" office:value="-0.02175938" calcext:value-type="float">
            <text:p>-0.02175938</text:p>
          </table:table-cell>
          <table:table-cell office:value-type="float" office:value="-0.02124502" calcext:value-type="float">
            <text:p>-0.02124502</text:p>
          </table:table-cell>
          <table:table-cell office:value-type="float" office:value="-0.02017019" calcext:value-type="float">
            <text:p>-0.02017019</text:p>
          </table:table-cell>
          <table:table-cell office:value-type="float" office:value="-0.01904695" calcext:value-type="float">
            <text:p>-0.01904695</text:p>
          </table:table-cell>
          <table:table-cell office:value-type="float" office:value="-0.01805193" calcext:value-type="float">
            <text:p>-0.01805193</text:p>
          </table:table-cell>
          <table:table-cell office:value-type="float" office:value="-0.01661716" calcext:value-type="float">
            <text:p>-0.01661716</text:p>
          </table:table-cell>
          <table:table-cell office:value-type="float" office:value="-0.0138308" calcext:value-type="float">
            <text:p>-0.0138308</text:p>
          </table:table-cell>
          <table:table-cell office:value-type="float" office:value="-0.007013724" calcext:value-type="float">
            <text:p>-0.007013724</text:p>
          </table:table-cell>
          <table:table-cell office:value-type="float" office:value="-0.003763584" calcext:value-type="float">
            <text:p>-0.003763584</text:p>
          </table:table-cell>
          <table:table-cell office:value-type="float" office:value="1453.648" calcext:value-type="float">
            <text:p>1453.648</text:p>
          </table:table-cell>
          <table:table-cell office:value-type="float" office:value="0" calcext:value-type="float">
            <text:p>0</text:p>
          </table:table-cell>
          <table:table-cell office:value-type="float" office:value="-5.698766" calcext:value-type="float">
            <text:p>-5.698766</text:p>
          </table:table-cell>
          <table:table-cell office:value-type="float" office:value="-0.00009027414" calcext:value-type="float">
            <text:p>-9.027414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5" calcext:value-type="float">
            <text:p>-1.22850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4092004" calcext:value-type="float">
            <text:p>24092004</text:p>
          </table:table-cell>
          <table:table-cell office:value-type="float" office:value="645.0812" calcext:value-type="float">
            <text:p>645.0812</text:p>
          </table:table-cell>
          <table:table-cell office:value-type="float" office:value="155.3639" calcext:value-type="float">
            <text:p>155.3639</text:p>
          </table:table-cell>
          <table:table-cell office:value-type="float" office:value="2.989806" calcext:value-type="float">
            <text:p>2.989806</text:p>
          </table:table-cell>
          <table:table-cell office:value-type="float" office:value="1254.416" calcext:value-type="float">
            <text:p>1254.416</text:p>
          </table:table-cell>
          <table:table-cell office:value-type="float" office:value="550.0125" calcext:value-type="float">
            <text:p>550.0125</text:p>
          </table:table-cell>
          <table:table-cell office:value-type="float" office:value="0" calcext:value-type="float">
            <text:p>0</text:p>
          </table:table-cell>
          <table:table-cell office:value-type="float" office:value="0.09060318" calcext:value-type="float">
            <text:p>0.09060318</text:p>
          </table:table-cell>
          <table:table-cell office:value-type="float" office:value="0.2952465" calcext:value-type="float">
            <text:p>0.2952465</text:p>
          </table:table-cell>
          <table:table-cell office:value-type="float" office:value="0.2961056" calcext:value-type="float">
            <text:p>0.2961056</text:p>
          </table:table-cell>
          <table:table-cell office:value-type="float" office:value="0.2979721" calcext:value-type="float">
            <text:p>0.2979721</text:p>
          </table:table-cell>
          <table:table-cell office:value-type="float" office:value="0.3000538" calcext:value-type="float">
            <text:p>0.3000538</text:p>
          </table:table-cell>
          <table:table-cell office:value-type="float" office:value="0.3021371" calcext:value-type="float">
            <text:p>0.3021371</text:p>
          </table:table-cell>
          <table:table-cell office:value-type="float" office:value="0.350496" calcext:value-type="float">
            <text:p>0.350496</text:p>
          </table:table-cell>
          <table:table-cell office:value-type="float" office:value="0.3612128" calcext:value-type="float">
            <text:p>0.3612128</text:p>
          </table:table-cell>
          <table:table-cell office:value-type="float" office:value="0.3878364" calcext:value-type="float">
            <text:p>0.3878364</text:p>
          </table:table-cell>
          <table:table-cell office:value-type="float" office:value="0.4139487" calcext:value-type="float">
            <text:p>0.4139487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2277E-015" calcext:value-type="float">
            <text:p>1.902277E-15</text:p>
          </table:table-cell>
          <table:table-cell office:value-type="float" office:value="1.919754E-015" calcext:value-type="float">
            <text:p>1.919754E-15</text:p>
          </table:table-cell>
          <table:table-cell office:value-type="float" office:value="1.967685E-015" calcext:value-type="float">
            <text:p>1.967685E-15</text:p>
          </table:table-cell>
          <table:table-cell office:value-type="float" office:value="1.970914E-015" calcext:value-type="float">
            <text:p>1.970914E-15</text:p>
          </table:table-cell>
          <table:table-cell office:value-type="float" office:value="9.491139E-016" calcext:value-type="float">
            <text:p>9.491139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1.94382" calcext:value-type="float">
            <text:p>-31.94382</text:p>
          </table:table-cell>
          <table:table-cell office:value-type="float" office:value="-0.02131052" calcext:value-type="float">
            <text:p>-0.02131052</text:p>
          </table:table-cell>
          <table:table-cell office:value-type="float" office:value="-0.02088846" calcext:value-type="float">
            <text:p>-0.02088846</text:p>
          </table:table-cell>
          <table:table-cell office:value-type="float" office:value="-0.02001475" calcext:value-type="float">
            <text:p>-0.02001475</text:p>
          </table:table-cell>
          <table:table-cell office:value-type="float" office:value="-0.01907203" calcext:value-type="float">
            <text:p>-0.01907203</text:p>
          </table:table-cell>
          <table:table-cell office:value-type="float" office:value="-0.01817428" calcext:value-type="float">
            <text:p>-0.01817428</text:p>
          </table:table-cell>
          <table:table-cell office:value-type="float" office:value="-0.01676101" calcext:value-type="float">
            <text:p>-0.01676101</text:p>
          </table:table-cell>
          <table:table-cell office:value-type="float" office:value="-0.0138556" calcext:value-type="float">
            <text:p>-0.0138556</text:p>
          </table:table-cell>
          <table:table-cell office:value-type="float" office:value="-0.007014968" calcext:value-type="float">
            <text:p>-0.007014968</text:p>
          </table:table-cell>
          <table:table-cell office:value-type="float" office:value="-0.003763584" calcext:value-type="float">
            <text:p>-0.003763584</text:p>
          </table:table-cell>
          <table:table-cell office:value-type="float" office:value="1457.198" calcext:value-type="float">
            <text:p>1457.198</text:p>
          </table:table-cell>
          <table:table-cell office:value-type="float" office:value="0" calcext:value-type="float">
            <text:p>0</text:p>
          </table:table-cell>
          <table:table-cell office:value-type="float" office:value="-11.24632" calcext:value-type="float">
            <text:p>-11.24632</text:p>
          </table:table-cell>
          <table:table-cell office:value-type="float" office:value="-0.00009346916" calcext:value-type="float">
            <text:p>-9.346916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5" calcext:value-type="float">
            <text:p>-1.22850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5092004" calcext:value-type="float">
            <text:p>25092004</text:p>
          </table:table-cell>
          <table:table-cell office:value-type="float" office:value="681.111" calcext:value-type="float">
            <text:p>681.111</text:p>
          </table:table-cell>
          <table:table-cell office:value-type="float" office:value="155.5241" calcext:value-type="float">
            <text:p>155.5241</text:p>
          </table:table-cell>
          <table:table-cell office:value-type="float" office:value="9.191807" calcext:value-type="float">
            <text:p>9.191807</text:p>
          </table:table-cell>
          <table:table-cell office:value-type="float" office:value="1283.159" calcext:value-type="float">
            <text:p>1283.159</text:p>
          </table:table-cell>
          <table:table-cell office:value-type="float" office:value="550.9449" calcext:value-type="float">
            <text:p>550.9449</text:p>
          </table:table-cell>
          <table:table-cell office:value-type="float" office:value="0" calcext:value-type="float">
            <text:p>0</text:p>
          </table:table-cell>
          <table:table-cell office:value-type="float" office:value="0.5135484" calcext:value-type="float">
            <text:p>0.5135484</text:p>
          </table:table-cell>
          <table:table-cell office:value-type="float" office:value="0.4546986" calcext:value-type="float">
            <text:p>0.4546986</text:p>
          </table:table-cell>
          <table:table-cell office:value-type="float" office:value="0.4585122" calcext:value-type="float">
            <text:p>0.4585122</text:p>
          </table:table-cell>
          <table:table-cell office:value-type="float" office:value="0.3865437" calcext:value-type="float">
            <text:p>0.3865437</text:p>
          </table:table-cell>
          <table:table-cell office:value-type="float" office:value="0.3082495" calcext:value-type="float">
            <text:p>0.3082495</text:p>
          </table:table-cell>
          <table:table-cell office:value-type="float" office:value="0.3085428" calcext:value-type="float">
            <text:p>0.3085428</text:p>
          </table:table-cell>
          <table:table-cell office:value-type="float" office:value="0.3807262" calcext:value-type="float">
            <text:p>0.3807262</text:p>
          </table:table-cell>
          <table:table-cell office:value-type="float" office:value="0.361308" calcext:value-type="float">
            <text:p>0.361308</text:p>
          </table:table-cell>
          <table:table-cell office:value-type="float" office:value="0.3873524" calcext:value-type="float">
            <text:p>0.3873524</text:p>
          </table:table-cell>
          <table:table-cell office:value-type="float" office:value="0.4132564" calcext:value-type="float">
            <text:p>0.4132564</text:p>
          </table:table-cell>
          <table:table-cell office:value-type="float" office:value="0.5105808" calcext:value-type="float">
            <text:p>0.5105808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6978394" calcext:value-type="float">
            <text:p>0.006978394</text:p>
          </table:table-cell>
          <table:table-cell office:value-type="float" office:value="1.902432E-015" calcext:value-type="float">
            <text:p>1.902432E-15</text:p>
          </table:table-cell>
          <table:table-cell office:value-type="float" office:value="1.919744E-015" calcext:value-type="float">
            <text:p>1.919744E-15</text:p>
          </table:table-cell>
          <table:table-cell office:value-type="float" office:value="1.967676E-015" calcext:value-type="float">
            <text:p>1.967676E-15</text:p>
          </table:table-cell>
          <table:table-cell office:value-type="float" office:value="1.970899E-015" calcext:value-type="float">
            <text:p>1.970899E-15</text:p>
          </table:table-cell>
          <table:table-cell office:value-type="float" office:value="9.491107E-016" calcext:value-type="float">
            <text:p>9.491107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05185953" calcext:value-type="float">
            <text:p>-0.0005185953</text:p>
          </table:table-cell>
          <table:table-cell office:value-type="float" office:value="-0.001065936" calcext:value-type="float">
            <text:p>-0.001065936</text:p>
          </table:table-cell>
          <table:table-cell office:value-type="float" office:value="-0.001007802" calcext:value-type="float">
            <text:p>-0.001007802</text:p>
          </table:table-cell>
          <table:table-cell office:value-type="float" office:value="-0.004229696" calcext:value-type="float">
            <text:p>-0.004229696</text:p>
          </table:table-cell>
          <table:table-cell office:value-type="float" office:value="-0.01628331" calcext:value-type="float">
            <text:p>-0.01628331</text:p>
          </table:table-cell>
          <table:table-cell office:value-type="float" office:value="-0.0158564" calcext:value-type="float">
            <text:p>-0.0158564</text:p>
          </table:table-cell>
          <table:table-cell office:value-type="float" office:value="-0.007851163" calcext:value-type="float">
            <text:p>-0.007851163</text:p>
          </table:table-cell>
          <table:table-cell office:value-type="float" office:value="-0.0138235" calcext:value-type="float">
            <text:p>-0.0138235</text:p>
          </table:table-cell>
          <table:table-cell office:value-type="float" office:value="-0.007094836" calcext:value-type="float">
            <text:p>-0.007094836</text:p>
          </table:table-cell>
          <table:table-cell office:value-type="float" office:value="-0.003820862" calcext:value-type="float">
            <text:p>-0.003820862</text:p>
          </table:table-cell>
          <table:table-cell office:value-type="float" office:value="1462.108" calcext:value-type="float">
            <text:p>1462.108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6348941" calcext:value-type="float">
            <text:p>0.006348941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0.006978407" calcext:value-type="float">
            <text:p>0.00697840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092004" calcext:value-type="float">
            <text:p>26092004</text:p>
          </table:table-cell>
          <table:table-cell office:value-type="float" office:value="690.8814" calcext:value-type="float">
            <text:p>690.8814</text:p>
          </table:table-cell>
          <table:table-cell office:value-type="float" office:value="157.4852" calcext:value-type="float">
            <text:p>157.4852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82.339" calcext:value-type="float">
            <text:p>1282.339</text:p>
          </table:table-cell>
          <table:table-cell office:value-type="float" office:value="557.9894" calcext:value-type="float">
            <text:p>557.9894</text:p>
          </table:table-cell>
          <table:table-cell office:value-type="float" office:value="0" calcext:value-type="float">
            <text:p>0</text:p>
          </table:table-cell>
          <table:table-cell office:value-type="float" office:value="0.3682103" calcext:value-type="float">
            <text:p>0.3682103</text:p>
          </table:table-cell>
          <table:table-cell office:value-type="float" office:value="0.370241" calcext:value-type="float">
            <text:p>0.370241</text:p>
          </table:table-cell>
          <table:table-cell office:value-type="float" office:value="0.3745299" calcext:value-type="float">
            <text:p>0.3745299</text:p>
          </table:table-cell>
          <table:table-cell office:value-type="float" office:value="0.3811861" calcext:value-type="float">
            <text:p>0.3811861</text:p>
          </table:table-cell>
          <table:table-cell office:value-type="float" office:value="0.3887569" calcext:value-type="float">
            <text:p>0.3887569</text:p>
          </table:table-cell>
          <table:table-cell office:value-type="float" office:value="0.3980485" calcext:value-type="float">
            <text:p>0.3980485</text:p>
          </table:table-cell>
          <table:table-cell office:value-type="float" office:value="0.4353773" calcext:value-type="float">
            <text:p>0.4353773</text:p>
          </table:table-cell>
          <table:table-cell office:value-type="float" office:value="0.365176" calcext:value-type="float">
            <text:p>0.365176</text:p>
          </table:table-cell>
          <table:table-cell office:value-type="float" office:value="0.3872015" calcext:value-type="float">
            <text:p>0.3872015</text:p>
          </table:table-cell>
          <table:table-cell office:value-type="float" office:value="0.4131808" calcext:value-type="float">
            <text:p>0.4131808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2613E-015" calcext:value-type="float">
            <text:p>1.902613E-15</text:p>
          </table:table-cell>
          <table:table-cell office:value-type="float" office:value="1.919738E-015" calcext:value-type="float">
            <text:p>1.919738E-15</text:p>
          </table:table-cell>
          <table:table-cell office:value-type="float" office:value="1.967663E-015" calcext:value-type="float">
            <text:p>1.967663E-15</text:p>
          </table:table-cell>
          <table:table-cell office:value-type="float" office:value="1.970882E-015" calcext:value-type="float">
            <text:p>1.970882E-15</text:p>
          </table:table-cell>
          <table:table-cell office:value-type="float" office:value="9.49107E-016" calcext:value-type="float">
            <text:p>9.49107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455998" calcext:value-type="float">
            <text:p>-0.00455998</text:p>
          </table:table-cell>
          <table:table-cell office:value-type="float" office:value="-0.004397241" calcext:value-type="float">
            <text:p>-0.004397241</text:p>
          </table:table-cell>
          <table:table-cell office:value-type="float" office:value="-0.004068886" calcext:value-type="float">
            <text:p>-0.004068886</text:p>
          </table:table-cell>
          <table:table-cell office:value-type="float" office:value="-0.003619738" calcext:value-type="float">
            <text:p>-0.003619738</text:p>
          </table:table-cell>
          <table:table-cell office:value-type="float" office:value="-0.003162174" calcext:value-type="float">
            <text:p>-0.003162174</text:p>
          </table:table-cell>
          <table:table-cell office:value-type="float" office:value="-0.002682454" calcext:value-type="float">
            <text:p>-0.002682454</text:p>
          </table:table-cell>
          <table:table-cell office:value-type="float" office:value="-0.002065067" calcext:value-type="float">
            <text:p>-0.002065067</text:p>
          </table:table-cell>
          <table:table-cell office:value-type="float" office:value="-0.01249228" calcext:value-type="float">
            <text:p>-0.01249228</text:p>
          </table:table-cell>
          <table:table-cell office:value-type="float" office:value="-0.007126511" calcext:value-type="float">
            <text:p>-0.007126511</text:p>
          </table:table-cell>
          <table:table-cell office:value-type="float" office:value="-0.003831527" calcext:value-type="float">
            <text:p>-0.003831527</text:p>
          </table:table-cell>
          <table:table-cell office:value-type="float" office:value="1473.302" calcext:value-type="float">
            <text:p>1473.302</text:p>
          </table:table-cell>
          <table:table-cell office:value-type="float" office:value="0" calcext:value-type="float">
            <text:p>0</text:p>
          </table:table-cell>
          <table:table-cell office:value-type="float" office:value="-0.004777678" calcext:value-type="float">
            <text:p>-0.004777678</text:p>
          </table:table-cell>
          <table:table-cell office:value-type="float" office:value="-0.0001423676" calcext:value-type="float">
            <text:p>-0.0001423676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32103" calcext:value-type="float">
            <text:p>-1.23210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092004" calcext:value-type="float">
            <text:p>27092004</text:p>
          </table:table-cell>
          <table:table-cell office:value-type="float" office:value="690.8814" calcext:value-type="float">
            <text:p>690.8814</text:p>
          </table:table-cell>
          <table:table-cell office:value-type="float" office:value="160.1335" calcext:value-type="float">
            <text:p>160.1335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73.72" calcext:value-type="float">
            <text:p>1273.72</text:p>
          </table:table-cell>
          <table:table-cell office:value-type="float" office:value="563.963" calcext:value-type="float">
            <text:p>563.963</text:p>
          </table:table-cell>
          <table:table-cell office:value-type="float" office:value="0" calcext:value-type="float">
            <text:p>0</text:p>
          </table:table-cell>
          <table:table-cell office:value-type="float" office:value="0.2075741" calcext:value-type="float">
            <text:p>0.2075741</text:p>
          </table:table-cell>
          <table:table-cell office:value-type="float" office:value="0.3439201" calcext:value-type="float">
            <text:p>0.3439201</text:p>
          </table:table-cell>
          <table:table-cell office:value-type="float" office:value="0.3471107" calcext:value-type="float">
            <text:p>0.3471107</text:p>
          </table:table-cell>
          <table:table-cell office:value-type="float" office:value="0.3536717" calcext:value-type="float">
            <text:p>0.3536717</text:p>
          </table:table-cell>
          <table:table-cell office:value-type="float" office:value="0.3608102" calcext:value-type="float">
            <text:p>0.3608102</text:p>
          </table:table-cell>
          <table:table-cell office:value-type="float" office:value="0.3681285" calcext:value-type="float">
            <text:p>0.3681285</text:p>
          </table:table-cell>
          <table:table-cell office:value-type="float" office:value="0.4094237" calcext:value-type="float">
            <text:p>0.4094237</text:p>
          </table:table-cell>
          <table:table-cell office:value-type="float" office:value="0.3689792" calcext:value-type="float">
            <text:p>0.3689792</text:p>
          </table:table-cell>
          <table:table-cell office:value-type="float" office:value="0.3875087" calcext:value-type="float">
            <text:p>0.3875087</text:p>
          </table:table-cell>
          <table:table-cell office:value-type="float" office:value="0.4135824" calcext:value-type="float">
            <text:p>0.4135824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2793E-015" calcext:value-type="float">
            <text:p>1.902793E-15</text:p>
          </table:table-cell>
          <table:table-cell office:value-type="float" office:value="1.919728E-015" calcext:value-type="float">
            <text:p>1.919728E-15</text:p>
          </table:table-cell>
          <table:table-cell office:value-type="float" office:value="1.967654E-015" calcext:value-type="float">
            <text:p>1.967654E-15</text:p>
          </table:table-cell>
          <table:table-cell office:value-type="float" office:value="1.970861E-015" calcext:value-type="float">
            <text:p>1.970861E-15</text:p>
          </table:table-cell>
          <table:table-cell office:value-type="float" office:value="9.491041E-016" calcext:value-type="float">
            <text:p>9.491041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927064" calcext:value-type="float">
            <text:p>-0.1927064</text:p>
          </table:table-cell>
          <table:table-cell office:value-type="float" office:value="-0.00737327" calcext:value-type="float">
            <text:p>-0.00737327</text:p>
          </table:table-cell>
          <table:table-cell office:value-type="float" office:value="-0.00691771" calcext:value-type="float">
            <text:p>-0.00691771</text:p>
          </table:table-cell>
          <table:table-cell office:value-type="float" office:value="-0.006087956" calcext:value-type="float">
            <text:p>-0.006087956</text:p>
          </table:table-cell>
          <table:table-cell office:value-type="float" office:value="-0.005297539" calcext:value-type="float">
            <text:p>-0.005297539</text:p>
          </table:table-cell>
          <table:table-cell office:value-type="float" office:value="-0.004602406" calcext:value-type="float">
            <text:p>-0.004602406</text:p>
          </table:table-cell>
          <table:table-cell office:value-type="float" office:value="-0.003725584" calcext:value-type="float">
            <text:p>-0.003725584</text:p>
          </table:table-cell>
          <table:table-cell office:value-type="float" office:value="-0.01130673" calcext:value-type="float">
            <text:p>-0.01130673</text:p>
          </table:table-cell>
          <table:table-cell office:value-type="float" office:value="-0.007072704" calcext:value-type="float">
            <text:p>-0.007072704</text:p>
          </table:table-cell>
          <table:table-cell office:value-type="float" office:value="-0.003795981" calcext:value-type="float">
            <text:p>-0.003795981</text:p>
          </table:table-cell>
          <table:table-cell office:value-type="float" office:value="1483.057" calcext:value-type="float">
            <text:p>1483.057</text:p>
          </table:table-cell>
          <table:table-cell office:value-type="float" office:value="0" calcext:value-type="float">
            <text:p>0</text:p>
          </table:table-cell>
          <table:table-cell office:value-type="float" office:value="-0.2383662" calcext:value-type="float">
            <text:p>-0.2383662</text:p>
          </table:table-cell>
          <table:table-cell office:value-type="float" office:value="-0.0001604279" calcext:value-type="float">
            <text:p>-0.0001604279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3023" calcext:value-type="float">
            <text:p>-1.2302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8092004" calcext:value-type="float">
            <text:p>28092004</text:p>
          </table:table-cell>
          <table:table-cell office:value-type="float" office:value="693.6147" calcext:value-type="float">
            <text:p>693.6147</text:p>
          </table:table-cell>
          <table:table-cell office:value-type="float" office:value="161.5466" calcext:value-type="float">
            <text:p>161.5466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70.126" calcext:value-type="float">
            <text:p>1270.126</text:p>
          </table:table-cell>
          <table:table-cell office:value-type="float" office:value="568.8739" calcext:value-type="float">
            <text:p>568.8739</text:p>
          </table:table-cell>
          <table:table-cell office:value-type="float" office:value="0" calcext:value-type="float">
            <text:p>0</text:p>
          </table:table-cell>
          <table:table-cell office:value-type="float" office:value="0.3379593" calcext:value-type="float">
            <text:p>0.3379593</text:p>
          </table:table-cell>
          <table:table-cell office:value-type="float" office:value="0.3312913" calcext:value-type="float">
            <text:p>0.3312913</text:p>
          </table:table-cell>
          <table:table-cell office:value-type="float" office:value="0.3310261" calcext:value-type="float">
            <text:p>0.3310261</text:p>
          </table:table-cell>
          <table:table-cell office:value-type="float" office:value="0.3352661" calcext:value-type="float">
            <text:p>0.3352661</text:p>
          </table:table-cell>
          <table:table-cell office:value-type="float" office:value="0.339774" calcext:value-type="float">
            <text:p>0.339774</text:p>
          </table:table-cell>
          <table:table-cell office:value-type="float" office:value="0.3445617" calcext:value-type="float">
            <text:p>0.3445617</text:p>
          </table:table-cell>
          <table:table-cell office:value-type="float" office:value="0.3884026" calcext:value-type="float">
            <text:p>0.3884026</text:p>
          </table:table-cell>
          <table:table-cell office:value-type="float" office:value="0.3712489" calcext:value-type="float">
            <text:p>0.3712489</text:p>
          </table:table-cell>
          <table:table-cell office:value-type="float" office:value="0.3878936" calcext:value-type="float">
            <text:p>0.3878936</text:p>
          </table:table-cell>
          <table:table-cell office:value-type="float" office:value="0.4139361" calcext:value-type="float">
            <text:p>0.4139361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2948E-015" calcext:value-type="float">
            <text:p>1.902948E-15</text:p>
          </table:table-cell>
          <table:table-cell office:value-type="float" office:value="1.919718E-015" calcext:value-type="float">
            <text:p>1.919718E-15</text:p>
          </table:table-cell>
          <table:table-cell office:value-type="float" office:value="1.96764E-015" calcext:value-type="float">
            <text:p>1.96764E-15</text:p>
          </table:table-cell>
          <table:table-cell office:value-type="float" office:value="1.970852E-015" calcext:value-type="float">
            <text:p>1.970852E-15</text:p>
          </table:table-cell>
          <table:table-cell office:value-type="float" office:value="9.490999E-016" calcext:value-type="float">
            <text:p>9.490999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8532848" calcext:value-type="float">
            <text:p>-0.008532848</text:p>
          </table:table-cell>
          <table:table-cell office:value-type="float" office:value="-0.009753084" calcext:value-type="float">
            <text:p>-0.009753084</text:p>
          </table:table-cell>
          <table:table-cell office:value-type="float" office:value="-0.009637103" calcext:value-type="float">
            <text:p>-0.009637103</text:p>
          </table:table-cell>
          <table:table-cell office:value-type="float" office:value="-0.008814273" calcext:value-type="float">
            <text:p>-0.008814273</text:p>
          </table:table-cell>
          <table:table-cell office:value-type="float" office:value="-0.008035187" calcext:value-type="float">
            <text:p>-0.008035187</text:p>
          </table:table-cell>
          <table:table-cell office:value-type="float" office:value="-0.007287355" calcext:value-type="float">
            <text:p>-0.007287355</text:p>
          </table:table-cell>
          <table:table-cell office:value-type="float" office:value="-0.006205932" calcext:value-type="float">
            <text:p>-0.006205932</text:p>
          </table:table-cell>
          <table:table-cell office:value-type="float" office:value="-0.01065323" calcext:value-type="float">
            <text:p>-0.01065323</text:p>
          </table:table-cell>
          <table:table-cell office:value-type="float" office:value="-0.007005795" calcext:value-type="float">
            <text:p>-0.007005795</text:p>
          </table:table-cell>
          <table:table-cell office:value-type="float" office:value="-0.003764986" calcext:value-type="float">
            <text:p>-0.003764986</text:p>
          </table:table-cell>
          <table:table-cell office:value-type="float" office:value="1491.73" calcext:value-type="float">
            <text:p>1491.73</text:p>
          </table:table-cell>
          <table:table-cell office:value-type="float" office:value="0" calcext:value-type="float">
            <text:p>0</text:p>
          </table:table-cell>
          <table:table-cell office:value-type="float" office:value="-0.008469845" calcext:value-type="float">
            <text:p>-0.008469845</text:p>
          </table:table-cell>
          <table:table-cell office:value-type="float" office:value="-0.0001674434" calcext:value-type="float">
            <text:p>-0.0001674434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8" calcext:value-type="float">
            <text:p>-1.2285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9092004" calcext:value-type="float">
            <text:p>29092004</text:p>
          </table:table-cell>
          <table:table-cell office:value-type="float" office:value="694.7836" calcext:value-type="float">
            <text:p>694.7836</text:p>
          </table:table-cell>
          <table:table-cell office:value-type="float" office:value="163.2608" calcext:value-type="float">
            <text:p>163.2608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65.667" calcext:value-type="float">
            <text:p>1265.667</text:p>
          </table:table-cell>
          <table:table-cell office:value-type="float" office:value="572.7896" calcext:value-type="float">
            <text:p>572.7896</text:p>
          </table:table-cell>
          <table:table-cell office:value-type="float" office:value="0" calcext:value-type="float">
            <text:p>0</text:p>
          </table:table-cell>
          <table:table-cell office:value-type="float" office:value="0.3148459" calcext:value-type="float">
            <text:p>0.3148459</text:p>
          </table:table-cell>
          <table:table-cell office:value-type="float" office:value="0.3126926" calcext:value-type="float">
            <text:p>0.3126926</text:p>
          </table:table-cell>
          <table:table-cell office:value-type="float" office:value="0.3157498" calcext:value-type="float">
            <text:p>0.3157498</text:p>
          </table:table-cell>
          <table:table-cell office:value-type="float" office:value="0.3201568" calcext:value-type="float">
            <text:p>0.3201568</text:p>
          </table:table-cell>
          <table:table-cell office:value-type="float" office:value="0.3242507" calcext:value-type="float">
            <text:p>0.3242507</text:p>
          </table:table-cell>
          <table:table-cell office:value-type="float" office:value="0.3283122" calcext:value-type="float">
            <text:p>0.3283122</text:p>
          </table:table-cell>
          <table:table-cell office:value-type="float" office:value="0.3748461" calcext:value-type="float">
            <text:p>0.3748461</text:p>
          </table:table-cell>
          <table:table-cell office:value-type="float" office:value="0.3715968" calcext:value-type="float">
            <text:p>0.3715968</text:p>
          </table:table-cell>
          <table:table-cell office:value-type="float" office:value="0.3882415" calcext:value-type="float">
            <text:p>0.3882415</text:p>
          </table:table-cell>
          <table:table-cell office:value-type="float" office:value="0.4139488" calcext:value-type="float">
            <text:p>0.4139488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3107E-015" calcext:value-type="float">
            <text:p>1.903107E-15</text:p>
          </table:table-cell>
          <table:table-cell office:value-type="float" office:value="1.919706E-015" calcext:value-type="float">
            <text:p>1.919706E-15</text:p>
          </table:table-cell>
          <table:table-cell office:value-type="float" office:value="1.967626E-015" calcext:value-type="float">
            <text:p>1.967626E-15</text:p>
          </table:table-cell>
          <table:table-cell office:value-type="float" office:value="1.970841E-015" calcext:value-type="float">
            <text:p>1.970841E-15</text:p>
          </table:table-cell>
          <table:table-cell office:value-type="float" office:value="9.490972E-016" calcext:value-type="float">
            <text:p>9.490972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436968" calcext:value-type="float">
            <text:p>-0.01436968</text:p>
          </table:table-cell>
          <table:table-cell office:value-type="float" office:value="-0.01442026" calcext:value-type="float">
            <text:p>-0.01442026</text:p>
          </table:table-cell>
          <table:table-cell office:value-type="float" office:value="-0.01334224" calcext:value-type="float">
            <text:p>-0.01334224</text:p>
          </table:table-cell>
          <table:table-cell office:value-type="float" office:value="-0.01213941" calcext:value-type="float">
            <text:p>-0.01213941</text:p>
          </table:table-cell>
          <table:table-cell office:value-type="float" office:value="-0.01111674" calcext:value-type="float">
            <text:p>-0.01111674</text:p>
          </table:table-cell>
          <table:table-cell office:value-type="float" office:value="-0.01019488" calcext:value-type="float">
            <text:p>-0.01019488</text:p>
          </table:table-cell>
          <table:table-cell office:value-type="float" office:value="-0.008749322" calcext:value-type="float">
            <text:p>-0.008749322</text:p>
          </table:table-cell>
          <table:table-cell office:value-type="float" office:value="-0.01055378" calcext:value-type="float">
            <text:p>-0.01055378</text:p>
          </table:table-cell>
          <table:table-cell office:value-type="float" office:value="-0.006945497" calcext:value-type="float">
            <text:p>-0.006945497</text:p>
          </table:table-cell>
          <table:table-cell office:value-type="float" office:value="-0.003763573" calcext:value-type="float">
            <text:p>-0.003763573</text:p>
          </table:table-cell>
          <table:table-cell office:value-type="float" office:value="1499.213" calcext:value-type="float">
            <text:p>1499.213</text:p>
          </table:table-cell>
          <table:table-cell office:value-type="float" office:value="0" calcext:value-type="float">
            <text:p>0</text:p>
          </table:table-cell>
          <table:table-cell office:value-type="float" office:value="-0.009648888" calcext:value-type="float">
            <text:p>-0.009648888</text:p>
          </table:table-cell>
          <table:table-cell office:value-type="float" office:value="-0.000184374" calcext:value-type="float">
            <text:p>-0.000184374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4" calcext:value-type="float">
            <text:p>-1.22850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0092004" calcext:value-type="float">
            <text:p>30092004</text:p>
          </table:table-cell>
          <table:table-cell office:value-type="float" office:value="703.2814" calcext:value-type="float">
            <text:p>703.2814</text:p>
          </table:table-cell>
          <table:table-cell office:value-type="float" office:value="164.78" calcext:value-type="float">
            <text:p>164.78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67.865" calcext:value-type="float">
            <text:p>1267.865</text:p>
          </table:table-cell>
          <table:table-cell office:value-type="float" office:value="577.572" calcext:value-type="float">
            <text:p>577.572</text:p>
          </table:table-cell>
          <table:table-cell office:value-type="float" office:value="0" calcext:value-type="float">
            <text:p>0</text:p>
          </table:table-cell>
          <table:table-cell office:value-type="float" office:value="0.3283512" calcext:value-type="float">
            <text:p>0.3283512</text:p>
          </table:table-cell>
          <table:table-cell office:value-type="float" office:value="0.3298959" calcext:value-type="float">
            <text:p>0.3298959</text:p>
          </table:table-cell>
          <table:table-cell office:value-type="float" office:value="0.3320752" calcext:value-type="float">
            <text:p>0.3320752</text:p>
          </table:table-cell>
          <table:table-cell office:value-type="float" office:value="0.3339429" calcext:value-type="float">
            <text:p>0.3339429</text:p>
          </table:table-cell>
          <table:table-cell office:value-type="float" office:value="0.333625" calcext:value-type="float">
            <text:p>0.333625</text:p>
          </table:table-cell>
          <table:table-cell office:value-type="float" office:value="0.3326172" calcext:value-type="float">
            <text:p>0.3326172</text:p>
          </table:table-cell>
          <table:table-cell office:value-type="float" office:value="0.3705474" calcext:value-type="float">
            <text:p>0.3705474</text:p>
          </table:table-cell>
          <table:table-cell office:value-type="float" office:value="0.3710386" calcext:value-type="float">
            <text:p>0.3710386</text:p>
          </table:table-cell>
          <table:table-cell office:value-type="float" office:value="0.3884113" calcext:value-type="float">
            <text:p>0.3884113</text:p>
          </table:table-cell>
          <table:table-cell office:value-type="float" office:value="0.4139511" calcext:value-type="float">
            <text:p>0.4139511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325E-015" calcext:value-type="float">
            <text:p>1.90325E-15</text:p>
          </table:table-cell>
          <table:table-cell office:value-type="float" office:value="1.919695E-015" calcext:value-type="float">
            <text:p>1.919695E-15</text:p>
          </table:table-cell>
          <table:table-cell office:value-type="float" office:value="1.967615E-015" calcext:value-type="float">
            <text:p>1.967615E-15</text:p>
          </table:table-cell>
          <table:table-cell office:value-type="float" office:value="1.970831E-015" calcext:value-type="float">
            <text:p>1.970831E-15</text:p>
          </table:table-cell>
          <table:table-cell office:value-type="float" office:value="9.490932E-016" calcext:value-type="float">
            <text:p>9.490932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014279" calcext:value-type="float">
            <text:p>-0.01014279</text:p>
          </table:table-cell>
          <table:table-cell office:value-type="float" office:value="-0.009825276" calcext:value-type="float">
            <text:p>-0.009825276</text:p>
          </table:table-cell>
          <table:table-cell office:value-type="float" office:value="-0.009384343" calcext:value-type="float">
            <text:p>-0.009384343</text:p>
          </table:table-cell>
          <table:table-cell office:value-type="float" office:value="-0.009044316" calcext:value-type="float">
            <text:p>-0.009044316</text:p>
          </table:table-cell>
          <table:table-cell office:value-type="float" office:value="-0.009116354" calcext:value-type="float">
            <text:p>-0.009116354</text:p>
          </table:table-cell>
          <table:table-cell office:value-type="float" office:value="-0.009323131" calcext:value-type="float">
            <text:p>-0.009323131</text:p>
          </table:table-cell>
          <table:table-cell office:value-type="float" office:value="-0.009804828" calcext:value-type="float">
            <text:p>-0.009804828</text:p>
          </table:table-cell>
          <table:table-cell office:value-type="float" office:value="-0.01070631" calcext:value-type="float">
            <text:p>-0.01070631</text:p>
          </table:table-cell>
          <table:table-cell office:value-type="float" office:value="-0.006916302" calcext:value-type="float">
            <text:p>-0.006916302</text:p>
          </table:table-cell>
          <table:table-cell office:value-type="float" office:value="-0.003763381" calcext:value-type="float">
            <text:p>-0.003763381</text:p>
          </table:table-cell>
          <table:table-cell office:value-type="float" office:value="1507.5" calcext:value-type="float">
            <text:p>1507.5</text:p>
          </table:table-cell>
          <table:table-cell office:value-type="float" office:value="0" calcext:value-type="float">
            <text:p>0</text:p>
          </table:table-cell>
          <table:table-cell office:value-type="float" office:value="-0.009758946" calcext:value-type="float">
            <text:p>-0.009758946</text:p>
          </table:table-cell>
          <table:table-cell office:value-type="float" office:value="-0.0002002791" calcext:value-type="float">
            <text:p>-0.0002002791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02004" calcext:value-type="float">
            <text:p>1102004</text:p>
          </table:table-cell>
          <table:table-cell office:value-type="float" office:value="703.2814" calcext:value-type="float">
            <text:p>703.2814</text:p>
          </table:table-cell>
          <table:table-cell office:value-type="float" office:value="166.1483" calcext:value-type="float">
            <text:p>166.1483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63.138" calcext:value-type="float">
            <text:p>1263.138</text:p>
          </table:table-cell>
          <table:table-cell office:value-type="float" office:value="580.9357" calcext:value-type="float">
            <text:p>580.9357</text:p>
          </table:table-cell>
          <table:table-cell office:value-type="float" office:value="0" calcext:value-type="float">
            <text:p>0</text:p>
          </table:table-cell>
          <table:table-cell office:value-type="float" office:value="0.2767199" calcext:value-type="float">
            <text:p>0.2767199</text:p>
          </table:table-cell>
          <table:table-cell office:value-type="float" office:value="0.3028553" calcext:value-type="float">
            <text:p>0.3028553</text:p>
          </table:table-cell>
          <table:table-cell office:value-type="float" office:value="0.3096226" calcext:value-type="float">
            <text:p>0.3096226</text:p>
          </table:table-cell>
          <table:table-cell office:value-type="float" office:value="0.3152559" calcext:value-type="float">
            <text:p>0.3152559</text:p>
          </table:table-cell>
          <table:table-cell office:value-type="float" office:value="0.3186191" calcext:value-type="float">
            <text:p>0.3186191</text:p>
          </table:table-cell>
          <table:table-cell office:value-type="float" office:value="0.3211706" calcext:value-type="float">
            <text:p>0.3211706</text:p>
          </table:table-cell>
          <table:table-cell office:value-type="float" office:value="0.3667314" calcext:value-type="float">
            <text:p>0.3667314</text:p>
          </table:table-cell>
          <table:table-cell office:value-type="float" office:value="0.370356" calcext:value-type="float">
            <text:p>0.370356</text:p>
          </table:table-cell>
          <table:table-cell office:value-type="float" office:value="0.3885027" calcext:value-type="float">
            <text:p>0.3885027</text:p>
          </table:table-cell>
          <table:table-cell office:value-type="float" office:value="0.4139589" calcext:value-type="float">
            <text:p>0.4139589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3366E-015" calcext:value-type="float">
            <text:p>1.903366E-15</text:p>
          </table:table-cell>
          <table:table-cell office:value-type="float" office:value="1.919683E-015" calcext:value-type="float">
            <text:p>1.919683E-15</text:p>
          </table:table-cell>
          <table:table-cell office:value-type="float" office:value="1.967605E-015" calcext:value-type="float">
            <text:p>1.967605E-15</text:p>
          </table:table-cell>
          <table:table-cell office:value-type="float" office:value="1.970824E-015" calcext:value-type="float">
            <text:p>1.970824E-15</text:p>
          </table:table-cell>
          <table:table-cell office:value-type="float" office:value="9.490887E-016" calcext:value-type="float">
            <text:p>9.490887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3410609" calcext:value-type="float">
            <text:p>-0.03410609</text:p>
          </table:table-cell>
          <table:table-cell office:value-type="float" office:value="-0.01777966" calcext:value-type="float">
            <text:p>-0.01777966</text:p>
          </table:table-cell>
          <table:table-cell office:value-type="float" office:value="-0.01526638" calcext:value-type="float">
            <text:p>-0.01526638</text:p>
          </table:table-cell>
          <table:table-cell office:value-type="float" office:value="-0.01349994" calcext:value-type="float">
            <text:p>-0.01349994</text:p>
          </table:table-cell>
          <table:table-cell office:value-type="float" office:value="-0.01255205" calcext:value-type="float">
            <text:p>-0.01255205</text:p>
          </table:table-cell>
          <table:table-cell office:value-type="float" office:value="-0.01187801" calcext:value-type="float">
            <text:p>-0.01187801</text:p>
          </table:table-cell>
          <table:table-cell office:value-type="float" office:value="-0.01081992" calcext:value-type="float">
            <text:p>-0.01081992</text:p>
          </table:table-cell>
          <table:table-cell office:value-type="float" office:value="-0.01089657" calcext:value-type="float">
            <text:p>-0.01089657</text:p>
          </table:table-cell>
          <table:table-cell office:value-type="float" office:value="-0.006900575" calcext:value-type="float">
            <text:p>-0.006900575</text:p>
          </table:table-cell>
          <table:table-cell office:value-type="float" office:value="-0.003762706" calcext:value-type="float">
            <text:p>-0.003762706</text:p>
          </table:table-cell>
          <table:table-cell office:value-type="float" office:value="1514.389" calcext:value-type="float">
            <text:p>1514.389</text:p>
          </table:table-cell>
          <table:table-cell office:value-type="float" office:value="0" calcext:value-type="float">
            <text:p>0</text:p>
          </table:table-cell>
          <table:table-cell office:value-type="float" office:value="-0.04292409" calcext:value-type="float">
            <text:p>-0.04292409</text:p>
          </table:table-cell>
          <table:table-cell office:value-type="float" office:value="-0.0002109506" calcext:value-type="float">
            <text:p>-0.0002109506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58" calcext:value-type="float">
            <text:p>-1.22845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102004" calcext:value-type="float">
            <text:p>2102004</text:p>
          </table:table-cell>
          <table:table-cell office:value-type="float" office:value="703.2814" calcext:value-type="float">
            <text:p>703.2814</text:p>
          </table:table-cell>
          <table:table-cell office:value-type="float" office:value="167.9709" calcext:value-type="float">
            <text:p>167.9709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9.58" calcext:value-type="float">
            <text:p>1259.58</text:p>
          </table:table-cell>
          <table:table-cell office:value-type="float" office:value="582.6767" calcext:value-type="float">
            <text:p>582.6767</text:p>
          </table:table-cell>
          <table:table-cell office:value-type="float" office:value="0" calcext:value-type="float">
            <text:p>0</text:p>
          </table:table-cell>
          <table:table-cell office:value-type="float" office:value="0.1492149" calcext:value-type="float">
            <text:p>0.1492149</text:p>
          </table:table-cell>
          <table:table-cell office:value-type="float" office:value="0.3016262" calcext:value-type="float">
            <text:p>0.3016262</text:p>
          </table:table-cell>
          <table:table-cell office:value-type="float" office:value="0.3031474" calcext:value-type="float">
            <text:p>0.3031474</text:p>
          </table:table-cell>
          <table:table-cell office:value-type="float" office:value="0.3065749" calcext:value-type="float">
            <text:p>0.3065749</text:p>
          </table:table-cell>
          <table:table-cell office:value-type="float" office:value="0.309812" calcext:value-type="float">
            <text:p>0.309812</text:p>
          </table:table-cell>
          <table:table-cell office:value-type="float" office:value="0.3129261" calcext:value-type="float">
            <text:p>0.3129261</text:p>
          </table:table-cell>
          <table:table-cell office:value-type="float" office:value="0.3615101" calcext:value-type="float">
            <text:p>0.3615101</text:p>
          </table:table-cell>
          <table:table-cell office:value-type="float" office:value="0.3693459" calcext:value-type="float">
            <text:p>0.3693459</text:p>
          </table:table-cell>
          <table:table-cell office:value-type="float" office:value="0.3885202" calcext:value-type="float">
            <text:p>0.3885202</text:p>
          </table:table-cell>
          <table:table-cell office:value-type="float" office:value="0.4139675" calcext:value-type="float">
            <text:p>0.4139675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3478E-015" calcext:value-type="float">
            <text:p>1.903478E-15</text:p>
          </table:table-cell>
          <table:table-cell office:value-type="float" office:value="1.919673E-015" calcext:value-type="float">
            <text:p>1.919673E-15</text:p>
          </table:table-cell>
          <table:table-cell office:value-type="float" office:value="1.967597E-015" calcext:value-type="float">
            <text:p>1.967597E-15</text:p>
          </table:table-cell>
          <table:table-cell office:value-type="float" office:value="1.970814E-015" calcext:value-type="float">
            <text:p>1.970814E-15</text:p>
          </table:table-cell>
          <table:table-cell office:value-type="float" office:value="9.490842E-016" calcext:value-type="float">
            <text:p>9.490842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452223" calcext:value-type="float">
            <text:p>-1.452223</text:p>
          </table:table-cell>
          <table:table-cell office:value-type="float" office:value="-0.01837025" calcext:value-type="float">
            <text:p>-0.01837025</text:p>
          </table:table-cell>
          <table:table-cell office:value-type="float" office:value="-0.01774236" calcext:value-type="float">
            <text:p>-0.01774236</text:p>
          </table:table-cell>
          <table:table-cell office:value-type="float" office:value="-0.0164198" calcext:value-type="float">
            <text:p>-0.0164198</text:p>
          </table:table-cell>
          <table:table-cell office:value-type="float" office:value="-0.01526284" calcext:value-type="float">
            <text:p>-0.01526284</text:p>
          </table:table-cell>
          <table:table-cell office:value-type="float" office:value="-0.01423521" calcext:value-type="float">
            <text:p>-0.01423521</text:p>
          </table:table-cell>
          <table:table-cell office:value-type="float" office:value="-0.01242554" calcext:value-type="float">
            <text:p>-0.01242554</text:p>
          </table:table-cell>
          <table:table-cell office:value-type="float" office:value="-0.01118523" calcext:value-type="float">
            <text:p>-0.01118523</text:p>
          </table:table-cell>
          <table:table-cell office:value-type="float" office:value="-0.00689746" calcext:value-type="float">
            <text:p>-0.00689746</text:p>
          </table:table-cell>
          <table:table-cell office:value-type="float" office:value="-0.00376196" calcext:value-type="float">
            <text:p>-0.00376196</text:p>
          </table:table-cell>
          <table:table-cell office:value-type="float" office:value="1519.646" calcext:value-type="float">
            <text:p>1519.646</text:p>
          </table:table-cell>
          <table:table-cell office:value-type="float" office:value="0" calcext:value-type="float">
            <text:p>0</text:p>
          </table:table-cell>
          <table:table-cell office:value-type="float" office:value="-2.413962" calcext:value-type="float">
            <text:p>-2.413962</text:p>
          </table:table-cell>
          <table:table-cell office:value-type="float" office:value="-0.0002198315" calcext:value-type="float">
            <text:p>-0.000219831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18" calcext:value-type="float">
            <text:p>-1.22841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102004" calcext:value-type="float">
            <text:p>3102004</text:p>
          </table:table-cell>
          <table:table-cell office:value-type="float" office:value="703.2814" calcext:value-type="float">
            <text:p>703.2814</text:p>
          </table:table-cell>
          <table:table-cell office:value-type="float" office:value="168.6653" calcext:value-type="float">
            <text:p>168.6653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7.818" calcext:value-type="float">
            <text:p>1257.818</text:p>
          </table:table-cell>
          <table:table-cell office:value-type="float" office:value="583.7467" calcext:value-type="float">
            <text:p>583.7467</text:p>
          </table:table-cell>
          <table:table-cell office:value-type="float" office:value="0" calcext:value-type="float">
            <text:p>0</text:p>
          </table:table-cell>
          <table:table-cell office:value-type="float" office:value="0.08487734" calcext:value-type="float">
            <text:p>0.08487734</text:p>
          </table:table-cell>
          <table:table-cell office:value-type="float" office:value="0.3012309" calcext:value-type="float">
            <text:p>0.3012309</text:p>
          </table:table-cell>
          <table:table-cell office:value-type="float" office:value="0.3021244" calcext:value-type="float">
            <text:p>0.3021244</text:p>
          </table:table-cell>
          <table:table-cell office:value-type="float" office:value="0.3040349" calcext:value-type="float">
            <text:p>0.3040349</text:p>
          </table:table-cell>
          <table:table-cell office:value-type="float" office:value="0.3062856" calcext:value-type="float">
            <text:p>0.3062856</text:p>
          </table:table-cell>
          <table:table-cell office:value-type="float" office:value="0.308853" calcext:value-type="float">
            <text:p>0.308853</text:p>
          </table:table-cell>
          <table:table-cell office:value-type="float" office:value="0.3577842" calcext:value-type="float">
            <text:p>0.3577842</text:p>
          </table:table-cell>
          <table:table-cell office:value-type="float" office:value="0.3681532" calcext:value-type="float">
            <text:p>0.3681532</text:p>
          </table:table-cell>
          <table:table-cell office:value-type="float" office:value="0.3884627" calcext:value-type="float">
            <text:p>0.3884627</text:p>
          </table:table-cell>
          <table:table-cell office:value-type="float" office:value="0.413974" calcext:value-type="float">
            <text:p>0.413974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3588E-015" calcext:value-type="float">
            <text:p>1.903588E-15</text:p>
          </table:table-cell>
          <table:table-cell office:value-type="float" office:value="1.91966E-015" calcext:value-type="float">
            <text:p>1.91966E-15</text:p>
          </table:table-cell>
          <table:table-cell office:value-type="float" office:value="1.967591E-015" calcext:value-type="float">
            <text:p>1.967591E-15</text:p>
          </table:table-cell>
          <table:table-cell office:value-type="float" office:value="1.970804E-015" calcext:value-type="float">
            <text:p>1.970804E-15</text:p>
          </table:table-cell>
          <table:table-cell office:value-type="float" office:value="9.490786E-016" calcext:value-type="float">
            <text:p>9.49078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7.2986" calcext:value-type="float">
            <text:p>-47.2986</text:p>
          </table:table-cell>
          <table:table-cell office:value-type="float" office:value="-0.01853394" calcext:value-type="float">
            <text:p>-0.01853394</text:p>
          </table:table-cell>
          <table:table-cell office:value-type="float" office:value="-0.01816167" calcext:value-type="float">
            <text:p>-0.01816167</text:p>
          </table:table-cell>
          <table:table-cell office:value-type="float" office:value="-0.01740224" calcext:value-type="float">
            <text:p>-0.01740224</text:p>
          </table:table-cell>
          <table:table-cell office:value-type="float" office:value="-0.01653364" calcext:value-type="float">
            <text:p>-0.01653364</text:p>
          </table:table-cell>
          <table:table-cell office:value-type="float" office:value="-0.01559767" calcext:value-type="float">
            <text:p>-0.01559767</text:p>
          </table:table-cell>
          <table:table-cell office:value-type="float" office:value="-0.01373704" calcext:value-type="float">
            <text:p>-0.01373704</text:p>
          </table:table-cell>
          <table:table-cell office:value-type="float" office:value="-0.01153793" calcext:value-type="float">
            <text:p>-0.01153793</text:p>
          </table:table-cell>
          <table:table-cell office:value-type="float" office:value="-0.006907136" calcext:value-type="float">
            <text:p>-0.006907136</text:p>
          </table:table-cell>
          <table:table-cell office:value-type="float" office:value="-0.003761388" calcext:value-type="float">
            <text:p>-0.003761388</text:p>
          </table:table-cell>
          <table:table-cell office:value-type="float" office:value="1524.232" calcext:value-type="float">
            <text:p>1524.232</text:p>
          </table:table-cell>
          <table:table-cell office:value-type="float" office:value="0" calcext:value-type="float">
            <text:p>0</text:p>
          </table:table-cell>
          <table:table-cell office:value-type="float" office:value="-164.9413" calcext:value-type="float">
            <text:p>-164.9413</text:p>
          </table:table-cell>
          <table:table-cell office:value-type="float" office:value="-0.0002231429" calcext:value-type="float">
            <text:p>-0.0002231429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387" calcext:value-type="float">
            <text:p>-1.22838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102004" calcext:value-type="float">
            <text:p>4102004</text:p>
          </table:table-cell>
          <table:table-cell office:value-type="float" office:value="703.2814" calcext:value-type="float">
            <text:p>703.2814</text:p>
          </table:table-cell>
          <table:table-cell office:value-type="float" office:value="168.7236" calcext:value-type="float">
            <text:p>168.7236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7.043" calcext:value-type="float">
            <text:p>1257.043</text:p>
          </table:table-cell>
          <table:table-cell office:value-type="float" office:value="584.4691" calcext:value-type="float">
            <text:p>584.4691</text:p>
          </table:table-cell>
          <table:table-cell office:value-type="float" office:value="0" calcext:value-type="float">
            <text:p>0</text:p>
          </table:table-cell>
          <table:table-cell office:value-type="float" office:value="0.07959104" calcext:value-type="float">
            <text:p>0.07959104</text:p>
          </table:table-cell>
          <table:table-cell office:value-type="float" office:value="0.3004521" calcext:value-type="float">
            <text:p>0.3004521</text:p>
          </table:table-cell>
          <table:table-cell office:value-type="float" office:value="0.3012769" calcext:value-type="float">
            <text:p>0.3012769</text:p>
          </table:table-cell>
          <table:table-cell office:value-type="float" office:value="0.3028411" calcext:value-type="float">
            <text:p>0.3028411</text:p>
          </table:table-cell>
          <table:table-cell office:value-type="float" office:value="0.3046597" calcext:value-type="float">
            <text:p>0.3046597</text:p>
          </table:table-cell>
          <table:table-cell office:value-type="float" office:value="0.3068287" calcext:value-type="float">
            <text:p>0.3068287</text:p>
          </table:table-cell>
          <table:table-cell office:value-type="float" office:value="0.3555425" calcext:value-type="float">
            <text:p>0.3555425</text:p>
          </table:table-cell>
          <table:table-cell office:value-type="float" office:value="0.3669717" calcext:value-type="float">
            <text:p>0.3669717</text:p>
          </table:table-cell>
          <table:table-cell office:value-type="float" office:value="0.3883929" calcext:value-type="float">
            <text:p>0.3883929</text:p>
          </table:table-cell>
          <table:table-cell office:value-type="float" office:value="0.4139752" calcext:value-type="float">
            <text:p>0.4139752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3707E-015" calcext:value-type="float">
            <text:p>1.903707E-15</text:p>
          </table:table-cell>
          <table:table-cell office:value-type="float" office:value="1.919647E-015" calcext:value-type="float">
            <text:p>1.919647E-15</text:p>
          </table:table-cell>
          <table:table-cell office:value-type="float" office:value="1.967583E-015" calcext:value-type="float">
            <text:p>1.967583E-15</text:p>
          </table:table-cell>
          <table:table-cell office:value-type="float" office:value="1.970794E-015" calcext:value-type="float">
            <text:p>1.970794E-15</text:p>
          </table:table-cell>
          <table:table-cell office:value-type="float" office:value="9.490738E-016" calcext:value-type="float">
            <text:p>9.490738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9.3899" calcext:value-type="float">
            <text:p>-69.3899</text:p>
          </table:table-cell>
          <table:table-cell office:value-type="float" office:value="-0.01887099" calcext:value-type="float">
            <text:p>-0.01887099</text:p>
          </table:table-cell>
          <table:table-cell office:value-type="float" office:value="-0.01852009" calcext:value-type="float">
            <text:p>-0.01852009</text:p>
          </table:table-cell>
          <table:table-cell office:value-type="float" office:value="-0.01788529" calcext:value-type="float">
            <text:p>-0.01788529</text:p>
          </table:table-cell>
          <table:table-cell office:value-type="float" office:value="-0.01715868" calcext:value-type="float">
            <text:p>-0.01715868</text:p>
          </table:table-cell>
          <table:table-cell office:value-type="float" office:value="-0.01633123" calcext:value-type="float">
            <text:p>-0.01633123</text:p>
          </table:table-cell>
          <table:table-cell office:value-type="float" office:value="-0.01459789" calcext:value-type="float">
            <text:p>-0.01459789</text:p>
          </table:table-cell>
          <table:table-cell office:value-type="float" office:value="-0.01189964" calcext:value-type="float">
            <text:p>-0.01189964</text:p>
          </table:table-cell>
          <table:table-cell office:value-type="float" office:value="-0.006919122" calcext:value-type="float">
            <text:p>-0.006919122</text:p>
          </table:table-cell>
          <table:table-cell office:value-type="float" office:value="-0.003761286" calcext:value-type="float">
            <text:p>-0.003761286</text:p>
          </table:table-cell>
          <table:table-cell office:value-type="float" office:value="1528.477" calcext:value-type="float">
            <text:p>1528.477</text:p>
          </table:table-cell>
          <table:table-cell office:value-type="float" office:value="0" calcext:value-type="float">
            <text:p>0</text:p>
          </table:table-cell>
          <table:table-cell office:value-type="float" office:value="-163.8482" calcext:value-type="float">
            <text:p>-163.8482</text:p>
          </table:table-cell>
          <table:table-cell office:value-type="float" office:value="-0.0002256684" calcext:value-type="float">
            <text:p>-0.0002256684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382" calcext:value-type="float">
            <text:p>-1.22838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102004" calcext:value-type="float">
            <text:p>5102004</text:p>
          </table:table-cell>
          <table:table-cell office:value-type="float" office:value="703.2814" calcext:value-type="float">
            <text:p>703.2814</text:p>
          </table:table-cell>
          <table:table-cell office:value-type="float" office:value="168.6907" calcext:value-type="float">
            <text:p>168.6907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6.592" calcext:value-type="float">
            <text:p>1256.592</text:p>
          </table:table-cell>
          <table:table-cell office:value-type="float" office:value="584.9562" calcext:value-type="float">
            <text:p>584.9562</text:p>
          </table:table-cell>
          <table:table-cell office:value-type="float" office:value="0" calcext:value-type="float">
            <text:p>0</text:p>
          </table:table-cell>
          <table:table-cell office:value-type="float" office:value="0.08321786" calcext:value-type="float">
            <text:p>0.08321786</text:p>
          </table:table-cell>
          <table:table-cell office:value-type="float" office:value="0.3001705" calcext:value-type="float">
            <text:p>0.3001705</text:p>
          </table:table-cell>
          <table:table-cell office:value-type="float" office:value="0.3009507" calcext:value-type="float">
            <text:p>0.3009507</text:p>
          </table:table-cell>
          <table:table-cell office:value-type="float" office:value="0.3022165" calcext:value-type="float">
            <text:p>0.3022165</text:p>
          </table:table-cell>
          <table:table-cell office:value-type="float" office:value="0.3038373" calcext:value-type="float">
            <text:p>0.3038373</text:p>
          </table:table-cell>
          <table:table-cell office:value-type="float" office:value="0.3058284" calcext:value-type="float">
            <text:p>0.3058284</text:p>
          </table:table-cell>
          <table:table-cell office:value-type="float" office:value="0.3541187" calcext:value-type="float">
            <text:p>0.3541187</text:p>
          </table:table-cell>
          <table:table-cell office:value-type="float" office:value="0.365894" calcext:value-type="float">
            <text:p>0.365894</text:p>
          </table:table-cell>
          <table:table-cell office:value-type="float" office:value="0.3883185" calcext:value-type="float">
            <text:p>0.3883185</text:p>
          </table:table-cell>
          <table:table-cell office:value-type="float" office:value="0.4139735" calcext:value-type="float">
            <text:p>0.4139735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3829E-015" calcext:value-type="float">
            <text:p>1.903829E-15</text:p>
          </table:table-cell>
          <table:table-cell office:value-type="float" office:value="1.919634E-015" calcext:value-type="float">
            <text:p>1.919634E-15</text:p>
          </table:table-cell>
          <table:table-cell office:value-type="float" office:value="1.967576E-015" calcext:value-type="float">
            <text:p>1.967576E-15</text:p>
          </table:table-cell>
          <table:table-cell office:value-type="float" office:value="1.970784E-015" calcext:value-type="float">
            <text:p>1.970784E-15</text:p>
          </table:table-cell>
          <table:table-cell office:value-type="float" office:value="9.490701E-016" calcext:value-type="float">
            <text:p>9.490701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3.26459" calcext:value-type="float">
            <text:p>-53.26459</text:p>
          </table:table-cell>
          <table:table-cell office:value-type="float" office:value="-0.01899673" calcext:value-type="float">
            <text:p>-0.01899673</text:p>
          </table:table-cell>
          <table:table-cell office:value-type="float" office:value="-0.01866292" calcext:value-type="float">
            <text:p>-0.01866292</text:p>
          </table:table-cell>
          <table:table-cell office:value-type="float" office:value="-0.01814566" calcext:value-type="float">
            <text:p>-0.01814566</text:p>
          </table:table-cell>
          <table:table-cell office:value-type="float" office:value="-0.01748539" calcext:value-type="float">
            <text:p>-0.01748539</text:p>
          </table:table-cell>
          <table:table-cell office:value-type="float" office:value="-0.01670633" calcext:value-type="float">
            <text:p>-0.01670633</text:p>
          </table:table-cell>
          <table:table-cell office:value-type="float" office:value="-0.01517647" calcext:value-type="float">
            <text:p>-0.01517647</text:p>
          </table:table-cell>
          <table:table-cell office:value-type="float" office:value="-0.01224108" calcext:value-type="float">
            <text:p>-0.01224108</text:p>
          </table:table-cell>
          <table:table-cell office:value-type="float" office:value="-0.00693176" calcext:value-type="float">
            <text:p>-0.00693176</text:p>
          </table:table-cell>
          <table:table-cell office:value-type="float" office:value="-0.003761426" calcext:value-type="float">
            <text:p>-0.003761426</text:p>
          </table:table-cell>
          <table:table-cell office:value-type="float" office:value="1532.498" calcext:value-type="float">
            <text:p>1532.498</text:p>
          </table:table-cell>
          <table:table-cell office:value-type="float" office:value="0" calcext:value-type="float">
            <text:p>0</text:p>
          </table:table-cell>
          <table:table-cell office:value-type="float" office:value="-162.9837" calcext:value-type="float">
            <text:p>-162.9837</text:p>
          </table:table-cell>
          <table:table-cell office:value-type="float" office:value="-0.0002276667" calcext:value-type="float">
            <text:p>-0.0002276667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39" calcext:value-type="float">
            <text:p>-1.2283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102004" calcext:value-type="float">
            <text:p>6102004</text:p>
          </table:table-cell>
          <table:table-cell office:value-type="float" office:value="730.1414" calcext:value-type="float">
            <text:p>730.1414</text:p>
          </table:table-cell>
          <table:table-cell office:value-type="float" office:value="168.746" calcext:value-type="float">
            <text:p>168.746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80.41" calcext:value-type="float">
            <text:p>1280.41</text:p>
          </table:table-cell>
          <table:table-cell office:value-type="float" office:value="587.9427" calcext:value-type="float">
            <text:p>587.9427</text:p>
          </table:table-cell>
          <table:table-cell office:value-type="float" office:value="0" calcext:value-type="float">
            <text:p>0</text:p>
          </table:table-cell>
          <table:table-cell office:value-type="float" office:value="0.4189279" calcext:value-type="float">
            <text:p>0.4189279</text:p>
          </table:table-cell>
          <table:table-cell office:value-type="float" office:value="0.4165566" calcext:value-type="float">
            <text:p>0.4165566</text:p>
          </table:table-cell>
          <table:table-cell office:value-type="float" office:value="0.422657" calcext:value-type="float">
            <text:p>0.422657</text:p>
          </table:table-cell>
          <table:table-cell office:value-type="float" office:value="0.4276746" calcext:value-type="float">
            <text:p>0.4276746</text:p>
          </table:table-cell>
          <table:table-cell office:value-type="float" office:value="0.3807203" calcext:value-type="float">
            <text:p>0.3807203</text:p>
          </table:table-cell>
          <table:table-cell office:value-type="float" office:value="0.3300448" calcext:value-type="float">
            <text:p>0.3300448</text:p>
          </table:table-cell>
          <table:table-cell office:value-type="float" office:value="0.373754" calcext:value-type="float">
            <text:p>0.373754</text:p>
          </table:table-cell>
          <table:table-cell office:value-type="float" office:value="0.3657013" calcext:value-type="float">
            <text:p>0.3657013</text:p>
          </table:table-cell>
          <table:table-cell office:value-type="float" office:value="0.3879825" calcext:value-type="float">
            <text:p>0.3879825</text:p>
          </table:table-cell>
          <table:table-cell office:value-type="float" office:value="0.413649" calcext:value-type="float">
            <text:p>0.413649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00005406037" calcext:value-type="float">
            <text:p>5.406037E-08</text:p>
          </table:table-cell>
          <table:table-cell office:value-type="float" office:value="1.90393E-015" calcext:value-type="float">
            <text:p>1.90393E-15</text:p>
          </table:table-cell>
          <table:table-cell office:value-type="float" office:value="1.919629E-015" calcext:value-type="float">
            <text:p>1.919629E-15</text:p>
          </table:table-cell>
          <table:table-cell office:value-type="float" office:value="1.967567E-015" calcext:value-type="float">
            <text:p>1.967567E-15</text:p>
          </table:table-cell>
          <table:table-cell office:value-type="float" office:value="1.970774E-015" calcext:value-type="float">
            <text:p>1.970774E-15</text:p>
          </table:table-cell>
          <table:table-cell office:value-type="float" office:value="9.490664E-016" calcext:value-type="float">
            <text:p>9.490664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183162" calcext:value-type="float">
            <text:p>-0.00183162</text:p>
          </table:table-cell>
          <table:table-cell office:value-type="float" office:value="-0.00189426" calcext:value-type="float">
            <text:p>-0.00189426</text:p>
          </table:table-cell>
          <table:table-cell office:value-type="float" office:value="-0.001707374" calcext:value-type="float">
            <text:p>-0.001707374</text:p>
          </table:table-cell>
          <table:table-cell office:value-type="float" office:value="-0.001537563" calcext:value-type="float">
            <text:p>-0.001537563</text:p>
          </table:table-cell>
          <table:table-cell office:value-type="float" office:value="-0.004068075" calcext:value-type="float">
            <text:p>-0.004068075</text:p>
          </table:table-cell>
          <table:table-cell office:value-type="float" office:value="-0.01022127" calcext:value-type="float">
            <text:p>-0.01022127</text:p>
          </table:table-cell>
          <table:table-cell office:value-type="float" office:value="-0.009002244" calcext:value-type="float">
            <text:p>-0.009002244</text:p>
          </table:table-cell>
          <table:table-cell office:value-type="float" office:value="-0.01231001" calcext:value-type="float">
            <text:p>-0.01231001</text:p>
          </table:table-cell>
          <table:table-cell office:value-type="float" office:value="-0.006989892" calcext:value-type="float">
            <text:p>-0.006989892</text:p>
          </table:table-cell>
          <table:table-cell office:value-type="float" office:value="-0.003790153" calcext:value-type="float">
            <text:p>-0.003790153</text:p>
          </table:table-cell>
          <table:table-cell office:value-type="float" office:value="1539.4" calcext:value-type="float">
            <text:p>1539.4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02418042" calcext:value-type="float">
            <text:p>-0.0002418042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992" calcext:value-type="float">
            <text:p>-1.2299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102004" calcext:value-type="float">
            <text:p>7102004</text:p>
          </table:table-cell>
          <table:table-cell office:value-type="float" office:value="733.082" calcext:value-type="float">
            <text:p>733.082</text:p>
          </table:table-cell>
          <table:table-cell office:value-type="float" office:value="169.6998" calcext:value-type="float">
            <text:p>169.6998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75.91" calcext:value-type="float">
            <text:p>1275.91</text:p>
          </table:table-cell>
          <table:table-cell office:value-type="float" office:value="594.4315" calcext:value-type="float">
            <text:p>594.4315</text:p>
          </table:table-cell>
          <table:table-cell office:value-type="float" office:value="0" calcext:value-type="float">
            <text:p>0</text:p>
          </table:table-cell>
          <table:table-cell office:value-type="float" office:value="0.3504039" calcext:value-type="float">
            <text:p>0.3504039</text:p>
          </table:table-cell>
          <table:table-cell office:value-type="float" office:value="0.3524063" calcext:value-type="float">
            <text:p>0.3524063</text:p>
          </table:table-cell>
          <table:table-cell office:value-type="float" office:value="0.3557934" calcext:value-type="float">
            <text:p>0.3557934</text:p>
          </table:table-cell>
          <table:table-cell office:value-type="float" office:value="0.3612049" calcext:value-type="float">
            <text:p>0.3612049</text:p>
          </table:table-cell>
          <table:table-cell office:value-type="float" office:value="0.3658974" calcext:value-type="float">
            <text:p>0.3658974</text:p>
          </table:table-cell>
          <table:table-cell office:value-type="float" office:value="0.369736" calcext:value-type="float">
            <text:p>0.369736</text:p>
          </table:table-cell>
          <table:table-cell office:value-type="float" office:value="0.4006471" calcext:value-type="float">
            <text:p>0.4006471</text:p>
          </table:table-cell>
          <table:table-cell office:value-type="float" office:value="0.3675556" calcext:value-type="float">
            <text:p>0.3675556</text:p>
          </table:table-cell>
          <table:table-cell office:value-type="float" office:value="0.3881207" calcext:value-type="float">
            <text:p>0.3881207</text:p>
          </table:table-cell>
          <table:table-cell office:value-type="float" office:value="0.413949" calcext:value-type="float">
            <text:p>0.413949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4056E-015" calcext:value-type="float">
            <text:p>1.904056E-15</text:p>
          </table:table-cell>
          <table:table-cell office:value-type="float" office:value="1.919614E-015" calcext:value-type="float">
            <text:p>1.919614E-15</text:p>
          </table:table-cell>
          <table:table-cell office:value-type="float" office:value="1.967556E-015" calcext:value-type="float">
            <text:p>1.967556E-15</text:p>
          </table:table-cell>
          <table:table-cell office:value-type="float" office:value="1.970767E-015" calcext:value-type="float">
            <text:p>1.970767E-15</text:p>
          </table:table-cell>
          <table:table-cell office:value-type="float" office:value="9.490622E-016" calcext:value-type="float">
            <text:p>9.490622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6460837" calcext:value-type="float">
            <text:p>-0.006460837</text:p>
          </table:table-cell>
          <table:table-cell office:value-type="float" office:value="-0.006213575" calcext:value-type="float">
            <text:p>-0.006213575</text:p>
          </table:table-cell>
          <table:table-cell office:value-type="float" office:value="-0.005816969" calcext:value-type="float">
            <text:p>-0.005816969</text:p>
          </table:table-cell>
          <table:table-cell office:value-type="float" office:value="-0.005247841" calcext:value-type="float">
            <text:p>-0.005247841</text:p>
          </table:table-cell>
          <table:table-cell office:value-type="float" office:value="-0.004797256" calcext:value-type="float">
            <text:p>-0.004797256</text:p>
          </table:table-cell>
          <table:table-cell office:value-type="float" office:value="-0.004459961" calcext:value-type="float">
            <text:p>-0.004459961</text:p>
          </table:table-cell>
          <table:table-cell office:value-type="float" office:value="-0.004624841" calcext:value-type="float">
            <text:p>-0.004624841</text:p>
          </table:table-cell>
          <table:table-cell office:value-type="float" office:value="-0.01173065" calcext:value-type="float">
            <text:p>-0.01173065</text:p>
          </table:table-cell>
          <table:table-cell office:value-type="float" office:value="-0.006966177" calcext:value-type="float">
            <text:p>-0.006966177</text:p>
          </table:table-cell>
          <table:table-cell office:value-type="float" office:value="-0.003763546" calcext:value-type="float">
            <text:p>-0.003763546</text:p>
          </table:table-cell>
          <table:table-cell office:value-type="float" office:value="1549.603" calcext:value-type="float">
            <text:p>1549.603</text:p>
          </table:table-cell>
          <table:table-cell office:value-type="float" office:value="0" calcext:value-type="float">
            <text:p>0</text:p>
          </table:table-cell>
          <table:table-cell office:value-type="float" office:value="-0.006637633" calcext:value-type="float">
            <text:p>-0.006637633</text:p>
          </table:table-cell>
          <table:table-cell office:value-type="float" office:value="-0.0002588113" calcext:value-type="float">
            <text:p>-0.0002588113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3" calcext:value-type="float">
            <text:p>-1.22850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102004" calcext:value-type="float">
            <text:p>8102004</text:p>
          </table:table-cell>
          <table:table-cell office:value-type="float" office:value="733.082" calcext:value-type="float">
            <text:p>733.082</text:p>
          </table:table-cell>
          <table:table-cell office:value-type="float" office:value="171.6301" calcext:value-type="float">
            <text:p>171.6301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68.679" calcext:value-type="float">
            <text:p>1268.679</text:p>
          </table:table-cell>
          <table:table-cell office:value-type="float" office:value="599.7302" calcext:value-type="float">
            <text:p>599.7302</text:p>
          </table:table-cell>
          <table:table-cell office:value-type="float" office:value="0" calcext:value-type="float">
            <text:p>0</text:p>
          </table:table-cell>
          <table:table-cell office:value-type="float" office:value="0.2122324" calcext:value-type="float">
            <text:p>0.2122324</text:p>
          </table:table-cell>
          <table:table-cell office:value-type="float" office:value="0.3288624" calcext:value-type="float">
            <text:p>0.3288624</text:p>
          </table:table-cell>
          <table:table-cell office:value-type="float" office:value="0.331286" calcext:value-type="float">
            <text:p>0.331286</text:p>
          </table:table-cell>
          <table:table-cell office:value-type="float" office:value="0.3358163" calcext:value-type="float">
            <text:p>0.3358163</text:p>
          </table:table-cell>
          <table:table-cell office:value-type="float" office:value="0.3403925" calcext:value-type="float">
            <text:p>0.3403925</text:p>
          </table:table-cell>
          <table:table-cell office:value-type="float" office:value="0.3448892" calcext:value-type="float">
            <text:p>0.3448892</text:p>
          </table:table-cell>
          <table:table-cell office:value-type="float" office:value="0.3878316" calcext:value-type="float">
            <text:p>0.3878316</text:p>
          </table:table-cell>
          <table:table-cell office:value-type="float" office:value="0.3701397" calcext:value-type="float">
            <text:p>0.3701397</text:p>
          </table:table-cell>
          <table:table-cell office:value-type="float" office:value="0.3882553" calcext:value-type="float">
            <text:p>0.3882553</text:p>
          </table:table-cell>
          <table:table-cell office:value-type="float" office:value="0.413949" calcext:value-type="float">
            <text:p>0.413949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4178E-015" calcext:value-type="float">
            <text:p>1.904178E-15</text:p>
          </table:table-cell>
          <table:table-cell office:value-type="float" office:value="1.919603E-015" calcext:value-type="float">
            <text:p>1.919603E-15</text:p>
          </table:table-cell>
          <table:table-cell office:value-type="float" office:value="1.967546E-015" calcext:value-type="float">
            <text:p>1.967546E-15</text:p>
          </table:table-cell>
          <table:table-cell office:value-type="float" office:value="1.970759E-015" calcext:value-type="float">
            <text:p>1.970759E-15</text:p>
          </table:table-cell>
          <table:table-cell office:value-type="float" office:value="9.490571E-016" calcext:value-type="float">
            <text:p>9.490571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690838" calcext:value-type="float">
            <text:p>-0.1690838</text:p>
          </table:table-cell>
          <table:table-cell office:value-type="float" office:value="-0.0100517" calcext:value-type="float">
            <text:p>-0.0100517</text:p>
          </table:table-cell>
          <table:table-cell office:value-type="float" office:value="-0.00955965" calcext:value-type="float">
            <text:p>-0.00955965</text:p>
          </table:table-cell>
          <table:table-cell office:value-type="float" office:value="-0.008715162" calcext:value-type="float">
            <text:p>-0.008715162</text:p>
          </table:table-cell>
          <table:table-cell office:value-type="float" office:value="-0.007931894" calcext:value-type="float">
            <text:p>-0.007931894</text:p>
          </table:table-cell>
          <table:table-cell office:value-type="float" office:value="-0.007237726" calcext:value-type="float">
            <text:p>-0.007237726</text:p>
          </table:table-cell>
          <table:table-cell office:value-type="float" office:value="-0.00629623" calcext:value-type="float">
            <text:p>-0.00629623</text:p>
          </table:table-cell>
          <table:table-cell office:value-type="float" office:value="-0.01096502" calcext:value-type="float">
            <text:p>-0.01096502</text:p>
          </table:table-cell>
          <table:table-cell office:value-type="float" office:value="-0.006942954" calcext:value-type="float">
            <text:p>-0.006942954</text:p>
          </table:table-cell>
          <table:table-cell office:value-type="float" office:value="-0.003763568" calcext:value-type="float">
            <text:p>-0.003763568</text:p>
          </table:table-cell>
          <table:table-cell office:value-type="float" office:value="1558.461" calcext:value-type="float">
            <text:p>1558.461</text:p>
          </table:table-cell>
          <table:table-cell office:value-type="float" office:value="0" calcext:value-type="float">
            <text:p>0</text:p>
          </table:table-cell>
          <table:table-cell office:value-type="float" office:value="-0.3343377" calcext:value-type="float">
            <text:p>-0.3343377</text:p>
          </table:table-cell>
          <table:table-cell office:value-type="float" office:value="-0.0002738463" calcext:value-type="float">
            <text:p>-0.0002738463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3" calcext:value-type="float">
            <text:p>-1.22850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102004" calcext:value-type="float">
            <text:p>9102004</text:p>
          </table:table-cell>
          <table:table-cell office:value-type="float" office:value="733.082" calcext:value-type="float">
            <text:p>733.082</text:p>
          </table:table-cell>
          <table:table-cell office:value-type="float" office:value="172.7408" calcext:value-type="float">
            <text:p>172.7408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63.674" calcext:value-type="float">
            <text:p>1263.674</text:p>
          </table:table-cell>
          <table:table-cell office:value-type="float" office:value="603.6258" calcext:value-type="float">
            <text:p>603.6258</text:p>
          </table:table-cell>
          <table:table-cell office:value-type="float" office:value="0" calcext:value-type="float">
            <text:p>0</text:p>
          </table:table-cell>
          <table:table-cell office:value-type="float" office:value="0.1156707" calcext:value-type="float">
            <text:p>0.1156707</text:p>
          </table:table-cell>
          <table:table-cell office:value-type="float" office:value="0.3167642" calcext:value-type="float">
            <text:p>0.3167642</text:p>
          </table:table-cell>
          <table:table-cell office:value-type="float" office:value="0.318212" calcext:value-type="float">
            <text:p>0.318212</text:p>
          </table:table-cell>
          <table:table-cell office:value-type="float" office:value="0.3212156" calcext:value-type="float">
            <text:p>0.3212156</text:p>
          </table:table-cell>
          <table:table-cell office:value-type="float" office:value="0.3245892" calcext:value-type="float">
            <text:p>0.3245892</text:p>
          </table:table-cell>
          <table:table-cell office:value-type="float" office:value="0.3282926" calcext:value-type="float">
            <text:p>0.3282926</text:p>
          </table:table-cell>
          <table:table-cell office:value-type="float" office:value="0.3745002" calcext:value-type="float">
            <text:p>0.3745002</text:p>
          </table:table-cell>
          <table:table-cell office:value-type="float" office:value="0.370831" calcext:value-type="float">
            <text:p>0.370831</text:p>
          </table:table-cell>
          <table:table-cell office:value-type="float" office:value="0.38838" calcext:value-type="float">
            <text:p>0.38838</text:p>
          </table:table-cell>
          <table:table-cell office:value-type="float" office:value="0.4139503" calcext:value-type="float">
            <text:p>0.4139503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4308E-015" calcext:value-type="float">
            <text:p>1.904308E-15</text:p>
          </table:table-cell>
          <table:table-cell office:value-type="float" office:value="1.919586E-015" calcext:value-type="float">
            <text:p>1.919586E-15</text:p>
          </table:table-cell>
          <table:table-cell office:value-type="float" office:value="1.967534E-015" calcext:value-type="float">
            <text:p>1.967534E-15</text:p>
          </table:table-cell>
          <table:table-cell office:value-type="float" office:value="1.970751E-015" calcext:value-type="float">
            <text:p>1.970751E-15</text:p>
          </table:table-cell>
          <table:table-cell office:value-type="float" office:value="9.490529E-016" calcext:value-type="float">
            <text:p>9.490529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962867" calcext:value-type="float">
            <text:p>-6.962867</text:p>
          </table:table-cell>
          <table:table-cell office:value-type="float" office:value="-0.0130486" calcext:value-type="float">
            <text:p>-0.0130486</text:p>
          </table:table-cell>
          <table:table-cell office:value-type="float" office:value="-0.01264948" calcext:value-type="float">
            <text:p>-0.01264948</text:p>
          </table:table-cell>
          <table:table-cell office:value-type="float" office:value="-0.01186943" calcext:value-type="float">
            <text:p>-0.01186943</text:p>
          </table:table-cell>
          <table:table-cell office:value-type="float" office:value="-0.01103935" calcext:value-type="float">
            <text:p>-0.01103935</text:p>
          </table:table-cell>
          <table:table-cell office:value-type="float" office:value="-0.01020037" calcext:value-type="float">
            <text:p>-0.01020037</text:p>
          </table:table-cell>
          <table:table-cell office:value-type="float" office:value="-0.008828066" calcext:value-type="float">
            <text:p>-0.008828066</text:p>
          </table:table-cell>
          <table:table-cell office:value-type="float" office:value="-0.01076566" calcext:value-type="float">
            <text:p>-0.01076566</text:p>
          </table:table-cell>
          <table:table-cell office:value-type="float" office:value="-0.006921633" calcext:value-type="float">
            <text:p>-0.006921633</text:p>
          </table:table-cell>
          <table:table-cell office:value-type="float" office:value="-0.00376346" calcext:value-type="float">
            <text:p>-0.00376346</text:p>
          </table:table-cell>
          <table:table-cell office:value-type="float" office:value="1565.89" calcext:value-type="float">
            <text:p>1565.89</text:p>
          </table:table-cell>
          <table:table-cell office:value-type="float" office:value="0" calcext:value-type="float">
            <text:p>0</text:p>
          </table:table-cell>
          <table:table-cell office:value-type="float" office:value="-6.846454" calcext:value-type="float">
            <text:p>-6.846454</text:p>
          </table:table-cell>
          <table:table-cell office:value-type="float" office:value="-0.0002812141" calcext:value-type="float">
            <text:p>-0.0002812141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102004" calcext:value-type="float">
            <text:p>10102004</text:p>
          </table:table-cell>
          <table:table-cell office:value-type="float" office:value="733.082" calcext:value-type="float">
            <text:p>733.082</text:p>
          </table:table-cell>
          <table:table-cell office:value-type="float" office:value="173.0079" calcext:value-type="float">
            <text:p>173.0079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60.716" calcext:value-type="float">
            <text:p>1260.716</text:p>
          </table:table-cell>
          <table:table-cell office:value-type="float" office:value="606.3215" calcext:value-type="float">
            <text:p>606.3215</text:p>
          </table:table-cell>
          <table:table-cell office:value-type="float" office:value="0" calcext:value-type="float">
            <text:p>0</text:p>
          </table:table-cell>
          <table:table-cell office:value-type="float" office:value="0.09144726" calcext:value-type="float">
            <text:p>0.09144726</text:p>
          </table:table-cell>
          <table:table-cell office:value-type="float" office:value="0.3089505" calcext:value-type="float">
            <text:p>0.3089505</text:p>
          </table:table-cell>
          <table:table-cell office:value-type="float" office:value="0.3100327" calcext:value-type="float">
            <text:p>0.3100327</text:p>
          </table:table-cell>
          <table:table-cell office:value-type="float" office:value="0.3122648" calcext:value-type="float">
            <text:p>0.3122648</text:p>
          </table:table-cell>
          <table:table-cell office:value-type="float" office:value="0.3148995" calcext:value-type="float">
            <text:p>0.3148995</text:p>
          </table:table-cell>
          <table:table-cell office:value-type="float" office:value="0.3179388" calcext:value-type="float">
            <text:p>0.3179388</text:p>
          </table:table-cell>
          <table:table-cell office:value-type="float" office:value="0.3658823" calcext:value-type="float">
            <text:p>0.3658823</text:p>
          </table:table-cell>
          <table:table-cell office:value-type="float" office:value="0.3702759" calcext:value-type="float">
            <text:p>0.3702759</text:p>
          </table:table-cell>
          <table:table-cell office:value-type="float" office:value="0.3884733" calcext:value-type="float">
            <text:p>0.3884733</text:p>
          </table:table-cell>
          <table:table-cell office:value-type="float" office:value="0.4139569" calcext:value-type="float">
            <text:p>0.4139569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4455E-015" calcext:value-type="float">
            <text:p>1.904455E-15</text:p>
          </table:table-cell>
          <table:table-cell office:value-type="float" office:value="1.91957E-015" calcext:value-type="float">
            <text:p>1.91957E-15</text:p>
          </table:table-cell>
          <table:table-cell office:value-type="float" office:value="1.967522E-015" calcext:value-type="float">
            <text:p>1.967522E-15</text:p>
          </table:table-cell>
          <table:table-cell office:value-type="float" office:value="1.970742E-015" calcext:value-type="float">
            <text:p>1.970742E-15</text:p>
          </table:table-cell>
          <table:table-cell office:value-type="float" office:value="9.490481E-016" calcext:value-type="float">
            <text:p>9.490481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9.91304" calcext:value-type="float">
            <text:p>-29.91304</text:p>
          </table:table-cell>
          <table:table-cell office:value-type="float" office:value="-0.01552991" calcext:value-type="float">
            <text:p>-0.01552991</text:p>
          </table:table-cell>
          <table:table-cell office:value-type="float" office:value="-0.01516508" calcext:value-type="float">
            <text:p>-0.01516508</text:p>
          </table:table-cell>
          <table:table-cell office:value-type="float" office:value="-0.01444839" calcext:value-type="float">
            <text:p>-0.01444839</text:p>
          </table:table-cell>
          <table:table-cell office:value-type="float" office:value="-0.01363049" calcext:value-type="float">
            <text:p>-0.01363049</text:p>
          </table:table-cell>
          <table:table-cell office:value-type="float" office:value="-0.01274692" calcext:value-type="float">
            <text:p>-0.01274692</text:p>
          </table:table-cell>
          <table:table-cell office:value-type="float" office:value="-0.01106005" calcext:value-type="float">
            <text:p>-0.01106005</text:p>
          </table:table-cell>
          <table:table-cell office:value-type="float" office:value="-0.01091905" calcext:value-type="float">
            <text:p>-0.01091905</text:p>
          </table:table-cell>
          <table:table-cell office:value-type="float" office:value="-0.006905605" calcext:value-type="float">
            <text:p>-0.006905605</text:p>
          </table:table-cell>
          <table:table-cell office:value-type="float" office:value="-0.003762888" calcext:value-type="float">
            <text:p>-0.003762888</text:p>
          </table:table-cell>
          <table:table-cell office:value-type="float" office:value="1572.109" calcext:value-type="float">
            <text:p>1572.109</text:p>
          </table:table-cell>
          <table:table-cell office:value-type="float" office:value="0" calcext:value-type="float">
            <text:p>0</text:p>
          </table:table-cell>
          <table:table-cell office:value-type="float" office:value="-119.6302" calcext:value-type="float">
            <text:p>-119.6302</text:p>
          </table:table-cell>
          <table:table-cell office:value-type="float" office:value="-0.000287" calcext:value-type="float">
            <text:p>-0.000287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67" calcext:value-type="float">
            <text:p>-1.22846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102004" calcext:value-type="float">
            <text:p>11102004</text:p>
          </table:table-cell>
          <table:table-cell office:value-type="float" office:value="733.082" calcext:value-type="float">
            <text:p>733.082</text:p>
          </table:table-cell>
          <table:table-cell office:value-type="float" office:value="172.9804" calcext:value-type="float">
            <text:p>172.9804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8.999" calcext:value-type="float">
            <text:p>1258.999</text:p>
          </table:table-cell>
          <table:table-cell office:value-type="float" office:value="608.0695" calcext:value-type="float">
            <text:p>608.0695</text:p>
          </table:table-cell>
          <table:table-cell office:value-type="float" office:value="0" calcext:value-type="float">
            <text:p>0</text:p>
          </table:table-cell>
          <table:table-cell office:value-type="float" office:value="0.09495704" calcext:value-type="float">
            <text:p>0.09495704</text:p>
          </table:table-cell>
          <table:table-cell office:value-type="float" office:value="0.3043069" calcext:value-type="float">
            <text:p>0.3043069</text:p>
          </table:table-cell>
          <table:table-cell office:value-type="float" office:value="0.3052587" calcext:value-type="float">
            <text:p>0.3052587</text:p>
          </table:table-cell>
          <table:table-cell office:value-type="float" office:value="0.3071082" calcext:value-type="float">
            <text:p>0.3071082</text:p>
          </table:table-cell>
          <table:table-cell office:value-type="float" office:value="0.3093099" calcext:value-type="float">
            <text:p>0.3093099</text:p>
          </table:table-cell>
          <table:table-cell office:value-type="float" office:value="0.3119613" calcext:value-type="float">
            <text:p>0.3119613</text:p>
          </table:table-cell>
          <table:table-cell office:value-type="float" office:value="0.3605694" calcext:value-type="float">
            <text:p>0.3605694</text:p>
          </table:table-cell>
          <table:table-cell office:value-type="float" office:value="0.3691799" calcext:value-type="float">
            <text:p>0.3691799</text:p>
          </table:table-cell>
          <table:table-cell office:value-type="float" office:value="0.3884899" calcext:value-type="float">
            <text:p>0.3884899</text:p>
          </table:table-cell>
          <table:table-cell office:value-type="float" office:value="0.4139655" calcext:value-type="float">
            <text:p>0.4139655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459E-015" calcext:value-type="float">
            <text:p>1.90459E-15</text:p>
          </table:table-cell>
          <table:table-cell office:value-type="float" office:value="1.919558E-015" calcext:value-type="float">
            <text:p>1.919558E-15</text:p>
          </table:table-cell>
          <table:table-cell office:value-type="float" office:value="1.967509E-015" calcext:value-type="float">
            <text:p>1.967509E-15</text:p>
          </table:table-cell>
          <table:table-cell office:value-type="float" office:value="1.970734E-015" calcext:value-type="float">
            <text:p>1.970734E-15</text:p>
          </table:table-cell>
          <table:table-cell office:value-type="float" office:value="9.490451E-016" calcext:value-type="float">
            <text:p>9.490451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3.80654" calcext:value-type="float">
            <text:p>-23.80654</text:p>
          </table:table-cell>
          <table:table-cell office:value-type="float" office:value="-0.01726232" calcext:value-type="float">
            <text:p>-0.01726232</text:p>
          </table:table-cell>
          <table:table-cell office:value-type="float" office:value="-0.01689799" calcext:value-type="float">
            <text:p>-0.01689799</text:p>
          </table:table-cell>
          <table:table-cell office:value-type="float" office:value="-0.01622377" calcext:value-type="float">
            <text:p>-0.01622377</text:p>
          </table:table-cell>
          <table:table-cell office:value-type="float" office:value="-0.01544044" calcext:value-type="float">
            <text:p>-0.01544044</text:p>
          </table:table-cell>
          <table:table-cell office:value-type="float" office:value="-0.01454905" calcext:value-type="float">
            <text:p>-0.01454905</text:p>
          </table:table-cell>
          <table:table-cell office:value-type="float" office:value="-0.01274285" calcext:value-type="float">
            <text:p>-0.01274285</text:p>
          </table:table-cell>
          <table:table-cell office:value-type="float" office:value="-0.01123344" calcext:value-type="float">
            <text:p>-0.01123344</text:p>
          </table:table-cell>
          <table:table-cell office:value-type="float" office:value="-0.006902629" calcext:value-type="float">
            <text:p>-0.006902629</text:p>
          </table:table-cell>
          <table:table-cell office:value-type="float" office:value="-0.003762147" calcext:value-type="float">
            <text:p>-0.003762147</text:p>
          </table:table-cell>
          <table:table-cell office:value-type="float" office:value="1577.379" calcext:value-type="float">
            <text:p>1577.379</text:p>
          </table:table-cell>
          <table:table-cell office:value-type="float" office:value="0" calcext:value-type="float">
            <text:p>0</text:p>
          </table:table-cell>
          <table:table-cell office:value-type="float" office:value="-119.1237" calcext:value-type="float">
            <text:p>-119.1237</text:p>
          </table:table-cell>
          <table:table-cell office:value-type="float" office:value="-0.0002886537" calcext:value-type="float">
            <text:p>-0.0002886537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28" calcext:value-type="float">
            <text:p>-1.22842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2102004" calcext:value-type="float">
            <text:p>12102004</text:p>
          </table:table-cell>
          <table:table-cell office:value-type="float" office:value="736.8757" calcext:value-type="float">
            <text:p>736.8757</text:p>
          </table:table-cell>
          <table:table-cell office:value-type="float" office:value="174.1139" calcext:value-type="float">
            <text:p>174.1139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60.531" calcext:value-type="float">
            <text:p>1260.531</text:p>
          </table:table-cell>
          <table:table-cell office:value-type="float" office:value="609.2009" calcext:value-type="float">
            <text:p>609.2009</text:p>
          </table:table-cell>
          <table:table-cell office:value-type="float" office:value="0" calcext:value-type="float">
            <text:p>0</text:p>
          </table:table-cell>
          <table:table-cell office:value-type="float" office:value="0.3574033" calcext:value-type="float">
            <text:p>0.3574033</text:p>
          </table:table-cell>
          <table:table-cell office:value-type="float" office:value="0.306584" calcext:value-type="float">
            <text:p>0.306584</text:p>
          </table:table-cell>
          <table:table-cell office:value-type="float" office:value="0.3015423" calcext:value-type="float">
            <text:p>0.3015423</text:p>
          </table:table-cell>
          <table:table-cell office:value-type="float" office:value="0.3041584" calcext:value-type="float">
            <text:p>0.3041584</text:p>
          </table:table-cell>
          <table:table-cell office:value-type="float" office:value="0.3063026" calcext:value-type="float">
            <text:p>0.3063026</text:p>
          </table:table-cell>
          <table:table-cell office:value-type="float" office:value="0.308667" calcext:value-type="float">
            <text:p>0.308667</text:p>
          </table:table-cell>
          <table:table-cell office:value-type="float" office:value="0.3576154" calcext:value-type="float">
            <text:p>0.3576154</text:p>
          </table:table-cell>
          <table:table-cell office:value-type="float" office:value="0.3679773" calcext:value-type="float">
            <text:p>0.3679773</text:p>
          </table:table-cell>
          <table:table-cell office:value-type="float" office:value="0.388428" calcext:value-type="float">
            <text:p>0.388428</text:p>
          </table:table-cell>
          <table:table-cell office:value-type="float" office:value="0.4139704" calcext:value-type="float">
            <text:p>0.4139704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4712E-015" calcext:value-type="float">
            <text:p>1.904712E-15</text:p>
          </table:table-cell>
          <table:table-cell office:value-type="float" office:value="1.919546E-015" calcext:value-type="float">
            <text:p>1.919546E-15</text:p>
          </table:table-cell>
          <table:table-cell office:value-type="float" office:value="1.967499E-015" calcext:value-type="float">
            <text:p>1.967499E-15</text:p>
          </table:table-cell>
          <table:table-cell office:value-type="float" office:value="1.970724E-015" calcext:value-type="float">
            <text:p>1.970724E-15</text:p>
          </table:table-cell>
          <table:table-cell office:value-type="float" office:value="9.49042E-016" calcext:value-type="float">
            <text:p>9.49042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9262275" calcext:value-type="float">
            <text:p>-0.009262275</text:p>
          </table:table-cell>
          <table:table-cell office:value-type="float" office:value="-0.01899185" calcext:value-type="float">
            <text:p>-0.01899185</text:p>
          </table:table-cell>
          <table:table-cell office:value-type="float" office:value="-0.01843879" calcext:value-type="float">
            <text:p>-0.01843879</text:p>
          </table:table-cell>
          <table:table-cell office:value-type="float" office:value="-0.0173471" calcext:value-type="float">
            <text:p>-0.0173471</text:p>
          </table:table-cell>
          <table:table-cell office:value-type="float" office:value="-0.01652676" calcext:value-type="float">
            <text:p>-0.01652676</text:p>
          </table:table-cell>
          <table:table-cell office:value-type="float" office:value="-0.01566478" calcext:value-type="float">
            <text:p>-0.01566478</text:p>
          </table:table-cell>
          <table:table-cell office:value-type="float" office:value="-0.01381371" calcext:value-type="float">
            <text:p>-0.01381371</text:p>
          </table:table-cell>
          <table:table-cell office:value-type="float" office:value="-0.01159111" calcext:value-type="float">
            <text:p>-0.01159111</text:p>
          </table:table-cell>
          <table:table-cell office:value-type="float" office:value="-0.006913057" calcext:value-type="float">
            <text:p>-0.006913057</text:p>
          </table:table-cell>
          <table:table-cell office:value-type="float" office:value="-0.003761711" calcext:value-type="float">
            <text:p>-0.003761711</text:p>
          </table:table-cell>
          <table:table-cell office:value-type="float" office:value="1582.021" calcext:value-type="float">
            <text:p>1582.021</text:p>
          </table:table-cell>
          <table:table-cell office:value-type="float" office:value="0" calcext:value-type="float">
            <text:p>0</text:p>
          </table:table-cell>
          <table:table-cell office:value-type="float" office:value="-118.642" calcext:value-type="float">
            <text:p>-118.642</text:p>
          </table:table-cell>
          <table:table-cell office:value-type="float" office:value="-0.0002904341" calcext:value-type="float">
            <text:p>-0.0002904341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04" calcext:value-type="float">
            <text:p>-1.22840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3102004" calcext:value-type="float">
            <text:p>13102004</text:p>
          </table:table-cell>
          <table:table-cell office:value-type="float" office:value="749.8821" calcext:value-type="float">
            <text:p>749.8821</text:p>
          </table:table-cell>
          <table:table-cell office:value-type="float" office:value="174.2896" calcext:value-type="float">
            <text:p>174.2896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69.825" calcext:value-type="float">
            <text:p>1269.825</text:p>
          </table:table-cell>
          <table:table-cell office:value-type="float" office:value="612.7429" calcext:value-type="float">
            <text:p>612.7429</text:p>
          </table:table-cell>
          <table:table-cell office:value-type="float" office:value="0" calcext:value-type="float">
            <text:p>0</text:p>
          </table:table-cell>
          <table:table-cell office:value-type="float" office:value="0.3759004" calcext:value-type="float">
            <text:p>0.3759004</text:p>
          </table:table-cell>
          <table:table-cell office:value-type="float" office:value="0.3737504" calcext:value-type="float">
            <text:p>0.3737504</text:p>
          </table:table-cell>
          <table:table-cell office:value-type="float" office:value="0.3721721" calcext:value-type="float">
            <text:p>0.3721721</text:p>
          </table:table-cell>
          <table:table-cell office:value-type="float" office:value="0.3579233" calcext:value-type="float">
            <text:p>0.3579233</text:p>
          </table:table-cell>
          <table:table-cell office:value-type="float" office:value="0.3366033" calcext:value-type="float">
            <text:p>0.3366033</text:p>
          </table:table-cell>
          <table:table-cell office:value-type="float" office:value="0.3207027" calcext:value-type="float">
            <text:p>0.3207027</text:p>
          </table:table-cell>
          <table:table-cell office:value-type="float" office:value="0.3576232" calcext:value-type="float">
            <text:p>0.3576232</text:p>
          </table:table-cell>
          <table:table-cell office:value-type="float" office:value="0.3668951" calcext:value-type="float">
            <text:p>0.3668951</text:p>
          </table:table-cell>
          <table:table-cell office:value-type="float" office:value="0.38837" calcext:value-type="float">
            <text:p>0.38837</text:p>
          </table:table-cell>
          <table:table-cell office:value-type="float" office:value="0.4139711" calcext:value-type="float">
            <text:p>0.4139711</text:p>
          </table:table-cell>
          <table:table-cell office:value-type="float" office:value="0.5107094" calcext:value-type="float">
            <text:p>0.510709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4823E-015" calcext:value-type="float">
            <text:p>1.904823E-15</text:p>
          </table:table-cell>
          <table:table-cell office:value-type="float" office:value="1.919537E-015" calcext:value-type="float">
            <text:p>1.919537E-15</text:p>
          </table:table-cell>
          <table:table-cell office:value-type="float" office:value="1.96749E-015" calcext:value-type="float">
            <text:p>1.96749E-15</text:p>
          </table:table-cell>
          <table:table-cell office:value-type="float" office:value="1.970714E-015" calcext:value-type="float">
            <text:p>1.970714E-15</text:p>
          </table:table-cell>
          <table:table-cell office:value-type="float" office:value="9.490383E-016" calcext:value-type="float">
            <text:p>9.490383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3801418" calcext:value-type="float">
            <text:p>-0.003801418</text:p>
          </table:table-cell>
          <table:table-cell office:value-type="float" office:value="-0.004003669" calcext:value-type="float">
            <text:p>-0.004003669</text:p>
          </table:table-cell>
          <table:table-cell office:value-type="float" office:value="-0.004206547" calcext:value-type="float">
            <text:p>-0.004206547</text:p>
          </table:table-cell>
          <table:table-cell office:value-type="float" office:value="-0.005639416" calcext:value-type="float">
            <text:p>-0.005639416</text:p>
          </table:table-cell>
          <table:table-cell office:value-type="float" office:value="-0.008688266" calcext:value-type="float">
            <text:p>-0.008688266</text:p>
          </table:table-cell>
          <table:table-cell office:value-type="float" office:value="-0.01214444" calcext:value-type="float">
            <text:p>-0.01214444</text:p>
          </table:table-cell>
          <table:table-cell office:value-type="float" office:value="-0.01382055" calcext:value-type="float">
            <text:p>-0.01382055</text:p>
          </table:table-cell>
          <table:table-cell office:value-type="float" office:value="-0.01192428" calcext:value-type="float">
            <text:p>-0.01192428</text:p>
          </table:table-cell>
          <table:table-cell office:value-type="float" office:value="-0.006923052" calcext:value-type="float">
            <text:p>-0.006923052</text:p>
          </table:table-cell>
          <table:table-cell office:value-type="float" office:value="-0.003761648" calcext:value-type="float">
            <text:p>-0.003761648</text:p>
          </table:table-cell>
          <table:table-cell office:value-type="float" office:value="1589.051" calcext:value-type="float">
            <text:p>1589.051</text:p>
          </table:table-cell>
          <table:table-cell office:value-type="float" office:value="0" calcext:value-type="float">
            <text:p>0</text:p>
          </table:table-cell>
          <table:table-cell office:value-type="float" office:value="-118.3346" calcext:value-type="float">
            <text:p>-118.3346</text:p>
          </table:table-cell>
          <table:table-cell office:value-type="float" office:value="-0.0002918037" calcext:value-type="float">
            <text:p>-0.0002918037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01" calcext:value-type="float">
            <text:p>-1.22840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102004" calcext:value-type="float">
            <text:p>14102004</text:p>
          </table:table-cell>
          <table:table-cell office:value-type="float" office:value="749.8821" calcext:value-type="float">
            <text:p>749.8821</text:p>
          </table:table-cell>
          <table:table-cell office:value-type="float" office:value="174.4061" calcext:value-type="float">
            <text:p>174.4061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65.217" calcext:value-type="float">
            <text:p>1265.217</text:p>
          </table:table-cell>
          <table:table-cell office:value-type="float" office:value="617.2361" calcext:value-type="float">
            <text:p>617.2361</text:p>
          </table:table-cell>
          <table:table-cell office:value-type="float" office:value="0" calcext:value-type="float">
            <text:p>0</text:p>
          </table:table-cell>
          <table:table-cell office:value-type="float" office:value="0.3276826" calcext:value-type="float">
            <text:p>0.3276826</text:p>
          </table:table-cell>
          <table:table-cell office:value-type="float" office:value="0.3272209" calcext:value-type="float">
            <text:p>0.3272209</text:p>
          </table:table-cell>
          <table:table-cell office:value-type="float" office:value="0.3279668" calcext:value-type="float">
            <text:p>0.3279668</text:p>
          </table:table-cell>
          <table:table-cell office:value-type="float" office:value="0.328708" calcext:value-type="float">
            <text:p>0.328708</text:p>
          </table:table-cell>
          <table:table-cell office:value-type="float" office:value="0.3284351" calcext:value-type="float">
            <text:p>0.3284351</text:p>
          </table:table-cell>
          <table:table-cell office:value-type="float" office:value="0.3276544" calcext:value-type="float">
            <text:p>0.3276544</text:p>
          </table:table-cell>
          <table:table-cell office:value-type="float" office:value="0.3632855" calcext:value-type="float">
            <text:p>0.3632855</text:p>
          </table:table-cell>
          <table:table-cell office:value-type="float" office:value="0.3663872" calcext:value-type="float">
            <text:p>0.3663872</text:p>
          </table:table-cell>
          <table:table-cell office:value-type="float" office:value="0.3883102" calcext:value-type="float">
            <text:p>0.3883102</text:p>
          </table:table-cell>
          <table:table-cell office:value-type="float" office:value="0.4139691" calcext:value-type="float">
            <text:p>0.4139691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4924E-015" calcext:value-type="float">
            <text:p>1.904924E-15</text:p>
          </table:table-cell>
          <table:table-cell office:value-type="float" office:value="1.919528E-015" calcext:value-type="float">
            <text:p>1.919528E-15</text:p>
          </table:table-cell>
          <table:table-cell office:value-type="float" office:value="1.967484E-015" calcext:value-type="float">
            <text:p>1.967484E-15</text:p>
          </table:table-cell>
          <table:table-cell office:value-type="float" office:value="1.970705E-015" calcext:value-type="float">
            <text:p>1.970705E-15</text:p>
          </table:table-cell>
          <table:table-cell office:value-type="float" office:value="9.490349E-016" calcext:value-type="float">
            <text:p>9.490349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027431" calcext:value-type="float">
            <text:p>-0.01027431</text:p>
          </table:table-cell>
          <table:table-cell office:value-type="float" office:value="-0.01040047" calcext:value-type="float">
            <text:p>-0.01040047</text:p>
          </table:table-cell>
          <table:table-cell office:value-type="float" office:value="-0.01024408" calcext:value-type="float">
            <text:p>-0.01024408</text:p>
          </table:table-cell>
          <table:table-cell office:value-type="float" office:value="-0.01010348" calcext:value-type="float">
            <text:p>-0.01010348</text:p>
          </table:table-cell>
          <table:table-cell office:value-type="float" office:value="-0.01016711" calcext:value-type="float">
            <text:p>-0.01016711</text:p>
          </table:table-cell>
          <table:table-cell office:value-type="float" office:value="-0.01034016" calcext:value-type="float">
            <text:p>-0.01034016</text:p>
          </table:table-cell>
          <table:table-cell office:value-type="float" office:value="-0.01187424" calcext:value-type="float">
            <text:p>-0.01187424</text:p>
          </table:table-cell>
          <table:table-cell office:value-type="float" office:value="-0.01208636" calcext:value-type="float">
            <text:p>-0.01208636</text:p>
          </table:table-cell>
          <table:table-cell office:value-type="float" office:value="-0.006933248" calcext:value-type="float">
            <text:p>-0.006933248</text:p>
          </table:table-cell>
          <table:table-cell office:value-type="float" office:value="-0.003761817" calcext:value-type="float">
            <text:p>-0.003761817</text:p>
          </table:table-cell>
          <table:table-cell office:value-type="float" office:value="1597.072" calcext:value-type="float">
            <text:p>1597.072</text:p>
          </table:table-cell>
          <table:table-cell office:value-type="float" office:value="0" calcext:value-type="float">
            <text:p>0</text:p>
          </table:table-cell>
          <table:table-cell office:value-type="float" office:value="-118.1119" calcext:value-type="float">
            <text:p>-118.1119</text:p>
          </table:table-cell>
          <table:table-cell office:value-type="float" office:value="-0.0002928929" calcext:value-type="float">
            <text:p>-0.0002928929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1" calcext:value-type="float">
            <text:p>-1.2284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5102004" calcext:value-type="float">
            <text:p>15102004</text:p>
          </table:table-cell>
          <table:table-cell office:value-type="float" office:value="749.8821" calcext:value-type="float">
            <text:p>749.8821</text:p>
          </table:table-cell>
          <table:table-cell office:value-type="float" office:value="175.606" calcext:value-type="float">
            <text:p>175.606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61.115" calcext:value-type="float">
            <text:p>1261.115</text:p>
          </table:table-cell>
          <table:table-cell office:value-type="float" office:value="620.1387" calcext:value-type="float">
            <text:p>620.1387</text:p>
          </table:table-cell>
          <table:table-cell office:value-type="float" office:value="0" calcext:value-type="float">
            <text:p>0</text:p>
          </table:table-cell>
          <table:table-cell office:value-type="float" office:value="0.2331838" calcext:value-type="float">
            <text:p>0.2331838</text:p>
          </table:table-cell>
          <table:table-cell office:value-type="float" office:value="0.3081239" calcext:value-type="float">
            <text:p>0.3081239</text:p>
          </table:table-cell>
          <table:table-cell office:value-type="float" office:value="0.3109571" calcext:value-type="float">
            <text:p>0.3109571</text:p>
          </table:table-cell>
          <table:table-cell office:value-type="float" office:value="0.313877" calcext:value-type="float">
            <text:p>0.313877</text:p>
          </table:table-cell>
          <table:table-cell office:value-type="float" office:value="0.3157927" calcext:value-type="float">
            <text:p>0.3157927</text:p>
          </table:table-cell>
          <table:table-cell office:value-type="float" office:value="0.3173746" calcext:value-type="float">
            <text:p>0.3173746</text:p>
          </table:table-cell>
          <table:table-cell office:value-type="float" office:value="0.3622157" calcext:value-type="float">
            <text:p>0.3622157</text:p>
          </table:table-cell>
          <table:table-cell office:value-type="float" office:value="0.366226" calcext:value-type="float">
            <text:p>0.366226</text:p>
          </table:table-cell>
          <table:table-cell office:value-type="float" office:value="0.3882507" calcext:value-type="float">
            <text:p>0.3882507</text:p>
          </table:table-cell>
          <table:table-cell office:value-type="float" office:value="0.4139643" calcext:value-type="float">
            <text:p>0.4139643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5024E-015" calcext:value-type="float">
            <text:p>1.905024E-15</text:p>
          </table:table-cell>
          <table:table-cell office:value-type="float" office:value="1.919516E-015" calcext:value-type="float">
            <text:p>1.919516E-15</text:p>
          </table:table-cell>
          <table:table-cell office:value-type="float" office:value="1.967475E-015" calcext:value-type="float">
            <text:p>1.967475E-15</text:p>
          </table:table-cell>
          <table:table-cell office:value-type="float" office:value="1.970698E-015" calcext:value-type="float">
            <text:p>1.970698E-15</text:p>
          </table:table-cell>
          <table:table-cell office:value-type="float" office:value="9.490309E-016" calcext:value-type="float">
            <text:p>9.490309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628987" calcext:value-type="float">
            <text:p>-0.09628987</text:p>
          </table:table-cell>
          <table:table-cell office:value-type="float" office:value="-0.01580395" calcext:value-type="float">
            <text:p>-0.01580395</text:p>
          </table:table-cell>
          <table:table-cell office:value-type="float" office:value="-0.01483807" calcext:value-type="float">
            <text:p>-0.01483807</text:p>
          </table:table-cell>
          <table:table-cell office:value-type="float" office:value="-0.01392953" calcext:value-type="float">
            <text:p>-0.01392953</text:p>
          </table:table-cell>
          <table:table-cell office:value-type="float" office:value="-0.01335886" calcext:value-type="float">
            <text:p>-0.01335886</text:p>
          </table:table-cell>
          <table:table-cell office:value-type="float" office:value="-0.01290387" calcext:value-type="float">
            <text:p>-0.01290387</text:p>
          </table:table-cell>
          <table:table-cell office:value-type="float" office:value="-0.012199" calcext:value-type="float">
            <text:p>-0.012199</text:p>
          </table:table-cell>
          <table:table-cell office:value-type="float" office:value="-0.01213738" calcext:value-type="float">
            <text:p>-0.01213738</text:p>
          </table:table-cell>
          <table:table-cell office:value-type="float" office:value="-0.006943451" calcext:value-type="float">
            <text:p>-0.006943451</text:p>
          </table:table-cell>
          <table:table-cell office:value-type="float" office:value="-0.003762234" calcext:value-type="float">
            <text:p>-0.003762234</text:p>
          </table:table-cell>
          <table:table-cell office:value-type="float" office:value="1603.51" calcext:value-type="float">
            <text:p>1603.51</text:p>
          </table:table-cell>
          <table:table-cell office:value-type="float" office:value="0" calcext:value-type="float">
            <text:p>0</text:p>
          </table:table-cell>
          <table:table-cell office:value-type="float" office:value="-117.8043" calcext:value-type="float">
            <text:p>-117.8043</text:p>
          </table:table-cell>
          <table:table-cell office:value-type="float" office:value="-0.0002942113" calcext:value-type="float">
            <text:p>-0.0002942113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33" calcext:value-type="float">
            <text:p>-1.22843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102004" calcext:value-type="float">
            <text:p>16102004</text:p>
          </table:table-cell>
          <table:table-cell office:value-type="float" office:value="749.8821" calcext:value-type="float">
            <text:p>749.8821</text:p>
          </table:table-cell>
          <table:table-cell office:value-type="float" office:value="176.2059" calcext:value-type="float">
            <text:p>176.2059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9.008" calcext:value-type="float">
            <text:p>1259.008</text:p>
          </table:table-cell>
          <table:table-cell office:value-type="float" office:value="621.6423" calcext:value-type="float">
            <text:p>621.6423</text:p>
          </table:table-cell>
          <table:table-cell office:value-type="float" office:value="0" calcext:value-type="float">
            <text:p>0</text:p>
          </table:table-cell>
          <table:table-cell office:value-type="float" office:value="0.2122751" calcext:value-type="float">
            <text:p>0.2122751</text:p>
          </table:table-cell>
          <table:table-cell office:value-type="float" office:value="0.3011904" calcext:value-type="float">
            <text:p>0.3011904</text:p>
          </table:table-cell>
          <table:table-cell office:value-type="float" office:value="0.30332" calcext:value-type="float">
            <text:p>0.30332</text:p>
          </table:table-cell>
          <table:table-cell office:value-type="float" office:value="0.3061723" calcext:value-type="float">
            <text:p>0.3061723</text:p>
          </table:table-cell>
          <table:table-cell office:value-type="float" office:value="0.3086687" calcext:value-type="float">
            <text:p>0.3086687</text:p>
          </table:table-cell>
          <table:table-cell office:value-type="float" office:value="0.3110973" calcext:value-type="float">
            <text:p>0.3110973</text:p>
          </table:table-cell>
          <table:table-cell office:value-type="float" office:value="0.3587021" calcext:value-type="float">
            <text:p>0.3587021</text:p>
          </table:table-cell>
          <table:table-cell office:value-type="float" office:value="0.3658292" calcext:value-type="float">
            <text:p>0.3658292</text:p>
          </table:table-cell>
          <table:table-cell office:value-type="float" office:value="0.3882316" calcext:value-type="float">
            <text:p>0.3882316</text:p>
          </table:table-cell>
          <table:table-cell office:value-type="float" office:value="0.4139491" calcext:value-type="float">
            <text:p>0.4139491</text:p>
          </table:table-cell>
          <table:table-cell office:value-type="float" office:value="0.5107094" calcext:value-type="float">
            <text:p>0.510709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5118E-015" calcext:value-type="float">
            <text:p>1.905118E-15</text:p>
          </table:table-cell>
          <table:table-cell office:value-type="float" office:value="1.919507E-015" calcext:value-type="float">
            <text:p>1.919507E-15</text:p>
          </table:table-cell>
          <table:table-cell office:value-type="float" office:value="1.967469E-015" calcext:value-type="float">
            <text:p>1.967469E-15</text:p>
          </table:table-cell>
          <table:table-cell office:value-type="float" office:value="1.970689E-015" calcext:value-type="float">
            <text:p>1.970689E-15</text:p>
          </table:table-cell>
          <table:table-cell office:value-type="float" office:value="9.490269E-016" calcext:value-type="float">
            <text:p>9.490269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711938" calcext:value-type="float">
            <text:p>-0.1711938</text:p>
          </table:table-cell>
          <table:table-cell office:value-type="float" office:value="-0.01854122" calcext:value-type="float">
            <text:p>-0.01854122</text:p>
          </table:table-cell>
          <table:table-cell office:value-type="float" office:value="-0.0176615" calcext:value-type="float">
            <text:p>-0.0176615</text:p>
          </table:table-cell>
          <table:table-cell office:value-type="float" office:value="-0.01656834" calcext:value-type="float">
            <text:p>-0.01656834</text:p>
          </table:table-cell>
          <table:table-cell office:value-type="float" office:value="-0.01566173" calcext:value-type="float">
            <text:p>-0.01566173</text:p>
          </table:table-cell>
          <table:table-cell office:value-type="float" office:value="-0.01483" calcext:value-type="float">
            <text:p>-0.01483</text:p>
          </table:table-cell>
          <table:table-cell office:value-type="float" office:value="-0.01339932" calcext:value-type="float">
            <text:p>-0.01339932</text:p>
          </table:table-cell>
          <table:table-cell office:value-type="float" office:value="-0.01226348" calcext:value-type="float">
            <text:p>-0.01226348</text:p>
          </table:table-cell>
          <table:table-cell office:value-type="float" office:value="-0.006946842" calcext:value-type="float">
            <text:p>-0.006946842</text:p>
          </table:table-cell>
          <table:table-cell office:value-type="float" office:value="-0.003763562" calcext:value-type="float">
            <text:p>-0.003763562</text:p>
          </table:table-cell>
          <table:table-cell office:value-type="float" office:value="1608.554" calcext:value-type="float">
            <text:p>1608.554</text:p>
          </table:table-cell>
          <table:table-cell office:value-type="float" office:value="0" calcext:value-type="float">
            <text:p>0</text:p>
          </table:table-cell>
          <table:table-cell office:value-type="float" office:value="-117.5492" calcext:value-type="float">
            <text:p>-117.5492</text:p>
          </table:table-cell>
          <table:table-cell office:value-type="float" office:value="-0.0002953837" calcext:value-type="float">
            <text:p>-0.0002953837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4" calcext:value-type="float">
            <text:p>-1.22850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7102004" calcext:value-type="float">
            <text:p>17102004</text:p>
          </table:table-cell>
          <table:table-cell office:value-type="float" office:value="750.0822" calcext:value-type="float">
            <text:p>750.0822</text:p>
          </table:table-cell>
          <table:table-cell office:value-type="float" office:value="177.1111" calcext:value-type="float">
            <text:p>177.1111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7.58" calcext:value-type="float">
            <text:p>1257.58</text:p>
          </table:table-cell>
          <table:table-cell office:value-type="float" office:value="622.3615" calcext:value-type="float">
            <text:p>622.3615</text:p>
          </table:table-cell>
          <table:table-cell office:value-type="float" office:value="0" calcext:value-type="float">
            <text:p>0</text:p>
          </table:table-cell>
          <table:table-cell office:value-type="float" office:value="0.1736127" calcext:value-type="float">
            <text:p>0.1736127</text:p>
          </table:table-cell>
          <table:table-cell office:value-type="float" office:value="0.2987419" calcext:value-type="float">
            <text:p>0.2987419</text:p>
          </table:table-cell>
          <table:table-cell office:value-type="float" office:value="0.3001465" calcext:value-type="float">
            <text:p>0.3001465</text:p>
          </table:table-cell>
          <table:table-cell office:value-type="float" office:value="0.3027266" calcext:value-type="float">
            <text:p>0.3027266</text:p>
          </table:table-cell>
          <table:table-cell office:value-type="float" office:value="0.3051816" calcext:value-type="float">
            <text:p>0.3051816</text:p>
          </table:table-cell>
          <table:table-cell office:value-type="float" office:value="0.3075652" calcext:value-type="float">
            <text:p>0.3075652</text:p>
          </table:table-cell>
          <table:table-cell office:value-type="float" office:value="0.3559865" calcext:value-type="float">
            <text:p>0.3559865</text:p>
          </table:table-cell>
          <table:table-cell office:value-type="float" office:value="0.3652326" calcext:value-type="float">
            <text:p>0.3652326</text:p>
          </table:table-cell>
          <table:table-cell office:value-type="float" office:value="0.3882315" calcext:value-type="float">
            <text:p>0.3882315</text:p>
          </table:table-cell>
          <table:table-cell office:value-type="float" office:value="0.4139489" calcext:value-type="float">
            <text:p>0.4139489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5236E-015" calcext:value-type="float">
            <text:p>1.905236E-15</text:p>
          </table:table-cell>
          <table:table-cell office:value-type="float" office:value="1.919492E-015" calcext:value-type="float">
            <text:p>1.919492E-15</text:p>
          </table:table-cell>
          <table:table-cell office:value-type="float" office:value="1.967461E-015" calcext:value-type="float">
            <text:p>1.967461E-15</text:p>
          </table:table-cell>
          <table:table-cell office:value-type="float" office:value="1.97068E-015" calcext:value-type="float">
            <text:p>1.97068E-15</text:p>
          </table:table-cell>
          <table:table-cell office:value-type="float" office:value="9.490221E-016" calcext:value-type="float">
            <text:p>9.490221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637016" calcext:value-type="float">
            <text:p>-0.5637016</text:p>
          </table:table-cell>
          <table:table-cell office:value-type="float" office:value="-0.01964043" calcext:value-type="float">
            <text:p>-0.01964043</text:p>
          </table:table-cell>
          <table:table-cell office:value-type="float" office:value="-0.01901461" calcext:value-type="float">
            <text:p>-0.01901461</text:p>
          </table:table-cell>
          <table:table-cell office:value-type="float" office:value="-0.01793052" calcext:value-type="float">
            <text:p>-0.01793052</text:p>
          </table:table-cell>
          <table:table-cell office:value-type="float" office:value="-0.01695253" calcext:value-type="float">
            <text:p>-0.01695253</text:p>
          </table:table-cell>
          <table:table-cell office:value-type="float" office:value="-0.01605757" calcext:value-type="float">
            <text:p>-0.01605757</text:p>
          </table:table-cell>
          <table:table-cell office:value-type="float" office:value="-0.01442164" calcext:value-type="float">
            <text:p>-0.01442164</text:p>
          </table:table-cell>
          <table:table-cell office:value-type="float" office:value="-0.0124568" calcext:value-type="float">
            <text:p>-0.0124568</text:p>
          </table:table-cell>
          <table:table-cell office:value-type="float" office:value="-0.006946849" calcext:value-type="float">
            <text:p>-0.006946849</text:p>
          </table:table-cell>
          <table:table-cell office:value-type="float" office:value="-0.003763575" calcext:value-type="float">
            <text:p>-0.003763575</text:p>
          </table:table-cell>
          <table:table-cell office:value-type="float" office:value="1612.831" calcext:value-type="float">
            <text:p>1612.831</text:p>
          </table:table-cell>
          <table:table-cell office:value-type="float" office:value="0" calcext:value-type="float">
            <text:p>0</text:p>
          </table:table-cell>
          <table:table-cell office:value-type="float" office:value="-117.1818" calcext:value-type="float">
            <text:p>-117.1818</text:p>
          </table:table-cell>
          <table:table-cell office:value-type="float" office:value="-0.0002969222" calcext:value-type="float">
            <text:p>-0.0002969222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4" calcext:value-type="float">
            <text:p>-1.22850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8102004" calcext:value-type="float">
            <text:p>18102004</text:p>
          </table:table-cell>
          <table:table-cell office:value-type="float" office:value="750.4818" calcext:value-type="float">
            <text:p>750.4818</text:p>
          </table:table-cell>
          <table:table-cell office:value-type="float" office:value="178.3888" calcext:value-type="float">
            <text:p>178.3888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6.304" calcext:value-type="float">
            <text:p>1256.304</text:p>
          </table:table-cell>
          <table:table-cell office:value-type="float" office:value="622.7569" calcext:value-type="float">
            <text:p>622.7569</text:p>
          </table:table-cell>
          <table:table-cell office:value-type="float" office:value="0" calcext:value-type="float">
            <text:p>0</text:p>
          </table:table-cell>
          <table:table-cell office:value-type="float" office:value="0.08859235" calcext:value-type="float">
            <text:p>0.08859235</text:p>
          </table:table-cell>
          <table:table-cell office:value-type="float" office:value="0.2996758" calcext:value-type="float">
            <text:p>0.2996758</text:p>
          </table:table-cell>
          <table:table-cell office:value-type="float" office:value="0.3004949" calcext:value-type="float">
            <text:p>0.3004949</text:p>
          </table:table-cell>
          <table:table-cell office:value-type="float" office:value="0.3020104" calcext:value-type="float">
            <text:p>0.3020104</text:p>
          </table:table-cell>
          <table:table-cell office:value-type="float" office:value="0.303839" calcext:value-type="float">
            <text:p>0.303839</text:p>
          </table:table-cell>
          <table:table-cell office:value-type="float" office:value="0.3059323" calcext:value-type="float">
            <text:p>0.3059323</text:p>
          </table:table-cell>
          <table:table-cell office:value-type="float" office:value="0.3541604" calcext:value-type="float">
            <text:p>0.3541604</text:p>
          </table:table-cell>
          <table:table-cell office:value-type="float" office:value="0.3645827" calcext:value-type="float">
            <text:p>0.3645827</text:p>
          </table:table-cell>
          <table:table-cell office:value-type="float" office:value="0.3882162" calcext:value-type="float">
            <text:p>0.3882162</text:p>
          </table:table-cell>
          <table:table-cell office:value-type="float" office:value="0.413949" calcext:value-type="float">
            <text:p>0.413949</text:p>
          </table:table-cell>
          <table:table-cell office:value-type="float" office:value="0.5107094" calcext:value-type="float">
            <text:p>0.510709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536E-015" calcext:value-type="float">
            <text:p>1.90536E-15</text:p>
          </table:table-cell>
          <table:table-cell office:value-type="float" office:value="1.919476E-015" calcext:value-type="float">
            <text:p>1.919476E-15</text:p>
          </table:table-cell>
          <table:table-cell office:value-type="float" office:value="1.96745E-015" calcext:value-type="float">
            <text:p>1.96745E-15</text:p>
          </table:table-cell>
          <table:table-cell office:value-type="float" office:value="1.970672E-015" calcext:value-type="float">
            <text:p>1.970672E-15</text:p>
          </table:table-cell>
          <table:table-cell office:value-type="float" office:value="9.49018E-016" calcext:value-type="float">
            <text:p>9.49018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6.58862" calcext:value-type="float">
            <text:p>-36.58862</text:p>
          </table:table-cell>
          <table:table-cell office:value-type="float" office:value="-0.01921769" calcext:value-type="float">
            <text:p>-0.01921769</text:p>
          </table:table-cell>
          <table:table-cell office:value-type="float" office:value="-0.01886184" calcext:value-type="float">
            <text:p>-0.01886184</text:p>
          </table:table-cell>
          <table:table-cell office:value-type="float" office:value="-0.01823203" calcext:value-type="float">
            <text:p>-0.01823203</text:p>
          </table:table-cell>
          <table:table-cell office:value-type="float" office:value="-0.01748414" calcext:value-type="float">
            <text:p>-0.01748414</text:p>
          </table:table-cell>
          <table:table-cell office:value-type="float" office:value="-0.01666607" calcext:value-type="float">
            <text:p>-0.01666607</text:p>
          </table:table-cell>
          <table:table-cell office:value-type="float" office:value="-0.01515806" calcext:value-type="float">
            <text:p>-0.01515806</text:p>
          </table:table-cell>
          <table:table-cell office:value-type="float" office:value="-0.01267167" calcext:value-type="float">
            <text:p>-0.01267167</text:p>
          </table:table-cell>
          <table:table-cell office:value-type="float" office:value="-0.006949426" calcext:value-type="float">
            <text:p>-0.006949426</text:p>
          </table:table-cell>
          <table:table-cell office:value-type="float" office:value="-0.003763562" calcext:value-type="float">
            <text:p>-0.003763562</text:p>
          </table:table-cell>
          <table:table-cell office:value-type="float" office:value="1616.785" calcext:value-type="float">
            <text:p>1616.785</text:p>
          </table:table-cell>
          <table:table-cell office:value-type="float" office:value="0" calcext:value-type="float">
            <text:p>0</text:p>
          </table:table-cell>
          <table:table-cell office:value-type="float" office:value="-116.8724" calcext:value-type="float">
            <text:p>-116.8724</text:p>
          </table:table-cell>
          <table:table-cell office:value-type="float" office:value="-0.0002983316" calcext:value-type="float">
            <text:p>-0.0002983316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4" calcext:value-type="float">
            <text:p>-1.22850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9102004" calcext:value-type="float">
            <text:p>19102004</text:p>
          </table:table-cell>
          <table:table-cell office:value-type="float" office:value="750.4818" calcext:value-type="float">
            <text:p>750.4818</text:p>
          </table:table-cell>
          <table:table-cell office:value-type="float" office:value="178.4406" calcext:value-type="float">
            <text:p>178.4406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5.995" calcext:value-type="float">
            <text:p>1255.995</text:p>
          </table:table-cell>
          <table:table-cell office:value-type="float" office:value="623.015" calcext:value-type="float">
            <text:p>623.015</text:p>
          </table:table-cell>
          <table:table-cell office:value-type="float" office:value="0" calcext:value-type="float">
            <text:p>0</text:p>
          </table:table-cell>
          <table:table-cell office:value-type="float" office:value="0.08416084" calcext:value-type="float">
            <text:p>0.08416084</text:p>
          </table:table-cell>
          <table:table-cell office:value-type="float" office:value="0.2998409" calcext:value-type="float">
            <text:p>0.2998409</text:p>
          </table:table-cell>
          <table:table-cell office:value-type="float" office:value="0.3006366" calcext:value-type="float">
            <text:p>0.3006366</text:p>
          </table:table-cell>
          <table:table-cell office:value-type="float" office:value="0.30199" calcext:value-type="float">
            <text:p>0.30199</text:p>
          </table:table-cell>
          <table:table-cell office:value-type="float" office:value="0.3033942" calcext:value-type="float">
            <text:p>0.3033942</text:p>
          </table:table-cell>
          <table:table-cell office:value-type="float" office:value="0.3051441" calcext:value-type="float">
            <text:p>0.3051441</text:p>
          </table:table-cell>
          <table:table-cell office:value-type="float" office:value="0.35313" calcext:value-type="float">
            <text:p>0.35313</text:p>
          </table:table-cell>
          <table:table-cell office:value-type="float" office:value="0.3639838" calcext:value-type="float">
            <text:p>0.3639838</text:p>
          </table:table-cell>
          <table:table-cell office:value-type="float" office:value="0.3881696" calcext:value-type="float">
            <text:p>0.3881696</text:p>
          </table:table-cell>
          <table:table-cell office:value-type="float" office:value="0.4139489" calcext:value-type="float">
            <text:p>0.4139489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5474E-015" calcext:value-type="float">
            <text:p>1.905474E-15</text:p>
          </table:table-cell>
          <table:table-cell office:value-type="float" office:value="1.919464E-015" calcext:value-type="float">
            <text:p>1.919464E-15</text:p>
          </table:table-cell>
          <table:table-cell office:value-type="float" office:value="1.96744E-015" calcext:value-type="float">
            <text:p>1.96744E-15</text:p>
          </table:table-cell>
          <table:table-cell office:value-type="float" office:value="1.970665E-015" calcext:value-type="float">
            <text:p>1.970665E-15</text:p>
          </table:table-cell>
          <table:table-cell office:value-type="float" office:value="9.490143E-016" calcext:value-type="float">
            <text:p>9.490143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9.49871" calcext:value-type="float">
            <text:p>-49.49871</text:p>
          </table:table-cell>
          <table:table-cell office:value-type="float" office:value="-0.01914348" calcext:value-type="float">
            <text:p>-0.01914348</text:p>
          </table:table-cell>
          <table:table-cell office:value-type="float" office:value="-0.01879935" calcext:value-type="float">
            <text:p>-0.01879935</text:p>
          </table:table-cell>
          <table:table-cell office:value-type="float" office:value="-0.01824189" calcext:value-type="float">
            <text:p>-0.01824189</text:p>
          </table:table-cell>
          <table:table-cell office:value-type="float" office:value="-0.01766429" calcext:value-type="float">
            <text:p>-0.01766429</text:p>
          </table:table-cell>
          <table:table-cell office:value-type="float" office:value="-0.01696808" calcext:value-type="float">
            <text:p>-0.01696808</text:p>
          </table:table-cell>
          <table:table-cell office:value-type="float" office:value="-0.01559274" calcext:value-type="float">
            <text:p>-0.01559274</text:p>
          </table:table-cell>
          <table:table-cell office:value-type="float" office:value="-0.01287369" calcext:value-type="float">
            <text:p>-0.01287369</text:p>
          </table:table-cell>
          <table:table-cell office:value-type="float" office:value="-0.006957377" calcext:value-type="float">
            <text:p>-0.006957377</text:p>
          </table:table-cell>
          <table:table-cell office:value-type="float" office:value="-0.003763571" calcext:value-type="float">
            <text:p>-0.003763571</text:p>
          </table:table-cell>
          <table:table-cell office:value-type="float" office:value="1620.597" calcext:value-type="float">
            <text:p>1620.597</text:p>
          </table:table-cell>
          <table:table-cell office:value-type="float" office:value="0" calcext:value-type="float">
            <text:p>0</text:p>
          </table:table-cell>
          <table:table-cell office:value-type="float" office:value="-116.6677" calcext:value-type="float">
            <text:p>-116.6677</text:p>
          </table:table-cell>
          <table:table-cell office:value-type="float" office:value="-0.0002994052" calcext:value-type="float">
            <text:p>-0.0002994052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4" calcext:value-type="float">
            <text:p>-1.22850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0102004" calcext:value-type="float">
            <text:p>20102004</text:p>
          </table:table-cell>
          <table:table-cell office:value-type="float" office:value="750.4818" calcext:value-type="float">
            <text:p>750.4818</text:p>
          </table:table-cell>
          <table:table-cell office:value-type="float" office:value="178.4143" calcext:value-type="float">
            <text:p>178.4143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5.845" calcext:value-type="float">
            <text:p>1255.845</text:p>
          </table:table-cell>
          <table:table-cell office:value-type="float" office:value="623.1912" calcext:value-type="float">
            <text:p>623.1912</text:p>
          </table:table-cell>
          <table:table-cell office:value-type="float" office:value="0" calcext:value-type="float">
            <text:p>0</text:p>
          </table:table-cell>
          <table:table-cell office:value-type="float" office:value="0.08742159" calcext:value-type="float">
            <text:p>0.08742159</text:p>
          </table:table-cell>
          <table:table-cell office:value-type="float" office:value="0.2999039" calcext:value-type="float">
            <text:p>0.2999039</text:p>
          </table:table-cell>
          <table:table-cell office:value-type="float" office:value="0.3006989" calcext:value-type="float">
            <text:p>0.3006989</text:p>
          </table:table-cell>
          <table:table-cell office:value-type="float" office:value="0.3019645" calcext:value-type="float">
            <text:p>0.3019645</text:p>
          </table:table-cell>
          <table:table-cell office:value-type="float" office:value="0.3031955" calcext:value-type="float">
            <text:p>0.3031955</text:p>
          </table:table-cell>
          <table:table-cell office:value-type="float" office:value="0.3047619" calcext:value-type="float">
            <text:p>0.3047619</text:p>
          </table:table-cell>
          <table:table-cell office:value-type="float" office:value="0.3525839" calcext:value-type="float">
            <text:p>0.3525839</text:p>
          </table:table-cell>
          <table:table-cell office:value-type="float" office:value="0.3635029" calcext:value-type="float">
            <text:p>0.3635029</text:p>
          </table:table-cell>
          <table:table-cell office:value-type="float" office:value="0.3881033" calcext:value-type="float">
            <text:p>0.3881033</text:p>
          </table:table-cell>
          <table:table-cell office:value-type="float" office:value="0.4139492" calcext:value-type="float">
            <text:p>0.4139492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5573E-015" calcext:value-type="float">
            <text:p>1.905573E-15</text:p>
          </table:table-cell>
          <table:table-cell office:value-type="float" office:value="1.919453E-015" calcext:value-type="float">
            <text:p>1.919453E-15</text:p>
          </table:table-cell>
          <table:table-cell office:value-type="float" office:value="1.967432E-015" calcext:value-type="float">
            <text:p>1.967432E-15</text:p>
          </table:table-cell>
          <table:table-cell office:value-type="float" office:value="1.970656E-015" calcext:value-type="float">
            <text:p>1.970656E-15</text:p>
          </table:table-cell>
          <table:table-cell office:value-type="float" office:value="9.490099E-016" calcext:value-type="float">
            <text:p>9.490099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9.23626" calcext:value-type="float">
            <text:p>-39.23626</text:p>
          </table:table-cell>
          <table:table-cell office:value-type="float" office:value="-0.01911407" calcext:value-type="float">
            <text:p>-0.01911407</text:p>
          </table:table-cell>
          <table:table-cell office:value-type="float" office:value="-0.01877174" calcext:value-type="float">
            <text:p>-0.01877174</text:p>
          </table:table-cell>
          <table:table-cell office:value-type="float" office:value="-0.01825201" calcext:value-type="float">
            <text:p>-0.01825201</text:p>
          </table:table-cell>
          <table:table-cell office:value-type="float" office:value="-0.01774507" calcext:value-type="float">
            <text:p>-0.01774507</text:p>
          </table:table-cell>
          <table:table-cell office:value-type="float" office:value="-0.01711772" calcext:value-type="float">
            <text:p>-0.01711772</text:p>
          </table:table-cell>
          <table:table-cell office:value-type="float" office:value="-0.01582815" calcext:value-type="float">
            <text:p>-0.01582815</text:p>
          </table:table-cell>
          <table:table-cell office:value-type="float" office:value="-0.01303851" calcext:value-type="float">
            <text:p>-0.01303851</text:p>
          </table:table-cell>
          <table:table-cell office:value-type="float" office:value="-0.006968772" calcext:value-type="float">
            <text:p>-0.006968772</text:p>
          </table:table-cell>
          <table:table-cell office:value-type="float" office:value="-0.003763539" calcext:value-type="float">
            <text:p>-0.003763539</text:p>
          </table:table-cell>
          <table:table-cell office:value-type="float" office:value="1624.351" calcext:value-type="float">
            <text:p>1624.351</text:p>
          </table:table-cell>
          <table:table-cell office:value-type="float" office:value="0" calcext:value-type="float">
            <text:p>0</text:p>
          </table:table-cell>
          <table:table-cell office:value-type="float" office:value="-116.5042" calcext:value-type="float">
            <text:p>-116.5042</text:p>
          </table:table-cell>
          <table:table-cell office:value-type="float" office:value="-0.0003002965" calcext:value-type="float">
            <text:p>-0.000300296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2" calcext:value-type="float">
            <text:p>-1.22850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1102004" calcext:value-type="float">
            <text:p>21102004</text:p>
          </table:table-cell>
          <table:table-cell office:value-type="float" office:value="750.4818" calcext:value-type="float">
            <text:p>750.4818</text:p>
          </table:table-cell>
          <table:table-cell office:value-type="float" office:value="178.4398" calcext:value-type="float">
            <text:p>178.4398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5.707" calcext:value-type="float">
            <text:p>1255.707</text:p>
          </table:table-cell>
          <table:table-cell office:value-type="float" office:value="623.3083" calcext:value-type="float">
            <text:p>623.3083</text:p>
          </table:table-cell>
          <table:table-cell office:value-type="float" office:value="0" calcext:value-type="float">
            <text:p>0</text:p>
          </table:table-cell>
          <table:table-cell office:value-type="float" office:value="0.08554303" calcext:value-type="float">
            <text:p>0.08554303</text:p>
          </table:table-cell>
          <table:table-cell office:value-type="float" office:value="0.2999285" calcext:value-type="float">
            <text:p>0.2999285</text:p>
          </table:table-cell>
          <table:table-cell office:value-type="float" office:value="0.3007085" calcext:value-type="float">
            <text:p>0.3007085</text:p>
          </table:table-cell>
          <table:table-cell office:value-type="float" office:value="0.3019973" calcext:value-type="float">
            <text:p>0.3019973</text:p>
          </table:table-cell>
          <table:table-cell office:value-type="float" office:value="0.3033246" calcext:value-type="float">
            <text:p>0.3033246</text:p>
          </table:table-cell>
          <table:table-cell office:value-type="float" office:value="0.3046892" calcext:value-type="float">
            <text:p>0.3046892</text:p>
          </table:table-cell>
          <table:table-cell office:value-type="float" office:value="0.3522694" calcext:value-type="float">
            <text:p>0.3522694</text:p>
          </table:table-cell>
          <table:table-cell office:value-type="float" office:value="0.3631142" calcext:value-type="float">
            <text:p>0.3631142</text:p>
          </table:table-cell>
          <table:table-cell office:value-type="float" office:value="0.388027" calcext:value-type="float">
            <text:p>0.388027</text:p>
          </table:table-cell>
          <table:table-cell office:value-type="float" office:value="0.4139492" calcext:value-type="float">
            <text:p>0.4139492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5665E-015" calcext:value-type="float">
            <text:p>1.905665E-15</text:p>
          </table:table-cell>
          <table:table-cell office:value-type="float" office:value="1.91944E-015" calcext:value-type="float">
            <text:p>1.91944E-15</text:p>
          </table:table-cell>
          <table:table-cell office:value-type="float" office:value="1.967427E-015" calcext:value-type="float">
            <text:p>1.967427E-15</text:p>
          </table:table-cell>
          <table:table-cell office:value-type="float" office:value="1.970648E-015" calcext:value-type="float">
            <text:p>1.970648E-15</text:p>
          </table:table-cell>
          <table:table-cell office:value-type="float" office:value="9.490064E-016" calcext:value-type="float">
            <text:p>9.490064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5.09409" calcext:value-type="float">
            <text:p>-45.09409</text:p>
          </table:table-cell>
          <table:table-cell office:value-type="float" office:value="-0.01910463" calcext:value-type="float">
            <text:p>-0.01910463</text:p>
          </table:table-cell>
          <table:table-cell office:value-type="float" office:value="-0.01876798" calcext:value-type="float">
            <text:p>-0.01876798</text:p>
          </table:table-cell>
          <table:table-cell office:value-type="float" office:value="-0.01823884" calcext:value-type="float">
            <text:p>-0.01823884</text:p>
          </table:table-cell>
          <table:table-cell office:value-type="float" office:value="-0.01769359" calcext:value-type="float">
            <text:p>-0.01769359</text:p>
          </table:table-cell>
          <table:table-cell office:value-type="float" office:value="-0.01714683" calcext:value-type="float">
            <text:p>-0.01714683</text:p>
          </table:table-cell>
          <table:table-cell office:value-type="float" office:value="-0.01596571" calcext:value-type="float">
            <text:p>-0.01596571</text:p>
          </table:table-cell>
          <table:table-cell office:value-type="float" office:value="-0.01317348" calcext:value-type="float">
            <text:p>-0.01317348</text:p>
          </table:table-cell>
          <table:table-cell office:value-type="float" office:value="-0.00698191" calcext:value-type="float">
            <text:p>-0.00698191</text:p>
          </table:table-cell>
          <table:table-cell office:value-type="float" office:value="-0.003763539" calcext:value-type="float">
            <text:p>-0.003763539</text:p>
          </table:table-cell>
          <table:table-cell office:value-type="float" office:value="1628.029" calcext:value-type="float">
            <text:p>1628.029</text:p>
          </table:table-cell>
          <table:table-cell office:value-type="float" office:value="0" calcext:value-type="float">
            <text:p>0</text:p>
          </table:table-cell>
          <table:table-cell office:value-type="float" office:value="-116.3579" calcext:value-type="float">
            <text:p>-116.3579</text:p>
          </table:table-cell>
          <table:table-cell office:value-type="float" office:value="-0.0003011379" calcext:value-type="float">
            <text:p>-0.0003011379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2" calcext:value-type="float">
            <text:p>-1.22850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2102004" calcext:value-type="float">
            <text:p>22102004</text:p>
          </table:table-cell>
          <table:table-cell office:value-type="float" office:value="750.4818" calcext:value-type="float">
            <text:p>750.4818</text:p>
          </table:table-cell>
          <table:table-cell office:value-type="float" office:value="178.387" calcext:value-type="float">
            <text:p>178.387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5.671" calcext:value-type="float">
            <text:p>1255.671</text:p>
          </table:table-cell>
          <table:table-cell office:value-type="float" office:value="623.4113" calcext:value-type="float">
            <text:p>623.4113</text:p>
          </table:table-cell>
          <table:table-cell office:value-type="float" office:value="0" calcext:value-type="float">
            <text:p>0</text:p>
          </table:table-cell>
          <table:table-cell office:value-type="float" office:value="0.09154227" calcext:value-type="float">
            <text:p>0.09154227</text:p>
          </table:table-cell>
          <table:table-cell office:value-type="float" office:value="0.2999313" calcext:value-type="float">
            <text:p>0.2999313</text:p>
          </table:table-cell>
          <table:table-cell office:value-type="float" office:value="0.3007407" calcext:value-type="float">
            <text:p>0.3007407</text:p>
          </table:table-cell>
          <table:table-cell office:value-type="float" office:value="0.3020305" calcext:value-type="float">
            <text:p>0.3020305</text:p>
          </table:table-cell>
          <table:table-cell office:value-type="float" office:value="0.3033317" calcext:value-type="float">
            <text:p>0.3033317</text:p>
          </table:table-cell>
          <table:table-cell office:value-type="float" office:value="0.3046496" calcext:value-type="float">
            <text:p>0.3046496</text:p>
          </table:table-cell>
          <table:table-cell office:value-type="float" office:value="0.3520977" calcext:value-type="float">
            <text:p>0.3520977</text:p>
          </table:table-cell>
          <table:table-cell office:value-type="float" office:value="0.3628102" calcext:value-type="float">
            <text:p>0.3628102</text:p>
          </table:table-cell>
          <table:table-cell office:value-type="float" office:value="0.3879483" calcext:value-type="float">
            <text:p>0.3879483</text:p>
          </table:table-cell>
          <table:table-cell office:value-type="float" office:value="0.4139493" calcext:value-type="float">
            <text:p>0.4139493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5763E-015" calcext:value-type="float">
            <text:p>1.905763E-15</text:p>
          </table:table-cell>
          <table:table-cell office:value-type="float" office:value="1.919426E-015" calcext:value-type="float">
            <text:p>1.919426E-15</text:p>
          </table:table-cell>
          <table:table-cell office:value-type="float" office:value="1.967421E-015" calcext:value-type="float">
            <text:p>1.967421E-15</text:p>
          </table:table-cell>
          <table:table-cell office:value-type="float" office:value="1.970639E-015" calcext:value-type="float">
            <text:p>1.970639E-15</text:p>
          </table:table-cell>
          <table:table-cell office:value-type="float" office:value="9.490024E-016" calcext:value-type="float">
            <text:p>9.490024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9.71557" calcext:value-type="float">
            <text:p>-29.71557</text:p>
          </table:table-cell>
          <table:table-cell office:value-type="float" office:value="-0.01910111" calcext:value-type="float">
            <text:p>-0.01910111</text:p>
          </table:table-cell>
          <table:table-cell office:value-type="float" office:value="-0.01875371" calcext:value-type="float">
            <text:p>-0.01875371</text:p>
          </table:table-cell>
          <table:table-cell office:value-type="float" office:value="-0.01822479" calcext:value-type="float">
            <text:p>-0.01822479</text:p>
          </table:table-cell>
          <table:table-cell office:value-type="float" office:value="-0.01769063" calcext:value-type="float">
            <text:p>-0.01769063</text:p>
          </table:table-cell>
          <table:table-cell office:value-type="float" office:value="-0.01716226" calcext:value-type="float">
            <text:p>-0.01716226</text:p>
          </table:table-cell>
          <table:table-cell office:value-type="float" office:value="-0.01604129" calcext:value-type="float">
            <text:p>-0.01604129</text:p>
          </table:table-cell>
          <table:table-cell office:value-type="float" office:value="-0.01328014" calcext:value-type="float">
            <text:p>-0.01328014</text:p>
          </table:table-cell>
          <table:table-cell office:value-type="float" office:value="-0.0069955" calcext:value-type="float">
            <text:p>-0.0069955</text:p>
          </table:table-cell>
          <table:table-cell office:value-type="float" office:value="-0.003763557" calcext:value-type="float">
            <text:p>-0.003763557</text:p>
          </table:table-cell>
          <table:table-cell office:value-type="float" office:value="1631.691" calcext:value-type="float">
            <text:p>1631.691</text:p>
          </table:table-cell>
          <table:table-cell office:value-type="float" office:value="0" calcext:value-type="float">
            <text:p>0</text:p>
          </table:table-cell>
          <table:table-cell office:value-type="float" office:value="-115.61" calcext:value-type="float">
            <text:p>-115.61</text:p>
          </table:table-cell>
          <table:table-cell office:value-type="float" office:value="-0.0003021699" calcext:value-type="float">
            <text:p>-0.0003021699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4" calcext:value-type="float">
            <text:p>-1.22850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3102004" calcext:value-type="float">
            <text:p>23102004</text:p>
          </table:table-cell>
          <table:table-cell office:value-type="float" office:value="750.4818" calcext:value-type="float">
            <text:p>750.4818</text:p>
          </table:table-cell>
          <table:table-cell office:value-type="float" office:value="178.4628" calcext:value-type="float">
            <text:p>178.4628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5.523" calcext:value-type="float">
            <text:p>1255.523</text:p>
          </table:table-cell>
          <table:table-cell office:value-type="float" office:value="623.4945" calcext:value-type="float">
            <text:p>623.4945</text:p>
          </table:table-cell>
          <table:table-cell office:value-type="float" office:value="0" calcext:value-type="float">
            <text:p>0</text:p>
          </table:table-cell>
          <table:table-cell office:value-type="float" office:value="0.08495115" calcext:value-type="float">
            <text:p>0.08495115</text:p>
          </table:table-cell>
          <table:table-cell office:value-type="float" office:value="0.2999374" calcext:value-type="float">
            <text:p>0.2999374</text:p>
          </table:table-cell>
          <table:table-cell office:value-type="float" office:value="0.3007288" calcext:value-type="float">
            <text:p>0.3007288</text:p>
          </table:table-cell>
          <table:table-cell office:value-type="float" office:value="0.302016" calcext:value-type="float">
            <text:p>0.302016</text:p>
          </table:table-cell>
          <table:table-cell office:value-type="float" office:value="0.3033084" calcext:value-type="float">
            <text:p>0.3033084</text:p>
          </table:table-cell>
          <table:table-cell office:value-type="float" office:value="0.3046073" calcext:value-type="float">
            <text:p>0.3046073</text:p>
          </table:table-cell>
          <table:table-cell office:value-type="float" office:value="0.3519868" calcext:value-type="float">
            <text:p>0.3519868</text:p>
          </table:table-cell>
          <table:table-cell office:value-type="float" office:value="0.3625772" calcext:value-type="float">
            <text:p>0.3625772</text:p>
          </table:table-cell>
          <table:table-cell office:value-type="float" office:value="0.3878713" calcext:value-type="float">
            <text:p>0.3878713</text:p>
          </table:table-cell>
          <table:table-cell office:value-type="float" office:value="0.4139491" calcext:value-type="float">
            <text:p>0.4139491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5883E-015" calcext:value-type="float">
            <text:p>1.905883E-15</text:p>
          </table:table-cell>
          <table:table-cell office:value-type="float" office:value="1.919414E-015" calcext:value-type="float">
            <text:p>1.919414E-15</text:p>
          </table:table-cell>
          <table:table-cell office:value-type="float" office:value="1.967412E-015" calcext:value-type="float">
            <text:p>1.967412E-15</text:p>
          </table:table-cell>
          <table:table-cell office:value-type="float" office:value="1.97063E-015" calcext:value-type="float">
            <text:p>1.97063E-15</text:p>
          </table:table-cell>
          <table:table-cell office:value-type="float" office:value="9.489981E-016" calcext:value-type="float">
            <text:p>9.489981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6.90566" calcext:value-type="float">
            <text:p>-46.90566</text:p>
          </table:table-cell>
          <table:table-cell office:value-type="float" office:value="-0.01910052" calcext:value-type="float">
            <text:p>-0.01910052</text:p>
          </table:table-cell>
          <table:table-cell office:value-type="float" office:value="-0.01875906" calcext:value-type="float">
            <text:p>-0.01875906</text:p>
          </table:table-cell>
          <table:table-cell office:value-type="float" office:value="-0.01823079" calcext:value-type="float">
            <text:p>-0.01823079</text:p>
          </table:table-cell>
          <table:table-cell office:value-type="float" office:value="-0.01769996" calcext:value-type="float">
            <text:p>-0.01769996</text:p>
          </table:table-cell>
          <table:table-cell office:value-type="float" office:value="-0.01717879" calcext:value-type="float">
            <text:p>-0.01717879</text:p>
          </table:table-cell>
          <table:table-cell office:value-type="float" office:value="-0.01609029" calcext:value-type="float">
            <text:p>-0.01609029</text:p>
          </table:table-cell>
          <table:table-cell office:value-type="float" office:value="-0.01336253" calcext:value-type="float">
            <text:p>-0.01336253</text:p>
          </table:table-cell>
          <table:table-cell office:value-type="float" office:value="-0.007008836" calcext:value-type="float">
            <text:p>-0.007008836</text:p>
          </table:table-cell>
          <table:table-cell office:value-type="float" office:value="-0.003763568" calcext:value-type="float">
            <text:p>-0.003763568</text:p>
          </table:table-cell>
          <table:table-cell office:value-type="float" office:value="1635.342" calcext:value-type="float">
            <text:p>1635.342</text:p>
          </table:table-cell>
          <table:table-cell office:value-type="float" office:value="0" calcext:value-type="float">
            <text:p>0</text:p>
          </table:table-cell>
          <table:table-cell office:value-type="float" office:value="-115.359" calcext:value-type="float">
            <text:p>-115.359</text:p>
          </table:table-cell>
          <table:table-cell office:value-type="float" office:value="-0.0003034248" calcext:value-type="float">
            <text:p>-0.0003034248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4" calcext:value-type="float">
            <text:p>-1.22850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4102004" calcext:value-type="float">
            <text:p>24102004</text:p>
          </table:table-cell>
          <table:table-cell office:value-type="float" office:value="750.4818" calcext:value-type="float">
            <text:p>750.4818</text:p>
          </table:table-cell>
          <table:table-cell office:value-type="float" office:value="178.5165" calcext:value-type="float">
            <text:p>178.5165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5.409" calcext:value-type="float">
            <text:p>1255.409</text:p>
          </table:table-cell>
          <table:table-cell office:value-type="float" office:value="623.5602" calcext:value-type="float">
            <text:p>623.5602</text:p>
          </table:table-cell>
          <table:table-cell office:value-type="float" office:value="0" calcext:value-type="float">
            <text:p>0</text:p>
          </table:table-cell>
          <table:table-cell office:value-type="float" office:value="0.08010268" calcext:value-type="float">
            <text:p>0.08010268</text:p>
          </table:table-cell>
          <table:table-cell office:value-type="float" office:value="0.2999922" calcext:value-type="float">
            <text:p>0.2999922</text:p>
          </table:table-cell>
          <table:table-cell office:value-type="float" office:value="0.3007565" calcext:value-type="float">
            <text:p>0.3007565</text:p>
          </table:table-cell>
          <table:table-cell office:value-type="float" office:value="0.3020112" calcext:value-type="float">
            <text:p>0.3020112</text:p>
          </table:table-cell>
          <table:table-cell office:value-type="float" office:value="0.3032747" calcext:value-type="float">
            <text:p>0.3032747</text:p>
          </table:table-cell>
          <table:table-cell office:value-type="float" office:value="0.3045524" calcext:value-type="float">
            <text:p>0.3045524</text:p>
          </table:table-cell>
          <table:table-cell office:value-type="float" office:value="0.3518715" calcext:value-type="float">
            <text:p>0.3518715</text:p>
          </table:table-cell>
          <table:table-cell office:value-type="float" office:value="0.362344" calcext:value-type="float">
            <text:p>0.362344</text:p>
          </table:table-cell>
          <table:table-cell office:value-type="float" office:value="0.3878497" calcext:value-type="float">
            <text:p>0.3878497</text:p>
          </table:table-cell>
          <table:table-cell office:value-type="float" office:value="0.4139492" calcext:value-type="float">
            <text:p>0.4139492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6004E-015" calcext:value-type="float">
            <text:p>1.906004E-15</text:p>
          </table:table-cell>
          <table:table-cell office:value-type="float" office:value="1.919399E-015" calcext:value-type="float">
            <text:p>1.919399E-15</text:p>
          </table:table-cell>
          <table:table-cell office:value-type="float" office:value="1.967401E-015" calcext:value-type="float">
            <text:p>1.967401E-15</text:p>
          </table:table-cell>
          <table:table-cell office:value-type="float" office:value="1.970622E-015" calcext:value-type="float">
            <text:p>1.970622E-15</text:p>
          </table:table-cell>
          <table:table-cell office:value-type="float" office:value="9.489944E-016" calcext:value-type="float">
            <text:p>9.489944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7.62304" calcext:value-type="float">
            <text:p>-67.62304</text:p>
          </table:table-cell>
          <table:table-cell office:value-type="float" office:value="-0.01907642" calcext:value-type="float">
            <text:p>-0.01907642</text:p>
          </table:table-cell>
          <table:table-cell office:value-type="float" office:value="-0.01874721" calcext:value-type="float">
            <text:p>-0.01874721</text:p>
          </table:table-cell>
          <table:table-cell office:value-type="float" office:value="-0.01823286" calcext:value-type="float">
            <text:p>-0.01823286</text:p>
          </table:table-cell>
          <table:table-cell office:value-type="float" office:value="-0.0177136" calcext:value-type="float">
            <text:p>-0.0177136</text:p>
          </table:table-cell>
          <table:table-cell office:value-type="float" office:value="-0.01720018" calcext:value-type="float">
            <text:p>-0.01720018</text:p>
          </table:table-cell>
          <table:table-cell office:value-type="float" office:value="-0.01614074" calcext:value-type="float">
            <text:p>-0.01614074</text:p>
          </table:table-cell>
          <table:table-cell office:value-type="float" office:value="-0.01344503" calcext:value-type="float">
            <text:p>-0.01344503</text:p>
          </table:table-cell>
          <table:table-cell office:value-type="float" office:value="-0.0070128" calcext:value-type="float">
            <text:p>-0.0070128</text:p>
          </table:table-cell>
          <table:table-cell office:value-type="float" office:value="-0.003763564" calcext:value-type="float">
            <text:p>-0.003763564</text:p>
          </table:table-cell>
          <table:table-cell office:value-type="float" office:value="1638.981" calcext:value-type="float">
            <text:p>1638.981</text:p>
          </table:table-cell>
          <table:table-cell office:value-type="float" office:value="0" calcext:value-type="float">
            <text:p>0</text:p>
          </table:table-cell>
          <table:table-cell office:value-type="float" office:value="-115.2225" calcext:value-type="float">
            <text:p>-115.2225</text:p>
          </table:table-cell>
          <table:table-cell office:value-type="float" office:value="-0.0003043259" calcext:value-type="float">
            <text:p>-0.0003043259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4" calcext:value-type="float">
            <text:p>-1.22850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5102004" calcext:value-type="float">
            <text:p>25102004</text:p>
          </table:table-cell>
          <table:table-cell office:value-type="float" office:value="750.4818" calcext:value-type="float">
            <text:p>750.4818</text:p>
          </table:table-cell>
          <table:table-cell office:value-type="float" office:value="178.5275" calcext:value-type="float">
            <text:p>178.5275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5.35" calcext:value-type="float">
            <text:p>1255.35</text:p>
          </table:table-cell>
          <table:table-cell office:value-type="float" office:value="623.6141" calcext:value-type="float">
            <text:p>623.6141</text:p>
          </table:table-cell>
          <table:table-cell office:value-type="float" office:value="0" calcext:value-type="float">
            <text:p>0</text:p>
          </table:table-cell>
          <table:table-cell office:value-type="float" office:value="0.07955006" calcext:value-type="float">
            <text:p>0.07955006</text:p>
          </table:table-cell>
          <table:table-cell office:value-type="float" office:value="0.2999846" calcext:value-type="float">
            <text:p>0.2999846</text:p>
          </table:table-cell>
          <table:table-cell office:value-type="float" office:value="0.3007613" calcext:value-type="float">
            <text:p>0.3007613</text:p>
          </table:table-cell>
          <table:table-cell office:value-type="float" office:value="0.3020083" calcext:value-type="float">
            <text:p>0.3020083</text:p>
          </table:table-cell>
          <table:table-cell office:value-type="float" office:value="0.3032474" calcext:value-type="float">
            <text:p>0.3032474</text:p>
          </table:table-cell>
          <table:table-cell office:value-type="float" office:value="0.3044975" calcext:value-type="float">
            <text:p>0.3044975</text:p>
          </table:table-cell>
          <table:table-cell office:value-type="float" office:value="0.3517343" calcext:value-type="float">
            <text:p>0.3517343</text:p>
          </table:table-cell>
          <table:table-cell office:value-type="float" office:value="0.3620881" calcext:value-type="float">
            <text:p>0.3620881</text:p>
          </table:table-cell>
          <table:table-cell office:value-type="float" office:value="0.3878883" calcext:value-type="float">
            <text:p>0.3878883</text:p>
          </table:table-cell>
          <table:table-cell office:value-type="float" office:value="0.4139493" calcext:value-type="float">
            <text:p>0.4139493</text:p>
          </table:table-cell>
          <table:table-cell office:value-type="float" office:value="0.5107113" calcext:value-type="float">
            <text:p>0.510711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6095E-015" calcext:value-type="float">
            <text:p>1.906095E-15</text:p>
          </table:table-cell>
          <table:table-cell office:value-type="float" office:value="1.919387E-015" calcext:value-type="float">
            <text:p>1.919387E-15</text:p>
          </table:table-cell>
          <table:table-cell office:value-type="float" office:value="1.967396E-015" calcext:value-type="float">
            <text:p>1.967396E-15</text:p>
          </table:table-cell>
          <table:table-cell office:value-type="float" office:value="1.970615E-015" calcext:value-type="float">
            <text:p>1.970615E-15</text:p>
          </table:table-cell>
          <table:table-cell office:value-type="float" office:value="9.489895E-016" calcext:value-type="float">
            <text:p>9.489895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9.04456" calcext:value-type="float">
            <text:p>-69.04456</text:p>
          </table:table-cell>
          <table:table-cell office:value-type="float" office:value="-0.01907965" calcext:value-type="float">
            <text:p>-0.01907965</text:p>
          </table:table-cell>
          <table:table-cell office:value-type="float" office:value="-0.01874493" calcext:value-type="float">
            <text:p>-0.01874493</text:p>
          </table:table-cell>
          <table:table-cell office:value-type="float" office:value="-0.01823401" calcext:value-type="float">
            <text:p>-0.01823401</text:p>
          </table:table-cell>
          <table:table-cell office:value-type="float" office:value="-0.01772464" calcext:value-type="float">
            <text:p>-0.01772464</text:p>
          </table:table-cell>
          <table:table-cell office:value-type="float" office:value="-0.01722169" calcext:value-type="float">
            <text:p>-0.01722169</text:p>
          </table:table-cell>
          <table:table-cell office:value-type="float" office:value="-0.01620185" calcext:value-type="float">
            <text:p>-0.01620185</text:p>
          </table:table-cell>
          <table:table-cell office:value-type="float" office:value="-0.01353677" calcext:value-type="float">
            <text:p>-0.01353677</text:p>
          </table:table-cell>
          <table:table-cell office:value-type="float" office:value="-0.007006082" calcext:value-type="float">
            <text:p>-0.007006082</text:p>
          </table:table-cell>
          <table:table-cell office:value-type="float" office:value="-0.003763557" calcext:value-type="float">
            <text:p>-0.003763557</text:p>
          </table:table-cell>
          <table:table-cell office:value-type="float" office:value="1642.62" calcext:value-type="float">
            <text:p>1642.62</text:p>
          </table:table-cell>
          <table:table-cell office:value-type="float" office:value="0" calcext:value-type="float">
            <text:p>0</text:p>
          </table:table-cell>
          <table:table-cell office:value-type="float" office:value="-115.1357" calcext:value-type="float">
            <text:p>-115.1357</text:p>
          </table:table-cell>
          <table:table-cell office:value-type="float" office:value="-0.0003048959" calcext:value-type="float">
            <text:p>-0.0003048959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3" calcext:value-type="float">
            <text:p>-1.2285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102004" calcext:value-type="float">
            <text:p>26102004</text:p>
          </table:table-cell>
          <table:table-cell office:value-type="float" office:value="750.4818" calcext:value-type="float">
            <text:p>750.4818</text:p>
          </table:table-cell>
          <table:table-cell office:value-type="float" office:value="178.3741" calcext:value-type="float">
            <text:p>178.3741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5.462" calcext:value-type="float">
            <text:p>1255.462</text:p>
          </table:table-cell>
          <table:table-cell office:value-type="float" office:value="623.657" calcext:value-type="float">
            <text:p>623.657</text:p>
          </table:table-cell>
          <table:table-cell office:value-type="float" office:value="0" calcext:value-type="float">
            <text:p>0</text:p>
          </table:table-cell>
          <table:table-cell office:value-type="float" office:value="0.0954731" calcext:value-type="float">
            <text:p>0.0954731</text:p>
          </table:table-cell>
          <table:table-cell office:value-type="float" office:value="0.2999247" calcext:value-type="float">
            <text:p>0.2999247</text:p>
          </table:table-cell>
          <table:table-cell office:value-type="float" office:value="0.3007426" calcext:value-type="float">
            <text:p>0.3007426</text:p>
          </table:table-cell>
          <table:table-cell office:value-type="float" office:value="0.3019905" calcext:value-type="float">
            <text:p>0.3019905</text:p>
          </table:table-cell>
          <table:table-cell office:value-type="float" office:value="0.3032175" calcext:value-type="float">
            <text:p>0.3032175</text:p>
          </table:table-cell>
          <table:table-cell office:value-type="float" office:value="0.3044528" calcext:value-type="float">
            <text:p>0.3044528</text:p>
          </table:table-cell>
          <table:table-cell office:value-type="float" office:value="0.35164" calcext:value-type="float">
            <text:p>0.35164</text:p>
          </table:table-cell>
          <table:table-cell office:value-type="float" office:value="0.361892" calcext:value-type="float">
            <text:p>0.361892</text:p>
          </table:table-cell>
          <table:table-cell office:value-type="float" office:value="0.3879075" calcext:value-type="float">
            <text:p>0.3879075</text:p>
          </table:table-cell>
          <table:table-cell office:value-type="float" office:value="0.4139493" calcext:value-type="float">
            <text:p>0.4139493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619E-015" calcext:value-type="float">
            <text:p>1.90619E-15</text:p>
          </table:table-cell>
          <table:table-cell office:value-type="float" office:value="1.919372E-015" calcext:value-type="float">
            <text:p>1.919372E-15</text:p>
          </table:table-cell>
          <table:table-cell office:value-type="float" office:value="1.967392E-015" calcext:value-type="float">
            <text:p>1.967392E-15</text:p>
          </table:table-cell>
          <table:table-cell office:value-type="float" office:value="1.970605E-015" calcext:value-type="float">
            <text:p>1.970605E-15</text:p>
          </table:table-cell>
          <table:table-cell office:value-type="float" office:value="9.489852E-016" calcext:value-type="float">
            <text:p>9.489852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3.25401" calcext:value-type="float">
            <text:p>-23.25401</text:p>
          </table:table-cell>
          <table:table-cell office:value-type="float" office:value="-0.01910511" calcext:value-type="float">
            <text:p>-0.01910511</text:p>
          </table:table-cell>
          <table:table-cell office:value-type="float" office:value="-0.01875254" calcext:value-type="float">
            <text:p>-0.01875254</text:p>
          </table:table-cell>
          <table:table-cell office:value-type="float" office:value="-0.01824135" calcext:value-type="float">
            <text:p>-0.01824135</text:p>
          </table:table-cell>
          <table:table-cell office:value-type="float" office:value="-0.01773674" calcext:value-type="float">
            <text:p>-0.01773674</text:p>
          </table:table-cell>
          <table:table-cell office:value-type="float" office:value="-0.01723926" calcext:value-type="float">
            <text:p>-0.01723926</text:p>
          </table:table-cell>
          <table:table-cell office:value-type="float" office:value="-0.01624394" calcext:value-type="float">
            <text:p>-0.01624394</text:p>
          </table:table-cell>
          <table:table-cell office:value-type="float" office:value="-0.01360759" calcext:value-type="float">
            <text:p>-0.01360759</text:p>
          </table:table-cell>
          <table:table-cell office:value-type="float" office:value="-0.007002722" calcext:value-type="float">
            <text:p>-0.007002722</text:p>
          </table:table-cell>
          <table:table-cell office:value-type="float" office:value="-0.003763559" calcext:value-type="float">
            <text:p>-0.003763559</text:p>
          </table:table-cell>
          <table:table-cell office:value-type="float" office:value="1646.254" calcext:value-type="float">
            <text:p>1646.254</text:p>
          </table:table-cell>
          <table:table-cell office:value-type="float" office:value="0" calcext:value-type="float">
            <text:p>0</text:p>
          </table:table-cell>
          <table:table-cell office:value-type="float" office:value="-115.0203" calcext:value-type="float">
            <text:p>-115.0203</text:p>
          </table:table-cell>
          <table:table-cell office:value-type="float" office:value="-0.0003056381" calcext:value-type="float">
            <text:p>-0.0003056381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3" calcext:value-type="float">
            <text:p>-1.22850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7102004" calcext:value-type="float">
            <text:p>27102004</text:p>
          </table:table-cell>
          <table:table-cell office:value-type="float" office:value="766.0817" calcext:value-type="float">
            <text:p>766.0817</text:p>
          </table:table-cell>
          <table:table-cell office:value-type="float" office:value="179.1056" calcext:value-type="float">
            <text:p>179.1056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67.313" calcext:value-type="float">
            <text:p>1267.313</text:p>
          </table:table-cell>
          <table:table-cell office:value-type="float" office:value="626.6714" calcext:value-type="float">
            <text:p>626.6714</text:p>
          </table:table-cell>
          <table:table-cell office:value-type="float" office:value="0" calcext:value-type="float">
            <text:p>0</text:p>
          </table:table-cell>
          <table:table-cell office:value-type="float" office:value="0.3471609" calcext:value-type="float">
            <text:p>0.3471609</text:p>
          </table:table-cell>
          <table:table-cell office:value-type="float" office:value="0.3487687" calcext:value-type="float">
            <text:p>0.3487687</text:p>
          </table:table-cell>
          <table:table-cell office:value-type="float" office:value="0.3506819" calcext:value-type="float">
            <text:p>0.3506819</text:p>
          </table:table-cell>
          <table:table-cell office:value-type="float" office:value="0.347571" calcext:value-type="float">
            <text:p>0.347571</text:p>
          </table:table-cell>
          <table:table-cell office:value-type="float" office:value="0.3372333" calcext:value-type="float">
            <text:p>0.3372333</text:p>
          </table:table-cell>
          <table:table-cell office:value-type="float" office:value="0.3256832" calcext:value-type="float">
            <text:p>0.3256832</text:p>
          </table:table-cell>
          <table:table-cell office:value-type="float" office:value="0.3652999" calcext:value-type="float">
            <text:p>0.3652999</text:p>
          </table:table-cell>
          <table:table-cell office:value-type="float" office:value="0.3624319" calcext:value-type="float">
            <text:p>0.3624319</text:p>
          </table:table-cell>
          <table:table-cell office:value-type="float" office:value="0.3876711" calcext:value-type="float">
            <text:p>0.3876711</text:p>
          </table:table-cell>
          <table:table-cell office:value-type="float" office:value="0.4137205" calcext:value-type="float">
            <text:p>0.4137205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629E-015" calcext:value-type="float">
            <text:p>1.90629E-15</text:p>
          </table:table-cell>
          <table:table-cell office:value-type="float" office:value="1.919364E-015" calcext:value-type="float">
            <text:p>1.919364E-15</text:p>
          </table:table-cell>
          <table:table-cell office:value-type="float" office:value="1.967385E-015" calcext:value-type="float">
            <text:p>1.967385E-15</text:p>
          </table:table-cell>
          <table:table-cell office:value-type="float" office:value="1.970597E-015" calcext:value-type="float">
            <text:p>1.970597E-15</text:p>
          </table:table-cell>
          <table:table-cell office:value-type="float" office:value="9.48981E-016" calcext:value-type="float">
            <text:p>9.48981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6840534" calcext:value-type="float">
            <text:p>-0.006840534</text:p>
          </table:table-cell>
          <table:table-cell office:value-type="float" office:value="-0.006629697" calcext:value-type="float">
            <text:p>-0.006629697</text:p>
          </table:table-cell>
          <table:table-cell office:value-type="float" office:value="-0.006388633" calcext:value-type="float">
            <text:p>-0.006388633</text:p>
          </table:table-cell>
          <table:table-cell office:value-type="float" office:value="-0.006832211" calcext:value-type="float">
            <text:p>-0.006832211</text:p>
          </table:table-cell>
          <table:table-cell office:value-type="float" office:value="-0.008485481" calcext:value-type="float">
            <text:p>-0.008485481</text:p>
          </table:table-cell>
          <table:table-cell office:value-type="float" office:value="-0.01089164" calcext:value-type="float">
            <text:p>-0.01089164</text:p>
          </table:table-cell>
          <table:table-cell office:value-type="float" office:value="-0.01124739" calcext:value-type="float">
            <text:p>-0.01124739</text:p>
          </table:table-cell>
          <table:table-cell office:value-type="float" office:value="-0.01341797" calcext:value-type="float">
            <text:p>-0.01341797</text:p>
          </table:table-cell>
          <table:table-cell office:value-type="float" office:value="-0.007043948" calcext:value-type="float">
            <text:p>-0.007043948</text:p>
          </table:table-cell>
          <table:table-cell office:value-type="float" office:value="-0.003783869" calcext:value-type="float">
            <text:p>-0.003783869</text:p>
          </table:table-cell>
          <table:table-cell office:value-type="float" office:value="1653.24" calcext:value-type="float">
            <text:p>1653.24</text:p>
          </table:table-cell>
          <table:table-cell office:value-type="float" office:value="0" calcext:value-type="float">
            <text:p>0</text:p>
          </table:table-cell>
          <table:table-cell office:value-type="float" office:value="-0.006920366" calcext:value-type="float">
            <text:p>-0.006920366</text:p>
          </table:table-cell>
          <table:table-cell office:value-type="float" office:value="-0.000313669" calcext:value-type="float">
            <text:p>-0.000313669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9587" calcext:value-type="float">
            <text:p>-1.22958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8102004" calcext:value-type="float">
            <text:p>28102004</text:p>
          </table:table-cell>
          <table:table-cell office:value-type="float" office:value="766.0817" calcext:value-type="float">
            <text:p>766.0817</text:p>
          </table:table-cell>
          <table:table-cell office:value-type="float" office:value="180.2572" calcext:value-type="float">
            <text:p>180.2572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62.626" calcext:value-type="float">
            <text:p>1262.626</text:p>
          </table:table-cell>
          <table:table-cell office:value-type="float" office:value="630.2047" calcext:value-type="float">
            <text:p>630.2047</text:p>
          </table:table-cell>
          <table:table-cell office:value-type="float" office:value="0" calcext:value-type="float">
            <text:p>0</text:p>
          </table:table-cell>
          <table:table-cell office:value-type="float" office:value="0.3076415" calcext:value-type="float">
            <text:p>0.3076415</text:p>
          </table:table-cell>
          <table:table-cell office:value-type="float" office:value="0.3118667" calcext:value-type="float">
            <text:p>0.3118667</text:p>
          </table:table-cell>
          <table:table-cell office:value-type="float" office:value="0.3156503" calcext:value-type="float">
            <text:p>0.3156503</text:p>
          </table:table-cell>
          <table:table-cell office:value-type="float" office:value="0.3200175" calcext:value-type="float">
            <text:p>0.3200175</text:p>
          </table:table-cell>
          <table:table-cell office:value-type="float" office:value="0.3221452" calcext:value-type="float">
            <text:p>0.3221452</text:p>
          </table:table-cell>
          <table:table-cell office:value-type="float" office:value="0.323124" calcext:value-type="float">
            <text:p>0.323124</text:p>
          </table:table-cell>
          <table:table-cell office:value-type="float" office:value="0.3646796" calcext:value-type="float">
            <text:p>0.3646796</text:p>
          </table:table-cell>
          <table:table-cell office:value-type="float" office:value="0.3634954" calcext:value-type="float">
            <text:p>0.3634954</text:p>
          </table:table-cell>
          <table:table-cell office:value-type="float" office:value="0.3876877" calcext:value-type="float">
            <text:p>0.3876877</text:p>
          </table:table-cell>
          <table:table-cell office:value-type="float" office:value="0.413949" calcext:value-type="float">
            <text:p>0.413949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6374E-015" calcext:value-type="float">
            <text:p>1.906374E-15</text:p>
          </table:table-cell>
          <table:table-cell office:value-type="float" office:value="1.91935E-015" calcext:value-type="float">
            <text:p>1.91935E-15</text:p>
          </table:table-cell>
          <table:table-cell office:value-type="float" office:value="1.967381E-015" calcext:value-type="float">
            <text:p>1.967381E-15</text:p>
          </table:table-cell>
          <table:table-cell office:value-type="float" office:value="1.970588E-015" calcext:value-type="float">
            <text:p>1.970588E-15</text:p>
          </table:table-cell>
          <table:table-cell office:value-type="float" office:value="9.489766E-016" calcext:value-type="float">
            <text:p>9.48976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60375" calcext:value-type="float">
            <text:p>-0.0160375</text:p>
          </table:table-cell>
          <table:table-cell office:value-type="float" office:value="-0.01455805" calcext:value-type="float">
            <text:p>-0.01455805</text:p>
          </table:table-cell>
          <table:table-cell office:value-type="float" office:value="-0.01336605" calcext:value-type="float">
            <text:p>-0.01336605</text:p>
          </table:table-cell>
          <table:table-cell office:value-type="float" office:value="-0.01216197" calcext:value-type="float">
            <text:p>-0.01216197</text:p>
          </table:table-cell>
          <table:table-cell office:value-type="float" office:value="-0.0116247" calcext:value-type="float">
            <text:p>-0.0116247</text:p>
          </table:table-cell>
          <table:table-cell office:value-type="float" office:value="-0.01138692" calcext:value-type="float">
            <text:p>-0.01138692</text:p>
          </table:table-cell>
          <table:table-cell office:value-type="float" office:value="-0.01142897" calcext:value-type="float">
            <text:p>-0.01142897</text:p>
          </table:table-cell>
          <table:table-cell office:value-type="float" office:value="-0.0130457" calcext:value-type="float">
            <text:p>-0.0130457</text:p>
          </table:table-cell>
          <table:table-cell office:value-type="float" office:value="-0.007040919" calcext:value-type="float">
            <text:p>-0.007040919</text:p>
          </table:table-cell>
          <table:table-cell office:value-type="float" office:value="-0.003763568" calcext:value-type="float">
            <text:p>-0.003763568</text:p>
          </table:table-cell>
          <table:table-cell office:value-type="float" office:value="1660.482" calcext:value-type="float">
            <text:p>1660.482</text:p>
          </table:table-cell>
          <table:table-cell office:value-type="float" office:value="0" calcext:value-type="float">
            <text:p>0</text:p>
          </table:table-cell>
          <table:table-cell office:value-type="float" office:value="-0.01617849" calcext:value-type="float">
            <text:p>-0.01617849</text:p>
          </table:table-cell>
          <table:table-cell office:value-type="float" office:value="-0.0003198659" calcext:value-type="float">
            <text:p>-0.0003198659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4" calcext:value-type="float">
            <text:p>-1.22850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9102004" calcext:value-type="float">
            <text:p>29102004</text:p>
          </table:table-cell>
          <table:table-cell office:value-type="float" office:value="766.0817" calcext:value-type="float">
            <text:p>766.0817</text:p>
          </table:table-cell>
          <table:table-cell office:value-type="float" office:value="181.6585" calcext:value-type="float">
            <text:p>181.6585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9.276" calcext:value-type="float">
            <text:p>1259.276</text:p>
          </table:table-cell>
          <table:table-cell office:value-type="float" office:value="632.1508" calcext:value-type="float">
            <text:p>632.1508</text:p>
          </table:table-cell>
          <table:table-cell office:value-type="float" office:value="0" calcext:value-type="float">
            <text:p>0</text:p>
          </table:table-cell>
          <table:table-cell office:value-type="float" office:value="0.222404" calcext:value-type="float">
            <text:p>0.222404</text:p>
          </table:table-cell>
          <table:table-cell office:value-type="float" office:value="0.3018495" calcext:value-type="float">
            <text:p>0.3018495</text:p>
          </table:table-cell>
          <table:table-cell office:value-type="float" office:value="0.3047509" calcext:value-type="float">
            <text:p>0.3047509</text:p>
          </table:table-cell>
          <table:table-cell office:value-type="float" office:value="0.3085995" calcext:value-type="float">
            <text:p>0.3085995</text:p>
          </table:table-cell>
          <table:table-cell office:value-type="float" office:value="0.3115046" calcext:value-type="float">
            <text:p>0.3115046</text:p>
          </table:table-cell>
          <table:table-cell office:value-type="float" office:value="0.3139169" calcext:value-type="float">
            <text:p>0.3139169</text:p>
          </table:table-cell>
          <table:table-cell office:value-type="float" office:value="0.3606544" calcext:value-type="float">
            <text:p>0.3606544</text:p>
          </table:table-cell>
          <table:table-cell office:value-type="float" office:value="0.3640156" calcext:value-type="float">
            <text:p>0.3640156</text:p>
          </table:table-cell>
          <table:table-cell office:value-type="float" office:value="0.3877338" calcext:value-type="float">
            <text:p>0.3877338</text:p>
          </table:table-cell>
          <table:table-cell office:value-type="float" office:value="0.4139493" calcext:value-type="float">
            <text:p>0.4139493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6446E-015" calcext:value-type="float">
            <text:p>1.906446E-15</text:p>
          </table:table-cell>
          <table:table-cell office:value-type="float" office:value="1.919342E-015" calcext:value-type="float">
            <text:p>1.919342E-15</text:p>
          </table:table-cell>
          <table:table-cell office:value-type="float" office:value="1.96738E-015" calcext:value-type="float">
            <text:p>1.96738E-15</text:p>
          </table:table-cell>
          <table:table-cell office:value-type="float" office:value="1.97058E-015" calcext:value-type="float">
            <text:p>1.97058E-15</text:p>
          </table:table-cell>
          <table:table-cell office:value-type="float" office:value="9.489727E-016" calcext:value-type="float">
            <text:p>9.489727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273809" calcext:value-type="float">
            <text:p>-0.1273809</text:p>
          </table:table-cell>
          <table:table-cell office:value-type="float" office:value="-0.01826096" calcext:value-type="float">
            <text:p>-0.01826096</text:p>
          </table:table-cell>
          <table:table-cell office:value-type="float" office:value="-0.01708731" calcext:value-type="float">
            <text:p>-0.01708731</text:p>
          </table:table-cell>
          <table:table-cell office:value-type="float" office:value="-0.01567675" calcext:value-type="float">
            <text:p>-0.01567675</text:p>
          </table:table-cell>
          <table:table-cell office:value-type="float" office:value="-0.01469235" calcext:value-type="float">
            <text:p>-0.01469235</text:p>
          </table:table-cell>
          <table:table-cell office:value-type="float" office:value="-0.01392492" calcext:value-type="float">
            <text:p>-0.01392492</text:p>
          </table:table-cell>
          <table:table-cell office:value-type="float" office:value="-0.0127138" calcext:value-type="float">
            <text:p>-0.0127138</text:p>
          </table:table-cell>
          <table:table-cell office:value-type="float" office:value="-0.01286558" calcext:value-type="float">
            <text:p>-0.01286558</text:p>
          </table:table-cell>
          <table:table-cell office:value-type="float" office:value="-0.007032927" calcext:value-type="float">
            <text:p>-0.007032927</text:p>
          </table:table-cell>
          <table:table-cell office:value-type="float" office:value="-0.003763578" calcext:value-type="float">
            <text:p>-0.003763578</text:p>
          </table:table-cell>
          <table:table-cell office:value-type="float" office:value="1666.025" calcext:value-type="float">
            <text:p>1666.025</text:p>
          </table:table-cell>
          <table:table-cell office:value-type="float" office:value="0" calcext:value-type="float">
            <text:p>0</text:p>
          </table:table-cell>
          <table:table-cell office:value-type="float" office:value="-0.1913117" calcext:value-type="float">
            <text:p>-0.1913117</text:p>
          </table:table-cell>
          <table:table-cell office:value-type="float" office:value="-0.0003257833" calcext:value-type="float">
            <text:p>-0.0003257833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4" calcext:value-type="float">
            <text:p>-1.22850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102004" calcext:value-type="float">
            <text:p>30102004</text:p>
          </table:table-cell>
          <table:table-cell office:value-type="float" office:value="766.0817" calcext:value-type="float">
            <text:p>766.0817</text:p>
          </table:table-cell>
          <table:table-cell office:value-type="float" office:value="182.7129" calcext:value-type="float">
            <text:p>182.7129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7.302" calcext:value-type="float">
            <text:p>1257.302</text:p>
          </table:table-cell>
          <table:table-cell office:value-type="float" office:value="633.071" calcext:value-type="float">
            <text:p>633.071</text:p>
          </table:table-cell>
          <table:table-cell office:value-type="float" office:value="0" calcext:value-type="float">
            <text:p>0</text:p>
          </table:table-cell>
          <table:table-cell office:value-type="float" office:value="0.1449433" calcext:value-type="float">
            <text:p>0.1449433</text:p>
          </table:table-cell>
          <table:table-cell office:value-type="float" office:value="0.3003114" calcext:value-type="float">
            <text:p>0.3003114</text:p>
          </table:table-cell>
          <table:table-cell office:value-type="float" office:value="0.3016009" calcext:value-type="float">
            <text:p>0.3016009</text:p>
          </table:table-cell>
          <table:table-cell office:value-type="float" office:value="0.304056" calcext:value-type="float">
            <text:p>0.304056</text:p>
          </table:table-cell>
          <table:table-cell office:value-type="float" office:value="0.306497" calcext:value-type="float">
            <text:p>0.306497</text:p>
          </table:table-cell>
          <table:table-cell office:value-type="float" office:value="0.3089003" calcext:value-type="float">
            <text:p>0.3089003</text:p>
          </table:table-cell>
          <table:table-cell office:value-type="float" office:value="0.357007" calcext:value-type="float">
            <text:p>0.357007</text:p>
          </table:table-cell>
          <table:table-cell office:value-type="float" office:value="0.364019" calcext:value-type="float">
            <text:p>0.364019</text:p>
          </table:table-cell>
          <table:table-cell office:value-type="float" office:value="0.3877826" calcext:value-type="float">
            <text:p>0.3877826</text:p>
          </table:table-cell>
          <table:table-cell office:value-type="float" office:value="0.4139493" calcext:value-type="float">
            <text:p>0.4139493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6516E-015" calcext:value-type="float">
            <text:p>1.906516E-15</text:p>
          </table:table-cell>
          <table:table-cell office:value-type="float" office:value="1.919333E-015" calcext:value-type="float">
            <text:p>1.919333E-15</text:p>
          </table:table-cell>
          <table:table-cell office:value-type="float" office:value="1.967379E-015" calcext:value-type="float">
            <text:p>1.967379E-15</text:p>
          </table:table-cell>
          <table:table-cell office:value-type="float" office:value="1.97057E-015" calcext:value-type="float">
            <text:p>1.97057E-15</text:p>
          </table:table-cell>
          <table:table-cell office:value-type="float" office:value="9.489708E-016" calcext:value-type="float">
            <text:p>9.489708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74828" calcext:value-type="float">
            <text:p>-1.74828</text:p>
          </table:table-cell>
          <table:table-cell office:value-type="float" office:value="-0.01893468" calcext:value-type="float">
            <text:p>-0.01893468</text:p>
          </table:table-cell>
          <table:table-cell office:value-type="float" office:value="-0.01838308" calcext:value-type="float">
            <text:p>-0.01838308</text:p>
          </table:table-cell>
          <table:table-cell office:value-type="float" office:value="-0.01739185" calcext:value-type="float">
            <text:p>-0.01739185</text:p>
          </table:table-cell>
          <table:table-cell office:value-type="float" office:value="-0.01645221" calcext:value-type="float">
            <text:p>-0.01645221</text:p>
          </table:table-cell>
          <table:table-cell office:value-type="float" office:value="-0.0155798" calcext:value-type="float">
            <text:p>-0.0155798</text:p>
          </table:table-cell>
          <table:table-cell office:value-type="float" office:value="-0.01402702" calcext:value-type="float">
            <text:p>-0.01402702</text:p>
          </table:table-cell>
          <table:table-cell office:value-type="float" office:value="-0.01286304" calcext:value-type="float">
            <text:p>-0.01286304</text:p>
          </table:table-cell>
          <table:table-cell office:value-type="float" office:value="-0.00702444" calcext:value-type="float">
            <text:p>-0.00702444</text:p>
          </table:table-cell>
          <table:table-cell office:value-type="float" office:value="-0.003763553" calcext:value-type="float">
            <text:p>-0.003763553</text:p>
          </table:table-cell>
          <table:table-cell office:value-type="float" office:value="1670.531" calcext:value-type="float">
            <text:p>1670.531</text:p>
          </table:table-cell>
          <table:table-cell office:value-type="float" office:value="0" calcext:value-type="float">
            <text:p>0</text:p>
          </table:table-cell>
          <table:table-cell office:value-type="float" office:value="-2.870848" calcext:value-type="float">
            <text:p>-2.870848</text:p>
          </table:table-cell>
          <table:table-cell office:value-type="float" office:value="-0.0003292832" calcext:value-type="float">
            <text:p>-0.0003292832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3" calcext:value-type="float">
            <text:p>-1.22850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102004" calcext:value-type="float">
            <text:p>31102004</text:p>
          </table:table-cell>
          <table:table-cell office:value-type="float" office:value="766.0817" calcext:value-type="float">
            <text:p>766.0817</text:p>
          </table:table-cell>
          <table:table-cell office:value-type="float" office:value="183.25" calcext:value-type="float">
            <text:p>183.25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6.262" calcext:value-type="float">
            <text:p>1256.262</text:p>
          </table:table-cell>
          <table:table-cell office:value-type="float" office:value="633.5757" calcext:value-type="float">
            <text:p>633.5757</text:p>
          </table:table-cell>
          <table:table-cell office:value-type="float" office:value="0" calcext:value-type="float">
            <text:p>0</text:p>
          </table:table-cell>
          <table:table-cell office:value-type="float" office:value="0.09595109" calcext:value-type="float">
            <text:p>0.09595109</text:p>
          </table:table-cell>
          <table:table-cell office:value-type="float" office:value="0.3001706" calcext:value-type="float">
            <text:p>0.3001706</text:p>
          </table:table-cell>
          <table:table-cell office:value-type="float" office:value="0.3009905" calcext:value-type="float">
            <text:p>0.3009905</text:p>
          </table:table-cell>
          <table:table-cell office:value-type="float" office:value="0.3026287" calcext:value-type="float">
            <text:p>0.3026287</text:p>
          </table:table-cell>
          <table:table-cell office:value-type="float" office:value="0.3044758" calcext:value-type="float">
            <text:p>0.3044758</text:p>
          </table:table-cell>
          <table:table-cell office:value-type="float" office:value="0.306547" calcext:value-type="float">
            <text:p>0.306547</text:p>
          </table:table-cell>
          <table:table-cell office:value-type="float" office:value="0.3546652" calcext:value-type="float">
            <text:p>0.3546652</text:p>
          </table:table-cell>
          <table:table-cell office:value-type="float" office:value="0.3637561" calcext:value-type="float">
            <text:p>0.3637561</text:p>
          </table:table-cell>
          <table:table-cell office:value-type="float" office:value="0.3878118" calcext:value-type="float">
            <text:p>0.3878118</text:p>
          </table:table-cell>
          <table:table-cell office:value-type="float" office:value="0.4139493" calcext:value-type="float">
            <text:p>0.4139493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6585E-015" calcext:value-type="float">
            <text:p>1.906585E-15</text:p>
          </table:table-cell>
          <table:table-cell office:value-type="float" office:value="1.919325E-015" calcext:value-type="float">
            <text:p>1.919325E-15</text:p>
          </table:table-cell>
          <table:table-cell office:value-type="float" office:value="1.967377E-015" calcext:value-type="float">
            <text:p>1.967377E-15</text:p>
          </table:table-cell>
          <table:table-cell office:value-type="float" office:value="1.970559E-015" calcext:value-type="float">
            <text:p>1.970559E-15</text:p>
          </table:table-cell>
          <table:table-cell office:value-type="float" office:value="9.489701E-016" calcext:value-type="float">
            <text:p>9.489701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1.90594" calcext:value-type="float">
            <text:p>-21.90594</text:p>
          </table:table-cell>
          <table:table-cell office:value-type="float" office:value="-0.01899739" calcext:value-type="float">
            <text:p>-0.01899739</text:p>
          </table:table-cell>
          <table:table-cell office:value-type="float" office:value="-0.01864499" calcext:value-type="float">
            <text:p>-0.01864499</text:p>
          </table:table-cell>
          <table:table-cell office:value-type="float" office:value="-0.01797315" calcext:value-type="float">
            <text:p>-0.01797315</text:p>
          </table:table-cell>
          <table:table-cell office:value-type="float" office:value="-0.0172306" calcext:value-type="float">
            <text:p>-0.0172306</text:p>
          </table:table-cell>
          <table:table-cell office:value-type="float" office:value="-0.01643473" calcext:value-type="float">
            <text:p>-0.01643473</text:p>
          </table:table-cell>
          <table:table-cell office:value-type="float" office:value="-0.01494989" calcext:value-type="float">
            <text:p>-0.01494989</text:p>
          </table:table-cell>
          <table:table-cell office:value-type="float" office:value="-0.01295199" calcext:value-type="float">
            <text:p>-0.01295199</text:p>
          </table:table-cell>
          <table:table-cell office:value-type="float" office:value="-0.007019318" calcext:value-type="float">
            <text:p>-0.007019318</text:p>
          </table:table-cell>
          <table:table-cell office:value-type="float" office:value="-0.003763553" calcext:value-type="float">
            <text:p>-0.003763553</text:p>
          </table:table-cell>
          <table:table-cell office:value-type="float" office:value="1674.623" calcext:value-type="float">
            <text:p>1674.623</text:p>
          </table:table-cell>
          <table:table-cell office:value-type="float" office:value="0" calcext:value-type="float">
            <text:p>0</text:p>
          </table:table-cell>
          <table:table-cell office:value-type="float" office:value="-9.144711" calcext:value-type="float">
            <text:p>-9.144711</text:p>
          </table:table-cell>
          <table:table-cell office:value-type="float" office:value="-0.0003312526" calcext:value-type="float">
            <text:p>-0.0003312526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3" calcext:value-type="float">
            <text:p>-1.22850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12004" calcext:value-type="float">
            <text:p>1112004</text:p>
          </table:table-cell>
          <table:table-cell office:value-type="float" office:value="766.0817" calcext:value-type="float">
            <text:p>766.0817</text:p>
          </table:table-cell>
          <table:table-cell office:value-type="float" office:value="183.3304" calcext:value-type="float">
            <text:p>183.3304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5.891" calcext:value-type="float">
            <text:p>1255.891</text:p>
          </table:table-cell>
          <table:table-cell office:value-type="float" office:value="633.8712" calcext:value-type="float">
            <text:p>633.8712</text:p>
          </table:table-cell>
          <table:table-cell office:value-type="float" office:value="0" calcext:value-type="float">
            <text:p>0</text:p>
          </table:table-cell>
          <table:table-cell office:value-type="float" office:value="0.0901693" calcext:value-type="float">
            <text:p>0.0901693</text:p>
          </table:table-cell>
          <table:table-cell office:value-type="float" office:value="0.3000297" calcext:value-type="float">
            <text:p>0.3000297</text:p>
          </table:table-cell>
          <table:table-cell office:value-type="float" office:value="0.3008381" calcext:value-type="float">
            <text:p>0.3008381</text:p>
          </table:table-cell>
          <table:table-cell office:value-type="float" office:value="0.3020894" calcext:value-type="float">
            <text:p>0.3020894</text:p>
          </table:table-cell>
          <table:table-cell office:value-type="float" office:value="0.3036326" calcext:value-type="float">
            <text:p>0.3036326</text:p>
          </table:table-cell>
          <table:table-cell office:value-type="float" office:value="0.305468" calcext:value-type="float">
            <text:p>0.305468</text:p>
          </table:table-cell>
          <table:table-cell office:value-type="float" office:value="0.3533131" calcext:value-type="float">
            <text:p>0.3533131</text:p>
          </table:table-cell>
          <table:table-cell office:value-type="float" office:value="0.3633998" calcext:value-type="float">
            <text:p>0.3633998</text:p>
          </table:table-cell>
          <table:table-cell office:value-type="float" office:value="0.3878164" calcext:value-type="float">
            <text:p>0.3878164</text:p>
          </table:table-cell>
          <table:table-cell office:value-type="float" office:value="0.4139493" calcext:value-type="float">
            <text:p>0.4139493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6649E-015" calcext:value-type="float">
            <text:p>1.906649E-15</text:p>
          </table:table-cell>
          <table:table-cell office:value-type="float" office:value="1.919321E-015" calcext:value-type="float">
            <text:p>1.919321E-15</text:p>
          </table:table-cell>
          <table:table-cell office:value-type="float" office:value="1.967377E-015" calcext:value-type="float">
            <text:p>1.967377E-15</text:p>
          </table:table-cell>
          <table:table-cell office:value-type="float" office:value="1.970547E-015" calcext:value-type="float">
            <text:p>1.970547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2.19827" calcext:value-type="float">
            <text:p>-32.19827</text:p>
          </table:table-cell>
          <table:table-cell office:value-type="float" office:value="-0.01905993" calcext:value-type="float">
            <text:p>-0.01905993</text:p>
          </table:table-cell>
          <table:table-cell office:value-type="float" office:value="-0.01871158" calcext:value-type="float">
            <text:p>-0.01871158</text:p>
          </table:table-cell>
          <table:table-cell office:value-type="float" office:value="-0.01819909" calcext:value-type="float">
            <text:p>-0.01819909</text:p>
          </table:table-cell>
          <table:table-cell office:value-type="float" office:value="-0.01756756" calcext:value-type="float">
            <text:p>-0.01756756</text:p>
          </table:table-cell>
          <table:table-cell office:value-type="float" office:value="-0.01684372" calcext:value-type="float">
            <text:p>-0.01684372</text:p>
          </table:table-cell>
          <table:table-cell office:value-type="float" office:value="-0.01551374" calcext:value-type="float">
            <text:p>-0.01551374</text:p>
          </table:table-cell>
          <table:table-cell office:value-type="float" office:value="-0.01307433" calcext:value-type="float">
            <text:p>-0.01307433</text:p>
          </table:table-cell>
          <table:table-cell office:value-type="float" office:value="-0.007018487" calcext:value-type="float">
            <text:p>-0.007018487</text:p>
          </table:table-cell>
          <table:table-cell office:value-type="float" office:value="-0.003763559" calcext:value-type="float">
            <text:p>-0.003763559</text:p>
          </table:table-cell>
          <table:table-cell office:value-type="float" office:value="1678.505" calcext:value-type="float">
            <text:p>1678.505</text:p>
          </table:table-cell>
          <table:table-cell office:value-type="float" office:value="0" calcext:value-type="float">
            <text:p>0</text:p>
          </table:table-cell>
          <table:table-cell office:value-type="float" office:value="-83.26192" calcext:value-type="float">
            <text:p>-83.26192</text:p>
          </table:table-cell>
          <table:table-cell office:value-type="float" office:value="-0.0003322133" calcext:value-type="float">
            <text:p>-0.0003322133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3" calcext:value-type="float">
            <text:p>-1.22850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112004" calcext:value-type="float">
            <text:p>2112004</text:p>
          </table:table-cell>
          <table:table-cell office:value-type="float" office:value="766.0817" calcext:value-type="float">
            <text:p>766.0817</text:p>
          </table:table-cell>
          <table:table-cell office:value-type="float" office:value="183.3864" calcext:value-type="float">
            <text:p>183.3864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5.672" calcext:value-type="float">
            <text:p>1255.672</text:p>
          </table:table-cell>
          <table:table-cell office:value-type="float" office:value="634.0372" calcext:value-type="float">
            <text:p>634.0372</text:p>
          </table:table-cell>
          <table:table-cell office:value-type="float" office:value="0" calcext:value-type="float">
            <text:p>0</text:p>
          </table:table-cell>
          <table:table-cell office:value-type="float" office:value="0.0855264" calcext:value-type="float">
            <text:p>0.0855264</text:p>
          </table:table-cell>
          <table:table-cell office:value-type="float" office:value="0.2999981" calcext:value-type="float">
            <text:p>0.2999981</text:p>
          </table:table-cell>
          <table:table-cell office:value-type="float" office:value="0.3007939" calcext:value-type="float">
            <text:p>0.3007939</text:p>
          </table:table-cell>
          <table:table-cell office:value-type="float" office:value="0.3020653" calcext:value-type="float">
            <text:p>0.3020653</text:p>
          </table:table-cell>
          <table:table-cell office:value-type="float" office:value="0.3032911" calcext:value-type="float">
            <text:p>0.3032911</text:p>
          </table:table-cell>
          <table:table-cell office:value-type="float" office:value="0.3048587" calcext:value-type="float">
            <text:p>0.3048587</text:p>
          </table:table-cell>
          <table:table-cell office:value-type="float" office:value="0.3526311" calcext:value-type="float">
            <text:p>0.3526311</text:p>
          </table:table-cell>
          <table:table-cell office:value-type="float" office:value="0.3630766" calcext:value-type="float">
            <text:p>0.3630766</text:p>
          </table:table-cell>
          <table:table-cell office:value-type="float" office:value="0.3878002" calcext:value-type="float">
            <text:p>0.3878002</text:p>
          </table:table-cell>
          <table:table-cell office:value-type="float" office:value="0.4139493" calcext:value-type="float">
            <text:p>0.4139493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6708E-015" calcext:value-type="float">
            <text:p>1.906708E-15</text:p>
          </table:table-cell>
          <table:table-cell office:value-type="float" office:value="1.919312E-015" calcext:value-type="float">
            <text:p>1.919312E-15</text:p>
          </table:table-cell>
          <table:table-cell office:value-type="float" office:value="1.967377E-015" calcext:value-type="float">
            <text:p>1.967377E-15</text:p>
          </table:table-cell>
          <table:table-cell office:value-type="float" office:value="1.970534E-015" calcext:value-type="float">
            <text:p>1.970534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4.74694" calcext:value-type="float">
            <text:p>-44.74694</text:p>
          </table:table-cell>
          <table:table-cell office:value-type="float" office:value="-0.01907397" calcext:value-type="float">
            <text:p>-0.01907397</text:p>
          </table:table-cell>
          <table:table-cell office:value-type="float" office:value="-0.01873097" calcext:value-type="float">
            <text:p>-0.01873097</text:p>
          </table:table-cell>
          <table:table-cell office:value-type="float" office:value="-0.01821002" calcext:value-type="float">
            <text:p>-0.01821002</text:p>
          </table:table-cell>
          <table:table-cell office:value-type="float" office:value="-0.01770632" calcext:value-type="float">
            <text:p>-0.01770632</text:p>
          </table:table-cell>
          <table:table-cell office:value-type="float" office:value="-0.01707982" calcext:value-type="float">
            <text:p>-0.01707982</text:p>
          </table:table-cell>
          <table:table-cell office:value-type="float" office:value="-0.01580737" calcext:value-type="float">
            <text:p>-0.01580737</text:p>
          </table:table-cell>
          <table:table-cell office:value-type="float" office:value="-0.01318674" calcext:value-type="float">
            <text:p>-0.01318674</text:p>
          </table:table-cell>
          <table:table-cell office:value-type="float" office:value="-0.007021259" calcext:value-type="float">
            <text:p>-0.007021259</text:p>
          </table:table-cell>
          <table:table-cell office:value-type="float" office:value="-0.003763559" calcext:value-type="float">
            <text:p>-0.003763559</text:p>
          </table:table-cell>
          <table:table-cell office:value-type="float" office:value="1682.259" calcext:value-type="float">
            <text:p>1682.259</text:p>
          </table:table-cell>
          <table:table-cell office:value-type="float" office:value="0" calcext:value-type="float">
            <text:p>0</text:p>
          </table:table-cell>
          <table:table-cell office:value-type="float" office:value="-83.18315" calcext:value-type="float">
            <text:p>-83.18315</text:p>
          </table:table-cell>
          <table:table-cell office:value-type="float" office:value="-0.0003327323" calcext:value-type="float">
            <text:p>-0.0003327323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3" calcext:value-type="float">
            <text:p>-1.22850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112004" calcext:value-type="float">
            <text:p>3112004</text:p>
          </table:table-cell>
          <table:table-cell office:value-type="float" office:value="766.0817" calcext:value-type="float">
            <text:p>766.0817</text:p>
          </table:table-cell>
          <table:table-cell office:value-type="float" office:value="183.3022" calcext:value-type="float">
            <text:p>183.3022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5.66" calcext:value-type="float">
            <text:p>1255.66</text:p>
          </table:table-cell>
          <table:table-cell office:value-type="float" office:value="634.133" calcext:value-type="float">
            <text:p>634.133</text:p>
          </table:table-cell>
          <table:table-cell office:value-type="float" office:value="0" calcext:value-type="float">
            <text:p>0</text:p>
          </table:table-cell>
          <table:table-cell office:value-type="float" office:value="0.09523086" calcext:value-type="float">
            <text:p>0.09523086</text:p>
          </table:table-cell>
          <table:table-cell office:value-type="float" office:value="0.2998726" calcext:value-type="float">
            <text:p>0.2998726</text:p>
          </table:table-cell>
          <table:table-cell office:value-type="float" office:value="0.3007174" calcext:value-type="float">
            <text:p>0.3007174</text:p>
          </table:table-cell>
          <table:table-cell office:value-type="float" office:value="0.3020208" calcext:value-type="float">
            <text:p>0.3020208</text:p>
          </table:table-cell>
          <table:table-cell office:value-type="float" office:value="0.3033328" calcext:value-type="float">
            <text:p>0.3033328</text:p>
          </table:table-cell>
          <table:table-cell office:value-type="float" office:value="0.3046894" calcext:value-type="float">
            <text:p>0.3046894</text:p>
          </table:table-cell>
          <table:table-cell office:value-type="float" office:value="0.3522424" calcext:value-type="float">
            <text:p>0.3522424</text:p>
          </table:table-cell>
          <table:table-cell office:value-type="float" office:value="0.3627968" calcext:value-type="float">
            <text:p>0.3627968</text:p>
          </table:table-cell>
          <table:table-cell office:value-type="float" office:value="0.3877704" calcext:value-type="float">
            <text:p>0.3877704</text:p>
          </table:table-cell>
          <table:table-cell office:value-type="float" office:value="0.4139493" calcext:value-type="float">
            <text:p>0.4139493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6757E-015" calcext:value-type="float">
            <text:p>1.906757E-15</text:p>
          </table:table-cell>
          <table:table-cell office:value-type="float" office:value="1.919301E-015" calcext:value-type="float">
            <text:p>1.919301E-15</text:p>
          </table:table-cell>
          <table:table-cell office:value-type="float" office:value="1.967376E-015" calcext:value-type="float">
            <text:p>1.967376E-15</text:p>
          </table:table-cell>
          <table:table-cell office:value-type="float" office:value="1.970523E-015" calcext:value-type="float">
            <text:p>1.970523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3.22016" calcext:value-type="float">
            <text:p>-23.22016</text:p>
          </table:table-cell>
          <table:table-cell office:value-type="float" office:value="-0.01912878" calcext:value-type="float">
            <text:p>-0.01912878</text:p>
          </table:table-cell>
          <table:table-cell office:value-type="float" office:value="-0.01876364" calcext:value-type="float">
            <text:p>-0.01876364</text:p>
          </table:table-cell>
          <table:table-cell office:value-type="float" office:value="-0.01822897" calcext:value-type="float">
            <text:p>-0.01822897</text:p>
          </table:table-cell>
          <table:table-cell office:value-type="float" office:value="-0.01769052" calcext:value-type="float">
            <text:p>-0.01769052</text:p>
          </table:table-cell>
          <table:table-cell office:value-type="float" office:value="-0.01714686" calcext:value-type="float">
            <text:p>-0.01714686</text:p>
          </table:table-cell>
          <table:table-cell office:value-type="float" office:value="-0.01597738" calcext:value-type="float">
            <text:p>-0.01597738</text:p>
          </table:table-cell>
          <table:table-cell office:value-type="float" office:value="-0.0132849" calcext:value-type="float">
            <text:p>-0.0132849</text:p>
          </table:table-cell>
          <table:table-cell office:value-type="float" office:value="-0.00702641" calcext:value-type="float">
            <text:p>-0.00702641</text:p>
          </table:table-cell>
          <table:table-cell office:value-type="float" office:value="-0.003763559" calcext:value-type="float">
            <text:p>-0.003763559</text:p>
          </table:table-cell>
          <table:table-cell office:value-type="float" office:value="1685.949" calcext:value-type="float">
            <text:p>1685.949</text:p>
          </table:table-cell>
          <table:table-cell office:value-type="float" office:value="0" calcext:value-type="float">
            <text:p>0</text:p>
          </table:table-cell>
          <table:table-cell office:value-type="float" office:value="-83.13509" calcext:value-type="float">
            <text:p>-83.13509</text:p>
          </table:table-cell>
          <table:table-cell office:value-type="float" office:value="-0.0003330524" calcext:value-type="float">
            <text:p>-0.0003330524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3" calcext:value-type="float">
            <text:p>-1.22850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112004" calcext:value-type="float">
            <text:p>4112004</text:p>
          </table:table-cell>
          <table:table-cell office:value-type="float" office:value="766.0817" calcext:value-type="float">
            <text:p>766.0817</text:p>
          </table:table-cell>
          <table:table-cell office:value-type="float" office:value="183.383" calcext:value-type="float">
            <text:p>183.383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5.515" calcext:value-type="float">
            <text:p>1255.515</text:p>
          </table:table-cell>
          <table:table-cell office:value-type="float" office:value="634.2054" calcext:value-type="float">
            <text:p>634.2054</text:p>
          </table:table-cell>
          <table:table-cell office:value-type="float" office:value="0" calcext:value-type="float">
            <text:p>0</text:p>
          </table:table-cell>
          <table:table-cell office:value-type="float" office:value="0.08892576" calcext:value-type="float">
            <text:p>0.08892576</text:p>
          </table:table-cell>
          <table:table-cell office:value-type="float" office:value="0.2998132" calcext:value-type="float">
            <text:p>0.2998132</text:p>
          </table:table-cell>
          <table:table-cell office:value-type="float" office:value="0.3006442" calcext:value-type="float">
            <text:p>0.3006442</text:p>
          </table:table-cell>
          <table:table-cell office:value-type="float" office:value="0.3019822" calcext:value-type="float">
            <text:p>0.3019822</text:p>
          </table:table-cell>
          <table:table-cell office:value-type="float" office:value="0.3033119" calcext:value-type="float">
            <text:p>0.3033119</text:p>
          </table:table-cell>
          <table:table-cell office:value-type="float" office:value="0.3046331" calcext:value-type="float">
            <text:p>0.3046331</text:p>
          </table:table-cell>
          <table:table-cell office:value-type="float" office:value="0.3520465" calcext:value-type="float">
            <text:p>0.3520465</text:p>
          </table:table-cell>
          <table:table-cell office:value-type="float" office:value="0.3625696" calcext:value-type="float">
            <text:p>0.3625696</text:p>
          </table:table-cell>
          <table:table-cell office:value-type="float" office:value="0.3877325" calcext:value-type="float">
            <text:p>0.3877325</text:p>
          </table:table-cell>
          <table:table-cell office:value-type="float" office:value="0.4139491" calcext:value-type="float">
            <text:p>0.4139491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6805E-015" calcext:value-type="float">
            <text:p>1.906805E-15</text:p>
          </table:table-cell>
          <table:table-cell office:value-type="float" office:value="1.91929E-015" calcext:value-type="float">
            <text:p>1.91929E-15</text:p>
          </table:table-cell>
          <table:table-cell office:value-type="float" office:value="1.967371E-015" calcext:value-type="float">
            <text:p>1.967371E-15</text:p>
          </table:table-cell>
          <table:table-cell office:value-type="float" office:value="1.970516E-015" calcext:value-type="float">
            <text:p>1.970516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5.07533" calcext:value-type="float">
            <text:p>-35.07533</text:p>
          </table:table-cell>
          <table:table-cell office:value-type="float" office:value="-0.0191556" calcext:value-type="float">
            <text:p>-0.0191556</text:p>
          </table:table-cell>
          <table:table-cell office:value-type="float" office:value="-0.01879579" calcext:value-type="float">
            <text:p>-0.01879579</text:p>
          </table:table-cell>
          <table:table-cell office:value-type="float" office:value="-0.018245" calcext:value-type="float">
            <text:p>-0.018245</text:p>
          </table:table-cell>
          <table:table-cell office:value-type="float" office:value="-0.01769859" calcext:value-type="float">
            <text:p>-0.01769859</text:p>
          </table:table-cell>
          <table:table-cell office:value-type="float" office:value="-0.01716873" calcext:value-type="float">
            <text:p>-0.01716873</text:p>
          </table:table-cell>
          <table:table-cell office:value-type="float" office:value="-0.01606381" calcext:value-type="float">
            <text:p>-0.01606381</text:p>
          </table:table-cell>
          <table:table-cell office:value-type="float" office:value="-0.01336525" calcext:value-type="float">
            <text:p>-0.01336525</text:p>
          </table:table-cell>
          <table:table-cell office:value-type="float" office:value="-0.007033" calcext:value-type="float">
            <text:p>-0.007033</text:p>
          </table:table-cell>
          <table:table-cell office:value-type="float" office:value="-0.00376357" calcext:value-type="float">
            <text:p>-0.00376357</text:p>
          </table:table-cell>
          <table:table-cell office:value-type="float" office:value="1689.599" calcext:value-type="float">
            <text:p>1689.599</text:p>
          </table:table-cell>
          <table:table-cell office:value-type="float" office:value="0" calcext:value-type="float">
            <text:p>0</text:p>
          </table:table-cell>
          <table:table-cell office:value-type="float" office:value="-83.09035" calcext:value-type="float">
            <text:p>-83.09035</text:p>
          </table:table-cell>
          <table:table-cell office:value-type="float" office:value="-0.0003333855" calcext:value-type="float">
            <text:p>-0.000333385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4" calcext:value-type="float">
            <text:p>-1.22850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112004" calcext:value-type="float">
            <text:p>5112004</text:p>
          </table:table-cell>
          <table:table-cell office:value-type="float" office:value="766.4816" calcext:value-type="float">
            <text:p>766.4816</text:p>
          </table:table-cell>
          <table:table-cell office:value-type="float" office:value="183.286" calcext:value-type="float">
            <text:p>183.286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5.957" calcext:value-type="float">
            <text:p>1255.957</text:p>
          </table:table-cell>
          <table:table-cell office:value-type="float" office:value="634.2581" calcext:value-type="float">
            <text:p>634.2581</text:p>
          </table:table-cell>
          <table:table-cell office:value-type="float" office:value="0" calcext:value-type="float">
            <text:p>0</text:p>
          </table:table-cell>
          <table:table-cell office:value-type="float" office:value="0.1413044" calcext:value-type="float">
            <text:p>0.1413044</text:p>
          </table:table-cell>
          <table:table-cell office:value-type="float" office:value="0.2993144" calcext:value-type="float">
            <text:p>0.2993144</text:p>
          </table:table-cell>
          <table:table-cell office:value-type="float" office:value="0.3004682" calcext:value-type="float">
            <text:p>0.3004682</text:p>
          </table:table-cell>
          <table:table-cell office:value-type="float" office:value="0.3019155" calcext:value-type="float">
            <text:p>0.3019155</text:p>
          </table:table-cell>
          <table:table-cell office:value-type="float" office:value="0.303249" calcext:value-type="float">
            <text:p>0.303249</text:p>
          </table:table-cell>
          <table:table-cell office:value-type="float" office:value="0.3045564" calcext:value-type="float">
            <text:p>0.3045564</text:p>
          </table:table-cell>
          <table:table-cell office:value-type="float" office:value="0.3518956" calcext:value-type="float">
            <text:p>0.3518956</text:p>
          </table:table-cell>
          <table:table-cell office:value-type="float" office:value="0.3623316" calcext:value-type="float">
            <text:p>0.3623316</text:p>
          </table:table-cell>
          <table:table-cell office:value-type="float" office:value="0.3877462" calcext:value-type="float">
            <text:p>0.3877462</text:p>
          </table:table-cell>
          <table:table-cell office:value-type="float" office:value="0.4139491" calcext:value-type="float">
            <text:p>0.4139491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6852E-015" calcext:value-type="float">
            <text:p>1.906852E-15</text:p>
          </table:table-cell>
          <table:table-cell office:value-type="float" office:value="1.919276E-015" calcext:value-type="float">
            <text:p>1.919276E-15</text:p>
          </table:table-cell>
          <table:table-cell office:value-type="float" office:value="1.967364E-015" calcext:value-type="float">
            <text:p>1.967364E-15</text:p>
          </table:table-cell>
          <table:table-cell office:value-type="float" office:value="1.970511E-015" calcext:value-type="float">
            <text:p>1.970511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060317" calcext:value-type="float">
            <text:p>-2.060317</text:p>
          </table:table-cell>
          <table:table-cell office:value-type="float" office:value="-0.01937344" calcext:value-type="float">
            <text:p>-0.01937344</text:p>
          </table:table-cell>
          <table:table-cell office:value-type="float" office:value="-0.01886908" calcext:value-type="float">
            <text:p>-0.01886908</text:p>
          </table:table-cell>
          <table:table-cell office:value-type="float" office:value="-0.01827211" calcext:value-type="float">
            <text:p>-0.01827211</text:p>
          </table:table-cell>
          <table:table-cell office:value-type="float" office:value="-0.01772381" calcext:value-type="float">
            <text:p>-0.01772381</text:p>
          </table:table-cell>
          <table:table-cell office:value-type="float" office:value="-0.01719858" calcext:value-type="float">
            <text:p>-0.01719858</text:p>
          </table:table-cell>
          <table:table-cell office:value-type="float" office:value="-0.01613006" calcext:value-type="float">
            <text:p>-0.01613006</text:p>
          </table:table-cell>
          <table:table-cell office:value-type="float" office:value="-0.01344946" calcext:value-type="float">
            <text:p>-0.01344946</text:p>
          </table:table-cell>
          <table:table-cell office:value-type="float" office:value="-0.007030821" calcext:value-type="float">
            <text:p>-0.007030821</text:p>
          </table:table-cell>
          <table:table-cell office:value-type="float" office:value="-0.00376357" calcext:value-type="float">
            <text:p>-0.00376357</text:p>
          </table:table-cell>
          <table:table-cell office:value-type="float" office:value="1693.238" calcext:value-type="float">
            <text:p>1693.238</text:p>
          </table:table-cell>
          <table:table-cell office:value-type="float" office:value="0" calcext:value-type="float">
            <text:p>0</text:p>
          </table:table-cell>
          <table:table-cell office:value-type="float" office:value="-83.05193" calcext:value-type="float">
            <text:p>-83.05193</text:p>
          </table:table-cell>
          <table:table-cell office:value-type="float" office:value="-0.0003336929" calcext:value-type="float">
            <text:p>-0.0003336929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4" calcext:value-type="float">
            <text:p>-1.22850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112004" calcext:value-type="float">
            <text:p>6112004</text:p>
          </table:table-cell>
          <table:table-cell office:value-type="float" office:value="766.4816" calcext:value-type="float">
            <text:p>766.4816</text:p>
          </table:table-cell>
          <table:table-cell office:value-type="float" office:value="183.5308" calcext:value-type="float">
            <text:p>183.5308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5.671" calcext:value-type="float">
            <text:p>1255.671</text:p>
          </table:table-cell>
          <table:table-cell office:value-type="float" office:value="634.2975" calcext:value-type="float">
            <text:p>634.2975</text:p>
          </table:table-cell>
          <table:table-cell office:value-type="float" office:value="0" calcext:value-type="float">
            <text:p>0</text:p>
          </table:table-cell>
          <table:table-cell office:value-type="float" office:value="0.1241915" calcext:value-type="float">
            <text:p>0.1241915</text:p>
          </table:table-cell>
          <table:table-cell office:value-type="float" office:value="0.2987278" calcext:value-type="float">
            <text:p>0.2987278</text:p>
          </table:table-cell>
          <table:table-cell office:value-type="float" office:value="0.2999097" calcext:value-type="float">
            <text:p>0.2999097</text:p>
          </table:table-cell>
          <table:table-cell office:value-type="float" office:value="0.3015646" calcext:value-type="float">
            <text:p>0.3015646</text:p>
          </table:table-cell>
          <table:table-cell office:value-type="float" office:value="0.3030529" calcext:value-type="float">
            <text:p>0.3030529</text:p>
          </table:table-cell>
          <table:table-cell office:value-type="float" office:value="0.30443" calcext:value-type="float">
            <text:p>0.30443</text:p>
          </table:table-cell>
          <table:table-cell office:value-type="float" office:value="0.3517324" calcext:value-type="float">
            <text:p>0.3517324</text:p>
          </table:table-cell>
          <table:table-cell office:value-type="float" office:value="0.3620788" calcext:value-type="float">
            <text:p>0.3620788</text:p>
          </table:table-cell>
          <table:table-cell office:value-type="float" office:value="0.3878068" calcext:value-type="float">
            <text:p>0.3878068</text:p>
          </table:table-cell>
          <table:table-cell office:value-type="float" office:value="0.4139492" calcext:value-type="float">
            <text:p>0.4139492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6898E-015" calcext:value-type="float">
            <text:p>1.906898E-15</text:p>
          </table:table-cell>
          <table:table-cell office:value-type="float" office:value="1.919265E-015" calcext:value-type="float">
            <text:p>1.919265E-15</text:p>
          </table:table-cell>
          <table:table-cell office:value-type="float" office:value="1.967356E-015" calcext:value-type="float">
            <text:p>1.967356E-15</text:p>
          </table:table-cell>
          <table:table-cell office:value-type="float" office:value="1.970509E-015" calcext:value-type="float">
            <text:p>1.970509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526749" calcext:value-type="float">
            <text:p>-4.526749</text:p>
          </table:table-cell>
          <table:table-cell office:value-type="float" office:value="-0.01964233" calcext:value-type="float">
            <text:p>-0.01964233</text:p>
          </table:table-cell>
          <table:table-cell office:value-type="float" office:value="-0.01911562" calcext:value-type="float">
            <text:p>-0.01911562</text:p>
          </table:table-cell>
          <table:table-cell office:value-type="float" office:value="-0.01841923" calcext:value-type="float">
            <text:p>-0.01841923</text:p>
          </table:table-cell>
          <table:table-cell office:value-type="float" office:value="-0.01780267" calcext:value-type="float">
            <text:p>-0.01780267</text:p>
          </table:table-cell>
          <table:table-cell office:value-type="float" office:value="-0.01724779" calcext:value-type="float">
            <text:p>-0.01724779</text:p>
          </table:table-cell>
          <table:table-cell office:value-type="float" office:value="-0.01620257" calcext:value-type="float">
            <text:p>-0.01620257</text:p>
          </table:table-cell>
          <table:table-cell office:value-type="float" office:value="-0.01354012" calcext:value-type="float">
            <text:p>-0.01354012</text:p>
          </table:table-cell>
          <table:table-cell office:value-type="float" office:value="-0.007020245" calcext:value-type="float">
            <text:p>-0.007020245</text:p>
          </table:table-cell>
          <table:table-cell office:value-type="float" office:value="-0.003763568" calcext:value-type="float">
            <text:p>-0.003763568</text:p>
          </table:table-cell>
          <table:table-cell office:value-type="float" office:value="1696.875" calcext:value-type="float">
            <text:p>1696.875</text:p>
          </table:table-cell>
          <table:table-cell office:value-type="float" office:value="0" calcext:value-type="float">
            <text:p>0</text:p>
          </table:table-cell>
          <table:table-cell office:value-type="float" office:value="-83.00426" calcext:value-type="float">
            <text:p>-83.00426</text:p>
          </table:table-cell>
          <table:table-cell office:value-type="float" office:value="-0.0003340986" calcext:value-type="float">
            <text:p>-0.0003340986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4" calcext:value-type="float">
            <text:p>-1.22850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112004" calcext:value-type="float">
            <text:p>7112004</text:p>
          </table:table-cell>
          <table:table-cell office:value-type="float" office:value="766.4816" calcext:value-type="float">
            <text:p>766.4816</text:p>
          </table:table-cell>
          <table:table-cell office:value-type="float" office:value="183.7857" calcext:value-type="float">
            <text:p>183.7857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5.385" calcext:value-type="float">
            <text:p>1255.385</text:p>
          </table:table-cell>
          <table:table-cell office:value-type="float" office:value="634.3346" calcext:value-type="float">
            <text:p>634.3346</text:p>
          </table:table-cell>
          <table:table-cell office:value-type="float" office:value="0" calcext:value-type="float">
            <text:p>0</text:p>
          </table:table-cell>
          <table:table-cell office:value-type="float" office:value="0.1037606" calcext:value-type="float">
            <text:p>0.1037606</text:p>
          </table:table-cell>
          <table:table-cell office:value-type="float" office:value="0.2987389" calcext:value-type="float">
            <text:p>0.2987389</text:p>
          </table:table-cell>
          <table:table-cell office:value-type="float" office:value="0.2997285" calcext:value-type="float">
            <text:p>0.2997285</text:p>
          </table:table-cell>
          <table:table-cell office:value-type="float" office:value="0.3012993" calcext:value-type="float">
            <text:p>0.3012993</text:p>
          </table:table-cell>
          <table:table-cell office:value-type="float" office:value="0.3028168" calcext:value-type="float">
            <text:p>0.3028168</text:p>
          </table:table-cell>
          <table:table-cell office:value-type="float" office:value="0.304264" calcext:value-type="float">
            <text:p>0.304264</text:p>
          </table:table-cell>
          <table:table-cell office:value-type="float" office:value="0.3515948" calcext:value-type="float">
            <text:p>0.3515948</text:p>
          </table:table-cell>
          <table:table-cell office:value-type="float" office:value="0.3618824" calcext:value-type="float">
            <text:p>0.3618824</text:p>
          </table:table-cell>
          <table:table-cell office:value-type="float" office:value="0.3878435" calcext:value-type="float">
            <text:p>0.3878435</text:p>
          </table:table-cell>
          <table:table-cell office:value-type="float" office:value="0.4139492" calcext:value-type="float">
            <text:p>0.4139492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6942E-015" calcext:value-type="float">
            <text:p>1.906942E-15</text:p>
          </table:table-cell>
          <table:table-cell office:value-type="float" office:value="1.919254E-015" calcext:value-type="float">
            <text:p>1.919254E-15</text:p>
          </table:table-cell>
          <table:table-cell office:value-type="float" office:value="1.967346E-015" calcext:value-type="float">
            <text:p>1.967346E-15</text:p>
          </table:table-cell>
          <table:table-cell office:value-type="float" office:value="1.970507E-015" calcext:value-type="float">
            <text:p>1.970507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3.56866" calcext:value-type="float">
            <text:p>-13.56866</text:p>
          </table:table-cell>
          <table:table-cell office:value-type="float" office:value="-0.01963885" calcext:value-type="float">
            <text:p>-0.01963885</text:p>
          </table:table-cell>
          <table:table-cell office:value-type="float" office:value="-0.01919749" calcext:value-type="float">
            <text:p>-0.01919749</text:p>
          </table:table-cell>
          <table:table-cell office:value-type="float" office:value="-0.01853264" calcext:value-type="float">
            <text:p>-0.01853264</text:p>
          </table:table-cell>
          <table:table-cell office:value-type="float" office:value="-0.0178992" calcext:value-type="float">
            <text:p>-0.0178992</text:p>
          </table:table-cell>
          <table:table-cell office:value-type="float" office:value="-0.01731308" calcext:value-type="float">
            <text:p>-0.01731308</text:p>
          </table:table-cell>
          <table:table-cell office:value-type="float" office:value="-0.01626382" calcext:value-type="float">
            <text:p>-0.01626382</text:p>
          </table:table-cell>
          <table:table-cell office:value-type="float" office:value="-0.01361107" calcext:value-type="float">
            <text:p>-0.01361107</text:p>
          </table:table-cell>
          <table:table-cell office:value-type="float" office:value="-0.007013847" calcext:value-type="float">
            <text:p>-0.007013847</text:p>
          </table:table-cell>
          <table:table-cell office:value-type="float" office:value="-0.003763564" calcext:value-type="float">
            <text:p>-0.003763564</text:p>
          </table:table-cell>
          <table:table-cell office:value-type="float" office:value="1700.491" calcext:value-type="float">
            <text:p>1700.491</text:p>
          </table:table-cell>
          <table:table-cell office:value-type="float" office:value="0" calcext:value-type="float">
            <text:p>0</text:p>
          </table:table-cell>
          <table:table-cell office:value-type="float" office:value="-82.96576" calcext:value-type="float">
            <text:p>-82.96576</text:p>
          </table:table-cell>
          <table:table-cell office:value-type="float" office:value="-0.0003344165" calcext:value-type="float">
            <text:p>-0.000334416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4" calcext:value-type="float">
            <text:p>-1.22850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112004" calcext:value-type="float">
            <text:p>8112004</text:p>
          </table:table-cell>
          <table:table-cell office:value-type="float" office:value="766.4816" calcext:value-type="float">
            <text:p>766.4816</text:p>
          </table:table-cell>
          <table:table-cell office:value-type="float" office:value="183.8853" calcext:value-type="float">
            <text:p>183.8853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5.266" calcext:value-type="float">
            <text:p>1255.266</text:p>
          </table:table-cell>
          <table:table-cell office:value-type="float" office:value="634.3638" calcext:value-type="float">
            <text:p>634.3638</text:p>
          </table:table-cell>
          <table:table-cell office:value-type="float" office:value="0" calcext:value-type="float">
            <text:p>0</text:p>
          </table:table-cell>
          <table:table-cell office:value-type="float" office:value="0.09650649" calcext:value-type="float">
            <text:p>0.09650649</text:p>
          </table:table-cell>
          <table:table-cell office:value-type="float" office:value="0.298882" calcext:value-type="float">
            <text:p>0.298882</text:p>
          </table:table-cell>
          <table:table-cell office:value-type="float" office:value="0.299766" calcext:value-type="float">
            <text:p>0.299766</text:p>
          </table:table-cell>
          <table:table-cell office:value-type="float" office:value="0.3012181" calcext:value-type="float">
            <text:p>0.3012181</text:p>
          </table:table-cell>
          <table:table-cell office:value-type="float" office:value="0.3026813" calcext:value-type="float">
            <text:p>0.3026813</text:p>
          </table:table-cell>
          <table:table-cell office:value-type="float" office:value="0.3041383" calcext:value-type="float">
            <text:p>0.3041383</text:p>
          </table:table-cell>
          <table:table-cell office:value-type="float" office:value="0.3514759" calcext:value-type="float">
            <text:p>0.3514759</text:p>
          </table:table-cell>
          <table:table-cell office:value-type="float" office:value="0.3617287" calcext:value-type="float">
            <text:p>0.3617287</text:p>
          </table:table-cell>
          <table:table-cell office:value-type="float" office:value="0.3878636" calcext:value-type="float">
            <text:p>0.3878636</text:p>
          </table:table-cell>
          <table:table-cell office:value-type="float" office:value="0.4139492" calcext:value-type="float">
            <text:p>0.4139492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6985E-015" calcext:value-type="float">
            <text:p>1.906985E-15</text:p>
          </table:table-cell>
          <table:table-cell office:value-type="float" office:value="1.919244E-015" calcext:value-type="float">
            <text:p>1.919244E-15</text:p>
          </table:table-cell>
          <table:table-cell office:value-type="float" office:value="1.967337E-015" calcext:value-type="float">
            <text:p>1.967337E-15</text:p>
          </table:table-cell>
          <table:table-cell office:value-type="float" office:value="1.970505E-015" calcext:value-type="float">
            <text:p>1.970505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1.41661" calcext:value-type="float">
            <text:p>-21.41661</text:p>
          </table:table-cell>
          <table:table-cell office:value-type="float" office:value="-0.01957191" calcext:value-type="float">
            <text:p>-0.01957191</text:p>
          </table:table-cell>
          <table:table-cell office:value-type="float" office:value="-0.01918123" calcext:value-type="float">
            <text:p>-0.01918123</text:p>
          </table:table-cell>
          <table:table-cell office:value-type="float" office:value="-0.01856779" calcext:value-type="float">
            <text:p>-0.01856779</text:p>
          </table:table-cell>
          <table:table-cell office:value-type="float" office:value="-0.01795522" calcext:value-type="float">
            <text:p>-0.01795522</text:p>
          </table:table-cell>
          <table:table-cell office:value-type="float" office:value="-0.01736292" calcext:value-type="float">
            <text:p>-0.01736292</text:p>
          </table:table-cell>
          <table:table-cell office:value-type="float" office:value="-0.01631702" calcext:value-type="float">
            <text:p>-0.01631702</text:p>
          </table:table-cell>
          <table:table-cell office:value-type="float" office:value="-0.01366681" calcext:value-type="float">
            <text:p>-0.01366681</text:p>
          </table:table-cell>
          <table:table-cell office:value-type="float" office:value="-0.007010333" calcext:value-type="float">
            <text:p>-0.007010333</text:p>
          </table:table-cell>
          <table:table-cell office:value-type="float" office:value="-0.003763564" calcext:value-type="float">
            <text:p>-0.003763564</text:p>
          </table:table-cell>
          <table:table-cell office:value-type="float" office:value="1704.086" calcext:value-type="float">
            <text:p>1704.086</text:p>
          </table:table-cell>
          <table:table-cell office:value-type="float" office:value="0" calcext:value-type="float">
            <text:p>0</text:p>
          </table:table-cell>
          <table:table-cell office:value-type="float" office:value="-82.92091" calcext:value-type="float">
            <text:p>-82.92091</text:p>
          </table:table-cell>
          <table:table-cell office:value-type="float" office:value="-0.0003347202" calcext:value-type="float">
            <text:p>-0.0003347202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4" calcext:value-type="float">
            <text:p>-1.22850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112004" calcext:value-type="float">
            <text:p>9112004</text:p>
          </table:table-cell>
          <table:table-cell office:value-type="float" office:value="785.3007" calcext:value-type="float">
            <text:p>785.3007</text:p>
          </table:table-cell>
          <table:table-cell office:value-type="float" office:value="183.8934" calcext:value-type="float">
            <text:p>183.8934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73.368" calcext:value-type="float">
            <text:p>1273.368</text:p>
          </table:table-cell>
          <table:table-cell office:value-type="float" office:value="635.0785" calcext:value-type="float">
            <text:p>635.0785</text:p>
          </table:table-cell>
          <table:table-cell office:value-type="float" office:value="0" calcext:value-type="float">
            <text:p>0</text:p>
          </table:table-cell>
          <table:table-cell office:value-type="float" office:value="0.446613" calcext:value-type="float">
            <text:p>0.446613</text:p>
          </table:table-cell>
          <table:table-cell office:value-type="float" office:value="0.4441041" calcext:value-type="float">
            <text:p>0.4441041</text:p>
          </table:table-cell>
          <table:table-cell office:value-type="float" office:value="0.4496034" calcext:value-type="float">
            <text:p>0.4496034</text:p>
          </table:table-cell>
          <table:table-cell office:value-type="float" office:value="0.373993" calcext:value-type="float">
            <text:p>0.373993</text:p>
          </table:table-cell>
          <table:table-cell office:value-type="float" office:value="0.3129004" calcext:value-type="float">
            <text:p>0.3129004</text:p>
          </table:table-cell>
          <table:table-cell office:value-type="float" office:value="0.3066935" calcext:value-type="float">
            <text:p>0.3066935</text:p>
          </table:table-cell>
          <table:table-cell office:value-type="float" office:value="0.3600372" calcext:value-type="float">
            <text:p>0.3600372</text:p>
          </table:table-cell>
          <table:table-cell office:value-type="float" office:value="0.3617019" calcext:value-type="float">
            <text:p>0.3617019</text:p>
          </table:table-cell>
          <table:table-cell office:value-type="float" office:value="0.3877456" calcext:value-type="float">
            <text:p>0.3877456</text:p>
          </table:table-cell>
          <table:table-cell office:value-type="float" office:value="0.4138106" calcext:value-type="float">
            <text:p>0.4138106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001290493" calcext:value-type="float">
            <text:p>1.290493E-06</text:p>
          </table:table-cell>
          <table:table-cell office:value-type="float" office:value="1.907027E-015" calcext:value-type="float">
            <text:p>1.907027E-15</text:p>
          </table:table-cell>
          <table:table-cell office:value-type="float" office:value="1.919233E-015" calcext:value-type="float">
            <text:p>1.919233E-15</text:p>
          </table:table-cell>
          <table:table-cell office:value-type="float" office:value="1.967326E-015" calcext:value-type="float">
            <text:p>1.967326E-15</text:p>
          </table:table-cell>
          <table:table-cell office:value-type="float" office:value="1.970505E-015" calcext:value-type="float">
            <text:p>1.970505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1203192" calcext:value-type="float">
            <text:p>-0.001203192</text:p>
          </table:table-cell>
          <table:table-cell office:value-type="float" office:value="-0.00126206" calcext:value-type="float">
            <text:p>-0.00126206</text:p>
          </table:table-cell>
          <table:table-cell office:value-type="float" office:value="-0.001150139" calcext:value-type="float">
            <text:p>-0.001150139</text:p>
          </table:table-cell>
          <table:table-cell office:value-type="float" office:value="-0.004647479" calcext:value-type="float">
            <text:p>-0.004647479</text:p>
          </table:table-cell>
          <table:table-cell office:value-type="float" office:value="-0.01464736" calcext:value-type="float">
            <text:p>-0.01464736</text:p>
          </table:table-cell>
          <table:table-cell office:value-type="float" office:value="-0.01646693" calcext:value-type="float">
            <text:p>-0.01646693</text:p>
          </table:table-cell>
          <table:table-cell office:value-type="float" office:value="-0.01292882" calcext:value-type="float">
            <text:p>-0.01292882</text:p>
          </table:table-cell>
          <table:table-cell office:value-type="float" office:value="-0.01367948" calcext:value-type="float">
            <text:p>-0.01367948</text:p>
          </table:table-cell>
          <table:table-cell office:value-type="float" office:value="-0.007030905" calcext:value-type="float">
            <text:p>-0.007030905</text:p>
          </table:table-cell>
          <table:table-cell office:value-type="float" office:value="-0.003775975" calcext:value-type="float">
            <text:p>-0.003775975</text:p>
          </table:table-cell>
          <table:table-cell office:value-type="float" office:value="1708.521" calcext:value-type="float">
            <text:p>1708.521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03353158" calcext:value-type="float">
            <text:p>-0.0003353158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9165" calcext:value-type="float">
            <text:p>-1.22916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112004" calcext:value-type="float">
            <text:p>10112004</text:p>
          </table:table-cell>
          <table:table-cell office:value-type="float" office:value="787.6815" calcext:value-type="float">
            <text:p>787.6815</text:p>
          </table:table-cell>
          <table:table-cell office:value-type="float" office:value="184.3624" calcext:value-type="float">
            <text:p>184.3624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69.828" calcext:value-type="float">
            <text:p>1269.828</text:p>
          </table:table-cell>
          <table:table-cell office:value-type="float" office:value="640.5322" calcext:value-type="float">
            <text:p>640.5322</text:p>
          </table:table-cell>
          <table:table-cell office:value-type="float" office:value="0" calcext:value-type="float">
            <text:p>0</text:p>
          </table:table-cell>
          <table:table-cell office:value-type="float" office:value="0.3453849" calcext:value-type="float">
            <text:p>0.3453849</text:p>
          </table:table-cell>
          <table:table-cell office:value-type="float" office:value="0.3464336" calcext:value-type="float">
            <text:p>0.3464336</text:p>
          </table:table-cell>
          <table:table-cell office:value-type="float" office:value="0.3484804" calcext:value-type="float">
            <text:p>0.3484804</text:p>
          </table:table-cell>
          <table:table-cell office:value-type="float" office:value="0.3504387" calcext:value-type="float">
            <text:p>0.3504387</text:p>
          </table:table-cell>
          <table:table-cell office:value-type="float" office:value="0.3515212" calcext:value-type="float">
            <text:p>0.3515212</text:p>
          </table:table-cell>
          <table:table-cell office:value-type="float" office:value="0.3515476" calcext:value-type="float">
            <text:p>0.3515476</text:p>
          </table:table-cell>
          <table:table-cell office:value-type="float" office:value="0.3701522" calcext:value-type="float">
            <text:p>0.3701522</text:p>
          </table:table-cell>
          <table:table-cell office:value-type="float" office:value="0.3625066" calcext:value-type="float">
            <text:p>0.3625066</text:p>
          </table:table-cell>
          <table:table-cell office:value-type="float" office:value="0.3878019" calcext:value-type="float">
            <text:p>0.3878019</text:p>
          </table:table-cell>
          <table:table-cell office:value-type="float" office:value="0.4139494" calcext:value-type="float">
            <text:p>0.4139494</text:p>
          </table:table-cell>
          <table:table-cell office:value-type="float" office:value="0.5107094" calcext:value-type="float">
            <text:p>0.510709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7077E-015" calcext:value-type="float">
            <text:p>1.907077E-15</text:p>
          </table:table-cell>
          <table:table-cell office:value-type="float" office:value="1.919222E-015" calcext:value-type="float">
            <text:p>1.919222E-15</text:p>
          </table:table-cell>
          <table:table-cell office:value-type="float" office:value="1.96732E-015" calcext:value-type="float">
            <text:p>1.96732E-15</text:p>
          </table:table-cell>
          <table:table-cell office:value-type="float" office:value="1.970499E-015" calcext:value-type="float">
            <text:p>1.970499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7106612" calcext:value-type="float">
            <text:p>-0.007106612</text:p>
          </table:table-cell>
          <table:table-cell office:value-type="float" office:value="-0.006974986" calcext:value-type="float">
            <text:p>-0.006974986</text:p>
          </table:table-cell>
          <table:table-cell office:value-type="float" office:value="-0.006711096" calcext:value-type="float">
            <text:p>-0.006711096</text:p>
          </table:table-cell>
          <table:table-cell office:value-type="float" office:value="-0.00647562" calcext:value-type="float">
            <text:p>-0.00647562</text:p>
          </table:table-cell>
          <table:table-cell office:value-type="float" office:value="-0.006339877" calcext:value-type="float">
            <text:p>-0.006339877</text:p>
          </table:table-cell>
          <table:table-cell office:value-type="float" office:value="-0.006333435" calcext:value-type="float">
            <text:p>-0.006333435</text:p>
          </table:table-cell>
          <table:table-cell office:value-type="float" office:value="-0.009942298" calcext:value-type="float">
            <text:p>-0.009942298</text:p>
          </table:table-cell>
          <table:table-cell office:value-type="float" office:value="-0.0133949" calcext:value-type="float">
            <text:p>-0.0133949</text:p>
          </table:table-cell>
          <table:table-cell office:value-type="float" office:value="-0.007020898" calcext:value-type="float">
            <text:p>-0.007020898</text:p>
          </table:table-cell>
          <table:table-cell office:value-type="float" office:value="-0.003763548" calcext:value-type="float">
            <text:p>-0.003763548</text:p>
          </table:table-cell>
          <table:table-cell office:value-type="float" office:value="1717.624" calcext:value-type="float">
            <text:p>1717.624</text:p>
          </table:table-cell>
          <table:table-cell office:value-type="float" office:value="0" calcext:value-type="float">
            <text:p>0</text:p>
          </table:table-cell>
          <table:table-cell office:value-type="float" office:value="-0.007294239" calcext:value-type="float">
            <text:p>-0.007294239</text:p>
          </table:table-cell>
          <table:table-cell office:value-type="float" office:value="-0.0003425128" calcext:value-type="float">
            <text:p>-0.0003425128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3" calcext:value-type="float">
            <text:p>-1.22850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112004" calcext:value-type="float">
            <text:p>11112004</text:p>
          </table:table-cell>
          <table:table-cell office:value-type="float" office:value="787.6815" calcext:value-type="float">
            <text:p>787.6815</text:p>
          </table:table-cell>
          <table:table-cell office:value-type="float" office:value="185.208" calcext:value-type="float">
            <text:p>185.208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64.682" calcext:value-type="float">
            <text:p>1264.682</text:p>
          </table:table-cell>
          <table:table-cell office:value-type="float" office:value="644.8348" calcext:value-type="float">
            <text:p>644.8348</text:p>
          </table:table-cell>
          <table:table-cell office:value-type="float" office:value="0" calcext:value-type="float">
            <text:p>0</text:p>
          </table:table-cell>
          <table:table-cell office:value-type="float" office:value="0.305317" calcext:value-type="float">
            <text:p>0.305317</text:p>
          </table:table-cell>
          <table:table-cell office:value-type="float" office:value="0.3157511" calcext:value-type="float">
            <text:p>0.3157511</text:p>
          </table:table-cell>
          <table:table-cell office:value-type="float" office:value="0.3207233" calcext:value-type="float">
            <text:p>0.3207233</text:p>
          </table:table-cell>
          <table:table-cell office:value-type="float" office:value="0.3251845" calcext:value-type="float">
            <text:p>0.3251845</text:p>
          </table:table-cell>
          <table:table-cell office:value-type="float" office:value="0.3282188" calcext:value-type="float">
            <text:p>0.3282188</text:p>
          </table:table-cell>
          <table:table-cell office:value-type="float" office:value="0.3302843" calcext:value-type="float">
            <text:p>0.3302843</text:p>
          </table:table-cell>
          <table:table-cell office:value-type="float" office:value="0.3712736" calcext:value-type="float">
            <text:p>0.3712736</text:p>
          </table:table-cell>
          <table:table-cell office:value-type="float" office:value="0.3641483" calcext:value-type="float">
            <text:p>0.3641483</text:p>
          </table:table-cell>
          <table:table-cell office:value-type="float" office:value="0.387799" calcext:value-type="float">
            <text:p>0.387799</text:p>
          </table:table-cell>
          <table:table-cell office:value-type="float" office:value="0.4139494" calcext:value-type="float">
            <text:p>0.4139494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24" calcext:value-type="float">
            <text:p>0.5112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7099" calcext:value-type="float">
            <text:p>0.0187099</text:p>
          </table:table-cell>
          <table:table-cell office:value-type="float" office:value="1.919209E-015" calcext:value-type="float">
            <text:p>1.919209E-15</text:p>
          </table:table-cell>
          <table:table-cell office:value-type="float" office:value="1.96731E-015" calcext:value-type="float">
            <text:p>1.96731E-15</text:p>
          </table:table-cell>
          <table:table-cell office:value-type="float" office:value="1.970497E-015" calcext:value-type="float">
            <text:p>1.970497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635943" calcext:value-type="float">
            <text:p>-0.01635943</text:p>
          </table:table-cell>
          <table:table-cell office:value-type="float" office:value="-0.01322583" calcext:value-type="float">
            <text:p>-0.01322583</text:p>
          </table:table-cell>
          <table:table-cell office:value-type="float" office:value="-0.01194784" calcext:value-type="float">
            <text:p>-0.01194784</text:p>
          </table:table-cell>
          <table:table-cell office:value-type="float" office:value="-0.01088537" calcext:value-type="float">
            <text:p>-0.01088537</text:p>
          </table:table-cell>
          <table:table-cell office:value-type="float" office:value="-0.0102095" calcext:value-type="float">
            <text:p>-0.0102095</text:p>
          </table:table-cell>
          <table:table-cell office:value-type="float" office:value="-0.009774053" calcext:value-type="float">
            <text:p>-0.009774053</text:p>
          </table:table-cell>
          <table:table-cell office:value-type="float" office:value="-0.009612862" calcext:value-type="float">
            <text:p>-0.009612862</text:p>
          </table:table-cell>
          <table:table-cell office:value-type="float" office:value="-0.01282444" calcext:value-type="float">
            <text:p>-0.01282444</text:p>
          </table:table-cell>
          <table:table-cell office:value-type="float" office:value="-0.007021594" calcext:value-type="float">
            <text:p>-0.007021594</text:p>
          </table:table-cell>
          <table:table-cell office:value-type="float" office:value="-0.003763553" calcext:value-type="float">
            <text:p>-0.003763553</text:p>
          </table:table-cell>
          <table:table-cell office:value-type="float" office:value="1725.51" calcext:value-type="float">
            <text:p>1725.51</text:p>
          </table:table-cell>
          <table:table-cell office:value-type="float" office:value="0" calcext:value-type="float">
            <text:p>0</text:p>
          </table:table-cell>
          <table:table-cell office:value-type="float" office:value="-0.01948673" calcext:value-type="float">
            <text:p>-0.01948673</text:p>
          </table:table-cell>
          <table:table-cell office:value-type="float" office:value="-0.000330884" calcext:value-type="float">
            <text:p>-0.000330884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5" calcext:value-type="float">
            <text:p>-1.22850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2112004" calcext:value-type="float">
            <text:p>12112004</text:p>
          </table:table-cell>
          <table:table-cell office:value-type="float" office:value="787.6815" calcext:value-type="float">
            <text:p>787.6815</text:p>
          </table:table-cell>
          <table:table-cell office:value-type="float" office:value="185.7654" calcext:value-type="float">
            <text:p>185.7654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61.637" calcext:value-type="float">
            <text:p>1261.637</text:p>
          </table:table-cell>
          <table:table-cell office:value-type="float" office:value="647.326" calcext:value-type="float">
            <text:p>647.326</text:p>
          </table:table-cell>
          <table:table-cell office:value-type="float" office:value="0" calcext:value-type="float">
            <text:p>0</text:p>
          </table:table-cell>
          <table:table-cell office:value-type="float" office:value="0.2692285" calcext:value-type="float">
            <text:p>0.2692285</text:p>
          </table:table-cell>
          <table:table-cell office:value-type="float" office:value="0.2979758" calcext:value-type="float">
            <text:p>0.2979758</text:p>
          </table:table-cell>
          <table:table-cell office:value-type="float" office:value="0.306001" calcext:value-type="float">
            <text:p>0.306001</text:p>
          </table:table-cell>
          <table:table-cell office:value-type="float" office:value="0.3114349" calcext:value-type="float">
            <text:p>0.3114349</text:p>
          </table:table-cell>
          <table:table-cell office:value-type="float" office:value="0.3149885" calcext:value-type="float">
            <text:p>0.3149885</text:p>
          </table:table-cell>
          <table:table-cell office:value-type="float" office:value="0.3182454" calcext:value-type="float">
            <text:p>0.3182454</text:p>
          </table:table-cell>
          <table:table-cell office:value-type="float" office:value="0.3659885" calcext:value-type="float">
            <text:p>0.3659885</text:p>
          </table:table-cell>
          <table:table-cell office:value-type="float" office:value="0.3650325" calcext:value-type="float">
            <text:p>0.3650325</text:p>
          </table:table-cell>
          <table:table-cell office:value-type="float" office:value="0.3878677" calcext:value-type="float">
            <text:p>0.3878677</text:p>
          </table:table-cell>
          <table:table-cell office:value-type="float" office:value="0.4139494" calcext:value-type="float">
            <text:p>0.4139494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24" calcext:value-type="float">
            <text:p>0.5112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53212" calcext:value-type="float">
            <text:p>0.06753212</text:p>
          </table:table-cell>
          <table:table-cell office:value-type="float" office:value="1.919204E-015" calcext:value-type="float">
            <text:p>1.919204E-15</text:p>
          </table:table-cell>
          <table:table-cell office:value-type="float" office:value="1.967299E-015" calcext:value-type="float">
            <text:p>1.967299E-15</text:p>
          </table:table-cell>
          <table:table-cell office:value-type="float" office:value="1.970497E-015" calcext:value-type="float">
            <text:p>1.970497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3875611" calcext:value-type="float">
            <text:p>-0.03875611</text:p>
          </table:table-cell>
          <table:table-cell office:value-type="float" office:value="-0.01987013" calcext:value-type="float">
            <text:p>-0.01987013</text:p>
          </table:table-cell>
          <table:table-cell office:value-type="float" office:value="-0.01656299" calcext:value-type="float">
            <text:p>-0.01656299</text:p>
          </table:table-cell>
          <table:table-cell office:value-type="float" office:value="-0.01470428" calcext:value-type="float">
            <text:p>-0.01470428</text:p>
          </table:table-cell>
          <table:table-cell office:value-type="float" office:value="-0.01359869" calcext:value-type="float">
            <text:p>-0.01359869</text:p>
          </table:table-cell>
          <table:table-cell office:value-type="float" office:value="-0.0126599" calcext:value-type="float">
            <text:p>-0.0126599</text:p>
          </table:table-cell>
          <table:table-cell office:value-type="float" office:value="-0.01103406" calcext:value-type="float">
            <text:p>-0.01103406</text:p>
          </table:table-cell>
          <table:table-cell office:value-type="float" office:value="-0.01252635" calcext:value-type="float">
            <text:p>-0.01252635</text:p>
          </table:table-cell>
          <table:table-cell office:value-type="float" office:value="-0.007009738" calcext:value-type="float">
            <text:p>-0.007009738</text:p>
          </table:table-cell>
          <table:table-cell office:value-type="float" office:value="-0.003763553" calcext:value-type="float">
            <text:p>-0.003763553</text:p>
          </table:table-cell>
          <table:table-cell office:value-type="float" office:value="1731.56" calcext:value-type="float">
            <text:p>1731.56</text:p>
          </table:table-cell>
          <table:table-cell office:value-type="float" office:value="0" calcext:value-type="float">
            <text:p>0</text:p>
          </table:table-cell>
          <table:table-cell office:value-type="float" office:value="-0.07484131" calcext:value-type="float">
            <text:p>-0.07484131</text:p>
          </table:table-cell>
          <table:table-cell office:value-type="float" office:value="-0.000291108" calcext:value-type="float">
            <text:p>-0.000291108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5" calcext:value-type="float">
            <text:p>-1.22850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112004" calcext:value-type="float">
            <text:p>13112004</text:p>
          </table:table-cell>
          <table:table-cell office:value-type="float" office:value="795.897" calcext:value-type="float">
            <text:p>795.897</text:p>
          </table:table-cell>
          <table:table-cell office:value-type="float" office:value="186.0756" calcext:value-type="float">
            <text:p>186.0756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67.861" calcext:value-type="float">
            <text:p>1267.861</text:p>
          </table:table-cell>
          <table:table-cell office:value-type="float" office:value="649.0107" calcext:value-type="float">
            <text:p>649.0107</text:p>
          </table:table-cell>
          <table:table-cell office:value-type="float" office:value="0" calcext:value-type="float">
            <text:p>0</text:p>
          </table:table-cell>
          <table:table-cell office:value-type="float" office:value="0.4470143" calcext:value-type="float">
            <text:p>0.4470143</text:p>
          </table:table-cell>
          <table:table-cell office:value-type="float" office:value="0.4476154" calcext:value-type="float">
            <text:p>0.4476154</text:p>
          </table:table-cell>
          <table:table-cell office:value-type="float" office:value="0.3748507" calcext:value-type="float">
            <text:p>0.3748507</text:p>
          </table:table-cell>
          <table:table-cell office:value-type="float" office:value="0.3159862" calcext:value-type="float">
            <text:p>0.3159862</text:p>
          </table:table-cell>
          <table:table-cell office:value-type="float" office:value="0.3094172" calcext:value-type="float">
            <text:p>0.3094172</text:p>
          </table:table-cell>
          <table:table-cell office:value-type="float" office:value="0.3120131" calcext:value-type="float">
            <text:p>0.3120131</text:p>
          </table:table-cell>
          <table:table-cell office:value-type="float" office:value="0.3620653" calcext:value-type="float">
            <text:p>0.3620653</text:p>
          </table:table-cell>
          <table:table-cell office:value-type="float" office:value="0.3652239" calcext:value-type="float">
            <text:p>0.3652239</text:p>
          </table:table-cell>
          <table:table-cell office:value-type="float" office:value="0.3879482" calcext:value-type="float">
            <text:p>0.3879482</text:p>
          </table:table-cell>
          <table:table-cell office:value-type="float" office:value="0.4139494" calcext:value-type="float">
            <text:p>0.4139494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559E-015" calcext:value-type="float">
            <text:p>1.91559E-15</text:p>
          </table:table-cell>
          <table:table-cell office:value-type="float" office:value="1.919199E-015" calcext:value-type="float">
            <text:p>1.919199E-15</text:p>
          </table:table-cell>
          <table:table-cell office:value-type="float" office:value="1.967289E-015" calcext:value-type="float">
            <text:p>1.967289E-15</text:p>
          </table:table-cell>
          <table:table-cell office:value-type="float" office:value="1.970497E-015" calcext:value-type="float">
            <text:p>1.970497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1195873" calcext:value-type="float">
            <text:p>-0.001195873</text:p>
          </table:table-cell>
          <table:table-cell office:value-type="float" office:value="-0.001156141" calcext:value-type="float">
            <text:p>-0.001156141</text:p>
          </table:table-cell>
          <table:table-cell office:value-type="float" office:value="-0.004195797" calcext:value-type="float">
            <text:p>-0.004195797</text:p>
          </table:table-cell>
          <table:table-cell office:value-type="float" office:value="-0.01372994" calcext:value-type="float">
            <text:p>-0.01372994</text:p>
          </table:table-cell>
          <table:table-cell office:value-type="float" office:value="-0.01546417" calcext:value-type="float">
            <text:p>-0.01546417</text:p>
          </table:table-cell>
          <table:table-cell office:value-type="float" office:value="-0.01453771" calcext:value-type="float">
            <text:p>-0.01453771</text:p>
          </table:table-cell>
          <table:table-cell office:value-type="float" office:value="-0.01223947" calcext:value-type="float">
            <text:p>-0.01223947</text:p>
          </table:table-cell>
          <table:table-cell office:value-type="float" office:value="-0.0124618" calcext:value-type="float">
            <text:p>-0.0124618</text:p>
          </table:table-cell>
          <table:table-cell office:value-type="float" office:value="-0.0069958" calcext:value-type="float">
            <text:p>-0.0069958</text:p>
          </table:table-cell>
          <table:table-cell office:value-type="float" office:value="-0.003763559" calcext:value-type="float">
            <text:p>-0.003763559</text:p>
          </table:table-cell>
          <table:table-cell office:value-type="float" office:value="1736.763" calcext:value-type="float">
            <text:p>1736.763</text:p>
          </table:table-cell>
          <table:table-cell office:value-type="float" office:value="0" calcext:value-type="float">
            <text:p>0</text:p>
          </table:table-cell>
          <table:table-cell office:value-type="float" office:value="-0.001650354" calcext:value-type="float">
            <text:p>-0.001650354</text:p>
          </table:table-cell>
          <table:table-cell office:value-type="float" office:value="-0.0003531458" calcext:value-type="float">
            <text:p>-0.0003531458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3" calcext:value-type="float">
            <text:p>-1.22850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112004" calcext:value-type="float">
            <text:p>14112004</text:p>
          </table:table-cell>
          <table:table-cell office:value-type="float" office:value="797.2817" calcext:value-type="float">
            <text:p>797.2817</text:p>
          </table:table-cell>
          <table:table-cell office:value-type="float" office:value="186.5405" calcext:value-type="float">
            <text:p>186.5405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64.669" calcext:value-type="float">
            <text:p>1264.669</text:p>
          </table:table-cell>
          <table:table-cell office:value-type="float" office:value="653.1295" calcext:value-type="float">
            <text:p>653.1295</text:p>
          </table:table-cell>
          <table:table-cell office:value-type="float" office:value="0" calcext:value-type="float">
            <text:p>0</text:p>
          </table:table-cell>
          <table:table-cell office:value-type="float" office:value="0.321867" calcext:value-type="float">
            <text:p>0.321867</text:p>
          </table:table-cell>
          <table:table-cell office:value-type="float" office:value="0.325609" calcext:value-type="float">
            <text:p>0.325609</text:p>
          </table:table-cell>
          <table:table-cell office:value-type="float" office:value="0.3282105" calcext:value-type="float">
            <text:p>0.3282105</text:p>
          </table:table-cell>
          <table:table-cell office:value-type="float" office:value="0.3289523" calcext:value-type="float">
            <text:p>0.3289523</text:p>
          </table:table-cell>
          <table:table-cell office:value-type="float" office:value="0.327146" calcext:value-type="float">
            <text:p>0.327146</text:p>
          </table:table-cell>
          <table:table-cell office:value-type="float" office:value="0.3245674" calcext:value-type="float">
            <text:p>0.3245674</text:p>
          </table:table-cell>
          <table:table-cell office:value-type="float" office:value="0.361962" calcext:value-type="float">
            <text:p>0.361962</text:p>
          </table:table-cell>
          <table:table-cell office:value-type="float" office:value="0.3651063" calcext:value-type="float">
            <text:p>0.3651063</text:p>
          </table:table-cell>
          <table:table-cell office:value-type="float" office:value="0.3880103" calcext:value-type="float">
            <text:p>0.3880103</text:p>
          </table:table-cell>
          <table:table-cell office:value-type="float" office:value="0.4139493" calcext:value-type="float">
            <text:p>0.4139493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36" calcext:value-type="float">
            <text:p>0.5112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120284" calcext:value-type="float">
            <text:p>0.007120284</text:p>
          </table:table-cell>
          <table:table-cell office:value-type="float" office:value="1.919187E-015" calcext:value-type="float">
            <text:p>1.919187E-15</text:p>
          </table:table-cell>
          <table:table-cell office:value-type="float" office:value="1.96728E-015" calcext:value-type="float">
            <text:p>1.96728E-15</text:p>
          </table:table-cell>
          <table:table-cell office:value-type="float" office:value="1.970497E-015" calcext:value-type="float">
            <text:p>1.970497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14701" calcext:value-type="float">
            <text:p>-0.0114701</text:p>
          </table:table-cell>
          <table:table-cell office:value-type="float" office:value="-0.01070898" calcext:value-type="float">
            <text:p>-0.01070898</text:p>
          </table:table-cell>
          <table:table-cell office:value-type="float" office:value="-0.01017208" calcext:value-type="float">
            <text:p>-0.01017208</text:p>
          </table:table-cell>
          <table:table-cell office:value-type="float" office:value="-0.01004123" calcext:value-type="float">
            <text:p>-0.01004123</text:p>
          </table:table-cell>
          <table:table-cell office:value-type="float" office:value="-0.01045067" calcext:value-type="float">
            <text:p>-0.01045067</text:p>
          </table:table-cell>
          <table:table-cell office:value-type="float" office:value="-0.01105734" calcext:value-type="float">
            <text:p>-0.01105734</text:p>
          </table:table-cell>
          <table:table-cell office:value-type="float" office:value="-0.01231723" calcext:value-type="float">
            <text:p>-0.01231723</text:p>
          </table:table-cell>
          <table:table-cell office:value-type="float" office:value="-0.01250048" calcext:value-type="float">
            <text:p>-0.01250048</text:p>
          </table:table-cell>
          <table:table-cell office:value-type="float" office:value="-0.006985034" calcext:value-type="float">
            <text:p>-0.006985034</text:p>
          </table:table-cell>
          <table:table-cell office:value-type="float" office:value="-0.003763532" calcext:value-type="float">
            <text:p>-0.003763532</text:p>
          </table:table-cell>
          <table:table-cell office:value-type="float" office:value="1744.448" calcext:value-type="float">
            <text:p>1744.448</text:p>
          </table:table-cell>
          <table:table-cell office:value-type="float" office:value="0" calcext:value-type="float">
            <text:p>0</text:p>
          </table:table-cell>
          <table:table-cell office:value-type="float" office:value="-0.01725137" calcext:value-type="float">
            <text:p>-0.01725137</text:p>
          </table:table-cell>
          <table:table-cell office:value-type="float" office:value="-0.0003468981" calcext:value-type="float">
            <text:p>-0.0003468981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3" calcext:value-type="float">
            <text:p>-1.22850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112004" calcext:value-type="float">
            <text:p>15112004</text:p>
          </table:table-cell>
          <table:table-cell office:value-type="float" office:value="797.4815" calcext:value-type="float">
            <text:p>797.4815</text:p>
          </table:table-cell>
          <table:table-cell office:value-type="float" office:value="187.0255" calcext:value-type="float">
            <text:p>187.0255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61.781" calcext:value-type="float">
            <text:p>1261.781</text:p>
          </table:table-cell>
          <table:table-cell office:value-type="float" office:value="655.735" calcext:value-type="float">
            <text:p>655.735</text:p>
          </table:table-cell>
          <table:table-cell office:value-type="float" office:value="0.564551" calcext:value-type="float">
            <text:p>0.564551</text:p>
          </table:table-cell>
          <table:table-cell office:value-type="float" office:value="0.2422035" calcext:value-type="float">
            <text:p>0.2422035</text:p>
          </table:table-cell>
          <table:table-cell office:value-type="float" office:value="0.3007639" calcext:value-type="float">
            <text:p>0.3007639</text:p>
          </table:table-cell>
          <table:table-cell office:value-type="float" office:value="0.3076455" calcext:value-type="float">
            <text:p>0.3076455</text:p>
          </table:table-cell>
          <table:table-cell office:value-type="float" office:value="0.312262" calcext:value-type="float">
            <text:p>0.312262</text:p>
          </table:table-cell>
          <table:table-cell office:value-type="float" office:value="0.3146978" calcext:value-type="float">
            <text:p>0.3146978</text:p>
          </table:table-cell>
          <table:table-cell office:value-type="float" office:value="0.316991" calcext:value-type="float">
            <text:p>0.316991</text:p>
          </table:table-cell>
          <table:table-cell office:value-type="float" office:value="0.3640419" calcext:value-type="float">
            <text:p>0.3640419</text:p>
          </table:table-cell>
          <table:table-cell office:value-type="float" office:value="0.3653035" calcext:value-type="float">
            <text:p>0.3653035</text:p>
          </table:table-cell>
          <table:table-cell office:value-type="float" office:value="0.3880598" calcext:value-type="float">
            <text:p>0.3880598</text:p>
          </table:table-cell>
          <table:table-cell office:value-type="float" office:value="0.4139494" calcext:value-type="float">
            <text:p>0.4139494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12" calcext:value-type="float">
            <text:p>0.5112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661571" calcext:value-type="float">
            <text:p>0.09661571</text:p>
          </table:table-cell>
          <table:table-cell office:value-type="float" office:value="1.919187E-015" calcext:value-type="float">
            <text:p>1.919187E-15</text:p>
          </table:table-cell>
          <table:table-cell office:value-type="float" office:value="1.96727E-015" calcext:value-type="float">
            <text:p>1.96727E-15</text:p>
          </table:table-cell>
          <table:table-cell office:value-type="float" office:value="1.970497E-015" calcext:value-type="float">
            <text:p>1.970497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977943" calcext:value-type="float">
            <text:p>-0.06977943</text:p>
          </table:table-cell>
          <table:table-cell office:value-type="float" office:value="-0.01873315" calcext:value-type="float">
            <text:p>-0.01873315</text:p>
          </table:table-cell>
          <table:table-cell office:value-type="float" office:value="-0.01595723" calcext:value-type="float">
            <text:p>-0.01595723</text:p>
          </table:table-cell>
          <table:table-cell office:value-type="float" office:value="-0.01443192" calcext:value-type="float">
            <text:p>-0.01443192</text:p>
          </table:table-cell>
          <table:table-cell office:value-type="float" office:value="-0.01368772" calcext:value-type="float">
            <text:p>-0.01368772</text:p>
          </table:table-cell>
          <table:table-cell office:value-type="float" office:value="-0.01301731" calcext:value-type="float">
            <text:p>-0.01301731</text:p>
          </table:table-cell>
          <table:table-cell office:value-type="float" office:value="-0.01161823" calcext:value-type="float">
            <text:p>-0.01161823</text:p>
          </table:table-cell>
          <table:table-cell office:value-type="float" office:value="-0.01243647" calcext:value-type="float">
            <text:p>-0.01243647</text:p>
          </table:table-cell>
          <table:table-cell office:value-type="float" office:value="-0.006976492" calcext:value-type="float">
            <text:p>-0.006976492</text:p>
          </table:table-cell>
          <table:table-cell office:value-type="float" office:value="-0.003763532" calcext:value-type="float">
            <text:p>-0.003763532</text:p>
          </table:table-cell>
          <table:table-cell office:value-type="float" office:value="1750.611" calcext:value-type="float">
            <text:p>1750.611</text:p>
          </table:table-cell>
          <table:table-cell office:value-type="float" office:value="0" calcext:value-type="float">
            <text:p>0</text:p>
          </table:table-cell>
          <table:table-cell office:value-type="float" office:value="-0.1801711" calcext:value-type="float">
            <text:p>-0.1801711</text:p>
          </table:table-cell>
          <table:table-cell office:value-type="float" office:value="-0.0002790571" calcext:value-type="float">
            <text:p>-0.0002790571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5" calcext:value-type="float">
            <text:p>-1.22850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112004" calcext:value-type="float">
            <text:p>16112004</text:p>
          </table:table-cell>
          <table:table-cell office:value-type="float" office:value="798.0816" calcext:value-type="float">
            <text:p>798.0816</text:p>
          </table:table-cell>
          <table:table-cell office:value-type="float" office:value="187.3591" calcext:value-type="float">
            <text:p>187.3591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60.743" calcext:value-type="float">
            <text:p>1260.743</text:p>
          </table:table-cell>
          <table:table-cell office:value-type="float" office:value="657.0397" calcext:value-type="float">
            <text:p>657.0397</text:p>
          </table:table-cell>
          <table:table-cell office:value-type="float" office:value="5.026185" calcext:value-type="float">
            <text:p>5.026185</text:p>
          </table:table-cell>
          <table:table-cell office:value-type="float" office:value="0.1311066" calcext:value-type="float">
            <text:p>0.1311066</text:p>
          </table:table-cell>
          <table:table-cell office:value-type="float" office:value="0.2962087" calcext:value-type="float">
            <text:p>0.2962087</text:p>
          </table:table-cell>
          <table:table-cell office:value-type="float" office:value="0.3018402" calcext:value-type="float">
            <text:p>0.3018402</text:p>
          </table:table-cell>
          <table:table-cell office:value-type="float" office:value="0.305472" calcext:value-type="float">
            <text:p>0.305472</text:p>
          </table:table-cell>
          <table:table-cell office:value-type="float" office:value="0.3082629" calcext:value-type="float">
            <text:p>0.3082629</text:p>
          </table:table-cell>
          <table:table-cell office:value-type="float" office:value="0.311017" calcext:value-type="float">
            <text:p>0.311017</text:p>
          </table:table-cell>
          <table:table-cell office:value-type="float" office:value="0.3592944" calcext:value-type="float">
            <text:p>0.3592944</text:p>
          </table:table-cell>
          <table:table-cell office:value-type="float" office:value="0.3652122" calcext:value-type="float">
            <text:p>0.3652122</text:p>
          </table:table-cell>
          <table:table-cell office:value-type="float" office:value="0.3881036" calcext:value-type="float">
            <text:p>0.3881036</text:p>
          </table:table-cell>
          <table:table-cell office:value-type="float" office:value="0.4139496" calcext:value-type="float">
            <text:p>0.4139496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06" calcext:value-type="float">
            <text:p>0.5112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84212" calcext:value-type="float">
            <text:p>0.2084212</text:p>
          </table:table-cell>
          <table:table-cell office:value-type="float" office:value="0.006397141" calcext:value-type="float">
            <text:p>0.006397141</text:p>
          </table:table-cell>
          <table:table-cell office:value-type="float" office:value="1.967262E-015" calcext:value-type="float">
            <text:p>1.967262E-15</text:p>
          </table:table-cell>
          <table:table-cell office:value-type="float" office:value="1.970497E-015" calcext:value-type="float">
            <text:p>1.970497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856081" calcext:value-type="float">
            <text:p>-2.856081</text:p>
          </table:table-cell>
          <table:table-cell office:value-type="float" office:value="-0.02056411" calcext:value-type="float">
            <text:p>-0.02056411</text:p>
          </table:table-cell>
          <table:table-cell office:value-type="float" office:value="-0.01824483" calcext:value-type="float">
            <text:p>-0.01824483</text:p>
          </table:table-cell>
          <table:table-cell office:value-type="float" office:value="-0.01683183" calcext:value-type="float">
            <text:p>-0.01683183</text:p>
          </table:table-cell>
          <table:table-cell office:value-type="float" office:value="-0.01580645" calcext:value-type="float">
            <text:p>-0.01580645</text:p>
          </table:table-cell>
          <table:table-cell office:value-type="float" office:value="-0.01485726" calcext:value-type="float">
            <text:p>-0.01485726</text:p>
          </table:table-cell>
          <table:table-cell office:value-type="float" office:value="-0.01318475" calcext:value-type="float">
            <text:p>-0.01318475</text:p>
          </table:table-cell>
          <table:table-cell office:value-type="float" office:value="-0.0124647" calcext:value-type="float">
            <text:p>-0.0124647</text:p>
          </table:table-cell>
          <table:table-cell office:value-type="float" office:value="-0.006968912" calcext:value-type="float">
            <text:p>-0.006968912</text:p>
          </table:table-cell>
          <table:table-cell office:value-type="float" office:value="-0.003763543" calcext:value-type="float">
            <text:p>-0.003763543</text:p>
          </table:table-cell>
          <table:table-cell office:value-type="float" office:value="1755.512" calcext:value-type="float">
            <text:p>1755.512</text:p>
          </table:table-cell>
          <table:table-cell office:value-type="float" office:value="0" calcext:value-type="float">
            <text:p>0</text:p>
          </table:table-cell>
          <table:table-cell office:value-type="float" office:value="-6.475413" calcext:value-type="float">
            <text:p>-6.475413</text:p>
          </table:table-cell>
          <table:table-cell office:value-type="float" office:value="-0.0001856503" calcext:value-type="float">
            <text:p>-0.0001856503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6" calcext:value-type="float">
            <text:p>-1.22850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7112004" calcext:value-type="float">
            <text:p>17112004</text:p>
          </table:table-cell>
          <table:table-cell office:value-type="float" office:value="798.0816" calcext:value-type="float">
            <text:p>798.0816</text:p>
          </table:table-cell>
          <table:table-cell office:value-type="float" office:value="187.3525" calcext:value-type="float">
            <text:p>187.3525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60.223" calcext:value-type="float">
            <text:p>1260.223</text:p>
          </table:table-cell>
          <table:table-cell office:value-type="float" office:value="657.5673" calcext:value-type="float">
            <text:p>657.5673</text:p>
          </table:table-cell>
          <table:table-cell office:value-type="float" office:value="5.043849" calcext:value-type="float">
            <text:p>5.043849</text:p>
          </table:table-cell>
          <table:table-cell office:value-type="float" office:value="0.1436763" calcext:value-type="float">
            <text:p>0.1436763</text:p>
          </table:table-cell>
          <table:table-cell office:value-type="float" office:value="0.2896806" calcext:value-type="float">
            <text:p>0.2896806</text:p>
          </table:table-cell>
          <table:table-cell office:value-type="float" office:value="0.2933301" calcext:value-type="float">
            <text:p>0.2933301</text:p>
          </table:table-cell>
          <table:table-cell office:value-type="float" office:value="0.2992173" calcext:value-type="float">
            <text:p>0.2992173</text:p>
          </table:table-cell>
          <table:table-cell office:value-type="float" office:value="0.3037638" calcext:value-type="float">
            <text:p>0.3037638</text:p>
          </table:table-cell>
          <table:table-cell office:value-type="float" office:value="0.3070377" calcext:value-type="float">
            <text:p>0.3070377</text:p>
          </table:table-cell>
          <table:table-cell office:value-type="float" office:value="0.3559956" calcext:value-type="float">
            <text:p>0.3559956</text:p>
          </table:table-cell>
          <table:table-cell office:value-type="float" office:value="0.3647891" calcext:value-type="float">
            <text:p>0.3647891</text:p>
          </table:table-cell>
          <table:table-cell office:value-type="float" office:value="0.3881214" calcext:value-type="float">
            <text:p>0.3881214</text:p>
          </table:table-cell>
          <table:table-cell office:value-type="float" office:value="0.4139493" calcext:value-type="float">
            <text:p>0.4139493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3" calcext:value-type="float">
            <text:p>0.511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81035" calcext:value-type="float">
            <text:p>0.1981035</text:p>
          </table:table-cell>
          <table:table-cell office:value-type="float" office:value="0.07530418" calcext:value-type="float">
            <text:p>0.07530418</text:p>
          </table:table-cell>
          <table:table-cell office:value-type="float" office:value="1.953348E-015" calcext:value-type="float">
            <text:p>1.953348E-15</text:p>
          </table:table-cell>
          <table:table-cell office:value-type="float" office:value="1.970497E-015" calcext:value-type="float">
            <text:p>1.970497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783952" calcext:value-type="float">
            <text:p>-1.783952</text:p>
          </table:table-cell>
          <table:table-cell office:value-type="float" office:value="-0.02421401" calcext:value-type="float">
            <text:p>-0.02421401</text:p>
          </table:table-cell>
          <table:table-cell office:value-type="float" office:value="-0.02229692" calcext:value-type="float">
            <text:p>-0.02229692</text:p>
          </table:table-cell>
          <table:table-cell office:value-type="float" office:value="-0.01943832" calcext:value-type="float">
            <text:p>-0.01943832</text:p>
          </table:table-cell>
          <table:table-cell office:value-type="float" office:value="-0.0175063" calcext:value-type="float">
            <text:p>-0.0175063</text:p>
          </table:table-cell>
          <table:table-cell office:value-type="float" office:value="-0.01624775" calcext:value-type="float">
            <text:p>-0.01624775</text:p>
          </table:table-cell>
          <table:table-cell office:value-type="float" office:value="-0.01441656" calcext:value-type="float">
            <text:p>-0.01441656</text:p>
          </table:table-cell>
          <table:table-cell office:value-type="float" office:value="-0.01260351" calcext:value-type="float">
            <text:p>-0.01260351</text:p>
          </table:table-cell>
          <table:table-cell office:value-type="float" office:value="-0.006965802" calcext:value-type="float">
            <text:p>-0.006965802</text:p>
          </table:table-cell>
          <table:table-cell office:value-type="float" office:value="-0.003763537" calcext:value-type="float">
            <text:p>-0.003763537</text:p>
          </table:table-cell>
          <table:table-cell office:value-type="float" office:value="1759.634" calcext:value-type="float">
            <text:p>1759.634</text:p>
          </table:table-cell>
          <table:table-cell office:value-type="float" office:value="0" calcext:value-type="float">
            <text:p>0</text:p>
          </table:table-cell>
          <table:table-cell office:value-type="float" office:value="-3.026593" calcext:value-type="float">
            <text:p>-3.026593</text:p>
          </table:table-cell>
          <table:table-cell office:value-type="float" office:value="-0.0001124353" calcext:value-type="float">
            <text:p>-0.0001124353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3" calcext:value-type="float">
            <text:p>-1.22850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8112004" calcext:value-type="float">
            <text:p>18112004</text:p>
          </table:table-cell>
          <table:table-cell office:value-type="float" office:value="798.3815" calcext:value-type="float">
            <text:p>798.3815</text:p>
          </table:table-cell>
          <table:table-cell office:value-type="float" office:value="187.3366" calcext:value-type="float">
            <text:p>187.3366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60.293" calcext:value-type="float">
            <text:p>1260.293</text:p>
          </table:table-cell>
          <table:table-cell office:value-type="float" office:value="657.8127" calcext:value-type="float">
            <text:p>657.8127</text:p>
          </table:table-cell>
          <table:table-cell office:value-type="float" office:value="5.099075" calcext:value-type="float">
            <text:p>5.099075</text:p>
          </table:table-cell>
          <table:table-cell office:value-type="float" office:value="0.1529471" calcext:value-type="float">
            <text:p>0.1529471</text:p>
          </table:table-cell>
          <table:table-cell office:value-type="float" office:value="0.2922664" calcext:value-type="float">
            <text:p>0.2922664</text:p>
          </table:table-cell>
          <table:table-cell office:value-type="float" office:value="0.2941666" calcext:value-type="float">
            <text:p>0.2941666</text:p>
          </table:table-cell>
          <table:table-cell office:value-type="float" office:value="0.2980315" calcext:value-type="float">
            <text:p>0.2980315</text:p>
          </table:table-cell>
          <table:table-cell office:value-type="float" office:value="0.3018949" calcext:value-type="float">
            <text:p>0.3018949</text:p>
          </table:table-cell>
          <table:table-cell office:value-type="float" office:value="0.3048922" calcext:value-type="float">
            <text:p>0.3048922</text:p>
          </table:table-cell>
          <table:table-cell office:value-type="float" office:value="0.3538601" calcext:value-type="float">
            <text:p>0.3538601</text:p>
          </table:table-cell>
          <table:table-cell office:value-type="float" office:value="0.364242" calcext:value-type="float">
            <text:p>0.364242</text:p>
          </table:table-cell>
          <table:table-cell office:value-type="float" office:value="0.3881076" calcext:value-type="float">
            <text:p>0.3881076</text:p>
          </table:table-cell>
          <table:table-cell office:value-type="float" office:value="0.4139494" calcext:value-type="float">
            <text:p>0.4139494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36" calcext:value-type="float">
            <text:p>0.5112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6771" calcext:value-type="float">
            <text:p>0.216771</text:p>
          </table:table-cell>
          <table:table-cell office:value-type="float" office:value="0.08497883" calcext:value-type="float">
            <text:p>0.08497883</text:p>
          </table:table-cell>
          <table:table-cell office:value-type="float" office:value="1.95334E-015" calcext:value-type="float">
            <text:p>1.95334E-15</text:p>
          </table:table-cell>
          <table:table-cell office:value-type="float" office:value="1.970497E-015" calcext:value-type="float">
            <text:p>1.970497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247936" calcext:value-type="float">
            <text:p>-1.247936</text:p>
          </table:table-cell>
          <table:table-cell office:value-type="float" office:value="-0.02285305" calcext:value-type="float">
            <text:p>-0.02285305</text:p>
          </table:table-cell>
          <table:table-cell office:value-type="float" office:value="-0.02186584" calcext:value-type="float">
            <text:p>-0.02186584</text:p>
          </table:table-cell>
          <table:table-cell office:value-type="float" office:value="-0.01998872" calcext:value-type="float">
            <text:p>-0.01998872</text:p>
          </table:table-cell>
          <table:table-cell office:value-type="float" office:value="-0.0182776" calcext:value-type="float">
            <text:p>-0.0182776</text:p>
          </table:table-cell>
          <table:table-cell office:value-type="float" office:value="-0.01706238" calcext:value-type="float">
            <text:p>-0.01706238</text:p>
          </table:table-cell>
          <table:table-cell office:value-type="float" office:value="-0.01528094" calcext:value-type="float">
            <text:p>-0.01528094</text:p>
          </table:table-cell>
          <table:table-cell office:value-type="float" office:value="-0.0127862" calcext:value-type="float">
            <text:p>-0.0127862</text:p>
          </table:table-cell>
          <table:table-cell office:value-type="float" office:value="-0.006968128" calcext:value-type="float">
            <text:p>-0.006968128</text:p>
          </table:table-cell>
          <table:table-cell office:value-type="float" office:value="-0.00376356" calcext:value-type="float">
            <text:p>-0.00376356</text:p>
          </table:table-cell>
          <table:table-cell office:value-type="float" office:value="1763.44" calcext:value-type="float">
            <text:p>1763.44</text:p>
          </table:table-cell>
          <table:table-cell office:value-type="float" office:value="0" calcext:value-type="float">
            <text:p>0</text:p>
          </table:table-cell>
          <table:table-cell office:value-type="float" office:value="-2.313224" calcext:value-type="float">
            <text:p>-2.313224</text:p>
          </table:table-cell>
          <table:table-cell office:value-type="float" office:value="-0.00008659106" calcext:value-type="float">
            <text:p>-8.659106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4" calcext:value-type="float">
            <text:p>-1.22850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9112004" calcext:value-type="float">
            <text:p>19112004</text:p>
          </table:table-cell>
          <table:table-cell office:value-type="float" office:value="798.5815" calcext:value-type="float">
            <text:p>798.5815</text:p>
          </table:table-cell>
          <table:table-cell office:value-type="float" office:value="187.2121" calcext:value-type="float">
            <text:p>187.2121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60.214" calcext:value-type="float">
            <text:p>1260.214</text:p>
          </table:table-cell>
          <table:table-cell office:value-type="float" office:value="658.2147" calcext:value-type="float">
            <text:p>658.2147</text:p>
          </table:table-cell>
          <table:table-cell office:value-type="float" office:value="2.597811" calcext:value-type="float">
            <text:p>2.597811</text:p>
          </table:table-cell>
          <table:table-cell office:value-type="float" office:value="0.3002446" calcext:value-type="float">
            <text:p>0.3002446</text:p>
          </table:table-cell>
          <table:table-cell office:value-type="float" office:value="0.3041572" calcext:value-type="float">
            <text:p>0.3041572</text:p>
          </table:table-cell>
          <table:table-cell office:value-type="float" office:value="0.3055572" calcext:value-type="float">
            <text:p>0.3055572</text:p>
          </table:table-cell>
          <table:table-cell office:value-type="float" office:value="0.3044074" calcext:value-type="float">
            <text:p>0.3044074</text:p>
          </table:table-cell>
          <table:table-cell office:value-type="float" office:value="0.3039575" calcext:value-type="float">
            <text:p>0.3039575</text:p>
          </table:table-cell>
          <table:table-cell office:value-type="float" office:value="0.3065859" calcext:value-type="float">
            <text:p>0.3065859</text:p>
          </table:table-cell>
          <table:table-cell office:value-type="float" office:value="0.361754" calcext:value-type="float">
            <text:p>0.361754</text:p>
          </table:table-cell>
          <table:table-cell office:value-type="float" office:value="0.3639718" calcext:value-type="float">
            <text:p>0.3639718</text:p>
          </table:table-cell>
          <table:table-cell office:value-type="float" office:value="0.38807" calcext:value-type="float">
            <text:p>0.38807</text:p>
          </table:table-cell>
          <table:table-cell office:value-type="float" office:value="0.4139495" calcext:value-type="float">
            <text:p>0.4139495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07129" calcext:value-type="float">
            <text:p>0.02307129</text:p>
          </table:table-cell>
          <table:table-cell office:value-type="float" office:value="0.009065538" calcext:value-type="float">
            <text:p>0.009065538</text:p>
          </table:table-cell>
          <table:table-cell office:value-type="float" office:value="1.937941E-015" calcext:value-type="float">
            <text:p>1.937941E-15</text:p>
          </table:table-cell>
          <table:table-cell office:value-type="float" office:value="1.953197E-015" calcext:value-type="float">
            <text:p>1.953197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857656" calcext:value-type="float">
            <text:p>-0.01857656</text:p>
          </table:table-cell>
          <table:table-cell office:value-type="float" office:value="-0.0171741" calcext:value-type="float">
            <text:p>-0.0171741</text:p>
          </table:table-cell>
          <table:table-cell office:value-type="float" office:value="-0.01675352" calcext:value-type="float">
            <text:p>-0.01675352</text:p>
          </table:table-cell>
          <table:table-cell office:value-type="float" office:value="-0.01725191" calcext:value-type="float">
            <text:p>-0.01725191</text:p>
          </table:table-cell>
          <table:table-cell office:value-type="float" office:value="-0.0174563" calcext:value-type="float">
            <text:p>-0.0174563</text:p>
          </table:table-cell>
          <table:table-cell office:value-type="float" office:value="-0.01644872" calcext:value-type="float">
            <text:p>-0.01644872</text:p>
          </table:table-cell>
          <table:table-cell office:value-type="float" office:value="-0.01240569" calcext:value-type="float">
            <text:p>-0.01240569</text:p>
          </table:table-cell>
          <table:table-cell office:value-type="float" office:value="-0.01288096" calcext:value-type="float">
            <text:p>-0.01288096</text:p>
          </table:table-cell>
          <table:table-cell office:value-type="float" office:value="-0.006974577" calcext:value-type="float">
            <text:p>-0.006974577</text:p>
          </table:table-cell>
          <table:table-cell office:value-type="float" office:value="-0.003763548" calcext:value-type="float">
            <text:p>-0.003763548</text:p>
          </table:table-cell>
          <table:table-cell office:value-type="float" office:value="1767.245" calcext:value-type="float">
            <text:p>1767.245</text:p>
          </table:table-cell>
          <table:table-cell office:value-type="float" office:value="0" calcext:value-type="float">
            <text:p>0</text:p>
          </table:table-cell>
          <table:table-cell office:value-type="float" office:value="-0.03912932" calcext:value-type="float">
            <text:p>-0.03912932</text:p>
          </table:table-cell>
          <table:table-cell office:value-type="float" office:value="-0.00076553" calcext:value-type="float">
            <text:p>-0.00076553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3" calcext:value-type="float">
            <text:p>-1.22850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112004" calcext:value-type="float">
            <text:p>20112004</text:p>
          </table:table-cell>
          <table:table-cell office:value-type="float" office:value="799.3814" calcext:value-type="float">
            <text:p>799.3814</text:p>
          </table:table-cell>
          <table:table-cell office:value-type="float" office:value="187.3595" calcext:value-type="float">
            <text:p>187.3595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60.092" calcext:value-type="float">
            <text:p>1260.092</text:p>
          </table:table-cell>
          <table:table-cell office:value-type="float" office:value="658.9894" calcext:value-type="float">
            <text:p>658.9894</text:p>
          </table:table-cell>
          <table:table-cell office:value-type="float" office:value="2.516634" calcext:value-type="float">
            <text:p>2.516634</text:p>
          </table:table-cell>
          <table:table-cell office:value-type="float" office:value="0.1908883" calcext:value-type="float">
            <text:p>0.1908883</text:p>
          </table:table-cell>
          <table:table-cell office:value-type="float" office:value="0.2725057" calcext:value-type="float">
            <text:p>0.2725057</text:p>
          </table:table-cell>
          <table:table-cell office:value-type="float" office:value="0.292535" calcext:value-type="float">
            <text:p>0.292535</text:p>
          </table:table-cell>
          <table:table-cell office:value-type="float" office:value="0.3019234" calcext:value-type="float">
            <text:p>0.3019234</text:p>
          </table:table-cell>
          <table:table-cell office:value-type="float" office:value="0.3061158" calcext:value-type="float">
            <text:p>0.3061158</text:p>
          </table:table-cell>
          <table:table-cell office:value-type="float" office:value="0.3110708" calcext:value-type="float">
            <text:p>0.3110708</text:p>
          </table:table-cell>
          <table:table-cell office:value-type="float" office:value="0.3661944" calcext:value-type="float">
            <text:p>0.3661944</text:p>
          </table:table-cell>
          <table:table-cell office:value-type="float" office:value="0.3646454" calcext:value-type="float">
            <text:p>0.3646454</text:p>
          </table:table-cell>
          <table:table-cell office:value-type="float" office:value="0.3880575" calcext:value-type="float">
            <text:p>0.3880575</text:p>
          </table:table-cell>
          <table:table-cell office:value-type="float" office:value="0.4139493" calcext:value-type="float">
            <text:p>0.4139493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594" calcext:value-type="float">
            <text:p>0.5112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56035" calcext:value-type="float">
            <text:p>0.1656035</text:p>
          </table:table-cell>
          <table:table-cell office:value-type="float" office:value="0.008637259" calcext:value-type="float">
            <text:p>0.008637259</text:p>
          </table:table-cell>
          <table:table-cell office:value-type="float" office:value="1.937934E-015" calcext:value-type="float">
            <text:p>1.937934E-15</text:p>
          </table:table-cell>
          <table:table-cell office:value-type="float" office:value="1.953197E-015" calcext:value-type="float">
            <text:p>1.953197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2999224" calcext:value-type="float">
            <text:p>2.999224E-05</text:p>
          </table:table-cell>
          <table:table-cell office:value-type="float" office:value="-0.2782505" calcext:value-type="float">
            <text:p>-0.2782505</text:p>
          </table:table-cell>
          <table:table-cell office:value-type="float" office:value="-0.03662421" calcext:value-type="float">
            <text:p>-0.03662421</text:p>
          </table:table-cell>
          <table:table-cell office:value-type="float" office:value="-0.02259002" calcext:value-type="float">
            <text:p>-0.02259002</text:p>
          </table:table-cell>
          <table:table-cell office:value-type="float" office:value="-0.01823242" calcext:value-type="float">
            <text:p>-0.01823242</text:p>
          </table:table-cell>
          <table:table-cell office:value-type="float" office:value="-0.01660447" calcext:value-type="float">
            <text:p>-0.01660447</text:p>
          </table:table-cell>
          <table:table-cell office:value-type="float" office:value="-0.01485645" calcext:value-type="float">
            <text:p>-0.01485645</text:p>
          </table:table-cell>
          <table:table-cell office:value-type="float" office:value="-0.01096652" calcext:value-type="float">
            <text:p>-0.01096652</text:p>
          </table:table-cell>
          <table:table-cell office:value-type="float" office:value="-0.01265519" calcext:value-type="float">
            <text:p>-0.01265519</text:p>
          </table:table-cell>
          <table:table-cell office:value-type="float" office:value="-0.006976812" calcext:value-type="float">
            <text:p>-0.006976812</text:p>
          </table:table-cell>
          <table:table-cell office:value-type="float" office:value="-0.003763535" calcext:value-type="float">
            <text:p>-0.003763535</text:p>
          </table:table-cell>
          <table:table-cell office:value-type="float" office:value="1771.586" calcext:value-type="float">
            <text:p>1771.586</text:p>
          </table:table-cell>
          <table:table-cell office:value-type="float" office:value="0" calcext:value-type="float">
            <text:p>0</text:p>
          </table:table-cell>
          <table:table-cell office:value-type="float" office:value="-3.043735" calcext:value-type="float">
            <text:p>-3.043735</text:p>
          </table:table-cell>
          <table:table-cell office:value-type="float" office:value="-0.0006543663" calcext:value-type="float">
            <text:p>-0.0006543663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7" calcext:value-type="float">
            <text:p>-1.22850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1112004" calcext:value-type="float">
            <text:p>21112004</text:p>
          </table:table-cell>
          <table:table-cell office:value-type="float" office:value="799.3814" calcext:value-type="float">
            <text:p>799.3814</text:p>
          </table:table-cell>
          <table:table-cell office:value-type="float" office:value="187.5004" calcext:value-type="float">
            <text:p>187.5004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9.312" calcext:value-type="float">
            <text:p>1259.312</text:p>
          </table:table-cell>
          <table:table-cell office:value-type="float" office:value="659.6276" calcext:value-type="float">
            <text:p>659.6276</text:p>
          </table:table-cell>
          <table:table-cell office:value-type="float" office:value="1.091379" calcext:value-type="float">
            <text:p>1.091379</text:p>
          </table:table-cell>
          <table:table-cell office:value-type="float" office:value="0.2951829" calcext:value-type="float">
            <text:p>0.2951829</text:p>
          </table:table-cell>
          <table:table-cell office:value-type="float" office:value="0.2955159" calcext:value-type="float">
            <text:p>0.2955159</text:p>
          </table:table-cell>
          <table:table-cell office:value-type="float" office:value="0.2942975" calcext:value-type="float">
            <text:p>0.2942975</text:p>
          </table:table-cell>
          <table:table-cell office:value-type="float" office:value="0.2977728" calcext:value-type="float">
            <text:p>0.2977728</text:p>
          </table:table-cell>
          <table:table-cell office:value-type="float" office:value="0.3034179" calcext:value-type="float">
            <text:p>0.3034179</text:p>
          </table:table-cell>
          <table:table-cell office:value-type="float" office:value="0.3087232" calcext:value-type="float">
            <text:p>0.3087232</text:p>
          </table:table-cell>
          <table:table-cell office:value-type="float" office:value="0.3631883" calcext:value-type="float">
            <text:p>0.3631883</text:p>
          </table:table-cell>
          <table:table-cell office:value-type="float" office:value="0.3648838" calcext:value-type="float">
            <text:p>0.3648838</text:p>
          </table:table-cell>
          <table:table-cell office:value-type="float" office:value="0.3880749" calcext:value-type="float">
            <text:p>0.3880749</text:p>
          </table:table-cell>
          <table:table-cell office:value-type="float" office:value="0.4139496" calcext:value-type="float">
            <text:p>0.4139496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07383" calcext:value-type="float">
            <text:p>0.04107383</text:p>
          </table:table-cell>
          <table:table-cell office:value-type="float" office:value="0.0000005745462" calcext:value-type="float">
            <text:p>5.745462E-07</text:p>
          </table:table-cell>
          <table:table-cell office:value-type="float" office:value="1.924583E-015" calcext:value-type="float">
            <text:p>1.924583E-15</text:p>
          </table:table-cell>
          <table:table-cell office:value-type="float" office:value="1.953197E-015" calcext:value-type="float">
            <text:p>1.953197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132729" calcext:value-type="float">
            <text:p>-0.02132729</text:p>
          </table:table-cell>
          <table:table-cell office:value-type="float" office:value="-0.02107817" calcext:value-type="float">
            <text:p>-0.02107817</text:p>
          </table:table-cell>
          <table:table-cell office:value-type="float" office:value="-0.02183258" calcext:value-type="float">
            <text:p>-0.02183258</text:p>
          </table:table-cell>
          <table:table-cell office:value-type="float" office:value="-0.02011541" calcext:value-type="float">
            <text:p>-0.02011541</text:p>
          </table:table-cell>
          <table:table-cell office:value-type="float" office:value="-0.01765255" calcext:value-type="float">
            <text:p>-0.01765255</text:p>
          </table:table-cell>
          <table:table-cell office:value-type="float" office:value="-0.01565092" calcext:value-type="float">
            <text:p>-0.01565092</text:p>
          </table:table-cell>
          <table:table-cell office:value-type="float" office:value="-0.01190712" calcext:value-type="float">
            <text:p>-0.01190712</text:p>
          </table:table-cell>
          <table:table-cell office:value-type="float" office:value="-0.01257455" calcext:value-type="float">
            <text:p>-0.01257455</text:p>
          </table:table-cell>
          <table:table-cell office:value-type="float" office:value="-0.006973845" calcext:value-type="float">
            <text:p>-0.006973845</text:p>
          </table:table-cell>
          <table:table-cell office:value-type="float" office:value="-0.003763543" calcext:value-type="float">
            <text:p>-0.003763543</text:p>
          </table:table-cell>
          <table:table-cell office:value-type="float" office:value="1775.699" calcext:value-type="float">
            <text:p>1775.699</text:p>
          </table:table-cell>
          <table:table-cell office:value-type="float" office:value="0" calcext:value-type="float">
            <text:p>0</text:p>
          </table:table-cell>
          <table:table-cell office:value-type="float" office:value="-0.03727727" calcext:value-type="float">
            <text:p>-0.03727727</text:p>
          </table:table-cell>
          <table:table-cell office:value-type="float" office:value="-0.0007895355" calcext:value-type="float">
            <text:p>-0.000789535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2" calcext:value-type="float">
            <text:p>-1.22850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2112004" calcext:value-type="float">
            <text:p>22112004</text:p>
          </table:table-cell>
          <table:table-cell office:value-type="float" office:value="799.5815" calcext:value-type="float">
            <text:p>799.5815</text:p>
          </table:table-cell>
          <table:table-cell office:value-type="float" office:value="188.2402" calcext:value-type="float">
            <text:p>188.2402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8.29" calcext:value-type="float">
            <text:p>1258.29</text:p>
          </table:table-cell>
          <table:table-cell office:value-type="float" office:value="660.1146" calcext:value-type="float">
            <text:p>660.1146</text:p>
          </table:table-cell>
          <table:table-cell office:value-type="float" office:value="0" calcext:value-type="float">
            <text:p>0</text:p>
          </table:table-cell>
          <table:table-cell office:value-type="float" office:value="0.2879167" calcext:value-type="float">
            <text:p>0.2879167</text:p>
          </table:table-cell>
          <table:table-cell office:value-type="float" office:value="0.2902066" calcext:value-type="float">
            <text:p>0.2902066</text:p>
          </table:table-cell>
          <table:table-cell office:value-type="float" office:value="0.2952748" calcext:value-type="float">
            <text:p>0.2952748</text:p>
          </table:table-cell>
          <table:table-cell office:value-type="float" office:value="0.2998554" calcext:value-type="float">
            <text:p>0.2998554</text:p>
          </table:table-cell>
          <table:table-cell office:value-type="float" office:value="0.3036369" calcext:value-type="float">
            <text:p>0.3036369</text:p>
          </table:table-cell>
          <table:table-cell office:value-type="float" office:value="0.3077812" calcext:value-type="float">
            <text:p>0.3077812</text:p>
          </table:table-cell>
          <table:table-cell office:value-type="float" office:value="0.3588387" calcext:value-type="float">
            <text:p>0.3588387</text:p>
          </table:table-cell>
          <table:table-cell office:value-type="float" office:value="0.3649361" calcext:value-type="float">
            <text:p>0.3649361</text:p>
          </table:table-cell>
          <table:table-cell office:value-type="float" office:value="0.3880976" calcext:value-type="float">
            <text:p>0.3880976</text:p>
          </table:table-cell>
          <table:table-cell office:value-type="float" office:value="0.4139496" calcext:value-type="float">
            <text:p>0.4139496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3893E-015" calcext:value-type="float">
            <text:p>1.903893E-15</text:p>
          </table:table-cell>
          <table:table-cell office:value-type="float" office:value="1.935271E-015" calcext:value-type="float">
            <text:p>1.935271E-15</text:p>
          </table:table-cell>
          <table:table-cell office:value-type="float" office:value="1.924574E-015" calcext:value-type="float">
            <text:p>1.924574E-15</text:p>
          </table:table-cell>
          <table:table-cell office:value-type="float" office:value="1.953197E-015" calcext:value-type="float">
            <text:p>1.953197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544094" calcext:value-type="float">
            <text:p>-0.02544094</text:p>
          </table:table-cell>
          <table:table-cell office:value-type="float" office:value="-0.02401682" calcext:value-type="float">
            <text:p>-0.02401682</text:p>
          </table:table-cell>
          <table:table-cell office:value-type="float" office:value="-0.02126669" calcext:value-type="float">
            <text:p>-0.02126669</text:p>
          </table:table-cell>
          <table:table-cell office:value-type="float" office:value="-0.01914716" calcext:value-type="float">
            <text:p>-0.01914716</text:p>
          </table:table-cell>
          <table:table-cell office:value-type="float" office:value="-0.01756623" calcext:value-type="float">
            <text:p>-0.01756623</text:p>
          </table:table-cell>
          <table:table-cell office:value-type="float" office:value="-0.01598242" calcext:value-type="float">
            <text:p>-0.01598242</text:p>
          </table:table-cell>
          <table:table-cell office:value-type="float" office:value="-0.0133406" calcext:value-type="float">
            <text:p>-0.0133406</text:p>
          </table:table-cell>
          <table:table-cell office:value-type="float" office:value="-0.01255571" calcext:value-type="float">
            <text:p>-0.01255571</text:p>
          </table:table-cell>
          <table:table-cell office:value-type="float" office:value="-0.006969922" calcext:value-type="float">
            <text:p>-0.006969922</text:p>
          </table:table-cell>
          <table:table-cell office:value-type="float" office:value="-0.003763548" calcext:value-type="float">
            <text:p>-0.003763548</text:p>
          </table:table-cell>
          <table:table-cell office:value-type="float" office:value="1779.704" calcext:value-type="float">
            <text:p>1779.704</text:p>
          </table:table-cell>
          <table:table-cell office:value-type="float" office:value="0" calcext:value-type="float">
            <text:p>0</text:p>
          </table:table-cell>
          <table:table-cell office:value-type="float" office:value="-0.02601927" calcext:value-type="float">
            <text:p>-0.02601927</text:p>
          </table:table-cell>
          <table:table-cell office:value-type="float" office:value="-0.0008436273" calcext:value-type="float">
            <text:p>-0.000843627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503" calcext:value-type="float">
            <text:p>-1.22850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3112004" calcext:value-type="float">
            <text:p>23112004</text:p>
          </table:table-cell>
          <table:table-cell office:value-type="float" office:value="799.7815" calcext:value-type="float">
            <text:p>799.7815</text:p>
          </table:table-cell>
          <table:table-cell office:value-type="float" office:value="189.0867" calcext:value-type="float">
            <text:p>189.0867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7.343" calcext:value-type="float">
            <text:p>1257.343</text:p>
          </table:table-cell>
          <table:table-cell office:value-type="float" office:value="660.4172" calcext:value-type="float">
            <text:p>660.4172</text:p>
          </table:table-cell>
          <table:table-cell office:value-type="float" office:value="0" calcext:value-type="float">
            <text:p>0</text:p>
          </table:table-cell>
          <table:table-cell office:value-type="float" office:value="0.2687483" calcext:value-type="float">
            <text:p>0.2687483</text:p>
          </table:table-cell>
          <table:table-cell office:value-type="float" office:value="0.2788257" calcext:value-type="float">
            <text:p>0.2788257</text:p>
          </table:table-cell>
          <table:table-cell office:value-type="float" office:value="0.2902199" calcext:value-type="float">
            <text:p>0.2902199</text:p>
          </table:table-cell>
          <table:table-cell office:value-type="float" office:value="0.2980527" calcext:value-type="float">
            <text:p>0.2980527</text:p>
          </table:table-cell>
          <table:table-cell office:value-type="float" office:value="0.3025291" calcext:value-type="float">
            <text:p>0.3025291</text:p>
          </table:table-cell>
          <table:table-cell office:value-type="float" office:value="0.3056822" calcext:value-type="float">
            <text:p>0.3056822</text:p>
          </table:table-cell>
          <table:table-cell office:value-type="float" office:value="0.3550603" calcext:value-type="float">
            <text:p>0.3550603</text:p>
          </table:table-cell>
          <table:table-cell office:value-type="float" office:value="0.3645147" calcext:value-type="float">
            <text:p>0.3645147</text:p>
          </table:table-cell>
          <table:table-cell office:value-type="float" office:value="0.3881036" calcext:value-type="float">
            <text:p>0.3881036</text:p>
          </table:table-cell>
          <table:table-cell office:value-type="float" office:value="0.4139496" calcext:value-type="float">
            <text:p>0.4139496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28" calcext:value-type="float">
            <text:p>0.5112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39386" calcext:value-type="float">
            <text:p>0.02939386</text:p>
          </table:table-cell>
          <table:table-cell office:value-type="float" office:value="1.93527E-015" calcext:value-type="float">
            <text:p>1.93527E-15</text:p>
          </table:table-cell>
          <table:table-cell office:value-type="float" office:value="1.924566E-015" calcext:value-type="float">
            <text:p>1.924566E-15</text:p>
          </table:table-cell>
          <table:table-cell office:value-type="float" office:value="1.953197E-015" calcext:value-type="float">
            <text:p>1.953197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3936694" calcext:value-type="float">
            <text:p>-0.03936694</text:p>
          </table:table-cell>
          <table:table-cell office:value-type="float" office:value="-0.03140531" calcext:value-type="float">
            <text:p>-0.03140531</text:p>
          </table:table-cell>
          <table:table-cell office:value-type="float" office:value="-0.0239241" calcext:value-type="float">
            <text:p>-0.0239241</text:p>
          </table:table-cell>
          <table:table-cell office:value-type="float" office:value="-0.01994929" calcext:value-type="float">
            <text:p>-0.01994929</text:p>
          </table:table-cell>
          <table:table-cell office:value-type="float" office:value="-0.01801049" calcext:value-type="float">
            <text:p>-0.01801049</text:p>
          </table:table-cell>
          <table:table-cell office:value-type="float" office:value="-0.01675835" calcext:value-type="float">
            <text:p>-0.01675835</text:p>
          </table:table-cell>
          <table:table-cell office:value-type="float" office:value="-0.01478706" calcext:value-type="float">
            <text:p>-0.01478706</text:p>
          </table:table-cell>
          <table:table-cell office:value-type="float" office:value="-0.01269481" calcext:value-type="float">
            <text:p>-0.01269481</text:p>
          </table:table-cell>
          <table:table-cell office:value-type="float" office:value="-0.006968842" calcext:value-type="float">
            <text:p>-0.006968842</text:p>
          </table:table-cell>
          <table:table-cell office:value-type="float" office:value="-0.003763553" calcext:value-type="float">
            <text:p>-0.003763553</text:p>
          </table:table-cell>
          <table:table-cell office:value-type="float" office:value="1783.579" calcext:value-type="float">
            <text:p>1783.579</text:p>
          </table:table-cell>
          <table:table-cell office:value-type="float" office:value="0" calcext:value-type="float">
            <text:p>0</text:p>
          </table:table-cell>
          <table:table-cell office:value-type="float" office:value="-0.04205372" calcext:value-type="float">
            <text:p>-0.04205372</text:p>
          </table:table-cell>
          <table:table-cell office:value-type="float" office:value="-0.0008226107" calcext:value-type="float">
            <text:p>-0.000822610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505" calcext:value-type="float">
            <text:p>-1.22850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4112004" calcext:value-type="float">
            <text:p>24112004</text:p>
          </table:table-cell>
          <table:table-cell office:value-type="float" office:value="799.7815" calcext:value-type="float">
            <text:p>799.7815</text:p>
          </table:table-cell>
          <table:table-cell office:value-type="float" office:value="189.5883" calcext:value-type="float">
            <text:p>189.5883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6.671" calcext:value-type="float">
            <text:p>1256.671</text:p>
          </table:table-cell>
          <table:table-cell office:value-type="float" office:value="660.5901" calcext:value-type="float">
            <text:p>660.5901</text:p>
          </table:table-cell>
          <table:table-cell office:value-type="float" office:value="0" calcext:value-type="float">
            <text:p>0</text:p>
          </table:table-cell>
          <table:table-cell office:value-type="float" office:value="0.2494133" calcext:value-type="float">
            <text:p>0.2494133</text:p>
          </table:table-cell>
          <table:table-cell office:value-type="float" office:value="0.2704974" calcext:value-type="float">
            <text:p>0.2704974</text:p>
          </table:table-cell>
          <table:table-cell office:value-type="float" office:value="0.2856421" calcext:value-type="float">
            <text:p>0.2856421</text:p>
          </table:table-cell>
          <table:table-cell office:value-type="float" office:value="0.2942904" calcext:value-type="float">
            <text:p>0.2942904</text:p>
          </table:table-cell>
          <table:table-cell office:value-type="float" office:value="0.2997908" calcext:value-type="float">
            <text:p>0.2997908</text:p>
          </table:table-cell>
          <table:table-cell office:value-type="float" office:value="0.3038408" calcext:value-type="float">
            <text:p>0.3038408</text:p>
          </table:table-cell>
          <table:table-cell office:value-type="float" office:value="0.3535782" calcext:value-type="float">
            <text:p>0.3535782</text:p>
          </table:table-cell>
          <table:table-cell office:value-type="float" office:value="0.3639869" calcext:value-type="float">
            <text:p>0.3639869</text:p>
          </table:table-cell>
          <table:table-cell office:value-type="float" office:value="0.3880803" calcext:value-type="float">
            <text:p>0.3880803</text:p>
          </table:table-cell>
          <table:table-cell office:value-type="float" office:value="0.4139496" calcext:value-type="float">
            <text:p>0.4139496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19" calcext:value-type="float">
            <text:p>0.5112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50826" calcext:value-type="float">
            <text:p>0.08250826</text:p>
          </table:table-cell>
          <table:table-cell office:value-type="float" office:value="1.935263E-015" calcext:value-type="float">
            <text:p>1.935263E-15</text:p>
          </table:table-cell>
          <table:table-cell office:value-type="float" office:value="1.924559E-015" calcext:value-type="float">
            <text:p>1.924559E-15</text:p>
          </table:table-cell>
          <table:table-cell office:value-type="float" office:value="1.953197E-015" calcext:value-type="float">
            <text:p>1.953197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082502" calcext:value-type="float">
            <text:p>-0.06082502</text:p>
          </table:table-cell>
          <table:table-cell office:value-type="float" office:value="-0.03785393" calcext:value-type="float">
            <text:p>-0.03785393</text:p>
          </table:table-cell>
          <table:table-cell office:value-type="float" office:value="-0.02670182" calcext:value-type="float">
            <text:p>-0.02670182</text:p>
          </table:table-cell>
          <table:table-cell office:value-type="float" office:value="-0.02179138" calcext:value-type="float">
            <text:p>-0.02179138</text:p>
          </table:table-cell>
          <table:table-cell office:value-type="float" office:value="-0.01918188" calcext:value-type="float">
            <text:p>-0.01918188</text:p>
          </table:table-cell>
          <table:table-cell office:value-type="float" office:value="-0.017474" calcext:value-type="float">
            <text:p>-0.017474</text:p>
          </table:table-cell>
          <table:table-cell office:value-type="float" office:value="-0.01540237" calcext:value-type="float">
            <text:p>-0.01540237</text:p>
          </table:table-cell>
          <table:table-cell office:value-type="float" office:value="-0.0128727" calcext:value-type="float">
            <text:p>-0.0128727</text:p>
          </table:table-cell>
          <table:table-cell office:value-type="float" office:value="-0.006972814" calcext:value-type="float">
            <text:p>-0.006972814</text:p>
          </table:table-cell>
          <table:table-cell office:value-type="float" office:value="-0.003763546" calcext:value-type="float">
            <text:p>-0.003763546</text:p>
          </table:table-cell>
          <table:table-cell office:value-type="float" office:value="1787.31" calcext:value-type="float">
            <text:p>1787.31</text:p>
          </table:table-cell>
          <table:table-cell office:value-type="float" office:value="0" calcext:value-type="float">
            <text:p>0</text:p>
          </table:table-cell>
          <table:table-cell office:value-type="float" office:value="-0.08766329" calcext:value-type="float">
            <text:p>-0.08766329</text:p>
          </table:table-cell>
          <table:table-cell office:value-type="float" office:value="-0.0007790541" calcext:value-type="float">
            <text:p>-0.000779054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505" calcext:value-type="float">
            <text:p>-1.22850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112004" calcext:value-type="float">
            <text:p>25112004</text:p>
          </table:table-cell>
          <table:table-cell office:value-type="float" office:value="811.381" calcext:value-type="float">
            <text:p>811.381</text:p>
          </table:table-cell>
          <table:table-cell office:value-type="float" office:value="189.3779" calcext:value-type="float">
            <text:p>189.3779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65.767" calcext:value-type="float">
            <text:p>1265.767</text:p>
          </table:table-cell>
          <table:table-cell office:value-type="float" office:value="663.3032" calcext:value-type="float">
            <text:p>663.3032</text:p>
          </table:table-cell>
          <table:table-cell office:value-type="float" office:value="0" calcext:value-type="float">
            <text:p>0</text:p>
          </table:table-cell>
          <table:table-cell office:value-type="float" office:value="0.3445081" calcext:value-type="float">
            <text:p>0.3445081</text:p>
          </table:table-cell>
          <table:table-cell office:value-type="float" office:value="0.3444659" calcext:value-type="float">
            <text:p>0.3444659</text:p>
          </table:table-cell>
          <table:table-cell office:value-type="float" office:value="0.3414594" calcext:value-type="float">
            <text:p>0.3414594</text:p>
          </table:table-cell>
          <table:table-cell office:value-type="float" office:value="0.3270295" calcext:value-type="float">
            <text:p>0.3270295</text:p>
          </table:table-cell>
          <table:table-cell office:value-type="float" office:value="0.3178761" calcext:value-type="float">
            <text:p>0.3178761</text:p>
          </table:table-cell>
          <table:table-cell office:value-type="float" office:value="0.3241905" calcext:value-type="float">
            <text:p>0.3241905</text:p>
          </table:table-cell>
          <table:table-cell office:value-type="float" office:value="0.3813666" calcext:value-type="float">
            <text:p>0.3813666</text:p>
          </table:table-cell>
          <table:table-cell office:value-type="float" office:value="0.3652048" calcext:value-type="float">
            <text:p>0.3652048</text:p>
          </table:table-cell>
          <table:table-cell office:value-type="float" office:value="0.3872214" calcext:value-type="float">
            <text:p>0.3872214</text:p>
          </table:table-cell>
          <table:table-cell office:value-type="float" office:value="0.4127644" calcext:value-type="float">
            <text:p>0.4127644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39986" calcext:value-type="float">
            <text:p>1.539986E-06</text:p>
          </table:table-cell>
          <table:table-cell office:value-type="float" office:value="1.892267E-015" calcext:value-type="float">
            <text:p>1.892267E-15</text:p>
          </table:table-cell>
          <table:table-cell office:value-type="float" office:value="1.924551E-015" calcext:value-type="float">
            <text:p>1.924551E-15</text:p>
          </table:table-cell>
          <table:table-cell office:value-type="float" office:value="1.953197E-015" calcext:value-type="float">
            <text:p>1.953197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715485" calcext:value-type="float">
            <text:p>-0.00715485</text:p>
          </table:table-cell>
          <table:table-cell office:value-type="float" office:value="-0.007175702" calcext:value-type="float">
            <text:p>-0.007175702</text:p>
          </table:table-cell>
          <table:table-cell office:value-type="float" office:value="-0.00769625" calcext:value-type="float">
            <text:p>-0.00769625</text:p>
          </table:table-cell>
          <table:table-cell office:value-type="float" office:value="-0.01054699" calcext:value-type="float">
            <text:p>-0.01054699</text:p>
          </table:table-cell>
          <table:table-cell office:value-type="float" office:value="-0.01288812" calcext:value-type="float">
            <text:p>-0.01288812</text:p>
          </table:table-cell>
          <table:table-cell office:value-type="float" office:value="-0.01116599" calcext:value-type="float">
            <text:p>-0.01116599</text:p>
          </table:table-cell>
          <table:table-cell office:value-type="float" office:value="-0.007378363" calcext:value-type="float">
            <text:p>-0.007378363</text:p>
          </table:table-cell>
          <table:table-cell office:value-type="float" office:value="-0.01247445" calcext:value-type="float">
            <text:p>-0.01247445</text:p>
          </table:table-cell>
          <table:table-cell office:value-type="float" office:value="-0.007123012" calcext:value-type="float">
            <text:p>-0.007123012</text:p>
          </table:table-cell>
          <table:table-cell office:value-type="float" office:value="-0.003868809" calcext:value-type="float">
            <text:p>-0.003868809</text:p>
          </table:table-cell>
          <table:table-cell office:value-type="float" office:value="1794.589" calcext:value-type="float">
            <text:p>1794.589</text:p>
          </table:table-cell>
          <table:table-cell office:value-type="float" office:value="0" calcext:value-type="float">
            <text:p>0</text:p>
          </table:table-cell>
          <table:table-cell office:value-type="float" office:value="-0.007196111" calcext:value-type="float">
            <text:p>-0.007196111</text:p>
          </table:table-cell>
          <table:table-cell office:value-type="float" office:value="-0.0008547603" calcext:value-type="float">
            <text:p>-0.000854760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4048" calcext:value-type="float">
            <text:p>-1.23404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112004" calcext:value-type="float">
            <text:p>26112004</text:p>
          </table:table-cell>
          <table:table-cell office:value-type="float" office:value="811.381" calcext:value-type="float">
            <text:p>811.381</text:p>
          </table:table-cell>
          <table:table-cell office:value-type="float" office:value="189.5912" calcext:value-type="float">
            <text:p>189.5912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62.521" calcext:value-type="float">
            <text:p>1262.521</text:p>
          </table:table-cell>
          <table:table-cell office:value-type="float" office:value="666.3351" calcext:value-type="float">
            <text:p>666.3351</text:p>
          </table:table-cell>
          <table:table-cell office:value-type="float" office:value="0" calcext:value-type="float">
            <text:p>0</text:p>
          </table:table-cell>
          <table:table-cell office:value-type="float" office:value="0.3110939" calcext:value-type="float">
            <text:p>0.3110939</text:p>
          </table:table-cell>
          <table:table-cell office:value-type="float" office:value="0.312454" calcext:value-type="float">
            <text:p>0.312454</text:p>
          </table:table-cell>
          <table:table-cell office:value-type="float" office:value="0.3147696" calcext:value-type="float">
            <text:p>0.3147696</text:p>
          </table:table-cell>
          <table:table-cell office:value-type="float" office:value="0.3169025" calcext:value-type="float">
            <text:p>0.3169025</text:p>
          </table:table-cell>
          <table:table-cell office:value-type="float" office:value="0.3186691" calcext:value-type="float">
            <text:p>0.3186691</text:p>
          </table:table-cell>
          <table:table-cell office:value-type="float" office:value="0.320983" calcext:value-type="float">
            <text:p>0.320983</text:p>
          </table:table-cell>
          <table:table-cell office:value-type="float" office:value="0.3677194" calcext:value-type="float">
            <text:p>0.3677194</text:p>
          </table:table-cell>
          <table:table-cell office:value-type="float" office:value="0.366097" calcext:value-type="float">
            <text:p>0.366097</text:p>
          </table:table-cell>
          <table:table-cell office:value-type="float" office:value="0.3874659" calcext:value-type="float">
            <text:p>0.3874659</text:p>
          </table:table-cell>
          <table:table-cell office:value-type="float" office:value="0.4132303" calcext:value-type="float">
            <text:p>0.4132303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35" calcext:value-type="float">
            <text:p>0.5112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211256" calcext:value-type="float">
            <text:p>0.007211256</text:p>
          </table:table-cell>
          <table:table-cell office:value-type="float" office:value="1.892262E-015" calcext:value-type="float">
            <text:p>1.892262E-15</text:p>
          </table:table-cell>
          <table:table-cell office:value-type="float" office:value="1.924542E-015" calcext:value-type="float">
            <text:p>1.924542E-15</text:p>
          </table:table-cell>
          <table:table-cell office:value-type="float" office:value="1.953197E-015" calcext:value-type="float">
            <text:p>1.953197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473496" calcext:value-type="float">
            <text:p>-0.01473496</text:p>
          </table:table-cell>
          <table:table-cell office:value-type="float" office:value="-0.01432465" calcext:value-type="float">
            <text:p>-0.01432465</text:p>
          </table:table-cell>
          <table:table-cell office:value-type="float" office:value="-0.0136229" calcext:value-type="float">
            <text:p>-0.0136229</text:p>
          </table:table-cell>
          <table:table-cell office:value-type="float" office:value="-0.01302632" calcext:value-type="float">
            <text:p>-0.01302632</text:p>
          </table:table-cell>
          <table:table-cell office:value-type="float" office:value="-0.01254903" calcext:value-type="float">
            <text:p>-0.01254903</text:p>
          </table:table-cell>
          <table:table-cell office:value-type="float" office:value="-0.01193253" calcext:value-type="float">
            <text:p>-0.01193253</text:p>
          </table:table-cell>
          <table:table-cell office:value-type="float" office:value="-0.01053707" calcext:value-type="float">
            <text:p>-0.01053707</text:p>
          </table:table-cell>
          <table:table-cell office:value-type="float" office:value="-0.01218025" calcext:value-type="float">
            <text:p>-0.01218025</text:p>
          </table:table-cell>
          <table:table-cell office:value-type="float" office:value="-0.007080047" calcext:value-type="float">
            <text:p>-0.007080047</text:p>
          </table:table-cell>
          <table:table-cell office:value-type="float" office:value="-0.00382716" calcext:value-type="float">
            <text:p>-0.00382716</text:p>
          </table:table-cell>
          <table:table-cell office:value-type="float" office:value="1801.417" calcext:value-type="float">
            <text:p>1801.417</text:p>
          </table:table-cell>
          <table:table-cell office:value-type="float" office:value="0" calcext:value-type="float">
            <text:p>0</text:p>
          </table:table-cell>
          <table:table-cell office:value-type="float" office:value="-0.01492425" calcext:value-type="float">
            <text:p>-0.01492425</text:p>
          </table:table-cell>
          <table:table-cell office:value-type="float" office:value="-0.0008509313" calcext:value-type="float">
            <text:p>-0.000850931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1874" calcext:value-type="float">
            <text:p>-1.23187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7112004" calcext:value-type="float">
            <text:p>27112004</text:p>
          </table:table-cell>
          <table:table-cell office:value-type="float" office:value="811.381" calcext:value-type="float">
            <text:p>811.381</text:p>
          </table:table-cell>
          <table:table-cell office:value-type="float" office:value="189.7477" calcext:value-type="float">
            <text:p>189.7477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60.58" calcext:value-type="float">
            <text:p>1260.58</text:p>
          </table:table-cell>
          <table:table-cell office:value-type="float" office:value="668.1216" calcext:value-type="float">
            <text:p>668.1216</text:p>
          </table:table-cell>
          <table:table-cell office:value-type="float" office:value="0" calcext:value-type="float">
            <text:p>0</text:p>
          </table:table-cell>
          <table:table-cell office:value-type="float" office:value="0.2995582" calcext:value-type="float">
            <text:p>0.2995582</text:p>
          </table:table-cell>
          <table:table-cell office:value-type="float" office:value="0.3027158" calcext:value-type="float">
            <text:p>0.3027158</text:p>
          </table:table-cell>
          <table:table-cell office:value-type="float" office:value="0.3062255" calcext:value-type="float">
            <text:p>0.3062255</text:p>
          </table:table-cell>
          <table:table-cell office:value-type="float" office:value="0.3087962" calcext:value-type="float">
            <text:p>0.3087962</text:p>
          </table:table-cell>
          <table:table-cell office:value-type="float" office:value="0.3112223" calcext:value-type="float">
            <text:p>0.3112223</text:p>
          </table:table-cell>
          <table:table-cell office:value-type="float" office:value="0.3139183" calcext:value-type="float">
            <text:p>0.3139183</text:p>
          </table:table-cell>
          <table:table-cell office:value-type="float" office:value="0.3620439" calcext:value-type="float">
            <text:p>0.3620439</text:p>
          </table:table-cell>
          <table:table-cell office:value-type="float" office:value="0.366066" calcext:value-type="float">
            <text:p>0.366066</text:p>
          </table:table-cell>
          <table:table-cell office:value-type="float" office:value="0.387688" calcext:value-type="float">
            <text:p>0.387688</text:p>
          </table:table-cell>
          <table:table-cell office:value-type="float" office:value="0.4136335" calcext:value-type="float">
            <text:p>0.4136335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31" calcext:value-type="float">
            <text:p>0.5112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89968" calcext:value-type="float">
            <text:p>0.01189968</text:p>
          </table:table-cell>
          <table:table-cell office:value-type="float" office:value="1.892255E-015" calcext:value-type="float">
            <text:p>1.892255E-15</text:p>
          </table:table-cell>
          <table:table-cell office:value-type="float" office:value="1.924534E-015" calcext:value-type="float">
            <text:p>1.924534E-15</text:p>
          </table:table-cell>
          <table:table-cell office:value-type="float" office:value="1.953197E-015" calcext:value-type="float">
            <text:p>1.953197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901378" calcext:value-type="float">
            <text:p>-0.01901378</text:p>
          </table:table-cell>
          <table:table-cell office:value-type="float" office:value="-0.01776369" calcext:value-type="float">
            <text:p>-0.01776369</text:p>
          </table:table-cell>
          <table:table-cell office:value-type="float" office:value="-0.01650139" calcext:value-type="float">
            <text:p>-0.01650139</text:p>
          </table:table-cell>
          <table:table-cell office:value-type="float" office:value="-0.01560598" calcext:value-type="float">
            <text:p>-0.01560598</text:p>
          </table:table-cell>
          <table:table-cell office:value-type="float" office:value="-0.01479124" calcext:value-type="float">
            <text:p>-0.01479124</text:p>
          </table:table-cell>
          <table:table-cell office:value-type="float" office:value="-0.01392745" calcext:value-type="float">
            <text:p>-0.01392745</text:p>
          </table:table-cell>
          <table:table-cell office:value-type="float" office:value="-0.01224799" calcext:value-type="float">
            <text:p>-0.01224799</text:p>
          </table:table-cell>
          <table:table-cell office:value-type="float" office:value="-0.01218831" calcext:value-type="float">
            <text:p>-0.01218831</text:p>
          </table:table-cell>
          <table:table-cell office:value-type="float" office:value="-0.007041181" calcext:value-type="float">
            <text:p>-0.007041181</text:p>
          </table:table-cell>
          <table:table-cell office:value-type="float" office:value="-0.00379152" calcext:value-type="float">
            <text:p>-0.00379152</text:p>
          </table:table-cell>
          <table:table-cell office:value-type="float" office:value="1806.97" calcext:value-type="float">
            <text:p>1806.97</text:p>
          </table:table-cell>
          <table:table-cell office:value-type="float" office:value="0" calcext:value-type="float">
            <text:p>0</text:p>
          </table:table-cell>
          <table:table-cell office:value-type="float" office:value="-0.01941881" calcext:value-type="float">
            <text:p>-0.01941881</text:p>
          </table:table-cell>
          <table:table-cell office:value-type="float" office:value="-0.0008488986" calcext:value-type="float">
            <text:p>-0.000848898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9994" calcext:value-type="float">
            <text:p>-1.22999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8112004" calcext:value-type="float">
            <text:p>28112004</text:p>
          </table:table-cell>
          <table:table-cell office:value-type="float" office:value="812.381" calcext:value-type="float">
            <text:p>812.381</text:p>
          </table:table-cell>
          <table:table-cell office:value-type="float" office:value="190.1361" calcext:value-type="float">
            <text:p>190.1361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60.235" calcext:value-type="float">
            <text:p>1260.235</text:p>
          </table:table-cell>
          <table:table-cell office:value-type="float" office:value="669.0775" calcext:value-type="float">
            <text:p>669.0775</text:p>
          </table:table-cell>
          <table:table-cell office:value-type="float" office:value="0" calcext:value-type="float">
            <text:p>0</text:p>
          </table:table-cell>
          <table:table-cell office:value-type="float" office:value="0.310054" calcext:value-type="float">
            <text:p>0.310054</text:p>
          </table:table-cell>
          <table:table-cell office:value-type="float" office:value="0.312047" calcext:value-type="float">
            <text:p>0.312047</text:p>
          </table:table-cell>
          <table:table-cell office:value-type="float" office:value="0.3080966" calcext:value-type="float">
            <text:p>0.3080966</text:p>
          </table:table-cell>
          <table:table-cell office:value-type="float" office:value="0.305243" calcext:value-type="float">
            <text:p>0.305243</text:p>
          </table:table-cell>
          <table:table-cell office:value-type="float" office:value="0.3068332" calcext:value-type="float">
            <text:p>0.3068332</text:p>
          </table:table-cell>
          <table:table-cell office:value-type="float" office:value="0.309529" calcext:value-type="float">
            <text:p>0.309529</text:p>
          </table:table-cell>
          <table:table-cell office:value-type="float" office:value="0.3583029" calcext:value-type="float">
            <text:p>0.3583029</text:p>
          </table:table-cell>
          <table:table-cell office:value-type="float" office:value="0.3656353" calcext:value-type="float">
            <text:p>0.3656353</text:p>
          </table:table-cell>
          <table:table-cell office:value-type="float" office:value="0.3878568" calcext:value-type="float">
            <text:p>0.3878568</text:p>
          </table:table-cell>
          <table:table-cell office:value-type="float" office:value="0.4139495" calcext:value-type="float">
            <text:p>0.4139495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3" calcext:value-type="float">
            <text:p>0.511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03478" calcext:value-type="float">
            <text:p>0.02103478</text:p>
          </table:table-cell>
          <table:table-cell office:value-type="float" office:value="1.892249E-015" calcext:value-type="float">
            <text:p>1.892249E-15</text:p>
          </table:table-cell>
          <table:table-cell office:value-type="float" office:value="1.924527E-015" calcext:value-type="float">
            <text:p>1.924527E-15</text:p>
          </table:table-cell>
          <table:table-cell office:value-type="float" office:value="1.953197E-015" calcext:value-type="float">
            <text:p>1.953197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47205" calcext:value-type="float">
            <text:p>-0.0147205</text:p>
          </table:table-cell>
          <table:table-cell office:value-type="float" office:value="-0.01418469" calcext:value-type="float">
            <text:p>-0.01418469</text:p>
          </table:table-cell>
          <table:table-cell office:value-type="float" office:value="-0.01586091" calcext:value-type="float">
            <text:p>-0.01586091</text:p>
          </table:table-cell>
          <table:table-cell office:value-type="float" office:value="-0.01695374" calcext:value-type="float">
            <text:p>-0.01695374</text:p>
          </table:table-cell>
          <table:table-cell office:value-type="float" office:value="-0.01633457" calcext:value-type="float">
            <text:p>-0.01633457</text:p>
          </table:table-cell>
          <table:table-cell office:value-type="float" office:value="-0.01536244" calcext:value-type="float">
            <text:p>-0.01536244</text:p>
          </table:table-cell>
          <table:table-cell office:value-type="float" office:value="-0.01354658" calcext:value-type="float">
            <text:p>-0.01354658</text:p>
          </table:table-cell>
          <table:table-cell office:value-type="float" office:value="-0.01232604" calcext:value-type="float">
            <text:p>-0.01232604</text:p>
          </table:table-cell>
          <table:table-cell office:value-type="float" office:value="-0.007011707" calcext:value-type="float">
            <text:p>-0.007011707</text:p>
          </table:table-cell>
          <table:table-cell office:value-type="float" office:value="-0.003763543" calcext:value-type="float">
            <text:p>-0.003763543</text:p>
          </table:table-cell>
          <table:table-cell office:value-type="float" office:value="1811.654" calcext:value-type="float">
            <text:p>1811.654</text:p>
          </table:table-cell>
          <table:table-cell office:value-type="float" office:value="0" calcext:value-type="float">
            <text:p>0</text:p>
          </table:table-cell>
          <table:table-cell office:value-type="float" office:value="-0.01594956" calcext:value-type="float">
            <text:p>-0.01594956</text:p>
          </table:table-cell>
          <table:table-cell office:value-type="float" office:value="-0.0008422002" calcext:value-type="float">
            <text:p>-0.000842200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504" calcext:value-type="float">
            <text:p>-1.22850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9112004" calcext:value-type="float">
            <text:p>29112004</text:p>
          </table:table-cell>
          <table:table-cell office:value-type="float" office:value="812.381" calcext:value-type="float">
            <text:p>812.381</text:p>
          </table:table-cell>
          <table:table-cell office:value-type="float" office:value="190.4184" calcext:value-type="float">
            <text:p>190.4184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9.023" calcext:value-type="float">
            <text:p>1259.023</text:p>
          </table:table-cell>
          <table:table-cell office:value-type="float" office:value="670.0117" calcext:value-type="float">
            <text:p>670.0117</text:p>
          </table:table-cell>
          <table:table-cell office:value-type="float" office:value="0" calcext:value-type="float">
            <text:p>0</text:p>
          </table:table-cell>
          <table:table-cell office:value-type="float" office:value="0.2990364" calcext:value-type="float">
            <text:p>0.2990364</text:p>
          </table:table-cell>
          <table:table-cell office:value-type="float" office:value="0.2996539" calcext:value-type="float">
            <text:p>0.2996539</text:p>
          </table:table-cell>
          <table:table-cell office:value-type="float" office:value="0.3024372" calcext:value-type="float">
            <text:p>0.3024372</text:p>
          </table:table-cell>
          <table:table-cell office:value-type="float" office:value="0.304168" calcext:value-type="float">
            <text:p>0.304168</text:p>
          </table:table-cell>
          <table:table-cell office:value-type="float" office:value="0.3056319" calcext:value-type="float">
            <text:p>0.3056319</text:p>
          </table:table-cell>
          <table:table-cell office:value-type="float" office:value="0.307671" calcext:value-type="float">
            <text:p>0.307671</text:p>
          </table:table-cell>
          <table:table-cell office:value-type="float" office:value="0.3564633" calcext:value-type="float">
            <text:p>0.3564633</text:p>
          </table:table-cell>
          <table:table-cell office:value-type="float" office:value="0.3651074" calcext:value-type="float">
            <text:p>0.3651074</text:p>
          </table:table-cell>
          <table:table-cell office:value-type="float" office:value="0.3879501" calcext:value-type="float">
            <text:p>0.3879501</text:p>
          </table:table-cell>
          <table:table-cell office:value-type="float" office:value="0.4139495" calcext:value-type="float">
            <text:p>0.4139495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01939493" calcext:value-type="float">
            <text:p>1.939493E-13</text:p>
          </table:table-cell>
          <table:table-cell office:value-type="float" office:value="1.89224E-015" calcext:value-type="float">
            <text:p>1.89224E-15</text:p>
          </table:table-cell>
          <table:table-cell office:value-type="float" office:value="1.924518E-015" calcext:value-type="float">
            <text:p>1.924518E-15</text:p>
          </table:table-cell>
          <table:table-cell office:value-type="float" office:value="1.953197E-015" calcext:value-type="float">
            <text:p>1.953197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972149" calcext:value-type="float">
            <text:p>-0.01972149</text:p>
          </table:table-cell>
          <table:table-cell office:value-type="float" office:value="-0.01926339" calcext:value-type="float">
            <text:p>-0.01926339</text:p>
          </table:table-cell>
          <table:table-cell office:value-type="float" office:value="-0.01800233" calcext:value-type="float">
            <text:p>-0.01800233</text:p>
          </table:table-cell>
          <table:table-cell office:value-type="float" office:value="-0.01733842" calcext:value-type="float">
            <text:p>-0.01733842</text:p>
          </table:table-cell>
          <table:table-cell office:value-type="float" office:value="-0.01678433" calcext:value-type="float">
            <text:p>-0.01678433</text:p>
          </table:table-cell>
          <table:table-cell office:value-type="float" office:value="-0.01602346" calcext:value-type="float">
            <text:p>-0.01602346</text:p>
          </table:table-cell>
          <table:table-cell office:value-type="float" office:value="-0.01423508" calcext:value-type="float">
            <text:p>-0.01423508</text:p>
          </table:table-cell>
          <table:table-cell office:value-type="float" office:value="-0.01249815" calcext:value-type="float">
            <text:p>-0.01249815</text:p>
          </table:table-cell>
          <table:table-cell office:value-type="float" office:value="-0.006995477" calcext:value-type="float">
            <text:p>-0.006995477</text:p>
          </table:table-cell>
          <table:table-cell office:value-type="float" office:value="-0.003763553" calcext:value-type="float">
            <text:p>-0.003763553</text:p>
          </table:table-cell>
          <table:table-cell office:value-type="float" office:value="1816.145" calcext:value-type="float">
            <text:p>1816.145</text:p>
          </table:table-cell>
          <table:table-cell office:value-type="float" office:value="0" calcext:value-type="float">
            <text:p>0</text:p>
          </table:table-cell>
          <table:table-cell office:value-type="float" office:value="-0.02013524" calcext:value-type="float">
            <text:p>-0.02013524</text:p>
          </table:table-cell>
          <table:table-cell office:value-type="float" office:value="-0.0008643047" calcext:value-type="float">
            <text:p>-0.000864304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503" calcext:value-type="float">
            <text:p>-1.22850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0112004" calcext:value-type="float">
            <text:p>30112004</text:p>
          </table:table-cell>
          <table:table-cell office:value-type="float" office:value="814.5811" calcext:value-type="float">
            <text:p>814.5811</text:p>
          </table:table-cell>
          <table:table-cell office:value-type="float" office:value="191.142" calcext:value-type="float">
            <text:p>191.142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9.189" calcext:value-type="float">
            <text:p>1259.189</text:p>
          </table:table-cell>
          <table:table-cell office:value-type="float" office:value="671.3327" calcext:value-type="float">
            <text:p>671.3327</text:p>
          </table:table-cell>
          <table:table-cell office:value-type="float" office:value="0" calcext:value-type="float">
            <text:p>0</text:p>
          </table:table-cell>
          <table:table-cell office:value-type="float" office:value="0.3019017" calcext:value-type="float">
            <text:p>0.3019017</text:p>
          </table:table-cell>
          <table:table-cell office:value-type="float" office:value="0.3028493" calcext:value-type="float">
            <text:p>0.3028493</text:p>
          </table:table-cell>
          <table:table-cell office:value-type="float" office:value="0.3053428" calcext:value-type="float">
            <text:p>0.3053428</text:p>
          </table:table-cell>
          <table:table-cell office:value-type="float" office:value="0.306765" calcext:value-type="float">
            <text:p>0.306765</text:p>
          </table:table-cell>
          <table:table-cell office:value-type="float" office:value="0.3067745" calcext:value-type="float">
            <text:p>0.3067745</text:p>
          </table:table-cell>
          <table:table-cell office:value-type="float" office:value="0.307457" calcext:value-type="float">
            <text:p>0.307457</text:p>
          </table:table-cell>
          <table:table-cell office:value-type="float" office:value="0.3546956" calcext:value-type="float">
            <text:p>0.3546956</text:p>
          </table:table-cell>
          <table:table-cell office:value-type="float" office:value="0.3645282" calcext:value-type="float">
            <text:p>0.3645282</text:p>
          </table:table-cell>
          <table:table-cell office:value-type="float" office:value="0.3879926" calcext:value-type="float">
            <text:p>0.3879926</text:p>
          </table:table-cell>
          <table:table-cell office:value-type="float" office:value="0.4139495" calcext:value-type="float">
            <text:p>0.4139495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005401757" calcext:value-type="float">
            <text:p>5.401757E-14</text:p>
          </table:table-cell>
          <table:table-cell office:value-type="float" office:value="1.892229E-015" calcext:value-type="float">
            <text:p>1.892229E-15</text:p>
          </table:table-cell>
          <table:table-cell office:value-type="float" office:value="1.924508E-015" calcext:value-type="float">
            <text:p>1.924508E-15</text:p>
          </table:table-cell>
          <table:table-cell office:value-type="float" office:value="1.953197E-015" calcext:value-type="float">
            <text:p>1.953197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827537" calcext:value-type="float">
            <text:p>-0.01827537</text:p>
          </table:table-cell>
          <table:table-cell office:value-type="float" office:value="-0.01786691" calcext:value-type="float">
            <text:p>-0.01786691</text:p>
          </table:table-cell>
          <table:table-cell office:value-type="float" office:value="-0.0168384" calcext:value-type="float">
            <text:p>-0.0168384</text:p>
          </table:table-cell>
          <table:table-cell office:value-type="float" office:value="-0.01633111" calcext:value-type="float">
            <text:p>-0.01633111</text:p>
          </table:table-cell>
          <table:table-cell office:value-type="float" office:value="-0.01635443" calcext:value-type="float">
            <text:p>-0.01635443</text:p>
          </table:table-cell>
          <table:table-cell office:value-type="float" office:value="-0.01610562" calcext:value-type="float">
            <text:p>-0.01610562</text:p>
          </table:table-cell>
          <table:table-cell office:value-type="float" office:value="-0.01494051" calcext:value-type="float">
            <text:p>-0.01494051</text:p>
          </table:table-cell>
          <table:table-cell office:value-type="float" office:value="-0.01269013" calcext:value-type="float">
            <text:p>-0.01269013</text:p>
          </table:table-cell>
          <table:table-cell office:value-type="float" office:value="-0.006988039" calcext:value-type="float">
            <text:p>-0.006988039</text:p>
          </table:table-cell>
          <table:table-cell office:value-type="float" office:value="-0.003763557" calcext:value-type="float">
            <text:p>-0.003763557</text:p>
          </table:table-cell>
          <table:table-cell office:value-type="float" office:value="1821.021" calcext:value-type="float">
            <text:p>1821.021</text:p>
          </table:table-cell>
          <table:table-cell office:value-type="float" office:value="0" calcext:value-type="float">
            <text:p>0</text:p>
          </table:table-cell>
          <table:table-cell office:value-type="float" office:value="-0.01855976" calcext:value-type="float">
            <text:p>-0.01855976</text:p>
          </table:table-cell>
          <table:table-cell office:value-type="float" office:value="-0.0008682256" calcext:value-type="float">
            <text:p>-0.000868225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504" calcext:value-type="float">
            <text:p>-1.22850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22004" calcext:value-type="float">
            <text:p>1122004</text:p>
          </table:table-cell>
          <table:table-cell office:value-type="float" office:value="814.5811" calcext:value-type="float">
            <text:p>814.5811</text:p>
          </table:table-cell>
          <table:table-cell office:value-type="float" office:value="191.3915" calcext:value-type="float">
            <text:p>191.3915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8.31" calcext:value-type="float">
            <text:p>1258.31</text:p>
          </table:table-cell>
          <table:table-cell office:value-type="float" office:value="671.9697" calcext:value-type="float">
            <text:p>671.9697</text:p>
          </table:table-cell>
          <table:table-cell office:value-type="float" office:value="0" calcext:value-type="float">
            <text:p>0</text:p>
          </table:table-cell>
          <table:table-cell office:value-type="float" office:value="0.2991367" calcext:value-type="float">
            <text:p>0.2991367</text:p>
          </table:table-cell>
          <table:table-cell office:value-type="float" office:value="0.2993935" calcext:value-type="float">
            <text:p>0.2993935</text:p>
          </table:table-cell>
          <table:table-cell office:value-type="float" office:value="0.3003158" calcext:value-type="float">
            <text:p>0.3003158</text:p>
          </table:table-cell>
          <table:table-cell office:value-type="float" office:value="0.3027282" calcext:value-type="float">
            <text:p>0.3027282</text:p>
          </table:table-cell>
          <table:table-cell office:value-type="float" office:value="0.3045955" calcext:value-type="float">
            <text:p>0.3045955</text:p>
          </table:table-cell>
          <table:table-cell office:value-type="float" office:value="0.3063033" calcext:value-type="float">
            <text:p>0.3063033</text:p>
          </table:table-cell>
          <table:table-cell office:value-type="float" office:value="0.3537787" calcext:value-type="float">
            <text:p>0.3537787</text:p>
          </table:table-cell>
          <table:table-cell office:value-type="float" office:value="0.3639925" calcext:value-type="float">
            <text:p>0.3639925</text:p>
          </table:table-cell>
          <table:table-cell office:value-type="float" office:value="0.3879946" calcext:value-type="float">
            <text:p>0.3879946</text:p>
          </table:table-cell>
          <table:table-cell office:value-type="float" office:value="0.4139496" calcext:value-type="float">
            <text:p>0.4139496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002013426" calcext:value-type="float">
            <text:p>2.013426E-14</text:p>
          </table:table-cell>
          <table:table-cell office:value-type="float" office:value="1.892225E-015" calcext:value-type="float">
            <text:p>1.892225E-15</text:p>
          </table:table-cell>
          <table:table-cell office:value-type="float" office:value="1.924499E-015" calcext:value-type="float">
            <text:p>1.924499E-15</text:p>
          </table:table-cell>
          <table:table-cell office:value-type="float" office:value="1.953197E-015" calcext:value-type="float">
            <text:p>1.953197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945256" calcext:value-type="float">
            <text:p>-0.01945256</text:p>
          </table:table-cell>
          <table:table-cell office:value-type="float" office:value="-0.01936" calcext:value-type="float">
            <text:p>-0.01936</text:p>
          </table:table-cell>
          <table:table-cell office:value-type="float" office:value="-0.01893941" calcext:value-type="float">
            <text:p>-0.01893941</text:p>
          </table:table-cell>
          <table:table-cell office:value-type="float" office:value="-0.01791929" calcext:value-type="float">
            <text:p>-0.01791929</text:p>
          </table:table-cell>
          <table:table-cell office:value-type="float" office:value="-0.01718103" calcext:value-type="float">
            <text:p>-0.01718103</text:p>
          </table:table-cell>
          <table:table-cell office:value-type="float" office:value="-0.01652608" calcext:value-type="float">
            <text:p>-0.01652608</text:p>
          </table:table-cell>
          <table:table-cell office:value-type="float" office:value="-0.01531877" calcext:value-type="float">
            <text:p>-0.01531877</text:p>
          </table:table-cell>
          <table:table-cell office:value-type="float" office:value="-0.01287086" calcext:value-type="float">
            <text:p>-0.01287086</text:p>
          </table:table-cell>
          <table:table-cell office:value-type="float" office:value="-0.006987632" calcext:value-type="float">
            <text:p>-0.006987632</text:p>
          </table:table-cell>
          <table:table-cell office:value-type="float" office:value="-0.003763546" calcext:value-type="float">
            <text:p>-0.003763546</text:p>
          </table:table-cell>
          <table:table-cell office:value-type="float" office:value="1825.226" calcext:value-type="float">
            <text:p>1825.226</text:p>
          </table:table-cell>
          <table:table-cell office:value-type="float" office:value="0" calcext:value-type="float">
            <text:p>0</text:p>
          </table:table-cell>
          <table:table-cell office:value-type="float" office:value="-0.01936633" calcext:value-type="float">
            <text:p>-0.01936633</text:p>
          </table:table-cell>
          <table:table-cell office:value-type="float" office:value="-0.0008713908" calcext:value-type="float">
            <text:p>-0.000871390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503" calcext:value-type="float">
            <text:p>-1.22850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122004" calcext:value-type="float">
            <text:p>2122004</text:p>
          </table:table-cell>
          <table:table-cell office:value-type="float" office:value="815.3149" calcext:value-type="float">
            <text:p>815.3149</text:p>
          </table:table-cell>
          <table:table-cell office:value-type="float" office:value="191.4198" calcext:value-type="float">
            <text:p>191.4198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8.623" calcext:value-type="float">
            <text:p>1258.623</text:p>
          </table:table-cell>
          <table:table-cell office:value-type="float" office:value="672.3702" calcext:value-type="float">
            <text:p>672.3702</text:p>
          </table:table-cell>
          <table:table-cell office:value-type="float" office:value="0" calcext:value-type="float">
            <text:p>0</text:p>
          </table:table-cell>
          <table:table-cell office:value-type="float" office:value="0.2940607" calcext:value-type="float">
            <text:p>0.2940607</text:p>
          </table:table-cell>
          <table:table-cell office:value-type="float" office:value="0.2984722" calcext:value-type="float">
            <text:p>0.2984722</text:p>
          </table:table-cell>
          <table:table-cell office:value-type="float" office:value="0.3034223" calcext:value-type="float">
            <text:p>0.3034223</text:p>
          </table:table-cell>
          <table:table-cell office:value-type="float" office:value="0.3033109" calcext:value-type="float">
            <text:p>0.3033109</text:p>
          </table:table-cell>
          <table:table-cell office:value-type="float" office:value="0.3038187" calcext:value-type="float">
            <text:p>0.3038187</text:p>
          </table:table-cell>
          <table:table-cell office:value-type="float" office:value="0.3052695" calcext:value-type="float">
            <text:p>0.3052695</text:p>
          </table:table-cell>
          <table:table-cell office:value-type="float" office:value="0.3530903" calcext:value-type="float">
            <text:p>0.3530903</text:p>
          </table:table-cell>
          <table:table-cell office:value-type="float" office:value="0.3635366" calcext:value-type="float">
            <text:p>0.3635366</text:p>
          </table:table-cell>
          <table:table-cell office:value-type="float" office:value="0.3879682" calcext:value-type="float">
            <text:p>0.3879682</text:p>
          </table:table-cell>
          <table:table-cell office:value-type="float" office:value="0.4139496" calcext:value-type="float">
            <text:p>0.4139496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27" calcext:value-type="float">
            <text:p>0.5112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42827" calcext:value-type="float">
            <text:p>0.04442827</text:p>
          </table:table-cell>
          <table:table-cell office:value-type="float" office:value="1.892222E-015" calcext:value-type="float">
            <text:p>1.892222E-15</text:p>
          </table:table-cell>
          <table:table-cell office:value-type="float" office:value="1.924491E-015" calcext:value-type="float">
            <text:p>1.924491E-15</text:p>
          </table:table-cell>
          <table:table-cell office:value-type="float" office:value="1.953197E-015" calcext:value-type="float">
            <text:p>1.953197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158397" calcext:value-type="float">
            <text:p>-0.02158397</text:p>
          </table:table-cell>
          <table:table-cell office:value-type="float" office:value="-0.0195683" calcext:value-type="float">
            <text:p>-0.0195683</text:p>
          </table:table-cell>
          <table:table-cell office:value-type="float" office:value="-0.01756669" calcext:value-type="float">
            <text:p>-0.01756669</text:p>
          </table:table-cell>
          <table:table-cell office:value-type="float" office:value="-0.01768986" calcext:value-type="float">
            <text:p>-0.01768986</text:p>
          </table:table-cell>
          <table:table-cell office:value-type="float" office:value="-0.01749726" calcext:value-type="float">
            <text:p>-0.01749726</text:p>
          </table:table-cell>
          <table:table-cell office:value-type="float" office:value="-0.01692147" calcext:value-type="float">
            <text:p>-0.01692147</text:p>
          </table:table-cell>
          <table:table-cell office:value-type="float" office:value="-0.01561761" calcext:value-type="float">
            <text:p>-0.01561761</text:p>
          </table:table-cell>
          <table:table-cell office:value-type="float" office:value="-0.01302707" calcext:value-type="float">
            <text:p>-0.01302707</text:p>
          </table:table-cell>
          <table:table-cell office:value-type="float" office:value="-0.006992145" calcext:value-type="float">
            <text:p>-0.006992145</text:p>
          </table:table-cell>
          <table:table-cell office:value-type="float" office:value="-0.003763546" calcext:value-type="float">
            <text:p>-0.003763546</text:p>
          </table:table-cell>
          <table:table-cell office:value-type="float" office:value="1829.2" calcext:value-type="float">
            <text:p>1829.2</text:p>
          </table:table-cell>
          <table:table-cell office:value-type="float" office:value="0" calcext:value-type="float">
            <text:p>0</text:p>
          </table:table-cell>
          <table:table-cell office:value-type="float" office:value="-0.02534158" calcext:value-type="float">
            <text:p>-0.02534158</text:p>
          </table:table-cell>
          <table:table-cell office:value-type="float" office:value="-0.0008352693" calcext:value-type="float">
            <text:p>-0.000835269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505" calcext:value-type="float">
            <text:p>-1.22850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122004" calcext:value-type="float">
            <text:p>3122004</text:p>
          </table:table-cell>
          <table:table-cell office:value-type="float" office:value="815.3149" calcext:value-type="float">
            <text:p>815.3149</text:p>
          </table:table-cell>
          <table:table-cell office:value-type="float" office:value="191.8647" calcext:value-type="float">
            <text:p>191.8647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7.896" calcext:value-type="float">
            <text:p>1257.896</text:p>
          </table:table-cell>
          <table:table-cell office:value-type="float" office:value="672.6574" calcext:value-type="float">
            <text:p>672.6574</text:p>
          </table:table-cell>
          <table:table-cell office:value-type="float" office:value="0" calcext:value-type="float">
            <text:p>0</text:p>
          </table:table-cell>
          <table:table-cell office:value-type="float" office:value="0.2830582" calcext:value-type="float">
            <text:p>0.2830582</text:p>
          </table:table-cell>
          <table:table-cell office:value-type="float" office:value="0.2915155" calcext:value-type="float">
            <text:p>0.2915155</text:p>
          </table:table-cell>
          <table:table-cell office:value-type="float" office:value="0.2991458" calcext:value-type="float">
            <text:p>0.2991458</text:p>
          </table:table-cell>
          <table:table-cell office:value-type="float" office:value="0.3019258" calcext:value-type="float">
            <text:p>0.3019258</text:p>
          </table:table-cell>
          <table:table-cell office:value-type="float" office:value="0.3034887" calcext:value-type="float">
            <text:p>0.3034887</text:p>
          </table:table-cell>
          <table:table-cell office:value-type="float" office:value="0.3053328" calcext:value-type="float">
            <text:p>0.3053328</text:p>
          </table:table-cell>
          <table:table-cell office:value-type="float" office:value="0.3534594" calcext:value-type="float">
            <text:p>0.3534594</text:p>
          </table:table-cell>
          <table:table-cell office:value-type="float" office:value="0.3632398" calcext:value-type="float">
            <text:p>0.3632398</text:p>
          </table:table-cell>
          <table:table-cell office:value-type="float" office:value="0.3879263" calcext:value-type="float">
            <text:p>0.3879263</text:p>
          </table:table-cell>
          <table:table-cell office:value-type="float" office:value="0.4139493" calcext:value-type="float">
            <text:p>0.4139493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21" calcext:value-type="float">
            <text:p>0.5112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20101" calcext:value-type="float">
            <text:p>0.02720101</text:p>
          </table:table-cell>
          <table:table-cell office:value-type="float" office:value="1.892217E-015" calcext:value-type="float">
            <text:p>1.892217E-15</text:p>
          </table:table-cell>
          <table:table-cell office:value-type="float" office:value="1.924482E-015" calcext:value-type="float">
            <text:p>1.924482E-15</text:p>
          </table:table-cell>
          <table:table-cell office:value-type="float" office:value="1.953197E-015" calcext:value-type="float">
            <text:p>1.953197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773472" calcext:value-type="float">
            <text:p>-0.02773472</text:p>
          </table:table-cell>
          <table:table-cell office:value-type="float" office:value="-0.0229071" calcext:value-type="float">
            <text:p>-0.0229071</text:p>
          </table:table-cell>
          <table:table-cell office:value-type="float" office:value="-0.01939198" calcext:value-type="float">
            <text:p>-0.01939198</text:p>
          </table:table-cell>
          <table:table-cell office:value-type="float" office:value="-0.01825374" calcext:value-type="float">
            <text:p>-0.01825374</text:p>
          </table:table-cell>
          <table:table-cell office:value-type="float" office:value="-0.01762598" calcext:value-type="float">
            <text:p>-0.01762598</text:p>
          </table:table-cell>
          <table:table-cell office:value-type="float" office:value="-0.01689694" calcext:value-type="float">
            <text:p>-0.01689694</text:p>
          </table:table-cell>
          <table:table-cell office:value-type="float" office:value="-0.01545076" calcext:value-type="float">
            <text:p>-0.01545076</text:p>
          </table:table-cell>
          <table:table-cell office:value-type="float" office:value="-0.01313" calcext:value-type="float">
            <text:p>-0.01313</text:p>
          </table:table-cell>
          <table:table-cell office:value-type="float" office:value="-0.006999371" calcext:value-type="float">
            <text:p>-0.006999371</text:p>
          </table:table-cell>
          <table:table-cell office:value-type="float" office:value="-0.003763535" calcext:value-type="float">
            <text:p>-0.003763535</text:p>
          </table:table-cell>
          <table:table-cell office:value-type="float" office:value="1833.022" calcext:value-type="float">
            <text:p>1833.022</text:p>
          </table:table-cell>
          <table:table-cell office:value-type="float" office:value="0" calcext:value-type="float">
            <text:p>0</text:p>
          </table:table-cell>
          <table:table-cell office:value-type="float" office:value="-0.0289839" calcext:value-type="float">
            <text:p>-0.0289839</text:p>
          </table:table-cell>
          <table:table-cell office:value-type="float" office:value="-0.0008541176" calcext:value-type="float">
            <text:p>-0.000854117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505" calcext:value-type="float">
            <text:p>-1.22850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122004" calcext:value-type="float">
            <text:p>4122004</text:p>
          </table:table-cell>
          <table:table-cell office:value-type="float" office:value="824.7148" calcext:value-type="float">
            <text:p>824.7148</text:p>
          </table:table-cell>
          <table:table-cell office:value-type="float" office:value="192.192" calcext:value-type="float">
            <text:p>192.192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66.864" calcext:value-type="float">
            <text:p>1266.864</text:p>
          </table:table-cell>
          <table:table-cell office:value-type="float" office:value="672.765" calcext:value-type="float">
            <text:p>672.765</text:p>
          </table:table-cell>
          <table:table-cell office:value-type="float" office:value="64.86249" calcext:value-type="float">
            <text:p>64.86249</text:p>
          </table:table-cell>
          <table:table-cell office:value-type="float" office:value="0.2220925" calcext:value-type="float">
            <text:p>0.2220925</text:p>
          </table:table-cell>
          <table:table-cell office:value-type="float" office:value="0.2675815" calcext:value-type="float">
            <text:p>0.2675815</text:p>
          </table:table-cell>
          <table:table-cell office:value-type="float" office:value="0.2847163" calcext:value-type="float">
            <text:p>0.2847163</text:p>
          </table:table-cell>
          <table:table-cell office:value-type="float" office:value="0.2959644" calcext:value-type="float">
            <text:p>0.2959644</text:p>
          </table:table-cell>
          <table:table-cell office:value-type="float" office:value="0.3013643" calcext:value-type="float">
            <text:p>0.3013643</text:p>
          </table:table-cell>
          <table:table-cell office:value-type="float" office:value="0.3046017" calcext:value-type="float">
            <text:p>0.3046017</text:p>
          </table:table-cell>
          <table:table-cell office:value-type="float" office:value="0.3542357" calcext:value-type="float">
            <text:p>0.3542357</text:p>
          </table:table-cell>
          <table:table-cell office:value-type="float" office:value="0.3630183" calcext:value-type="float">
            <text:p>0.3630183</text:p>
          </table:table-cell>
          <table:table-cell office:value-type="float" office:value="0.3878781" calcext:value-type="float">
            <text:p>0.3878781</text:p>
          </table:table-cell>
          <table:table-cell office:value-type="float" office:value="0.4139495" calcext:value-type="float">
            <text:p>0.4139495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33" calcext:value-type="float">
            <text:p>0.5112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12461" calcext:value-type="float">
            <text:p>0.2012461</text:p>
          </table:table-cell>
          <table:table-cell office:value-type="float" office:value="0.0000001036483" calcext:value-type="float">
            <text:p>1.036483E-07</text:p>
          </table:table-cell>
          <table:table-cell office:value-type="float" office:value="1.924475E-015" calcext:value-type="float">
            <text:p>1.924475E-15</text:p>
          </table:table-cell>
          <table:table-cell office:value-type="float" office:value="1.953197E-015" calcext:value-type="float">
            <text:p>1.953197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310678" calcext:value-type="float">
            <text:p>-0.1310678</text:p>
          </table:table-cell>
          <table:table-cell office:value-type="float" office:value="-0.04091562" calcext:value-type="float">
            <text:p>-0.04091562</text:p>
          </table:table-cell>
          <table:table-cell office:value-type="float" office:value="-0.02732916" calcext:value-type="float">
            <text:p>-0.02732916</text:p>
          </table:table-cell>
          <table:table-cell office:value-type="float" office:value="-0.0209327" calcext:value-type="float">
            <text:p>-0.0209327</text:p>
          </table:table-cell>
          <table:table-cell office:value-type="float" office:value="-0.01849137" calcext:value-type="float">
            <text:p>-0.01849137</text:p>
          </table:table-cell>
          <table:table-cell office:value-type="float" office:value="-0.01717737" calcext:value-type="float">
            <text:p>-0.01717737</text:p>
          </table:table-cell>
          <table:table-cell office:value-type="float" office:value="-0.01513475" calcext:value-type="float">
            <text:p>-0.01513475</text:p>
          </table:table-cell>
          <table:table-cell office:value-type="float" office:value="-0.01320771" calcext:value-type="float">
            <text:p>-0.01320771</text:p>
          </table:table-cell>
          <table:table-cell office:value-type="float" office:value="-0.007007713" calcext:value-type="float">
            <text:p>-0.007007713</text:p>
          </table:table-cell>
          <table:table-cell office:value-type="float" office:value="-0.003763557" calcext:value-type="float">
            <text:p>-0.003763557</text:p>
          </table:table-cell>
          <table:table-cell office:value-type="float" office:value="1836.74" calcext:value-type="float">
            <text:p>1836.74</text:p>
          </table:table-cell>
          <table:table-cell office:value-type="float" office:value="0" calcext:value-type="float">
            <text:p>0</text:p>
          </table:table-cell>
          <table:table-cell office:value-type="float" office:value="-0.5720116" calcext:value-type="float">
            <text:p>-0.5720116</text:p>
          </table:table-cell>
          <table:table-cell office:value-type="float" office:value="-0.0007059873" calcext:value-type="float">
            <text:p>-0.000705987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503" calcext:value-type="float">
            <text:p>-1.22850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122004" calcext:value-type="float">
            <text:p>5122004</text:p>
          </table:table-cell>
          <table:table-cell office:value-type="float" office:value="837.9156" calcext:value-type="float">
            <text:p>837.9156</text:p>
          </table:table-cell>
          <table:table-cell office:value-type="float" office:value="191.989" calcext:value-type="float">
            <text:p>191.989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78.428" calcext:value-type="float">
            <text:p>1278.428</text:p>
          </table:table-cell>
          <table:table-cell office:value-type="float" office:value="674.6028" calcext:value-type="float">
            <text:p>674.6028</text:p>
          </table:table-cell>
          <table:table-cell office:value-type="float" office:value="65.58245" calcext:value-type="float">
            <text:p>65.58245</text:p>
          </table:table-cell>
          <table:table-cell office:value-type="float" office:value="0.3677875" calcext:value-type="float">
            <text:p>0.3677875</text:p>
          </table:table-cell>
          <table:table-cell office:value-type="float" office:value="0.3543822" calcext:value-type="float">
            <text:p>0.3543822</text:p>
          </table:table-cell>
          <table:table-cell office:value-type="float" office:value="0.3071382" calcext:value-type="float">
            <text:p>0.3071382</text:p>
          </table:table-cell>
          <table:table-cell office:value-type="float" office:value="0.2980433" calcext:value-type="float">
            <text:p>0.2980433</text:p>
          </table:table-cell>
          <table:table-cell office:value-type="float" office:value="0.3037449" calcext:value-type="float">
            <text:p>0.3037449</text:p>
          </table:table-cell>
          <table:table-cell office:value-type="float" office:value="0.317899" calcext:value-type="float">
            <text:p>0.317899</text:p>
          </table:table-cell>
          <table:table-cell office:value-type="float" office:value="0.3965626" calcext:value-type="float">
            <text:p>0.3965626</text:p>
          </table:table-cell>
          <table:table-cell office:value-type="float" office:value="0.3638097" calcext:value-type="float">
            <text:p>0.3638097</text:p>
          </table:table-cell>
          <table:table-cell office:value-type="float" office:value="0.3869026" calcext:value-type="float">
            <text:p>0.3869026</text:p>
          </table:table-cell>
          <table:table-cell office:value-type="float" office:value="0.4125705" calcext:value-type="float">
            <text:p>0.4125705</text:p>
          </table:table-cell>
          <table:table-cell office:value-type="float" office:value="0.5104215" calcext:value-type="float">
            <text:p>0.5104215</text:p>
          </table:table-cell>
          <table:table-cell office:value-type="float" office:value="0.5112643" calcext:value-type="float">
            <text:p>0.5112643</text:p>
          </table:table-cell>
          <table:table-cell office:value-type="float" office:value="0" calcext:value-type="float">
            <text:p>0</text:p>
          </table:table-cell>
          <table:table-cell office:value-type="float" office:value="0.003095941" calcext:value-type="float">
            <text:p>0.003095941</text:p>
          </table:table-cell>
          <table:table-cell office:value-type="float" office:value="0.1472752" calcext:value-type="float">
            <text:p>0.1472752</text:p>
          </table:table-cell>
          <table:table-cell office:value-type="float" office:value="1.87953E-015" calcext:value-type="float">
            <text:p>1.87953E-15</text:p>
          </table:table-cell>
          <table:table-cell office:value-type="float" office:value="1.924468E-015" calcext:value-type="float">
            <text:p>1.924468E-15</text:p>
          </table:table-cell>
          <table:table-cell office:value-type="float" office:value="1.953197E-015" calcext:value-type="float">
            <text:p>1.953197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517815" calcext:value-type="float">
            <text:p>-0.005517815</text:p>
          </table:table-cell>
          <table:table-cell office:value-type="float" office:value="-0.006086372" calcext:value-type="float">
            <text:p>-0.006086372</text:p>
          </table:table-cell>
          <table:table-cell office:value-type="float" office:value="-0.01655237" calcext:value-type="float">
            <text:p>-0.01655237</text:p>
          </table:table-cell>
          <table:table-cell office:value-type="float" office:value="-0.02008508" calcext:value-type="float">
            <text:p>-0.02008508</text:p>
          </table:table-cell>
          <table:table-cell office:value-type="float" office:value="-0.01757696" calcext:value-type="float">
            <text:p>-0.01757696</text:p>
          </table:table-cell>
          <table:table-cell office:value-type="float" office:value="-0.01290592" calcext:value-type="float">
            <text:p>-0.01290592</text:p>
          </table:table-cell>
          <table:table-cell office:value-type="float" office:value="-0.005273367" calcext:value-type="float">
            <text:p>-0.005273367</text:p>
          </table:table-cell>
          <table:table-cell office:value-type="float" office:value="-0.01294105" calcext:value-type="float">
            <text:p>-0.01294105</text:p>
          </table:table-cell>
          <table:table-cell office:value-type="float" office:value="-0.007174573" calcext:value-type="float">
            <text:p>-0.007174573</text:p>
          </table:table-cell>
          <table:table-cell office:value-type="float" office:value="-0.00388226" calcext:value-type="float">
            <text:p>-0.00388226</text:p>
          </table:table-cell>
          <table:table-cell office:value-type="float" office:value="1843.01" calcext:value-type="float">
            <text:p>1843.01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2368035" calcext:value-type="float">
            <text:p>0.002368035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0.003096561" calcext:value-type="float">
            <text:p>0.00309656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122004" calcext:value-type="float">
            <text:p>6122004</text:p>
          </table:table-cell>
          <table:table-cell office:value-type="float" office:value="841.7761" calcext:value-type="float">
            <text:p>841.7761</text:p>
          </table:table-cell>
          <table:table-cell office:value-type="float" office:value="191.8759" calcext:value-type="float">
            <text:p>191.8759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77.387" calcext:value-type="float">
            <text:p>1277.387</text:p>
          </table:table-cell>
          <table:table-cell office:value-type="float" office:value="679.6158" calcext:value-type="float">
            <text:p>679.6158</text:p>
          </table:table-cell>
          <table:table-cell office:value-type="float" office:value="51.18082" calcext:value-type="float">
            <text:p>51.18082</text:p>
          </table:table-cell>
          <table:table-cell office:value-type="float" office:value="0.3299115" calcext:value-type="float">
            <text:p>0.3299115</text:p>
          </table:table-cell>
          <table:table-cell office:value-type="float" office:value="0.3331915" calcext:value-type="float">
            <text:p>0.3331915</text:p>
          </table:table-cell>
          <table:table-cell office:value-type="float" office:value="0.3378749" calcext:value-type="float">
            <text:p>0.3378749</text:p>
          </table:table-cell>
          <table:table-cell office:value-type="float" office:value="0.3392899" calcext:value-type="float">
            <text:p>0.3392899</text:p>
          </table:table-cell>
          <table:table-cell office:value-type="float" office:value="0.3402285" calcext:value-type="float">
            <text:p>0.3402285</text:p>
          </table:table-cell>
          <table:table-cell office:value-type="float" office:value="0.3437024" calcext:value-type="float">
            <text:p>0.3437024</text:p>
          </table:table-cell>
          <table:table-cell office:value-type="float" office:value="0.3898268" calcext:value-type="float">
            <text:p>0.3898268</text:p>
          </table:table-cell>
          <table:table-cell office:value-type="float" office:value="0.3664676" calcext:value-type="float">
            <text:p>0.3664676</text:p>
          </table:table-cell>
          <table:table-cell office:value-type="float" office:value="0.3863562" calcext:value-type="float">
            <text:p>0.3863562</text:p>
          </table:table-cell>
          <table:table-cell office:value-type="float" office:value="0.4116684" calcext:value-type="float">
            <text:p>0.4116684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31" calcext:value-type="float">
            <text:p>0.5112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40036" calcext:value-type="float">
            <text:p>0.05240036</text:p>
          </table:table-cell>
          <table:table-cell office:value-type="float" office:value="1.879522E-015" calcext:value-type="float">
            <text:p>1.879522E-15</text:p>
          </table:table-cell>
          <table:table-cell office:value-type="float" office:value="1.924461E-015" calcext:value-type="float">
            <text:p>1.924461E-15</text:p>
          </table:table-cell>
          <table:table-cell office:value-type="float" office:value="1.953197E-015" calcext:value-type="float">
            <text:p>1.953197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9695179" calcext:value-type="float">
            <text:p>-0.009695179</text:p>
          </table:table-cell>
          <table:table-cell office:value-type="float" office:value="-0.009083645" calcext:value-type="float">
            <text:p>-0.009083645</text:p>
          </table:table-cell>
          <table:table-cell office:value-type="float" office:value="-0.008284158" calcext:value-type="float">
            <text:p>-0.008284158</text:p>
          </table:table-cell>
          <table:table-cell office:value-type="float" office:value="-0.008102627" calcext:value-type="float">
            <text:p>-0.008102627</text:p>
          </table:table-cell>
          <table:table-cell office:value-type="float" office:value="-0.007980446" calcext:value-type="float">
            <text:p>-0.007980446</text:p>
          </table:table-cell>
          <table:table-cell office:value-type="float" office:value="-0.007435051" calcext:value-type="float">
            <text:p>-0.007435051</text:p>
          </table:table-cell>
          <table:table-cell office:value-type="float" office:value="-0.005992857" calcext:value-type="float">
            <text:p>-0.005992857</text:p>
          </table:table-cell>
          <table:table-cell office:value-type="float" office:value="-0.01206833" calcext:value-type="float">
            <text:p>-0.01206833</text:p>
          </table:table-cell>
          <table:table-cell office:value-type="float" office:value="-0.007277923" calcext:value-type="float">
            <text:p>-0.007277923</text:p>
          </table:table-cell>
          <table:table-cell office:value-type="float" office:value="-0.003968754" calcext:value-type="float">
            <text:p>-0.003968754</text:p>
          </table:table-cell>
          <table:table-cell office:value-type="float" office:value="1852.858" calcext:value-type="float">
            <text:p>1852.858</text:p>
          </table:table-cell>
          <table:table-cell office:value-type="float" office:value="0" calcext:value-type="float">
            <text:p>0</text:p>
          </table:table-cell>
          <table:table-cell office:value-type="float" office:value="-0.01258715" calcext:value-type="float">
            <text:p>-0.01258715</text:p>
          </table:table-cell>
          <table:table-cell office:value-type="float" office:value="-0.0008367691" calcext:value-type="float">
            <text:p>-0.000836769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9161" calcext:value-type="float">
            <text:p>-1.23916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122004" calcext:value-type="float">
            <text:p>7122004</text:p>
          </table:table-cell>
          <table:table-cell office:value-type="float" office:value="841.7761" calcext:value-type="float">
            <text:p>841.7761</text:p>
          </table:table-cell>
          <table:table-cell office:value-type="float" office:value="191.8954" calcext:value-type="float">
            <text:p>191.8954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73.953" calcext:value-type="float">
            <text:p>1273.953</text:p>
          </table:table-cell>
          <table:table-cell office:value-type="float" office:value="683.0272" calcext:value-type="float">
            <text:p>683.0272</text:p>
          </table:table-cell>
          <table:table-cell office:value-type="float" office:value="50.77193" calcext:value-type="float">
            <text:p>50.77193</text:p>
          </table:table-cell>
          <table:table-cell office:value-type="float" office:value="0.2908154" calcext:value-type="float">
            <text:p>0.2908154</text:p>
          </table:table-cell>
          <table:table-cell office:value-type="float" office:value="0.2999392" calcext:value-type="float">
            <text:p>0.2999392</text:p>
          </table:table-cell>
          <table:table-cell office:value-type="float" office:value="0.3103468" calcext:value-type="float">
            <text:p>0.3103468</text:p>
          </table:table-cell>
          <table:table-cell office:value-type="float" office:value="0.3191003" calcext:value-type="float">
            <text:p>0.3191003</text:p>
          </table:table-cell>
          <table:table-cell office:value-type="float" office:value="0.3254334" calcext:value-type="float">
            <text:p>0.3254334</text:p>
          </table:table-cell>
          <table:table-cell office:value-type="float" office:value="0.3314609" calcext:value-type="float">
            <text:p>0.3314609</text:p>
          </table:table-cell>
          <table:table-cell office:value-type="float" office:value="0.3818892" calcext:value-type="float">
            <text:p>0.3818892</text:p>
          </table:table-cell>
          <table:table-cell office:value-type="float" office:value="0.3681088" calcext:value-type="float">
            <text:p>0.3681088</text:p>
          </table:table-cell>
          <table:table-cell office:value-type="float" office:value="0.3868184" calcext:value-type="float">
            <text:p>0.3868184</text:p>
          </table:table-cell>
          <table:table-cell office:value-type="float" office:value="0.4122763" calcext:value-type="float">
            <text:p>0.4122763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31" calcext:value-type="float">
            <text:p>0.5112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5205" calcext:value-type="float">
            <text:p>0.1435205</text:p>
          </table:table-cell>
          <table:table-cell office:value-type="float" office:value="1.879513E-015" calcext:value-type="float">
            <text:p>1.879513E-15</text:p>
          </table:table-cell>
          <table:table-cell office:value-type="float" office:value="1.924454E-015" calcext:value-type="float">
            <text:p>1.924454E-15</text:p>
          </table:table-cell>
          <table:table-cell office:value-type="float" office:value="1.953197E-015" calcext:value-type="float">
            <text:p>1.953197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340097" calcext:value-type="float">
            <text:p>-0.02340097</text:p>
          </table:table-cell>
          <table:table-cell office:value-type="float" office:value="-0.01894415" calcext:value-type="float">
            <text:p>-0.01894415</text:p>
          </table:table-cell>
          <table:table-cell office:value-type="float" office:value="-0.01499176" calcext:value-type="float">
            <text:p>-0.01499176</text:p>
          </table:table-cell>
          <table:table-cell office:value-type="float" office:value="-0.01240562" calcext:value-type="float">
            <text:p>-0.01240562</text:p>
          </table:table-cell>
          <table:table-cell office:value-type="float" office:value="-0.01084443" calcext:value-type="float">
            <text:p>-0.01084443</text:p>
          </table:table-cell>
          <table:table-cell office:value-type="float" office:value="-0.009545174" calcext:value-type="float">
            <text:p>-0.009545174</text:p>
          </table:table-cell>
          <table:table-cell office:value-type="float" office:value="-0.007322752" calcext:value-type="float">
            <text:p>-0.007322752</text:p>
          </table:table-cell>
          <table:table-cell office:value-type="float" office:value="-0.01156" calcext:value-type="float">
            <text:p>-0.01156</text:p>
          </table:table-cell>
          <table:table-cell office:value-type="float" office:value="-0.007194827" calcext:value-type="float">
            <text:p>-0.007194827</text:p>
          </table:table-cell>
          <table:table-cell office:value-type="float" office:value="-0.003912972" calcext:value-type="float">
            <text:p>-0.003912972</text:p>
          </table:table-cell>
          <table:table-cell office:value-type="float" office:value="1860.13" calcext:value-type="float">
            <text:p>1860.13</text:p>
          </table:table-cell>
          <table:table-cell office:value-type="float" office:value="0" calcext:value-type="float">
            <text:p>0</text:p>
          </table:table-cell>
          <table:table-cell office:value-type="float" office:value="-0.06320874" calcext:value-type="float">
            <text:p>-0.06320874</text:p>
          </table:table-cell>
          <table:table-cell office:value-type="float" office:value="-0.0007418166" calcext:value-type="float">
            <text:p>-0.000741816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6326" calcext:value-type="float">
            <text:p>-1.23632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122004" calcext:value-type="float">
            <text:p>8122004</text:p>
          </table:table-cell>
          <table:table-cell office:value-type="float" office:value="841.7761" calcext:value-type="float">
            <text:p>841.7761</text:p>
          </table:table-cell>
          <table:table-cell office:value-type="float" office:value="191.9573" calcext:value-type="float">
            <text:p>191.9573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71.966" calcext:value-type="float">
            <text:p>1271.966</text:p>
          </table:table-cell>
          <table:table-cell office:value-type="float" office:value="684.949" calcext:value-type="float">
            <text:p>684.949</text:p>
          </table:table-cell>
          <table:table-cell office:value-type="float" office:value="48.03386" calcext:value-type="float">
            <text:p>48.03386</text:p>
          </table:table-cell>
          <table:table-cell office:value-type="float" office:value="0.2662205" calcext:value-type="float">
            <text:p>0.2662205</text:p>
          </table:table-cell>
          <table:table-cell office:value-type="float" office:value="0.2861477" calcext:value-type="float">
            <text:p>0.2861477</text:p>
          </table:table-cell>
          <table:table-cell office:value-type="float" office:value="0.300278" calcext:value-type="float">
            <text:p>0.300278</text:p>
          </table:table-cell>
          <table:table-cell office:value-type="float" office:value="0.3088835" calcext:value-type="float">
            <text:p>0.3088835</text:p>
          </table:table-cell>
          <table:table-cell office:value-type="float" office:value="0.3154087" calcext:value-type="float">
            <text:p>0.3154087</text:p>
          </table:table-cell>
          <table:table-cell office:value-type="float" office:value="0.3222426" calcext:value-type="float">
            <text:p>0.3222426</text:p>
          </table:table-cell>
          <table:table-cell office:value-type="float" office:value="0.3765135" calcext:value-type="float">
            <text:p>0.3765135</text:p>
          </table:table-cell>
          <table:table-cell office:value-type="float" office:value="0.3691449" calcext:value-type="float">
            <text:p>0.3691449</text:p>
          </table:table-cell>
          <table:table-cell office:value-type="float" office:value="0.3872277" calcext:value-type="float">
            <text:p>0.3872277</text:p>
          </table:table-cell>
          <table:table-cell office:value-type="float" office:value="0.412805" calcext:value-type="float">
            <text:p>0.412805</text:p>
          </table:table-cell>
          <table:table-cell office:value-type="float" office:value="0.5107091" calcext:value-type="float">
            <text:p>0.5107091</text:p>
          </table:table-cell>
          <table:table-cell office:value-type="float" office:value="0.5112621" calcext:value-type="float">
            <text:p>0.5112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28195" calcext:value-type="float">
            <text:p>0.1728195</text:p>
          </table:table-cell>
          <table:table-cell office:value-type="float" office:value="1.879504E-015" calcext:value-type="float">
            <text:p>1.879504E-15</text:p>
          </table:table-cell>
          <table:table-cell office:value-type="float" office:value="1.924447E-015" calcext:value-type="float">
            <text:p>1.924447E-15</text:p>
          </table:table-cell>
          <table:table-cell office:value-type="float" office:value="1.953197E-015" calcext:value-type="float">
            <text:p>1.953197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1491143" calcext:value-type="float">
            <text:p>1.491143E-05</text:p>
          </table:table-cell>
          <table:table-cell office:value-type="float" office:value="-0.04096077" calcext:value-type="float">
            <text:p>-0.04096077</text:p>
          </table:table-cell>
          <table:table-cell office:value-type="float" office:value="-0.02623553" calcext:value-type="float">
            <text:p>-0.02623553</text:p>
          </table:table-cell>
          <table:table-cell office:value-type="float" office:value="-0.01885255" calcext:value-type="float">
            <text:p>-0.01885255</text:p>
          </table:table-cell>
          <table:table-cell office:value-type="float" office:value="-0.01556771" calcext:value-type="float">
            <text:p>-0.01556771</text:p>
          </table:table-cell>
          <table:table-cell office:value-type="float" office:value="-0.01348536" calcext:value-type="float">
            <text:p>-0.01348536</text:p>
          </table:table-cell>
          <table:table-cell office:value-type="float" office:value="-0.01161791" calcext:value-type="float">
            <text:p>-0.01161791</text:p>
          </table:table-cell>
          <table:table-cell office:value-type="float" office:value="-0.008393143" calcext:value-type="float">
            <text:p>-0.008393143</text:p>
          </table:table-cell>
          <table:table-cell office:value-type="float" office:value="-0.01124928" calcext:value-type="float">
            <text:p>-0.01124928</text:p>
          </table:table-cell>
          <table:table-cell office:value-type="float" office:value="-0.007122224" calcext:value-type="float">
            <text:p>-0.007122224</text:p>
          </table:table-cell>
          <table:table-cell office:value-type="float" office:value="-0.00386516" calcext:value-type="float">
            <text:p>-0.00386516</text:p>
          </table:table-cell>
          <table:table-cell office:value-type="float" office:value="1865.847" calcext:value-type="float">
            <text:p>1865.847</text:p>
          </table:table-cell>
          <table:table-cell office:value-type="float" office:value="0" calcext:value-type="float">
            <text:p>0</text:p>
          </table:table-cell>
          <table:table-cell office:value-type="float" office:value="-0.1711295" calcext:value-type="float">
            <text:p>-0.1711295</text:p>
          </table:table-cell>
          <table:table-cell office:value-type="float" office:value="-0.0007079446" calcext:value-type="float">
            <text:p>-0.000707944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386" calcext:value-type="float">
            <text:p>-1.2338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122004" calcext:value-type="float">
            <text:p>9122004</text:p>
          </table:table-cell>
          <table:table-cell office:value-type="float" office:value="841.9759" calcext:value-type="float">
            <text:p>841.9759</text:p>
          </table:table-cell>
          <table:table-cell office:value-type="float" office:value="191.9082" calcext:value-type="float">
            <text:p>191.9082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70.439" calcext:value-type="float">
            <text:p>1270.439</text:p>
          </table:table-cell>
          <table:table-cell office:value-type="float" office:value="686.7214" calcext:value-type="float">
            <text:p>686.7214</text:p>
          </table:table-cell>
          <table:table-cell office:value-type="float" office:value="43.08459" calcext:value-type="float">
            <text:p>43.08459</text:p>
          </table:table-cell>
          <table:table-cell office:value-type="float" office:value="0.2791272" calcext:value-type="float">
            <text:p>0.2791272</text:p>
          </table:table-cell>
          <table:table-cell office:value-type="float" office:value="0.2876357" calcext:value-type="float">
            <text:p>0.2876357</text:p>
          </table:table-cell>
          <table:table-cell office:value-type="float" office:value="0.2956611" calcext:value-type="float">
            <text:p>0.2956611</text:p>
          </table:table-cell>
          <table:table-cell office:value-type="float" office:value="0.3029575" calcext:value-type="float">
            <text:p>0.3029575</text:p>
          </table:table-cell>
          <table:table-cell office:value-type="float" office:value="0.3097179" calcext:value-type="float">
            <text:p>0.3097179</text:p>
          </table:table-cell>
          <table:table-cell office:value-type="float" office:value="0.316948" calcext:value-type="float">
            <text:p>0.316948</text:p>
          </table:table-cell>
          <table:table-cell office:value-type="float" office:value="0.3733431" calcext:value-type="float">
            <text:p>0.3733431</text:p>
          </table:table-cell>
          <table:table-cell office:value-type="float" office:value="0.3691708" calcext:value-type="float">
            <text:p>0.3691708</text:p>
          </table:table-cell>
          <table:table-cell office:value-type="float" office:value="0.3871787" calcext:value-type="float">
            <text:p>0.3871787</text:p>
          </table:table-cell>
          <table:table-cell office:value-type="float" office:value="0.4125921" calcext:value-type="float">
            <text:p>0.4125921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49888" calcext:value-type="float">
            <text:p>0.1949888</text:p>
          </table:table-cell>
          <table:table-cell office:value-type="float" office:value="1.879493E-015" calcext:value-type="float">
            <text:p>1.879493E-15</text:p>
          </table:table-cell>
          <table:table-cell office:value-type="float" office:value="1.924441E-015" calcext:value-type="float">
            <text:p>1.924441E-15</text:p>
          </table:table-cell>
          <table:table-cell office:value-type="float" office:value="1.953197E-015" calcext:value-type="float">
            <text:p>1.953197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2234946" calcext:value-type="float">
            <text:p>2.234946E-05</text:p>
          </table:table-cell>
          <table:table-cell office:value-type="float" office:value="-0.03087263" calcext:value-type="float">
            <text:p>-0.03087263</text:p>
          </table:table-cell>
          <table:table-cell office:value-type="float" office:value="-0.02526636" calcext:value-type="float">
            <text:p>-0.02526636</text:p>
          </table:table-cell>
          <table:table-cell office:value-type="float" office:value="-0.02106664" calcext:value-type="float">
            <text:p>-0.02106664</text:p>
          </table:table-cell>
          <table:table-cell office:value-type="float" office:value="-0.01782801" calcext:value-type="float">
            <text:p>-0.01782801</text:p>
          </table:table-cell>
          <table:table-cell office:value-type="float" office:value="-0.0153053" calcext:value-type="float">
            <text:p>-0.0153053</text:p>
          </table:table-cell>
          <table:table-cell office:value-type="float" office:value="-0.01304134" calcext:value-type="float">
            <text:p>-0.01304134</text:p>
          </table:table-cell>
          <table:table-cell office:value-type="float" office:value="-0.009121699" calcext:value-type="float">
            <text:p>-0.009121699</text:p>
          </table:table-cell>
          <table:table-cell office:value-type="float" office:value="-0.01124043" calcext:value-type="float">
            <text:p>-0.01124043</text:p>
          </table:table-cell>
          <table:table-cell office:value-type="float" office:value="-0.007130865" calcext:value-type="float">
            <text:p>-0.007130865</text:p>
          </table:table-cell>
          <table:table-cell office:value-type="float" office:value="-0.00388434" calcext:value-type="float">
            <text:p>-0.00388434</text:p>
          </table:table-cell>
          <table:table-cell office:value-type="float" office:value="1871.801" calcext:value-type="float">
            <text:p>1871.801</text:p>
          </table:table-cell>
          <table:table-cell office:value-type="float" office:value="0" calcext:value-type="float">
            <text:p>0</text:p>
          </table:table-cell>
          <table:table-cell office:value-type="float" office:value="-0.1041273" calcext:value-type="float">
            <text:p>-0.1041273</text:p>
          </table:table-cell>
          <table:table-cell office:value-type="float" office:value="-0.0006793974" calcext:value-type="float">
            <text:p>-0.000679397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4853" calcext:value-type="float">
            <text:p>-1.23485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122004" calcext:value-type="float">
            <text:p>10122004</text:p>
          </table:table-cell>
          <table:table-cell office:value-type="float" office:value="842.1759" calcext:value-type="float">
            <text:p>842.1759</text:p>
          </table:table-cell>
          <table:table-cell office:value-type="float" office:value="192.131" calcext:value-type="float">
            <text:p>192.131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69.25" calcext:value-type="float">
            <text:p>1269.25</text:p>
          </table:table-cell>
          <table:table-cell office:value-type="float" office:value="687.8835" calcext:value-type="float">
            <text:p>687.8835</text:p>
          </table:table-cell>
          <table:table-cell office:value-type="float" office:value="43.21289" calcext:value-type="float">
            <text:p>43.21289</text:p>
          </table:table-cell>
          <table:table-cell office:value-type="float" office:value="0.2005086" calcext:value-type="float">
            <text:p>0.2005086</text:p>
          </table:table-cell>
          <table:table-cell office:value-type="float" office:value="0.2720324" calcext:value-type="float">
            <text:p>0.2720324</text:p>
          </table:table-cell>
          <table:table-cell office:value-type="float" office:value="0.2866886" calcext:value-type="float">
            <text:p>0.2866886</text:p>
          </table:table-cell>
          <table:table-cell office:value-type="float" office:value="0.2994001" calcext:value-type="float">
            <text:p>0.2994001</text:p>
          </table:table-cell>
          <table:table-cell office:value-type="float" office:value="0.3067542" calcext:value-type="float">
            <text:p>0.3067542</text:p>
          </table:table-cell>
          <table:table-cell office:value-type="float" office:value="0.3139726" calcext:value-type="float">
            <text:p>0.3139726</text:p>
          </table:table-cell>
          <table:table-cell office:value-type="float" office:value="0.3689609" calcext:value-type="float">
            <text:p>0.3689609</text:p>
          </table:table-cell>
          <table:table-cell office:value-type="float" office:value="0.3690015" calcext:value-type="float">
            <text:p>0.3690015</text:p>
          </table:table-cell>
          <table:table-cell office:value-type="float" office:value="0.387265" calcext:value-type="float">
            <text:p>0.387265</text:p>
          </table:table-cell>
          <table:table-cell office:value-type="float" office:value="0.4126318" calcext:value-type="float">
            <text:p>0.4126318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17" calcext:value-type="float">
            <text:p>0.5112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10144" calcext:value-type="float">
            <text:p>0.2910144</text:p>
          </table:table-cell>
          <table:table-cell office:value-type="float" office:value="0.001688109" calcext:value-type="float">
            <text:p>0.001688109</text:p>
          </table:table-cell>
          <table:table-cell office:value-type="float" office:value="1.924434E-015" calcext:value-type="float">
            <text:p>1.924434E-15</text:p>
          </table:table-cell>
          <table:table-cell office:value-type="float" office:value="1.953197E-015" calcext:value-type="float">
            <text:p>1.953197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4504331" calcext:value-type="float">
            <text:p>4.504331E-05</text:p>
          </table:table-cell>
          <table:table-cell office:value-type="float" office:value="-0.222244" calcext:value-type="float">
            <text:p>-0.222244</text:p>
          </table:table-cell>
          <table:table-cell office:value-type="float" office:value="-0.03719485" calcext:value-type="float">
            <text:p>-0.03719485</text:p>
          </table:table-cell>
          <table:table-cell office:value-type="float" office:value="-0.02607113" calcext:value-type="float">
            <text:p>-0.02607113</text:p>
          </table:table-cell>
          <table:table-cell office:value-type="float" office:value="-0.01933471" calcext:value-type="float">
            <text:p>-0.01933471</text:p>
          </table:table-cell>
          <table:table-cell office:value-type="float" office:value="-0.01636384" calcext:value-type="float">
            <text:p>-0.01636384</text:p>
          </table:table-cell>
          <table:table-cell office:value-type="float" office:value="-0.01391919" calcext:value-type="float">
            <text:p>-0.01391919</text:p>
          </table:table-cell>
          <table:table-cell office:value-type="float" office:value="-0.01019687" calcext:value-type="float">
            <text:p>-0.01019687</text:p>
          </table:table-cell>
          <table:table-cell office:value-type="float" office:value="-0.01128883" calcext:value-type="float">
            <text:p>-0.01128883</text:p>
          </table:table-cell>
          <table:table-cell office:value-type="float" office:value="-0.007115591" calcext:value-type="float">
            <text:p>-0.007115591</text:p>
          </table:table-cell>
          <table:table-cell office:value-type="float" office:value="-0.003880752" calcext:value-type="float">
            <text:p>-0.003880752</text:p>
          </table:table-cell>
          <table:table-cell office:value-type="float" office:value="1877.054" calcext:value-type="float">
            <text:p>1877.054</text:p>
          </table:table-cell>
          <table:table-cell office:value-type="float" office:value="0" calcext:value-type="float">
            <text:p>0</text:p>
          </table:table-cell>
          <table:table-cell office:value-type="float" office:value="-2.941443" calcext:value-type="float">
            <text:p>-2.941443</text:p>
          </table:table-cell>
          <table:table-cell office:value-type="float" office:value="-0.0005974863" calcext:value-type="float">
            <text:p>-0.000597486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4668" calcext:value-type="float">
            <text:p>-1.23466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122004" calcext:value-type="float">
            <text:p>11122004</text:p>
          </table:table-cell>
          <table:table-cell office:value-type="float" office:value="842.1759" calcext:value-type="float">
            <text:p>842.1759</text:p>
          </table:table-cell>
          <table:table-cell office:value-type="float" office:value="192.1174" calcext:value-type="float">
            <text:p>192.1174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65.424" calcext:value-type="float">
            <text:p>1265.424</text:p>
          </table:table-cell>
          <table:table-cell office:value-type="float" office:value="691.7267" calcext:value-type="float">
            <text:p>691.7267</text:p>
          </table:table-cell>
          <table:table-cell office:value-type="float" office:value="35.18557" calcext:value-type="float">
            <text:p>35.18557</text:p>
          </table:table-cell>
          <table:table-cell office:value-type="float" office:value="0.2660024" calcext:value-type="float">
            <text:p>0.2660024</text:p>
          </table:table-cell>
          <table:table-cell office:value-type="float" office:value="0.2810941" calcext:value-type="float">
            <text:p>0.2810941</text:p>
          </table:table-cell>
          <table:table-cell office:value-type="float" office:value="0.288641" calcext:value-type="float">
            <text:p>0.288641</text:p>
          </table:table-cell>
          <table:table-cell office:value-type="float" office:value="0.2970734" calcext:value-type="float">
            <text:p>0.2970734</text:p>
          </table:table-cell>
          <table:table-cell office:value-type="float" office:value="0.303901" calcext:value-type="float">
            <text:p>0.303901</text:p>
          </table:table-cell>
          <table:table-cell office:value-type="float" office:value="0.311958" calcext:value-type="float">
            <text:p>0.311958</text:p>
          </table:table-cell>
          <table:table-cell office:value-type="float" office:value="0.3700531" calcext:value-type="float">
            <text:p>0.3700531</text:p>
          </table:table-cell>
          <table:table-cell office:value-type="float" office:value="0.367784" calcext:value-type="float">
            <text:p>0.367784</text:p>
          </table:table-cell>
          <table:table-cell office:value-type="float" office:value="0.3858183" calcext:value-type="float">
            <text:p>0.3858183</text:p>
          </table:table-cell>
          <table:table-cell office:value-type="float" office:value="0.4102423" calcext:value-type="float">
            <text:p>0.4102423</text:p>
          </table:table-cell>
          <table:table-cell office:value-type="float" office:value="0.5092009" calcext:value-type="float">
            <text:p>0.5092009</text:p>
          </table:table-cell>
          <table:table-cell office:value-type="float" office:value="0.5112632" calcext:value-type="float">
            <text:p>0.511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00475" calcext:value-type="float">
            <text:p>0.2400475</text:p>
          </table:table-cell>
          <table:table-cell office:value-type="float" office:value="1.945881E-015" calcext:value-type="float">
            <text:p>1.945881E-15</text:p>
          </table:table-cell>
          <table:table-cell office:value-type="float" office:value="1.924428E-015" calcext:value-type="float">
            <text:p>1.924428E-15</text:p>
          </table:table-cell>
          <table:table-cell office:value-type="float" office:value="1.953197E-015" calcext:value-type="float">
            <text:p>1.953197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4143078" calcext:value-type="float">
            <text:p>-0.04143078</text:p>
          </table:table-cell>
          <table:table-cell office:value-type="float" office:value="-0.02994203" calcext:value-type="float">
            <text:p>-0.02994203</text:p>
          </table:table-cell>
          <table:table-cell office:value-type="float" office:value="-0.02490732" calcext:value-type="float">
            <text:p>-0.02490732</text:p>
          </table:table-cell>
          <table:table-cell office:value-type="float" office:value="-0.02042822" calcext:value-type="float">
            <text:p>-0.02042822</text:p>
          </table:table-cell>
          <table:table-cell office:value-type="float" office:value="-0.01746097" calcext:value-type="float">
            <text:p>-0.01746097</text:p>
          </table:table-cell>
          <table:table-cell office:value-type="float" office:value="-0.01455819" calcext:value-type="float">
            <text:p>-0.01455819</text:p>
          </table:table-cell>
          <table:table-cell office:value-type="float" office:value="-0.009902535" calcext:value-type="float">
            <text:p>-0.009902535</text:p>
          </table:table-cell>
          <table:table-cell office:value-type="float" office:value="-0.01164913" calcext:value-type="float">
            <text:p>-0.01164913</text:p>
          </table:table-cell>
          <table:table-cell office:value-type="float" office:value="-0.007370922" calcext:value-type="float">
            <text:p>-0.007370922</text:p>
          </table:table-cell>
          <table:table-cell office:value-type="float" office:value="-0.004098856" calcext:value-type="float">
            <text:p>-0.004098856</text:p>
          </table:table-cell>
          <table:table-cell office:value-type="float" office:value="1885.682" calcext:value-type="float">
            <text:p>1885.682</text:p>
          </table:table-cell>
          <table:table-cell office:value-type="float" office:value="0" calcext:value-type="float">
            <text:p>0</text:p>
          </table:table-cell>
          <table:table-cell office:value-type="float" office:value="-0.1366998" calcext:value-type="float">
            <text:p>-0.1366998</text:p>
          </table:table-cell>
          <table:table-cell office:value-type="float" office:value="-0.0006762828" calcext:value-type="float">
            <text:p>-0.000676282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0.0000008516945" calcext:value-type="float">
            <text:p>-8.516945E-0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2122004" calcext:value-type="float">
            <text:p>12122004</text:p>
          </table:table-cell>
          <table:table-cell office:value-type="float" office:value="842.1759" calcext:value-type="float">
            <text:p>842.1759</text:p>
          </table:table-cell>
          <table:table-cell office:value-type="float" office:value="192.2472" calcext:value-type="float">
            <text:p>192.2472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60.946" calcext:value-type="float">
            <text:p>1260.946</text:p>
          </table:table-cell>
          <table:table-cell office:value-type="float" office:value="696.0758" calcext:value-type="float">
            <text:p>696.0758</text:p>
          </table:table-cell>
          <table:table-cell office:value-type="float" office:value="31.03588" calcext:value-type="float">
            <text:p>31.03588</text:p>
          </table:table-cell>
          <table:table-cell office:value-type="float" office:value="0.2031675" calcext:value-type="float">
            <text:p>0.2031675</text:p>
          </table:table-cell>
          <table:table-cell office:value-type="float" office:value="0.2803025" calcext:value-type="float">
            <text:p>0.2803025</text:p>
          </table:table-cell>
          <table:table-cell office:value-type="float" office:value="0.2883397" calcext:value-type="float">
            <text:p>0.2883397</text:p>
          </table:table-cell>
          <table:table-cell office:value-type="float" office:value="0.296436" calcext:value-type="float">
            <text:p>0.296436</text:p>
          </table:table-cell>
          <table:table-cell office:value-type="float" office:value="0.3024995" calcext:value-type="float">
            <text:p>0.3024995</text:p>
          </table:table-cell>
          <table:table-cell office:value-type="float" office:value="0.3090937" calcext:value-type="float">
            <text:p>0.3090937</text:p>
          </table:table-cell>
          <table:table-cell office:value-type="float" office:value="0.3654105" calcext:value-type="float">
            <text:p>0.3654105</text:p>
          </table:table-cell>
          <table:table-cell office:value-type="float" office:value="0.3661442" calcext:value-type="float">
            <text:p>0.3661442</text:p>
          </table:table-cell>
          <table:table-cell office:value-type="float" office:value="0.3841721" calcext:value-type="float">
            <text:p>0.3841721</text:p>
          </table:table-cell>
          <table:table-cell office:value-type="float" office:value="0.4075396" calcext:value-type="float">
            <text:p>0.4075396</text:p>
          </table:table-cell>
          <table:table-cell office:value-type="float" office:value="0.5070077" calcext:value-type="float">
            <text:p>0.5070077</text:p>
          </table:table-cell>
          <table:table-cell office:value-type="float" office:value="0.511261" calcext:value-type="float">
            <text:p>0.511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3365" calcext:value-type="float">
            <text:p>0.303365</text:p>
          </table:table-cell>
          <table:table-cell office:value-type="float" office:value="0.002901515" calcext:value-type="float">
            <text:p>0.002901515</text:p>
          </table:table-cell>
          <table:table-cell office:value-type="float" office:value="1.924421E-015" calcext:value-type="float">
            <text:p>1.924421E-15</text:p>
          </table:table-cell>
          <table:table-cell office:value-type="float" office:value="1.953197E-015" calcext:value-type="float">
            <text:p>1.953197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3004094" calcext:value-type="float">
            <text:p>3.004094E-06</text:p>
          </table:table-cell>
          <table:table-cell office:value-type="float" office:value="-0.1968469" calcext:value-type="float">
            <text:p>-0.1968469</text:p>
          </table:table-cell>
          <table:table-cell office:value-type="float" office:value="-0.03055427" calcext:value-type="float">
            <text:p>-0.03055427</text:p>
          </table:table-cell>
          <table:table-cell office:value-type="float" office:value="-0.02507966" calcext:value-type="float">
            <text:p>-0.02507966</text:p>
          </table:table-cell>
          <table:table-cell office:value-type="float" office:value="-0.02073123" calcext:value-type="float">
            <text:p>-0.02073123</text:p>
          </table:table-cell>
          <table:table-cell office:value-type="float" office:value="-0.0180241" calcext:value-type="float">
            <text:p>-0.0180241</text:p>
          </table:table-cell>
          <table:table-cell office:value-type="float" office:value="-0.01551411" calcext:value-type="float">
            <text:p>-0.01551411</text:p>
          </table:table-cell>
          <table:table-cell office:value-type="float" office:value="-0.01118286" calcext:value-type="float">
            <text:p>-0.01118286</text:p>
          </table:table-cell>
          <table:table-cell office:value-type="float" office:value="-0.01215847" calcext:value-type="float">
            <text:p>-0.01215847</text:p>
          </table:table-cell>
          <table:table-cell office:value-type="float" office:value="-0.007680043" calcext:value-type="float">
            <text:p>-0.007680043</text:p>
          </table:table-cell>
          <table:table-cell office:value-type="float" office:value="-0.004367404" calcext:value-type="float">
            <text:p>-0.004367404</text:p>
          </table:table-cell>
          <table:table-cell office:value-type="float" office:value="1895.301" calcext:value-type="float">
            <text:p>1895.301</text:p>
          </table:table-cell>
          <table:table-cell office:value-type="float" office:value="0" calcext:value-type="float">
            <text:p>0</text:p>
          </table:table-cell>
          <table:table-cell office:value-type="float" office:value="-1.517776" calcext:value-type="float">
            <text:p>-1.517776</text:p>
          </table:table-cell>
          <table:table-cell office:value-type="float" office:value="-0.0006279625" calcext:value-type="float">
            <text:p>-0.000627962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0.000003495952" calcext:value-type="float">
            <text:p>-3.495952E-0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3122004" calcext:value-type="float">
            <text:p>13122004</text:p>
          </table:table-cell>
          <table:table-cell office:value-type="float" office:value="842.1759" calcext:value-type="float">
            <text:p>842.1759</text:p>
          </table:table-cell>
          <table:table-cell office:value-type="float" office:value="192.5395" calcext:value-type="float">
            <text:p>192.5395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6.419" calcext:value-type="float">
            <text:p>1256.419</text:p>
          </table:table-cell>
          <table:table-cell office:value-type="float" office:value="700.3097" calcext:value-type="float">
            <text:p>700.3097</text:p>
          </table:table-cell>
          <table:table-cell office:value-type="float" office:value="30.17829" calcext:value-type="float">
            <text:p>30.17829</text:p>
          </table:table-cell>
          <table:table-cell office:value-type="float" office:value="0.1347234" calcext:value-type="float">
            <text:p>0.1347234</text:p>
          </table:table-cell>
          <table:table-cell office:value-type="float" office:value="0.270604" calcext:value-type="float">
            <text:p>0.270604</text:p>
          </table:table-cell>
          <table:table-cell office:value-type="float" office:value="0.2834176" calcext:value-type="float">
            <text:p>0.2834176</text:p>
          </table:table-cell>
          <table:table-cell office:value-type="float" office:value="0.293916" calcext:value-type="float">
            <text:p>0.293916</text:p>
          </table:table-cell>
          <table:table-cell office:value-type="float" office:value="0.3005897" calcext:value-type="float">
            <text:p>0.3005897</text:p>
          </table:table-cell>
          <table:table-cell office:value-type="float" office:value="0.3045811" calcext:value-type="float">
            <text:p>0.3045811</text:p>
          </table:table-cell>
          <table:table-cell office:value-type="float" office:value="0.3563842" calcext:value-type="float">
            <text:p>0.3563842</text:p>
          </table:table-cell>
          <table:table-cell office:value-type="float" office:value="0.3640743" calcext:value-type="float">
            <text:p>0.3640743</text:p>
          </table:table-cell>
          <table:table-cell office:value-type="float" office:value="0.3825688" calcext:value-type="float">
            <text:p>0.3825688</text:p>
          </table:table-cell>
          <table:table-cell office:value-type="float" office:value="0.4049261" calcext:value-type="float">
            <text:p>0.4049261</text:p>
          </table:table-cell>
          <table:table-cell office:value-type="float" office:value="0.5040761" calcext:value-type="float">
            <text:p>0.5040761</text:p>
          </table:table-cell>
          <table:table-cell office:value-type="float" office:value="0.5112623" calcext:value-type="float">
            <text:p>0.5112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1973" calcext:value-type="float">
            <text:p>0.371973</text:p>
          </table:table-cell>
          <table:table-cell office:value-type="float" office:value="0.05727763" calcext:value-type="float">
            <text:p>0.05727763</text:p>
          </table:table-cell>
          <table:table-cell office:value-type="float" office:value="1.939336E-015" calcext:value-type="float">
            <text:p>1.939336E-15</text:p>
          </table:table-cell>
          <table:table-cell office:value-type="float" office:value="1.953197E-015" calcext:value-type="float">
            <text:p>1.953197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629601" calcext:value-type="float">
            <text:p>-2.629601</text:p>
          </table:table-cell>
          <table:table-cell office:value-type="float" office:value="-0.03781758" calcext:value-type="float">
            <text:p>-0.03781758</text:p>
          </table:table-cell>
          <table:table-cell office:value-type="float" office:value="-0.02824185" calcext:value-type="float">
            <text:p>-0.02824185</text:p>
          </table:table-cell>
          <table:table-cell office:value-type="float" office:value="-0.02198823" calcext:value-type="float">
            <text:p>-0.02198823</text:p>
          </table:table-cell>
          <table:table-cell office:value-type="float" office:value="-0.01882464" calcext:value-type="float">
            <text:p>-0.01882464</text:p>
          </table:table-cell>
          <table:table-cell office:value-type="float" office:value="-0.01717339" calcext:value-type="float">
            <text:p>-0.01717339</text:p>
          </table:table-cell>
          <table:table-cell office:value-type="float" office:value="-0.01425364" calcext:value-type="float">
            <text:p>-0.01425364</text:p>
          </table:table-cell>
          <table:table-cell office:value-type="float" office:value="-0.01283711" calcext:value-type="float">
            <text:p>-0.01283711</text:p>
          </table:table-cell>
          <table:table-cell office:value-type="float" office:value="-0.007994851" calcext:value-type="float">
            <text:p>-0.007994851</text:p>
          </table:table-cell>
          <table:table-cell office:value-type="float" office:value="-0.004645416" calcext:value-type="float">
            <text:p>-0.004645416</text:p>
          </table:table-cell>
          <table:table-cell office:value-type="float" office:value="1904.964" calcext:value-type="float">
            <text:p>1904.964</text:p>
          </table:table-cell>
          <table:table-cell office:value-type="float" office:value="0" calcext:value-type="float">
            <text:p>0</text:p>
          </table:table-cell>
          <table:table-cell office:value-type="float" office:value="-4.726" calcext:value-type="float">
            <text:p>-4.726</text:p>
          </table:table-cell>
          <table:table-cell office:value-type="float" office:value="-0.0005243703" calcext:value-type="float">
            <text:p>-0.000524370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0.00000198395" calcext:value-type="float">
            <text:p>-1.98395E-0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122004" calcext:value-type="float">
            <text:p>14122004</text:p>
          </table:table-cell>
          <table:table-cell office:value-type="float" office:value="842.1759" calcext:value-type="float">
            <text:p>842.1759</text:p>
          </table:table-cell>
          <table:table-cell office:value-type="float" office:value="192.5438" calcext:value-type="float">
            <text:p>192.5438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2.582" calcext:value-type="float">
            <text:p>1252.582</text:p>
          </table:table-cell>
          <table:table-cell office:value-type="float" office:value="704.1424" calcext:value-type="float">
            <text:p>704.1424</text:p>
          </table:table-cell>
          <table:table-cell office:value-type="float" office:value="21.77148" calcext:value-type="float">
            <text:p>21.77148</text:p>
          </table:table-cell>
          <table:table-cell office:value-type="float" office:value="0.2940188" calcext:value-type="float">
            <text:p>0.2940188</text:p>
          </table:table-cell>
          <table:table-cell office:value-type="float" office:value="0.296175" calcext:value-type="float">
            <text:p>0.296175</text:p>
          </table:table-cell>
          <table:table-cell office:value-type="float" office:value="0.2924252" calcext:value-type="float">
            <text:p>0.2924252</text:p>
          </table:table-cell>
          <table:table-cell office:value-type="float" office:value="0.2933591" calcext:value-type="float">
            <text:p>0.2933591</text:p>
          </table:table-cell>
          <table:table-cell office:value-type="float" office:value="0.2993347" calcext:value-type="float">
            <text:p>0.2993347</text:p>
          </table:table-cell>
          <table:table-cell office:value-type="float" office:value="0.3064018" calcext:value-type="float">
            <text:p>0.3064018</text:p>
          </table:table-cell>
          <table:table-cell office:value-type="float" office:value="0.363641" calcext:value-type="float">
            <text:p>0.363641</text:p>
          </table:table-cell>
          <table:table-cell office:value-type="float" office:value="0.3625754" calcext:value-type="float">
            <text:p>0.3625754</text:p>
          </table:table-cell>
          <table:table-cell office:value-type="float" office:value="0.3812098" calcext:value-type="float">
            <text:p>0.3812098</text:p>
          </table:table-cell>
          <table:table-cell office:value-type="float" office:value="0.4027044" calcext:value-type="float">
            <text:p>0.4027044</text:p>
          </table:table-cell>
          <table:table-cell office:value-type="float" office:value="0.5012636" calcext:value-type="float">
            <text:p>0.5012636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25076" calcext:value-type="float">
            <text:p>0.2125076</text:p>
          </table:table-cell>
          <table:table-cell office:value-type="float" office:value="0.02909256" calcext:value-type="float">
            <text:p>0.02909256</text:p>
          </table:table-cell>
          <table:table-cell office:value-type="float" office:value="1.93933E-015" calcext:value-type="float">
            <text:p>1.93933E-15</text:p>
          </table:table-cell>
          <table:table-cell office:value-type="float" office:value="1.953197E-015" calcext:value-type="float">
            <text:p>1.953197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16081" calcext:value-type="float">
            <text:p>-0.0216081</text:p>
          </table:table-cell>
          <table:table-cell office:value-type="float" office:value="-0.0206914" calcext:value-type="float">
            <text:p>-0.0206914</text:p>
          </table:table-cell>
          <table:table-cell office:value-type="float" office:value="-0.02282381" calcext:value-type="float">
            <text:p>-0.02282381</text:p>
          </table:table-cell>
          <table:table-cell office:value-type="float" office:value="-0.02232557" calcext:value-type="float">
            <text:p>-0.02232557</text:p>
          </table:table-cell>
          <table:table-cell office:value-type="float" office:value="-0.01940525" calcext:value-type="float">
            <text:p>-0.01940525</text:p>
          </table:table-cell>
          <table:table-cell office:value-type="float" office:value="-0.01649531" calcext:value-type="float">
            <text:p>-0.01649531</text:p>
          </table:table-cell>
          <table:table-cell office:value-type="float" office:value="-0.01170495" calcext:value-type="float">
            <text:p>-0.01170495</text:p>
          </table:table-cell>
          <table:table-cell office:value-type="float" office:value="-0.01336037" calcext:value-type="float">
            <text:p>-0.01336037</text:p>
          </table:table-cell>
          <table:table-cell office:value-type="float" office:value="-0.008272813" calcext:value-type="float">
            <text:p>-0.008272813</text:p>
          </table:table-cell>
          <table:table-cell office:value-type="float" office:value="-0.004897302" calcext:value-type="float">
            <text:p>-0.004897302</text:p>
          </table:table-cell>
          <table:table-cell office:value-type="float" office:value="1914.332" calcext:value-type="float">
            <text:p>1914.332</text:p>
          </table:table-cell>
          <table:table-cell office:value-type="float" office:value="0" calcext:value-type="float">
            <text:p>0</text:p>
          </table:table-cell>
          <table:table-cell office:value-type="float" office:value="-0.02176213" calcext:value-type="float">
            <text:p>-0.02176213</text:p>
          </table:table-cell>
          <table:table-cell office:value-type="float" office:value="-0.0006875177" calcext:value-type="float">
            <text:p>-0.000687517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0.0000005690381" calcext:value-type="float">
            <text:p>-5.690381E-0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122004" calcext:value-type="float">
            <text:p>15122004</text:p>
          </table:table-cell>
          <table:table-cell office:value-type="float" office:value="842.1759" calcext:value-type="float">
            <text:p>842.1759</text:p>
          </table:table-cell>
          <table:table-cell office:value-type="float" office:value="192.779" calcext:value-type="float">
            <text:p>192.779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49.998" calcext:value-type="float">
            <text:p>1249.998</text:p>
          </table:table-cell>
          <table:table-cell office:value-type="float" office:value="706.4921" calcext:value-type="float">
            <text:p>706.4921</text:p>
          </table:table-cell>
          <table:table-cell office:value-type="float" office:value="19.17704" calcext:value-type="float">
            <text:p>19.17704</text:p>
          </table:table-cell>
          <table:table-cell office:value-type="float" office:value="0.2301796" calcext:value-type="float">
            <text:p>0.2301796</text:p>
          </table:table-cell>
          <table:table-cell office:value-type="float" office:value="0.2928125" calcext:value-type="float">
            <text:p>0.2928125</text:p>
          </table:table-cell>
          <table:table-cell office:value-type="float" office:value="0.298661" calcext:value-type="float">
            <text:p>0.298661</text:p>
          </table:table-cell>
          <table:table-cell office:value-type="float" office:value="0.2996095" calcext:value-type="float">
            <text:p>0.2996095</text:p>
          </table:table-cell>
          <table:table-cell office:value-type="float" office:value="0.3015396" calcext:value-type="float">
            <text:p>0.3015396</text:p>
          </table:table-cell>
          <table:table-cell office:value-type="float" office:value="0.3045022" calcext:value-type="float">
            <text:p>0.3045022</text:p>
          </table:table-cell>
          <table:table-cell office:value-type="float" office:value="0.3561576" calcext:value-type="float">
            <text:p>0.3561576</text:p>
          </table:table-cell>
          <table:table-cell office:value-type="float" office:value="0.3614498" calcext:value-type="float">
            <text:p>0.3614498</text:p>
          </table:table-cell>
          <table:table-cell office:value-type="float" office:value="0.3806638" calcext:value-type="float">
            <text:p>0.3806638</text:p>
          </table:table-cell>
          <table:table-cell office:value-type="float" office:value="0.4017242" calcext:value-type="float">
            <text:p>0.4017242</text:p>
          </table:table-cell>
          <table:table-cell office:value-type="float" office:value="0.4993436" calcext:value-type="float">
            <text:p>0.4993436</text:p>
          </table:table-cell>
          <table:table-cell office:value-type="float" office:value="0.5112605" calcext:value-type="float">
            <text:p>0.5112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65571" calcext:value-type="float">
            <text:p>0.2765571</text:p>
          </table:table-cell>
          <table:table-cell office:value-type="float" office:value="0.008271275" calcext:value-type="float">
            <text:p>0.008271275</text:p>
          </table:table-cell>
          <table:table-cell office:value-type="float" office:value="1.939323E-015" calcext:value-type="float">
            <text:p>1.939323E-15</text:p>
          </table:table-cell>
          <table:table-cell office:value-type="float" office:value="1.953197E-015" calcext:value-type="float">
            <text:p>1.953197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197337" calcext:value-type="float">
            <text:p>-0.09197337</text:p>
          </table:table-cell>
          <table:table-cell office:value-type="float" office:value="-0.02251982" calcext:value-type="float">
            <text:p>-0.02251982</text:p>
          </table:table-cell>
          <table:table-cell office:value-type="float" office:value="-0.0196181" calcext:value-type="float">
            <text:p>-0.0196181</text:p>
          </table:table-cell>
          <table:table-cell office:value-type="float" office:value="-0.0192705" calcext:value-type="float">
            <text:p>-0.0192705</text:p>
          </table:table-cell>
          <table:table-cell office:value-type="float" office:value="-0.01843831" calcext:value-type="float">
            <text:p>-0.01843831</text:p>
          </table:table-cell>
          <table:table-cell office:value-type="float" office:value="-0.01721145" calcext:value-type="float">
            <text:p>-0.01721145</text:p>
          </table:table-cell>
          <table:table-cell office:value-type="float" office:value="-0.01434025" calcext:value-type="float">
            <text:p>-0.01434025</text:p>
          </table:table-cell>
          <table:table-cell office:value-type="float" office:value="-0.01376279" calcext:value-type="float">
            <text:p>-0.01376279</text:p>
          </table:table-cell>
          <table:table-cell office:value-type="float" office:value="-0.008387586" calcext:value-type="float">
            <text:p>-0.008387586</text:p>
          </table:table-cell>
          <table:table-cell office:value-type="float" office:value="-0.005013137" calcext:value-type="float">
            <text:p>-0.005013137</text:p>
          </table:table-cell>
          <table:table-cell office:value-type="float" office:value="1922.273" calcext:value-type="float">
            <text:p>1922.273</text:p>
          </table:table-cell>
          <table:table-cell office:value-type="float" office:value="0" calcext:value-type="float">
            <text:p>0</text:p>
          </table:table-cell>
          <table:table-cell office:value-type="float" office:value="-0.05634127" calcext:value-type="float">
            <text:p>-0.05634127</text:p>
          </table:table-cell>
          <table:table-cell office:value-type="float" office:value="-0.0006613275" calcext:value-type="float">
            <text:p>-0.000661327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0.000004024245" calcext:value-type="float">
            <text:p>-4.024245E-0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6122004" calcext:value-type="float">
            <text:p>16122004</text:p>
          </table:table-cell>
          <table:table-cell office:value-type="float" office:value="842.1759" calcext:value-type="float">
            <text:p>842.1759</text:p>
          </table:table-cell>
          <table:table-cell office:value-type="float" office:value="193.0162" calcext:value-type="float">
            <text:p>193.0162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46.396" calcext:value-type="float">
            <text:p>1246.396</text:p>
          </table:table-cell>
          <table:table-cell office:value-type="float" office:value="709.8554" calcext:value-type="float">
            <text:p>709.8554</text:p>
          </table:table-cell>
          <table:table-cell office:value-type="float" office:value="18.74671" calcext:value-type="float">
            <text:p>18.74671</text:p>
          </table:table-cell>
          <table:table-cell office:value-type="float" office:value="0.1184797" calcext:value-type="float">
            <text:p>0.1184797</text:p>
          </table:table-cell>
          <table:table-cell office:value-type="float" office:value="0.2571205" calcext:value-type="float">
            <text:p>0.2571205</text:p>
          </table:table-cell>
          <table:table-cell office:value-type="float" office:value="0.2837612" calcext:value-type="float">
            <text:p>0.2837612</text:p>
          </table:table-cell>
          <table:table-cell office:value-type="float" office:value="0.296169" calcext:value-type="float">
            <text:p>0.296169</text:p>
          </table:table-cell>
          <table:table-cell office:value-type="float" office:value="0.3006133" calcext:value-type="float">
            <text:p>0.3006133</text:p>
          </table:table-cell>
          <table:table-cell office:value-type="float" office:value="0.3033891" calcext:value-type="float">
            <text:p>0.3033891</text:p>
          </table:table-cell>
          <table:table-cell office:value-type="float" office:value="0.3520744" calcext:value-type="float">
            <text:p>0.3520744</text:p>
          </table:table-cell>
          <table:table-cell office:value-type="float" office:value="0.3598391" calcext:value-type="float">
            <text:p>0.3598391</text:p>
          </table:table-cell>
          <table:table-cell office:value-type="float" office:value="0.3796166" calcext:value-type="float">
            <text:p>0.3796166</text:p>
          </table:table-cell>
          <table:table-cell office:value-type="float" office:value="0.3999782" calcext:value-type="float">
            <text:p>0.3999782</text:p>
          </table:table-cell>
          <table:table-cell office:value-type="float" office:value="0.4960048" calcext:value-type="float">
            <text:p>0.4960048</text:p>
          </table:table-cell>
          <table:table-cell office:value-type="float" office:value="0.5112602" calcext:value-type="float">
            <text:p>0.5112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8092" calcext:value-type="float">
            <text:p>0.388092</text:p>
          </table:table-cell>
          <table:table-cell office:value-type="float" office:value="0.1022803" calcext:value-type="float">
            <text:p>0.1022803</text:p>
          </table:table-cell>
          <table:table-cell office:value-type="float" office:value="0.003646962" calcext:value-type="float">
            <text:p>0.003646962</text:p>
          </table:table-cell>
          <table:table-cell office:value-type="float" office:value="1.953197E-015" calcext:value-type="float">
            <text:p>1.953197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.882244" calcext:value-type="float">
            <text:p>-5.882244</text:p>
          </table:table-cell>
          <table:table-cell office:value-type="float" office:value="-0.05050616" calcext:value-type="float">
            <text:p>-0.05050616</text:p>
          </table:table-cell>
          <table:table-cell office:value-type="float" office:value="-0.02777104" calcext:value-type="float">
            <text:p>-0.02777104</text:p>
          </table:table-cell>
          <table:table-cell office:value-type="float" office:value="-0.02082523" calcext:value-type="float">
            <text:p>-0.02082523</text:p>
          </table:table-cell>
          <table:table-cell office:value-type="float" office:value="-0.01881615" calcext:value-type="float">
            <text:p>-0.01881615</text:p>
          </table:table-cell>
          <table:table-cell office:value-type="float" office:value="-0.01765904" calcext:value-type="float">
            <text:p>-0.01765904</text:p>
          </table:table-cell>
          <table:table-cell office:value-type="float" office:value="-0.01604077" calcext:value-type="float">
            <text:p>-0.01604077</text:p>
          </table:table-cell>
          <table:table-cell office:value-type="float" office:value="-0.01436611" calcext:value-type="float">
            <text:p>-0.01436611</text:p>
          </table:table-cell>
          <table:table-cell office:value-type="float" office:value="-0.008612379" calcext:value-type="float">
            <text:p>-0.008612379</text:p>
          </table:table-cell>
          <table:table-cell office:value-type="float" office:value="-0.00522707" calcext:value-type="float">
            <text:p>-0.00522707</text:p>
          </table:table-cell>
          <table:table-cell office:value-type="float" office:value="1931.308" calcext:value-type="float">
            <text:p>1931.308</text:p>
          </table:table-cell>
          <table:table-cell office:value-type="float" office:value="0" calcext:value-type="float">
            <text:p>0</text:p>
          </table:table-cell>
          <table:table-cell office:value-type="float" office:value="-8.704236" calcext:value-type="float">
            <text:p>-8.704236</text:p>
          </table:table-cell>
          <table:table-cell office:value-type="float" office:value="-0.000446178" calcext:value-type="float">
            <text:p>-0.00044617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0.000004399102" calcext:value-type="float">
            <text:p>-4.399102E-0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7122004" calcext:value-type="float">
            <text:p>17122004</text:p>
          </table:table-cell>
          <table:table-cell office:value-type="float" office:value="842.1759" calcext:value-type="float">
            <text:p>842.1759</text:p>
          </table:table-cell>
          <table:table-cell office:value-type="float" office:value="193.4994" calcext:value-type="float">
            <text:p>193.4994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45.81" calcext:value-type="float">
            <text:p>1245.81</text:p>
          </table:table-cell>
          <table:table-cell office:value-type="float" office:value="709.959" calcext:value-type="float">
            <text:p>709.959</text:p>
          </table:table-cell>
          <table:table-cell office:value-type="float" office:value="17.74612" calcext:value-type="float">
            <text:p>17.74612</text:p>
          </table:table-cell>
          <table:table-cell office:value-type="float" office:value="0.1115991" calcext:value-type="float">
            <text:p>0.1115991</text:p>
          </table:table-cell>
          <table:table-cell office:value-type="float" office:value="0.1345183" calcext:value-type="float">
            <text:p>0.1345183</text:p>
          </table:table-cell>
          <table:table-cell office:value-type="float" office:value="0.2529168" calcext:value-type="float">
            <text:p>0.2529168</text:p>
          </table:table-cell>
          <table:table-cell office:value-type="float" office:value="0.2879275" calcext:value-type="float">
            <text:p>0.2879275</text:p>
          </table:table-cell>
          <table:table-cell office:value-type="float" office:value="0.2965556" calcext:value-type="float">
            <text:p>0.2965556</text:p>
          </table:table-cell>
          <table:table-cell office:value-type="float" office:value="0.3010533" calcext:value-type="float">
            <text:p>0.3010533</text:p>
          </table:table-cell>
          <table:table-cell office:value-type="float" office:value="0.3504216" calcext:value-type="float">
            <text:p>0.3504216</text:p>
          </table:table-cell>
          <table:table-cell office:value-type="float" office:value="0.3591588" calcext:value-type="float">
            <text:p>0.3591588</text:p>
          </table:table-cell>
          <table:table-cell office:value-type="float" office:value="0.3799084" calcext:value-type="float">
            <text:p>0.3799084</text:p>
          </table:table-cell>
          <table:table-cell office:value-type="float" office:value="0.4004441" calcext:value-type="float">
            <text:p>0.4004441</text:p>
          </table:table-cell>
          <table:table-cell office:value-type="float" office:value="0.4951497" calcext:value-type="float">
            <text:p>0.4951497</text:p>
          </table:table-cell>
          <table:table-cell office:value-type="float" office:value="0.5112601" calcext:value-type="float">
            <text:p>0.5112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5127" calcext:value-type="float">
            <text:p>0.375127</text:p>
          </table:table-cell>
          <table:table-cell office:value-type="float" office:value="0.2685061" calcext:value-type="float">
            <text:p>0.2685061</text:p>
          </table:table-cell>
          <table:table-cell office:value-type="float" office:value="0.04207481" calcext:value-type="float">
            <text:p>0.04207481</text:p>
          </table:table-cell>
          <table:table-cell office:value-type="float" office:value="1.953197E-015" calcext:value-type="float">
            <text:p>1.953197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.588405" calcext:value-type="float">
            <text:p>-8.588405</text:p>
          </table:table-cell>
          <table:table-cell office:value-type="float" office:value="-2.690821" calcext:value-type="float">
            <text:p>-2.690821</text:p>
          </table:table-cell>
          <table:table-cell office:value-type="float" office:value="-0.05675859" calcext:value-type="float">
            <text:p>-0.05675859</text:p>
          </table:table-cell>
          <table:table-cell office:value-type="float" office:value="-0.0253391" calcext:value-type="float">
            <text:p>-0.0253391</text:p>
          </table:table-cell>
          <table:table-cell office:value-type="float" office:value="-0.02066422" calcext:value-type="float">
            <text:p>-0.02066422</text:p>
          </table:table-cell>
          <table:table-cell office:value-type="float" office:value="-0.01861937" calcext:value-type="float">
            <text:p>-0.01861937</text:p>
          </table:table-cell>
          <table:table-cell office:value-type="float" office:value="-0.0167912" calcext:value-type="float">
            <text:p>-0.0167912</text:p>
          </table:table-cell>
          <table:table-cell office:value-type="float" office:value="-0.01463653" calcext:value-type="float">
            <text:p>-0.01463653</text:p>
          </table:table-cell>
          <table:table-cell office:value-type="float" office:value="-0.008554889" calcext:value-type="float">
            <text:p>-0.008554889</text:p>
          </table:table-cell>
          <table:table-cell office:value-type="float" office:value="-0.005174496" calcext:value-type="float">
            <text:p>-0.005174496</text:p>
          </table:table-cell>
          <table:table-cell office:value-type="float" office:value="1937.164" calcext:value-type="float">
            <text:p>1937.164</text:p>
          </table:table-cell>
          <table:table-cell office:value-type="float" office:value="0" calcext:value-type="float">
            <text:p>0</text:p>
          </table:table-cell>
          <table:table-cell office:value-type="float" office:value="-11.97958" calcext:value-type="float">
            <text:p>-11.97958</text:p>
          </table:table-cell>
          <table:table-cell office:value-type="float" office:value="-0.0001037922" calcext:value-type="float">
            <text:p>-0.000103792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351117" calcext:value-type="float">
            <text:p>-1.35111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8122004" calcext:value-type="float">
            <text:p>18122004</text:p>
          </table:table-cell>
          <table:table-cell office:value-type="float" office:value="848.9758" calcext:value-type="float">
            <text:p>848.9758</text:p>
          </table:table-cell>
          <table:table-cell office:value-type="float" office:value="193.5286" calcext:value-type="float">
            <text:p>193.5286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4.624" calcext:value-type="float">
            <text:p>1254.624</text:p>
          </table:table-cell>
          <table:table-cell office:value-type="float" office:value="707.9131" calcext:value-type="float">
            <text:p>707.9131</text:p>
          </table:table-cell>
          <table:table-cell office:value-type="float" office:value="24.77742" calcext:value-type="float">
            <text:p>24.77742</text:p>
          </table:table-cell>
          <table:table-cell office:value-type="float" office:value="0.154074" calcext:value-type="float">
            <text:p>0.154074</text:p>
          </table:table-cell>
          <table:table-cell office:value-type="float" office:value="0.1524502" calcext:value-type="float">
            <text:p>0.1524502</text:p>
          </table:table-cell>
          <table:table-cell office:value-type="float" office:value="0.1953736" calcext:value-type="float">
            <text:p>0.1953736</text:p>
          </table:table-cell>
          <table:table-cell office:value-type="float" office:value="0.2880985" calcext:value-type="float">
            <text:p>0.2880985</text:p>
          </table:table-cell>
          <table:table-cell office:value-type="float" office:value="0.2939138" calcext:value-type="float">
            <text:p>0.2939138</text:p>
          </table:table-cell>
          <table:table-cell office:value-type="float" office:value="0.2999024" calcext:value-type="float">
            <text:p>0.2999024</text:p>
          </table:table-cell>
          <table:table-cell office:value-type="float" office:value="0.3698642" calcext:value-type="float">
            <text:p>0.3698642</text:p>
          </table:table-cell>
          <table:table-cell office:value-type="float" office:value="0.3591748" calcext:value-type="float">
            <text:p>0.3591748</text:p>
          </table:table-cell>
          <table:table-cell office:value-type="float" office:value="0.3809643" calcext:value-type="float">
            <text:p>0.3809643</text:p>
          </table:table-cell>
          <table:table-cell office:value-type="float" office:value="0.4022525" calcext:value-type="float">
            <text:p>0.4022525</text:p>
          </table:table-cell>
          <table:table-cell office:value-type="float" office:value="0.4965679" calcext:value-type="float">
            <text:p>0.4965679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3261102" calcext:value-type="float">
            <text:p>0.003261102</text:p>
          </table:table-cell>
          <table:table-cell office:value-type="float" office:value="0.3614085" calcext:value-type="float">
            <text:p>0.3614085</text:p>
          </table:table-cell>
          <table:table-cell office:value-type="float" office:value="0.2585793" calcext:value-type="float">
            <text:p>0.2585793</text:p>
          </table:table-cell>
          <table:table-cell office:value-type="float" office:value="0.1088191" calcext:value-type="float">
            <text:p>0.1088191</text:p>
          </table:table-cell>
          <table:table-cell office:value-type="float" office:value="1.953197E-015" calcext:value-type="float">
            <text:p>1.953197E-15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2968041" calcext:value-type="float">
            <text:p>2.968041E-05</text:p>
          </table:table-cell>
          <table:table-cell office:value-type="float" office:value="-1.730565" calcext:value-type="float">
            <text:p>-1.730565</text:p>
          </table:table-cell>
          <table:table-cell office:value-type="float" office:value="-1.310024" calcext:value-type="float">
            <text:p>-1.310024</text:p>
          </table:table-cell>
          <table:table-cell office:value-type="float" office:value="-0.2790131" calcext:value-type="float">
            <text:p>-0.2790131</text:p>
          </table:table-cell>
          <table:table-cell office:value-type="float" office:value="-0.02527868" calcext:value-type="float">
            <text:p>-0.02527868</text:p>
          </table:table-cell>
          <table:table-cell office:value-type="float" office:value="-0.02201297" calcext:value-type="float">
            <text:p>-0.02201297</text:p>
          </table:table-cell>
          <table:table-cell office:value-type="float" office:value="-0.01924892" calcext:value-type="float">
            <text:p>-0.01924892</text:p>
          </table:table-cell>
          <table:table-cell office:value-type="float" office:value="-0.01041068" calcext:value-type="float">
            <text:p>-0.01041068</text:p>
          </table:table-cell>
          <table:table-cell office:value-type="float" office:value="-0.01463066" calcext:value-type="float">
            <text:p>-0.01463066</text:p>
          </table:table-cell>
          <table:table-cell office:value-type="float" office:value="-0.008323937" calcext:value-type="float">
            <text:p>-0.008323937</text:p>
          </table:table-cell>
          <table:table-cell office:value-type="float" office:value="-0.004950305" calcext:value-type="float">
            <text:p>-0.004950305</text:p>
          </table:table-cell>
          <table:table-cell office:value-type="float" office:value="1940.77" calcext:value-type="float">
            <text:p>1940.77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3630997" calcext:value-type="float">
            <text:p>0.003630997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0.003261347" calcext:value-type="float">
            <text:p>0.00326134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9122004" calcext:value-type="float">
            <text:p>19122004</text:p>
          </table:table-cell>
          <table:table-cell office:value-type="float" office:value="848.9758" calcext:value-type="float">
            <text:p>848.9758</text:p>
          </table:table-cell>
          <table:table-cell office:value-type="float" office:value="193.8407" calcext:value-type="float">
            <text:p>193.8407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3.086" calcext:value-type="float">
            <text:p>1253.086</text:p>
          </table:table-cell>
          <table:table-cell office:value-type="float" office:value="709.1359" calcext:value-type="float">
            <text:p>709.1359</text:p>
          </table:table-cell>
          <table:table-cell office:value-type="float" office:value="23.96831" calcext:value-type="float">
            <text:p>23.96831</text:p>
          </table:table-cell>
          <table:table-cell office:value-type="float" office:value="0.1112317" calcext:value-type="float">
            <text:p>0.1112317</text:p>
          </table:table-cell>
          <table:table-cell office:value-type="float" office:value="0.1282796" calcext:value-type="float">
            <text:p>0.1282796</text:p>
          </table:table-cell>
          <table:table-cell office:value-type="float" office:value="0.15854" calcext:value-type="float">
            <text:p>0.15854</text:p>
          </table:table-cell>
          <table:table-cell office:value-type="float" office:value="0.2895493" calcext:value-type="float">
            <text:p>0.2895493</text:p>
          </table:table-cell>
          <table:table-cell office:value-type="float" office:value="0.3038202" calcext:value-type="float">
            <text:p>0.3038202</text:p>
          </table:table-cell>
          <table:table-cell office:value-type="float" office:value="0.3155088" calcext:value-type="float">
            <text:p>0.3155088</text:p>
          </table:table-cell>
          <table:table-cell office:value-type="float" office:value="0.3722265" calcext:value-type="float">
            <text:p>0.3722265</text:p>
          </table:table-cell>
          <table:table-cell office:value-type="float" office:value="0.3608802" calcext:value-type="float">
            <text:p>0.3608802</text:p>
          </table:table-cell>
          <table:table-cell office:value-type="float" office:value="0.3809822" calcext:value-type="float">
            <text:p>0.3809822</text:p>
          </table:table-cell>
          <table:table-cell office:value-type="float" office:value="0.4022994" calcext:value-type="float">
            <text:p>0.4022994</text:p>
          </table:table-cell>
          <table:table-cell office:value-type="float" office:value="0.4958103" calcext:value-type="float">
            <text:p>0.4958103</text:p>
          </table:table-cell>
          <table:table-cell office:value-type="float" office:value="0.5112604" calcext:value-type="float">
            <text:p>0.5112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64204" calcext:value-type="float">
            <text:p>0.3764204</text:p>
          </table:table-cell>
          <table:table-cell office:value-type="float" office:value="0.2900039" calcext:value-type="float">
            <text:p>0.2900039</text:p>
          </table:table-cell>
          <table:table-cell office:value-type="float" office:value="0.148859" calcext:value-type="float">
            <text:p>0.148859</text:p>
          </table:table-cell>
          <table:table-cell office:value-type="float" office:value="0.009093318" calcext:value-type="float">
            <text:p>0.009093318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8048051" calcext:value-type="float">
            <text:p>8.048051E-05</text:p>
          </table:table-cell>
          <table:table-cell office:value-type="float" office:value="-8.753263" calcext:value-type="float">
            <text:p>-8.753263</text:p>
          </table:table-cell>
          <table:table-cell office:value-type="float" office:value="-3.640487" calcext:value-type="float">
            <text:p>-3.640487</text:p>
          </table:table-cell>
          <table:table-cell office:value-type="float" office:value="-0.9843497" calcext:value-type="float">
            <text:p>-0.9843497</text:p>
          </table:table-cell>
          <table:table-cell office:value-type="float" office:value="-0.02434028" calcext:value-type="float">
            <text:p>-0.02434028</text:p>
          </table:table-cell>
          <table:table-cell office:value-type="float" office:value="-0.0174925" calcext:value-type="float">
            <text:p>-0.0174925</text:p>
          </table:table-cell>
          <table:table-cell office:value-type="float" office:value="-0.01343933" calcext:value-type="float">
            <text:p>-0.01343933</text:p>
          </table:table-cell>
          <table:table-cell office:value-type="float" office:value="-0.009347137" calcext:value-type="float">
            <text:p>-0.009347137</text:p>
          </table:table-cell>
          <table:table-cell office:value-type="float" office:value="-0.01398512" calcext:value-type="float">
            <text:p>-0.01398512</text:p>
          </table:table-cell>
          <table:table-cell office:value-type="float" office:value="-0.008326144" calcext:value-type="float">
            <text:p>-0.008326144</text:p>
          </table:table-cell>
          <table:table-cell office:value-type="float" office:value="-0.004950005" calcext:value-type="float">
            <text:p>-0.004950005</text:p>
          </table:table-cell>
          <table:table-cell office:value-type="float" office:value="1947.574" calcext:value-type="float">
            <text:p>1947.574</text:p>
          </table:table-cell>
          <table:table-cell office:value-type="float" office:value="0" calcext:value-type="float">
            <text:p>0</text:p>
          </table:table-cell>
          <table:table-cell office:value-type="float" office:value="-89.67192" calcext:value-type="float">
            <text:p>-89.67192</text:p>
          </table:table-cell>
          <table:table-cell office:value-type="float" office:value="0.0004726052" calcext:value-type="float">
            <text:p>0.000472605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348048" calcext:value-type="float">
            <text:p>-1.34804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122004" calcext:value-type="float">
            <text:p>20122004</text:p>
          </table:table-cell>
          <table:table-cell office:value-type="float" office:value="865.3958" calcext:value-type="float">
            <text:p>865.3958</text:p>
          </table:table-cell>
          <table:table-cell office:value-type="float" office:value="193.7258" calcext:value-type="float">
            <text:p>193.7258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71.804" calcext:value-type="float">
            <text:p>1271.804</text:p>
          </table:table-cell>
          <table:table-cell office:value-type="float" office:value="706.9553" calcext:value-type="float">
            <text:p>706.9553</text:p>
          </table:table-cell>
          <table:table-cell office:value-type="float" office:value="151.695" calcext:value-type="float">
            <text:p>151.695</text:p>
          </table:table-cell>
          <table:table-cell office:value-type="float" office:value="0.1422804" calcext:value-type="float">
            <text:p>0.1422804</text:p>
          </table:table-cell>
          <table:table-cell office:value-type="float" office:value="0.1468482" calcext:value-type="float">
            <text:p>0.1468482</text:p>
          </table:table-cell>
          <table:table-cell office:value-type="float" office:value="0.1541443" calcext:value-type="float">
            <text:p>0.1541443</text:p>
          </table:table-cell>
          <table:table-cell office:value-type="float" office:value="0.2710439" calcext:value-type="float">
            <text:p>0.2710439</text:p>
          </table:table-cell>
          <table:table-cell office:value-type="float" office:value="0.2973278" calcext:value-type="float">
            <text:p>0.2973278</text:p>
          </table:table-cell>
          <table:table-cell office:value-type="float" office:value="0.3069266" calcext:value-type="float">
            <text:p>0.3069266</text:p>
          </table:table-cell>
          <table:table-cell office:value-type="float" office:value="0.3602132" calcext:value-type="float">
            <text:p>0.3602132</text:p>
          </table:table-cell>
          <table:table-cell office:value-type="float" office:value="0.361753" calcext:value-type="float">
            <text:p>0.361753</text:p>
          </table:table-cell>
          <table:table-cell office:value-type="float" office:value="0.3822892" calcext:value-type="float">
            <text:p>0.3822892</text:p>
          </table:table-cell>
          <table:table-cell office:value-type="float" office:value="0.4043837" calcext:value-type="float">
            <text:p>0.4043837</text:p>
          </table:table-cell>
          <table:table-cell office:value-type="float" office:value="0.4981858" calcext:value-type="float">
            <text:p>0.498185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01126" calcext:value-type="float">
            <text:p>0.3401126</text:p>
          </table:table-cell>
          <table:table-cell office:value-type="float" office:value="0.2702135" calcext:value-type="float">
            <text:p>0.2702135</text:p>
          </table:table-cell>
          <table:table-cell office:value-type="float" office:value="0.1543389" calcext:value-type="float">
            <text:p>0.1543389</text:p>
          </table:table-cell>
          <table:table-cell office:value-type="float" office:value="0.05096189" calcext:value-type="float">
            <text:p>0.05096189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973915" calcext:value-type="float">
            <text:p>-1.973915</text:p>
          </table:table-cell>
          <table:table-cell office:value-type="float" office:value="-1.625244" calcext:value-type="float">
            <text:p>-1.625244</text:p>
          </table:table-cell>
          <table:table-cell office:value-type="float" office:value="-1.205555" calcext:value-type="float">
            <text:p>-1.205555</text:p>
          </table:table-cell>
          <table:table-cell office:value-type="float" office:value="-0.03782519" calcext:value-type="float">
            <text:p>-0.03782519</text:p>
          </table:table-cell>
          <table:table-cell office:value-type="float" office:value="-0.02027703" calcext:value-type="float">
            <text:p>-0.02027703</text:p>
          </table:table-cell>
          <table:table-cell office:value-type="float" office:value="-0.01627106" calcext:value-type="float">
            <text:p>-0.01627106</text:p>
          </table:table-cell>
          <table:table-cell office:value-type="float" office:value="-0.01284855" calcext:value-type="float">
            <text:p>-0.01284855</text:p>
          </table:table-cell>
          <table:table-cell office:value-type="float" office:value="-0.01365983" calcext:value-type="float">
            <text:p>-0.01365983</text:p>
          </table:table-cell>
          <table:table-cell office:value-type="float" office:value="-0.008056656" calcext:value-type="float">
            <text:p>-0.008056656</text:p>
          </table:table-cell>
          <table:table-cell office:value-type="float" office:value="-0.004710451" calcext:value-type="float">
            <text:p>-0.004710451</text:p>
          </table:table-cell>
          <table:table-cell office:value-type="float" office:value="1950.946" calcext:value-type="float">
            <text:p>1950.946</text:p>
          </table:table-cell>
          <table:table-cell office:value-type="float" office:value="0" calcext:value-type="float">
            <text:p>0</text:p>
          </table:table-cell>
          <table:table-cell office:value-type="float" office:value="-4.388945" calcext:value-type="float">
            <text:p>-4.388945</text:p>
          </table:table-cell>
          <table:table-cell office:value-type="float" office:value="0.0005230642" calcext:value-type="float">
            <text:p>0.0005230642</text:p>
          </table:table-cell>
          <table:table-cell office:value-type="float" office:value="-9999" calcext:value-type="float">
            <text:p>-9999</text:p>
          </table:table-cell>
          <table:table-cell office:value-type="float" office:value="-1.337014" calcext:value-type="float">
            <text:p>-1.33701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1122004" calcext:value-type="float">
            <text:p>21122004</text:p>
          </table:table-cell>
          <table:table-cell office:value-type="float" office:value="870.9756" calcext:value-type="float">
            <text:p>870.9756</text:p>
          </table:table-cell>
          <table:table-cell office:value-type="float" office:value="193.7846" calcext:value-type="float">
            <text:p>193.7846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73.381" calcext:value-type="float">
            <text:p>1273.381</text:p>
          </table:table-cell>
          <table:table-cell office:value-type="float" office:value="710.8994" calcext:value-type="float">
            <text:p>710.8994</text:p>
          </table:table-cell>
          <table:table-cell office:value-type="float" office:value="145.7579" calcext:value-type="float">
            <text:p>145.7579</text:p>
          </table:table-cell>
          <table:table-cell office:value-type="float" office:value="0.1654697" calcext:value-type="float">
            <text:p>0.1654697</text:p>
          </table:table-cell>
          <table:table-cell office:value-type="float" office:value="0.169414" calcext:value-type="float">
            <text:p>0.169414</text:p>
          </table:table-cell>
          <table:table-cell office:value-type="float" office:value="0.175065" calcext:value-type="float">
            <text:p>0.175065</text:p>
          </table:table-cell>
          <table:table-cell office:value-type="float" office:value="0.2800563" calcext:value-type="float">
            <text:p>0.2800563</text:p>
          </table:table-cell>
          <table:table-cell office:value-type="float" office:value="0.2997901" calcext:value-type="float">
            <text:p>0.2997901</text:p>
          </table:table-cell>
          <table:table-cell office:value-type="float" office:value="0.3127654" calcext:value-type="float">
            <text:p>0.3127654</text:p>
          </table:table-cell>
          <table:table-cell office:value-type="float" office:value="0.370547" calcext:value-type="float">
            <text:p>0.370547</text:p>
          </table:table-cell>
          <table:table-cell office:value-type="float" office:value="0.3619055" calcext:value-type="float">
            <text:p>0.3619055</text:p>
          </table:table-cell>
          <table:table-cell office:value-type="float" office:value="0.3810956" calcext:value-type="float">
            <text:p>0.3810956</text:p>
          </table:table-cell>
          <table:table-cell office:value-type="float" office:value="0.4024051" calcext:value-type="float">
            <text:p>0.4024051</text:p>
          </table:table-cell>
          <table:table-cell office:value-type="float" office:value="0.4956169" calcext:value-type="float">
            <text:p>0.495616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66071" calcext:value-type="float">
            <text:p>0.3366071</text:p>
          </table:table-cell>
          <table:table-cell office:value-type="float" office:value="0.2475281" calcext:value-type="float">
            <text:p>0.2475281</text:p>
          </table:table-cell>
          <table:table-cell office:value-type="float" office:value="0.1333087" calcext:value-type="float">
            <text:p>0.1333087</text:p>
          </table:table-cell>
          <table:table-cell office:value-type="float" office:value="0.06174124" calcext:value-type="float">
            <text:p>0.06174124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7707022" calcext:value-type="float">
            <text:p>-0.7707022</text:p>
          </table:table-cell>
          <table:table-cell office:value-type="float" office:value="-0.6721383" calcext:value-type="float">
            <text:p>-0.6721383</text:p>
          </table:table-cell>
          <table:table-cell office:value-type="float" office:value="-0.5511433" calcext:value-type="float">
            <text:p>-0.5511433</text:p>
          </table:table-cell>
          <table:table-cell office:value-type="float" office:value="-0.03088238" calcext:value-type="float">
            <text:p>-0.03088238</text:p>
          </table:table-cell>
          <table:table-cell office:value-type="float" office:value="-0.01918611" calcext:value-type="float">
            <text:p>-0.01918611</text:p>
          </table:table-cell>
          <table:table-cell office:value-type="float" office:value="-0.01426279" calcext:value-type="float">
            <text:p>-0.01426279</text:p>
          </table:table-cell>
          <table:table-cell office:value-type="float" office:value="-0.009753977" calcext:value-type="float">
            <text:p>-0.009753977</text:p>
          </table:table-cell>
          <table:table-cell office:value-type="float" office:value="-0.01360148" calcext:value-type="float">
            <text:p>-0.01360148</text:p>
          </table:table-cell>
          <table:table-cell office:value-type="float" office:value="-0.008296729" calcext:value-type="float">
            <text:p>-0.008296729</text:p>
          </table:table-cell>
          <table:table-cell office:value-type="float" office:value="-0.004932319" calcext:value-type="float">
            <text:p>-0.004932319</text:p>
          </table:table-cell>
          <table:table-cell office:value-type="float" office:value="1960.389" calcext:value-type="float">
            <text:p>1960.389</text:p>
          </table:table-cell>
          <table:table-cell office:value-type="float" office:value="0" calcext:value-type="float">
            <text:p>0</text:p>
          </table:table-cell>
          <table:table-cell office:value-type="float" office:value="-3.276181" calcext:value-type="float">
            <text:p>-3.276181</text:p>
          </table:table-cell>
          <table:table-cell office:value-type="float" office:value="0.0004525017" calcext:value-type="float">
            <text:p>0.0004525017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004696121" calcext:value-type="float">
            <text:p>4.696121E-0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2122004" calcext:value-type="float">
            <text:p>22122004</text:p>
          </table:table-cell>
          <table:table-cell office:value-type="float" office:value="870.9756" calcext:value-type="float">
            <text:p>870.9756</text:p>
          </table:table-cell>
          <table:table-cell office:value-type="float" office:value="193.8044" calcext:value-type="float">
            <text:p>193.8044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69.625" calcext:value-type="float">
            <text:p>1269.625</text:p>
          </table:table-cell>
          <table:table-cell office:value-type="float" office:value="714.6366" calcext:value-type="float">
            <text:p>714.6366</text:p>
          </table:table-cell>
          <table:table-cell office:value-type="float" office:value="141.6126" calcext:value-type="float">
            <text:p>141.6126</text:p>
          </table:table-cell>
          <table:table-cell office:value-type="float" office:value="0.1546453" calcext:value-type="float">
            <text:p>0.1546453</text:p>
          </table:table-cell>
          <table:table-cell office:value-type="float" office:value="0.1691233" calcext:value-type="float">
            <text:p>0.1691233</text:p>
          </table:table-cell>
          <table:table-cell office:value-type="float" office:value="0.1834317" calcext:value-type="float">
            <text:p>0.1834317</text:p>
          </table:table-cell>
          <table:table-cell office:value-type="float" office:value="0.2910957" calcext:value-type="float">
            <text:p>0.2910957</text:p>
          </table:table-cell>
          <table:table-cell office:value-type="float" office:value="0.2984988" calcext:value-type="float">
            <text:p>0.2984988</text:p>
          </table:table-cell>
          <table:table-cell office:value-type="float" office:value="0.3045456" calcext:value-type="float">
            <text:p>0.3045456</text:p>
          </table:table-cell>
          <table:table-cell office:value-type="float" office:value="0.3575786" calcext:value-type="float">
            <text:p>0.3575786</text:p>
          </table:table-cell>
          <table:table-cell office:value-type="float" office:value="0.3608752" calcext:value-type="float">
            <text:p>0.3608752</text:p>
          </table:table-cell>
          <table:table-cell office:value-type="float" office:value="0.3799965" calcext:value-type="float">
            <text:p>0.3799965</text:p>
          </table:table-cell>
          <table:table-cell office:value-type="float" office:value="0.4005339" calcext:value-type="float">
            <text:p>0.4005339</text:p>
          </table:table-cell>
          <table:table-cell office:value-type="float" office:value="0.4925997" calcext:value-type="float">
            <text:p>0.4925997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23906" calcext:value-type="float">
            <text:p>0.3523906</text:p>
          </table:table-cell>
          <table:table-cell office:value-type="float" office:value="0.2467806" calcext:value-type="float">
            <text:p>0.2467806</text:p>
          </table:table-cell>
          <table:table-cell office:value-type="float" office:value="0.1259505" calcext:value-type="float">
            <text:p>0.1259505</text:p>
          </table:table-cell>
          <table:table-cell office:value-type="float" office:value="0.06274451" calcext:value-type="float">
            <text:p>0.06274451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165355" calcext:value-type="float">
            <text:p>-1.165355</text:p>
          </table:table-cell>
          <table:table-cell office:value-type="float" office:value="-0.6781395" calcext:value-type="float">
            <text:p>-0.6781395</text:p>
          </table:table-cell>
          <table:table-cell office:value-type="float" office:value="-0.4128965" calcext:value-type="float">
            <text:p>-0.4128965</text:p>
          </table:table-cell>
          <table:table-cell office:value-type="float" office:value="-0.02355328" calcext:value-type="float">
            <text:p>-0.02355328</text:p>
          </table:table-cell>
          <table:table-cell office:value-type="float" office:value="-0.01976358" calcext:value-type="float">
            <text:p>-0.01976358</text:p>
          </table:table-cell>
          <table:table-cell office:value-type="float" office:value="-0.01718138" calcext:value-type="float">
            <text:p>-0.01718138</text:p>
          </table:table-cell>
          <table:table-cell office:value-type="float" office:value="-0.01379474" calcext:value-type="float">
            <text:p>-0.01379474</text:p>
          </table:table-cell>
          <table:table-cell office:value-type="float" office:value="-0.01397562" calcext:value-type="float">
            <text:p>-0.01397562</text:p>
          </table:table-cell>
          <table:table-cell office:value-type="float" office:value="-0.00853009" calcext:value-type="float">
            <text:p>-0.00853009</text:p>
          </table:table-cell>
          <table:table-cell office:value-type="float" office:value="-0.005157853" calcext:value-type="float">
            <text:p>-0.005157853</text:p>
          </table:table-cell>
          <table:table-cell office:value-type="float" office:value="1969.784" calcext:value-type="float">
            <text:p>1969.784</text:p>
          </table:table-cell>
          <table:table-cell office:value-type="float" office:value="0" calcext:value-type="float">
            <text:p>0</text:p>
          </table:table-cell>
          <table:table-cell office:value-type="float" office:value="-2.638114" calcext:value-type="float">
            <text:p>-2.638114</text:p>
          </table:table-cell>
          <table:table-cell office:value-type="float" office:value="0.0004367924" calcext:value-type="float">
            <text:p>0.0004367924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0007616109" calcext:value-type="float">
            <text:p>7.616109E-0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3122004" calcext:value-type="float">
            <text:p>23122004</text:p>
          </table:table-cell>
          <table:table-cell office:value-type="float" office:value="872.9755" calcext:value-type="float">
            <text:p>872.9755</text:p>
          </table:table-cell>
          <table:table-cell office:value-type="float" office:value="193.8073" calcext:value-type="float">
            <text:p>193.8073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68.48" calcext:value-type="float">
            <text:p>1268.48</text:p>
          </table:table-cell>
          <table:table-cell office:value-type="float" office:value="717.7791" calcext:value-type="float">
            <text:p>717.7791</text:p>
          </table:table-cell>
          <table:table-cell office:value-type="float" office:value="155.61" calcext:value-type="float">
            <text:p>155.61</text:p>
          </table:table-cell>
          <table:table-cell office:value-type="float" office:value="0.1573539" calcext:value-type="float">
            <text:p>0.1573539</text:p>
          </table:table-cell>
          <table:table-cell office:value-type="float" office:value="0.1713813" calcext:value-type="float">
            <text:p>0.1713813</text:p>
          </table:table-cell>
          <table:table-cell office:value-type="float" office:value="0.1873467" calcext:value-type="float">
            <text:p>0.1873467</text:p>
          </table:table-cell>
          <table:table-cell office:value-type="float" office:value="0.2946818" calcext:value-type="float">
            <text:p>0.2946818</text:p>
          </table:table-cell>
          <table:table-cell office:value-type="float" office:value="0.2985206" calcext:value-type="float">
            <text:p>0.2985206</text:p>
          </table:table-cell>
          <table:table-cell office:value-type="float" office:value="0.3024772" calcext:value-type="float">
            <text:p>0.3024772</text:p>
          </table:table-cell>
          <table:table-cell office:value-type="float" office:value="0.3522953" calcext:value-type="float">
            <text:p>0.3522953</text:p>
          </table:table-cell>
          <table:table-cell office:value-type="float" office:value="0.3594482" calcext:value-type="float">
            <text:p>0.3594482</text:p>
          </table:table-cell>
          <table:table-cell office:value-type="float" office:value="0.3790447" calcext:value-type="float">
            <text:p>0.3790447</text:p>
          </table:table-cell>
          <table:table-cell office:value-type="float" office:value="0.3989214" calcext:value-type="float">
            <text:p>0.3989214</text:p>
          </table:table-cell>
          <table:table-cell office:value-type="float" office:value="0.4895352" calcext:value-type="float">
            <text:p>0.489535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96643" calcext:value-type="float">
            <text:p>0.3496643</text:p>
          </table:table-cell>
          <table:table-cell office:value-type="float" office:value="0.2478583" calcext:value-type="float">
            <text:p>0.2478583</text:p>
          </table:table-cell>
          <table:table-cell office:value-type="float" office:value="0.1233095" calcext:value-type="float">
            <text:p>0.1233095</text:p>
          </table:table-cell>
          <table:table-cell office:value-type="float" office:value="0.06206066" calcext:value-type="float">
            <text:p>0.06206066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056798" calcext:value-type="float">
            <text:p>-1.056798</text:p>
          </table:table-cell>
          <table:table-cell office:value-type="float" office:value="-0.6262319" calcext:value-type="float">
            <text:p>-0.6262319</text:p>
          </table:table-cell>
          <table:table-cell office:value-type="float" office:value="-0.3627566" calcext:value-type="float">
            <text:p>-0.3627566</text:p>
          </table:table-cell>
          <table:table-cell office:value-type="float" office:value="-0.02162291" calcext:value-type="float">
            <text:p>-0.02162291</text:p>
          </table:table-cell>
          <table:table-cell office:value-type="float" office:value="-0.01976132" calcext:value-type="float">
            <text:p>-0.01976132</text:p>
          </table:table-cell>
          <table:table-cell office:value-type="float" office:value="-0.01802771" calcext:value-type="float">
            <text:p>-0.01802771</text:p>
          </table:table-cell>
          <table:table-cell office:value-type="float" office:value="-0.01594074" calcext:value-type="float">
            <text:p>-0.01594074</text:p>
          </table:table-cell>
          <table:table-cell office:value-type="float" office:value="-0.01451732" calcext:value-type="float">
            <text:p>-0.01451732</text:p>
          </table:table-cell>
          <table:table-cell office:value-type="float" office:value="-0.00873799" calcext:value-type="float">
            <text:p>-0.00873799</text:p>
          </table:table-cell>
          <table:table-cell office:value-type="float" office:value="-0.005361406" calcext:value-type="float">
            <text:p>-0.005361406</text:p>
          </table:table-cell>
          <table:table-cell office:value-type="float" office:value="1978.672" calcext:value-type="float">
            <text:p>1978.672</text:p>
          </table:table-cell>
          <table:table-cell office:value-type="float" office:value="0" calcext:value-type="float">
            <text:p>0</text:p>
          </table:table-cell>
          <table:table-cell office:value-type="float" office:value="-2.267474" calcext:value-type="float">
            <text:p>-2.267474</text:p>
          </table:table-cell>
          <table:table-cell office:value-type="float" office:value="0.0004221252" calcext:value-type="float">
            <text:p>0.0004221252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003565463" calcext:value-type="float">
            <text:p>3.565463E-0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4122004" calcext:value-type="float">
            <text:p>24122004</text:p>
          </table:table-cell>
          <table:table-cell office:value-type="float" office:value="873.3756" calcext:value-type="float">
            <text:p>873.3756</text:p>
          </table:table-cell>
          <table:table-cell office:value-type="float" office:value="193.7363" calcext:value-type="float">
            <text:p>193.7363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66.098" calcext:value-type="float">
            <text:p>1266.098</text:p>
          </table:table-cell>
          <table:table-cell office:value-type="float" office:value="720.6316" calcext:value-type="float">
            <text:p>720.6316</text:p>
          </table:table-cell>
          <table:table-cell office:value-type="float" office:value="156.9359" calcext:value-type="float">
            <text:p>156.9359</text:p>
          </table:table-cell>
          <table:table-cell office:value-type="float" office:value="0.160743" calcext:value-type="float">
            <text:p>0.160743</text:p>
          </table:table-cell>
          <table:table-cell office:value-type="float" office:value="0.1764955" calcext:value-type="float">
            <text:p>0.1764955</text:p>
          </table:table-cell>
          <table:table-cell office:value-type="float" office:value="0.1922362" calcext:value-type="float">
            <text:p>0.1922362</text:p>
          </table:table-cell>
          <table:table-cell office:value-type="float" office:value="0.2966329" calcext:value-type="float">
            <text:p>0.2966329</text:p>
          </table:table-cell>
          <table:table-cell office:value-type="float" office:value="0.2988774" calcext:value-type="float">
            <text:p>0.2988774</text:p>
          </table:table-cell>
          <table:table-cell office:value-type="float" office:value="0.3014052" calcext:value-type="float">
            <text:p>0.3014052</text:p>
          </table:table-cell>
          <table:table-cell office:value-type="float" office:value="0.349908" calcext:value-type="float">
            <text:p>0.349908</text:p>
          </table:table-cell>
          <table:table-cell office:value-type="float" office:value="0.3581063" calcext:value-type="float">
            <text:p>0.3581063</text:p>
          </table:table-cell>
          <table:table-cell office:value-type="float" office:value="0.3782205" calcext:value-type="float">
            <text:p>0.3782205</text:p>
          </table:table-cell>
          <table:table-cell office:value-type="float" office:value="0.3975485" calcext:value-type="float">
            <text:p>0.3975485</text:p>
          </table:table-cell>
          <table:table-cell office:value-type="float" office:value="0.4864352" calcext:value-type="float">
            <text:p>0.4864352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62835" calcext:value-type="float">
            <text:p>0.3462835</text:p>
          </table:table-cell>
          <table:table-cell office:value-type="float" office:value="0.246003" calcext:value-type="float">
            <text:p>0.246003</text:p>
          </table:table-cell>
          <table:table-cell office:value-type="float" office:value="0.119993" calcext:value-type="float">
            <text:p>0.119993</text:p>
          </table:table-cell>
          <table:table-cell office:value-type="float" office:value="0.05957068" calcext:value-type="float">
            <text:p>0.05957068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9247156" calcext:value-type="float">
            <text:p>-0.9247156</text:p>
          </table:table-cell>
          <table:table-cell office:value-type="float" office:value="-0.5225842" calcext:value-type="float">
            <text:p>-0.5225842</text:p>
          </table:table-cell>
          <table:table-cell office:value-type="float" office:value="-0.309851" calcext:value-type="float">
            <text:p>-0.309851</text:p>
          </table:table-cell>
          <table:table-cell office:value-type="float" office:value="-0.02065008" calcext:value-type="float">
            <text:p>-0.02065008</text:p>
          </table:table-cell>
          <table:table-cell office:value-type="float" office:value="-0.01960029" calcext:value-type="float">
            <text:p>-0.01960029</text:p>
          </table:table-cell>
          <table:table-cell office:value-type="float" office:value="-0.01848056" calcext:value-type="float">
            <text:p>-0.01848056</text:p>
          </table:table-cell>
          <table:table-cell office:value-type="float" office:value="-0.01703254" calcext:value-type="float">
            <text:p>-0.01703254</text:p>
          </table:table-cell>
          <table:table-cell office:value-type="float" office:value="-0.01504891" calcext:value-type="float">
            <text:p>-0.01504891</text:p>
          </table:table-cell>
          <table:table-cell office:value-type="float" office:value="-0.008922568" calcext:value-type="float">
            <text:p>-0.008922568</text:p>
          </table:table-cell>
          <table:table-cell office:value-type="float" office:value="-0.005541702" calcext:value-type="float">
            <text:p>-0.005541702</text:p>
          </table:table-cell>
          <table:table-cell office:value-type="float" office:value="1987.349" calcext:value-type="float">
            <text:p>1987.349</text:p>
          </table:table-cell>
          <table:table-cell office:value-type="float" office:value="0" calcext:value-type="float">
            <text:p>0</text:p>
          </table:table-cell>
          <table:table-cell office:value-type="float" office:value="-1.950716" calcext:value-type="float">
            <text:p>-1.950716</text:p>
          </table:table-cell>
          <table:table-cell office:value-type="float" office:value="0.0003934774" calcext:value-type="float">
            <text:p>0.0003934774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002867746" calcext:value-type="float">
            <text:p>2.867746E-0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122004" calcext:value-type="float">
            <text:p>25122004</text:p>
          </table:table-cell>
          <table:table-cell office:value-type="float" office:value="873.3756" calcext:value-type="float">
            <text:p>873.3756</text:p>
          </table:table-cell>
          <table:table-cell office:value-type="float" office:value="193.7462" calcext:value-type="float">
            <text:p>193.7462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63.503" calcext:value-type="float">
            <text:p>1263.503</text:p>
          </table:table-cell>
          <table:table-cell office:value-type="float" office:value="723.2172" calcext:value-type="float">
            <text:p>723.2172</text:p>
          </table:table-cell>
          <table:table-cell office:value-type="float" office:value="152.7642" calcext:value-type="float">
            <text:p>152.7642</text:p>
          </table:table-cell>
          <table:table-cell office:value-type="float" office:value="0.1690239" calcext:value-type="float">
            <text:p>0.1690239</text:p>
          </table:table-cell>
          <table:table-cell office:value-type="float" office:value="0.1826577" calcext:value-type="float">
            <text:p>0.1826577</text:p>
          </table:table-cell>
          <table:table-cell office:value-type="float" office:value="0.1975642" calcext:value-type="float">
            <text:p>0.1975642</text:p>
          </table:table-cell>
          <table:table-cell office:value-type="float" office:value="0.2979018" calcext:value-type="float">
            <text:p>0.2979018</text:p>
          </table:table-cell>
          <table:table-cell office:value-type="float" office:value="0.2993399" calcext:value-type="float">
            <text:p>0.2993399</text:p>
          </table:table-cell>
          <table:table-cell office:value-type="float" office:value="0.3011909" calcext:value-type="float">
            <text:p>0.3011909</text:p>
          </table:table-cell>
          <table:table-cell office:value-type="float" office:value="0.3492698" calcext:value-type="float">
            <text:p>0.3492698</text:p>
          </table:table-cell>
          <table:table-cell office:value-type="float" office:value="0.3569211" calcext:value-type="float">
            <text:p>0.3569211</text:p>
          </table:table-cell>
          <table:table-cell office:value-type="float" office:value="0.3775775" calcext:value-type="float">
            <text:p>0.3775775</text:p>
          </table:table-cell>
          <table:table-cell office:value-type="float" office:value="0.3963565" calcext:value-type="float">
            <text:p>0.3963565</text:p>
          </table:table-cell>
          <table:table-cell office:value-type="float" office:value="0.4833378" calcext:value-type="float">
            <text:p>0.483337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79941" calcext:value-type="float">
            <text:p>0.3379941</text:p>
          </table:table-cell>
          <table:table-cell office:value-type="float" office:value="0.2431971" calcext:value-type="float">
            <text:p>0.2431971</text:p>
          </table:table-cell>
          <table:table-cell office:value-type="float" office:value="0.1165957" calcext:value-type="float">
            <text:p>0.1165957</text:p>
          </table:table-cell>
          <table:table-cell office:value-type="float" office:value="0.05546763" calcext:value-type="float">
            <text:p>0.05546763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810524" calcext:value-type="float">
            <text:p>-0.6810524</text:p>
          </table:table-cell>
          <table:table-cell office:value-type="float" office:value="-0.4240954" calcext:value-type="float">
            <text:p>-0.4240954</text:p>
          </table:table-cell>
          <table:table-cell office:value-type="float" office:value="-0.2622215" calcext:value-type="float">
            <text:p>-0.2622215</text:p>
          </table:table-cell>
          <table:table-cell office:value-type="float" office:value="-0.02004814" calcext:value-type="float">
            <text:p>-0.02004814</text:p>
          </table:table-cell>
          <table:table-cell office:value-type="float" office:value="-0.01939243" calcext:value-type="float">
            <text:p>-0.01939243</text:p>
          </table:table-cell>
          <table:table-cell office:value-type="float" office:value="-0.01857472" calcext:value-type="float">
            <text:p>-0.01857472</text:p>
          </table:table-cell>
          <table:table-cell office:value-type="float" office:value="-0.01733533" calcext:value-type="float">
            <text:p>-0.01733533</text:p>
          </table:table-cell>
          <table:table-cell office:value-type="float" office:value="-0.01553613" calcext:value-type="float">
            <text:p>-0.01553613</text:p>
          </table:table-cell>
          <table:table-cell office:value-type="float" office:value="-0.009069882" calcext:value-type="float">
            <text:p>-0.009069882</text:p>
          </table:table-cell>
          <table:table-cell office:value-type="float" office:value="-0.005703662" calcext:value-type="float">
            <text:p>-0.005703662</text:p>
          </table:table-cell>
          <table:table-cell office:value-type="float" office:value="1995.818" calcext:value-type="float">
            <text:p>1995.818</text:p>
          </table:table-cell>
          <table:table-cell office:value-type="float" office:value="0" calcext:value-type="float">
            <text:p>0</text:p>
          </table:table-cell>
          <table:table-cell office:value-type="float" office:value="-1.580699" calcext:value-type="float">
            <text:p>-1.580699</text:p>
          </table:table-cell>
          <table:table-cell office:value-type="float" office:value="0.00035316" calcext:value-type="float">
            <text:p>0.00035316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004610265" calcext:value-type="float">
            <text:p>4.610265E-0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6122004" calcext:value-type="float">
            <text:p>26122004</text:p>
          </table:table-cell>
          <table:table-cell office:value-type="float" office:value="873.3756" calcext:value-type="float">
            <text:p>873.3756</text:p>
          </table:table-cell>
          <table:table-cell office:value-type="float" office:value="193.7113" calcext:value-type="float">
            <text:p>193.7113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61.175" calcext:value-type="float">
            <text:p>1261.175</text:p>
          </table:table-cell>
          <table:table-cell office:value-type="float" office:value="725.5792" calcext:value-type="float">
            <text:p>725.5792</text:p>
          </table:table-cell>
          <table:table-cell office:value-type="float" office:value="149.7494" calcext:value-type="float">
            <text:p>149.7494</text:p>
          </table:table-cell>
          <table:table-cell office:value-type="float" office:value="0.1711408" calcext:value-type="float">
            <text:p>0.1711408</text:p>
          </table:table-cell>
          <table:table-cell office:value-type="float" office:value="0.1882171" calcext:value-type="float">
            <text:p>0.1882171</text:p>
          </table:table-cell>
          <table:table-cell office:value-type="float" office:value="0.2034819" calcext:value-type="float">
            <text:p>0.2034819</text:p>
          </table:table-cell>
          <table:table-cell office:value-type="float" office:value="0.2988633" calcext:value-type="float">
            <text:p>0.2988633</text:p>
          </table:table-cell>
          <table:table-cell office:value-type="float" office:value="0.2999265" calcext:value-type="float">
            <text:p>0.2999265</text:p>
          </table:table-cell>
          <table:table-cell office:value-type="float" office:value="0.3013094" calcext:value-type="float">
            <text:p>0.3013094</text:p>
          </table:table-cell>
          <table:table-cell office:value-type="float" office:value="0.3488682" calcext:value-type="float">
            <text:p>0.3488682</text:p>
          </table:table-cell>
          <table:table-cell office:value-type="float" office:value="0.3565927" calcext:value-type="float">
            <text:p>0.3565927</text:p>
          </table:table-cell>
          <table:table-cell office:value-type="float" office:value="0.3771138" calcext:value-type="float">
            <text:p>0.3771138</text:p>
          </table:table-cell>
          <table:table-cell office:value-type="float" office:value="0.3977872" calcext:value-type="float">
            <text:p>0.3977872</text:p>
          </table:table-cell>
          <table:table-cell office:value-type="float" office:value="0.4776515" calcext:value-type="float">
            <text:p>0.4776515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58861" calcext:value-type="float">
            <text:p>0.3358861</text:p>
          </table:table-cell>
          <table:table-cell office:value-type="float" office:value="0.2411692" calcext:value-type="float">
            <text:p>0.2411692</text:p>
          </table:table-cell>
          <table:table-cell office:value-type="float" office:value="0.1131966" calcext:value-type="float">
            <text:p>0.1131966</text:p>
          </table:table-cell>
          <table:table-cell office:value-type="float" office:value="0.04981719" calcext:value-type="float">
            <text:p>0.04981719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262259" calcext:value-type="float">
            <text:p>-0.6262259</text:p>
          </table:table-cell>
          <table:table-cell office:value-type="float" office:value="-0.3525422" calcext:value-type="float">
            <text:p>-0.3525422</text:p>
          </table:table-cell>
          <table:table-cell office:value-type="float" office:value="-0.2189193" calcext:value-type="float">
            <text:p>-0.2189193</text:p>
          </table:table-cell>
          <table:table-cell office:value-type="float" office:value="-0.01959824" calcext:value-type="float">
            <text:p>-0.01959824</text:p>
          </table:table-cell>
          <table:table-cell office:value-type="float" office:value="-0.019131" calcext:value-type="float">
            <text:p>-0.019131</text:p>
          </table:table-cell>
          <table:table-cell office:value-type="float" office:value="-0.0185252" calcext:value-type="float">
            <text:p>-0.0185252</text:p>
          </table:table-cell>
          <table:table-cell office:value-type="float" office:value="-0.01753019" calcext:value-type="float">
            <text:p>-0.01753019</text:p>
          </table:table-cell>
          <table:table-cell office:value-type="float" office:value="-0.01567908" calcext:value-type="float">
            <text:p>-0.01567908</text:p>
          </table:table-cell>
          <table:table-cell office:value-type="float" office:value="-0.009177745" calcext:value-type="float">
            <text:p>-0.009177745</text:p>
          </table:table-cell>
          <table:table-cell office:value-type="float" office:value="-0.005509857" calcext:value-type="float">
            <text:p>-0.005509857</text:p>
          </table:table-cell>
          <table:table-cell office:value-type="float" office:value="2004.074" calcext:value-type="float">
            <text:p>2004.074</text:p>
          </table:table-cell>
          <table:table-cell office:value-type="float" office:value="0" calcext:value-type="float">
            <text:p>0</text:p>
          </table:table-cell>
          <table:table-cell office:value-type="float" office:value="-2.028619" calcext:value-type="float">
            <text:p>-2.028619</text:p>
          </table:table-cell>
          <table:table-cell office:value-type="float" office:value="0.0003129988" calcext:value-type="float">
            <text:p>0.0003129988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001846711" calcext:value-type="float">
            <text:p>1.846711E-0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7122004" calcext:value-type="float">
            <text:p>27122004</text:p>
          </table:table-cell>
          <table:table-cell office:value-type="float" office:value="873.3756" calcext:value-type="float">
            <text:p>873.3756</text:p>
          </table:table-cell>
          <table:table-cell office:value-type="float" office:value="193.7254" calcext:value-type="float">
            <text:p>193.7254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8.927" calcext:value-type="float">
            <text:p>1258.927</text:p>
          </table:table-cell>
          <table:table-cell office:value-type="float" office:value="727.8123" calcext:value-type="float">
            <text:p>727.8123</text:p>
          </table:table-cell>
          <table:table-cell office:value-type="float" office:value="145.5716" calcext:value-type="float">
            <text:p>145.5716</text:p>
          </table:table-cell>
          <table:table-cell office:value-type="float" office:value="0.1746475" calcext:value-type="float">
            <text:p>0.1746475</text:p>
          </table:table-cell>
          <table:table-cell office:value-type="float" office:value="0.1938972" calcext:value-type="float">
            <text:p>0.1938972</text:p>
          </table:table-cell>
          <table:table-cell office:value-type="float" office:value="0.2093691" calcext:value-type="float">
            <text:p>0.2093691</text:p>
          </table:table-cell>
          <table:table-cell office:value-type="float" office:value="0.29945" calcext:value-type="float">
            <text:p>0.29945</text:p>
          </table:table-cell>
          <table:table-cell office:value-type="float" office:value="0.3004072" calcext:value-type="float">
            <text:p>0.3004072</text:p>
          </table:table-cell>
          <table:table-cell office:value-type="float" office:value="0.3015849" calcext:value-type="float">
            <text:p>0.3015849</text:p>
          </table:table-cell>
          <table:table-cell office:value-type="float" office:value="0.3487606" calcext:value-type="float">
            <text:p>0.3487606</text:p>
          </table:table-cell>
          <table:table-cell office:value-type="float" office:value="0.3565939" calcext:value-type="float">
            <text:p>0.3565939</text:p>
          </table:table-cell>
          <table:table-cell office:value-type="float" office:value="0.3767585" calcext:value-type="float">
            <text:p>0.3767585</text:p>
          </table:table-cell>
          <table:table-cell office:value-type="float" office:value="0.3965241" calcext:value-type="float">
            <text:p>0.3965241</text:p>
          </table:table-cell>
          <table:table-cell office:value-type="float" office:value="0.4747005" calcext:value-type="float">
            <text:p>0.47470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239" calcext:value-type="float">
            <text:p>0.33239</text:p>
          </table:table-cell>
          <table:table-cell office:value-type="float" office:value="0.2409075" calcext:value-type="float">
            <text:p>0.2409075</text:p>
          </table:table-cell>
          <table:table-cell office:value-type="float" office:value="0.1104811" calcext:value-type="float">
            <text:p>0.1104811</text:p>
          </table:table-cell>
          <table:table-cell office:value-type="float" office:value="0.04305013" calcext:value-type="float">
            <text:p>0.04305013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527818" calcext:value-type="float">
            <text:p>-0.5527818</text:p>
          </table:table-cell>
          <table:table-cell office:value-type="float" office:value="-0.2939363" calcext:value-type="float">
            <text:p>-0.2939363</text:p>
          </table:table-cell>
          <table:table-cell office:value-type="float" office:value="-0.1838772" calcext:value-type="float">
            <text:p>-0.1838772</text:p>
          </table:table-cell>
          <table:table-cell office:value-type="float" office:value="-0.01933354" calcext:value-type="float">
            <text:p>-0.01933354</text:p>
          </table:table-cell>
          <table:table-cell office:value-type="float" office:value="-0.01891926" calcext:value-type="float">
            <text:p>-0.01891926</text:p>
          </table:table-cell>
          <table:table-cell office:value-type="float" office:value="-0.01840859" calcext:value-type="float">
            <text:p>-0.01840859</text:p>
          </table:table-cell>
          <table:table-cell office:value-type="float" office:value="-0.01758352" calcext:value-type="float">
            <text:p>-0.01758352</text:p>
          </table:table-cell>
          <table:table-cell office:value-type="float" office:value="-0.01567848" calcext:value-type="float">
            <text:p>-0.01567848</text:p>
          </table:table-cell>
          <table:table-cell office:value-type="float" office:value="-0.009261219" calcext:value-type="float">
            <text:p>-0.009261219</text:p>
          </table:table-cell>
          <table:table-cell office:value-type="float" office:value="-0.005680493" calcext:value-type="float">
            <text:p>-0.005680493</text:p>
          </table:table-cell>
          <table:table-cell office:value-type="float" office:value="2012.207" calcext:value-type="float">
            <text:p>2012.207</text:p>
          </table:table-cell>
          <table:table-cell office:value-type="float" office:value="0" calcext:value-type="float">
            <text:p>0</text:p>
          </table:table-cell>
          <table:table-cell office:value-type="float" office:value="-1.217371" calcext:value-type="float">
            <text:p>-1.217371</text:p>
          </table:table-cell>
          <table:table-cell office:value-type="float" office:value="0.000270727" calcext:value-type="float">
            <text:p>0.000270727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001676526" calcext:value-type="float">
            <text:p>1.676526E-0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8122004" calcext:value-type="float">
            <text:p>28122004</text:p>
          </table:table-cell>
          <table:table-cell office:value-type="float" office:value="874.5756" calcext:value-type="float">
            <text:p>874.5756</text:p>
          </table:table-cell>
          <table:table-cell office:value-type="float" office:value="193.5285" calcext:value-type="float">
            <text:p>193.5285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8.205" calcext:value-type="float">
            <text:p>1258.205</text:p>
          </table:table-cell>
          <table:table-cell office:value-type="float" office:value="729.9338" calcext:value-type="float">
            <text:p>729.9338</text:p>
          </table:table-cell>
          <table:table-cell office:value-type="float" office:value="152.8686" calcext:value-type="float">
            <text:p>152.8686</text:p>
          </table:table-cell>
          <table:table-cell office:value-type="float" office:value="0.1719437" calcext:value-type="float">
            <text:p>0.1719437</text:p>
          </table:table-cell>
          <table:table-cell office:value-type="float" office:value="0.1954752" calcext:value-type="float">
            <text:p>0.1954752</text:p>
          </table:table-cell>
          <table:table-cell office:value-type="float" office:value="0.2138619" calcext:value-type="float">
            <text:p>0.2138619</text:p>
          </table:table-cell>
          <table:table-cell office:value-type="float" office:value="0.2996821" calcext:value-type="float">
            <text:p>0.2996821</text:p>
          </table:table-cell>
          <table:table-cell office:value-type="float" office:value="0.3007333" calcext:value-type="float">
            <text:p>0.3007333</text:p>
          </table:table-cell>
          <table:table-cell office:value-type="float" office:value="0.3018551" calcext:value-type="float">
            <text:p>0.3018551</text:p>
          </table:table-cell>
          <table:table-cell office:value-type="float" office:value="0.3488154" calcext:value-type="float">
            <text:p>0.3488154</text:p>
          </table:table-cell>
          <table:table-cell office:value-type="float" office:value="0.3565943" calcext:value-type="float">
            <text:p>0.3565943</text:p>
          </table:table-cell>
          <table:table-cell office:value-type="float" office:value="0.3764574" calcext:value-type="float">
            <text:p>0.3764574</text:p>
          </table:table-cell>
          <table:table-cell office:value-type="float" office:value="0.3954124" calcext:value-type="float">
            <text:p>0.3954124</text:p>
          </table:table-cell>
          <table:table-cell office:value-type="float" office:value="0.4717757" calcext:value-type="float">
            <text:p>0.4717757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50659" calcext:value-type="float">
            <text:p>0.3350659</text:p>
          </table:table-cell>
          <table:table-cell office:value-type="float" office:value="0.247386" calcext:value-type="float">
            <text:p>0.247386</text:p>
          </table:table-cell>
          <table:table-cell office:value-type="float" office:value="0.1095332" calcext:value-type="float">
            <text:p>0.1095332</text:p>
          </table:table-cell>
          <table:table-cell office:value-type="float" office:value="0.03572444" calcext:value-type="float">
            <text:p>0.03572444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140224" calcext:value-type="float">
            <text:p>-0.6140224</text:p>
          </table:table-cell>
          <table:table-cell office:value-type="float" office:value="-0.2799176" calcext:value-type="float">
            <text:p>-0.2799176</text:p>
          </table:table-cell>
          <table:table-cell office:value-type="float" office:value="-0.1614819" calcext:value-type="float">
            <text:p>-0.1614819</text:p>
          </table:table-cell>
          <table:table-cell office:value-type="float" office:value="-0.01922663" calcext:value-type="float">
            <text:p>-0.01922663</text:p>
          </table:table-cell>
          <table:table-cell office:value-type="float" office:value="-0.01877676" calcext:value-type="float">
            <text:p>-0.01877676</text:p>
          </table:table-cell>
          <table:table-cell office:value-type="float" office:value="-0.01829459" calcext:value-type="float">
            <text:p>-0.01829459</text:p>
          </table:table-cell>
          <table:table-cell office:value-type="float" office:value="-0.01755749" calcext:value-type="float">
            <text:p>-0.01755749</text:p>
          </table:table-cell>
          <table:table-cell office:value-type="float" office:value="-0.01567836" calcext:value-type="float">
            <text:p>-0.01567836</text:p>
          </table:table-cell>
          <table:table-cell office:value-type="float" office:value="-0.009332632" calcext:value-type="float">
            <text:p>-0.009332632</text:p>
          </table:table-cell>
          <table:table-cell office:value-type="float" office:value="-0.005835557" calcext:value-type="float">
            <text:p>-0.005835557</text:p>
          </table:table-cell>
          <table:table-cell office:value-type="float" office:value="2020.302" calcext:value-type="float">
            <text:p>2020.302</text:p>
          </table:table-cell>
          <table:table-cell office:value-type="float" office:value="0" calcext:value-type="float">
            <text:p>0</text:p>
          </table:table-cell>
          <table:table-cell office:value-type="float" office:value="-1.826666" calcext:value-type="float">
            <text:p>-1.826666</text:p>
          </table:table-cell>
          <table:table-cell office:value-type="float" office:value="0.0002474365" calcext:value-type="float">
            <text:p>0.0002474365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004010217" calcext:value-type="float">
            <text:p>4.010217E-0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9122004" calcext:value-type="float">
            <text:p>29122004</text:p>
          </table:table-cell>
          <table:table-cell office:value-type="float" office:value="876.1754" calcext:value-type="float">
            <text:p>876.1754</text:p>
          </table:table-cell>
          <table:table-cell office:value-type="float" office:value="193.5632" calcext:value-type="float">
            <text:p>193.5632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7.749" calcext:value-type="float">
            <text:p>1257.749</text:p>
          </table:table-cell>
          <table:table-cell office:value-type="float" office:value="731.9529" calcext:value-type="float">
            <text:p>731.9529</text:p>
          </table:table-cell>
          <table:table-cell office:value-type="float" office:value="167.734" calcext:value-type="float">
            <text:p>167.734</text:p>
          </table:table-cell>
          <table:table-cell office:value-type="float" office:value="0.1557467" calcext:value-type="float">
            <text:p>0.1557467</text:p>
          </table:table-cell>
          <table:table-cell office:value-type="float" office:value="0.1924334" calcext:value-type="float">
            <text:p>0.1924334</text:p>
          </table:table-cell>
          <table:table-cell office:value-type="float" office:value="0.2167571" calcext:value-type="float">
            <text:p>0.2167571</text:p>
          </table:table-cell>
          <table:table-cell office:value-type="float" office:value="0.2995186" calcext:value-type="float">
            <text:p>0.2995186</text:p>
          </table:table-cell>
          <table:table-cell office:value-type="float" office:value="0.3007578" calcext:value-type="float">
            <text:p>0.3007578</text:p>
          </table:table-cell>
          <table:table-cell office:value-type="float" office:value="0.3019887" calcext:value-type="float">
            <text:p>0.3019887</text:p>
          </table:table-cell>
          <table:table-cell office:value-type="float" office:value="0.3489138" calcext:value-type="float">
            <text:p>0.3489138</text:p>
          </table:table-cell>
          <table:table-cell office:value-type="float" office:value="0.3565942" calcext:value-type="float">
            <text:p>0.3565942</text:p>
          </table:table-cell>
          <table:table-cell office:value-type="float" office:value="0.3762012" calcext:value-type="float">
            <text:p>0.3762012</text:p>
          </table:table-cell>
          <table:table-cell office:value-type="float" office:value="0.3944498" calcext:value-type="float">
            <text:p>0.3944498</text:p>
          </table:table-cell>
          <table:table-cell office:value-type="float" office:value="0.4688615" calcext:value-type="float">
            <text:p>0.4688615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1292" calcext:value-type="float">
            <text:p>0.351292</text:p>
          </table:table-cell>
          <table:table-cell office:value-type="float" office:value="0.2613899" calcext:value-type="float">
            <text:p>0.2613899</text:p>
          </table:table-cell>
          <table:table-cell office:value-type="float" office:value="0.1106673" calcext:value-type="float">
            <text:p>0.1106673</text:p>
          </table:table-cell>
          <table:table-cell office:value-type="float" office:value="0.02821256" calcext:value-type="float">
            <text:p>0.02821256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113414" calcext:value-type="float">
            <text:p>-1.113414</text:p>
          </table:table-cell>
          <table:table-cell office:value-type="float" office:value="-0.3062395" calcext:value-type="float">
            <text:p>-0.3062395</text:p>
          </table:table-cell>
          <table:table-cell office:value-type="float" office:value="-0.1484703" calcext:value-type="float">
            <text:p>-0.1484703</text:p>
          </table:table-cell>
          <table:table-cell office:value-type="float" office:value="-0.0193014" calcext:value-type="float">
            <text:p>-0.0193014</text:p>
          </table:table-cell>
          <table:table-cell office:value-type="float" office:value="-0.01876546" calcext:value-type="float">
            <text:p>-0.01876546</text:p>
          </table:table-cell>
          <table:table-cell office:value-type="float" office:value="-0.01823779" calcext:value-type="float">
            <text:p>-0.01823779</text:p>
          </table:table-cell>
          <table:table-cell office:value-type="float" office:value="-0.0175097" calcext:value-type="float">
            <text:p>-0.0175097</text:p>
          </table:table-cell>
          <table:table-cell office:value-type="float" office:value="-0.0156783" calcext:value-type="float">
            <text:p>-0.0156783</text:p>
          </table:table-cell>
          <table:table-cell office:value-type="float" office:value="-0.009393843" calcext:value-type="float">
            <text:p>-0.009393843</text:p>
          </table:table-cell>
          <table:table-cell office:value-type="float" office:value="-0.005973619" calcext:value-type="float">
            <text:p>-0.005973619</text:p>
          </table:table-cell>
          <table:table-cell office:value-type="float" office:value="2028.358" calcext:value-type="float">
            <text:p>2028.358</text:p>
          </table:table-cell>
          <table:table-cell office:value-type="float" office:value="0" calcext:value-type="float">
            <text:p>0</text:p>
          </table:table-cell>
          <table:table-cell office:value-type="float" office:value="-2.376085" calcext:value-type="float">
            <text:p>-2.376085</text:p>
          </table:table-cell>
          <table:table-cell office:value-type="float" office:value="0.0002510947" calcext:value-type="float">
            <text:p>0.0002510947</text:p>
          </table:table-cell>
          <table:table-cell office:value-type="float" office:value="-9999" calcext:value-type="float">
            <text:p>-9999</text:p>
          </table:table-cell>
          <table:table-cell office:value-type="float" office:value="-0.000000347587" calcext:value-type="float">
            <text:p>-3.47587E-0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122004" calcext:value-type="float">
            <text:p>30122004</text:p>
          </table:table-cell>
          <table:table-cell office:value-type="float" office:value="877.3755" calcext:value-type="float">
            <text:p>877.3755</text:p>
          </table:table-cell>
          <table:table-cell office:value-type="float" office:value="193.5797" calcext:value-type="float">
            <text:p>193.5797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7.023" calcext:value-type="float">
            <text:p>1257.023</text:p>
          </table:table-cell>
          <table:table-cell office:value-type="float" office:value="733.8655" calcext:value-type="float">
            <text:p>733.8655</text:p>
          </table:table-cell>
          <table:table-cell office:value-type="float" office:value="176.4992" calcext:value-type="float">
            <text:p>176.4992</text:p>
          </table:table-cell>
          <table:table-cell office:value-type="float" office:value="0.1492105" calcext:value-type="float">
            <text:p>0.1492105</text:p>
          </table:table-cell>
          <table:table-cell office:value-type="float" office:value="0.1809572" calcext:value-type="float">
            <text:p>0.1809572</text:p>
          </table:table-cell>
          <table:table-cell office:value-type="float" office:value="0.2138931" calcext:value-type="float">
            <text:p>0.2138931</text:p>
          </table:table-cell>
          <table:table-cell office:value-type="float" office:value="0.2986469" calcext:value-type="float">
            <text:p>0.2986469</text:p>
          </table:table-cell>
          <table:table-cell office:value-type="float" office:value="0.3004798" calcext:value-type="float">
            <text:p>0.3004798</text:p>
          </table:table-cell>
          <table:table-cell office:value-type="float" office:value="0.301931" calcext:value-type="float">
            <text:p>0.301931</text:p>
          </table:table-cell>
          <table:table-cell office:value-type="float" office:value="0.3489654" calcext:value-type="float">
            <text:p>0.3489654</text:p>
          </table:table-cell>
          <table:table-cell office:value-type="float" office:value="0.3565927" calcext:value-type="float">
            <text:p>0.3565927</text:p>
          </table:table-cell>
          <table:table-cell office:value-type="float" office:value="0.3759823" calcext:value-type="float">
            <text:p>0.3759823</text:p>
          </table:table-cell>
          <table:table-cell office:value-type="float" office:value="0.393621" calcext:value-type="float">
            <text:p>0.393621</text:p>
          </table:table-cell>
          <table:table-cell office:value-type="float" office:value="0.4659501" calcext:value-type="float">
            <text:p>0.4659501</text:p>
          </table:table-cell>
          <table:table-cell office:value-type="float" office:value="0.5112635" calcext:value-type="float">
            <text:p>0.5112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78247" calcext:value-type="float">
            <text:p>0.3578247</text:p>
          </table:table-cell>
          <table:table-cell office:value-type="float" office:value="0.2879363" calcext:value-type="float">
            <text:p>0.2879363</text:p>
          </table:table-cell>
          <table:table-cell office:value-type="float" office:value="0.1172995" calcext:value-type="float">
            <text:p>0.1172995</text:p>
          </table:table-cell>
          <table:table-cell office:value-type="float" office:value="0.02198072" calcext:value-type="float">
            <text:p>0.02198072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454134" calcext:value-type="float">
            <text:p>-1.454134</text:p>
          </table:table-cell>
          <table:table-cell office:value-type="float" office:value="-0.4465473" calcext:value-type="float">
            <text:p>-0.4465473</text:p>
          </table:table-cell>
          <table:table-cell office:value-type="float" office:value="-0.1608827" calcext:value-type="float">
            <text:p>-0.1608827</text:p>
          </table:table-cell>
          <table:table-cell office:value-type="float" office:value="-0.01969008" calcext:value-type="float">
            <text:p>-0.01969008</text:p>
          </table:table-cell>
          <table:table-cell office:value-type="float" office:value="-0.01888352" calcext:value-type="float">
            <text:p>-0.01888352</text:p>
          </table:table-cell>
          <table:table-cell office:value-type="float" office:value="-0.01826063" calcext:value-type="float">
            <text:p>-0.01826063</text:p>
          </table:table-cell>
          <table:table-cell office:value-type="float" office:value="-0.01748441" calcext:value-type="float">
            <text:p>-0.01748441</text:p>
          </table:table-cell>
          <table:table-cell office:value-type="float" office:value="-0.0156789" calcext:value-type="float">
            <text:p>-0.0156789</text:p>
          </table:table-cell>
          <table:table-cell office:value-type="float" office:value="-0.009446497" calcext:value-type="float">
            <text:p>-0.009446497</text:p>
          </table:table-cell>
          <table:table-cell office:value-type="float" office:value="-0.006095384" calcext:value-type="float">
            <text:p>-0.006095384</text:p>
          </table:table-cell>
          <table:table-cell office:value-type="float" office:value="2036.369" calcext:value-type="float">
            <text:p>2036.369</text:p>
          </table:table-cell>
          <table:table-cell office:value-type="float" office:value="0" calcext:value-type="float">
            <text:p>0</text:p>
          </table:table-cell>
          <table:table-cell office:value-type="float" office:value="-2.512538" calcext:value-type="float">
            <text:p>-2.512538</text:p>
          </table:table-cell>
          <table:table-cell office:value-type="float" office:value="0.0002888631" calcext:value-type="float">
            <text:p>0.0002888631</text:p>
          </table:table-cell>
          <table:table-cell office:value-type="float" office:value="-9999" calcext:value-type="float">
            <text:p>-9999</text:p>
          </table:table-cell>
          <table:table-cell office:value-type="float" office:value="-0.0000004369504" calcext:value-type="float">
            <text:p>-4.369504E-0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1122004" calcext:value-type="float">
            <text:p>31122004</text:p>
          </table:table-cell>
          <table:table-cell office:value-type="float" office:value="878.5757" calcext:value-type="float">
            <text:p>878.5757</text:p>
          </table:table-cell>
          <table:table-cell office:value-type="float" office:value="193.5905" calcext:value-type="float">
            <text:p>193.5905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256.396" calcext:value-type="float">
            <text:p>1256.396</text:p>
          </table:table-cell>
          <table:table-cell office:value-type="float" office:value="735.6868" calcext:value-type="float">
            <text:p>735.6868</text:p>
          </table:table-cell>
          <table:table-cell office:value-type="float" office:value="183.1983" calcext:value-type="float">
            <text:p>183.1983</text:p>
          </table:table-cell>
          <table:table-cell office:value-type="float" office:value="0.1492299" calcext:value-type="float">
            <text:p>0.1492299</text:p>
          </table:table-cell>
          <table:table-cell office:value-type="float" office:value="0.1759632" calcext:value-type="float">
            <text:p>0.1759632</text:p>
          </table:table-cell>
          <table:table-cell office:value-type="float" office:value="0.208869" calcext:value-type="float">
            <text:p>0.208869</text:p>
          </table:table-cell>
          <table:table-cell office:value-type="float" office:value="0.2980119" calcext:value-type="float">
            <text:p>0.2980119</text:p>
          </table:table-cell>
          <table:table-cell office:value-type="float" office:value="0.2999875" calcext:value-type="float">
            <text:p>0.2999875</text:p>
          </table:table-cell>
          <table:table-cell office:value-type="float" office:value="0.3016056" calcext:value-type="float">
            <text:p>0.3016056</text:p>
          </table:table-cell>
          <table:table-cell office:value-type="float" office:value="0.3489052" calcext:value-type="float">
            <text:p>0.3489052</text:p>
          </table:table-cell>
          <table:table-cell office:value-type="float" office:value="0.3565925" calcext:value-type="float">
            <text:p>0.3565925</text:p>
          </table:table-cell>
          <table:table-cell office:value-type="float" office:value="0.3758047" calcext:value-type="float">
            <text:p>0.3758047</text:p>
          </table:table-cell>
          <table:table-cell office:value-type="float" office:value="0.3929009" calcext:value-type="float">
            <text:p>0.3929009</text:p>
          </table:table-cell>
          <table:table-cell office:value-type="float" office:value="0.4630883" calcext:value-type="float">
            <text:p>0.4630883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7803" calcext:value-type="float">
            <text:p>0.357803</text:p>
          </table:table-cell>
          <table:table-cell office:value-type="float" office:value="0.3063747" calcext:value-type="float">
            <text:p>0.3063747</text:p>
          </table:table-cell>
          <table:table-cell office:value-type="float" office:value="0.1256513" calcext:value-type="float">
            <text:p>0.1256513</text:p>
          </table:table-cell>
          <table:table-cell office:value-type="float" office:value="0.01706122" calcext:value-type="float">
            <text:p>0.01706122</text:p>
          </table:table-cell>
          <table:table-cell office:value-type="float" office:value="9.489696E-016" calcext:value-type="float">
            <text:p>9.489696E-16</text:p>
          </table:table-cell>
          <table:table-cell office:value-type="float" office:value="9.386138E-016" calcext:value-type="float">
            <text:p>9.386138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454171" calcext:value-type="float">
            <text:p>-1.454171</text:p>
          </table:table-cell>
          <table:table-cell office:value-type="float" office:value="-0.5310229" calcext:value-type="float">
            <text:p>-0.5310229</text:p>
          </table:table-cell>
          <table:table-cell office:value-type="float" office:value="-0.1859969" calcext:value-type="float">
            <text:p>-0.1859969</text:p>
          </table:table-cell>
          <table:table-cell office:value-type="float" office:value="-0.01998369" calcext:value-type="float">
            <text:p>-0.01998369</text:p>
          </table:table-cell>
          <table:table-cell office:value-type="float" office:value="-0.01909925" calcext:value-type="float">
            <text:p>-0.01909925</text:p>
          </table:table-cell>
          <table:table-cell office:value-type="float" office:value="-0.01839698" calcext:value-type="float">
            <text:p>-0.01839698</text:p>
          </table:table-cell>
          <table:table-cell office:value-type="float" office:value="-0.01751284" calcext:value-type="float">
            <text:p>-0.01751284</text:p>
          </table:table-cell>
          <table:table-cell office:value-type="float" office:value="-0.01567899" calcext:value-type="float">
            <text:p>-0.01567899</text:p>
          </table:table-cell>
          <table:table-cell office:value-type="float" office:value="-0.009489495" calcext:value-type="float">
            <text:p>-0.009489495</text:p>
          </table:table-cell>
          <table:table-cell office:value-type="float" office:value="-0.006203394" calcext:value-type="float">
            <text:p>-0.006203394</text:p>
          </table:table-cell>
          <table:table-cell office:value-type="float" office:value="2044.322" calcext:value-type="float">
            <text:p>2044.322</text:p>
          </table:table-cell>
          <table:table-cell office:value-type="float" office:value="0" calcext:value-type="float">
            <text:p>0</text:p>
          </table:table-cell>
          <table:table-cell office:value-type="float" office:value="-2.621151" calcext:value-type="float">
            <text:p>-2.621151</text:p>
          </table:table-cell>
          <table:table-cell office:value-type="float" office:value="0.0003243311" calcext:value-type="float">
            <text:p>0.0003243311</text:p>
          </table:table-cell>
          <table:table-cell office:value-type="float" office:value="-9999" calcext:value-type="float">
            <text:p>-9999</text:p>
          </table:table-cell>
          <table:table-cell office:value-type="float" office:value="-0.0000003742389" calcext:value-type="float">
            <text:p>-3.742389E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27T14:19:33.225662527</dc:date>
    <meta:editing-duration>PT10S</meta:editing-duration>
    <meta:editing-cycles>1</meta:editing-cycles>
    <meta:document-statistic meta:table-count="1" meta:cell-count="19084" meta:object-count="0"/>
    <meta:generator>LibreOffice/6.4.7.2$Linux_X86_64 LibreOffice_project/40$Build-2</meta:generator>
  </office:meta>
</office:document-meta>
</file>